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margin-top="0.1666in" fo:margin-bottom="0.0833in"/>
      <style:text-properties style:font-name="Aptos" style:font-name-asian="Aptos" style:font-name-complex="Aptos" style:use-window-font-color="true" fo:font-size="12pt" style:font-size-asian="12pt" style:font-size-complex="12pt"/>
    </style:style>
    <style:style style:name="P2" style:parent-style-name="Título2" style:family="paragraph">
      <style:paragraph-properties fo:margin-top="0.1666in" fo:margin-bottom="0.0833in"/>
      <style:text-properties style:font-name="Aptos" style:font-name-asian="Aptos" style:font-name-complex="Aptos" fo:font-style="italic" style:font-style-asian="italic" style:font-style-complex="italic" style:use-window-font-color="true" fo:font-size="12pt" style:font-size-asian="12pt" style:font-size-complex="12pt"/>
    </style:style>
    <style:style style:name="P3" style:parent-style-name="Normal" style:family="paragraph">
      <style:paragraph-properties fo:margin-top="0.0833in" fo:margin-bottom="0.0833in"/>
    </style:style>
    <style:style style:name="T4" style:parent-style-name="Fonteparág.padrão" style:family="text">
      <style:text-properties style:font-name="Georgia" style:font-name-asian="Georgia" style:font-name-complex="Georgia" fo:font-weight="bold" style:font-weight-asian="bold" style:font-weight-complex="bold"/>
    </style:style>
    <style:style style:name="T5" style:parent-style-name="Fonteparág.padrão" style:family="text">
      <style:text-properties style:font-name="Georgia" style:font-name-asian="Georgia" style:font-name-complex="Georgia"/>
    </style:style>
    <style:style style:name="T6" style:parent-style-name="Fonteparág.padrão" style:family="text">
      <style:text-properties style:font-name="Georgia" style:font-name-asian="Georgia" style:font-name-complex="Georgia" fo:font-weight="bold" style:font-weight-asian="bold" style:font-weight-complex="bold"/>
    </style:style>
    <style:style style:name="T7" style:parent-style-name="Fonteparág.padrão" style:family="text">
      <style:text-properties style:font-name="Georgia" style:font-name-asian="Georgia" style:font-name-complex="Georgia"/>
    </style:style>
    <style:style style:name="T8" style:parent-style-name="Fonteparág.padrão" style:family="text">
      <style:text-properties style:font-name="Georgia" style:font-name-asian="Georgia" style:font-name-complex="Georgia" fo:font-weight="bold" style:font-weight-asian="bold" style:font-weight-complex="bold"/>
    </style:style>
    <style:style style:name="T9" style:parent-style-name="Fonteparág.padrão" style:family="text">
      <style:text-properties style:font-name="Georgia" style:font-name-asian="Georgia" style:font-name-complex="Georgia"/>
    </style:style>
    <style:style style:name="P10" style:parent-style-name="Título2" style:family="paragraph">
      <style:paragraph-properties fo:margin-top="0.1666in" fo:margin-bottom="0.0833in"/>
    </style:style>
    <style:style style:name="T11" style:parent-style-name="Fonteparág.padrão" style:family="text">
      <style:text-properties style:font-name="Georgia" style:font-name-asian="Georgia" style:font-name-complex="Georgia" fo:font-size="12pt" style:font-size-asian="12pt" style:font-size-complex="12pt"/>
    </style:style>
    <style:style style:name="P12" style:parent-style-name="Normal" style:family="paragraph">
      <style:paragraph-properties fo:margin-top="0.1666in" fo:margin-bottom="0.0833in"/>
    </style:style>
    <style:style style:name="T13" style:parent-style-name="Fonteparág.padrão" style:family="text">
      <style:text-properties style:font-name="Georgia" style:font-name-asian="Georgia" style:font-name-complex="Georgia" fo:font-weight="bold" style:font-weight-asian="bold" style:font-weight-complex="bold"/>
    </style:style>
    <style:style style:name="T14" style:parent-style-name="Fonteparág.padrão" style:family="text">
      <style:text-properties style:font-name="Georgia" style:font-name-asian="Georgia" style:font-name-complex="Georgia" fo:font-style="italic" style:font-style-asian="italic" style:font-style-complex="italic"/>
    </style:style>
    <style:style style:name="T15" style:parent-style-name="Fonteparág.padrão" style:family="text">
      <style:text-properties style:font-name="Georgia" style:font-name-asian="Georgia" style:font-name-complex="Georgia" fo:font-style="italic" style:font-style-asian="italic" style:font-style-complex="italic"/>
    </style:style>
    <style:style style:name="T16" style:parent-style-name="Fonteparág.padrão" style:family="text">
      <style:text-properties style:font-name="Georgia" style:font-name-asian="Georgia" style:font-name-complex="Georgia" fo:font-style="italic" style:font-style-asian="italic" style:font-style-complex="italic"/>
    </style:style>
    <style:style style:name="P17" style:parent-style-name="Normal" style:family="paragraph">
      <style:paragraph-properties fo:margin-top="0.0833in" fo:margin-bottom="0.0833in"/>
      <style:text-properties style:font-name="Georgia" style:font-name-asian="Georgia" style:font-name-complex="Georgia"/>
    </style:style>
    <style:style style:name="P18" style:parent-style-name="Título2" style:family="paragraph">
      <style:paragraph-properties fo:margin-top="0.1666in" fo:margin-bottom="0.0833in"/>
    </style:style>
    <style:style style:name="T19" style:parent-style-name="Fonteparág.padrão" style:family="text">
      <style:text-properties style:font-name="Aptos" style:font-name-asian="Aptos" style:font-name-complex="Aptos" fo:font-size="12pt" style:font-size-asian="12pt" style:font-size-complex="12pt"/>
    </style:style>
    <style:style style:name="P20" style:parent-style-name="Normal" style:family="paragraph">
      <style:paragraph-properties fo:margin-top="0.0833in" fo:margin-bottom="0.0833in"/>
    </style:style>
    <style:style style:name="T21" style:parent-style-name="Fonteparág.padrão" style:family="text">
      <style:text-properties style:font-name="Georgia" style:font-name-asian="Georgia" style:font-name-complex="Georgia" fo:font-weight="bold" style:font-weight-asian="bold" style:font-weight-complex="bold"/>
    </style:style>
    <style:style style:name="P22" style:parent-style-name="Normal" style:family="paragraph">
      <style:paragraph-properties fo:margin-top="0.1666in" fo:margin-bottom="0.0833in"/>
    </style:style>
    <style:style style:name="T23" style:parent-style-name="Fonteparág.padrão" style:family="text">
      <style:text-properties style:font-name="Georgia" style:font-name-asian="Georgia" style:font-name-complex="Georgia"/>
    </style:style>
    <style:style style:name="P24" style:parent-style-name="Normal" style:family="paragraph">
      <style:paragraph-properties fo:margin-top="0.1666in" fo:margin-bottom="0.0833in"/>
    </style:style>
    <style:style style:name="T25" style:parent-style-name="Fonteparág.padrão" style:family="text">
      <style:text-properties style:font-name="Georgia" style:font-name-asian="Georgia" style:font-name-complex="Georgia"/>
    </style:style>
    <style:style style:name="P26" style:parent-style-name="Normal" style:family="paragraph">
      <style:paragraph-properties fo:margin-top="0.1666in" fo:margin-bottom="0.0833in"/>
    </style:style>
    <style:style style:name="T27" style:parent-style-name="Fonteparág.padrão" style:family="text">
      <style:text-properties style:font-name="Georgia" style:font-name-asian="Georgia" style:font-name-complex="Georgia"/>
    </style:style>
    <style:style style:name="P28" style:parent-style-name="Normal" style:family="paragraph">
      <style:paragraph-properties fo:margin-top="0.1666in" fo:margin-bottom="0.0833in"/>
    </style:style>
    <style:style style:name="T29" style:parent-style-name="Fonteparág.padrão" style:family="text">
      <style:text-properties style:font-name="Georgia" style:font-name-asian="Georgia" style:font-name-complex="Georgia"/>
    </style:style>
    <style:style style:name="P30" style:parent-style-name="Normal" style:family="paragraph">
      <style:paragraph-properties fo:margin-top="0.1666in" fo:margin-bottom="0.0833in"/>
    </style:style>
    <style:style style:name="T31" style:parent-style-name="Fonteparág.padrão" style:family="text">
      <style:text-properties style:font-name="Georgia" style:font-name-asian="Georgia" style:font-name-complex="Georgia"/>
    </style:style>
    <style:style style:name="P32" style:parent-style-name="Normal" style:family="paragraph">
      <style:paragraph-properties fo:margin-top="0.1666in" fo:margin-bottom="0.0833in"/>
    </style:style>
    <style:style style:name="T33" style:parent-style-name="Fonteparág.padrão" style:family="text">
      <style:text-properties style:font-name="Georgia" style:font-name-asian="Georgia" style:font-name-complex="Georgia"/>
    </style:style>
    <style:style style:name="P34" style:parent-style-name="Normal" style:family="paragraph">
      <style:paragraph-properties fo:margin-top="0.1666in" fo:margin-bottom="0.0833in"/>
    </style:style>
    <style:style style:name="T35" style:parent-style-name="Fonteparág.padrão" style:family="text">
      <style:text-properties style:font-name="Georgia" style:font-name-asian="Georgia" style:font-name-complex="Georgia"/>
    </style:style>
    <style:style style:name="P36" style:parent-style-name="Normal" style:family="paragraph">
      <style:paragraph-properties fo:margin-top="0.1666in" fo:margin-bottom="0.0833in"/>
    </style:style>
    <style:style style:name="T37" style:parent-style-name="Fonteparág.padrão" style:family="text">
      <style:text-properties style:font-name="Georgia" style:font-name-asian="Georgia" style:font-name-complex="Georgia"/>
    </style:style>
    <style:style style:name="P38" style:parent-style-name="Normal" style:family="paragraph">
      <style:paragraph-properties fo:margin-top="0.1666in" fo:margin-bottom="0.0833in"/>
    </style:style>
    <style:style style:name="T39" style:parent-style-name="Fonteparág.padrão" style:family="text">
      <style:text-properties style:font-name="Georgia" style:font-name-asian="Georgia" style:font-name-complex="Georgia"/>
    </style:style>
    <style:style style:name="P40" style:parent-style-name="Normal" style:family="paragraph">
      <style:paragraph-properties fo:margin-top="0.1666in" fo:margin-bottom="0.0833in"/>
    </style:style>
    <style:style style:name="T41" style:parent-style-name="Fonteparág.padrão" style:family="text">
      <style:text-properties style:font-name="Georgia" style:font-name-asian="Georgia" style:font-name-complex="Georgia"/>
    </style:style>
    <style:style style:name="P42" style:parent-style-name="Normal" style:family="paragraph">
      <style:paragraph-properties fo:margin-top="0.1666in" fo:margin-bottom="0.0833in"/>
    </style:style>
    <style:style style:name="T43" style:parent-style-name="Fonteparág.padrão" style:family="text">
      <style:text-properties style:font-name="Georgia" style:font-name-asian="Georgia" style:font-name-complex="Georgia"/>
    </style:style>
    <style:style style:name="P44" style:parent-style-name="Normal" style:family="paragraph">
      <style:paragraph-properties fo:margin-top="0.1666in" fo:margin-bottom="0.0833in"/>
    </style:style>
    <style:style style:name="T45" style:parent-style-name="Fonteparág.padrão" style:family="text">
      <style:text-properties style:font-name="Georgia" style:font-name-asian="Georgia" style:font-name-complex="Georgia"/>
    </style:style>
    <style:style style:name="T46" style:parent-style-name="Fonteparág.padrão" style:family="text">
      <style:text-properties style:font-name="Georgia" style:font-name-asian="Georgia" style:font-name-complex="Georgia" fo:font-style="italic" style:font-style-asian="italic" style:font-style-complex="italic"/>
    </style:style>
    <style:style style:name="T47" style:parent-style-name="Fonteparág.padrão" style:family="text">
      <style:text-properties style:font-name="Georgia" style:font-name-asian="Georgia" style:font-name-complex="Georgia"/>
    </style:style>
    <style:style style:name="P48" style:parent-style-name="Normal" style:family="paragraph">
      <style:paragraph-properties fo:margin-top="0.1666in" fo:margin-bottom="0.0833in"/>
    </style:style>
    <style:style style:name="T49" style:parent-style-name="Fonteparág.padrão" style:family="text">
      <style:text-properties style:font-name="Georgia" style:font-name-asian="Georgia" style:font-name-complex="Georgia"/>
    </style:style>
    <style:style style:name="P50" style:parent-style-name="Normal" style:family="paragraph">
      <style:paragraph-properties fo:margin-top="0.1666in" fo:margin-bottom="0.0833in"/>
    </style:style>
    <style:style style:name="T51" style:parent-style-name="Fonteparág.padrão" style:family="text">
      <style:text-properties style:font-name="Georgia" style:font-name-asian="Georgia" style:font-name-complex="Georgia"/>
    </style:style>
    <style:style style:name="T52" style:parent-style-name="Fonteparág.padrão" style:family="text">
      <style:text-properties style:font-name="Georgia" style:font-name-asian="Georgia" style:font-name-complex="Georgia" fo:font-style="italic" style:font-style-asian="italic" style:font-style-complex="italic"/>
    </style:style>
    <style:style style:name="T53" style:parent-style-name="Fonteparág.padrão" style:family="text">
      <style:text-properties style:font-name="Georgia" style:font-name-asian="Georgia" style:font-name-complex="Georgia"/>
    </style:style>
    <style:style style:name="P54" style:parent-style-name="Título1" style:family="paragraph">
      <style:paragraph-properties fo:margin-top="0.1666in" fo:margin-bottom="0.0833in"/>
      <style:text-properties style:font-name="Georgia" style:font-name-asian="Georgia" style:font-name-complex="Georgia" fo:font-size="12pt" style:font-size-asian="12pt" style:font-size-complex="12pt"/>
    </style:style>
    <style:style style:name="P55" style:parent-style-name="Título1" style:family="paragraph">
      <style:paragraph-properties fo:margin-top="0.1666in" fo:margin-bottom="0.0833in"/>
    </style:style>
    <style:style style:name="T56" style:parent-style-name="Fonteparág.padrão" style:family="text">
      <style:text-properties style:font-name="Georgia" style:font-name-asian="Georgia" style:font-name-complex="Georgia" fo:font-size="12pt" style:font-size-asian="12pt" style:font-size-complex="12pt"/>
    </style:style>
    <style:style style:name="P57" style:parent-style-name="Normal" style:family="paragraph">
      <style:paragraph-properties fo:margin-top="0.0833in" fo:margin-bottom="0.0833in"/>
    </style:style>
    <style:style style:name="T58" style:parent-style-name="Fonteparág.padrão" style:family="text">
      <style:text-properties style:font-name="Georgia" style:font-name-asian="Georgia" style:font-name-complex="Georgia" fo:font-weight="bold" style:font-weight-asian="bold" style:font-weight-complex="bold"/>
    </style:style>
    <style:style style:name="P59" style:parent-style-name="Normal" style:family="paragraph">
      <style:paragraph-properties fo:margin-top="0.1666in" fo:margin-bottom="0.0833in"/>
    </style:style>
    <style:style style:name="T60" style:parent-style-name="Fonteparág.padrão" style:family="text">
      <style:text-properties style:font-name="Georgia" style:font-name-asian="Georgia" style:font-name-complex="Georgia"/>
    </style:style>
    <style:style style:name="P61" style:parent-style-name="Normal" style:family="paragraph">
      <style:paragraph-properties fo:margin-top="0.1666in" fo:margin-bottom="0.0833in"/>
    </style:style>
    <style:style style:name="T62" style:parent-style-name="Fonteparág.padrão" style:family="text">
      <style:text-properties style:font-name="Georgia" style:font-name-asian="Georgia" style:font-name-complex="Georgia"/>
    </style:style>
    <style:style style:name="P63" style:parent-style-name="Normal" style:family="paragraph">
      <style:paragraph-properties fo:margin-top="0.1666in" fo:margin-bottom="0.0833in"/>
    </style:style>
    <style:style style:name="T64" style:parent-style-name="Fonteparág.padrão" style:family="text">
      <style:text-properties style:font-name="Georgia" style:font-name-asian="Georgia" style:font-name-complex="Georgia"/>
    </style:style>
    <style:style style:name="P65" style:parent-style-name="Normal" style:family="paragraph">
      <style:paragraph-properties fo:margin-top="0.1666in" fo:margin-bottom="0.0833in"/>
    </style:style>
    <style:style style:name="T66" style:parent-style-name="Fonteparág.padrão" style:family="text">
      <style:text-properties style:font-name="Georgia" style:font-name-asian="Georgia" style:font-name-complex="Georgia"/>
    </style:style>
    <style:style style:name="P67" style:parent-style-name="Normal" style:family="paragraph">
      <style:paragraph-properties fo:margin-top="0.1666in" fo:margin-bottom="0.0833in"/>
    </style:style>
    <style:style style:name="T68" style:parent-style-name="Fonteparág.padrão" style:family="text">
      <style:text-properties style:font-name="Georgia" style:font-name-asian="Georgia" style:font-name-complex="Georgia"/>
    </style:style>
    <style:style style:name="T69" style:parent-style-name="Fonteparág.padrão" style:family="text">
      <style:text-properties style:font-name="Georgia" style:font-name-asian="Georgia" style:font-name-complex="Georgia" fo:font-style="italic" style:font-style-asian="italic" style:font-style-complex="italic"/>
    </style:style>
    <style:style style:name="T70" style:parent-style-name="Fonteparág.padrão" style:family="text">
      <style:text-properties style:font-name="Georgia" style:font-name-asian="Georgia" style:font-name-complex="Georgia"/>
    </style:style>
    <style:style style:name="P71" style:parent-style-name="Normal" style:family="paragraph">
      <style:paragraph-properties fo:margin-top="0.1666in" fo:margin-bottom="0.0833in"/>
    </style:style>
    <style:style style:name="T72" style:parent-style-name="Fonteparág.padrão" style:family="text">
      <style:text-properties style:font-name="Georgia" style:font-name-asian="Georgia" style:font-name-complex="Georgia"/>
    </style:style>
    <style:style style:name="P73" style:parent-style-name="Normal" style:family="paragraph">
      <style:paragraph-properties fo:margin-top="0.1666in" fo:margin-bottom="0.0833in"/>
    </style:style>
    <style:style style:name="T74" style:parent-style-name="Fonteparág.padrão" style:family="text">
      <style:text-properties style:font-name="Georgia" style:font-name-asian="Georgia" style:font-name-complex="Georgia"/>
    </style:style>
    <style:style style:name="P75" style:parent-style-name="Normal" style:family="paragraph">
      <style:paragraph-properties fo:margin-top="0.1666in" fo:margin-bottom="0.0833in"/>
    </style:style>
    <style:style style:name="T76" style:parent-style-name="Fonteparág.padrão" style:family="text">
      <style:text-properties style:font-name="Georgia" style:font-name-asian="Georgia" style:font-name-complex="Georgia"/>
    </style:style>
    <style:style style:name="P77" style:parent-style-name="Normal" style:family="paragraph">
      <style:paragraph-properties fo:margin-top="0.1666in" fo:margin-bottom="0.0833in"/>
    </style:style>
    <style:style style:name="T78" style:parent-style-name="Fonteparág.padrão" style:family="text">
      <style:text-properties style:font-name="Georgia" style:font-name-asian="Georgia" style:font-name-complex="Georgia"/>
    </style:style>
    <style:style style:name="P79" style:parent-style-name="Normal" style:family="paragraph">
      <style:paragraph-properties fo:margin-top="0.1666in" fo:margin-bottom="0.0833in"/>
    </style:style>
    <style:style style:name="T80" style:parent-style-name="Fonteparág.padrão" style:family="text">
      <style:text-properties style:font-name="Georgia" style:font-name-asian="Georgia" style:font-name-complex="Georgia"/>
    </style:style>
    <style:style style:name="P81" style:parent-style-name="Normal" style:family="paragraph">
      <style:paragraph-properties fo:margin-top="0.1666in" fo:margin-bottom="0.0833in"/>
    </style:style>
    <style:style style:name="T82" style:parent-style-name="Fonteparág.padrão" style:family="text">
      <style:text-properties style:font-name="Georgia" style:font-name-asian="Georgia" style:font-name-complex="Georgia"/>
    </style:style>
    <style:style style:name="T83" style:parent-style-name="Fonteparág.padrão" style:family="text">
      <style:text-properties style:font-name="Georgia" style:font-name-asian="Georgia" style:font-name-complex="Georgia" fo:font-style="italic" style:font-style-asian="italic" style:font-style-complex="italic"/>
    </style:style>
    <style:style style:name="T84" style:parent-style-name="Fonteparág.padrão" style:family="text">
      <style:text-properties style:font-name="Georgia" style:font-name-asian="Georgia" style:font-name-complex="Georgia"/>
    </style:style>
    <style:style style:name="T85" style:parent-style-name="Fonteparág.padrão" style:family="text">
      <style:text-properties style:font-name="Georgia" style:font-name-asian="Georgia" style:font-name-complex="Georgia" fo:font-style="italic" style:font-style-asian="italic" style:font-style-complex="italic"/>
    </style:style>
    <style:style style:name="T86" style:parent-style-name="Fonteparág.padrão" style:family="text">
      <style:text-properties style:font-name="Georgia" style:font-name-asian="Georgia" style:font-name-complex="Georgia"/>
    </style:style>
    <style:style style:name="P87" style:parent-style-name="Normal" style:family="paragraph">
      <style:paragraph-properties fo:margin-top="0.1666in" fo:margin-bottom="0.0833in"/>
    </style:style>
    <style:style style:name="T88" style:parent-style-name="Fonteparág.padrão" style:family="text">
      <style:text-properties style:font-name="Georgia" style:font-name-asian="Georgia" style:font-name-complex="Georgia"/>
    </style:style>
    <style:style style:name="P89" style:parent-style-name="Normal" style:family="paragraph">
      <style:paragraph-properties fo:margin-top="0.1666in" fo:margin-bottom="0.0833in"/>
    </style:style>
    <style:style style:name="T90" style:parent-style-name="Fonteparág.padrão" style:family="text">
      <style:text-properties style:font-name="Georgia" style:font-name-asian="Georgia" style:font-name-complex="Georgia"/>
    </style:style>
    <style:style style:name="P91" style:parent-style-name="Normal" style:family="paragraph">
      <style:paragraph-properties fo:margin-top="0.1666in" fo:margin-bottom="0.0833in"/>
    </style:style>
    <style:style style:name="T92" style:parent-style-name="Fonteparág.padrão" style:family="text">
      <style:text-properties style:font-name="Georgia" style:font-name-asian="Georgia" style:font-name-complex="Georgia"/>
    </style:style>
    <style:style style:name="P93" style:parent-style-name="Normal" style:family="paragraph">
      <style:paragraph-properties fo:margin-top="0.1666in" fo:margin-bottom="0.0833in"/>
    </style:style>
    <style:style style:name="T94" style:parent-style-name="Fonteparág.padrão" style:family="text">
      <style:text-properties style:font-name="Georgia" style:font-name-asian="Georgia" style:font-name-complex="Georgia"/>
    </style:style>
    <style:style style:name="P95" style:parent-style-name="Normal" style:family="paragraph">
      <style:paragraph-properties fo:margin-top="0.1666in" fo:margin-bottom="0.0833in"/>
    </style:style>
    <style:style style:name="T96" style:parent-style-name="Fonteparág.padrão" style:family="text">
      <style:text-properties style:font-name="Georgia" style:font-name-asian="Georgia" style:font-name-complex="Georgia"/>
    </style:style>
    <style:style style:name="P97" style:parent-style-name="Normal" style:family="paragraph">
      <style:paragraph-properties fo:margin-top="0.1666in" fo:margin-bottom="0.0833in"/>
    </style:style>
    <style:style style:name="T98" style:parent-style-name="Fonteparág.padrão" style:family="text">
      <style:text-properties style:font-name="Georgia" style:font-name-asian="Georgia" style:font-name-complex="Georgia"/>
    </style:style>
    <style:style style:name="P99" style:parent-style-name="Normal" style:family="paragraph">
      <style:paragraph-properties fo:margin-top="0.1666in" fo:margin-bottom="0.0833in"/>
    </style:style>
    <style:style style:name="T100" style:parent-style-name="Fonteparág.padrão" style:family="text">
      <style:text-properties style:font-name="Georgia" style:font-name-asian="Georgia" style:font-name-complex="Georgia"/>
    </style:style>
    <style:style style:name="P101" style:parent-style-name="Normal" style:family="paragraph">
      <style:paragraph-properties fo:margin-top="0.1666in" fo:margin-bottom="0.0833in"/>
    </style:style>
    <style:style style:name="T102" style:parent-style-name="Fonteparág.padrão" style:family="text">
      <style:text-properties style:font-name="Georgia" style:font-name-asian="Georgia" style:font-name-complex="Georgia"/>
    </style:style>
    <style:style style:name="T103" style:parent-style-name="Fonteparág.padrão" style:family="text">
      <style:text-properties style:font-name="Georgia" style:font-name-asian="Georgia" style:font-name-complex="Georgia" fo:font-style="italic" style:font-style-asian="italic" style:font-style-complex="italic"/>
    </style:style>
    <style:style style:name="T104" style:parent-style-name="Fonteparág.padrão" style:family="text">
      <style:text-properties style:font-name="Georgia" style:font-name-asian="Georgia" style:font-name-complex="Georgia"/>
    </style:style>
    <style:style style:name="P105" style:parent-style-name="Normal" style:family="paragraph">
      <style:paragraph-properties fo:margin-top="0.1666in" fo:margin-bottom="0.0833in"/>
      <style:text-properties style:font-name="Georgia" style:font-name-asian="Georgia" style:font-name-complex="Georgia"/>
    </style:style>
    <style:style style:name="P106" style:parent-style-name="Normal" style:family="paragraph">
      <style:paragraph-properties fo:margin-top="0.1666in" fo:margin-bottom="0.0833in"/>
    </style:style>
    <style:style style:name="T107" style:parent-style-name="Fonteparág.padrão" style:family="text">
      <style:text-properties style:font-name="Georgia" style:font-name-asian="Georgia" style:font-name-complex="Georgia"/>
    </style:style>
    <style:style style:name="P108" style:parent-style-name="Normal" style:family="paragraph">
      <style:paragraph-properties fo:margin-top="0.1666in" fo:margin-bottom="0.0833in"/>
    </style:style>
    <style:style style:name="T109" style:parent-style-name="Fonteparág.padrão" style:family="text">
      <style:text-properties style:font-name="Georgia" style:font-name-asian="Georgia" style:font-name-complex="Georgia"/>
    </style:style>
    <style:style style:name="P110" style:parent-style-name="Normal" style:family="paragraph">
      <style:paragraph-properties fo:margin-top="0.1666in" fo:margin-bottom="0.0833in"/>
    </style:style>
    <style:style style:name="T111" style:parent-style-name="Fonteparág.padrão" style:family="text">
      <style:text-properties style:font-name="Georgia" style:font-name-asian="Georgia" style:font-name-complex="Georgia"/>
    </style:style>
    <style:style style:name="T112" style:parent-style-name="Fonteparág.padrão" style:family="text">
      <style:text-properties style:font-name="Georgia" style:font-name-asian="Georgia" style:font-name-complex="Georgia"/>
    </style:style>
    <style:style style:name="P113" style:parent-style-name="Normal" style:family="paragraph">
      <style:paragraph-properties fo:margin-top="0.1666in" fo:margin-bottom="0.0833in"/>
    </style:style>
    <style:style style:name="T114" style:parent-style-name="Fonteparág.padrão" style:family="text">
      <style:text-properties style:font-name="Georgia" style:font-name-asian="Georgia" style:font-name-complex="Georgia"/>
    </style:style>
    <style:style style:name="P115" style:parent-style-name="Normal" style:family="paragraph">
      <style:paragraph-properties fo:margin-top="0.1666in" fo:margin-bottom="0.0833in"/>
    </style:style>
    <style:style style:name="T116" style:parent-style-name="Fonteparág.padrão" style:family="text">
      <style:text-properties style:font-name="Georgia" style:font-name-asian="Georgia" style:font-name-complex="Georgia"/>
    </style:style>
    <style:style style:name="P117" style:parent-style-name="Normal" style:family="paragraph">
      <style:paragraph-properties fo:margin-top="0.1666in" fo:margin-bottom="0.0833in"/>
    </style:style>
    <style:style style:name="T118" style:parent-style-name="Fonteparág.padrão" style:family="text">
      <style:text-properties style:font-name="Georgia" style:font-name-asian="Georgia" style:font-name-complex="Georgia"/>
    </style:style>
    <style:style style:name="P119" style:parent-style-name="Normal" style:family="paragraph">
      <style:paragraph-properties fo:margin-top="0.1666in" fo:margin-bottom="0.0833in"/>
    </style:style>
    <style:style style:name="T120" style:parent-style-name="Fonteparág.padrão" style:family="text">
      <style:text-properties style:font-name="Georgia" style:font-name-asian="Georgia" style:font-name-complex="Georgia"/>
    </style:style>
    <style:style style:name="P121" style:parent-style-name="Normal" style:family="paragraph">
      <style:paragraph-properties fo:margin-top="0.1666in" fo:margin-bottom="0.0833in"/>
    </style:style>
    <style:style style:name="T122" style:parent-style-name="Fonteparág.padrão" style:family="text">
      <style:text-properties style:font-name="Georgia" style:font-name-asian="Georgia" style:font-name-complex="Georgia"/>
    </style:style>
    <style:style style:name="P123" style:parent-style-name="Normal" style:family="paragraph">
      <style:paragraph-properties fo:margin-top="0.1666in" fo:margin-bottom="0.0833in"/>
    </style:style>
    <style:style style:name="T124" style:parent-style-name="Fonteparág.padrão" style:family="text">
      <style:text-properties style:font-name="Georgia" style:font-name-asian="Georgia" style:font-name-complex="Georgia"/>
    </style:style>
    <style:style style:name="P125" style:parent-style-name="Normal" style:family="paragraph">
      <style:paragraph-properties fo:margin-top="0.1666in" fo:margin-bottom="0.0833in"/>
    </style:style>
    <style:style style:name="T126" style:parent-style-name="Fonteparág.padrão" style:family="text">
      <style:text-properties style:font-name="Georgia" style:font-name-asian="Georgia" style:font-name-complex="Georgia"/>
    </style:style>
    <style:style style:name="P127" style:parent-style-name="Normal" style:family="paragraph">
      <style:paragraph-properties fo:margin-top="0.1666in" fo:margin-bottom="0.0833in"/>
    </style:style>
    <style:style style:name="T128" style:parent-style-name="Fonteparág.padrão" style:family="text">
      <style:text-properties style:font-name="Georgia" style:font-name-asian="Georgia" style:font-name-complex="Georgia"/>
    </style:style>
    <style:style style:name="P129" style:parent-style-name="Normal" style:family="paragraph">
      <style:paragraph-properties fo:margin-top="0.1666in" fo:margin-bottom="0.0833in"/>
    </style:style>
    <style:style style:name="T130" style:parent-style-name="Fonteparág.padrão" style:family="text">
      <style:text-properties style:font-name="Georgia" style:font-name-asian="Georgia" style:font-name-complex="Georgia"/>
    </style:style>
    <style:style style:name="P131" style:parent-style-name="Normal" style:family="paragraph">
      <style:paragraph-properties fo:margin-top="0.1666in" fo:margin-bottom="0.0833in"/>
    </style:style>
    <style:style style:name="T132" style:parent-style-name="Fonteparág.padrão" style:family="text">
      <style:text-properties style:font-name="Georgia" style:font-name-asian="Georgia" style:font-name-complex="Georgia"/>
    </style:style>
    <style:style style:name="P133" style:parent-style-name="Normal" style:family="paragraph">
      <style:paragraph-properties fo:margin-top="0.1666in" fo:margin-bottom="0.0833in"/>
    </style:style>
    <style:style style:name="T134" style:parent-style-name="Fonteparág.padrão" style:family="text">
      <style:text-properties style:font-name="Georgia" style:font-name-asian="Georgia" style:font-name-complex="Georgia"/>
    </style:style>
    <style:style style:name="P135" style:parent-style-name="Normal" style:family="paragraph">
      <style:paragraph-properties fo:margin-top="0.1666in" fo:margin-bottom="0.0833in"/>
    </style:style>
    <style:style style:name="T136" style:parent-style-name="Fonteparág.padrão" style:family="text">
      <style:text-properties style:font-name="Georgia" style:font-name-asian="Georgia" style:font-name-complex="Georgia"/>
    </style:style>
    <style:style style:name="P137" style:parent-style-name="Normal" style:family="paragraph">
      <style:paragraph-properties fo:margin-top="0.1666in" fo:margin-bottom="0.0833in"/>
    </style:style>
    <style:style style:name="T138" style:parent-style-name="Fonteparág.padrão" style:family="text">
      <style:text-properties style:font-name="Georgia" style:font-name-asian="Georgia" style:font-name-complex="Georgia"/>
    </style:style>
    <style:style style:name="P139" style:parent-style-name="Normal" style:family="paragraph">
      <style:paragraph-properties fo:margin-top="0.1666in" fo:margin-bottom="0.0833in"/>
    </style:style>
    <style:style style:name="T140" style:parent-style-name="Fonteparág.padrão" style:family="text">
      <style:text-properties style:font-name="Georgia" style:font-name-asian="Georgia" style:font-name-complex="Georgia"/>
    </style:style>
    <style:style style:name="P141" style:parent-style-name="Normal" style:family="paragraph">
      <style:paragraph-properties fo:margin-top="0.1666in" fo:margin-bottom="0.0833in"/>
    </style:style>
    <style:style style:name="T142" style:parent-style-name="Fonteparág.padrão" style:family="text">
      <style:text-properties style:font-name="Georgia" style:font-name-asian="Georgia" style:font-name-complex="Georgia"/>
    </style:style>
    <style:style style:name="P143" style:parent-style-name="Normal" style:family="paragraph">
      <style:paragraph-properties fo:margin-top="0.1666in" fo:margin-bottom="0.0833in"/>
    </style:style>
    <style:style style:name="T144" style:parent-style-name="Fonteparág.padrão" style:family="text">
      <style:text-properties style:font-name="Georgia" style:font-name-asian="Georgia" style:font-name-complex="Georgia"/>
    </style:style>
    <style:style style:name="P145" style:parent-style-name="Normal" style:family="paragraph">
      <style:paragraph-properties fo:margin-top="0.1666in" fo:margin-bottom="0.0833in"/>
    </style:style>
    <style:style style:name="T146" style:parent-style-name="Fonteparág.padrão" style:family="text">
      <style:text-properties style:font-name="Georgia" style:font-name-asian="Georgia" style:font-name-complex="Georgia"/>
    </style:style>
    <style:style style:name="P147" style:parent-style-name="Normal" style:family="paragraph">
      <style:paragraph-properties fo:margin-top="0.1666in" fo:margin-bottom="0.0833in"/>
    </style:style>
    <style:style style:name="T148" style:parent-style-name="Fonteparág.padrão" style:family="text">
      <style:text-properties style:font-name="Georgia" style:font-name-asian="Georgia" style:font-name-complex="Georgia"/>
    </style:style>
    <style:style style:name="P149" style:parent-style-name="Normal" style:family="paragraph">
      <style:paragraph-properties fo:margin-top="0.1666in" fo:margin-bottom="0.0833in"/>
    </style:style>
    <style:style style:name="T150" style:parent-style-name="Fonteparág.padrão" style:family="text">
      <style:text-properties style:font-name="Georgia" style:font-name-asian="Georgia" style:font-name-complex="Georgia"/>
    </style:style>
    <style:style style:name="T151" style:parent-style-name="Fonteparág.padrão" style:family="text">
      <style:text-properties style:font-name="Georgia" style:font-name-asian="Georgia" style:font-name-complex="Georgia" fo:font-style="italic" style:font-style-asian="italic" style:font-style-complex="italic"/>
    </style:style>
    <style:style style:name="T152" style:parent-style-name="Fonteparág.padrão" style:family="text">
      <style:text-properties style:font-name="Georgia" style:font-name-asian="Georgia" style:font-name-complex="Georgia"/>
    </style:style>
    <style:style style:name="P153" style:parent-style-name="Normal" style:family="paragraph">
      <style:paragraph-properties fo:margin-top="0.1666in" fo:margin-bottom="0.0833in"/>
    </style:style>
    <style:style style:name="T154" style:parent-style-name="Fonteparág.padrão" style:family="text">
      <style:text-properties style:font-name="Georgia" style:font-name-asian="Georgia" style:font-name-complex="Georgia"/>
    </style:style>
    <style:style style:name="P155" style:parent-style-name="Normal" style:family="paragraph">
      <style:paragraph-properties fo:margin-top="0.1666in" fo:margin-bottom="0.0833in"/>
    </style:style>
    <style:style style:name="T156" style:parent-style-name="Fonteparág.padrão" style:family="text">
      <style:text-properties style:font-name="Georgia" style:font-name-asian="Georgia" style:font-name-complex="Georgia"/>
    </style:style>
    <style:style style:name="T157" style:parent-style-name="Fonteparág.padrão" style:family="text">
      <style:text-properties style:font-name="Georgia" style:font-name-asian="Georgia" style:font-name-complex="Georgia" fo:font-style="italic" style:font-style-asian="italic" style:font-style-complex="italic"/>
    </style:style>
    <style:style style:name="P158" style:parent-style-name="Normal" style:family="paragraph">
      <style:paragraph-properties fo:margin-top="0.1666in" fo:margin-bottom="0.0833in"/>
    </style:style>
    <style:style style:name="T159" style:parent-style-name="Fonteparág.padrão" style:family="text">
      <style:text-properties style:font-name="Georgia" style:font-name-asian="Georgia" style:font-name-complex="Georgia"/>
    </style:style>
    <style:style style:name="P160" style:parent-style-name="Título2" style:family="paragraph">
      <style:paragraph-properties fo:margin-top="0.1666in" fo:margin-bottom="0.0833in"/>
    </style:style>
    <style:style style:name="T161" style:parent-style-name="Fonteparág.padrão" style:family="text">
      <style:text-properties style:font-name="Aptos" style:font-name-asian="Aptos" style:font-name-complex="Aptos" fo:font-size="12pt" style:font-size-asian="12pt" style:font-size-complex="12pt"/>
    </style:style>
    <style:style style:name="P162" style:parent-style-name="Normal" style:family="paragraph">
      <style:paragraph-properties fo:margin-top="0.0833in" fo:margin-bottom="0.0833in"/>
    </style:style>
    <style:style style:name="T163" style:parent-style-name="Fonteparág.padrão" style:family="text">
      <style:text-properties style:font-name="Georgia" style:font-name-asian="Georgia" style:font-name-complex="Georgia"/>
    </style:style>
    <style:style style:name="P164" style:parent-style-name="Normal" style:family="paragraph">
      <style:paragraph-properties fo:margin-top="0.1666in" fo:margin-bottom="0.0833in"/>
    </style:style>
    <style:style style:name="T165" style:parent-style-name="Fonteparág.padrão" style:family="text">
      <style:text-properties style:font-name="Georgia" style:font-name-asian="Georgia" style:font-name-complex="Georgia"/>
    </style:style>
    <style:style style:name="P166" style:parent-style-name="Normal" style:family="paragraph">
      <style:paragraph-properties fo:margin-top="0.1666in" fo:margin-bottom="0.0833in"/>
    </style:style>
    <style:style style:name="T167" style:parent-style-name="Fonteparág.padrão" style:family="text">
      <style:text-properties style:font-name="Georgia" style:font-name-asian="Georgia" style:font-name-complex="Georgia"/>
    </style:style>
    <style:style style:name="P168" style:parent-style-name="Normal" style:family="paragraph">
      <style:paragraph-properties fo:margin-top="0.1666in" fo:margin-bottom="0.0833in"/>
    </style:style>
    <style:style style:name="T169" style:parent-style-name="Fonteparág.padrão" style:family="text">
      <style:text-properties style:font-name="Georgia" style:font-name-asian="Georgia" style:font-name-complex="Georgia"/>
    </style:style>
    <style:style style:name="P170" style:parent-style-name="Normal" style:family="paragraph">
      <style:paragraph-properties fo:margin-top="0.1666in" fo:margin-bottom="0.0833in"/>
    </style:style>
    <style:style style:name="T171" style:parent-style-name="Fonteparág.padrão" style:family="text">
      <style:text-properties style:font-name="Georgia" style:font-name-asian="Georgia" style:font-name-complex="Georgia"/>
    </style:style>
    <style:style style:name="P172" style:parent-style-name="Normal" style:family="paragraph">
      <style:paragraph-properties fo:margin-top="0.1666in" fo:margin-bottom="0.0833in"/>
    </style:style>
    <style:style style:name="T173" style:parent-style-name="Fonteparág.padrão" style:family="text">
      <style:text-properties style:font-name="Georgia" style:font-name-asian="Georgia" style:font-name-complex="Georgia"/>
    </style:style>
    <style:style style:name="P174" style:parent-style-name="Normal" style:family="paragraph">
      <style:paragraph-properties fo:margin-top="0.1666in" fo:margin-bottom="0.0833in"/>
    </style:style>
    <style:style style:name="T175" style:parent-style-name="Fonteparág.padrão" style:family="text">
      <style:text-properties style:font-name="Georgia" style:font-name-asian="Georgia" style:font-name-complex="Georgia"/>
    </style:style>
    <style:style style:name="T176" style:parent-style-name="Fonteparág.padrão" style:family="text">
      <style:text-properties style:font-name="Georgia" style:font-name-asian="Georgia" style:font-name-complex="Georgia"/>
    </style:style>
    <style:style style:name="P177" style:parent-style-name="Normal" style:family="paragraph">
      <style:paragraph-properties fo:margin-top="0.1666in" fo:margin-bottom="0.0833in"/>
    </style:style>
    <style:style style:name="T178" style:parent-style-name="Fonteparág.padrão" style:family="text">
      <style:text-properties style:font-name="Georgia" style:font-name-asian="Georgia" style:font-name-complex="Georgia"/>
    </style:style>
    <style:style style:name="T179" style:parent-style-name="Fonteparág.padrão" style:family="text">
      <style:text-properties style:font-name="Georgia" style:font-name-asian="Georgia" style:font-name-complex="Georgia"/>
    </style:style>
    <style:style style:name="P180" style:parent-style-name="Normal" style:family="paragraph">
      <style:paragraph-properties fo:margin-top="0.1666in" fo:margin-bottom="0.0833in"/>
    </style:style>
    <style:style style:name="T181" style:parent-style-name="Fonteparág.padrão" style:family="text">
      <style:text-properties style:font-name="Georgia" style:font-name-asian="Georgia" style:font-name-complex="Georgia"/>
    </style:style>
    <style:style style:name="T182" style:parent-style-name="Fonteparág.padrão" style:family="text">
      <style:text-properties style:font-name="Georgia" style:font-name-asian="Georgia" style:font-name-complex="Georgia"/>
    </style:style>
    <style:style style:name="P183" style:parent-style-name="Normal" style:family="paragraph">
      <style:paragraph-properties fo:margin-top="0.1666in" fo:margin-bottom="0.0833in"/>
    </style:style>
    <style:style style:name="T184" style:parent-style-name="Fonteparág.padrão" style:family="text">
      <style:text-properties style:font-name="Georgia" style:font-name-asian="Georgia" style:font-name-complex="Georgia"/>
    </style:style>
    <style:style style:name="P185" style:parent-style-name="Normal" style:family="paragraph">
      <style:paragraph-properties fo:margin-top="0.1666in" fo:margin-bottom="0.0833in"/>
    </style:style>
    <style:style style:name="T186" style:parent-style-name="Fonteparág.padrão" style:family="text">
      <style:text-properties style:font-name="Georgia" style:font-name-asian="Georgia" style:font-name-complex="Georgia"/>
    </style:style>
    <style:style style:name="P187" style:parent-style-name="Normal" style:family="paragraph">
      <style:paragraph-properties fo:margin-top="0.1666in" fo:margin-bottom="0.0833in"/>
    </style:style>
    <style:style style:name="T188" style:parent-style-name="Fonteparág.padrão" style:family="text">
      <style:text-properties style:font-name="Georgia" style:font-name-asian="Georgia" style:font-name-complex="Georgia"/>
    </style:style>
    <style:style style:name="T189" style:parent-style-name="Fonteparág.padrão" style:family="text">
      <style:text-properties style:font-name="Georgia" style:font-name-asian="Georgia" style:font-name-complex="Georgia"/>
    </style:style>
    <style:style style:name="P190" style:parent-style-name="Normal" style:family="paragraph">
      <style:paragraph-properties fo:margin-top="0.1666in" fo:margin-bottom="0.0833in"/>
    </style:style>
    <style:style style:name="T191" style:parent-style-name="Fonteparág.padrão" style:family="text">
      <style:text-properties style:font-name="Georgia" style:font-name-asian="Georgia" style:font-name-complex="Georgia"/>
    </style:style>
    <style:style style:name="T192" style:parent-style-name="Fonteparág.padrão" style:family="text">
      <style:text-properties style:font-name="Georgia" style:font-name-asian="Georgia" style:font-name-complex="Georgia"/>
    </style:style>
    <style:style style:name="P193" style:parent-style-name="Normal" style:family="paragraph">
      <style:paragraph-properties fo:margin-top="0.1666in" fo:margin-bottom="0.0833in"/>
    </style:style>
    <style:style style:name="T194" style:parent-style-name="Fonteparág.padrão" style:family="text">
      <style:text-properties style:font-name="Georgia" style:font-name-asian="Georgia" style:font-name-complex="Georgia"/>
    </style:style>
    <style:style style:name="P195" style:parent-style-name="Normal" style:family="paragraph">
      <style:paragraph-properties fo:margin-top="0.1666in" fo:margin-bottom="0.0833in"/>
    </style:style>
    <style:style style:name="T196" style:parent-style-name="Fonteparág.padrão" style:family="text">
      <style:text-properties style:font-name="Georgia" style:font-name-asian="Georgia" style:font-name-complex="Georgia"/>
    </style:style>
    <style:style style:name="P197" style:parent-style-name="Normal" style:family="paragraph">
      <style:paragraph-properties fo:margin-top="0.1666in" fo:margin-bottom="0.0833in"/>
    </style:style>
    <style:style style:name="T198" style:parent-style-name="Fonteparág.padrão" style:family="text">
      <style:text-properties style:font-name="Georgia" style:font-name-asian="Georgia" style:font-name-complex="Georgia"/>
    </style:style>
    <style:style style:name="P199" style:parent-style-name="Normal" style:family="paragraph">
      <style:paragraph-properties fo:margin-top="0.1666in" fo:margin-bottom="0.0833in"/>
    </style:style>
    <style:style style:name="T200" style:parent-style-name="Fonteparág.padrão" style:family="text">
      <style:text-properties style:font-name="Georgia" style:font-name-asian="Georgia" style:font-name-complex="Georgia"/>
    </style:style>
    <style:style style:name="P201" style:parent-style-name="Normal" style:family="paragraph">
      <style:paragraph-properties fo:margin-top="0.1666in" fo:margin-bottom="0.0833in"/>
    </style:style>
    <style:style style:name="T202" style:parent-style-name="Fonteparág.padrão" style:family="text">
      <style:text-properties style:font-name="Georgia" style:font-name-asian="Georgia" style:font-name-complex="Georgia"/>
    </style:style>
    <style:style style:name="P203" style:parent-style-name="Normal" style:family="paragraph">
      <style:paragraph-properties fo:margin-top="0.1666in" fo:margin-bottom="0.0833in"/>
    </style:style>
    <style:style style:name="T204" style:parent-style-name="Fonteparág.padrão" style:family="text">
      <style:text-properties style:font-name="Georgia" style:font-name-asian="Georgia" style:font-name-complex="Georgia"/>
    </style:style>
    <style:style style:name="P205" style:parent-style-name="Normal" style:family="paragraph">
      <style:paragraph-properties fo:margin-top="0.1666in" fo:margin-bottom="0.0833in"/>
    </style:style>
    <style:style style:name="T206" style:parent-style-name="Fonteparág.padrão" style:family="text">
      <style:text-properties style:font-name="Georgia" style:font-name-asian="Georgia" style:font-name-complex="Georgia"/>
    </style:style>
    <style:style style:name="P207" style:parent-style-name="Normal" style:family="paragraph">
      <style:paragraph-properties fo:margin-top="0.1666in" fo:margin-bottom="0.0833in"/>
    </style:style>
    <style:style style:name="T208" style:parent-style-name="Fonteparág.padrão" style:family="text">
      <style:text-properties style:font-name="Georgia" style:font-name-asian="Georgia" style:font-name-complex="Georgia"/>
    </style:style>
    <style:style style:name="P209" style:parent-style-name="Normal" style:family="paragraph">
      <style:paragraph-properties fo:margin-top="0.1666in" fo:margin-bottom="0.0833in"/>
    </style:style>
    <style:style style:name="T210" style:parent-style-name="Fonteparág.padrão" style:family="text">
      <style:text-properties style:font-name="Georgia" style:font-name-asian="Georgia" style:font-name-complex="Georgia"/>
    </style:style>
    <style:style style:name="T211" style:parent-style-name="Fonteparág.padrão" style:family="text">
      <style:text-properties style:font-name="Georgia" style:font-name-asian="Georgia" style:font-name-complex="Georgia"/>
    </style:style>
    <style:style style:name="P212" style:parent-style-name="Normal" style:family="paragraph">
      <style:paragraph-properties fo:margin-top="0.1666in" fo:margin-bottom="0.0833in"/>
    </style:style>
    <style:style style:name="T213" style:parent-style-name="Fonteparág.padrão" style:family="text">
      <style:text-properties style:font-name="Georgia" style:font-name-asian="Georgia" style:font-name-complex="Georgia"/>
    </style:style>
    <style:style style:name="P214" style:parent-style-name="Normal" style:family="paragraph">
      <style:paragraph-properties fo:margin-top="0.1666in" fo:margin-bottom="0.0833in"/>
    </style:style>
    <style:style style:name="T215" style:parent-style-name="Fonteparág.padrão" style:family="text">
      <style:text-properties style:font-name="Georgia" style:font-name-asian="Georgia" style:font-name-complex="Georgia"/>
    </style:style>
    <style:style style:name="P216" style:parent-style-name="Normal" style:family="paragraph">
      <style:paragraph-properties fo:margin-top="0.1666in" fo:margin-bottom="0.0833in"/>
    </style:style>
    <style:style style:name="T217" style:parent-style-name="Fonteparág.padrão" style:family="text">
      <style:text-properties style:font-name="Georgia" style:font-name-asian="Georgia" style:font-name-complex="Georgia"/>
    </style:style>
    <style:style style:name="P218" style:parent-style-name="Título2" style:family="paragraph">
      <style:paragraph-properties fo:margin-top="0.1666in" fo:margin-bottom="0.0833in"/>
    </style:style>
    <style:style style:name="T219" style:parent-style-name="Fonteparág.padrão" style:family="text">
      <style:text-properties style:font-name="Aptos" style:font-name-asian="Aptos" style:font-name-complex="Aptos" fo:font-size="12pt" style:font-size-asian="12pt" style:font-size-complex="12pt"/>
    </style:style>
    <style:style style:name="P220" style:parent-style-name="Normal" style:family="paragraph">
      <style:paragraph-properties fo:margin-top="0.0833in" fo:margin-bottom="0.0833in"/>
    </style:style>
    <style:style style:name="T221" style:parent-style-name="Fonteparág.padrão" style:family="text">
      <style:text-properties style:font-name="Georgia" style:font-name-asian="Georgia" style:font-name-complex="Georgia"/>
    </style:style>
    <style:style style:name="P222" style:parent-style-name="Normal" style:family="paragraph">
      <style:paragraph-properties fo:margin-top="0.1666in" fo:margin-bottom="0.0833in"/>
    </style:style>
    <style:style style:name="T223" style:parent-style-name="Fonteparág.padrão" style:family="text">
      <style:text-properties style:font-name="Georgia" style:font-name-asian="Georgia" style:font-name-complex="Georgia"/>
    </style:style>
    <style:style style:name="P224" style:parent-style-name="Normal" style:family="paragraph">
      <style:paragraph-properties fo:margin-top="0.1666in" fo:margin-bottom="0.0833in"/>
    </style:style>
    <style:style style:name="T225" style:parent-style-name="Fonteparág.padrão" style:family="text">
      <style:text-properties style:font-name="Georgia" style:font-name-asian="Georgia" style:font-name-complex="Georgia"/>
    </style:style>
    <style:style style:name="T226" style:parent-style-name="Fonteparág.padrão" style:family="text">
      <style:text-properties style:font-name="Georgia" style:font-name-asian="Georgia" style:font-name-complex="Georgia" fo:font-style="italic" style:font-style-asian="italic" style:font-style-complex="italic"/>
    </style:style>
    <style:style style:name="T227" style:parent-style-name="Fonteparág.padrão" style:family="text">
      <style:text-properties style:font-name="Georgia" style:font-name-asian="Georgia" style:font-name-complex="Georgia"/>
    </style:style>
    <style:style style:name="P228" style:parent-style-name="Normal" style:family="paragraph">
      <style:paragraph-properties fo:margin-top="0.1666in" fo:margin-bottom="0.0833in"/>
    </style:style>
    <style:style style:name="T229" style:parent-style-name="Fonteparág.padrão" style:family="text">
      <style:text-properties style:font-name="Georgia" style:font-name-asian="Georgia" style:font-name-complex="Georgia"/>
    </style:style>
    <style:style style:name="P230" style:parent-style-name="Normal" style:family="paragraph">
      <style:paragraph-properties fo:margin-top="0.1666in" fo:margin-bottom="0.0833in"/>
    </style:style>
    <style:style style:name="T231" style:parent-style-name="Fonteparág.padrão" style:family="text">
      <style:text-properties style:font-name="Georgia" style:font-name-asian="Georgia" style:font-name-complex="Georgia"/>
    </style:style>
    <style:style style:name="P232" style:parent-style-name="Normal" style:family="paragraph">
      <style:paragraph-properties fo:margin-top="0.1666in" fo:margin-bottom="0.0833in"/>
    </style:style>
    <style:style style:name="T233" style:parent-style-name="Fonteparág.padrão" style:family="text">
      <style:text-properties style:font-name="Georgia" style:font-name-asian="Georgia" style:font-name-complex="Georgia"/>
    </style:style>
    <style:style style:name="P234" style:parent-style-name="Normal" style:family="paragraph">
      <style:paragraph-properties fo:margin-top="0.1666in" fo:margin-bottom="0.0833in"/>
    </style:style>
    <style:style style:name="T235" style:parent-style-name="Fonteparág.padrão" style:family="text">
      <style:text-properties style:font-name="Georgia" style:font-name-asian="Georgia" style:font-name-complex="Georgia"/>
    </style:style>
    <style:style style:name="P236" style:parent-style-name="Normal" style:family="paragraph">
      <style:paragraph-properties fo:margin-top="0.1666in" fo:margin-bottom="0.0833in"/>
    </style:style>
    <style:style style:name="T237" style:parent-style-name="Fonteparág.padrão" style:family="text">
      <style:text-properties style:font-name="Georgia" style:font-name-asian="Georgia" style:font-name-complex="Georgia"/>
    </style:style>
    <style:style style:name="P238" style:parent-style-name="Normal" style:family="paragraph">
      <style:paragraph-properties fo:margin-top="0.1666in" fo:margin-bottom="0.0833in"/>
    </style:style>
    <style:style style:name="T239" style:parent-style-name="Fonteparág.padrão" style:family="text">
      <style:text-properties style:font-name="Georgia" style:font-name-asian="Georgia" style:font-name-complex="Georgia"/>
    </style:style>
    <style:style style:name="P240" style:parent-style-name="Normal" style:family="paragraph">
      <style:paragraph-properties fo:margin-top="0.1666in" fo:margin-bottom="0.0833in"/>
    </style:style>
    <style:style style:name="T241" style:parent-style-name="Fonteparág.padrão" style:family="text">
      <style:text-properties style:font-name="Georgia" style:font-name-asian="Georgia" style:font-name-complex="Georgia"/>
    </style:style>
    <style:style style:name="P242" style:parent-style-name="Normal" style:family="paragraph">
      <style:paragraph-properties fo:margin-top="0.1666in" fo:margin-bottom="0.0833in"/>
    </style:style>
    <style:style style:name="T243" style:parent-style-name="Fonteparág.padrão" style:family="text">
      <style:text-properties style:font-name="Georgia" style:font-name-asian="Georgia" style:font-name-complex="Georgia"/>
    </style:style>
    <style:style style:name="P244" style:parent-style-name="Normal" style:family="paragraph">
      <style:paragraph-properties fo:margin-top="0.1666in" fo:margin-bottom="0.0833in"/>
    </style:style>
    <style:style style:name="T245" style:parent-style-name="Fonteparág.padrão" style:family="text">
      <style:text-properties style:font-name="Georgia" style:font-name-asian="Georgia" style:font-name-complex="Georgia"/>
    </style:style>
    <style:style style:name="T246" style:parent-style-name="Fonteparág.padrão" style:family="text">
      <style:text-properties style:font-name="Georgia" style:font-name-asian="Georgia" style:font-name-complex="Georgia" fo:font-style="italic" style:font-style-asian="italic" style:font-style-complex="italic"/>
    </style:style>
    <style:style style:name="P247" style:parent-style-name="Normal" style:family="paragraph">
      <style:paragraph-properties fo:margin-top="0.1666in" fo:margin-bottom="0.0833in"/>
    </style:style>
    <style:style style:name="T248" style:parent-style-name="Fonteparág.padrão" style:family="text">
      <style:text-properties style:font-name="Georgia" style:font-name-asian="Georgia" style:font-name-complex="Georgia"/>
    </style:style>
    <style:style style:name="P249" style:parent-style-name="Normal" style:family="paragraph">
      <style:paragraph-properties fo:margin-top="0.1666in" fo:margin-bottom="0.0833in"/>
    </style:style>
    <style:style style:name="T250" style:parent-style-name="Fonteparág.padrão" style:family="text">
      <style:text-properties style:font-name="Georgia" style:font-name-asian="Georgia" style:font-name-complex="Georgia"/>
    </style:style>
    <style:style style:name="P251" style:parent-style-name="Normal" style:family="paragraph">
      <style:paragraph-properties fo:margin-top="0.1666in" fo:margin-bottom="0.0833in"/>
    </style:style>
    <style:style style:name="T252" style:parent-style-name="Fonteparág.padrão" style:family="text">
      <style:text-properties style:font-name="Georgia" style:font-name-asian="Georgia" style:font-name-complex="Georgia"/>
    </style:style>
    <style:style style:name="T253" style:parent-style-name="Fonteparág.padrão" style:family="text">
      <style:text-properties style:font-name="Georgia" style:font-name-asian="Georgia" style:font-name-complex="Georgia"/>
    </style:style>
    <style:style style:name="P254" style:parent-style-name="Normal" style:family="paragraph">
      <style:paragraph-properties fo:margin-top="0.1666in" fo:margin-bottom="0.0833in"/>
    </style:style>
    <style:style style:name="T255" style:parent-style-name="Fonteparág.padrão" style:family="text">
      <style:text-properties style:font-name="Georgia" style:font-name-asian="Georgia" style:font-name-complex="Georgia"/>
    </style:style>
    <style:style style:name="T256" style:parent-style-name="Fonteparág.padrão" style:family="text">
      <style:text-properties style:font-name="Georgia" style:font-name-asian="Georgia" style:font-name-complex="Georgia"/>
    </style:style>
    <style:style style:name="P257" style:parent-style-name="Normal" style:family="paragraph">
      <style:paragraph-properties fo:margin-top="0.1666in" fo:margin-bottom="0.0833in"/>
    </style:style>
    <style:style style:name="T258" style:parent-style-name="Fonteparág.padrão" style:family="text">
      <style:text-properties style:font-name="Georgia" style:font-name-asian="Georgia" style:font-name-complex="Georgia"/>
    </style:style>
    <style:style style:name="P259" style:parent-style-name="Normal" style:family="paragraph">
      <style:paragraph-properties fo:margin-top="0.1666in" fo:margin-bottom="0.0833in"/>
    </style:style>
    <style:style style:name="T260" style:parent-style-name="Fonteparág.padrão" style:family="text">
      <style:text-properties style:font-name="Georgia" style:font-name-asian="Georgia" style:font-name-complex="Georgia"/>
    </style:style>
    <style:style style:name="T261" style:parent-style-name="Fonteparág.padrão" style:family="text">
      <style:text-properties style:font-name="Georgia" style:font-name-asian="Georgia" style:font-name-complex="Georgia" fo:font-style="italic" style:font-style-asian="italic" style:font-style-complex="italic"/>
    </style:style>
    <style:style style:name="T262" style:parent-style-name="Fonteparág.padrão" style:family="text">
      <style:text-properties style:font-name="Georgia" style:font-name-asian="Georgia" style:font-name-complex="Georgia"/>
    </style:style>
    <style:style style:name="P263" style:parent-style-name="Normal" style:family="paragraph">
      <style:paragraph-properties fo:margin-top="0.1666in" fo:margin-bottom="0.0833in"/>
    </style:style>
    <style:style style:name="T264" style:parent-style-name="Fonteparág.padrão" style:family="text">
      <style:text-properties style:font-name="Georgia" style:font-name-asian="Georgia" style:font-name-complex="Georgia"/>
    </style:style>
    <style:style style:name="P265" style:parent-style-name="Normal" style:family="paragraph">
      <style:paragraph-properties fo:margin-top="0.1666in" fo:margin-bottom="0.0833in"/>
    </style:style>
    <style:style style:name="T266" style:parent-style-name="Fonteparág.padrão" style:family="text">
      <style:text-properties style:font-name="Georgia" style:font-name-asian="Georgia" style:font-name-complex="Georgia"/>
    </style:style>
    <style:style style:name="P267" style:parent-style-name="Normal" style:family="paragraph">
      <style:paragraph-properties fo:margin-top="0.1666in" fo:margin-bottom="0.0833in"/>
    </style:style>
    <style:style style:name="T268" style:parent-style-name="Fonteparág.padrão" style:family="text">
      <style:text-properties style:font-name="Georgia" style:font-name-asian="Georgia" style:font-name-complex="Georgia"/>
    </style:style>
    <style:style style:name="P269" style:parent-style-name="Normal" style:family="paragraph">
      <style:paragraph-properties fo:margin-top="0.1666in" fo:margin-bottom="0.0833in"/>
    </style:style>
    <style:style style:name="T270" style:parent-style-name="Fonteparág.padrão" style:family="text">
      <style:text-properties style:font-name="Georgia" style:font-name-asian="Georgia" style:font-name-complex="Georgia"/>
    </style:style>
    <style:style style:name="P271" style:parent-style-name="Normal" style:family="paragraph">
      <style:paragraph-properties fo:margin-top="0.1666in" fo:margin-bottom="0.0833in"/>
    </style:style>
    <style:style style:name="T272" style:parent-style-name="Fonteparág.padrão" style:family="text">
      <style:text-properties style:font-name="Georgia" style:font-name-asian="Georgia" style:font-name-complex="Georgia"/>
    </style:style>
    <style:style style:name="P273" style:parent-style-name="Normal" style:family="paragraph">
      <style:paragraph-properties fo:margin-top="0.1666in" fo:margin-bottom="0.0833in"/>
    </style:style>
    <style:style style:name="T274" style:parent-style-name="Fonteparág.padrão" style:family="text">
      <style:text-properties style:font-name="Georgia" style:font-name-asian="Georgia" style:font-name-complex="Georgia"/>
    </style:style>
    <style:style style:name="P275" style:parent-style-name="Normal" style:family="paragraph">
      <style:paragraph-properties fo:margin-top="0.1666in" fo:margin-bottom="0.0833in"/>
    </style:style>
    <style:style style:name="T276" style:parent-style-name="Fonteparág.padrão" style:family="text">
      <style:text-properties style:font-name="Georgia" style:font-name-asian="Georgia" style:font-name-complex="Georgia"/>
    </style:style>
    <style:style style:name="P277" style:parent-style-name="Normal" style:family="paragraph">
      <style:paragraph-properties fo:margin-top="0.1666in" fo:margin-bottom="0.0833in"/>
    </style:style>
    <style:style style:name="T278" style:parent-style-name="Fonteparág.padrão" style:family="text">
      <style:text-properties style:font-name="Georgia" style:font-name-asian="Georgia" style:font-name-complex="Georgia"/>
    </style:style>
    <style:style style:name="P279" style:parent-style-name="Normal" style:family="paragraph">
      <style:paragraph-properties fo:margin-top="0.1666in" fo:margin-bottom="0.0833in"/>
    </style:style>
    <style:style style:name="T280" style:parent-style-name="Fonteparág.padrão" style:family="text">
      <style:text-properties style:font-name="Georgia" style:font-name-asian="Georgia" style:font-name-complex="Georgia"/>
    </style:style>
    <style:style style:name="P281" style:parent-style-name="Normal" style:family="paragraph">
      <style:paragraph-properties fo:margin-top="0.1666in" fo:margin-bottom="0.0833in"/>
    </style:style>
    <style:style style:name="T282" style:parent-style-name="Fonteparág.padrão" style:family="text">
      <style:text-properties style:font-name="Georgia" style:font-name-asian="Georgia" style:font-name-complex="Georgia"/>
    </style:style>
    <style:style style:name="P283" style:parent-style-name="Normal" style:family="paragraph">
      <style:paragraph-properties fo:margin-top="0.1666in" fo:margin-bottom="0.0833in"/>
    </style:style>
    <style:style style:name="T284" style:parent-style-name="Fonteparág.padrão" style:family="text">
      <style:text-properties style:font-name="Georgia" style:font-name-asian="Georgia" style:font-name-complex="Georgia"/>
    </style:style>
    <style:style style:name="P285" style:parent-style-name="Normal" style:family="paragraph">
      <style:paragraph-properties fo:margin-top="0.1666in" fo:margin-bottom="0.0833in"/>
    </style:style>
    <style:style style:name="T286" style:parent-style-name="Fonteparág.padrão" style:family="text">
      <style:text-properties style:font-name="Georgia" style:font-name-asian="Georgia" style:font-name-complex="Georgia"/>
    </style:style>
    <style:style style:name="P287" style:parent-style-name="Normal" style:family="paragraph">
      <style:paragraph-properties fo:margin-top="0.1666in" fo:margin-bottom="0.0833in"/>
    </style:style>
    <style:style style:name="T288" style:parent-style-name="Fonteparág.padrão" style:family="text">
      <style:text-properties style:font-name="Georgia" style:font-name-asian="Georgia" style:font-name-complex="Georgia"/>
    </style:style>
    <style:style style:name="P289" style:parent-style-name="Normal" style:family="paragraph">
      <style:paragraph-properties fo:margin-top="0.1666in" fo:margin-bottom="0.0833in"/>
    </style:style>
    <style:style style:name="T290" style:parent-style-name="Fonteparág.padrão" style:family="text">
      <style:text-properties style:font-name="Georgia" style:font-name-asian="Georgia" style:font-name-complex="Georgia"/>
    </style:style>
    <style:style style:name="P291" style:parent-style-name="Título2" style:family="paragraph">
      <style:paragraph-properties fo:margin-top="0.1666in" fo:margin-bottom="0.0833in"/>
    </style:style>
    <style:style style:name="T292" style:parent-style-name="Fonteparág.padrão" style:family="text">
      <style:text-properties style:font-name="Aptos" style:font-name-asian="Aptos" style:font-name-complex="Aptos" fo:font-size="12pt" style:font-size-asian="12pt" style:font-size-complex="12pt"/>
    </style:style>
    <style:style style:name="P293" style:parent-style-name="Normal" style:family="paragraph">
      <style:paragraph-properties fo:margin-top="0.0833in" fo:margin-bottom="0.0833in"/>
    </style:style>
    <style:style style:name="T294" style:parent-style-name="Fonteparág.padrão" style:family="text">
      <style:text-properties style:font-name="Georgia" style:font-name-asian="Georgia" style:font-name-complex="Georgia"/>
    </style:style>
    <style:style style:name="P295" style:parent-style-name="Normal" style:family="paragraph">
      <style:paragraph-properties fo:margin-top="0.1666in" fo:margin-bottom="0.0833in"/>
    </style:style>
    <style:style style:name="T296" style:parent-style-name="Fonteparág.padrão" style:family="text">
      <style:text-properties style:font-name="Georgia" style:font-name-asian="Georgia" style:font-name-complex="Georgia"/>
    </style:style>
    <style:style style:name="P297" style:parent-style-name="Normal" style:family="paragraph">
      <style:paragraph-properties fo:margin-top="0.1666in" fo:margin-bottom="0.0833in"/>
    </style:style>
    <style:style style:name="T298" style:parent-style-name="Fonteparág.padrão" style:family="text">
      <style:text-properties style:font-name="Georgia" style:font-name-asian="Georgia" style:font-name-complex="Georgia"/>
    </style:style>
    <style:style style:name="P299" style:parent-style-name="Normal" style:family="paragraph">
      <style:paragraph-properties fo:margin-top="0.1666in" fo:margin-bottom="0.0833in"/>
    </style:style>
    <style:style style:name="T300" style:parent-style-name="Fonteparág.padrão" style:family="text">
      <style:text-properties style:font-name="Georgia" style:font-name-asian="Georgia" style:font-name-complex="Georgia"/>
    </style:style>
    <style:style style:name="P301" style:parent-style-name="Normal" style:family="paragraph">
      <style:paragraph-properties fo:margin-top="0.1666in" fo:margin-bottom="0.0833in"/>
    </style:style>
    <style:style style:name="T302" style:parent-style-name="Fonteparág.padrão" style:family="text">
      <style:text-properties style:font-name="Georgia" style:font-name-asian="Georgia" style:font-name-complex="Georgia"/>
    </style:style>
    <style:style style:name="P303" style:parent-style-name="Normal" style:family="paragraph">
      <style:paragraph-properties fo:margin-top="0.1666in" fo:margin-bottom="0.0833in"/>
    </style:style>
    <style:style style:name="T304" style:parent-style-name="Fonteparág.padrão" style:family="text">
      <style:text-properties style:font-name="Georgia" style:font-name-asian="Georgia" style:font-name-complex="Georgia"/>
    </style:style>
    <style:style style:name="P305" style:parent-style-name="Normal" style:family="paragraph">
      <style:paragraph-properties fo:margin-top="0.1666in" fo:margin-bottom="0.0833in"/>
    </style:style>
    <style:style style:name="T306" style:parent-style-name="Fonteparág.padrão" style:family="text">
      <style:text-properties style:font-name="Georgia" style:font-name-asian="Georgia" style:font-name-complex="Georgia"/>
    </style:style>
    <style:style style:name="P307" style:parent-style-name="Normal" style:family="paragraph">
      <style:paragraph-properties fo:margin-top="0.1666in" fo:margin-bottom="0.0833in"/>
    </style:style>
    <style:style style:name="T308" style:parent-style-name="Fonteparág.padrão" style:family="text">
      <style:text-properties style:font-name="Georgia" style:font-name-asian="Georgia" style:font-name-complex="Georgia"/>
    </style:style>
    <style:style style:name="P309" style:parent-style-name="Normal" style:family="paragraph">
      <style:paragraph-properties fo:margin-top="0.1666in" fo:margin-bottom="0.0833in"/>
    </style:style>
    <style:style style:name="T310" style:parent-style-name="Fonteparág.padrão" style:family="text">
      <style:text-properties style:font-name="Georgia" style:font-name-asian="Georgia" style:font-name-complex="Georgia"/>
    </style:style>
    <style:style style:name="P311" style:parent-style-name="Normal" style:family="paragraph">
      <style:paragraph-properties fo:margin-top="0.1666in" fo:margin-bottom="0.0833in"/>
    </style:style>
    <style:style style:name="T312" style:parent-style-name="Fonteparág.padrão" style:family="text">
      <style:text-properties style:font-name="Georgia" style:font-name-asian="Georgia" style:font-name-complex="Georgia"/>
    </style:style>
    <style:style style:name="P313" style:parent-style-name="Normal" style:family="paragraph">
      <style:paragraph-properties fo:margin-top="0.1666in" fo:margin-bottom="0.0833in"/>
    </style:style>
    <style:style style:name="T314" style:parent-style-name="Fonteparág.padrão" style:family="text">
      <style:text-properties style:font-name="Georgia" style:font-name-asian="Georgia" style:font-name-complex="Georgia"/>
    </style:style>
    <style:style style:name="P315" style:parent-style-name="Normal" style:family="paragraph">
      <style:paragraph-properties fo:margin-top="0.1666in" fo:margin-bottom="0.0833in"/>
    </style:style>
    <style:style style:name="T316" style:parent-style-name="Fonteparág.padrão" style:family="text">
      <style:text-properties style:font-name="Georgia" style:font-name-asian="Georgia" style:font-name-complex="Georgia"/>
    </style:style>
    <style:style style:name="P317" style:parent-style-name="Normal" style:family="paragraph">
      <style:paragraph-properties fo:margin-top="0.1666in" fo:margin-bottom="0.0833in"/>
    </style:style>
    <style:style style:name="T318" style:parent-style-name="Fonteparág.padrão" style:family="text">
      <style:text-properties style:font-name="Georgia" style:font-name-asian="Georgia" style:font-name-complex="Georgia"/>
    </style:style>
    <style:style style:name="P319" style:parent-style-name="Normal" style:family="paragraph">
      <style:paragraph-properties fo:margin-top="0.1666in" fo:margin-bottom="0.0833in"/>
    </style:style>
    <style:style style:name="T320" style:parent-style-name="Fonteparág.padrão" style:family="text">
      <style:text-properties style:font-name="Georgia" style:font-name-asian="Georgia" style:font-name-complex="Georgia"/>
    </style:style>
    <style:style style:name="P321" style:parent-style-name="Normal" style:family="paragraph">
      <style:paragraph-properties fo:margin-top="0.1666in" fo:margin-bottom="0.0833in"/>
    </style:style>
    <style:style style:name="T322" style:parent-style-name="Fonteparág.padrão" style:family="text">
      <style:text-properties style:font-name="Georgia" style:font-name-asian="Georgia" style:font-name-complex="Georgia"/>
    </style:style>
    <style:style style:name="P323" style:parent-style-name="Normal" style:family="paragraph">
      <style:paragraph-properties fo:margin-top="0.1666in" fo:margin-bottom="0.0833in"/>
    </style:style>
    <style:style style:name="T324" style:parent-style-name="Fonteparág.padrão" style:family="text">
      <style:text-properties style:font-name="Georgia" style:font-name-asian="Georgia" style:font-name-complex="Georgia"/>
    </style:style>
    <style:style style:name="P325" style:parent-style-name="Normal" style:family="paragraph">
      <style:paragraph-properties fo:margin-top="0.1666in" fo:margin-bottom="0.0833in"/>
    </style:style>
    <style:style style:name="T326" style:parent-style-name="Fonteparág.padrão" style:family="text">
      <style:text-properties style:font-name="Georgia" style:font-name-asian="Georgia" style:font-name-complex="Georgia"/>
    </style:style>
    <style:style style:name="T327" style:parent-style-name="Fonteparág.padrão" style:family="text">
      <style:text-properties style:font-name="Georgia" style:font-name-asian="Georgia" style:font-name-complex="Georgia"/>
    </style:style>
    <style:style style:name="P328" style:parent-style-name="Normal" style:family="paragraph">
      <style:paragraph-properties fo:margin-top="0.1666in" fo:margin-bottom="0.0833in"/>
    </style:style>
    <style:style style:name="T329" style:parent-style-name="Fonteparág.padrão" style:family="text">
      <style:text-properties style:font-name="Georgia" style:font-name-asian="Georgia" style:font-name-complex="Georgia"/>
    </style:style>
    <style:style style:name="T330" style:parent-style-name="Fonteparág.padrão" style:family="text">
      <style:text-properties style:font-name="Georgia" style:font-name-asian="Georgia" style:font-name-complex="Georgia"/>
    </style:style>
    <style:style style:name="P331" style:parent-style-name="Normal" style:family="paragraph">
      <style:paragraph-properties fo:margin-top="0.1666in" fo:margin-bottom="0.0833in"/>
    </style:style>
    <style:style style:name="T332" style:parent-style-name="Fonteparág.padrão" style:family="text">
      <style:text-properties style:font-name="Georgia" style:font-name-asian="Georgia" style:font-name-complex="Georgia"/>
    </style:style>
    <style:style style:name="T333" style:parent-style-name="Fonteparág.padrão" style:family="text">
      <style:text-properties style:font-name="Georgia" style:font-name-asian="Georgia" style:font-name-complex="Georgia"/>
    </style:style>
    <style:style style:name="P334" style:parent-style-name="Normal" style:family="paragraph">
      <style:paragraph-properties fo:margin-top="0.1666in" fo:margin-bottom="0.0833in"/>
    </style:style>
    <style:style style:name="T335" style:parent-style-name="Fonteparág.padrão" style:family="text">
      <style:text-properties style:font-name="Georgia" style:font-name-asian="Georgia" style:font-name-complex="Georgia"/>
    </style:style>
    <style:style style:name="P336" style:parent-style-name="Normal" style:family="paragraph">
      <style:paragraph-properties fo:margin-top="0.1666in" fo:margin-bottom="0.0833in"/>
    </style:style>
    <style:style style:name="T337" style:parent-style-name="Fonteparág.padrão" style:family="text">
      <style:text-properties style:font-name="Georgia" style:font-name-asian="Georgia" style:font-name-complex="Georgia"/>
    </style:style>
    <style:style style:name="P338" style:parent-style-name="Normal" style:family="paragraph">
      <style:paragraph-properties fo:margin-top="0.1666in" fo:margin-bottom="0.0833in"/>
    </style:style>
    <style:style style:name="T339" style:parent-style-name="Fonteparág.padrão" style:family="text">
      <style:text-properties style:font-name="Georgia" style:font-name-asian="Georgia" style:font-name-complex="Georgia"/>
    </style:style>
    <style:style style:name="P340" style:parent-style-name="Normal" style:family="paragraph">
      <style:paragraph-properties fo:margin-top="0.1666in" fo:margin-bottom="0.0833in"/>
    </style:style>
    <style:style style:name="T341" style:parent-style-name="Fonteparág.padrão" style:family="text">
      <style:text-properties style:font-name="Georgia" style:font-name-asian="Georgia" style:font-name-complex="Georgia"/>
    </style:style>
    <style:style style:name="P342" style:parent-style-name="Normal" style:family="paragraph">
      <style:paragraph-properties fo:margin-top="0.1666in" fo:margin-bottom="0.0833in"/>
    </style:style>
    <style:style style:name="T343" style:parent-style-name="Fonteparág.padrão" style:family="text">
      <style:text-properties style:font-name="Georgia" style:font-name-asian="Georgia" style:font-name-complex="Georgia"/>
    </style:style>
    <style:style style:name="P344" style:parent-style-name="Normal" style:family="paragraph">
      <style:paragraph-properties fo:margin-top="0.1666in" fo:margin-bottom="0.0833in"/>
    </style:style>
    <style:style style:name="T345" style:parent-style-name="Fonteparág.padrão" style:family="text">
      <style:text-properties style:font-name="Georgia" style:font-name-asian="Georgia" style:font-name-complex="Georgia"/>
    </style:style>
    <style:style style:name="P346" style:parent-style-name="Normal" style:family="paragraph">
      <style:paragraph-properties fo:margin-top="0.1666in" fo:margin-bottom="0.0833in"/>
    </style:style>
    <style:style style:name="T347" style:parent-style-name="Fonteparág.padrão" style:family="text">
      <style:text-properties style:font-name="Georgia" style:font-name-asian="Georgia" style:font-name-complex="Georgia"/>
    </style:style>
    <style:style style:name="P348" style:parent-style-name="Normal" style:family="paragraph">
      <style:paragraph-properties fo:margin-top="0.1666in" fo:margin-bottom="0.0833in"/>
    </style:style>
    <style:style style:name="T349" style:parent-style-name="Fonteparág.padrão" style:family="text">
      <style:text-properties style:font-name="Georgia" style:font-name-asian="Georgia" style:font-name-complex="Georgia"/>
    </style:style>
    <style:style style:name="P350" style:parent-style-name="Normal" style:family="paragraph">
      <style:paragraph-properties fo:margin-top="0.1666in" fo:margin-bottom="0.0833in"/>
    </style:style>
    <style:style style:name="T351" style:parent-style-name="Fonteparág.padrão" style:family="text">
      <style:text-properties style:font-name="Georgia" style:font-name-asian="Georgia" style:font-name-complex="Georgia"/>
    </style:style>
    <style:style style:name="T352" style:parent-style-name="Fonteparág.padrão" style:family="text">
      <style:text-properties style:font-name="Georgia" style:font-name-asian="Georgia" style:font-name-complex="Georgia" fo:font-style="italic" style:font-style-asian="italic" style:font-style-complex="italic"/>
    </style:style>
    <style:style style:name="T353" style:parent-style-name="Fonteparág.padrão" style:family="text">
      <style:text-properties style:font-name="Georgia" style:font-name-asian="Georgia" style:font-name-complex="Georgia"/>
    </style:style>
    <style:style style:name="P354" style:parent-style-name="Título2" style:family="paragraph">
      <style:paragraph-properties fo:margin-top="0.1666in" fo:margin-bottom="0.0833in"/>
    </style:style>
    <style:style style:name="T355" style:parent-style-name="Fonteparág.padrão" style:family="text">
      <style:text-properties style:font-name="Aptos" style:font-name-asian="Aptos" style:font-name-complex="Aptos" fo:font-size="12pt" style:font-size-asian="12pt" style:font-size-complex="12pt"/>
    </style:style>
    <style:style style:name="P356" style:parent-style-name="Normal" style:family="paragraph">
      <style:paragraph-properties fo:margin-top="0.0833in" fo:margin-bottom="0.0833in"/>
    </style:style>
    <style:style style:name="T357" style:parent-style-name="Fonteparág.padrão" style:family="text">
      <style:text-properties style:font-name="Georgia" style:font-name-asian="Georgia" style:font-name-complex="Georgia"/>
    </style:style>
    <style:style style:name="P358" style:parent-style-name="Normal" style:family="paragraph">
      <style:paragraph-properties fo:margin-top="0.1666in" fo:margin-bottom="0.0833in"/>
    </style:style>
    <style:style style:name="T359" style:parent-style-name="Fonteparág.padrão" style:family="text">
      <style:text-properties style:font-name="Georgia" style:font-name-asian="Georgia" style:font-name-complex="Georgia"/>
    </style:style>
    <style:style style:name="P360" style:parent-style-name="Normal" style:family="paragraph">
      <style:paragraph-properties fo:margin-top="0.1666in" fo:margin-bottom="0.0833in"/>
    </style:style>
    <style:style style:name="T361" style:parent-style-name="Fonteparág.padrão" style:family="text">
      <style:text-properties style:font-name="Georgia" style:font-name-asian="Georgia" style:font-name-complex="Georgia"/>
    </style:style>
    <style:style style:name="P362" style:parent-style-name="Normal" style:family="paragraph">
      <style:paragraph-properties fo:margin-top="0.1666in" fo:margin-bottom="0.0833in"/>
    </style:style>
    <style:style style:name="T363" style:parent-style-name="Fonteparág.padrão" style:family="text">
      <style:text-properties style:font-name="Georgia" style:font-name-asian="Georgia" style:font-name-complex="Georgia"/>
    </style:style>
    <style:style style:name="P364" style:parent-style-name="Normal" style:family="paragraph">
      <style:paragraph-properties fo:margin-top="0.1666in" fo:margin-bottom="0.0833in"/>
    </style:style>
    <style:style style:name="T365" style:parent-style-name="Fonteparág.padrão" style:family="text">
      <style:text-properties style:font-name="Georgia" style:font-name-asian="Georgia" style:font-name-complex="Georgia"/>
    </style:style>
    <style:style style:name="P366" style:parent-style-name="Normal" style:family="paragraph">
      <style:paragraph-properties fo:margin-top="0.1666in" fo:margin-bottom="0.0833in"/>
    </style:style>
    <style:style style:name="T367" style:parent-style-name="Fonteparág.padrão" style:family="text">
      <style:text-properties style:font-name="Georgia" style:font-name-asian="Georgia" style:font-name-complex="Georgia"/>
    </style:style>
    <style:style style:name="P368" style:parent-style-name="Normal" style:family="paragraph">
      <style:paragraph-properties fo:margin-top="0.1666in" fo:margin-bottom="0.0833in"/>
    </style:style>
    <style:style style:name="T369" style:parent-style-name="Fonteparág.padrão" style:family="text">
      <style:text-properties style:font-name="Georgia" style:font-name-asian="Georgia" style:font-name-complex="Georgia"/>
    </style:style>
    <style:style style:name="P370" style:parent-style-name="Normal" style:family="paragraph">
      <style:paragraph-properties fo:margin-top="0.1666in" fo:margin-bottom="0.0833in"/>
    </style:style>
    <style:style style:name="T371" style:parent-style-name="Fonteparág.padrão" style:family="text">
      <style:text-properties style:font-name="Georgia" style:font-name-asian="Georgia" style:font-name-complex="Georgia"/>
    </style:style>
    <style:style style:name="P372" style:parent-style-name="Normal" style:family="paragraph">
      <style:paragraph-properties fo:margin-top="0.1666in" fo:margin-bottom="0.0833in"/>
    </style:style>
    <style:style style:name="T373" style:parent-style-name="Fonteparág.padrão" style:family="text">
      <style:text-properties style:font-name="Georgia" style:font-name-asian="Georgia" style:font-name-complex="Georgia"/>
    </style:style>
    <style:style style:name="P374" style:parent-style-name="Normal" style:family="paragraph">
      <style:paragraph-properties fo:margin-top="0.1666in" fo:margin-bottom="0.0833in"/>
    </style:style>
    <style:style style:name="T375" style:parent-style-name="Fonteparág.padrão" style:family="text">
      <style:text-properties style:font-name="Georgia" style:font-name-asian="Georgia" style:font-name-complex="Georgia"/>
    </style:style>
    <style:style style:name="P376" style:parent-style-name="Normal" style:family="paragraph">
      <style:paragraph-properties fo:margin-top="0.1666in" fo:margin-bottom="0.0833in"/>
    </style:style>
    <style:style style:name="T377" style:parent-style-name="Fonteparág.padrão" style:family="text">
      <style:text-properties style:font-name="Georgia" style:font-name-asian="Georgia" style:font-name-complex="Georgia"/>
    </style:style>
    <style:style style:name="P378" style:parent-style-name="Normal" style:family="paragraph">
      <style:paragraph-properties fo:margin-top="0.1666in" fo:margin-bottom="0.0833in"/>
    </style:style>
    <style:style style:name="T379" style:parent-style-name="Fonteparág.padrão" style:family="text">
      <style:text-properties style:font-name="Georgia" style:font-name-asian="Georgia" style:font-name-complex="Georgia"/>
    </style:style>
    <style:style style:name="P380" style:parent-style-name="Normal" style:family="paragraph">
      <style:paragraph-properties fo:margin-top="0.1666in" fo:margin-bottom="0.0833in"/>
    </style:style>
    <style:style style:name="T381" style:parent-style-name="Fonteparág.padrão" style:family="text">
      <style:text-properties style:font-name="Georgia" style:font-name-asian="Georgia" style:font-name-complex="Georgia"/>
    </style:style>
    <style:style style:name="P382" style:parent-style-name="Normal" style:family="paragraph">
      <style:paragraph-properties fo:margin-top="0.1666in" fo:margin-bottom="0.0833in"/>
    </style:style>
    <style:style style:name="T383" style:parent-style-name="Fonteparág.padrão" style:family="text">
      <style:text-properties style:font-name="Georgia" style:font-name-asian="Georgia" style:font-name-complex="Georgia"/>
    </style:style>
    <style:style style:name="P384" style:parent-style-name="Normal" style:family="paragraph">
      <style:paragraph-properties fo:margin-top="0.1666in" fo:margin-bottom="0.0833in"/>
    </style:style>
    <style:style style:name="T385" style:parent-style-name="Fonteparág.padrão" style:family="text">
      <style:text-properties style:font-name="Georgia" style:font-name-asian="Georgia" style:font-name-complex="Georgia"/>
    </style:style>
    <style:style style:name="T386" style:parent-style-name="Fonteparág.padrão" style:family="text">
      <style:text-properties style:font-name="Georgia" style:font-name-asian="Georgia" style:font-name-complex="Georgia"/>
    </style:style>
    <style:style style:name="P387" style:parent-style-name="Normal" style:family="paragraph">
      <style:paragraph-properties fo:margin-top="0.1666in" fo:margin-bottom="0.0833in"/>
    </style:style>
    <style:style style:name="T388" style:parent-style-name="Fonteparág.padrão" style:family="text">
      <style:text-properties style:font-name="Georgia" style:font-name-asian="Georgia" style:font-name-complex="Georgia"/>
    </style:style>
    <style:style style:name="P389" style:parent-style-name="Normal" style:family="paragraph">
      <style:paragraph-properties fo:margin-top="0.1666in" fo:margin-bottom="0.0833in"/>
    </style:style>
    <style:style style:name="T390" style:parent-style-name="Fonteparág.padrão" style:family="text">
      <style:text-properties style:font-name="Georgia" style:font-name-asian="Georgia" style:font-name-complex="Georgia"/>
    </style:style>
    <style:style style:name="T391" style:parent-style-name="Fonteparág.padrão" style:family="text">
      <style:text-properties style:font-name="Georgia" style:font-name-asian="Georgia" style:font-name-complex="Georgia"/>
    </style:style>
    <style:style style:name="T392" style:parent-style-name="Fonteparág.padrão" style:family="text">
      <style:text-properties style:font-name="Georgia" style:font-name-asian="Georgia" style:font-name-complex="Georgia" fo:font-style="italic" style:font-style-asian="italic" style:font-style-complex="italic"/>
    </style:style>
    <style:style style:name="T393" style:parent-style-name="Fonteparág.padrão" style:family="text">
      <style:text-properties style:font-name="Georgia" style:font-name-asian="Georgia" style:font-name-complex="Georgia"/>
    </style:style>
    <style:style style:name="P394" style:parent-style-name="Normal" style:family="paragraph">
      <style:paragraph-properties fo:margin-top="0.1666in" fo:margin-bottom="0.0833in"/>
    </style:style>
    <style:style style:name="T395" style:parent-style-name="Fonteparág.padrão" style:family="text">
      <style:text-properties style:font-name="Georgia" style:font-name-asian="Georgia" style:font-name-complex="Georgia"/>
    </style:style>
    <style:style style:name="P396" style:parent-style-name="Normal" style:family="paragraph">
      <style:paragraph-properties fo:margin-top="0.1666in" fo:margin-bottom="0.0833in"/>
    </style:style>
    <style:style style:name="T397" style:parent-style-name="Fonteparág.padrão" style:family="text">
      <style:text-properties style:font-name="Georgia" style:font-name-asian="Georgia" style:font-name-complex="Georgia"/>
    </style:style>
    <style:style style:name="T398" style:parent-style-name="Fonteparág.padrão" style:family="text">
      <style:text-properties style:font-name="Georgia" style:font-name-asian="Georgia" style:font-name-complex="Georgia"/>
    </style:style>
    <style:style style:name="P399" style:parent-style-name="Normal" style:family="paragraph">
      <style:paragraph-properties fo:margin-top="0.1666in" fo:margin-bottom="0.0833in"/>
    </style:style>
    <style:style style:name="T400" style:parent-style-name="Fonteparág.padrão" style:family="text">
      <style:text-properties style:font-name="Georgia" style:font-name-asian="Georgia" style:font-name-complex="Georgia"/>
    </style:style>
    <style:style style:name="T401" style:parent-style-name="Fonteparág.padrão" style:family="text">
      <style:text-properties style:font-name="Georgia" style:font-name-asian="Georgia" style:font-name-complex="Georgia"/>
    </style:style>
    <style:style style:name="P402" style:parent-style-name="Normal" style:family="paragraph">
      <style:paragraph-properties fo:margin-top="0.1666in" fo:margin-bottom="0.0833in"/>
    </style:style>
    <style:style style:name="T403" style:parent-style-name="Fonteparág.padrão" style:family="text">
      <style:text-properties style:font-name="Georgia" style:font-name-asian="Georgia" style:font-name-complex="Georgia"/>
    </style:style>
    <style:style style:name="P404" style:parent-style-name="Normal" style:family="paragraph">
      <style:paragraph-properties fo:margin-top="0.1666in" fo:margin-bottom="0.0833in"/>
    </style:style>
    <style:style style:name="T405" style:parent-style-name="Fonteparág.padrão" style:family="text">
      <style:text-properties style:font-name="Georgia" style:font-name-asian="Georgia" style:font-name-complex="Georgia"/>
    </style:style>
    <style:style style:name="P406" style:parent-style-name="Normal" style:family="paragraph">
      <style:paragraph-properties fo:margin-top="0.1666in" fo:margin-bottom="0.0833in"/>
    </style:style>
    <style:style style:name="T407" style:parent-style-name="Fonteparág.padrão" style:family="text">
      <style:text-properties style:font-name="Georgia" style:font-name-asian="Georgia" style:font-name-complex="Georgia"/>
    </style:style>
    <style:style style:name="T408" style:parent-style-name="Fonteparág.padrão" style:family="text">
      <style:text-properties style:font-name="Georgia" style:font-name-asian="Georgia" style:font-name-complex="Georgia"/>
    </style:style>
    <style:style style:name="P409" style:parent-style-name="Normal" style:family="paragraph">
      <style:paragraph-properties fo:margin-top="0.1666in" fo:margin-bottom="0.0833in"/>
    </style:style>
    <style:style style:name="T410" style:parent-style-name="Fonteparág.padrão" style:family="text">
      <style:text-properties style:font-name="Georgia" style:font-name-asian="Georgia" style:font-name-complex="Georgia"/>
    </style:style>
    <style:style style:name="P411" style:parent-style-name="Normal" style:family="paragraph">
      <style:paragraph-properties fo:margin-top="0.1666in" fo:margin-bottom="0.0833in"/>
    </style:style>
    <style:style style:name="T412" style:parent-style-name="Fonteparág.padrão" style:family="text">
      <style:text-properties style:font-name="Georgia" style:font-name-asian="Georgia" style:font-name-complex="Georgia"/>
    </style:style>
    <style:style style:name="T413" style:parent-style-name="Fonteparág.padrão" style:family="text">
      <style:text-properties style:font-name="Georgia" style:font-name-asian="Georgia" style:font-name-complex="Georgia"/>
    </style:style>
    <style:style style:name="P414" style:parent-style-name="Normal" style:family="paragraph">
      <style:paragraph-properties fo:margin-top="0.1666in" fo:margin-bottom="0.0833in"/>
    </style:style>
    <style:style style:name="T415" style:parent-style-name="Fonteparág.padrão" style:family="text">
      <style:text-properties style:font-name="Georgia" style:font-name-asian="Georgia" style:font-name-complex="Georgia"/>
    </style:style>
    <style:style style:name="T416" style:parent-style-name="Fonteparág.padrão" style:family="text">
      <style:text-properties style:font-name="Georgia" style:font-name-asian="Georgia" style:font-name-complex="Georgia"/>
    </style:style>
    <style:style style:name="T417" style:parent-style-name="Fonteparág.padrão" style:family="text">
      <style:text-properties style:font-name="Georgia" style:font-name-asian="Georgia" style:font-name-complex="Georgia" fo:font-style="italic" style:font-style-asian="italic" style:font-style-complex="italic"/>
    </style:style>
    <style:style style:name="T418" style:parent-style-name="Fonteparág.padrão" style:family="text">
      <style:text-properties style:font-name="Georgia" style:font-name-asian="Georgia" style:font-name-complex="Georgia"/>
    </style:style>
    <style:style style:name="P419" style:parent-style-name="Normal" style:family="paragraph">
      <style:paragraph-properties fo:margin-top="0.1666in" fo:margin-bottom="0.0833in"/>
    </style:style>
    <style:style style:name="T420" style:parent-style-name="Fonteparág.padrão" style:family="text">
      <style:text-properties style:font-name="Georgia" style:font-name-asian="Georgia" style:font-name-complex="Georgia"/>
    </style:style>
    <style:style style:name="P421" style:parent-style-name="Normal" style:family="paragraph">
      <style:paragraph-properties fo:margin-top="0.1666in" fo:margin-bottom="0.0833in"/>
    </style:style>
    <style:style style:name="T422" style:parent-style-name="Fonteparág.padrão" style:family="text">
      <style:text-properties style:font-name="Georgia" style:font-name-asian="Georgia" style:font-name-complex="Georgia"/>
    </style:style>
    <style:style style:name="P423" style:parent-style-name="Normal" style:family="paragraph">
      <style:paragraph-properties fo:margin-top="0.1666in" fo:margin-bottom="0.0833in"/>
    </style:style>
    <style:style style:name="T424" style:parent-style-name="Fonteparág.padrão" style:family="text">
      <style:text-properties style:font-name="Georgia" style:font-name-asian="Georgia" style:font-name-complex="Georgia"/>
    </style:style>
    <style:style style:name="T425" style:parent-style-name="Fonteparág.padrão" style:family="text">
      <style:text-properties style:font-name="Georgia" style:font-name-asian="Georgia" style:font-name-complex="Georgia"/>
    </style:style>
    <style:style style:name="P426" style:parent-style-name="Normal" style:family="paragraph">
      <style:paragraph-properties fo:margin-top="0.1666in" fo:margin-bottom="0.0833in"/>
    </style:style>
    <style:style style:name="T427" style:parent-style-name="Fonteparág.padrão" style:family="text">
      <style:text-properties style:font-name="Georgia" style:font-name-asian="Georgia" style:font-name-complex="Georgia"/>
    </style:style>
    <style:style style:name="T428" style:parent-style-name="Fonteparág.padrão" style:family="text">
      <style:text-properties style:font-name="Georgia" style:font-name-asian="Georgia" style:font-name-complex="Georgia"/>
    </style:style>
    <style:style style:name="P429" style:parent-style-name="Normal" style:family="paragraph">
      <style:paragraph-properties fo:margin-top="0.1666in" fo:margin-bottom="0.0833in"/>
    </style:style>
    <style:style style:name="T430" style:parent-style-name="Fonteparág.padrão" style:family="text">
      <style:text-properties style:font-name="Georgia" style:font-name-asian="Georgia" style:font-name-complex="Georgia"/>
    </style:style>
    <style:style style:name="T431" style:parent-style-name="Fonteparág.padrão" style:family="text">
      <style:text-properties style:font-name="Georgia" style:font-name-asian="Georgia" style:font-name-complex="Georgia" fo:font-style="italic" style:font-style-asian="italic" style:font-style-complex="italic"/>
    </style:style>
    <style:style style:name="T432" style:parent-style-name="Fonteparág.padrão" style:family="text">
      <style:text-properties style:font-name="Georgia" style:font-name-asian="Georgia" style:font-name-complex="Georgia"/>
    </style:style>
    <style:style style:name="P433" style:parent-style-name="Normal" style:family="paragraph">
      <style:paragraph-properties fo:margin-top="0.1666in" fo:margin-bottom="0.0833in"/>
    </style:style>
    <style:style style:name="T434" style:parent-style-name="Fonteparág.padrão" style:family="text">
      <style:text-properties style:font-name="Georgia" style:font-name-asian="Georgia" style:font-name-complex="Georgia"/>
    </style:style>
    <style:style style:name="P435" style:parent-style-name="Normal" style:family="paragraph">
      <style:paragraph-properties fo:margin-top="0.1666in" fo:margin-bottom="0.0833in"/>
    </style:style>
    <style:style style:name="T436" style:parent-style-name="Fonteparág.padrão" style:family="text">
      <style:text-properties style:font-name="Georgia" style:font-name-asian="Georgia" style:font-name-complex="Georgia"/>
    </style:style>
    <style:style style:name="P437" style:parent-style-name="Título2" style:family="paragraph">
      <style:paragraph-properties fo:margin-top="0.1666in" fo:margin-bottom="0.0833in"/>
    </style:style>
    <style:style style:name="T438" style:parent-style-name="Fonteparág.padrão" style:family="text">
      <style:text-properties style:font-name="Aptos" style:font-name-asian="Aptos" style:font-name-complex="Aptos" fo:font-size="12pt" style:font-size-asian="12pt" style:font-size-complex="12pt"/>
    </style:style>
    <style:style style:name="P439" style:parent-style-name="Título2" style:family="paragraph">
      <style:paragraph-properties fo:margin-top="0.1666in" fo:margin-bottom="0.0833in"/>
    </style:style>
    <style:style style:name="T440" style:parent-style-name="Fonteparág.padrão" style:family="text">
      <style:text-properties style:font-name="Aptos" style:font-name-asian="Aptos" style:font-name-complex="Aptos" fo:font-size="12pt" style:font-size-asian="12pt" style:font-size-complex="12pt"/>
    </style:style>
    <style:style style:name="P441" style:parent-style-name="Normal" style:family="paragraph">
      <style:paragraph-properties fo:margin-top="0.0833in" fo:margin-bottom="0.0833in"/>
    </style:style>
    <style:style style:name="T442" style:parent-style-name="Fonteparág.padrão" style:family="text">
      <style:text-properties style:font-name="Georgia" style:font-name-asian="Georgia" style:font-name-complex="Georgia"/>
    </style:style>
    <style:style style:name="P443" style:parent-style-name="Normal" style:family="paragraph">
      <style:paragraph-properties fo:margin-top="0.1666in" fo:margin-bottom="0.0833in"/>
    </style:style>
    <style:style style:name="T444" style:parent-style-name="Fonteparág.padrão" style:family="text">
      <style:text-properties style:font-name="Georgia" style:font-name-asian="Georgia" style:font-name-complex="Georgia"/>
    </style:style>
    <style:style style:name="P445" style:parent-style-name="Normal" style:family="paragraph">
      <style:paragraph-properties fo:margin-top="0.1666in" fo:margin-bottom="0.0833in"/>
    </style:style>
    <style:style style:name="T446" style:parent-style-name="Fonteparág.padrão" style:family="text">
      <style:text-properties style:font-name="Georgia" style:font-name-asian="Georgia" style:font-name-complex="Georgia"/>
    </style:style>
    <style:style style:name="P447" style:parent-style-name="Normal" style:family="paragraph">
      <style:paragraph-properties fo:margin-top="0.1666in" fo:margin-bottom="0.0833in"/>
    </style:style>
    <style:style style:name="T448" style:parent-style-name="Fonteparág.padrão" style:family="text">
      <style:text-properties style:font-name="Georgia" style:font-name-asian="Georgia" style:font-name-complex="Georgia"/>
    </style:style>
    <style:style style:name="P449" style:parent-style-name="Normal" style:family="paragraph">
      <style:paragraph-properties fo:margin-top="0.1666in" fo:margin-bottom="0.0833in"/>
    </style:style>
    <style:style style:name="T450" style:parent-style-name="Fonteparág.padrão" style:family="text">
      <style:text-properties style:font-name="Georgia" style:font-name-asian="Georgia" style:font-name-complex="Georgia"/>
    </style:style>
    <style:style style:name="P451" style:parent-style-name="Normal" style:family="paragraph">
      <style:paragraph-properties fo:margin-top="0.1666in" fo:margin-bottom="0.0833in"/>
    </style:style>
    <style:style style:name="T452" style:parent-style-name="Fonteparág.padrão" style:family="text">
      <style:text-properties style:font-name="Georgia" style:font-name-asian="Georgia" style:font-name-complex="Georgia"/>
    </style:style>
    <style:style style:name="P453" style:parent-style-name="Normal" style:family="paragraph">
      <style:paragraph-properties fo:margin-top="0.1666in" fo:margin-bottom="0.0833in"/>
    </style:style>
    <style:style style:name="T454" style:parent-style-name="Fonteparág.padrão" style:family="text">
      <style:text-properties style:font-name="Georgia" style:font-name-asian="Georgia" style:font-name-complex="Georgia"/>
    </style:style>
    <style:style style:name="P455" style:parent-style-name="Normal" style:family="paragraph">
      <style:paragraph-properties fo:margin-top="0.1666in" fo:margin-bottom="0.0833in"/>
    </style:style>
    <style:style style:name="T456" style:parent-style-name="Fonteparág.padrão" style:family="text">
      <style:text-properties style:font-name="Georgia" style:font-name-asian="Georgia" style:font-name-complex="Georgia"/>
    </style:style>
    <style:style style:name="P457" style:parent-style-name="Normal" style:family="paragraph">
      <style:paragraph-properties fo:margin-top="0.1666in" fo:margin-bottom="0.0833in"/>
    </style:style>
    <style:style style:name="T458" style:parent-style-name="Fonteparág.padrão" style:family="text">
      <style:text-properties style:font-name="Georgia" style:font-name-asian="Georgia" style:font-name-complex="Georgia"/>
    </style:style>
    <style:style style:name="P459" style:parent-style-name="Normal" style:family="paragraph">
      <style:paragraph-properties fo:margin-top="0.1666in" fo:margin-bottom="0.0833in"/>
    </style:style>
    <style:style style:name="T460" style:parent-style-name="Fonteparág.padrão" style:family="text">
      <style:text-properties style:font-name="Georgia" style:font-name-asian="Georgia" style:font-name-complex="Georgia"/>
    </style:style>
    <style:style style:name="T461" style:parent-style-name="Fonteparág.padrão" style:family="text">
      <style:text-properties style:font-name="Georgia" style:font-name-asian="Georgia" style:font-name-complex="Georgia" fo:font-style="italic" style:font-style-asian="italic" style:font-style-complex="italic"/>
    </style:style>
    <style:style style:name="T462" style:parent-style-name="Fonteparág.padrão" style:family="text">
      <style:text-properties style:font-name="Georgia" style:font-name-asian="Georgia" style:font-name-complex="Georgia"/>
    </style:style>
    <style:style style:name="P463" style:parent-style-name="Normal" style:family="paragraph">
      <style:paragraph-properties fo:margin-top="0.1666in" fo:margin-bottom="0.0833in"/>
    </style:style>
    <style:style style:name="T464" style:parent-style-name="Fonteparág.padrão" style:family="text">
      <style:text-properties style:font-name="Georgia" style:font-name-asian="Georgia" style:font-name-complex="Georgia"/>
    </style:style>
    <style:style style:name="P465" style:parent-style-name="Normal" style:family="paragraph">
      <style:paragraph-properties fo:margin-top="0.1666in" fo:margin-bottom="0.0833in"/>
    </style:style>
    <style:style style:name="T466" style:parent-style-name="Fonteparág.padrão" style:family="text">
      <style:text-properties style:font-name="Georgia" style:font-name-asian="Georgia" style:font-name-complex="Georgia"/>
    </style:style>
    <style:style style:name="P467" style:parent-style-name="Normal" style:family="paragraph">
      <style:paragraph-properties fo:margin-top="0.1666in" fo:margin-bottom="0.0833in"/>
    </style:style>
    <style:style style:name="T468" style:parent-style-name="Fonteparág.padrão" style:family="text">
      <style:text-properties style:font-name="Georgia" style:font-name-asian="Georgia" style:font-name-complex="Georgia"/>
    </style:style>
    <style:style style:name="P469" style:parent-style-name="Normal" style:family="paragraph">
      <style:paragraph-properties fo:margin-top="0.1666in" fo:margin-bottom="0.0833in"/>
    </style:style>
    <style:style style:name="T470" style:parent-style-name="Fonteparág.padrão" style:family="text">
      <style:text-properties style:font-name="Georgia" style:font-name-asian="Georgia" style:font-name-complex="Georgia"/>
    </style:style>
    <style:style style:name="P471" style:parent-style-name="Normal" style:family="paragraph">
      <style:paragraph-properties fo:margin-top="0.1666in" fo:margin-bottom="0.0833in"/>
    </style:style>
    <style:style style:name="T472" style:parent-style-name="Fonteparág.padrão" style:family="text">
      <style:text-properties style:font-name="Georgia" style:font-name-asian="Georgia" style:font-name-complex="Georgia"/>
    </style:style>
    <style:style style:name="P473" style:parent-style-name="Normal" style:family="paragraph">
      <style:paragraph-properties fo:margin-top="0.1666in" fo:margin-bottom="0.0833in"/>
    </style:style>
    <style:style style:name="T474" style:parent-style-name="Fonteparág.padrão" style:family="text">
      <style:text-properties style:font-name="Georgia" style:font-name-asian="Georgia" style:font-name-complex="Georgia"/>
    </style:style>
    <style:style style:name="P475" style:parent-style-name="Normal" style:family="paragraph">
      <style:paragraph-properties fo:margin-top="0.1666in" fo:margin-bottom="0.0833in"/>
    </style:style>
    <style:style style:name="T476" style:parent-style-name="Fonteparág.padrão" style:family="text">
      <style:text-properties style:font-name="Georgia" style:font-name-asian="Georgia" style:font-name-complex="Georgia"/>
    </style:style>
    <style:style style:name="P477" style:parent-style-name="Normal" style:family="paragraph">
      <style:paragraph-properties fo:margin-top="0.1666in" fo:margin-bottom="0.0833in"/>
    </style:style>
    <style:style style:name="T478" style:parent-style-name="Fonteparág.padrão" style:family="text">
      <style:text-properties style:font-name="Georgia" style:font-name-asian="Georgia" style:font-name-complex="Georgia"/>
    </style:style>
    <style:style style:name="P479" style:parent-style-name="Normal" style:family="paragraph">
      <style:paragraph-properties fo:margin-top="0.1666in" fo:margin-bottom="0.0833in"/>
    </style:style>
    <style:style style:name="T480" style:parent-style-name="Fonteparág.padrão" style:family="text">
      <style:text-properties style:font-name="Georgia" style:font-name-asian="Georgia" style:font-name-complex="Georgia"/>
    </style:style>
    <style:style style:name="P481" style:parent-style-name="Normal" style:family="paragraph">
      <style:paragraph-properties fo:margin-top="0.1666in" fo:margin-bottom="0.0833in"/>
    </style:style>
    <style:style style:name="T482" style:parent-style-name="Fonteparág.padrão" style:family="text">
      <style:text-properties style:font-name="Georgia" style:font-name-asian="Georgia" style:font-name-complex="Georgia"/>
    </style:style>
    <style:style style:name="P483" style:parent-style-name="Normal" style:family="paragraph">
      <style:paragraph-properties fo:margin-top="0.1666in" fo:margin-bottom="0.0833in"/>
    </style:style>
    <style:style style:name="T484" style:parent-style-name="Fonteparág.padrão" style:family="text">
      <style:text-properties style:font-name="Georgia" style:font-name-asian="Georgia" style:font-name-complex="Georgia"/>
    </style:style>
    <style:style style:name="P485" style:parent-style-name="Normal" style:family="paragraph">
      <style:paragraph-properties fo:margin-top="0.1666in" fo:margin-bottom="0.0833in"/>
    </style:style>
    <style:style style:name="T486" style:parent-style-name="Fonteparág.padrão" style:family="text">
      <style:text-properties style:font-name="Georgia" style:font-name-asian="Georgia" style:font-name-complex="Georgia"/>
    </style:style>
    <style:style style:name="P487" style:parent-style-name="Normal" style:family="paragraph">
      <style:paragraph-properties fo:margin-top="0.1666in" fo:margin-bottom="0.0833in"/>
    </style:style>
    <style:style style:name="T488" style:parent-style-name="Fonteparág.padrão" style:family="text">
      <style:text-properties style:font-name="Georgia" style:font-name-asian="Georgia" style:font-name-complex="Georgia"/>
    </style:style>
    <style:style style:name="P489" style:parent-style-name="Normal" style:family="paragraph">
      <style:paragraph-properties fo:margin-top="0.1666in" fo:margin-bottom="0.0833in"/>
    </style:style>
    <style:style style:name="T490" style:parent-style-name="Fonteparág.padrão" style:family="text">
      <style:text-properties style:font-name="Georgia" style:font-name-asian="Georgia" style:font-name-complex="Georgia"/>
    </style:style>
    <style:style style:name="P491" style:parent-style-name="Normal" style:family="paragraph">
      <style:paragraph-properties fo:margin-top="0.1666in" fo:margin-bottom="0.0833in"/>
    </style:style>
    <style:style style:name="T492" style:parent-style-name="Fonteparág.padrão" style:family="text">
      <style:text-properties style:font-name="Georgia" style:font-name-asian="Georgia" style:font-name-complex="Georgia"/>
    </style:style>
    <style:style style:name="P493" style:parent-style-name="Normal" style:family="paragraph">
      <style:paragraph-properties fo:margin-top="0.1666in" fo:margin-bottom="0.0833in"/>
    </style:style>
    <style:style style:name="T494" style:parent-style-name="Fonteparág.padrão" style:family="text">
      <style:text-properties style:font-name="Georgia" style:font-name-asian="Georgia" style:font-name-complex="Georgia"/>
    </style:style>
    <style:style style:name="P495" style:parent-style-name="Normal" style:family="paragraph">
      <style:paragraph-properties fo:margin-top="0.1666in" fo:margin-bottom="0.0833in"/>
    </style:style>
    <style:style style:name="T496" style:parent-style-name="Fonteparág.padrão" style:family="text">
      <style:text-properties style:font-name="Georgia" style:font-name-asian="Georgia" style:font-name-complex="Georgia"/>
    </style:style>
    <style:style style:name="P497" style:parent-style-name="Normal" style:family="paragraph">
      <style:paragraph-properties fo:margin-top="0.1666in" fo:margin-bottom="0.0833in"/>
    </style:style>
    <style:style style:name="T498" style:parent-style-name="Fonteparág.padrão" style:family="text">
      <style:text-properties style:font-name="Georgia" style:font-name-asian="Georgia" style:font-name-complex="Georgia"/>
    </style:style>
    <style:style style:name="P499" style:parent-style-name="Normal" style:family="paragraph">
      <style:paragraph-properties fo:margin-top="0.1666in" fo:margin-bottom="0.0833in"/>
    </style:style>
    <style:style style:name="T500" style:parent-style-name="Fonteparág.padrão" style:family="text">
      <style:text-properties style:font-name="Georgia" style:font-name-asian="Georgia" style:font-name-complex="Georgia"/>
    </style:style>
    <style:style style:name="P501" style:parent-style-name="Normal" style:family="paragraph">
      <style:paragraph-properties fo:margin-top="0.1666in" fo:margin-bottom="0.0833in"/>
    </style:style>
    <style:style style:name="T502" style:parent-style-name="Fonteparág.padrão" style:family="text">
      <style:text-properties style:font-name="Georgia" style:font-name-asian="Georgia" style:font-name-complex="Georgia"/>
    </style:style>
    <style:style style:name="P503" style:parent-style-name="Normal" style:family="paragraph">
      <style:paragraph-properties fo:margin-top="0.1666in" fo:margin-bottom="0.0833in"/>
    </style:style>
    <style:style style:name="T504" style:parent-style-name="Fonteparág.padrão" style:family="text">
      <style:text-properties style:font-name="Georgia" style:font-name-asian="Georgia" style:font-name-complex="Georgia"/>
    </style:style>
    <style:style style:name="P505" style:parent-style-name="Normal" style:family="paragraph">
      <style:paragraph-properties fo:margin-top="0.1666in" fo:margin-bottom="0.0833in"/>
    </style:style>
    <style:style style:name="T506" style:parent-style-name="Fonteparág.padrão" style:family="text">
      <style:text-properties style:font-name="Georgia" style:font-name-asian="Georgia" style:font-name-complex="Georgia"/>
    </style:style>
    <style:style style:name="P507" style:parent-style-name="Normal" style:family="paragraph">
      <style:paragraph-properties fo:margin-top="0.1666in" fo:margin-bottom="0.0833in"/>
    </style:style>
    <style:style style:name="T508" style:parent-style-name="Fonteparág.padrão" style:family="text">
      <style:text-properties style:font-name="Georgia" style:font-name-asian="Georgia" style:font-name-complex="Georgia"/>
    </style:style>
    <style:style style:name="P509" style:parent-style-name="Normal" style:family="paragraph">
      <style:paragraph-properties fo:margin-top="0.1666in" fo:margin-bottom="0.0833in"/>
    </style:style>
    <style:style style:name="T510" style:parent-style-name="Fonteparág.padrão" style:family="text">
      <style:text-properties style:font-name="Georgia" style:font-name-asian="Georgia" style:font-name-complex="Georgia"/>
    </style:style>
    <style:style style:name="P511" style:parent-style-name="Normal" style:family="paragraph">
      <style:paragraph-properties fo:margin-top="0.1666in" fo:margin-bottom="0.0833in"/>
    </style:style>
    <style:style style:name="T512" style:parent-style-name="Fonteparág.padrão" style:family="text">
      <style:text-properties style:font-name="Georgia" style:font-name-asian="Georgia" style:font-name-complex="Georgia"/>
    </style:style>
    <style:style style:name="P513" style:parent-style-name="Normal" style:family="paragraph">
      <style:paragraph-properties fo:margin-top="0.1666in" fo:margin-bottom="0.0833in"/>
    </style:style>
    <style:style style:name="T514" style:parent-style-name="Fonteparág.padrão" style:family="text">
      <style:text-properties style:font-name="Georgia" style:font-name-asian="Georgia" style:font-name-complex="Georgia"/>
    </style:style>
    <style:style style:name="P515" style:parent-style-name="Normal" style:family="paragraph">
      <style:paragraph-properties fo:margin-top="0.1666in" fo:margin-bottom="0.0833in"/>
    </style:style>
    <style:style style:name="T516" style:parent-style-name="Fonteparág.padrão" style:family="text">
      <style:text-properties style:font-name="Georgia" style:font-name-asian="Georgia" style:font-name-complex="Georgia"/>
    </style:style>
    <style:style style:name="P517" style:parent-style-name="Normal" style:family="paragraph">
      <style:paragraph-properties fo:margin-top="0.1666in" fo:margin-bottom="0.0833in"/>
    </style:style>
    <style:style style:name="T518" style:parent-style-name="Fonteparág.padrão" style:family="text">
      <style:text-properties style:font-name="Georgia" style:font-name-asian="Georgia" style:font-name-complex="Georgia"/>
    </style:style>
    <style:style style:name="P519" style:parent-style-name="Normal" style:family="paragraph">
      <style:paragraph-properties fo:margin-top="0.1666in" fo:margin-bottom="0.0833in"/>
    </style:style>
    <style:style style:name="T520" style:parent-style-name="Fonteparág.padrão" style:family="text">
      <style:text-properties style:font-name="Georgia" style:font-name-asian="Georgia" style:font-name-complex="Georgia"/>
    </style:style>
    <style:style style:name="P521" style:parent-style-name="Normal" style:family="paragraph">
      <style:paragraph-properties fo:margin-top="0.1666in" fo:margin-bottom="0.0833in"/>
    </style:style>
    <style:style style:name="T522" style:parent-style-name="Fonteparág.padrão" style:family="text">
      <style:text-properties style:font-name="Georgia" style:font-name-asian="Georgia" style:font-name-complex="Georgia"/>
    </style:style>
    <style:style style:name="P523" style:parent-style-name="Normal" style:family="paragraph">
      <style:paragraph-properties fo:margin-top="0.1666in" fo:margin-bottom="0.0833in"/>
    </style:style>
    <style:style style:name="T524" style:parent-style-name="Fonteparág.padrão" style:family="text">
      <style:text-properties style:font-name="Georgia" style:font-name-asian="Georgia" style:font-name-complex="Georgia"/>
    </style:style>
    <style:style style:name="P525" style:parent-style-name="Normal" style:family="paragraph">
      <style:paragraph-properties fo:margin-top="0.1666in" fo:margin-bottom="0.0833in"/>
    </style:style>
    <style:style style:name="T526" style:parent-style-name="Fonteparág.padrão" style:family="text">
      <style:text-properties style:font-name="Georgia" style:font-name-asian="Georgia" style:font-name-complex="Georgia"/>
    </style:style>
    <style:style style:name="P527" style:parent-style-name="Normal" style:family="paragraph">
      <style:paragraph-properties fo:margin-top="0.1666in" fo:margin-bottom="0.0833in"/>
    </style:style>
    <style:style style:name="T528" style:parent-style-name="Fonteparág.padrão" style:family="text">
      <style:text-properties style:font-name="Georgia" style:font-name-asian="Georgia" style:font-name-complex="Georgia"/>
    </style:style>
    <style:style style:name="P529" style:parent-style-name="Normal" style:family="paragraph">
      <style:paragraph-properties fo:margin-top="0.1666in" fo:margin-bottom="0.0833in"/>
    </style:style>
    <style:style style:name="T530" style:parent-style-name="Fonteparág.padrão" style:family="text">
      <style:text-properties style:font-name="Georgia" style:font-name-asian="Georgia" style:font-name-complex="Georgia"/>
    </style:style>
    <style:style style:name="P531" style:parent-style-name="Normal" style:family="paragraph">
      <style:paragraph-properties fo:margin-top="0.1666in" fo:margin-bottom="0.0833in"/>
    </style:style>
    <style:style style:name="T532" style:parent-style-name="Fonteparág.padrão" style:family="text">
      <style:text-properties style:font-name="Georgia" style:font-name-asian="Georgia" style:font-name-complex="Georgia"/>
    </style:style>
    <style:style style:name="P533" style:parent-style-name="Normal" style:family="paragraph">
      <style:paragraph-properties fo:margin-top="0.1666in" fo:margin-bottom="0.0833in"/>
    </style:style>
    <style:style style:name="T534" style:parent-style-name="Fonteparág.padrão" style:family="text">
      <style:text-properties style:font-name="Georgia" style:font-name-asian="Georgia" style:font-name-complex="Georgia"/>
    </style:style>
    <style:style style:name="P535" style:parent-style-name="Normal" style:family="paragraph">
      <style:paragraph-properties fo:margin-top="0.1666in" fo:margin-bottom="0.0833in"/>
    </style:style>
    <style:style style:name="T536" style:parent-style-name="Fonteparág.padrão" style:family="text">
      <style:text-properties style:font-name="Georgia" style:font-name-asian="Georgia" style:font-name-complex="Georgia"/>
    </style:style>
    <style:style style:name="P537" style:parent-style-name="Normal" style:family="paragraph">
      <style:paragraph-properties fo:margin-top="0.1666in" fo:margin-bottom="0.0833in"/>
    </style:style>
    <style:style style:name="T538" style:parent-style-name="Fonteparág.padrão" style:family="text">
      <style:text-properties style:font-name="Georgia" style:font-name-asian="Georgia" style:font-name-complex="Georgia"/>
    </style:style>
    <style:style style:name="P539" style:parent-style-name="Normal" style:family="paragraph">
      <style:paragraph-properties fo:margin-top="0.1666in" fo:margin-bottom="0.0833in"/>
    </style:style>
    <style:style style:name="T540" style:parent-style-name="Fonteparág.padrão" style:family="text">
      <style:text-properties style:font-name="Georgia" style:font-name-asian="Georgia" style:font-name-complex="Georgia"/>
    </style:style>
    <style:style style:name="P541" style:parent-style-name="Normal" style:family="paragraph">
      <style:paragraph-properties fo:margin-top="0.1666in" fo:margin-bottom="0.0833in"/>
    </style:style>
    <style:style style:name="T542" style:parent-style-name="Fonteparág.padrão" style:family="text">
      <style:text-properties style:font-name="Georgia" style:font-name-asian="Georgia" style:font-name-complex="Georgia"/>
    </style:style>
    <style:style style:name="P543" style:parent-style-name="Normal" style:family="paragraph">
      <style:paragraph-properties fo:margin-top="0.1666in" fo:margin-bottom="0.0833in"/>
    </style:style>
    <style:style style:name="T544" style:parent-style-name="Fonteparág.padrão" style:family="text">
      <style:text-properties style:font-name="Georgia" style:font-name-asian="Georgia" style:font-name-complex="Georgia"/>
    </style:style>
    <style:style style:name="P545" style:parent-style-name="Normal" style:family="paragraph">
      <style:paragraph-properties fo:margin-top="0.1666in" fo:margin-bottom="0.0833in"/>
    </style:style>
    <style:style style:name="T546" style:parent-style-name="Fonteparág.padrão" style:family="text">
      <style:text-properties style:font-name="Georgia" style:font-name-asian="Georgia" style:font-name-complex="Georgia"/>
    </style:style>
    <style:style style:name="P547" style:parent-style-name="Normal" style:family="paragraph">
      <style:paragraph-properties fo:margin-top="0.1666in" fo:margin-bottom="0.0833in"/>
    </style:style>
    <style:style style:name="T548" style:parent-style-name="Fonteparág.padrão" style:family="text">
      <style:text-properties style:font-name="Georgia" style:font-name-asian="Georgia" style:font-name-complex="Georgia"/>
    </style:style>
    <style:style style:name="P549" style:parent-style-name="Normal" style:family="paragraph">
      <style:paragraph-properties fo:margin-top="0.1666in" fo:margin-bottom="0.0833in"/>
    </style:style>
    <style:style style:name="T550" style:parent-style-name="Fonteparág.padrão" style:family="text">
      <style:text-properties style:font-name="Georgia" style:font-name-asian="Georgia" style:font-name-complex="Georgia"/>
    </style:style>
    <style:style style:name="P551" style:parent-style-name="Normal" style:family="paragraph">
      <style:paragraph-properties fo:margin-top="0.1666in" fo:margin-bottom="0.0833in"/>
    </style:style>
    <style:style style:name="T552" style:parent-style-name="Fonteparág.padrão" style:family="text">
      <style:text-properties style:font-name="Georgia" style:font-name-asian="Georgia" style:font-name-complex="Georgia"/>
    </style:style>
    <style:style style:name="P553" style:parent-style-name="Normal" style:family="paragraph">
      <style:paragraph-properties fo:margin-top="0.1666in" fo:margin-bottom="0.0833in"/>
    </style:style>
    <style:style style:name="T554" style:parent-style-name="Fonteparág.padrão" style:family="text">
      <style:text-properties style:font-name="Georgia" style:font-name-asian="Georgia" style:font-name-complex="Georgia"/>
    </style:style>
    <style:style style:name="P555" style:parent-style-name="Normal" style:family="paragraph">
      <style:paragraph-properties fo:margin-top="0.1666in" fo:margin-bottom="0.0833in"/>
    </style:style>
    <style:style style:name="T556" style:parent-style-name="Fonteparág.padrão" style:family="text">
      <style:text-properties style:font-name="Georgia" style:font-name-asian="Georgia" style:font-name-complex="Georgia"/>
    </style:style>
    <style:style style:name="P557" style:parent-style-name="Normal" style:family="paragraph">
      <style:paragraph-properties fo:margin-top="0.1666in" fo:margin-bottom="0.0833in"/>
    </style:style>
    <style:style style:name="T558" style:parent-style-name="Fonteparág.padrão" style:family="text">
      <style:text-properties style:font-name="Georgia" style:font-name-asian="Georgia" style:font-name-complex="Georgia"/>
    </style:style>
    <style:style style:name="P559" style:parent-style-name="Normal" style:family="paragraph">
      <style:paragraph-properties fo:margin-top="0.1666in" fo:margin-bottom="0.0833in"/>
    </style:style>
    <style:style style:name="T560" style:parent-style-name="Fonteparág.padrão" style:family="text">
      <style:text-properties style:font-name="Georgia" style:font-name-asian="Georgia" style:font-name-complex="Georgia"/>
    </style:style>
    <style:style style:name="P561" style:parent-style-name="Normal" style:family="paragraph">
      <style:paragraph-properties fo:margin-top="0.1666in" fo:margin-bottom="0.0833in"/>
    </style:style>
    <style:style style:name="T562" style:parent-style-name="Fonteparág.padrão" style:family="text">
      <style:text-properties style:font-name="Georgia" style:font-name-asian="Georgia" style:font-name-complex="Georgia"/>
    </style:style>
    <style:style style:name="P563" style:parent-style-name="Normal" style:family="paragraph">
      <style:paragraph-properties fo:margin-top="0.1666in" fo:margin-bottom="0.0833in"/>
    </style:style>
    <style:style style:name="T564" style:parent-style-name="Fonteparág.padrão" style:family="text">
      <style:text-properties style:font-name="Georgia" style:font-name-asian="Georgia" style:font-name-complex="Georgia"/>
    </style:style>
    <style:style style:name="P565" style:parent-style-name="Normal" style:family="paragraph">
      <style:paragraph-properties fo:margin-top="0.1666in" fo:margin-bottom="0.0833in"/>
    </style:style>
    <style:style style:name="T566" style:parent-style-name="Fonteparág.padrão" style:family="text">
      <style:text-properties style:font-name="Georgia" style:font-name-asian="Georgia" style:font-name-complex="Georgia"/>
    </style:style>
    <style:style style:name="P567" style:parent-style-name="Normal" style:family="paragraph">
      <style:paragraph-properties fo:margin-top="0.1666in" fo:margin-bottom="0.0833in"/>
    </style:style>
    <style:style style:name="T568" style:parent-style-name="Fonteparág.padrão" style:family="text">
      <style:text-properties style:font-name="Georgia" style:font-name-asian="Georgia" style:font-name-complex="Georgia"/>
    </style:style>
    <style:style style:name="P569" style:parent-style-name="Normal" style:family="paragraph">
      <style:paragraph-properties fo:margin-top="0.1666in" fo:margin-bottom="0.0833in"/>
    </style:style>
    <style:style style:name="T570" style:parent-style-name="Fonteparág.padrão" style:family="text">
      <style:text-properties style:font-name="Georgia" style:font-name-asian="Georgia" style:font-name-complex="Georgia"/>
    </style:style>
    <style:style style:name="P571" style:parent-style-name="Normal" style:family="paragraph">
      <style:paragraph-properties fo:margin-top="0.1666in" fo:margin-bottom="0.0833in"/>
    </style:style>
    <style:style style:name="T572" style:parent-style-name="Fonteparág.padrão" style:family="text">
      <style:text-properties style:font-name="Georgia" style:font-name-asian="Georgia" style:font-name-complex="Georgia"/>
    </style:style>
    <style:style style:name="P573" style:parent-style-name="Normal" style:family="paragraph">
      <style:paragraph-properties fo:margin-top="0.1666in" fo:margin-bottom="0.0833in"/>
    </style:style>
    <style:style style:name="T574" style:parent-style-name="Fonteparág.padrão" style:family="text">
      <style:text-properties style:font-name="Georgia" style:font-name-asian="Georgia" style:font-name-complex="Georgia"/>
    </style:style>
    <style:style style:name="P575" style:parent-style-name="Normal" style:family="paragraph">
      <style:paragraph-properties fo:margin-top="0.1666in" fo:margin-bottom="0.0833in"/>
    </style:style>
    <style:style style:name="T576" style:parent-style-name="Fonteparág.padrão" style:family="text">
      <style:text-properties style:font-name="Georgia" style:font-name-asian="Georgia" style:font-name-complex="Georgia"/>
    </style:style>
    <style:style style:name="P577" style:parent-style-name="Normal" style:family="paragraph">
      <style:paragraph-properties fo:margin-top="0.1666in" fo:margin-bottom="0.0833in"/>
    </style:style>
    <style:style style:name="T578" style:parent-style-name="Fonteparág.padrão" style:family="text">
      <style:text-properties style:font-name="Georgia" style:font-name-asian="Georgia" style:font-name-complex="Georgia"/>
    </style:style>
    <style:style style:name="P579" style:parent-style-name="Normal" style:family="paragraph">
      <style:paragraph-properties fo:margin-top="0.1666in" fo:margin-bottom="0.0833in"/>
    </style:style>
    <style:style style:name="T580" style:parent-style-name="Fonteparág.padrão" style:family="text">
      <style:text-properties style:font-name="Georgia" style:font-name-asian="Georgia" style:font-name-complex="Georgia"/>
    </style:style>
    <style:style style:name="P581" style:parent-style-name="Normal" style:family="paragraph">
      <style:paragraph-properties fo:margin-top="0.1666in" fo:margin-bottom="0.0833in"/>
    </style:style>
    <style:style style:name="T582" style:parent-style-name="Fonteparág.padrão" style:family="text">
      <style:text-properties style:font-name="Georgia" style:font-name-asian="Georgia" style:font-name-complex="Georgia"/>
    </style:style>
    <style:style style:name="P583" style:parent-style-name="Normal" style:family="paragraph">
      <style:paragraph-properties fo:margin-top="0.1666in" fo:margin-bottom="0.0833in"/>
    </style:style>
    <style:style style:name="T584" style:parent-style-name="Fonteparág.padrão" style:family="text">
      <style:text-properties style:font-name="Georgia" style:font-name-asian="Georgia" style:font-name-complex="Georgia"/>
    </style:style>
    <style:style style:name="P585" style:parent-style-name="Normal" style:family="paragraph">
      <style:paragraph-properties fo:margin-top="0.1666in" fo:margin-bottom="0.0833in"/>
    </style:style>
    <style:style style:name="T586" style:parent-style-name="Fonteparág.padrão" style:family="text">
      <style:text-properties style:font-name="Georgia" style:font-name-asian="Georgia" style:font-name-complex="Georgia"/>
    </style:style>
    <style:style style:name="P587" style:parent-style-name="Normal" style:family="paragraph">
      <style:paragraph-properties fo:margin-top="0.1666in" fo:margin-bottom="0.0833in"/>
    </style:style>
    <style:style style:name="T588" style:parent-style-name="Fonteparág.padrão" style:family="text">
      <style:text-properties style:font-name="Georgia" style:font-name-asian="Georgia" style:font-name-complex="Georgia"/>
    </style:style>
    <style:style style:name="P589" style:parent-style-name="Normal" style:family="paragraph">
      <style:paragraph-properties fo:margin-top="0.1666in" fo:margin-bottom="0.0833in"/>
    </style:style>
    <style:style style:name="T590" style:parent-style-name="Fonteparág.padrão" style:family="text">
      <style:text-properties style:font-name="Georgia" style:font-name-asian="Georgia" style:font-name-complex="Georgia"/>
    </style:style>
    <style:style style:name="P591" style:parent-style-name="Normal" style:family="paragraph">
      <style:paragraph-properties fo:margin-top="0.1666in" fo:margin-bottom="0.0833in"/>
    </style:style>
    <style:style style:name="T592" style:parent-style-name="Fonteparág.padrão" style:family="text">
      <style:text-properties style:font-name="Georgia" style:font-name-asian="Georgia" style:font-name-complex="Georgia"/>
    </style:style>
    <style:style style:name="P593" style:parent-style-name="Normal" style:family="paragraph">
      <style:paragraph-properties fo:margin-top="0.1666in" fo:margin-bottom="0.0833in"/>
    </style:style>
    <style:style style:name="T594" style:parent-style-name="Fonteparág.padrão" style:family="text">
      <style:text-properties style:font-name="Georgia" style:font-name-asian="Georgia" style:font-name-complex="Georgia"/>
    </style:style>
    <style:style style:name="P595" style:parent-style-name="Normal" style:family="paragraph">
      <style:paragraph-properties fo:margin-top="0.1666in" fo:margin-bottom="0.0833in"/>
    </style:style>
    <style:style style:name="T596" style:parent-style-name="Fonteparág.padrão" style:family="text">
      <style:text-properties style:font-name="Georgia" style:font-name-asian="Georgia" style:font-name-complex="Georgia"/>
    </style:style>
    <style:style style:name="P597" style:parent-style-name="Normal" style:family="paragraph">
      <style:paragraph-properties fo:margin-top="0.1666in" fo:margin-bottom="0.0833in"/>
    </style:style>
    <style:style style:name="T598" style:parent-style-name="Fonteparág.padrão" style:family="text">
      <style:text-properties style:font-name="Georgia" style:font-name-asian="Georgia" style:font-name-complex="Georgia"/>
    </style:style>
    <style:style style:name="P599" style:parent-style-name="Normal" style:family="paragraph">
      <style:paragraph-properties fo:margin-top="0.1666in" fo:margin-bottom="0.0833in"/>
    </style:style>
    <style:style style:name="T600" style:parent-style-name="Fonteparág.padrão" style:family="text">
      <style:text-properties style:font-name="Georgia" style:font-name-asian="Georgia" style:font-name-complex="Georgia"/>
    </style:style>
    <style:style style:name="P601" style:parent-style-name="Normal" style:family="paragraph">
      <style:paragraph-properties fo:margin-top="0.1666in" fo:margin-bottom="0.0833in"/>
    </style:style>
    <style:style style:name="T602" style:parent-style-name="Fonteparág.padrão" style:family="text">
      <style:text-properties style:font-name="Georgia" style:font-name-asian="Georgia" style:font-name-complex="Georgia"/>
    </style:style>
    <style:style style:name="P603" style:parent-style-name="Normal" style:family="paragraph">
      <style:paragraph-properties fo:margin-top="0.1666in" fo:margin-bottom="0.0833in"/>
    </style:style>
    <style:style style:name="T604" style:parent-style-name="Fonteparág.padrão" style:family="text">
      <style:text-properties style:font-name="Georgia" style:font-name-asian="Georgia" style:font-name-complex="Georgia"/>
    </style:style>
    <style:style style:name="P605" style:parent-style-name="Normal" style:family="paragraph">
      <style:paragraph-properties fo:margin-top="0.1666in" fo:margin-bottom="0.0833in"/>
    </style:style>
    <style:style style:name="T606" style:parent-style-name="Fonteparág.padrão" style:family="text">
      <style:text-properties style:font-name="Georgia" style:font-name-asian="Georgia" style:font-name-complex="Georgia"/>
    </style:style>
    <style:style style:name="P607" style:parent-style-name="Normal" style:family="paragraph">
      <style:paragraph-properties fo:margin-top="0.1666in" fo:margin-bottom="0.0833in"/>
    </style:style>
    <style:style style:name="T608" style:parent-style-name="Fonteparág.padrão" style:family="text">
      <style:text-properties style:font-name="Georgia" style:font-name-asian="Georgia" style:font-name-complex="Georgia"/>
    </style:style>
    <style:style style:name="P609" style:parent-style-name="Normal" style:family="paragraph">
      <style:paragraph-properties fo:margin-top="0.1666in" fo:margin-bottom="0.0833in"/>
    </style:style>
    <style:style style:name="T610" style:parent-style-name="Fonteparág.padrão" style:family="text">
      <style:text-properties style:font-name="Georgia" style:font-name-asian="Georgia" style:font-name-complex="Georgia"/>
    </style:style>
    <style:style style:name="P611" style:parent-style-name="Normal" style:family="paragraph">
      <style:paragraph-properties fo:margin-top="0.1666in" fo:margin-bottom="0.0833in"/>
    </style:style>
    <style:style style:name="T612" style:parent-style-name="Fonteparág.padrão" style:family="text">
      <style:text-properties style:font-name="Georgia" style:font-name-asian="Georgia" style:font-name-complex="Georgia"/>
    </style:style>
    <style:style style:name="P613" style:parent-style-name="Normal" style:family="paragraph">
      <style:paragraph-properties fo:margin-top="0.1666in" fo:margin-bottom="0.0833in"/>
    </style:style>
    <style:style style:name="T614" style:parent-style-name="Fonteparág.padrão" style:family="text">
      <style:text-properties style:font-name="Georgia" style:font-name-asian="Georgia" style:font-name-complex="Georgia"/>
    </style:style>
    <style:style style:name="P615" style:parent-style-name="Normal" style:family="paragraph">
      <style:paragraph-properties fo:margin-top="0.1666in" fo:margin-bottom="0.0833in"/>
    </style:style>
    <style:style style:name="T616" style:parent-style-name="Fonteparág.padrão" style:family="text">
      <style:text-properties style:font-name="Georgia" style:font-name-asian="Georgia" style:font-name-complex="Georgia"/>
    </style:style>
    <style:style style:name="P617" style:parent-style-name="Normal" style:family="paragraph">
      <style:paragraph-properties fo:margin-top="0.1666in" fo:margin-bottom="0.0833in"/>
    </style:style>
    <style:style style:name="T618" style:parent-style-name="Fonteparág.padrão" style:family="text">
      <style:text-properties style:font-name="Georgia" style:font-name-asian="Georgia" style:font-name-complex="Georgia"/>
    </style:style>
    <style:style style:name="P619" style:parent-style-name="Normal" style:family="paragraph">
      <style:paragraph-properties fo:margin-top="0.1666in" fo:margin-bottom="0.0833in"/>
    </style:style>
    <style:style style:name="T620" style:parent-style-name="Fonteparág.padrão" style:family="text">
      <style:text-properties style:font-name="Georgia" style:font-name-asian="Georgia" style:font-name-complex="Georgia"/>
    </style:style>
    <style:style style:name="P621" style:parent-style-name="Normal" style:family="paragraph">
      <style:paragraph-properties fo:margin-top="0.1666in" fo:margin-bottom="0.0833in"/>
    </style:style>
    <style:style style:name="T622" style:parent-style-name="Fonteparág.padrão" style:family="text">
      <style:text-properties style:font-name="Georgia" style:font-name-asian="Georgia" style:font-name-complex="Georgia"/>
    </style:style>
    <style:style style:name="P623" style:parent-style-name="Normal" style:family="paragraph">
      <style:paragraph-properties fo:margin-top="0.1666in" fo:margin-bottom="0.0833in"/>
    </style:style>
    <style:style style:name="T624" style:parent-style-name="Fonteparág.padrão" style:family="text">
      <style:text-properties style:font-name="Georgia" style:font-name-asian="Georgia" style:font-name-complex="Georgia"/>
    </style:style>
    <style:style style:name="P625" style:parent-style-name="Normal" style:family="paragraph">
      <style:paragraph-properties fo:margin-top="0.1666in" fo:margin-bottom="0.0833in"/>
    </style:style>
    <style:style style:name="T626" style:parent-style-name="Fonteparág.padrão" style:family="text">
      <style:text-properties style:font-name="Georgia" style:font-name-asian="Georgia" style:font-name-complex="Georgia"/>
    </style:style>
    <style:style style:name="P627" style:parent-style-name="Normal" style:family="paragraph">
      <style:paragraph-properties fo:margin-top="0.1666in" fo:margin-bottom="0.0833in"/>
    </style:style>
    <style:style style:name="T628" style:parent-style-name="Fonteparág.padrão" style:family="text">
      <style:text-properties style:font-name="Georgia" style:font-name-asian="Georgia" style:font-name-complex="Georgia"/>
    </style:style>
    <style:style style:name="P629" style:parent-style-name="Normal" style:family="paragraph">
      <style:paragraph-properties fo:margin-top="0.1666in" fo:margin-bottom="0.0833in"/>
    </style:style>
    <style:style style:name="T630" style:parent-style-name="Fonteparág.padrão" style:family="text">
      <style:text-properties style:font-name="Georgia" style:font-name-asian="Georgia" style:font-name-complex="Georgia"/>
    </style:style>
    <style:style style:name="T631" style:parent-style-name="Fonteparág.padrão" style:family="text">
      <style:text-properties style:font-name="Georgia" style:font-name-asian="Georgia" style:font-name-complex="Georgia" fo:font-style="italic" style:font-style-asian="italic" style:font-style-complex="italic"/>
    </style:style>
    <style:style style:name="T632" style:parent-style-name="Fonteparág.padrão" style:family="text">
      <style:text-properties style:font-name="Georgia" style:font-name-asian="Georgia" style:font-name-complex="Georgia"/>
    </style:style>
    <style:style style:name="P633" style:parent-style-name="Normal" style:family="paragraph">
      <style:paragraph-properties fo:margin-top="0.1666in" fo:margin-bottom="0.0833in"/>
    </style:style>
    <style:style style:name="T634" style:parent-style-name="Fonteparág.padrão" style:family="text">
      <style:text-properties style:font-name="Georgia" style:font-name-asian="Georgia" style:font-name-complex="Georgia"/>
    </style:style>
    <style:style style:name="P635" style:parent-style-name="Normal" style:family="paragraph">
      <style:paragraph-properties fo:margin-top="0.1666in" fo:margin-bottom="0.0833in"/>
    </style:style>
    <style:style style:name="T636" style:parent-style-name="Fonteparág.padrão" style:family="text">
      <style:text-properties style:font-name="Georgia" style:font-name-asian="Georgia" style:font-name-complex="Georgia"/>
    </style:style>
    <style:style style:name="P637" style:parent-style-name="Normal" style:family="paragraph">
      <style:paragraph-properties fo:margin-top="0.1666in" fo:margin-bottom="0.0833in"/>
    </style:style>
    <style:style style:name="T638" style:parent-style-name="Fonteparág.padrão" style:family="text">
      <style:text-properties style:font-name="Georgia" style:font-name-asian="Georgia" style:font-name-complex="Georgia"/>
    </style:style>
    <style:style style:name="P639" style:parent-style-name="Normal" style:family="paragraph">
      <style:paragraph-properties fo:margin-top="0.1666in" fo:margin-bottom="0.0833in"/>
    </style:style>
    <style:style style:name="T640" style:parent-style-name="Fonteparág.padrão" style:family="text">
      <style:text-properties style:font-name="Georgia" style:font-name-asian="Georgia" style:font-name-complex="Georgia"/>
    </style:style>
    <style:style style:name="P641" style:parent-style-name="Normal" style:family="paragraph">
      <style:paragraph-properties fo:margin-top="0.1666in" fo:margin-bottom="0.0833in"/>
    </style:style>
    <style:style style:name="T642" style:parent-style-name="Fonteparág.padrão" style:family="text">
      <style:text-properties style:font-name="Georgia" style:font-name-asian="Georgia" style:font-name-complex="Georgia"/>
    </style:style>
    <style:style style:name="P643" style:parent-style-name="Normal" style:family="paragraph">
      <style:paragraph-properties fo:margin-top="0.1666in" fo:margin-bottom="0.0833in"/>
    </style:style>
    <style:style style:name="T644" style:parent-style-name="Fonteparág.padrão" style:family="text">
      <style:text-properties style:font-name="Georgia" style:font-name-asian="Georgia" style:font-name-complex="Georgia"/>
    </style:style>
    <style:style style:name="P645" style:parent-style-name="Normal" style:family="paragraph">
      <style:paragraph-properties fo:margin-top="0.1666in" fo:margin-bottom="0.0833in"/>
    </style:style>
    <style:style style:name="T646" style:parent-style-name="Fonteparág.padrão" style:family="text">
      <style:text-properties style:font-name="Georgia" style:font-name-asian="Georgia" style:font-name-complex="Georgia"/>
    </style:style>
    <style:style style:name="P647" style:parent-style-name="Normal" style:family="paragraph">
      <style:paragraph-properties fo:margin-top="0.1666in" fo:margin-bottom="0.0833in"/>
    </style:style>
    <style:style style:name="T648" style:parent-style-name="Fonteparág.padrão" style:family="text">
      <style:text-properties style:font-name="Georgia" style:font-name-asian="Georgia" style:font-name-complex="Georgia"/>
    </style:style>
    <style:style style:name="P649" style:parent-style-name="Normal" style:family="paragraph">
      <style:paragraph-properties fo:margin-top="0.1666in" fo:margin-bottom="0.0833in"/>
    </style:style>
    <style:style style:name="T650" style:parent-style-name="Fonteparág.padrão" style:family="text">
      <style:text-properties style:font-name="Georgia" style:font-name-asian="Georgia" style:font-name-complex="Georgia"/>
    </style:style>
    <style:style style:name="P651" style:parent-style-name="Normal" style:family="paragraph">
      <style:paragraph-properties fo:margin-top="0.1666in" fo:margin-bottom="0.0833in"/>
    </style:style>
    <style:style style:name="T652" style:parent-style-name="Fonteparág.padrão" style:family="text">
      <style:text-properties style:font-name="Georgia" style:font-name-asian="Georgia" style:font-name-complex="Georgia"/>
    </style:style>
    <style:style style:name="P653" style:parent-style-name="Normal" style:family="paragraph">
      <style:paragraph-properties fo:margin-top="0.1666in" fo:margin-bottom="0.0833in"/>
    </style:style>
    <style:style style:name="T654" style:parent-style-name="Fonteparág.padrão" style:family="text">
      <style:text-properties style:font-name="Georgia" style:font-name-asian="Georgia" style:font-name-complex="Georgia"/>
    </style:style>
    <style:style style:name="P655" style:parent-style-name="Título2" style:family="paragraph">
      <style:paragraph-properties fo:margin-top="0.1666in" fo:margin-bottom="0.0833in"/>
    </style:style>
    <style:style style:name="T656" style:parent-style-name="Fonteparág.padrão" style:family="text">
      <style:text-properties style:font-name="Aptos" style:font-name-asian="Aptos" style:font-name-complex="Aptos" fo:font-size="12pt" style:font-size-asian="12pt" style:font-size-complex="12pt"/>
    </style:style>
    <style:style style:name="P657" style:parent-style-name="Normal" style:family="paragraph">
      <style:paragraph-properties fo:margin-top="0.0833in" fo:margin-bottom="0.0833in"/>
    </style:style>
    <style:style style:name="T658" style:parent-style-name="Fonteparág.padrão" style:family="text">
      <style:text-properties style:font-name="Georgia" style:font-name-asian="Georgia" style:font-name-complex="Georgia"/>
    </style:style>
    <style:style style:name="P659" style:parent-style-name="Normal" style:family="paragraph">
      <style:paragraph-properties fo:margin-top="0.1666in" fo:margin-bottom="0.0833in"/>
    </style:style>
    <style:style style:name="T660" style:parent-style-name="Fonteparág.padrão" style:family="text">
      <style:text-properties style:font-name="Georgia" style:font-name-asian="Georgia" style:font-name-complex="Georgia"/>
    </style:style>
    <style:style style:name="T661" style:parent-style-name="Fonteparág.padrão" style:family="text">
      <style:text-properties style:font-name="Georgia" style:font-name-asian="Georgia" style:font-name-complex="Georgia" fo:font-style="italic" style:font-style-asian="italic" style:font-style-complex="italic"/>
    </style:style>
    <style:style style:name="T662" style:parent-style-name="Fonteparág.padrão" style:family="text">
      <style:text-properties style:font-name="Georgia" style:font-name-asian="Georgia" style:font-name-complex="Georgia"/>
    </style:style>
    <style:style style:name="P663" style:parent-style-name="Normal" style:family="paragraph">
      <style:paragraph-properties fo:margin-top="0.1666in" fo:margin-bottom="0.0833in"/>
    </style:style>
    <style:style style:name="T664" style:parent-style-name="Fonteparág.padrão" style:family="text">
      <style:text-properties style:font-name="Georgia" style:font-name-asian="Georgia" style:font-name-complex="Georgia"/>
    </style:style>
    <style:style style:name="P665" style:parent-style-name="Normal" style:family="paragraph">
      <style:paragraph-properties fo:margin-top="0.1666in" fo:margin-bottom="0.0833in"/>
    </style:style>
    <style:style style:name="T666" style:parent-style-name="Fonteparág.padrão" style:family="text">
      <style:text-properties style:font-name="Georgia" style:font-name-asian="Georgia" style:font-name-complex="Georgia"/>
    </style:style>
    <style:style style:name="T667" style:parent-style-name="Fonteparág.padrão" style:family="text">
      <style:text-properties style:font-name="Georgia" style:font-name-asian="Georgia" style:font-name-complex="Georgia" fo:font-style="italic" style:font-style-asian="italic" style:font-style-complex="italic"/>
    </style:style>
    <style:style style:name="T668" style:parent-style-name="Fonteparág.padrão" style:family="text">
      <style:text-properties style:font-name="Georgia" style:font-name-asian="Georgia" style:font-name-complex="Georgia"/>
    </style:style>
    <style:style style:name="P669" style:parent-style-name="Normal" style:family="paragraph">
      <style:paragraph-properties fo:margin-top="0.1666in" fo:margin-bottom="0.0833in"/>
    </style:style>
    <style:style style:name="T670" style:parent-style-name="Fonteparág.padrão" style:family="text">
      <style:text-properties style:font-name="Georgia" style:font-name-asian="Georgia" style:font-name-complex="Georgia"/>
    </style:style>
    <style:style style:name="P671" style:parent-style-name="Normal" style:family="paragraph">
      <style:paragraph-properties fo:margin-top="0.1666in" fo:margin-bottom="0.0833in"/>
    </style:style>
    <style:style style:name="T672" style:parent-style-name="Fonteparág.padrão" style:family="text">
      <style:text-properties style:font-name="Georgia" style:font-name-asian="Georgia" style:font-name-complex="Georgia"/>
    </style:style>
    <style:style style:name="P673" style:parent-style-name="Normal" style:family="paragraph">
      <style:paragraph-properties fo:margin-top="0.1666in" fo:margin-bottom="0.0833in"/>
    </style:style>
    <style:style style:name="T674" style:parent-style-name="Fonteparág.padrão" style:family="text">
      <style:text-properties style:font-name="Georgia" style:font-name-asian="Georgia" style:font-name-complex="Georgia"/>
    </style:style>
    <style:style style:name="P675" style:parent-style-name="Normal" style:family="paragraph">
      <style:paragraph-properties fo:margin-top="0.1666in" fo:margin-bottom="0.0833in"/>
    </style:style>
    <style:style style:name="T676" style:parent-style-name="Fonteparág.padrão" style:family="text">
      <style:text-properties style:font-name="Georgia" style:font-name-asian="Georgia" style:font-name-complex="Georgia"/>
    </style:style>
    <style:style style:name="P677" style:parent-style-name="Normal" style:family="paragraph">
      <style:paragraph-properties fo:margin-top="0.1666in" fo:margin-bottom="0.0833in"/>
    </style:style>
    <style:style style:name="T678" style:parent-style-name="Fonteparág.padrão" style:family="text">
      <style:text-properties style:font-name="Georgia" style:font-name-asian="Georgia" style:font-name-complex="Georgia"/>
    </style:style>
    <style:style style:name="P679" style:parent-style-name="Normal" style:family="paragraph">
      <style:paragraph-properties fo:margin-top="0.1666in" fo:margin-bottom="0.0833in"/>
    </style:style>
    <style:style style:name="T680" style:parent-style-name="Fonteparág.padrão" style:family="text">
      <style:text-properties style:font-name="Georgia" style:font-name-asian="Georgia" style:font-name-complex="Georgia"/>
    </style:style>
    <style:style style:name="P681" style:parent-style-name="Normal" style:family="paragraph">
      <style:paragraph-properties fo:margin-top="0.1666in" fo:margin-bottom="0.0833in"/>
    </style:style>
    <style:style style:name="T682" style:parent-style-name="Fonteparág.padrão" style:family="text">
      <style:text-properties style:font-name="Georgia" style:font-name-asian="Georgia" style:font-name-complex="Georgia"/>
    </style:style>
    <style:style style:name="P683" style:parent-style-name="Normal" style:family="paragraph">
      <style:paragraph-properties fo:margin-top="0.1666in" fo:margin-bottom="0.0833in"/>
    </style:style>
    <style:style style:name="T684" style:parent-style-name="Fonteparág.padrão" style:family="text">
      <style:text-properties style:font-name="Georgia" style:font-name-asian="Georgia" style:font-name-complex="Georgia"/>
    </style:style>
    <style:style style:name="P685" style:parent-style-name="Normal" style:family="paragraph">
      <style:paragraph-properties fo:margin-top="0.1666in" fo:margin-bottom="0.0833in"/>
    </style:style>
    <style:style style:name="T686" style:parent-style-name="Fonteparág.padrão" style:family="text">
      <style:text-properties style:font-name="Georgia" style:font-name-asian="Georgia" style:font-name-complex="Georgia"/>
    </style:style>
    <style:style style:name="P687" style:parent-style-name="Normal" style:family="paragraph">
      <style:paragraph-properties fo:margin-top="0.1666in" fo:margin-bottom="0.0833in"/>
    </style:style>
    <style:style style:name="T688" style:parent-style-name="Fonteparág.padrão" style:family="text">
      <style:text-properties style:font-name="Georgia" style:font-name-asian="Georgia" style:font-name-complex="Georgia"/>
    </style:style>
    <style:style style:name="P689" style:parent-style-name="Normal" style:family="paragraph">
      <style:paragraph-properties fo:margin-top="0.1666in" fo:margin-bottom="0.0833in"/>
    </style:style>
    <style:style style:name="T690" style:parent-style-name="Fonteparág.padrão" style:family="text">
      <style:text-properties style:font-name="Georgia" style:font-name-asian="Georgia" style:font-name-complex="Georgia"/>
    </style:style>
    <style:style style:name="P691" style:parent-style-name="Normal" style:family="paragraph">
      <style:paragraph-properties fo:margin-top="0.1666in" fo:margin-bottom="0.0833in"/>
    </style:style>
    <style:style style:name="T692" style:parent-style-name="Fonteparág.padrão" style:family="text">
      <style:text-properties style:font-name="Georgia" style:font-name-asian="Georgia" style:font-name-complex="Georgia"/>
    </style:style>
    <style:style style:name="P693" style:parent-style-name="Normal" style:family="paragraph">
      <style:paragraph-properties fo:margin-top="0.1666in" fo:margin-bottom="0.0833in"/>
    </style:style>
    <style:style style:name="T694" style:parent-style-name="Fonteparág.padrão" style:family="text">
      <style:text-properties style:font-name="Georgia" style:font-name-asian="Georgia" style:font-name-complex="Georgia"/>
    </style:style>
    <style:style style:name="P695" style:parent-style-name="Normal" style:family="paragraph">
      <style:paragraph-properties fo:margin-top="0.1666in" fo:margin-bottom="0.0833in"/>
    </style:style>
    <style:style style:name="T696" style:parent-style-name="Fonteparág.padrão" style:family="text">
      <style:text-properties style:font-name="Georgia" style:font-name-asian="Georgia" style:font-name-complex="Georgia"/>
    </style:style>
    <style:style style:name="P697" style:parent-style-name="Normal" style:family="paragraph">
      <style:paragraph-properties fo:margin-top="0.1666in" fo:margin-bottom="0.0833in"/>
    </style:style>
    <style:style style:name="T698" style:parent-style-name="Fonteparág.padrão" style:family="text">
      <style:text-properties style:font-name="Georgia" style:font-name-asian="Georgia" style:font-name-complex="Georgia"/>
    </style:style>
    <style:style style:name="T699" style:parent-style-name="Fonteparág.padrão" style:family="text">
      <style:text-properties style:font-name="Georgia" style:font-name-asian="Georgia" style:font-name-complex="Georgia" fo:font-style="italic" style:font-style-asian="italic" style:font-style-complex="italic"/>
    </style:style>
    <style:style style:name="T700" style:parent-style-name="Fonteparág.padrão" style:family="text">
      <style:text-properties style:font-name="Georgia" style:font-name-asian="Georgia" style:font-name-complex="Georgia"/>
    </style:style>
    <style:style style:name="P701" style:parent-style-name="Normal" style:family="paragraph">
      <style:paragraph-properties fo:margin-top="0.1666in" fo:margin-bottom="0.0833in"/>
    </style:style>
    <style:style style:name="T702" style:parent-style-name="Fonteparág.padrão" style:family="text">
      <style:text-properties style:font-name="Georgia" style:font-name-asian="Georgia" style:font-name-complex="Georgia"/>
    </style:style>
    <style:style style:name="P703" style:parent-style-name="Normal" style:family="paragraph">
      <style:paragraph-properties fo:margin-top="0.1666in" fo:margin-bottom="0.0833in"/>
    </style:style>
    <style:style style:name="T704" style:parent-style-name="Fonteparág.padrão" style:family="text">
      <style:text-properties style:font-name="Georgia" style:font-name-asian="Georgia" style:font-name-complex="Georgia"/>
    </style:style>
    <style:style style:name="P705" style:parent-style-name="Normal" style:family="paragraph">
      <style:paragraph-properties fo:margin-top="0.1666in" fo:margin-bottom="0.0833in"/>
    </style:style>
    <style:style style:name="T706" style:parent-style-name="Fonteparág.padrão" style:family="text">
      <style:text-properties style:font-name="Georgia" style:font-name-asian="Georgia" style:font-name-complex="Georgia"/>
    </style:style>
    <style:style style:name="P707" style:parent-style-name="Normal" style:family="paragraph">
      <style:paragraph-properties fo:margin-top="0.1666in" fo:margin-bottom="0.0833in"/>
    </style:style>
    <style:style style:name="T708" style:parent-style-name="Fonteparág.padrão" style:family="text">
      <style:text-properties style:font-name="Georgia" style:font-name-asian="Georgia" style:font-name-complex="Georgia"/>
    </style:style>
    <style:style style:name="P709" style:parent-style-name="Normal" style:family="paragraph">
      <style:paragraph-properties fo:margin-top="0.1666in" fo:margin-bottom="0.0833in"/>
    </style:style>
    <style:style style:name="T710" style:parent-style-name="Fonteparág.padrão" style:family="text">
      <style:text-properties style:font-name="Georgia" style:font-name-asian="Georgia" style:font-name-complex="Georgia"/>
    </style:style>
    <style:style style:name="P711" style:parent-style-name="Normal" style:family="paragraph">
      <style:paragraph-properties fo:margin-top="0.1666in" fo:margin-bottom="0.0833in"/>
    </style:style>
    <style:style style:name="T712" style:parent-style-name="Fonteparág.padrão" style:family="text">
      <style:text-properties style:font-name="Georgia" style:font-name-asian="Georgia" style:font-name-complex="Georgia"/>
    </style:style>
    <style:style style:name="P713" style:parent-style-name="Normal" style:family="paragraph">
      <style:paragraph-properties fo:margin-top="0.1666in" fo:margin-bottom="0.0833in"/>
    </style:style>
    <style:style style:name="T714" style:parent-style-name="Fonteparág.padrão" style:family="text">
      <style:text-properties style:font-name="Georgia" style:font-name-asian="Georgia" style:font-name-complex="Georgia"/>
    </style:style>
    <style:style style:name="P715" style:parent-style-name="Normal" style:family="paragraph">
      <style:paragraph-properties fo:margin-top="0.1666in" fo:margin-bottom="0.0833in"/>
    </style:style>
    <style:style style:name="T716" style:parent-style-name="Fonteparág.padrão" style:family="text">
      <style:text-properties style:font-name="Georgia" style:font-name-asian="Georgia" style:font-name-complex="Georgia"/>
    </style:style>
    <style:style style:name="P717" style:parent-style-name="Normal" style:family="paragraph">
      <style:paragraph-properties fo:margin-top="0.1666in" fo:margin-bottom="0.0833in"/>
    </style:style>
    <style:style style:name="T718" style:parent-style-name="Fonteparág.padrão" style:family="text">
      <style:text-properties style:font-name="Georgia" style:font-name-asian="Georgia" style:font-name-complex="Georgia"/>
    </style:style>
    <style:style style:name="P719" style:parent-style-name="Normal" style:family="paragraph">
      <style:paragraph-properties fo:margin-top="0.1666in" fo:margin-bottom="0.0833in"/>
    </style:style>
    <style:style style:name="T720" style:parent-style-name="Fonteparág.padrão" style:family="text">
      <style:text-properties style:font-name="Georgia" style:font-name-asian="Georgia" style:font-name-complex="Georgia"/>
    </style:style>
    <style:style style:name="P721" style:parent-style-name="Normal" style:family="paragraph">
      <style:paragraph-properties fo:margin-top="0.1666in" fo:margin-bottom="0.0833in"/>
    </style:style>
    <style:style style:name="T722" style:parent-style-name="Fonteparág.padrão" style:family="text">
      <style:text-properties style:font-name="Georgia" style:font-name-asian="Georgia" style:font-name-complex="Georgia"/>
    </style:style>
    <style:style style:name="P723" style:parent-style-name="Normal" style:family="paragraph">
      <style:paragraph-properties fo:margin-top="0.1666in" fo:margin-bottom="0.0833in"/>
    </style:style>
    <style:style style:name="T724" style:parent-style-name="Fonteparág.padrão" style:family="text">
      <style:text-properties style:font-name="Georgia" style:font-name-asian="Georgia" style:font-name-complex="Georgia"/>
    </style:style>
    <style:style style:name="P725" style:parent-style-name="Normal" style:family="paragraph">
      <style:paragraph-properties fo:margin-top="0.1666in" fo:margin-bottom="0.0833in"/>
    </style:style>
    <style:style style:name="T726" style:parent-style-name="Fonteparág.padrão" style:family="text">
      <style:text-properties style:font-name="Georgia" style:font-name-asian="Georgia" style:font-name-complex="Georgia"/>
    </style:style>
    <style:style style:name="P727" style:parent-style-name="Normal" style:family="paragraph">
      <style:paragraph-properties fo:margin-top="0.1666in" fo:margin-bottom="0.0833in"/>
    </style:style>
    <style:style style:name="T728" style:parent-style-name="Fonteparág.padrão" style:family="text">
      <style:text-properties style:font-name="Georgia" style:font-name-asian="Georgia" style:font-name-complex="Georgia"/>
    </style:style>
    <style:style style:name="P729" style:parent-style-name="Normal" style:family="paragraph">
      <style:paragraph-properties fo:margin-top="0.1666in" fo:margin-bottom="0.0833in"/>
    </style:style>
    <style:style style:name="T730" style:parent-style-name="Fonteparág.padrão" style:family="text">
      <style:text-properties style:font-name="Georgia" style:font-name-asian="Georgia" style:font-name-complex="Georgia"/>
    </style:style>
    <style:style style:name="P731" style:parent-style-name="Normal" style:family="paragraph">
      <style:paragraph-properties fo:margin-top="0.1666in" fo:margin-bottom="0.0833in"/>
    </style:style>
    <style:style style:name="T732" style:parent-style-name="Fonteparág.padrão" style:family="text">
      <style:text-properties style:font-name="Georgia" style:font-name-asian="Georgia" style:font-name-complex="Georgia"/>
    </style:style>
    <style:style style:name="T733" style:parent-style-name="Fonteparág.padrão" style:family="text">
      <style:text-properties style:font-name="Georgia" style:font-name-asian="Georgia" style:font-name-complex="Georgia" fo:font-style="italic" style:font-style-asian="italic" style:font-style-complex="italic"/>
    </style:style>
    <style:style style:name="T734" style:parent-style-name="Fonteparág.padrão" style:family="text">
      <style:text-properties style:font-name="Georgia" style:font-name-asian="Georgia" style:font-name-complex="Georgia"/>
    </style:style>
    <style:style style:name="P735" style:parent-style-name="Normal" style:family="paragraph">
      <style:paragraph-properties fo:margin-top="0.1666in" fo:margin-bottom="0.0833in"/>
    </style:style>
    <style:style style:name="T736" style:parent-style-name="Fonteparág.padrão" style:family="text">
      <style:text-properties style:font-name="Georgia" style:font-name-asian="Georgia" style:font-name-complex="Georgia"/>
    </style:style>
    <style:style style:name="P737" style:parent-style-name="Normal" style:family="paragraph">
      <style:paragraph-properties fo:margin-top="0.1666in" fo:margin-bottom="0.0833in"/>
    </style:style>
    <style:style style:name="T738" style:parent-style-name="Fonteparág.padrão" style:family="text">
      <style:text-properties style:font-name="Georgia" style:font-name-asian="Georgia" style:font-name-complex="Georgia"/>
    </style:style>
    <style:style style:name="T739" style:parent-style-name="Fonteparág.padrão" style:family="text">
      <style:text-properties style:font-name="Georgia" style:font-name-asian="Georgia" style:font-name-complex="Georgia"/>
    </style:style>
    <style:style style:name="P740" style:parent-style-name="Normal" style:family="paragraph">
      <style:paragraph-properties fo:margin-top="0.1666in" fo:margin-bottom="0.0833in"/>
    </style:style>
    <style:style style:name="T741" style:parent-style-name="Fonteparág.padrão" style:family="text">
      <style:text-properties style:font-name="Georgia" style:font-name-asian="Georgia" style:font-name-complex="Georgia"/>
    </style:style>
    <style:style style:name="T742" style:parent-style-name="Fonteparág.padrão" style:family="text">
      <style:text-properties style:font-name="Georgia" style:font-name-asian="Georgia" style:font-name-complex="Georgia"/>
    </style:style>
    <style:style style:name="P743" style:parent-style-name="Normal" style:family="paragraph">
      <style:paragraph-properties fo:margin-top="0.1666in" fo:margin-bottom="0.0833in"/>
    </style:style>
    <style:style style:name="T744" style:parent-style-name="Fonteparág.padrão" style:family="text">
      <style:text-properties style:font-name="Georgia" style:font-name-asian="Georgia" style:font-name-complex="Georgia"/>
    </style:style>
    <style:style style:name="P745" style:parent-style-name="Título2" style:family="paragraph">
      <style:paragraph-properties fo:margin-top="0.1666in" fo:margin-bottom="0.0833in"/>
    </style:style>
    <style:style style:name="T746" style:parent-style-name="Fonteparág.padrão" style:family="text">
      <style:text-properties style:font-name="Aptos" style:font-name-asian="Aptos" style:font-name-complex="Aptos" fo:font-size="12pt" style:font-size-asian="12pt" style:font-size-complex="12pt"/>
    </style:style>
    <style:style style:name="P747" style:parent-style-name="Normal" style:family="paragraph">
      <style:paragraph-properties fo:margin-top="0.0833in" fo:margin-bottom="0.0833in"/>
    </style:style>
    <style:style style:name="T748" style:parent-style-name="Fonteparág.padrão" style:family="text">
      <style:text-properties style:font-name="Georgia" style:font-name-asian="Georgia" style:font-name-complex="Georgia"/>
    </style:style>
    <style:style style:name="T749" style:parent-style-name="Fonteparág.padrão" style:family="text">
      <style:text-properties style:font-name="Georgia" style:font-name-asian="Georgia" style:font-name-complex="Georgia" fo:font-style="italic" style:font-style-asian="italic" style:font-style-complex="italic"/>
    </style:style>
    <style:style style:name="P750" style:parent-style-name="Normal" style:family="paragraph">
      <style:paragraph-properties fo:margin-top="0.1666in" fo:margin-bottom="0.0833in"/>
    </style:style>
    <style:style style:name="T751" style:parent-style-name="Fonteparág.padrão" style:family="text">
      <style:text-properties style:font-name="Georgia" style:font-name-asian="Georgia" style:font-name-complex="Georgia"/>
    </style:style>
    <style:style style:name="P752" style:parent-style-name="Normal" style:family="paragraph">
      <style:paragraph-properties fo:margin-top="0.1666in" fo:margin-bottom="0.0833in"/>
    </style:style>
    <style:style style:name="T753" style:parent-style-name="Fonteparág.padrão" style:family="text">
      <style:text-properties style:font-name="Georgia" style:font-name-asian="Georgia" style:font-name-complex="Georgia"/>
    </style:style>
    <style:style style:name="P754" style:parent-style-name="Normal" style:family="paragraph">
      <style:paragraph-properties fo:margin-top="0.1666in" fo:margin-bottom="0.0833in"/>
    </style:style>
    <style:style style:name="T755" style:parent-style-name="Fonteparág.padrão" style:family="text">
      <style:text-properties style:font-name="Georgia" style:font-name-asian="Georgia" style:font-name-complex="Georgia"/>
    </style:style>
    <style:style style:name="P756" style:parent-style-name="Normal" style:family="paragraph">
      <style:paragraph-properties fo:margin-top="0.1666in" fo:margin-bottom="0.0833in"/>
    </style:style>
    <style:style style:name="T757" style:parent-style-name="Fonteparág.padrão" style:family="text">
      <style:text-properties style:font-name="Georgia" style:font-name-asian="Georgia" style:font-name-complex="Georgia"/>
    </style:style>
    <style:style style:name="P758" style:parent-style-name="Normal" style:family="paragraph">
      <style:paragraph-properties fo:margin-top="0.1666in" fo:margin-bottom="0.0833in"/>
    </style:style>
    <style:style style:name="T759" style:parent-style-name="Fonteparág.padrão" style:family="text">
      <style:text-properties style:font-name="Georgia" style:font-name-asian="Georgia" style:font-name-complex="Georgia"/>
    </style:style>
    <style:style style:name="T760" style:parent-style-name="Fonteparág.padrão" style:family="text">
      <style:text-properties style:font-name="Georgia" style:font-name-asian="Georgia" style:font-name-complex="Georgia"/>
    </style:style>
    <style:style style:name="P761" style:parent-style-name="Normal" style:family="paragraph">
      <style:paragraph-properties fo:margin-top="0.1666in" fo:margin-bottom="0.0833in"/>
    </style:style>
    <style:style style:name="T762" style:parent-style-name="Fonteparág.padrão" style:family="text">
      <style:text-properties style:font-name="Georgia" style:font-name-asian="Georgia" style:font-name-complex="Georgia"/>
    </style:style>
    <style:style style:name="T763" style:parent-style-name="Fonteparág.padrão" style:family="text">
      <style:text-properties style:font-name="Georgia" style:font-name-asian="Georgia" style:font-name-complex="Georgia" fo:font-style="italic" style:font-style-asian="italic" style:font-style-complex="italic"/>
    </style:style>
    <style:style style:name="T764" style:parent-style-name="Fonteparág.padrão" style:family="text">
      <style:text-properties style:font-name="Georgia" style:font-name-asian="Georgia" style:font-name-complex="Georgia"/>
    </style:style>
    <style:style style:name="P765" style:parent-style-name="Normal" style:family="paragraph">
      <style:paragraph-properties fo:margin-top="0.1666in" fo:margin-bottom="0.0833in"/>
    </style:style>
    <style:style style:name="T766" style:parent-style-name="Fonteparág.padrão" style:family="text">
      <style:text-properties style:font-name="Georgia" style:font-name-asian="Georgia" style:font-name-complex="Georgia"/>
    </style:style>
    <style:style style:name="T767" style:parent-style-name="Fonteparág.padrão" style:family="text">
      <style:text-properties style:font-name="Georgia" style:font-name-asian="Georgia" style:font-name-complex="Georgia"/>
    </style:style>
    <style:style style:name="P768" style:parent-style-name="Normal" style:family="paragraph">
      <style:paragraph-properties fo:margin-top="0.1666in" fo:margin-bottom="0.0833in"/>
    </style:style>
    <style:style style:name="T769" style:parent-style-name="Fonteparág.padrão" style:family="text">
      <style:text-properties style:font-name="Georgia" style:font-name-asian="Georgia" style:font-name-complex="Georgia"/>
    </style:style>
    <style:style style:name="T770" style:parent-style-name="Fonteparág.padrão" style:family="text">
      <style:text-properties style:font-name="Georgia" style:font-name-asian="Georgia" style:font-name-complex="Georgia"/>
    </style:style>
    <style:style style:name="P771" style:parent-style-name="Normal" style:family="paragraph">
      <style:paragraph-properties fo:margin-top="0.1666in" fo:margin-bottom="0.0833in"/>
    </style:style>
    <style:style style:name="T772" style:parent-style-name="Fonteparág.padrão" style:family="text">
      <style:text-properties style:font-name="Georgia" style:font-name-asian="Georgia" style:font-name-complex="Georgia"/>
    </style:style>
    <style:style style:name="T773" style:parent-style-name="Fonteparág.padrão" style:family="text">
      <style:text-properties style:font-name="Georgia" style:font-name-asian="Georgia" style:font-name-complex="Georgia"/>
    </style:style>
    <style:style style:name="P774" style:parent-style-name="Normal" style:family="paragraph">
      <style:paragraph-properties fo:margin-top="0.1666in" fo:margin-bottom="0.0833in"/>
    </style:style>
    <style:style style:name="T775" style:parent-style-name="Fonteparág.padrão" style:family="text">
      <style:text-properties style:font-name="Georgia" style:font-name-asian="Georgia" style:font-name-complex="Georgia"/>
    </style:style>
    <style:style style:name="T776" style:parent-style-name="Fonteparág.padrão" style:family="text">
      <style:text-properties style:font-name="Georgia" style:font-name-asian="Georgia" style:font-name-complex="Georgia"/>
    </style:style>
    <style:style style:name="P777" style:parent-style-name="Normal" style:family="paragraph">
      <style:paragraph-properties fo:margin-top="0.1666in" fo:margin-bottom="0.0833in"/>
    </style:style>
    <style:style style:name="T778" style:parent-style-name="Fonteparág.padrão" style:family="text">
      <style:text-properties style:font-name="Georgia" style:font-name-asian="Georgia" style:font-name-complex="Georgia"/>
    </style:style>
    <style:style style:name="P779" style:parent-style-name="Normal" style:family="paragraph">
      <style:paragraph-properties fo:margin-top="0.1666in" fo:margin-bottom="0.0833in"/>
    </style:style>
    <style:style style:name="T780" style:parent-style-name="Fonteparág.padrão" style:family="text">
      <style:text-properties style:font-name="Georgia" style:font-name-asian="Georgia" style:font-name-complex="Georgia"/>
    </style:style>
    <style:style style:name="T781" style:parent-style-name="Fonteparág.padrão" style:family="text">
      <style:text-properties style:font-name="Georgia" style:font-name-asian="Georgia" style:font-name-complex="Georgia"/>
    </style:style>
    <style:style style:name="P782" style:parent-style-name="Normal" style:family="paragraph">
      <style:paragraph-properties fo:margin-top="0.1666in" fo:margin-bottom="0.0833in"/>
    </style:style>
    <style:style style:name="T783" style:parent-style-name="Fonteparág.padrão" style:family="text">
      <style:text-properties style:font-name="Georgia" style:font-name-asian="Georgia" style:font-name-complex="Georgia"/>
    </style:style>
    <style:style style:name="P784" style:parent-style-name="Normal" style:family="paragraph">
      <style:paragraph-properties fo:margin-top="0.1666in" fo:margin-bottom="0.0833in"/>
    </style:style>
    <style:style style:name="T785" style:parent-style-name="Fonteparág.padrão" style:family="text">
      <style:text-properties style:font-name="Georgia" style:font-name-asian="Georgia" style:font-name-complex="Georgia"/>
    </style:style>
    <style:style style:name="T786" style:parent-style-name="Fonteparág.padrão" style:family="text">
      <style:text-properties style:font-name="Georgia" style:font-name-asian="Georgia" style:font-name-complex="Georgia"/>
    </style:style>
    <style:style style:name="P787" style:parent-style-name="Normal" style:family="paragraph">
      <style:paragraph-properties fo:margin-top="0.1666in" fo:margin-bottom="0.0833in"/>
    </style:style>
    <style:style style:name="T788" style:parent-style-name="Fonteparág.padrão" style:family="text">
      <style:text-properties style:font-name="Georgia" style:font-name-asian="Georgia" style:font-name-complex="Georgia"/>
    </style:style>
    <style:style style:name="P789" style:parent-style-name="Normal" style:family="paragraph">
      <style:paragraph-properties fo:margin-top="0.1666in" fo:margin-bottom="0.0833in"/>
    </style:style>
    <style:style style:name="T790" style:parent-style-name="Fonteparág.padrão" style:family="text">
      <style:text-properties style:font-name="Georgia" style:font-name-asian="Georgia" style:font-name-complex="Georgia"/>
    </style:style>
    <style:style style:name="P791" style:parent-style-name="Normal" style:family="paragraph">
      <style:paragraph-properties fo:margin-top="0.1666in" fo:margin-bottom="0.0833in"/>
    </style:style>
    <style:style style:name="T792" style:parent-style-name="Fonteparág.padrão" style:family="text">
      <style:text-properties style:font-name="Georgia" style:font-name-asian="Georgia" style:font-name-complex="Georgia"/>
    </style:style>
    <style:style style:name="P793" style:parent-style-name="Normal" style:family="paragraph">
      <style:paragraph-properties fo:margin-top="0.1666in" fo:margin-bottom="0.0833in"/>
    </style:style>
    <style:style style:name="T794" style:parent-style-name="Fonteparág.padrão" style:family="text">
      <style:text-properties style:font-name="Georgia" style:font-name-asian="Georgia" style:font-name-complex="Georgia"/>
    </style:style>
    <style:style style:name="P795" style:parent-style-name="Normal" style:family="paragraph">
      <style:paragraph-properties fo:margin-top="0.1666in" fo:margin-bottom="0.0833in"/>
    </style:style>
    <style:style style:name="T796" style:parent-style-name="Fonteparág.padrão" style:family="text">
      <style:text-properties style:font-name="Georgia" style:font-name-asian="Georgia" style:font-name-complex="Georgia"/>
    </style:style>
    <style:style style:name="P797" style:parent-style-name="Normal" style:family="paragraph">
      <style:paragraph-properties fo:margin-top="0.1666in" fo:margin-bottom="0.0833in"/>
    </style:style>
    <style:style style:name="T798" style:parent-style-name="Fonteparág.padrão" style:family="text">
      <style:text-properties style:font-name="Georgia" style:font-name-asian="Georgia" style:font-name-complex="Georgia"/>
    </style:style>
    <style:style style:name="T799" style:parent-style-name="Fonteparág.padrão" style:family="text">
      <style:text-properties style:font-name="Georgia" style:font-name-asian="Georgia" style:font-name-complex="Georgia"/>
    </style:style>
    <style:style style:name="P800" style:parent-style-name="Normal" style:family="paragraph">
      <style:paragraph-properties fo:margin-top="0.1666in" fo:margin-bottom="0.0833in"/>
    </style:style>
    <style:style style:name="T801" style:parent-style-name="Fonteparág.padrão" style:family="text">
      <style:text-properties style:font-name="Georgia" style:font-name-asian="Georgia" style:font-name-complex="Georgia"/>
    </style:style>
    <style:style style:name="T802" style:parent-style-name="Fonteparág.padrão" style:family="text">
      <style:text-properties style:font-name="Georgia" style:font-name-asian="Georgia" style:font-name-complex="Georgia"/>
    </style:style>
    <style:style style:name="P803" style:parent-style-name="Título2" style:family="paragraph">
      <style:paragraph-properties fo:margin-top="0.1666in" fo:margin-bottom="0.0833in"/>
    </style:style>
    <style:style style:name="T804" style:parent-style-name="Fonteparág.padrão" style:family="text">
      <style:text-properties style:font-name="Aptos" style:font-name-asian="Aptos" style:font-name-complex="Aptos" fo:font-size="12pt" style:font-size-asian="12pt" style:font-size-complex="12pt"/>
    </style:style>
    <style:style style:name="P805" style:parent-style-name="Normal" style:family="paragraph">
      <style:paragraph-properties fo:margin-top="0.0833in" fo:margin-bottom="0.0833in"/>
    </style:style>
    <style:style style:name="T806" style:parent-style-name="Fonteparág.padrão" style:family="text">
      <style:text-properties style:font-name="Georgia" style:font-name-asian="Georgia" style:font-name-complex="Georgia"/>
    </style:style>
    <style:style style:name="P807" style:parent-style-name="Normal" style:family="paragraph">
      <style:paragraph-properties fo:margin-top="0.1666in" fo:margin-bottom="0.0833in"/>
    </style:style>
    <style:style style:name="T808" style:parent-style-name="Fonteparág.padrão" style:family="text">
      <style:text-properties style:font-name="Georgia" style:font-name-asian="Georgia" style:font-name-complex="Georgia"/>
    </style:style>
    <style:style style:name="T809" style:parent-style-name="Fonteparág.padrão" style:family="text">
      <style:text-properties style:font-name="Georgia" style:font-name-asian="Georgia" style:font-name-complex="Georgia" fo:font-style="italic" style:font-style-asian="italic" style:font-style-complex="italic"/>
    </style:style>
    <style:style style:name="T810" style:parent-style-name="Fonteparág.padrão" style:family="text">
      <style:text-properties style:font-name="Georgia" style:font-name-asian="Georgia" style:font-name-complex="Georgia"/>
    </style:style>
    <style:style style:name="P811" style:parent-style-name="Normal" style:family="paragraph">
      <style:paragraph-properties fo:margin-top="0.1666in" fo:margin-bottom="0.0833in"/>
    </style:style>
    <style:style style:name="T812" style:parent-style-name="Fonteparág.padrão" style:family="text">
      <style:text-properties style:font-name="Georgia" style:font-name-asian="Georgia" style:font-name-complex="Georgia"/>
    </style:style>
    <style:style style:name="P813" style:parent-style-name="Normal" style:family="paragraph">
      <style:paragraph-properties fo:margin-top="0.1666in" fo:margin-bottom="0.0833in"/>
    </style:style>
    <style:style style:name="T814" style:parent-style-name="Fonteparág.padrão" style:family="text">
      <style:text-properties style:font-name="Georgia" style:font-name-asian="Georgia" style:font-name-complex="Georgia"/>
    </style:style>
    <style:style style:name="P815" style:parent-style-name="Normal" style:family="paragraph">
      <style:paragraph-properties fo:margin-top="0.1666in" fo:margin-bottom="0.0833in"/>
    </style:style>
    <style:style style:name="T816" style:parent-style-name="Fonteparág.padrão" style:family="text">
      <style:text-properties style:font-name="Georgia" style:font-name-asian="Georgia" style:font-name-complex="Georgia"/>
    </style:style>
    <style:style style:name="P817" style:parent-style-name="Normal" style:family="paragraph">
      <style:paragraph-properties fo:margin-top="0.1666in" fo:margin-bottom="0.0833in"/>
    </style:style>
    <style:style style:name="T818" style:parent-style-name="Fonteparág.padrão" style:family="text">
      <style:text-properties style:font-name="Georgia" style:font-name-asian="Georgia" style:font-name-complex="Georgia"/>
    </style:style>
    <style:style style:name="P819" style:parent-style-name="Normal" style:family="paragraph">
      <style:paragraph-properties fo:margin-top="0.1666in" fo:margin-bottom="0.0833in"/>
    </style:style>
    <style:style style:name="T820" style:parent-style-name="Fonteparág.padrão" style:family="text">
      <style:text-properties style:font-name="Georgia" style:font-name-asian="Georgia" style:font-name-complex="Georgia"/>
    </style:style>
    <style:style style:name="P821" style:parent-style-name="Normal" style:family="paragraph">
      <style:paragraph-properties fo:margin-top="0.1666in" fo:margin-bottom="0.0833in"/>
    </style:style>
    <style:style style:name="T822" style:parent-style-name="Fonteparág.padrão" style:family="text">
      <style:text-properties style:font-name="Georgia" style:font-name-asian="Georgia" style:font-name-complex="Georgia"/>
    </style:style>
    <style:style style:name="T823" style:parent-style-name="Fonteparág.padrão" style:family="text">
      <style:text-properties style:font-name="Georgia" style:font-name-asian="Georgia" style:font-name-complex="Georgia"/>
    </style:style>
    <style:style style:name="P824" style:parent-style-name="Normal" style:family="paragraph">
      <style:paragraph-properties fo:margin-top="0.1666in" fo:margin-bottom="0.0833in"/>
    </style:style>
    <style:style style:name="T825" style:parent-style-name="Fonteparág.padrão" style:family="text">
      <style:text-properties style:font-name="Georgia" style:font-name-asian="Georgia" style:font-name-complex="Georgia"/>
    </style:style>
    <style:style style:name="T826" style:parent-style-name="Fonteparág.padrão" style:family="text">
      <style:text-properties style:font-name="Georgia" style:font-name-asian="Georgia" style:font-name-complex="Georgia"/>
    </style:style>
    <style:style style:name="P827" style:parent-style-name="Normal" style:family="paragraph">
      <style:paragraph-properties fo:margin-top="0.1666in" fo:margin-bottom="0.0833in"/>
    </style:style>
    <style:style style:name="T828" style:parent-style-name="Fonteparág.padrão" style:family="text">
      <style:text-properties style:font-name="Georgia" style:font-name-asian="Georgia" style:font-name-complex="Georgia"/>
    </style:style>
    <style:style style:name="T829" style:parent-style-name="Fonteparág.padrão" style:family="text">
      <style:text-properties style:font-name="Georgia" style:font-name-asian="Georgia" style:font-name-complex="Georgia"/>
    </style:style>
    <style:style style:name="P830" style:parent-style-name="Normal" style:family="paragraph">
      <style:paragraph-properties fo:margin-top="0.1666in" fo:margin-bottom="0.0833in"/>
    </style:style>
    <style:style style:name="T831" style:parent-style-name="Fonteparág.padrão" style:family="text">
      <style:text-properties style:font-name="Georgia" style:font-name-asian="Georgia" style:font-name-complex="Georgia"/>
    </style:style>
    <style:style style:name="T832" style:parent-style-name="Fonteparág.padrão" style:family="text">
      <style:text-properties style:font-name="Georgia" style:font-name-asian="Georgia" style:font-name-complex="Georgia"/>
    </style:style>
    <style:style style:name="P833" style:parent-style-name="Normal" style:family="paragraph">
      <style:paragraph-properties fo:margin-top="0.1666in" fo:margin-bottom="0.0833in"/>
    </style:style>
    <style:style style:name="T834" style:parent-style-name="Fonteparág.padrão" style:family="text">
      <style:text-properties style:font-name="Georgia" style:font-name-asian="Georgia" style:font-name-complex="Georgia"/>
    </style:style>
    <style:style style:name="P835" style:parent-style-name="Normal" style:family="paragraph">
      <style:paragraph-properties fo:margin-top="0.1666in" fo:margin-bottom="0.0833in"/>
    </style:style>
    <style:style style:name="T836" style:parent-style-name="Fonteparág.padrão" style:family="text">
      <style:text-properties style:font-name="Georgia" style:font-name-asian="Georgia" style:font-name-complex="Georgia"/>
    </style:style>
    <style:style style:name="T837" style:parent-style-name="Fonteparág.padrão" style:family="text">
      <style:text-properties style:font-name="Georgia" style:font-name-asian="Georgia" style:font-name-complex="Georgia"/>
    </style:style>
    <style:style style:name="P838" style:parent-style-name="Normal" style:family="paragraph">
      <style:paragraph-properties fo:margin-top="0.1666in" fo:margin-bottom="0.0833in"/>
    </style:style>
    <style:style style:name="T839" style:parent-style-name="Fonteparág.padrão" style:family="text">
      <style:text-properties style:font-name="Georgia" style:font-name-asian="Georgia" style:font-name-complex="Georgia"/>
    </style:style>
    <style:style style:name="P840" style:parent-style-name="Normal" style:family="paragraph">
      <style:paragraph-properties fo:margin-top="0.1666in" fo:margin-bottom="0.0833in"/>
    </style:style>
    <style:style style:name="T841" style:parent-style-name="Fonteparág.padrão" style:family="text">
      <style:text-properties style:font-name="Georgia" style:font-name-asian="Georgia" style:font-name-complex="Georgia"/>
    </style:style>
    <style:style style:name="P842" style:parent-style-name="Normal" style:family="paragraph">
      <style:paragraph-properties fo:margin-top="0.1666in" fo:margin-bottom="0.0833in"/>
    </style:style>
    <style:style style:name="T843" style:parent-style-name="Fonteparág.padrão" style:family="text">
      <style:text-properties style:font-name="Georgia" style:font-name-asian="Georgia" style:font-name-complex="Georgia"/>
    </style:style>
    <style:style style:name="P844" style:parent-style-name="Normal" style:family="paragraph">
      <style:paragraph-properties fo:margin-top="0.1666in" fo:margin-bottom="0.0833in"/>
    </style:style>
    <style:style style:name="T845" style:parent-style-name="Fonteparág.padrão" style:family="text">
      <style:text-properties style:font-name="Georgia" style:font-name-asian="Georgia" style:font-name-complex="Georgia"/>
    </style:style>
    <style:style style:name="P846" style:parent-style-name="Normal" style:family="paragraph">
      <style:paragraph-properties fo:margin-top="0.1666in" fo:margin-bottom="0.0833in"/>
    </style:style>
    <style:style style:name="T847" style:parent-style-name="Fonteparág.padrão" style:family="text">
      <style:text-properties style:font-name="Georgia" style:font-name-asian="Georgia" style:font-name-complex="Georgia"/>
    </style:style>
    <style:style style:name="T848" style:parent-style-name="Fonteparág.padrão" style:family="text">
      <style:text-properties style:font-name="Georgia" style:font-name-asian="Georgia" style:font-name-complex="Georgia" fo:font-style="italic" style:font-style-asian="italic" style:font-style-complex="italic"/>
    </style:style>
    <style:style style:name="T849" style:parent-style-name="Fonteparág.padrão" style:family="text">
      <style:text-properties style:font-name="Georgia" style:font-name-asian="Georgia" style:font-name-complex="Georgia"/>
    </style:style>
    <style:style style:name="P850" style:parent-style-name="Normal" style:family="paragraph">
      <style:paragraph-properties fo:margin-top="0.1666in" fo:margin-bottom="0.0833in"/>
    </style:style>
    <style:style style:name="T851" style:parent-style-name="Fonteparág.padrão" style:family="text">
      <style:text-properties style:font-name="Georgia" style:font-name-asian="Georgia" style:font-name-complex="Georgia"/>
    </style:style>
    <style:style style:name="P852" style:parent-style-name="Normal" style:family="paragraph">
      <style:paragraph-properties fo:margin-top="0.1666in" fo:margin-bottom="0.0833in"/>
    </style:style>
    <style:style style:name="T853" style:parent-style-name="Fonteparág.padrão" style:family="text">
      <style:text-properties style:font-name="Georgia" style:font-name-asian="Georgia" style:font-name-complex="Georgia"/>
    </style:style>
    <style:style style:name="P854" style:parent-style-name="Normal" style:family="paragraph">
      <style:paragraph-properties fo:margin-top="0.1666in" fo:margin-bottom="0.0833in"/>
    </style:style>
    <style:style style:name="T855" style:parent-style-name="Fonteparág.padrão" style:family="text">
      <style:text-properties style:font-name="Georgia" style:font-name-asian="Georgia" style:font-name-complex="Georgia"/>
    </style:style>
    <style:style style:name="T856" style:parent-style-name="Fonteparág.padrão" style:family="text">
      <style:text-properties style:font-name="Georgia" style:font-name-asian="Georgia" style:font-name-complex="Georgia"/>
    </style:style>
    <style:style style:name="P857" style:parent-style-name="Normal" style:family="paragraph">
      <style:paragraph-properties fo:margin-top="0.1666in" fo:margin-bottom="0.0833in"/>
    </style:style>
    <style:style style:name="T858" style:parent-style-name="Fonteparág.padrão" style:family="text">
      <style:text-properties style:font-name="Georgia" style:font-name-asian="Georgia" style:font-name-complex="Georgia"/>
    </style:style>
    <style:style style:name="P859" style:parent-style-name="Título2" style:family="paragraph">
      <style:paragraph-properties fo:margin-top="0.1666in" fo:margin-bottom="0.0833in"/>
    </style:style>
    <style:style style:name="T860" style:parent-style-name="Fonteparág.padrão" style:family="text">
      <style:text-properties style:font-name="Aptos" style:font-name-asian="Aptos" style:font-name-complex="Aptos" fo:font-size="12pt" style:font-size-asian="12pt" style:font-size-complex="12pt"/>
    </style:style>
    <style:style style:name="P861" style:parent-style-name="Normal" style:family="paragraph">
      <style:paragraph-properties fo:margin-top="0.0833in" fo:margin-bottom="0.0833in"/>
    </style:style>
    <style:style style:name="T862" style:parent-style-name="Fonteparág.padrão" style:family="text">
      <style:text-properties style:font-name="Georgia" style:font-name-asian="Georgia" style:font-name-complex="Georgia"/>
    </style:style>
    <style:style style:name="P863" style:parent-style-name="Normal" style:family="paragraph">
      <style:paragraph-properties fo:margin-top="0.1666in" fo:margin-bottom="0.0833in"/>
    </style:style>
    <style:style style:name="T864" style:parent-style-name="Fonteparág.padrão" style:family="text">
      <style:text-properties style:font-name="Georgia" style:font-name-asian="Georgia" style:font-name-complex="Georgia"/>
    </style:style>
    <style:style style:name="P865" style:parent-style-name="Normal" style:family="paragraph">
      <style:paragraph-properties fo:margin-top="0.1666in" fo:margin-bottom="0.0833in"/>
    </style:style>
    <style:style style:name="T866" style:parent-style-name="Fonteparág.padrão" style:family="text">
      <style:text-properties style:font-name="Georgia" style:font-name-asian="Georgia" style:font-name-complex="Georgia"/>
    </style:style>
    <style:style style:name="P867" style:parent-style-name="Normal" style:family="paragraph">
      <style:paragraph-properties fo:margin-top="0.1666in" fo:margin-bottom="0.0833in"/>
    </style:style>
    <style:style style:name="T868" style:parent-style-name="Fonteparág.padrão" style:family="text">
      <style:text-properties style:font-name="Georgia" style:font-name-asian="Georgia" style:font-name-complex="Georgia"/>
    </style:style>
    <style:style style:name="P869" style:parent-style-name="Normal" style:family="paragraph">
      <style:paragraph-properties fo:margin-top="0.1666in" fo:margin-bottom="0.0833in"/>
    </style:style>
    <style:style style:name="T870" style:parent-style-name="Fonteparág.padrão" style:family="text">
      <style:text-properties style:font-name="Georgia" style:font-name-asian="Georgia" style:font-name-complex="Georgia"/>
    </style:style>
    <style:style style:name="T871" style:parent-style-name="Fonteparág.padrão" style:family="text">
      <style:text-properties style:font-name="Georgia" style:font-name-asian="Georgia" style:font-name-complex="Georgia" fo:font-style="italic" style:font-style-asian="italic" style:font-style-complex="italic"/>
    </style:style>
    <style:style style:name="T872" style:parent-style-name="Fonteparág.padrão" style:family="text">
      <style:text-properties style:font-name="Georgia" style:font-name-asian="Georgia" style:font-name-complex="Georgia"/>
    </style:style>
    <style:style style:name="P873" style:parent-style-name="Normal" style:family="paragraph">
      <style:paragraph-properties fo:margin-top="0.1666in" fo:margin-bottom="0.0833in"/>
    </style:style>
    <style:style style:name="T874" style:parent-style-name="Fonteparág.padrão" style:family="text">
      <style:text-properties style:font-name="Georgia" style:font-name-asian="Georgia" style:font-name-complex="Georgia"/>
    </style:style>
    <style:style style:name="P875" style:parent-style-name="Normal" style:family="paragraph">
      <style:paragraph-properties fo:margin-top="0.1666in" fo:margin-bottom="0.0833in"/>
    </style:style>
    <style:style style:name="T876" style:parent-style-name="Fonteparág.padrão" style:family="text">
      <style:text-properties style:font-name="Georgia" style:font-name-asian="Georgia" style:font-name-complex="Georgia"/>
    </style:style>
    <style:style style:name="P877" style:parent-style-name="Normal" style:family="paragraph">
      <style:paragraph-properties fo:margin-top="0.1666in" fo:margin-bottom="0.0833in"/>
    </style:style>
    <style:style style:name="T878" style:parent-style-name="Fonteparág.padrão" style:family="text">
      <style:text-properties style:font-name="Georgia" style:font-name-asian="Georgia" style:font-name-complex="Georgia"/>
    </style:style>
    <style:style style:name="P879" style:parent-style-name="Normal" style:family="paragraph">
      <style:paragraph-properties fo:margin-top="0.1666in" fo:margin-bottom="0.0833in"/>
    </style:style>
    <style:style style:name="T880" style:parent-style-name="Fonteparág.padrão" style:family="text">
      <style:text-properties style:font-name="Georgia" style:font-name-asian="Georgia" style:font-name-complex="Georgia"/>
    </style:style>
    <style:style style:name="P881" style:parent-style-name="Normal" style:family="paragraph">
      <style:paragraph-properties fo:margin-top="0.1666in" fo:margin-bottom="0.0833in"/>
    </style:style>
    <style:style style:name="T882" style:parent-style-name="Fonteparág.padrão" style:family="text">
      <style:text-properties style:font-name="Georgia" style:font-name-asian="Georgia" style:font-name-complex="Georgia"/>
    </style:style>
    <style:style style:name="P883" style:parent-style-name="Normal" style:family="paragraph">
      <style:paragraph-properties fo:margin-top="0.1666in" fo:margin-bottom="0.0833in"/>
    </style:style>
    <style:style style:name="T884" style:parent-style-name="Fonteparág.padrão" style:family="text">
      <style:text-properties style:font-name="Georgia" style:font-name-asian="Georgia" style:font-name-complex="Georgia"/>
    </style:style>
    <style:style style:name="P885" style:parent-style-name="Normal" style:family="paragraph">
      <style:paragraph-properties fo:margin-top="0.1666in" fo:margin-bottom="0.0833in"/>
    </style:style>
    <style:style style:name="T886" style:parent-style-name="Fonteparág.padrão" style:family="text">
      <style:text-properties style:font-name="Georgia" style:font-name-asian="Georgia" style:font-name-complex="Georgia"/>
    </style:style>
    <style:style style:name="P887" style:parent-style-name="Normal" style:family="paragraph">
      <style:paragraph-properties fo:margin-top="0.1666in" fo:margin-bottom="0.0833in"/>
    </style:style>
    <style:style style:name="T888" style:parent-style-name="Fonteparág.padrão" style:family="text">
      <style:text-properties style:font-name="Georgia" style:font-name-asian="Georgia" style:font-name-complex="Georgia"/>
    </style:style>
    <style:style style:name="P889" style:parent-style-name="Normal" style:family="paragraph">
      <style:paragraph-properties fo:margin-top="0.1666in" fo:margin-bottom="0.0833in"/>
    </style:style>
    <style:style style:name="T890" style:parent-style-name="Fonteparág.padrão" style:family="text">
      <style:text-properties style:font-name="Georgia" style:font-name-asian="Georgia" style:font-name-complex="Georgia"/>
    </style:style>
    <style:style style:name="P891" style:parent-style-name="Normal" style:family="paragraph">
      <style:paragraph-properties fo:margin-top="0.1666in" fo:margin-bottom="0.0833in"/>
    </style:style>
    <style:style style:name="T892" style:parent-style-name="Fonteparág.padrão" style:family="text">
      <style:text-properties style:font-name="Georgia" style:font-name-asian="Georgia" style:font-name-complex="Georgia"/>
    </style:style>
    <style:style style:name="P893" style:parent-style-name="Normal" style:family="paragraph">
      <style:paragraph-properties fo:margin-top="0.1666in" fo:margin-bottom="0.0833in"/>
    </style:style>
    <style:style style:name="T894" style:parent-style-name="Fonteparág.padrão" style:family="text">
      <style:text-properties style:font-name="Georgia" style:font-name-asian="Georgia" style:font-name-complex="Georgia"/>
    </style:style>
    <style:style style:name="P895" style:parent-style-name="Normal" style:family="paragraph">
      <style:paragraph-properties fo:margin-top="0.1666in" fo:margin-bottom="0.0833in"/>
    </style:style>
    <style:style style:name="T896" style:parent-style-name="Fonteparág.padrão" style:family="text">
      <style:text-properties style:font-name="Georgia" style:font-name-asian="Georgia" style:font-name-complex="Georgia"/>
    </style:style>
    <style:style style:name="T897" style:parent-style-name="Fonteparág.padrão" style:family="text">
      <style:text-properties style:font-name="Georgia" style:font-name-asian="Georgia" style:font-name-complex="Georgia" fo:font-style="italic" style:font-style-asian="italic" style:font-style-complex="italic"/>
    </style:style>
    <style:style style:name="T898" style:parent-style-name="Fonteparág.padrão" style:family="text">
      <style:text-properties style:font-name="Georgia" style:font-name-asian="Georgia" style:font-name-complex="Georgia"/>
    </style:style>
    <style:style style:name="P899" style:parent-style-name="Normal" style:family="paragraph">
      <style:paragraph-properties fo:margin-top="0.1666in" fo:margin-bottom="0.0833in"/>
    </style:style>
    <style:style style:name="T900" style:parent-style-name="Fonteparág.padrão" style:family="text">
      <style:text-properties style:font-name="Georgia" style:font-name-asian="Georgia" style:font-name-complex="Georgia"/>
    </style:style>
    <style:style style:name="P901" style:parent-style-name="Normal" style:family="paragraph">
      <style:paragraph-properties fo:margin-top="0.1666in" fo:margin-bottom="0.0833in"/>
    </style:style>
    <style:style style:name="T902" style:parent-style-name="Fonteparág.padrão" style:family="text">
      <style:text-properties style:font-name="Georgia" style:font-name-asian="Georgia" style:font-name-complex="Georgia"/>
    </style:style>
    <style:style style:name="P903" style:parent-style-name="Normal" style:family="paragraph">
      <style:paragraph-properties fo:margin-top="0.1666in" fo:margin-bottom="0.0833in"/>
    </style:style>
    <style:style style:name="T904" style:parent-style-name="Fonteparág.padrão" style:family="text">
      <style:text-properties style:font-name="Georgia" style:font-name-asian="Georgia" style:font-name-complex="Georgia"/>
    </style:style>
    <style:style style:name="P905" style:parent-style-name="Normal" style:family="paragraph">
      <style:paragraph-properties fo:margin-top="0.1666in" fo:margin-bottom="0.0833in"/>
    </style:style>
    <style:style style:name="T906" style:parent-style-name="Fonteparág.padrão" style:family="text">
      <style:text-properties style:font-name="Georgia" style:font-name-asian="Georgia" style:font-name-complex="Georgia"/>
    </style:style>
    <style:style style:name="P907" style:parent-style-name="Normal" style:family="paragraph">
      <style:paragraph-properties fo:margin-top="0.1666in" fo:margin-bottom="0.0833in"/>
    </style:style>
    <style:style style:name="T908" style:parent-style-name="Fonteparág.padrão" style:family="text">
      <style:text-properties style:font-name="Georgia" style:font-name-asian="Georgia" style:font-name-complex="Georgia"/>
    </style:style>
    <style:style style:name="P909" style:parent-style-name="Normal" style:family="paragraph">
      <style:paragraph-properties fo:margin-top="0.1666in" fo:margin-bottom="0.0833in"/>
    </style:style>
    <style:style style:name="T910" style:parent-style-name="Fonteparág.padrão" style:family="text">
      <style:text-properties style:font-name="Georgia" style:font-name-asian="Georgia" style:font-name-complex="Georgia"/>
    </style:style>
    <style:style style:name="P911" style:parent-style-name="Normal" style:family="paragraph">
      <style:paragraph-properties fo:margin-top="0.1666in" fo:margin-bottom="0.0833in"/>
    </style:style>
    <style:style style:name="T912" style:parent-style-name="Fonteparág.padrão" style:family="text">
      <style:text-properties style:font-name="Georgia" style:font-name-asian="Georgia" style:font-name-complex="Georgia"/>
    </style:style>
    <style:style style:name="T913" style:parent-style-name="Fonteparág.padrão" style:family="text">
      <style:text-properties style:font-name="Georgia" style:font-name-asian="Georgia" style:font-name-complex="Georgia"/>
    </style:style>
    <style:style style:name="P914" style:parent-style-name="Normal" style:family="paragraph">
      <style:paragraph-properties fo:margin-top="0.1666in" fo:margin-bottom="0.0833in"/>
    </style:style>
    <style:style style:name="T915" style:parent-style-name="Fonteparág.padrão" style:family="text">
      <style:text-properties style:font-name="Georgia" style:font-name-asian="Georgia" style:font-name-complex="Georgia"/>
    </style:style>
    <style:style style:name="T916" style:parent-style-name="Fonteparág.padrão" style:family="text">
      <style:text-properties style:font-name="Georgia" style:font-name-asian="Georgia" style:font-name-complex="Georgia"/>
    </style:style>
    <style:style style:name="P917" style:parent-style-name="Normal" style:family="paragraph">
      <style:paragraph-properties fo:margin-top="0.1666in" fo:margin-bottom="0.0833in"/>
    </style:style>
    <style:style style:name="T918" style:parent-style-name="Fonteparág.padrão" style:family="text">
      <style:text-properties style:font-name="Georgia" style:font-name-asian="Georgia" style:font-name-complex="Georgia"/>
    </style:style>
    <style:style style:name="P919" style:parent-style-name="Normal" style:family="paragraph">
      <style:paragraph-properties fo:margin-top="0.1666in" fo:margin-bottom="0.0833in"/>
    </style:style>
    <style:style style:name="T920" style:parent-style-name="Fonteparág.padrão" style:family="text">
      <style:text-properties style:font-name="Georgia" style:font-name-asian="Georgia" style:font-name-complex="Georgia"/>
    </style:style>
    <style:style style:name="P921" style:parent-style-name="Normal" style:family="paragraph">
      <style:paragraph-properties fo:margin-top="0.1666in" fo:margin-bottom="0.0833in"/>
    </style:style>
    <style:style style:name="T922" style:parent-style-name="Fonteparág.padrão" style:family="text">
      <style:text-properties style:font-name="Georgia" style:font-name-asian="Georgia" style:font-name-complex="Georgia"/>
    </style:style>
    <style:style style:name="P923" style:parent-style-name="Normal" style:family="paragraph">
      <style:paragraph-properties fo:margin-top="0.1666in" fo:margin-bottom="0.0833in"/>
    </style:style>
    <style:style style:name="T924" style:parent-style-name="Fonteparág.padrão" style:family="text">
      <style:text-properties style:font-name="Georgia" style:font-name-asian="Georgia" style:font-name-complex="Georgia"/>
    </style:style>
    <style:style style:name="P925" style:parent-style-name="Normal" style:family="paragraph">
      <style:paragraph-properties fo:margin-top="0.1666in" fo:margin-bottom="0.0833in"/>
    </style:style>
    <style:style style:name="T926" style:parent-style-name="Fonteparág.padrão" style:family="text">
      <style:text-properties style:font-name="Georgia" style:font-name-asian="Georgia" style:font-name-complex="Georgia"/>
    </style:style>
    <style:style style:name="T927" style:parent-style-name="Fonteparág.padrão" style:family="text">
      <style:text-properties style:font-name="Georgia" style:font-name-asian="Georgia" style:font-name-complex="Georgia" fo:font-style="italic" style:font-style-asian="italic" style:font-style-complex="italic"/>
    </style:style>
    <style:style style:name="T928" style:parent-style-name="Fonteparág.padrão" style:family="text">
      <style:text-properties style:font-name="Georgia" style:font-name-asian="Georgia" style:font-name-complex="Georgia"/>
    </style:style>
    <style:style style:name="P929" style:parent-style-name="Normal" style:family="paragraph">
      <style:paragraph-properties fo:margin-top="0.1666in" fo:margin-bottom="0.0833in"/>
    </style:style>
    <style:style style:name="T930" style:parent-style-name="Fonteparág.padrão" style:family="text">
      <style:text-properties style:font-name="Georgia" style:font-name-asian="Georgia" style:font-name-complex="Georgia"/>
    </style:style>
    <style:style style:name="P931" style:parent-style-name="Título2" style:family="paragraph">
      <style:paragraph-properties fo:margin-top="0.1666in" fo:margin-bottom="0.0833in"/>
    </style:style>
    <style:style style:name="T932" style:parent-style-name="Fonteparág.padrão" style:family="text">
      <style:text-properties style:font-name="Aptos" style:font-name-asian="Aptos" style:font-name-complex="Aptos" fo:font-size="12pt" style:font-size-asian="12pt" style:font-size-complex="12pt"/>
    </style:style>
    <style:style style:name="P933" style:parent-style-name="Normal" style:family="paragraph">
      <style:paragraph-properties fo:margin-top="0.0833in" fo:margin-bottom="0.0833in"/>
    </style:style>
    <style:style style:name="T934" style:parent-style-name="Fonteparág.padrão" style:family="text">
      <style:text-properties style:font-name="Georgia" style:font-name-asian="Georgia" style:font-name-complex="Georgia"/>
    </style:style>
    <style:style style:name="P935" style:parent-style-name="Normal" style:family="paragraph">
      <style:paragraph-properties fo:margin-top="0.1666in" fo:margin-bottom="0.0833in"/>
    </style:style>
    <style:style style:name="T936" style:parent-style-name="Fonteparág.padrão" style:family="text">
      <style:text-properties style:font-name="Georgia" style:font-name-asian="Georgia" style:font-name-complex="Georgia"/>
    </style:style>
    <style:style style:name="P937" style:parent-style-name="Normal" style:family="paragraph">
      <style:paragraph-properties fo:margin-top="0.1666in" fo:margin-bottom="0.0833in"/>
    </style:style>
    <style:style style:name="T938" style:parent-style-name="Fonteparág.padrão" style:family="text">
      <style:text-properties style:font-name="Georgia" style:font-name-asian="Georgia" style:font-name-complex="Georgia"/>
    </style:style>
    <style:style style:name="P939" style:parent-style-name="Normal" style:family="paragraph">
      <style:paragraph-properties fo:margin-top="0.1666in" fo:margin-bottom="0.0833in"/>
    </style:style>
    <style:style style:name="T940" style:parent-style-name="Fonteparág.padrão" style:family="text">
      <style:text-properties style:font-name="Georgia" style:font-name-asian="Georgia" style:font-name-complex="Georgia"/>
    </style:style>
    <style:style style:name="P941" style:parent-style-name="Normal" style:family="paragraph">
      <style:paragraph-properties fo:margin-top="0.1666in" fo:margin-bottom="0.0833in"/>
    </style:style>
    <style:style style:name="T942" style:parent-style-name="Fonteparág.padrão" style:family="text">
      <style:text-properties style:font-name="Georgia" style:font-name-asian="Georgia" style:font-name-complex="Georgia"/>
    </style:style>
    <style:style style:name="P943" style:parent-style-name="Normal" style:family="paragraph">
      <style:paragraph-properties fo:margin-top="0.1666in" fo:margin-bottom="0.0833in"/>
    </style:style>
    <style:style style:name="T944" style:parent-style-name="Fonteparág.padrão" style:family="text">
      <style:text-properties style:font-name="Georgia" style:font-name-asian="Georgia" style:font-name-complex="Georgia"/>
    </style:style>
    <style:style style:name="P945" style:parent-style-name="Normal" style:family="paragraph">
      <style:paragraph-properties fo:margin-top="0.1666in" fo:margin-bottom="0.0833in"/>
    </style:style>
    <style:style style:name="T946" style:parent-style-name="Fonteparág.padrão" style:family="text">
      <style:text-properties style:font-name="Georgia" style:font-name-asian="Georgia" style:font-name-complex="Georgia"/>
    </style:style>
    <style:style style:name="P947" style:parent-style-name="Normal" style:family="paragraph">
      <style:paragraph-properties fo:margin-top="0.1666in" fo:margin-bottom="0.0833in"/>
    </style:style>
    <style:style style:name="T948" style:parent-style-name="Fonteparág.padrão" style:family="text">
      <style:text-properties style:font-name="Georgia" style:font-name-asian="Georgia" style:font-name-complex="Georgia"/>
    </style:style>
    <style:style style:name="P949" style:parent-style-name="Normal" style:family="paragraph">
      <style:paragraph-properties fo:margin-top="0.1666in" fo:margin-bottom="0.0833in"/>
    </style:style>
    <style:style style:name="T950" style:parent-style-name="Fonteparág.padrão" style:family="text">
      <style:text-properties style:font-name="Georgia" style:font-name-asian="Georgia" style:font-name-complex="Georgia"/>
    </style:style>
    <style:style style:name="P951" style:parent-style-name="Normal" style:family="paragraph">
      <style:paragraph-properties fo:margin-top="0.1666in" fo:margin-bottom="0.0833in"/>
    </style:style>
    <style:style style:name="T952" style:parent-style-name="Fonteparág.padrão" style:family="text">
      <style:text-properties style:font-name="Georgia" style:font-name-asian="Georgia" style:font-name-complex="Georgia"/>
    </style:style>
    <style:style style:name="P953" style:parent-style-name="Normal" style:family="paragraph">
      <style:paragraph-properties fo:margin-top="0.1666in" fo:margin-bottom="0.0833in"/>
    </style:style>
    <style:style style:name="T954" style:parent-style-name="Fonteparág.padrão" style:family="text">
      <style:text-properties style:font-name="Georgia" style:font-name-asian="Georgia" style:font-name-complex="Georgia"/>
    </style:style>
    <style:style style:name="P955" style:parent-style-name="Normal" style:family="paragraph">
      <style:paragraph-properties fo:margin-top="0.1666in" fo:margin-bottom="0.0833in"/>
    </style:style>
    <style:style style:name="T956" style:parent-style-name="Fonteparág.padrão" style:family="text">
      <style:text-properties style:font-name="Georgia" style:font-name-asian="Georgia" style:font-name-complex="Georgia"/>
    </style:style>
    <style:style style:name="P957" style:parent-style-name="Normal" style:family="paragraph">
      <style:paragraph-properties fo:margin-top="0.1666in" fo:margin-bottom="0.0833in"/>
    </style:style>
    <style:style style:name="T958" style:parent-style-name="Fonteparág.padrão" style:family="text">
      <style:text-properties style:font-name="Georgia" style:font-name-asian="Georgia" style:font-name-complex="Georgia"/>
    </style:style>
    <style:style style:name="P959" style:parent-style-name="Normal" style:family="paragraph">
      <style:paragraph-properties fo:margin-top="0.1666in" fo:margin-bottom="0.0833in"/>
    </style:style>
    <style:style style:name="T960" style:parent-style-name="Fonteparág.padrão" style:family="text">
      <style:text-properties style:font-name="Georgia" style:font-name-asian="Georgia" style:font-name-complex="Georgia"/>
    </style:style>
    <style:style style:name="P961" style:parent-style-name="Normal" style:family="paragraph">
      <style:paragraph-properties fo:margin-top="0.1666in" fo:margin-bottom="0.0833in"/>
    </style:style>
    <style:style style:name="T962" style:parent-style-name="Fonteparág.padrão" style:family="text">
      <style:text-properties style:font-name="Georgia" style:font-name-asian="Georgia" style:font-name-complex="Georgia"/>
    </style:style>
    <style:style style:name="P963" style:parent-style-name="Normal" style:family="paragraph">
      <style:paragraph-properties fo:margin-top="0.1666in" fo:margin-bottom="0.0833in"/>
    </style:style>
    <style:style style:name="T964" style:parent-style-name="Fonteparág.padrão" style:family="text">
      <style:text-properties style:font-name="Georgia" style:font-name-asian="Georgia" style:font-name-complex="Georgia"/>
    </style:style>
    <style:style style:name="P965" style:parent-style-name="Normal" style:family="paragraph">
      <style:paragraph-properties fo:margin-top="0.1666in" fo:margin-bottom="0.0833in"/>
    </style:style>
    <style:style style:name="T966" style:parent-style-name="Fonteparág.padrão" style:family="text">
      <style:text-properties style:font-name="Georgia" style:font-name-asian="Georgia" style:font-name-complex="Georgia"/>
    </style:style>
    <style:style style:name="P967" style:parent-style-name="Normal" style:family="paragraph">
      <style:paragraph-properties fo:margin-top="0.1666in" fo:margin-bottom="0.0833in"/>
    </style:style>
    <style:style style:name="T968" style:parent-style-name="Fonteparág.padrão" style:family="text">
      <style:text-properties style:font-name="Georgia" style:font-name-asian="Georgia" style:font-name-complex="Georgia"/>
    </style:style>
    <style:style style:name="P969" style:parent-style-name="Normal" style:family="paragraph">
      <style:paragraph-properties fo:margin-top="0.1666in" fo:margin-bottom="0.0833in"/>
    </style:style>
    <style:style style:name="T970" style:parent-style-name="Fonteparág.padrão" style:family="text">
      <style:text-properties style:font-name="Georgia" style:font-name-asian="Georgia" style:font-name-complex="Georgia"/>
    </style:style>
    <style:style style:name="P971" style:parent-style-name="Normal" style:family="paragraph">
      <style:paragraph-properties fo:margin-top="0.1666in" fo:margin-bottom="0.0833in"/>
    </style:style>
    <style:style style:name="T972" style:parent-style-name="Fonteparág.padrão" style:family="text">
      <style:text-properties style:font-name="Georgia" style:font-name-asian="Georgia" style:font-name-complex="Georgia"/>
    </style:style>
    <style:style style:name="P973" style:parent-style-name="Normal" style:family="paragraph">
      <style:paragraph-properties fo:margin-top="0.1666in" fo:margin-bottom="0.0833in"/>
    </style:style>
    <style:style style:name="T974" style:parent-style-name="Fonteparág.padrão" style:family="text">
      <style:text-properties style:font-name="Georgia" style:font-name-asian="Georgia" style:font-name-complex="Georgia"/>
    </style:style>
    <style:style style:name="P975" style:parent-style-name="Normal" style:family="paragraph">
      <style:paragraph-properties fo:margin-top="0.1666in" fo:margin-bottom="0.0833in"/>
    </style:style>
    <style:style style:name="T976" style:parent-style-name="Fonteparág.padrão" style:family="text">
      <style:text-properties style:font-name="Georgia" style:font-name-asian="Georgia" style:font-name-complex="Georgia"/>
    </style:style>
    <style:style style:name="P977" style:parent-style-name="Normal" style:family="paragraph">
      <style:paragraph-properties fo:margin-top="0.1666in" fo:margin-bottom="0.0833in"/>
    </style:style>
    <style:style style:name="T978" style:parent-style-name="Fonteparág.padrão" style:family="text">
      <style:text-properties style:font-name="Georgia" style:font-name-asian="Georgia" style:font-name-complex="Georgia"/>
    </style:style>
    <style:style style:name="P979" style:parent-style-name="Normal" style:family="paragraph">
      <style:paragraph-properties fo:margin-top="0.1666in" fo:margin-bottom="0.0833in"/>
    </style:style>
    <style:style style:name="T980" style:parent-style-name="Fonteparág.padrão" style:family="text">
      <style:text-properties style:font-name="Georgia" style:font-name-asian="Georgia" style:font-name-complex="Georgia"/>
    </style:style>
    <style:style style:name="P981" style:parent-style-name="Normal" style:family="paragraph">
      <style:paragraph-properties fo:margin-top="0.1666in" fo:margin-bottom="0.0833in"/>
    </style:style>
    <style:style style:name="T982" style:parent-style-name="Fonteparág.padrão" style:family="text">
      <style:text-properties style:font-name="Georgia" style:font-name-asian="Georgia" style:font-name-complex="Georgia"/>
    </style:style>
    <style:style style:name="P983" style:parent-style-name="Normal" style:family="paragraph">
      <style:paragraph-properties fo:margin-top="0.1666in" fo:margin-bottom="0.0833in"/>
    </style:style>
    <style:style style:name="T984" style:parent-style-name="Fonteparág.padrão" style:family="text">
      <style:text-properties style:font-name="Georgia" style:font-name-asian="Georgia" style:font-name-complex="Georgia"/>
    </style:style>
    <style:style style:name="P985" style:parent-style-name="Normal" style:family="paragraph">
      <style:paragraph-properties fo:margin-top="0.1666in" fo:margin-bottom="0.0833in"/>
    </style:style>
    <style:style style:name="T986" style:parent-style-name="Fonteparág.padrão" style:family="text">
      <style:text-properties style:font-name="Georgia" style:font-name-asian="Georgia" style:font-name-complex="Georgia"/>
    </style:style>
    <style:style style:name="P987" style:parent-style-name="Normal" style:family="paragraph">
      <style:paragraph-properties fo:margin-top="0.1666in" fo:margin-bottom="0.0833in"/>
    </style:style>
    <style:style style:name="T988" style:parent-style-name="Fonteparág.padrão" style:family="text">
      <style:text-properties style:font-name="Georgia" style:font-name-asian="Georgia" style:font-name-complex="Georgia"/>
    </style:style>
    <style:style style:name="P989" style:parent-style-name="Normal" style:family="paragraph">
      <style:paragraph-properties fo:margin-top="0.1666in" fo:margin-bottom="0.0833in"/>
    </style:style>
    <style:style style:name="T990" style:parent-style-name="Fonteparág.padrão" style:family="text">
      <style:text-properties style:font-name="Georgia" style:font-name-asian="Georgia" style:font-name-complex="Georgia"/>
    </style:style>
    <style:style style:name="P991" style:parent-style-name="Normal" style:family="paragraph">
      <style:paragraph-properties fo:margin-top="0.1666in" fo:margin-bottom="0.0833in"/>
    </style:style>
    <style:style style:name="T992" style:parent-style-name="Fonteparág.padrão" style:family="text">
      <style:text-properties style:font-name="Georgia" style:font-name-asian="Georgia" style:font-name-complex="Georgia"/>
    </style:style>
    <style:style style:name="P993" style:parent-style-name="Normal" style:family="paragraph">
      <style:paragraph-properties fo:margin-top="0.1666in" fo:margin-bottom="0.0833in"/>
    </style:style>
    <style:style style:name="T994" style:parent-style-name="Fonteparág.padrão" style:family="text">
      <style:text-properties style:font-name="Georgia" style:font-name-asian="Georgia" style:font-name-complex="Georgia"/>
    </style:style>
    <style:style style:name="P995" style:parent-style-name="Normal" style:family="paragraph">
      <style:paragraph-properties fo:margin-top="0.1666in" fo:margin-bottom="0.0833in"/>
    </style:style>
    <style:style style:name="T996" style:parent-style-name="Fonteparág.padrão" style:family="text">
      <style:text-properties style:font-name="Georgia" style:font-name-asian="Georgia" style:font-name-complex="Georgia"/>
    </style:style>
    <style:style style:name="P997" style:parent-style-name="Normal" style:family="paragraph">
      <style:paragraph-properties fo:margin-top="0.1666in" fo:margin-bottom="0.0833in"/>
    </style:style>
    <style:style style:name="T998" style:parent-style-name="Fonteparág.padrão" style:family="text">
      <style:text-properties style:font-name="Georgia" style:font-name-asian="Georgia" style:font-name-complex="Georgia"/>
    </style:style>
    <style:style style:name="P999" style:parent-style-name="Normal" style:family="paragraph">
      <style:paragraph-properties fo:margin-top="0.1666in" fo:margin-bottom="0.0833in"/>
    </style:style>
    <style:style style:name="T1000" style:parent-style-name="Fonteparág.padrão" style:family="text">
      <style:text-properties style:font-name="Georgia" style:font-name-asian="Georgia" style:font-name-complex="Georgia"/>
    </style:style>
    <style:style style:name="P1001" style:parent-style-name="Normal" style:family="paragraph">
      <style:paragraph-properties fo:margin-top="0.1666in" fo:margin-bottom="0.0833in"/>
    </style:style>
    <style:style style:name="T1002" style:parent-style-name="Fonteparág.padrão" style:family="text">
      <style:text-properties style:font-name="Georgia" style:font-name-asian="Georgia" style:font-name-complex="Georgia"/>
    </style:style>
    <style:style style:name="P1003" style:parent-style-name="Normal" style:family="paragraph">
      <style:paragraph-properties fo:margin-top="0.1666in" fo:margin-bottom="0.0833in"/>
    </style:style>
    <style:style style:name="T1004" style:parent-style-name="Fonteparág.padrão" style:family="text">
      <style:text-properties style:font-name="Georgia" style:font-name-asian="Georgia" style:font-name-complex="Georgia"/>
    </style:style>
    <style:style style:name="P1005" style:parent-style-name="Normal" style:family="paragraph">
      <style:paragraph-properties fo:margin-top="0.1666in" fo:margin-bottom="0.0833in"/>
    </style:style>
    <style:style style:name="T1006" style:parent-style-name="Fonteparág.padrão" style:family="text">
      <style:text-properties style:font-name="Georgia" style:font-name-asian="Georgia" style:font-name-complex="Georgia"/>
    </style:style>
    <style:style style:name="P1007" style:parent-style-name="Normal" style:family="paragraph">
      <style:paragraph-properties fo:margin-top="0.1666in" fo:margin-bottom="0.0833in"/>
    </style:style>
    <style:style style:name="T1008" style:parent-style-name="Fonteparág.padrão" style:family="text">
      <style:text-properties style:font-name="Georgia" style:font-name-asian="Georgia" style:font-name-complex="Georgia"/>
    </style:style>
    <style:style style:name="P1009" style:parent-style-name="Normal" style:family="paragraph">
      <style:paragraph-properties fo:margin-top="0.1666in" fo:margin-bottom="0.0833in"/>
    </style:style>
    <style:style style:name="T1010" style:parent-style-name="Fonteparág.padrão" style:family="text">
      <style:text-properties style:font-name="Georgia" style:font-name-asian="Georgia" style:font-name-complex="Georgia"/>
    </style:style>
    <style:style style:name="P1011" style:parent-style-name="Normal" style:family="paragraph">
      <style:paragraph-properties fo:margin-top="0.1666in" fo:margin-bottom="0.0833in"/>
    </style:style>
    <style:style style:name="T1012" style:parent-style-name="Fonteparág.padrão" style:family="text">
      <style:text-properties style:font-name="Georgia" style:font-name-asian="Georgia" style:font-name-complex="Georgia"/>
    </style:style>
    <style:style style:name="P1013" style:parent-style-name="Normal" style:family="paragraph">
      <style:paragraph-properties fo:margin-top="0.1666in" fo:margin-bottom="0.0833in"/>
    </style:style>
    <style:style style:name="T1014" style:parent-style-name="Fonteparág.padrão" style:family="text">
      <style:text-properties style:font-name="Georgia" style:font-name-asian="Georgia" style:font-name-complex="Georgia"/>
    </style:style>
    <style:style style:name="P1015" style:parent-style-name="Normal" style:family="paragraph">
      <style:paragraph-properties fo:margin-top="0.1666in" fo:margin-bottom="0.0833in"/>
    </style:style>
    <style:style style:name="T1016" style:parent-style-name="Fonteparág.padrão" style:family="text">
      <style:text-properties style:font-name="Georgia" style:font-name-asian="Georgia" style:font-name-complex="Georgia"/>
    </style:style>
    <style:style style:name="P1017" style:parent-style-name="Normal" style:family="paragraph">
      <style:paragraph-properties fo:margin-top="0.1666in" fo:margin-bottom="0.0833in"/>
    </style:style>
    <style:style style:name="T1018" style:parent-style-name="Fonteparág.padrão" style:family="text">
      <style:text-properties style:font-name="Georgia" style:font-name-asian="Georgia" style:font-name-complex="Georgia"/>
    </style:style>
    <style:style style:name="P1019" style:parent-style-name="Normal" style:family="paragraph">
      <style:paragraph-properties fo:margin-top="0.1666in" fo:margin-bottom="0.0833in"/>
    </style:style>
    <style:style style:name="T1020" style:parent-style-name="Fonteparág.padrão" style:family="text">
      <style:text-properties style:font-name="Georgia" style:font-name-asian="Georgia" style:font-name-complex="Georgia"/>
    </style:style>
    <style:style style:name="P1021" style:parent-style-name="Normal" style:family="paragraph">
      <style:paragraph-properties fo:margin-top="0.1666in" fo:margin-bottom="0.0833in"/>
    </style:style>
    <style:style style:name="T1022" style:parent-style-name="Fonteparág.padrão" style:family="text">
      <style:text-properties style:font-name="Georgia" style:font-name-asian="Georgia" style:font-name-complex="Georgia"/>
    </style:style>
    <style:style style:name="P1023" style:parent-style-name="Normal" style:family="paragraph">
      <style:paragraph-properties fo:margin-top="0.1666in" fo:margin-bottom="0.0833in"/>
    </style:style>
    <style:style style:name="T1024" style:parent-style-name="Fonteparág.padrão" style:family="text">
      <style:text-properties style:font-name="Georgia" style:font-name-asian="Georgia" style:font-name-complex="Georgia"/>
    </style:style>
    <style:style style:name="P1025" style:parent-style-name="Normal" style:family="paragraph">
      <style:paragraph-properties fo:margin-top="0.1666in" fo:margin-bottom="0.0833in"/>
    </style:style>
    <style:style style:name="T1026" style:parent-style-name="Fonteparág.padrão" style:family="text">
      <style:text-properties style:font-name="Georgia" style:font-name-asian="Georgia" style:font-name-complex="Georgia"/>
    </style:style>
    <style:style style:name="P1027" style:parent-style-name="Normal" style:family="paragraph">
      <style:paragraph-properties fo:margin-top="0.1666in" fo:margin-bottom="0.0833in"/>
    </style:style>
    <style:style style:name="T1028" style:parent-style-name="Fonteparág.padrão" style:family="text">
      <style:text-properties style:font-name="Georgia" style:font-name-asian="Georgia" style:font-name-complex="Georgia"/>
    </style:style>
    <style:style style:name="P1029" style:parent-style-name="Normal" style:family="paragraph">
      <style:paragraph-properties fo:margin-top="0.1666in" fo:margin-bottom="0.0833in"/>
    </style:style>
    <style:style style:name="T1030" style:parent-style-name="Fonteparág.padrão" style:family="text">
      <style:text-properties style:font-name="Georgia" style:font-name-asian="Georgia" style:font-name-complex="Georgia"/>
    </style:style>
    <style:style style:name="P1031" style:parent-style-name="Normal" style:family="paragraph">
      <style:paragraph-properties fo:margin-top="0.1666in" fo:margin-bottom="0.0833in"/>
    </style:style>
    <style:style style:name="T1032" style:parent-style-name="Fonteparág.padrão" style:family="text">
      <style:text-properties style:font-name="Georgia" style:font-name-asian="Georgia" style:font-name-complex="Georgia"/>
    </style:style>
    <style:style style:name="P1033" style:parent-style-name="Normal" style:family="paragraph">
      <style:paragraph-properties fo:margin-top="0.1666in" fo:margin-bottom="0.0833in"/>
    </style:style>
    <style:style style:name="T1034" style:parent-style-name="Fonteparág.padrão" style:family="text">
      <style:text-properties style:font-name="Georgia" style:font-name-asian="Georgia" style:font-name-complex="Georgia"/>
    </style:style>
    <style:style style:name="P1035" style:parent-style-name="Normal" style:family="paragraph">
      <style:paragraph-properties fo:margin-top="0.1666in" fo:margin-bottom="0.0833in"/>
    </style:style>
    <style:style style:name="T1036" style:parent-style-name="Fonteparág.padrão" style:family="text">
      <style:text-properties style:font-name="Georgia" style:font-name-asian="Georgia" style:font-name-complex="Georgia"/>
    </style:style>
    <style:style style:name="P1037" style:parent-style-name="Normal" style:family="paragraph">
      <style:paragraph-properties fo:margin-top="0.1666in" fo:margin-bottom="0.0833in"/>
    </style:style>
    <style:style style:name="T1038" style:parent-style-name="Fonteparág.padrão" style:family="text">
      <style:text-properties style:font-name="Georgia" style:font-name-asian="Georgia" style:font-name-complex="Georgia"/>
    </style:style>
    <style:style style:name="P1039" style:parent-style-name="Normal" style:family="paragraph">
      <style:paragraph-properties fo:margin-top="0.1666in" fo:margin-bottom="0.0833in"/>
    </style:style>
    <style:style style:name="T1040" style:parent-style-name="Fonteparág.padrão" style:family="text">
      <style:text-properties style:font-name="Georgia" style:font-name-asian="Georgia" style:font-name-complex="Georgia"/>
    </style:style>
    <style:style style:name="P1041" style:parent-style-name="Normal" style:family="paragraph">
      <style:paragraph-properties fo:margin-top="0.1666in" fo:margin-bottom="0.0833in"/>
    </style:style>
    <style:style style:name="T1042" style:parent-style-name="Fonteparág.padrão" style:family="text">
      <style:text-properties style:font-name="Georgia" style:font-name-asian="Georgia" style:font-name-complex="Georgia"/>
    </style:style>
    <style:style style:name="P1043" style:parent-style-name="Normal" style:family="paragraph">
      <style:paragraph-properties fo:margin-top="0.1666in" fo:margin-bottom="0.0833in"/>
    </style:style>
    <style:style style:name="T1044" style:parent-style-name="Fonteparág.padrão" style:family="text">
      <style:text-properties style:font-name="Georgia" style:font-name-asian="Georgia" style:font-name-complex="Georgia"/>
    </style:style>
    <style:style style:name="P1045" style:parent-style-name="Normal" style:family="paragraph">
      <style:paragraph-properties fo:margin-top="0.1666in" fo:margin-bottom="0.0833in"/>
    </style:style>
    <style:style style:name="T1046" style:parent-style-name="Fonteparág.padrão" style:family="text">
      <style:text-properties style:font-name="Georgia" style:font-name-asian="Georgia" style:font-name-complex="Georgia"/>
    </style:style>
    <style:style style:name="P1047" style:parent-style-name="Normal" style:family="paragraph">
      <style:paragraph-properties fo:margin-top="0.1666in" fo:margin-bottom="0.0833in"/>
    </style:style>
    <style:style style:name="T1048" style:parent-style-name="Fonteparág.padrão" style:family="text">
      <style:text-properties style:font-name="Georgia" style:font-name-asian="Georgia" style:font-name-complex="Georgia"/>
    </style:style>
    <style:style style:name="P1049" style:parent-style-name="Normal" style:family="paragraph">
      <style:paragraph-properties fo:margin-top="0.1666in" fo:margin-bottom="0.0833in"/>
    </style:style>
    <style:style style:name="T1050" style:parent-style-name="Fonteparág.padrão" style:family="text">
      <style:text-properties style:font-name="Georgia" style:font-name-asian="Georgia" style:font-name-complex="Georgia"/>
    </style:style>
    <style:style style:name="P1051" style:parent-style-name="Normal" style:family="paragraph">
      <style:paragraph-properties fo:margin-top="0.1666in" fo:margin-bottom="0.0833in"/>
    </style:style>
    <style:style style:name="T1052" style:parent-style-name="Fonteparág.padrão" style:family="text">
      <style:text-properties style:font-name="Georgia" style:font-name-asian="Georgia" style:font-name-complex="Georgia"/>
    </style:style>
    <style:style style:name="P1053" style:parent-style-name="Normal" style:family="paragraph">
      <style:paragraph-properties fo:margin-top="0.1666in" fo:margin-bottom="0.0833in"/>
    </style:style>
    <style:style style:name="T1054" style:parent-style-name="Fonteparág.padrão" style:family="text">
      <style:text-properties style:font-name="Georgia" style:font-name-asian="Georgia" style:font-name-complex="Georgia"/>
    </style:style>
    <style:style style:name="P1055" style:parent-style-name="Normal" style:family="paragraph">
      <style:paragraph-properties fo:margin-top="0.1666in" fo:margin-bottom="0.0833in"/>
    </style:style>
    <style:style style:name="T1056" style:parent-style-name="Fonteparág.padrão" style:family="text">
      <style:text-properties style:font-name="Georgia" style:font-name-asian="Georgia" style:font-name-complex="Georgia"/>
    </style:style>
    <style:style style:name="P1057" style:parent-style-name="Normal" style:family="paragraph">
      <style:paragraph-properties fo:margin-top="0.1666in" fo:margin-bottom="0.0833in"/>
    </style:style>
    <style:style style:name="T1058" style:parent-style-name="Fonteparág.padrão" style:family="text">
      <style:text-properties style:font-name="Georgia" style:font-name-asian="Georgia" style:font-name-complex="Georgia"/>
    </style:style>
    <style:style style:name="P1059" style:parent-style-name="Normal" style:family="paragraph">
      <style:paragraph-properties fo:margin-top="0.1666in" fo:margin-bottom="0.0833in"/>
    </style:style>
    <style:style style:name="T1060" style:parent-style-name="Fonteparág.padrão" style:family="text">
      <style:text-properties style:font-name="Georgia" style:font-name-asian="Georgia" style:font-name-complex="Georgia"/>
    </style:style>
    <style:style style:name="P1061" style:parent-style-name="Normal" style:family="paragraph">
      <style:paragraph-properties fo:margin-top="0.1666in" fo:margin-bottom="0.0833in"/>
    </style:style>
    <style:style style:name="T1062" style:parent-style-name="Fonteparág.padrão" style:family="text">
      <style:text-properties style:font-name="Georgia" style:font-name-asian="Georgia" style:font-name-complex="Georgia"/>
    </style:style>
    <style:style style:name="P1063" style:parent-style-name="Normal" style:family="paragraph">
      <style:paragraph-properties fo:margin-top="0.1666in" fo:margin-bottom="0.0833in"/>
    </style:style>
    <style:style style:name="T1064" style:parent-style-name="Fonteparág.padrão" style:family="text">
      <style:text-properties style:font-name="Georgia" style:font-name-asian="Georgia" style:font-name-complex="Georgia"/>
    </style:style>
    <style:style style:name="P1065" style:parent-style-name="Normal" style:family="paragraph">
      <style:paragraph-properties fo:margin-top="0.1666in" fo:margin-bottom="0.0833in"/>
    </style:style>
    <style:style style:name="T1066" style:parent-style-name="Fonteparág.padrão" style:family="text">
      <style:text-properties style:font-name="Georgia" style:font-name-asian="Georgia" style:font-name-complex="Georgia"/>
    </style:style>
    <style:style style:name="P1067" style:parent-style-name="Normal" style:family="paragraph">
      <style:paragraph-properties fo:margin-top="0.1666in" fo:margin-bottom="0.0833in"/>
    </style:style>
    <style:style style:name="T1068" style:parent-style-name="Fonteparág.padrão" style:family="text">
      <style:text-properties style:font-name="Georgia" style:font-name-asian="Georgia" style:font-name-complex="Georgia"/>
    </style:style>
    <style:style style:name="P1069" style:parent-style-name="Normal" style:family="paragraph">
      <style:paragraph-properties fo:margin-top="0.1666in" fo:margin-bottom="0.0833in"/>
    </style:style>
    <style:style style:name="T1070" style:parent-style-name="Fonteparág.padrão" style:family="text">
      <style:text-properties style:font-name="Georgia" style:font-name-asian="Georgia" style:font-name-complex="Georgia"/>
    </style:style>
    <style:style style:name="P1071" style:parent-style-name="Normal" style:family="paragraph">
      <style:paragraph-properties fo:margin-top="0.1666in" fo:margin-bottom="0.0833in"/>
    </style:style>
    <style:style style:name="T1072" style:parent-style-name="Fonteparág.padrão" style:family="text">
      <style:text-properties style:font-name="Georgia" style:font-name-asian="Georgia" style:font-name-complex="Georgia"/>
    </style:style>
    <style:style style:name="P1073" style:parent-style-name="Normal" style:family="paragraph">
      <style:paragraph-properties fo:margin-top="0.1666in" fo:margin-bottom="0.0833in"/>
    </style:style>
    <style:style style:name="T1074" style:parent-style-name="Fonteparág.padrão" style:family="text">
      <style:text-properties style:font-name="Georgia" style:font-name-asian="Georgia" style:font-name-complex="Georgia"/>
    </style:style>
    <style:style style:name="P1075" style:parent-style-name="Normal" style:family="paragraph">
      <style:paragraph-properties fo:margin-top="0.1666in" fo:margin-bottom="0.0833in"/>
    </style:style>
    <style:style style:name="T1076" style:parent-style-name="Fonteparág.padrão" style:family="text">
      <style:text-properties style:font-name="Georgia" style:font-name-asian="Georgia" style:font-name-complex="Georgia"/>
    </style:style>
    <style:style style:name="P1077" style:parent-style-name="Normal" style:family="paragraph">
      <style:paragraph-properties fo:margin-top="0.1666in" fo:margin-bottom="0.0833in"/>
    </style:style>
    <style:style style:name="T1078" style:parent-style-name="Fonteparág.padrão" style:family="text">
      <style:text-properties style:font-name="Georgia" style:font-name-asian="Georgia" style:font-name-complex="Georgia"/>
    </style:style>
    <style:style style:name="P1079" style:parent-style-name="Normal" style:family="paragraph">
      <style:paragraph-properties fo:margin-top="0.1666in" fo:margin-bottom="0.0833in"/>
    </style:style>
    <style:style style:name="T1080" style:parent-style-name="Fonteparág.padrão" style:family="text">
      <style:text-properties style:font-name="Georgia" style:font-name-asian="Georgia" style:font-name-complex="Georgia"/>
    </style:style>
    <style:style style:name="P1081" style:parent-style-name="Normal" style:family="paragraph">
      <style:paragraph-properties fo:margin-top="0.1666in" fo:margin-bottom="0.0833in"/>
    </style:style>
    <style:style style:name="T1082" style:parent-style-name="Fonteparág.padrão" style:family="text">
      <style:text-properties style:font-name="Georgia" style:font-name-asian="Georgia" style:font-name-complex="Georgia"/>
    </style:style>
    <style:style style:name="P1083" style:parent-style-name="Normal" style:family="paragraph">
      <style:paragraph-properties fo:margin-top="0.1666in" fo:margin-bottom="0.0833in"/>
    </style:style>
    <style:style style:name="T1084" style:parent-style-name="Fonteparág.padrão" style:family="text">
      <style:text-properties style:font-name="Georgia" style:font-name-asian="Georgia" style:font-name-complex="Georgia"/>
    </style:style>
    <style:style style:name="P1085" style:parent-style-name="Normal" style:family="paragraph">
      <style:paragraph-properties fo:margin-top="0.1666in" fo:margin-bottom="0.0833in"/>
    </style:style>
    <style:style style:name="T1086" style:parent-style-name="Fonteparág.padrão" style:family="text">
      <style:text-properties style:font-name="Georgia" style:font-name-asian="Georgia" style:font-name-complex="Georgia"/>
    </style:style>
    <style:style style:name="P1087" style:parent-style-name="Normal" style:family="paragraph">
      <style:paragraph-properties fo:margin-top="0.1666in" fo:margin-bottom="0.0833in"/>
    </style:style>
    <style:style style:name="T1088" style:parent-style-name="Fonteparág.padrão" style:family="text">
      <style:text-properties style:font-name="Georgia" style:font-name-asian="Georgia" style:font-name-complex="Georgia"/>
    </style:style>
    <style:style style:name="P1089" style:parent-style-name="Normal" style:family="paragraph">
      <style:paragraph-properties fo:margin-top="0.1666in" fo:margin-bottom="0.0833in"/>
    </style:style>
    <style:style style:name="T1090" style:parent-style-name="Fonteparág.padrão" style:family="text">
      <style:text-properties style:font-name="Georgia" style:font-name-asian="Georgia" style:font-name-complex="Georgia"/>
    </style:style>
    <style:style style:name="P1091" style:parent-style-name="Normal" style:family="paragraph">
      <style:paragraph-properties fo:margin-top="0.1666in" fo:margin-bottom="0.0833in"/>
    </style:style>
    <style:style style:name="T1092" style:parent-style-name="Fonteparág.padrão" style:family="text">
      <style:text-properties style:font-name="Georgia" style:font-name-asian="Georgia" style:font-name-complex="Georgia"/>
    </style:style>
    <style:style style:name="P1093" style:parent-style-name="Normal" style:family="paragraph">
      <style:paragraph-properties fo:margin-top="0.1666in" fo:margin-bottom="0.0833in"/>
    </style:style>
    <style:style style:name="T1094" style:parent-style-name="Fonteparág.padrão" style:family="text">
      <style:text-properties style:font-name="Georgia" style:font-name-asian="Georgia" style:font-name-complex="Georgia"/>
    </style:style>
    <style:style style:name="P1095" style:parent-style-name="Normal" style:family="paragraph">
      <style:paragraph-properties fo:margin-top="0.1666in" fo:margin-bottom="0.0833in"/>
    </style:style>
    <style:style style:name="T1096" style:parent-style-name="Fonteparág.padrão" style:family="text">
      <style:text-properties style:font-name="Georgia" style:font-name-asian="Georgia" style:font-name-complex="Georgia"/>
    </style:style>
    <style:style style:name="P1097" style:parent-style-name="Normal" style:family="paragraph">
      <style:paragraph-properties fo:margin-top="0.1666in" fo:margin-bottom="0.0833in"/>
    </style:style>
    <style:style style:name="T1098" style:parent-style-name="Fonteparág.padrão" style:family="text">
      <style:text-properties style:font-name="Georgia" style:font-name-asian="Georgia" style:font-name-complex="Georgia"/>
    </style:style>
    <style:style style:name="P1099" style:parent-style-name="Normal" style:family="paragraph">
      <style:paragraph-properties fo:margin-top="0.1666in" fo:margin-bottom="0.0833in"/>
    </style:style>
    <style:style style:name="T1100" style:parent-style-name="Fonteparág.padrão" style:family="text">
      <style:text-properties style:font-name="Georgia" style:font-name-asian="Georgia" style:font-name-complex="Georgia"/>
    </style:style>
    <style:style style:name="P1101" style:parent-style-name="Normal" style:family="paragraph">
      <style:paragraph-properties fo:margin-top="0.1666in" fo:margin-bottom="0.0833in"/>
    </style:style>
    <style:style style:name="T1102" style:parent-style-name="Fonteparág.padrão" style:family="text">
      <style:text-properties style:font-name="Georgia" style:font-name-asian="Georgia" style:font-name-complex="Georgia"/>
    </style:style>
    <style:style style:name="P1103" style:parent-style-name="Normal" style:family="paragraph">
      <style:paragraph-properties fo:margin-top="0.1666in" fo:margin-bottom="0.0833in"/>
    </style:style>
    <style:style style:name="T1104" style:parent-style-name="Fonteparág.padrão" style:family="text">
      <style:text-properties style:font-name="Georgia" style:font-name-asian="Georgia" style:font-name-complex="Georgia"/>
    </style:style>
    <style:style style:name="P1105" style:parent-style-name="Normal" style:family="paragraph">
      <style:paragraph-properties fo:margin-top="0.1666in" fo:margin-bottom="0.0833in"/>
    </style:style>
    <style:style style:name="T1106" style:parent-style-name="Fonteparág.padrão" style:family="text">
      <style:text-properties style:font-name="Georgia" style:font-name-asian="Georgia" style:font-name-complex="Georgia"/>
    </style:style>
    <style:style style:name="P1107" style:parent-style-name="Normal" style:family="paragraph">
      <style:paragraph-properties fo:margin-top="0.1666in" fo:margin-bottom="0.0833in"/>
    </style:style>
    <style:style style:name="T1108" style:parent-style-name="Fonteparág.padrão" style:family="text">
      <style:text-properties style:font-name="Georgia" style:font-name-asian="Georgia" style:font-name-complex="Georgia"/>
    </style:style>
    <style:style style:name="P1109" style:parent-style-name="Normal" style:family="paragraph">
      <style:paragraph-properties fo:margin-top="0.1666in" fo:margin-bottom="0.0833in"/>
    </style:style>
    <style:style style:name="T1110" style:parent-style-name="Fonteparág.padrão" style:family="text">
      <style:text-properties style:font-name="Georgia" style:font-name-asian="Georgia" style:font-name-complex="Georgia"/>
    </style:style>
    <style:style style:name="P1111" style:parent-style-name="Normal" style:family="paragraph">
      <style:paragraph-properties fo:margin-top="0.1666in" fo:margin-bottom="0.0833in"/>
    </style:style>
    <style:style style:name="T1112" style:parent-style-name="Fonteparág.padrão" style:family="text">
      <style:text-properties style:font-name="Georgia" style:font-name-asian="Georgia" style:font-name-complex="Georgia"/>
    </style:style>
    <style:style style:name="P1113" style:parent-style-name="Normal" style:family="paragraph">
      <style:paragraph-properties fo:margin-top="0.1666in" fo:margin-bottom="0.0833in"/>
    </style:style>
    <style:style style:name="T1114" style:parent-style-name="Fonteparág.padrão" style:family="text">
      <style:text-properties style:font-name="Georgia" style:font-name-asian="Georgia" style:font-name-complex="Georgia"/>
    </style:style>
    <style:style style:name="P1115" style:parent-style-name="Normal" style:family="paragraph">
      <style:paragraph-properties fo:margin-top="0.1666in" fo:margin-bottom="0.0833in"/>
    </style:style>
    <style:style style:name="T1116" style:parent-style-name="Fonteparág.padrão" style:family="text">
      <style:text-properties style:font-name="Georgia" style:font-name-asian="Georgia" style:font-name-complex="Georgia"/>
    </style:style>
    <style:style style:name="P1117" style:parent-style-name="Normal" style:family="paragraph">
      <style:paragraph-properties fo:margin-top="0.1666in" fo:margin-bottom="0.0833in"/>
    </style:style>
    <style:style style:name="T1118" style:parent-style-name="Fonteparág.padrão" style:family="text">
      <style:text-properties style:font-name="Georgia" style:font-name-asian="Georgia" style:font-name-complex="Georgia"/>
    </style:style>
    <style:style style:name="P1119" style:parent-style-name="Normal" style:family="paragraph">
      <style:paragraph-properties fo:margin-top="0.1666in" fo:margin-bottom="0.0833in"/>
    </style:style>
    <style:style style:name="T1120" style:parent-style-name="Fonteparág.padrão" style:family="text">
      <style:text-properties style:font-name="Georgia" style:font-name-asian="Georgia" style:font-name-complex="Georgia"/>
    </style:style>
    <style:style style:name="P1121" style:parent-style-name="Normal" style:family="paragraph">
      <style:paragraph-properties fo:margin-top="0.1666in" fo:margin-bottom="0.0833in"/>
    </style:style>
    <style:style style:name="T1122" style:parent-style-name="Fonteparág.padrão" style:family="text">
      <style:text-properties style:font-name="Georgia" style:font-name-asian="Georgia" style:font-name-complex="Georgia"/>
    </style:style>
    <style:style style:name="P1123" style:parent-style-name="Normal" style:family="paragraph">
      <style:paragraph-properties fo:margin-top="0.1666in" fo:margin-bottom="0.0833in"/>
    </style:style>
    <style:style style:name="T1124" style:parent-style-name="Fonteparág.padrão" style:family="text">
      <style:text-properties style:font-name="Georgia" style:font-name-asian="Georgia" style:font-name-complex="Georgia"/>
    </style:style>
    <style:style style:name="P1125" style:parent-style-name="Normal" style:family="paragraph">
      <style:paragraph-properties fo:margin-top="0.1666in" fo:margin-bottom="0.0833in"/>
    </style:style>
    <style:style style:name="T1126" style:parent-style-name="Fonteparág.padrão" style:family="text">
      <style:text-properties style:font-name="Georgia" style:font-name-asian="Georgia" style:font-name-complex="Georgia"/>
    </style:style>
    <style:style style:name="P1127" style:parent-style-name="Normal" style:family="paragraph">
      <style:paragraph-properties fo:margin-top="0.1666in" fo:margin-bottom="0.0833in"/>
    </style:style>
    <style:style style:name="T1128" style:parent-style-name="Fonteparág.padrão" style:family="text">
      <style:text-properties style:font-name="Georgia" style:font-name-asian="Georgia" style:font-name-complex="Georgia"/>
    </style:style>
    <style:style style:name="P1129" style:parent-style-name="Normal" style:family="paragraph">
      <style:paragraph-properties fo:margin-top="0.1666in" fo:margin-bottom="0.0833in"/>
    </style:style>
    <style:style style:name="T1130" style:parent-style-name="Fonteparág.padrão" style:family="text">
      <style:text-properties style:font-name="Georgia" style:font-name-asian="Georgia" style:font-name-complex="Georgia"/>
    </style:style>
    <style:style style:name="P1131" style:parent-style-name="Normal" style:family="paragraph">
      <style:paragraph-properties fo:margin-top="0.1666in" fo:margin-bottom="0.0833in"/>
    </style:style>
    <style:style style:name="T1132" style:parent-style-name="Fonteparág.padrão" style:family="text">
      <style:text-properties style:font-name="Georgia" style:font-name-asian="Georgia" style:font-name-complex="Georgia"/>
    </style:style>
    <style:style style:name="P1133" style:parent-style-name="Normal" style:family="paragraph">
      <style:paragraph-properties fo:margin-top="0.1666in" fo:margin-bottom="0.0833in"/>
    </style:style>
    <style:style style:name="T1134" style:parent-style-name="Fonteparág.padrão" style:family="text">
      <style:text-properties style:font-name="Georgia" style:font-name-asian="Georgia" style:font-name-complex="Georgia"/>
    </style:style>
    <style:style style:name="P1135" style:parent-style-name="Normal" style:family="paragraph">
      <style:paragraph-properties fo:margin-top="0.1666in" fo:margin-bottom="0.0833in"/>
    </style:style>
    <style:style style:name="T1136" style:parent-style-name="Fonteparág.padrão" style:family="text">
      <style:text-properties style:font-name="Georgia" style:font-name-asian="Georgia" style:font-name-complex="Georgia"/>
    </style:style>
    <style:style style:name="P1137" style:parent-style-name="Normal" style:family="paragraph">
      <style:paragraph-properties fo:margin-top="0.1666in" fo:margin-bottom="0.0833in"/>
    </style:style>
    <style:style style:name="T1138" style:parent-style-name="Fonteparág.padrão" style:family="text">
      <style:text-properties style:font-name="Georgia" style:font-name-asian="Georgia" style:font-name-complex="Georgia"/>
    </style:style>
    <style:style style:name="P1139" style:parent-style-name="Normal" style:family="paragraph">
      <style:paragraph-properties fo:margin-top="0.1666in" fo:margin-bottom="0.0833in"/>
    </style:style>
    <style:style style:name="T1140" style:parent-style-name="Fonteparág.padrão" style:family="text">
      <style:text-properties style:font-name="Georgia" style:font-name-asian="Georgia" style:font-name-complex="Georgia"/>
    </style:style>
    <style:style style:name="P1141" style:parent-style-name="Normal" style:family="paragraph">
      <style:paragraph-properties fo:margin-top="0.1666in" fo:margin-bottom="0.0833in"/>
    </style:style>
    <style:style style:name="T1142" style:parent-style-name="Fonteparág.padrão" style:family="text">
      <style:text-properties style:font-name="Georgia" style:font-name-asian="Georgia" style:font-name-complex="Georgia"/>
    </style:style>
    <style:style style:name="P1143" style:parent-style-name="Normal" style:family="paragraph">
      <style:paragraph-properties fo:margin-top="0.1666in" fo:margin-bottom="0.0833in"/>
    </style:style>
    <style:style style:name="T1144" style:parent-style-name="Fonteparág.padrão" style:family="text">
      <style:text-properties style:font-name="Georgia" style:font-name-asian="Georgia" style:font-name-complex="Georgia"/>
    </style:style>
    <style:style style:name="P1145" style:parent-style-name="Normal" style:family="paragraph">
      <style:paragraph-properties fo:margin-top="0.1666in" fo:margin-bottom="0.0833in"/>
    </style:style>
    <style:style style:name="T1146" style:parent-style-name="Fonteparág.padrão" style:family="text">
      <style:text-properties style:font-name="Georgia" style:font-name-asian="Georgia" style:font-name-complex="Georgia"/>
    </style:style>
    <style:style style:name="P1147" style:parent-style-name="Normal" style:family="paragraph">
      <style:paragraph-properties fo:margin-top="0.1666in" fo:margin-bottom="0.0833in"/>
    </style:style>
    <style:style style:name="T1148" style:parent-style-name="Fonteparág.padrão" style:family="text">
      <style:text-properties style:font-name="Georgia" style:font-name-asian="Georgia" style:font-name-complex="Georgia"/>
    </style:style>
    <style:style style:name="P1149" style:parent-style-name="Normal" style:family="paragraph">
      <style:paragraph-properties fo:margin-top="0.1666in" fo:margin-bottom="0.0833in"/>
    </style:style>
    <style:style style:name="T1150" style:parent-style-name="Fonteparág.padrão" style:family="text">
      <style:text-properties style:font-name="Georgia" style:font-name-asian="Georgia" style:font-name-complex="Georgia"/>
    </style:style>
    <style:style style:name="P1151" style:parent-style-name="Normal" style:family="paragraph">
      <style:paragraph-properties fo:margin-top="0.1666in" fo:margin-bottom="0.0833in"/>
    </style:style>
    <style:style style:name="T1152" style:parent-style-name="Fonteparág.padrão" style:family="text">
      <style:text-properties style:font-name="Georgia" style:font-name-asian="Georgia" style:font-name-complex="Georgia"/>
    </style:style>
    <style:style style:name="P1153" style:parent-style-name="Normal" style:family="paragraph">
      <style:paragraph-properties fo:margin-top="0.1666in" fo:margin-bottom="0.0833in"/>
    </style:style>
    <style:style style:name="T1154" style:parent-style-name="Fonteparág.padrão" style:family="text">
      <style:text-properties style:font-name="Georgia" style:font-name-asian="Georgia" style:font-name-complex="Georgia"/>
    </style:style>
    <style:style style:name="P1155" style:parent-style-name="Normal" style:family="paragraph">
      <style:paragraph-properties fo:margin-top="0.1666in" fo:margin-bottom="0.0833in"/>
    </style:style>
    <style:style style:name="T1156" style:parent-style-name="Fonteparág.padrão" style:family="text">
      <style:text-properties style:font-name="Georgia" style:font-name-asian="Georgia" style:font-name-complex="Georgia"/>
    </style:style>
    <style:style style:name="P1157" style:parent-style-name="Normal" style:family="paragraph">
      <style:paragraph-properties fo:margin-top="0.1666in" fo:margin-bottom="0.0833in"/>
    </style:style>
    <style:style style:name="T1158" style:parent-style-name="Fonteparág.padrão" style:family="text">
      <style:text-properties style:font-name="Georgia" style:font-name-asian="Georgia" style:font-name-complex="Georgia"/>
    </style:style>
    <style:style style:name="P1159" style:parent-style-name="Normal" style:family="paragraph">
      <style:paragraph-properties fo:margin-top="0.1666in" fo:margin-bottom="0.0833in"/>
    </style:style>
    <style:style style:name="T1160" style:parent-style-name="Fonteparág.padrão" style:family="text">
      <style:text-properties style:font-name="Georgia" style:font-name-asian="Georgia" style:font-name-complex="Georgia"/>
    </style:style>
    <style:style style:name="P1161" style:parent-style-name="Normal" style:family="paragraph">
      <style:paragraph-properties fo:margin-top="0.1666in" fo:margin-bottom="0.0833in"/>
    </style:style>
    <style:style style:name="T1162" style:parent-style-name="Fonteparág.padrão" style:family="text">
      <style:text-properties style:font-name="Georgia" style:font-name-asian="Georgia" style:font-name-complex="Georgia"/>
    </style:style>
    <style:style style:name="P1163" style:parent-style-name="Normal" style:family="paragraph">
      <style:paragraph-properties fo:margin-top="0.1666in" fo:margin-bottom="0.0833in"/>
    </style:style>
    <style:style style:name="T1164" style:parent-style-name="Fonteparág.padrão" style:family="text">
      <style:text-properties style:font-name="Georgia" style:font-name-asian="Georgia" style:font-name-complex="Georgia"/>
    </style:style>
    <style:style style:name="P1165" style:parent-style-name="Normal" style:family="paragraph">
      <style:paragraph-properties fo:margin-top="0.1666in" fo:margin-bottom="0.0833in"/>
    </style:style>
    <style:style style:name="T1166" style:parent-style-name="Fonteparág.padrão" style:family="text">
      <style:text-properties style:font-name="Georgia" style:font-name-asian="Georgia" style:font-name-complex="Georgia"/>
    </style:style>
    <style:style style:name="P1167" style:parent-style-name="Normal" style:family="paragraph">
      <style:paragraph-properties fo:margin-top="0.1666in" fo:margin-bottom="0.0833in"/>
    </style:style>
    <style:style style:name="T1168" style:parent-style-name="Fonteparág.padrão" style:family="text">
      <style:text-properties style:font-name="Georgia" style:font-name-asian="Georgia" style:font-name-complex="Georgia"/>
    </style:style>
    <style:style style:name="P1169" style:parent-style-name="Normal" style:family="paragraph">
      <style:paragraph-properties fo:margin-top="0.1666in" fo:margin-bottom="0.0833in"/>
    </style:style>
    <style:style style:name="T1170" style:parent-style-name="Fonteparág.padrão" style:family="text">
      <style:text-properties style:font-name="Georgia" style:font-name-asian="Georgia" style:font-name-complex="Georgia"/>
    </style:style>
    <style:style style:name="P1171" style:parent-style-name="Normal" style:family="paragraph">
      <style:paragraph-properties fo:margin-top="0.1666in" fo:margin-bottom="0.0833in"/>
    </style:style>
    <style:style style:name="T1172" style:parent-style-name="Fonteparág.padrão" style:family="text">
      <style:text-properties style:font-name="Georgia" style:font-name-asian="Georgia" style:font-name-complex="Georgia"/>
    </style:style>
    <style:style style:name="P1173" style:parent-style-name="Normal" style:family="paragraph">
      <style:paragraph-properties fo:margin-top="0.1666in" fo:margin-bottom="0.0833in"/>
    </style:style>
    <style:style style:name="T1174" style:parent-style-name="Fonteparág.padrão" style:family="text">
      <style:text-properties style:font-name="Georgia" style:font-name-asian="Georgia" style:font-name-complex="Georgia"/>
    </style:style>
    <style:style style:name="P1175" style:parent-style-name="Normal" style:family="paragraph">
      <style:paragraph-properties fo:margin-top="0.1666in" fo:margin-bottom="0.0833in"/>
    </style:style>
    <style:style style:name="T1176" style:parent-style-name="Fonteparág.padrão" style:family="text">
      <style:text-properties style:font-name="Georgia" style:font-name-asian="Georgia" style:font-name-complex="Georgia"/>
    </style:style>
    <style:style style:name="P1177" style:parent-style-name="Normal" style:family="paragraph">
      <style:paragraph-properties fo:margin-top="0.1666in" fo:margin-bottom="0.0833in"/>
    </style:style>
    <style:style style:name="T1178" style:parent-style-name="Fonteparág.padrão" style:family="text">
      <style:text-properties style:font-name="Georgia" style:font-name-asian="Georgia" style:font-name-complex="Georgia"/>
    </style:style>
    <style:style style:name="P1179" style:parent-style-name="Normal" style:family="paragraph">
      <style:paragraph-properties fo:margin-top="0.1666in" fo:margin-bottom="0.0833in"/>
    </style:style>
    <style:style style:name="T1180" style:parent-style-name="Fonteparág.padrão" style:family="text">
      <style:text-properties style:font-name="Georgia" style:font-name-asian="Georgia" style:font-name-complex="Georgia"/>
    </style:style>
    <style:style style:name="P1181" style:parent-style-name="Normal" style:family="paragraph">
      <style:paragraph-properties fo:margin-top="0.1666in" fo:margin-bottom="0.0833in"/>
    </style:style>
    <style:style style:name="T1182" style:parent-style-name="Fonteparág.padrão" style:family="text">
      <style:text-properties style:font-name="Georgia" style:font-name-asian="Georgia" style:font-name-complex="Georgia"/>
    </style:style>
    <style:style style:name="P1183" style:parent-style-name="Normal" style:family="paragraph">
      <style:paragraph-properties fo:margin-top="0.1666in" fo:margin-bottom="0.0833in"/>
    </style:style>
    <style:style style:name="T1184" style:parent-style-name="Fonteparág.padrão" style:family="text">
      <style:text-properties style:font-name="Georgia" style:font-name-asian="Georgia" style:font-name-complex="Georgia"/>
    </style:style>
    <style:style style:name="P1185" style:parent-style-name="Normal" style:family="paragraph">
      <style:paragraph-properties fo:margin-top="0.1666in" fo:margin-bottom="0.0833in"/>
    </style:style>
    <style:style style:name="T1186" style:parent-style-name="Fonteparág.padrão" style:family="text">
      <style:text-properties style:font-name="Georgia" style:font-name-asian="Georgia" style:font-name-complex="Georgia"/>
    </style:style>
    <style:style style:name="P1187" style:parent-style-name="Normal" style:family="paragraph">
      <style:paragraph-properties fo:margin-top="0.1666in" fo:margin-bottom="0.0833in"/>
    </style:style>
    <style:style style:name="T1188" style:parent-style-name="Fonteparág.padrão" style:family="text">
      <style:text-properties style:font-name="Georgia" style:font-name-asian="Georgia" style:font-name-complex="Georgia"/>
    </style:style>
    <style:style style:name="P1189" style:parent-style-name="Normal" style:family="paragraph">
      <style:paragraph-properties fo:margin-top="0.1666in" fo:margin-bottom="0.0833in"/>
    </style:style>
    <style:style style:name="T1190" style:parent-style-name="Fonteparág.padrão" style:family="text">
      <style:text-properties style:font-name="Georgia" style:font-name-asian="Georgia" style:font-name-complex="Georgia"/>
    </style:style>
    <style:style style:name="P1191" style:parent-style-name="Normal" style:family="paragraph">
      <style:paragraph-properties fo:margin-top="0.1666in" fo:margin-bottom="0.0833in"/>
    </style:style>
    <style:style style:name="T1192" style:parent-style-name="Fonteparág.padrão" style:family="text">
      <style:text-properties style:font-name="Georgia" style:font-name-asian="Georgia" style:font-name-complex="Georgia"/>
    </style:style>
    <style:style style:name="P1193" style:parent-style-name="Normal" style:family="paragraph">
      <style:paragraph-properties fo:margin-top="0.1666in" fo:margin-bottom="0.0833in"/>
    </style:style>
    <style:style style:name="T1194" style:parent-style-name="Fonteparág.padrão" style:family="text">
      <style:text-properties style:font-name="Georgia" style:font-name-asian="Georgia" style:font-name-complex="Georgia"/>
    </style:style>
    <style:style style:name="P1195" style:parent-style-name="Normal" style:family="paragraph">
      <style:paragraph-properties fo:margin-top="0.1666in" fo:margin-bottom="0.0833in"/>
    </style:style>
    <style:style style:name="T1196" style:parent-style-name="Fonteparág.padrão" style:family="text">
      <style:text-properties style:font-name="Georgia" style:font-name-asian="Georgia" style:font-name-complex="Georgia"/>
    </style:style>
    <style:style style:name="P1197" style:parent-style-name="Normal" style:family="paragraph">
      <style:paragraph-properties fo:margin-top="0.1666in" fo:margin-bottom="0.0833in"/>
    </style:style>
    <style:style style:name="T1198" style:parent-style-name="Fonteparág.padrão" style:family="text">
      <style:text-properties style:font-name="Georgia" style:font-name-asian="Georgia" style:font-name-complex="Georgia"/>
    </style:style>
    <style:style style:name="P1199" style:parent-style-name="Normal" style:family="paragraph">
      <style:paragraph-properties fo:margin-top="0.1666in" fo:margin-bottom="0.0833in"/>
    </style:style>
    <style:style style:name="T1200" style:parent-style-name="Fonteparág.padrão" style:family="text">
      <style:text-properties style:font-name="Georgia" style:font-name-asian="Georgia" style:font-name-complex="Georgia"/>
    </style:style>
    <style:style style:name="P1201" style:parent-style-name="Normal" style:family="paragraph">
      <style:paragraph-properties fo:margin-top="0.1666in" fo:margin-bottom="0.0833in"/>
    </style:style>
    <style:style style:name="T1202" style:parent-style-name="Fonteparág.padrão" style:family="text">
      <style:text-properties style:font-name="Georgia" style:font-name-asian="Georgia" style:font-name-complex="Georgia"/>
    </style:style>
    <style:style style:name="P1203" style:parent-style-name="Normal" style:family="paragraph">
      <style:paragraph-properties fo:margin-top="0.1666in" fo:margin-bottom="0.0833in"/>
    </style:style>
    <style:style style:name="T1204" style:parent-style-name="Fonteparág.padrão" style:family="text">
      <style:text-properties style:font-name="Georgia" style:font-name-asian="Georgia" style:font-name-complex="Georgia"/>
    </style:style>
    <style:style style:name="P1205" style:parent-style-name="Normal" style:family="paragraph">
      <style:paragraph-properties fo:margin-top="0.1666in" fo:margin-bottom="0.0833in"/>
    </style:style>
    <style:style style:name="T1206" style:parent-style-name="Fonteparág.padrão" style:family="text">
      <style:text-properties style:font-name="Georgia" style:font-name-asian="Georgia" style:font-name-complex="Georgia"/>
    </style:style>
    <style:style style:name="P1207" style:parent-style-name="Normal" style:family="paragraph">
      <style:paragraph-properties fo:margin-top="0.1666in" fo:margin-bottom="0.0833in"/>
    </style:style>
    <style:style style:name="T1208" style:parent-style-name="Fonteparág.padrão" style:family="text">
      <style:text-properties style:font-name="Georgia" style:font-name-asian="Georgia" style:font-name-complex="Georgia"/>
    </style:style>
    <style:style style:name="P1209" style:parent-style-name="Normal" style:family="paragraph">
      <style:paragraph-properties fo:margin-top="0.1666in" fo:margin-bottom="0.0833in"/>
    </style:style>
    <style:style style:name="T1210" style:parent-style-name="Fonteparág.padrão" style:family="text">
      <style:text-properties style:font-name="Georgia" style:font-name-asian="Georgia" style:font-name-complex="Georgia"/>
    </style:style>
    <style:style style:name="P1211" style:parent-style-name="Normal" style:family="paragraph">
      <style:paragraph-properties fo:margin-top="0.1666in" fo:margin-bottom="0.0833in"/>
    </style:style>
    <style:style style:name="T1212" style:parent-style-name="Fonteparág.padrão" style:family="text">
      <style:text-properties style:font-name="Georgia" style:font-name-asian="Georgia" style:font-name-complex="Georgia"/>
    </style:style>
    <style:style style:name="P1213" style:parent-style-name="Normal" style:family="paragraph">
      <style:paragraph-properties fo:margin-top="0.1666in" fo:margin-bottom="0.0833in"/>
    </style:style>
    <style:style style:name="T1214" style:parent-style-name="Fonteparág.padrão" style:family="text">
      <style:text-properties style:font-name="Georgia" style:font-name-asian="Georgia" style:font-name-complex="Georgia"/>
    </style:style>
    <style:style style:name="P1215" style:parent-style-name="Normal" style:family="paragraph">
      <style:paragraph-properties fo:margin-top="0.1666in" fo:margin-bottom="0.0833in"/>
    </style:style>
    <style:style style:name="T1216" style:parent-style-name="Fonteparág.padrão" style:family="text">
      <style:text-properties style:font-name="Georgia" style:font-name-asian="Georgia" style:font-name-complex="Georgia"/>
    </style:style>
    <style:style style:name="P1217" style:parent-style-name="Normal" style:family="paragraph">
      <style:paragraph-properties fo:margin-top="0.1666in" fo:margin-bottom="0.0833in"/>
    </style:style>
    <style:style style:name="T1218" style:parent-style-name="Fonteparág.padrão" style:family="text">
      <style:text-properties style:font-name="Georgia" style:font-name-asian="Georgia" style:font-name-complex="Georgia"/>
    </style:style>
    <style:style style:name="P1219" style:parent-style-name="Normal" style:family="paragraph">
      <style:paragraph-properties fo:margin-top="0.1666in" fo:margin-bottom="0.0833in"/>
    </style:style>
    <style:style style:name="T1220" style:parent-style-name="Fonteparág.padrão" style:family="text">
      <style:text-properties style:font-name="Georgia" style:font-name-asian="Georgia" style:font-name-complex="Georgia"/>
    </style:style>
    <style:style style:name="P1221" style:parent-style-name="Normal" style:family="paragraph">
      <style:paragraph-properties fo:margin-top="0.1666in" fo:margin-bottom="0.0833in"/>
    </style:style>
    <style:style style:name="T1222" style:parent-style-name="Fonteparág.padrão" style:family="text">
      <style:text-properties style:font-name="Georgia" style:font-name-asian="Georgia" style:font-name-complex="Georgia"/>
    </style:style>
    <style:style style:name="P1223" style:parent-style-name="Normal" style:family="paragraph">
      <style:paragraph-properties fo:margin-top="0.1666in" fo:margin-bottom="0.0833in"/>
    </style:style>
    <style:style style:name="T1224" style:parent-style-name="Fonteparág.padrão" style:family="text">
      <style:text-properties style:font-name="Georgia" style:font-name-asian="Georgia" style:font-name-complex="Georgia"/>
    </style:style>
    <style:style style:name="P1225" style:parent-style-name="Normal" style:family="paragraph">
      <style:paragraph-properties fo:margin-top="0.1666in" fo:margin-bottom="0.0833in"/>
    </style:style>
    <style:style style:name="T1226" style:parent-style-name="Fonteparág.padrão" style:family="text">
      <style:text-properties style:font-name="Georgia" style:font-name-asian="Georgia" style:font-name-complex="Georgia"/>
    </style:style>
    <style:style style:name="P1227" style:parent-style-name="Normal" style:family="paragraph">
      <style:paragraph-properties fo:margin-top="0.1666in" fo:margin-bottom="0.0833in"/>
    </style:style>
    <style:style style:name="T1228" style:parent-style-name="Fonteparág.padrão" style:family="text">
      <style:text-properties style:font-name="Georgia" style:font-name-asian="Georgia" style:font-name-complex="Georgia"/>
    </style:style>
    <style:style style:name="P1229" style:parent-style-name="Normal" style:family="paragraph">
      <style:paragraph-properties fo:margin-top="0.1666in" fo:margin-bottom="0.0833in"/>
    </style:style>
    <style:style style:name="T1230" style:parent-style-name="Fonteparág.padrão" style:family="text">
      <style:text-properties style:font-name="Georgia" style:font-name-asian="Georgia" style:font-name-complex="Georgia"/>
    </style:style>
    <style:style style:name="P1231" style:parent-style-name="Normal" style:family="paragraph">
      <style:paragraph-properties fo:margin-top="0.1666in" fo:margin-bottom="0.0833in"/>
    </style:style>
    <style:style style:name="T1232" style:parent-style-name="Fonteparág.padrão" style:family="text">
      <style:text-properties style:font-name="Georgia" style:font-name-asian="Georgia" style:font-name-complex="Georgia"/>
    </style:style>
    <style:style style:name="P1233" style:parent-style-name="Normal" style:family="paragraph">
      <style:paragraph-properties fo:margin-top="0.1666in" fo:margin-bottom="0.0833in"/>
    </style:style>
    <style:style style:name="T1234" style:parent-style-name="Fonteparág.padrão" style:family="text">
      <style:text-properties style:font-name="Georgia" style:font-name-asian="Georgia" style:font-name-complex="Georgia"/>
    </style:style>
    <style:style style:name="P1235" style:parent-style-name="Normal" style:family="paragraph">
      <style:paragraph-properties fo:margin-top="0.1666in" fo:margin-bottom="0.0833in"/>
    </style:style>
    <style:style style:name="T1236" style:parent-style-name="Fonteparág.padrão" style:family="text">
      <style:text-properties style:font-name="Georgia" style:font-name-asian="Georgia" style:font-name-complex="Georgia"/>
    </style:style>
    <style:style style:name="P1237" style:parent-style-name="Normal" style:family="paragraph">
      <style:paragraph-properties fo:margin-top="0.1666in" fo:margin-bottom="0.0833in"/>
    </style:style>
    <style:style style:name="T1238" style:parent-style-name="Fonteparág.padrão" style:family="text">
      <style:text-properties style:font-name="Georgia" style:font-name-asian="Georgia" style:font-name-complex="Georgia"/>
    </style:style>
    <style:style style:name="P1239" style:parent-style-name="Normal" style:family="paragraph">
      <style:paragraph-properties fo:margin-top="0.1666in" fo:margin-bottom="0.0833in"/>
    </style:style>
    <style:style style:name="T1240" style:parent-style-name="Fonteparág.padrão" style:family="text">
      <style:text-properties style:font-name="Georgia" style:font-name-asian="Georgia" style:font-name-complex="Georgia"/>
    </style:style>
    <style:style style:name="P1241" style:parent-style-name="Normal" style:family="paragraph">
      <style:paragraph-properties fo:margin-top="0.1666in" fo:margin-bottom="0.0833in"/>
    </style:style>
    <style:style style:name="T1242" style:parent-style-name="Fonteparág.padrão" style:family="text">
      <style:text-properties style:font-name="Georgia" style:font-name-asian="Georgia" style:font-name-complex="Georgia"/>
    </style:style>
    <style:style style:name="P1243" style:parent-style-name="Normal" style:family="paragraph">
      <style:paragraph-properties fo:margin-top="0.1666in" fo:margin-bottom="0.0833in"/>
    </style:style>
    <style:style style:name="T1244" style:parent-style-name="Fonteparág.padrão" style:family="text">
      <style:text-properties style:font-name="Georgia" style:font-name-asian="Georgia" style:font-name-complex="Georgia"/>
    </style:style>
    <style:style style:name="P1245" style:parent-style-name="Normal" style:family="paragraph">
      <style:paragraph-properties fo:margin-top="0.1666in" fo:margin-bottom="0.0833in"/>
    </style:style>
    <style:style style:name="T1246" style:parent-style-name="Fonteparág.padrão" style:family="text">
      <style:text-properties style:font-name="Georgia" style:font-name-asian="Georgia" style:font-name-complex="Georgia"/>
    </style:style>
    <style:style style:name="P1247" style:parent-style-name="Normal" style:family="paragraph">
      <style:paragraph-properties fo:margin-top="0.1666in" fo:margin-bottom="0.0833in"/>
    </style:style>
    <style:style style:name="T1248" style:parent-style-name="Fonteparág.padrão" style:family="text">
      <style:text-properties style:font-name="Georgia" style:font-name-asian="Georgia" style:font-name-complex="Georgia"/>
    </style:style>
    <style:style style:name="P1249" style:parent-style-name="Normal" style:family="paragraph">
      <style:paragraph-properties fo:margin-top="0.1666in" fo:margin-bottom="0.0833in"/>
    </style:style>
    <style:style style:name="T1250" style:parent-style-name="Fonteparág.padrão" style:family="text">
      <style:text-properties style:font-name="Georgia" style:font-name-asian="Georgia" style:font-name-complex="Georgia"/>
    </style:style>
    <style:style style:name="P1251" style:parent-style-name="Normal" style:family="paragraph">
      <style:paragraph-properties fo:margin-top="0.1666in" fo:margin-bottom="0.0833in"/>
    </style:style>
    <style:style style:name="T1252" style:parent-style-name="Fonteparág.padrão" style:family="text">
      <style:text-properties style:font-name="Georgia" style:font-name-asian="Georgia" style:font-name-complex="Georgia"/>
    </style:style>
    <style:style style:name="P1253" style:parent-style-name="Normal" style:family="paragraph">
      <style:paragraph-properties fo:margin-top="0.1666in" fo:margin-bottom="0.0833in"/>
    </style:style>
    <style:style style:name="T1254" style:parent-style-name="Fonteparág.padrão" style:family="text">
      <style:text-properties style:font-name="Georgia" style:font-name-asian="Georgia" style:font-name-complex="Georgia"/>
    </style:style>
    <style:style style:name="P1255" style:parent-style-name="Normal" style:family="paragraph">
      <style:paragraph-properties fo:margin-top="0.1666in" fo:margin-bottom="0.0833in"/>
    </style:style>
    <style:style style:name="T1256" style:parent-style-name="Fonteparág.padrão" style:family="text">
      <style:text-properties style:font-name="Georgia" style:font-name-asian="Georgia" style:font-name-complex="Georgia"/>
    </style:style>
    <style:style style:name="P1257" style:parent-style-name="Normal" style:family="paragraph">
      <style:paragraph-properties fo:margin-top="0.1666in" fo:margin-bottom="0.0833in"/>
    </style:style>
    <style:style style:name="T1258" style:parent-style-name="Fonteparág.padrão" style:family="text">
      <style:text-properties style:font-name="Georgia" style:font-name-asian="Georgia" style:font-name-complex="Georgia"/>
    </style:style>
    <style:style style:name="P1259" style:parent-style-name="Normal" style:family="paragraph">
      <style:paragraph-properties fo:margin-top="0.1666in" fo:margin-bottom="0.0833in"/>
    </style:style>
    <style:style style:name="T1260" style:parent-style-name="Fonteparág.padrão" style:family="text">
      <style:text-properties style:font-name="Georgia" style:font-name-asian="Georgia" style:font-name-complex="Georgia"/>
    </style:style>
    <style:style style:name="P1261" style:parent-style-name="Normal" style:family="paragraph">
      <style:paragraph-properties fo:margin-top="0.1666in" fo:margin-bottom="0.0833in"/>
    </style:style>
    <style:style style:name="T1262" style:parent-style-name="Fonteparág.padrão" style:family="text">
      <style:text-properties style:font-name="Georgia" style:font-name-asian="Georgia" style:font-name-complex="Georgia"/>
    </style:style>
    <style:style style:name="P1263" style:parent-style-name="Normal" style:family="paragraph">
      <style:paragraph-properties fo:margin-top="0.1666in" fo:margin-bottom="0.0833in"/>
    </style:style>
    <style:style style:name="T1264" style:parent-style-name="Fonteparág.padrão" style:family="text">
      <style:text-properties style:font-name="Georgia" style:font-name-asian="Georgia" style:font-name-complex="Georgia"/>
    </style:style>
    <style:style style:name="P1265" style:parent-style-name="Normal" style:family="paragraph">
      <style:paragraph-properties fo:margin-top="0.1666in" fo:margin-bottom="0.0833in"/>
    </style:style>
    <style:style style:name="T1266" style:parent-style-name="Fonteparág.padrão" style:family="text">
      <style:text-properties style:font-name="Georgia" style:font-name-asian="Georgia" style:font-name-complex="Georgia"/>
    </style:style>
    <style:style style:name="P1267" style:parent-style-name="Normal" style:family="paragraph">
      <style:paragraph-properties fo:margin-top="0.1666in" fo:margin-bottom="0.0833in"/>
    </style:style>
    <style:style style:name="T1268" style:parent-style-name="Fonteparág.padrão" style:family="text">
      <style:text-properties style:font-name="Georgia" style:font-name-asian="Georgia" style:font-name-complex="Georgia"/>
    </style:style>
    <style:style style:name="P1269" style:parent-style-name="Normal" style:family="paragraph">
      <style:paragraph-properties fo:margin-top="0.1666in" fo:margin-bottom="0.0833in"/>
    </style:style>
    <style:style style:name="T1270" style:parent-style-name="Fonteparág.padrão" style:family="text">
      <style:text-properties style:font-name="Georgia" style:font-name-asian="Georgia" style:font-name-complex="Georgia"/>
    </style:style>
    <style:style style:name="P1271" style:parent-style-name="Normal" style:family="paragraph">
      <style:paragraph-properties fo:margin-top="0.1666in" fo:margin-bottom="0.0833in"/>
    </style:style>
    <style:style style:name="T1272" style:parent-style-name="Fonteparág.padrão" style:family="text">
      <style:text-properties style:font-name="Georgia" style:font-name-asian="Georgia" style:font-name-complex="Georgia"/>
    </style:style>
    <style:style style:name="P1273" style:parent-style-name="Normal" style:family="paragraph">
      <style:paragraph-properties fo:margin-top="0.1666in" fo:margin-bottom="0.0833in"/>
    </style:style>
    <style:style style:name="T1274" style:parent-style-name="Fonteparág.padrão" style:family="text">
      <style:text-properties style:font-name="Georgia" style:font-name-asian="Georgia" style:font-name-complex="Georgia"/>
    </style:style>
    <style:style style:name="P1275" style:parent-style-name="Normal" style:family="paragraph">
      <style:paragraph-properties fo:margin-top="0.1666in" fo:margin-bottom="0.0833in"/>
    </style:style>
    <style:style style:name="T1276" style:parent-style-name="Fonteparág.padrão" style:family="text">
      <style:text-properties style:font-name="Georgia" style:font-name-asian="Georgia" style:font-name-complex="Georgia"/>
    </style:style>
    <style:style style:name="P1277" style:parent-style-name="Normal" style:family="paragraph">
      <style:paragraph-properties fo:margin-top="0.1666in" fo:margin-bottom="0.0833in"/>
    </style:style>
    <style:style style:name="T1278" style:parent-style-name="Fonteparág.padrão" style:family="text">
      <style:text-properties style:font-name="Georgia" style:font-name-asian="Georgia" style:font-name-complex="Georgia"/>
    </style:style>
    <style:style style:name="P1279" style:parent-style-name="Normal" style:family="paragraph">
      <style:paragraph-properties fo:margin-top="0.1666in" fo:margin-bottom="0.0833in"/>
    </style:style>
    <style:style style:name="T1280" style:parent-style-name="Fonteparág.padrão" style:family="text">
      <style:text-properties style:font-name="Georgia" style:font-name-asian="Georgia" style:font-name-complex="Georgia"/>
    </style:style>
    <style:style style:name="P1281" style:parent-style-name="Normal" style:family="paragraph">
      <style:paragraph-properties fo:margin-top="0.1666in" fo:margin-bottom="0.0833in"/>
    </style:style>
    <style:style style:name="T1282" style:parent-style-name="Fonteparág.padrão" style:family="text">
      <style:text-properties style:font-name="Georgia" style:font-name-asian="Georgia" style:font-name-complex="Georgia"/>
    </style:style>
    <style:style style:name="P1283" style:parent-style-name="Normal" style:family="paragraph">
      <style:paragraph-properties fo:margin-top="0.1666in" fo:margin-bottom="0.0833in"/>
    </style:style>
    <style:style style:name="T1284" style:parent-style-name="Fonteparág.padrão" style:family="text">
      <style:text-properties style:font-name="Georgia" style:font-name-asian="Georgia" style:font-name-complex="Georgia"/>
    </style:style>
    <style:style style:name="P1285" style:parent-style-name="Normal" style:family="paragraph">
      <style:paragraph-properties fo:margin-top="0.1666in" fo:margin-bottom="0.0833in"/>
    </style:style>
    <style:style style:name="T1286" style:parent-style-name="Fonteparág.padrão" style:family="text">
      <style:text-properties style:font-name="Georgia" style:font-name-asian="Georgia" style:font-name-complex="Georgia"/>
    </style:style>
    <style:style style:name="P1287" style:parent-style-name="Normal" style:family="paragraph">
      <style:paragraph-properties fo:margin-top="0.1666in" fo:margin-bottom="0.0833in"/>
    </style:style>
    <style:style style:name="T1288" style:parent-style-name="Fonteparág.padrão" style:family="text">
      <style:text-properties style:font-name="Georgia" style:font-name-asian="Georgia" style:font-name-complex="Georgia"/>
    </style:style>
    <style:style style:name="P1289" style:parent-style-name="Normal" style:family="paragraph">
      <style:paragraph-properties fo:margin-top="0.1666in" fo:margin-bottom="0.0833in"/>
    </style:style>
    <style:style style:name="T1290" style:parent-style-name="Fonteparág.padrão" style:family="text">
      <style:text-properties style:font-name="Georgia" style:font-name-asian="Georgia" style:font-name-complex="Georgia"/>
    </style:style>
    <style:style style:name="P1291" style:parent-style-name="Normal" style:family="paragraph">
      <style:paragraph-properties fo:margin-top="0.1666in" fo:margin-bottom="0.0833in"/>
    </style:style>
    <style:style style:name="T1292" style:parent-style-name="Fonteparág.padrão" style:family="text">
      <style:text-properties style:font-name="Georgia" style:font-name-asian="Georgia" style:font-name-complex="Georgia"/>
    </style:style>
    <style:style style:name="P1293" style:parent-style-name="Normal" style:family="paragraph">
      <style:paragraph-properties fo:margin-top="0.1666in" fo:margin-bottom="0.0833in"/>
    </style:style>
    <style:style style:name="T1294" style:parent-style-name="Fonteparág.padrão" style:family="text">
      <style:text-properties style:font-name="Georgia" style:font-name-asian="Georgia" style:font-name-complex="Georgia"/>
    </style:style>
    <style:style style:name="P1295" style:parent-style-name="Normal" style:family="paragraph">
      <style:paragraph-properties fo:margin-top="0.1666in" fo:margin-bottom="0.0833in"/>
    </style:style>
    <style:style style:name="T1296" style:parent-style-name="Fonteparág.padrão" style:family="text">
      <style:text-properties style:font-name="Georgia" style:font-name-asian="Georgia" style:font-name-complex="Georgia"/>
    </style:style>
    <style:style style:name="P1297" style:parent-style-name="Normal" style:family="paragraph">
      <style:paragraph-properties fo:margin-top="0.1666in" fo:margin-bottom="0.0833in"/>
    </style:style>
    <style:style style:name="T1298" style:parent-style-name="Fonteparág.padrão" style:family="text">
      <style:text-properties style:font-name="Georgia" style:font-name-asian="Georgia" style:font-name-complex="Georgia"/>
    </style:style>
    <style:style style:name="P1299" style:parent-style-name="Normal" style:family="paragraph">
      <style:paragraph-properties fo:margin-top="0.1666in" fo:margin-bottom="0.0833in"/>
    </style:style>
    <style:style style:name="T1300" style:parent-style-name="Fonteparág.padrão" style:family="text">
      <style:text-properties style:font-name="Georgia" style:font-name-asian="Georgia" style:font-name-complex="Georgia"/>
    </style:style>
    <style:style style:name="P1301" style:parent-style-name="Normal" style:family="paragraph">
      <style:paragraph-properties fo:margin-top="0.1666in" fo:margin-bottom="0.0833in"/>
    </style:style>
    <style:style style:name="T1302" style:parent-style-name="Fonteparág.padrão" style:family="text">
      <style:text-properties style:font-name="Georgia" style:font-name-asian="Georgia" style:font-name-complex="Georgia"/>
    </style:style>
    <style:style style:name="P1303" style:parent-style-name="Normal" style:family="paragraph">
      <style:paragraph-properties fo:margin-top="0.1666in" fo:margin-bottom="0.0833in"/>
    </style:style>
    <style:style style:name="T1304" style:parent-style-name="Fonteparág.padrão" style:family="text">
      <style:text-properties style:font-name="Georgia" style:font-name-asian="Georgia" style:font-name-complex="Georgia"/>
    </style:style>
    <style:style style:name="P1305" style:parent-style-name="Normal" style:family="paragraph">
      <style:paragraph-properties fo:margin-top="0.1666in" fo:margin-bottom="0.0833in"/>
    </style:style>
    <style:style style:name="T1306" style:parent-style-name="Fonteparág.padrão" style:family="text">
      <style:text-properties style:font-name="Georgia" style:font-name-asian="Georgia" style:font-name-complex="Georgia"/>
    </style:style>
    <style:style style:name="P1307" style:parent-style-name="Normal" style:family="paragraph">
      <style:paragraph-properties fo:margin-top="0.1666in" fo:margin-bottom="0.0833in"/>
    </style:style>
    <style:style style:name="T1308" style:parent-style-name="Fonteparág.padrão" style:family="text">
      <style:text-properties style:font-name="Georgia" style:font-name-asian="Georgia" style:font-name-complex="Georgia"/>
    </style:style>
    <style:style style:name="P1309" style:parent-style-name="Normal" style:family="paragraph">
      <style:paragraph-properties fo:margin-top="0.1666in" fo:margin-bottom="0.0833in"/>
    </style:style>
    <style:style style:name="T1310" style:parent-style-name="Fonteparág.padrão" style:family="text">
      <style:text-properties style:font-name="Georgia" style:font-name-asian="Georgia" style:font-name-complex="Georgia"/>
    </style:style>
    <style:style style:name="P1311" style:parent-style-name="Normal" style:family="paragraph">
      <style:paragraph-properties fo:margin-top="0.1666in" fo:margin-bottom="0.0833in"/>
    </style:style>
    <style:style style:name="T1312" style:parent-style-name="Fonteparág.padrão" style:family="text">
      <style:text-properties style:font-name="Georgia" style:font-name-asian="Georgia" style:font-name-complex="Georgia"/>
    </style:style>
    <style:style style:name="P1313" style:parent-style-name="Normal" style:family="paragraph">
      <style:paragraph-properties fo:margin-top="0.1666in" fo:margin-bottom="0.0833in"/>
    </style:style>
    <style:style style:name="T1314" style:parent-style-name="Fonteparág.padrão" style:family="text">
      <style:text-properties style:font-name="Georgia" style:font-name-asian="Georgia" style:font-name-complex="Georgia"/>
    </style:style>
    <style:style style:name="P1315" style:parent-style-name="Normal" style:family="paragraph">
      <style:paragraph-properties fo:margin-top="0.1666in" fo:margin-bottom="0.0833in"/>
    </style:style>
    <style:style style:name="T1316" style:parent-style-name="Fonteparág.padrão" style:family="text">
      <style:text-properties style:font-name="Georgia" style:font-name-asian="Georgia" style:font-name-complex="Georgia"/>
    </style:style>
    <style:style style:name="P1317" style:parent-style-name="Normal" style:family="paragraph">
      <style:paragraph-properties fo:margin-top="0.1666in" fo:margin-bottom="0.0833in"/>
    </style:style>
    <style:style style:name="T1318" style:parent-style-name="Fonteparág.padrão" style:family="text">
      <style:text-properties style:font-name="Georgia" style:font-name-asian="Georgia" style:font-name-complex="Georgia"/>
    </style:style>
    <style:style style:name="P1319" style:parent-style-name="Normal" style:family="paragraph">
      <style:paragraph-properties fo:margin-top="0.1666in" fo:margin-bottom="0.0833in"/>
    </style:style>
    <style:style style:name="T1320" style:parent-style-name="Fonteparág.padrão" style:family="text">
      <style:text-properties style:font-name="Georgia" style:font-name-asian="Georgia" style:font-name-complex="Georgia"/>
    </style:style>
    <style:style style:name="P1321" style:parent-style-name="Normal" style:family="paragraph">
      <style:paragraph-properties fo:margin-top="0.1666in" fo:margin-bottom="0.0833in"/>
    </style:style>
    <style:style style:name="T1322" style:parent-style-name="Fonteparág.padrão" style:family="text">
      <style:text-properties style:font-name="Georgia" style:font-name-asian="Georgia" style:font-name-complex="Georgia"/>
    </style:style>
    <style:style style:name="P1323" style:parent-style-name="Normal" style:family="paragraph">
      <style:paragraph-properties fo:margin-top="0.1666in" fo:margin-bottom="0.0833in"/>
    </style:style>
    <style:style style:name="T1324" style:parent-style-name="Fonteparág.padrão" style:family="text">
      <style:text-properties style:font-name="Georgia" style:font-name-asian="Georgia" style:font-name-complex="Georgia"/>
    </style:style>
    <style:style style:name="P1325" style:parent-style-name="Normal" style:family="paragraph">
      <style:paragraph-properties fo:margin-top="0.1666in" fo:margin-bottom="0.0833in"/>
    </style:style>
    <style:style style:name="T1326" style:parent-style-name="Fonteparág.padrão" style:family="text">
      <style:text-properties style:font-name="Georgia" style:font-name-asian="Georgia" style:font-name-complex="Georgia"/>
    </style:style>
    <style:style style:name="P1327" style:parent-style-name="Normal" style:family="paragraph">
      <style:paragraph-properties fo:margin-top="0.1666in" fo:margin-bottom="0.0833in"/>
    </style:style>
    <style:style style:name="T1328" style:parent-style-name="Fonteparág.padrão" style:family="text">
      <style:text-properties style:font-name="Georgia" style:font-name-asian="Georgia" style:font-name-complex="Georgia"/>
    </style:style>
    <style:style style:name="P1329" style:parent-style-name="Normal" style:family="paragraph">
      <style:paragraph-properties fo:margin-top="0.1666in" fo:margin-bottom="0.0833in"/>
    </style:style>
    <style:style style:name="T1330" style:parent-style-name="Fonteparág.padrão" style:family="text">
      <style:text-properties style:font-name="Georgia" style:font-name-asian="Georgia" style:font-name-complex="Georgia"/>
    </style:style>
    <style:style style:name="P1331" style:parent-style-name="Normal" style:family="paragraph">
      <style:paragraph-properties fo:margin-top="0.1666in" fo:margin-bottom="0.0833in"/>
    </style:style>
    <style:style style:name="T1332" style:parent-style-name="Fonteparág.padrão" style:family="text">
      <style:text-properties style:font-name="Georgia" style:font-name-asian="Georgia" style:font-name-complex="Georgia"/>
    </style:style>
    <style:style style:name="P1333" style:parent-style-name="Normal" style:family="paragraph">
      <style:paragraph-properties fo:margin-top="0.1666in" fo:margin-bottom="0.0833in"/>
    </style:style>
    <style:style style:name="T1334" style:parent-style-name="Fonteparág.padrão" style:family="text">
      <style:text-properties style:font-name="Georgia" style:font-name-asian="Georgia" style:font-name-complex="Georgia"/>
    </style:style>
    <style:style style:name="P1335" style:parent-style-name="Normal" style:family="paragraph">
      <style:paragraph-properties fo:margin-top="0.1666in" fo:margin-bottom="0.0833in"/>
    </style:style>
    <style:style style:name="T1336" style:parent-style-name="Fonteparág.padrão" style:family="text">
      <style:text-properties style:font-name="Georgia" style:font-name-asian="Georgia" style:font-name-complex="Georgia"/>
    </style:style>
    <style:style style:name="P1337" style:parent-style-name="Normal" style:family="paragraph">
      <style:paragraph-properties fo:margin-top="0.1666in" fo:margin-bottom="0.0833in"/>
    </style:style>
    <style:style style:name="T1338" style:parent-style-name="Fonteparág.padrão" style:family="text">
      <style:text-properties style:font-name="Georgia" style:font-name-asian="Georgia" style:font-name-complex="Georgia"/>
    </style:style>
    <style:style style:name="P1339" style:parent-style-name="Normal" style:family="paragraph">
      <style:paragraph-properties fo:margin-top="0.1666in" fo:margin-bottom="0.0833in"/>
    </style:style>
    <style:style style:name="T1340" style:parent-style-name="Fonteparág.padrão" style:family="text">
      <style:text-properties style:font-name="Georgia" style:font-name-asian="Georgia" style:font-name-complex="Georgia"/>
    </style:style>
    <style:style style:name="P1341" style:parent-style-name="Normal" style:family="paragraph">
      <style:paragraph-properties fo:margin-top="0.1666in" fo:margin-bottom="0.0833in"/>
    </style:style>
    <style:style style:name="T1342" style:parent-style-name="Fonteparág.padrão" style:family="text">
      <style:text-properties style:font-name="Georgia" style:font-name-asian="Georgia" style:font-name-complex="Georgia"/>
    </style:style>
    <style:style style:name="P1343" style:parent-style-name="Normal" style:family="paragraph">
      <style:paragraph-properties fo:margin-top="0.1666in" fo:margin-bottom="0.0833in"/>
    </style:style>
    <style:style style:name="T1344" style:parent-style-name="Fonteparág.padrão" style:family="text">
      <style:text-properties style:font-name="Georgia" style:font-name-asian="Georgia" style:font-name-complex="Georgia"/>
    </style:style>
    <style:style style:name="P1345" style:parent-style-name="Normal" style:family="paragraph">
      <style:paragraph-properties fo:margin-top="0.1666in" fo:margin-bottom="0.0833in"/>
    </style:style>
    <style:style style:name="T1346" style:parent-style-name="Fonteparág.padrão" style:family="text">
      <style:text-properties style:font-name="Georgia" style:font-name-asian="Georgia" style:font-name-complex="Georgia"/>
    </style:style>
    <style:style style:name="P1347" style:parent-style-name="Normal" style:family="paragraph">
      <style:paragraph-properties fo:margin-top="0.1666in" fo:margin-bottom="0.0833in"/>
    </style:style>
    <style:style style:name="T1348" style:parent-style-name="Fonteparág.padrão" style:family="text">
      <style:text-properties style:font-name="Georgia" style:font-name-asian="Georgia" style:font-name-complex="Georgia"/>
    </style:style>
    <style:style style:name="P1349" style:parent-style-name="Normal" style:family="paragraph">
      <style:paragraph-properties fo:margin-top="0.1666in" fo:margin-bottom="0.0833in"/>
    </style:style>
    <style:style style:name="T1350" style:parent-style-name="Fonteparág.padrão" style:family="text">
      <style:text-properties style:font-name="Georgia" style:font-name-asian="Georgia" style:font-name-complex="Georgia"/>
    </style:style>
    <style:style style:name="P1351" style:parent-style-name="Normal" style:family="paragraph">
      <style:paragraph-properties fo:margin-top="0.1666in" fo:margin-bottom="0.0833in"/>
    </style:style>
    <style:style style:name="T1352" style:parent-style-name="Fonteparág.padrão" style:family="text">
      <style:text-properties style:font-name="Georgia" style:font-name-asian="Georgia" style:font-name-complex="Georgia"/>
    </style:style>
    <style:style style:name="P1353" style:parent-style-name="Normal" style:family="paragraph">
      <style:paragraph-properties fo:margin-top="0.1666in" fo:margin-bottom="0.0833in"/>
    </style:style>
    <style:style style:name="T1354" style:parent-style-name="Fonteparág.padrão" style:family="text">
      <style:text-properties style:font-name="Georgia" style:font-name-asian="Georgia" style:font-name-complex="Georgia"/>
    </style:style>
    <style:style style:name="P1355" style:parent-style-name="Normal" style:family="paragraph">
      <style:paragraph-properties fo:margin-top="0.1666in" fo:margin-bottom="0.0833in"/>
    </style:style>
    <style:style style:name="T1356" style:parent-style-name="Fonteparág.padrão" style:family="text">
      <style:text-properties style:font-name="Georgia" style:font-name-asian="Georgia" style:font-name-complex="Georgia"/>
    </style:style>
    <style:style style:name="P1357" style:parent-style-name="Normal" style:family="paragraph">
      <style:paragraph-properties fo:margin-top="0.1666in" fo:margin-bottom="0.0833in"/>
    </style:style>
    <style:style style:name="T1358" style:parent-style-name="Fonteparág.padrão" style:family="text">
      <style:text-properties style:font-name="Georgia" style:font-name-asian="Georgia" style:font-name-complex="Georgia"/>
    </style:style>
    <style:style style:name="P1359" style:parent-style-name="Normal" style:family="paragraph">
      <style:paragraph-properties fo:margin-top="0.1666in" fo:margin-bottom="0.0833in"/>
    </style:style>
    <style:style style:name="T1360" style:parent-style-name="Fonteparág.padrão" style:family="text">
      <style:text-properties style:font-name="Georgia" style:font-name-asian="Georgia" style:font-name-complex="Georgia"/>
    </style:style>
    <style:style style:name="P1361" style:parent-style-name="Normal" style:family="paragraph">
      <style:paragraph-properties fo:margin-top="0.1666in" fo:margin-bottom="0.0833in"/>
    </style:style>
    <style:style style:name="T1362" style:parent-style-name="Fonteparág.padrão" style:family="text">
      <style:text-properties style:font-name="Georgia" style:font-name-asian="Georgia" style:font-name-complex="Georgia"/>
    </style:style>
    <style:style style:name="P1363" style:parent-style-name="Normal" style:family="paragraph">
      <style:paragraph-properties fo:margin-top="0.1666in" fo:margin-bottom="0.0833in"/>
    </style:style>
    <style:style style:name="T1364" style:parent-style-name="Fonteparág.padrão" style:family="text">
      <style:text-properties style:font-name="Georgia" style:font-name-asian="Georgia" style:font-name-complex="Georgia"/>
    </style:style>
    <style:style style:name="P1365" style:parent-style-name="Normal" style:family="paragraph">
      <style:paragraph-properties fo:margin-top="0.1666in" fo:margin-bottom="0.0833in"/>
    </style:style>
    <style:style style:name="T1366" style:parent-style-name="Fonteparág.padrão" style:family="text">
      <style:text-properties style:font-name="Georgia" style:font-name-asian="Georgia" style:font-name-complex="Georgia"/>
    </style:style>
    <style:style style:name="P1367" style:parent-style-name="Normal" style:family="paragraph">
      <style:paragraph-properties fo:margin-top="0.1666in" fo:margin-bottom="0.0833in"/>
    </style:style>
    <style:style style:name="T1368" style:parent-style-name="Fonteparág.padrão" style:family="text">
      <style:text-properties style:font-name="Georgia" style:font-name-asian="Georgia" style:font-name-complex="Georgia"/>
    </style:style>
    <style:style style:name="P1369" style:parent-style-name="Normal" style:family="paragraph">
      <style:paragraph-properties fo:margin-top="0.1666in" fo:margin-bottom="0.0833in"/>
    </style:style>
    <style:style style:name="T1370" style:parent-style-name="Fonteparág.padrão" style:family="text">
      <style:text-properties style:font-name="Georgia" style:font-name-asian="Georgia" style:font-name-complex="Georgia"/>
    </style:style>
    <style:style style:name="P1371" style:parent-style-name="Normal" style:family="paragraph">
      <style:paragraph-properties fo:margin-top="0.1666in" fo:margin-bottom="0.0833in"/>
    </style:style>
    <style:style style:name="T1372" style:parent-style-name="Fonteparág.padrão" style:family="text">
      <style:text-properties style:font-name="Georgia" style:font-name-asian="Georgia" style:font-name-complex="Georgia"/>
    </style:style>
    <style:style style:name="P1373" style:parent-style-name="Normal" style:family="paragraph">
      <style:paragraph-properties fo:margin-top="0.1666in" fo:margin-bottom="0.0833in"/>
    </style:style>
    <style:style style:name="T1374" style:parent-style-name="Fonteparág.padrão" style:family="text">
      <style:text-properties style:font-name="Georgia" style:font-name-asian="Georgia" style:font-name-complex="Georgia"/>
    </style:style>
    <style:style style:name="P1375" style:parent-style-name="Normal" style:family="paragraph">
      <style:paragraph-properties fo:margin-top="0.1666in" fo:margin-bottom="0.0833in"/>
    </style:style>
    <style:style style:name="T1376" style:parent-style-name="Fonteparág.padrão" style:family="text">
      <style:text-properties style:font-name="Georgia" style:font-name-asian="Georgia" style:font-name-complex="Georgia"/>
    </style:style>
    <style:style style:name="P1377" style:parent-style-name="Normal" style:family="paragraph">
      <style:paragraph-properties fo:margin-top="0.1666in" fo:margin-bottom="0.0833in"/>
    </style:style>
    <style:style style:name="T1378" style:parent-style-name="Fonteparág.padrão" style:family="text">
      <style:text-properties style:font-name="Georgia" style:font-name-asian="Georgia" style:font-name-complex="Georgia"/>
    </style:style>
    <style:style style:name="P1379" style:parent-style-name="Normal" style:family="paragraph">
      <style:paragraph-properties fo:margin-top="0.1666in" fo:margin-bottom="0.0833in"/>
    </style:style>
    <style:style style:name="T1380" style:parent-style-name="Fonteparág.padrão" style:family="text">
      <style:text-properties style:font-name="Georgia" style:font-name-asian="Georgia" style:font-name-complex="Georgia"/>
    </style:style>
    <style:style style:name="P1381" style:parent-style-name="Normal" style:family="paragraph">
      <style:paragraph-properties fo:margin-top="0.1666in" fo:margin-bottom="0.0833in"/>
    </style:style>
    <style:style style:name="T1382" style:parent-style-name="Fonteparág.padrão" style:family="text">
      <style:text-properties style:font-name="Georgia" style:font-name-asian="Georgia" style:font-name-complex="Georgia"/>
    </style:style>
    <style:style style:name="P1383" style:parent-style-name="Normal" style:family="paragraph">
      <style:paragraph-properties fo:margin-top="0.1666in" fo:margin-bottom="0.0833in"/>
    </style:style>
    <style:style style:name="T1384" style:parent-style-name="Fonteparág.padrão" style:family="text">
      <style:text-properties style:font-name="Georgia" style:font-name-asian="Georgia" style:font-name-complex="Georgia"/>
    </style:style>
    <style:style style:name="P1385" style:parent-style-name="Normal" style:family="paragraph">
      <style:paragraph-properties fo:margin-top="0.1666in" fo:margin-bottom="0.0833in"/>
    </style:style>
    <style:style style:name="T1386" style:parent-style-name="Fonteparág.padrão" style:family="text">
      <style:text-properties style:font-name="Georgia" style:font-name-asian="Georgia" style:font-name-complex="Georgia"/>
    </style:style>
    <style:style style:name="P1387" style:parent-style-name="Normal" style:family="paragraph">
      <style:paragraph-properties fo:margin-top="0.1666in" fo:margin-bottom="0.0833in"/>
    </style:style>
    <style:style style:name="T1388" style:parent-style-name="Fonteparág.padrão" style:family="text">
      <style:text-properties style:font-name="Georgia" style:font-name-asian="Georgia" style:font-name-complex="Georgia"/>
    </style:style>
    <style:style style:name="P1389" style:parent-style-name="Normal" style:family="paragraph">
      <style:paragraph-properties fo:margin-top="0.1666in" fo:margin-bottom="0.0833in"/>
    </style:style>
    <style:style style:name="T1390" style:parent-style-name="Fonteparág.padrão" style:family="text">
      <style:text-properties style:font-name="Georgia" style:font-name-asian="Georgia" style:font-name-complex="Georgia"/>
    </style:style>
    <style:style style:name="P1391" style:parent-style-name="Normal" style:family="paragraph">
      <style:paragraph-properties fo:margin-top="0.1666in" fo:margin-bottom="0.0833in"/>
    </style:style>
    <style:style style:name="T1392" style:parent-style-name="Fonteparág.padrão" style:family="text">
      <style:text-properties style:font-name="Georgia" style:font-name-asian="Georgia" style:font-name-complex="Georgia"/>
    </style:style>
    <style:style style:name="P1393" style:parent-style-name="Normal" style:family="paragraph">
      <style:paragraph-properties fo:margin-top="0.1666in" fo:margin-bottom="0.0833in"/>
    </style:style>
    <style:style style:name="T1394" style:parent-style-name="Fonteparág.padrão" style:family="text">
      <style:text-properties style:font-name="Georgia" style:font-name-asian="Georgia" style:font-name-complex="Georgia"/>
    </style:style>
    <style:style style:name="P1395" style:parent-style-name="Normal" style:family="paragraph">
      <style:paragraph-properties fo:margin-top="0.1666in" fo:margin-bottom="0.0833in"/>
    </style:style>
    <style:style style:name="T1396" style:parent-style-name="Fonteparág.padrão" style:family="text">
      <style:text-properties style:font-name="Georgia" style:font-name-asian="Georgia" style:font-name-complex="Georgia"/>
    </style:style>
    <style:style style:name="P1397" style:parent-style-name="Normal" style:family="paragraph">
      <style:paragraph-properties fo:margin-top="0.1666in" fo:margin-bottom="0.0833in"/>
    </style:style>
    <style:style style:name="T1398" style:parent-style-name="Fonteparág.padrão" style:family="text">
      <style:text-properties style:font-name="Georgia" style:font-name-asian="Georgia" style:font-name-complex="Georgia"/>
    </style:style>
    <style:style style:name="P1399" style:parent-style-name="Normal" style:family="paragraph">
      <style:paragraph-properties fo:margin-top="0.1666in" fo:margin-bottom="0.0833in"/>
    </style:style>
    <style:style style:name="T1400" style:parent-style-name="Fonteparág.padrão" style:family="text">
      <style:text-properties style:font-name="Georgia" style:font-name-asian="Georgia" style:font-name-complex="Georgia"/>
    </style:style>
    <style:style style:name="P1401" style:parent-style-name="Normal" style:family="paragraph">
      <style:paragraph-properties fo:margin-top="0.1666in" fo:margin-bottom="0.0833in"/>
    </style:style>
    <style:style style:name="T1402" style:parent-style-name="Fonteparág.padrão" style:family="text">
      <style:text-properties style:font-name="Georgia" style:font-name-asian="Georgia" style:font-name-complex="Georgia"/>
    </style:style>
    <style:style style:name="P1403" style:parent-style-name="Normal" style:family="paragraph">
      <style:paragraph-properties fo:margin-top="0.1666in" fo:margin-bottom="0.0833in"/>
    </style:style>
    <style:style style:name="T1404" style:parent-style-name="Fonteparág.padrão" style:family="text">
      <style:text-properties style:font-name="Georgia" style:font-name-asian="Georgia" style:font-name-complex="Georgia"/>
    </style:style>
    <style:style style:name="P1405" style:parent-style-name="Normal" style:family="paragraph">
      <style:paragraph-properties fo:margin-top="0.1666in" fo:margin-bottom="0.0833in"/>
    </style:style>
    <style:style style:name="T1406" style:parent-style-name="Fonteparág.padrão" style:family="text">
      <style:text-properties style:font-name="Georgia" style:font-name-asian="Georgia" style:font-name-complex="Georgia"/>
    </style:style>
    <style:style style:name="P1407" style:parent-style-name="Normal" style:family="paragraph">
      <style:paragraph-properties fo:margin-top="0.1666in" fo:margin-bottom="0.0833in"/>
    </style:style>
    <style:style style:name="T1408" style:parent-style-name="Fonteparág.padrão" style:family="text">
      <style:text-properties style:font-name="Georgia" style:font-name-asian="Georgia" style:font-name-complex="Georgia"/>
    </style:style>
    <style:style style:name="P1409" style:parent-style-name="Normal" style:family="paragraph">
      <style:paragraph-properties fo:margin-top="0.1666in" fo:margin-bottom="0.0833in"/>
    </style:style>
    <style:style style:name="T1410" style:parent-style-name="Fonteparág.padrão" style:family="text">
      <style:text-properties style:font-name="Georgia" style:font-name-asian="Georgia" style:font-name-complex="Georgia"/>
    </style:style>
    <style:style style:name="P1411" style:parent-style-name="Normal" style:family="paragraph">
      <style:paragraph-properties fo:margin-top="0.1666in" fo:margin-bottom="0.0833in"/>
    </style:style>
    <style:style style:name="T1412" style:parent-style-name="Fonteparág.padrão" style:family="text">
      <style:text-properties style:font-name="Georgia" style:font-name-asian="Georgia" style:font-name-complex="Georgia"/>
    </style:style>
    <style:style style:name="P1413" style:parent-style-name="Normal" style:family="paragraph">
      <style:paragraph-properties fo:margin-top="0.1666in" fo:margin-bottom="0.0833in"/>
    </style:style>
    <style:style style:name="T1414" style:parent-style-name="Fonteparág.padrão" style:family="text">
      <style:text-properties style:font-name="Georgia" style:font-name-asian="Georgia" style:font-name-complex="Georgia"/>
    </style:style>
    <style:style style:name="P1415" style:parent-style-name="Normal" style:family="paragraph">
      <style:paragraph-properties fo:margin-top="0.1666in" fo:margin-bottom="0.0833in"/>
    </style:style>
    <style:style style:name="T1416" style:parent-style-name="Fonteparág.padrão" style:family="text">
      <style:text-properties style:font-name="Georgia" style:font-name-asian="Georgia" style:font-name-complex="Georgia"/>
    </style:style>
    <style:style style:name="P1417" style:parent-style-name="Normal" style:family="paragraph">
      <style:paragraph-properties fo:margin-top="0.1666in" fo:margin-bottom="0.0833in"/>
    </style:style>
    <style:style style:name="T1418" style:parent-style-name="Fonteparág.padrão" style:family="text">
      <style:text-properties style:font-name="Georgia" style:font-name-asian="Georgia" style:font-name-complex="Georgia"/>
    </style:style>
    <style:style style:name="P1419" style:parent-style-name="Normal" style:family="paragraph">
      <style:paragraph-properties fo:margin-top="0.1666in" fo:margin-bottom="0.0833in"/>
    </style:style>
    <style:style style:name="T1420" style:parent-style-name="Fonteparág.padrão" style:family="text">
      <style:text-properties style:font-name="Georgia" style:font-name-asian="Georgia" style:font-name-complex="Georgia"/>
    </style:style>
    <style:style style:name="P1421" style:parent-style-name="Normal" style:family="paragraph">
      <style:paragraph-properties fo:margin-top="0.1666in" fo:margin-bottom="0.0833in"/>
    </style:style>
    <style:style style:name="T1422" style:parent-style-name="Fonteparág.padrão" style:family="text">
      <style:text-properties style:font-name="Georgia" style:font-name-asian="Georgia" style:font-name-complex="Georgia"/>
    </style:style>
    <style:style style:name="P1423" style:parent-style-name="Normal" style:family="paragraph">
      <style:paragraph-properties fo:margin-top="0.1666in" fo:margin-bottom="0.0833in"/>
    </style:style>
    <style:style style:name="T1424" style:parent-style-name="Fonteparág.padrão" style:family="text">
      <style:text-properties style:font-name="Georgia" style:font-name-asian="Georgia" style:font-name-complex="Georgia"/>
    </style:style>
    <style:style style:name="P1425" style:parent-style-name="Normal" style:family="paragraph">
      <style:paragraph-properties fo:margin-top="0.1666in" fo:margin-bottom="0.0833in"/>
    </style:style>
    <style:style style:name="T1426" style:parent-style-name="Fonteparág.padrão" style:family="text">
      <style:text-properties style:font-name="Georgia" style:font-name-asian="Georgia" style:font-name-complex="Georgia"/>
    </style:style>
    <style:style style:name="P1427" style:parent-style-name="Normal" style:family="paragraph">
      <style:paragraph-properties fo:margin-top="0.1666in" fo:margin-bottom="0.0833in"/>
    </style:style>
    <style:style style:name="T1428" style:parent-style-name="Fonteparág.padrão" style:family="text">
      <style:text-properties style:font-name="Georgia" style:font-name-asian="Georgia" style:font-name-complex="Georgia"/>
    </style:style>
    <style:style style:name="P1429" style:parent-style-name="Normal" style:family="paragraph">
      <style:paragraph-properties fo:margin-top="0.1666in" fo:margin-bottom="0.0833in"/>
    </style:style>
    <style:style style:name="T1430" style:parent-style-name="Fonteparág.padrão" style:family="text">
      <style:text-properties style:font-name="Georgia" style:font-name-asian="Georgia" style:font-name-complex="Georgia"/>
    </style:style>
    <style:style style:name="P1431" style:parent-style-name="Normal" style:family="paragraph">
      <style:paragraph-properties fo:margin-top="0.1666in" fo:margin-bottom="0.0833in"/>
    </style:style>
    <style:style style:name="T1432" style:parent-style-name="Fonteparág.padrão" style:family="text">
      <style:text-properties style:font-name="Georgia" style:font-name-asian="Georgia" style:font-name-complex="Georgia"/>
    </style:style>
    <style:style style:name="P1433" style:parent-style-name="Normal" style:family="paragraph">
      <style:paragraph-properties fo:margin-top="0.1666in" fo:margin-bottom="0.0833in"/>
    </style:style>
    <style:style style:name="T1434" style:parent-style-name="Fonteparág.padrão" style:family="text">
      <style:text-properties style:font-name="Georgia" style:font-name-asian="Georgia" style:font-name-complex="Georgia"/>
    </style:style>
    <style:style style:name="P1435" style:parent-style-name="Normal" style:family="paragraph">
      <style:paragraph-properties fo:margin-top="0.1666in" fo:margin-bottom="0.0833in"/>
    </style:style>
    <style:style style:name="T1436" style:parent-style-name="Fonteparág.padrão" style:family="text">
      <style:text-properties style:font-name="Georgia" style:font-name-asian="Georgia" style:font-name-complex="Georgia"/>
    </style:style>
    <style:style style:name="P1437" style:parent-style-name="Normal" style:family="paragraph">
      <style:paragraph-properties fo:margin-top="0.1666in" fo:margin-bottom="0.0833in"/>
    </style:style>
    <style:style style:name="T1438" style:parent-style-name="Fonteparág.padrão" style:family="text">
      <style:text-properties style:font-name="Georgia" style:font-name-asian="Georgia" style:font-name-complex="Georgia"/>
    </style:style>
    <style:style style:name="P1439" style:parent-style-name="Normal" style:family="paragraph">
      <style:paragraph-properties fo:margin-top="0.1666in" fo:margin-bottom="0.0833in"/>
    </style:style>
    <style:style style:name="T1440" style:parent-style-name="Fonteparág.padrão" style:family="text">
      <style:text-properties style:font-name="Georgia" style:font-name-asian="Georgia" style:font-name-complex="Georgia"/>
    </style:style>
    <style:style style:name="P1441" style:parent-style-name="Normal" style:family="paragraph">
      <style:paragraph-properties fo:margin-top="0.1666in" fo:margin-bottom="0.0833in"/>
    </style:style>
    <style:style style:name="T1442" style:parent-style-name="Fonteparág.padrão" style:family="text">
      <style:text-properties style:font-name="Georgia" style:font-name-asian="Georgia" style:font-name-complex="Georgia"/>
    </style:style>
    <style:style style:name="P1443" style:parent-style-name="Título2" style:family="paragraph">
      <style:paragraph-properties fo:margin-top="0.1666in" fo:margin-bottom="0.0833in"/>
    </style:style>
    <style:style style:name="T1444" style:parent-style-name="Fonteparág.padrão" style:family="text">
      <style:text-properties style:font-name="Aptos" style:font-name-asian="Aptos" style:font-name-complex="Aptos" fo:font-size="12pt" style:font-size-asian="12pt" style:font-size-complex="12pt"/>
    </style:style>
    <style:style style:name="P1445" style:parent-style-name="Normal" style:family="paragraph">
      <style:paragraph-properties fo:margin-top="0.0833in" fo:margin-bottom="0.0833in"/>
    </style:style>
    <style:style style:name="T1446" style:parent-style-name="Fonteparág.padrão" style:family="text">
      <style:text-properties style:font-name="Georgia" style:font-name-asian="Georgia" style:font-name-complex="Georgia"/>
    </style:style>
    <style:style style:name="P1447" style:parent-style-name="Normal" style:family="paragraph">
      <style:paragraph-properties fo:margin-top="0.1666in" fo:margin-bottom="0.0833in"/>
    </style:style>
    <style:style style:name="T1448" style:parent-style-name="Fonteparág.padrão" style:family="text">
      <style:text-properties style:font-name="Georgia" style:font-name-asian="Georgia" style:font-name-complex="Georgia"/>
    </style:style>
    <style:style style:name="P1449" style:parent-style-name="Normal" style:family="paragraph">
      <style:paragraph-properties fo:margin-top="0.1666in" fo:margin-bottom="0.0833in"/>
    </style:style>
    <style:style style:name="T1450" style:parent-style-name="Fonteparág.padrão" style:family="text">
      <style:text-properties style:font-name="Georgia" style:font-name-asian="Georgia" style:font-name-complex="Georgia"/>
    </style:style>
    <style:style style:name="P1451" style:parent-style-name="Normal" style:family="paragraph">
      <style:paragraph-properties fo:margin-top="0.1666in" fo:margin-bottom="0.0833in"/>
    </style:style>
    <style:style style:name="T1452" style:parent-style-name="Fonteparág.padrão" style:family="text">
      <style:text-properties style:font-name="Georgia" style:font-name-asian="Georgia" style:font-name-complex="Georgia"/>
    </style:style>
    <style:style style:name="P1453" style:parent-style-name="Normal" style:family="paragraph">
      <style:paragraph-properties fo:margin-top="0.1666in" fo:margin-bottom="0.0833in"/>
    </style:style>
    <style:style style:name="T1454" style:parent-style-name="Fonteparág.padrão" style:family="text">
      <style:text-properties style:font-name="Georgia" style:font-name-asian="Georgia" style:font-name-complex="Georgia"/>
    </style:style>
    <style:style style:name="P1455" style:parent-style-name="Normal" style:family="paragraph">
      <style:paragraph-properties fo:margin-top="0.1666in" fo:margin-bottom="0.0833in"/>
    </style:style>
    <style:style style:name="T1456" style:parent-style-name="Fonteparág.padrão" style:family="text">
      <style:text-properties style:font-name="Georgia" style:font-name-asian="Georgia" style:font-name-complex="Georgia"/>
    </style:style>
    <style:style style:name="P1457" style:parent-style-name="Normal" style:family="paragraph">
      <style:paragraph-properties fo:margin-top="0.1666in" fo:margin-bottom="0.0833in"/>
    </style:style>
    <style:style style:name="T1458" style:parent-style-name="Fonteparág.padrão" style:family="text">
      <style:text-properties style:font-name="Georgia" style:font-name-asian="Georgia" style:font-name-complex="Georgia"/>
    </style:style>
    <style:style style:name="P1459" style:parent-style-name="Normal" style:family="paragraph">
      <style:paragraph-properties fo:margin-top="0.1666in" fo:margin-bottom="0.0833in"/>
    </style:style>
    <style:style style:name="T1460" style:parent-style-name="Fonteparág.padrão" style:family="text">
      <style:text-properties style:font-name="Georgia" style:font-name-asian="Georgia" style:font-name-complex="Georgia"/>
    </style:style>
    <style:style style:name="P1461" style:parent-style-name="Normal" style:family="paragraph">
      <style:paragraph-properties fo:margin-top="0.1666in" fo:margin-bottom="0.0833in"/>
    </style:style>
    <style:style style:name="T1462" style:parent-style-name="Fonteparág.padrão" style:family="text">
      <style:text-properties style:font-name="Georgia" style:font-name-asian="Georgia" style:font-name-complex="Georgia"/>
    </style:style>
    <style:style style:name="P1463" style:parent-style-name="Normal" style:family="paragraph">
      <style:paragraph-properties fo:margin-top="0.1666in" fo:margin-bottom="0.0833in"/>
    </style:style>
    <style:style style:name="T1464" style:parent-style-name="Fonteparág.padrão" style:family="text">
      <style:text-properties style:font-name="Georgia" style:font-name-asian="Georgia" style:font-name-complex="Georgia"/>
    </style:style>
    <style:style style:name="P1465" style:parent-style-name="Normal" style:family="paragraph">
      <style:paragraph-properties fo:margin-top="0.1666in" fo:margin-bottom="0.0833in"/>
    </style:style>
    <style:style style:name="T1466" style:parent-style-name="Fonteparág.padrão" style:family="text">
      <style:text-properties style:font-name="Georgia" style:font-name-asian="Georgia" style:font-name-complex="Georgia"/>
    </style:style>
    <style:style style:name="P1467" style:parent-style-name="Normal" style:family="paragraph">
      <style:paragraph-properties fo:margin-top="0.1666in" fo:margin-bottom="0.0833in"/>
    </style:style>
    <style:style style:name="T1468" style:parent-style-name="Fonteparág.padrão" style:family="text">
      <style:text-properties style:font-name="Georgia" style:font-name-asian="Georgia" style:font-name-complex="Georgia"/>
    </style:style>
    <style:style style:name="P1469" style:parent-style-name="Normal" style:family="paragraph">
      <style:paragraph-properties fo:margin-top="0.1666in" fo:margin-bottom="0.0833in"/>
    </style:style>
    <style:style style:name="T1470" style:parent-style-name="Fonteparág.padrão" style:family="text">
      <style:text-properties style:font-name="Georgia" style:font-name-asian="Georgia" style:font-name-complex="Georgia"/>
    </style:style>
    <style:style style:name="P1471" style:parent-style-name="Normal" style:family="paragraph">
      <style:paragraph-properties fo:margin-top="0.1666in" fo:margin-bottom="0.0833in"/>
    </style:style>
    <style:style style:name="T1472" style:parent-style-name="Fonteparág.padrão" style:family="text">
      <style:text-properties style:font-name="Georgia" style:font-name-asian="Georgia" style:font-name-complex="Georgia"/>
    </style:style>
    <style:style style:name="P1473" style:parent-style-name="Normal" style:family="paragraph">
      <style:paragraph-properties fo:margin-top="0.1666in" fo:margin-bottom="0.0833in"/>
    </style:style>
    <style:style style:name="T1474" style:parent-style-name="Fonteparág.padrão" style:family="text">
      <style:text-properties style:font-name="Georgia" style:font-name-asian="Georgia" style:font-name-complex="Georgia"/>
    </style:style>
    <style:style style:name="P1475" style:parent-style-name="Normal" style:family="paragraph">
      <style:paragraph-properties fo:margin-top="0.1666in" fo:margin-bottom="0.0833in"/>
    </style:style>
    <style:style style:name="T1476" style:parent-style-name="Fonteparág.padrão" style:family="text">
      <style:text-properties style:font-name="Georgia" style:font-name-asian="Georgia" style:font-name-complex="Georgia"/>
    </style:style>
    <style:style style:name="P1477" style:parent-style-name="Normal" style:family="paragraph">
      <style:paragraph-properties fo:margin-top="0.1666in" fo:margin-bottom="0.0833in"/>
    </style:style>
    <style:style style:name="T1478" style:parent-style-name="Fonteparág.padrão" style:family="text">
      <style:text-properties style:font-name="Georgia" style:font-name-asian="Georgia" style:font-name-complex="Georgia"/>
    </style:style>
    <style:style style:name="P1479" style:parent-style-name="Normal" style:family="paragraph">
      <style:paragraph-properties fo:margin-top="0.1666in" fo:margin-bottom="0.0833in"/>
    </style:style>
    <style:style style:name="T1480" style:parent-style-name="Fonteparág.padrão" style:family="text">
      <style:text-properties style:font-name="Georgia" style:font-name-asian="Georgia" style:font-name-complex="Georgia"/>
    </style:style>
    <style:style style:name="P1481" style:parent-style-name="Normal" style:family="paragraph">
      <style:paragraph-properties fo:margin-top="0.1666in" fo:margin-bottom="0.0833in"/>
    </style:style>
    <style:style style:name="T1482" style:parent-style-name="Fonteparág.padrão" style:family="text">
      <style:text-properties style:font-name="Georgia" style:font-name-asian="Georgia" style:font-name-complex="Georgia"/>
    </style:style>
    <style:style style:name="P1483" style:parent-style-name="Normal" style:family="paragraph">
      <style:paragraph-properties fo:margin-top="0.1666in" fo:margin-bottom="0.0833in"/>
    </style:style>
    <style:style style:name="T1484" style:parent-style-name="Fonteparág.padrão" style:family="text">
      <style:text-properties style:font-name="Georgia" style:font-name-asian="Georgia" style:font-name-complex="Georgia"/>
    </style:style>
    <style:style style:name="P1485" style:parent-style-name="Normal" style:family="paragraph">
      <style:paragraph-properties fo:margin-top="0.1666in" fo:margin-bottom="0.0833in"/>
    </style:style>
    <style:style style:name="T1486" style:parent-style-name="Fonteparág.padrão" style:family="text">
      <style:text-properties style:font-name="Georgia" style:font-name-asian="Georgia" style:font-name-complex="Georgia"/>
    </style:style>
    <style:style style:name="P1487" style:parent-style-name="Normal" style:family="paragraph">
      <style:paragraph-properties fo:margin-top="0.1666in" fo:margin-bottom="0.0833in"/>
    </style:style>
    <style:style style:name="T1488" style:parent-style-name="Fonteparág.padrão" style:family="text">
      <style:text-properties style:font-name="Georgia" style:font-name-asian="Georgia" style:font-name-complex="Georgia"/>
    </style:style>
    <style:style style:name="P1489" style:parent-style-name="Normal" style:family="paragraph">
      <style:paragraph-properties fo:margin-top="0.1666in" fo:margin-bottom="0.0833in"/>
    </style:style>
    <style:style style:name="T1490" style:parent-style-name="Fonteparág.padrão" style:family="text">
      <style:text-properties style:font-name="Georgia" style:font-name-asian="Georgia" style:font-name-complex="Georgia"/>
    </style:style>
    <style:style style:name="P1491" style:parent-style-name="Normal" style:family="paragraph">
      <style:paragraph-properties fo:margin-top="0.1666in" fo:margin-bottom="0.0833in"/>
    </style:style>
    <style:style style:name="T1492" style:parent-style-name="Fonteparág.padrão" style:family="text">
      <style:text-properties style:font-name="Georgia" style:font-name-asian="Georgia" style:font-name-complex="Georgia"/>
    </style:style>
    <style:style style:name="P1493" style:parent-style-name="Normal" style:family="paragraph">
      <style:paragraph-properties fo:margin-top="0.1666in" fo:margin-bottom="0.0833in"/>
    </style:style>
    <style:style style:name="T1494" style:parent-style-name="Fonteparág.padrão" style:family="text">
      <style:text-properties style:font-name="Georgia" style:font-name-asian="Georgia" style:font-name-complex="Georgia"/>
    </style:style>
    <style:style style:name="P1495" style:parent-style-name="Normal" style:family="paragraph">
      <style:paragraph-properties fo:margin-top="0.1666in" fo:margin-bottom="0.0833in"/>
    </style:style>
    <style:style style:name="T1496" style:parent-style-name="Fonteparág.padrão" style:family="text">
      <style:text-properties style:font-name="Georgia" style:font-name-asian="Georgia" style:font-name-complex="Georgia"/>
    </style:style>
    <style:style style:name="P1497" style:parent-style-name="Normal" style:family="paragraph">
      <style:paragraph-properties fo:margin-top="0.1666in" fo:margin-bottom="0.0833in"/>
    </style:style>
    <style:style style:name="T1498" style:parent-style-name="Fonteparág.padrão" style:family="text">
      <style:text-properties style:font-name="Georgia" style:font-name-asian="Georgia" style:font-name-complex="Georgia"/>
    </style:style>
    <style:style style:name="P1499" style:parent-style-name="Normal" style:family="paragraph">
      <style:paragraph-properties fo:margin-top="0.1666in" fo:margin-bottom="0.0833in"/>
    </style:style>
    <style:style style:name="T1500" style:parent-style-name="Fonteparág.padrão" style:family="text">
      <style:text-properties style:font-name="Georgia" style:font-name-asian="Georgia" style:font-name-complex="Georgia"/>
    </style:style>
    <style:style style:name="P1501" style:parent-style-name="Normal" style:family="paragraph">
      <style:paragraph-properties fo:margin-top="0.1666in" fo:margin-bottom="0.0833in"/>
    </style:style>
    <style:style style:name="T1502" style:parent-style-name="Fonteparág.padrão" style:family="text">
      <style:text-properties style:font-name="Georgia" style:font-name-asian="Georgia" style:font-name-complex="Georgia"/>
    </style:style>
    <style:style style:name="T1503" style:parent-style-name="Fonteparág.padrão" style:family="text">
      <style:text-properties style:font-name="Georgia" style:font-name-asian="Georgia" style:font-name-complex="Georgia"/>
    </style:style>
    <style:style style:name="T1504" style:parent-style-name="Fonteparág.padrão" style:family="text">
      <style:text-properties style:font-name="Georgia" style:font-name-asian="Georgia" style:font-name-complex="Georgia"/>
    </style:style>
    <style:style style:name="P1505" style:parent-style-name="Normal" style:family="paragraph">
      <style:paragraph-properties fo:margin-top="0.1666in" fo:margin-bottom="0.0833in"/>
    </style:style>
    <style:style style:name="T1506" style:parent-style-name="Fonteparág.padrão" style:family="text">
      <style:text-properties style:font-name="Georgia" style:font-name-asian="Georgia" style:font-name-complex="Georgia"/>
    </style:style>
    <style:style style:name="P1507" style:parent-style-name="Normal" style:family="paragraph">
      <style:paragraph-properties fo:margin-top="0.1666in" fo:margin-bottom="0.0833in"/>
    </style:style>
    <style:style style:name="T1508" style:parent-style-name="Fonteparág.padrão" style:family="text">
      <style:text-properties style:font-name="Georgia" style:font-name-asian="Georgia" style:font-name-complex="Georgia"/>
    </style:style>
    <style:style style:name="P1509" style:parent-style-name="Normal" style:family="paragraph">
      <style:paragraph-properties fo:margin-top="0.1666in" fo:margin-bottom="0.0833in"/>
    </style:style>
    <style:style style:name="T1510" style:parent-style-name="Fonteparág.padrão" style:family="text">
      <style:text-properties style:font-name="Georgia" style:font-name-asian="Georgia" style:font-name-complex="Georgia"/>
    </style:style>
    <style:style style:name="P1511" style:parent-style-name="Normal" style:family="paragraph">
      <style:paragraph-properties fo:margin-top="0.1666in" fo:margin-bottom="0.0833in"/>
    </style:style>
    <style:style style:name="T1512" style:parent-style-name="Fonteparág.padrão" style:family="text">
      <style:text-properties style:font-name="Georgia" style:font-name-asian="Georgia" style:font-name-complex="Georgia"/>
    </style:style>
    <style:style style:name="P1513" style:parent-style-name="Normal" style:family="paragraph">
      <style:paragraph-properties fo:margin-top="0.1666in" fo:margin-bottom="0.0833in"/>
    </style:style>
    <style:style style:name="T1514" style:parent-style-name="Fonteparág.padrão" style:family="text">
      <style:text-properties style:font-name="Georgia" style:font-name-asian="Georgia" style:font-name-complex="Georgia"/>
    </style:style>
    <style:style style:name="P1515" style:parent-style-name="Normal" style:family="paragraph">
      <style:paragraph-properties fo:margin-top="0.1666in" fo:margin-bottom="0.0833in"/>
    </style:style>
    <style:style style:name="T1516" style:parent-style-name="Fonteparág.padrão" style:family="text">
      <style:text-properties style:font-name="Georgia" style:font-name-asian="Georgia" style:font-name-complex="Georgia"/>
    </style:style>
    <style:style style:name="P1517" style:parent-style-name="Normal" style:family="paragraph">
      <style:paragraph-properties fo:margin-top="0.1666in" fo:margin-bottom="0.0833in"/>
    </style:style>
    <style:style style:name="T1518" style:parent-style-name="Fonteparág.padrão" style:family="text">
      <style:text-properties style:font-name="Georgia" style:font-name-asian="Georgia" style:font-name-complex="Georgia"/>
    </style:style>
    <style:style style:name="P1519" style:parent-style-name="Normal" style:family="paragraph">
      <style:paragraph-properties fo:margin-top="0.1666in" fo:margin-bottom="0.0833in"/>
    </style:style>
    <style:style style:name="T1520" style:parent-style-name="Fonteparág.padrão" style:family="text">
      <style:text-properties style:font-name="Georgia" style:font-name-asian="Georgia" style:font-name-complex="Georgia"/>
    </style:style>
    <style:style style:name="P1521" style:parent-style-name="Normal" style:family="paragraph">
      <style:paragraph-properties fo:margin-top="0.1666in" fo:margin-bottom="0.0833in"/>
    </style:style>
    <style:style style:name="T1522" style:parent-style-name="Fonteparág.padrão" style:family="text">
      <style:text-properties style:font-name="Georgia" style:font-name-asian="Georgia" style:font-name-complex="Georgia"/>
    </style:style>
    <style:style style:name="P1523" style:parent-style-name="Normal" style:family="paragraph">
      <style:paragraph-properties fo:margin-top="0.1666in" fo:margin-bottom="0.0833in"/>
    </style:style>
    <style:style style:name="T1524" style:parent-style-name="Fonteparág.padrão" style:family="text">
      <style:text-properties style:font-name="Georgia" style:font-name-asian="Georgia" style:font-name-complex="Georgia"/>
    </style:style>
    <style:style style:name="P1525" style:parent-style-name="Normal" style:family="paragraph">
      <style:paragraph-properties fo:margin-top="0.1666in" fo:margin-bottom="0.0833in"/>
    </style:style>
    <style:style style:name="T1526" style:parent-style-name="Fonteparág.padrão" style:family="text">
      <style:text-properties style:font-name="Georgia" style:font-name-asian="Georgia" style:font-name-complex="Georgia"/>
    </style:style>
    <style:style style:name="P1527" style:parent-style-name="Normal" style:family="paragraph">
      <style:paragraph-properties fo:margin-top="0.1666in" fo:margin-bottom="0.0833in"/>
    </style:style>
    <style:style style:name="T1528" style:parent-style-name="Fonteparág.padrão" style:family="text">
      <style:text-properties style:font-name="Georgia" style:font-name-asian="Georgia" style:font-name-complex="Georgia"/>
    </style:style>
    <style:style style:name="P1529" style:parent-style-name="Normal" style:family="paragraph">
      <style:paragraph-properties fo:margin-top="0.1666in" fo:margin-bottom="0.0833in"/>
    </style:style>
    <style:style style:name="T1530" style:parent-style-name="Fonteparág.padrão" style:family="text">
      <style:text-properties style:font-name="Georgia" style:font-name-asian="Georgia" style:font-name-complex="Georgia"/>
    </style:style>
    <style:style style:name="P1531" style:parent-style-name="Normal" style:family="paragraph">
      <style:paragraph-properties fo:margin-top="0.1666in" fo:margin-bottom="0.0833in"/>
    </style:style>
    <style:style style:name="T1532" style:parent-style-name="Fonteparág.padrão" style:family="text">
      <style:text-properties style:font-name="Georgia" style:font-name-asian="Georgia" style:font-name-complex="Georgia"/>
    </style:style>
    <style:style style:name="P1533" style:parent-style-name="Normal" style:family="paragraph">
      <style:paragraph-properties fo:margin-top="0.1666in" fo:margin-bottom="0.0833in"/>
    </style:style>
    <style:style style:name="T1534" style:parent-style-name="Fonteparág.padrão" style:family="text">
      <style:text-properties style:font-name="Georgia" style:font-name-asian="Georgia" style:font-name-complex="Georgia"/>
    </style:style>
    <style:style style:name="P1535" style:parent-style-name="Normal" style:family="paragraph">
      <style:paragraph-properties fo:margin-top="0.1666in" fo:margin-bottom="0.0833in"/>
    </style:style>
    <style:style style:name="T1536" style:parent-style-name="Fonteparág.padrão" style:family="text">
      <style:text-properties style:font-name="Georgia" style:font-name-asian="Georgia" style:font-name-complex="Georgia"/>
    </style:style>
    <style:style style:name="P1537" style:parent-style-name="Normal" style:family="paragraph">
      <style:paragraph-properties fo:margin-top="0.1666in" fo:margin-bottom="0.0833in"/>
    </style:style>
    <style:style style:name="T1538" style:parent-style-name="Fonteparág.padrão" style:family="text">
      <style:text-properties style:font-name="Georgia" style:font-name-asian="Georgia" style:font-name-complex="Georgia"/>
    </style:style>
    <style:style style:name="P1539" style:parent-style-name="Normal" style:family="paragraph">
      <style:paragraph-properties fo:margin-top="0.1666in" fo:margin-bottom="0.0833in"/>
    </style:style>
    <style:style style:name="T1540" style:parent-style-name="Fonteparág.padrão" style:family="text">
      <style:text-properties style:font-name="Georgia" style:font-name-asian="Georgia" style:font-name-complex="Georgia"/>
    </style:style>
    <style:style style:name="P1541" style:parent-style-name="Normal" style:family="paragraph">
      <style:paragraph-properties fo:margin-top="0.1666in" fo:margin-bottom="0.0833in"/>
    </style:style>
    <style:style style:name="T1542" style:parent-style-name="Fonteparág.padrão" style:family="text">
      <style:text-properties style:font-name="Georgia" style:font-name-asian="Georgia" style:font-name-complex="Georgia"/>
    </style:style>
    <style:style style:name="P1543" style:parent-style-name="Normal" style:family="paragraph">
      <style:paragraph-properties fo:margin-top="0.1666in" fo:margin-bottom="0.0833in"/>
    </style:style>
    <style:style style:name="T1544" style:parent-style-name="Fonteparág.padrão" style:family="text">
      <style:text-properties style:font-name="Georgia" style:font-name-asian="Georgia" style:font-name-complex="Georgia"/>
    </style:style>
    <style:style style:name="P1545" style:parent-style-name="Normal" style:family="paragraph">
      <style:paragraph-properties fo:margin-top="0.1666in" fo:margin-bottom="0.0833in"/>
    </style:style>
    <style:style style:name="T1546" style:parent-style-name="Fonteparág.padrão" style:family="text">
      <style:text-properties style:font-name="Georgia" style:font-name-asian="Georgia" style:font-name-complex="Georgia"/>
    </style:style>
    <style:style style:name="P1547" style:parent-style-name="Normal" style:family="paragraph">
      <style:paragraph-properties fo:margin-top="0.1666in" fo:margin-bottom="0.0833in"/>
    </style:style>
    <style:style style:name="T1548" style:parent-style-name="Fonteparág.padrão" style:family="text">
      <style:text-properties style:font-name="Georgia" style:font-name-asian="Georgia" style:font-name-complex="Georgia"/>
    </style:style>
    <style:style style:name="P1549" style:parent-style-name="Normal" style:family="paragraph">
      <style:paragraph-properties fo:margin-top="0.1666in" fo:margin-bottom="0.0833in"/>
    </style:style>
    <style:style style:name="T1550" style:parent-style-name="Fonteparág.padrão" style:family="text">
      <style:text-properties style:font-name="Georgia" style:font-name-asian="Georgia" style:font-name-complex="Georgia"/>
    </style:style>
    <style:style style:name="P1551" style:parent-style-name="Normal" style:family="paragraph">
      <style:paragraph-properties fo:margin-top="0.1666in" fo:margin-bottom="0.0833in"/>
    </style:style>
    <style:style style:name="T1552" style:parent-style-name="Fonteparág.padrão" style:family="text">
      <style:text-properties style:font-name="Georgia" style:font-name-asian="Georgia" style:font-name-complex="Georgia"/>
    </style:style>
    <style:style style:name="P1553" style:parent-style-name="Normal" style:family="paragraph">
      <style:paragraph-properties fo:margin-top="0.1666in" fo:margin-bottom="0.0833in"/>
    </style:style>
    <style:style style:name="T1554" style:parent-style-name="Fonteparág.padrão" style:family="text">
      <style:text-properties style:font-name="Georgia" style:font-name-asian="Georgia" style:font-name-complex="Georgia"/>
    </style:style>
    <style:style style:name="P1555" style:parent-style-name="Normal" style:family="paragraph">
      <style:paragraph-properties fo:margin-top="0.1666in" fo:margin-bottom="0.0833in"/>
    </style:style>
    <style:style style:name="T1556" style:parent-style-name="Fonteparág.padrão" style:family="text">
      <style:text-properties style:font-name="Georgia" style:font-name-asian="Georgia" style:font-name-complex="Georgia"/>
    </style:style>
    <style:style style:name="P1557" style:parent-style-name="Normal" style:family="paragraph">
      <style:paragraph-properties fo:margin-top="0.1666in" fo:margin-bottom="0.0833in"/>
    </style:style>
    <style:style style:name="T1558" style:parent-style-name="Fonteparág.padrão" style:family="text">
      <style:text-properties style:font-name="Georgia" style:font-name-asian="Georgia" style:font-name-complex="Georgia"/>
    </style:style>
    <style:style style:name="P1559" style:parent-style-name="Normal" style:family="paragraph">
      <style:paragraph-properties fo:margin-top="0.1666in" fo:margin-bottom="0.0833in"/>
    </style:style>
    <style:style style:name="T1560" style:parent-style-name="Fonteparág.padrão" style:family="text">
      <style:text-properties style:font-name="Georgia" style:font-name-asian="Georgia" style:font-name-complex="Georgia"/>
    </style:style>
    <style:style style:name="P1561" style:parent-style-name="Normal" style:family="paragraph">
      <style:paragraph-properties fo:margin-top="0.1666in" fo:margin-bottom="0.0833in"/>
    </style:style>
    <style:style style:name="T1562" style:parent-style-name="Fonteparág.padrão" style:family="text">
      <style:text-properties style:font-name="Georgia" style:font-name-asian="Georgia" style:font-name-complex="Georgia"/>
    </style:style>
    <style:style style:name="P1563" style:parent-style-name="Normal" style:family="paragraph">
      <style:paragraph-properties fo:margin-top="0.1666in" fo:margin-bottom="0.0833in"/>
    </style:style>
    <style:style style:name="T1564" style:parent-style-name="Fonteparág.padrão" style:family="text">
      <style:text-properties style:font-name="Georgia" style:font-name-asian="Georgia" style:font-name-complex="Georgia"/>
    </style:style>
    <style:style style:name="P1565" style:parent-style-name="Normal" style:family="paragraph">
      <style:paragraph-properties fo:margin-top="0.1666in" fo:margin-bottom="0.0833in"/>
    </style:style>
    <style:style style:name="T1566" style:parent-style-name="Fonteparág.padrão" style:family="text">
      <style:text-properties style:font-name="Georgia" style:font-name-asian="Georgia" style:font-name-complex="Georgia"/>
    </style:style>
    <style:style style:name="P1567" style:parent-style-name="Normal" style:family="paragraph">
      <style:paragraph-properties fo:margin-top="0.1666in" fo:margin-bottom="0.0833in"/>
    </style:style>
    <style:style style:name="T1568" style:parent-style-name="Fonteparág.padrão" style:family="text">
      <style:text-properties style:font-name="Georgia" style:font-name-asian="Georgia" style:font-name-complex="Georgia"/>
    </style:style>
    <style:style style:name="P1569" style:parent-style-name="Normal" style:family="paragraph">
      <style:paragraph-properties fo:margin-top="0.1666in" fo:margin-bottom="0.0833in"/>
    </style:style>
    <style:style style:name="T1570" style:parent-style-name="Fonteparág.padrão" style:family="text">
      <style:text-properties style:font-name="Georgia" style:font-name-asian="Georgia" style:font-name-complex="Georgia"/>
    </style:style>
    <style:style style:name="P1571" style:parent-style-name="Normal" style:family="paragraph">
      <style:paragraph-properties fo:margin-top="0.1666in" fo:margin-bottom="0.0833in"/>
    </style:style>
    <style:style style:name="T1572" style:parent-style-name="Fonteparág.padrão" style:family="text">
      <style:text-properties style:font-name="Georgia" style:font-name-asian="Georgia" style:font-name-complex="Georgia"/>
    </style:style>
    <style:style style:name="P1573" style:parent-style-name="Normal" style:family="paragraph">
      <style:paragraph-properties fo:margin-top="0.1666in" fo:margin-bottom="0.0833in"/>
    </style:style>
    <style:style style:name="T1574" style:parent-style-name="Fonteparág.padrão" style:family="text">
      <style:text-properties style:font-name="Georgia" style:font-name-asian="Georgia" style:font-name-complex="Georgia"/>
    </style:style>
    <style:style style:name="P1575" style:parent-style-name="Normal" style:family="paragraph">
      <style:paragraph-properties fo:margin-top="0.1666in" fo:margin-bottom="0.0833in"/>
    </style:style>
    <style:style style:name="T1576" style:parent-style-name="Fonteparág.padrão" style:family="text">
      <style:text-properties style:font-name="Georgia" style:font-name-asian="Georgia" style:font-name-complex="Georgia"/>
    </style:style>
    <style:style style:name="P1577" style:parent-style-name="Normal" style:family="paragraph">
      <style:paragraph-properties fo:margin-top="0.1666in" fo:margin-bottom="0.0833in"/>
    </style:style>
    <style:style style:name="T1578" style:parent-style-name="Fonteparág.padrão" style:family="text">
      <style:text-properties style:font-name="Georgia" style:font-name-asian="Georgia" style:font-name-complex="Georgia"/>
    </style:style>
    <style:style style:name="P1579" style:parent-style-name="Normal" style:family="paragraph">
      <style:paragraph-properties fo:margin-top="0.1666in" fo:margin-bottom="0.0833in"/>
    </style:style>
    <style:style style:name="T1580" style:parent-style-name="Fonteparág.padrão" style:family="text">
      <style:text-properties style:font-name="Georgia" style:font-name-asian="Georgia" style:font-name-complex="Georgia"/>
    </style:style>
    <style:style style:name="P1581" style:parent-style-name="Normal" style:family="paragraph">
      <style:paragraph-properties fo:margin-top="0.1666in" fo:margin-bottom="0.0833in"/>
    </style:style>
    <style:style style:name="T1582" style:parent-style-name="Fonteparág.padrão" style:family="text">
      <style:text-properties style:font-name="Georgia" style:font-name-asian="Georgia" style:font-name-complex="Georgia"/>
    </style:style>
    <style:style style:name="P1583" style:parent-style-name="Normal" style:family="paragraph">
      <style:paragraph-properties fo:margin-top="0.1666in" fo:margin-bottom="0.0833in"/>
    </style:style>
    <style:style style:name="T1584" style:parent-style-name="Fonteparág.padrão" style:family="text">
      <style:text-properties style:font-name="Georgia" style:font-name-asian="Georgia" style:font-name-complex="Georgia"/>
    </style:style>
    <style:style style:name="P1585" style:parent-style-name="Normal" style:family="paragraph">
      <style:paragraph-properties fo:margin-top="0.1666in" fo:margin-bottom="0.0833in"/>
    </style:style>
    <style:style style:name="T1586" style:parent-style-name="Fonteparág.padrão" style:family="text">
      <style:text-properties style:font-name="Georgia" style:font-name-asian="Georgia" style:font-name-complex="Georgia"/>
    </style:style>
    <style:style style:name="P1587" style:parent-style-name="Normal" style:family="paragraph">
      <style:paragraph-properties fo:margin-top="0.1666in" fo:margin-bottom="0.0833in"/>
    </style:style>
    <style:style style:name="T1588" style:parent-style-name="Fonteparág.padrão" style:family="text">
      <style:text-properties style:font-name="Georgia" style:font-name-asian="Georgia" style:font-name-complex="Georgia"/>
    </style:style>
    <style:style style:name="P1589" style:parent-style-name="Normal" style:family="paragraph">
      <style:paragraph-properties fo:margin-top="0.1666in" fo:margin-bottom="0.0833in"/>
    </style:style>
    <style:style style:name="T1590" style:parent-style-name="Fonteparág.padrão" style:family="text">
      <style:text-properties style:font-name="Georgia" style:font-name-asian="Georgia" style:font-name-complex="Georgia"/>
    </style:style>
    <style:style style:name="P1591" style:parent-style-name="Normal" style:family="paragraph">
      <style:paragraph-properties fo:margin-top="0.1666in" fo:margin-bottom="0.0833in"/>
    </style:style>
    <style:style style:name="T1592" style:parent-style-name="Fonteparág.padrão" style:family="text">
      <style:text-properties style:font-name="Georgia" style:font-name-asian="Georgia" style:font-name-complex="Georgia"/>
    </style:style>
    <style:style style:name="P1593" style:parent-style-name="Normal" style:family="paragraph">
      <style:paragraph-properties fo:margin-top="0.1666in" fo:margin-bottom="0.0833in"/>
    </style:style>
    <style:style style:name="T1594" style:parent-style-name="Fonteparág.padrão" style:family="text">
      <style:text-properties style:font-name="Georgia" style:font-name-asian="Georgia" style:font-name-complex="Georgia"/>
    </style:style>
    <style:style style:name="P1595" style:parent-style-name="Normal" style:family="paragraph">
      <style:paragraph-properties fo:margin-top="0.1666in" fo:margin-bottom="0.0833in"/>
    </style:style>
    <style:style style:name="T1596" style:parent-style-name="Fonteparág.padrão" style:family="text">
      <style:text-properties style:font-name="Georgia" style:font-name-asian="Georgia" style:font-name-complex="Georgia"/>
    </style:style>
    <style:style style:name="P1597" style:parent-style-name="Normal" style:family="paragraph">
      <style:paragraph-properties fo:margin-top="0.1666in" fo:margin-bottom="0.0833in"/>
    </style:style>
    <style:style style:name="T1598" style:parent-style-name="Fonteparág.padrão" style:family="text">
      <style:text-properties style:font-name="Georgia" style:font-name-asian="Georgia" style:font-name-complex="Georgia"/>
    </style:style>
    <style:style style:name="P1599" style:parent-style-name="Normal" style:family="paragraph">
      <style:paragraph-properties fo:margin-top="0.1666in" fo:margin-bottom="0.0833in"/>
    </style:style>
    <style:style style:name="T1600" style:parent-style-name="Fonteparág.padrão" style:family="text">
      <style:text-properties style:font-name="Georgia" style:font-name-asian="Georgia" style:font-name-complex="Georgia"/>
    </style:style>
    <style:style style:name="P1601" style:parent-style-name="Normal" style:family="paragraph">
      <style:paragraph-properties fo:margin-top="0.1666in" fo:margin-bottom="0.0833in"/>
    </style:style>
    <style:style style:name="T1602" style:parent-style-name="Fonteparág.padrão" style:family="text">
      <style:text-properties style:font-name="Georgia" style:font-name-asian="Georgia" style:font-name-complex="Georgia"/>
    </style:style>
    <style:style style:name="P1603" style:parent-style-name="Normal" style:family="paragraph">
      <style:paragraph-properties fo:margin-top="0.1666in" fo:margin-bottom="0.0833in"/>
    </style:style>
    <style:style style:name="T1604" style:parent-style-name="Fonteparág.padrão" style:family="text">
      <style:text-properties style:font-name="Georgia" style:font-name-asian="Georgia" style:font-name-complex="Georgia"/>
    </style:style>
    <style:style style:name="P1605" style:parent-style-name="Normal" style:family="paragraph">
      <style:paragraph-properties fo:margin-top="0.1666in" fo:margin-bottom="0.0833in"/>
    </style:style>
    <style:style style:name="T1606" style:parent-style-name="Fonteparág.padrão" style:family="text">
      <style:text-properties style:font-name="Georgia" style:font-name-asian="Georgia" style:font-name-complex="Georgia"/>
    </style:style>
    <style:style style:name="P1607" style:parent-style-name="Normal" style:family="paragraph">
      <style:paragraph-properties fo:margin-top="0.1666in" fo:margin-bottom="0.0833in"/>
    </style:style>
    <style:style style:name="T1608" style:parent-style-name="Fonteparág.padrão" style:family="text">
      <style:text-properties style:font-name="Georgia" style:font-name-asian="Georgia" style:font-name-complex="Georgia"/>
    </style:style>
    <style:style style:name="P1609" style:parent-style-name="Normal" style:family="paragraph">
      <style:paragraph-properties fo:margin-top="0.1666in" fo:margin-bottom="0.0833in"/>
    </style:style>
    <style:style style:name="T1610" style:parent-style-name="Fonteparág.padrão" style:family="text">
      <style:text-properties style:font-name="Georgia" style:font-name-asian="Georgia" style:font-name-complex="Georgia"/>
    </style:style>
    <style:style style:name="P1611" style:parent-style-name="Normal" style:family="paragraph">
      <style:paragraph-properties fo:margin-top="0.1666in" fo:margin-bottom="0.0833in"/>
    </style:style>
    <style:style style:name="T1612" style:parent-style-name="Fonteparág.padrão" style:family="text">
      <style:text-properties style:font-name="Georgia" style:font-name-asian="Georgia" style:font-name-complex="Georgia"/>
    </style:style>
    <style:style style:name="P1613" style:parent-style-name="Normal" style:family="paragraph">
      <style:paragraph-properties fo:margin-top="0.1666in" fo:margin-bottom="0.0833in"/>
    </style:style>
    <style:style style:name="T1614" style:parent-style-name="Fonteparág.padrão" style:family="text">
      <style:text-properties style:font-name="Georgia" style:font-name-asian="Georgia" style:font-name-complex="Georgia"/>
    </style:style>
    <style:style style:name="P1615" style:parent-style-name="Normal" style:family="paragraph">
      <style:paragraph-properties fo:margin-top="0.1666in" fo:margin-bottom="0.0833in"/>
    </style:style>
    <style:style style:name="T1616" style:parent-style-name="Fonteparág.padrão" style:family="text">
      <style:text-properties style:font-name="Georgia" style:font-name-asian="Georgia" style:font-name-complex="Georgia"/>
    </style:style>
    <style:style style:name="P1617" style:parent-style-name="Normal" style:family="paragraph">
      <style:paragraph-properties fo:margin-top="0.1666in" fo:margin-bottom="0.0833in"/>
    </style:style>
    <style:style style:name="T1618" style:parent-style-name="Fonteparág.padrão" style:family="text">
      <style:text-properties style:font-name="Georgia" style:font-name-asian="Georgia" style:font-name-complex="Georgia"/>
    </style:style>
    <style:style style:name="P1619" style:parent-style-name="Normal" style:family="paragraph">
      <style:paragraph-properties fo:margin-top="0.1666in" fo:margin-bottom="0.0833in"/>
    </style:style>
    <style:style style:name="T1620" style:parent-style-name="Fonteparág.padrão" style:family="text">
      <style:text-properties style:font-name="Georgia" style:font-name-asian="Georgia" style:font-name-complex="Georgia"/>
    </style:style>
    <style:style style:name="P1621" style:parent-style-name="Normal" style:family="paragraph">
      <style:paragraph-properties fo:margin-top="0.1666in" fo:margin-bottom="0.0833in"/>
    </style:style>
    <style:style style:name="T1622" style:parent-style-name="Fonteparág.padrão" style:family="text">
      <style:text-properties style:font-name="Georgia" style:font-name-asian="Georgia" style:font-name-complex="Georgia"/>
    </style:style>
    <style:style style:name="P1623" style:parent-style-name="Normal" style:family="paragraph">
      <style:paragraph-properties fo:margin-top="0.1666in" fo:margin-bottom="0.0833in"/>
    </style:style>
    <style:style style:name="T1624" style:parent-style-name="Fonteparág.padrão" style:family="text">
      <style:text-properties style:font-name="Georgia" style:font-name-asian="Georgia" style:font-name-complex="Georgia"/>
    </style:style>
    <style:style style:name="P1625" style:parent-style-name="Normal" style:family="paragraph">
      <style:paragraph-properties fo:margin-top="0.1666in" fo:margin-bottom="0.0833in"/>
    </style:style>
    <style:style style:name="T1626" style:parent-style-name="Fonteparág.padrão" style:family="text">
      <style:text-properties style:font-name="Georgia" style:font-name-asian="Georgia" style:font-name-complex="Georgia"/>
    </style:style>
    <style:style style:name="P1627" style:parent-style-name="Normal" style:family="paragraph">
      <style:paragraph-properties fo:margin-top="0.1666in" fo:margin-bottom="0.0833in"/>
    </style:style>
    <style:style style:name="T1628" style:parent-style-name="Fonteparág.padrão" style:family="text">
      <style:text-properties style:font-name="Georgia" style:font-name-asian="Georgia" style:font-name-complex="Georgia"/>
    </style:style>
    <style:style style:name="P1629" style:parent-style-name="Normal" style:family="paragraph">
      <style:paragraph-properties fo:margin-top="0.1666in" fo:margin-bottom="0.0833in"/>
    </style:style>
    <style:style style:name="T1630" style:parent-style-name="Fonteparág.padrão" style:family="text">
      <style:text-properties style:font-name="Georgia" style:font-name-asian="Georgia" style:font-name-complex="Georgia"/>
    </style:style>
    <style:style style:name="P1631" style:parent-style-name="Normal" style:family="paragraph">
      <style:paragraph-properties fo:margin-top="0.1666in" fo:margin-bottom="0.0833in"/>
    </style:style>
    <style:style style:name="T1632" style:parent-style-name="Fonteparág.padrão" style:family="text">
      <style:text-properties style:font-name="Georgia" style:font-name-asian="Georgia" style:font-name-complex="Georgia"/>
    </style:style>
    <style:style style:name="P1633" style:parent-style-name="Normal" style:family="paragraph">
      <style:paragraph-properties fo:margin-top="0.1666in" fo:margin-bottom="0.0833in"/>
    </style:style>
    <style:style style:name="T1634" style:parent-style-name="Fonteparág.padrão" style:family="text">
      <style:text-properties style:font-name="Georgia" style:font-name-asian="Georgia" style:font-name-complex="Georgia"/>
    </style:style>
    <style:style style:name="P1635" style:parent-style-name="Normal" style:family="paragraph">
      <style:paragraph-properties fo:margin-top="0.1666in" fo:margin-bottom="0.0833in"/>
    </style:style>
    <style:style style:name="T1636" style:parent-style-name="Fonteparág.padrão" style:family="text">
      <style:text-properties style:font-name="Georgia" style:font-name-asian="Georgia" style:font-name-complex="Georgia"/>
    </style:style>
    <style:style style:name="P1637" style:parent-style-name="Normal" style:family="paragraph">
      <style:paragraph-properties fo:margin-top="0.1666in" fo:margin-bottom="0.0833in"/>
    </style:style>
    <style:style style:name="T1638" style:parent-style-name="Fonteparág.padrão" style:family="text">
      <style:text-properties style:font-name="Georgia" style:font-name-asian="Georgia" style:font-name-complex="Georgia"/>
    </style:style>
    <style:style style:name="P1639" style:parent-style-name="Normal" style:family="paragraph">
      <style:paragraph-properties fo:margin-top="0.1666in" fo:margin-bottom="0.0833in"/>
    </style:style>
    <style:style style:name="T1640" style:parent-style-name="Fonteparág.padrão" style:family="text">
      <style:text-properties style:font-name="Georgia" style:font-name-asian="Georgia" style:font-name-complex="Georgia"/>
    </style:style>
    <style:style style:name="P1641" style:parent-style-name="Normal" style:family="paragraph">
      <style:paragraph-properties fo:margin-top="0.1666in" fo:margin-bottom="0.0833in"/>
    </style:style>
    <style:style style:name="T1642" style:parent-style-name="Fonteparág.padrão" style:family="text">
      <style:text-properties style:font-name="Georgia" style:font-name-asian="Georgia" style:font-name-complex="Georgia"/>
    </style:style>
    <style:style style:name="T1643" style:parent-style-name="Fonteparág.padrão" style:family="text">
      <style:text-properties style:font-name="Georgia" style:font-name-asian="Georgia" style:font-name-complex="Georgia"/>
    </style:style>
    <style:style style:name="T1644" style:parent-style-name="Fonteparág.padrão" style:family="text">
      <style:text-properties style:font-name="Georgia" style:font-name-asian="Georgia" style:font-name-complex="Georgia"/>
    </style:style>
    <style:style style:name="P1645" style:parent-style-name="Normal" style:family="paragraph">
      <style:paragraph-properties fo:margin-top="0.1666in" fo:margin-bottom="0.0833in"/>
    </style:style>
    <style:style style:name="T1646" style:parent-style-name="Fonteparág.padrão" style:family="text">
      <style:text-properties style:font-name="Georgia" style:font-name-asian="Georgia" style:font-name-complex="Georgia"/>
    </style:style>
    <style:style style:name="P1647" style:parent-style-name="Normal" style:family="paragraph">
      <style:paragraph-properties fo:margin-top="0.1666in" fo:margin-bottom="0.0833in"/>
    </style:style>
    <style:style style:name="T1648" style:parent-style-name="Fonteparág.padrão" style:family="text">
      <style:text-properties style:font-name="Georgia" style:font-name-asian="Georgia" style:font-name-complex="Georgia"/>
    </style:style>
    <style:style style:name="P1649" style:parent-style-name="Normal" style:family="paragraph">
      <style:paragraph-properties fo:margin-top="0.1666in" fo:margin-bottom="0.0833in"/>
    </style:style>
    <style:style style:name="T1650" style:parent-style-name="Fonteparág.padrão" style:family="text">
      <style:text-properties style:font-name="Georgia" style:font-name-asian="Georgia" style:font-name-complex="Georgia"/>
    </style:style>
    <style:style style:name="P1651" style:parent-style-name="Normal" style:family="paragraph">
      <style:paragraph-properties fo:margin-top="0.1666in" fo:margin-bottom="0.0833in"/>
    </style:style>
    <style:style style:name="T1652" style:parent-style-name="Fonteparág.padrão" style:family="text">
      <style:text-properties style:font-name="Georgia" style:font-name-asian="Georgia" style:font-name-complex="Georgia"/>
    </style:style>
    <style:style style:name="P1653" style:parent-style-name="Normal" style:family="paragraph">
      <style:paragraph-properties fo:margin-top="0.1666in" fo:margin-bottom="0.0833in"/>
    </style:style>
    <style:style style:name="T1654" style:parent-style-name="Fonteparág.padrão" style:family="text">
      <style:text-properties style:font-name="Georgia" style:font-name-asian="Georgia" style:font-name-complex="Georgia"/>
    </style:style>
    <style:style style:name="P1655" style:parent-style-name="Normal" style:family="paragraph">
      <style:paragraph-properties fo:margin-top="0.1666in" fo:margin-bottom="0.0833in"/>
    </style:style>
    <style:style style:name="T1656" style:parent-style-name="Fonteparág.padrão" style:family="text">
      <style:text-properties style:font-name="Georgia" style:font-name-asian="Georgia" style:font-name-complex="Georgia"/>
    </style:style>
    <style:style style:name="P1657" style:parent-style-name="Normal" style:family="paragraph">
      <style:paragraph-properties fo:margin-top="0.1666in" fo:margin-bottom="0.0833in"/>
    </style:style>
    <style:style style:name="T1658" style:parent-style-name="Fonteparág.padrão" style:family="text">
      <style:text-properties style:font-name="Georgia" style:font-name-asian="Georgia" style:font-name-complex="Georgia"/>
    </style:style>
    <style:style style:name="P1659" style:parent-style-name="Normal" style:family="paragraph">
      <style:paragraph-properties fo:margin-top="0.1666in" fo:margin-bottom="0.0833in"/>
    </style:style>
    <style:style style:name="T1660" style:parent-style-name="Fonteparág.padrão" style:family="text">
      <style:text-properties style:font-name="Georgia" style:font-name-asian="Georgia" style:font-name-complex="Georgia"/>
    </style:style>
    <style:style style:name="P1661" style:parent-style-name="Normal" style:family="paragraph">
      <style:paragraph-properties fo:margin-top="0.1666in" fo:margin-bottom="0.0833in"/>
    </style:style>
    <style:style style:name="T1662" style:parent-style-name="Fonteparág.padrão" style:family="text">
      <style:text-properties style:font-name="Georgia" style:font-name-asian="Georgia" style:font-name-complex="Georgia"/>
    </style:style>
    <style:style style:name="P1663" style:parent-style-name="Normal" style:family="paragraph">
      <style:paragraph-properties fo:margin-top="0.1666in" fo:margin-bottom="0.0833in"/>
    </style:style>
    <style:style style:name="T1664" style:parent-style-name="Fonteparág.padrão" style:family="text">
      <style:text-properties style:font-name="Georgia" style:font-name-asian="Georgia" style:font-name-complex="Georgia"/>
    </style:style>
    <style:style style:name="P1665" style:parent-style-name="Normal" style:family="paragraph">
      <style:paragraph-properties fo:margin-top="0.1666in" fo:margin-bottom="0.0833in"/>
    </style:style>
    <style:style style:name="T1666" style:parent-style-name="Fonteparág.padrão" style:family="text">
      <style:text-properties style:font-name="Georgia" style:font-name-asian="Georgia" style:font-name-complex="Georgia"/>
    </style:style>
    <style:style style:name="P1667" style:parent-style-name="Normal" style:family="paragraph">
      <style:paragraph-properties fo:margin-top="0.1666in" fo:margin-bottom="0.0833in"/>
    </style:style>
    <style:style style:name="T1668" style:parent-style-name="Fonteparág.padrão" style:family="text">
      <style:text-properties style:font-name="Georgia" style:font-name-asian="Georgia" style:font-name-complex="Georgia"/>
    </style:style>
    <style:style style:name="P1669" style:parent-style-name="Normal" style:family="paragraph">
      <style:paragraph-properties fo:margin-top="0.1666in" fo:margin-bottom="0.0833in"/>
    </style:style>
    <style:style style:name="T1670" style:parent-style-name="Fonteparág.padrão" style:family="text">
      <style:text-properties style:font-name="Georgia" style:font-name-asian="Georgia" style:font-name-complex="Georgia"/>
    </style:style>
    <style:style style:name="P1671" style:parent-style-name="Normal" style:family="paragraph">
      <style:paragraph-properties fo:margin-top="0.1666in" fo:margin-bottom="0.0833in"/>
    </style:style>
    <style:style style:name="T1672" style:parent-style-name="Fonteparág.padrão" style:family="text">
      <style:text-properties style:font-name="Georgia" style:font-name-asian="Georgia" style:font-name-complex="Georgia"/>
    </style:style>
    <style:style style:name="P1673" style:parent-style-name="Normal" style:family="paragraph">
      <style:paragraph-properties fo:margin-top="0.1666in" fo:margin-bottom="0.0833in"/>
    </style:style>
    <style:style style:name="T1674" style:parent-style-name="Fonteparág.padrão" style:family="text">
      <style:text-properties style:font-name="Georgia" style:font-name-asian="Georgia" style:font-name-complex="Georgia"/>
    </style:style>
    <style:style style:name="P1675" style:parent-style-name="Normal" style:family="paragraph">
      <style:paragraph-properties fo:margin-top="0.1666in" fo:margin-bottom="0.0833in"/>
    </style:style>
    <style:style style:name="T1676" style:parent-style-name="Fonteparág.padrão" style:family="text">
      <style:text-properties style:font-name="Georgia" style:font-name-asian="Georgia" style:font-name-complex="Georgia"/>
    </style:style>
    <style:style style:name="P1677" style:parent-style-name="Normal" style:family="paragraph">
      <style:paragraph-properties fo:margin-top="0.1666in" fo:margin-bottom="0.0833in"/>
    </style:style>
    <style:style style:name="T1678" style:parent-style-name="Fonteparág.padrão" style:family="text">
      <style:text-properties style:font-name="Georgia" style:font-name-asian="Georgia" style:font-name-complex="Georgia"/>
    </style:style>
    <style:style style:name="P1679" style:parent-style-name="Normal" style:family="paragraph">
      <style:paragraph-properties fo:margin-top="0.1666in" fo:margin-bottom="0.0833in"/>
    </style:style>
    <style:style style:name="T1680" style:parent-style-name="Fonteparág.padrão" style:family="text">
      <style:text-properties style:font-name="Georgia" style:font-name-asian="Georgia" style:font-name-complex="Georgia"/>
    </style:style>
    <style:style style:name="P1681" style:parent-style-name="Normal" style:family="paragraph">
      <style:paragraph-properties fo:margin-top="0.1666in" fo:margin-bottom="0.0833in"/>
    </style:style>
    <style:style style:name="T1682" style:parent-style-name="Fonteparág.padrão" style:family="text">
      <style:text-properties style:font-name="Georgia" style:font-name-asian="Georgia" style:font-name-complex="Georgia"/>
    </style:style>
    <style:style style:name="P1683" style:parent-style-name="Normal" style:family="paragraph">
      <style:paragraph-properties fo:margin-top="0.1666in" fo:margin-bottom="0.0833in"/>
    </style:style>
    <style:style style:name="T1684" style:parent-style-name="Fonteparág.padrão" style:family="text">
      <style:text-properties style:font-name="Georgia" style:font-name-asian="Georgia" style:font-name-complex="Georgia"/>
    </style:style>
    <style:style style:name="P1685" style:parent-style-name="Normal" style:family="paragraph">
      <style:paragraph-properties fo:margin-top="0.1666in" fo:margin-bottom="0.0833in"/>
    </style:style>
    <style:style style:name="T1686" style:parent-style-name="Fonteparág.padrão" style:family="text">
      <style:text-properties style:font-name="Georgia" style:font-name-asian="Georgia" style:font-name-complex="Georgia"/>
    </style:style>
    <style:style style:name="P1687" style:parent-style-name="Normal" style:family="paragraph">
      <style:paragraph-properties fo:margin-top="0.1666in" fo:margin-bottom="0.0833in"/>
    </style:style>
    <style:style style:name="T1688" style:parent-style-name="Fonteparág.padrão" style:family="text">
      <style:text-properties style:font-name="Georgia" style:font-name-asian="Georgia" style:font-name-complex="Georgia"/>
    </style:style>
    <style:style style:name="T1689" style:parent-style-name="Fonteparág.padrão" style:family="text">
      <style:text-properties style:font-name="Georgia" style:font-name-asian="Georgia" style:font-name-complex="Georgia"/>
    </style:style>
    <style:style style:name="P1690" style:parent-style-name="Normal" style:family="paragraph">
      <style:paragraph-properties fo:margin-top="0.1666in" fo:margin-bottom="0.0833in"/>
    </style:style>
    <style:style style:name="T1691" style:parent-style-name="Fonteparág.padrão" style:family="text">
      <style:text-properties style:font-name="Georgia" style:font-name-asian="Georgia" style:font-name-complex="Georgia"/>
    </style:style>
    <style:style style:name="P1692" style:parent-style-name="Normal" style:family="paragraph">
      <style:paragraph-properties fo:margin-top="0.1666in" fo:margin-bottom="0.0833in"/>
    </style:style>
    <style:style style:name="T1693" style:parent-style-name="Fonteparág.padrão" style:family="text">
      <style:text-properties style:font-name="Georgia" style:font-name-asian="Georgia" style:font-name-complex="Georgia"/>
    </style:style>
    <style:style style:name="P1694" style:parent-style-name="Normal" style:family="paragraph">
      <style:paragraph-properties fo:margin-top="0.1666in" fo:margin-bottom="0.0833in"/>
    </style:style>
    <style:style style:name="T1695" style:parent-style-name="Fonteparág.padrão" style:family="text">
      <style:text-properties style:font-name="Georgia" style:font-name-asian="Georgia" style:font-name-complex="Georgia"/>
    </style:style>
    <style:style style:name="P1696" style:parent-style-name="Normal" style:family="paragraph">
      <style:paragraph-properties fo:margin-top="0.1666in" fo:margin-bottom="0.0833in"/>
    </style:style>
    <style:style style:name="T1697" style:parent-style-name="Fonteparág.padrão" style:family="text">
      <style:text-properties style:font-name="Georgia" style:font-name-asian="Georgia" style:font-name-complex="Georgia"/>
    </style:style>
    <style:style style:name="P1698" style:parent-style-name="Normal" style:family="paragraph">
      <style:paragraph-properties fo:margin-top="0.1666in" fo:margin-bottom="0.0833in"/>
    </style:style>
    <style:style style:name="T1699" style:parent-style-name="Fonteparág.padrão" style:family="text">
      <style:text-properties style:font-name="Georgia" style:font-name-asian="Georgia" style:font-name-complex="Georgia"/>
    </style:style>
    <style:style style:name="P1700" style:parent-style-name="Normal" style:family="paragraph">
      <style:paragraph-properties fo:margin-top="0.1666in" fo:margin-bottom="0.0833in"/>
    </style:style>
    <style:style style:name="T1701" style:parent-style-name="Fonteparág.padrão" style:family="text">
      <style:text-properties style:font-name="Georgia" style:font-name-asian="Georgia" style:font-name-complex="Georgia"/>
    </style:style>
    <style:style style:name="P1702" style:parent-style-name="Normal" style:family="paragraph">
      <style:paragraph-properties fo:margin-top="0.1666in" fo:margin-bottom="0.0833in"/>
    </style:style>
    <style:style style:name="T1703" style:parent-style-name="Fonteparág.padrão" style:family="text">
      <style:text-properties style:font-name="Georgia" style:font-name-asian="Georgia" style:font-name-complex="Georgia"/>
    </style:style>
    <style:style style:name="P1704" style:parent-style-name="Normal" style:family="paragraph">
      <style:paragraph-properties fo:margin-top="0.1666in" fo:margin-bottom="0.0833in"/>
    </style:style>
    <style:style style:name="T1705" style:parent-style-name="Fonteparág.padrão" style:family="text">
      <style:text-properties style:font-name="Georgia" style:font-name-asian="Georgia" style:font-name-complex="Georgia"/>
    </style:style>
    <style:style style:name="P1706" style:parent-style-name="Normal" style:family="paragraph">
      <style:paragraph-properties fo:margin-top="0.1666in" fo:margin-bottom="0.0833in"/>
    </style:style>
    <style:style style:name="T1707" style:parent-style-name="Fonteparág.padrão" style:family="text">
      <style:text-properties style:font-name="Georgia" style:font-name-asian="Georgia" style:font-name-complex="Georgia"/>
    </style:style>
    <style:style style:name="P1708" style:parent-style-name="Normal" style:family="paragraph">
      <style:paragraph-properties fo:margin-top="0.1666in" fo:margin-bottom="0.0833in"/>
    </style:style>
    <style:style style:name="T1709" style:parent-style-name="Fonteparág.padrão" style:family="text">
      <style:text-properties style:font-name="Georgia" style:font-name-asian="Georgia" style:font-name-complex="Georgia"/>
    </style:style>
    <style:style style:name="P1710" style:parent-style-name="Normal" style:family="paragraph">
      <style:paragraph-properties fo:margin-top="0.1666in" fo:margin-bottom="0.0833in"/>
    </style:style>
    <style:style style:name="T1711" style:parent-style-name="Fonteparág.padrão" style:family="text">
      <style:text-properties style:font-name="Georgia" style:font-name-asian="Georgia" style:font-name-complex="Georgia"/>
    </style:style>
    <style:style style:name="P1712" style:parent-style-name="Normal" style:family="paragraph">
      <style:paragraph-properties fo:margin-top="0.1666in" fo:margin-bottom="0.0833in"/>
    </style:style>
    <style:style style:name="T1713" style:parent-style-name="Fonteparág.padrão" style:family="text">
      <style:text-properties style:font-name="Georgia" style:font-name-asian="Georgia" style:font-name-complex="Georgia"/>
    </style:style>
    <style:style style:name="P1714" style:parent-style-name="Normal" style:family="paragraph">
      <style:paragraph-properties fo:margin-top="0.1666in" fo:margin-bottom="0.0833in"/>
    </style:style>
    <style:style style:name="T1715" style:parent-style-name="Fonteparág.padrão" style:family="text">
      <style:text-properties style:font-name="Georgia" style:font-name-asian="Georgia" style:font-name-complex="Georgia"/>
    </style:style>
    <style:style style:name="P1716" style:parent-style-name="Normal" style:family="paragraph">
      <style:paragraph-properties fo:margin-top="0.1666in" fo:margin-bottom="0.0833in"/>
    </style:style>
    <style:style style:name="T1717" style:parent-style-name="Fonteparág.padrão" style:family="text">
      <style:text-properties style:font-name="Georgia" style:font-name-asian="Georgia" style:font-name-complex="Georgia"/>
    </style:style>
    <style:style style:name="P1718" style:parent-style-name="Normal" style:family="paragraph">
      <style:paragraph-properties fo:margin-top="0.1666in" fo:margin-bottom="0.0833in"/>
    </style:style>
    <style:style style:name="T1719" style:parent-style-name="Fonteparág.padrão" style:family="text">
      <style:text-properties style:font-name="Georgia" style:font-name-asian="Georgia" style:font-name-complex="Georgia"/>
    </style:style>
    <style:style style:name="P1720" style:parent-style-name="Normal" style:family="paragraph">
      <style:paragraph-properties fo:margin-top="0.1666in" fo:margin-bottom="0.0833in"/>
    </style:style>
    <style:style style:name="T1721" style:parent-style-name="Fonteparág.padrão" style:family="text">
      <style:text-properties style:font-name="Georgia" style:font-name-asian="Georgia" style:font-name-complex="Georgia"/>
    </style:style>
    <style:style style:name="T1722" style:parent-style-name="Fonteparág.padrão" style:family="text">
      <style:text-properties style:font-name="Georgia" style:font-name-asian="Georgia" style:font-name-complex="Georgia"/>
    </style:style>
    <style:style style:name="T1723" style:parent-style-name="Fonteparág.padrão" style:family="text">
      <style:text-properties style:font-name="Georgia" style:font-name-asian="Georgia" style:font-name-complex="Georgia"/>
    </style:style>
    <style:style style:name="P1724" style:parent-style-name="Normal" style:family="paragraph">
      <style:paragraph-properties fo:margin-top="0.1666in" fo:margin-bottom="0.0833in"/>
    </style:style>
    <style:style style:name="T1725" style:parent-style-name="Fonteparág.padrão" style:family="text">
      <style:text-properties style:font-name="Georgia" style:font-name-asian="Georgia" style:font-name-complex="Georgia"/>
    </style:style>
    <style:style style:name="P1726" style:parent-style-name="Normal" style:family="paragraph">
      <style:paragraph-properties fo:margin-top="0.1666in" fo:margin-bottom="0.0833in"/>
    </style:style>
    <style:style style:name="T1727" style:parent-style-name="Fonteparág.padrão" style:family="text">
      <style:text-properties style:font-name="Georgia" style:font-name-asian="Georgia" style:font-name-complex="Georgia"/>
    </style:style>
    <style:style style:name="P1728" style:parent-style-name="Normal" style:family="paragraph">
      <style:paragraph-properties fo:margin-top="0.1666in" fo:margin-bottom="0.0833in"/>
    </style:style>
    <style:style style:name="T1729" style:parent-style-name="Fonteparág.padrão" style:family="text">
      <style:text-properties style:font-name="Georgia" style:font-name-asian="Georgia" style:font-name-complex="Georgia"/>
    </style:style>
    <style:style style:name="P1730" style:parent-style-name="Normal" style:family="paragraph">
      <style:paragraph-properties fo:margin-top="0.1666in" fo:margin-bottom="0.0833in"/>
    </style:style>
    <style:style style:name="T1731" style:parent-style-name="Fonteparág.padrão" style:family="text">
      <style:text-properties style:font-name="Georgia" style:font-name-asian="Georgia" style:font-name-complex="Georgia"/>
    </style:style>
    <style:style style:name="P1732" style:parent-style-name="Normal" style:family="paragraph">
      <style:paragraph-properties fo:margin-top="0.1666in" fo:margin-bottom="0.0833in"/>
    </style:style>
    <style:style style:name="T1733" style:parent-style-name="Fonteparág.padrão" style:family="text">
      <style:text-properties style:font-name="Georgia" style:font-name-asian="Georgia" style:font-name-complex="Georgia"/>
    </style:style>
    <style:style style:name="P1734" style:parent-style-name="Normal" style:family="paragraph">
      <style:paragraph-properties fo:margin-top="0.1666in" fo:margin-bottom="0.0833in"/>
    </style:style>
    <style:style style:name="T1735" style:parent-style-name="Fonteparág.padrão" style:family="text">
      <style:text-properties style:font-name="Georgia" style:font-name-asian="Georgia" style:font-name-complex="Georgia"/>
    </style:style>
    <style:style style:name="P1736" style:parent-style-name="Normal" style:family="paragraph">
      <style:paragraph-properties fo:margin-top="0.1666in" fo:margin-bottom="0.0833in"/>
    </style:style>
    <style:style style:name="T1737" style:parent-style-name="Fonteparág.padrão" style:family="text">
      <style:text-properties style:font-name="Georgia" style:font-name-asian="Georgia" style:font-name-complex="Georgia"/>
    </style:style>
    <style:style style:name="P1738" style:parent-style-name="Normal" style:family="paragraph">
      <style:paragraph-properties fo:margin-top="0.1666in" fo:margin-bottom="0.0833in"/>
    </style:style>
    <style:style style:name="T1739" style:parent-style-name="Fonteparág.padrão" style:family="text">
      <style:text-properties style:font-name="Georgia" style:font-name-asian="Georgia" style:font-name-complex="Georgia"/>
    </style:style>
    <style:style style:name="P1740" style:parent-style-name="Normal" style:family="paragraph">
      <style:paragraph-properties fo:margin-top="0.1666in" fo:margin-bottom="0.0833in"/>
    </style:style>
    <style:style style:name="T1741" style:parent-style-name="Fonteparág.padrão" style:family="text">
      <style:text-properties style:font-name="Georgia" style:font-name-asian="Georgia" style:font-name-complex="Georgia"/>
    </style:style>
    <style:style style:name="P1742" style:parent-style-name="Normal" style:family="paragraph">
      <style:paragraph-properties fo:margin-top="0.1666in" fo:margin-bottom="0.0833in"/>
    </style:style>
    <style:style style:name="T1743" style:parent-style-name="Fonteparág.padrão" style:family="text">
      <style:text-properties style:font-name="Georgia" style:font-name-asian="Georgia" style:font-name-complex="Georgia"/>
    </style:style>
    <style:style style:name="P1744" style:parent-style-name="Normal" style:family="paragraph">
      <style:paragraph-properties fo:margin-top="0.1666in" fo:margin-bottom="0.0833in"/>
    </style:style>
    <style:style style:name="T1745" style:parent-style-name="Fonteparág.padrão" style:family="text">
      <style:text-properties style:font-name="Georgia" style:font-name-asian="Georgia" style:font-name-complex="Georgia"/>
    </style:style>
    <style:style style:name="P1746" style:parent-style-name="Normal" style:family="paragraph">
      <style:paragraph-properties fo:margin-top="0.1666in" fo:margin-bottom="0.0833in"/>
    </style:style>
    <style:style style:name="T1747" style:parent-style-name="Fonteparág.padrão" style:family="text">
      <style:text-properties style:font-name="Georgia" style:font-name-asian="Georgia" style:font-name-complex="Georgia"/>
    </style:style>
    <style:style style:name="P1748" style:parent-style-name="Normal" style:family="paragraph">
      <style:paragraph-properties fo:margin-top="0.1666in" fo:margin-bottom="0.0833in"/>
    </style:style>
    <style:style style:name="T1749" style:parent-style-name="Fonteparág.padrão" style:family="text">
      <style:text-properties style:font-name="Georgia" style:font-name-asian="Georgia" style:font-name-complex="Georgia"/>
    </style:style>
    <style:style style:name="P1750" style:parent-style-name="Normal" style:family="paragraph">
      <style:paragraph-properties fo:margin-top="0.1666in" fo:margin-bottom="0.0833in"/>
    </style:style>
    <style:style style:name="T1751" style:parent-style-name="Fonteparág.padrão" style:family="text">
      <style:text-properties style:font-name="Georgia" style:font-name-asian="Georgia" style:font-name-complex="Georgia"/>
    </style:style>
    <style:style style:name="P1752" style:parent-style-name="Normal" style:family="paragraph">
      <style:paragraph-properties fo:margin-top="0.1666in" fo:margin-bottom="0.0833in"/>
    </style:style>
    <style:style style:name="T1753" style:parent-style-name="Fonteparág.padrão" style:family="text">
      <style:text-properties style:font-name="Georgia" style:font-name-asian="Georgia" style:font-name-complex="Georgia"/>
    </style:style>
    <style:style style:name="P1754" style:parent-style-name="Normal" style:family="paragraph">
      <style:paragraph-properties fo:margin-top="0.1666in" fo:margin-bottom="0.0833in"/>
    </style:style>
    <style:style style:name="T1755" style:parent-style-name="Fonteparág.padrão" style:family="text">
      <style:text-properties style:font-name="Georgia" style:font-name-asian="Georgia" style:font-name-complex="Georgia"/>
    </style:style>
    <style:style style:name="P1756" style:parent-style-name="Normal" style:family="paragraph">
      <style:paragraph-properties fo:margin-top="0.1666in" fo:margin-bottom="0.0833in"/>
    </style:style>
    <style:style style:name="T1757" style:parent-style-name="Fonteparág.padrão" style:family="text">
      <style:text-properties style:font-name="Georgia" style:font-name-asian="Georgia" style:font-name-complex="Georgia"/>
    </style:style>
    <style:style style:name="P1758" style:parent-style-name="Normal" style:family="paragraph">
      <style:paragraph-properties fo:margin-top="0.1666in" fo:margin-bottom="0.0833in"/>
    </style:style>
    <style:style style:name="T1759" style:parent-style-name="Fonteparág.padrão" style:family="text">
      <style:text-properties style:font-name="Georgia" style:font-name-asian="Georgia" style:font-name-complex="Georgia"/>
    </style:style>
    <style:style style:name="P1760" style:parent-style-name="Normal" style:family="paragraph">
      <style:paragraph-properties fo:margin-top="0.1666in" fo:margin-bottom="0.0833in"/>
    </style:style>
    <style:style style:name="T1761" style:parent-style-name="Fonteparág.padrão" style:family="text">
      <style:text-properties style:font-name="Georgia" style:font-name-asian="Georgia" style:font-name-complex="Georgia"/>
    </style:style>
    <style:style style:name="P1762" style:parent-style-name="Normal" style:family="paragraph">
      <style:paragraph-properties fo:margin-top="0.1666in" fo:margin-bottom="0.0833in"/>
    </style:style>
    <style:style style:name="T1763" style:parent-style-name="Fonteparág.padrão" style:family="text">
      <style:text-properties style:font-name="Georgia" style:font-name-asian="Georgia" style:font-name-complex="Georgia"/>
    </style:style>
    <style:style style:name="P1764" style:parent-style-name="Normal" style:family="paragraph">
      <style:paragraph-properties fo:margin-top="0.1666in" fo:margin-bottom="0.0833in"/>
    </style:style>
    <style:style style:name="T1765" style:parent-style-name="Fonteparág.padrão" style:family="text">
      <style:text-properties style:font-name="Georgia" style:font-name-asian="Georgia" style:font-name-complex="Georgia"/>
    </style:style>
    <style:style style:name="P1766" style:parent-style-name="Normal" style:family="paragraph">
      <style:paragraph-properties fo:margin-top="0.1666in" fo:margin-bottom="0.0833in"/>
    </style:style>
    <style:style style:name="T1767" style:parent-style-name="Fonteparág.padrão" style:family="text">
      <style:text-properties style:font-name="Georgia" style:font-name-asian="Georgia" style:font-name-complex="Georgia"/>
    </style:style>
    <style:style style:name="P1768" style:parent-style-name="Normal" style:family="paragraph">
      <style:paragraph-properties fo:margin-top="0.1666in" fo:margin-bottom="0.0833in"/>
    </style:style>
    <style:style style:name="T1769" style:parent-style-name="Fonteparág.padrão" style:family="text">
      <style:text-properties style:font-name="Georgia" style:font-name-asian="Georgia" style:font-name-complex="Georgia"/>
    </style:style>
    <style:style style:name="P1770" style:parent-style-name="Normal" style:family="paragraph">
      <style:paragraph-properties fo:margin-top="0.1666in" fo:margin-bottom="0.0833in"/>
    </style:style>
    <style:style style:name="T1771" style:parent-style-name="Fonteparág.padrão" style:family="text">
      <style:text-properties style:font-name="Georgia" style:font-name-asian="Georgia" style:font-name-complex="Georgia"/>
    </style:style>
    <style:style style:name="P1772" style:parent-style-name="Normal" style:family="paragraph">
      <style:paragraph-properties fo:margin-top="0.1666in" fo:margin-bottom="0.0833in"/>
    </style:style>
    <style:style style:name="T1773" style:parent-style-name="Fonteparág.padrão" style:family="text">
      <style:text-properties style:font-name="Georgia" style:font-name-asian="Georgia" style:font-name-complex="Georgia"/>
    </style:style>
    <style:style style:name="T1774" style:parent-style-name="Fonteparág.padrão" style:family="text">
      <style:text-properties style:font-name="Georgia" style:font-name-asian="Georgia" style:font-name-complex="Georgia"/>
    </style:style>
    <style:style style:name="T1775" style:parent-style-name="Fonteparág.padrão" style:family="text">
      <style:text-properties style:font-name="Georgia" style:font-name-asian="Georgia" style:font-name-complex="Georgia"/>
    </style:style>
    <style:style style:name="P1776" style:parent-style-name="Normal" style:family="paragraph">
      <style:paragraph-properties fo:margin-top="0.1666in" fo:margin-bottom="0.0833in"/>
    </style:style>
    <style:style style:name="T1777" style:parent-style-name="Fonteparág.padrão" style:family="text">
      <style:text-properties style:font-name="Georgia" style:font-name-asian="Georgia" style:font-name-complex="Georgia"/>
    </style:style>
    <style:style style:name="P1778" style:parent-style-name="Normal" style:family="paragraph">
      <style:paragraph-properties fo:margin-top="0.1666in" fo:margin-bottom="0.0833in"/>
    </style:style>
    <style:style style:name="T1779" style:parent-style-name="Fonteparág.padrão" style:family="text">
      <style:text-properties style:font-name="Georgia" style:font-name-asian="Georgia" style:font-name-complex="Georgia"/>
    </style:style>
    <style:style style:name="P1780" style:parent-style-name="Normal" style:family="paragraph">
      <style:paragraph-properties fo:margin-top="0.1666in" fo:margin-bottom="0.0833in"/>
    </style:style>
    <style:style style:name="T1781" style:parent-style-name="Fonteparág.padrão" style:family="text">
      <style:text-properties style:font-name="Georgia" style:font-name-asian="Georgia" style:font-name-complex="Georgia"/>
    </style:style>
    <style:style style:name="P1782" style:parent-style-name="Normal" style:family="paragraph">
      <style:paragraph-properties fo:margin-top="0.1666in" fo:margin-bottom="0.0833in"/>
    </style:style>
    <style:style style:name="T1783" style:parent-style-name="Fonteparág.padrão" style:family="text">
      <style:text-properties style:font-name="Georgia" style:font-name-asian="Georgia" style:font-name-complex="Georgia"/>
    </style:style>
    <style:style style:name="P1784" style:parent-style-name="Normal" style:family="paragraph">
      <style:paragraph-properties fo:margin-top="0.1666in" fo:margin-bottom="0.0833in"/>
    </style:style>
    <style:style style:name="T1785" style:parent-style-name="Fonteparág.padrão" style:family="text">
      <style:text-properties style:font-name="Georgia" style:font-name-asian="Georgia" style:font-name-complex="Georgia"/>
    </style:style>
    <style:style style:name="P1786" style:parent-style-name="Normal" style:family="paragraph">
      <style:paragraph-properties fo:margin-top="0.1666in" fo:margin-bottom="0.0833in"/>
    </style:style>
    <style:style style:name="T1787" style:parent-style-name="Fonteparág.padrão" style:family="text">
      <style:text-properties style:font-name="Georgia" style:font-name-asian="Georgia" style:font-name-complex="Georgia"/>
    </style:style>
    <style:style style:name="P1788" style:parent-style-name="Normal" style:family="paragraph">
      <style:paragraph-properties fo:margin-top="0.1666in" fo:margin-bottom="0.0833in"/>
    </style:style>
    <style:style style:name="T1789" style:parent-style-name="Fonteparág.padrão" style:family="text">
      <style:text-properties style:font-name="Georgia" style:font-name-asian="Georgia" style:font-name-complex="Georgia"/>
    </style:style>
    <style:style style:name="P1790" style:parent-style-name="Normal" style:family="paragraph">
      <style:paragraph-properties fo:margin-top="0.1666in" fo:margin-bottom="0.0833in"/>
    </style:style>
    <style:style style:name="T1791" style:parent-style-name="Fonteparág.padrão" style:family="text">
      <style:text-properties style:font-name="Georgia" style:font-name-asian="Georgia" style:font-name-complex="Georgia"/>
    </style:style>
    <style:style style:name="P1792" style:parent-style-name="Normal" style:family="paragraph">
      <style:paragraph-properties fo:margin-top="0.1666in" fo:margin-bottom="0.0833in"/>
    </style:style>
    <style:style style:name="T1793" style:parent-style-name="Fonteparág.padrão" style:family="text">
      <style:text-properties style:font-name="Georgia" style:font-name-asian="Georgia" style:font-name-complex="Georgia"/>
    </style:style>
    <style:style style:name="P1794" style:parent-style-name="Normal" style:family="paragraph">
      <style:paragraph-properties fo:margin-top="0.1666in" fo:margin-bottom="0.0833in"/>
    </style:style>
    <style:style style:name="T1795" style:parent-style-name="Fonteparág.padrão" style:family="text">
      <style:text-properties style:font-name="Georgia" style:font-name-asian="Georgia" style:font-name-complex="Georgia"/>
    </style:style>
    <style:style style:name="P1796" style:parent-style-name="Normal" style:family="paragraph">
      <style:paragraph-properties fo:margin-top="0.1666in" fo:margin-bottom="0.0833in"/>
    </style:style>
    <style:style style:name="T1797" style:parent-style-name="Fonteparág.padrão" style:family="text">
      <style:text-properties style:font-name="Georgia" style:font-name-asian="Georgia" style:font-name-complex="Georgia"/>
    </style:style>
    <style:style style:name="P1798" style:parent-style-name="Normal" style:family="paragraph">
      <style:paragraph-properties fo:margin-top="0.1666in" fo:margin-bottom="0.0833in"/>
    </style:style>
    <style:style style:name="T1799" style:parent-style-name="Fonteparág.padrão" style:family="text">
      <style:text-properties style:font-name="Georgia" style:font-name-asian="Georgia" style:font-name-complex="Georgia"/>
    </style:style>
    <style:style style:name="P1800" style:parent-style-name="Normal" style:family="paragraph">
      <style:paragraph-properties fo:margin-top="0.1666in" fo:margin-bottom="0.0833in"/>
    </style:style>
    <style:style style:name="T1801" style:parent-style-name="Fonteparág.padrão" style:family="text">
      <style:text-properties style:font-name="Georgia" style:font-name-asian="Georgia" style:font-name-complex="Georgia"/>
    </style:style>
    <style:style style:name="P1802" style:parent-style-name="Normal" style:family="paragraph">
      <style:paragraph-properties fo:margin-top="0.1666in" fo:margin-bottom="0.0833in"/>
    </style:style>
    <style:style style:name="T1803" style:parent-style-name="Fonteparág.padrão" style:family="text">
      <style:text-properties style:font-name="Georgia" style:font-name-asian="Georgia" style:font-name-complex="Georgia"/>
    </style:style>
    <style:style style:name="P1804" style:parent-style-name="Normal" style:family="paragraph">
      <style:paragraph-properties fo:margin-top="0.1666in" fo:margin-bottom="0.0833in"/>
    </style:style>
    <style:style style:name="T1805" style:parent-style-name="Fonteparág.padrão" style:family="text">
      <style:text-properties style:font-name="Georgia" style:font-name-asian="Georgia" style:font-name-complex="Georgia"/>
    </style:style>
    <style:style style:name="P1806" style:parent-style-name="Normal" style:family="paragraph">
      <style:paragraph-properties fo:margin-top="0.1666in" fo:margin-bottom="0.0833in"/>
    </style:style>
    <style:style style:name="T1807" style:parent-style-name="Fonteparág.padrão" style:family="text">
      <style:text-properties style:font-name="Georgia" style:font-name-asian="Georgia" style:font-name-complex="Georgia"/>
    </style:style>
    <style:style style:name="P1808" style:parent-style-name="Normal" style:family="paragraph">
      <style:paragraph-properties fo:margin-top="0.1666in" fo:margin-bottom="0.0833in"/>
    </style:style>
    <style:style style:name="T1809" style:parent-style-name="Fonteparág.padrão" style:family="text">
      <style:text-properties style:font-name="Georgia" style:font-name-asian="Georgia" style:font-name-complex="Georgia"/>
    </style:style>
    <style:style style:name="P1810" style:parent-style-name="Normal" style:family="paragraph">
      <style:paragraph-properties fo:margin-top="0.1666in" fo:margin-bottom="0.0833in"/>
    </style:style>
    <style:style style:name="T1811" style:parent-style-name="Fonteparág.padrão" style:family="text">
      <style:text-properties style:font-name="Georgia" style:font-name-asian="Georgia" style:font-name-complex="Georgia"/>
    </style:style>
    <style:style style:name="P1812" style:parent-style-name="Normal" style:family="paragraph">
      <style:paragraph-properties fo:margin-top="0.1666in" fo:margin-bottom="0.0833in"/>
    </style:style>
    <style:style style:name="T1813" style:parent-style-name="Fonteparág.padrão" style:family="text">
      <style:text-properties style:font-name="Georgia" style:font-name-asian="Georgia" style:font-name-complex="Georgia"/>
    </style:style>
    <style:style style:name="P1814" style:parent-style-name="Normal" style:family="paragraph">
      <style:paragraph-properties fo:margin-top="0.1666in" fo:margin-bottom="0.0833in"/>
    </style:style>
    <style:style style:name="T1815" style:parent-style-name="Fonteparág.padrão" style:family="text">
      <style:text-properties style:font-name="Georgia" style:font-name-asian="Georgia" style:font-name-complex="Georgia"/>
    </style:style>
    <style:style style:name="P1816" style:parent-style-name="Normal" style:family="paragraph">
      <style:paragraph-properties fo:margin-top="0.1666in" fo:margin-bottom="0.0833in"/>
    </style:style>
    <style:style style:name="T1817" style:parent-style-name="Fonteparág.padrão" style:family="text">
      <style:text-properties style:font-name="Georgia" style:font-name-asian="Georgia" style:font-name-complex="Georgia"/>
    </style:style>
    <style:style style:name="P1818" style:parent-style-name="Normal" style:family="paragraph">
      <style:paragraph-properties fo:margin-top="0.1666in" fo:margin-bottom="0.0833in"/>
    </style:style>
    <style:style style:name="T1819" style:parent-style-name="Fonteparág.padrão" style:family="text">
      <style:text-properties style:font-name="Georgia" style:font-name-asian="Georgia" style:font-name-complex="Georgia"/>
    </style:style>
    <style:style style:name="P1820" style:parent-style-name="Normal" style:family="paragraph">
      <style:paragraph-properties fo:margin-top="0.1666in" fo:margin-bottom="0.0833in"/>
    </style:style>
    <style:style style:name="T1821" style:parent-style-name="Fonteparág.padrão" style:family="text">
      <style:text-properties style:font-name="Georgia" style:font-name-asian="Georgia" style:font-name-complex="Georgia"/>
    </style:style>
    <style:style style:name="P1822" style:parent-style-name="Normal" style:family="paragraph">
      <style:paragraph-properties fo:margin-top="0.1666in" fo:margin-bottom="0.0833in"/>
    </style:style>
    <style:style style:name="T1823" style:parent-style-name="Fonteparág.padrão" style:family="text">
      <style:text-properties style:font-name="Georgia" style:font-name-asian="Georgia" style:font-name-complex="Georgia"/>
    </style:style>
    <style:style style:name="P1824" style:parent-style-name="Normal" style:family="paragraph">
      <style:paragraph-properties fo:margin-top="0.1666in" fo:margin-bottom="0.0833in"/>
    </style:style>
    <style:style style:name="T1825" style:parent-style-name="Fonteparág.padrão" style:family="text">
      <style:text-properties style:font-name="Georgia" style:font-name-asian="Georgia" style:font-name-complex="Georgia"/>
    </style:style>
    <style:style style:name="P1826" style:parent-style-name="Normal" style:family="paragraph">
      <style:paragraph-properties fo:margin-top="0.1666in" fo:margin-bottom="0.0833in"/>
    </style:style>
    <style:style style:name="T1827" style:parent-style-name="Fonteparág.padrão" style:family="text">
      <style:text-properties style:font-name="Georgia" style:font-name-asian="Georgia" style:font-name-complex="Georgia"/>
    </style:style>
    <style:style style:name="P1828" style:parent-style-name="Normal" style:family="paragraph">
      <style:paragraph-properties fo:margin-top="0.1666in" fo:margin-bottom="0.0833in"/>
    </style:style>
    <style:style style:name="T1829" style:parent-style-name="Fonteparág.padrão" style:family="text">
      <style:text-properties style:font-name="Georgia" style:font-name-asian="Georgia" style:font-name-complex="Georgia"/>
    </style:style>
    <style:style style:name="P1830" style:parent-style-name="Normal" style:family="paragraph">
      <style:paragraph-properties fo:margin-top="0.1666in" fo:margin-bottom="0.0833in"/>
    </style:style>
    <style:style style:name="T1831" style:parent-style-name="Fonteparág.padrão" style:family="text">
      <style:text-properties style:font-name="Georgia" style:font-name-asian="Georgia" style:font-name-complex="Georgia"/>
    </style:style>
    <style:style style:name="P1832" style:parent-style-name="Normal" style:family="paragraph">
      <style:paragraph-properties fo:margin-top="0.1666in" fo:margin-bottom="0.0833in"/>
    </style:style>
    <style:style style:name="T1833" style:parent-style-name="Fonteparág.padrão" style:family="text">
      <style:text-properties style:font-name="Georgia" style:font-name-asian="Georgia" style:font-name-complex="Georgia"/>
    </style:style>
    <style:style style:name="P1834" style:parent-style-name="Normal" style:family="paragraph">
      <style:paragraph-properties fo:margin-top="0.1666in" fo:margin-bottom="0.0833in"/>
    </style:style>
    <style:style style:name="T1835" style:parent-style-name="Fonteparág.padrão" style:family="text">
      <style:text-properties style:font-name="Georgia" style:font-name-asian="Georgia" style:font-name-complex="Georgia"/>
    </style:style>
    <style:style style:name="P1836" style:parent-style-name="Normal" style:family="paragraph">
      <style:paragraph-properties fo:margin-top="0.1666in" fo:margin-bottom="0.0833in"/>
    </style:style>
    <style:style style:name="T1837" style:parent-style-name="Fonteparág.padrão" style:family="text">
      <style:text-properties style:font-name="Georgia" style:font-name-asian="Georgia" style:font-name-complex="Georgia"/>
    </style:style>
    <style:style style:name="P1838" style:parent-style-name="Normal" style:family="paragraph">
      <style:paragraph-properties fo:margin-top="0.1666in" fo:margin-bottom="0.0833in"/>
    </style:style>
    <style:style style:name="T1839" style:parent-style-name="Fonteparág.padrão" style:family="text">
      <style:text-properties style:font-name="Georgia" style:font-name-asian="Georgia" style:font-name-complex="Georgia"/>
    </style:style>
    <style:style style:name="P1840" style:parent-style-name="Normal" style:family="paragraph">
      <style:paragraph-properties fo:margin-top="0.1666in" fo:margin-bottom="0.0833in"/>
    </style:style>
    <style:style style:name="T1841" style:parent-style-name="Fonteparág.padrão" style:family="text">
      <style:text-properties style:font-name="Georgia" style:font-name-asian="Georgia" style:font-name-complex="Georgia"/>
    </style:style>
    <style:style style:name="P1842" style:parent-style-name="Normal" style:family="paragraph">
      <style:paragraph-properties fo:margin-top="0.1666in" fo:margin-bottom="0.0833in"/>
    </style:style>
    <style:style style:name="T1843" style:parent-style-name="Fonteparág.padrão" style:family="text">
      <style:text-properties style:font-name="Georgia" style:font-name-asian="Georgia" style:font-name-complex="Georgia"/>
    </style:style>
    <style:style style:name="T1844" style:parent-style-name="Fonteparág.padrão" style:family="text">
      <style:text-properties style:font-name="Georgia" style:font-name-asian="Georgia" style:font-name-complex="Georgia"/>
    </style:style>
    <style:style style:name="P1845" style:parent-style-name="Normal" style:family="paragraph">
      <style:paragraph-properties fo:margin-top="0.1666in" fo:margin-bottom="0.0833in"/>
    </style:style>
    <style:style style:name="T1846" style:parent-style-name="Fonteparág.padrão" style:family="text">
      <style:text-properties style:font-name="Georgia" style:font-name-asian="Georgia" style:font-name-complex="Georgia"/>
    </style:style>
    <style:style style:name="P1847" style:parent-style-name="Normal" style:family="paragraph">
      <style:paragraph-properties fo:margin-top="0.1666in" fo:margin-bottom="0.0833in"/>
    </style:style>
    <style:style style:name="T1848" style:parent-style-name="Fonteparág.padrão" style:family="text">
      <style:text-properties style:font-name="Georgia" style:font-name-asian="Georgia" style:font-name-complex="Georgia"/>
    </style:style>
    <style:style style:name="P1849" style:parent-style-name="Normal" style:family="paragraph">
      <style:paragraph-properties fo:margin-top="0.1666in" fo:margin-bottom="0.0833in"/>
    </style:style>
    <style:style style:name="T1850" style:parent-style-name="Fonteparág.padrão" style:family="text">
      <style:text-properties style:font-name="Georgia" style:font-name-asian="Georgia" style:font-name-complex="Georgia"/>
    </style:style>
    <style:style style:name="P1851" style:parent-style-name="Normal" style:family="paragraph">
      <style:paragraph-properties fo:margin-top="0.1666in" fo:margin-bottom="0.0833in"/>
    </style:style>
    <style:style style:name="T1852" style:parent-style-name="Fonteparág.padrão" style:family="text">
      <style:text-properties style:font-name="Georgia" style:font-name-asian="Georgia" style:font-name-complex="Georgia"/>
    </style:style>
    <style:style style:name="P1853" style:parent-style-name="Normal" style:family="paragraph">
      <style:paragraph-properties fo:margin-top="0.1666in" fo:margin-bottom="0.0833in"/>
    </style:style>
    <style:style style:name="T1854" style:parent-style-name="Fonteparág.padrão" style:family="text">
      <style:text-properties style:font-name="Georgia" style:font-name-asian="Georgia" style:font-name-complex="Georgia"/>
    </style:style>
    <style:style style:name="P1855" style:parent-style-name="Normal" style:family="paragraph">
      <style:paragraph-properties fo:margin-top="0.1666in" fo:margin-bottom="0.0833in"/>
    </style:style>
    <style:style style:name="T1856" style:parent-style-name="Fonteparág.padrão" style:family="text">
      <style:text-properties style:font-name="Georgia" style:font-name-asian="Georgia" style:font-name-complex="Georgia"/>
    </style:style>
    <style:style style:name="P1857" style:parent-style-name="Normal" style:family="paragraph">
      <style:paragraph-properties fo:margin-top="0.1666in" fo:margin-bottom="0.0833in"/>
    </style:style>
    <style:style style:name="T1858" style:parent-style-name="Fonteparág.padrão" style:family="text">
      <style:text-properties style:font-name="Georgia" style:font-name-asian="Georgia" style:font-name-complex="Georgia"/>
    </style:style>
    <style:style style:name="P1859" style:parent-style-name="Normal" style:family="paragraph">
      <style:paragraph-properties fo:margin-top="0.1666in" fo:margin-bottom="0.0833in"/>
    </style:style>
    <style:style style:name="T1860" style:parent-style-name="Fonteparág.padrão" style:family="text">
      <style:text-properties style:font-name="Georgia" style:font-name-asian="Georgia" style:font-name-complex="Georgia"/>
    </style:style>
    <style:style style:name="P1861" style:parent-style-name="Normal" style:family="paragraph">
      <style:paragraph-properties fo:margin-top="0.1666in" fo:margin-bottom="0.0833in"/>
    </style:style>
    <style:style style:name="T1862" style:parent-style-name="Fonteparág.padrão" style:family="text">
      <style:text-properties style:font-name="Georgia" style:font-name-asian="Georgia" style:font-name-complex="Georgia"/>
    </style:style>
    <style:style style:name="P1863" style:parent-style-name="Normal" style:family="paragraph">
      <style:paragraph-properties fo:margin-top="0.1666in" fo:margin-bottom="0.0833in"/>
    </style:style>
    <style:style style:name="T1864" style:parent-style-name="Fonteparág.padrão" style:family="text">
      <style:text-properties style:font-name="Georgia" style:font-name-asian="Georgia" style:font-name-complex="Georgia"/>
    </style:style>
    <style:style style:name="P1865" style:parent-style-name="Normal" style:family="paragraph">
      <style:paragraph-properties fo:margin-top="0.1666in" fo:margin-bottom="0.0833in"/>
    </style:style>
    <style:style style:name="T1866" style:parent-style-name="Fonteparág.padrão" style:family="text">
      <style:text-properties style:font-name="Georgia" style:font-name-asian="Georgia" style:font-name-complex="Georgia"/>
    </style:style>
    <style:style style:name="P1867" style:parent-style-name="Normal" style:family="paragraph">
      <style:paragraph-properties fo:margin-top="0.1666in" fo:margin-bottom="0.0833in"/>
    </style:style>
    <style:style style:name="T1868" style:parent-style-name="Fonteparág.padrão" style:family="text">
      <style:text-properties style:font-name="Georgia" style:font-name-asian="Georgia" style:font-name-complex="Georgia"/>
    </style:style>
    <style:style style:name="P1869" style:parent-style-name="Normal" style:family="paragraph">
      <style:paragraph-properties fo:margin-top="0.1666in" fo:margin-bottom="0.0833in"/>
    </style:style>
    <style:style style:name="T1870" style:parent-style-name="Fonteparág.padrão" style:family="text">
      <style:text-properties style:font-name="Georgia" style:font-name-asian="Georgia" style:font-name-complex="Georgia"/>
    </style:style>
    <style:style style:name="P1871" style:parent-style-name="Normal" style:family="paragraph">
      <style:paragraph-properties fo:margin-top="0.1666in" fo:margin-bottom="0.0833in"/>
    </style:style>
    <style:style style:name="T1872" style:parent-style-name="Fonteparág.padrão" style:family="text">
      <style:text-properties style:font-name="Georgia" style:font-name-asian="Georgia" style:font-name-complex="Georgia"/>
    </style:style>
    <style:style style:name="P1873" style:parent-style-name="Normal" style:family="paragraph">
      <style:paragraph-properties fo:margin-top="0.1666in" fo:margin-bottom="0.0833in"/>
    </style:style>
    <style:style style:name="T1874" style:parent-style-name="Fonteparág.padrão" style:family="text">
      <style:text-properties style:font-name="Georgia" style:font-name-asian="Georgia" style:font-name-complex="Georgia"/>
    </style:style>
    <style:style style:name="P1875" style:parent-style-name="Normal" style:family="paragraph">
      <style:paragraph-properties fo:margin-top="0.1666in" fo:margin-bottom="0.0833in"/>
    </style:style>
    <style:style style:name="T1876" style:parent-style-name="Fonteparág.padrão" style:family="text">
      <style:text-properties style:font-name="Georgia" style:font-name-asian="Georgia" style:font-name-complex="Georgia"/>
    </style:style>
    <style:style style:name="P1877" style:parent-style-name="Normal" style:family="paragraph">
      <style:paragraph-properties fo:margin-top="0.1666in" fo:margin-bottom="0.0833in"/>
    </style:style>
    <style:style style:name="T1878" style:parent-style-name="Fonteparág.padrão" style:family="text">
      <style:text-properties style:font-name="Georgia" style:font-name-asian="Georgia" style:font-name-complex="Georgia"/>
    </style:style>
    <style:style style:name="P1879" style:parent-style-name="Normal" style:family="paragraph">
      <style:paragraph-properties fo:margin-top="0.1666in" fo:margin-bottom="0.0833in"/>
    </style:style>
    <style:style style:name="T1880" style:parent-style-name="Fonteparág.padrão" style:family="text">
      <style:text-properties style:font-name="Georgia" style:font-name-asian="Georgia" style:font-name-complex="Georgia"/>
    </style:style>
    <style:style style:name="P1881" style:parent-style-name="Normal" style:family="paragraph">
      <style:paragraph-properties fo:margin-top="0.1666in" fo:margin-bottom="0.0833in"/>
    </style:style>
    <style:style style:name="T1882" style:parent-style-name="Fonteparág.padrão" style:family="text">
      <style:text-properties style:font-name="Georgia" style:font-name-asian="Georgia" style:font-name-complex="Georgia"/>
    </style:style>
    <style:style style:name="P1883" style:parent-style-name="Normal" style:family="paragraph">
      <style:paragraph-properties fo:margin-top="0.1666in" fo:margin-bottom="0.0833in"/>
    </style:style>
    <style:style style:name="T1884" style:parent-style-name="Fonteparág.padrão" style:family="text">
      <style:text-properties style:font-name="Georgia" style:font-name-asian="Georgia" style:font-name-complex="Georgia"/>
    </style:style>
    <style:style style:name="P1885" style:parent-style-name="Normal" style:family="paragraph">
      <style:paragraph-properties fo:margin-top="0.1666in" fo:margin-bottom="0.0833in"/>
    </style:style>
    <style:style style:name="T1886" style:parent-style-name="Fonteparág.padrão" style:family="text">
      <style:text-properties style:font-name="Georgia" style:font-name-asian="Georgia" style:font-name-complex="Georgia"/>
    </style:style>
    <style:style style:name="P1887" style:parent-style-name="Normal" style:family="paragraph">
      <style:paragraph-properties fo:margin-top="0.1666in" fo:margin-bottom="0.0833in"/>
    </style:style>
    <style:style style:name="T1888" style:parent-style-name="Fonteparág.padrão" style:family="text">
      <style:text-properties style:font-name="Georgia" style:font-name-asian="Georgia" style:font-name-complex="Georgia"/>
    </style:style>
    <style:style style:name="T1889" style:parent-style-name="Fonteparág.padrão" style:family="text">
      <style:text-properties style:font-name="Georgia" style:font-name-asian="Georgia" style:font-name-complex="Georgia"/>
    </style:style>
    <style:style style:name="T1890" style:parent-style-name="Fonteparág.padrão" style:family="text">
      <style:text-properties style:font-name="Georgia" style:font-name-asian="Georgia" style:font-name-complex="Georgia"/>
    </style:style>
    <style:style style:name="T1891" style:parent-style-name="Fonteparág.padrão" style:family="text">
      <style:text-properties style:font-name="Georgia" style:font-name-asian="Georgia" style:font-name-complex="Georgia"/>
    </style:style>
    <style:style style:name="P1892" style:parent-style-name="Normal" style:family="paragraph">
      <style:paragraph-properties fo:margin-top="0.1666in" fo:margin-bottom="0.0833in"/>
    </style:style>
    <style:style style:name="T1893" style:parent-style-name="Fonteparág.padrão" style:family="text">
      <style:text-properties style:font-name="Georgia" style:font-name-asian="Georgia" style:font-name-complex="Georgia"/>
    </style:style>
    <style:style style:name="P1894" style:parent-style-name="Normal" style:family="paragraph">
      <style:paragraph-properties fo:margin-top="0.1666in" fo:margin-bottom="0.0833in"/>
    </style:style>
    <style:style style:name="T1895" style:parent-style-name="Fonteparág.padrão" style:family="text">
      <style:text-properties style:font-name="Georgia" style:font-name-asian="Georgia" style:font-name-complex="Georgia"/>
    </style:style>
    <style:style style:name="P1896" style:parent-style-name="Normal" style:family="paragraph">
      <style:paragraph-properties fo:margin-top="0.1666in" fo:margin-bottom="0.0833in"/>
    </style:style>
    <style:style style:name="T1897" style:parent-style-name="Fonteparág.padrão" style:family="text">
      <style:text-properties style:font-name="Georgia" style:font-name-asian="Georgia" style:font-name-complex="Georgia"/>
    </style:style>
    <style:style style:name="P1898" style:parent-style-name="Normal" style:family="paragraph">
      <style:paragraph-properties fo:margin-top="0.1666in" fo:margin-bottom="0.0833in"/>
    </style:style>
    <style:style style:name="T1899" style:parent-style-name="Fonteparág.padrão" style:family="text">
      <style:text-properties style:font-name="Georgia" style:font-name-asian="Georgia" style:font-name-complex="Georgia"/>
    </style:style>
    <style:style style:name="P1900" style:parent-style-name="Normal" style:family="paragraph">
      <style:paragraph-properties fo:margin-top="0.1666in" fo:margin-bottom="0.0833in"/>
    </style:style>
    <style:style style:name="T1901" style:parent-style-name="Fonteparág.padrão" style:family="text">
      <style:text-properties style:font-name="Georgia" style:font-name-asian="Georgia" style:font-name-complex="Georgia"/>
    </style:style>
    <style:style style:name="P1902" style:parent-style-name="Normal" style:family="paragraph">
      <style:paragraph-properties fo:margin-top="0.1666in" fo:margin-bottom="0.0833in"/>
    </style:style>
    <style:style style:name="T1903" style:parent-style-name="Fonteparág.padrão" style:family="text">
      <style:text-properties style:font-name="Georgia" style:font-name-asian="Georgia" style:font-name-complex="Georgia"/>
    </style:style>
    <style:style style:name="P1904" style:parent-style-name="Normal" style:family="paragraph">
      <style:paragraph-properties fo:margin-top="0.1666in" fo:margin-bottom="0.0833in"/>
    </style:style>
    <style:style style:name="T1905" style:parent-style-name="Fonteparág.padrão" style:family="text">
      <style:text-properties style:font-name="Georgia" style:font-name-asian="Georgia" style:font-name-complex="Georgia"/>
    </style:style>
    <style:style style:name="P1906" style:parent-style-name="Normal" style:family="paragraph">
      <style:paragraph-properties fo:margin-top="0.1666in" fo:margin-bottom="0.0833in"/>
    </style:style>
    <style:style style:name="T1907" style:parent-style-name="Fonteparág.padrão" style:family="text">
      <style:text-properties style:font-name="Georgia" style:font-name-asian="Georgia" style:font-name-complex="Georgia"/>
    </style:style>
    <style:style style:name="T1908" style:parent-style-name="Fonteparág.padrão" style:family="text">
      <style:text-properties style:font-name="Georgia" style:font-name-asian="Georgia" style:font-name-complex="Georgia"/>
    </style:style>
    <style:style style:name="T1909" style:parent-style-name="Fonteparág.padrão" style:family="text">
      <style:text-properties style:font-name="Georgia" style:font-name-asian="Georgia" style:font-name-complex="Georgia"/>
    </style:style>
    <style:style style:name="P1910" style:parent-style-name="Normal" style:family="paragraph">
      <style:paragraph-properties fo:margin-top="0.1666in" fo:margin-bottom="0.0833in"/>
    </style:style>
    <style:style style:name="T1911" style:parent-style-name="Fonteparág.padrão" style:family="text">
      <style:text-properties style:font-name="Georgia" style:font-name-asian="Georgia" style:font-name-complex="Georgia"/>
    </style:style>
    <style:style style:name="P1912" style:parent-style-name="Normal" style:family="paragraph">
      <style:paragraph-properties fo:margin-top="0.1666in" fo:margin-bottom="0.0833in"/>
    </style:style>
    <style:style style:name="T1913" style:parent-style-name="Fonteparág.padrão" style:family="text">
      <style:text-properties style:font-name="Georgia" style:font-name-asian="Georgia" style:font-name-complex="Georgia"/>
    </style:style>
    <style:style style:name="P1914" style:parent-style-name="Normal" style:family="paragraph">
      <style:paragraph-properties fo:margin-top="0.1666in" fo:margin-bottom="0.0833in"/>
    </style:style>
    <style:style style:name="T1915" style:parent-style-name="Fonteparág.padrão" style:family="text">
      <style:text-properties style:font-name="Georgia" style:font-name-asian="Georgia" style:font-name-complex="Georgia"/>
    </style:style>
    <style:style style:name="P1916" style:parent-style-name="Normal" style:family="paragraph">
      <style:paragraph-properties fo:margin-top="0.1666in" fo:margin-bottom="0.0833in"/>
    </style:style>
    <style:style style:name="T1917" style:parent-style-name="Fonteparág.padrão" style:family="text">
      <style:text-properties style:font-name="Georgia" style:font-name-asian="Georgia" style:font-name-complex="Georgia"/>
    </style:style>
    <style:style style:name="P1918" style:parent-style-name="Normal" style:family="paragraph">
      <style:paragraph-properties fo:margin-top="0.1666in" fo:margin-bottom="0.0833in"/>
    </style:style>
    <style:style style:name="T1919" style:parent-style-name="Fonteparág.padrão" style:family="text">
      <style:text-properties style:font-name="Georgia" style:font-name-asian="Georgia" style:font-name-complex="Georgia"/>
    </style:style>
    <style:style style:name="P1920" style:parent-style-name="Normal" style:family="paragraph">
      <style:paragraph-properties fo:margin-top="0.1666in" fo:margin-bottom="0.0833in"/>
    </style:style>
    <style:style style:name="T1921" style:parent-style-name="Fonteparág.padrão" style:family="text">
      <style:text-properties style:font-name="Georgia" style:font-name-asian="Georgia" style:font-name-complex="Georgia"/>
    </style:style>
    <style:style style:name="P1922" style:parent-style-name="Normal" style:family="paragraph">
      <style:paragraph-properties fo:margin-top="0.1666in" fo:margin-bottom="0.0833in"/>
    </style:style>
    <style:style style:name="T1923" style:parent-style-name="Fonteparág.padrão" style:family="text">
      <style:text-properties style:font-name="Georgia" style:font-name-asian="Georgia" style:font-name-complex="Georgia"/>
    </style:style>
    <style:style style:name="P1924" style:parent-style-name="Normal" style:family="paragraph">
      <style:paragraph-properties fo:margin-top="0.1666in" fo:margin-bottom="0.0833in"/>
    </style:style>
    <style:style style:name="T1925" style:parent-style-name="Fonteparág.padrão" style:family="text">
      <style:text-properties style:font-name="Georgia" style:font-name-asian="Georgia" style:font-name-complex="Georgia"/>
    </style:style>
    <style:style style:name="P1926" style:parent-style-name="Normal" style:family="paragraph">
      <style:paragraph-properties fo:margin-top="0.1666in" fo:margin-bottom="0.0833in"/>
    </style:style>
    <style:style style:name="T1927" style:parent-style-name="Fonteparág.padrão" style:family="text">
      <style:text-properties style:font-name="Georgia" style:font-name-asian="Georgia" style:font-name-complex="Georgia"/>
    </style:style>
    <style:style style:name="P1928" style:parent-style-name="Normal" style:family="paragraph">
      <style:paragraph-properties fo:margin-top="0.1666in" fo:margin-bottom="0.0833in"/>
    </style:style>
    <style:style style:name="T1929" style:parent-style-name="Fonteparág.padrão" style:family="text">
      <style:text-properties style:font-name="Georgia" style:font-name-asian="Georgia" style:font-name-complex="Georgia"/>
    </style:style>
    <style:style style:name="P1930" style:parent-style-name="Normal" style:family="paragraph">
      <style:paragraph-properties fo:margin-top="0.1666in" fo:margin-bottom="0.0833in"/>
    </style:style>
    <style:style style:name="T1931" style:parent-style-name="Fonteparág.padrão" style:family="text">
      <style:text-properties style:font-name="Georgia" style:font-name-asian="Georgia" style:font-name-complex="Georgia"/>
    </style:style>
    <style:style style:name="P1932" style:parent-style-name="Normal" style:family="paragraph">
      <style:paragraph-properties fo:margin-top="0.1666in" fo:margin-bottom="0.0833in"/>
    </style:style>
    <style:style style:name="T1933" style:parent-style-name="Fonteparág.padrão" style:family="text">
      <style:text-properties style:font-name="Georgia" style:font-name-asian="Georgia" style:font-name-complex="Georgia"/>
    </style:style>
    <style:style style:name="P1934" style:parent-style-name="Normal" style:family="paragraph">
      <style:paragraph-properties fo:margin-top="0.1666in" fo:margin-bottom="0.0833in"/>
    </style:style>
    <style:style style:name="T1935" style:parent-style-name="Fonteparág.padrão" style:family="text">
      <style:text-properties style:font-name="Georgia" style:font-name-asian="Georgia" style:font-name-complex="Georgia"/>
    </style:style>
    <style:style style:name="P1936" style:parent-style-name="Normal" style:family="paragraph">
      <style:paragraph-properties fo:margin-top="0.1666in" fo:margin-bottom="0.0833in"/>
    </style:style>
    <style:style style:name="T1937" style:parent-style-name="Fonteparág.padrão" style:family="text">
      <style:text-properties style:font-name="Georgia" style:font-name-asian="Georgia" style:font-name-complex="Georgia"/>
    </style:style>
    <style:style style:name="T1938" style:parent-style-name="Fonteparág.padrão" style:family="text">
      <style:text-properties style:font-name="Georgia" style:font-name-asian="Georgia" style:font-name-complex="Georgia"/>
    </style:style>
    <style:style style:name="T1939" style:parent-style-name="Fonteparág.padrão" style:family="text">
      <style:text-properties style:font-name="Georgia" style:font-name-asian="Georgia" style:font-name-complex="Georgia"/>
    </style:style>
    <style:style style:name="P1940" style:parent-style-name="Normal" style:family="paragraph">
      <style:paragraph-properties fo:margin-top="0.1666in" fo:margin-bottom="0.0833in"/>
    </style:style>
    <style:style style:name="T1941" style:parent-style-name="Fonteparág.padrão" style:family="text">
      <style:text-properties style:font-name="Georgia" style:font-name-asian="Georgia" style:font-name-complex="Georgia"/>
    </style:style>
    <style:style style:name="P1942" style:parent-style-name="Normal" style:family="paragraph">
      <style:paragraph-properties fo:margin-top="0.1666in" fo:margin-bottom="0.0833in"/>
    </style:style>
    <style:style style:name="T1943" style:parent-style-name="Fonteparág.padrão" style:family="text">
      <style:text-properties style:font-name="Georgia" style:font-name-asian="Georgia" style:font-name-complex="Georgia"/>
    </style:style>
    <style:style style:name="P1944" style:parent-style-name="Normal" style:family="paragraph">
      <style:paragraph-properties fo:margin-top="0.1666in" fo:margin-bottom="0.0833in"/>
    </style:style>
    <style:style style:name="T1945" style:parent-style-name="Fonteparág.padrão" style:family="text">
      <style:text-properties style:font-name="Georgia" style:font-name-asian="Georgia" style:font-name-complex="Georgia"/>
    </style:style>
    <style:style style:name="P1946" style:parent-style-name="Normal" style:family="paragraph">
      <style:paragraph-properties fo:margin-top="0.1666in" fo:margin-bottom="0.0833in"/>
    </style:style>
    <style:style style:name="T1947" style:parent-style-name="Fonteparág.padrão" style:family="text">
      <style:text-properties style:font-name="Georgia" style:font-name-asian="Georgia" style:font-name-complex="Georgia"/>
    </style:style>
    <style:style style:name="P1948" style:parent-style-name="Normal" style:family="paragraph">
      <style:paragraph-properties fo:margin-top="0.1666in" fo:margin-bottom="0.0833in"/>
    </style:style>
    <style:style style:name="T1949" style:parent-style-name="Fonteparág.padrão" style:family="text">
      <style:text-properties style:font-name="Georgia" style:font-name-asian="Georgia" style:font-name-complex="Georgia"/>
    </style:style>
    <style:style style:name="P1950" style:parent-style-name="Normal" style:family="paragraph">
      <style:paragraph-properties fo:margin-top="0.1666in" fo:margin-bottom="0.0833in"/>
    </style:style>
    <style:style style:name="T1951" style:parent-style-name="Fonteparág.padrão" style:family="text">
      <style:text-properties style:font-name="Georgia" style:font-name-asian="Georgia" style:font-name-complex="Georgia"/>
    </style:style>
    <style:style style:name="P1952" style:parent-style-name="Normal" style:family="paragraph">
      <style:paragraph-properties fo:margin-top="0.1666in" fo:margin-bottom="0.0833in"/>
    </style:style>
    <style:style style:name="T1953" style:parent-style-name="Fonteparág.padrão" style:family="text">
      <style:text-properties style:font-name="Georgia" style:font-name-asian="Georgia" style:font-name-complex="Georgia"/>
    </style:style>
    <style:style style:name="P1954" style:parent-style-name="Normal" style:family="paragraph">
      <style:paragraph-properties fo:margin-top="0.1666in" fo:margin-bottom="0.0833in"/>
    </style:style>
    <style:style style:name="T1955" style:parent-style-name="Fonteparág.padrão" style:family="text">
      <style:text-properties style:font-name="Georgia" style:font-name-asian="Georgia" style:font-name-complex="Georgia"/>
    </style:style>
    <style:style style:name="P1956" style:parent-style-name="Normal" style:family="paragraph">
      <style:paragraph-properties fo:margin-top="0.1666in" fo:margin-bottom="0.0833in"/>
    </style:style>
    <style:style style:name="T1957" style:parent-style-name="Fonteparág.padrão" style:family="text">
      <style:text-properties style:font-name="Georgia" style:font-name-asian="Georgia" style:font-name-complex="Georgia"/>
    </style:style>
    <style:style style:name="P1958" style:parent-style-name="Normal" style:family="paragraph">
      <style:paragraph-properties fo:margin-top="0.1666in" fo:margin-bottom="0.0833in"/>
    </style:style>
    <style:style style:name="T1959" style:parent-style-name="Fonteparág.padrão" style:family="text">
      <style:text-properties style:font-name="Georgia" style:font-name-asian="Georgia" style:font-name-complex="Georgia"/>
    </style:style>
    <style:style style:name="P1960" style:parent-style-name="Normal" style:family="paragraph">
      <style:paragraph-properties fo:margin-top="0.1666in" fo:margin-bottom="0.0833in"/>
    </style:style>
    <style:style style:name="T1961" style:parent-style-name="Fonteparág.padrão" style:family="text">
      <style:text-properties style:font-name="Georgia" style:font-name-asian="Georgia" style:font-name-complex="Georgia"/>
    </style:style>
    <style:style style:name="P1962" style:parent-style-name="Normal" style:family="paragraph">
      <style:paragraph-properties fo:margin-top="0.1666in" fo:margin-bottom="0.0833in"/>
    </style:style>
    <style:style style:name="T1963" style:parent-style-name="Fonteparág.padrão" style:family="text">
      <style:text-properties style:font-name="Georgia" style:font-name-asian="Georgia" style:font-name-complex="Georgia"/>
    </style:style>
    <style:style style:name="P1964" style:parent-style-name="Normal" style:family="paragraph">
      <style:paragraph-properties fo:margin-top="0.1666in" fo:margin-bottom="0.0833in"/>
    </style:style>
    <style:style style:name="T1965" style:parent-style-name="Fonteparág.padrão" style:family="text">
      <style:text-properties style:font-name="Georgia" style:font-name-asian="Georgia" style:font-name-complex="Georgia"/>
    </style:style>
    <style:style style:name="P1966" style:parent-style-name="Normal" style:family="paragraph">
      <style:paragraph-properties fo:margin-top="0.1666in" fo:margin-bottom="0.0833in"/>
    </style:style>
    <style:style style:name="T1967" style:parent-style-name="Fonteparág.padrão" style:family="text">
      <style:text-properties style:font-name="Georgia" style:font-name-asian="Georgia" style:font-name-complex="Georgia"/>
    </style:style>
    <style:style style:name="P1968" style:parent-style-name="Normal" style:family="paragraph">
      <style:paragraph-properties fo:margin-top="0.1666in" fo:margin-bottom="0.0833in"/>
    </style:style>
    <style:style style:name="T1969" style:parent-style-name="Fonteparág.padrão" style:family="text">
      <style:text-properties style:font-name="Georgia" style:font-name-asian="Georgia" style:font-name-complex="Georgia"/>
    </style:style>
    <style:style style:name="P1970" style:parent-style-name="Normal" style:family="paragraph">
      <style:paragraph-properties fo:margin-top="0.1666in" fo:margin-bottom="0.0833in"/>
    </style:style>
    <style:style style:name="T1971" style:parent-style-name="Fonteparág.padrão" style:family="text">
      <style:text-properties style:font-name="Georgia" style:font-name-asian="Georgia" style:font-name-complex="Georgia"/>
    </style:style>
    <style:style style:name="P1972" style:parent-style-name="Normal" style:family="paragraph">
      <style:paragraph-properties fo:margin-top="0.1666in" fo:margin-bottom="0.0833in"/>
    </style:style>
    <style:style style:name="T1973" style:parent-style-name="Fonteparág.padrão" style:family="text">
      <style:text-properties style:font-name="Georgia" style:font-name-asian="Georgia" style:font-name-complex="Georgia"/>
    </style:style>
    <style:style style:name="P1974" style:parent-style-name="Normal" style:family="paragraph">
      <style:paragraph-properties fo:margin-top="0.1666in" fo:margin-bottom="0.0833in"/>
    </style:style>
    <style:style style:name="T1975" style:parent-style-name="Fonteparág.padrão" style:family="text">
      <style:text-properties style:font-name="Georgia" style:font-name-asian="Georgia" style:font-name-complex="Georgia"/>
    </style:style>
    <style:style style:name="P1976" style:parent-style-name="Normal" style:family="paragraph">
      <style:paragraph-properties fo:margin-top="0.1666in" fo:margin-bottom="0.0833in"/>
    </style:style>
    <style:style style:name="T1977" style:parent-style-name="Fonteparág.padrão" style:family="text">
      <style:text-properties style:font-name="Georgia" style:font-name-asian="Georgia" style:font-name-complex="Georgia"/>
    </style:style>
    <style:style style:name="P1978" style:parent-style-name="Normal" style:family="paragraph">
      <style:paragraph-properties fo:margin-top="0.1666in" fo:margin-bottom="0.0833in"/>
    </style:style>
    <style:style style:name="T1979" style:parent-style-name="Fonteparág.padrão" style:family="text">
      <style:text-properties style:font-name="Georgia" style:font-name-asian="Georgia" style:font-name-complex="Georgia"/>
    </style:style>
    <style:style style:name="P1980" style:parent-style-name="Normal" style:family="paragraph">
      <style:paragraph-properties fo:margin-top="0.1666in" fo:margin-bottom="0.0833in"/>
    </style:style>
    <style:style style:name="T1981" style:parent-style-name="Fonteparág.padrão" style:family="text">
      <style:text-properties style:font-name="Georgia" style:font-name-asian="Georgia" style:font-name-complex="Georgia"/>
    </style:style>
    <style:style style:name="P1982" style:parent-style-name="Normal" style:family="paragraph">
      <style:paragraph-properties fo:margin-top="0.1666in" fo:margin-bottom="0.0833in"/>
    </style:style>
    <style:style style:name="T1983" style:parent-style-name="Fonteparág.padrão" style:family="text">
      <style:text-properties style:font-name="Georgia" style:font-name-asian="Georgia" style:font-name-complex="Georgia"/>
    </style:style>
    <style:style style:name="P1984" style:parent-style-name="Normal" style:family="paragraph">
      <style:paragraph-properties fo:margin-top="0.1666in" fo:margin-bottom="0.0833in"/>
    </style:style>
    <style:style style:name="T1985" style:parent-style-name="Fonteparág.padrão" style:family="text">
      <style:text-properties style:font-name="Georgia" style:font-name-asian="Georgia" style:font-name-complex="Georgia"/>
    </style:style>
    <style:style style:name="P1986" style:parent-style-name="Normal" style:family="paragraph">
      <style:paragraph-properties fo:margin-top="0.1666in" fo:margin-bottom="0.0833in"/>
    </style:style>
    <style:style style:name="T1987" style:parent-style-name="Fonteparág.padrão" style:family="text">
      <style:text-properties style:font-name="Georgia" style:font-name-asian="Georgia" style:font-name-complex="Georgia"/>
    </style:style>
    <style:style style:name="P1988" style:parent-style-name="Normal" style:family="paragraph">
      <style:paragraph-properties fo:margin-top="0.1666in" fo:margin-bottom="0.0833in"/>
    </style:style>
    <style:style style:name="T1989" style:parent-style-name="Fonteparág.padrão" style:family="text">
      <style:text-properties style:font-name="Georgia" style:font-name-asian="Georgia" style:font-name-complex="Georgia"/>
    </style:style>
    <style:style style:name="P1990" style:parent-style-name="Normal" style:family="paragraph">
      <style:paragraph-properties fo:margin-top="0.1666in" fo:margin-bottom="0.0833in"/>
    </style:style>
    <style:style style:name="T1991" style:parent-style-name="Fonteparág.padrão" style:family="text">
      <style:text-properties style:font-name="Georgia" style:font-name-asian="Georgia" style:font-name-complex="Georgia"/>
    </style:style>
    <style:style style:name="P1992" style:parent-style-name="Normal" style:family="paragraph">
      <style:paragraph-properties fo:margin-top="0.1666in" fo:margin-bottom="0.0833in"/>
    </style:style>
    <style:style style:name="T1993" style:parent-style-name="Fonteparág.padrão" style:family="text">
      <style:text-properties style:font-name="Georgia" style:font-name-asian="Georgia" style:font-name-complex="Georgia"/>
    </style:style>
    <style:style style:name="P1994" style:parent-style-name="Normal" style:family="paragraph">
      <style:paragraph-properties fo:margin-top="0.1666in" fo:margin-bottom="0.0833in"/>
    </style:style>
    <style:style style:name="T1995" style:parent-style-name="Fonteparág.padrão" style:family="text">
      <style:text-properties style:font-name="Georgia" style:font-name-asian="Georgia" style:font-name-complex="Georgia"/>
    </style:style>
    <style:style style:name="P1996" style:parent-style-name="Normal" style:family="paragraph">
      <style:paragraph-properties fo:margin-top="0.1666in" fo:margin-bottom="0.0833in"/>
    </style:style>
    <style:style style:name="T1997" style:parent-style-name="Fonteparág.padrão" style:family="text">
      <style:text-properties style:font-name="Georgia" style:font-name-asian="Georgia" style:font-name-complex="Georgia"/>
    </style:style>
    <style:style style:name="P1998" style:parent-style-name="Normal" style:family="paragraph">
      <style:paragraph-properties fo:margin-top="0.1666in" fo:margin-bottom="0.0833in"/>
    </style:style>
    <style:style style:name="T1999" style:parent-style-name="Fonteparág.padrão" style:family="text">
      <style:text-properties style:font-name="Georgia" style:font-name-asian="Georgia" style:font-name-complex="Georgia"/>
    </style:style>
    <style:style style:name="P2000" style:parent-style-name="Normal" style:family="paragraph">
      <style:paragraph-properties fo:margin-top="0.1666in" fo:margin-bottom="0.0833in"/>
    </style:style>
    <style:style style:name="T2001" style:parent-style-name="Fonteparág.padrão" style:family="text">
      <style:text-properties style:font-name="Georgia" style:font-name-asian="Georgia" style:font-name-complex="Georgia"/>
    </style:style>
    <style:style style:name="P2002" style:parent-style-name="Normal" style:family="paragraph">
      <style:paragraph-properties fo:margin-top="0.1666in" fo:margin-bottom="0.0833in"/>
    </style:style>
    <style:style style:name="T2003" style:parent-style-name="Fonteparág.padrão" style:family="text">
      <style:text-properties style:font-name="Georgia" style:font-name-asian="Georgia" style:font-name-complex="Georgia"/>
    </style:style>
    <style:style style:name="P2004" style:parent-style-name="Normal" style:family="paragraph">
      <style:paragraph-properties fo:margin-top="0.1666in" fo:margin-bottom="0.0833in"/>
    </style:style>
    <style:style style:name="T2005" style:parent-style-name="Fonteparág.padrão" style:family="text">
      <style:text-properties style:font-name="Georgia" style:font-name-asian="Georgia" style:font-name-complex="Georgia"/>
    </style:style>
    <style:style style:name="P2006" style:parent-style-name="Normal" style:family="paragraph">
      <style:paragraph-properties fo:margin-top="0.1666in" fo:margin-bottom="0.0833in"/>
    </style:style>
    <style:style style:name="T2007" style:parent-style-name="Fonteparág.padrão" style:family="text">
      <style:text-properties style:font-name="Georgia" style:font-name-asian="Georgia" style:font-name-complex="Georgia"/>
    </style:style>
    <style:style style:name="P2008" style:parent-style-name="Normal" style:family="paragraph">
      <style:paragraph-properties fo:margin-top="0.1666in" fo:margin-bottom="0.0833in"/>
    </style:style>
    <style:style style:name="T2009" style:parent-style-name="Fonteparág.padrão" style:family="text">
      <style:text-properties style:font-name="Georgia" style:font-name-asian="Georgia" style:font-name-complex="Georgia"/>
    </style:style>
    <style:style style:name="P2010" style:parent-style-name="Normal" style:family="paragraph">
      <style:paragraph-properties fo:margin-top="0.1666in" fo:margin-bottom="0.0833in"/>
    </style:style>
    <style:style style:name="T2011" style:parent-style-name="Fonteparág.padrão" style:family="text">
      <style:text-properties style:font-name="Georgia" style:font-name-asian="Georgia" style:font-name-complex="Georgia"/>
    </style:style>
    <style:style style:name="P2012" style:parent-style-name="Normal" style:family="paragraph">
      <style:paragraph-properties fo:margin-top="0.1666in" fo:margin-bottom="0.0833in"/>
    </style:style>
    <style:style style:name="T2013" style:parent-style-name="Fonteparág.padrão" style:family="text">
      <style:text-properties style:font-name="Georgia" style:font-name-asian="Georgia" style:font-name-complex="Georgia"/>
    </style:style>
    <style:style style:name="P2014" style:parent-style-name="Normal" style:family="paragraph">
      <style:paragraph-properties fo:margin-top="0.1666in" fo:margin-bottom="0.0833in"/>
    </style:style>
    <style:style style:name="T2015" style:parent-style-name="Fonteparág.padrão" style:family="text">
      <style:text-properties style:font-name="Georgia" style:font-name-asian="Georgia" style:font-name-complex="Georgia"/>
    </style:style>
    <style:style style:name="T2016" style:parent-style-name="Fonteparág.padrão" style:family="text">
      <style:text-properties style:font-name="Georgia" style:font-name-asian="Georgia" style:font-name-complex="Georgia"/>
    </style:style>
    <style:style style:name="T2017" style:parent-style-name="Fonteparág.padrão" style:family="text">
      <style:text-properties style:font-name="Georgia" style:font-name-asian="Georgia" style:font-name-complex="Georgia"/>
    </style:style>
    <style:style style:name="P2018" style:parent-style-name="Normal" style:family="paragraph">
      <style:paragraph-properties fo:margin-top="0.1666in" fo:margin-bottom="0.0833in"/>
    </style:style>
    <style:style style:name="T2019" style:parent-style-name="Fonteparág.padrão" style:family="text">
      <style:text-properties style:font-name="Georgia" style:font-name-asian="Georgia" style:font-name-complex="Georgia"/>
    </style:style>
    <style:style style:name="P2020" style:parent-style-name="Normal" style:family="paragraph">
      <style:paragraph-properties fo:margin-top="0.1666in" fo:margin-bottom="0.0833in"/>
    </style:style>
    <style:style style:name="T2021" style:parent-style-name="Fonteparág.padrão" style:family="text">
      <style:text-properties style:font-name="Georgia" style:font-name-asian="Georgia" style:font-name-complex="Georgia"/>
    </style:style>
    <style:style style:name="T2022" style:parent-style-name="Fonteparág.padrão" style:family="text">
      <style:text-properties style:font-name="Georgia" style:font-name-asian="Georgia" style:font-name-complex="Georgia"/>
    </style:style>
    <style:style style:name="T2023" style:parent-style-name="Fonteparág.padrão" style:family="text">
      <style:text-properties style:font-name="Georgia" style:font-name-asian="Georgia" style:font-name-complex="Georgia"/>
    </style:style>
    <style:style style:name="P2024" style:parent-style-name="Normal" style:family="paragraph">
      <style:paragraph-properties fo:margin-top="0.1666in" fo:margin-bottom="0.0833in"/>
    </style:style>
    <style:style style:name="T2025" style:parent-style-name="Fonteparág.padrão" style:family="text">
      <style:text-properties style:font-name="Georgia" style:font-name-asian="Georgia" style:font-name-complex="Georgia"/>
    </style:style>
    <style:style style:name="P2026" style:parent-style-name="Normal" style:family="paragraph">
      <style:paragraph-properties fo:margin-top="0.1666in" fo:margin-bottom="0.0833in"/>
    </style:style>
    <style:style style:name="T2027" style:parent-style-name="Fonteparág.padrão" style:family="text">
      <style:text-properties style:font-name="Georgia" style:font-name-asian="Georgia" style:font-name-complex="Georgia"/>
    </style:style>
    <style:style style:name="P2028" style:parent-style-name="Normal" style:family="paragraph">
      <style:paragraph-properties fo:margin-top="0.1666in" fo:margin-bottom="0.0833in"/>
    </style:style>
    <style:style style:name="T2029" style:parent-style-name="Fonteparág.padrão" style:family="text">
      <style:text-properties style:font-name="Georgia" style:font-name-asian="Georgia" style:font-name-complex="Georgia"/>
    </style:style>
    <style:style style:name="T2030" style:parent-style-name="Fonteparág.padrão" style:family="text">
      <style:text-properties style:font-name="Georgia" style:font-name-asian="Georgia" style:font-name-complex="Georgia"/>
    </style:style>
    <style:style style:name="P2031" style:parent-style-name="Normal" style:family="paragraph">
      <style:paragraph-properties fo:margin-top="0.1666in" fo:margin-bottom="0.0833in"/>
    </style:style>
    <style:style style:name="T2032" style:parent-style-name="Fonteparág.padrão" style:family="text">
      <style:text-properties style:font-name="Georgia" style:font-name-asian="Georgia" style:font-name-complex="Georgia"/>
    </style:style>
    <style:style style:name="P2033" style:parent-style-name="Normal" style:family="paragraph">
      <style:paragraph-properties fo:margin-top="0.1666in" fo:margin-bottom="0.0833in"/>
    </style:style>
    <style:style style:name="T2034" style:parent-style-name="Fonteparág.padrão" style:family="text">
      <style:text-properties style:font-name="Georgia" style:font-name-asian="Georgia" style:font-name-complex="Georgia"/>
    </style:style>
    <style:style style:name="P2035" style:parent-style-name="Normal" style:family="paragraph">
      <style:paragraph-properties fo:margin-top="0.1666in" fo:margin-bottom="0.0833in"/>
    </style:style>
    <style:style style:name="T2036" style:parent-style-name="Fonteparág.padrão" style:family="text">
      <style:text-properties style:font-name="Georgia" style:font-name-asian="Georgia" style:font-name-complex="Georgia"/>
    </style:style>
    <style:style style:name="P2037" style:parent-style-name="Normal" style:family="paragraph">
      <style:paragraph-properties fo:margin-top="0.1666in" fo:margin-bottom="0.0833in"/>
    </style:style>
    <style:style style:name="T2038" style:parent-style-name="Fonteparág.padrão" style:family="text">
      <style:text-properties style:font-name="Georgia" style:font-name-asian="Georgia" style:font-name-complex="Georgia"/>
    </style:style>
    <style:style style:name="P2039" style:parent-style-name="Normal" style:family="paragraph">
      <style:paragraph-properties fo:margin-top="0.1666in" fo:margin-bottom="0.0833in"/>
    </style:style>
    <style:style style:name="T2040" style:parent-style-name="Fonteparág.padrão" style:family="text">
      <style:text-properties style:font-name="Georgia" style:font-name-asian="Georgia" style:font-name-complex="Georgia"/>
    </style:style>
    <style:style style:name="P2041" style:parent-style-name="Normal" style:family="paragraph">
      <style:paragraph-properties fo:margin-top="0.1666in" fo:margin-bottom="0.0833in"/>
    </style:style>
    <style:style style:name="T2042" style:parent-style-name="Fonteparág.padrão" style:family="text">
      <style:text-properties style:font-name="Georgia" style:font-name-asian="Georgia" style:font-name-complex="Georgia"/>
    </style:style>
    <style:style style:name="P2043" style:parent-style-name="Normal" style:family="paragraph">
      <style:paragraph-properties fo:margin-top="0.1666in" fo:margin-bottom="0.0833in"/>
    </style:style>
    <style:style style:name="T2044" style:parent-style-name="Fonteparág.padrão" style:family="text">
      <style:text-properties style:font-name="Georgia" style:font-name-asian="Georgia" style:font-name-complex="Georgia"/>
    </style:style>
    <style:style style:name="T2045" style:parent-style-name="Fonteparág.padrão" style:family="text">
      <style:text-properties style:font-name="Georgia" style:font-name-asian="Georgia" style:font-name-complex="Georgia"/>
    </style:style>
    <style:style style:name="P2046" style:parent-style-name="Normal" style:family="paragraph">
      <style:paragraph-properties fo:margin-top="0.1666in" fo:margin-bottom="0.0833in"/>
    </style:style>
    <style:style style:name="T2047" style:parent-style-name="Fonteparág.padrão" style:family="text">
      <style:text-properties style:font-name="Georgia" style:font-name-asian="Georgia" style:font-name-complex="Georgia"/>
    </style:style>
    <style:style style:name="P2048" style:parent-style-name="Normal" style:family="paragraph">
      <style:paragraph-properties fo:margin-top="0.1666in" fo:margin-bottom="0.0833in"/>
    </style:style>
    <style:style style:name="T2049" style:parent-style-name="Fonteparág.padrão" style:family="text">
      <style:text-properties style:font-name="Georgia" style:font-name-asian="Georgia" style:font-name-complex="Georgia"/>
    </style:style>
    <style:style style:name="P2050" style:parent-style-name="Normal" style:family="paragraph">
      <style:paragraph-properties fo:margin-top="0.1666in" fo:margin-bottom="0.0833in"/>
    </style:style>
    <style:style style:name="T2051" style:parent-style-name="Fonteparág.padrão" style:family="text">
      <style:text-properties style:font-name="Georgia" style:font-name-asian="Georgia" style:font-name-complex="Georgia"/>
    </style:style>
    <style:style style:name="P2052" style:parent-style-name="Normal" style:family="paragraph">
      <style:paragraph-properties fo:margin-top="0.1666in" fo:margin-bottom="0.0833in"/>
    </style:style>
    <style:style style:name="T2053" style:parent-style-name="Fonteparág.padrão" style:family="text">
      <style:text-properties style:font-name="Georgia" style:font-name-asian="Georgia" style:font-name-complex="Georgia"/>
    </style:style>
    <style:style style:name="P2054" style:parent-style-name="Normal" style:family="paragraph">
      <style:paragraph-properties fo:margin-top="0.1666in" fo:margin-bottom="0.0833in"/>
    </style:style>
    <style:style style:name="T2055" style:parent-style-name="Fonteparág.padrão" style:family="text">
      <style:text-properties style:font-name="Georgia" style:font-name-asian="Georgia" style:font-name-complex="Georgia"/>
    </style:style>
    <style:style style:name="P2056" style:parent-style-name="Normal" style:family="paragraph">
      <style:paragraph-properties fo:margin-top="0.1666in" fo:margin-bottom="0.0833in"/>
    </style:style>
    <style:style style:name="T2057" style:parent-style-name="Fonteparág.padrão" style:family="text">
      <style:text-properties style:font-name="Georgia" style:font-name-asian="Georgia" style:font-name-complex="Georgia"/>
    </style:style>
    <style:style style:name="P2058" style:parent-style-name="Normal" style:family="paragraph">
      <style:paragraph-properties fo:margin-top="0.1666in" fo:margin-bottom="0.0833in"/>
    </style:style>
    <style:style style:name="T2059" style:parent-style-name="Fonteparág.padrão" style:family="text">
      <style:text-properties style:font-name="Georgia" style:font-name-asian="Georgia" style:font-name-complex="Georgia"/>
    </style:style>
    <style:style style:name="P2060" style:parent-style-name="Normal" style:family="paragraph">
      <style:paragraph-properties fo:margin-top="0.1666in" fo:margin-bottom="0.0833in"/>
    </style:style>
    <style:style style:name="T2061" style:parent-style-name="Fonteparág.padrão" style:family="text">
      <style:text-properties style:font-name="Georgia" style:font-name-asian="Georgia" style:font-name-complex="Georgia"/>
    </style:style>
    <style:style style:name="P2062" style:parent-style-name="Normal" style:family="paragraph">
      <style:paragraph-properties fo:margin-top="0.1666in" fo:margin-bottom="0.0833in"/>
    </style:style>
    <style:style style:name="T2063" style:parent-style-name="Fonteparág.padrão" style:family="text">
      <style:text-properties style:font-name="Georgia" style:font-name-asian="Georgia" style:font-name-complex="Georgia"/>
    </style:style>
    <style:style style:name="P2064" style:parent-style-name="Normal" style:family="paragraph">
      <style:paragraph-properties fo:margin-top="0.1666in" fo:margin-bottom="0.0833in"/>
    </style:style>
    <style:style style:name="T2065" style:parent-style-name="Fonteparág.padrão" style:family="text">
      <style:text-properties style:font-name="Georgia" style:font-name-asian="Georgia" style:font-name-complex="Georgia"/>
    </style:style>
    <style:style style:name="P2066" style:parent-style-name="Normal" style:family="paragraph">
      <style:paragraph-properties fo:margin-top="0.1666in" fo:margin-bottom="0.0833in"/>
    </style:style>
    <style:style style:name="T2067" style:parent-style-name="Fonteparág.padrão" style:family="text">
      <style:text-properties style:font-name="Georgia" style:font-name-asian="Georgia" style:font-name-complex="Georgia"/>
    </style:style>
    <style:style style:name="P2068" style:parent-style-name="Normal" style:family="paragraph">
      <style:paragraph-properties fo:margin-top="0.1666in" fo:margin-bottom="0.0833in"/>
    </style:style>
    <style:style style:name="T2069" style:parent-style-name="Fonteparág.padrão" style:family="text">
      <style:text-properties style:font-name="Georgia" style:font-name-asian="Georgia" style:font-name-complex="Georgia"/>
    </style:style>
    <style:style style:name="P2070" style:parent-style-name="Normal" style:family="paragraph">
      <style:paragraph-properties fo:margin-top="0.1666in" fo:margin-bottom="0.0833in"/>
    </style:style>
    <style:style style:name="T2071" style:parent-style-name="Fonteparág.padrão" style:family="text">
      <style:text-properties style:font-name="Georgia" style:font-name-asian="Georgia" style:font-name-complex="Georgia"/>
    </style:style>
    <style:style style:name="P2072" style:parent-style-name="Normal" style:family="paragraph">
      <style:paragraph-properties fo:margin-top="0.1666in" fo:margin-bottom="0.0833in"/>
    </style:style>
    <style:style style:name="T2073" style:parent-style-name="Fonteparág.padrão" style:family="text">
      <style:text-properties style:font-name="Georgia" style:font-name-asian="Georgia" style:font-name-complex="Georgia"/>
    </style:style>
    <style:style style:name="T2074" style:parent-style-name="Fonteparág.padrão" style:family="text">
      <style:text-properties style:font-name="Georgia" style:font-name-asian="Georgia" style:font-name-complex="Georgia"/>
    </style:style>
    <style:style style:name="P2075" style:parent-style-name="Normal" style:family="paragraph">
      <style:paragraph-properties fo:margin-top="0.1666in" fo:margin-bottom="0.0833in"/>
    </style:style>
    <style:style style:name="T2076" style:parent-style-name="Fonteparág.padrão" style:family="text">
      <style:text-properties style:font-name="Georgia" style:font-name-asian="Georgia" style:font-name-complex="Georgia"/>
    </style:style>
    <style:style style:name="P2077" style:parent-style-name="Normal" style:family="paragraph">
      <style:paragraph-properties fo:margin-top="0.1666in" fo:margin-bottom="0.0833in"/>
    </style:style>
    <style:style style:name="T2078" style:parent-style-name="Fonteparág.padrão" style:family="text">
      <style:text-properties style:font-name="Georgia" style:font-name-asian="Georgia" style:font-name-complex="Georgia"/>
    </style:style>
    <style:style style:name="P2079" style:parent-style-name="Normal" style:family="paragraph">
      <style:paragraph-properties fo:margin-top="0.1666in" fo:margin-bottom="0.0833in"/>
    </style:style>
    <style:style style:name="T2080" style:parent-style-name="Fonteparág.padrão" style:family="text">
      <style:text-properties style:font-name="Georgia" style:font-name-asian="Georgia" style:font-name-complex="Georgia"/>
    </style:style>
    <style:style style:name="P2081" style:parent-style-name="Normal" style:family="paragraph">
      <style:paragraph-properties fo:margin-top="0.1666in" fo:margin-bottom="0.0833in"/>
    </style:style>
    <style:style style:name="T2082" style:parent-style-name="Fonteparág.padrão" style:family="text">
      <style:text-properties style:font-name="Georgia" style:font-name-asian="Georgia" style:font-name-complex="Georgia"/>
    </style:style>
    <style:style style:name="T2083" style:parent-style-name="Fonteparág.padrão" style:family="text">
      <style:text-properties style:font-name="Georgia" style:font-name-asian="Georgia" style:font-name-complex="Georgia"/>
    </style:style>
    <style:style style:name="T2084" style:parent-style-name="Fonteparág.padrão" style:family="text">
      <style:text-properties style:font-name="Georgia" style:font-name-asian="Georgia" style:font-name-complex="Georgia"/>
    </style:style>
    <style:style style:name="T2085" style:parent-style-name="Fonteparág.padrão" style:family="text">
      <style:text-properties style:font-name="Georgia" style:font-name-asian="Georgia" style:font-name-complex="Georgia"/>
    </style:style>
    <style:style style:name="P2086" style:parent-style-name="Normal" style:family="paragraph">
      <style:paragraph-properties fo:margin-top="0.1666in" fo:margin-bottom="0.0833in"/>
    </style:style>
    <style:style style:name="T2087" style:parent-style-name="Fonteparág.padrão" style:family="text">
      <style:text-properties style:font-name="Georgia" style:font-name-asian="Georgia" style:font-name-complex="Georgia"/>
    </style:style>
    <style:style style:name="P2088" style:parent-style-name="Normal" style:family="paragraph">
      <style:paragraph-properties fo:margin-top="0.1666in" fo:margin-bottom="0.0833in"/>
    </style:style>
    <style:style style:name="T2089" style:parent-style-name="Fonteparág.padrão" style:family="text">
      <style:text-properties style:font-name="Georgia" style:font-name-asian="Georgia" style:font-name-complex="Georgia"/>
    </style:style>
    <style:style style:name="P2090" style:parent-style-name="Normal" style:family="paragraph">
      <style:paragraph-properties fo:margin-top="0.1666in" fo:margin-bottom="0.0833in"/>
    </style:style>
    <style:style style:name="T2091" style:parent-style-name="Fonteparág.padrão" style:family="text">
      <style:text-properties style:font-name="Georgia" style:font-name-asian="Georgia" style:font-name-complex="Georgia"/>
    </style:style>
    <style:style style:name="P2092" style:parent-style-name="Normal" style:family="paragraph">
      <style:paragraph-properties fo:margin-top="0.1666in" fo:margin-bottom="0.0833in"/>
    </style:style>
    <style:style style:name="T2093" style:parent-style-name="Fonteparág.padrão" style:family="text">
      <style:text-properties style:font-name="Georgia" style:font-name-asian="Georgia" style:font-name-complex="Georgia"/>
    </style:style>
    <style:style style:name="P2094" style:parent-style-name="Normal" style:family="paragraph">
      <style:paragraph-properties fo:margin-top="0.1666in" fo:margin-bottom="0.0833in"/>
    </style:style>
    <style:style style:name="T2095" style:parent-style-name="Fonteparág.padrão" style:family="text">
      <style:text-properties style:font-name="Georgia" style:font-name-asian="Georgia" style:font-name-complex="Georgia"/>
    </style:style>
    <style:style style:name="P2096" style:parent-style-name="Normal" style:family="paragraph">
      <style:paragraph-properties fo:margin-top="0.1666in" fo:margin-bottom="0.0833in"/>
    </style:style>
    <style:style style:name="T2097" style:parent-style-name="Fonteparág.padrão" style:family="text">
      <style:text-properties style:font-name="Georgia" style:font-name-asian="Georgia" style:font-name-complex="Georgia"/>
    </style:style>
    <style:style style:name="P2098" style:parent-style-name="Normal" style:family="paragraph">
      <style:paragraph-properties fo:margin-top="0.1666in" fo:margin-bottom="0.0833in"/>
    </style:style>
    <style:style style:name="T2099" style:parent-style-name="Fonteparág.padrão" style:family="text">
      <style:text-properties style:font-name="Georgia" style:font-name-asian="Georgia" style:font-name-complex="Georgia"/>
    </style:style>
    <style:style style:name="P2100" style:parent-style-name="Normal" style:family="paragraph">
      <style:paragraph-properties fo:margin-top="0.1666in" fo:margin-bottom="0.0833in"/>
    </style:style>
    <style:style style:name="T2101" style:parent-style-name="Fonteparág.padrão" style:family="text">
      <style:text-properties style:font-name="Georgia" style:font-name-asian="Georgia" style:font-name-complex="Georgia"/>
    </style:style>
    <style:style style:name="P2102" style:parent-style-name="Normal" style:family="paragraph">
      <style:paragraph-properties fo:margin-top="0.1666in" fo:margin-bottom="0.0833in"/>
    </style:style>
    <style:style style:name="T2103" style:parent-style-name="Fonteparág.padrão" style:family="text">
      <style:text-properties style:font-name="Georgia" style:font-name-asian="Georgia" style:font-name-complex="Georgia"/>
    </style:style>
    <style:style style:name="P2104" style:parent-style-name="Normal" style:family="paragraph">
      <style:paragraph-properties fo:margin-top="0.1666in" fo:margin-bottom="0.0833in"/>
    </style:style>
    <style:style style:name="T2105" style:parent-style-name="Fonteparág.padrão" style:family="text">
      <style:text-properties style:font-name="Georgia" style:font-name-asian="Georgia" style:font-name-complex="Georgia"/>
    </style:style>
    <style:style style:name="P2106" style:parent-style-name="Normal" style:family="paragraph">
      <style:paragraph-properties fo:margin-top="0.1666in" fo:margin-bottom="0.0833in"/>
    </style:style>
    <style:style style:name="T2107" style:parent-style-name="Fonteparág.padrão" style:family="text">
      <style:text-properties style:font-name="Georgia" style:font-name-asian="Georgia" style:font-name-complex="Georgia"/>
    </style:style>
    <style:style style:name="P2108" style:parent-style-name="Normal" style:family="paragraph">
      <style:paragraph-properties fo:margin-top="0.1666in" fo:margin-bottom="0.0833in"/>
    </style:style>
    <style:style style:name="T2109" style:parent-style-name="Fonteparág.padrão" style:family="text">
      <style:text-properties style:font-name="Georgia" style:font-name-asian="Georgia" style:font-name-complex="Georgia"/>
    </style:style>
    <style:style style:name="P2110" style:parent-style-name="Normal" style:family="paragraph">
      <style:paragraph-properties fo:margin-top="0.1666in" fo:margin-bottom="0.0833in"/>
    </style:style>
    <style:style style:name="T2111" style:parent-style-name="Fonteparág.padrão" style:family="text">
      <style:text-properties style:font-name="Georgia" style:font-name-asian="Georgia" style:font-name-complex="Georgia"/>
    </style:style>
    <style:style style:name="P2112" style:parent-style-name="Normal" style:family="paragraph">
      <style:paragraph-properties fo:margin-top="0.1666in" fo:margin-bottom="0.0833in"/>
    </style:style>
    <style:style style:name="T2113" style:parent-style-name="Fonteparág.padrão" style:family="text">
      <style:text-properties style:font-name="Georgia" style:font-name-asian="Georgia" style:font-name-complex="Georgia"/>
    </style:style>
    <style:style style:name="P2114" style:parent-style-name="Normal" style:family="paragraph">
      <style:paragraph-properties fo:margin-top="0.1666in" fo:margin-bottom="0.0833in"/>
    </style:style>
    <style:style style:name="T2115" style:parent-style-name="Fonteparág.padrão" style:family="text">
      <style:text-properties style:font-name="Georgia" style:font-name-asian="Georgia" style:font-name-complex="Georgia"/>
    </style:style>
    <style:style style:name="P2116" style:parent-style-name="Normal" style:family="paragraph">
      <style:paragraph-properties fo:margin-top="0.1666in" fo:margin-bottom="0.0833in"/>
    </style:style>
    <style:style style:name="T2117" style:parent-style-name="Fonteparág.padrão" style:family="text">
      <style:text-properties style:font-name="Georgia" style:font-name-asian="Georgia" style:font-name-complex="Georgia"/>
    </style:style>
    <style:style style:name="P2118" style:parent-style-name="Normal" style:family="paragraph">
      <style:paragraph-properties fo:margin-top="0.1666in" fo:margin-bottom="0.0833in"/>
    </style:style>
    <style:style style:name="T2119" style:parent-style-name="Fonteparág.padrão" style:family="text">
      <style:text-properties style:font-name="Georgia" style:font-name-asian="Georgia" style:font-name-complex="Georgia"/>
    </style:style>
    <style:style style:name="P2120" style:parent-style-name="Normal" style:family="paragraph">
      <style:paragraph-properties fo:margin-top="0.1666in" fo:margin-bottom="0.0833in"/>
    </style:style>
    <style:style style:name="T2121" style:parent-style-name="Fonteparág.padrão" style:family="text">
      <style:text-properties style:font-name="Georgia" style:font-name-asian="Georgia" style:font-name-complex="Georgia"/>
    </style:style>
    <style:style style:name="P2122" style:parent-style-name="Normal" style:family="paragraph">
      <style:paragraph-properties fo:margin-top="0.1666in" fo:margin-bottom="0.0833in"/>
    </style:style>
    <style:style style:name="T2123" style:parent-style-name="Fonteparág.padrão" style:family="text">
      <style:text-properties style:font-name="Georgia" style:font-name-asian="Georgia" style:font-name-complex="Georgia"/>
    </style:style>
    <style:style style:name="P2124" style:parent-style-name="Normal" style:family="paragraph">
      <style:paragraph-properties fo:margin-top="0.1666in" fo:margin-bottom="0.0833in"/>
    </style:style>
    <style:style style:name="T2125" style:parent-style-name="Fonteparág.padrão" style:family="text">
      <style:text-properties style:font-name="Georgia" style:font-name-asian="Georgia" style:font-name-complex="Georgia"/>
    </style:style>
    <style:style style:name="P2126" style:parent-style-name="Normal" style:family="paragraph">
      <style:paragraph-properties fo:margin-top="0.1666in" fo:margin-bottom="0.0833in"/>
    </style:style>
    <style:style style:name="T2127" style:parent-style-name="Fonteparág.padrão" style:family="text">
      <style:text-properties style:font-name="Georgia" style:font-name-asian="Georgia" style:font-name-complex="Georgia"/>
    </style:style>
    <style:style style:name="P2128" style:parent-style-name="Normal" style:family="paragraph">
      <style:paragraph-properties fo:margin-top="0.1666in" fo:margin-bottom="0.0833in"/>
    </style:style>
    <style:style style:name="T2129" style:parent-style-name="Fonteparág.padrão" style:family="text">
      <style:text-properties style:font-name="Georgia" style:font-name-asian="Georgia" style:font-name-complex="Georgia"/>
    </style:style>
    <style:style style:name="P2130" style:parent-style-name="Normal" style:family="paragraph">
      <style:paragraph-properties fo:margin-top="0.1666in" fo:margin-bottom="0.0833in"/>
    </style:style>
    <style:style style:name="T2131" style:parent-style-name="Fonteparág.padrão" style:family="text">
      <style:text-properties style:font-name="Georgia" style:font-name-asian="Georgia" style:font-name-complex="Georgia"/>
    </style:style>
    <style:style style:name="P2132" style:parent-style-name="Normal" style:family="paragraph">
      <style:paragraph-properties fo:margin-top="0.1666in" fo:margin-bottom="0.0833in"/>
    </style:style>
    <style:style style:name="T2133" style:parent-style-name="Fonteparág.padrão" style:family="text">
      <style:text-properties style:font-name="Georgia" style:font-name-asian="Georgia" style:font-name-complex="Georgia"/>
    </style:style>
    <style:style style:name="P2134" style:parent-style-name="Normal" style:family="paragraph">
      <style:paragraph-properties fo:margin-top="0.1666in" fo:margin-bottom="0.0833in"/>
    </style:style>
    <style:style style:name="T2135" style:parent-style-name="Fonteparág.padrão" style:family="text">
      <style:text-properties style:font-name="Georgia" style:font-name-asian="Georgia" style:font-name-complex="Georgia"/>
    </style:style>
    <style:style style:name="P2136" style:parent-style-name="Normal" style:family="paragraph">
      <style:paragraph-properties fo:margin-top="0.1666in" fo:margin-bottom="0.0833in"/>
    </style:style>
    <style:style style:name="T2137" style:parent-style-name="Fonteparág.padrão" style:family="text">
      <style:text-properties style:font-name="Georgia" style:font-name-asian="Georgia" style:font-name-complex="Georgia"/>
    </style:style>
    <style:style style:name="T2138" style:parent-style-name="Fonteparág.padrão" style:family="text">
      <style:text-properties style:font-name="Georgia" style:font-name-asian="Georgia" style:font-name-complex="Georgia"/>
    </style:style>
    <style:style style:name="T2139" style:parent-style-name="Fonteparág.padrão" style:family="text">
      <style:text-properties style:font-name="Georgia" style:font-name-asian="Georgia" style:font-name-complex="Georgia"/>
    </style:style>
    <style:style style:name="P2140" style:parent-style-name="Normal" style:family="paragraph">
      <style:paragraph-properties fo:margin-top="0.1666in" fo:margin-bottom="0.0833in"/>
    </style:style>
    <style:style style:name="T2141" style:parent-style-name="Fonteparág.padrão" style:family="text">
      <style:text-properties style:font-name="Georgia" style:font-name-asian="Georgia" style:font-name-complex="Georgia"/>
    </style:style>
    <style:style style:name="P2142" style:parent-style-name="Normal" style:family="paragraph">
      <style:paragraph-properties fo:margin-top="0.1666in" fo:margin-bottom="0.0833in"/>
    </style:style>
    <style:style style:name="T2143" style:parent-style-name="Fonteparág.padrão" style:family="text">
      <style:text-properties style:font-name="Georgia" style:font-name-asian="Georgia" style:font-name-complex="Georgia"/>
    </style:style>
    <style:style style:name="P2144" style:parent-style-name="Normal" style:family="paragraph">
      <style:paragraph-properties fo:margin-top="0.1666in" fo:margin-bottom="0.0833in"/>
    </style:style>
    <style:style style:name="T2145" style:parent-style-name="Fonteparág.padrão" style:family="text">
      <style:text-properties style:font-name="Georgia" style:font-name-asian="Georgia" style:font-name-complex="Georgia"/>
    </style:style>
    <style:style style:name="P2146" style:parent-style-name="Normal" style:family="paragraph">
      <style:paragraph-properties fo:margin-top="0.1666in" fo:margin-bottom="0.0833in"/>
    </style:style>
    <style:style style:name="T2147" style:parent-style-name="Fonteparág.padrão" style:family="text">
      <style:text-properties style:font-name="Georgia" style:font-name-asian="Georgia" style:font-name-complex="Georgia"/>
    </style:style>
    <style:style style:name="P2148" style:parent-style-name="Normal" style:family="paragraph">
      <style:paragraph-properties fo:margin-top="0.1666in" fo:margin-bottom="0.0833in"/>
    </style:style>
    <style:style style:name="T2149" style:parent-style-name="Fonteparág.padrão" style:family="text">
      <style:text-properties style:font-name="Georgia" style:font-name-asian="Georgia" style:font-name-complex="Georgia"/>
    </style:style>
    <style:style style:name="P2150" style:parent-style-name="Normal" style:family="paragraph">
      <style:paragraph-properties fo:margin-top="0.1666in" fo:margin-bottom="0.0833in"/>
    </style:style>
    <style:style style:name="T2151" style:parent-style-name="Fonteparág.padrão" style:family="text">
      <style:text-properties style:font-name="Georgia" style:font-name-asian="Georgia" style:font-name-complex="Georgia"/>
    </style:style>
    <style:style style:name="P2152" style:parent-style-name="Normal" style:family="paragraph">
      <style:paragraph-properties fo:margin-top="0.1666in" fo:margin-bottom="0.0833in"/>
    </style:style>
    <style:style style:name="T2153" style:parent-style-name="Fonteparág.padrão" style:family="text">
      <style:text-properties style:font-name="Georgia" style:font-name-asian="Georgia" style:font-name-complex="Georgia"/>
    </style:style>
    <style:style style:name="P2154" style:parent-style-name="Normal" style:family="paragraph">
      <style:paragraph-properties fo:margin-top="0.1666in" fo:margin-bottom="0.0833in"/>
    </style:style>
    <style:style style:name="T2155" style:parent-style-name="Fonteparág.padrão" style:family="text">
      <style:text-properties style:font-name="Georgia" style:font-name-asian="Georgia" style:font-name-complex="Georgia"/>
    </style:style>
    <style:style style:name="T2156" style:parent-style-name="Fonteparág.padrão" style:family="text">
      <style:text-properties style:font-name="Georgia" style:font-name-asian="Georgia" style:font-name-complex="Georgia"/>
    </style:style>
    <style:style style:name="T2157" style:parent-style-name="Fonteparág.padrão" style:family="text">
      <style:text-properties style:font-name="Georgia" style:font-name-asian="Georgia" style:font-name-complex="Georgia"/>
    </style:style>
    <style:style style:name="P2158" style:parent-style-name="Normal" style:family="paragraph">
      <style:paragraph-properties fo:margin-top="0.1666in" fo:margin-bottom="0.0833in"/>
    </style:style>
    <style:style style:name="T2159" style:parent-style-name="Fonteparág.padrão" style:family="text">
      <style:text-properties style:font-name="Georgia" style:font-name-asian="Georgia" style:font-name-complex="Georgia"/>
    </style:style>
    <style:style style:name="P2160" style:parent-style-name="Normal" style:family="paragraph">
      <style:paragraph-properties fo:margin-top="0.1666in" fo:margin-bottom="0.0833in"/>
    </style:style>
    <style:style style:name="T2161" style:parent-style-name="Fonteparág.padrão" style:family="text">
      <style:text-properties style:font-name="Georgia" style:font-name-asian="Georgia" style:font-name-complex="Georgia"/>
    </style:style>
    <style:style style:name="P2162" style:parent-style-name="Normal" style:family="paragraph">
      <style:paragraph-properties fo:margin-top="0.1666in" fo:margin-bottom="0.0833in"/>
    </style:style>
    <style:style style:name="T2163" style:parent-style-name="Fonteparág.padrão" style:family="text">
      <style:text-properties style:font-name="Georgia" style:font-name-asian="Georgia" style:font-name-complex="Georgia"/>
    </style:style>
    <style:style style:name="P2164" style:parent-style-name="Normal" style:family="paragraph">
      <style:paragraph-properties fo:margin-top="0.1666in" fo:margin-bottom="0.0833in"/>
    </style:style>
    <style:style style:name="T2165" style:parent-style-name="Fonteparág.padrão" style:family="text">
      <style:text-properties style:font-name="Georgia" style:font-name-asian="Georgia" style:font-name-complex="Georgia"/>
    </style:style>
    <style:style style:name="P2166" style:parent-style-name="Normal" style:family="paragraph">
      <style:paragraph-properties fo:margin-top="0.1666in" fo:margin-bottom="0.0833in"/>
    </style:style>
    <style:style style:name="T2167" style:parent-style-name="Fonteparág.padrão" style:family="text">
      <style:text-properties style:font-name="Georgia" style:font-name-asian="Georgia" style:font-name-complex="Georgia"/>
    </style:style>
    <style:style style:name="P2168" style:parent-style-name="Normal" style:family="paragraph">
      <style:paragraph-properties fo:margin-top="0.1666in" fo:margin-bottom="0.0833in"/>
    </style:style>
    <style:style style:name="T2169" style:parent-style-name="Fonteparág.padrão" style:family="text">
      <style:text-properties style:font-name="Georgia" style:font-name-asian="Georgia" style:font-name-complex="Georgia"/>
    </style:style>
    <style:style style:name="P2170" style:parent-style-name="Normal" style:family="paragraph">
      <style:paragraph-properties fo:margin-top="0.1666in" fo:margin-bottom="0.0833in"/>
    </style:style>
    <style:style style:name="T2171" style:parent-style-name="Fonteparág.padrão" style:family="text">
      <style:text-properties style:font-name="Georgia" style:font-name-asian="Georgia" style:font-name-complex="Georgia"/>
    </style:style>
    <style:style style:name="P2172" style:parent-style-name="Normal" style:family="paragraph">
      <style:paragraph-properties fo:margin-top="0.1666in" fo:margin-bottom="0.0833in"/>
    </style:style>
    <style:style style:name="T2173" style:parent-style-name="Fonteparág.padrão" style:family="text">
      <style:text-properties style:font-name="Georgia" style:font-name-asian="Georgia" style:font-name-complex="Georgia"/>
    </style:style>
    <style:style style:name="P2174" style:parent-style-name="Normal" style:family="paragraph">
      <style:paragraph-properties fo:margin-top="0.1666in" fo:margin-bottom="0.0833in"/>
    </style:style>
    <style:style style:name="T2175" style:parent-style-name="Fonteparág.padrão" style:family="text">
      <style:text-properties style:font-name="Georgia" style:font-name-asian="Georgia" style:font-name-complex="Georgia"/>
    </style:style>
    <style:style style:name="P2176" style:parent-style-name="Normal" style:family="paragraph">
      <style:paragraph-properties fo:margin-top="0.1666in" fo:margin-bottom="0.0833in"/>
    </style:style>
    <style:style style:name="T2177" style:parent-style-name="Fonteparág.padrão" style:family="text">
      <style:text-properties style:font-name="Georgia" style:font-name-asian="Georgia" style:font-name-complex="Georgia"/>
    </style:style>
    <style:style style:name="P2178" style:parent-style-name="Normal" style:family="paragraph">
      <style:paragraph-properties fo:margin-top="0.1666in" fo:margin-bottom="0.0833in"/>
    </style:style>
    <style:style style:name="T2179" style:parent-style-name="Fonteparág.padrão" style:family="text">
      <style:text-properties style:font-name="Georgia" style:font-name-asian="Georgia" style:font-name-complex="Georgia"/>
    </style:style>
    <style:style style:name="P2180" style:parent-style-name="Normal" style:family="paragraph">
      <style:paragraph-properties fo:margin-top="0.1666in" fo:margin-bottom="0.0833in"/>
    </style:style>
    <style:style style:name="T2181" style:parent-style-name="Fonteparág.padrão" style:family="text">
      <style:text-properties style:font-name="Georgia" style:font-name-asian="Georgia" style:font-name-complex="Georgia"/>
    </style:style>
    <style:style style:name="P2182" style:parent-style-name="Normal" style:family="paragraph">
      <style:paragraph-properties fo:margin-top="0.1666in" fo:margin-bottom="0.0833in"/>
    </style:style>
    <style:style style:name="T2183" style:parent-style-name="Fonteparág.padrão" style:family="text">
      <style:text-properties style:font-name="Georgia" style:font-name-asian="Georgia" style:font-name-complex="Georgia"/>
    </style:style>
    <style:style style:name="T2184" style:parent-style-name="Fonteparág.padrão" style:family="text">
      <style:text-properties style:font-name="Georgia" style:font-name-asian="Georgia" style:font-name-complex="Georgia"/>
    </style:style>
    <style:style style:name="T2185" style:parent-style-name="Fonteparág.padrão" style:family="text">
      <style:text-properties style:font-name="Georgia" style:font-name-asian="Georgia" style:font-name-complex="Georgia"/>
    </style:style>
    <style:style style:name="P2186" style:parent-style-name="Normal" style:family="paragraph">
      <style:paragraph-properties fo:margin-top="0.1666in" fo:margin-bottom="0.0833in"/>
    </style:style>
    <style:style style:name="T2187" style:parent-style-name="Fonteparág.padrão" style:family="text">
      <style:text-properties style:font-name="Georgia" style:font-name-asian="Georgia" style:font-name-complex="Georgia"/>
    </style:style>
    <style:style style:name="P2188" style:parent-style-name="Normal" style:family="paragraph">
      <style:paragraph-properties fo:margin-top="0.1666in" fo:margin-bottom="0.0833in"/>
    </style:style>
    <style:style style:name="T2189" style:parent-style-name="Fonteparág.padrão" style:family="text">
      <style:text-properties style:font-name="Georgia" style:font-name-asian="Georgia" style:font-name-complex="Georgia"/>
    </style:style>
    <style:style style:name="P2190" style:parent-style-name="Normal" style:family="paragraph">
      <style:paragraph-properties fo:margin-top="0.1666in" fo:margin-bottom="0.0833in"/>
    </style:style>
    <style:style style:name="T2191" style:parent-style-name="Fonteparág.padrão" style:family="text">
      <style:text-properties style:font-name="Georgia" style:font-name-asian="Georgia" style:font-name-complex="Georgia"/>
    </style:style>
    <style:style style:name="P2192" style:parent-style-name="Normal" style:family="paragraph">
      <style:paragraph-properties fo:margin-top="0.1666in" fo:margin-bottom="0.0833in"/>
    </style:style>
    <style:style style:name="T2193" style:parent-style-name="Fonteparág.padrão" style:family="text">
      <style:text-properties style:font-name="Georgia" style:font-name-asian="Georgia" style:font-name-complex="Georgia"/>
    </style:style>
    <style:style style:name="P2194" style:parent-style-name="Normal" style:family="paragraph">
      <style:paragraph-properties fo:margin-top="0.1666in" fo:margin-bottom="0.0833in"/>
    </style:style>
    <style:style style:name="T2195" style:parent-style-name="Fonteparág.padrão" style:family="text">
      <style:text-properties style:font-name="Georgia" style:font-name-asian="Georgia" style:font-name-complex="Georgia"/>
    </style:style>
    <style:style style:name="P2196" style:parent-style-name="Normal" style:family="paragraph">
      <style:paragraph-properties fo:margin-top="0.1666in" fo:margin-bottom="0.0833in"/>
    </style:style>
    <style:style style:name="T2197" style:parent-style-name="Fonteparág.padrão" style:family="text">
      <style:text-properties style:font-name="Georgia" style:font-name-asian="Georgia" style:font-name-complex="Georgia"/>
    </style:style>
    <style:style style:name="P2198" style:parent-style-name="Normal" style:family="paragraph">
      <style:paragraph-properties fo:margin-top="0.1666in" fo:margin-bottom="0.0833in"/>
    </style:style>
    <style:style style:name="T2199" style:parent-style-name="Fonteparág.padrão" style:family="text">
      <style:text-properties style:font-name="Georgia" style:font-name-asian="Georgia" style:font-name-complex="Georgia"/>
    </style:style>
    <style:style style:name="P2200" style:parent-style-name="Normal" style:family="paragraph">
      <style:paragraph-properties fo:margin-top="0.1666in" fo:margin-bottom="0.0833in"/>
    </style:style>
    <style:style style:name="T2201" style:parent-style-name="Fonteparág.padrão" style:family="text">
      <style:text-properties style:font-name="Georgia" style:font-name-asian="Georgia" style:font-name-complex="Georgia"/>
    </style:style>
    <style:style style:name="P2202" style:parent-style-name="Normal" style:family="paragraph">
      <style:paragraph-properties fo:margin-top="0.1666in" fo:margin-bottom="0.0833in"/>
    </style:style>
    <style:style style:name="T2203" style:parent-style-name="Fonteparág.padrão" style:family="text">
      <style:text-properties style:font-name="Georgia" style:font-name-asian="Georgia" style:font-name-complex="Georgia"/>
    </style:style>
    <style:style style:name="P2204" style:parent-style-name="Normal" style:family="paragraph">
      <style:paragraph-properties fo:margin-top="0.1666in" fo:margin-bottom="0.0833in"/>
    </style:style>
    <style:style style:name="T2205" style:parent-style-name="Fonteparág.padrão" style:family="text">
      <style:text-properties style:font-name="Georgia" style:font-name-asian="Georgia" style:font-name-complex="Georgia"/>
    </style:style>
    <style:style style:name="P2206" style:parent-style-name="Normal" style:family="paragraph">
      <style:paragraph-properties fo:margin-top="0.1666in" fo:margin-bottom="0.0833in"/>
    </style:style>
    <style:style style:name="T2207" style:parent-style-name="Fonteparág.padrão" style:family="text">
      <style:text-properties style:font-name="Georgia" style:font-name-asian="Georgia" style:font-name-complex="Georgia"/>
    </style:style>
    <style:style style:name="P2208" style:parent-style-name="Normal" style:family="paragraph">
      <style:paragraph-properties fo:margin-top="0.1666in" fo:margin-bottom="0.0833in"/>
    </style:style>
    <style:style style:name="T2209" style:parent-style-name="Fonteparág.padrão" style:family="text">
      <style:text-properties style:font-name="Georgia" style:font-name-asian="Georgia" style:font-name-complex="Georgia"/>
    </style:style>
    <style:style style:name="P2210" style:parent-style-name="Normal" style:family="paragraph">
      <style:paragraph-properties fo:margin-top="0.1666in" fo:margin-bottom="0.0833in"/>
    </style:style>
    <style:style style:name="T2211" style:parent-style-name="Fonteparág.padrão" style:family="text">
      <style:text-properties style:font-name="Georgia" style:font-name-asian="Georgia" style:font-name-complex="Georgia"/>
    </style:style>
    <style:style style:name="T2212" style:parent-style-name="Fonteparág.padrão" style:family="text">
      <style:text-properties style:font-name="Georgia" style:font-name-asian="Georgia" style:font-name-complex="Georgia"/>
    </style:style>
    <style:style style:name="T2213" style:parent-style-name="Fonteparág.padrão" style:family="text">
      <style:text-properties style:font-name="Georgia" style:font-name-asian="Georgia" style:font-name-complex="Georgia"/>
    </style:style>
    <style:style style:name="T2214" style:parent-style-name="Fonteparág.padrão" style:family="text">
      <style:text-properties style:font-name="Georgia" style:font-name-asian="Georgia" style:font-name-complex="Georgia"/>
    </style:style>
    <style:style style:name="P2215" style:parent-style-name="Normal" style:family="paragraph">
      <style:paragraph-properties fo:margin-top="0.1666in" fo:margin-bottom="0.0833in"/>
    </style:style>
    <style:style style:name="T2216" style:parent-style-name="Fonteparág.padrão" style:family="text">
      <style:text-properties style:font-name="Georgia" style:font-name-asian="Georgia" style:font-name-complex="Georgia"/>
    </style:style>
    <style:style style:name="P2217" style:parent-style-name="Normal" style:family="paragraph">
      <style:paragraph-properties fo:margin-top="0.1666in" fo:margin-bottom="0.0833in"/>
    </style:style>
    <style:style style:name="T2218" style:parent-style-name="Fonteparág.padrão" style:family="text">
      <style:text-properties style:font-name="Georgia" style:font-name-asian="Georgia" style:font-name-complex="Georgia"/>
    </style:style>
    <style:style style:name="T2219" style:parent-style-name="Fonteparág.padrão" style:family="text">
      <style:text-properties style:font-name="Georgia" style:font-name-asian="Georgia" style:font-name-complex="Georgia"/>
    </style:style>
    <style:style style:name="T2220" style:parent-style-name="Fonteparág.padrão" style:family="text">
      <style:text-properties style:font-name="Georgia" style:font-name-asian="Georgia" style:font-name-complex="Georgia"/>
    </style:style>
    <style:style style:name="P2221" style:parent-style-name="Normal" style:family="paragraph">
      <style:paragraph-properties fo:margin-top="0.1666in" fo:margin-bottom="0.0833in"/>
    </style:style>
    <style:style style:name="T2222" style:parent-style-name="Fonteparág.padrão" style:family="text">
      <style:text-properties style:font-name="Georgia" style:font-name-asian="Georgia" style:font-name-complex="Georgia"/>
    </style:style>
    <style:style style:name="P2223" style:parent-style-name="Normal" style:family="paragraph">
      <style:paragraph-properties fo:margin-top="0.1666in" fo:margin-bottom="0.0833in"/>
    </style:style>
    <style:style style:name="T2224" style:parent-style-name="Fonteparág.padrão" style:family="text">
      <style:text-properties style:font-name="Georgia" style:font-name-asian="Georgia" style:font-name-complex="Georgia"/>
    </style:style>
    <style:style style:name="P2225" style:parent-style-name="Título2" style:family="paragraph">
      <style:paragraph-properties fo:margin-top="0.1666in" fo:margin-bottom="0.0833in"/>
    </style:style>
    <style:style style:name="T2226" style:parent-style-name="Fonteparág.padrão" style:family="text">
      <style:text-properties style:font-name="Aptos" style:font-name-asian="Aptos" style:font-name-complex="Aptos" fo:font-size="12pt" style:font-size-asian="12pt" style:font-size-complex="12pt"/>
    </style:style>
    <style:style style:name="P2227" style:parent-style-name="Normal" style:family="paragraph">
      <style:paragraph-properties fo:margin-top="0.0833in" fo:margin-bottom="0.0833in"/>
    </style:style>
    <style:style style:name="T2228" style:parent-style-name="Fonteparág.padrão" style:family="text">
      <style:text-properties style:font-name="Georgia" style:font-name-asian="Georgia" style:font-name-complex="Georgia"/>
    </style:style>
    <style:style style:name="P2229" style:parent-style-name="Normal" style:family="paragraph">
      <style:paragraph-properties fo:margin-top="0.1666in" fo:margin-bottom="0.0833in"/>
    </style:style>
    <style:style style:name="T2230" style:parent-style-name="Fonteparág.padrão" style:family="text">
      <style:text-properties style:font-name="Georgia" style:font-name-asian="Georgia" style:font-name-complex="Georgia"/>
    </style:style>
    <style:style style:name="P2231" style:parent-style-name="Normal" style:family="paragraph">
      <style:paragraph-properties fo:margin-top="0.1666in" fo:margin-bottom="0.0833in"/>
    </style:style>
    <style:style style:name="T2232" style:parent-style-name="Fonteparág.padrão" style:family="text">
      <style:text-properties style:font-name="Georgia" style:font-name-asian="Georgia" style:font-name-complex="Georgia"/>
    </style:style>
    <style:style style:name="P2233" style:parent-style-name="Normal" style:family="paragraph">
      <style:paragraph-properties fo:margin-top="0.1666in" fo:margin-bottom="0.0833in"/>
    </style:style>
    <style:style style:name="T2234" style:parent-style-name="Fonteparág.padrão" style:family="text">
      <style:text-properties style:font-name="Georgia" style:font-name-asian="Georgia" style:font-name-complex="Georgia"/>
    </style:style>
    <style:style style:name="P2235" style:parent-style-name="Normal" style:family="paragraph">
      <style:paragraph-properties fo:margin-top="0.1666in" fo:margin-bottom="0.0833in"/>
    </style:style>
    <style:style style:name="T2236" style:parent-style-name="Fonteparág.padrão" style:family="text">
      <style:text-properties style:font-name="Georgia" style:font-name-asian="Georgia" style:font-name-complex="Georgia"/>
    </style:style>
    <style:style style:name="P2237" style:parent-style-name="Normal" style:family="paragraph">
      <style:paragraph-properties fo:margin-top="0.1666in" fo:margin-bottom="0.0833in"/>
    </style:style>
    <style:style style:name="T2238" style:parent-style-name="Fonteparág.padrão" style:family="text">
      <style:text-properties style:font-name="Georgia" style:font-name-asian="Georgia" style:font-name-complex="Georgia"/>
    </style:style>
    <style:style style:name="P2239" style:parent-style-name="Normal" style:family="paragraph">
      <style:paragraph-properties fo:margin-top="0.1666in" fo:margin-bottom="0.0833in"/>
    </style:style>
    <style:style style:name="T2240" style:parent-style-name="Fonteparág.padrão" style:family="text">
      <style:text-properties style:font-name="Georgia" style:font-name-asian="Georgia" style:font-name-complex="Georgia"/>
    </style:style>
    <style:style style:name="P2241" style:parent-style-name="Normal" style:family="paragraph">
      <style:paragraph-properties fo:margin-top="0.1666in" fo:margin-bottom="0.0833in"/>
    </style:style>
    <style:style style:name="T2242" style:parent-style-name="Fonteparág.padrão" style:family="text">
      <style:text-properties style:font-name="Georgia" style:font-name-asian="Georgia" style:font-name-complex="Georgia"/>
    </style:style>
    <style:style style:name="P2243" style:parent-style-name="Normal" style:family="paragraph">
      <style:paragraph-properties fo:margin-top="0.1666in" fo:margin-bottom="0.0833in"/>
    </style:style>
    <style:style style:name="T2244" style:parent-style-name="Fonteparág.padrão" style:family="text">
      <style:text-properties style:font-name="Georgia" style:font-name-asian="Georgia" style:font-name-complex="Georgia"/>
    </style:style>
    <style:style style:name="P2245" style:parent-style-name="Normal" style:family="paragraph">
      <style:paragraph-properties fo:margin-top="0.1666in" fo:margin-bottom="0.0833in"/>
    </style:style>
    <style:style style:name="T2246" style:parent-style-name="Fonteparág.padrão" style:family="text">
      <style:text-properties style:font-name="Georgia" style:font-name-asian="Georgia" style:font-name-complex="Georgia"/>
    </style:style>
    <style:style style:name="P2247" style:parent-style-name="Normal" style:family="paragraph">
      <style:paragraph-properties fo:margin-top="0.1666in" fo:margin-bottom="0.0833in"/>
    </style:style>
    <style:style style:name="T2248" style:parent-style-name="Fonteparág.padrão" style:family="text">
      <style:text-properties style:font-name="Georgia" style:font-name-asian="Georgia" style:font-name-complex="Georgia"/>
    </style:style>
    <style:style style:name="T2249" style:parent-style-name="Fonteparág.padrão" style:family="text">
      <style:text-properties style:font-name="Georgia" style:font-name-asian="Georgia" style:font-name-complex="Georgia"/>
    </style:style>
    <style:style style:name="T2250" style:parent-style-name="Fonteparág.padrão" style:family="text">
      <style:text-properties style:font-name="Georgia" style:font-name-asian="Georgia" style:font-name-complex="Georgia"/>
    </style:style>
    <style:style style:name="P2251" style:parent-style-name="Normal" style:family="paragraph">
      <style:paragraph-properties fo:margin-top="0.1666in" fo:margin-bottom="0.0833in"/>
    </style:style>
    <style:style style:name="T2252" style:parent-style-name="Fonteparág.padrão" style:family="text">
      <style:text-properties style:font-name="Georgia" style:font-name-asian="Georgia" style:font-name-complex="Georgia"/>
    </style:style>
    <style:style style:name="P2253" style:parent-style-name="Normal" style:family="paragraph">
      <style:paragraph-properties fo:margin-top="0.1666in" fo:margin-bottom="0.0833in"/>
    </style:style>
    <style:style style:name="T2254" style:parent-style-name="Fonteparág.padrão" style:family="text">
      <style:text-properties style:font-name="Georgia" style:font-name-asian="Georgia" style:font-name-complex="Georgia"/>
    </style:style>
    <style:style style:name="P2255" style:parent-style-name="Normal" style:family="paragraph">
      <style:paragraph-properties fo:margin-top="0.1666in" fo:margin-bottom="0.0833in"/>
    </style:style>
    <style:style style:name="T2256" style:parent-style-name="Fonteparág.padrão" style:family="text">
      <style:text-properties style:font-name="Georgia" style:font-name-asian="Georgia" style:font-name-complex="Georgia"/>
    </style:style>
    <style:style style:name="P2257" style:parent-style-name="Normal" style:family="paragraph">
      <style:paragraph-properties fo:margin-top="0.1666in" fo:margin-bottom="0.0833in"/>
    </style:style>
    <style:style style:name="T2258" style:parent-style-name="Fonteparág.padrão" style:family="text">
      <style:text-properties style:font-name="Georgia" style:font-name-asian="Georgia" style:font-name-complex="Georgia"/>
    </style:style>
    <style:style style:name="P2259" style:parent-style-name="Normal" style:family="paragraph">
      <style:paragraph-properties fo:margin-top="0.1666in" fo:margin-bottom="0.0833in"/>
    </style:style>
    <style:style style:name="T2260" style:parent-style-name="Fonteparág.padrão" style:family="text">
      <style:text-properties style:font-name="Georgia" style:font-name-asian="Georgia" style:font-name-complex="Georgia"/>
    </style:style>
    <style:style style:name="P2261" style:parent-style-name="Normal" style:family="paragraph">
      <style:paragraph-properties fo:margin-top="0.1666in" fo:margin-bottom="0.0833in"/>
    </style:style>
    <style:style style:name="T2262" style:parent-style-name="Fonteparág.padrão" style:family="text">
      <style:text-properties style:font-name="Georgia" style:font-name-asian="Georgia" style:font-name-complex="Georgia"/>
    </style:style>
    <style:style style:name="P2263" style:parent-style-name="Normal" style:family="paragraph">
      <style:paragraph-properties fo:margin-top="0.1666in" fo:margin-bottom="0.0833in"/>
    </style:style>
    <style:style style:name="T2264" style:parent-style-name="Fonteparág.padrão" style:family="text">
      <style:text-properties style:font-name="Georgia" style:font-name-asian="Georgia" style:font-name-complex="Georgia"/>
    </style:style>
    <style:style style:name="P2265" style:parent-style-name="Normal" style:family="paragraph">
      <style:paragraph-properties fo:margin-top="0.1666in" fo:margin-bottom="0.0833in"/>
    </style:style>
    <style:style style:name="T2266" style:parent-style-name="Fonteparág.padrão" style:family="text">
      <style:text-properties style:font-name="Georgia" style:font-name-asian="Georgia" style:font-name-complex="Georgia"/>
    </style:style>
    <style:style style:name="P2267" style:parent-style-name="Normal" style:family="paragraph">
      <style:paragraph-properties fo:margin-top="0.1666in" fo:margin-bottom="0.0833in"/>
    </style:style>
    <style:style style:name="T2268" style:parent-style-name="Fonteparág.padrão" style:family="text">
      <style:text-properties style:font-name="Georgia" style:font-name-asian="Georgia" style:font-name-complex="Georgia"/>
    </style:style>
    <style:style style:name="P2269" style:parent-style-name="Normal" style:family="paragraph">
      <style:paragraph-properties fo:margin-top="0.1666in" fo:margin-bottom="0.0833in"/>
    </style:style>
    <style:style style:name="T2270" style:parent-style-name="Fonteparág.padrão" style:family="text">
      <style:text-properties style:font-name="Georgia" style:font-name-asian="Georgia" style:font-name-complex="Georgia"/>
    </style:style>
    <style:style style:name="P2271" style:parent-style-name="Normal" style:family="paragraph">
      <style:paragraph-properties fo:margin-top="0.1666in" fo:margin-bottom="0.0833in"/>
    </style:style>
    <style:style style:name="T2272" style:parent-style-name="Fonteparág.padrão" style:family="text">
      <style:text-properties style:font-name="Georgia" style:font-name-asian="Georgia" style:font-name-complex="Georgia"/>
    </style:style>
    <style:style style:name="P2273" style:parent-style-name="Normal" style:family="paragraph">
      <style:paragraph-properties fo:margin-top="0.1666in" fo:margin-bottom="0.0833in"/>
    </style:style>
    <style:style style:name="T2274" style:parent-style-name="Fonteparág.padrão" style:family="text">
      <style:text-properties style:font-name="Georgia" style:font-name-asian="Georgia" style:font-name-complex="Georgia"/>
    </style:style>
    <style:style style:name="P2275" style:parent-style-name="Normal" style:family="paragraph">
      <style:paragraph-properties fo:margin-top="0.1666in" fo:margin-bottom="0.0833in"/>
    </style:style>
    <style:style style:name="T2276" style:parent-style-name="Fonteparág.padrão" style:family="text">
      <style:text-properties style:font-name="Georgia" style:font-name-asian="Georgia" style:font-name-complex="Georgia"/>
    </style:style>
    <style:style style:name="P2277" style:parent-style-name="Normal" style:family="paragraph">
      <style:paragraph-properties fo:margin-top="0.1666in" fo:margin-bottom="0.0833in"/>
    </style:style>
    <style:style style:name="T2278" style:parent-style-name="Fonteparág.padrão" style:family="text">
      <style:text-properties style:font-name="Georgia" style:font-name-asian="Georgia" style:font-name-complex="Georgia"/>
    </style:style>
    <style:style style:name="P2279" style:parent-style-name="Normal" style:family="paragraph">
      <style:paragraph-properties fo:margin-top="0.1666in" fo:margin-bottom="0.0833in"/>
    </style:style>
    <style:style style:name="T2280" style:parent-style-name="Fonteparág.padrão" style:family="text">
      <style:text-properties style:font-name="Georgia" style:font-name-asian="Georgia" style:font-name-complex="Georgia"/>
    </style:style>
    <style:style style:name="P2281" style:parent-style-name="Normal" style:family="paragraph">
      <style:paragraph-properties fo:margin-top="0.1666in" fo:margin-bottom="0.0833in"/>
    </style:style>
    <style:style style:name="T2282" style:parent-style-name="Fonteparág.padrão" style:family="text">
      <style:text-properties style:font-name="Georgia" style:font-name-asian="Georgia" style:font-name-complex="Georgia"/>
    </style:style>
    <style:style style:name="P2283" style:parent-style-name="Normal" style:family="paragraph">
      <style:paragraph-properties fo:margin-top="0.1666in" fo:margin-bottom="0.0833in"/>
    </style:style>
    <style:style style:name="T2284" style:parent-style-name="Fonteparág.padrão" style:family="text">
      <style:text-properties style:font-name="Georgia" style:font-name-asian="Georgia" style:font-name-complex="Georgia"/>
    </style:style>
    <style:style style:name="P2285" style:parent-style-name="Normal" style:family="paragraph">
      <style:paragraph-properties fo:margin-top="0.1666in" fo:margin-bottom="0.0833in"/>
    </style:style>
    <style:style style:name="T2286" style:parent-style-name="Fonteparág.padrão" style:family="text">
      <style:text-properties style:font-name="Georgia" style:font-name-asian="Georgia" style:font-name-complex="Georgia"/>
    </style:style>
    <style:style style:name="P2287" style:parent-style-name="Normal" style:family="paragraph">
      <style:paragraph-properties fo:margin-top="0.1666in" fo:margin-bottom="0.0833in"/>
    </style:style>
    <style:style style:name="T2288" style:parent-style-name="Fonteparág.padrão" style:family="text">
      <style:text-properties style:font-name="Georgia" style:font-name-asian="Georgia" style:font-name-complex="Georgia"/>
    </style:style>
    <style:style style:name="P2289" style:parent-style-name="Normal" style:family="paragraph">
      <style:paragraph-properties fo:margin-top="0.1666in" fo:margin-bottom="0.0833in"/>
    </style:style>
    <style:style style:name="T2290" style:parent-style-name="Fonteparág.padrão" style:family="text">
      <style:text-properties style:font-name="Georgia" style:font-name-asian="Georgia" style:font-name-complex="Georgia"/>
    </style:style>
    <style:style style:name="P2291" style:parent-style-name="Normal" style:family="paragraph">
      <style:paragraph-properties fo:margin-top="0.1666in" fo:margin-bottom="0.0833in"/>
    </style:style>
    <style:style style:name="T2292" style:parent-style-name="Fonteparág.padrão" style:family="text">
      <style:text-properties style:font-name="Georgia" style:font-name-asian="Georgia" style:font-name-complex="Georgia"/>
    </style:style>
    <style:style style:name="P2293" style:parent-style-name="Normal" style:family="paragraph">
      <style:paragraph-properties fo:margin-top="0.1666in" fo:margin-bottom="0.0833in"/>
    </style:style>
    <style:style style:name="T2294" style:parent-style-name="Fonteparág.padrão" style:family="text">
      <style:text-properties style:font-name="Georgia" style:font-name-asian="Georgia" style:font-name-complex="Georgia"/>
    </style:style>
    <style:style style:name="P2295" style:parent-style-name="Normal" style:family="paragraph">
      <style:paragraph-properties fo:margin-top="0.1666in" fo:margin-bottom="0.0833in"/>
    </style:style>
    <style:style style:name="T2296" style:parent-style-name="Fonteparág.padrão" style:family="text">
      <style:text-properties style:font-name="Georgia" style:font-name-asian="Georgia" style:font-name-complex="Georgia"/>
    </style:style>
    <style:style style:name="P2297" style:parent-style-name="Normal" style:family="paragraph">
      <style:paragraph-properties fo:margin-top="0.1666in" fo:margin-bottom="0.0833in"/>
    </style:style>
    <style:style style:name="T2298" style:parent-style-name="Fonteparág.padrão" style:family="text">
      <style:text-properties style:font-name="Georgia" style:font-name-asian="Georgia" style:font-name-complex="Georgia"/>
    </style:style>
    <style:style style:name="P2299" style:parent-style-name="Normal" style:family="paragraph">
      <style:paragraph-properties fo:margin-top="0.1666in" fo:margin-bottom="0.0833in"/>
    </style:style>
    <style:style style:name="T2300" style:parent-style-name="Fonteparág.padrão" style:family="text">
      <style:text-properties style:font-name="Georgia" style:font-name-asian="Georgia" style:font-name-complex="Georgia"/>
    </style:style>
    <style:style style:name="P2301" style:parent-style-name="Normal" style:family="paragraph">
      <style:paragraph-properties fo:margin-top="0.1666in" fo:margin-bottom="0.0833in"/>
    </style:style>
    <style:style style:name="T2302" style:parent-style-name="Fonteparág.padrão" style:family="text">
      <style:text-properties style:font-name="Georgia" style:font-name-asian="Georgia" style:font-name-complex="Georgia"/>
    </style:style>
    <style:style style:name="P2303" style:parent-style-name="Normal" style:family="paragraph">
      <style:paragraph-properties fo:margin-top="0.1666in" fo:margin-bottom="0.0833in"/>
    </style:style>
    <style:style style:name="T2304" style:parent-style-name="Fonteparág.padrão" style:family="text">
      <style:text-properties style:font-name="Georgia" style:font-name-asian="Georgia" style:font-name-complex="Georgia"/>
    </style:style>
    <style:style style:name="P2305" style:parent-style-name="Normal" style:family="paragraph">
      <style:paragraph-properties fo:margin-top="0.1666in" fo:margin-bottom="0.0833in"/>
    </style:style>
    <style:style style:name="T2306" style:parent-style-name="Fonteparág.padrão" style:family="text">
      <style:text-properties style:font-name="Georgia" style:font-name-asian="Georgia" style:font-name-complex="Georgia"/>
    </style:style>
    <style:style style:name="T2307" style:parent-style-name="Fonteparág.padrão" style:family="text">
      <style:text-properties style:font-name="Georgia" style:font-name-asian="Georgia" style:font-name-complex="Georgia"/>
    </style:style>
    <style:style style:name="P2308" style:parent-style-name="Normal" style:family="paragraph">
      <style:paragraph-properties fo:margin-top="0.1666in" fo:margin-bottom="0.0833in"/>
    </style:style>
    <style:style style:name="T2309" style:parent-style-name="Fonteparág.padrão" style:family="text">
      <style:text-properties style:font-name="Georgia" style:font-name-asian="Georgia" style:font-name-complex="Georgia"/>
    </style:style>
    <style:style style:name="P2310" style:parent-style-name="Normal" style:family="paragraph">
      <style:paragraph-properties fo:margin-top="0.1666in" fo:margin-bottom="0.0833in"/>
    </style:style>
    <style:style style:name="T2311" style:parent-style-name="Fonteparág.padrão" style:family="text">
      <style:text-properties style:font-name="Georgia" style:font-name-asian="Georgia" style:font-name-complex="Georgia"/>
    </style:style>
    <style:style style:name="P2312" style:parent-style-name="Normal" style:family="paragraph">
      <style:paragraph-properties fo:margin-top="0.1666in" fo:margin-bottom="0.0833in"/>
    </style:style>
    <style:style style:name="T2313" style:parent-style-name="Fonteparág.padrão" style:family="text">
      <style:text-properties style:font-name="Georgia" style:font-name-asian="Georgia" style:font-name-complex="Georgia"/>
    </style:style>
    <style:style style:name="P2314" style:parent-style-name="Normal" style:family="paragraph">
      <style:paragraph-properties fo:margin-top="0.1666in" fo:margin-bottom="0.0833in"/>
    </style:style>
    <style:style style:name="T2315" style:parent-style-name="Fonteparág.padrão" style:family="text">
      <style:text-properties style:font-name="Georgia" style:font-name-asian="Georgia" style:font-name-complex="Georgia"/>
    </style:style>
    <style:style style:name="P2316" style:parent-style-name="Normal" style:family="paragraph">
      <style:paragraph-properties fo:margin-top="0.1666in" fo:margin-bottom="0.0833in"/>
    </style:style>
    <style:style style:name="T2317" style:parent-style-name="Fonteparág.padrão" style:family="text">
      <style:text-properties style:font-name="Georgia" style:font-name-asian="Georgia" style:font-name-complex="Georgia"/>
    </style:style>
    <style:style style:name="P2318" style:parent-style-name="Normal" style:family="paragraph">
      <style:paragraph-properties fo:margin-top="0.1666in" fo:margin-bottom="0.0833in"/>
    </style:style>
    <style:style style:name="T2319" style:parent-style-name="Fonteparág.padrão" style:family="text">
      <style:text-properties style:font-name="Georgia" style:font-name-asian="Georgia" style:font-name-complex="Georgia"/>
    </style:style>
    <style:style style:name="P2320" style:parent-style-name="Normal" style:family="paragraph">
      <style:paragraph-properties fo:margin-top="0.1666in" fo:margin-bottom="0.0833in"/>
    </style:style>
    <style:style style:name="T2321" style:parent-style-name="Fonteparág.padrão" style:family="text">
      <style:text-properties style:font-name="Georgia" style:font-name-asian="Georgia" style:font-name-complex="Georgia"/>
    </style:style>
    <style:style style:name="P2322" style:parent-style-name="Normal" style:family="paragraph">
      <style:paragraph-properties fo:margin-top="0.1666in" fo:margin-bottom="0.0833in"/>
    </style:style>
    <style:style style:name="T2323" style:parent-style-name="Fonteparág.padrão" style:family="text">
      <style:text-properties style:font-name="Georgia" style:font-name-asian="Georgia" style:font-name-complex="Georgia"/>
    </style:style>
    <style:style style:name="P2324" style:parent-style-name="Normal" style:family="paragraph">
      <style:paragraph-properties fo:margin-top="0.1666in" fo:margin-bottom="0.0833in"/>
    </style:style>
    <style:style style:name="T2325" style:parent-style-name="Fonteparág.padrão" style:family="text">
      <style:text-properties style:font-name="Georgia" style:font-name-asian="Georgia" style:font-name-complex="Georgia"/>
    </style:style>
    <style:style style:name="P2326" style:parent-style-name="Normal" style:family="paragraph">
      <style:paragraph-properties fo:margin-top="0.1666in" fo:margin-bottom="0.0833in"/>
    </style:style>
    <style:style style:name="T2327" style:parent-style-name="Fonteparág.padrão" style:family="text">
      <style:text-properties style:font-name="Georgia" style:font-name-asian="Georgia" style:font-name-complex="Georgia"/>
    </style:style>
    <style:style style:name="P2328" style:parent-style-name="Normal" style:family="paragraph">
      <style:paragraph-properties fo:margin-top="0.1666in" fo:margin-bottom="0.0833in"/>
    </style:style>
    <style:style style:name="T2329" style:parent-style-name="Fonteparág.padrão" style:family="text">
      <style:text-properties style:font-name="Georgia" style:font-name-asian="Georgia" style:font-name-complex="Georgia"/>
    </style:style>
    <style:style style:name="P2330" style:parent-style-name="Normal" style:family="paragraph">
      <style:paragraph-properties fo:margin-top="0.1666in" fo:margin-bottom="0.0833in"/>
    </style:style>
    <style:style style:name="T2331" style:parent-style-name="Fonteparág.padrão" style:family="text">
      <style:text-properties style:font-name="Georgia" style:font-name-asian="Georgia" style:font-name-complex="Georgia"/>
    </style:style>
    <style:style style:name="P2332" style:parent-style-name="Normal" style:family="paragraph">
      <style:paragraph-properties fo:margin-top="0.1666in" fo:margin-bottom="0.0833in"/>
    </style:style>
    <style:style style:name="T2333" style:parent-style-name="Fonteparág.padrão" style:family="text">
      <style:text-properties style:font-name="Georgia" style:font-name-asian="Georgia" style:font-name-complex="Georgia"/>
    </style:style>
    <style:style style:name="P2334" style:parent-style-name="Normal" style:family="paragraph">
      <style:paragraph-properties fo:margin-top="0.1666in" fo:margin-bottom="0.0833in"/>
    </style:style>
    <style:style style:name="T2335" style:parent-style-name="Fonteparág.padrão" style:family="text">
      <style:text-properties style:font-name="Georgia" style:font-name-asian="Georgia" style:font-name-complex="Georgia"/>
    </style:style>
    <style:style style:name="P2336" style:parent-style-name="Normal" style:family="paragraph">
      <style:paragraph-properties fo:margin-top="0.1666in" fo:margin-bottom="0.0833in"/>
    </style:style>
    <style:style style:name="T2337" style:parent-style-name="Fonteparág.padrão" style:family="text">
      <style:text-properties style:font-name="Georgia" style:font-name-asian="Georgia" style:font-name-complex="Georgia"/>
    </style:style>
    <style:style style:name="P2338" style:parent-style-name="Normal" style:family="paragraph">
      <style:paragraph-properties fo:margin-top="0.1666in" fo:margin-bottom="0.0833in"/>
    </style:style>
    <style:style style:name="T2339" style:parent-style-name="Fonteparág.padrão" style:family="text">
      <style:text-properties style:font-name="Georgia" style:font-name-asian="Georgia" style:font-name-complex="Georgia"/>
    </style:style>
    <style:style style:name="P2340" style:parent-style-name="Normal" style:family="paragraph">
      <style:paragraph-properties fo:margin-top="0.1666in" fo:margin-bottom="0.0833in"/>
    </style:style>
    <style:style style:name="T2341" style:parent-style-name="Fonteparág.padrão" style:family="text">
      <style:text-properties style:font-name="Georgia" style:font-name-asian="Georgia" style:font-name-complex="Georgia"/>
    </style:style>
    <style:style style:name="P2342" style:parent-style-name="Normal" style:family="paragraph">
      <style:paragraph-properties fo:margin-top="0.1666in" fo:margin-bottom="0.0833in"/>
    </style:style>
    <style:style style:name="T2343" style:parent-style-name="Fonteparág.padrão" style:family="text">
      <style:text-properties style:font-name="Georgia" style:font-name-asian="Georgia" style:font-name-complex="Georgia"/>
    </style:style>
    <style:style style:name="P2344" style:parent-style-name="Normal" style:family="paragraph">
      <style:paragraph-properties fo:margin-top="0.1666in" fo:margin-bottom="0.0833in"/>
    </style:style>
    <style:style style:name="T2345" style:parent-style-name="Fonteparág.padrão" style:family="text">
      <style:text-properties style:font-name="Georgia" style:font-name-asian="Georgia" style:font-name-complex="Georgia"/>
    </style:style>
    <style:style style:name="P2346" style:parent-style-name="Normal" style:family="paragraph">
      <style:paragraph-properties fo:margin-top="0.1666in" fo:margin-bottom="0.0833in"/>
    </style:style>
    <style:style style:name="T2347" style:parent-style-name="Fonteparág.padrão" style:family="text">
      <style:text-properties style:font-name="Georgia" style:font-name-asian="Georgia" style:font-name-complex="Georgia"/>
    </style:style>
    <style:style style:name="P2348" style:parent-style-name="Normal" style:family="paragraph">
      <style:paragraph-properties fo:margin-top="0.1666in" fo:margin-bottom="0.0833in"/>
    </style:style>
    <style:style style:name="T2349" style:parent-style-name="Fonteparág.padrão" style:family="text">
      <style:text-properties style:font-name="Georgia" style:font-name-asian="Georgia" style:font-name-complex="Georgia"/>
    </style:style>
    <style:style style:name="P2350" style:parent-style-name="Normal" style:family="paragraph">
      <style:paragraph-properties fo:margin-top="0.1666in" fo:margin-bottom="0.0833in"/>
    </style:style>
    <style:style style:name="T2351" style:parent-style-name="Fonteparág.padrão" style:family="text">
      <style:text-properties style:font-name="Georgia" style:font-name-asian="Georgia" style:font-name-complex="Georgia"/>
    </style:style>
    <style:style style:name="P2352" style:parent-style-name="Normal" style:family="paragraph">
      <style:paragraph-properties fo:margin-top="0.1666in" fo:margin-bottom="0.0833in"/>
    </style:style>
    <style:style style:name="T2353" style:parent-style-name="Fonteparág.padrão" style:family="text">
      <style:text-properties style:font-name="Georgia" style:font-name-asian="Georgia" style:font-name-complex="Georgia"/>
    </style:style>
    <style:style style:name="P2354" style:parent-style-name="Normal" style:family="paragraph">
      <style:paragraph-properties fo:margin-top="0.1666in" fo:margin-bottom="0.0833in"/>
    </style:style>
    <style:style style:name="T2355" style:parent-style-name="Fonteparág.padrão" style:family="text">
      <style:text-properties style:font-name="Georgia" style:font-name-asian="Georgia" style:font-name-complex="Georgia"/>
    </style:style>
    <style:style style:name="P2356" style:parent-style-name="Normal" style:family="paragraph">
      <style:paragraph-properties fo:margin-top="0.1666in" fo:margin-bottom="0.0833in"/>
    </style:style>
    <style:style style:name="T2357" style:parent-style-name="Fonteparág.padrão" style:family="text">
      <style:text-properties style:font-name="Georgia" style:font-name-asian="Georgia" style:font-name-complex="Georgia"/>
    </style:style>
    <style:style style:name="T2358" style:parent-style-name="Fonteparág.padrão" style:family="text">
      <style:text-properties style:font-name="Georgia" style:font-name-asian="Georgia" style:font-name-complex="Georgia"/>
    </style:style>
    <style:style style:name="T2359" style:parent-style-name="Fonteparág.padrão" style:family="text">
      <style:text-properties style:font-name="Georgia" style:font-name-asian="Georgia" style:font-name-complex="Georgia"/>
    </style:style>
    <style:style style:name="P2360" style:parent-style-name="Normal" style:family="paragraph">
      <style:paragraph-properties fo:margin-top="0.1666in" fo:margin-bottom="0.0833in"/>
    </style:style>
    <style:style style:name="T2361" style:parent-style-name="Fonteparág.padrão" style:family="text">
      <style:text-properties style:font-name="Georgia" style:font-name-asian="Georgia" style:font-name-complex="Georgia"/>
    </style:style>
    <style:style style:name="T2362" style:parent-style-name="Fonteparág.padrão" style:family="text">
      <style:text-properties style:font-name="Georgia" style:font-name-asian="Georgia" style:font-name-complex="Georgia"/>
    </style:style>
    <style:style style:name="P2363" style:parent-style-name="Normal" style:family="paragraph">
      <style:paragraph-properties fo:margin-top="0.1666in" fo:margin-bottom="0.0833in"/>
    </style:style>
    <style:style style:name="T2364" style:parent-style-name="Fonteparág.padrão" style:family="text">
      <style:text-properties style:font-name="Georgia" style:font-name-asian="Georgia" style:font-name-complex="Georgia"/>
    </style:style>
    <style:style style:name="P2365" style:parent-style-name="Normal" style:family="paragraph">
      <style:paragraph-properties fo:margin-top="0.1666in" fo:margin-bottom="0.0833in"/>
    </style:style>
    <style:style style:name="T2366" style:parent-style-name="Fonteparág.padrão" style:family="text">
      <style:text-properties style:font-name="Georgia" style:font-name-asian="Georgia" style:font-name-complex="Georgia"/>
    </style:style>
    <style:style style:name="P2367" style:parent-style-name="Normal" style:family="paragraph">
      <style:paragraph-properties fo:margin-top="0.1666in" fo:margin-bottom="0.0833in"/>
    </style:style>
    <style:style style:name="T2368" style:parent-style-name="Fonteparág.padrão" style:family="text">
      <style:text-properties style:font-name="Georgia" style:font-name-asian="Georgia" style:font-name-complex="Georgia"/>
    </style:style>
    <style:style style:name="P2369" style:parent-style-name="Normal" style:family="paragraph">
      <style:paragraph-properties fo:margin-top="0.1666in" fo:margin-bottom="0.0833in"/>
    </style:style>
    <style:style style:name="T2370" style:parent-style-name="Fonteparág.padrão" style:family="text">
      <style:text-properties style:font-name="Georgia" style:font-name-asian="Georgia" style:font-name-complex="Georgia"/>
    </style:style>
    <style:style style:name="P2371" style:parent-style-name="Normal" style:family="paragraph">
      <style:paragraph-properties fo:margin-top="0.1666in" fo:margin-bottom="0.0833in"/>
    </style:style>
    <style:style style:name="T2372" style:parent-style-name="Fonteparág.padrão" style:family="text">
      <style:text-properties style:font-name="Georgia" style:font-name-asian="Georgia" style:font-name-complex="Georgia"/>
    </style:style>
    <style:style style:name="P2373" style:parent-style-name="Normal" style:family="paragraph">
      <style:paragraph-properties fo:margin-top="0.1666in" fo:margin-bottom="0.0833in"/>
    </style:style>
    <style:style style:name="T2374" style:parent-style-name="Fonteparág.padrão" style:family="text">
      <style:text-properties style:font-name="Georgia" style:font-name-asian="Georgia" style:font-name-complex="Georgia"/>
    </style:style>
    <style:style style:name="P2375" style:parent-style-name="Normal" style:family="paragraph">
      <style:paragraph-properties fo:margin-top="0.1666in" fo:margin-bottom="0.0833in"/>
    </style:style>
    <style:style style:name="T2376" style:parent-style-name="Fonteparág.padrão" style:family="text">
      <style:text-properties style:font-name="Georgia" style:font-name-asian="Georgia" style:font-name-complex="Georgia"/>
    </style:style>
    <style:style style:name="P2377" style:parent-style-name="Normal" style:family="paragraph">
      <style:paragraph-properties fo:margin-top="0.1666in" fo:margin-bottom="0.0833in"/>
    </style:style>
    <style:style style:name="T2378" style:parent-style-name="Fonteparág.padrão" style:family="text">
      <style:text-properties style:font-name="Georgia" style:font-name-asian="Georgia" style:font-name-complex="Georgia"/>
    </style:style>
    <style:style style:name="P2379" style:parent-style-name="Normal" style:family="paragraph">
      <style:paragraph-properties fo:margin-top="0.1666in" fo:margin-bottom="0.0833in"/>
    </style:style>
    <style:style style:name="T2380" style:parent-style-name="Fonteparág.padrão" style:family="text">
      <style:text-properties style:font-name="Georgia" style:font-name-asian="Georgia" style:font-name-complex="Georgia"/>
    </style:style>
    <style:style style:name="P2381" style:parent-style-name="Normal" style:family="paragraph">
      <style:paragraph-properties fo:margin-top="0.1666in" fo:margin-bottom="0.0833in"/>
    </style:style>
    <style:style style:name="T2382" style:parent-style-name="Fonteparág.padrão" style:family="text">
      <style:text-properties style:font-name="Georgia" style:font-name-asian="Georgia" style:font-name-complex="Georgia"/>
    </style:style>
    <style:style style:name="P2383" style:parent-style-name="Normal" style:family="paragraph">
      <style:paragraph-properties fo:margin-top="0.1666in" fo:margin-bottom="0.0833in"/>
    </style:style>
    <style:style style:name="T2384" style:parent-style-name="Fonteparág.padrão" style:family="text">
      <style:text-properties style:font-name="Georgia" style:font-name-asian="Georgia" style:font-name-complex="Georgia"/>
    </style:style>
    <style:style style:name="P2385" style:parent-style-name="Normal" style:family="paragraph">
      <style:paragraph-properties fo:margin-top="0.1666in" fo:margin-bottom="0.0833in"/>
    </style:style>
    <style:style style:name="T2386" style:parent-style-name="Fonteparág.padrão" style:family="text">
      <style:text-properties style:font-name="Georgia" style:font-name-asian="Georgia" style:font-name-complex="Georgia"/>
    </style:style>
    <style:style style:name="P2387" style:parent-style-name="Normal" style:family="paragraph">
      <style:paragraph-properties fo:margin-top="0.1666in" fo:margin-bottom="0.0833in"/>
    </style:style>
    <style:style style:name="T2388" style:parent-style-name="Fonteparág.padrão" style:family="text">
      <style:text-properties style:font-name="Georgia" style:font-name-asian="Georgia" style:font-name-complex="Georgia"/>
    </style:style>
    <style:style style:name="P2389" style:parent-style-name="Normal" style:family="paragraph">
      <style:paragraph-properties fo:margin-top="0.1666in" fo:margin-bottom="0.0833in"/>
    </style:style>
    <style:style style:name="T2390" style:parent-style-name="Fonteparág.padrão" style:family="text">
      <style:text-properties style:font-name="Georgia" style:font-name-asian="Georgia" style:font-name-complex="Georgia"/>
    </style:style>
    <style:style style:name="P2391" style:parent-style-name="Normal" style:family="paragraph">
      <style:paragraph-properties fo:margin-top="0.1666in" fo:margin-bottom="0.0833in"/>
    </style:style>
    <style:style style:name="T2392" style:parent-style-name="Fonteparág.padrão" style:family="text">
      <style:text-properties style:font-name="Georgia" style:font-name-asian="Georgia" style:font-name-complex="Georgia"/>
    </style:style>
    <style:style style:name="P2393" style:parent-style-name="Normal" style:family="paragraph">
      <style:paragraph-properties fo:margin-top="0.1666in" fo:margin-bottom="0.0833in"/>
    </style:style>
    <style:style style:name="T2394" style:parent-style-name="Fonteparág.padrão" style:family="text">
      <style:text-properties style:font-name="Georgia" style:font-name-asian="Georgia" style:font-name-complex="Georgia"/>
    </style:style>
    <style:style style:name="P2395" style:parent-style-name="Normal" style:family="paragraph">
      <style:paragraph-properties fo:margin-top="0.1666in" fo:margin-bottom="0.0833in"/>
    </style:style>
    <style:style style:name="T2396" style:parent-style-name="Fonteparág.padrão" style:family="text">
      <style:text-properties style:font-name="Georgia" style:font-name-asian="Georgia" style:font-name-complex="Georgia"/>
    </style:style>
    <style:style style:name="P2397" style:parent-style-name="Normal" style:family="paragraph">
      <style:paragraph-properties fo:margin-top="0.1666in" fo:margin-bottom="0.0833in"/>
    </style:style>
    <style:style style:name="T2398" style:parent-style-name="Fonteparág.padrão" style:family="text">
      <style:text-properties style:font-name="Georgia" style:font-name-asian="Georgia" style:font-name-complex="Georgia"/>
    </style:style>
    <style:style style:name="P2399" style:parent-style-name="Normal" style:family="paragraph">
      <style:paragraph-properties fo:margin-top="0.1666in" fo:margin-bottom="0.0833in"/>
    </style:style>
    <style:style style:name="T2400" style:parent-style-name="Fonteparág.padrão" style:family="text">
      <style:text-properties style:font-name="Georgia" style:font-name-asian="Georgia" style:font-name-complex="Georgia"/>
    </style:style>
    <style:style style:name="P2401" style:parent-style-name="Normal" style:family="paragraph">
      <style:paragraph-properties fo:margin-top="0.1666in" fo:margin-bottom="0.0833in"/>
    </style:style>
    <style:style style:name="T2402" style:parent-style-name="Fonteparág.padrão" style:family="text">
      <style:text-properties style:font-name="Georgia" style:font-name-asian="Georgia" style:font-name-complex="Georgia"/>
    </style:style>
    <style:style style:name="P2403" style:parent-style-name="Normal" style:family="paragraph">
      <style:paragraph-properties fo:margin-top="0.1666in" fo:margin-bottom="0.0833in"/>
    </style:style>
    <style:style style:name="T2404" style:parent-style-name="Fonteparág.padrão" style:family="text">
      <style:text-properties style:font-name="Georgia" style:font-name-asian="Georgia" style:font-name-complex="Georgia"/>
    </style:style>
    <style:style style:name="P2405" style:parent-style-name="Normal" style:family="paragraph">
      <style:paragraph-properties fo:margin-top="0.1666in" fo:margin-bottom="0.0833in"/>
    </style:style>
    <style:style style:name="T2406" style:parent-style-name="Fonteparág.padrão" style:family="text">
      <style:text-properties style:font-name="Georgia" style:font-name-asian="Georgia" style:font-name-complex="Georgia"/>
    </style:style>
    <style:style style:name="P2407" style:parent-style-name="Normal" style:family="paragraph">
      <style:paragraph-properties fo:margin-top="0.1666in" fo:margin-bottom="0.0833in"/>
    </style:style>
    <style:style style:name="T2408" style:parent-style-name="Fonteparág.padrão" style:family="text">
      <style:text-properties style:font-name="Georgia" style:font-name-asian="Georgia" style:font-name-complex="Georgia"/>
    </style:style>
    <style:style style:name="P2409" style:parent-style-name="Normal" style:family="paragraph">
      <style:paragraph-properties fo:margin-top="0.1666in" fo:margin-bottom="0.0833in"/>
    </style:style>
    <style:style style:name="T2410" style:parent-style-name="Fonteparág.padrão" style:family="text">
      <style:text-properties style:font-name="Georgia" style:font-name-asian="Georgia" style:font-name-complex="Georgia"/>
    </style:style>
    <style:style style:name="P2411" style:parent-style-name="Normal" style:family="paragraph">
      <style:paragraph-properties fo:margin-top="0.1666in" fo:margin-bottom="0.0833in"/>
    </style:style>
    <style:style style:name="T2412" style:parent-style-name="Fonteparág.padrão" style:family="text">
      <style:text-properties style:font-name="Georgia" style:font-name-asian="Georgia" style:font-name-complex="Georgia"/>
    </style:style>
    <style:style style:name="P2413" style:parent-style-name="Normal" style:family="paragraph">
      <style:paragraph-properties fo:margin-top="0.1666in" fo:margin-bottom="0.0833in"/>
    </style:style>
    <style:style style:name="T2414" style:parent-style-name="Fonteparág.padrão" style:family="text">
      <style:text-properties style:font-name="Georgia" style:font-name-asian="Georgia" style:font-name-complex="Georgia"/>
    </style:style>
    <style:style style:name="P2415" style:parent-style-name="Normal" style:family="paragraph">
      <style:paragraph-properties fo:margin-top="0.1666in" fo:margin-bottom="0.0833in"/>
    </style:style>
    <style:style style:name="T2416" style:parent-style-name="Fonteparág.padrão" style:family="text">
      <style:text-properties style:font-name="Georgia" style:font-name-asian="Georgia" style:font-name-complex="Georgia"/>
    </style:style>
    <style:style style:name="P2417" style:parent-style-name="Normal" style:family="paragraph">
      <style:paragraph-properties fo:margin-top="0.1666in" fo:margin-bottom="0.0833in"/>
    </style:style>
    <style:style style:name="T2418" style:parent-style-name="Fonteparág.padrão" style:family="text">
      <style:text-properties style:font-name="Georgia" style:font-name-asian="Georgia" style:font-name-complex="Georgia"/>
    </style:style>
    <style:style style:name="P2419" style:parent-style-name="Normal" style:family="paragraph">
      <style:paragraph-properties fo:margin-top="0.1666in" fo:margin-bottom="0.0833in"/>
    </style:style>
    <style:style style:name="T2420" style:parent-style-name="Fonteparág.padrão" style:family="text">
      <style:text-properties style:font-name="Georgia" style:font-name-asian="Georgia" style:font-name-complex="Georgia"/>
    </style:style>
    <style:style style:name="P2421" style:parent-style-name="Normal" style:family="paragraph">
      <style:paragraph-properties fo:margin-top="0.1666in" fo:margin-bottom="0.0833in"/>
    </style:style>
    <style:style style:name="T2422" style:parent-style-name="Fonteparág.padrão" style:family="text">
      <style:text-properties style:font-name="Georgia" style:font-name-asian="Georgia" style:font-name-complex="Georgia"/>
    </style:style>
    <style:style style:name="P2423" style:parent-style-name="Normal" style:family="paragraph">
      <style:paragraph-properties fo:margin-top="0.1666in" fo:margin-bottom="0.0833in"/>
    </style:style>
    <style:style style:name="T2424" style:parent-style-name="Fonteparág.padrão" style:family="text">
      <style:text-properties style:font-name="Georgia" style:font-name-asian="Georgia" style:font-name-complex="Georgia"/>
    </style:style>
    <style:style style:name="T2425" style:parent-style-name="Fonteparág.padrão" style:family="text">
      <style:text-properties style:font-name="Georgia" style:font-name-asian="Georgia" style:font-name-complex="Georgia"/>
    </style:style>
    <style:style style:name="T2426" style:parent-style-name="Fonteparág.padrão" style:family="text">
      <style:text-properties style:font-name="Georgia" style:font-name-asian="Georgia" style:font-name-complex="Georgia"/>
    </style:style>
    <style:style style:name="P2427" style:parent-style-name="Normal" style:family="paragraph">
      <style:paragraph-properties fo:margin-top="0.1666in" fo:margin-bottom="0.0833in"/>
    </style:style>
    <style:style style:name="T2428" style:parent-style-name="Fonteparág.padrão" style:family="text">
      <style:text-properties style:font-name="Georgia" style:font-name-asian="Georgia" style:font-name-complex="Georgia"/>
    </style:style>
    <style:style style:name="P2429" style:parent-style-name="Normal" style:family="paragraph">
      <style:paragraph-properties fo:margin-top="0.1666in" fo:margin-bottom="0.0833in"/>
    </style:style>
    <style:style style:name="T2430" style:parent-style-name="Fonteparág.padrão" style:family="text">
      <style:text-properties style:font-name="Georgia" style:font-name-asian="Georgia" style:font-name-complex="Georgia"/>
    </style:style>
    <style:style style:name="P2431" style:parent-style-name="Normal" style:family="paragraph">
      <style:paragraph-properties fo:margin-top="0.1666in" fo:margin-bottom="0.0833in"/>
    </style:style>
    <style:style style:name="T2432" style:parent-style-name="Fonteparág.padrão" style:family="text">
      <style:text-properties style:font-name="Georgia" style:font-name-asian="Georgia" style:font-name-complex="Georgia"/>
    </style:style>
    <style:style style:name="P2433" style:parent-style-name="Normal" style:family="paragraph">
      <style:paragraph-properties fo:margin-top="0.1666in" fo:margin-bottom="0.0833in"/>
    </style:style>
    <style:style style:name="T2434" style:parent-style-name="Fonteparág.padrão" style:family="text">
      <style:text-properties style:font-name="Georgia" style:font-name-asian="Georgia" style:font-name-complex="Georgia"/>
    </style:style>
    <style:style style:name="P2435" style:parent-style-name="Normal" style:family="paragraph">
      <style:paragraph-properties fo:margin-top="0.1666in" fo:margin-bottom="0.0833in"/>
    </style:style>
    <style:style style:name="T2436" style:parent-style-name="Fonteparág.padrão" style:family="text">
      <style:text-properties style:font-name="Georgia" style:font-name-asian="Georgia" style:font-name-complex="Georgia"/>
    </style:style>
    <style:style style:name="P2437" style:parent-style-name="Normal" style:family="paragraph">
      <style:paragraph-properties fo:margin-top="0.1666in" fo:margin-bottom="0.0833in"/>
    </style:style>
    <style:style style:name="T2438" style:parent-style-name="Fonteparág.padrão" style:family="text">
      <style:text-properties style:font-name="Georgia" style:font-name-asian="Georgia" style:font-name-complex="Georgia"/>
    </style:style>
    <style:style style:name="P2439" style:parent-style-name="Normal" style:family="paragraph">
      <style:paragraph-properties fo:margin-top="0.1666in" fo:margin-bottom="0.0833in"/>
    </style:style>
    <style:style style:name="T2440" style:parent-style-name="Fonteparág.padrão" style:family="text">
      <style:text-properties style:font-name="Georgia" style:font-name-asian="Georgia" style:font-name-complex="Georgia"/>
    </style:style>
    <style:style style:name="P2441" style:parent-style-name="Normal" style:family="paragraph">
      <style:paragraph-properties fo:margin-top="0.1666in" fo:margin-bottom="0.0833in"/>
    </style:style>
    <style:style style:name="T2442" style:parent-style-name="Fonteparág.padrão" style:family="text">
      <style:text-properties style:font-name="Georgia" style:font-name-asian="Georgia" style:font-name-complex="Georgia"/>
    </style:style>
    <style:style style:name="P2443" style:parent-style-name="Normal" style:family="paragraph">
      <style:paragraph-properties fo:margin-top="0.1666in" fo:margin-bottom="0.0833in"/>
    </style:style>
    <style:style style:name="T2444" style:parent-style-name="Fonteparág.padrão" style:family="text">
      <style:text-properties style:font-name="Georgia" style:font-name-asian="Georgia" style:font-name-complex="Georgia"/>
    </style:style>
    <style:style style:name="P2445" style:parent-style-name="Normal" style:family="paragraph">
      <style:paragraph-properties fo:margin-top="0.1666in" fo:margin-bottom="0.0833in"/>
    </style:style>
    <style:style style:name="T2446" style:parent-style-name="Fonteparág.padrão" style:family="text">
      <style:text-properties style:font-name="Georgia" style:font-name-asian="Georgia" style:font-name-complex="Georgia"/>
    </style:style>
    <style:style style:name="P2447" style:parent-style-name="Normal" style:family="paragraph">
      <style:paragraph-properties fo:margin-top="0.1666in" fo:margin-bottom="0.0833in"/>
    </style:style>
    <style:style style:name="T2448" style:parent-style-name="Fonteparág.padrão" style:family="text">
      <style:text-properties style:font-name="Georgia" style:font-name-asian="Georgia" style:font-name-complex="Georgia"/>
    </style:style>
    <style:style style:name="P2449" style:parent-style-name="Normal" style:family="paragraph">
      <style:paragraph-properties fo:margin-top="0.1666in" fo:margin-bottom="0.0833in"/>
    </style:style>
    <style:style style:name="T2450" style:parent-style-name="Fonteparág.padrão" style:family="text">
      <style:text-properties style:font-name="Georgia" style:font-name-asian="Georgia" style:font-name-complex="Georgia"/>
    </style:style>
    <style:style style:name="P2451" style:parent-style-name="Normal" style:family="paragraph">
      <style:paragraph-properties fo:margin-top="0.1666in" fo:margin-bottom="0.0833in"/>
    </style:style>
    <style:style style:name="T2452" style:parent-style-name="Fonteparág.padrão" style:family="text">
      <style:text-properties style:font-name="Georgia" style:font-name-asian="Georgia" style:font-name-complex="Georgia"/>
    </style:style>
    <style:style style:name="P2453" style:parent-style-name="Normal" style:family="paragraph">
      <style:paragraph-properties fo:margin-top="0.1666in" fo:margin-bottom="0.0833in"/>
    </style:style>
    <style:style style:name="T2454" style:parent-style-name="Fonteparág.padrão" style:family="text">
      <style:text-properties style:font-name="Georgia" style:font-name-asian="Georgia" style:font-name-complex="Georgia"/>
    </style:style>
    <style:style style:name="P2455" style:parent-style-name="Normal" style:family="paragraph">
      <style:paragraph-properties fo:margin-top="0.1666in" fo:margin-bottom="0.0833in"/>
    </style:style>
    <style:style style:name="T2456" style:parent-style-name="Fonteparág.padrão" style:family="text">
      <style:text-properties style:font-name="Georgia" style:font-name-asian="Georgia" style:font-name-complex="Georgia"/>
    </style:style>
    <style:style style:name="P2457" style:parent-style-name="Normal" style:family="paragraph">
      <style:paragraph-properties fo:margin-top="0.1666in" fo:margin-bottom="0.0833in"/>
    </style:style>
    <style:style style:name="T2458" style:parent-style-name="Fonteparág.padrão" style:family="text">
      <style:text-properties style:font-name="Georgia" style:font-name-asian="Georgia" style:font-name-complex="Georgia"/>
    </style:style>
    <style:style style:name="T2459" style:parent-style-name="Fonteparág.padrão" style:family="text">
      <style:text-properties style:font-name="Georgia" style:font-name-asian="Georgia" style:font-name-complex="Georgia"/>
    </style:style>
    <style:style style:name="P2460" style:parent-style-name="Normal" style:family="paragraph">
      <style:paragraph-properties fo:margin-top="0.1666in" fo:margin-bottom="0.0833in"/>
    </style:style>
    <style:style style:name="T2461" style:parent-style-name="Fonteparág.padrão" style:family="text">
      <style:text-properties style:font-name="Georgia" style:font-name-asian="Georgia" style:font-name-complex="Georgia"/>
    </style:style>
    <style:style style:name="T2462" style:parent-style-name="Fonteparág.padrão" style:family="text">
      <style:text-properties style:font-name="Georgia" style:font-name-asian="Georgia" style:font-name-complex="Georgia"/>
    </style:style>
    <style:style style:name="T2463" style:parent-style-name="Fonteparág.padrão" style:family="text">
      <style:text-properties style:font-name="Georgia" style:font-name-asian="Georgia" style:font-name-complex="Georgia"/>
    </style:style>
    <style:style style:name="P2464" style:parent-style-name="Normal" style:family="paragraph">
      <style:paragraph-properties fo:margin-top="0.1666in" fo:margin-bottom="0.0833in"/>
    </style:style>
    <style:style style:name="T2465" style:parent-style-name="Fonteparág.padrão" style:family="text">
      <style:text-properties style:font-name="Georgia" style:font-name-asian="Georgia" style:font-name-complex="Georgia"/>
    </style:style>
    <style:style style:name="P2466" style:parent-style-name="Normal" style:family="paragraph">
      <style:paragraph-properties fo:margin-top="0.1666in" fo:margin-bottom="0.0833in"/>
    </style:style>
    <style:style style:name="T2467" style:parent-style-name="Fonteparág.padrão" style:family="text">
      <style:text-properties style:font-name="Georgia" style:font-name-asian="Georgia" style:font-name-complex="Georgia"/>
    </style:style>
    <style:style style:name="P2468" style:parent-style-name="Normal" style:family="paragraph">
      <style:paragraph-properties fo:margin-top="0.1666in" fo:margin-bottom="0.0833in"/>
    </style:style>
    <style:style style:name="T2469" style:parent-style-name="Fonteparág.padrão" style:family="text">
      <style:text-properties style:font-name="Georgia" style:font-name-asian="Georgia" style:font-name-complex="Georgia"/>
    </style:style>
    <style:style style:name="P2470" style:parent-style-name="Normal" style:family="paragraph">
      <style:paragraph-properties fo:margin-top="0.1666in" fo:margin-bottom="0.0833in"/>
    </style:style>
    <style:style style:name="T2471" style:parent-style-name="Fonteparág.padrão" style:family="text">
      <style:text-properties style:font-name="Georgia" style:font-name-asian="Georgia" style:font-name-complex="Georgia"/>
    </style:style>
    <style:style style:name="P2472" style:parent-style-name="Normal" style:family="paragraph">
      <style:paragraph-properties fo:margin-top="0.1666in" fo:margin-bottom="0.0833in"/>
    </style:style>
    <style:style style:name="T2473" style:parent-style-name="Fonteparág.padrão" style:family="text">
      <style:text-properties style:font-name="Georgia" style:font-name-asian="Georgia" style:font-name-complex="Georgia"/>
    </style:style>
    <style:style style:name="P2474" style:parent-style-name="Normal" style:family="paragraph">
      <style:paragraph-properties fo:margin-top="0.1666in" fo:margin-bottom="0.0833in"/>
    </style:style>
    <style:style style:name="T2475" style:parent-style-name="Fonteparág.padrão" style:family="text">
      <style:text-properties style:font-name="Georgia" style:font-name-asian="Georgia" style:font-name-complex="Georgia"/>
    </style:style>
    <style:style style:name="P2476" style:parent-style-name="Normal" style:family="paragraph">
      <style:paragraph-properties fo:margin-top="0.1666in" fo:margin-bottom="0.0833in"/>
    </style:style>
    <style:style style:name="T2477" style:parent-style-name="Fonteparág.padrão" style:family="text">
      <style:text-properties style:font-name="Georgia" style:font-name-asian="Georgia" style:font-name-complex="Georgia"/>
    </style:style>
    <style:style style:name="P2478" style:parent-style-name="Normal" style:family="paragraph">
      <style:paragraph-properties fo:margin-top="0.1666in" fo:margin-bottom="0.0833in"/>
    </style:style>
    <style:style style:name="T2479" style:parent-style-name="Fonteparág.padrão" style:family="text">
      <style:text-properties style:font-name="Georgia" style:font-name-asian="Georgia" style:font-name-complex="Georgia"/>
    </style:style>
    <style:style style:name="P2480" style:parent-style-name="Normal" style:family="paragraph">
      <style:paragraph-properties fo:margin-top="0.1666in" fo:margin-bottom="0.0833in"/>
    </style:style>
    <style:style style:name="T2481" style:parent-style-name="Fonteparág.padrão" style:family="text">
      <style:text-properties style:font-name="Georgia" style:font-name-asian="Georgia" style:font-name-complex="Georgia"/>
    </style:style>
    <style:style style:name="P2482" style:parent-style-name="Normal" style:family="paragraph">
      <style:paragraph-properties fo:margin-top="0.1666in" fo:margin-bottom="0.0833in"/>
    </style:style>
    <style:style style:name="T2483" style:parent-style-name="Fonteparág.padrão" style:family="text">
      <style:text-properties style:font-name="Georgia" style:font-name-asian="Georgia" style:font-name-complex="Georgia"/>
    </style:style>
    <style:style style:name="P2484" style:parent-style-name="Normal" style:family="paragraph">
      <style:paragraph-properties fo:margin-top="0.1666in" fo:margin-bottom="0.0833in"/>
    </style:style>
    <style:style style:name="T2485" style:parent-style-name="Fonteparág.padrão" style:family="text">
      <style:text-properties style:font-name="Georgia" style:font-name-asian="Georgia" style:font-name-complex="Georgia"/>
    </style:style>
    <style:style style:name="P2486" style:parent-style-name="Normal" style:family="paragraph">
      <style:paragraph-properties fo:margin-top="0.1666in" fo:margin-bottom="0.0833in"/>
    </style:style>
    <style:style style:name="T2487" style:parent-style-name="Fonteparág.padrão" style:family="text">
      <style:text-properties style:font-name="Georgia" style:font-name-asian="Georgia" style:font-name-complex="Georgia"/>
    </style:style>
    <style:style style:name="P2488" style:parent-style-name="Normal" style:family="paragraph">
      <style:paragraph-properties fo:margin-top="0.1666in" fo:margin-bottom="0.0833in"/>
    </style:style>
    <style:style style:name="T2489" style:parent-style-name="Fonteparág.padrão" style:family="text">
      <style:text-properties style:font-name="Georgia" style:font-name-asian="Georgia" style:font-name-complex="Georgia"/>
    </style:style>
    <style:style style:name="P2490" style:parent-style-name="Normal" style:family="paragraph">
      <style:paragraph-properties fo:margin-top="0.1666in" fo:margin-bottom="0.0833in"/>
    </style:style>
    <style:style style:name="T2491" style:parent-style-name="Fonteparág.padrão" style:family="text">
      <style:text-properties style:font-name="Georgia" style:font-name-asian="Georgia" style:font-name-complex="Georgia"/>
    </style:style>
    <style:style style:name="P2492" style:parent-style-name="Normal" style:family="paragraph">
      <style:paragraph-properties fo:margin-top="0.1666in" fo:margin-bottom="0.0833in"/>
    </style:style>
    <style:style style:name="T2493" style:parent-style-name="Fonteparág.padrão" style:family="text">
      <style:text-properties style:font-name="Georgia" style:font-name-asian="Georgia" style:font-name-complex="Georgia"/>
    </style:style>
    <style:style style:name="P2494" style:parent-style-name="Normal" style:family="paragraph">
      <style:paragraph-properties fo:margin-top="0.1666in" fo:margin-bottom="0.0833in"/>
    </style:style>
    <style:style style:name="T2495" style:parent-style-name="Fonteparág.padrão" style:family="text">
      <style:text-properties style:font-name="Georgia" style:font-name-asian="Georgia" style:font-name-complex="Georgia"/>
    </style:style>
    <style:style style:name="T2496" style:parent-style-name="Fonteparág.padrão" style:family="text">
      <style:text-properties style:font-name="Georgia" style:font-name-asian="Georgia" style:font-name-complex="Georgia"/>
    </style:style>
    <style:style style:name="T2497" style:parent-style-name="Fonteparág.padrão" style:family="text">
      <style:text-properties style:font-name="Georgia" style:font-name-asian="Georgia" style:font-name-complex="Georgia"/>
    </style:style>
    <style:style style:name="P2498" style:parent-style-name="Normal" style:family="paragraph">
      <style:paragraph-properties fo:margin-top="0.1666in" fo:margin-bottom="0.0833in"/>
    </style:style>
    <style:style style:name="T2499" style:parent-style-name="Fonteparág.padrão" style:family="text">
      <style:text-properties style:font-name="Georgia" style:font-name-asian="Georgia" style:font-name-complex="Georgia"/>
    </style:style>
    <style:style style:name="P2500" style:parent-style-name="Normal" style:family="paragraph">
      <style:paragraph-properties fo:margin-top="0.1666in" fo:margin-bottom="0.0833in"/>
    </style:style>
    <style:style style:name="T2501" style:parent-style-name="Fonteparág.padrão" style:family="text">
      <style:text-properties style:font-name="Georgia" style:font-name-asian="Georgia" style:font-name-complex="Georgia"/>
    </style:style>
    <style:style style:name="P2502" style:parent-style-name="Normal" style:family="paragraph">
      <style:paragraph-properties fo:margin-top="0.1666in" fo:margin-bottom="0.0833in"/>
    </style:style>
    <style:style style:name="T2503" style:parent-style-name="Fonteparág.padrão" style:family="text">
      <style:text-properties style:font-name="Georgia" style:font-name-asian="Georgia" style:font-name-complex="Georgia"/>
    </style:style>
    <style:style style:name="P2504" style:parent-style-name="Normal" style:family="paragraph">
      <style:paragraph-properties fo:margin-top="0.1666in" fo:margin-bottom="0.0833in"/>
    </style:style>
    <style:style style:name="T2505" style:parent-style-name="Fonteparág.padrão" style:family="text">
      <style:text-properties style:font-name="Georgia" style:font-name-asian="Georgia" style:font-name-complex="Georgia"/>
    </style:style>
    <style:style style:name="P2506" style:parent-style-name="Normal" style:family="paragraph">
      <style:paragraph-properties fo:margin-top="0.1666in" fo:margin-bottom="0.0833in"/>
    </style:style>
    <style:style style:name="T2507" style:parent-style-name="Fonteparág.padrão" style:family="text">
      <style:text-properties style:font-name="Georgia" style:font-name-asian="Georgia" style:font-name-complex="Georgia"/>
    </style:style>
    <style:style style:name="P2508" style:parent-style-name="Normal" style:family="paragraph">
      <style:paragraph-properties fo:margin-top="0.1666in" fo:margin-bottom="0.0833in"/>
    </style:style>
    <style:style style:name="T2509" style:parent-style-name="Fonteparág.padrão" style:family="text">
      <style:text-properties style:font-name="Georgia" style:font-name-asian="Georgia" style:font-name-complex="Georgia"/>
    </style:style>
    <style:style style:name="P2510" style:parent-style-name="Normal" style:family="paragraph">
      <style:paragraph-properties fo:margin-top="0.1666in" fo:margin-bottom="0.0833in"/>
    </style:style>
    <style:style style:name="T2511" style:parent-style-name="Fonteparág.padrão" style:family="text">
      <style:text-properties style:font-name="Georgia" style:font-name-asian="Georgia" style:font-name-complex="Georgia"/>
    </style:style>
    <style:style style:name="P2512" style:parent-style-name="Normal" style:family="paragraph">
      <style:paragraph-properties fo:margin-top="0.1666in" fo:margin-bottom="0.0833in"/>
    </style:style>
    <style:style style:name="T2513" style:parent-style-name="Fonteparág.padrão" style:family="text">
      <style:text-properties style:font-name="Georgia" style:font-name-asian="Georgia" style:font-name-complex="Georgia"/>
    </style:style>
    <style:style style:name="P2514" style:parent-style-name="Normal" style:family="paragraph">
      <style:paragraph-properties fo:margin-top="0.1666in" fo:margin-bottom="0.0833in"/>
    </style:style>
    <style:style style:name="T2515" style:parent-style-name="Fonteparág.padrão" style:family="text">
      <style:text-properties style:font-name="Georgia" style:font-name-asian="Georgia" style:font-name-complex="Georgia"/>
    </style:style>
    <style:style style:name="P2516" style:parent-style-name="Normal" style:family="paragraph">
      <style:paragraph-properties fo:margin-top="0.1666in" fo:margin-bottom="0.0833in"/>
    </style:style>
    <style:style style:name="T2517" style:parent-style-name="Fonteparág.padrão" style:family="text">
      <style:text-properties style:font-name="Georgia" style:font-name-asian="Georgia" style:font-name-complex="Georgia"/>
    </style:style>
    <style:style style:name="P2518" style:parent-style-name="Normal" style:family="paragraph">
      <style:paragraph-properties fo:margin-top="0.1666in" fo:margin-bottom="0.0833in"/>
    </style:style>
    <style:style style:name="T2519" style:parent-style-name="Fonteparág.padrão" style:family="text">
      <style:text-properties style:font-name="Georgia" style:font-name-asian="Georgia" style:font-name-complex="Georgia"/>
    </style:style>
    <style:style style:name="T2520" style:parent-style-name="Fonteparág.padrão" style:family="text">
      <style:text-properties style:font-name="Georgia" style:font-name-asian="Georgia" style:font-name-complex="Georgia"/>
    </style:style>
    <style:style style:name="T2521" style:parent-style-name="Fonteparág.padrão" style:family="text">
      <style:text-properties style:font-name="Georgia" style:font-name-asian="Georgia" style:font-name-complex="Georgia"/>
    </style:style>
    <style:style style:name="P2522" style:parent-style-name="Normal" style:family="paragraph">
      <style:paragraph-properties fo:margin-top="0.1666in" fo:margin-bottom="0.0833in"/>
    </style:style>
    <style:style style:name="T2523" style:parent-style-name="Fonteparág.padrão" style:family="text">
      <style:text-properties style:font-name="Georgia" style:font-name-asian="Georgia" style:font-name-complex="Georgia"/>
    </style:style>
    <style:style style:name="P2524" style:parent-style-name="Normal" style:family="paragraph">
      <style:paragraph-properties fo:margin-top="0.1666in" fo:margin-bottom="0.0833in"/>
    </style:style>
    <style:style style:name="T2525" style:parent-style-name="Fonteparág.padrão" style:family="text">
      <style:text-properties style:font-name="Georgia" style:font-name-asian="Georgia" style:font-name-complex="Georgia"/>
    </style:style>
    <style:style style:name="P2526" style:parent-style-name="Normal" style:family="paragraph">
      <style:paragraph-properties fo:margin-top="0.1666in" fo:margin-bottom="0.0833in"/>
    </style:style>
    <style:style style:name="T2527" style:parent-style-name="Fonteparág.padrão" style:family="text">
      <style:text-properties style:font-name="Georgia" style:font-name-asian="Georgia" style:font-name-complex="Georgia"/>
    </style:style>
    <style:style style:name="P2528" style:parent-style-name="Normal" style:family="paragraph">
      <style:paragraph-properties fo:margin-top="0.1666in" fo:margin-bottom="0.0833in"/>
    </style:style>
    <style:style style:name="T2529" style:parent-style-name="Fonteparág.padrão" style:family="text">
      <style:text-properties style:font-name="Georgia" style:font-name-asian="Georgia" style:font-name-complex="Georgia"/>
    </style:style>
    <style:style style:name="P2530" style:parent-style-name="Normal" style:family="paragraph">
      <style:paragraph-properties fo:margin-top="0.1666in" fo:margin-bottom="0.0833in"/>
    </style:style>
    <style:style style:name="T2531" style:parent-style-name="Fonteparág.padrão" style:family="text">
      <style:text-properties style:font-name="Georgia" style:font-name-asian="Georgia" style:font-name-complex="Georgia"/>
    </style:style>
    <style:style style:name="P2532" style:parent-style-name="Normal" style:family="paragraph">
      <style:paragraph-properties fo:margin-top="0.1666in" fo:margin-bottom="0.0833in"/>
    </style:style>
    <style:style style:name="T2533" style:parent-style-name="Fonteparág.padrão" style:family="text">
      <style:text-properties style:font-name="Georgia" style:font-name-asian="Georgia" style:font-name-complex="Georgia"/>
    </style:style>
    <style:style style:name="P2534" style:parent-style-name="Normal" style:family="paragraph">
      <style:paragraph-properties fo:margin-top="0.1666in" fo:margin-bottom="0.0833in"/>
    </style:style>
    <style:style style:name="T2535" style:parent-style-name="Fonteparág.padrão" style:family="text">
      <style:text-properties style:font-name="Georgia" style:font-name-asian="Georgia" style:font-name-complex="Georgia"/>
    </style:style>
    <style:style style:name="P2536" style:parent-style-name="Normal" style:family="paragraph">
      <style:paragraph-properties fo:margin-top="0.1666in" fo:margin-bottom="0.0833in"/>
    </style:style>
    <style:style style:name="T2537" style:parent-style-name="Fonteparág.padrão" style:family="text">
      <style:text-properties style:font-name="Georgia" style:font-name-asian="Georgia" style:font-name-complex="Georgia"/>
    </style:style>
    <style:style style:name="P2538" style:parent-style-name="Normal" style:family="paragraph">
      <style:paragraph-properties fo:margin-top="0.1666in" fo:margin-bottom="0.0833in"/>
    </style:style>
    <style:style style:name="T2539" style:parent-style-name="Fonteparág.padrão" style:family="text">
      <style:text-properties style:font-name="Georgia" style:font-name-asian="Georgia" style:font-name-complex="Georgia"/>
    </style:style>
    <style:style style:name="P2540" style:parent-style-name="Normal" style:family="paragraph">
      <style:paragraph-properties fo:margin-top="0.1666in" fo:margin-bottom="0.0833in"/>
    </style:style>
    <style:style style:name="T2541" style:parent-style-name="Fonteparág.padrão" style:family="text">
      <style:text-properties style:font-name="Georgia" style:font-name-asian="Georgia" style:font-name-complex="Georgia"/>
    </style:style>
    <style:style style:name="P2542" style:parent-style-name="Normal" style:family="paragraph">
      <style:paragraph-properties fo:margin-top="0.1666in" fo:margin-bottom="0.0833in"/>
    </style:style>
    <style:style style:name="T2543" style:parent-style-name="Fonteparág.padrão" style:family="text">
      <style:text-properties style:font-name="Georgia" style:font-name-asian="Georgia" style:font-name-complex="Georgia"/>
    </style:style>
    <style:style style:name="P2544" style:parent-style-name="Normal" style:family="paragraph">
      <style:paragraph-properties fo:margin-top="0.1666in" fo:margin-bottom="0.0833in"/>
    </style:style>
    <style:style style:name="T2545" style:parent-style-name="Fonteparág.padrão" style:family="text">
      <style:text-properties style:font-name="Georgia" style:font-name-asian="Georgia" style:font-name-complex="Georgia"/>
    </style:style>
    <style:style style:name="P2546" style:parent-style-name="Normal" style:family="paragraph">
      <style:paragraph-properties fo:margin-top="0.1666in" fo:margin-bottom="0.0833in"/>
    </style:style>
    <style:style style:name="T2547" style:parent-style-name="Fonteparág.padrão" style:family="text">
      <style:text-properties style:font-name="Georgia" style:font-name-asian="Georgia" style:font-name-complex="Georgia"/>
    </style:style>
    <style:style style:name="P2548" style:parent-style-name="Normal" style:family="paragraph">
      <style:paragraph-properties fo:margin-top="0.1666in" fo:margin-bottom="0.0833in"/>
    </style:style>
    <style:style style:name="T2549" style:parent-style-name="Fonteparág.padrão" style:family="text">
      <style:text-properties style:font-name="Georgia" style:font-name-asian="Georgia" style:font-name-complex="Georgia"/>
    </style:style>
    <style:style style:name="P2550" style:parent-style-name="Normal" style:family="paragraph">
      <style:paragraph-properties fo:margin-top="0.1666in" fo:margin-bottom="0.0833in"/>
    </style:style>
    <style:style style:name="T2551" style:parent-style-name="Fonteparág.padrão" style:family="text">
      <style:text-properties style:font-name="Georgia" style:font-name-asian="Georgia" style:font-name-complex="Georgia"/>
    </style:style>
    <style:style style:name="P2552" style:parent-style-name="Normal" style:family="paragraph">
      <style:paragraph-properties fo:margin-top="0.1666in" fo:margin-bottom="0.0833in"/>
    </style:style>
    <style:style style:name="T2553" style:parent-style-name="Fonteparág.padrão" style:family="text">
      <style:text-properties style:font-name="Georgia" style:font-name-asian="Georgia" style:font-name-complex="Georgia"/>
    </style:style>
    <style:style style:name="P2554" style:parent-style-name="Normal" style:family="paragraph">
      <style:paragraph-properties fo:margin-top="0.1666in" fo:margin-bottom="0.0833in"/>
    </style:style>
    <style:style style:name="T2555" style:parent-style-name="Fonteparág.padrão" style:family="text">
      <style:text-properties style:font-name="Georgia" style:font-name-asian="Georgia" style:font-name-complex="Georgia"/>
    </style:style>
    <style:style style:name="P2556" style:parent-style-name="Normal" style:family="paragraph">
      <style:paragraph-properties fo:margin-top="0.1666in" fo:margin-bottom="0.0833in"/>
    </style:style>
    <style:style style:name="T2557" style:parent-style-name="Fonteparág.padrão" style:family="text">
      <style:text-properties style:font-name="Georgia" style:font-name-asian="Georgia" style:font-name-complex="Georgia"/>
    </style:style>
    <style:style style:name="P2558" style:parent-style-name="Normal" style:family="paragraph">
      <style:paragraph-properties fo:margin-top="0.1666in" fo:margin-bottom="0.0833in"/>
    </style:style>
    <style:style style:name="T2559" style:parent-style-name="Fonteparág.padrão" style:family="text">
      <style:text-properties style:font-name="Georgia" style:font-name-asian="Georgia" style:font-name-complex="Georgia"/>
    </style:style>
    <style:style style:name="P2560" style:parent-style-name="Normal" style:family="paragraph">
      <style:paragraph-properties fo:margin-top="0.1666in" fo:margin-bottom="0.0833in"/>
    </style:style>
    <style:style style:name="T2561" style:parent-style-name="Fonteparág.padrão" style:family="text">
      <style:text-properties style:font-name="Georgia" style:font-name-asian="Georgia" style:font-name-complex="Georgia"/>
    </style:style>
    <style:style style:name="P2562" style:parent-style-name="Normal" style:family="paragraph">
      <style:paragraph-properties fo:margin-top="0.1666in" fo:margin-bottom="0.0833in"/>
    </style:style>
    <style:style style:name="T2563" style:parent-style-name="Fonteparág.padrão" style:family="text">
      <style:text-properties style:font-name="Georgia" style:font-name-asian="Georgia" style:font-name-complex="Georgia"/>
    </style:style>
    <style:style style:name="P2564" style:parent-style-name="Normal" style:family="paragraph">
      <style:paragraph-properties fo:margin-top="0.1666in" fo:margin-bottom="0.0833in"/>
    </style:style>
    <style:style style:name="T2565" style:parent-style-name="Fonteparág.padrão" style:family="text">
      <style:text-properties style:font-name="Georgia" style:font-name-asian="Georgia" style:font-name-complex="Georgia"/>
    </style:style>
    <style:style style:name="P2566" style:parent-style-name="Normal" style:family="paragraph">
      <style:paragraph-properties fo:margin-top="0.1666in" fo:margin-bottom="0.0833in"/>
    </style:style>
    <style:style style:name="T2567" style:parent-style-name="Fonteparág.padrão" style:family="text">
      <style:text-properties style:font-name="Georgia" style:font-name-asian="Georgia" style:font-name-complex="Georgia"/>
    </style:style>
    <style:style style:name="P2568" style:parent-style-name="Normal" style:family="paragraph">
      <style:paragraph-properties fo:margin-top="0.1666in" fo:margin-bottom="0.0833in"/>
    </style:style>
    <style:style style:name="T2569" style:parent-style-name="Fonteparág.padrão" style:family="text">
      <style:text-properties style:font-name="Georgia" style:font-name-asian="Georgia" style:font-name-complex="Georgia"/>
    </style:style>
    <style:style style:name="P2570" style:parent-style-name="Normal" style:family="paragraph">
      <style:paragraph-properties fo:margin-top="0.1666in" fo:margin-bottom="0.0833in"/>
    </style:style>
    <style:style style:name="T2571" style:parent-style-name="Fonteparág.padrão" style:family="text">
      <style:text-properties style:font-name="Georgia" style:font-name-asian="Georgia" style:font-name-complex="Georgia"/>
    </style:style>
    <style:style style:name="P2572" style:parent-style-name="Normal" style:family="paragraph">
      <style:paragraph-properties fo:margin-top="0.1666in" fo:margin-bottom="0.0833in"/>
    </style:style>
    <style:style style:name="T2573" style:parent-style-name="Fonteparág.padrão" style:family="text">
      <style:text-properties style:font-name="Georgia" style:font-name-asian="Georgia" style:font-name-complex="Georgia"/>
    </style:style>
    <style:style style:name="P2574" style:parent-style-name="Normal" style:family="paragraph">
      <style:paragraph-properties fo:margin-top="0.1666in" fo:margin-bottom="0.0833in"/>
    </style:style>
    <style:style style:name="T2575" style:parent-style-name="Fonteparág.padrão" style:family="text">
      <style:text-properties style:font-name="Georgia" style:font-name-asian="Georgia" style:font-name-complex="Georgia"/>
    </style:style>
    <style:style style:name="P2576" style:parent-style-name="Normal" style:family="paragraph">
      <style:paragraph-properties fo:margin-top="0.1666in" fo:margin-bottom="0.0833in"/>
    </style:style>
    <style:style style:name="T2577" style:parent-style-name="Fonteparág.padrão" style:family="text">
      <style:text-properties style:font-name="Georgia" style:font-name-asian="Georgia" style:font-name-complex="Georgia"/>
    </style:style>
    <style:style style:name="P2578" style:parent-style-name="Normal" style:family="paragraph">
      <style:paragraph-properties fo:margin-top="0.1666in" fo:margin-bottom="0.0833in"/>
    </style:style>
    <style:style style:name="T2579" style:parent-style-name="Fonteparág.padrão" style:family="text">
      <style:text-properties style:font-name="Georgia" style:font-name-asian="Georgia" style:font-name-complex="Georgia"/>
    </style:style>
    <style:style style:name="P2580" style:parent-style-name="Normal" style:family="paragraph">
      <style:paragraph-properties fo:margin-top="0.1666in" fo:margin-bottom="0.0833in"/>
    </style:style>
    <style:style style:name="T2581" style:parent-style-name="Fonteparág.padrão" style:family="text">
      <style:text-properties style:font-name="Georgia" style:font-name-asian="Georgia" style:font-name-complex="Georgia"/>
    </style:style>
    <style:style style:name="T2582" style:parent-style-name="Fonteparág.padrão" style:family="text">
      <style:text-properties style:font-name="Georgia" style:font-name-asian="Georgia" style:font-name-complex="Georgia"/>
    </style:style>
    <style:style style:name="T2583" style:parent-style-name="Fonteparág.padrão" style:family="text">
      <style:text-properties style:font-name="Georgia" style:font-name-asian="Georgia" style:font-name-complex="Georgia"/>
    </style:style>
    <style:style style:name="P2584" style:parent-style-name="Normal" style:family="paragraph">
      <style:paragraph-properties fo:margin-top="0.1666in" fo:margin-bottom="0.0833in"/>
    </style:style>
    <style:style style:name="T2585" style:parent-style-name="Fonteparág.padrão" style:family="text">
      <style:text-properties style:font-name="Georgia" style:font-name-asian="Georgia" style:font-name-complex="Georgia"/>
    </style:style>
    <style:style style:name="P2586" style:parent-style-name="Normal" style:family="paragraph">
      <style:paragraph-properties fo:margin-top="0.1666in" fo:margin-bottom="0.0833in"/>
    </style:style>
    <style:style style:name="T2587" style:parent-style-name="Fonteparág.padrão" style:family="text">
      <style:text-properties style:font-name="Georgia" style:font-name-asian="Georgia" style:font-name-complex="Georgia"/>
    </style:style>
    <style:style style:name="P2588" style:parent-style-name="Normal" style:family="paragraph">
      <style:paragraph-properties fo:margin-top="0.1666in" fo:margin-bottom="0.0833in"/>
    </style:style>
    <style:style style:name="T2589" style:parent-style-name="Fonteparág.padrão" style:family="text">
      <style:text-properties style:font-name="Georgia" style:font-name-asian="Georgia" style:font-name-complex="Georgia"/>
    </style:style>
    <style:style style:name="P2590" style:parent-style-name="Normal" style:family="paragraph">
      <style:paragraph-properties fo:margin-top="0.1666in" fo:margin-bottom="0.0833in"/>
    </style:style>
    <style:style style:name="T2591" style:parent-style-name="Fonteparág.padrão" style:family="text">
      <style:text-properties style:font-name="Georgia" style:font-name-asian="Georgia" style:font-name-complex="Georgia"/>
    </style:style>
    <style:style style:name="P2592" style:parent-style-name="Normal" style:family="paragraph">
      <style:paragraph-properties fo:margin-top="0.1666in" fo:margin-bottom="0.0833in"/>
    </style:style>
    <style:style style:name="T2593" style:parent-style-name="Fonteparág.padrão" style:family="text">
      <style:text-properties style:font-name="Georgia" style:font-name-asian="Georgia" style:font-name-complex="Georgia"/>
    </style:style>
    <style:style style:name="P2594" style:parent-style-name="Normal" style:family="paragraph">
      <style:paragraph-properties fo:margin-top="0.1666in" fo:margin-bottom="0.0833in"/>
    </style:style>
    <style:style style:name="T2595" style:parent-style-name="Fonteparág.padrão" style:family="text">
      <style:text-properties style:font-name="Georgia" style:font-name-asian="Georgia" style:font-name-complex="Georgia"/>
    </style:style>
    <style:style style:name="P2596" style:parent-style-name="Normal" style:family="paragraph">
      <style:paragraph-properties fo:margin-top="0.1666in" fo:margin-bottom="0.0833in"/>
    </style:style>
    <style:style style:name="T2597" style:parent-style-name="Fonteparág.padrão" style:family="text">
      <style:text-properties style:font-name="Georgia" style:font-name-asian="Georgia" style:font-name-complex="Georgia"/>
    </style:style>
    <style:style style:name="P2598" style:parent-style-name="Normal" style:family="paragraph">
      <style:paragraph-properties fo:margin-top="0.1666in" fo:margin-bottom="0.0833in"/>
    </style:style>
    <style:style style:name="T2599" style:parent-style-name="Fonteparág.padrão" style:family="text">
      <style:text-properties style:font-name="Georgia" style:font-name-asian="Georgia" style:font-name-complex="Georgia"/>
    </style:style>
    <style:style style:name="P2600" style:parent-style-name="Normal" style:family="paragraph">
      <style:paragraph-properties fo:margin-top="0.1666in" fo:margin-bottom="0.0833in"/>
    </style:style>
    <style:style style:name="T2601" style:parent-style-name="Fonteparág.padrão" style:family="text">
      <style:text-properties style:font-name="Georgia" style:font-name-asian="Georgia" style:font-name-complex="Georgia"/>
    </style:style>
    <style:style style:name="P2602" style:parent-style-name="Normal" style:family="paragraph">
      <style:paragraph-properties fo:margin-top="0.1666in" fo:margin-bottom="0.0833in"/>
    </style:style>
    <style:style style:name="T2603" style:parent-style-name="Fonteparág.padrão" style:family="text">
      <style:text-properties style:font-name="Georgia" style:font-name-asian="Georgia" style:font-name-complex="Georgia"/>
    </style:style>
    <style:style style:name="P2604" style:parent-style-name="Normal" style:family="paragraph">
      <style:paragraph-properties fo:margin-top="0.1666in" fo:margin-bottom="0.0833in"/>
    </style:style>
    <style:style style:name="T2605" style:parent-style-name="Fonteparág.padrão" style:family="text">
      <style:text-properties style:font-name="Georgia" style:font-name-asian="Georgia" style:font-name-complex="Georgia"/>
    </style:style>
    <style:style style:name="P2606" style:parent-style-name="Normal" style:family="paragraph">
      <style:paragraph-properties fo:margin-top="0.1666in" fo:margin-bottom="0.0833in"/>
    </style:style>
    <style:style style:name="T2607" style:parent-style-name="Fonteparág.padrão" style:family="text">
      <style:text-properties style:font-name="Georgia" style:font-name-asian="Georgia" style:font-name-complex="Georgia"/>
    </style:style>
    <style:style style:name="P2608" style:parent-style-name="Normal" style:family="paragraph">
      <style:paragraph-properties fo:margin-top="0.1666in" fo:margin-bottom="0.0833in"/>
    </style:style>
    <style:style style:name="T2609" style:parent-style-name="Fonteparág.padrão" style:family="text">
      <style:text-properties style:font-name="Georgia" style:font-name-asian="Georgia" style:font-name-complex="Georgia"/>
    </style:style>
    <style:style style:name="P2610" style:parent-style-name="Normal" style:family="paragraph">
      <style:paragraph-properties fo:margin-top="0.1666in" fo:margin-bottom="0.0833in"/>
    </style:style>
    <style:style style:name="T2611" style:parent-style-name="Fonteparág.padrão" style:family="text">
      <style:text-properties style:font-name="Georgia" style:font-name-asian="Georgia" style:font-name-complex="Georgia"/>
    </style:style>
    <style:style style:name="P2612" style:parent-style-name="Normal" style:family="paragraph">
      <style:paragraph-properties fo:margin-top="0.1666in" fo:margin-bottom="0.0833in"/>
    </style:style>
    <style:style style:name="T2613" style:parent-style-name="Fonteparág.padrão" style:family="text">
      <style:text-properties style:font-name="Georgia" style:font-name-asian="Georgia" style:font-name-complex="Georgia"/>
    </style:style>
    <style:style style:name="P2614" style:parent-style-name="Normal" style:family="paragraph">
      <style:paragraph-properties fo:margin-top="0.1666in" fo:margin-bottom="0.0833in"/>
    </style:style>
    <style:style style:name="T2615" style:parent-style-name="Fonteparág.padrão" style:family="text">
      <style:text-properties style:font-name="Georgia" style:font-name-asian="Georgia" style:font-name-complex="Georgia"/>
    </style:style>
    <style:style style:name="P2616" style:parent-style-name="Normal" style:family="paragraph">
      <style:paragraph-properties fo:margin-top="0.1666in" fo:margin-bottom="0.0833in"/>
    </style:style>
    <style:style style:name="T2617" style:parent-style-name="Fonteparág.padrão" style:family="text">
      <style:text-properties style:font-name="Georgia" style:font-name-asian="Georgia" style:font-name-complex="Georgia"/>
    </style:style>
    <style:style style:name="P2618" style:parent-style-name="Normal" style:family="paragraph">
      <style:paragraph-properties fo:margin-top="0.1666in" fo:margin-bottom="0.0833in"/>
    </style:style>
    <style:style style:name="T2619" style:parent-style-name="Fonteparág.padrão" style:family="text">
      <style:text-properties style:font-name="Georgia" style:font-name-asian="Georgia" style:font-name-complex="Georgia"/>
    </style:style>
    <style:style style:name="P2620" style:parent-style-name="Normal" style:family="paragraph">
      <style:paragraph-properties fo:margin-top="0.1666in" fo:margin-bottom="0.0833in"/>
    </style:style>
    <style:style style:name="T2621" style:parent-style-name="Fonteparág.padrão" style:family="text">
      <style:text-properties style:font-name="Georgia" style:font-name-asian="Georgia" style:font-name-complex="Georgia"/>
    </style:style>
    <style:style style:name="P2622" style:parent-style-name="Normal" style:family="paragraph">
      <style:paragraph-properties fo:margin-top="0.1666in" fo:margin-bottom="0.0833in"/>
    </style:style>
    <style:style style:name="T2623" style:parent-style-name="Fonteparág.padrão" style:family="text">
      <style:text-properties style:font-name="Georgia" style:font-name-asian="Georgia" style:font-name-complex="Georgia"/>
    </style:style>
    <style:style style:name="P2624" style:parent-style-name="Normal" style:family="paragraph">
      <style:paragraph-properties fo:margin-top="0.1666in" fo:margin-bottom="0.0833in"/>
    </style:style>
    <style:style style:name="T2625" style:parent-style-name="Fonteparág.padrão" style:family="text">
      <style:text-properties style:font-name="Georgia" style:font-name-asian="Georgia" style:font-name-complex="Georgia"/>
    </style:style>
    <style:style style:name="P2626" style:parent-style-name="Normal" style:family="paragraph">
      <style:paragraph-properties fo:margin-top="0.1666in" fo:margin-bottom="0.0833in"/>
    </style:style>
    <style:style style:name="T2627" style:parent-style-name="Fonteparág.padrão" style:family="text">
      <style:text-properties style:font-name="Georgia" style:font-name-asian="Georgia" style:font-name-complex="Georgia"/>
    </style:style>
    <style:style style:name="P2628" style:parent-style-name="Normal" style:family="paragraph">
      <style:paragraph-properties fo:margin-top="0.1666in" fo:margin-bottom="0.0833in"/>
    </style:style>
    <style:style style:name="T2629" style:parent-style-name="Fonteparág.padrão" style:family="text">
      <style:text-properties style:font-name="Georgia" style:font-name-asian="Georgia" style:font-name-complex="Georgia"/>
    </style:style>
    <style:style style:name="P2630" style:parent-style-name="Normal" style:family="paragraph">
      <style:paragraph-properties fo:margin-top="0.1666in" fo:margin-bottom="0.0833in"/>
    </style:style>
    <style:style style:name="T2631" style:parent-style-name="Fonteparág.padrão" style:family="text">
      <style:text-properties style:font-name="Georgia" style:font-name-asian="Georgia" style:font-name-complex="Georgia"/>
    </style:style>
    <style:style style:name="P2632" style:parent-style-name="Normal" style:family="paragraph">
      <style:paragraph-properties fo:margin-top="0.1666in" fo:margin-bottom="0.0833in"/>
    </style:style>
    <style:style style:name="T2633" style:parent-style-name="Fonteparág.padrão" style:family="text">
      <style:text-properties style:font-name="Georgia" style:font-name-asian="Georgia" style:font-name-complex="Georgia"/>
    </style:style>
    <style:style style:name="P2634" style:parent-style-name="Normal" style:family="paragraph">
      <style:paragraph-properties fo:margin-top="0.1666in" fo:margin-bottom="0.0833in"/>
    </style:style>
    <style:style style:name="T2635" style:parent-style-name="Fonteparág.padrão" style:family="text">
      <style:text-properties style:font-name="Georgia" style:font-name-asian="Georgia" style:font-name-complex="Georgia"/>
    </style:style>
    <style:style style:name="P2636" style:parent-style-name="Normal" style:family="paragraph">
      <style:paragraph-properties fo:margin-top="0.1666in" fo:margin-bottom="0.0833in"/>
    </style:style>
    <style:style style:name="T2637" style:parent-style-name="Fonteparág.padrão" style:family="text">
      <style:text-properties style:font-name="Georgia" style:font-name-asian="Georgia" style:font-name-complex="Georgia"/>
    </style:style>
    <style:style style:name="P2638" style:parent-style-name="Normal" style:family="paragraph">
      <style:paragraph-properties fo:margin-top="0.1666in" fo:margin-bottom="0.0833in"/>
    </style:style>
    <style:style style:name="T2639" style:parent-style-name="Fonteparág.padrão" style:family="text">
      <style:text-properties style:font-name="Georgia" style:font-name-asian="Georgia" style:font-name-complex="Georgia"/>
    </style:style>
    <style:style style:name="P2640" style:parent-style-name="Normal" style:family="paragraph">
      <style:paragraph-properties fo:margin-top="0.1666in" fo:margin-bottom="0.0833in"/>
    </style:style>
    <style:style style:name="T2641" style:parent-style-name="Fonteparág.padrão" style:family="text">
      <style:text-properties style:font-name="Georgia" style:font-name-asian="Georgia" style:font-name-complex="Georgia"/>
    </style:style>
    <style:style style:name="P2642" style:parent-style-name="Normal" style:family="paragraph">
      <style:paragraph-properties fo:margin-top="0.1666in" fo:margin-bottom="0.0833in"/>
    </style:style>
    <style:style style:name="T2643" style:parent-style-name="Fonteparág.padrão" style:family="text">
      <style:text-properties style:font-name="Georgia" style:font-name-asian="Georgia" style:font-name-complex="Georgia"/>
    </style:style>
    <style:style style:name="P2644" style:parent-style-name="Normal" style:family="paragraph">
      <style:paragraph-properties fo:margin-top="0.1666in" fo:margin-bottom="0.0833in"/>
    </style:style>
    <style:style style:name="T2645" style:parent-style-name="Fonteparág.padrão" style:family="text">
      <style:text-properties style:font-name="Georgia" style:font-name-asian="Georgia" style:font-name-complex="Georgia"/>
    </style:style>
    <style:style style:name="P2646" style:parent-style-name="Normal" style:family="paragraph">
      <style:paragraph-properties fo:margin-top="0.1666in" fo:margin-bottom="0.0833in"/>
    </style:style>
    <style:style style:name="T2647" style:parent-style-name="Fonteparág.padrão" style:family="text">
      <style:text-properties style:font-name="Georgia" style:font-name-asian="Georgia" style:font-name-complex="Georgia"/>
    </style:style>
    <style:style style:name="P2648" style:parent-style-name="Normal" style:family="paragraph">
      <style:paragraph-properties fo:margin-top="0.1666in" fo:margin-bottom="0.0833in"/>
    </style:style>
    <style:style style:name="T2649" style:parent-style-name="Fonteparág.padrão" style:family="text">
      <style:text-properties style:font-name="Georgia" style:font-name-asian="Georgia" style:font-name-complex="Georgia"/>
    </style:style>
    <style:style style:name="P2650" style:parent-style-name="Normal" style:family="paragraph">
      <style:paragraph-properties fo:margin-top="0.1666in" fo:margin-bottom="0.0833in"/>
    </style:style>
    <style:style style:name="T2651" style:parent-style-name="Fonteparág.padrão" style:family="text">
      <style:text-properties style:font-name="Georgia" style:font-name-asian="Georgia" style:font-name-complex="Georgia"/>
    </style:style>
    <style:style style:name="P2652" style:parent-style-name="Normal" style:family="paragraph">
      <style:paragraph-properties fo:margin-top="0.1666in" fo:margin-bottom="0.0833in"/>
    </style:style>
    <style:style style:name="T2653" style:parent-style-name="Fonteparág.padrão" style:family="text">
      <style:text-properties style:font-name="Georgia" style:font-name-asian="Georgia" style:font-name-complex="Georgia"/>
    </style:style>
    <style:style style:name="P2654" style:parent-style-name="Normal" style:family="paragraph">
      <style:paragraph-properties fo:margin-top="0.1666in" fo:margin-bottom="0.0833in"/>
    </style:style>
    <style:style style:name="T2655" style:parent-style-name="Fonteparág.padrão" style:family="text">
      <style:text-properties style:font-name="Georgia" style:font-name-asian="Georgia" style:font-name-complex="Georgia"/>
    </style:style>
    <style:style style:name="P2656" style:parent-style-name="Normal" style:family="paragraph">
      <style:paragraph-properties fo:margin-top="0.1666in" fo:margin-bottom="0.0833in"/>
    </style:style>
    <style:style style:name="T2657" style:parent-style-name="Fonteparág.padrão" style:family="text">
      <style:text-properties style:font-name="Georgia" style:font-name-asian="Georgia" style:font-name-complex="Georgia"/>
    </style:style>
    <style:style style:name="P2658" style:parent-style-name="Normal" style:family="paragraph">
      <style:paragraph-properties fo:margin-top="0.1666in" fo:margin-bottom="0.0833in"/>
    </style:style>
    <style:style style:name="T2659" style:parent-style-name="Fonteparág.padrão" style:family="text">
      <style:text-properties style:font-name="Georgia" style:font-name-asian="Georgia" style:font-name-complex="Georgia"/>
    </style:style>
    <style:style style:name="P2660" style:parent-style-name="Normal" style:family="paragraph">
      <style:paragraph-properties fo:margin-top="0.1666in" fo:margin-bottom="0.0833in"/>
    </style:style>
    <style:style style:name="T2661" style:parent-style-name="Fonteparág.padrão" style:family="text">
      <style:text-properties style:font-name="Georgia" style:font-name-asian="Georgia" style:font-name-complex="Georgia"/>
    </style:style>
    <style:style style:name="P2662" style:parent-style-name="Normal" style:family="paragraph">
      <style:paragraph-properties fo:margin-top="0.1666in" fo:margin-bottom="0.0833in"/>
    </style:style>
    <style:style style:name="T2663" style:parent-style-name="Fonteparág.padrão" style:family="text">
      <style:text-properties style:font-name="Georgia" style:font-name-asian="Georgia" style:font-name-complex="Georgia"/>
    </style:style>
    <style:style style:name="P2664" style:parent-style-name="Normal" style:family="paragraph">
      <style:paragraph-properties fo:margin-top="0.1666in" fo:margin-bottom="0.0833in"/>
    </style:style>
    <style:style style:name="T2665" style:parent-style-name="Fonteparág.padrão" style:family="text">
      <style:text-properties style:font-name="Georgia" style:font-name-asian="Georgia" style:font-name-complex="Georgia"/>
    </style:style>
    <style:style style:name="P2666" style:parent-style-name="Normal" style:family="paragraph">
      <style:paragraph-properties fo:margin-top="0.1666in" fo:margin-bottom="0.0833in"/>
    </style:style>
    <style:style style:name="T2667" style:parent-style-name="Fonteparág.padrão" style:family="text">
      <style:text-properties style:font-name="Georgia" style:font-name-asian="Georgia" style:font-name-complex="Georgia"/>
    </style:style>
    <style:style style:name="P2668" style:parent-style-name="Normal" style:family="paragraph">
      <style:paragraph-properties fo:margin-top="0.1666in" fo:margin-bottom="0.0833in"/>
    </style:style>
    <style:style style:name="T2669" style:parent-style-name="Fonteparág.padrão" style:family="text">
      <style:text-properties style:font-name="Georgia" style:font-name-asian="Georgia" style:font-name-complex="Georgia"/>
    </style:style>
    <style:style style:name="P2670" style:parent-style-name="Normal" style:family="paragraph">
      <style:paragraph-properties fo:margin-top="0.1666in" fo:margin-bottom="0.0833in"/>
    </style:style>
    <style:style style:name="T2671" style:parent-style-name="Fonteparág.padrão" style:family="text">
      <style:text-properties style:font-name="Georgia" style:font-name-asian="Georgia" style:font-name-complex="Georgia"/>
    </style:style>
    <style:style style:name="P2672" style:parent-style-name="Normal" style:family="paragraph">
      <style:paragraph-properties fo:margin-top="0.1666in" fo:margin-bottom="0.0833in"/>
    </style:style>
    <style:style style:name="T2673" style:parent-style-name="Fonteparág.padrão" style:family="text">
      <style:text-properties style:font-name="Georgia" style:font-name-asian="Georgia" style:font-name-complex="Georgia"/>
    </style:style>
    <style:style style:name="P2674" style:parent-style-name="Normal" style:family="paragraph">
      <style:paragraph-properties fo:margin-top="0.1666in" fo:margin-bottom="0.0833in"/>
    </style:style>
    <style:style style:name="T2675" style:parent-style-name="Fonteparág.padrão" style:family="text">
      <style:text-properties style:font-name="Georgia" style:font-name-asian="Georgia" style:font-name-complex="Georgia"/>
    </style:style>
    <style:style style:name="P2676" style:parent-style-name="Normal" style:family="paragraph">
      <style:paragraph-properties fo:margin-top="0.1666in" fo:margin-bottom="0.0833in"/>
    </style:style>
    <style:style style:name="T2677" style:parent-style-name="Fonteparág.padrão" style:family="text">
      <style:text-properties style:font-name="Georgia" style:font-name-asian="Georgia" style:font-name-complex="Georgia"/>
    </style:style>
    <style:style style:name="T2678" style:parent-style-name="Fonteparág.padrão" style:family="text">
      <style:text-properties style:font-name="Georgia" style:font-name-asian="Georgia" style:font-name-complex="Georgia"/>
    </style:style>
    <style:style style:name="T2679" style:parent-style-name="Fonteparág.padrão" style:family="text">
      <style:text-properties style:font-name="Georgia" style:font-name-asian="Georgia" style:font-name-complex="Georgia"/>
    </style:style>
    <style:style style:name="P2680" style:parent-style-name="Normal" style:family="paragraph">
      <style:paragraph-properties fo:margin-top="0.1666in" fo:margin-bottom="0.0833in"/>
    </style:style>
    <style:style style:name="T2681" style:parent-style-name="Fonteparág.padrão" style:family="text">
      <style:text-properties style:font-name="Georgia" style:font-name-asian="Georgia" style:font-name-complex="Georgia"/>
    </style:style>
    <style:style style:name="P2682" style:parent-style-name="Normal" style:family="paragraph">
      <style:paragraph-properties fo:margin-top="0.1666in" fo:margin-bottom="0.0833in"/>
    </style:style>
    <style:style style:name="T2683" style:parent-style-name="Fonteparág.padrão" style:family="text">
      <style:text-properties style:font-name="Georgia" style:font-name-asian="Georgia" style:font-name-complex="Georgia"/>
    </style:style>
    <style:style style:name="P2684" style:parent-style-name="Normal" style:family="paragraph">
      <style:paragraph-properties fo:margin-top="0.1666in" fo:margin-bottom="0.0833in"/>
    </style:style>
    <style:style style:name="T2685" style:parent-style-name="Fonteparág.padrão" style:family="text">
      <style:text-properties style:font-name="Georgia" style:font-name-asian="Georgia" style:font-name-complex="Georgia"/>
    </style:style>
    <style:style style:name="P2686" style:parent-style-name="Normal" style:family="paragraph">
      <style:paragraph-properties fo:margin-top="0.1666in" fo:margin-bottom="0.0833in"/>
    </style:style>
    <style:style style:name="T2687" style:parent-style-name="Fonteparág.padrão" style:family="text">
      <style:text-properties style:font-name="Georgia" style:font-name-asian="Georgia" style:font-name-complex="Georgia"/>
    </style:style>
    <style:style style:name="P2688" style:parent-style-name="Normal" style:family="paragraph">
      <style:paragraph-properties fo:margin-top="0.1666in" fo:margin-bottom="0.0833in"/>
    </style:style>
    <style:style style:name="T2689" style:parent-style-name="Fonteparág.padrão" style:family="text">
      <style:text-properties style:font-name="Georgia" style:font-name-asian="Georgia" style:font-name-complex="Georgia"/>
    </style:style>
    <style:style style:name="P2690" style:parent-style-name="Normal" style:family="paragraph">
      <style:paragraph-properties fo:margin-top="0.1666in" fo:margin-bottom="0.0833in"/>
    </style:style>
    <style:style style:name="T2691" style:parent-style-name="Fonteparág.padrão" style:family="text">
      <style:text-properties style:font-name="Georgia" style:font-name-asian="Georgia" style:font-name-complex="Georgia"/>
    </style:style>
    <style:style style:name="P2692" style:parent-style-name="Normal" style:family="paragraph">
      <style:paragraph-properties fo:margin-top="0.1666in" fo:margin-bottom="0.0833in"/>
    </style:style>
    <style:style style:name="T2693" style:parent-style-name="Fonteparág.padrão" style:family="text">
      <style:text-properties style:font-name="Georgia" style:font-name-asian="Georgia" style:font-name-complex="Georgia"/>
    </style:style>
    <style:style style:name="P2694" style:parent-style-name="Normal" style:family="paragraph">
      <style:paragraph-properties fo:margin-top="0.1666in" fo:margin-bottom="0.0833in"/>
    </style:style>
    <style:style style:name="T2695" style:parent-style-name="Fonteparág.padrão" style:family="text">
      <style:text-properties style:font-name="Georgia" style:font-name-asian="Georgia" style:font-name-complex="Georgia"/>
    </style:style>
    <style:style style:name="P2696" style:parent-style-name="Normal" style:family="paragraph">
      <style:paragraph-properties fo:margin-top="0.1666in" fo:margin-bottom="0.0833in"/>
    </style:style>
    <style:style style:name="T2697" style:parent-style-name="Fonteparág.padrão" style:family="text">
      <style:text-properties style:font-name="Georgia" style:font-name-asian="Georgia" style:font-name-complex="Georgia"/>
    </style:style>
    <style:style style:name="P2698" style:parent-style-name="Normal" style:family="paragraph">
      <style:paragraph-properties fo:margin-top="0.1666in" fo:margin-bottom="0.0833in"/>
    </style:style>
    <style:style style:name="T2699" style:parent-style-name="Fonteparág.padrão" style:family="text">
      <style:text-properties style:font-name="Georgia" style:font-name-asian="Georgia" style:font-name-complex="Georgia"/>
    </style:style>
    <style:style style:name="P2700" style:parent-style-name="Normal" style:family="paragraph">
      <style:paragraph-properties fo:margin-top="0.1666in" fo:margin-bottom="0.0833in"/>
    </style:style>
    <style:style style:name="T2701" style:parent-style-name="Fonteparág.padrão" style:family="text">
      <style:text-properties style:font-name="Georgia" style:font-name-asian="Georgia" style:font-name-complex="Georgia"/>
    </style:style>
    <style:style style:name="P2702" style:parent-style-name="Normal" style:family="paragraph">
      <style:paragraph-properties fo:margin-top="0.1666in" fo:margin-bottom="0.0833in"/>
    </style:style>
    <style:style style:name="T2703" style:parent-style-name="Fonteparág.padrão" style:family="text">
      <style:text-properties style:font-name="Georgia" style:font-name-asian="Georgia" style:font-name-complex="Georgia"/>
    </style:style>
    <style:style style:name="P2704" style:parent-style-name="Normal" style:family="paragraph">
      <style:paragraph-properties fo:margin-top="0.1666in" fo:margin-bottom="0.0833in"/>
    </style:style>
    <style:style style:name="T2705" style:parent-style-name="Fonteparág.padrão" style:family="text">
      <style:text-properties style:font-name="Georgia" style:font-name-asian="Georgia" style:font-name-complex="Georgia"/>
    </style:style>
    <style:style style:name="P2706" style:parent-style-name="Normal" style:family="paragraph">
      <style:paragraph-properties fo:margin-top="0.1666in" fo:margin-bottom="0.0833in"/>
    </style:style>
    <style:style style:name="T2707" style:parent-style-name="Fonteparág.padrão" style:family="text">
      <style:text-properties style:font-name="Georgia" style:font-name-asian="Georgia" style:font-name-complex="Georgia"/>
    </style:style>
    <style:style style:name="P2708" style:parent-style-name="Normal" style:family="paragraph">
      <style:paragraph-properties fo:margin-top="0.1666in" fo:margin-bottom="0.0833in"/>
    </style:style>
    <style:style style:name="T2709" style:parent-style-name="Fonteparág.padrão" style:family="text">
      <style:text-properties style:font-name="Georgia" style:font-name-asian="Georgia" style:font-name-complex="Georgia"/>
    </style:style>
    <style:style style:name="P2710" style:parent-style-name="Normal" style:family="paragraph">
      <style:paragraph-properties fo:margin-top="0.1666in" fo:margin-bottom="0.0833in"/>
    </style:style>
    <style:style style:name="T2711" style:parent-style-name="Fonteparág.padrão" style:family="text">
      <style:text-properties style:font-name="Georgia" style:font-name-asian="Georgia" style:font-name-complex="Georgia"/>
    </style:style>
    <style:style style:name="P2712" style:parent-style-name="Normal" style:family="paragraph">
      <style:paragraph-properties fo:margin-top="0.1666in" fo:margin-bottom="0.0833in"/>
    </style:style>
    <style:style style:name="T2713" style:parent-style-name="Fonteparág.padrão" style:family="text">
      <style:text-properties style:font-name="Georgia" style:font-name-asian="Georgia" style:font-name-complex="Georgia"/>
    </style:style>
    <style:style style:name="P2714" style:parent-style-name="Normal" style:family="paragraph">
      <style:paragraph-properties fo:margin-top="0.1666in" fo:margin-bottom="0.0833in"/>
    </style:style>
    <style:style style:name="T2715" style:parent-style-name="Fonteparág.padrão" style:family="text">
      <style:text-properties style:font-name="Georgia" style:font-name-asian="Georgia" style:font-name-complex="Georgia"/>
    </style:style>
    <style:style style:name="P2716" style:parent-style-name="Normal" style:family="paragraph">
      <style:paragraph-properties fo:margin-top="0.1666in" fo:margin-bottom="0.0833in"/>
    </style:style>
    <style:style style:name="T2717" style:parent-style-name="Fonteparág.padrão" style:family="text">
      <style:text-properties style:font-name="Georgia" style:font-name-asian="Georgia" style:font-name-complex="Georgia"/>
    </style:style>
    <style:style style:name="P2718" style:parent-style-name="Normal" style:family="paragraph">
      <style:paragraph-properties fo:margin-top="0.1666in" fo:margin-bottom="0.0833in"/>
    </style:style>
    <style:style style:name="T2719" style:parent-style-name="Fonteparág.padrão" style:family="text">
      <style:text-properties style:font-name="Georgia" style:font-name-asian="Georgia" style:font-name-complex="Georgia"/>
    </style:style>
    <style:style style:name="P2720" style:parent-style-name="Normal" style:family="paragraph">
      <style:paragraph-properties fo:margin-top="0.1666in" fo:margin-bottom="0.0833in"/>
    </style:style>
    <style:style style:name="T2721" style:parent-style-name="Fonteparág.padrão" style:family="text">
      <style:text-properties style:font-name="Georgia" style:font-name-asian="Georgia" style:font-name-complex="Georgia"/>
    </style:style>
    <style:style style:name="P2722" style:parent-style-name="Normal" style:family="paragraph">
      <style:paragraph-properties fo:margin-top="0.1666in" fo:margin-bottom="0.0833in"/>
    </style:style>
    <style:style style:name="T2723" style:parent-style-name="Fonteparág.padrão" style:family="text">
      <style:text-properties style:font-name="Georgia" style:font-name-asian="Georgia" style:font-name-complex="Georgia"/>
    </style:style>
    <style:style style:name="P2724" style:parent-style-name="Normal" style:family="paragraph">
      <style:paragraph-properties fo:margin-top="0.1666in" fo:margin-bottom="0.0833in"/>
    </style:style>
    <style:style style:name="T2725" style:parent-style-name="Fonteparág.padrão" style:family="text">
      <style:text-properties style:font-name="Georgia" style:font-name-asian="Georgia" style:font-name-complex="Georgia"/>
    </style:style>
    <style:style style:name="P2726" style:parent-style-name="Normal" style:family="paragraph">
      <style:paragraph-properties fo:margin-top="0.1666in" fo:margin-bottom="0.0833in"/>
    </style:style>
    <style:style style:name="T2727" style:parent-style-name="Fonteparág.padrão" style:family="text">
      <style:text-properties style:font-name="Georgia" style:font-name-asian="Georgia" style:font-name-complex="Georgia"/>
    </style:style>
    <style:style style:name="P2728" style:parent-style-name="Normal" style:family="paragraph">
      <style:paragraph-properties fo:margin-top="0.1666in" fo:margin-bottom="0.0833in"/>
    </style:style>
    <style:style style:name="T2729" style:parent-style-name="Fonteparág.padrão" style:family="text">
      <style:text-properties style:font-name="Georgia" style:font-name-asian="Georgia" style:font-name-complex="Georgia"/>
    </style:style>
    <style:style style:name="P2730" style:parent-style-name="Normal" style:family="paragraph">
      <style:paragraph-properties fo:margin-top="0.1666in" fo:margin-bottom="0.0833in"/>
    </style:style>
    <style:style style:name="T2731" style:parent-style-name="Fonteparág.padrão" style:family="text">
      <style:text-properties style:font-name="Georgia" style:font-name-asian="Georgia" style:font-name-complex="Georgia"/>
    </style:style>
    <style:style style:name="P2732" style:parent-style-name="Normal" style:family="paragraph">
      <style:paragraph-properties fo:margin-top="0.1666in" fo:margin-bottom="0.0833in"/>
    </style:style>
    <style:style style:name="T2733" style:parent-style-name="Fonteparág.padrão" style:family="text">
      <style:text-properties style:font-name="Georgia" style:font-name-asian="Georgia" style:font-name-complex="Georgia"/>
    </style:style>
    <style:style style:name="P2734" style:parent-style-name="Normal" style:family="paragraph">
      <style:paragraph-properties fo:margin-top="0.1666in" fo:margin-bottom="0.0833in"/>
    </style:style>
    <style:style style:name="T2735" style:parent-style-name="Fonteparág.padrão" style:family="text">
      <style:text-properties style:font-name="Georgia" style:font-name-asian="Georgia" style:font-name-complex="Georgia"/>
    </style:style>
    <style:style style:name="P2736" style:parent-style-name="Normal" style:family="paragraph">
      <style:paragraph-properties fo:margin-top="0.1666in" fo:margin-bottom="0.0833in"/>
    </style:style>
    <style:style style:name="T2737" style:parent-style-name="Fonteparág.padrão" style:family="text">
      <style:text-properties style:font-name="Georgia" style:font-name-asian="Georgia" style:font-name-complex="Georgia"/>
    </style:style>
    <style:style style:name="P2738" style:parent-style-name="Normal" style:family="paragraph">
      <style:paragraph-properties fo:margin-top="0.1666in" fo:margin-bottom="0.0833in"/>
    </style:style>
    <style:style style:name="T2739" style:parent-style-name="Fonteparág.padrão" style:family="text">
      <style:text-properties style:font-name="Georgia" style:font-name-asian="Georgia" style:font-name-complex="Georgia"/>
    </style:style>
    <style:style style:name="P2740" style:parent-style-name="Normal" style:family="paragraph">
      <style:paragraph-properties fo:margin-top="0.1666in" fo:margin-bottom="0.0833in"/>
    </style:style>
    <style:style style:name="T2741" style:parent-style-name="Fonteparág.padrão" style:family="text">
      <style:text-properties style:font-name="Georgia" style:font-name-asian="Georgia" style:font-name-complex="Georgia"/>
    </style:style>
    <style:style style:name="P2742" style:parent-style-name="Normal" style:family="paragraph">
      <style:paragraph-properties fo:margin-top="0.1666in" fo:margin-bottom="0.0833in"/>
    </style:style>
    <style:style style:name="T2743" style:parent-style-name="Fonteparág.padrão" style:family="text">
      <style:text-properties style:font-name="Georgia" style:font-name-asian="Georgia" style:font-name-complex="Georgia"/>
    </style:style>
    <style:style style:name="P2744" style:parent-style-name="Normal" style:family="paragraph">
      <style:paragraph-properties fo:margin-top="0.1666in" fo:margin-bottom="0.0833in"/>
    </style:style>
    <style:style style:name="T2745" style:parent-style-name="Fonteparág.padrão" style:family="text">
      <style:text-properties style:font-name="Georgia" style:font-name-asian="Georgia" style:font-name-complex="Georgia"/>
    </style:style>
    <style:style style:name="T2746" style:parent-style-name="Fonteparág.padrão" style:family="text">
      <style:text-properties style:font-name="Georgia" style:font-name-asian="Georgia" style:font-name-complex="Georgia"/>
    </style:style>
    <style:style style:name="P2747" style:parent-style-name="Normal" style:family="paragraph">
      <style:paragraph-properties fo:margin-top="0.1666in" fo:margin-bottom="0.0833in"/>
    </style:style>
    <style:style style:name="T2748" style:parent-style-name="Fonteparág.padrão" style:family="text">
      <style:text-properties style:font-name="Georgia" style:font-name-asian="Georgia" style:font-name-complex="Georgia"/>
    </style:style>
    <style:style style:name="P2749" style:parent-style-name="Normal" style:family="paragraph">
      <style:paragraph-properties fo:margin-top="0.1666in" fo:margin-bottom="0.0833in"/>
    </style:style>
    <style:style style:name="T2750" style:parent-style-name="Fonteparág.padrão" style:family="text">
      <style:text-properties style:font-name="Georgia" style:font-name-asian="Georgia" style:font-name-complex="Georgia"/>
    </style:style>
    <style:style style:name="P2751" style:parent-style-name="Normal" style:family="paragraph">
      <style:paragraph-properties fo:margin-top="0.1666in" fo:margin-bottom="0.0833in"/>
    </style:style>
    <style:style style:name="T2752" style:parent-style-name="Fonteparág.padrão" style:family="text">
      <style:text-properties style:font-name="Georgia" style:font-name-asian="Georgia" style:font-name-complex="Georgia"/>
    </style:style>
    <style:style style:name="P2753" style:parent-style-name="Normal" style:family="paragraph">
      <style:paragraph-properties fo:margin-top="0.1666in" fo:margin-bottom="0.0833in"/>
    </style:style>
    <style:style style:name="T2754" style:parent-style-name="Fonteparág.padrão" style:family="text">
      <style:text-properties style:font-name="Georgia" style:font-name-asian="Georgia" style:font-name-complex="Georgia"/>
    </style:style>
    <style:style style:name="P2755" style:parent-style-name="Normal" style:family="paragraph">
      <style:paragraph-properties fo:margin-top="0.1666in" fo:margin-bottom="0.0833in"/>
    </style:style>
    <style:style style:name="T2756" style:parent-style-name="Fonteparág.padrão" style:family="text">
      <style:text-properties style:font-name="Georgia" style:font-name-asian="Georgia" style:font-name-complex="Georgia"/>
    </style:style>
    <style:style style:name="P2757" style:parent-style-name="Normal" style:family="paragraph">
      <style:paragraph-properties fo:margin-top="0.1666in" fo:margin-bottom="0.0833in"/>
    </style:style>
    <style:style style:name="T2758" style:parent-style-name="Fonteparág.padrão" style:family="text">
      <style:text-properties style:font-name="Georgia" style:font-name-asian="Georgia" style:font-name-complex="Georgia"/>
    </style:style>
    <style:style style:name="P2759" style:parent-style-name="Normal" style:family="paragraph">
      <style:paragraph-properties fo:margin-top="0.1666in" fo:margin-bottom="0.0833in"/>
    </style:style>
    <style:style style:name="T2760" style:parent-style-name="Fonteparág.padrão" style:family="text">
      <style:text-properties style:font-name="Georgia" style:font-name-asian="Georgia" style:font-name-complex="Georgia"/>
    </style:style>
    <style:style style:name="P2761" style:parent-style-name="Normal" style:family="paragraph">
      <style:paragraph-properties fo:margin-top="0.1666in" fo:margin-bottom="0.0833in"/>
    </style:style>
    <style:style style:name="T2762" style:parent-style-name="Fonteparág.padrão" style:family="text">
      <style:text-properties style:font-name="Georgia" style:font-name-asian="Georgia" style:font-name-complex="Georgia"/>
    </style:style>
    <style:style style:name="P2763" style:parent-style-name="Normal" style:family="paragraph">
      <style:paragraph-properties fo:margin-top="0.1666in" fo:margin-bottom="0.0833in"/>
    </style:style>
    <style:style style:name="T2764" style:parent-style-name="Fonteparág.padrão" style:family="text">
      <style:text-properties style:font-name="Georgia" style:font-name-asian="Georgia" style:font-name-complex="Georgia"/>
    </style:style>
    <style:style style:name="P2765" style:parent-style-name="Normal" style:family="paragraph">
      <style:paragraph-properties fo:margin-top="0.1666in" fo:margin-bottom="0.0833in"/>
    </style:style>
    <style:style style:name="T2766" style:parent-style-name="Fonteparág.padrão" style:family="text">
      <style:text-properties style:font-name="Georgia" style:font-name-asian="Georgia" style:font-name-complex="Georgia"/>
    </style:style>
    <style:style style:name="P2767" style:parent-style-name="Normal" style:family="paragraph">
      <style:paragraph-properties fo:margin-top="0.1666in" fo:margin-bottom="0.0833in"/>
    </style:style>
    <style:style style:name="T2768" style:parent-style-name="Fonteparág.padrão" style:family="text">
      <style:text-properties style:font-name="Georgia" style:font-name-asian="Georgia" style:font-name-complex="Georgia"/>
    </style:style>
    <style:style style:name="P2769" style:parent-style-name="Normal" style:family="paragraph">
      <style:paragraph-properties fo:margin-top="0.1666in" fo:margin-bottom="0.0833in"/>
    </style:style>
    <style:style style:name="T2770" style:parent-style-name="Fonteparág.padrão" style:family="text">
      <style:text-properties style:font-name="Georgia" style:font-name-asian="Georgia" style:font-name-complex="Georgia"/>
    </style:style>
    <style:style style:name="P2771" style:parent-style-name="Normal" style:family="paragraph">
      <style:paragraph-properties fo:margin-top="0.1666in" fo:margin-bottom="0.0833in"/>
    </style:style>
    <style:style style:name="T2772" style:parent-style-name="Fonteparág.padrão" style:family="text">
      <style:text-properties style:font-name="Georgia" style:font-name-asian="Georgia" style:font-name-complex="Georgia"/>
    </style:style>
    <style:style style:name="P2773" style:parent-style-name="Normal" style:family="paragraph">
      <style:paragraph-properties fo:margin-top="0.1666in" fo:margin-bottom="0.0833in"/>
    </style:style>
    <style:style style:name="T2774" style:parent-style-name="Fonteparág.padrão" style:family="text">
      <style:text-properties style:font-name="Georgia" style:font-name-asian="Georgia" style:font-name-complex="Georgia"/>
    </style:style>
    <style:style style:name="P2775" style:parent-style-name="Normal" style:family="paragraph">
      <style:paragraph-properties fo:margin-top="0.1666in" fo:margin-bottom="0.0833in"/>
    </style:style>
    <style:style style:name="T2776" style:parent-style-name="Fonteparág.padrão" style:family="text">
      <style:text-properties style:font-name="Georgia" style:font-name-asian="Georgia" style:font-name-complex="Georgia"/>
    </style:style>
    <style:style style:name="P2777" style:parent-style-name="Normal" style:family="paragraph">
      <style:paragraph-properties fo:margin-top="0.1666in" fo:margin-bottom="0.0833in"/>
    </style:style>
    <style:style style:name="T2778" style:parent-style-name="Fonteparág.padrão" style:family="text">
      <style:text-properties style:font-name="Georgia" style:font-name-asian="Georgia" style:font-name-complex="Georgia"/>
    </style:style>
    <style:style style:name="P2779" style:parent-style-name="Normal" style:family="paragraph">
      <style:paragraph-properties fo:margin-top="0.1666in" fo:margin-bottom="0.0833in"/>
    </style:style>
    <style:style style:name="T2780" style:parent-style-name="Fonteparág.padrão" style:family="text">
      <style:text-properties style:font-name="Georgia" style:font-name-asian="Georgia" style:font-name-complex="Georgia"/>
    </style:style>
    <style:style style:name="P2781" style:parent-style-name="Normal" style:family="paragraph">
      <style:paragraph-properties fo:margin-top="0.1666in" fo:margin-bottom="0.0833in"/>
    </style:style>
    <style:style style:name="T2782" style:parent-style-name="Fonteparág.padrão" style:family="text">
      <style:text-properties style:font-name="Georgia" style:font-name-asian="Georgia" style:font-name-complex="Georgia"/>
    </style:style>
    <style:style style:name="P2783" style:parent-style-name="Normal" style:family="paragraph">
      <style:paragraph-properties fo:margin-top="0.1666in" fo:margin-bottom="0.0833in"/>
    </style:style>
    <style:style style:name="T2784" style:parent-style-name="Fonteparág.padrão" style:family="text">
      <style:text-properties style:font-name="Georgia" style:font-name-asian="Georgia" style:font-name-complex="Georgia"/>
    </style:style>
    <style:style style:name="P2785" style:parent-style-name="Normal" style:family="paragraph">
      <style:paragraph-properties fo:margin-top="0.1666in" fo:margin-bottom="0.0833in"/>
    </style:style>
    <style:style style:name="T2786" style:parent-style-name="Fonteparág.padrão" style:family="text">
      <style:text-properties style:font-name="Georgia" style:font-name-asian="Georgia" style:font-name-complex="Georgia"/>
    </style:style>
    <style:style style:name="P2787" style:parent-style-name="Normal" style:family="paragraph">
      <style:paragraph-properties fo:margin-top="0.1666in" fo:margin-bottom="0.0833in"/>
    </style:style>
    <style:style style:name="T2788" style:parent-style-name="Fonteparág.padrão" style:family="text">
      <style:text-properties style:font-name="Georgia" style:font-name-asian="Georgia" style:font-name-complex="Georgia"/>
    </style:style>
    <style:style style:name="P2789" style:parent-style-name="Normal" style:family="paragraph">
      <style:paragraph-properties fo:margin-top="0.1666in" fo:margin-bottom="0.0833in"/>
    </style:style>
    <style:style style:name="T2790" style:parent-style-name="Fonteparág.padrão" style:family="text">
      <style:text-properties style:font-name="Georgia" style:font-name-asian="Georgia" style:font-name-complex="Georgia"/>
    </style:style>
    <style:style style:name="P2791" style:parent-style-name="Normal" style:family="paragraph">
      <style:paragraph-properties fo:margin-top="0.1666in" fo:margin-bottom="0.0833in"/>
    </style:style>
    <style:style style:name="T2792" style:parent-style-name="Fonteparág.padrão" style:family="text">
      <style:text-properties style:font-name="Georgia" style:font-name-asian="Georgia" style:font-name-complex="Georgia"/>
    </style:style>
    <style:style style:name="P2793" style:parent-style-name="Normal" style:family="paragraph">
      <style:paragraph-properties fo:margin-top="0.1666in" fo:margin-bottom="0.0833in"/>
    </style:style>
    <style:style style:name="T2794" style:parent-style-name="Fonteparág.padrão" style:family="text">
      <style:text-properties style:font-name="Georgia" style:font-name-asian="Georgia" style:font-name-complex="Georgia"/>
    </style:style>
    <style:style style:name="P2795" style:parent-style-name="Normal" style:family="paragraph">
      <style:paragraph-properties fo:margin-top="0.1666in" fo:margin-bottom="0.0833in"/>
    </style:style>
    <style:style style:name="T2796" style:parent-style-name="Fonteparág.padrão" style:family="text">
      <style:text-properties style:font-name="Georgia" style:font-name-asian="Georgia" style:font-name-complex="Georgia"/>
    </style:style>
    <style:style style:name="P2797" style:parent-style-name="Normal" style:family="paragraph">
      <style:paragraph-properties fo:margin-top="0.1666in" fo:margin-bottom="0.0833in"/>
    </style:style>
    <style:style style:name="T2798" style:parent-style-name="Fonteparág.padrão" style:family="text">
      <style:text-properties style:font-name="Georgia" style:font-name-asian="Georgia" style:font-name-complex="Georgia"/>
    </style:style>
    <style:style style:name="P2799" style:parent-style-name="Normal" style:family="paragraph">
      <style:paragraph-properties fo:margin-top="0.1666in" fo:margin-bottom="0.0833in"/>
    </style:style>
    <style:style style:name="T2800" style:parent-style-name="Fonteparág.padrão" style:family="text">
      <style:text-properties style:font-name="Georgia" style:font-name-asian="Georgia" style:font-name-complex="Georgia"/>
    </style:style>
    <style:style style:name="P2801" style:parent-style-name="Normal" style:family="paragraph">
      <style:paragraph-properties fo:margin-top="0.1666in" fo:margin-bottom="0.0833in"/>
    </style:style>
    <style:style style:name="T2802" style:parent-style-name="Fonteparág.padrão" style:family="text">
      <style:text-properties style:font-name="Georgia" style:font-name-asian="Georgia" style:font-name-complex="Georgia"/>
    </style:style>
    <style:style style:name="P2803" style:parent-style-name="Normal" style:family="paragraph">
      <style:paragraph-properties fo:margin-top="0.1666in" fo:margin-bottom="0.0833in"/>
    </style:style>
    <style:style style:name="T2804" style:parent-style-name="Fonteparág.padrão" style:family="text">
      <style:text-properties style:font-name="Georgia" style:font-name-asian="Georgia" style:font-name-complex="Georgia"/>
    </style:style>
    <style:style style:name="P2805" style:parent-style-name="Normal" style:family="paragraph">
      <style:paragraph-properties fo:margin-top="0.1666in" fo:margin-bottom="0.0833in"/>
    </style:style>
    <style:style style:name="T2806" style:parent-style-name="Fonteparág.padrão" style:family="text">
      <style:text-properties style:font-name="Georgia" style:font-name-asian="Georgia" style:font-name-complex="Georgia"/>
    </style:style>
    <style:style style:name="P2807" style:parent-style-name="Normal" style:family="paragraph">
      <style:paragraph-properties fo:margin-top="0.1666in" fo:margin-bottom="0.0833in"/>
    </style:style>
    <style:style style:name="T2808" style:parent-style-name="Fonteparág.padrão" style:family="text">
      <style:text-properties style:font-name="Georgia" style:font-name-asian="Georgia" style:font-name-complex="Georgia"/>
    </style:style>
    <style:style style:name="P2809" style:parent-style-name="Normal" style:family="paragraph">
      <style:paragraph-properties fo:margin-top="0.1666in" fo:margin-bottom="0.0833in"/>
    </style:style>
    <style:style style:name="T2810" style:parent-style-name="Fonteparág.padrão" style:family="text">
      <style:text-properties style:font-name="Georgia" style:font-name-asian="Georgia" style:font-name-complex="Georgia"/>
    </style:style>
    <style:style style:name="P2811" style:parent-style-name="Normal" style:family="paragraph">
      <style:paragraph-properties fo:margin-top="0.1666in" fo:margin-bottom="0.0833in"/>
    </style:style>
    <style:style style:name="T2812" style:parent-style-name="Fonteparág.padrão" style:family="text">
      <style:text-properties style:font-name="Georgia" style:font-name-asian="Georgia" style:font-name-complex="Georgia"/>
    </style:style>
    <style:style style:name="P2813" style:parent-style-name="Normal" style:family="paragraph">
      <style:paragraph-properties fo:margin-top="0.1666in" fo:margin-bottom="0.0833in"/>
    </style:style>
    <style:style style:name="T2814" style:parent-style-name="Fonteparág.padrão" style:family="text">
      <style:text-properties style:font-name="Georgia" style:font-name-asian="Georgia" style:font-name-complex="Georgia"/>
    </style:style>
    <style:style style:name="T2815" style:parent-style-name="Fonteparág.padrão" style:family="text">
      <style:text-properties style:font-name="Georgia" style:font-name-asian="Georgia" style:font-name-complex="Georgia"/>
    </style:style>
    <style:style style:name="T2816" style:parent-style-name="Fonteparág.padrão" style:family="text">
      <style:text-properties style:font-name="Georgia" style:font-name-asian="Georgia" style:font-name-complex="Georgia"/>
    </style:style>
    <style:style style:name="P2817" style:parent-style-name="Normal" style:family="paragraph">
      <style:paragraph-properties fo:margin-top="0.1666in" fo:margin-bottom="0.0833in"/>
    </style:style>
    <style:style style:name="T2818" style:parent-style-name="Fonteparág.padrão" style:family="text">
      <style:text-properties style:font-name="Georgia" style:font-name-asian="Georgia" style:font-name-complex="Georgia"/>
    </style:style>
    <style:style style:name="P2819" style:parent-style-name="Normal" style:family="paragraph">
      <style:paragraph-properties fo:margin-top="0.1666in" fo:margin-bottom="0.0833in"/>
    </style:style>
    <style:style style:name="T2820" style:parent-style-name="Fonteparág.padrão" style:family="text">
      <style:text-properties style:font-name="Georgia" style:font-name-asian="Georgia" style:font-name-complex="Georgia"/>
    </style:style>
    <style:style style:name="P2821" style:parent-style-name="Normal" style:family="paragraph">
      <style:paragraph-properties fo:margin-top="0.1666in" fo:margin-bottom="0.0833in"/>
    </style:style>
    <style:style style:name="T2822" style:parent-style-name="Fonteparág.padrão" style:family="text">
      <style:text-properties style:font-name="Georgia" style:font-name-asian="Georgia" style:font-name-complex="Georgia"/>
    </style:style>
    <style:style style:name="P2823" style:parent-style-name="Normal" style:family="paragraph">
      <style:paragraph-properties fo:margin-top="0.1666in" fo:margin-bottom="0.0833in"/>
    </style:style>
    <style:style style:name="T2824" style:parent-style-name="Fonteparág.padrão" style:family="text">
      <style:text-properties style:font-name="Georgia" style:font-name-asian="Georgia" style:font-name-complex="Georgia"/>
    </style:style>
    <style:style style:name="P2825" style:parent-style-name="Normal" style:family="paragraph">
      <style:paragraph-properties fo:margin-top="0.1666in" fo:margin-bottom="0.0833in"/>
    </style:style>
    <style:style style:name="T2826" style:parent-style-name="Fonteparág.padrão" style:family="text">
      <style:text-properties style:font-name="Georgia" style:font-name-asian="Georgia" style:font-name-complex="Georgia"/>
    </style:style>
    <style:style style:name="P2827" style:parent-style-name="Normal" style:family="paragraph">
      <style:paragraph-properties fo:margin-top="0.1666in" fo:margin-bottom="0.0833in"/>
    </style:style>
    <style:style style:name="T2828" style:parent-style-name="Fonteparág.padrão" style:family="text">
      <style:text-properties style:font-name="Georgia" style:font-name-asian="Georgia" style:font-name-complex="Georgia"/>
    </style:style>
    <style:style style:name="P2829" style:parent-style-name="Normal" style:family="paragraph">
      <style:paragraph-properties fo:margin-top="0.1666in" fo:margin-bottom="0.0833in"/>
    </style:style>
    <style:style style:name="T2830" style:parent-style-name="Fonteparág.padrão" style:family="text">
      <style:text-properties style:font-name="Georgia" style:font-name-asian="Georgia" style:font-name-complex="Georgia"/>
    </style:style>
    <style:style style:name="P2831" style:parent-style-name="Normal" style:family="paragraph">
      <style:paragraph-properties fo:margin-top="0.1666in" fo:margin-bottom="0.0833in"/>
    </style:style>
    <style:style style:name="T2832" style:parent-style-name="Fonteparág.padrão" style:family="text">
      <style:text-properties style:font-name="Georgia" style:font-name-asian="Georgia" style:font-name-complex="Georgia"/>
    </style:style>
    <style:style style:name="P2833" style:parent-style-name="Normal" style:family="paragraph">
      <style:paragraph-properties fo:margin-top="0.1666in" fo:margin-bottom="0.0833in"/>
    </style:style>
    <style:style style:name="T2834" style:parent-style-name="Fonteparág.padrão" style:family="text">
      <style:text-properties style:font-name="Georgia" style:font-name-asian="Georgia" style:font-name-complex="Georgia"/>
    </style:style>
    <style:style style:name="T2835" style:parent-style-name="Fonteparág.padrão" style:family="text">
      <style:text-properties style:font-name="Georgia" style:font-name-asian="Georgia" style:font-name-complex="Georgia"/>
    </style:style>
    <style:style style:name="P2836" style:parent-style-name="Normal" style:family="paragraph">
      <style:paragraph-properties fo:margin-top="0.1666in" fo:margin-bottom="0.0833in"/>
    </style:style>
    <style:style style:name="T2837" style:parent-style-name="Fonteparág.padrão" style:family="text">
      <style:text-properties style:font-name="Georgia" style:font-name-asian="Georgia" style:font-name-complex="Georgia"/>
    </style:style>
    <style:style style:name="T2838" style:parent-style-name="Fonteparág.padrão" style:family="text">
      <style:text-properties style:font-name="Georgia" style:font-name-asian="Georgia" style:font-name-complex="Georgia"/>
    </style:style>
    <style:style style:name="P2839" style:parent-style-name="Normal" style:family="paragraph">
      <style:paragraph-properties fo:margin-top="0.1666in" fo:margin-bottom="0.0833in"/>
    </style:style>
    <style:style style:name="T2840" style:parent-style-name="Fonteparág.padrão" style:family="text">
      <style:text-properties style:font-name="Georgia" style:font-name-asian="Georgia" style:font-name-complex="Georgia"/>
    </style:style>
    <style:style style:name="P2841" style:parent-style-name="Normal" style:family="paragraph">
      <style:paragraph-properties fo:margin-top="0.1666in" fo:margin-bottom="0.0833in"/>
    </style:style>
    <style:style style:name="T2842" style:parent-style-name="Fonteparág.padrão" style:family="text">
      <style:text-properties style:font-name="Georgia" style:font-name-asian="Georgia" style:font-name-complex="Georgia"/>
    </style:style>
    <style:style style:name="P2843" style:parent-style-name="Normal" style:family="paragraph">
      <style:paragraph-properties fo:margin-top="0.1666in" fo:margin-bottom="0.0833in"/>
    </style:style>
    <style:style style:name="T2844" style:parent-style-name="Fonteparág.padrão" style:family="text">
      <style:text-properties style:font-name="Georgia" style:font-name-asian="Georgia" style:font-name-complex="Georgia"/>
    </style:style>
    <style:style style:name="T2845" style:parent-style-name="Fonteparág.padrão" style:family="text">
      <style:text-properties style:font-name="Georgia" style:font-name-asian="Georgia" style:font-name-complex="Georgia"/>
    </style:style>
    <style:style style:name="P2846" style:parent-style-name="Normal" style:family="paragraph">
      <style:paragraph-properties fo:margin-top="0.1666in" fo:margin-bottom="0.0833in"/>
    </style:style>
    <style:style style:name="T2847" style:parent-style-name="Fonteparág.padrão" style:family="text">
      <style:text-properties style:font-name="Georgia" style:font-name-asian="Georgia" style:font-name-complex="Georgia"/>
    </style:style>
    <style:style style:name="P2848" style:parent-style-name="Normal" style:family="paragraph">
      <style:paragraph-properties fo:margin-top="0.1666in" fo:margin-bottom="0.0833in"/>
    </style:style>
    <style:style style:name="T2849" style:parent-style-name="Fonteparág.padrão" style:family="text">
      <style:text-properties style:font-name="Georgia" style:font-name-asian="Georgia" style:font-name-complex="Georgia"/>
    </style:style>
    <style:style style:name="T2850" style:parent-style-name="Fonteparág.padrão" style:family="text">
      <style:text-properties style:font-name="Georgia" style:font-name-asian="Georgia" style:font-name-complex="Georgia"/>
    </style:style>
    <style:style style:name="T2851" style:parent-style-name="Fonteparág.padrão" style:family="text">
      <style:text-properties style:font-name="Georgia" style:font-name-asian="Georgia" style:font-name-complex="Georgia"/>
    </style:style>
    <style:style style:name="T2852" style:parent-style-name="Fonteparág.padrão" style:family="text">
      <style:text-properties style:font-name="Georgia" style:font-name-asian="Georgia" style:font-name-complex="Georgia"/>
    </style:style>
    <style:style style:name="P2853" style:parent-style-name="Normal" style:family="paragraph">
      <style:paragraph-properties fo:margin-top="0.1666in" fo:margin-bottom="0.0833in"/>
    </style:style>
    <style:style style:name="T2854" style:parent-style-name="Fonteparág.padrão" style:family="text">
      <style:text-properties style:font-name="Georgia" style:font-name-asian="Georgia" style:font-name-complex="Georgia"/>
    </style:style>
    <style:style style:name="P2855" style:parent-style-name="Normal" style:family="paragraph">
      <style:paragraph-properties fo:margin-top="0.1666in" fo:margin-bottom="0.0833in"/>
    </style:style>
    <style:style style:name="T2856" style:parent-style-name="Fonteparág.padrão" style:family="text">
      <style:text-properties style:font-name="Georgia" style:font-name-asian="Georgia" style:font-name-complex="Georgia"/>
    </style:style>
    <style:style style:name="P2857" style:parent-style-name="Normal" style:family="paragraph">
      <style:paragraph-properties fo:margin-top="0.1666in" fo:margin-bottom="0.0833in"/>
    </style:style>
    <style:style style:name="T2858" style:parent-style-name="Fonteparág.padrão" style:family="text">
      <style:text-properties style:font-name="Georgia" style:font-name-asian="Georgia" style:font-name-complex="Georgia"/>
    </style:style>
    <style:style style:name="P2859" style:parent-style-name="Normal" style:family="paragraph">
      <style:paragraph-properties fo:margin-top="0.1666in" fo:margin-bottom="0.0833in"/>
    </style:style>
    <style:style style:name="T2860" style:parent-style-name="Fonteparág.padrão" style:family="text">
      <style:text-properties style:font-name="Georgia" style:font-name-asian="Georgia" style:font-name-complex="Georgia"/>
    </style:style>
    <style:style style:name="T2861" style:parent-style-name="Fonteparág.padrão" style:family="text">
      <style:text-properties style:font-name="Georgia" style:font-name-asian="Georgia" style:font-name-complex="Georgia"/>
    </style:style>
    <style:style style:name="T2862" style:parent-style-name="Fonteparág.padrão" style:family="text">
      <style:text-properties style:font-name="Georgia" style:font-name-asian="Georgia" style:font-name-complex="Georgia"/>
    </style:style>
    <style:style style:name="P2863" style:parent-style-name="Normal" style:family="paragraph">
      <style:paragraph-properties fo:margin-top="0.1666in" fo:margin-bottom="0.0833in"/>
    </style:style>
    <style:style style:name="T2864" style:parent-style-name="Fonteparág.padrão" style:family="text">
      <style:text-properties style:font-name="Georgia" style:font-name-asian="Georgia" style:font-name-complex="Georgia"/>
    </style:style>
    <style:style style:name="P2865" style:parent-style-name="Normal" style:family="paragraph">
      <style:paragraph-properties fo:margin-top="0.1666in" fo:margin-bottom="0.0833in"/>
    </style:style>
    <style:style style:name="T2866" style:parent-style-name="Fonteparág.padrão" style:family="text">
      <style:text-properties style:font-name="Georgia" style:font-name-asian="Georgia" style:font-name-complex="Georgia"/>
    </style:style>
    <style:style style:name="P2867" style:parent-style-name="Normal" style:family="paragraph">
      <style:paragraph-properties fo:margin-top="0.1666in" fo:margin-bottom="0.0833in"/>
    </style:style>
    <style:style style:name="T2868" style:parent-style-name="Fonteparág.padrão" style:family="text">
      <style:text-properties style:font-name="Georgia" style:font-name-asian="Georgia" style:font-name-complex="Georgia"/>
    </style:style>
    <style:style style:name="P2869" style:parent-style-name="Normal" style:family="paragraph">
      <style:paragraph-properties fo:margin-top="0.1666in" fo:margin-bottom="0.0833in"/>
    </style:style>
    <style:style style:name="T2870" style:parent-style-name="Fonteparág.padrão" style:family="text">
      <style:text-properties style:font-name="Georgia" style:font-name-asian="Georgia" style:font-name-complex="Georgia"/>
    </style:style>
    <style:style style:name="P2871" style:parent-style-name="Normal" style:family="paragraph">
      <style:paragraph-properties fo:margin-top="0.1666in" fo:margin-bottom="0.0833in"/>
    </style:style>
    <style:style style:name="T2872" style:parent-style-name="Fonteparág.padrão" style:family="text">
      <style:text-properties style:font-name="Georgia" style:font-name-asian="Georgia" style:font-name-complex="Georgia"/>
    </style:style>
    <style:style style:name="P2873" style:parent-style-name="Normal" style:family="paragraph">
      <style:paragraph-properties fo:margin-top="0.1666in" fo:margin-bottom="0.0833in"/>
    </style:style>
    <style:style style:name="T2874" style:parent-style-name="Fonteparág.padrão" style:family="text">
      <style:text-properties style:font-name="Georgia" style:font-name-asian="Georgia" style:font-name-complex="Georgia"/>
    </style:style>
    <style:style style:name="P2875" style:parent-style-name="Normal" style:family="paragraph">
      <style:paragraph-properties fo:margin-top="0.1666in" fo:margin-bottom="0.0833in"/>
    </style:style>
    <style:style style:name="T2876" style:parent-style-name="Fonteparág.padrão" style:family="text">
      <style:text-properties style:font-name="Georgia" style:font-name-asian="Georgia" style:font-name-complex="Georgia"/>
    </style:style>
    <style:style style:name="P2877" style:parent-style-name="Normal" style:family="paragraph">
      <style:paragraph-properties fo:margin-top="0.1666in" fo:margin-bottom="0.0833in"/>
    </style:style>
    <style:style style:name="T2878" style:parent-style-name="Fonteparág.padrão" style:family="text">
      <style:text-properties style:font-name="Georgia" style:font-name-asian="Georgia" style:font-name-complex="Georgia"/>
    </style:style>
    <style:style style:name="P2879" style:parent-style-name="Normal" style:family="paragraph">
      <style:paragraph-properties fo:margin-top="0.1666in" fo:margin-bottom="0.0833in"/>
    </style:style>
    <style:style style:name="T2880" style:parent-style-name="Fonteparág.padrão" style:family="text">
      <style:text-properties style:font-name="Georgia" style:font-name-asian="Georgia" style:font-name-complex="Georgia"/>
    </style:style>
    <style:style style:name="P2881" style:parent-style-name="Normal" style:family="paragraph">
      <style:paragraph-properties fo:margin-top="0.1666in" fo:margin-bottom="0.0833in"/>
    </style:style>
    <style:style style:name="T2882" style:parent-style-name="Fonteparág.padrão" style:family="text">
      <style:text-properties style:font-name="Georgia" style:font-name-asian="Georgia" style:font-name-complex="Georgia"/>
    </style:style>
    <style:style style:name="P2883" style:parent-style-name="Normal" style:family="paragraph">
      <style:paragraph-properties fo:margin-top="0.1666in" fo:margin-bottom="0.0833in"/>
    </style:style>
    <style:style style:name="T2884" style:parent-style-name="Fonteparág.padrão" style:family="text">
      <style:text-properties style:font-name="Georgia" style:font-name-asian="Georgia" style:font-name-complex="Georgia"/>
    </style:style>
    <style:style style:name="P2885" style:parent-style-name="Normal" style:family="paragraph">
      <style:paragraph-properties fo:margin-top="0.1666in" fo:margin-bottom="0.0833in"/>
    </style:style>
    <style:style style:name="T2886" style:parent-style-name="Fonteparág.padrão" style:family="text">
      <style:text-properties style:font-name="Georgia" style:font-name-asian="Georgia" style:font-name-complex="Georgia"/>
    </style:style>
    <style:style style:name="T2887" style:parent-style-name="Fonteparág.padrão" style:family="text">
      <style:text-properties style:font-name="Georgia" style:font-name-asian="Georgia" style:font-name-complex="Georgia"/>
    </style:style>
    <style:style style:name="P2888" style:parent-style-name="Normal" style:family="paragraph">
      <style:paragraph-properties fo:margin-top="0.1666in" fo:margin-bottom="0.0833in"/>
    </style:style>
    <style:style style:name="T2889" style:parent-style-name="Fonteparág.padrão" style:family="text">
      <style:text-properties style:font-name="Georgia" style:font-name-asian="Georgia" style:font-name-complex="Georgia"/>
    </style:style>
    <style:style style:name="T2890" style:parent-style-name="Fonteparág.padrão" style:family="text">
      <style:text-properties style:font-name="Georgia" style:font-name-asian="Georgia" style:font-name-complex="Georgia"/>
    </style:style>
    <style:style style:name="P2891" style:parent-style-name="Normal" style:family="paragraph">
      <style:paragraph-properties fo:margin-top="0.1666in" fo:margin-bottom="0.0833in"/>
    </style:style>
    <style:style style:name="T2892" style:parent-style-name="Fonteparág.padrão" style:family="text">
      <style:text-properties style:font-name="Georgia" style:font-name-asian="Georgia" style:font-name-complex="Georgia"/>
    </style:style>
    <style:style style:name="P2893" style:parent-style-name="Normal" style:family="paragraph">
      <style:paragraph-properties fo:margin-top="0.1666in" fo:margin-bottom="0.0833in"/>
    </style:style>
    <style:style style:name="T2894" style:parent-style-name="Fonteparág.padrão" style:family="text">
      <style:text-properties style:font-name="Georgia" style:font-name-asian="Georgia" style:font-name-complex="Georgia"/>
    </style:style>
    <style:style style:name="P2895" style:parent-style-name="Título2" style:family="paragraph">
      <style:paragraph-properties fo:margin-top="0.1666in" fo:margin-bottom="0.0833in"/>
    </style:style>
    <style:style style:name="T2896" style:parent-style-name="Fonteparág.padrão" style:family="text">
      <style:text-properties style:font-name="Georgia" style:font-name-asian="Georgia" style:font-name-complex="Georgia" fo:font-size="12pt" style:font-size-asian="12pt" style:font-size-complex="12pt"/>
    </style:style>
    <style:style style:name="P2897" style:parent-style-name="Normal" style:family="paragraph">
      <style:paragraph-properties fo:margin-top="0.0833in" fo:margin-bottom="0.0833in"/>
    </style:style>
    <style:style style:name="T2898" style:parent-style-name="Fonteparág.padrão" style:family="text">
      <style:text-properties style:font-name="Georgia" style:font-name-asian="Georgia" style:font-name-complex="Georgia"/>
    </style:style>
    <style:style style:name="P2899" style:parent-style-name="Normal" style:family="paragraph">
      <style:paragraph-properties fo:margin-top="0.1666in" fo:margin-bottom="0.0833in"/>
    </style:style>
    <style:style style:name="T2900" style:parent-style-name="Fonteparág.padrão" style:family="text">
      <style:text-properties style:font-name="Georgia" style:font-name-asian="Georgia" style:font-name-complex="Georgia"/>
    </style:style>
    <style:style style:name="P2901" style:parent-style-name="Normal" style:family="paragraph">
      <style:paragraph-properties fo:margin-top="0.1666in" fo:margin-bottom="0.0833in"/>
    </style:style>
    <style:style style:name="T2902" style:parent-style-name="Fonteparág.padrão" style:family="text">
      <style:text-properties style:font-name="Georgia" style:font-name-asian="Georgia" style:font-name-complex="Georgia"/>
    </style:style>
    <style:style style:name="P2903" style:parent-style-name="Normal" style:family="paragraph">
      <style:paragraph-properties fo:margin-top="0.1666in" fo:margin-bottom="0.0833in"/>
    </style:style>
    <style:style style:name="T2904" style:parent-style-name="Fonteparág.padrão" style:family="text">
      <style:text-properties style:font-name="Georgia" style:font-name-asian="Georgia" style:font-name-complex="Georgia"/>
    </style:style>
    <style:style style:name="P2905" style:parent-style-name="Normal" style:family="paragraph">
      <style:paragraph-properties fo:margin-top="0.1666in" fo:margin-bottom="0.0833in"/>
    </style:style>
    <style:style style:name="T2906" style:parent-style-name="Fonteparág.padrão" style:family="text">
      <style:text-properties style:font-name="Georgia" style:font-name-asian="Georgia" style:font-name-complex="Georgia"/>
    </style:style>
    <style:style style:name="P2907" style:parent-style-name="Normal" style:family="paragraph">
      <style:paragraph-properties fo:margin-top="0.1666in" fo:margin-bottom="0.0833in"/>
    </style:style>
    <style:style style:name="T2908" style:parent-style-name="Fonteparág.padrão" style:family="text">
      <style:text-properties style:font-name="Georgia" style:font-name-asian="Georgia" style:font-name-complex="Georgia"/>
    </style:style>
    <style:style style:name="P2909" style:parent-style-name="Normal" style:family="paragraph">
      <style:paragraph-properties fo:margin-top="0.1666in" fo:margin-bottom="0.0833in"/>
    </style:style>
    <style:style style:name="T2910" style:parent-style-name="Fonteparág.padrão" style:family="text">
      <style:text-properties style:font-name="Georgia" style:font-name-asian="Georgia" style:font-name-complex="Georgia"/>
    </style:style>
    <style:style style:name="T2911" style:parent-style-name="Fonteparág.padrão" style:family="text">
      <style:text-properties style:font-name="Georgia" style:font-name-asian="Georgia" style:font-name-complex="Georgia"/>
    </style:style>
    <style:style style:name="T2912" style:parent-style-name="Fonteparág.padrão" style:family="text">
      <style:text-properties style:font-name="Georgia" style:font-name-asian="Georgia" style:font-name-complex="Georgia"/>
    </style:style>
    <style:style style:name="P2913" style:parent-style-name="Normal" style:family="paragraph">
      <style:paragraph-properties fo:margin-top="0.1666in" fo:margin-bottom="0.0833in"/>
    </style:style>
    <style:style style:name="T2914" style:parent-style-name="Fonteparág.padrão" style:family="text">
      <style:text-properties style:font-name="Georgia" style:font-name-asian="Georgia" style:font-name-complex="Georgia"/>
    </style:style>
    <style:style style:name="P2915" style:parent-style-name="Normal" style:family="paragraph">
      <style:paragraph-properties fo:margin-top="0.1666in" fo:margin-bottom="0.0833in"/>
    </style:style>
    <style:style style:name="T2916" style:parent-style-name="Fonteparág.padrão" style:family="text">
      <style:text-properties style:font-name="Georgia" style:font-name-asian="Georgia" style:font-name-complex="Georgia"/>
    </style:style>
    <style:style style:name="P2917" style:parent-style-name="Normal" style:family="paragraph">
      <style:paragraph-properties fo:margin-top="0.1666in" fo:margin-bottom="0.0833in"/>
    </style:style>
    <style:style style:name="T2918" style:parent-style-name="Fonteparág.padrão" style:family="text">
      <style:text-properties style:font-name="Georgia" style:font-name-asian="Georgia" style:font-name-complex="Georgia"/>
    </style:style>
    <style:style style:name="P2919" style:parent-style-name="Normal" style:family="paragraph">
      <style:paragraph-properties fo:margin-top="0.1666in" fo:margin-bottom="0.0833in"/>
    </style:style>
    <style:style style:name="T2920" style:parent-style-name="Fonteparág.padrão" style:family="text">
      <style:text-properties style:font-name="Georgia" style:font-name-asian="Georgia" style:font-name-complex="Georgia"/>
    </style:style>
    <style:style style:name="P2921" style:parent-style-name="Normal" style:family="paragraph">
      <style:paragraph-properties fo:margin-top="0.1666in" fo:margin-bottom="0.0833in"/>
    </style:style>
    <style:style style:name="T2922" style:parent-style-name="Fonteparág.padrão" style:family="text">
      <style:text-properties style:font-name="Georgia" style:font-name-asian="Georgia" style:font-name-complex="Georgia"/>
    </style:style>
    <style:style style:name="T2923" style:parent-style-name="Fonteparág.padrão" style:family="text">
      <style:text-properties style:font-name="Georgia" style:font-name-asian="Georgia" style:font-name-complex="Georgia"/>
    </style:style>
    <style:style style:name="T2924" style:parent-style-name="Fonteparág.padrão" style:family="text">
      <style:text-properties style:font-name="Georgia" style:font-name-asian="Georgia" style:font-name-complex="Georgia"/>
    </style:style>
    <style:style style:name="P2925" style:parent-style-name="Normal" style:family="paragraph">
      <style:paragraph-properties fo:margin-top="0.1666in" fo:margin-bottom="0.0833in"/>
    </style:style>
    <style:style style:name="T2926" style:parent-style-name="Fonteparág.padrão" style:family="text">
      <style:text-properties style:font-name="Georgia" style:font-name-asian="Georgia" style:font-name-complex="Georgia"/>
    </style:style>
    <style:style style:name="T2927" style:parent-style-name="Fonteparág.padrão" style:family="text">
      <style:text-properties style:font-name="Georgia" style:font-name-asian="Georgia" style:font-name-complex="Georgia"/>
    </style:style>
    <style:style style:name="T2928" style:parent-style-name="Fonteparág.padrão" style:family="text">
      <style:text-properties style:font-name="Georgia" style:font-name-asian="Georgia" style:font-name-complex="Georgia"/>
    </style:style>
    <style:style style:name="T2929" style:parent-style-name="Fonteparág.padrão" style:family="text">
      <style:text-properties style:font-name="Georgia" style:font-name-asian="Georgia" style:font-name-complex="Georgia"/>
    </style:style>
    <style:style style:name="P2930" style:parent-style-name="Normal" style:family="paragraph">
      <style:paragraph-properties fo:margin-top="0.1666in" fo:margin-bottom="0.0833in"/>
    </style:style>
    <style:style style:name="T2931" style:parent-style-name="Fonteparág.padrão" style:family="text">
      <style:text-properties style:font-name="Georgia" style:font-name-asian="Georgia" style:font-name-complex="Georgia"/>
    </style:style>
    <style:style style:name="P2932" style:parent-style-name="Normal" style:family="paragraph">
      <style:paragraph-properties fo:margin-top="0.1666in" fo:margin-bottom="0.0833in"/>
    </style:style>
    <style:style style:name="T2933" style:parent-style-name="Fonteparág.padrão" style:family="text">
      <style:text-properties style:font-name="Georgia" style:font-name-asian="Georgia" style:font-name-complex="Georgia"/>
    </style:style>
    <style:style style:name="T2934" style:parent-style-name="Fonteparág.padrão" style:family="text">
      <style:text-properties style:font-name="Georgia" style:font-name-asian="Georgia" style:font-name-complex="Georgia"/>
    </style:style>
    <style:style style:name="T2935" style:parent-style-name="Fonteparág.padrão" style:family="text">
      <style:text-properties style:font-name="Georgia" style:font-name-asian="Georgia" style:font-name-complex="Georgia"/>
    </style:style>
    <style:style style:name="P2936" style:parent-style-name="Normal" style:family="paragraph">
      <style:paragraph-properties fo:margin-top="0.1666in" fo:margin-bottom="0.0833in"/>
    </style:style>
    <style:style style:name="T2937" style:parent-style-name="Fonteparág.padrão" style:family="text">
      <style:text-properties style:font-name="Georgia" style:font-name-asian="Georgia" style:font-name-complex="Georgia"/>
    </style:style>
    <style:style style:name="P2938" style:parent-style-name="Normal" style:family="paragraph">
      <style:paragraph-properties fo:margin-top="0.1666in" fo:margin-bottom="0.0833in"/>
    </style:style>
    <style:style style:name="T2939" style:parent-style-name="Fonteparág.padrão" style:family="text">
      <style:text-properties style:font-name="Georgia" style:font-name-asian="Georgia" style:font-name-complex="Georgia"/>
    </style:style>
    <style:style style:name="P2940" style:parent-style-name="Normal" style:family="paragraph">
      <style:paragraph-properties fo:margin-top="0.1666in" fo:margin-bottom="0.0833in"/>
    </style:style>
    <style:style style:name="T2941" style:parent-style-name="Fonteparág.padrão" style:family="text">
      <style:text-properties style:font-name="Georgia" style:font-name-asian="Georgia" style:font-name-complex="Georgia"/>
    </style:style>
    <style:style style:name="T2942" style:parent-style-name="Fonteparág.padrão" style:family="text">
      <style:text-properties style:font-name="Georgia" style:font-name-asian="Georgia" style:font-name-complex="Georgia"/>
    </style:style>
    <style:style style:name="P2943" style:parent-style-name="Normal" style:family="paragraph">
      <style:paragraph-properties fo:margin-top="0.1666in" fo:margin-bottom="0.0833in"/>
    </style:style>
    <style:style style:name="T2944" style:parent-style-name="Fonteparág.padrão" style:family="text">
      <style:text-properties style:font-name="Georgia" style:font-name-asian="Georgia" style:font-name-complex="Georgia"/>
    </style:style>
    <style:style style:name="P2945" style:parent-style-name="Normal" style:family="paragraph">
      <style:paragraph-properties fo:margin-top="0.1666in" fo:margin-bottom="0.0833in"/>
    </style:style>
    <style:style style:name="T2946" style:parent-style-name="Fonteparág.padrão" style:family="text">
      <style:text-properties style:font-name="Georgia" style:font-name-asian="Georgia" style:font-name-complex="Georgia"/>
    </style:style>
    <style:style style:name="P2947" style:parent-style-name="Normal" style:family="paragraph">
      <style:paragraph-properties fo:margin-top="0.1666in" fo:margin-bottom="0.0833in"/>
    </style:style>
    <style:style style:name="T2948" style:parent-style-name="Fonteparág.padrão" style:family="text">
      <style:text-properties style:font-name="Georgia" style:font-name-asian="Georgia" style:font-name-complex="Georgia"/>
    </style:style>
    <style:style style:name="P2949" style:parent-style-name="Normal" style:family="paragraph">
      <style:paragraph-properties fo:margin-top="0.1666in" fo:margin-bottom="0.0833in"/>
    </style:style>
    <style:style style:name="T2950" style:parent-style-name="Fonteparág.padrão" style:family="text">
      <style:text-properties style:font-name="Georgia" style:font-name-asian="Georgia" style:font-name-complex="Georgia"/>
    </style:style>
    <style:style style:name="P2951" style:parent-style-name="Normal" style:family="paragraph">
      <style:paragraph-properties fo:margin-top="0.1666in" fo:margin-bottom="0.0833in"/>
    </style:style>
    <style:style style:name="T2952" style:parent-style-name="Fonteparág.padrão" style:family="text">
      <style:text-properties style:font-name="Georgia" style:font-name-asian="Georgia" style:font-name-complex="Georgia"/>
    </style:style>
    <style:style style:name="P2953" style:parent-style-name="Normal" style:family="paragraph">
      <style:paragraph-properties fo:margin-top="0.1666in" fo:margin-bottom="0.0833in"/>
    </style:style>
    <style:style style:name="T2954" style:parent-style-name="Fonteparág.padrão" style:family="text">
      <style:text-properties style:font-name="Georgia" style:font-name-asian="Georgia" style:font-name-complex="Georgia"/>
    </style:style>
    <style:style style:name="P2955" style:parent-style-name="Normal" style:family="paragraph">
      <style:paragraph-properties fo:margin-top="0.1666in" fo:margin-bottom="0.0833in"/>
    </style:style>
    <style:style style:name="T2956" style:parent-style-name="Fonteparág.padrão" style:family="text">
      <style:text-properties style:font-name="Georgia" style:font-name-asian="Georgia" style:font-name-complex="Georgia"/>
    </style:style>
    <style:style style:name="P2957" style:parent-style-name="Normal" style:family="paragraph">
      <style:paragraph-properties fo:margin-top="0.1666in" fo:margin-bottom="0.0833in"/>
    </style:style>
    <style:style style:name="T2958" style:parent-style-name="Fonteparág.padrão" style:family="text">
      <style:text-properties style:font-name="Georgia" style:font-name-asian="Georgia" style:font-name-complex="Georgia"/>
    </style:style>
    <style:style style:name="P2959" style:parent-style-name="Normal" style:family="paragraph">
      <style:paragraph-properties fo:margin-top="0.1666in" fo:margin-bottom="0.0833in"/>
    </style:style>
    <style:style style:name="T2960" style:parent-style-name="Fonteparág.padrão" style:family="text">
      <style:text-properties style:font-name="Georgia" style:font-name-asian="Georgia" style:font-name-complex="Georgia"/>
    </style:style>
    <style:style style:name="P2961" style:parent-style-name="Normal" style:family="paragraph">
      <style:paragraph-properties fo:margin-top="0.1666in" fo:margin-bottom="0.0833in"/>
    </style:style>
    <style:style style:name="T2962" style:parent-style-name="Fonteparág.padrão" style:family="text">
      <style:text-properties style:font-name="Georgia" style:font-name-asian="Georgia" style:font-name-complex="Georgia"/>
    </style:style>
    <style:style style:name="P2963" style:parent-style-name="Normal" style:family="paragraph">
      <style:paragraph-properties fo:margin-top="0.1666in" fo:margin-bottom="0.0833in"/>
    </style:style>
    <style:style style:name="T2964" style:parent-style-name="Fonteparág.padrão" style:family="text">
      <style:text-properties style:font-name="Georgia" style:font-name-asian="Georgia" style:font-name-complex="Georgia"/>
    </style:style>
    <style:style style:name="T2965" style:parent-style-name="Fonteparág.padrão" style:family="text">
      <style:text-properties style:font-name="Georgia" style:font-name-asian="Georgia" style:font-name-complex="Georgia"/>
    </style:style>
    <style:style style:name="P2966" style:parent-style-name="Normal" style:family="paragraph">
      <style:paragraph-properties fo:margin-top="0.1666in" fo:margin-bottom="0.0833in"/>
    </style:style>
    <style:style style:name="T2967" style:parent-style-name="Fonteparág.padrão" style:family="text">
      <style:text-properties style:font-name="Georgia" style:font-name-asian="Georgia" style:font-name-complex="Georgia"/>
    </style:style>
    <style:style style:name="T2968" style:parent-style-name="Fonteparág.padrão" style:family="text">
      <style:text-properties style:font-name="Georgia" style:font-name-asian="Georgia" style:font-name-complex="Georgia"/>
    </style:style>
    <style:style style:name="P2969" style:parent-style-name="Normal" style:family="paragraph">
      <style:paragraph-properties fo:margin-top="0.1666in" fo:margin-bottom="0.0833in"/>
    </style:style>
    <style:style style:name="T2970" style:parent-style-name="Fonteparág.padrão" style:family="text">
      <style:text-properties style:font-name="Georgia" style:font-name-asian="Georgia" style:font-name-complex="Georgia"/>
    </style:style>
    <style:style style:name="P2971" style:parent-style-name="Normal" style:family="paragraph">
      <style:paragraph-properties fo:margin-top="0.1666in" fo:margin-bottom="0.0833in"/>
    </style:style>
    <style:style style:name="T2972" style:parent-style-name="Fonteparág.padrão" style:family="text">
      <style:text-properties style:font-name="Georgia" style:font-name-asian="Georgia" style:font-name-complex="Georgia"/>
    </style:style>
    <style:style style:name="P2973" style:parent-style-name="Normal" style:family="paragraph">
      <style:paragraph-properties fo:margin-top="0.1666in" fo:margin-bottom="0.0833in"/>
    </style:style>
    <style:style style:name="T2974" style:parent-style-name="Fonteparág.padrão" style:family="text">
      <style:text-properties style:font-name="Georgia" style:font-name-asian="Georgia" style:font-name-complex="Georgia"/>
    </style:style>
    <style:style style:name="T2975" style:parent-style-name="Fonteparág.padrão" style:family="text">
      <style:text-properties style:font-name="Georgia" style:font-name-asian="Georgia" style:font-name-complex="Georgia"/>
    </style:style>
    <style:style style:name="T2976" style:parent-style-name="Fonteparág.padrão" style:family="text">
      <style:text-properties style:font-name="Georgia" style:font-name-asian="Georgia" style:font-name-complex="Georgia"/>
    </style:style>
    <style:style style:name="P2977" style:parent-style-name="Normal" style:family="paragraph">
      <style:paragraph-properties fo:margin-top="0.1666in" fo:margin-bottom="0.0833in"/>
    </style:style>
    <style:style style:name="T2978" style:parent-style-name="Fonteparág.padrão" style:family="text">
      <style:text-properties style:font-name="Georgia" style:font-name-asian="Georgia" style:font-name-complex="Georgia"/>
    </style:style>
    <style:style style:name="T2979" style:parent-style-name="Fonteparág.padrão" style:family="text">
      <style:text-properties style:font-name="Georgia" style:font-name-asian="Georgia" style:font-name-complex="Georgia"/>
    </style:style>
    <style:style style:name="T2980" style:parent-style-name="Fonteparág.padrão" style:family="text">
      <style:text-properties style:font-name="Georgia" style:font-name-asian="Georgia" style:font-name-complex="Georgia"/>
    </style:style>
    <style:style style:name="P2981" style:parent-style-name="Normal" style:family="paragraph">
      <style:paragraph-properties fo:margin-top="0.1666in" fo:margin-bottom="0.0833in"/>
    </style:style>
    <style:style style:name="T2982" style:parent-style-name="Fonteparág.padrão" style:family="text">
      <style:text-properties style:font-name="Georgia" style:font-name-asian="Georgia" style:font-name-complex="Georgia"/>
    </style:style>
    <style:style style:name="P2983" style:parent-style-name="Normal" style:family="paragraph">
      <style:paragraph-properties fo:margin-top="0.1666in" fo:margin-bottom="0.0833in"/>
    </style:style>
    <style:style style:name="T2984" style:parent-style-name="Fonteparág.padrão" style:family="text">
      <style:text-properties style:font-name="Georgia" style:font-name-asian="Georgia" style:font-name-complex="Georgia"/>
    </style:style>
    <style:style style:name="P2985" style:parent-style-name="Normal" style:family="paragraph">
      <style:paragraph-properties fo:margin-top="0.1666in" fo:margin-bottom="0.0833in"/>
    </style:style>
    <style:style style:name="T2986" style:parent-style-name="Fonteparág.padrão" style:family="text">
      <style:text-properties style:font-name="Georgia" style:font-name-asian="Georgia" style:font-name-complex="Georgia"/>
    </style:style>
    <style:style style:name="P2987" style:parent-style-name="Normal" style:family="paragraph">
      <style:paragraph-properties fo:margin-top="0.1666in" fo:margin-bottom="0.0833in"/>
    </style:style>
    <style:style style:name="T2988" style:parent-style-name="Fonteparág.padrão" style:family="text">
      <style:text-properties style:font-name="Georgia" style:font-name-asian="Georgia" style:font-name-complex="Georgia"/>
    </style:style>
    <style:style style:name="T2989" style:parent-style-name="Fonteparág.padrão" style:family="text">
      <style:text-properties style:font-name="Georgia" style:font-name-asian="Georgia" style:font-name-complex="Georgia"/>
    </style:style>
    <style:style style:name="P2990" style:parent-style-name="Normal" style:family="paragraph">
      <style:paragraph-properties fo:margin-top="0.1666in" fo:margin-bottom="0.0833in"/>
    </style:style>
    <style:style style:name="T2991" style:parent-style-name="Fonteparág.padrão" style:family="text">
      <style:text-properties style:font-name="Georgia" style:font-name-asian="Georgia" style:font-name-complex="Georgia"/>
    </style:style>
    <style:style style:name="P2992" style:parent-style-name="Normal" style:family="paragraph">
      <style:paragraph-properties fo:margin-top="0.1666in" fo:margin-bottom="0.0833in"/>
    </style:style>
    <style:style style:name="T2993" style:parent-style-name="Fonteparág.padrão" style:family="text">
      <style:text-properties style:font-name="Georgia" style:font-name-asian="Georgia" style:font-name-complex="Georgia"/>
    </style:style>
    <style:style style:name="P2994" style:parent-style-name="Normal" style:family="paragraph">
      <style:paragraph-properties fo:margin-top="0.1666in" fo:margin-bottom="0.0833in"/>
    </style:style>
    <style:style style:name="T2995" style:parent-style-name="Fonteparág.padrão" style:family="text">
      <style:text-properties style:font-name="Georgia" style:font-name-asian="Georgia" style:font-name-complex="Georgia"/>
    </style:style>
    <style:style style:name="P2996" style:parent-style-name="Normal" style:family="paragraph">
      <style:paragraph-properties fo:margin-top="0.1666in" fo:margin-bottom="0.0833in"/>
    </style:style>
    <style:style style:name="T2997" style:parent-style-name="Fonteparág.padrão" style:family="text">
      <style:text-properties style:font-name="Georgia" style:font-name-asian="Georgia" style:font-name-complex="Georgia"/>
    </style:style>
    <style:style style:name="T2998" style:parent-style-name="Fonteparág.padrão" style:family="text">
      <style:text-properties style:font-name="Georgia" style:font-name-asian="Georgia" style:font-name-complex="Georgia"/>
    </style:style>
    <style:style style:name="P2999" style:parent-style-name="Normal" style:family="paragraph">
      <style:paragraph-properties fo:margin-top="0.1666in" fo:margin-bottom="0.0833in"/>
    </style:style>
    <style:style style:name="T3000" style:parent-style-name="Fonteparág.padrão" style:family="text">
      <style:text-properties style:font-name="Georgia" style:font-name-asian="Georgia" style:font-name-complex="Georgia"/>
    </style:style>
    <style:style style:name="P3001" style:parent-style-name="Normal" style:family="paragraph">
      <style:paragraph-properties fo:margin-top="0.1666in" fo:margin-bottom="0.0833in"/>
    </style:style>
    <style:style style:name="T3002" style:parent-style-name="Fonteparág.padrão" style:family="text">
      <style:text-properties style:font-name="Georgia" style:font-name-asian="Georgia" style:font-name-complex="Georgia"/>
    </style:style>
    <style:style style:name="P3003" style:parent-style-name="Normal" style:family="paragraph">
      <style:paragraph-properties fo:margin-top="0.1666in" fo:margin-bottom="0.0833in"/>
    </style:style>
    <style:style style:name="T3004" style:parent-style-name="Fonteparág.padrão" style:family="text">
      <style:text-properties style:font-name="Georgia" style:font-name-asian="Georgia" style:font-name-complex="Georgia"/>
    </style:style>
    <style:style style:name="T3005" style:parent-style-name="Fonteparág.padrão" style:family="text">
      <style:text-properties style:font-name="Georgia" style:font-name-asian="Georgia" style:font-name-complex="Georgia"/>
    </style:style>
    <style:style style:name="P3006" style:parent-style-name="Normal" style:family="paragraph">
      <style:paragraph-properties fo:margin-top="0.1666in" fo:margin-bottom="0.0833in"/>
    </style:style>
    <style:style style:name="T3007" style:parent-style-name="Fonteparág.padrão" style:family="text">
      <style:text-properties style:font-name="Georgia" style:font-name-asian="Georgia" style:font-name-complex="Georgia"/>
    </style:style>
    <style:style style:name="P3008" style:parent-style-name="Normal" style:family="paragraph">
      <style:paragraph-properties fo:margin-top="0.1666in" fo:margin-bottom="0.0833in"/>
    </style:style>
    <style:style style:name="T3009" style:parent-style-name="Fonteparág.padrão" style:family="text">
      <style:text-properties style:font-name="Georgia" style:font-name-asian="Georgia" style:font-name-complex="Georgia"/>
    </style:style>
    <style:style style:name="P3010" style:parent-style-name="Normal" style:family="paragraph">
      <style:paragraph-properties fo:margin-top="0.1666in" fo:margin-bottom="0.0833in"/>
    </style:style>
    <style:style style:name="T3011" style:parent-style-name="Fonteparág.padrão" style:family="text">
      <style:text-properties style:font-name="Georgia" style:font-name-asian="Georgia" style:font-name-complex="Georgia"/>
    </style:style>
    <style:style style:name="T3012" style:parent-style-name="Fonteparág.padrão" style:family="text">
      <style:text-properties style:font-name="Georgia" style:font-name-asian="Georgia" style:font-name-complex="Georgia"/>
    </style:style>
    <style:style style:name="P3013" style:parent-style-name="Normal" style:family="paragraph">
      <style:paragraph-properties fo:margin-top="0.1666in" fo:margin-bottom="0.0833in"/>
    </style:style>
    <style:style style:name="T3014" style:parent-style-name="Fonteparág.padrão" style:family="text">
      <style:text-properties style:font-name="Georgia" style:font-name-asian="Georgia" style:font-name-complex="Georgia"/>
    </style:style>
    <style:style style:name="P3015" style:parent-style-name="Normal" style:family="paragraph">
      <style:paragraph-properties fo:margin-top="0.1666in" fo:margin-bottom="0.0833in"/>
    </style:style>
    <style:style style:name="T3016" style:parent-style-name="Fonteparág.padrão" style:family="text">
      <style:text-properties style:font-name="Georgia" style:font-name-asian="Georgia" style:font-name-complex="Georgia"/>
    </style:style>
    <style:style style:name="T3017" style:parent-style-name="Fonteparág.padrão" style:family="text">
      <style:text-properties style:font-name="Georgia" style:font-name-asian="Georgia" style:font-name-complex="Georgia"/>
    </style:style>
    <style:style style:name="P3018" style:parent-style-name="Normal" style:family="paragraph">
      <style:paragraph-properties fo:margin-top="0.1666in" fo:margin-bottom="0.0833in"/>
    </style:style>
    <style:style style:name="T3019" style:parent-style-name="Fonteparág.padrão" style:family="text">
      <style:text-properties style:font-name="Georgia" style:font-name-asian="Georgia" style:font-name-complex="Georgia"/>
    </style:style>
    <style:style style:name="P3020" style:parent-style-name="Normal" style:family="paragraph">
      <style:paragraph-properties fo:margin-top="0.1666in" fo:margin-bottom="0.0833in"/>
    </style:style>
    <style:style style:name="T3021" style:parent-style-name="Fonteparág.padrão" style:family="text">
      <style:text-properties style:font-name="Georgia" style:font-name-asian="Georgia" style:font-name-complex="Georgia"/>
    </style:style>
    <style:style style:name="P3022" style:parent-style-name="Normal" style:family="paragraph">
      <style:paragraph-properties fo:margin-top="0.1666in" fo:margin-bottom="0.0833in"/>
    </style:style>
    <style:style style:name="T3023" style:parent-style-name="Fonteparág.padrão" style:family="text">
      <style:text-properties style:font-name="Georgia" style:font-name-asian="Georgia" style:font-name-complex="Georgia"/>
    </style:style>
    <style:style style:name="P3024" style:parent-style-name="Normal" style:family="paragraph">
      <style:paragraph-properties fo:margin-top="0.1666in" fo:margin-bottom="0.0833in"/>
    </style:style>
    <style:style style:name="T3025" style:parent-style-name="Fonteparág.padrão" style:family="text">
      <style:text-properties style:font-name="Georgia" style:font-name-asian="Georgia" style:font-name-complex="Georgia"/>
    </style:style>
    <style:style style:name="P3026" style:parent-style-name="Normal" style:family="paragraph">
      <style:paragraph-properties fo:margin-top="0.1666in" fo:margin-bottom="0.0833in"/>
    </style:style>
    <style:style style:name="T3027" style:parent-style-name="Fonteparág.padrão" style:family="text">
      <style:text-properties style:font-name="Georgia" style:font-name-asian="Georgia" style:font-name-complex="Georgia"/>
    </style:style>
    <style:style style:name="T3028" style:parent-style-name="Fonteparág.padrão" style:family="text">
      <style:text-properties style:font-name="Georgia" style:font-name-asian="Georgia" style:font-name-complex="Georgia"/>
    </style:style>
    <style:style style:name="T3029" style:parent-style-name="Fonteparág.padrão" style:family="text">
      <style:text-properties style:font-name="Georgia" style:font-name-asian="Georgia" style:font-name-complex="Georgia"/>
    </style:style>
    <style:style style:name="P3030" style:parent-style-name="Normal" style:family="paragraph">
      <style:paragraph-properties fo:margin-top="0.1666in" fo:margin-bottom="0.0833in"/>
    </style:style>
    <style:style style:name="T3031" style:parent-style-name="Fonteparág.padrão" style:family="text">
      <style:text-properties style:font-name="Georgia" style:font-name-asian="Georgia" style:font-name-complex="Georgia"/>
    </style:style>
    <style:style style:name="P3032" style:parent-style-name="Normal" style:family="paragraph">
      <style:paragraph-properties fo:margin-top="0.1666in" fo:margin-bottom="0.0833in"/>
    </style:style>
    <style:style style:name="T3033" style:parent-style-name="Fonteparág.padrão" style:family="text">
      <style:text-properties style:font-name="Georgia" style:font-name-asian="Georgia" style:font-name-complex="Georgia"/>
    </style:style>
    <style:style style:name="P3034" style:parent-style-name="Normal" style:family="paragraph">
      <style:paragraph-properties fo:margin-top="0.1666in" fo:margin-bottom="0.0833in"/>
    </style:style>
    <style:style style:name="T3035" style:parent-style-name="Fonteparág.padrão" style:family="text">
      <style:text-properties style:font-name="Georgia" style:font-name-asian="Georgia" style:font-name-complex="Georgia"/>
    </style:style>
    <style:style style:name="T3036" style:parent-style-name="Fonteparág.padrão" style:family="text">
      <style:text-properties style:font-name="Georgia" style:font-name-asian="Georgia" style:font-name-complex="Georgia"/>
    </style:style>
    <style:style style:name="P3037" style:parent-style-name="Normal" style:family="paragraph">
      <style:paragraph-properties fo:margin-top="0.1666in" fo:margin-bottom="0.0833in"/>
    </style:style>
    <style:style style:name="T3038" style:parent-style-name="Fonteparág.padrão" style:family="text">
      <style:text-properties style:font-name="Georgia" style:font-name-asian="Georgia" style:font-name-complex="Georgia"/>
    </style:style>
    <style:style style:name="P3039" style:parent-style-name="Normal" style:family="paragraph">
      <style:paragraph-properties fo:margin-top="0.1666in" fo:margin-bottom="0.0833in"/>
    </style:style>
    <style:style style:name="T3040" style:parent-style-name="Fonteparág.padrão" style:family="text">
      <style:text-properties style:font-name="Georgia" style:font-name-asian="Georgia" style:font-name-complex="Georgia"/>
    </style:style>
    <style:style style:name="P3041" style:parent-style-name="Normal" style:family="paragraph">
      <style:paragraph-properties fo:margin-top="0.1666in" fo:margin-bottom="0.0833in"/>
    </style:style>
    <style:style style:name="T3042" style:parent-style-name="Fonteparág.padrão" style:family="text">
      <style:text-properties style:font-name="Georgia" style:font-name-asian="Georgia" style:font-name-complex="Georgia"/>
    </style:style>
    <style:style style:name="P3043" style:parent-style-name="Normal" style:family="paragraph">
      <style:paragraph-properties fo:margin-top="0.1666in" fo:margin-bottom="0.0833in"/>
    </style:style>
    <style:style style:name="T3044" style:parent-style-name="Fonteparág.padrão" style:family="text">
      <style:text-properties style:font-name="Georgia" style:font-name-asian="Georgia" style:font-name-complex="Georgia"/>
    </style:style>
    <style:style style:name="P3045" style:parent-style-name="Normal" style:family="paragraph">
      <style:paragraph-properties fo:margin-top="0.1666in" fo:margin-bottom="0.0833in"/>
    </style:style>
    <style:style style:name="T3046" style:parent-style-name="Fonteparág.padrão" style:family="text">
      <style:text-properties style:font-name="Georgia" style:font-name-asian="Georgia" style:font-name-complex="Georgia"/>
    </style:style>
    <style:style style:name="P3047" style:parent-style-name="Normal" style:family="paragraph">
      <style:paragraph-properties fo:margin-top="0.1666in" fo:margin-bottom="0.0833in"/>
    </style:style>
    <style:style style:name="T3048" style:parent-style-name="Fonteparág.padrão" style:family="text">
      <style:text-properties style:font-name="Georgia" style:font-name-asian="Georgia" style:font-name-complex="Georgia"/>
    </style:style>
    <style:style style:name="P3049" style:parent-style-name="Normal" style:family="paragraph">
      <style:paragraph-properties fo:margin-top="0.1666in" fo:margin-bottom="0.0833in"/>
    </style:style>
    <style:style style:name="T3050" style:parent-style-name="Fonteparág.padrão" style:family="text">
      <style:text-properties style:font-name="Georgia" style:font-name-asian="Georgia" style:font-name-complex="Georgia"/>
    </style:style>
    <style:style style:name="T3051" style:parent-style-name="Fonteparág.padrão" style:family="text">
      <style:text-properties style:font-name="Georgia" style:font-name-asian="Georgia" style:font-name-complex="Georgia"/>
    </style:style>
    <style:style style:name="T3052" style:parent-style-name="Fonteparág.padrão" style:family="text">
      <style:text-properties style:font-name="Georgia" style:font-name-asian="Georgia" style:font-name-complex="Georgia"/>
    </style:style>
    <style:style style:name="P3053" style:parent-style-name="Normal" style:family="paragraph">
      <style:paragraph-properties fo:margin-top="0.1666in" fo:margin-bottom="0.0833in"/>
    </style:style>
    <style:style style:name="T3054" style:parent-style-name="Fonteparág.padrão" style:family="text">
      <style:text-properties style:font-name="Georgia" style:font-name-asian="Georgia" style:font-name-complex="Georgia"/>
    </style:style>
    <style:style style:name="T3055" style:parent-style-name="Fonteparág.padrão" style:family="text">
      <style:text-properties style:font-name="Georgia" style:font-name-asian="Georgia" style:font-name-complex="Georgia"/>
    </style:style>
    <style:style style:name="P3056" style:parent-style-name="Normal" style:family="paragraph">
      <style:paragraph-properties fo:margin-top="0.1666in" fo:margin-bottom="0.0833in"/>
    </style:style>
    <style:style style:name="T3057" style:parent-style-name="Fonteparág.padrão" style:family="text">
      <style:text-properties style:font-name="Georgia" style:font-name-asian="Georgia" style:font-name-complex="Georgia"/>
    </style:style>
    <style:style style:name="T3058" style:parent-style-name="Fonteparág.padrão" style:family="text">
      <style:text-properties style:font-name="Georgia" style:font-name-asian="Georgia" style:font-name-complex="Georgia"/>
    </style:style>
    <style:style style:name="P3059" style:parent-style-name="Normal" style:family="paragraph">
      <style:paragraph-properties fo:margin-top="0.1666in" fo:margin-bottom="0.0833in"/>
    </style:style>
    <style:style style:name="T3060" style:parent-style-name="Fonteparág.padrão" style:family="text">
      <style:text-properties style:font-name="Georgia" style:font-name-asian="Georgia" style:font-name-complex="Georgia"/>
    </style:style>
    <style:style style:name="P3061" style:parent-style-name="Normal" style:family="paragraph">
      <style:paragraph-properties fo:margin-top="0.1666in" fo:margin-bottom="0.0833in"/>
    </style:style>
    <style:style style:name="T3062" style:parent-style-name="Fonteparág.padrão" style:family="text">
      <style:text-properties style:font-name="Georgia" style:font-name-asian="Georgia" style:font-name-complex="Georgia"/>
    </style:style>
    <style:style style:name="P3063" style:parent-style-name="Normal" style:family="paragraph">
      <style:paragraph-properties fo:margin-top="0.1666in" fo:margin-bottom="0.0833in"/>
    </style:style>
    <style:style style:name="T3064" style:parent-style-name="Fonteparág.padrão" style:family="text">
      <style:text-properties style:font-name="Georgia" style:font-name-asian="Georgia" style:font-name-complex="Georgia"/>
    </style:style>
    <style:style style:name="T3065" style:parent-style-name="Fonteparág.padrão" style:family="text">
      <style:text-properties style:font-name="Georgia" style:font-name-asian="Georgia" style:font-name-complex="Georgia"/>
    </style:style>
    <style:style style:name="P3066" style:parent-style-name="Normal" style:family="paragraph">
      <style:paragraph-properties fo:margin-top="0.1666in" fo:margin-bottom="0.0833in"/>
    </style:style>
    <style:style style:name="T3067" style:parent-style-name="Fonteparág.padrão" style:family="text">
      <style:text-properties style:font-name="Georgia" style:font-name-asian="Georgia" style:font-name-complex="Georgia"/>
    </style:style>
    <style:style style:name="P3068" style:parent-style-name="Normal" style:family="paragraph">
      <style:paragraph-properties fo:margin-top="0.1666in" fo:margin-bottom="0.0833in"/>
    </style:style>
    <style:style style:name="T3069" style:parent-style-name="Fonteparág.padrão" style:family="text">
      <style:text-properties style:font-name="Georgia" style:font-name-asian="Georgia" style:font-name-complex="Georgia"/>
    </style:style>
    <style:style style:name="P3070" style:parent-style-name="Normal" style:family="paragraph">
      <style:paragraph-properties fo:margin-top="0.1666in" fo:margin-bottom="0.0833in"/>
    </style:style>
    <style:style style:name="T3071" style:parent-style-name="Fonteparág.padrão" style:family="text">
      <style:text-properties style:font-name="Georgia" style:font-name-asian="Georgia" style:font-name-complex="Georgia"/>
    </style:style>
    <style:style style:name="P3072" style:parent-style-name="Normal" style:family="paragraph">
      <style:paragraph-properties fo:margin-top="0.1666in" fo:margin-bottom="0.0833in"/>
    </style:style>
    <style:style style:name="T3073" style:parent-style-name="Fonteparág.padrão" style:family="text">
      <style:text-properties style:font-name="Georgia" style:font-name-asian="Georgia" style:font-name-complex="Georgia"/>
    </style:style>
    <style:style style:name="P3074" style:parent-style-name="Normal" style:family="paragraph">
      <style:paragraph-properties fo:margin-top="0.1666in" fo:margin-bottom="0.0833in"/>
    </style:style>
    <style:style style:name="T3075" style:parent-style-name="Fonteparág.padrão" style:family="text">
      <style:text-properties style:font-name="Georgia" style:font-name-asian="Georgia" style:font-name-complex="Georgia"/>
    </style:style>
    <style:style style:name="P3076" style:parent-style-name="Normal" style:family="paragraph">
      <style:paragraph-properties fo:margin-top="0.1666in" fo:margin-bottom="0.0833in"/>
    </style:style>
    <style:style style:name="T3077" style:parent-style-name="Fonteparág.padrão" style:family="text">
      <style:text-properties style:font-name="Georgia" style:font-name-asian="Georgia" style:font-name-complex="Georgia"/>
    </style:style>
    <style:style style:name="T3078" style:parent-style-name="Fonteparág.padrão" style:family="text">
      <style:text-properties style:font-name="Georgia" style:font-name-asian="Georgia" style:font-name-complex="Georgia"/>
    </style:style>
    <style:style style:name="T3079" style:parent-style-name="Fonteparág.padrão" style:family="text">
      <style:text-properties style:font-name="Georgia" style:font-name-asian="Georgia" style:font-name-complex="Georgia"/>
    </style:style>
    <style:style style:name="P3080" style:parent-style-name="Normal" style:family="paragraph">
      <style:paragraph-properties fo:margin-top="0.1666in" fo:margin-bottom="0.0833in"/>
    </style:style>
    <style:style style:name="T3081" style:parent-style-name="Fonteparág.padrão" style:family="text">
      <style:text-properties style:font-name="Georgia" style:font-name-asian="Georgia" style:font-name-complex="Georgia"/>
    </style:style>
    <style:style style:name="P3082" style:parent-style-name="Normal" style:family="paragraph">
      <style:paragraph-properties fo:margin-top="0.1666in" fo:margin-bottom="0.0833in"/>
    </style:style>
    <style:style style:name="T3083" style:parent-style-name="Fonteparág.padrão" style:family="text">
      <style:text-properties style:font-name="Georgia" style:font-name-asian="Georgia" style:font-name-complex="Georgia"/>
    </style:style>
    <style:style style:name="T3084" style:parent-style-name="Fonteparág.padrão" style:family="text">
      <style:text-properties style:font-name="Georgia" style:font-name-asian="Georgia" style:font-name-complex="Georgia"/>
    </style:style>
    <style:style style:name="P3085" style:parent-style-name="Normal" style:family="paragraph">
      <style:paragraph-properties fo:margin-top="0.1666in" fo:margin-bottom="0.0833in"/>
    </style:style>
    <style:style style:name="T3086" style:parent-style-name="Fonteparág.padrão" style:family="text">
      <style:text-properties style:font-name="Georgia" style:font-name-asian="Georgia" style:font-name-complex="Georgia"/>
    </style:style>
    <style:style style:name="P3087" style:parent-style-name="Normal" style:family="paragraph">
      <style:paragraph-properties fo:margin-top="0.1666in" fo:margin-bottom="0.0833in"/>
    </style:style>
    <style:style style:name="T3088" style:parent-style-name="Fonteparág.padrão" style:family="text">
      <style:text-properties style:font-name="Georgia" style:font-name-asian="Georgia" style:font-name-complex="Georgia"/>
    </style:style>
    <style:style style:name="P3089" style:parent-style-name="Normal" style:family="paragraph">
      <style:paragraph-properties fo:margin-top="0.1666in" fo:margin-bottom="0.0833in"/>
    </style:style>
    <style:style style:name="T3090" style:parent-style-name="Fonteparág.padrão" style:family="text">
      <style:text-properties style:font-name="Georgia" style:font-name-asian="Georgia" style:font-name-complex="Georgia"/>
    </style:style>
    <style:style style:name="P3091" style:parent-style-name="Normal" style:family="paragraph">
      <style:paragraph-properties fo:margin-top="0.1666in" fo:margin-bottom="0.0833in"/>
    </style:style>
    <style:style style:name="T3092" style:parent-style-name="Fonteparág.padrão" style:family="text">
      <style:text-properties style:font-name="Georgia" style:font-name-asian="Georgia" style:font-name-complex="Georgia"/>
    </style:style>
    <style:style style:name="T3093" style:parent-style-name="Fonteparág.padrão" style:family="text">
      <style:text-properties style:font-name="Georgia" style:font-name-asian="Georgia" style:font-name-complex="Georgia"/>
    </style:style>
    <style:style style:name="P3094" style:parent-style-name="Normal" style:family="paragraph">
      <style:paragraph-properties fo:margin-top="0.1666in" fo:margin-bottom="0.0833in"/>
    </style:style>
    <style:style style:name="T3095" style:parent-style-name="Fonteparág.padrão" style:family="text">
      <style:text-properties style:font-name="Georgia" style:font-name-asian="Georgia" style:font-name-complex="Georgia"/>
    </style:style>
    <style:style style:name="P3096" style:parent-style-name="Normal" style:family="paragraph">
      <style:paragraph-properties fo:margin-top="0.1666in" fo:margin-bottom="0.0833in"/>
    </style:style>
    <style:style style:name="T3097" style:parent-style-name="Fonteparág.padrão" style:family="text">
      <style:text-properties style:font-name="Georgia" style:font-name-asian="Georgia" style:font-name-complex="Georgia"/>
    </style:style>
    <style:style style:name="P3098" style:parent-style-name="Normal" style:family="paragraph">
      <style:paragraph-properties fo:margin-top="0.1666in" fo:margin-bottom="0.0833in"/>
    </style:style>
    <style:style style:name="T3099" style:parent-style-name="Fonteparág.padrão" style:family="text">
      <style:text-properties style:font-name="Georgia" style:font-name-asian="Georgia" style:font-name-complex="Georgia"/>
    </style:style>
    <style:style style:name="T3100" style:parent-style-name="Fonteparág.padrão" style:family="text">
      <style:text-properties style:font-name="Georgia" style:font-name-asian="Georgia" style:font-name-complex="Georgia"/>
    </style:style>
    <style:style style:name="T3101" style:parent-style-name="Fonteparág.padrão" style:family="text">
      <style:text-properties style:font-name="Georgia" style:font-name-asian="Georgia" style:font-name-complex="Georgia"/>
    </style:style>
    <style:style style:name="P3102" style:parent-style-name="Normal" style:family="paragraph">
      <style:paragraph-properties fo:margin-top="0.1666in" fo:margin-bottom="0.0833in"/>
    </style:style>
    <style:style style:name="T3103" style:parent-style-name="Fonteparág.padrão" style:family="text">
      <style:text-properties style:font-name="Georgia" style:font-name-asian="Georgia" style:font-name-complex="Georgia"/>
    </style:style>
    <style:style style:name="T3104" style:parent-style-name="Fonteparág.padrão" style:family="text">
      <style:text-properties style:font-name="Georgia" style:font-name-asian="Georgia" style:font-name-complex="Georgia"/>
    </style:style>
    <style:style style:name="P3105" style:parent-style-name="Normal" style:family="paragraph">
      <style:paragraph-properties fo:margin-top="0.1666in" fo:margin-bottom="0.0833in"/>
    </style:style>
    <style:style style:name="T3106" style:parent-style-name="Fonteparág.padrão" style:family="text">
      <style:text-properties style:font-name="Georgia" style:font-name-asian="Georgia" style:font-name-complex="Georgia"/>
    </style:style>
    <style:style style:name="P3107" style:parent-style-name="Normal" style:family="paragraph">
      <style:paragraph-properties fo:margin-top="0.1666in" fo:margin-bottom="0.0833in"/>
    </style:style>
    <style:style style:name="T3108" style:parent-style-name="Fonteparág.padrão" style:family="text">
      <style:text-properties style:font-name="Georgia" style:font-name-asian="Georgia" style:font-name-complex="Georgia"/>
    </style:style>
    <style:style style:name="P3109" style:parent-style-name="Normal" style:family="paragraph">
      <style:paragraph-properties fo:margin-top="0.1666in" fo:margin-bottom="0.0833in"/>
    </style:style>
    <style:style style:name="T3110" style:parent-style-name="Fonteparág.padrão" style:family="text">
      <style:text-properties style:font-name="Georgia" style:font-name-asian="Georgia" style:font-name-complex="Georgia"/>
    </style:style>
    <style:style style:name="P3111" style:parent-style-name="Normal" style:family="paragraph">
      <style:paragraph-properties fo:margin-top="0.1666in" fo:margin-bottom="0.0833in"/>
    </style:style>
    <style:style style:name="T3112" style:parent-style-name="Fonteparág.padrão" style:family="text">
      <style:text-properties style:font-name="Georgia" style:font-name-asian="Georgia" style:font-name-complex="Georgia"/>
    </style:style>
    <style:style style:name="T3113" style:parent-style-name="Fonteparág.padrão" style:family="text">
      <style:text-properties style:font-name="Georgia" style:font-name-asian="Georgia" style:font-name-complex="Georgia"/>
    </style:style>
    <style:style style:name="P3114" style:parent-style-name="Normal" style:family="paragraph">
      <style:paragraph-properties fo:margin-top="0.1666in" fo:margin-bottom="0.0833in"/>
    </style:style>
    <style:style style:name="T3115" style:parent-style-name="Fonteparág.padrão" style:family="text">
      <style:text-properties style:font-name="Georgia" style:font-name-asian="Georgia" style:font-name-complex="Georgia"/>
    </style:style>
    <style:style style:name="P3116" style:parent-style-name="Normal" style:family="paragraph">
      <style:paragraph-properties fo:margin-top="0.1666in" fo:margin-bottom="0.0833in"/>
    </style:style>
    <style:style style:name="T3117" style:parent-style-name="Fonteparág.padrão" style:family="text">
      <style:text-properties style:font-name="Georgia" style:font-name-asian="Georgia" style:font-name-complex="Georgia"/>
    </style:style>
    <style:style style:name="P3118" style:parent-style-name="Normal" style:family="paragraph">
      <style:paragraph-properties fo:margin-top="0.1666in" fo:margin-bottom="0.0833in"/>
    </style:style>
    <style:style style:name="T3119" style:parent-style-name="Fonteparág.padrão" style:family="text">
      <style:text-properties style:font-name="Georgia" style:font-name-asian="Georgia" style:font-name-complex="Georgia"/>
    </style:style>
    <style:style style:name="P3120" style:parent-style-name="Normal" style:family="paragraph">
      <style:paragraph-properties fo:margin-top="0.1666in" fo:margin-bottom="0.0833in"/>
    </style:style>
    <style:style style:name="T3121" style:parent-style-name="Fonteparág.padrão" style:family="text">
      <style:text-properties style:font-name="Georgia" style:font-name-asian="Georgia" style:font-name-complex="Georgia"/>
    </style:style>
    <style:style style:name="P3122" style:parent-style-name="Normal" style:family="paragraph">
      <style:paragraph-properties fo:margin-top="0.1666in" fo:margin-bottom="0.0833in"/>
    </style:style>
    <style:style style:name="T3123" style:parent-style-name="Fonteparág.padrão" style:family="text">
      <style:text-properties style:font-name="Georgia" style:font-name-asian="Georgia" style:font-name-complex="Georgia"/>
    </style:style>
    <style:style style:name="P3124" style:parent-style-name="Normal" style:family="paragraph">
      <style:paragraph-properties fo:margin-top="0.1666in" fo:margin-bottom="0.0833in"/>
    </style:style>
    <style:style style:name="T3125" style:parent-style-name="Fonteparág.padrão" style:family="text">
      <style:text-properties style:font-name="Georgia" style:font-name-asian="Georgia" style:font-name-complex="Georgia"/>
    </style:style>
    <style:style style:name="T3126" style:parent-style-name="Fonteparág.padrão" style:family="text">
      <style:text-properties style:font-name="Georgia" style:font-name-asian="Georgia" style:font-name-complex="Georgia"/>
    </style:style>
    <style:style style:name="P3127" style:parent-style-name="Normal" style:family="paragraph">
      <style:paragraph-properties fo:margin-top="0.1666in" fo:margin-bottom="0.0833in"/>
    </style:style>
    <style:style style:name="T3128" style:parent-style-name="Fonteparág.padrão" style:family="text">
      <style:text-properties style:font-name="Georgia" style:font-name-asian="Georgia" style:font-name-complex="Georgia"/>
    </style:style>
    <style:style style:name="T3129" style:parent-style-name="Fonteparág.padrão" style:family="text">
      <style:text-properties style:font-name="Georgia" style:font-name-asian="Georgia" style:font-name-complex="Georgia"/>
    </style:style>
    <style:style style:name="P3130" style:parent-style-name="Normal" style:family="paragraph">
      <style:paragraph-properties fo:margin-top="0.1666in" fo:margin-bottom="0.0833in"/>
    </style:style>
    <style:style style:name="T3131" style:parent-style-name="Fonteparág.padrão" style:family="text">
      <style:text-properties style:font-name="Georgia" style:font-name-asian="Georgia" style:font-name-complex="Georgia"/>
    </style:style>
    <style:style style:name="P3132" style:parent-style-name="Normal" style:family="paragraph">
      <style:paragraph-properties fo:margin-top="0.1666in" fo:margin-bottom="0.0833in"/>
    </style:style>
    <style:style style:name="T3133" style:parent-style-name="Fonteparág.padrão" style:family="text">
      <style:text-properties style:font-name="Georgia" style:font-name-asian="Georgia" style:font-name-complex="Georgia"/>
    </style:style>
    <style:style style:name="P3134" style:parent-style-name="Normal" style:family="paragraph">
      <style:paragraph-properties fo:margin-top="0.1666in" fo:margin-bottom="0.0833in"/>
    </style:style>
    <style:style style:name="T3135" style:parent-style-name="Fonteparág.padrão" style:family="text">
      <style:text-properties style:font-name="Georgia" style:font-name-asian="Georgia" style:font-name-complex="Georgia"/>
    </style:style>
    <style:style style:name="P3136" style:parent-style-name="Normal" style:family="paragraph">
      <style:paragraph-properties fo:margin-top="0.1666in" fo:margin-bottom="0.0833in"/>
    </style:style>
    <style:style style:name="T3137" style:parent-style-name="Fonteparág.padrão" style:family="text">
      <style:text-properties style:font-name="Georgia" style:font-name-asian="Georgia" style:font-name-complex="Georgia"/>
    </style:style>
    <style:style style:name="T3138" style:parent-style-name="Fonteparág.padrão" style:family="text">
      <style:text-properties style:font-name="Georgia" style:font-name-asian="Georgia" style:font-name-complex="Georgia"/>
    </style:style>
    <style:style style:name="T3139" style:parent-style-name="Fonteparág.padrão" style:family="text">
      <style:text-properties style:font-name="Georgia" style:font-name-asian="Georgia" style:font-name-complex="Georgia"/>
    </style:style>
    <style:style style:name="P3140" style:parent-style-name="Normal" style:family="paragraph">
      <style:paragraph-properties fo:margin-top="0.1666in" fo:margin-bottom="0.0833in"/>
    </style:style>
    <style:style style:name="T3141" style:parent-style-name="Fonteparág.padrão" style:family="text">
      <style:text-properties style:font-name="Georgia" style:font-name-asian="Georgia" style:font-name-complex="Georgia"/>
    </style:style>
    <style:style style:name="P3142" style:parent-style-name="Normal" style:family="paragraph">
      <style:paragraph-properties fo:margin-top="0.1666in" fo:margin-bottom="0.0833in"/>
    </style:style>
    <style:style style:name="T3143" style:parent-style-name="Fonteparág.padrão" style:family="text">
      <style:text-properties style:font-name="Georgia" style:font-name-asian="Georgia" style:font-name-complex="Georgia"/>
    </style:style>
    <style:style style:name="P3144" style:parent-style-name="Normal" style:family="paragraph">
      <style:paragraph-properties fo:margin-top="0.1666in" fo:margin-bottom="0.0833in"/>
    </style:style>
    <style:style style:name="T3145" style:parent-style-name="Fonteparág.padrão" style:family="text">
      <style:text-properties style:font-name="Georgia" style:font-name-asian="Georgia" style:font-name-complex="Georgia"/>
    </style:style>
    <style:style style:name="P3146" style:parent-style-name="Normal" style:family="paragraph">
      <style:paragraph-properties fo:margin-top="0.1666in" fo:margin-bottom="0.0833in"/>
    </style:style>
    <style:style style:name="T3147" style:parent-style-name="Fonteparág.padrão" style:family="text">
      <style:text-properties style:font-name="Georgia" style:font-name-asian="Georgia" style:font-name-complex="Georgia"/>
    </style:style>
    <style:style style:name="P3148" style:parent-style-name="Normal" style:family="paragraph">
      <style:paragraph-properties fo:margin-top="0.1666in" fo:margin-bottom="0.0833in"/>
    </style:style>
    <style:style style:name="T3149" style:parent-style-name="Fonteparág.padrão" style:family="text">
      <style:text-properties style:font-name="Georgia" style:font-name-asian="Georgia" style:font-name-complex="Georgia"/>
    </style:style>
    <style:style style:name="P3150" style:parent-style-name="Normal" style:family="paragraph">
      <style:paragraph-properties fo:margin-top="0.1666in" fo:margin-bottom="0.0833in"/>
    </style:style>
    <style:style style:name="T3151" style:parent-style-name="Fonteparág.padrão" style:family="text">
      <style:text-properties style:font-name="Georgia" style:font-name-asian="Georgia" style:font-name-complex="Georgia"/>
    </style:style>
    <style:style style:name="P3152" style:parent-style-name="Normal" style:family="paragraph">
      <style:paragraph-properties fo:margin-top="0.1666in" fo:margin-bottom="0.0833in"/>
    </style:style>
    <style:style style:name="T3153" style:parent-style-name="Fonteparág.padrão" style:family="text">
      <style:text-properties style:font-name="Georgia" style:font-name-asian="Georgia" style:font-name-complex="Georgia"/>
    </style:style>
    <style:style style:name="P3154" style:parent-style-name="Normal" style:family="paragraph">
      <style:paragraph-properties fo:margin-top="0.1666in" fo:margin-bottom="0.0833in"/>
    </style:style>
    <style:style style:name="T3155" style:parent-style-name="Fonteparág.padrão" style:family="text">
      <style:text-properties style:font-name="Georgia" style:font-name-asian="Georgia" style:font-name-complex="Georgia"/>
    </style:style>
    <style:style style:name="P3156" style:parent-style-name="Normal" style:family="paragraph">
      <style:paragraph-properties fo:margin-top="0.1666in" fo:margin-bottom="0.0833in"/>
    </style:style>
    <style:style style:name="T3157" style:parent-style-name="Fonteparág.padrão" style:family="text">
      <style:text-properties style:font-name="Georgia" style:font-name-asian="Georgia" style:font-name-complex="Georgia"/>
    </style:style>
    <style:style style:name="P3158" style:parent-style-name="Normal" style:family="paragraph">
      <style:paragraph-properties fo:margin-top="0.1666in" fo:margin-bottom="0.0833in"/>
    </style:style>
    <style:style style:name="T3159" style:parent-style-name="Fonteparág.padrão" style:family="text">
      <style:text-properties style:font-name="Georgia" style:font-name-asian="Georgia" style:font-name-complex="Georgia"/>
    </style:style>
    <style:style style:name="P3160" style:parent-style-name="Normal" style:family="paragraph">
      <style:paragraph-properties fo:margin-top="0.1666in" fo:margin-bottom="0.0833in"/>
    </style:style>
    <style:style style:name="T3161" style:parent-style-name="Fonteparág.padrão" style:family="text">
      <style:text-properties style:font-name="Georgia" style:font-name-asian="Georgia" style:font-name-complex="Georgia"/>
    </style:style>
    <style:style style:name="P3162" style:parent-style-name="Normal" style:family="paragraph">
      <style:paragraph-properties fo:margin-top="0.1666in" fo:margin-bottom="0.0833in"/>
    </style:style>
    <style:style style:name="T3163" style:parent-style-name="Fonteparág.padrão" style:family="text">
      <style:text-properties style:font-name="Georgia" style:font-name-asian="Georgia" style:font-name-complex="Georgia"/>
    </style:style>
    <style:style style:name="P3164" style:parent-style-name="Normal" style:family="paragraph">
      <style:paragraph-properties fo:margin-top="0.1666in" fo:margin-bottom="0.0833in"/>
    </style:style>
    <style:style style:name="T3165" style:parent-style-name="Fonteparág.padrão" style:family="text">
      <style:text-properties style:font-name="Georgia" style:font-name-asian="Georgia" style:font-name-complex="Georgia"/>
    </style:style>
    <style:style style:name="P3166" style:parent-style-name="Normal" style:family="paragraph">
      <style:paragraph-properties fo:margin-top="0.1666in" fo:margin-bottom="0.0833in"/>
    </style:style>
    <style:style style:name="T3167" style:parent-style-name="Fonteparág.padrão" style:family="text">
      <style:text-properties style:font-name="Georgia" style:font-name-asian="Georgia" style:font-name-complex="Georgia"/>
    </style:style>
    <style:style style:name="P3168" style:parent-style-name="Normal" style:family="paragraph">
      <style:paragraph-properties fo:margin-top="0.1666in" fo:margin-bottom="0.0833in"/>
    </style:style>
    <style:style style:name="T3169" style:parent-style-name="Fonteparág.padrão" style:family="text">
      <style:text-properties style:font-name="Georgia" style:font-name-asian="Georgia" style:font-name-complex="Georgia"/>
    </style:style>
    <style:style style:name="P3170" style:parent-style-name="Normal" style:family="paragraph">
      <style:paragraph-properties fo:margin-top="0.1666in" fo:margin-bottom="0.0833in"/>
    </style:style>
    <style:style style:name="T3171" style:parent-style-name="Fonteparág.padrão" style:family="text">
      <style:text-properties style:font-name="Georgia" style:font-name-asian="Georgia" style:font-name-complex="Georgia"/>
    </style:style>
    <style:style style:name="P3172" style:parent-style-name="Normal" style:family="paragraph">
      <style:paragraph-properties fo:margin-top="0.1666in" fo:margin-bottom="0.0833in"/>
    </style:style>
    <style:style style:name="T3173" style:parent-style-name="Fonteparág.padrão" style:family="text">
      <style:text-properties style:font-name="Georgia" style:font-name-asian="Georgia" style:font-name-complex="Georgia"/>
    </style:style>
    <style:style style:name="P3174" style:parent-style-name="Normal" style:family="paragraph">
      <style:paragraph-properties fo:margin-top="0.1666in" fo:margin-bottom="0.0833in"/>
    </style:style>
    <style:style style:name="T3175" style:parent-style-name="Fonteparág.padrão" style:family="text">
      <style:text-properties style:font-name="Georgia" style:font-name-asian="Georgia" style:font-name-complex="Georgia"/>
    </style:style>
    <style:style style:name="P3176" style:parent-style-name="Normal" style:family="paragraph">
      <style:paragraph-properties fo:margin-top="0.1666in" fo:margin-bottom="0.0833in"/>
    </style:style>
    <style:style style:name="T3177" style:parent-style-name="Fonteparág.padrão" style:family="text">
      <style:text-properties style:font-name="Georgia" style:font-name-asian="Georgia" style:font-name-complex="Georgia"/>
    </style:style>
    <style:style style:name="P3178" style:parent-style-name="Normal" style:family="paragraph">
      <style:paragraph-properties fo:margin-top="0.1666in" fo:margin-bottom="0.0833in"/>
    </style:style>
    <style:style style:name="T3179" style:parent-style-name="Fonteparág.padrão" style:family="text">
      <style:text-properties style:font-name="Georgia" style:font-name-asian="Georgia" style:font-name-complex="Georgia"/>
    </style:style>
    <style:style style:name="P3180" style:parent-style-name="Normal" style:family="paragraph">
      <style:paragraph-properties fo:margin-top="0.1666in" fo:margin-bottom="0.0833in"/>
    </style:style>
    <style:style style:name="T3181" style:parent-style-name="Fonteparág.padrão" style:family="text">
      <style:text-properties style:font-name="Georgia" style:font-name-asian="Georgia" style:font-name-complex="Georgia"/>
    </style:style>
    <style:style style:name="P3182" style:parent-style-name="Normal" style:family="paragraph">
      <style:paragraph-properties fo:margin-top="0.1666in" fo:margin-bottom="0.0833in"/>
    </style:style>
    <style:style style:name="T3183" style:parent-style-name="Fonteparág.padrão" style:family="text">
      <style:text-properties style:font-name="Georgia" style:font-name-asian="Georgia" style:font-name-complex="Georgia"/>
    </style:style>
    <style:style style:name="T3184" style:parent-style-name="Fonteparág.padrão" style:family="text">
      <style:text-properties style:font-name="Georgia" style:font-name-asian="Georgia" style:font-name-complex="Georgia"/>
    </style:style>
    <style:style style:name="P3185" style:parent-style-name="Normal" style:family="paragraph">
      <style:paragraph-properties fo:margin-top="0.1666in" fo:margin-bottom="0.0833in"/>
    </style:style>
    <style:style style:name="T3186" style:parent-style-name="Fonteparág.padrão" style:family="text">
      <style:text-properties style:font-name="Georgia" style:font-name-asian="Georgia" style:font-name-complex="Georgia"/>
    </style:style>
    <style:style style:name="P3187" style:parent-style-name="Normal" style:family="paragraph">
      <style:paragraph-properties fo:margin-top="0.1666in" fo:margin-bottom="0.0833in"/>
    </style:style>
    <style:style style:name="T3188" style:parent-style-name="Fonteparág.padrão" style:family="text">
      <style:text-properties style:font-name="Georgia" style:font-name-asian="Georgia" style:font-name-complex="Georgia"/>
    </style:style>
    <style:style style:name="P3189" style:parent-style-name="Normal" style:family="paragraph">
      <style:paragraph-properties fo:margin-top="0.1666in" fo:margin-bottom="0.0833in"/>
    </style:style>
    <style:style style:name="T3190" style:parent-style-name="Fonteparág.padrão" style:family="text">
      <style:text-properties style:font-name="Georgia" style:font-name-asian="Georgia" style:font-name-complex="Georgia"/>
    </style:style>
    <style:style style:name="P3191" style:parent-style-name="Normal" style:family="paragraph">
      <style:paragraph-properties fo:margin-top="0.1666in" fo:margin-bottom="0.0833in"/>
    </style:style>
    <style:style style:name="T3192" style:parent-style-name="Fonteparág.padrão" style:family="text">
      <style:text-properties style:font-name="Georgia" style:font-name-asian="Georgia" style:font-name-complex="Georgia"/>
    </style:style>
    <style:style style:name="P3193" style:parent-style-name="Normal" style:family="paragraph">
      <style:paragraph-properties fo:margin-top="0.1666in" fo:margin-bottom="0.0833in"/>
    </style:style>
    <style:style style:name="T3194" style:parent-style-name="Fonteparág.padrão" style:family="text">
      <style:text-properties style:font-name="Georgia" style:font-name-asian="Georgia" style:font-name-complex="Georgia"/>
    </style:style>
    <style:style style:name="P3195" style:parent-style-name="Normal" style:family="paragraph">
      <style:paragraph-properties fo:margin-top="0.1666in" fo:margin-bottom="0.0833in"/>
    </style:style>
    <style:style style:name="T3196" style:parent-style-name="Fonteparág.padrão" style:family="text">
      <style:text-properties style:font-name="Georgia" style:font-name-asian="Georgia" style:font-name-complex="Georgia"/>
    </style:style>
    <style:style style:name="T3197" style:parent-style-name="Fonteparág.padrão" style:family="text">
      <style:text-properties style:font-name="Georgia" style:font-name-asian="Georgia" style:font-name-complex="Georgia"/>
    </style:style>
    <style:style style:name="P3198" style:parent-style-name="Normal" style:family="paragraph">
      <style:paragraph-properties fo:margin-top="0.1666in" fo:margin-bottom="0.0833in"/>
    </style:style>
    <style:style style:name="T3199" style:parent-style-name="Fonteparág.padrão" style:family="text">
      <style:text-properties style:font-name="Georgia" style:font-name-asian="Georgia" style:font-name-complex="Georgia"/>
    </style:style>
    <style:style style:name="P3200" style:parent-style-name="Normal" style:family="paragraph">
      <style:paragraph-properties fo:margin-top="0.1666in" fo:margin-bottom="0.0833in"/>
    </style:style>
    <style:style style:name="T3201" style:parent-style-name="Fonteparág.padrão" style:family="text">
      <style:text-properties style:font-name="Georgia" style:font-name-asian="Georgia" style:font-name-complex="Georgia"/>
    </style:style>
    <style:style style:name="P3202" style:parent-style-name="Normal" style:family="paragraph">
      <style:paragraph-properties fo:margin-top="0.1666in" fo:margin-bottom="0.0833in"/>
    </style:style>
    <style:style style:name="T3203" style:parent-style-name="Fonteparág.padrão" style:family="text">
      <style:text-properties style:font-name="Georgia" style:font-name-asian="Georgia" style:font-name-complex="Georgia"/>
    </style:style>
    <style:style style:name="P3204" style:parent-style-name="Normal" style:family="paragraph">
      <style:paragraph-properties fo:margin-top="0.1666in" fo:margin-bottom="0.0833in"/>
    </style:style>
    <style:style style:name="T3205" style:parent-style-name="Fonteparág.padrão" style:family="text">
      <style:text-properties style:font-name="Georgia" style:font-name-asian="Georgia" style:font-name-complex="Georgia"/>
    </style:style>
    <style:style style:name="P3206" style:parent-style-name="Normal" style:family="paragraph">
      <style:paragraph-properties fo:margin-top="0.1666in" fo:margin-bottom="0.0833in"/>
    </style:style>
    <style:style style:name="T3207" style:parent-style-name="Fonteparág.padrão" style:family="text">
      <style:text-properties style:font-name="Georgia" style:font-name-asian="Georgia" style:font-name-complex="Georgia"/>
    </style:style>
    <style:style style:name="T3208" style:parent-style-name="Fonteparág.padrão" style:family="text">
      <style:text-properties style:font-name="Georgia" style:font-name-asian="Georgia" style:font-name-complex="Georgia"/>
    </style:style>
    <style:style style:name="P3209" style:parent-style-name="Normal" style:family="paragraph">
      <style:paragraph-properties fo:margin-top="0.1666in" fo:margin-bottom="0.0833in"/>
    </style:style>
    <style:style style:name="T3210" style:parent-style-name="Fonteparág.padrão" style:family="text">
      <style:text-properties style:font-name="Georgia" style:font-name-asian="Georgia" style:font-name-complex="Georgia"/>
    </style:style>
    <style:style style:name="T3211" style:parent-style-name="Fonteparág.padrão" style:family="text">
      <style:text-properties style:font-name="Georgia" style:font-name-asian="Georgia" style:font-name-complex="Georgia"/>
    </style:style>
    <style:style style:name="P3212" style:parent-style-name="Normal" style:family="paragraph">
      <style:paragraph-properties fo:margin-top="0.1666in" fo:margin-bottom="0.0833in"/>
    </style:style>
    <style:style style:name="T3213" style:parent-style-name="Fonteparág.padrão" style:family="text">
      <style:text-properties style:font-name="Georgia" style:font-name-asian="Georgia" style:font-name-complex="Georgia"/>
    </style:style>
    <style:style style:name="P3214" style:parent-style-name="Normal" style:family="paragraph">
      <style:paragraph-properties fo:margin-top="0.1666in" fo:margin-bottom="0.0833in"/>
    </style:style>
    <style:style style:name="T3215" style:parent-style-name="Fonteparág.padrão" style:family="text">
      <style:text-properties style:font-name="Georgia" style:font-name-asian="Georgia" style:font-name-complex="Georgia"/>
    </style:style>
    <style:style style:name="P3216" style:parent-style-name="Normal" style:family="paragraph">
      <style:paragraph-properties fo:margin-top="0.1666in" fo:margin-bottom="0.0833in"/>
    </style:style>
    <style:style style:name="T3217" style:parent-style-name="Fonteparág.padrão" style:family="text">
      <style:text-properties style:font-name="Georgia" style:font-name-asian="Georgia" style:font-name-complex="Georgia"/>
    </style:style>
    <style:style style:name="P3218" style:parent-style-name="Normal" style:family="paragraph">
      <style:paragraph-properties fo:margin-top="0.1666in" fo:margin-bottom="0.0833in"/>
    </style:style>
    <style:style style:name="T3219" style:parent-style-name="Fonteparág.padrão" style:family="text">
      <style:text-properties style:font-name="Georgia" style:font-name-asian="Georgia" style:font-name-complex="Georgia"/>
    </style:style>
    <style:style style:name="P3220" style:parent-style-name="Normal" style:family="paragraph">
      <style:paragraph-properties fo:margin-top="0.1666in" fo:margin-bottom="0.0833in"/>
    </style:style>
    <style:style style:name="T3221" style:parent-style-name="Fonteparág.padrão" style:family="text">
      <style:text-properties style:font-name="Georgia" style:font-name-asian="Georgia" style:font-name-complex="Georgia"/>
    </style:style>
    <style:style style:name="P3222" style:parent-style-name="Normal" style:family="paragraph">
      <style:paragraph-properties fo:margin-top="0.1666in" fo:margin-bottom="0.0833in"/>
    </style:style>
    <style:style style:name="T3223" style:parent-style-name="Fonteparág.padrão" style:family="text">
      <style:text-properties style:font-name="Georgia" style:font-name-asian="Georgia" style:font-name-complex="Georgia"/>
    </style:style>
    <style:style style:name="P3224" style:parent-style-name="Normal" style:family="paragraph">
      <style:paragraph-properties fo:margin-top="0.1666in" fo:margin-bottom="0.0833in"/>
    </style:style>
    <style:style style:name="T3225" style:parent-style-name="Fonteparág.padrão" style:family="text">
      <style:text-properties style:font-name="Georgia" style:font-name-asian="Georgia" style:font-name-complex="Georgia"/>
    </style:style>
    <style:style style:name="P3226" style:parent-style-name="Normal" style:family="paragraph">
      <style:paragraph-properties fo:margin-top="0.1666in" fo:margin-bottom="0.0833in"/>
    </style:style>
    <style:style style:name="T3227" style:parent-style-name="Fonteparág.padrão" style:family="text">
      <style:text-properties style:font-name="Georgia" style:font-name-asian="Georgia" style:font-name-complex="Georgia"/>
    </style:style>
    <style:style style:name="P3228" style:parent-style-name="Normal" style:family="paragraph">
      <style:paragraph-properties fo:margin-top="0.1666in" fo:margin-bottom="0.0833in"/>
    </style:style>
    <style:style style:name="T3229" style:parent-style-name="Fonteparág.padrão" style:family="text">
      <style:text-properties style:font-name="Georgia" style:font-name-asian="Georgia" style:font-name-complex="Georgia"/>
    </style:style>
    <style:style style:name="P3230" style:parent-style-name="Normal" style:family="paragraph">
      <style:paragraph-properties fo:margin-top="0.1666in" fo:margin-bottom="0.0833in"/>
    </style:style>
    <style:style style:name="T3231" style:parent-style-name="Fonteparág.padrão" style:family="text">
      <style:text-properties style:font-name="Georgia" style:font-name-asian="Georgia" style:font-name-complex="Georgia"/>
    </style:style>
    <style:style style:name="P3232" style:parent-style-name="Normal" style:family="paragraph">
      <style:paragraph-properties fo:margin-top="0.1666in" fo:margin-bottom="0.0833in"/>
    </style:style>
    <style:style style:name="T3233" style:parent-style-name="Fonteparág.padrão" style:family="text">
      <style:text-properties style:font-name="Georgia" style:font-name-asian="Georgia" style:font-name-complex="Georgia"/>
    </style:style>
    <style:style style:name="P3234" style:parent-style-name="Normal" style:family="paragraph">
      <style:paragraph-properties fo:margin-top="0.1666in" fo:margin-bottom="0.0833in"/>
    </style:style>
    <style:style style:name="T3235" style:parent-style-name="Fonteparág.padrão" style:family="text">
      <style:text-properties style:font-name="Georgia" style:font-name-asian="Georgia" style:font-name-complex="Georgia"/>
    </style:style>
    <style:style style:name="P3236" style:parent-style-name="Normal" style:family="paragraph">
      <style:paragraph-properties fo:margin-top="0.1666in" fo:margin-bottom="0.0833in"/>
    </style:style>
    <style:style style:name="T3237" style:parent-style-name="Fonteparág.padrão" style:family="text">
      <style:text-properties style:font-name="Georgia" style:font-name-asian="Georgia" style:font-name-complex="Georgia"/>
    </style:style>
    <style:style style:name="P3238" style:parent-style-name="Normal" style:family="paragraph">
      <style:paragraph-properties fo:margin-top="0.1666in" fo:margin-bottom="0.0833in"/>
    </style:style>
    <style:style style:name="T3239" style:parent-style-name="Fonteparág.padrão" style:family="text">
      <style:text-properties style:font-name="Georgia" style:font-name-asian="Georgia" style:font-name-complex="Georgia"/>
    </style:style>
    <style:style style:name="T3240" style:parent-style-name="Fonteparág.padrão" style:family="text">
      <style:text-properties style:font-name="Georgia" style:font-name-asian="Georgia" style:font-name-complex="Georgia"/>
    </style:style>
    <style:style style:name="P3241" style:parent-style-name="Normal" style:family="paragraph">
      <style:paragraph-properties fo:margin-top="0.1666in" fo:margin-bottom="0.0833in"/>
    </style:style>
    <style:style style:name="T3242" style:parent-style-name="Fonteparág.padrão" style:family="text">
      <style:text-properties style:font-name="Georgia" style:font-name-asian="Georgia" style:font-name-complex="Georgia"/>
    </style:style>
    <style:style style:name="P3243" style:parent-style-name="Normal" style:family="paragraph">
      <style:paragraph-properties fo:margin-top="0.1666in" fo:margin-bottom="0.0833in"/>
    </style:style>
    <style:style style:name="T3244" style:parent-style-name="Fonteparág.padrão" style:family="text">
      <style:text-properties style:font-name="Georgia" style:font-name-asian="Georgia" style:font-name-complex="Georgia"/>
    </style:style>
    <style:style style:name="P3245" style:parent-style-name="Normal" style:family="paragraph">
      <style:paragraph-properties fo:margin-top="0.1666in" fo:margin-bottom="0.0833in"/>
    </style:style>
    <style:style style:name="T3246" style:parent-style-name="Fonteparág.padrão" style:family="text">
      <style:text-properties style:font-name="Georgia" style:font-name-asian="Georgia" style:font-name-complex="Georgia"/>
    </style:style>
    <style:style style:name="P3247" style:parent-style-name="Normal" style:family="paragraph">
      <style:paragraph-properties fo:margin-top="0.1666in" fo:margin-bottom="0.0833in"/>
    </style:style>
    <style:style style:name="T3248" style:parent-style-name="Fonteparág.padrão" style:family="text">
      <style:text-properties style:font-name="Georgia" style:font-name-asian="Georgia" style:font-name-complex="Georgia"/>
    </style:style>
    <style:style style:name="P3249" style:parent-style-name="Normal" style:family="paragraph">
      <style:paragraph-properties fo:margin-top="0.1666in" fo:margin-bottom="0.0833in"/>
    </style:style>
    <style:style style:name="T3250" style:parent-style-name="Fonteparág.padrão" style:family="text">
      <style:text-properties style:font-name="Georgia" style:font-name-asian="Georgia" style:font-name-complex="Georgia"/>
    </style:style>
    <style:style style:name="P3251" style:parent-style-name="Normal" style:family="paragraph">
      <style:paragraph-properties fo:margin-top="0.1666in" fo:margin-bottom="0.0833in"/>
    </style:style>
    <style:style style:name="T3252" style:parent-style-name="Fonteparág.padrão" style:family="text">
      <style:text-properties style:font-name="Georgia" style:font-name-asian="Georgia" style:font-name-complex="Georgia"/>
    </style:style>
    <style:style style:name="P3253" style:parent-style-name="Normal" style:family="paragraph">
      <style:paragraph-properties fo:margin-top="0.1666in" fo:margin-bottom="0.0833in"/>
    </style:style>
    <style:style style:name="T3254" style:parent-style-name="Fonteparág.padrão" style:family="text">
      <style:text-properties style:font-name="Georgia" style:font-name-asian="Georgia" style:font-name-complex="Georgia"/>
    </style:style>
    <style:style style:name="T3255" style:parent-style-name="Fonteparág.padrão" style:family="text">
      <style:text-properties style:font-name="Georgia" style:font-name-asian="Georgia" style:font-name-complex="Georgia"/>
    </style:style>
    <style:style style:name="P3256" style:parent-style-name="Normal" style:family="paragraph">
      <style:paragraph-properties fo:margin-top="0.1666in" fo:margin-bottom="0.0833in"/>
    </style:style>
    <style:style style:name="T3257" style:parent-style-name="Fonteparág.padrão" style:family="text">
      <style:text-properties style:font-name="Georgia" style:font-name-asian="Georgia" style:font-name-complex="Georgia"/>
    </style:style>
    <style:style style:name="P3258" style:parent-style-name="Normal" style:family="paragraph">
      <style:paragraph-properties fo:margin-top="0.1666in" fo:margin-bottom="0.0833in"/>
    </style:style>
    <style:style style:name="T3259" style:parent-style-name="Fonteparág.padrão" style:family="text">
      <style:text-properties style:font-name="Georgia" style:font-name-asian="Georgia" style:font-name-complex="Georgia"/>
    </style:style>
    <style:style style:name="P3260" style:parent-style-name="Normal" style:family="paragraph">
      <style:paragraph-properties fo:margin-top="0.1666in" fo:margin-bottom="0.0833in"/>
    </style:style>
    <style:style style:name="T3261" style:parent-style-name="Fonteparág.padrão" style:family="text">
      <style:text-properties style:font-name="Georgia" style:font-name-asian="Georgia" style:font-name-complex="Georgia"/>
    </style:style>
    <style:style style:name="P3262" style:parent-style-name="Normal" style:family="paragraph">
      <style:paragraph-properties fo:margin-top="0.1666in" fo:margin-bottom="0.0833in"/>
    </style:style>
    <style:style style:name="T3263" style:parent-style-name="Fonteparág.padrão" style:family="text">
      <style:text-properties style:font-name="Georgia" style:font-name-asian="Georgia" style:font-name-complex="Georgia"/>
    </style:style>
    <style:style style:name="P3264" style:parent-style-name="Normal" style:family="paragraph">
      <style:paragraph-properties fo:margin-top="0.1666in" fo:margin-bottom="0.0833in"/>
    </style:style>
    <style:style style:name="T3265" style:parent-style-name="Fonteparág.padrão" style:family="text">
      <style:text-properties style:font-name="Georgia" style:font-name-asian="Georgia" style:font-name-complex="Georgia"/>
    </style:style>
    <style:style style:name="P3266" style:parent-style-name="Normal" style:family="paragraph">
      <style:paragraph-properties fo:margin-top="0.1666in" fo:margin-bottom="0.0833in"/>
    </style:style>
    <style:style style:name="T3267" style:parent-style-name="Fonteparág.padrão" style:family="text">
      <style:text-properties style:font-name="Georgia" style:font-name-asian="Georgia" style:font-name-complex="Georgia"/>
    </style:style>
    <style:style style:name="P3268" style:parent-style-name="Normal" style:family="paragraph">
      <style:paragraph-properties fo:margin-top="0.1666in" fo:margin-bottom="0.0833in"/>
    </style:style>
    <style:style style:name="T3269" style:parent-style-name="Fonteparág.padrão" style:family="text">
      <style:text-properties style:font-name="Georgia" style:font-name-asian="Georgia" style:font-name-complex="Georgia"/>
    </style:style>
    <style:style style:name="P3270" style:parent-style-name="Normal" style:family="paragraph">
      <style:paragraph-properties fo:margin-top="0.1666in" fo:margin-bottom="0.0833in"/>
    </style:style>
    <style:style style:name="T3271" style:parent-style-name="Fonteparág.padrão" style:family="text">
      <style:text-properties style:font-name="Georgia" style:font-name-asian="Georgia" style:font-name-complex="Georgia"/>
    </style:style>
    <style:style style:name="T3272" style:parent-style-name="Fonteparág.padrão" style:family="text">
      <style:text-properties style:font-name="Georgia" style:font-name-asian="Georgia" style:font-name-complex="Georgia"/>
    </style:style>
    <style:style style:name="P3273" style:parent-style-name="Normal" style:family="paragraph">
      <style:paragraph-properties fo:margin-top="0.1666in" fo:margin-bottom="0.0833in"/>
    </style:style>
    <style:style style:name="T3274" style:parent-style-name="Fonteparág.padrão" style:family="text">
      <style:text-properties style:font-name="Georgia" style:font-name-asian="Georgia" style:font-name-complex="Georgia"/>
    </style:style>
    <style:style style:name="P3275" style:parent-style-name="Normal" style:family="paragraph">
      <style:paragraph-properties fo:margin-top="0.1666in" fo:margin-bottom="0.0833in"/>
    </style:style>
    <style:style style:name="T3276" style:parent-style-name="Fonteparág.padrão" style:family="text">
      <style:text-properties style:font-name="Georgia" style:font-name-asian="Georgia" style:font-name-complex="Georgia"/>
    </style:style>
    <style:style style:name="P3277" style:parent-style-name="Normal" style:family="paragraph">
      <style:paragraph-properties fo:margin-top="0.1666in" fo:margin-bottom="0.0833in"/>
    </style:style>
    <style:style style:name="T3278" style:parent-style-name="Fonteparág.padrão" style:family="text">
      <style:text-properties style:font-name="Georgia" style:font-name-asian="Georgia" style:font-name-complex="Georgia"/>
    </style:style>
    <style:style style:name="T3279" style:parent-style-name="Fonteparág.padrão" style:family="text">
      <style:text-properties style:font-name="Georgia" style:font-name-asian="Georgia" style:font-name-complex="Georgia"/>
    </style:style>
    <style:style style:name="P3280" style:parent-style-name="Normal" style:family="paragraph">
      <style:paragraph-properties fo:margin-top="0.1666in" fo:margin-bottom="0.0833in"/>
    </style:style>
    <style:style style:name="T3281" style:parent-style-name="Fonteparág.padrão" style:family="text">
      <style:text-properties style:font-name="Georgia" style:font-name-asian="Georgia" style:font-name-complex="Georgia"/>
    </style:style>
    <style:style style:name="P3282" style:parent-style-name="Normal" style:family="paragraph">
      <style:paragraph-properties fo:margin-top="0.1666in" fo:margin-bottom="0.0833in"/>
    </style:style>
    <style:style style:name="T3283" style:parent-style-name="Fonteparág.padrão" style:family="text">
      <style:text-properties style:font-name="Georgia" style:font-name-asian="Georgia" style:font-name-complex="Georgia"/>
    </style:style>
    <style:style style:name="P3284" style:parent-style-name="Normal" style:family="paragraph">
      <style:paragraph-properties fo:margin-top="0.1666in" fo:margin-bottom="0.0833in"/>
    </style:style>
    <style:style style:name="T3285" style:parent-style-name="Fonteparág.padrão" style:family="text">
      <style:text-properties style:font-name="Georgia" style:font-name-asian="Georgia" style:font-name-complex="Georgia"/>
    </style:style>
    <style:style style:name="P3286" style:parent-style-name="Normal" style:family="paragraph">
      <style:paragraph-properties fo:margin-top="0.1666in" fo:margin-bottom="0.0833in"/>
    </style:style>
    <style:style style:name="T3287" style:parent-style-name="Fonteparág.padrão" style:family="text">
      <style:text-properties style:font-name="Georgia" style:font-name-asian="Georgia" style:font-name-complex="Georgia"/>
    </style:style>
    <style:style style:name="P3288" style:parent-style-name="Normal" style:family="paragraph">
      <style:paragraph-properties fo:margin-top="0.1666in" fo:margin-bottom="0.0833in"/>
    </style:style>
    <style:style style:name="T3289" style:parent-style-name="Fonteparág.padrão" style:family="text">
      <style:text-properties style:font-name="Georgia" style:font-name-asian="Georgia" style:font-name-complex="Georgia"/>
    </style:style>
    <style:style style:name="P3290" style:parent-style-name="Normal" style:family="paragraph">
      <style:paragraph-properties fo:margin-top="0.1666in" fo:margin-bottom="0.0833in"/>
    </style:style>
    <style:style style:name="T3291" style:parent-style-name="Fonteparág.padrão" style:family="text">
      <style:text-properties style:font-name="Georgia" style:font-name-asian="Georgia" style:font-name-complex="Georgia"/>
    </style:style>
    <style:style style:name="P3292" style:parent-style-name="Normal" style:family="paragraph">
      <style:paragraph-properties fo:margin-top="0.1666in" fo:margin-bottom="0.0833in"/>
    </style:style>
    <style:style style:name="T3293" style:parent-style-name="Fonteparág.padrão" style:family="text">
      <style:text-properties style:font-name="Georgia" style:font-name-asian="Georgia" style:font-name-complex="Georgia"/>
    </style:style>
    <style:style style:name="P3294" style:parent-style-name="Normal" style:family="paragraph">
      <style:paragraph-properties fo:margin-top="0.1666in" fo:margin-bottom="0.0833in"/>
    </style:style>
    <style:style style:name="T3295" style:parent-style-name="Fonteparág.padrão" style:family="text">
      <style:text-properties style:font-name="Georgia" style:font-name-asian="Georgia" style:font-name-complex="Georgia"/>
    </style:style>
    <style:style style:name="P3296" style:parent-style-name="Normal" style:family="paragraph">
      <style:paragraph-properties fo:margin-top="0.1666in" fo:margin-bottom="0.0833in"/>
    </style:style>
    <style:style style:name="T3297" style:parent-style-name="Fonteparág.padrão" style:family="text">
      <style:text-properties style:font-name="Georgia" style:font-name-asian="Georgia" style:font-name-complex="Georgia"/>
    </style:style>
    <style:style style:name="P3298" style:parent-style-name="Normal" style:family="paragraph">
      <style:paragraph-properties fo:margin-top="0.1666in" fo:margin-bottom="0.0833in"/>
    </style:style>
    <style:style style:name="T3299" style:parent-style-name="Fonteparág.padrão" style:family="text">
      <style:text-properties style:font-name="Georgia" style:font-name-asian="Georgia" style:font-name-complex="Georgia"/>
    </style:style>
    <style:style style:name="T3300" style:parent-style-name="Fonteparág.padrão" style:family="text">
      <style:text-properties style:font-name="Georgia" style:font-name-asian="Georgia" style:font-name-complex="Georgia"/>
    </style:style>
    <style:style style:name="P3301" style:parent-style-name="Normal" style:family="paragraph">
      <style:paragraph-properties fo:margin-top="0.1666in" fo:margin-bottom="0.0833in"/>
    </style:style>
    <style:style style:name="T3302" style:parent-style-name="Fonteparág.padrão" style:family="text">
      <style:text-properties style:font-name="Georgia" style:font-name-asian="Georgia" style:font-name-complex="Georgia"/>
    </style:style>
    <style:style style:name="P3303" style:parent-style-name="Normal" style:family="paragraph">
      <style:paragraph-properties fo:margin-top="0.1666in" fo:margin-bottom="0.0833in"/>
    </style:style>
    <style:style style:name="T3304" style:parent-style-name="Fonteparág.padrão" style:family="text">
      <style:text-properties style:font-name="Georgia" style:font-name-asian="Georgia" style:font-name-complex="Georgia"/>
    </style:style>
    <style:style style:name="P3305" style:parent-style-name="Normal" style:family="paragraph">
      <style:paragraph-properties fo:margin-top="0.1666in" fo:margin-bottom="0.0833in"/>
    </style:style>
    <style:style style:name="T3306" style:parent-style-name="Fonteparág.padrão" style:family="text">
      <style:text-properties style:font-name="Georgia" style:font-name-asian="Georgia" style:font-name-complex="Georgia"/>
    </style:style>
    <style:style style:name="P3307" style:parent-style-name="Normal" style:family="paragraph">
      <style:paragraph-properties fo:margin-top="0.1666in" fo:margin-bottom="0.0833in"/>
    </style:style>
    <style:style style:name="T3308" style:parent-style-name="Fonteparág.padrão" style:family="text">
      <style:text-properties style:font-name="Georgia" style:font-name-asian="Georgia" style:font-name-complex="Georgia"/>
    </style:style>
    <style:style style:name="P3309" style:parent-style-name="Normal" style:family="paragraph">
      <style:paragraph-properties fo:margin-top="0.1666in" fo:margin-bottom="0.0833in"/>
    </style:style>
    <style:style style:name="T3310" style:parent-style-name="Fonteparág.padrão" style:family="text">
      <style:text-properties style:font-name="Georgia" style:font-name-asian="Georgia" style:font-name-complex="Georgia"/>
    </style:style>
    <style:style style:name="P3311" style:parent-style-name="Normal" style:family="paragraph">
      <style:paragraph-properties fo:margin-top="0.1666in" fo:margin-bottom="0.0833in"/>
    </style:style>
    <style:style style:name="T3312" style:parent-style-name="Fonteparág.padrão" style:family="text">
      <style:text-properties style:font-name="Georgia" style:font-name-asian="Georgia" style:font-name-complex="Georgia"/>
    </style:style>
    <style:style style:name="P3313" style:parent-style-name="Normal" style:family="paragraph">
      <style:paragraph-properties fo:margin-top="0.1666in" fo:margin-bottom="0.0833in"/>
    </style:style>
    <style:style style:name="T3314" style:parent-style-name="Fonteparág.padrão" style:family="text">
      <style:text-properties style:font-name="Georgia" style:font-name-asian="Georgia" style:font-name-complex="Georgia"/>
    </style:style>
    <style:style style:name="P3315" style:parent-style-name="Normal" style:family="paragraph">
      <style:paragraph-properties fo:margin-top="0.1666in" fo:margin-bottom="0.0833in"/>
    </style:style>
    <style:style style:name="T3316" style:parent-style-name="Fonteparág.padrão" style:family="text">
      <style:text-properties style:font-name="Georgia" style:font-name-asian="Georgia" style:font-name-complex="Georgia"/>
    </style:style>
    <style:style style:name="P3317" style:parent-style-name="Normal" style:family="paragraph">
      <style:paragraph-properties fo:margin-top="0.1666in" fo:margin-bottom="0.0833in"/>
    </style:style>
    <style:style style:name="T3318" style:parent-style-name="Fonteparág.padrão" style:family="text">
      <style:text-properties style:font-name="Georgia" style:font-name-asian="Georgia" style:font-name-complex="Georgia"/>
    </style:style>
    <style:style style:name="P3319" style:parent-style-name="Normal" style:family="paragraph">
      <style:paragraph-properties fo:margin-top="0.1666in" fo:margin-bottom="0.0833in"/>
    </style:style>
    <style:style style:name="T3320" style:parent-style-name="Fonteparág.padrão" style:family="text">
      <style:text-properties style:font-name="Georgia" style:font-name-asian="Georgia" style:font-name-complex="Georgia"/>
    </style:style>
    <style:style style:name="P3321" style:parent-style-name="Normal" style:family="paragraph">
      <style:paragraph-properties fo:margin-top="0.1666in" fo:margin-bottom="0.0833in"/>
    </style:style>
    <style:style style:name="T3322" style:parent-style-name="Fonteparág.padrão" style:family="text">
      <style:text-properties style:font-name="Georgia" style:font-name-asian="Georgia" style:font-name-complex="Georgia"/>
    </style:style>
    <style:style style:name="T3323" style:parent-style-name="Fonteparág.padrão" style:family="text">
      <style:text-properties style:font-name="Georgia" style:font-name-asian="Georgia" style:font-name-complex="Georgia"/>
    </style:style>
    <style:style style:name="T3324" style:parent-style-name="Fonteparág.padrão" style:family="text">
      <style:text-properties style:font-name="Georgia" style:font-name-asian="Georgia" style:font-name-complex="Georgia"/>
    </style:style>
    <style:style style:name="P3325" style:parent-style-name="Normal" style:family="paragraph">
      <style:paragraph-properties fo:margin-top="0.1666in" fo:margin-bottom="0.0833in"/>
    </style:style>
    <style:style style:name="T3326" style:parent-style-name="Fonteparág.padrão" style:family="text">
      <style:text-properties style:font-name="Georgia" style:font-name-asian="Georgia" style:font-name-complex="Georgia"/>
    </style:style>
    <style:style style:name="P3327" style:parent-style-name="Normal" style:family="paragraph">
      <style:paragraph-properties fo:margin-top="0.1666in" fo:margin-bottom="0.0833in"/>
    </style:style>
    <style:style style:name="T3328" style:parent-style-name="Fonteparág.padrão" style:family="text">
      <style:text-properties style:font-name="Georgia" style:font-name-asian="Georgia" style:font-name-complex="Georgia"/>
    </style:style>
    <style:style style:name="P3329" style:parent-style-name="Normal" style:family="paragraph">
      <style:paragraph-properties fo:margin-top="0.1666in" fo:margin-bottom="0.0833in"/>
    </style:style>
    <style:style style:name="T3330" style:parent-style-name="Fonteparág.padrão" style:family="text">
      <style:text-properties style:font-name="Georgia" style:font-name-asian="Georgia" style:font-name-complex="Georgia"/>
    </style:style>
    <style:style style:name="P3331" style:parent-style-name="Normal" style:family="paragraph">
      <style:paragraph-properties fo:margin-top="0.1666in" fo:margin-bottom="0.0833in"/>
    </style:style>
    <style:style style:name="T3332" style:parent-style-name="Fonteparág.padrão" style:family="text">
      <style:text-properties style:font-name="Georgia" style:font-name-asian="Georgia" style:font-name-complex="Georgia"/>
    </style:style>
    <style:style style:name="P3333" style:parent-style-name="Normal" style:family="paragraph">
      <style:paragraph-properties fo:margin-top="0.1666in" fo:margin-bottom="0.0833in"/>
    </style:style>
    <style:style style:name="T3334" style:parent-style-name="Fonteparág.padrão" style:family="text">
      <style:text-properties style:font-name="Georgia" style:font-name-asian="Georgia" style:font-name-complex="Georgia"/>
    </style:style>
    <style:style style:name="P3335" style:parent-style-name="Normal" style:family="paragraph">
      <style:paragraph-properties fo:margin-top="0.1666in" fo:margin-bottom="0.0833in"/>
    </style:style>
    <style:style style:name="T3336" style:parent-style-name="Fonteparág.padrão" style:family="text">
      <style:text-properties style:font-name="Georgia" style:font-name-asian="Georgia" style:font-name-complex="Georgia"/>
    </style:style>
    <style:style style:name="P3337" style:parent-style-name="Normal" style:family="paragraph">
      <style:paragraph-properties fo:margin-top="0.1666in" fo:margin-bottom="0.0833in"/>
    </style:style>
    <style:style style:name="T3338" style:parent-style-name="Fonteparág.padrão" style:family="text">
      <style:text-properties style:font-name="Georgia" style:font-name-asian="Georgia" style:font-name-complex="Georgia"/>
    </style:style>
    <style:style style:name="P3339" style:parent-style-name="Normal" style:family="paragraph">
      <style:paragraph-properties fo:margin-top="0.1666in" fo:margin-bottom="0.0833in"/>
    </style:style>
    <style:style style:name="T3340" style:parent-style-name="Fonteparág.padrão" style:family="text">
      <style:text-properties style:font-name="Georgia" style:font-name-asian="Georgia" style:font-name-complex="Georgia"/>
    </style:style>
    <style:style style:name="P3341" style:parent-style-name="Normal" style:family="paragraph">
      <style:paragraph-properties fo:margin-top="0.1666in" fo:margin-bottom="0.0833in"/>
    </style:style>
    <style:style style:name="T3342" style:parent-style-name="Fonteparág.padrão" style:family="text">
      <style:text-properties style:font-name="Georgia" style:font-name-asian="Georgia" style:font-name-complex="Georgia"/>
    </style:style>
    <style:style style:name="P3343" style:parent-style-name="Normal" style:family="paragraph">
      <style:paragraph-properties fo:margin-top="0.1666in" fo:margin-bottom="0.0833in"/>
    </style:style>
    <style:style style:name="T3344" style:parent-style-name="Fonteparág.padrão" style:family="text">
      <style:text-properties style:font-name="Georgia" style:font-name-asian="Georgia" style:font-name-complex="Georgia"/>
    </style:style>
    <style:style style:name="P3345" style:parent-style-name="Normal" style:family="paragraph">
      <style:paragraph-properties fo:margin-top="0.1666in" fo:margin-bottom="0.0833in"/>
    </style:style>
    <style:style style:name="T3346" style:parent-style-name="Fonteparág.padrão" style:family="text">
      <style:text-properties style:font-name="Georgia" style:font-name-asian="Georgia" style:font-name-complex="Georgia"/>
    </style:style>
    <style:style style:name="P3347" style:parent-style-name="Normal" style:family="paragraph">
      <style:paragraph-properties fo:margin-top="0.1666in" fo:margin-bottom="0.0833in"/>
    </style:style>
    <style:style style:name="T3348" style:parent-style-name="Fonteparág.padrão" style:family="text">
      <style:text-properties style:font-name="Georgia" style:font-name-asian="Georgia" style:font-name-complex="Georgia"/>
    </style:style>
    <style:style style:name="T3349" style:parent-style-name="Fonteparág.padrão" style:family="text">
      <style:text-properties style:font-name="Georgia" style:font-name-asian="Georgia" style:font-name-complex="Georgia"/>
    </style:style>
    <style:style style:name="P3350" style:parent-style-name="Normal" style:family="paragraph">
      <style:paragraph-properties fo:margin-top="0.1666in" fo:margin-bottom="0.0833in"/>
    </style:style>
    <style:style style:name="T3351" style:parent-style-name="Fonteparág.padrão" style:family="text">
      <style:text-properties style:font-name="Georgia" style:font-name-asian="Georgia" style:font-name-complex="Georgia"/>
    </style:style>
    <style:style style:name="P3352" style:parent-style-name="Normal" style:family="paragraph">
      <style:paragraph-properties fo:margin-top="0.1666in" fo:margin-bottom="0.0833in"/>
    </style:style>
    <style:style style:name="T3353" style:parent-style-name="Fonteparág.padrão" style:family="text">
      <style:text-properties style:font-name="Georgia" style:font-name-asian="Georgia" style:font-name-complex="Georgia"/>
    </style:style>
    <style:style style:name="P3354" style:parent-style-name="Normal" style:family="paragraph">
      <style:paragraph-properties fo:margin-top="0.1666in" fo:margin-bottom="0.0833in"/>
    </style:style>
    <style:style style:name="T3355" style:parent-style-name="Fonteparág.padrão" style:family="text">
      <style:text-properties style:font-name="Georgia" style:font-name-asian="Georgia" style:font-name-complex="Georgia"/>
    </style:style>
    <style:style style:name="P3356" style:parent-style-name="Normal" style:family="paragraph">
      <style:paragraph-properties fo:margin-top="0.1666in" fo:margin-bottom="0.0833in"/>
    </style:style>
    <style:style style:name="T3357" style:parent-style-name="Fonteparág.padrão" style:family="text">
      <style:text-properties style:font-name="Georgia" style:font-name-asian="Georgia" style:font-name-complex="Georgia"/>
    </style:style>
    <style:style style:name="P3358" style:parent-style-name="Normal" style:family="paragraph">
      <style:paragraph-properties fo:margin-top="0.1666in" fo:margin-bottom="0.0833in"/>
    </style:style>
    <style:style style:name="T3359" style:parent-style-name="Fonteparág.padrão" style:family="text">
      <style:text-properties style:font-name="Georgia" style:font-name-asian="Georgia" style:font-name-complex="Georgia"/>
    </style:style>
    <style:style style:name="P3360" style:parent-style-name="Normal" style:family="paragraph">
      <style:paragraph-properties fo:margin-top="0.1666in" fo:margin-bottom="0.0833in"/>
    </style:style>
    <style:style style:name="T3361" style:parent-style-name="Fonteparág.padrão" style:family="text">
      <style:text-properties style:font-name="Georgia" style:font-name-asian="Georgia" style:font-name-complex="Georgia"/>
    </style:style>
    <style:style style:name="P3362" style:parent-style-name="Normal" style:family="paragraph">
      <style:paragraph-properties fo:margin-top="0.1666in" fo:margin-bottom="0.0833in"/>
    </style:style>
    <style:style style:name="T3363" style:parent-style-name="Fonteparág.padrão" style:family="text">
      <style:text-properties style:font-name="Georgia" style:font-name-asian="Georgia" style:font-name-complex="Georgia"/>
    </style:style>
    <style:style style:name="P3364" style:parent-style-name="Normal" style:family="paragraph">
      <style:paragraph-properties fo:margin-top="0.1666in" fo:margin-bottom="0.0833in"/>
    </style:style>
    <style:style style:name="T3365" style:parent-style-name="Fonteparág.padrão" style:family="text">
      <style:text-properties style:font-name="Georgia" style:font-name-asian="Georgia" style:font-name-complex="Georgia"/>
    </style:style>
    <style:style style:name="T3366" style:parent-style-name="Fonteparág.padrão" style:family="text">
      <style:text-properties style:font-name="Georgia" style:font-name-asian="Georgia" style:font-name-complex="Georgia"/>
    </style:style>
    <style:style style:name="T3367" style:parent-style-name="Fonteparág.padrão" style:family="text">
      <style:text-properties style:font-name="Georgia" style:font-name-asian="Georgia" style:font-name-complex="Georgia"/>
    </style:style>
    <style:style style:name="P3368" style:parent-style-name="Normal" style:family="paragraph">
      <style:paragraph-properties fo:margin-top="0.1666in" fo:margin-bottom="0.0833in"/>
    </style:style>
    <style:style style:name="T3369" style:parent-style-name="Fonteparág.padrão" style:family="text">
      <style:text-properties style:font-name="Georgia" style:font-name-asian="Georgia" style:font-name-complex="Georgia"/>
    </style:style>
    <style:style style:name="P3370" style:parent-style-name="Normal" style:family="paragraph">
      <style:paragraph-properties fo:margin-top="0.1666in" fo:margin-bottom="0.0833in"/>
    </style:style>
    <style:style style:name="T3371" style:parent-style-name="Fonteparág.padrão" style:family="text">
      <style:text-properties style:font-name="Georgia" style:font-name-asian="Georgia" style:font-name-complex="Georgia"/>
    </style:style>
    <style:style style:name="P3372" style:parent-style-name="Normal" style:family="paragraph">
      <style:paragraph-properties fo:margin-top="0.1666in" fo:margin-bottom="0.0833in"/>
    </style:style>
    <style:style style:name="T3373" style:parent-style-name="Fonteparág.padrão" style:family="text">
      <style:text-properties style:font-name="Georgia" style:font-name-asian="Georgia" style:font-name-complex="Georgia"/>
    </style:style>
    <style:style style:name="P3374" style:parent-style-name="Normal" style:family="paragraph">
      <style:paragraph-properties fo:margin-top="0.1666in" fo:margin-bottom="0.0833in"/>
    </style:style>
    <style:style style:name="T3375" style:parent-style-name="Fonteparág.padrão" style:family="text">
      <style:text-properties style:font-name="Georgia" style:font-name-asian="Georgia" style:font-name-complex="Georgia"/>
    </style:style>
    <style:style style:name="P3376" style:parent-style-name="Normal" style:family="paragraph">
      <style:paragraph-properties fo:margin-top="0.1666in" fo:margin-bottom="0.0833in"/>
    </style:style>
    <style:style style:name="T3377" style:parent-style-name="Fonteparág.padrão" style:family="text">
      <style:text-properties style:font-name="Georgia" style:font-name-asian="Georgia" style:font-name-complex="Georgia"/>
    </style:style>
    <style:style style:name="P3378" style:parent-style-name="Normal" style:family="paragraph">
      <style:paragraph-properties fo:margin-top="0.1666in" fo:margin-bottom="0.0833in"/>
    </style:style>
    <style:style style:name="T3379" style:parent-style-name="Fonteparág.padrão" style:family="text">
      <style:text-properties style:font-name="Georgia" style:font-name-asian="Georgia" style:font-name-complex="Georgia"/>
    </style:style>
    <style:style style:name="P3380" style:parent-style-name="Normal" style:family="paragraph">
      <style:paragraph-properties fo:margin-top="0.1666in" fo:margin-bottom="0.0833in"/>
    </style:style>
    <style:style style:name="T3381" style:parent-style-name="Fonteparág.padrão" style:family="text">
      <style:text-properties style:font-name="Georgia" style:font-name-asian="Georgia" style:font-name-complex="Georgia"/>
    </style:style>
    <style:style style:name="P3382" style:parent-style-name="Normal" style:family="paragraph">
      <style:paragraph-properties fo:margin-top="0.1666in" fo:margin-bottom="0.0833in"/>
    </style:style>
    <style:style style:name="T3383" style:parent-style-name="Fonteparág.padrão" style:family="text">
      <style:text-properties style:font-name="Georgia" style:font-name-asian="Georgia" style:font-name-complex="Georgia"/>
    </style:style>
    <style:style style:name="P3384" style:parent-style-name="Normal" style:family="paragraph">
      <style:paragraph-properties fo:margin-top="0.1666in" fo:margin-bottom="0.0833in"/>
    </style:style>
    <style:style style:name="T3385" style:parent-style-name="Fonteparág.padrão" style:family="text">
      <style:text-properties style:font-name="Georgia" style:font-name-asian="Georgia" style:font-name-complex="Georgia"/>
    </style:style>
    <style:style style:name="P3386" style:parent-style-name="Normal" style:family="paragraph">
      <style:paragraph-properties fo:margin-top="0.1666in" fo:margin-bottom="0.0833in"/>
    </style:style>
    <style:style style:name="T3387" style:parent-style-name="Fonteparág.padrão" style:family="text">
      <style:text-properties style:font-name="Georgia" style:font-name-asian="Georgia" style:font-name-complex="Georgia"/>
    </style:style>
    <style:style style:name="P3388" style:parent-style-name="Normal" style:family="paragraph">
      <style:paragraph-properties fo:margin-top="0.1666in" fo:margin-bottom="0.0833in"/>
    </style:style>
    <style:style style:name="T3389" style:parent-style-name="Fonteparág.padrão" style:family="text">
      <style:text-properties style:font-name="Georgia" style:font-name-asian="Georgia" style:font-name-complex="Georgia"/>
    </style:style>
    <style:style style:name="T3390" style:parent-style-name="Fonteparág.padrão" style:family="text">
      <style:text-properties style:font-name="Georgia" style:font-name-asian="Georgia" style:font-name-complex="Georgia"/>
    </style:style>
    <style:style style:name="P3391" style:parent-style-name="Normal" style:family="paragraph">
      <style:paragraph-properties fo:margin-top="0.1666in" fo:margin-bottom="0.0833in"/>
    </style:style>
    <style:style style:name="T3392" style:parent-style-name="Fonteparág.padrão" style:family="text">
      <style:text-properties style:font-name="Georgia" style:font-name-asian="Georgia" style:font-name-complex="Georgia"/>
    </style:style>
    <style:style style:name="P3393" style:parent-style-name="Normal" style:family="paragraph">
      <style:paragraph-properties fo:margin-top="0.1666in" fo:margin-bottom="0.0833in"/>
    </style:style>
    <style:style style:name="T3394" style:parent-style-name="Fonteparág.padrão" style:family="text">
      <style:text-properties style:font-name="Georgia" style:font-name-asian="Georgia" style:font-name-complex="Georgia"/>
    </style:style>
    <style:style style:name="P3395" style:parent-style-name="Normal" style:family="paragraph">
      <style:paragraph-properties fo:margin-top="0.1666in" fo:margin-bottom="0.0833in"/>
    </style:style>
    <style:style style:name="T3396" style:parent-style-name="Fonteparág.padrão" style:family="text">
      <style:text-properties style:font-name="Georgia" style:font-name-asian="Georgia" style:font-name-complex="Georgia"/>
    </style:style>
    <style:style style:name="P3397" style:parent-style-name="Normal" style:family="paragraph">
      <style:paragraph-properties fo:margin-top="0.1666in" fo:margin-bottom="0.0833in"/>
    </style:style>
    <style:style style:name="T3398" style:parent-style-name="Fonteparág.padrão" style:family="text">
      <style:text-properties style:font-name="Georgia" style:font-name-asian="Georgia" style:font-name-complex="Georgia"/>
    </style:style>
    <style:style style:name="P3399" style:parent-style-name="Normal" style:family="paragraph">
      <style:paragraph-properties fo:margin-top="0.1666in" fo:margin-bottom="0.0833in"/>
    </style:style>
    <style:style style:name="T3400" style:parent-style-name="Fonteparág.padrão" style:family="text">
      <style:text-properties style:font-name="Georgia" style:font-name-asian="Georgia" style:font-name-complex="Georgia"/>
    </style:style>
    <style:style style:name="P3401" style:parent-style-name="Normal" style:family="paragraph">
      <style:paragraph-properties fo:margin-top="0.1666in" fo:margin-bottom="0.0833in"/>
    </style:style>
    <style:style style:name="T3402" style:parent-style-name="Fonteparág.padrão" style:family="text">
      <style:text-properties style:font-name="Georgia" style:font-name-asian="Georgia" style:font-name-complex="Georgia"/>
    </style:style>
    <style:style style:name="P3403" style:parent-style-name="Normal" style:family="paragraph">
      <style:paragraph-properties fo:margin-top="0.1666in" fo:margin-bottom="0.0833in"/>
    </style:style>
    <style:style style:name="T3404" style:parent-style-name="Fonteparág.padrão" style:family="text">
      <style:text-properties style:font-name="Georgia" style:font-name-asian="Georgia" style:font-name-complex="Georgia"/>
    </style:style>
    <style:style style:name="P3405" style:parent-style-name="Normal" style:family="paragraph">
      <style:paragraph-properties fo:margin-top="0.1666in" fo:margin-bottom="0.0833in"/>
    </style:style>
    <style:style style:name="T3406" style:parent-style-name="Fonteparág.padrão" style:family="text">
      <style:text-properties style:font-name="Georgia" style:font-name-asian="Georgia" style:font-name-complex="Georgia"/>
    </style:style>
    <style:style style:name="P3407" style:parent-style-name="Normal" style:family="paragraph">
      <style:paragraph-properties fo:margin-top="0.1666in" fo:margin-bottom="0.0833in"/>
    </style:style>
    <style:style style:name="T3408" style:parent-style-name="Fonteparág.padrão" style:family="text">
      <style:text-properties style:font-name="Georgia" style:font-name-asian="Georgia" style:font-name-complex="Georgia"/>
    </style:style>
    <style:style style:name="P3409" style:parent-style-name="Normal" style:family="paragraph">
      <style:paragraph-properties fo:margin-top="0.1666in" fo:margin-bottom="0.0833in"/>
    </style:style>
    <style:style style:name="T3410" style:parent-style-name="Fonteparág.padrão" style:family="text">
      <style:text-properties style:font-name="Georgia" style:font-name-asian="Georgia" style:font-name-complex="Georgia"/>
    </style:style>
    <style:style style:name="P3411" style:parent-style-name="Normal" style:family="paragraph">
      <style:paragraph-properties fo:margin-top="0.1666in" fo:margin-bottom="0.0833in"/>
    </style:style>
    <style:style style:name="T3412" style:parent-style-name="Fonteparág.padrão" style:family="text">
      <style:text-properties style:font-name="Georgia" style:font-name-asian="Georgia" style:font-name-complex="Georgia"/>
    </style:style>
    <style:style style:name="P3413" style:parent-style-name="Normal" style:family="paragraph">
      <style:paragraph-properties fo:margin-top="0.1666in" fo:margin-bottom="0.0833in"/>
    </style:style>
    <style:style style:name="T3414" style:parent-style-name="Fonteparág.padrão" style:family="text">
      <style:text-properties style:font-name="Georgia" style:font-name-asian="Georgia" style:font-name-complex="Georgia"/>
    </style:style>
    <style:style style:name="P3415" style:parent-style-name="Normal" style:family="paragraph">
      <style:paragraph-properties fo:margin-top="0.1666in" fo:margin-bottom="0.0833in"/>
    </style:style>
    <style:style style:name="T3416" style:parent-style-name="Fonteparág.padrão" style:family="text">
      <style:text-properties style:font-name="Georgia" style:font-name-asian="Georgia" style:font-name-complex="Georgia"/>
    </style:style>
    <style:style style:name="P3417" style:parent-style-name="Normal" style:family="paragraph">
      <style:paragraph-properties fo:margin-top="0.1666in" fo:margin-bottom="0.0833in"/>
    </style:style>
    <style:style style:name="T3418" style:parent-style-name="Fonteparág.padrão" style:family="text">
      <style:text-properties style:font-name="Georgia" style:font-name-asian="Georgia" style:font-name-complex="Georgia"/>
    </style:style>
    <style:style style:name="P3419" style:parent-style-name="Normal" style:family="paragraph">
      <style:paragraph-properties fo:margin-top="0.1666in" fo:margin-bottom="0.0833in"/>
    </style:style>
    <style:style style:name="T3420" style:parent-style-name="Fonteparág.padrão" style:family="text">
      <style:text-properties style:font-name="Georgia" style:font-name-asian="Georgia" style:font-name-complex="Georgia"/>
    </style:style>
    <style:style style:name="P3421" style:parent-style-name="Normal" style:family="paragraph">
      <style:paragraph-properties fo:margin-top="0.1666in" fo:margin-bottom="0.0833in"/>
    </style:style>
    <style:style style:name="T3422" style:parent-style-name="Fonteparág.padrão" style:family="text">
      <style:text-properties style:font-name="Georgia" style:font-name-asian="Georgia" style:font-name-complex="Georgia"/>
    </style:style>
    <style:style style:name="P3423" style:parent-style-name="Normal" style:family="paragraph">
      <style:paragraph-properties fo:margin-top="0.1666in" fo:margin-bottom="0.0833in"/>
    </style:style>
    <style:style style:name="T3424" style:parent-style-name="Fonteparág.padrão" style:family="text">
      <style:text-properties style:font-name="Georgia" style:font-name-asian="Georgia" style:font-name-complex="Georgia"/>
    </style:style>
    <style:style style:name="P3425" style:parent-style-name="Normal" style:family="paragraph">
      <style:paragraph-properties fo:margin-top="0.1666in" fo:margin-bottom="0.0833in"/>
    </style:style>
    <style:style style:name="T3426" style:parent-style-name="Fonteparág.padrão" style:family="text">
      <style:text-properties style:font-name="Georgia" style:font-name-asian="Georgia" style:font-name-complex="Georgia"/>
    </style:style>
    <style:style style:name="P3427" style:parent-style-name="Normal" style:family="paragraph">
      <style:paragraph-properties fo:margin-top="0.1666in" fo:margin-bottom="0.0833in"/>
    </style:style>
    <style:style style:name="T3428" style:parent-style-name="Fonteparág.padrão" style:family="text">
      <style:text-properties style:font-name="Georgia" style:font-name-asian="Georgia" style:font-name-complex="Georgia"/>
    </style:style>
    <style:style style:name="P3429" style:parent-style-name="Normal" style:family="paragraph">
      <style:paragraph-properties fo:margin-top="0.1666in" fo:margin-bottom="0.0833in"/>
    </style:style>
    <style:style style:name="T3430" style:parent-style-name="Fonteparág.padrão" style:family="text">
      <style:text-properties style:font-name="Georgia" style:font-name-asian="Georgia" style:font-name-complex="Georgia"/>
    </style:style>
    <style:style style:name="P3431" style:parent-style-name="Normal" style:family="paragraph">
      <style:paragraph-properties fo:margin-top="0.1666in" fo:margin-bottom="0.0833in"/>
    </style:style>
    <style:style style:name="T3432" style:parent-style-name="Fonteparág.padrão" style:family="text">
      <style:text-properties style:font-name="Georgia" style:font-name-asian="Georgia" style:font-name-complex="Georgia"/>
    </style:style>
    <style:style style:name="P3433" style:parent-style-name="Normal" style:family="paragraph">
      <style:paragraph-properties fo:margin-top="0.1666in" fo:margin-bottom="0.0833in"/>
    </style:style>
    <style:style style:name="T3434" style:parent-style-name="Fonteparág.padrão" style:family="text">
      <style:text-properties style:font-name="Georgia" style:font-name-asian="Georgia" style:font-name-complex="Georgia"/>
    </style:style>
    <style:style style:name="T3435" style:parent-style-name="Fonteparág.padrão" style:family="text">
      <style:text-properties style:font-name="Georgia" style:font-name-asian="Georgia" style:font-name-complex="Georgia"/>
    </style:style>
    <style:style style:name="T3436" style:parent-style-name="Fonteparág.padrão" style:family="text">
      <style:text-properties style:font-name="Georgia" style:font-name-asian="Georgia" style:font-name-complex="Georgia"/>
    </style:style>
    <style:style style:name="P3437" style:parent-style-name="Normal" style:family="paragraph">
      <style:paragraph-properties fo:margin-top="0.1666in" fo:margin-bottom="0.0833in"/>
    </style:style>
    <style:style style:name="T3438" style:parent-style-name="Fonteparág.padrão" style:family="text">
      <style:text-properties style:font-name="Georgia" style:font-name-asian="Georgia" style:font-name-complex="Georgia"/>
    </style:style>
    <style:style style:name="P3439" style:parent-style-name="Normal" style:family="paragraph">
      <style:paragraph-properties fo:margin-top="0.1666in" fo:margin-bottom="0.0833in"/>
    </style:style>
    <style:style style:name="T3440" style:parent-style-name="Fonteparág.padrão" style:family="text">
      <style:text-properties style:font-name="Georgia" style:font-name-asian="Georgia" style:font-name-complex="Georgia"/>
    </style:style>
    <style:style style:name="P3441" style:parent-style-name="Normal" style:family="paragraph">
      <style:paragraph-properties fo:margin-top="0.1666in" fo:margin-bottom="0.0833in"/>
    </style:style>
    <style:style style:name="T3442" style:parent-style-name="Fonteparág.padrão" style:family="text">
      <style:text-properties style:font-name="Georgia" style:font-name-asian="Georgia" style:font-name-complex="Georgia"/>
    </style:style>
    <style:style style:name="P3443" style:parent-style-name="Normal" style:family="paragraph">
      <style:paragraph-properties fo:margin-top="0.1666in" fo:margin-bottom="0.0833in"/>
    </style:style>
    <style:style style:name="T3444" style:parent-style-name="Fonteparág.padrão" style:family="text">
      <style:text-properties style:font-name="Georgia" style:font-name-asian="Georgia" style:font-name-complex="Georgia"/>
    </style:style>
    <style:style style:name="P3445" style:parent-style-name="Normal" style:family="paragraph">
      <style:paragraph-properties fo:margin-top="0.1666in" fo:margin-bottom="0.0833in"/>
    </style:style>
    <style:style style:name="T3446" style:parent-style-name="Fonteparág.padrão" style:family="text">
      <style:text-properties style:font-name="Georgia" style:font-name-asian="Georgia" style:font-name-complex="Georgia"/>
    </style:style>
    <style:style style:name="P3447" style:parent-style-name="Normal" style:family="paragraph">
      <style:paragraph-properties fo:margin-top="0.1666in" fo:margin-bottom="0.0833in"/>
    </style:style>
    <style:style style:name="T3448" style:parent-style-name="Fonteparág.padrão" style:family="text">
      <style:text-properties style:font-name="Georgia" style:font-name-asian="Georgia" style:font-name-complex="Georgia"/>
    </style:style>
    <style:style style:name="P3449" style:parent-style-name="Normal" style:family="paragraph">
      <style:paragraph-properties fo:margin-top="0.1666in" fo:margin-bottom="0.0833in"/>
    </style:style>
    <style:style style:name="T3450" style:parent-style-name="Fonteparág.padrão" style:family="text">
      <style:text-properties style:font-name="Georgia" style:font-name-asian="Georgia" style:font-name-complex="Georgia"/>
    </style:style>
    <style:style style:name="P3451" style:parent-style-name="Normal" style:family="paragraph">
      <style:paragraph-properties fo:margin-top="0.1666in" fo:margin-bottom="0.0833in"/>
    </style:style>
    <style:style style:name="T3452" style:parent-style-name="Fonteparág.padrão" style:family="text">
      <style:text-properties style:font-name="Georgia" style:font-name-asian="Georgia" style:font-name-complex="Georgia"/>
    </style:style>
    <style:style style:name="P3453" style:parent-style-name="Normal" style:family="paragraph">
      <style:paragraph-properties fo:margin-top="0.1666in" fo:margin-bottom="0.0833in"/>
    </style:style>
    <style:style style:name="T3454" style:parent-style-name="Fonteparág.padrão" style:family="text">
      <style:text-properties style:font-name="Georgia" style:font-name-asian="Georgia" style:font-name-complex="Georgia"/>
    </style:style>
    <style:style style:name="P3455" style:parent-style-name="Normal" style:family="paragraph">
      <style:paragraph-properties fo:margin-top="0.1666in" fo:margin-bottom="0.0833in"/>
    </style:style>
    <style:style style:name="T3456" style:parent-style-name="Fonteparág.padrão" style:family="text">
      <style:text-properties style:font-name="Georgia" style:font-name-asian="Georgia" style:font-name-complex="Georgia"/>
    </style:style>
    <style:style style:name="P3457" style:parent-style-name="Normal" style:family="paragraph">
      <style:paragraph-properties fo:margin-top="0.1666in" fo:margin-bottom="0.0833in"/>
    </style:style>
    <style:style style:name="T3458" style:parent-style-name="Fonteparág.padrão" style:family="text">
      <style:text-properties style:font-name="Georgia" style:font-name-asian="Georgia" style:font-name-complex="Georgia"/>
    </style:style>
    <style:style style:name="P3459" style:parent-style-name="Normal" style:family="paragraph">
      <style:paragraph-properties fo:margin-top="0.1666in" fo:margin-bottom="0.0833in"/>
    </style:style>
    <style:style style:name="T3460" style:parent-style-name="Fonteparág.padrão" style:family="text">
      <style:text-properties style:font-name="Georgia" style:font-name-asian="Georgia" style:font-name-complex="Georgia"/>
    </style:style>
    <style:style style:name="P3461" style:parent-style-name="Normal" style:family="paragraph">
      <style:paragraph-properties fo:margin-top="0.1666in" fo:margin-bottom="0.0833in"/>
    </style:style>
    <style:style style:name="T3462" style:parent-style-name="Fonteparág.padrão" style:family="text">
      <style:text-properties style:font-name="Georgia" style:font-name-asian="Georgia" style:font-name-complex="Georgia"/>
    </style:style>
    <style:style style:name="P3463" style:parent-style-name="Normal" style:family="paragraph">
      <style:paragraph-properties fo:margin-top="0.1666in" fo:margin-bottom="0.0833in"/>
    </style:style>
    <style:style style:name="T3464" style:parent-style-name="Fonteparág.padrão" style:family="text">
      <style:text-properties style:font-name="Georgia" style:font-name-asian="Georgia" style:font-name-complex="Georgia"/>
    </style:style>
    <style:style style:name="T3465" style:parent-style-name="Fonteparág.padrão" style:family="text">
      <style:text-properties style:font-name="Georgia" style:font-name-asian="Georgia" style:font-name-complex="Georgia"/>
    </style:style>
    <style:style style:name="T3466" style:parent-style-name="Fonteparág.padrão" style:family="text">
      <style:text-properties style:font-name="Georgia" style:font-name-asian="Georgia" style:font-name-complex="Georgia"/>
    </style:style>
    <style:style style:name="P3467" style:parent-style-name="Normal" style:family="paragraph">
      <style:paragraph-properties fo:margin-top="0.1666in" fo:margin-bottom="0.0833in"/>
    </style:style>
    <style:style style:name="T3468" style:parent-style-name="Fonteparág.padrão" style:family="text">
      <style:text-properties style:font-name="Georgia" style:font-name-asian="Georgia" style:font-name-complex="Georgia"/>
    </style:style>
    <style:style style:name="P3469" style:parent-style-name="Normal" style:family="paragraph">
      <style:paragraph-properties fo:margin-top="0.1666in" fo:margin-bottom="0.0833in"/>
    </style:style>
    <style:style style:name="T3470" style:parent-style-name="Fonteparág.padrão" style:family="text">
      <style:text-properties style:font-name="Georgia" style:font-name-asian="Georgia" style:font-name-complex="Georgia"/>
    </style:style>
    <style:style style:name="P3471" style:parent-style-name="Normal" style:family="paragraph">
      <style:paragraph-properties fo:margin-top="0.1666in" fo:margin-bottom="0.0833in"/>
    </style:style>
    <style:style style:name="T3472" style:parent-style-name="Fonteparág.padrão" style:family="text">
      <style:text-properties style:font-name="Georgia" style:font-name-asian="Georgia" style:font-name-complex="Georgia"/>
    </style:style>
    <style:style style:name="P3473" style:parent-style-name="Normal" style:family="paragraph">
      <style:paragraph-properties fo:margin-top="0.1666in" fo:margin-bottom="0.0833in"/>
    </style:style>
    <style:style style:name="T3474" style:parent-style-name="Fonteparág.padrão" style:family="text">
      <style:text-properties style:font-name="Georgia" style:font-name-asian="Georgia" style:font-name-complex="Georgia"/>
    </style:style>
    <style:style style:name="P3475" style:parent-style-name="Normal" style:family="paragraph">
      <style:paragraph-properties fo:margin-top="0.1666in" fo:margin-bottom="0.0833in"/>
    </style:style>
    <style:style style:name="T3476" style:parent-style-name="Fonteparág.padrão" style:family="text">
      <style:text-properties style:font-name="Georgia" style:font-name-asian="Georgia" style:font-name-complex="Georgia"/>
    </style:style>
    <style:style style:name="P3477" style:parent-style-name="Normal" style:family="paragraph">
      <style:paragraph-properties fo:margin-top="0.1666in" fo:margin-bottom="0.0833in"/>
    </style:style>
    <style:style style:name="T3478" style:parent-style-name="Fonteparág.padrão" style:family="text">
      <style:text-properties style:font-name="Georgia" style:font-name-asian="Georgia" style:font-name-complex="Georgia"/>
    </style:style>
    <style:style style:name="P3479" style:parent-style-name="Normal" style:family="paragraph">
      <style:paragraph-properties fo:margin-top="0.1666in" fo:margin-bottom="0.0833in"/>
    </style:style>
    <style:style style:name="T3480" style:parent-style-name="Fonteparág.padrão" style:family="text">
      <style:text-properties style:font-name="Georgia" style:font-name-asian="Georgia" style:font-name-complex="Georgia"/>
    </style:style>
    <style:style style:name="P3481" style:parent-style-name="Normal" style:family="paragraph">
      <style:paragraph-properties fo:margin-top="0.1666in" fo:margin-bottom="0.0833in"/>
    </style:style>
    <style:style style:name="T3482" style:parent-style-name="Fonteparág.padrão" style:family="text">
      <style:text-properties style:font-name="Georgia" style:font-name-asian="Georgia" style:font-name-complex="Georgia"/>
    </style:style>
    <style:style style:name="P3483" style:parent-style-name="Normal" style:family="paragraph">
      <style:paragraph-properties fo:margin-top="0.1666in" fo:margin-bottom="0.0833in"/>
    </style:style>
    <style:style style:name="T3484" style:parent-style-name="Fonteparág.padrão" style:family="text">
      <style:text-properties style:font-name="Georgia" style:font-name-asian="Georgia" style:font-name-complex="Georgia"/>
    </style:style>
    <style:style style:name="P3485" style:parent-style-name="Normal" style:family="paragraph">
      <style:paragraph-properties fo:margin-top="0.1666in" fo:margin-bottom="0.0833in"/>
    </style:style>
    <style:style style:name="T3486" style:parent-style-name="Fonteparág.padrão" style:family="text">
      <style:text-properties style:font-name="Georgia" style:font-name-asian="Georgia" style:font-name-complex="Georgia"/>
    </style:style>
    <style:style style:name="P3487" style:parent-style-name="Normal" style:family="paragraph">
      <style:paragraph-properties fo:margin-top="0.1666in" fo:margin-bottom="0.0833in"/>
    </style:style>
    <style:style style:name="T3488" style:parent-style-name="Fonteparág.padrão" style:family="text">
      <style:text-properties style:font-name="Georgia" style:font-name-asian="Georgia" style:font-name-complex="Georgia"/>
    </style:style>
    <style:style style:name="P3489" style:parent-style-name="Normal" style:family="paragraph">
      <style:paragraph-properties fo:margin-top="0.1666in" fo:margin-bottom="0.0833in"/>
    </style:style>
    <style:style style:name="T3490" style:parent-style-name="Fonteparág.padrão" style:family="text">
      <style:text-properties style:font-name="Georgia" style:font-name-asian="Georgia" style:font-name-complex="Georgia"/>
    </style:style>
    <style:style style:name="T3491" style:parent-style-name="Fonteparág.padrão" style:family="text">
      <style:text-properties style:font-name="Georgia" style:font-name-asian="Georgia" style:font-name-complex="Georgia"/>
    </style:style>
    <style:style style:name="T3492" style:parent-style-name="Fonteparág.padrão" style:family="text">
      <style:text-properties style:font-name="Georgia" style:font-name-asian="Georgia" style:font-name-complex="Georgia"/>
    </style:style>
    <style:style style:name="T3493" style:parent-style-name="Fonteparág.padrão" style:family="text">
      <style:text-properties style:font-name="Georgia" style:font-name-asian="Georgia" style:font-name-complex="Georgia"/>
    </style:style>
    <style:style style:name="T3494" style:parent-style-name="Fonteparág.padrão" style:family="text">
      <style:text-properties style:font-name="Georgia" style:font-name-asian="Georgia" style:font-name-complex="Georgia"/>
    </style:style>
    <style:style style:name="T3495" style:parent-style-name="Fonteparág.padrão" style:family="text">
      <style:text-properties style:font-name="Georgia" style:font-name-asian="Georgia" style:font-name-complex="Georgia"/>
    </style:style>
    <style:style style:name="P3496" style:parent-style-name="Normal" style:family="paragraph">
      <style:paragraph-properties fo:margin-top="0.1666in" fo:margin-bottom="0.0833in"/>
    </style:style>
    <style:style style:name="T3497" style:parent-style-name="Fonteparág.padrão" style:family="text">
      <style:text-properties style:font-name="Georgia" style:font-name-asian="Georgia" style:font-name-complex="Georgia"/>
    </style:style>
    <style:style style:name="P3498" style:parent-style-name="Normal" style:family="paragraph">
      <style:paragraph-properties fo:margin-top="0.1666in" fo:margin-bottom="0.0833in"/>
    </style:style>
    <style:style style:name="T3499" style:parent-style-name="Fonteparág.padrão" style:family="text">
      <style:text-properties style:font-name="Georgia" style:font-name-asian="Georgia" style:font-name-complex="Georgia"/>
    </style:style>
    <style:style style:name="T3500" style:parent-style-name="Fonteparág.padrão" style:family="text">
      <style:text-properties style:font-name="Georgia" style:font-name-asian="Georgia" style:font-name-complex="Georgia"/>
    </style:style>
    <style:style style:name="P3501" style:parent-style-name="Normal" style:family="paragraph">
      <style:paragraph-properties fo:margin-top="0.1666in" fo:margin-bottom="0.0833in"/>
    </style:style>
    <style:style style:name="T3502" style:parent-style-name="Fonteparág.padrão" style:family="text">
      <style:text-properties style:font-name="Georgia" style:font-name-asian="Georgia" style:font-name-complex="Georgia"/>
    </style:style>
    <style:style style:name="P3503" style:parent-style-name="Normal" style:family="paragraph">
      <style:paragraph-properties fo:margin-top="0.1666in" fo:margin-bottom="0.0833in"/>
    </style:style>
    <style:style style:name="T3504" style:parent-style-name="Fonteparág.padrão" style:family="text">
      <style:text-properties style:font-name="Georgia" style:font-name-asian="Georgia" style:font-name-complex="Georgia"/>
    </style:style>
    <style:style style:name="P3505" style:parent-style-name="Normal" style:family="paragraph">
      <style:paragraph-properties fo:margin-top="0.1666in" fo:margin-bottom="0.0833in"/>
    </style:style>
    <style:style style:name="T3506" style:parent-style-name="Fonteparág.padrão" style:family="text">
      <style:text-properties style:font-name="Georgia" style:font-name-asian="Georgia" style:font-name-complex="Georgia"/>
    </style:style>
    <style:style style:name="P3507" style:parent-style-name="Normal" style:family="paragraph">
      <style:paragraph-properties fo:margin-top="0.1666in" fo:margin-bottom="0.0833in"/>
    </style:style>
    <style:style style:name="T3508" style:parent-style-name="Fonteparág.padrão" style:family="text">
      <style:text-properties style:font-name="Georgia" style:font-name-asian="Georgia" style:font-name-complex="Georgia"/>
    </style:style>
    <style:style style:name="P3509" style:parent-style-name="Normal" style:family="paragraph">
      <style:paragraph-properties fo:margin-top="0.1666in" fo:margin-bottom="0.0833in"/>
    </style:style>
    <style:style style:name="T3510" style:parent-style-name="Fonteparág.padrão" style:family="text">
      <style:text-properties style:font-name="Georgia" style:font-name-asian="Georgia" style:font-name-complex="Georgia"/>
    </style:style>
    <style:style style:name="P3511" style:parent-style-name="Normal" style:family="paragraph">
      <style:paragraph-properties fo:margin-top="0.1666in" fo:margin-bottom="0.0833in"/>
    </style:style>
    <style:style style:name="T3512" style:parent-style-name="Fonteparág.padrão" style:family="text">
      <style:text-properties style:font-name="Georgia" style:font-name-asian="Georgia" style:font-name-complex="Georgia"/>
    </style:style>
    <style:style style:name="P3513" style:parent-style-name="Normal" style:family="paragraph">
      <style:paragraph-properties fo:margin-top="0.1666in" fo:margin-bottom="0.0833in"/>
    </style:style>
    <style:style style:name="T3514" style:parent-style-name="Fonteparág.padrão" style:family="text">
      <style:text-properties style:font-name="Georgia" style:font-name-asian="Georgia" style:font-name-complex="Georgia"/>
    </style:style>
    <style:style style:name="P3515" style:parent-style-name="Normal" style:family="paragraph">
      <style:paragraph-properties fo:margin-top="0.1666in" fo:margin-bottom="0.0833in"/>
    </style:style>
    <style:style style:name="T3516" style:parent-style-name="Fonteparág.padrão" style:family="text">
      <style:text-properties style:font-name="Georgia" style:font-name-asian="Georgia" style:font-name-complex="Georgia"/>
    </style:style>
    <style:style style:name="P3517" style:parent-style-name="Normal" style:family="paragraph">
      <style:paragraph-properties fo:margin-top="0.1666in" fo:margin-bottom="0.0833in"/>
    </style:style>
    <style:style style:name="T3518" style:parent-style-name="Fonteparág.padrão" style:family="text">
      <style:text-properties style:font-name="Georgia" style:font-name-asian="Georgia" style:font-name-complex="Georgia"/>
    </style:style>
    <style:style style:name="P3519" style:parent-style-name="Normal" style:family="paragraph">
      <style:paragraph-properties fo:margin-top="0.1666in" fo:margin-bottom="0.0833in"/>
    </style:style>
    <style:style style:name="T3520" style:parent-style-name="Fonteparág.padrão" style:family="text">
      <style:text-properties style:font-name="Georgia" style:font-name-asian="Georgia" style:font-name-complex="Georgia"/>
    </style:style>
    <style:style style:name="P3521" style:parent-style-name="Normal" style:family="paragraph">
      <style:paragraph-properties fo:margin-top="0.1666in" fo:margin-bottom="0.0833in"/>
    </style:style>
    <style:style style:name="T3522" style:parent-style-name="Fonteparág.padrão" style:family="text">
      <style:text-properties style:font-name="Georgia" style:font-name-asian="Georgia" style:font-name-complex="Georgia"/>
    </style:style>
    <style:style style:name="P3523" style:parent-style-name="Normal" style:family="paragraph">
      <style:paragraph-properties fo:margin-top="0.1666in" fo:margin-bottom="0.0833in"/>
    </style:style>
    <style:style style:name="T3524" style:parent-style-name="Fonteparág.padrão" style:family="text">
      <style:text-properties style:font-name="Georgia" style:font-name-asian="Georgia" style:font-name-complex="Georgia"/>
    </style:style>
    <style:style style:name="P3525" style:parent-style-name="Normal" style:family="paragraph">
      <style:paragraph-properties fo:margin-top="0.1666in" fo:margin-bottom="0.0833in"/>
    </style:style>
    <style:style style:name="T3526" style:parent-style-name="Fonteparág.padrão" style:family="text">
      <style:text-properties style:font-name="Georgia" style:font-name-asian="Georgia" style:font-name-complex="Georgia"/>
    </style:style>
    <style:style style:name="P3527" style:parent-style-name="Normal" style:family="paragraph">
      <style:paragraph-properties fo:margin-top="0.1666in" fo:margin-bottom="0.0833in"/>
    </style:style>
    <style:style style:name="T3528" style:parent-style-name="Fonteparág.padrão" style:family="text">
      <style:text-properties style:font-name="Georgia" style:font-name-asian="Georgia" style:font-name-complex="Georgia"/>
    </style:style>
    <style:style style:name="P3529" style:parent-style-name="Normal" style:family="paragraph">
      <style:paragraph-properties fo:margin-top="0.1666in" fo:margin-bottom="0.0833in"/>
    </style:style>
    <style:style style:name="T3530" style:parent-style-name="Fonteparág.padrão" style:family="text">
      <style:text-properties style:font-name="Georgia" style:font-name-asian="Georgia" style:font-name-complex="Georgia"/>
    </style:style>
    <style:style style:name="P3531" style:parent-style-name="Normal" style:family="paragraph">
      <style:paragraph-properties fo:margin-top="0.1666in" fo:margin-bottom="0.0833in"/>
    </style:style>
    <style:style style:name="T3532" style:parent-style-name="Fonteparág.padrão" style:family="text">
      <style:text-properties style:font-name="Georgia" style:font-name-asian="Georgia" style:font-name-complex="Georgia"/>
    </style:style>
    <style:style style:name="P3533" style:parent-style-name="Normal" style:family="paragraph">
      <style:paragraph-properties fo:margin-top="0.1666in" fo:margin-bottom="0.0833in"/>
    </style:style>
    <style:style style:name="T3534" style:parent-style-name="Fonteparág.padrão" style:family="text">
      <style:text-properties style:font-name="Georgia" style:font-name-asian="Georgia" style:font-name-complex="Georgia"/>
    </style:style>
    <style:style style:name="T3535" style:parent-style-name="Fonteparág.padrão" style:family="text">
      <style:text-properties style:font-name="Georgia" style:font-name-asian="Georgia" style:font-name-complex="Georgia"/>
    </style:style>
    <style:style style:name="T3536" style:parent-style-name="Fonteparág.padrão" style:family="text">
      <style:text-properties style:font-name="Georgia" style:font-name-asian="Georgia" style:font-name-complex="Georgia"/>
    </style:style>
    <style:style style:name="P3537" style:parent-style-name="Normal" style:family="paragraph">
      <style:paragraph-properties fo:margin-top="0.1666in" fo:margin-bottom="0.0833in"/>
    </style:style>
    <style:style style:name="T3538" style:parent-style-name="Fonteparág.padrão" style:family="text">
      <style:text-properties style:font-name="Georgia" style:font-name-asian="Georgia" style:font-name-complex="Georgia"/>
    </style:style>
    <style:style style:name="P3539" style:parent-style-name="Normal" style:family="paragraph">
      <style:paragraph-properties fo:margin-top="0.1666in" fo:margin-bottom="0.0833in"/>
    </style:style>
    <style:style style:name="T3540" style:parent-style-name="Fonteparág.padrão" style:family="text">
      <style:text-properties style:font-name="Georgia" style:font-name-asian="Georgia" style:font-name-complex="Georgia"/>
    </style:style>
    <style:style style:name="P3541" style:parent-style-name="Normal" style:family="paragraph">
      <style:paragraph-properties fo:margin-top="0.1666in" fo:margin-bottom="0.0833in"/>
    </style:style>
    <style:style style:name="T3542" style:parent-style-name="Fonteparág.padrão" style:family="text">
      <style:text-properties style:font-name="Georgia" style:font-name-asian="Georgia" style:font-name-complex="Georgia"/>
    </style:style>
    <style:style style:name="P3543" style:parent-style-name="Normal" style:family="paragraph">
      <style:paragraph-properties fo:margin-top="0.1666in" fo:margin-bottom="0.0833in"/>
    </style:style>
    <style:style style:name="T3544" style:parent-style-name="Fonteparág.padrão" style:family="text">
      <style:text-properties style:font-name="Georgia" style:font-name-asian="Georgia" style:font-name-complex="Georgia"/>
    </style:style>
    <style:style style:name="P3545" style:parent-style-name="Normal" style:family="paragraph">
      <style:paragraph-properties fo:margin-top="0.1666in" fo:margin-bottom="0.0833in"/>
    </style:style>
    <style:style style:name="T3546" style:parent-style-name="Fonteparág.padrão" style:family="text">
      <style:text-properties style:font-name="Georgia" style:font-name-asian="Georgia" style:font-name-complex="Georgia"/>
    </style:style>
    <style:style style:name="P3547" style:parent-style-name="Normal" style:family="paragraph">
      <style:paragraph-properties fo:margin-top="0.1666in" fo:margin-bottom="0.0833in"/>
    </style:style>
    <style:style style:name="T3548" style:parent-style-name="Fonteparág.padrão" style:family="text">
      <style:text-properties style:font-name="Georgia" style:font-name-asian="Georgia" style:font-name-complex="Georgia"/>
    </style:style>
    <style:style style:name="P3549" style:parent-style-name="Normal" style:family="paragraph">
      <style:paragraph-properties fo:margin-top="0.1666in" fo:margin-bottom="0.0833in"/>
    </style:style>
    <style:style style:name="T3550" style:parent-style-name="Fonteparág.padrão" style:family="text">
      <style:text-properties style:font-name="Georgia" style:font-name-asian="Georgia" style:font-name-complex="Georgia"/>
    </style:style>
    <style:style style:name="P3551" style:parent-style-name="Normal" style:family="paragraph">
      <style:paragraph-properties fo:margin-top="0.1666in" fo:margin-bottom="0.0833in"/>
    </style:style>
    <style:style style:name="T3552" style:parent-style-name="Fonteparág.padrão" style:family="text">
      <style:text-properties style:font-name="Georgia" style:font-name-asian="Georgia" style:font-name-complex="Georgia"/>
    </style:style>
    <style:style style:name="P3553" style:parent-style-name="Normal" style:family="paragraph">
      <style:paragraph-properties fo:margin-top="0.1666in" fo:margin-bottom="0.0833in"/>
    </style:style>
    <style:style style:name="T3554" style:parent-style-name="Fonteparág.padrão" style:family="text">
      <style:text-properties style:font-name="Georgia" style:font-name-asian="Georgia" style:font-name-complex="Georgia"/>
    </style:style>
    <style:style style:name="P3555" style:parent-style-name="Normal" style:family="paragraph">
      <style:paragraph-properties fo:margin-top="0.1666in" fo:margin-bottom="0.0833in"/>
    </style:style>
    <style:style style:name="T3556" style:parent-style-name="Fonteparág.padrão" style:family="text">
      <style:text-properties style:font-name="Georgia" style:font-name-asian="Georgia" style:font-name-complex="Georgia"/>
    </style:style>
    <style:style style:name="P3557" style:parent-style-name="Normal" style:family="paragraph">
      <style:paragraph-properties fo:margin-top="0.1666in" fo:margin-bottom="0.0833in"/>
    </style:style>
    <style:style style:name="T3558" style:parent-style-name="Fonteparág.padrão" style:family="text">
      <style:text-properties style:font-name="Georgia" style:font-name-asian="Georgia" style:font-name-complex="Georgia"/>
    </style:style>
    <style:style style:name="P3559" style:parent-style-name="Normal" style:family="paragraph">
      <style:paragraph-properties fo:margin-top="0.1666in" fo:margin-bottom="0.0833in"/>
    </style:style>
    <style:style style:name="T3560" style:parent-style-name="Fonteparág.padrão" style:family="text">
      <style:text-properties style:font-name="Georgia" style:font-name-asian="Georgia" style:font-name-complex="Georgia"/>
    </style:style>
    <style:style style:name="P3561" style:parent-style-name="Normal" style:family="paragraph">
      <style:paragraph-properties fo:margin-top="0.1666in" fo:margin-bottom="0.0833in"/>
    </style:style>
    <style:style style:name="T3562" style:parent-style-name="Fonteparág.padrão" style:family="text">
      <style:text-properties style:font-name="Georgia" style:font-name-asian="Georgia" style:font-name-complex="Georgia"/>
    </style:style>
    <style:style style:name="P3563" style:parent-style-name="Normal" style:family="paragraph">
      <style:paragraph-properties fo:margin-top="0.1666in" fo:margin-bottom="0.0833in"/>
    </style:style>
    <style:style style:name="T3564" style:parent-style-name="Fonteparág.padrão" style:family="text">
      <style:text-properties style:font-name="Georgia" style:font-name-asian="Georgia" style:font-name-complex="Georgia"/>
    </style:style>
    <style:style style:name="P3565" style:parent-style-name="Normal" style:family="paragraph">
      <style:paragraph-properties fo:margin-top="0.1666in" fo:margin-bottom="0.0833in"/>
    </style:style>
    <style:style style:name="T3566" style:parent-style-name="Fonteparág.padrão" style:family="text">
      <style:text-properties style:font-name="Georgia" style:font-name-asian="Georgia" style:font-name-complex="Georgia"/>
    </style:style>
    <style:style style:name="P3567" style:parent-style-name="Normal" style:family="paragraph">
      <style:paragraph-properties fo:margin-top="0.1666in" fo:margin-bottom="0.0833in"/>
    </style:style>
    <style:style style:name="T3568" style:parent-style-name="Fonteparág.padrão" style:family="text">
      <style:text-properties style:font-name="Georgia" style:font-name-asian="Georgia" style:font-name-complex="Georgia"/>
    </style:style>
    <style:style style:name="P3569" style:parent-style-name="Normal" style:family="paragraph">
      <style:paragraph-properties fo:margin-top="0.1666in" fo:margin-bottom="0.0833in"/>
    </style:style>
    <style:style style:name="T3570" style:parent-style-name="Fonteparág.padrão" style:family="text">
      <style:text-properties style:font-name="Georgia" style:font-name-asian="Georgia" style:font-name-complex="Georgia"/>
    </style:style>
    <style:style style:name="P3571" style:parent-style-name="Normal" style:family="paragraph">
      <style:paragraph-properties fo:margin-top="0.1666in" fo:margin-bottom="0.0833in"/>
    </style:style>
    <style:style style:name="T3572" style:parent-style-name="Fonteparág.padrão" style:family="text">
      <style:text-properties style:font-name="Georgia" style:font-name-asian="Georgia" style:font-name-complex="Georgia"/>
    </style:style>
    <style:style style:name="P3573" style:parent-style-name="Normal" style:family="paragraph">
      <style:paragraph-properties fo:margin-top="0.1666in" fo:margin-bottom="0.0833in"/>
    </style:style>
    <style:style style:name="T3574" style:parent-style-name="Fonteparág.padrão" style:family="text">
      <style:text-properties style:font-name="Georgia" style:font-name-asian="Georgia" style:font-name-complex="Georgia"/>
    </style:style>
    <style:style style:name="P3575" style:parent-style-name="Normal" style:family="paragraph">
      <style:paragraph-properties fo:margin-top="0.1666in" fo:margin-bottom="0.0833in"/>
    </style:style>
    <style:style style:name="T3576" style:parent-style-name="Fonteparág.padrão" style:family="text">
      <style:text-properties style:font-name="Georgia" style:font-name-asian="Georgia" style:font-name-complex="Georgia"/>
    </style:style>
    <style:style style:name="P3577" style:parent-style-name="Normal" style:family="paragraph">
      <style:paragraph-properties fo:margin-top="0.1666in" fo:margin-bottom="0.0833in"/>
    </style:style>
    <style:style style:name="T3578" style:parent-style-name="Fonteparág.padrão" style:family="text">
      <style:text-properties style:font-name="Georgia" style:font-name-asian="Georgia" style:font-name-complex="Georgia"/>
    </style:style>
    <style:style style:name="P3579" style:parent-style-name="Normal" style:family="paragraph">
      <style:paragraph-properties fo:margin-top="0.1666in" fo:margin-bottom="0.0833in"/>
    </style:style>
    <style:style style:name="T3580" style:parent-style-name="Fonteparág.padrão" style:family="text">
      <style:text-properties style:font-name="Georgia" style:font-name-asian="Georgia" style:font-name-complex="Georgia"/>
    </style:style>
    <style:style style:name="P3581" style:parent-style-name="Normal" style:family="paragraph">
      <style:paragraph-properties fo:margin-top="0.1666in" fo:margin-bottom="0.0833in"/>
    </style:style>
    <style:style style:name="T3582" style:parent-style-name="Fonteparág.padrão" style:family="text">
      <style:text-properties style:font-name="Georgia" style:font-name-asian="Georgia" style:font-name-complex="Georgia"/>
    </style:style>
    <style:style style:name="P3583" style:parent-style-name="Normal" style:family="paragraph">
      <style:paragraph-properties fo:margin-top="0.1666in" fo:margin-bottom="0.0833in"/>
    </style:style>
    <style:style style:name="T3584" style:parent-style-name="Fonteparág.padrão" style:family="text">
      <style:text-properties style:font-name="Georgia" style:font-name-asian="Georgia" style:font-name-complex="Georgia"/>
    </style:style>
    <style:style style:name="P3585" style:parent-style-name="Normal" style:family="paragraph">
      <style:paragraph-properties fo:margin-top="0.1666in" fo:margin-bottom="0.0833in"/>
    </style:style>
    <style:style style:name="T3586" style:parent-style-name="Fonteparág.padrão" style:family="text">
      <style:text-properties style:font-name="Georgia" style:font-name-asian="Georgia" style:font-name-complex="Georgia"/>
    </style:style>
    <style:style style:name="P3587" style:parent-style-name="Normal" style:family="paragraph">
      <style:paragraph-properties fo:margin-top="0.1666in" fo:margin-bottom="0.0833in"/>
    </style:style>
    <style:style style:name="T3588" style:parent-style-name="Fonteparág.padrão" style:family="text">
      <style:text-properties style:font-name="Georgia" style:font-name-asian="Georgia" style:font-name-complex="Georgia"/>
    </style:style>
    <style:style style:name="P3589" style:parent-style-name="Normal" style:family="paragraph">
      <style:paragraph-properties fo:margin-top="0.1666in" fo:margin-bottom="0.0833in"/>
    </style:style>
    <style:style style:name="T3590" style:parent-style-name="Fonteparág.padrão" style:family="text">
      <style:text-properties style:font-name="Georgia" style:font-name-asian="Georgia" style:font-name-complex="Georgia"/>
    </style:style>
    <style:style style:name="P3591" style:parent-style-name="Normal" style:family="paragraph">
      <style:paragraph-properties fo:margin-top="0.1666in" fo:margin-bottom="0.0833in"/>
    </style:style>
    <style:style style:name="T3592" style:parent-style-name="Fonteparág.padrão" style:family="text">
      <style:text-properties style:font-name="Georgia" style:font-name-asian="Georgia" style:font-name-complex="Georgia"/>
    </style:style>
    <style:style style:name="P3593" style:parent-style-name="Normal" style:family="paragraph">
      <style:paragraph-properties fo:margin-top="0.1666in" fo:margin-bottom="0.0833in"/>
    </style:style>
    <style:style style:name="T3594" style:parent-style-name="Fonteparág.padrão" style:family="text">
      <style:text-properties style:font-name="Georgia" style:font-name-asian="Georgia" style:font-name-complex="Georgia"/>
    </style:style>
    <style:style style:name="P3595" style:parent-style-name="Normal" style:family="paragraph">
      <style:paragraph-properties fo:margin-top="0.1666in" fo:margin-bottom="0.0833in"/>
    </style:style>
    <style:style style:name="T3596" style:parent-style-name="Fonteparág.padrão" style:family="text">
      <style:text-properties style:font-name="Georgia" style:font-name-asian="Georgia" style:font-name-complex="Georgia"/>
    </style:style>
    <style:style style:name="P3597" style:parent-style-name="Normal" style:family="paragraph">
      <style:paragraph-properties fo:margin-top="0.1666in" fo:margin-bottom="0.0833in"/>
    </style:style>
    <style:style style:name="T3598" style:parent-style-name="Fonteparág.padrão" style:family="text">
      <style:text-properties style:font-name="Georgia" style:font-name-asian="Georgia" style:font-name-complex="Georgia"/>
    </style:style>
    <style:style style:name="P3599" style:parent-style-name="Normal" style:family="paragraph">
      <style:paragraph-properties fo:margin-top="0.1666in" fo:margin-bottom="0.0833in"/>
    </style:style>
    <style:style style:name="T3600" style:parent-style-name="Fonteparág.padrão" style:family="text">
      <style:text-properties style:font-name="Georgia" style:font-name-asian="Georgia" style:font-name-complex="Georgia"/>
    </style:style>
    <style:style style:name="P3601" style:parent-style-name="Normal" style:family="paragraph">
      <style:paragraph-properties fo:margin-top="0.1666in" fo:margin-bottom="0.0833in"/>
    </style:style>
    <style:style style:name="T3602" style:parent-style-name="Fonteparág.padrão" style:family="text">
      <style:text-properties style:font-name="Georgia" style:font-name-asian="Georgia" style:font-name-complex="Georgia"/>
    </style:style>
    <style:style style:name="P3603" style:parent-style-name="Normal" style:family="paragraph">
      <style:paragraph-properties fo:margin-top="0.1666in" fo:margin-bottom="0.0833in"/>
    </style:style>
    <style:style style:name="T3604" style:parent-style-name="Fonteparág.padrão" style:family="text">
      <style:text-properties style:font-name="Georgia" style:font-name-asian="Georgia" style:font-name-complex="Georgia"/>
    </style:style>
    <style:style style:name="P3605" style:parent-style-name="Normal" style:family="paragraph">
      <style:paragraph-properties fo:margin-top="0.1666in" fo:margin-bottom="0.0833in"/>
    </style:style>
    <style:style style:name="T3606" style:parent-style-name="Fonteparág.padrão" style:family="text">
      <style:text-properties style:font-name="Georgia" style:font-name-asian="Georgia" style:font-name-complex="Georgia"/>
    </style:style>
    <style:style style:name="P3607" style:parent-style-name="Normal" style:family="paragraph">
      <style:paragraph-properties fo:margin-top="0.1666in" fo:margin-bottom="0.0833in"/>
    </style:style>
    <style:style style:name="T3608" style:parent-style-name="Fonteparág.padrão" style:family="text">
      <style:text-properties style:font-name="Georgia" style:font-name-asian="Georgia" style:font-name-complex="Georgia"/>
    </style:style>
    <style:style style:name="P3609" style:parent-style-name="Normal" style:family="paragraph">
      <style:paragraph-properties fo:margin-top="0.1666in" fo:margin-bottom="0.0833in"/>
    </style:style>
    <style:style style:name="T3610" style:parent-style-name="Fonteparág.padrão" style:family="text">
      <style:text-properties style:font-name="Georgia" style:font-name-asian="Georgia" style:font-name-complex="Georgia"/>
    </style:style>
    <style:style style:name="T3611" style:parent-style-name="Fonteparág.padrão" style:family="text">
      <style:text-properties style:font-name="Georgia" style:font-name-asian="Georgia" style:font-name-complex="Georgia"/>
    </style:style>
    <style:style style:name="T3612" style:parent-style-name="Fonteparág.padrão" style:family="text">
      <style:text-properties style:font-name="Georgia" style:font-name-asian="Georgia" style:font-name-complex="Georgia"/>
    </style:style>
    <style:style style:name="P3613" style:parent-style-name="Normal" style:family="paragraph">
      <style:paragraph-properties fo:margin-top="0.1666in" fo:margin-bottom="0.0833in"/>
    </style:style>
    <style:style style:name="T3614" style:parent-style-name="Fonteparág.padrão" style:family="text">
      <style:text-properties style:font-name="Georgia" style:font-name-asian="Georgia" style:font-name-complex="Georgia"/>
    </style:style>
    <style:style style:name="P3615" style:parent-style-name="Normal" style:family="paragraph">
      <style:paragraph-properties fo:margin-top="0.1666in" fo:margin-bottom="0.0833in"/>
    </style:style>
    <style:style style:name="T3616" style:parent-style-name="Fonteparág.padrão" style:family="text">
      <style:text-properties style:font-name="Georgia" style:font-name-asian="Georgia" style:font-name-complex="Georgia"/>
    </style:style>
    <style:style style:name="P3617" style:parent-style-name="Normal" style:family="paragraph">
      <style:paragraph-properties fo:margin-top="0.1666in" fo:margin-bottom="0.0833in"/>
    </style:style>
    <style:style style:name="T3618" style:parent-style-name="Fonteparág.padrão" style:family="text">
      <style:text-properties style:font-name="Georgia" style:font-name-asian="Georgia" style:font-name-complex="Georgia"/>
    </style:style>
    <style:style style:name="P3619" style:parent-style-name="Normal" style:family="paragraph">
      <style:paragraph-properties fo:margin-top="0.1666in" fo:margin-bottom="0.0833in"/>
    </style:style>
    <style:style style:name="T3620" style:parent-style-name="Fonteparág.padrão" style:family="text">
      <style:text-properties style:font-name="Georgia" style:font-name-asian="Georgia" style:font-name-complex="Georgia"/>
    </style:style>
    <style:style style:name="T3621" style:parent-style-name="Fonteparág.padrão" style:family="text">
      <style:text-properties style:font-name="Georgia" style:font-name-asian="Georgia" style:font-name-complex="Georgia"/>
    </style:style>
    <style:style style:name="P3622" style:parent-style-name="Normal" style:family="paragraph">
      <style:paragraph-properties fo:margin-top="0.1666in" fo:margin-bottom="0.0833in"/>
    </style:style>
    <style:style style:name="T3623" style:parent-style-name="Fonteparág.padrão" style:family="text">
      <style:text-properties style:font-name="Georgia" style:font-name-asian="Georgia" style:font-name-complex="Georgia"/>
    </style:style>
    <style:style style:name="P3624" style:parent-style-name="Normal" style:family="paragraph">
      <style:paragraph-properties fo:margin-top="0.1666in" fo:margin-bottom="0.0833in"/>
    </style:style>
    <style:style style:name="T3625" style:parent-style-name="Fonteparág.padrão" style:family="text">
      <style:text-properties style:font-name="Georgia" style:font-name-asian="Georgia" style:font-name-complex="Georgia"/>
    </style:style>
    <style:style style:name="P3626" style:parent-style-name="Normal" style:family="paragraph">
      <style:paragraph-properties fo:margin-top="0.1666in" fo:margin-bottom="0.0833in"/>
    </style:style>
    <style:style style:name="T3627" style:parent-style-name="Fonteparág.padrão" style:family="text">
      <style:text-properties style:font-name="Georgia" style:font-name-asian="Georgia" style:font-name-complex="Georgia"/>
    </style:style>
    <style:style style:name="P3628" style:parent-style-name="Normal" style:family="paragraph">
      <style:paragraph-properties fo:margin-top="0.1666in" fo:margin-bottom="0.0833in"/>
    </style:style>
    <style:style style:name="T3629" style:parent-style-name="Fonteparág.padrão" style:family="text">
      <style:text-properties style:font-name="Georgia" style:font-name-asian="Georgia" style:font-name-complex="Georgia"/>
    </style:style>
    <style:style style:name="P3630" style:parent-style-name="Normal" style:family="paragraph">
      <style:paragraph-properties fo:margin-top="0.1666in" fo:margin-bottom="0.0833in"/>
    </style:style>
    <style:style style:name="T3631" style:parent-style-name="Fonteparág.padrão" style:family="text">
      <style:text-properties style:font-name="Georgia" style:font-name-asian="Georgia" style:font-name-complex="Georgia"/>
    </style:style>
    <style:style style:name="P3632" style:parent-style-name="Normal" style:family="paragraph">
      <style:paragraph-properties fo:margin-top="0.1666in" fo:margin-bottom="0.0833in"/>
    </style:style>
    <style:style style:name="T3633" style:parent-style-name="Fonteparág.padrão" style:family="text">
      <style:text-properties style:font-name="Georgia" style:font-name-asian="Georgia" style:font-name-complex="Georgia"/>
    </style:style>
    <style:style style:name="P3634" style:parent-style-name="Normal" style:family="paragraph">
      <style:paragraph-properties fo:margin-top="0.1666in" fo:margin-bottom="0.0833in"/>
    </style:style>
    <style:style style:name="T3635" style:parent-style-name="Fonteparág.padrão" style:family="text">
      <style:text-properties style:font-name="Georgia" style:font-name-asian="Georgia" style:font-name-complex="Georgia"/>
    </style:style>
    <style:style style:name="P3636" style:parent-style-name="Normal" style:family="paragraph">
      <style:paragraph-properties fo:margin-top="0.1666in" fo:margin-bottom="0.0833in"/>
    </style:style>
    <style:style style:name="T3637" style:parent-style-name="Fonteparág.padrão" style:family="text">
      <style:text-properties style:font-name="Georgia" style:font-name-asian="Georgia" style:font-name-complex="Georgia"/>
    </style:style>
    <style:style style:name="P3638" style:parent-style-name="Normal" style:family="paragraph">
      <style:paragraph-properties fo:margin-top="0.1666in" fo:margin-bottom="0.0833in"/>
    </style:style>
    <style:style style:name="T3639" style:parent-style-name="Fonteparág.padrão" style:family="text">
      <style:text-properties style:font-name="Georgia" style:font-name-asian="Georgia" style:font-name-complex="Georgia"/>
    </style:style>
    <style:style style:name="T3640" style:parent-style-name="Fonteparág.padrão" style:family="text">
      <style:text-properties style:font-name="Georgia" style:font-name-asian="Georgia" style:font-name-complex="Georgia"/>
    </style:style>
    <style:style style:name="T3641" style:parent-style-name="Fonteparág.padrão" style:family="text">
      <style:text-properties style:font-name="Georgia" style:font-name-asian="Georgia" style:font-name-complex="Georgia"/>
    </style:style>
    <style:style style:name="P3642" style:parent-style-name="Normal" style:family="paragraph">
      <style:paragraph-properties fo:margin-top="0.1666in" fo:margin-bottom="0.0833in"/>
    </style:style>
    <style:style style:name="T3643" style:parent-style-name="Fonteparág.padrão" style:family="text">
      <style:text-properties style:font-name="Georgia" style:font-name-asian="Georgia" style:font-name-complex="Georgia"/>
    </style:style>
    <style:style style:name="T3644" style:parent-style-name="Fonteparág.padrão" style:family="text">
      <style:text-properties style:font-name="Georgia" style:font-name-asian="Georgia" style:font-name-complex="Georgia"/>
    </style:style>
    <style:style style:name="P3645" style:parent-style-name="Normal" style:family="paragraph">
      <style:paragraph-properties fo:margin-top="0.1666in" fo:margin-bottom="0.0833in"/>
    </style:style>
    <style:style style:name="T3646" style:parent-style-name="Fonteparág.padrão" style:family="text">
      <style:text-properties style:font-name="Georgia" style:font-name-asian="Georgia" style:font-name-complex="Georgia"/>
    </style:style>
    <style:style style:name="P3647" style:parent-style-name="Normal" style:family="paragraph">
      <style:paragraph-properties fo:margin-top="0.1666in" fo:margin-bottom="0.0833in"/>
      <style:text-properties style:font-name="Georgia" style:font-name-asian="Georgia" style:font-name-complex="Georgia"/>
    </style:style>
    <style:style style:name="P3648" style:parent-style-name="Título2" style:family="paragraph">
      <style:paragraph-properties fo:margin-top="0.1666in" fo:margin-bottom="0.0833in"/>
    </style:style>
    <style:style style:name="T3649" style:parent-style-name="Fonteparág.padrão" style:family="text">
      <style:text-properties style:font-name="Georgia" style:font-name-asian="Georgia" style:font-name-complex="Georgia" fo:font-size="12pt" style:font-size-asian="12pt" style:font-size-complex="12pt"/>
    </style:style>
    <style:style style:name="P3650" style:parent-style-name="Normal" style:family="paragraph">
      <style:paragraph-properties fo:margin-top="0.0833in" fo:margin-bottom="0.0833in"/>
    </style:style>
    <style:style style:name="T3651" style:parent-style-name="Fonteparág.padrão" style:family="text">
      <style:text-properties style:font-name="Georgia" style:font-name-asian="Georgia" style:font-name-complex="Georgia"/>
    </style:style>
    <style:style style:name="P3652" style:parent-style-name="Normal" style:family="paragraph">
      <style:paragraph-properties fo:margin-top="0.1666in" fo:margin-bottom="0.0833in"/>
    </style:style>
    <style:style style:name="T3653" style:parent-style-name="Fonteparág.padrão" style:family="text">
      <style:text-properties style:font-name="Georgia" style:font-name-asian="Georgia" style:font-name-complex="Georgia"/>
    </style:style>
    <style:style style:name="T3654" style:parent-style-name="Fonteparág.padrão" style:family="text">
      <style:text-properties style:font-name="Georgia" style:font-name-asian="Georgia" style:font-name-complex="Georgia"/>
    </style:style>
    <style:style style:name="P3655" style:parent-style-name="Normal" style:family="paragraph">
      <style:paragraph-properties fo:margin-top="0.1666in" fo:margin-bottom="0.0833in"/>
    </style:style>
    <style:style style:name="T3656" style:parent-style-name="Fonteparág.padrão" style:family="text">
      <style:text-properties style:font-name="Georgia" style:font-name-asian="Georgia" style:font-name-complex="Georgia"/>
    </style:style>
    <style:style style:name="P3657" style:parent-style-name="Normal" style:family="paragraph">
      <style:paragraph-properties fo:margin-top="0.1666in" fo:margin-bottom="0.0833in"/>
    </style:style>
    <style:style style:name="T3658" style:parent-style-name="Fonteparág.padrão" style:family="text">
      <style:text-properties style:font-name="Georgia" style:font-name-asian="Georgia" style:font-name-complex="Georgia"/>
    </style:style>
    <style:style style:name="P3659" style:parent-style-name="Normal" style:family="paragraph">
      <style:paragraph-properties fo:margin-top="0.1666in" fo:margin-bottom="0.0833in"/>
    </style:style>
    <style:style style:name="T3660" style:parent-style-name="Fonteparág.padrão" style:family="text">
      <style:text-properties style:font-name="Georgia" style:font-name-asian="Georgia" style:font-name-complex="Georgia"/>
    </style:style>
    <style:style style:name="P3661" style:parent-style-name="Normal" style:family="paragraph">
      <style:paragraph-properties fo:margin-top="0.1666in" fo:margin-bottom="0.0833in"/>
    </style:style>
    <style:style style:name="T3662" style:parent-style-name="Fonteparág.padrão" style:family="text">
      <style:text-properties style:font-name="Georgia" style:font-name-asian="Georgia" style:font-name-complex="Georgia"/>
    </style:style>
    <style:style style:name="T3663" style:parent-style-name="Fonteparág.padrão" style:family="text">
      <style:text-properties style:font-name="Georgia" style:font-name-asian="Georgia" style:font-name-complex="Georgia"/>
    </style:style>
    <style:style style:name="T3664" style:parent-style-name="Fonteparág.padrão" style:family="text">
      <style:text-properties style:font-name="Georgia" style:font-name-asian="Georgia" style:font-name-complex="Georgia"/>
    </style:style>
    <style:style style:name="T3665" style:parent-style-name="Fonteparág.padrão" style:family="text">
      <style:text-properties style:font-name="Georgia" style:font-name-asian="Georgia" style:font-name-complex="Georgia"/>
    </style:style>
    <style:style style:name="P3666" style:parent-style-name="Normal" style:family="paragraph">
      <style:paragraph-properties fo:margin-top="0.1666in" fo:margin-bottom="0.0833in"/>
    </style:style>
    <style:style style:name="T3667" style:parent-style-name="Fonteparág.padrão" style:family="text">
      <style:text-properties style:font-name="Georgia" style:font-name-asian="Georgia" style:font-name-complex="Georgia"/>
    </style:style>
    <style:style style:name="P3668" style:parent-style-name="Normal" style:family="paragraph">
      <style:paragraph-properties fo:margin-top="0.1666in" fo:margin-bottom="0.0833in"/>
    </style:style>
    <style:style style:name="T3669" style:parent-style-name="Fonteparág.padrão" style:family="text">
      <style:text-properties style:font-name="Georgia" style:font-name-asian="Georgia" style:font-name-complex="Georgia"/>
    </style:style>
    <style:style style:name="T3670" style:parent-style-name="Fonteparág.padrão" style:family="text">
      <style:text-properties style:font-name="Georgia" style:font-name-asian="Georgia" style:font-name-complex="Georgia"/>
    </style:style>
    <style:style style:name="T3671" style:parent-style-name="Fonteparág.padrão" style:family="text">
      <style:text-properties style:font-name="Georgia" style:font-name-asian="Georgia" style:font-name-complex="Georgia"/>
    </style:style>
    <style:style style:name="P3672" style:parent-style-name="Normal" style:family="paragraph">
      <style:paragraph-properties fo:margin-top="0.1666in" fo:margin-bottom="0.0833in"/>
    </style:style>
    <style:style style:name="T3673" style:parent-style-name="Fonteparág.padrão" style:family="text">
      <style:text-properties style:font-name="Georgia" style:font-name-asian="Georgia" style:font-name-complex="Georgia"/>
    </style:style>
    <style:style style:name="P3674" style:parent-style-name="Normal" style:family="paragraph">
      <style:paragraph-properties fo:margin-top="0.1666in" fo:margin-bottom="0.0833in"/>
    </style:style>
    <style:style style:name="T3675" style:parent-style-name="Fonteparág.padrão" style:family="text">
      <style:text-properties style:font-name="Georgia" style:font-name-asian="Georgia" style:font-name-complex="Georgia"/>
    </style:style>
    <style:style style:name="P3676" style:parent-style-name="Normal" style:family="paragraph">
      <style:paragraph-properties fo:margin-top="0.1666in" fo:margin-bottom="0.0833in"/>
    </style:style>
    <style:style style:name="T3677" style:parent-style-name="Fonteparág.padrão" style:family="text">
      <style:text-properties style:font-name="Georgia" style:font-name-asian="Georgia" style:font-name-complex="Georgia"/>
    </style:style>
    <style:style style:name="P3678" style:parent-style-name="Normal" style:family="paragraph">
      <style:paragraph-properties fo:margin-top="0.1666in" fo:margin-bottom="0.0833in"/>
    </style:style>
    <style:style style:name="T3679" style:parent-style-name="Fonteparág.padrão" style:family="text">
      <style:text-properties style:font-name="Georgia" style:font-name-asian="Georgia" style:font-name-complex="Georgia" fo:font-style="italic" style:font-style-asian="italic" style:font-style-complex="italic"/>
    </style:style>
    <style:style style:name="P3680" style:parent-style-name="Normal" style:family="paragraph">
      <style:paragraph-properties fo:margin-top="0.1666in" fo:margin-bottom="0.0833in"/>
    </style:style>
    <style:style style:name="T3681" style:parent-style-name="Fonteparág.padrão" style:family="text">
      <style:text-properties style:font-name="Georgia" style:font-name-asian="Georgia" style:font-name-complex="Georgia"/>
    </style:style>
    <style:style style:name="P3682" style:parent-style-name="Normal" style:family="paragraph">
      <style:paragraph-properties fo:margin-top="0.1666in" fo:margin-bottom="0.0833in"/>
    </style:style>
    <style:style style:name="T3683" style:parent-style-name="Fonteparág.padrão" style:family="text">
      <style:text-properties style:font-name="Georgia" style:font-name-asian="Georgia" style:font-name-complex="Georgia"/>
    </style:style>
    <style:style style:name="P3684" style:parent-style-name="Normal" style:family="paragraph">
      <style:paragraph-properties fo:margin-top="0.1666in" fo:margin-bottom="0.0833in"/>
    </style:style>
    <style:style style:name="T3685" style:parent-style-name="Fonteparág.padrão" style:family="text">
      <style:text-properties style:font-name="Georgia" style:font-name-asian="Georgia" style:font-name-complex="Georgia"/>
    </style:style>
    <style:style style:name="P3686" style:parent-style-name="Normal" style:family="paragraph">
      <style:paragraph-properties fo:margin-top="0.1666in" fo:margin-bottom="0.0833in"/>
    </style:style>
    <style:style style:name="T3687" style:parent-style-name="Fonteparág.padrão" style:family="text">
      <style:text-properties style:font-name="Georgia" style:font-name-asian="Georgia" style:font-name-complex="Georgia"/>
    </style:style>
    <style:style style:name="P3688" style:parent-style-name="Normal" style:family="paragraph">
      <style:paragraph-properties fo:margin-top="0.1666in" fo:margin-bottom="0.0833in"/>
    </style:style>
    <style:style style:name="T3689" style:parent-style-name="Fonteparág.padrão" style:family="text">
      <style:text-properties style:font-name="Georgia" style:font-name-asian="Georgia" style:font-name-complex="Georgia"/>
    </style:style>
    <style:style style:name="T3690" style:parent-style-name="Fonteparág.padrão" style:family="text">
      <style:text-properties style:font-name="Georgia" style:font-name-asian="Georgia" style:font-name-complex="Georgia"/>
    </style:style>
    <style:style style:name="T3691" style:parent-style-name="Fonteparág.padrão" style:family="text">
      <style:text-properties style:font-name="Georgia" style:font-name-asian="Georgia" style:font-name-complex="Georgia"/>
    </style:style>
    <style:style style:name="P3692" style:parent-style-name="Normal" style:family="paragraph">
      <style:paragraph-properties fo:margin-top="0.1666in" fo:margin-bottom="0.0833in"/>
    </style:style>
    <style:style style:name="T3693" style:parent-style-name="Fonteparág.padrão" style:family="text">
      <style:text-properties style:font-name="Georgia" style:font-name-asian="Georgia" style:font-name-complex="Georgia"/>
    </style:style>
    <style:style style:name="P3694" style:parent-style-name="Normal" style:family="paragraph">
      <style:paragraph-properties fo:margin-top="0.1666in" fo:margin-bottom="0.0833in"/>
    </style:style>
    <style:style style:name="T3695" style:parent-style-name="Fonteparág.padrão" style:family="text">
      <style:text-properties style:font-name="Georgia" style:font-name-asian="Georgia" style:font-name-complex="Georgia"/>
    </style:style>
    <style:style style:name="P3696" style:parent-style-name="Normal" style:family="paragraph">
      <style:paragraph-properties fo:margin-top="0.1666in" fo:margin-bottom="0.0833in"/>
    </style:style>
    <style:style style:name="T3697" style:parent-style-name="Fonteparág.padrão" style:family="text">
      <style:text-properties style:font-name="Georgia" style:font-name-asian="Georgia" style:font-name-complex="Georgia"/>
    </style:style>
    <style:style style:name="P3698" style:parent-style-name="Normal" style:family="paragraph">
      <style:paragraph-properties fo:margin-top="0.1666in" fo:margin-bottom="0.0833in"/>
    </style:style>
    <style:style style:name="T3699" style:parent-style-name="Fonteparág.padrão" style:family="text">
      <style:text-properties style:font-name="Georgia" style:font-name-asian="Georgia" style:font-name-complex="Georgia"/>
    </style:style>
    <style:style style:name="P3700" style:parent-style-name="Normal" style:family="paragraph">
      <style:paragraph-properties fo:margin-top="0.1666in" fo:margin-bottom="0.0833in"/>
    </style:style>
    <style:style style:name="T3701" style:parent-style-name="Fonteparág.padrão" style:family="text">
      <style:text-properties style:font-name="Georgia" style:font-name-asian="Georgia" style:font-name-complex="Georgia"/>
    </style:style>
    <style:style style:name="T3702" style:parent-style-name="Fonteparág.padrão" style:family="text">
      <style:text-properties style:font-name="Georgia" style:font-name-asian="Georgia" style:font-name-complex="Georgia"/>
    </style:style>
    <style:style style:name="P3703" style:parent-style-name="Normal" style:family="paragraph">
      <style:paragraph-properties fo:margin-top="0.1666in" fo:margin-bottom="0.0833in"/>
    </style:style>
    <style:style style:name="T3704" style:parent-style-name="Fonteparág.padrão" style:family="text">
      <style:text-properties style:font-name="Georgia" style:font-name-asian="Georgia" style:font-name-complex="Georgia"/>
    </style:style>
    <style:style style:name="P3705" style:parent-style-name="Normal" style:family="paragraph">
      <style:paragraph-properties fo:margin-top="0.1666in" fo:margin-bottom="0.0833in"/>
    </style:style>
    <style:style style:name="T3706" style:parent-style-name="Fonteparág.padrão" style:family="text">
      <style:text-properties style:font-name="Georgia" style:font-name-asian="Georgia" style:font-name-complex="Georgia"/>
    </style:style>
    <style:style style:name="T3707" style:parent-style-name="Fonteparág.padrão" style:family="text">
      <style:text-properties style:font-name="Georgia" style:font-name-asian="Georgia" style:font-name-complex="Georgia"/>
    </style:style>
    <style:style style:name="T3708" style:parent-style-name="Fonteparág.padrão" style:family="text">
      <style:text-properties style:font-name="Georgia" style:font-name-asian="Georgia" style:font-name-complex="Georgia"/>
    </style:style>
    <style:style style:name="P3709" style:parent-style-name="Normal" style:family="paragraph">
      <style:paragraph-properties fo:margin-top="0.1666in" fo:margin-bottom="0.0833in"/>
    </style:style>
    <style:style style:name="T3710" style:parent-style-name="Fonteparág.padrão" style:family="text">
      <style:text-properties style:font-name="Georgia" style:font-name-asian="Georgia" style:font-name-complex="Georgia"/>
    </style:style>
    <style:style style:name="P3711" style:parent-style-name="Normal" style:family="paragraph">
      <style:paragraph-properties fo:margin-top="0.1666in" fo:margin-bottom="0.0833in"/>
    </style:style>
    <style:style style:name="T3712" style:parent-style-name="Fonteparág.padrão" style:family="text">
      <style:text-properties style:font-name="Georgia" style:font-name-asian="Georgia" style:font-name-complex="Georgia"/>
    </style:style>
    <style:style style:name="T3713" style:parent-style-name="Fonteparág.padrão" style:family="text">
      <style:text-properties style:font-name="Georgia" style:font-name-asian="Georgia" style:font-name-complex="Georgia"/>
    </style:style>
    <style:style style:name="P3714" style:parent-style-name="Normal" style:family="paragraph">
      <style:paragraph-properties fo:margin-top="0.1666in" fo:margin-bottom="0.0833in"/>
    </style:style>
    <style:style style:name="T3715" style:parent-style-name="Fonteparág.padrão" style:family="text">
      <style:text-properties style:font-name="Georgia" style:font-name-asian="Georgia" style:font-name-complex="Georgia" fo:font-style="italic" style:font-style-asian="italic" style:font-style-complex="italic"/>
    </style:style>
    <style:style style:name="T3716" style:parent-style-name="Fonteparág.padrão" style:family="text">
      <style:text-properties style:font-name="Georgia" style:font-name-asian="Georgia" style:font-name-complex="Georgia" fo:font-style="italic" style:font-style-asian="italic" style:font-style-complex="italic"/>
    </style:style>
    <style:style style:name="T3717" style:parent-style-name="Fonteparág.padrão" style:family="text">
      <style:text-properties style:font-name="Georgia" style:font-name-asian="Georgia" style:font-name-complex="Georgia" fo:font-style="italic" style:font-style-asian="italic" style:font-style-complex="italic"/>
    </style:style>
    <style:style style:name="P3718" style:parent-style-name="Normal" style:family="paragraph">
      <style:paragraph-properties fo:margin-top="0.1666in" fo:margin-bottom="0.0833in"/>
    </style:style>
    <style:style style:name="T3719" style:parent-style-name="Fonteparág.padrão" style:family="text">
      <style:text-properties style:font-name="Georgia" style:font-name-asian="Georgia" style:font-name-complex="Georgia"/>
    </style:style>
    <style:style style:name="P3720" style:parent-style-name="Normal" style:family="paragraph">
      <style:paragraph-properties fo:margin-top="0.1666in" fo:margin-bottom="0.0833in"/>
    </style:style>
    <style:style style:name="T3721" style:parent-style-name="Fonteparág.padrão" style:family="text">
      <style:text-properties style:font-name="Georgia" style:font-name-asian="Georgia" style:font-name-complex="Georgia"/>
    </style:style>
    <style:style style:name="P3722" style:parent-style-name="Normal" style:family="paragraph">
      <style:paragraph-properties fo:margin-top="0.1666in" fo:margin-bottom="0.0833in"/>
    </style:style>
    <style:style style:name="T3723" style:parent-style-name="Fonteparág.padrão" style:family="text">
      <style:text-properties style:font-name="Georgia" style:font-name-asian="Georgia" style:font-name-complex="Georgia"/>
    </style:style>
    <style:style style:name="T3724" style:parent-style-name="Fonteparág.padrão" style:family="text">
      <style:text-properties style:font-name="Georgia" style:font-name-asian="Georgia" style:font-name-complex="Georgia"/>
    </style:style>
    <style:style style:name="P3725" style:parent-style-name="Normal" style:family="paragraph">
      <style:paragraph-properties fo:margin-top="0.1666in" fo:margin-bottom="0.0833in"/>
    </style:style>
    <style:style style:name="T3726" style:parent-style-name="Fonteparág.padrão" style:family="text">
      <style:text-properties style:font-name="Georgia" style:font-name-asian="Georgia" style:font-name-complex="Georgia"/>
    </style:style>
    <style:style style:name="P3727" style:parent-style-name="Normal" style:family="paragraph">
      <style:paragraph-properties fo:margin-top="0.1666in" fo:margin-bottom="0.0833in"/>
    </style:style>
    <style:style style:name="T3728" style:parent-style-name="Fonteparág.padrão" style:family="text">
      <style:text-properties style:font-name="Georgia" style:font-name-asian="Georgia" style:font-name-complex="Georgia"/>
    </style:style>
    <style:style style:name="P3729" style:parent-style-name="Normal" style:family="paragraph">
      <style:paragraph-properties fo:margin-top="0.1666in" fo:margin-bottom="0.0833in"/>
    </style:style>
    <style:style style:name="T3730" style:parent-style-name="Fonteparág.padrão" style:family="text">
      <style:text-properties style:font-name="Georgia" style:font-name-asian="Georgia" style:font-name-complex="Georgia"/>
    </style:style>
    <style:style style:name="T3731" style:parent-style-name="Fonteparág.padrão" style:family="text">
      <style:text-properties style:font-name="Georgia" style:font-name-asian="Georgia" style:font-name-complex="Georgia"/>
    </style:style>
    <style:style style:name="P3732" style:parent-style-name="Normal" style:family="paragraph">
      <style:paragraph-properties fo:margin-top="0.1666in" fo:margin-bottom="0.0833in"/>
    </style:style>
    <style:style style:name="T3733" style:parent-style-name="Fonteparág.padrão" style:family="text">
      <style:text-properties style:font-name="Georgia" style:font-name-asian="Georgia" style:font-name-complex="Georgia"/>
    </style:style>
    <style:style style:name="P3734" style:parent-style-name="Normal" style:family="paragraph">
      <style:paragraph-properties fo:margin-top="0.1666in" fo:margin-bottom="0.0833in"/>
    </style:style>
    <style:style style:name="T3735" style:parent-style-name="Fonteparág.padrão" style:family="text">
      <style:text-properties style:font-name="Georgia" style:font-name-asian="Georgia" style:font-name-complex="Georgia"/>
    </style:style>
    <style:style style:name="T3736" style:parent-style-name="Fonteparág.padrão" style:family="text">
      <style:text-properties style:font-name="Georgia" style:font-name-asian="Georgia" style:font-name-complex="Georgia"/>
    </style:style>
    <style:style style:name="P3737" style:parent-style-name="Normal" style:family="paragraph">
      <style:paragraph-properties fo:margin-top="0.1666in" fo:margin-bottom="0.0833in"/>
    </style:style>
    <style:style style:name="T3738" style:parent-style-name="Fonteparág.padrão" style:family="text">
      <style:text-properties style:font-name="Georgia" style:font-name-asian="Georgia" style:font-name-complex="Georgia"/>
    </style:style>
    <style:style style:name="T3739" style:parent-style-name="Fonteparág.padrão" style:family="text">
      <style:text-properties style:font-name="Georgia" style:font-name-asian="Georgia" style:font-name-complex="Georgia"/>
    </style:style>
    <style:style style:name="T3740" style:parent-style-name="Fonteparág.padrão" style:family="text">
      <style:text-properties style:font-name="Georgia" style:font-name-asian="Georgia" style:font-name-complex="Georgia"/>
    </style:style>
    <style:style style:name="P3741" style:parent-style-name="Normal" style:family="paragraph">
      <style:paragraph-properties fo:margin-top="0.1666in" fo:margin-bottom="0.0833in"/>
    </style:style>
    <style:style style:name="T3742" style:parent-style-name="Fonteparág.padrão" style:family="text">
      <style:text-properties style:font-name="Georgia" style:font-name-asian="Georgia" style:font-name-complex="Georgia"/>
    </style:style>
    <style:style style:name="P3743" style:parent-style-name="Normal" style:family="paragraph">
      <style:paragraph-properties fo:margin-top="0.1666in" fo:margin-bottom="0.0833in"/>
    </style:style>
    <style:style style:name="T3744" style:parent-style-name="Fonteparág.padrão" style:family="text">
      <style:text-properties style:font-name="Georgia" style:font-name-asian="Georgia" style:font-name-complex="Georgia"/>
    </style:style>
    <style:style style:name="P3745" style:parent-style-name="Normal" style:family="paragraph">
      <style:paragraph-properties fo:margin-top="0.1666in" fo:margin-bottom="0.0833in"/>
    </style:style>
    <style:style style:name="T3746" style:parent-style-name="Fonteparág.padrão" style:family="text">
      <style:text-properties style:font-name="Georgia" style:font-name-asian="Georgia" style:font-name-complex="Georgia"/>
    </style:style>
    <style:style style:name="T3747" style:parent-style-name="Fonteparág.padrão" style:family="text">
      <style:text-properties style:font-name="Georgia" style:font-name-asian="Georgia" style:font-name-complex="Georgia"/>
    </style:style>
    <style:style style:name="P3748" style:parent-style-name="Normal" style:family="paragraph">
      <style:paragraph-properties fo:margin-top="0.1666in" fo:margin-bottom="0.0833in"/>
    </style:style>
    <style:style style:name="T3749" style:parent-style-name="Fonteparág.padrão" style:family="text">
      <style:text-properties style:font-name="Georgia" style:font-name-asian="Georgia" style:font-name-complex="Georgia"/>
    </style:style>
    <style:style style:name="P3750" style:parent-style-name="Normal" style:family="paragraph">
      <style:paragraph-properties fo:margin-top="0.1666in" fo:margin-bottom="0.0833in"/>
    </style:style>
    <style:style style:name="T3751" style:parent-style-name="Fonteparág.padrão" style:family="text">
      <style:text-properties style:font-name="Georgia" style:font-name-asian="Georgia" style:font-name-complex="Georgia"/>
    </style:style>
    <style:style style:name="P3752" style:parent-style-name="Normal" style:family="paragraph">
      <style:paragraph-properties fo:margin-top="0.1666in" fo:margin-bottom="0.0833in"/>
    </style:style>
    <style:style style:name="T3753" style:parent-style-name="Fonteparág.padrão" style:family="text">
      <style:text-properties style:font-name="Georgia" style:font-name-asian="Georgia" style:font-name-complex="Georgia"/>
    </style:style>
    <style:style style:name="T3754" style:parent-style-name="Fonteparág.padrão" style:family="text">
      <style:text-properties style:font-name="Georgia" style:font-name-asian="Georgia" style:font-name-complex="Georgia"/>
    </style:style>
    <style:style style:name="P3755" style:parent-style-name="Normal" style:family="paragraph">
      <style:paragraph-properties fo:margin-top="0.1666in" fo:margin-bottom="0.0833in"/>
    </style:style>
    <style:style style:name="T3756" style:parent-style-name="Fonteparág.padrão" style:family="text">
      <style:text-properties style:font-name="Georgia" style:font-name-asian="Georgia" style:font-name-complex="Georgia"/>
    </style:style>
    <style:style style:name="P3757" style:parent-style-name="Normal" style:family="paragraph">
      <style:paragraph-properties fo:margin-top="0.1666in" fo:margin-bottom="0.0833in"/>
    </style:style>
    <style:style style:name="T3758" style:parent-style-name="Fonteparág.padrão" style:family="text">
      <style:text-properties style:font-name="Georgia" style:font-name-asian="Georgia" style:font-name-complex="Georgia"/>
    </style:style>
    <style:style style:name="P3759" style:parent-style-name="Normal" style:family="paragraph">
      <style:paragraph-properties fo:margin-top="0.1666in" fo:margin-bottom="0.0833in"/>
    </style:style>
    <style:style style:name="T3760" style:parent-style-name="Fonteparág.padrão" style:family="text">
      <style:text-properties style:font-name="Georgia" style:font-name-asian="Georgia" style:font-name-complex="Georgia"/>
    </style:style>
    <style:style style:name="T3761" style:parent-style-name="Fonteparág.padrão" style:family="text">
      <style:text-properties style:font-name="Georgia" style:font-name-asian="Georgia" style:font-name-complex="Georgia"/>
    </style:style>
    <style:style style:name="P3762" style:parent-style-name="Título2" style:family="paragraph">
      <style:paragraph-properties fo:margin-top="0.1666in" fo:margin-bottom="0.0833in"/>
    </style:style>
    <style:style style:name="T3763" style:parent-style-name="Fonteparág.padrão" style:family="text">
      <style:text-properties style:font-name="Georgia" style:font-name-asian="Georgia" style:font-name-complex="Georgia" fo:font-size="12pt" style:font-size-asian="12pt" style:font-size-complex="12pt"/>
    </style:style>
    <style:style style:name="P3764" style:parent-style-name="Normal" style:family="paragraph">
      <style:paragraph-properties fo:margin-top="0.0833in" fo:margin-bottom="0.0833in"/>
    </style:style>
    <style:style style:name="T3765" style:parent-style-name="Fonteparág.padrão" style:family="text">
      <style:text-properties style:font-name="Georgia" style:font-name-asian="Georgia" style:font-name-complex="Georgia"/>
    </style:style>
    <style:style style:name="P3766" style:parent-style-name="Normal" style:family="paragraph">
      <style:paragraph-properties fo:margin-top="0.1666in" fo:margin-bottom="0.0833in"/>
    </style:style>
    <style:style style:name="T3767" style:parent-style-name="Fonteparág.padrão" style:family="text">
      <style:text-properties style:font-name="Georgia" style:font-name-asian="Georgia" style:font-name-complex="Georgia"/>
    </style:style>
    <style:style style:name="P3768" style:parent-style-name="Normal" style:family="paragraph">
      <style:paragraph-properties fo:margin-top="0.1666in" fo:margin-bottom="0.0833in"/>
    </style:style>
    <style:style style:name="T3769" style:parent-style-name="Fonteparág.padrão" style:family="text">
      <style:text-properties style:font-name="Georgia" style:font-name-asian="Georgia" style:font-name-complex="Georgia"/>
    </style:style>
    <style:style style:name="P3770" style:parent-style-name="Normal" style:family="paragraph">
      <style:paragraph-properties fo:margin-top="0.1666in" fo:margin-bottom="0.0833in"/>
    </style:style>
    <style:style style:name="T3771" style:parent-style-name="Fonteparág.padrão" style:family="text">
      <style:text-properties style:font-name="Georgia" style:font-name-asian="Georgia" style:font-name-complex="Georgia"/>
    </style:style>
    <style:style style:name="P3772" style:parent-style-name="Normal" style:family="paragraph">
      <style:paragraph-properties fo:margin-top="0.1666in" fo:margin-bottom="0.0833in"/>
    </style:style>
    <style:style style:name="T3773" style:parent-style-name="Fonteparág.padrão" style:family="text">
      <style:text-properties style:font-name="Georgia" style:font-name-asian="Georgia" style:font-name-complex="Georgia"/>
    </style:style>
    <style:style style:name="P3774" style:parent-style-name="Normal" style:family="paragraph">
      <style:paragraph-properties fo:margin-top="0.1666in" fo:margin-bottom="0.0833in"/>
    </style:style>
    <style:style style:name="T3775" style:parent-style-name="Fonteparág.padrão" style:family="text">
      <style:text-properties style:font-name="Georgia" style:font-name-asian="Georgia" style:font-name-complex="Georgia"/>
    </style:style>
    <style:style style:name="P3776" style:parent-style-name="Normal" style:family="paragraph">
      <style:paragraph-properties fo:margin-top="0.1666in" fo:margin-bottom="0.0833in"/>
    </style:style>
    <style:style style:name="T3777" style:parent-style-name="Fonteparág.padrão" style:family="text">
      <style:text-properties style:font-name="Georgia" style:font-name-asian="Georgia" style:font-name-complex="Georgia"/>
    </style:style>
    <style:style style:name="P3778" style:parent-style-name="Normal" style:family="paragraph">
      <style:paragraph-properties fo:margin-top="0.1666in" fo:margin-bottom="0.0833in"/>
    </style:style>
    <style:style style:name="T3779" style:parent-style-name="Fonteparág.padrão" style:family="text">
      <style:text-properties style:font-name="Georgia" style:font-name-asian="Georgia" style:font-name-complex="Georgia"/>
    </style:style>
    <style:style style:name="P3780" style:parent-style-name="Normal" style:family="paragraph">
      <style:paragraph-properties fo:margin-top="0.1666in" fo:margin-bottom="0.0833in"/>
    </style:style>
    <style:style style:name="T3781" style:parent-style-name="Fonteparág.padrão" style:family="text">
      <style:text-properties style:font-name="Georgia" style:font-name-asian="Georgia" style:font-name-complex="Georgia" fo:font-style="italic" style:font-style-asian="italic" style:font-style-complex="italic"/>
    </style:style>
    <style:style style:name="T3782" style:parent-style-name="Fonteparág.padrão" style:family="text">
      <style:text-properties style:font-name="Georgia" style:font-name-asian="Georgia" style:font-name-complex="Georgia" fo:font-style="italic" style:font-style-asian="italic" style:font-style-complex="italic"/>
    </style:style>
    <style:style style:name="P3783" style:parent-style-name="Normal" style:family="paragraph">
      <style:paragraph-properties fo:margin-top="0.1666in" fo:margin-bottom="0.0833in"/>
    </style:style>
    <style:style style:name="T3784" style:parent-style-name="Fonteparág.padrão" style:family="text">
      <style:text-properties style:font-name="Georgia" style:font-name-asian="Georgia" style:font-name-complex="Georgia"/>
    </style:style>
    <style:style style:name="P3785" style:parent-style-name="Normal" style:family="paragraph">
      <style:paragraph-properties fo:margin-top="0.1666in" fo:margin-bottom="0.0833in"/>
    </style:style>
    <style:style style:name="T3786" style:parent-style-name="Fonteparág.padrão" style:family="text">
      <style:text-properties style:font-name="Georgia" style:font-name-asian="Georgia" style:font-name-complex="Georgia"/>
    </style:style>
    <style:style style:name="T3787" style:parent-style-name="Fonteparág.padrão" style:family="text">
      <style:text-properties style:font-name="Georgia" style:font-name-asian="Georgia" style:font-name-complex="Georgia"/>
    </style:style>
    <style:style style:name="P3788" style:parent-style-name="Normal" style:family="paragraph">
      <style:paragraph-properties fo:margin-top="0.1666in" fo:margin-bottom="0.0833in"/>
    </style:style>
    <style:style style:name="T3789" style:parent-style-name="Fonteparág.padrão" style:family="text">
      <style:text-properties style:font-name="Georgia" style:font-name-asian="Georgia" style:font-name-complex="Georgia"/>
    </style:style>
    <style:style style:name="P3790" style:parent-style-name="Normal" style:family="paragraph">
      <style:paragraph-properties fo:margin-top="0.1666in" fo:margin-bottom="0.0833in"/>
    </style:style>
    <style:style style:name="T3791" style:parent-style-name="Fonteparág.padrão" style:family="text">
      <style:text-properties style:font-name="Georgia" style:font-name-asian="Georgia" style:font-name-complex="Georgia"/>
    </style:style>
    <style:style style:name="P3792" style:parent-style-name="Normal" style:family="paragraph">
      <style:paragraph-properties fo:margin-top="0.1666in" fo:margin-bottom="0.0833in"/>
    </style:style>
    <style:style style:name="T3793" style:parent-style-name="Fonteparág.padrão" style:family="text">
      <style:text-properties style:font-name="Georgia" style:font-name-asian="Georgia" style:font-name-complex="Georgia"/>
    </style:style>
    <style:style style:name="P3794" style:parent-style-name="Normal" style:family="paragraph">
      <style:paragraph-properties fo:margin-top="0.1666in" fo:margin-bottom="0.0833in"/>
    </style:style>
    <style:style style:name="T3795" style:parent-style-name="Fonteparág.padrão" style:family="text">
      <style:text-properties style:font-name="Georgia" style:font-name-asian="Georgia" style:font-name-complex="Georgia"/>
    </style:style>
    <style:style style:name="P3796" style:parent-style-name="Normal" style:family="paragraph">
      <style:paragraph-properties fo:margin-top="0.1666in" fo:margin-bottom="0.0833in"/>
    </style:style>
    <style:style style:name="T3797" style:parent-style-name="Fonteparág.padrão" style:family="text">
      <style:text-properties style:font-name="Georgia" style:font-name-asian="Georgia" style:font-name-complex="Georgia"/>
    </style:style>
    <style:style style:name="P3798" style:parent-style-name="Normal" style:family="paragraph">
      <style:paragraph-properties fo:margin-top="0.1666in" fo:margin-bottom="0.0833in"/>
    </style:style>
    <style:style style:name="T3799" style:parent-style-name="Fonteparág.padrão" style:family="text">
      <style:text-properties style:font-name="Georgia" style:font-name-asian="Georgia" style:font-name-complex="Georgia"/>
    </style:style>
    <style:style style:name="P3800" style:parent-style-name="Normal" style:family="paragraph">
      <style:paragraph-properties fo:margin-top="0.1666in" fo:margin-bottom="0.0833in"/>
    </style:style>
    <style:style style:name="T3801" style:parent-style-name="Fonteparág.padrão" style:family="text">
      <style:text-properties style:font-name="Georgia" style:font-name-asian="Georgia" style:font-name-complex="Georgia"/>
    </style:style>
    <style:style style:name="P3802" style:parent-style-name="Normal" style:family="paragraph">
      <style:paragraph-properties fo:margin-top="0.1666in" fo:margin-bottom="0.0833in"/>
    </style:style>
    <style:style style:name="T3803" style:parent-style-name="Fonteparág.padrão" style:family="text">
      <style:text-properties style:font-name="Georgia" style:font-name-asian="Georgia" style:font-name-complex="Georgia"/>
    </style:style>
    <style:style style:name="P3804" style:parent-style-name="Normal" style:family="paragraph">
      <style:paragraph-properties fo:margin-top="0.1666in" fo:margin-bottom="0.0833in"/>
    </style:style>
    <style:style style:name="T3805" style:parent-style-name="Fonteparág.padrão" style:family="text">
      <style:text-properties style:font-name="Georgia" style:font-name-asian="Georgia" style:font-name-complex="Georgia"/>
    </style:style>
    <style:style style:name="P3806" style:parent-style-name="Normal" style:family="paragraph">
      <style:paragraph-properties fo:margin-top="0.1666in" fo:margin-bottom="0.0833in"/>
    </style:style>
    <style:style style:name="T3807" style:parent-style-name="Fonteparág.padrão" style:family="text">
      <style:text-properties style:font-name="Georgia" style:font-name-asian="Georgia" style:font-name-complex="Georgia"/>
    </style:style>
    <style:style style:name="P3808" style:parent-style-name="Normal" style:family="paragraph">
      <style:paragraph-properties fo:margin-top="0.1666in" fo:margin-bottom="0.0833in"/>
    </style:style>
    <style:style style:name="T3809" style:parent-style-name="Fonteparág.padrão" style:family="text">
      <style:text-properties style:font-name="Georgia" style:font-name-asian="Georgia" style:font-name-complex="Georgia"/>
    </style:style>
    <style:style style:name="P3810" style:parent-style-name="Normal" style:family="paragraph">
      <style:paragraph-properties fo:margin-top="0.1666in" fo:margin-bottom="0.0833in"/>
    </style:style>
    <style:style style:name="T3811" style:parent-style-name="Fonteparág.padrão" style:family="text">
      <style:text-properties style:font-name="Georgia" style:font-name-asian="Georgia" style:font-name-complex="Georgia"/>
    </style:style>
    <style:style style:name="P3812" style:parent-style-name="Normal" style:family="paragraph">
      <style:paragraph-properties fo:margin-top="0.1666in" fo:margin-bottom="0.0833in"/>
    </style:style>
    <style:style style:name="T3813" style:parent-style-name="Fonteparág.padrão" style:family="text">
      <style:text-properties style:font-name="Georgia" style:font-name-asian="Georgia" style:font-name-complex="Georgia"/>
    </style:style>
    <style:style style:name="P3814" style:parent-style-name="Normal" style:family="paragraph">
      <style:paragraph-properties fo:margin-top="0.1666in" fo:margin-bottom="0.0833in"/>
    </style:style>
    <style:style style:name="T3815" style:parent-style-name="Fonteparág.padrão" style:family="text">
      <style:text-properties style:font-name="Georgia" style:font-name-asian="Georgia" style:font-name-complex="Georgia"/>
    </style:style>
    <style:style style:name="P3816" style:parent-style-name="Normal" style:family="paragraph">
      <style:paragraph-properties fo:margin-top="0.1666in" fo:margin-bottom="0.0833in"/>
    </style:style>
    <style:style style:name="T3817" style:parent-style-name="Fonteparág.padrão" style:family="text">
      <style:text-properties style:font-name="Georgia" style:font-name-asian="Georgia" style:font-name-complex="Georgia"/>
    </style:style>
    <style:style style:name="P3818" style:parent-style-name="Normal" style:family="paragraph">
      <style:paragraph-properties fo:margin-top="0.1666in" fo:margin-bottom="0.0833in"/>
    </style:style>
    <style:style style:name="T3819" style:parent-style-name="Fonteparág.padrão" style:family="text">
      <style:text-properties style:font-name="Georgia" style:font-name-asian="Georgia" style:font-name-complex="Georgia"/>
    </style:style>
    <style:style style:name="T3820" style:parent-style-name="Fonteparág.padrão" style:family="text">
      <style:text-properties style:font-name="Georgia" style:font-name-asian="Georgia" style:font-name-complex="Georgia"/>
    </style:style>
    <style:style style:name="P3821" style:parent-style-name="Normal" style:family="paragraph">
      <style:paragraph-properties fo:margin-top="0.1666in" fo:margin-bottom="0.0833in"/>
    </style:style>
    <style:style style:name="T3822" style:parent-style-name="Fonteparág.padrão" style:family="text">
      <style:text-properties style:font-name="Georgia" style:font-name-asian="Georgia" style:font-name-complex="Georgia"/>
    </style:style>
    <style:style style:name="P3823" style:parent-style-name="Normal" style:family="paragraph">
      <style:paragraph-properties fo:margin-top="0.1666in" fo:margin-bottom="0.0833in"/>
    </style:style>
    <style:style style:name="T3824" style:parent-style-name="Fonteparág.padrão" style:family="text">
      <style:text-properties style:font-name="Georgia" style:font-name-asian="Georgia" style:font-name-complex="Georgia"/>
    </style:style>
    <style:style style:name="P3825" style:parent-style-name="Normal" style:family="paragraph">
      <style:paragraph-properties fo:margin-top="0.1666in" fo:margin-bottom="0.0833in"/>
    </style:style>
    <style:style style:name="T3826" style:parent-style-name="Fonteparág.padrão" style:family="text">
      <style:text-properties style:font-name="Georgia" style:font-name-asian="Georgia" style:font-name-complex="Georgia"/>
    </style:style>
    <style:style style:name="P3827" style:parent-style-name="Normal" style:family="paragraph">
      <style:paragraph-properties fo:margin-top="0.1666in" fo:margin-bottom="0.0833in"/>
    </style:style>
    <style:style style:name="T3828" style:parent-style-name="Fonteparág.padrão" style:family="text">
      <style:text-properties style:font-name="Georgia" style:font-name-asian="Georgia" style:font-name-complex="Georgia"/>
    </style:style>
    <style:style style:name="T3829" style:parent-style-name="Fonteparág.padrão" style:family="text">
      <style:text-properties style:font-name="Georgia" style:font-name-asian="Georgia" style:font-name-complex="Georgia"/>
    </style:style>
    <style:style style:name="P3830" style:parent-style-name="Normal" style:family="paragraph">
      <style:paragraph-properties fo:margin-top="0.1666in" fo:margin-bottom="0.0833in"/>
    </style:style>
    <style:style style:name="T3831" style:parent-style-name="Fonteparág.padrão" style:family="text">
      <style:text-properties style:font-name="Georgia" style:font-name-asian="Georgia" style:font-name-complex="Georgia"/>
    </style:style>
    <style:style style:name="P3832" style:parent-style-name="Normal" style:family="paragraph">
      <style:paragraph-properties fo:margin-top="0.1666in" fo:margin-bottom="0.0833in"/>
    </style:style>
    <style:style style:name="T3833" style:parent-style-name="Fonteparág.padrão" style:family="text">
      <style:text-properties style:font-name="Georgia" style:font-name-asian="Georgia" style:font-name-complex="Georgia"/>
    </style:style>
    <style:style style:name="P3834" style:parent-style-name="Normal" style:family="paragraph">
      <style:paragraph-properties fo:margin-top="0.1666in" fo:margin-bottom="0.0833in"/>
    </style:style>
    <style:style style:name="T3835" style:parent-style-name="Fonteparág.padrão" style:family="text">
      <style:text-properties style:font-name="Georgia" style:font-name-asian="Georgia" style:font-name-complex="Georgia"/>
    </style:style>
    <style:style style:name="T3836" style:parent-style-name="Fonteparág.padrão" style:family="text">
      <style:text-properties style:font-name="Georgia" style:font-name-asian="Georgia" style:font-name-complex="Georgia"/>
    </style:style>
    <style:style style:name="P3837" style:parent-style-name="Normal" style:family="paragraph">
      <style:paragraph-properties fo:margin-top="0.1666in" fo:margin-bottom="0.0833in"/>
    </style:style>
    <style:style style:name="T3838" style:parent-style-name="Fonteparág.padrão" style:family="text">
      <style:text-properties style:font-name="Georgia" style:font-name-asian="Georgia" style:font-name-complex="Georgia"/>
    </style:style>
    <style:style style:name="P3839" style:parent-style-name="Normal" style:family="paragraph">
      <style:paragraph-properties fo:margin-top="0.1666in" fo:margin-bottom="0.0833in"/>
    </style:style>
    <style:style style:name="T3840" style:parent-style-name="Fonteparág.padrão" style:family="text">
      <style:text-properties style:font-name="Georgia" style:font-name-asian="Georgia" style:font-name-complex="Georgia"/>
    </style:style>
    <style:style style:name="P3841" style:parent-style-name="Normal" style:family="paragraph">
      <style:paragraph-properties fo:margin-top="0.1666in" fo:margin-bottom="0.0833in"/>
    </style:style>
    <style:style style:name="T3842" style:parent-style-name="Fonteparág.padrão" style:family="text">
      <style:text-properties style:font-name="Georgia" style:font-name-asian="Georgia" style:font-name-complex="Georgia"/>
    </style:style>
    <style:style style:name="P3843" style:parent-style-name="Normal" style:family="paragraph">
      <style:paragraph-properties fo:margin-top="0.1666in" fo:margin-bottom="0.0833in"/>
    </style:style>
    <style:style style:name="T3844" style:parent-style-name="Fonteparág.padrão" style:family="text">
      <style:text-properties style:font-name="Georgia" style:font-name-asian="Georgia" style:font-name-complex="Georgia"/>
    </style:style>
    <style:style style:name="T3845" style:parent-style-name="Fonteparág.padrão" style:family="text">
      <style:text-properties style:font-name="Georgia" style:font-name-asian="Georgia" style:font-name-complex="Georgia"/>
    </style:style>
    <style:style style:name="P3846" style:parent-style-name="Normal" style:family="paragraph">
      <style:paragraph-properties fo:margin-top="0.1666in" fo:margin-bottom="0.0833in"/>
    </style:style>
    <style:style style:name="T3847" style:parent-style-name="Fonteparág.padrão" style:family="text">
      <style:text-properties style:font-name="Georgia" style:font-name-asian="Georgia" style:font-name-complex="Georgia"/>
    </style:style>
    <style:style style:name="P3848" style:parent-style-name="Normal" style:family="paragraph">
      <style:paragraph-properties fo:margin-top="0.1666in" fo:margin-bottom="0.0833in"/>
    </style:style>
    <style:style style:name="T3849" style:parent-style-name="Fonteparág.padrão" style:family="text">
      <style:text-properties style:font-name="Georgia" style:font-name-asian="Georgia" style:font-name-complex="Georgia"/>
    </style:style>
    <style:style style:name="T3850" style:parent-style-name="Fonteparág.padrão" style:family="text">
      <style:text-properties style:font-name="Georgia" style:font-name-asian="Georgia" style:font-name-complex="Georgia"/>
    </style:style>
    <style:style style:name="T3851" style:parent-style-name="Fonteparág.padrão" style:family="text">
      <style:text-properties style:font-name="Georgia" style:font-name-asian="Georgia" style:font-name-complex="Georgia"/>
    </style:style>
    <style:style style:name="P3852" style:parent-style-name="Normal" style:family="paragraph">
      <style:paragraph-properties fo:margin-top="0.1666in" fo:margin-bottom="0.0833in"/>
    </style:style>
    <style:style style:name="T3853" style:parent-style-name="Fonteparág.padrão" style:family="text">
      <style:text-properties style:font-name="Georgia" style:font-name-asian="Georgia" style:font-name-complex="Georgia"/>
    </style:style>
    <style:style style:name="P3854" style:parent-style-name="Normal" style:family="paragraph">
      <style:paragraph-properties fo:margin-top="0.1666in" fo:margin-bottom="0.0833in"/>
    </style:style>
    <style:style style:name="T3855" style:parent-style-name="Fonteparág.padrão" style:family="text">
      <style:text-properties style:font-name="Georgia" style:font-name-asian="Georgia" style:font-name-complex="Georgia"/>
    </style:style>
    <style:style style:name="P3856" style:parent-style-name="Normal" style:family="paragraph">
      <style:paragraph-properties fo:margin-top="0.1666in" fo:margin-bottom="0.0833in"/>
    </style:style>
    <style:style style:name="T3857" style:parent-style-name="Fonteparág.padrão" style:family="text">
      <style:text-properties style:font-name="Georgia" style:font-name-asian="Georgia" style:font-name-complex="Georgia"/>
    </style:style>
    <style:style style:name="P3858" style:parent-style-name="Normal" style:family="paragraph">
      <style:paragraph-properties fo:margin-top="0.1666in" fo:margin-bottom="0.0833in"/>
    </style:style>
    <style:style style:name="T3859" style:parent-style-name="Fonteparág.padrão" style:family="text">
      <style:text-properties style:font-name="Georgia" style:font-name-asian="Georgia" style:font-name-complex="Georgia"/>
    </style:style>
    <style:style style:name="P3860" style:parent-style-name="Normal" style:family="paragraph">
      <style:paragraph-properties fo:margin-top="0.1666in" fo:margin-bottom="0.0833in"/>
    </style:style>
    <style:style style:name="T3861" style:parent-style-name="Fonteparág.padrão" style:family="text">
      <style:text-properties style:font-name="Georgia" style:font-name-asian="Georgia" style:font-name-complex="Georgia"/>
    </style:style>
    <style:style style:name="T3862" style:parent-style-name="Fonteparág.padrão" style:family="text">
      <style:text-properties style:font-name="Georgia" style:font-name-asian="Georgia" style:font-name-complex="Georgia"/>
    </style:style>
    <style:style style:name="P3863" style:parent-style-name="Normal" style:family="paragraph">
      <style:paragraph-properties fo:margin-top="0.1666in" fo:margin-bottom="0.0833in"/>
    </style:style>
    <style:style style:name="T3864" style:parent-style-name="Fonteparág.padrão" style:family="text">
      <style:text-properties style:font-name="Georgia" style:font-name-asian="Georgia" style:font-name-complex="Georgia"/>
    </style:style>
    <style:style style:name="P3865" style:parent-style-name="Normal" style:family="paragraph">
      <style:paragraph-properties fo:margin-top="0.1666in" fo:margin-bottom="0.0833in"/>
    </style:style>
    <style:style style:name="T3866" style:parent-style-name="Fonteparág.padrão" style:family="text">
      <style:text-properties style:font-name="Georgia" style:font-name-asian="Georgia" style:font-name-complex="Georgia"/>
    </style:style>
    <style:style style:name="T3867" style:parent-style-name="Fonteparág.padrão" style:family="text">
      <style:text-properties style:font-name="Georgia" style:font-name-asian="Georgia" style:font-name-complex="Georgia"/>
    </style:style>
    <style:style style:name="P3868" style:parent-style-name="Normal" style:family="paragraph">
      <style:paragraph-properties fo:margin-top="0.1666in" fo:margin-bottom="0.0833in"/>
    </style:style>
    <style:style style:name="T3869" style:parent-style-name="Fonteparág.padrão" style:family="text">
      <style:text-properties style:font-name="Georgia" style:font-name-asian="Georgia" style:font-name-complex="Georgia"/>
    </style:style>
    <style:style style:name="P3870" style:parent-style-name="Normal" style:family="paragraph">
      <style:paragraph-properties fo:margin-top="0.1666in" fo:margin-bottom="0.0833in"/>
    </style:style>
    <style:style style:name="T3871" style:parent-style-name="Fonteparág.padrão" style:family="text">
      <style:text-properties style:font-name="Georgia" style:font-name-asian="Georgia" style:font-name-complex="Georgia"/>
    </style:style>
    <style:style style:name="P3872" style:parent-style-name="Normal" style:family="paragraph">
      <style:paragraph-properties fo:margin-top="0.1666in" fo:margin-bottom="0.0833in"/>
    </style:style>
    <style:style style:name="T3873" style:parent-style-name="Fonteparág.padrão" style:family="text">
      <style:text-properties style:font-name="Georgia" style:font-name-asian="Georgia" style:font-name-complex="Georgia"/>
    </style:style>
    <style:style style:name="T3874" style:parent-style-name="Fonteparág.padrão" style:family="text">
      <style:text-properties style:font-name="Georgia" style:font-name-asian="Georgia" style:font-name-complex="Georgia"/>
    </style:style>
    <style:style style:name="P3875" style:parent-style-name="Normal" style:family="paragraph">
      <style:paragraph-properties fo:margin-top="0.1666in" fo:margin-bottom="0.0833in"/>
    </style:style>
    <style:style style:name="T3876" style:parent-style-name="Fonteparág.padrão" style:family="text">
      <style:text-properties style:font-name="Georgia" style:font-name-asian="Georgia" style:font-name-complex="Georgia"/>
    </style:style>
    <style:style style:name="P3877" style:parent-style-name="Normal" style:family="paragraph">
      <style:paragraph-properties fo:margin-top="0.1666in" fo:margin-bottom="0.0833in"/>
    </style:style>
    <style:style style:name="T3878" style:parent-style-name="Fonteparág.padrão" style:family="text">
      <style:text-properties style:font-name="Georgia" style:font-name-asian="Georgia" style:font-name-complex="Georgia"/>
    </style:style>
    <style:style style:name="P3879" style:parent-style-name="Normal" style:family="paragraph">
      <style:paragraph-properties fo:margin-top="0.1666in" fo:margin-bottom="0.0833in"/>
    </style:style>
    <style:style style:name="T3880" style:parent-style-name="Fonteparág.padrão" style:family="text">
      <style:text-properties style:font-name="Georgia" style:font-name-asian="Georgia" style:font-name-complex="Georgia"/>
    </style:style>
    <style:style style:name="P3881" style:parent-style-name="Normal" style:family="paragraph">
      <style:paragraph-properties fo:margin-top="0.1666in" fo:margin-bottom="0.0833in"/>
    </style:style>
    <style:style style:name="T3882" style:parent-style-name="Fonteparág.padrão" style:family="text">
      <style:text-properties style:font-name="Georgia" style:font-name-asian="Georgia" style:font-name-complex="Georgia"/>
    </style:style>
    <style:style style:name="T3883" style:parent-style-name="Fonteparág.padrão" style:family="text">
      <style:text-properties style:font-name="Georgia" style:font-name-asian="Georgia" style:font-name-complex="Georgia" fo:font-style="italic" style:font-style-asian="italic" style:font-style-complex="italic"/>
    </style:style>
    <style:style style:name="T3884" style:parent-style-name="Fonteparág.padrão" style:family="text">
      <style:text-properties style:font-name="Georgia" style:font-name-asian="Georgia" style:font-name-complex="Georgia" fo:font-style="italic" style:font-style-asian="italic" style:font-style-complex="italic"/>
    </style:style>
    <style:style style:name="T3885" style:parent-style-name="Fonteparág.padrão" style:family="text">
      <style:text-properties style:font-name="Georgia" style:font-name-asian="Georgia" style:font-name-complex="Georgia" fo:font-style="italic" style:font-style-asian="italic" style:font-style-complex="italic"/>
    </style:style>
    <style:style style:name="T3886" style:parent-style-name="Fonteparág.padrão" style:family="text">
      <style:text-properties style:font-name="Georgia" style:font-name-asian="Georgia" style:font-name-complex="Georgia" fo:font-style="italic" style:font-style-asian="italic" style:font-style-complex="italic"/>
    </style:style>
    <style:style style:name="P3887" style:parent-style-name="Normal" style:family="paragraph">
      <style:paragraph-properties fo:margin-top="0.1666in" fo:margin-bottom="0.0833in"/>
    </style:style>
    <style:style style:name="T3888" style:parent-style-name="Fonteparág.padrão" style:family="text">
      <style:text-properties style:font-name="Georgia" style:font-name-asian="Georgia" style:font-name-complex="Georgia"/>
    </style:style>
    <style:style style:name="T3889" style:parent-style-name="Fonteparág.padrão" style:family="text">
      <style:text-properties style:font-name="Georgia" style:font-name-asian="Georgia" style:font-name-complex="Georgia"/>
    </style:style>
    <style:style style:name="T3890" style:parent-style-name="Fonteparág.padrão" style:family="text">
      <style:text-properties style:font-name="Georgia" style:font-name-asian="Georgia" style:font-name-complex="Georgia"/>
    </style:style>
    <style:style style:name="P3891" style:parent-style-name="Normal" style:family="paragraph">
      <style:paragraph-properties fo:margin-top="0.1666in" fo:margin-bottom="0.0833in"/>
    </style:style>
    <style:style style:name="T3892" style:parent-style-name="Fonteparág.padrão" style:family="text">
      <style:text-properties style:font-name="Georgia" style:font-name-asian="Georgia" style:font-name-complex="Georgia"/>
    </style:style>
    <style:style style:name="P3893" style:parent-style-name="Normal" style:family="paragraph">
      <style:paragraph-properties fo:margin-top="0.1666in" fo:margin-bottom="0.0833in"/>
    </style:style>
    <style:style style:name="T3894" style:parent-style-name="Fonteparág.padrão" style:family="text">
      <style:text-properties style:font-name="Georgia" style:font-name-asian="Georgia" style:font-name-complex="Georgia"/>
    </style:style>
    <style:style style:name="P3895" style:parent-style-name="Normal" style:family="paragraph">
      <style:paragraph-properties fo:margin-top="0.1666in" fo:margin-bottom="0.0833in"/>
    </style:style>
    <style:style style:name="T3896" style:parent-style-name="Fonteparág.padrão" style:family="text">
      <style:text-properties style:font-name="Georgia" style:font-name-asian="Georgia" style:font-name-complex="Georgia"/>
    </style:style>
    <style:style style:name="T3897" style:parent-style-name="Fonteparág.padrão" style:family="text">
      <style:text-properties style:font-name="Georgia" style:font-name-asian="Georgia" style:font-name-complex="Georgia"/>
    </style:style>
    <style:style style:name="T3898" style:parent-style-name="Fonteparág.padrão" style:family="text">
      <style:text-properties style:font-name="Georgia" style:font-name-asian="Georgia" style:font-name-complex="Georgia"/>
    </style:style>
    <style:style style:name="P3899" style:parent-style-name="Normal" style:family="paragraph">
      <style:paragraph-properties fo:margin-top="0.1666in" fo:margin-bottom="0.0833in"/>
    </style:style>
    <style:style style:name="T3900" style:parent-style-name="Fonteparág.padrão" style:family="text">
      <style:text-properties style:font-name="Georgia" style:font-name-asian="Georgia" style:font-name-complex="Georgia"/>
    </style:style>
    <style:style style:name="P3901" style:parent-style-name="Normal" style:family="paragraph">
      <style:paragraph-properties fo:margin-top="0.1666in" fo:margin-bottom="0.0833in"/>
    </style:style>
    <style:style style:name="T3902" style:parent-style-name="Fonteparág.padrão" style:family="text">
      <style:text-properties style:font-name="Georgia" style:font-name-asian="Georgia" style:font-name-complex="Georgia"/>
    </style:style>
    <style:style style:name="P3903" style:parent-style-name="Normal" style:family="paragraph">
      <style:paragraph-properties fo:margin-top="0.1666in" fo:margin-bottom="0.0833in"/>
    </style:style>
    <style:style style:name="T3904" style:parent-style-name="Fonteparág.padrão" style:family="text">
      <style:text-properties style:font-name="Georgia" style:font-name-asian="Georgia" style:font-name-complex="Georgia"/>
    </style:style>
    <style:style style:name="P3905" style:parent-style-name="Normal" style:family="paragraph">
      <style:paragraph-properties fo:margin-top="0.1666in" fo:margin-bottom="0.0833in"/>
    </style:style>
    <style:style style:name="T3906" style:parent-style-name="Fonteparág.padrão" style:family="text">
      <style:text-properties style:font-name="Georgia" style:font-name-asian="Georgia" style:font-name-complex="Georgia"/>
    </style:style>
    <style:style style:name="T3907" style:parent-style-name="Fonteparág.padrão" style:family="text">
      <style:text-properties style:font-name="Georgia" style:font-name-asian="Georgia" style:font-name-complex="Georgia"/>
    </style:style>
    <style:style style:name="T3908" style:parent-style-name="Fonteparág.padrão" style:family="text">
      <style:text-properties style:font-name="Georgia" style:font-name-asian="Georgia" style:font-name-complex="Georgia"/>
    </style:style>
    <style:style style:name="P3909" style:parent-style-name="Normal" style:family="paragraph">
      <style:paragraph-properties fo:margin-top="0.1666in" fo:margin-bottom="0.0833in"/>
    </style:style>
    <style:style style:name="T3910" style:parent-style-name="Fonteparág.padrão" style:family="text">
      <style:text-properties style:font-name="Georgia" style:font-name-asian="Georgia" style:font-name-complex="Georgia"/>
    </style:style>
    <style:style style:name="T3911" style:parent-style-name="Fonteparág.padrão" style:family="text">
      <style:text-properties style:font-name="Georgia" style:font-name-asian="Georgia" style:font-name-complex="Georgia"/>
    </style:style>
    <style:style style:name="P3912" style:parent-style-name="Normal" style:family="paragraph">
      <style:paragraph-properties fo:margin-top="0.1666in" fo:margin-bottom="0.0833in"/>
    </style:style>
    <style:style style:name="T3913" style:parent-style-name="Fonteparág.padrão" style:family="text">
      <style:text-properties style:font-name="Georgia" style:font-name-asian="Georgia" style:font-name-complex="Georgia"/>
    </style:style>
    <style:style style:name="T3914" style:parent-style-name="Fonteparág.padrão" style:family="text">
      <style:text-properties style:font-name="Georgia" style:font-name-asian="Georgia" style:font-name-complex="Georgia"/>
    </style:style>
    <style:style style:name="T3915" style:parent-style-name="Fonteparág.padrão" style:family="text">
      <style:text-properties style:font-name="Georgia" style:font-name-asian="Georgia" style:font-name-complex="Georgia"/>
    </style:style>
    <style:style style:name="P3916" style:parent-style-name="Normal" style:family="paragraph">
      <style:paragraph-properties fo:margin-top="0.1666in" fo:margin-bottom="0.0833in"/>
    </style:style>
    <style:style style:name="T3917" style:parent-style-name="Fonteparág.padrão" style:family="text">
      <style:text-properties style:font-name="Georgia" style:font-name-asian="Georgia" style:font-name-complex="Georgia"/>
    </style:style>
    <style:style style:name="P3918" style:parent-style-name="Normal" style:family="paragraph">
      <style:paragraph-properties fo:margin-top="0.1666in" fo:margin-bottom="0.0833in"/>
    </style:style>
    <style:style style:name="T3919" style:parent-style-name="Fonteparág.padrão" style:family="text">
      <style:text-properties style:font-name="Georgia" style:font-name-asian="Georgia" style:font-name-complex="Georgia"/>
    </style:style>
    <style:style style:name="P3920" style:parent-style-name="Normal" style:family="paragraph">
      <style:paragraph-properties fo:margin-top="0.1666in" fo:margin-bottom="0.0833in"/>
    </style:style>
    <style:style style:name="T3921" style:parent-style-name="Fonteparág.padrão" style:family="text">
      <style:text-properties style:font-name="Georgia" style:font-name-asian="Georgia" style:font-name-complex="Georgia"/>
    </style:style>
    <style:style style:name="P3922" style:parent-style-name="Normal" style:family="paragraph">
      <style:paragraph-properties fo:margin-top="0.1666in" fo:margin-bottom="0.0833in"/>
    </style:style>
    <style:style style:name="T3923" style:parent-style-name="Fonteparág.padrão" style:family="text">
      <style:text-properties style:font-name="Georgia" style:font-name-asian="Georgia" style:font-name-complex="Georgia"/>
    </style:style>
    <style:style style:name="P3924" style:parent-style-name="Normal" style:family="paragraph">
      <style:paragraph-properties fo:margin-top="0.1666in" fo:margin-bottom="0.0833in"/>
    </style:style>
    <style:style style:name="T3925" style:parent-style-name="Fonteparág.padrão" style:family="text">
      <style:text-properties style:font-name="Georgia" style:font-name-asian="Georgia" style:font-name-complex="Georgia"/>
    </style:style>
    <style:style style:name="P3926" style:parent-style-name="Normal" style:family="paragraph">
      <style:paragraph-properties fo:margin-top="0.1666in" fo:margin-bottom="0.0833in"/>
    </style:style>
    <style:style style:name="T3927" style:parent-style-name="Fonteparág.padrão" style:family="text">
      <style:text-properties style:font-name="Georgia" style:font-name-asian="Georgia" style:font-name-complex="Georgia"/>
    </style:style>
    <style:style style:name="T3928" style:parent-style-name="Fonteparág.padrão" style:family="text">
      <style:text-properties style:font-name="Georgia" style:font-name-asian="Georgia" style:font-name-complex="Georgia"/>
    </style:style>
    <style:style style:name="P3929" style:parent-style-name="Normal" style:family="paragraph">
      <style:paragraph-properties fo:margin-top="0.1666in" fo:margin-bottom="0.0833in"/>
    </style:style>
    <style:style style:name="T3930" style:parent-style-name="Fonteparág.padrão" style:family="text">
      <style:text-properties style:font-name="Georgia" style:font-name-asian="Georgia" style:font-name-complex="Georgia"/>
    </style:style>
    <style:style style:name="P3931" style:parent-style-name="Normal" style:family="paragraph">
      <style:paragraph-properties fo:margin-top="0.1666in" fo:margin-bottom="0.0833in"/>
    </style:style>
    <style:style style:name="T3932" style:parent-style-name="Fonteparág.padrão" style:family="text">
      <style:text-properties style:font-name="Georgia" style:font-name-asian="Georgia" style:font-name-complex="Georgia"/>
    </style:style>
    <style:style style:name="P3933" style:parent-style-name="Normal" style:family="paragraph">
      <style:paragraph-properties fo:margin-top="0.1666in" fo:margin-bottom="0.0833in"/>
    </style:style>
    <style:style style:name="T3934" style:parent-style-name="Fonteparág.padrão" style:family="text">
      <style:text-properties style:font-name="Georgia" style:font-name-asian="Georgia" style:font-name-complex="Georgia"/>
    </style:style>
    <style:style style:name="P3935" style:parent-style-name="Normal" style:family="paragraph">
      <style:paragraph-properties fo:margin-top="0.1666in" fo:margin-bottom="0.0833in"/>
    </style:style>
    <style:style style:name="T3936" style:parent-style-name="Fonteparág.padrão" style:family="text">
      <style:text-properties style:font-name="Georgia" style:font-name-asian="Georgia" style:font-name-complex="Georgia"/>
    </style:style>
    <style:style style:name="T3937" style:parent-style-name="Fonteparág.padrão" style:family="text">
      <style:text-properties style:font-name="Georgia" style:font-name-asian="Georgia" style:font-name-complex="Georgia"/>
    </style:style>
    <style:style style:name="T3938" style:parent-style-name="Fonteparág.padrão" style:family="text">
      <style:text-properties style:font-name="Georgia" style:font-name-asian="Georgia" style:font-name-complex="Georgia"/>
    </style:style>
    <style:style style:name="P3939" style:parent-style-name="Normal" style:family="paragraph">
      <style:paragraph-properties fo:margin-top="0.1666in" fo:margin-bottom="0.0833in"/>
    </style:style>
    <style:style style:name="T3940" style:parent-style-name="Fonteparág.padrão" style:family="text">
      <style:text-properties style:font-name="Georgia" style:font-name-asian="Georgia" style:font-name-complex="Georgia"/>
    </style:style>
    <style:style style:name="P3941" style:parent-style-name="Normal" style:family="paragraph">
      <style:paragraph-properties fo:margin-top="0.1666in" fo:margin-bottom="0.0833in"/>
    </style:style>
    <style:style style:name="T3942" style:parent-style-name="Fonteparág.padrão" style:family="text">
      <style:text-properties style:font-name="Georgia" style:font-name-asian="Georgia" style:font-name-complex="Georgia"/>
    </style:style>
    <style:style style:name="P3943" style:parent-style-name="Normal" style:family="paragraph">
      <style:paragraph-properties fo:margin-top="0.1666in" fo:margin-bottom="0.0833in"/>
    </style:style>
    <style:style style:name="T3944" style:parent-style-name="Fonteparág.padrão" style:family="text">
      <style:text-properties style:font-name="Georgia" style:font-name-asian="Georgia" style:font-name-complex="Georgia"/>
    </style:style>
    <style:style style:name="T3945" style:parent-style-name="Fonteparág.padrão" style:family="text">
      <style:text-properties style:font-name="Georgia" style:font-name-asian="Georgia" style:font-name-complex="Georgia"/>
    </style:style>
    <style:style style:name="T3946" style:parent-style-name="Fonteparág.padrão" style:family="text">
      <style:text-properties style:font-name="Georgia" style:font-name-asian="Georgia" style:font-name-complex="Georgia"/>
    </style:style>
    <style:style style:name="P3947" style:parent-style-name="Normal" style:family="paragraph">
      <style:paragraph-properties fo:margin-top="0.1666in" fo:margin-bottom="0.0833in"/>
    </style:style>
    <style:style style:name="T3948" style:parent-style-name="Fonteparág.padrão" style:family="text">
      <style:text-properties style:font-name="Georgia" style:font-name-asian="Georgia" style:font-name-complex="Georgia"/>
    </style:style>
    <style:style style:name="P3949" style:parent-style-name="Normal" style:family="paragraph">
      <style:paragraph-properties fo:margin-top="0.1666in" fo:margin-bottom="0.0833in"/>
    </style:style>
    <style:style style:name="T3950" style:parent-style-name="Fonteparág.padrão" style:family="text">
      <style:text-properties style:font-name="Georgia" style:font-name-asian="Georgia" style:font-name-complex="Georgia"/>
    </style:style>
    <style:style style:name="T3951" style:parent-style-name="Fonteparág.padrão" style:family="text">
      <style:text-properties style:font-name="Georgia" style:font-name-asian="Georgia" style:font-name-complex="Georgia"/>
    </style:style>
    <style:style style:name="T3952" style:parent-style-name="Fonteparág.padrão" style:family="text">
      <style:text-properties style:font-name="Georgia" style:font-name-asian="Georgia" style:font-name-complex="Georgia"/>
    </style:style>
    <style:style style:name="P3953" style:parent-style-name="Normal" style:family="paragraph">
      <style:paragraph-properties fo:margin-top="0.1666in" fo:margin-bottom="0.0833in"/>
    </style:style>
    <style:style style:name="T3954" style:parent-style-name="Fonteparág.padrão" style:family="text">
      <style:text-properties style:font-name="Georgia" style:font-name-asian="Georgia" style:font-name-complex="Georgia"/>
    </style:style>
    <style:style style:name="P3955" style:parent-style-name="Normal" style:family="paragraph">
      <style:paragraph-properties fo:margin-top="0.1666in" fo:margin-bottom="0.0833in"/>
    </style:style>
    <style:style style:name="T3956" style:parent-style-name="Fonteparág.padrão" style:family="text">
      <style:text-properties style:font-name="Georgia" style:font-name-asian="Georgia" style:font-name-complex="Georgia"/>
    </style:style>
    <style:style style:name="P3957" style:parent-style-name="Normal" style:family="paragraph">
      <style:paragraph-properties fo:margin-top="0.1666in" fo:margin-bottom="0.0833in"/>
    </style:style>
    <style:style style:name="T3958" style:parent-style-name="Fonteparág.padrão" style:family="text">
      <style:text-properties style:font-name="Georgia" style:font-name-asian="Georgia" style:font-name-complex="Georgia"/>
    </style:style>
    <style:style style:name="P3959" style:parent-style-name="Normal" style:family="paragraph">
      <style:paragraph-properties fo:margin-top="0.1666in" fo:margin-bottom="0.0833in"/>
      <style:text-properties style:font-name="Georgia" style:font-name-asian="Georgia" style:font-name-complex="Georgia"/>
    </style:style>
    <style:style style:name="P3960" style:parent-style-name="Título2" style:family="paragraph">
      <style:paragraph-properties fo:margin-top="0.1666in" fo:margin-bottom="0.0833in"/>
    </style:style>
    <style:style style:name="T3961" style:parent-style-name="Fonteparág.padrão" style:family="text">
      <style:text-properties style:font-name="Aptos" style:font-name-asian="Aptos" style:font-name-complex="Aptos" fo:font-size="12pt" style:font-size-asian="12pt" style:font-size-complex="12pt"/>
    </style:style>
    <style:style style:name="P3962" style:parent-style-name="Normal" style:family="paragraph">
      <style:paragraph-properties fo:margin-top="0.0833in" fo:margin-bottom="0.0833in"/>
    </style:style>
    <style:style style:name="T3963" style:parent-style-name="Fonteparág.padrão" style:family="text">
      <style:text-properties style:font-name="Georgia" style:font-name-asian="Georgia" style:font-name-complex="Georgia"/>
    </style:style>
    <style:style style:name="P3964" style:parent-style-name="Normal" style:family="paragraph">
      <style:paragraph-properties fo:margin-top="0.1666in" fo:margin-bottom="0.0833in"/>
    </style:style>
    <style:style style:name="T3965" style:parent-style-name="Fonteparág.padrão" style:family="text">
      <style:text-properties style:font-name="Georgia" style:font-name-asian="Georgia" style:font-name-complex="Georgia"/>
    </style:style>
    <style:style style:name="P3966" style:parent-style-name="Normal" style:family="paragraph">
      <style:paragraph-properties fo:margin-top="0.1666in" fo:margin-bottom="0.0833in"/>
    </style:style>
    <style:style style:name="T3967" style:parent-style-name="Fonteparág.padrão" style:family="text">
      <style:text-properties style:font-name="Georgia" style:font-name-asian="Georgia" style:font-name-complex="Georgia"/>
    </style:style>
    <style:style style:name="P3968" style:parent-style-name="Normal" style:family="paragraph">
      <style:paragraph-properties fo:margin-top="0.1666in" fo:margin-bottom="0.0833in"/>
    </style:style>
    <style:style style:name="T3969" style:parent-style-name="Fonteparág.padrão" style:family="text">
      <style:text-properties style:font-name="Georgia" style:font-name-asian="Georgia" style:font-name-complex="Georgia"/>
    </style:style>
    <style:style style:name="P3970" style:parent-style-name="Normal" style:family="paragraph">
      <style:paragraph-properties fo:margin-top="0.1666in" fo:margin-bottom="0.0833in"/>
    </style:style>
    <style:style style:name="T3971" style:parent-style-name="Fonteparág.padrão" style:family="text">
      <style:text-properties style:font-name="Georgia" style:font-name-asian="Georgia" style:font-name-complex="Georgia"/>
    </style:style>
    <style:style style:name="P3972" style:parent-style-name="Normal" style:family="paragraph">
      <style:paragraph-properties fo:margin-top="0.1666in" fo:margin-bottom="0.0833in"/>
    </style:style>
    <style:style style:name="T3973" style:parent-style-name="Fonteparág.padrão" style:family="text">
      <style:text-properties style:font-name="Georgia" style:font-name-asian="Georgia" style:font-name-complex="Georgia"/>
    </style:style>
    <style:style style:name="T3974" style:parent-style-name="Fonteparág.padrão" style:family="text">
      <style:text-properties style:font-name="Georgia" style:font-name-asian="Georgia" style:font-name-complex="Georgia"/>
    </style:style>
    <style:style style:name="P3975" style:parent-style-name="Normal" style:family="paragraph">
      <style:paragraph-properties fo:margin-top="0.1666in" fo:margin-bottom="0.0833in"/>
    </style:style>
    <style:style style:name="T3976" style:parent-style-name="Fonteparág.padrão" style:family="text">
      <style:text-properties style:font-name="Georgia" style:font-name-asian="Georgia" style:font-name-complex="Georgia"/>
    </style:style>
    <style:style style:name="P3977" style:parent-style-name="Normal" style:family="paragraph">
      <style:paragraph-properties fo:margin-top="0.1666in" fo:margin-bottom="0.0833in"/>
    </style:style>
    <style:style style:name="T3978" style:parent-style-name="Fonteparág.padrão" style:family="text">
      <style:text-properties style:font-name="Georgia" style:font-name-asian="Georgia" style:font-name-complex="Georgia"/>
    </style:style>
    <style:style style:name="T3979" style:parent-style-name="Fonteparág.padrão" style:family="text">
      <style:text-properties style:font-name="Georgia" style:font-name-asian="Georgia" style:font-name-complex="Georgia"/>
    </style:style>
    <style:style style:name="T3980" style:parent-style-name="Fonteparág.padrão" style:family="text">
      <style:text-properties style:font-name="Georgia" style:font-name-asian="Georgia" style:font-name-complex="Georgia"/>
    </style:style>
    <style:style style:name="P3981" style:parent-style-name="Normal" style:family="paragraph">
      <style:paragraph-properties fo:margin-top="0.1666in" fo:margin-bottom="0.0833in"/>
    </style:style>
    <style:style style:name="T3982" style:parent-style-name="Fonteparág.padrão" style:family="text">
      <style:text-properties style:font-name="Georgia" style:font-name-asian="Georgia" style:font-name-complex="Georgia"/>
    </style:style>
    <style:style style:name="P3983" style:parent-style-name="Normal" style:family="paragraph">
      <style:paragraph-properties fo:margin-top="0.1666in" fo:margin-bottom="0.0833in"/>
    </style:style>
    <style:style style:name="T3984" style:parent-style-name="Fonteparág.padrão" style:family="text">
      <style:text-properties style:font-name="Georgia" style:font-name-asian="Georgia" style:font-name-complex="Georgia"/>
    </style:style>
    <style:style style:name="P3985" style:parent-style-name="Normal" style:family="paragraph">
      <style:paragraph-properties fo:margin-top="0.1666in" fo:margin-bottom="0.0833in"/>
    </style:style>
    <style:style style:name="T3986" style:parent-style-name="Fonteparág.padrão" style:family="text">
      <style:text-properties style:font-name="Georgia" style:font-name-asian="Georgia" style:font-name-complex="Georgia"/>
    </style:style>
    <style:style style:name="T3987" style:parent-style-name="Fonteparág.padrão" style:family="text">
      <style:text-properties style:font-name="Georgia" style:font-name-asian="Georgia" style:font-name-complex="Georgia"/>
    </style:style>
    <style:style style:name="P3988" style:parent-style-name="Normal" style:family="paragraph">
      <style:paragraph-properties fo:margin-top="0.1666in" fo:margin-bottom="0.0833in"/>
    </style:style>
    <style:style style:name="T3989" style:parent-style-name="Fonteparág.padrão" style:family="text">
      <style:text-properties style:font-name="Georgia" style:font-name-asian="Georgia" style:font-name-complex="Georgia"/>
    </style:style>
    <style:style style:name="P3990" style:parent-style-name="Normal" style:family="paragraph">
      <style:paragraph-properties fo:margin-top="0.1666in" fo:margin-bottom="0.0833in"/>
    </style:style>
    <style:style style:name="T3991" style:parent-style-name="Fonteparág.padrão" style:family="text">
      <style:text-properties style:font-name="Georgia" style:font-name-asian="Georgia" style:font-name-complex="Georgia"/>
    </style:style>
    <style:style style:name="T3992" style:parent-style-name="Fonteparág.padrão" style:family="text">
      <style:text-properties style:font-name="Georgia" style:font-name-asian="Georgia" style:font-name-complex="Georgia"/>
    </style:style>
    <style:style style:name="P3993" style:parent-style-name="Normal" style:family="paragraph">
      <style:paragraph-properties fo:margin-top="0.1666in" fo:margin-bottom="0.0833in"/>
    </style:style>
    <style:style style:name="T3994" style:parent-style-name="Fonteparág.padrão" style:family="text">
      <style:text-properties style:font-name="Georgia" style:font-name-asian="Georgia" style:font-name-complex="Georgia"/>
    </style:style>
    <style:style style:name="P3995" style:parent-style-name="Normal" style:family="paragraph">
      <style:paragraph-properties fo:margin-top="0.1666in" fo:margin-bottom="0.0833in"/>
    </style:style>
    <style:style style:name="T3996" style:parent-style-name="Fonteparág.padrão" style:family="text">
      <style:text-properties style:font-name="Georgia" style:font-name-asian="Georgia" style:font-name-complex="Georgia"/>
    </style:style>
    <style:style style:name="P3997" style:parent-style-name="Normal" style:family="paragraph">
      <style:paragraph-properties fo:margin-top="0.1666in" fo:margin-bottom="0.0833in"/>
    </style:style>
    <style:style style:name="T3998" style:parent-style-name="Fonteparág.padrão" style:family="text">
      <style:text-properties style:font-name="Georgia" style:font-name-asian="Georgia" style:font-name-complex="Georgia"/>
    </style:style>
    <style:style style:name="P3999" style:parent-style-name="Normal" style:family="paragraph">
      <style:paragraph-properties fo:margin-top="0.1666in" fo:margin-bottom="0.0833in"/>
    </style:style>
    <style:style style:name="T4000" style:parent-style-name="Fonteparág.padrão" style:family="text">
      <style:text-properties style:font-name="Georgia" style:font-name-asian="Georgia" style:font-name-complex="Georgia"/>
    </style:style>
    <style:style style:name="T4001" style:parent-style-name="Fonteparág.padrão" style:family="text">
      <style:text-properties style:font-name="Georgia" style:font-name-asian="Georgia" style:font-name-complex="Georgia"/>
    </style:style>
    <style:style style:name="P4002" style:parent-style-name="Normal" style:family="paragraph">
      <style:paragraph-properties fo:margin-top="0.1666in" fo:margin-bottom="0.0833in"/>
    </style:style>
    <style:style style:name="T4003" style:parent-style-name="Fonteparág.padrão" style:family="text">
      <style:text-properties style:font-name="Georgia" style:font-name-asian="Georgia" style:font-name-complex="Georgia"/>
    </style:style>
    <style:style style:name="T4004" style:parent-style-name="Fonteparág.padrão" style:family="text">
      <style:text-properties style:font-name="Georgia" style:font-name-asian="Georgia" style:font-name-complex="Georgia"/>
    </style:style>
    <style:style style:name="T4005" style:parent-style-name="Fonteparág.padrão" style:family="text">
      <style:text-properties style:font-name="Georgia" style:font-name-asian="Georgia" style:font-name-complex="Georgia"/>
    </style:style>
    <style:style style:name="P4006" style:parent-style-name="Normal" style:family="paragraph">
      <style:paragraph-properties fo:margin-top="0.1666in" fo:margin-bottom="0.0833in"/>
    </style:style>
    <style:style style:name="T4007" style:parent-style-name="Fonteparág.padrão" style:family="text">
      <style:text-properties style:font-name="Georgia" style:font-name-asian="Georgia" style:font-name-complex="Georgia"/>
    </style:style>
    <style:style style:name="T4008" style:parent-style-name="Fonteparág.padrão" style:family="text">
      <style:text-properties style:font-name="Georgia" style:font-name-asian="Georgia" style:font-name-complex="Georgia"/>
    </style:style>
    <style:style style:name="P4009" style:parent-style-name="Normal" style:family="paragraph">
      <style:paragraph-properties fo:margin-top="0.1666in" fo:margin-bottom="0.0833in"/>
    </style:style>
    <style:style style:name="T4010" style:parent-style-name="Fonteparág.padrão" style:family="text">
      <style:text-properties style:font-name="Georgia" style:font-name-asian="Georgia" style:font-name-complex="Georgia"/>
    </style:style>
    <style:style style:name="P4011" style:parent-style-name="Normal" style:family="paragraph">
      <style:paragraph-properties fo:margin-top="0.1666in" fo:margin-bottom="0.0833in"/>
    </style:style>
    <style:style style:name="T4012" style:parent-style-name="Fonteparág.padrão" style:family="text">
      <style:text-properties style:font-name="Georgia" style:font-name-asian="Georgia" style:font-name-complex="Georgia"/>
    </style:style>
    <style:style style:name="P4013" style:parent-style-name="Normal" style:family="paragraph">
      <style:paragraph-properties fo:margin-top="0.1666in" fo:margin-bottom="0.0833in"/>
    </style:style>
    <style:style style:name="T4014" style:parent-style-name="Fonteparág.padrão" style:family="text">
      <style:text-properties style:font-name="Georgia" style:font-name-asian="Georgia" style:font-name-complex="Georgia"/>
    </style:style>
    <style:style style:name="P4015" style:parent-style-name="Normal" style:family="paragraph">
      <style:paragraph-properties fo:margin-top="0.1666in" fo:margin-bottom="0.0833in"/>
    </style:style>
    <style:style style:name="T4016" style:parent-style-name="Fonteparág.padrão" style:family="text">
      <style:text-properties style:font-name="Georgia" style:font-name-asian="Georgia" style:font-name-complex="Georgia"/>
    </style:style>
    <style:style style:name="T4017" style:parent-style-name="Fonteparág.padrão" style:family="text">
      <style:text-properties style:font-name="Georgia" style:font-name-asian="Georgia" style:font-name-complex="Georgia"/>
    </style:style>
    <style:style style:name="P4018" style:parent-style-name="Normal" style:family="paragraph">
      <style:paragraph-properties fo:margin-top="0.1666in" fo:margin-bottom="0.0833in"/>
    </style:style>
    <style:style style:name="T4019" style:parent-style-name="Fonteparág.padrão" style:family="text">
      <style:text-properties style:font-name="Georgia" style:font-name-asian="Georgia" style:font-name-complex="Georgia"/>
    </style:style>
    <style:style style:name="T4020" style:parent-style-name="Fonteparág.padrão" style:family="text">
      <style:text-properties style:font-name="Georgia" style:font-name-asian="Georgia" style:font-name-complex="Georgia"/>
    </style:style>
    <style:style style:name="P4021" style:parent-style-name="Normal" style:family="paragraph">
      <style:paragraph-properties fo:margin-top="0.1666in" fo:margin-bottom="0.0833in"/>
    </style:style>
    <style:style style:name="T4022" style:parent-style-name="Fonteparág.padrão" style:family="text">
      <style:text-properties style:font-name="Georgia" style:font-name-asian="Georgia" style:font-name-complex="Georgia"/>
    </style:style>
    <style:style style:name="T4023" style:parent-style-name="Fonteparág.padrão" style:family="text">
      <style:text-properties style:font-name="Georgia" style:font-name-asian="Georgia" style:font-name-complex="Georgia"/>
    </style:style>
    <style:style style:name="P4024" style:parent-style-name="Normal" style:family="paragraph">
      <style:paragraph-properties fo:margin-top="0.1666in" fo:margin-bottom="0.0833in"/>
    </style:style>
    <style:style style:name="T4025" style:parent-style-name="Fonteparág.padrão" style:family="text">
      <style:text-properties style:font-name="Georgia" style:font-name-asian="Georgia" style:font-name-complex="Georgia"/>
    </style:style>
    <style:style style:name="P4026" style:parent-style-name="Normal" style:family="paragraph">
      <style:paragraph-properties fo:margin-top="0.1666in" fo:margin-bottom="0.0833in"/>
    </style:style>
    <style:style style:name="T4027" style:parent-style-name="Fonteparág.padrão" style:family="text">
      <style:text-properties style:font-name="Georgia" style:font-name-asian="Georgia" style:font-name-complex="Georgia"/>
    </style:style>
    <style:style style:name="P4028" style:parent-style-name="Normal" style:family="paragraph">
      <style:paragraph-properties fo:margin-top="0.1666in" fo:margin-bottom="0.0833in"/>
    </style:style>
    <style:style style:name="T4029" style:parent-style-name="Fonteparág.padrão" style:family="text">
      <style:text-properties style:font-name="Georgia" style:font-name-asian="Georgia" style:font-name-complex="Georgia"/>
    </style:style>
    <style:style style:name="P4030" style:parent-style-name="Normal" style:family="paragraph">
      <style:paragraph-properties fo:margin-top="0.1666in" fo:margin-bottom="0.0833in"/>
    </style:style>
    <style:style style:name="T4031" style:parent-style-name="Fonteparág.padrão" style:family="text">
      <style:text-properties style:font-name="Georgia" style:font-name-asian="Georgia" style:font-name-complex="Georgia"/>
    </style:style>
    <style:style style:name="P4032" style:parent-style-name="Normal" style:family="paragraph">
      <style:paragraph-properties fo:margin-top="0.1666in" fo:margin-bottom="0.0833in"/>
    </style:style>
    <style:style style:name="T4033" style:parent-style-name="Fonteparág.padrão" style:family="text">
      <style:text-properties style:font-name="Georgia" style:font-name-asian="Georgia" style:font-name-complex="Georgia"/>
    </style:style>
    <style:style style:name="T4034" style:parent-style-name="Fonteparág.padrão" style:family="text">
      <style:text-properties style:font-name="Georgia" style:font-name-asian="Georgia" style:font-name-complex="Georgia"/>
    </style:style>
    <style:style style:name="P4035" style:parent-style-name="Normal" style:family="paragraph">
      <style:paragraph-properties fo:margin-top="0.1666in" fo:margin-bottom="0.0833in"/>
    </style:style>
    <style:style style:name="T4036" style:parent-style-name="Fonteparág.padrão" style:family="text">
      <style:text-properties style:font-name="Georgia" style:font-name-asian="Georgia" style:font-name-complex="Georgia"/>
    </style:style>
    <style:style style:name="T4037" style:parent-style-name="Fonteparág.padrão" style:family="text">
      <style:text-properties style:font-name="Georgia" style:font-name-asian="Georgia" style:font-name-complex="Georgia"/>
    </style:style>
    <style:style style:name="P4038" style:parent-style-name="Normal" style:family="paragraph">
      <style:paragraph-properties fo:margin-top="0.1666in" fo:margin-bottom="0.0833in"/>
    </style:style>
    <style:style style:name="T4039" style:parent-style-name="Fonteparág.padrão" style:family="text">
      <style:text-properties style:font-name="Georgia" style:font-name-asian="Georgia" style:font-name-complex="Georgia"/>
    </style:style>
    <style:style style:name="T4040" style:parent-style-name="Fonteparág.padrão" style:family="text">
      <style:text-properties style:font-name="Georgia" style:font-name-asian="Georgia" style:font-name-complex="Georgia"/>
    </style:style>
    <style:style style:name="T4041" style:parent-style-name="Fonteparág.padrão" style:family="text">
      <style:text-properties style:font-name="Georgia" style:font-name-asian="Georgia" style:font-name-complex="Georgia"/>
    </style:style>
    <style:style style:name="P4042" style:parent-style-name="Normal" style:family="paragraph">
      <style:paragraph-properties fo:margin-top="0.1666in" fo:margin-bottom="0.0833in"/>
    </style:style>
    <style:style style:name="T4043" style:parent-style-name="Fonteparág.padrão" style:family="text">
      <style:text-properties style:font-name="Georgia" style:font-name-asian="Georgia" style:font-name-complex="Georgia"/>
    </style:style>
    <style:style style:name="T4044" style:parent-style-name="Fonteparág.padrão" style:family="text">
      <style:text-properties style:font-name="Georgia" style:font-name-asian="Georgia" style:font-name-complex="Georgia"/>
    </style:style>
    <style:style style:name="P4045" style:parent-style-name="Normal" style:family="paragraph">
      <style:paragraph-properties fo:margin-top="0.1666in" fo:margin-bottom="0.0833in"/>
    </style:style>
    <style:style style:name="T4046" style:parent-style-name="Fonteparág.padrão" style:family="text">
      <style:text-properties style:font-name="Georgia" style:font-name-asian="Georgia" style:font-name-complex="Georgia"/>
    </style:style>
    <style:style style:name="T4047" style:parent-style-name="Fonteparág.padrão" style:family="text">
      <style:text-properties style:font-name="Georgia" style:font-name-asian="Georgia" style:font-name-complex="Georgia"/>
    </style:style>
    <style:style style:name="T4048" style:parent-style-name="Fonteparág.padrão" style:family="text">
      <style:text-properties style:font-name="Georgia" style:font-name-asian="Georgia" style:font-name-complex="Georgia"/>
    </style:style>
    <style:style style:name="P4049" style:parent-style-name="Normal" style:family="paragraph">
      <style:paragraph-properties fo:margin-top="0.1666in" fo:margin-bottom="0.0833in"/>
    </style:style>
    <style:style style:name="T4050" style:parent-style-name="Fonteparág.padrão" style:family="text">
      <style:text-properties style:font-name="Georgia" style:font-name-asian="Georgia" style:font-name-complex="Georgia"/>
    </style:style>
    <style:style style:name="T4051" style:parent-style-name="Fonteparág.padrão" style:family="text">
      <style:text-properties style:font-name="Georgia" style:font-name-asian="Georgia" style:font-name-complex="Georgia"/>
    </style:style>
    <style:style style:name="T4052" style:parent-style-name="Fonteparág.padrão" style:family="text">
      <style:text-properties style:font-name="Georgia" style:font-name-asian="Georgia" style:font-name-complex="Georgia"/>
    </style:style>
    <style:style style:name="P4053" style:parent-style-name="Normal" style:family="paragraph">
      <style:paragraph-properties fo:margin-top="0.1666in" fo:margin-bottom="0.0833in"/>
    </style:style>
    <style:style style:name="T4054" style:parent-style-name="Fonteparág.padrão" style:family="text">
      <style:text-properties style:font-name="Georgia" style:font-name-asian="Georgia" style:font-name-complex="Georgia"/>
    </style:style>
    <style:style style:name="P4055" style:parent-style-name="Normal" style:family="paragraph">
      <style:paragraph-properties fo:margin-top="0.1666in" fo:margin-bottom="0.0833in"/>
    </style:style>
    <style:style style:name="T4056" style:parent-style-name="Fonteparág.padrão" style:family="text">
      <style:text-properties style:font-name="Georgia" style:font-name-asian="Georgia" style:font-name-complex="Georgia"/>
    </style:style>
    <style:style style:name="P4057" style:parent-style-name="Normal" style:family="paragraph">
      <style:paragraph-properties fo:margin-top="0.1666in" fo:margin-bottom="0.0833in"/>
    </style:style>
    <style:style style:name="T4058" style:parent-style-name="Fonteparág.padrão" style:family="text">
      <style:text-properties style:font-name="Georgia" style:font-name-asian="Georgia" style:font-name-complex="Georgia"/>
    </style:style>
    <style:style style:name="T4059" style:parent-style-name="Fonteparág.padrão" style:family="text">
      <style:text-properties style:font-name="Georgia" style:font-name-asian="Georgia" style:font-name-complex="Georgia"/>
    </style:style>
    <style:style style:name="P4060" style:parent-style-name="Normal" style:family="paragraph">
      <style:paragraph-properties fo:margin-top="0.1666in" fo:margin-bottom="0.0833in"/>
    </style:style>
    <style:style style:name="T4061" style:parent-style-name="Fonteparág.padrão" style:family="text">
      <style:text-properties style:font-name="Georgia" style:font-name-asian="Georgia" style:font-name-complex="Georgia"/>
    </style:style>
    <style:style style:name="T4062" style:parent-style-name="Fonteparág.padrão" style:family="text">
      <style:text-properties style:font-name="Georgia" style:font-name-asian="Georgia" style:font-name-complex="Georgia"/>
    </style:style>
    <style:style style:name="T4063" style:parent-style-name="Fonteparág.padrão" style:family="text">
      <style:text-properties style:font-name="Georgia" style:font-name-asian="Georgia" style:font-name-complex="Georgia"/>
    </style:style>
    <style:style style:name="P4064" style:parent-style-name="Normal" style:family="paragraph">
      <style:paragraph-properties fo:margin-top="0.1666in" fo:margin-bottom="0.0833in"/>
    </style:style>
    <style:style style:name="T4065" style:parent-style-name="Fonteparág.padrão" style:family="text">
      <style:text-properties style:font-name="Georgia" style:font-name-asian="Georgia" style:font-name-complex="Georgia"/>
    </style:style>
    <style:style style:name="P4066" style:parent-style-name="Normal" style:family="paragraph">
      <style:paragraph-properties fo:margin-top="0.1666in" fo:margin-bottom="0.0833in"/>
    </style:style>
    <style:style style:name="T4067" style:parent-style-name="Fonteparág.padrão" style:family="text">
      <style:text-properties style:font-name="Georgia" style:font-name-asian="Georgia" style:font-name-complex="Georgia"/>
    </style:style>
    <style:style style:name="P4068" style:parent-style-name="Normal" style:family="paragraph">
      <style:paragraph-properties fo:margin-top="0.1666in" fo:margin-bottom="0.0833in"/>
    </style:style>
    <style:style style:name="T4069" style:parent-style-name="Fonteparág.padrão" style:family="text">
      <style:text-properties style:font-name="Georgia" style:font-name-asian="Georgia" style:font-name-complex="Georgia"/>
    </style:style>
    <style:style style:name="T4070" style:parent-style-name="Fonteparág.padrão" style:family="text">
      <style:text-properties style:font-name="Georgia" style:font-name-asian="Georgia" style:font-name-complex="Georgia"/>
    </style:style>
    <style:style style:name="P4071" style:parent-style-name="Normal" style:family="paragraph">
      <style:paragraph-properties fo:margin-top="0.1666in" fo:margin-bottom="0.0833in"/>
    </style:style>
    <style:style style:name="T4072" style:parent-style-name="Fonteparág.padrão" style:family="text">
      <style:text-properties style:font-name="Georgia" style:font-name-asian="Georgia" style:font-name-complex="Georgia"/>
    </style:style>
    <style:style style:name="P4073" style:parent-style-name="Normal" style:family="paragraph">
      <style:paragraph-properties fo:margin-top="0.1666in" fo:margin-bottom="0.0833in"/>
    </style:style>
    <style:style style:name="T4074" style:parent-style-name="Fonteparág.padrão" style:family="text">
      <style:text-properties style:font-name="Georgia" style:font-name-asian="Georgia" style:font-name-complex="Georgia"/>
    </style:style>
    <style:style style:name="T4075" style:parent-style-name="Fonteparág.padrão" style:family="text">
      <style:text-properties style:font-name="Georgia" style:font-name-asian="Georgia" style:font-name-complex="Georgia"/>
    </style:style>
    <style:style style:name="P4076" style:parent-style-name="Normal" style:family="paragraph">
      <style:paragraph-properties fo:margin-top="0.1666in" fo:margin-bottom="0.0833in"/>
    </style:style>
    <style:style style:name="T4077" style:parent-style-name="Fonteparág.padrão" style:family="text">
      <style:text-properties style:font-name="Georgia" style:font-name-asian="Georgia" style:font-name-complex="Georgia"/>
    </style:style>
    <style:style style:name="P4078" style:parent-style-name="Normal" style:family="paragraph">
      <style:paragraph-properties fo:margin-top="0.1666in" fo:margin-bottom="0.0833in"/>
    </style:style>
    <style:style style:name="T4079" style:parent-style-name="Fonteparág.padrão" style:family="text">
      <style:text-properties style:font-name="Georgia" style:font-name-asian="Georgia" style:font-name-complex="Georgia"/>
    </style:style>
    <style:style style:name="T4080" style:parent-style-name="Fonteparág.padrão" style:family="text">
      <style:text-properties style:font-name="Georgia" style:font-name-asian="Georgia" style:font-name-complex="Georgia"/>
    </style:style>
    <style:style style:name="T4081" style:parent-style-name="Fonteparág.padrão" style:family="text">
      <style:text-properties style:font-name="Georgia" style:font-name-asian="Georgia" style:font-name-complex="Georgia"/>
    </style:style>
    <style:style style:name="P4082" style:parent-style-name="Normal" style:family="paragraph">
      <style:paragraph-properties fo:margin-top="0.1666in" fo:margin-bottom="0.0833in"/>
    </style:style>
    <style:style style:name="T4083" style:parent-style-name="Fonteparág.padrão" style:family="text">
      <style:text-properties style:font-name="Georgia" style:font-name-asian="Georgia" style:font-name-complex="Georgia"/>
    </style:style>
    <style:style style:name="T4084" style:parent-style-name="Fonteparág.padrão" style:family="text">
      <style:text-properties style:font-name="Georgia" style:font-name-asian="Georgia" style:font-name-complex="Georgia"/>
    </style:style>
    <style:style style:name="P4085" style:parent-style-name="Normal" style:family="paragraph">
      <style:paragraph-properties fo:margin-top="0.1666in" fo:margin-bottom="0.0833in"/>
    </style:style>
    <style:style style:name="T4086" style:parent-style-name="Fonteparág.padrão" style:family="text">
      <style:text-properties style:font-name="Georgia" style:font-name-asian="Georgia" style:font-name-complex="Georgia"/>
    </style:style>
    <style:style style:name="P4087" style:parent-style-name="Normal" style:family="paragraph">
      <style:paragraph-properties fo:margin-top="0.1666in" fo:margin-bottom="0.0833in"/>
    </style:style>
    <style:style style:name="T4088" style:parent-style-name="Fonteparág.padrão" style:family="text">
      <style:text-properties style:font-name="Georgia" style:font-name-asian="Georgia" style:font-name-complex="Georgia"/>
    </style:style>
    <style:style style:name="P4089" style:parent-style-name="Normal" style:family="paragraph">
      <style:paragraph-properties fo:margin-top="0.1666in" fo:margin-bottom="0.0833in"/>
    </style:style>
    <style:style style:name="T4090" style:parent-style-name="Fonteparág.padrão" style:family="text">
      <style:text-properties style:font-name="Georgia" style:font-name-asian="Georgia" style:font-name-complex="Georgia"/>
    </style:style>
    <style:style style:name="P4091" style:parent-style-name="Normal" style:family="paragraph">
      <style:paragraph-properties fo:margin-top="0.1666in" fo:margin-bottom="0.0833in"/>
    </style:style>
    <style:style style:name="T4092" style:parent-style-name="Fonteparág.padrão" style:family="text">
      <style:text-properties style:font-name="Georgia" style:font-name-asian="Georgia" style:font-name-complex="Georgia"/>
    </style:style>
    <style:style style:name="T4093" style:parent-style-name="Fonteparág.padrão" style:family="text">
      <style:text-properties style:font-name="Georgia" style:font-name-asian="Georgia" style:font-name-complex="Georgia"/>
    </style:style>
    <style:style style:name="T4094" style:parent-style-name="Fonteparág.padrão" style:family="text">
      <style:text-properties style:font-name="Georgia" style:font-name-asian="Georgia" style:font-name-complex="Georgia"/>
    </style:style>
    <style:style style:name="P4095" style:parent-style-name="Normal" style:family="paragraph">
      <style:paragraph-properties fo:margin-top="0.1666in" fo:margin-bottom="0.0833in"/>
    </style:style>
    <style:style style:name="T4096" style:parent-style-name="Fonteparág.padrão" style:family="text">
      <style:text-properties style:font-name="Georgia" style:font-name-asian="Georgia" style:font-name-complex="Georgia"/>
    </style:style>
    <style:style style:name="P4097" style:parent-style-name="Normal" style:family="paragraph">
      <style:paragraph-properties fo:margin-top="0.1666in" fo:margin-bottom="0.0833in"/>
    </style:style>
    <style:style style:name="T4098" style:parent-style-name="Fonteparág.padrão" style:family="text">
      <style:text-properties style:font-name="Georgia" style:font-name-asian="Georgia" style:font-name-complex="Georgia"/>
    </style:style>
    <style:style style:name="T4099" style:parent-style-name="Fonteparág.padrão" style:family="text">
      <style:text-properties style:font-name="Georgia" style:font-name-asian="Georgia" style:font-name-complex="Georgia"/>
    </style:style>
    <style:style style:name="P4100" style:parent-style-name="Normal" style:family="paragraph">
      <style:paragraph-properties fo:margin-top="0.1666in" fo:margin-bottom="0.0833in"/>
    </style:style>
    <style:style style:name="T4101" style:parent-style-name="Fonteparág.padrão" style:family="text">
      <style:text-properties style:font-name="Georgia" style:font-name-asian="Georgia" style:font-name-complex="Georgia"/>
    </style:style>
    <style:style style:name="P4102" style:parent-style-name="Normal" style:family="paragraph">
      <style:paragraph-properties fo:margin-top="0.1666in" fo:margin-bottom="0.0833in"/>
    </style:style>
    <style:style style:name="T4103" style:parent-style-name="Fonteparág.padrão" style:family="text">
      <style:text-properties style:font-name="Georgia" style:font-name-asian="Georgia" style:font-name-complex="Georgia"/>
    </style:style>
    <style:style style:name="P4104" style:parent-style-name="Normal" style:family="paragraph">
      <style:paragraph-properties fo:margin-top="0.1666in" fo:margin-bottom="0.0833in"/>
    </style:style>
    <style:style style:name="T4105" style:parent-style-name="Fonteparág.padrão" style:family="text">
      <style:text-properties style:font-name="Georgia" style:font-name-asian="Georgia" style:font-name-complex="Georgia"/>
    </style:style>
    <style:style style:name="T4106" style:parent-style-name="Fonteparág.padrão" style:family="text">
      <style:text-properties style:font-name="Georgia" style:font-name-asian="Georgia" style:font-name-complex="Georgia"/>
    </style:style>
    <style:style style:name="P4107" style:parent-style-name="Normal" style:family="paragraph">
      <style:paragraph-properties fo:margin-top="0.1666in" fo:margin-bottom="0.0833in"/>
    </style:style>
    <style:style style:name="T4108" style:parent-style-name="Fonteparág.padrão" style:family="text">
      <style:text-properties style:font-name="Georgia" style:font-name-asian="Georgia" style:font-name-complex="Georgia"/>
    </style:style>
    <style:style style:name="P4109" style:parent-style-name="Normal" style:family="paragraph">
      <style:paragraph-properties fo:margin-top="0.1666in" fo:margin-bottom="0.0833in"/>
    </style:style>
    <style:style style:name="T4110" style:parent-style-name="Fonteparág.padrão" style:family="text">
      <style:text-properties style:font-name="Georgia" style:font-name-asian="Georgia" style:font-name-complex="Georgia"/>
    </style:style>
    <style:style style:name="T4111" style:parent-style-name="Fonteparág.padrão" style:family="text">
      <style:text-properties style:font-name="Georgia" style:font-name-asian="Georgia" style:font-name-complex="Georgia"/>
    </style:style>
    <style:style style:name="T4112" style:parent-style-name="Fonteparág.padrão" style:family="text">
      <style:text-properties style:font-name="Georgia" style:font-name-asian="Georgia" style:font-name-complex="Georgia"/>
    </style:style>
    <style:style style:name="P4113" style:parent-style-name="Normal" style:family="paragraph">
      <style:paragraph-properties fo:margin-top="0.1666in" fo:margin-bottom="0.0833in"/>
    </style:style>
    <style:style style:name="T4114" style:parent-style-name="Fonteparág.padrão" style:family="text">
      <style:text-properties style:font-name="Georgia" style:font-name-asian="Georgia" style:font-name-complex="Georgia"/>
    </style:style>
    <style:style style:name="T4115" style:parent-style-name="Fonteparág.padrão" style:family="text">
      <style:text-properties style:font-name="Georgia" style:font-name-asian="Georgia" style:font-name-complex="Georgia"/>
    </style:style>
    <style:style style:name="P4116" style:parent-style-name="Normal" style:family="paragraph">
      <style:paragraph-properties fo:margin-top="0.1666in" fo:margin-bottom="0.0833in"/>
    </style:style>
    <style:style style:name="T4117" style:parent-style-name="Fonteparág.padrão" style:family="text">
      <style:text-properties style:font-name="Georgia" style:font-name-asian="Georgia" style:font-name-complex="Georgia"/>
    </style:style>
    <style:style style:name="T4118" style:parent-style-name="Fonteparág.padrão" style:family="text">
      <style:text-properties style:font-name="Georgia" style:font-name-asian="Georgia" style:font-name-complex="Georgia"/>
    </style:style>
    <style:style style:name="T4119" style:parent-style-name="Fonteparág.padrão" style:family="text">
      <style:text-properties style:font-name="Georgia" style:font-name-asian="Georgia" style:font-name-complex="Georgia"/>
    </style:style>
    <style:style style:name="P4120" style:parent-style-name="Normal" style:family="paragraph">
      <style:paragraph-properties fo:margin-top="0.1666in" fo:margin-bottom="0.0833in"/>
    </style:style>
    <style:style style:name="T4121" style:parent-style-name="Fonteparág.padrão" style:family="text">
      <style:text-properties style:font-name="Georgia" style:font-name-asian="Georgia" style:font-name-complex="Georgia"/>
    </style:style>
    <style:style style:name="T4122" style:parent-style-name="Fonteparág.padrão" style:family="text">
      <style:text-properties style:font-name="Georgia" style:font-name-asian="Georgia" style:font-name-complex="Georgia"/>
    </style:style>
    <style:style style:name="P4123" style:parent-style-name="Normal" style:family="paragraph">
      <style:paragraph-properties fo:margin-top="0.1666in" fo:margin-bottom="0.0833in"/>
    </style:style>
    <style:style style:name="T4124" style:parent-style-name="Fonteparág.padrão" style:family="text">
      <style:text-properties style:font-name="Georgia" style:font-name-asian="Georgia" style:font-name-complex="Georgia"/>
    </style:style>
    <style:style style:name="T4125" style:parent-style-name="Fonteparág.padrão" style:family="text">
      <style:text-properties style:font-name="Georgia" style:font-name-asian="Georgia" style:font-name-complex="Georgia"/>
    </style:style>
    <style:style style:name="T4126" style:parent-style-name="Fonteparág.padrão" style:family="text">
      <style:text-properties style:font-name="Georgia" style:font-name-asian="Georgia" style:font-name-complex="Georgia"/>
    </style:style>
    <style:style style:name="P4127" style:parent-style-name="Normal" style:family="paragraph">
      <style:paragraph-properties fo:margin-top="0.1666in" fo:margin-bottom="0.0833in"/>
    </style:style>
    <style:style style:name="T4128" style:parent-style-name="Fonteparág.padrão" style:family="text">
      <style:text-properties style:font-name="Georgia" style:font-name-asian="Georgia" style:font-name-complex="Georgia"/>
    </style:style>
    <style:style style:name="P4129" style:parent-style-name="Normal" style:family="paragraph">
      <style:paragraph-properties fo:margin-top="0.1666in" fo:margin-bottom="0.0833in"/>
    </style:style>
    <style:style style:name="T4130" style:parent-style-name="Fonteparág.padrão" style:family="text">
      <style:text-properties style:font-name="Georgia" style:font-name-asian="Georgia" style:font-name-complex="Georgia"/>
    </style:style>
    <style:style style:name="T4131" style:parent-style-name="Fonteparág.padrão" style:family="text">
      <style:text-properties style:font-name="Georgia" style:font-name-asian="Georgia" style:font-name-complex="Georgia"/>
    </style:style>
    <style:style style:name="T4132" style:parent-style-name="Fonteparág.padrão" style:family="text">
      <style:text-properties style:font-name="Georgia" style:font-name-asian="Georgia" style:font-name-complex="Georgia"/>
    </style:style>
    <style:style style:name="P4133" style:parent-style-name="Normal" style:family="paragraph">
      <style:paragraph-properties fo:margin-top="0.1666in" fo:margin-bottom="0.0833in"/>
    </style:style>
    <style:style style:name="T4134" style:parent-style-name="Fonteparág.padrão" style:family="text">
      <style:text-properties style:font-name="Georgia" style:font-name-asian="Georgia" style:font-name-complex="Georgia"/>
    </style:style>
    <style:style style:name="P4135" style:parent-style-name="Normal" style:family="paragraph">
      <style:paragraph-properties fo:margin-top="0.1666in" fo:margin-bottom="0.0833in"/>
    </style:style>
    <style:style style:name="T4136" style:parent-style-name="Fonteparág.padrão" style:family="text">
      <style:text-properties style:font-name="Georgia" style:font-name-asian="Georgia" style:font-name-complex="Georgia"/>
    </style:style>
    <style:style style:name="T4137" style:parent-style-name="Fonteparág.padrão" style:family="text">
      <style:text-properties style:font-name="Georgia" style:font-name-asian="Georgia" style:font-name-complex="Georgia"/>
    </style:style>
    <style:style style:name="P4138" style:parent-style-name="Normal" style:family="paragraph">
      <style:paragraph-properties fo:margin-top="0.1666in" fo:margin-bottom="0.0833in"/>
    </style:style>
    <style:style style:name="T4139" style:parent-style-name="Fonteparág.padrão" style:family="text">
      <style:text-properties style:font-name="Georgia" style:font-name-asian="Georgia" style:font-name-complex="Georgia"/>
    </style:style>
    <style:style style:name="T4140" style:parent-style-name="Fonteparág.padrão" style:family="text">
      <style:text-properties style:font-name="Georgia" style:font-name-asian="Georgia" style:font-name-complex="Georgia"/>
    </style:style>
    <style:style style:name="P4141" style:parent-style-name="Normal" style:family="paragraph">
      <style:paragraph-properties fo:margin-top="0.1666in" fo:margin-bottom="0.0833in"/>
    </style:style>
    <style:style style:name="T4142" style:parent-style-name="Fonteparág.padrão" style:family="text">
      <style:text-properties style:font-name="Georgia" style:font-name-asian="Georgia" style:font-name-complex="Georgia"/>
    </style:style>
    <style:style style:name="T4143" style:parent-style-name="Fonteparág.padrão" style:family="text">
      <style:text-properties style:font-name="Georgia" style:font-name-asian="Georgia" style:font-name-complex="Georgia"/>
    </style:style>
    <style:style style:name="P4144" style:parent-style-name="Normal" style:family="paragraph">
      <style:paragraph-properties fo:margin-top="0.1666in" fo:margin-bottom="0.0833in"/>
    </style:style>
    <style:style style:name="T4145" style:parent-style-name="Fonteparág.padrão" style:family="text">
      <style:text-properties style:font-name="Georgia" style:font-name-asian="Georgia" style:font-name-complex="Georgia"/>
    </style:style>
    <style:style style:name="P4146" style:parent-style-name="Normal" style:family="paragraph">
      <style:paragraph-properties fo:margin-top="0.1666in" fo:margin-bottom="0.0833in"/>
    </style:style>
    <style:style style:name="T4147" style:parent-style-name="Fonteparág.padrão" style:family="text">
      <style:text-properties style:font-name="Georgia" style:font-name-asian="Georgia" style:font-name-complex="Georgia"/>
    </style:style>
    <style:style style:name="P4148" style:parent-style-name="Título2" style:family="paragraph">
      <style:paragraph-properties fo:margin-top="0.1666in" fo:margin-bottom="0.0833in"/>
    </style:style>
    <style:style style:name="T4149" style:parent-style-name="Fonteparág.padrão" style:family="text">
      <style:text-properties style:font-name="Aptos" style:font-name-asian="Aptos" style:font-name-complex="Aptos" fo:font-size="12pt" style:font-size-asian="12pt" style:font-size-complex="12pt"/>
    </style:style>
    <style:style style:name="P4150" style:parent-style-name="Normal" style:family="paragraph">
      <style:paragraph-properties fo:margin-top="0.0833in" fo:margin-bottom="0.0833in"/>
    </style:style>
    <style:style style:name="T4151" style:parent-style-name="Fonteparág.padrão" style:family="text">
      <style:text-properties style:font-name="Georgia" style:font-name-asian="Georgia" style:font-name-complex="Georgia"/>
    </style:style>
    <style:style style:name="P4152" style:parent-style-name="Normal" style:family="paragraph">
      <style:paragraph-properties fo:margin-top="0.1666in" fo:margin-bottom="0.0833in"/>
    </style:style>
    <style:style style:name="T4153" style:parent-style-name="Fonteparág.padrão" style:family="text">
      <style:text-properties style:font-name="Georgia" style:font-name-asian="Georgia" style:font-name-complex="Georgia"/>
    </style:style>
    <style:style style:name="P4154" style:parent-style-name="Normal" style:family="paragraph">
      <style:paragraph-properties fo:margin-top="0.1666in" fo:margin-bottom="0.0833in"/>
    </style:style>
    <style:style style:name="T4155" style:parent-style-name="Fonteparág.padrão" style:family="text">
      <style:text-properties style:font-name="Georgia" style:font-name-asian="Georgia" style:font-name-complex="Georgia"/>
    </style:style>
    <style:style style:name="P4156" style:parent-style-name="Normal" style:family="paragraph">
      <style:paragraph-properties fo:margin-top="0.1666in" fo:margin-bottom="0.0833in"/>
    </style:style>
    <style:style style:name="T4157" style:parent-style-name="Fonteparág.padrão" style:family="text">
      <style:text-properties style:font-name="Georgia" style:font-name-asian="Georgia" style:font-name-complex="Georgia"/>
    </style:style>
    <style:style style:name="P4158" style:parent-style-name="Normal" style:family="paragraph">
      <style:paragraph-properties fo:margin-top="0.1666in" fo:margin-bottom="0.0833in"/>
    </style:style>
    <style:style style:name="T4159" style:parent-style-name="Fonteparág.padrão" style:family="text">
      <style:text-properties style:font-name="Georgia" style:font-name-asian="Georgia" style:font-name-complex="Georgia"/>
    </style:style>
    <style:style style:name="P4160" style:parent-style-name="Normal" style:family="paragraph">
      <style:paragraph-properties fo:margin-top="0.1666in" fo:margin-bottom="0.0833in"/>
    </style:style>
    <style:style style:name="T4161" style:parent-style-name="Fonteparág.padrão" style:family="text">
      <style:text-properties style:font-name="Georgia" style:font-name-asian="Georgia" style:font-name-complex="Georgia"/>
    </style:style>
    <style:style style:name="P4162" style:parent-style-name="Normal" style:family="paragraph">
      <style:paragraph-properties fo:margin-top="0.1666in" fo:margin-bottom="0.0833in"/>
    </style:style>
    <style:style style:name="T4163" style:parent-style-name="Fonteparág.padrão" style:family="text">
      <style:text-properties style:font-name="Georgia" style:font-name-asian="Georgia" style:font-name-complex="Georgia"/>
    </style:style>
    <style:style style:name="P4164" style:parent-style-name="Normal" style:family="paragraph">
      <style:paragraph-properties fo:margin-top="0.1666in" fo:margin-bottom="0.0833in"/>
    </style:style>
    <style:style style:name="T4165" style:parent-style-name="Fonteparág.padrão" style:family="text">
      <style:text-properties style:font-name="Georgia" style:font-name-asian="Georgia" style:font-name-complex="Georgia"/>
    </style:style>
    <style:style style:name="P4166" style:parent-style-name="Normal" style:family="paragraph">
      <style:paragraph-properties fo:margin-top="0.1666in" fo:margin-bottom="0.0833in"/>
    </style:style>
    <style:style style:name="T4167" style:parent-style-name="Fonteparág.padrão" style:family="text">
      <style:text-properties style:font-name="Georgia" style:font-name-asian="Georgia" style:font-name-complex="Georgia"/>
    </style:style>
    <style:style style:name="T4168" style:parent-style-name="Fonteparág.padrão" style:family="text">
      <style:text-properties style:font-name="Georgia" style:font-name-asian="Georgia" style:font-name-complex="Georgia"/>
    </style:style>
    <style:style style:name="P4169" style:parent-style-name="Normal" style:family="paragraph">
      <style:paragraph-properties fo:margin-top="0.1666in" fo:margin-bottom="0.0833in"/>
    </style:style>
    <style:style style:name="T4170" style:parent-style-name="Fonteparág.padrão" style:family="text">
      <style:text-properties style:font-name="Georgia" style:font-name-asian="Georgia" style:font-name-complex="Georgia"/>
    </style:style>
    <style:style style:name="P4171" style:parent-style-name="Normal" style:family="paragraph">
      <style:paragraph-properties fo:margin-top="0.1666in" fo:margin-bottom="0.0833in"/>
    </style:style>
    <style:style style:name="T4172" style:parent-style-name="Fonteparág.padrão" style:family="text">
      <style:text-properties style:font-name="Georgia" style:font-name-asian="Georgia" style:font-name-complex="Georgia"/>
    </style:style>
    <style:style style:name="P4173" style:parent-style-name="Normal" style:family="paragraph">
      <style:paragraph-properties fo:margin-top="0.1666in" fo:margin-bottom="0.0833in"/>
    </style:style>
    <style:style style:name="T4174" style:parent-style-name="Fonteparág.padrão" style:family="text">
      <style:text-properties style:font-name="Georgia" style:font-name-asian="Georgia" style:font-name-complex="Georgia"/>
    </style:style>
    <style:style style:name="P4175" style:parent-style-name="Normal" style:family="paragraph">
      <style:paragraph-properties fo:margin-top="0.1666in" fo:margin-bottom="0.0833in"/>
    </style:style>
    <style:style style:name="T4176" style:parent-style-name="Fonteparág.padrão" style:family="text">
      <style:text-properties style:font-name="Georgia" style:font-name-asian="Georgia" style:font-name-complex="Georgia"/>
    </style:style>
    <style:style style:name="T4177" style:parent-style-name="Fonteparág.padrão" style:family="text">
      <style:text-properties style:font-name="Georgia" style:font-name-asian="Georgia" style:font-name-complex="Georgia"/>
    </style:style>
    <style:style style:name="T4178" style:parent-style-name="Fonteparág.padrão" style:family="text">
      <style:text-properties style:font-name="Georgia" style:font-name-asian="Georgia" style:font-name-complex="Georgia"/>
    </style:style>
    <style:style style:name="P4179" style:parent-style-name="Normal" style:family="paragraph">
      <style:paragraph-properties fo:margin-top="0.1666in" fo:margin-bottom="0.0833in"/>
    </style:style>
    <style:style style:name="T4180" style:parent-style-name="Fonteparág.padrão" style:family="text">
      <style:text-properties style:font-name="Georgia" style:font-name-asian="Georgia" style:font-name-complex="Georgia"/>
    </style:style>
    <style:style style:name="P4181" style:parent-style-name="Normal" style:family="paragraph">
      <style:paragraph-properties fo:margin-top="0.1666in" fo:margin-bottom="0.0833in"/>
    </style:style>
    <style:style style:name="T4182" style:parent-style-name="Fonteparág.padrão" style:family="text">
      <style:text-properties style:font-name="Georgia" style:font-name-asian="Georgia" style:font-name-complex="Georgia"/>
    </style:style>
    <style:style style:name="P4183" style:parent-style-name="Normal" style:family="paragraph">
      <style:paragraph-properties fo:margin-top="0.1666in" fo:margin-bottom="0.0833in"/>
    </style:style>
    <style:style style:name="T4184" style:parent-style-name="Fonteparág.padrão" style:family="text">
      <style:text-properties style:font-name="Georgia" style:font-name-asian="Georgia" style:font-name-complex="Georgia"/>
    </style:style>
    <style:style style:name="P4185" style:parent-style-name="Normal" style:family="paragraph">
      <style:paragraph-properties fo:margin-top="0.1666in" fo:margin-bottom="0.0833in"/>
    </style:style>
    <style:style style:name="T4186" style:parent-style-name="Fonteparág.padrão" style:family="text">
      <style:text-properties style:font-name="Georgia" style:font-name-asian="Georgia" style:font-name-complex="Georgia"/>
    </style:style>
    <style:style style:name="P4187" style:parent-style-name="Normal" style:family="paragraph">
      <style:paragraph-properties fo:margin-top="0.1666in" fo:margin-bottom="0.0833in"/>
    </style:style>
    <style:style style:name="T4188" style:parent-style-name="Fonteparág.padrão" style:family="text">
      <style:text-properties style:font-name="Georgia" style:font-name-asian="Georgia" style:font-name-complex="Georgia"/>
    </style:style>
    <style:style style:name="P4189" style:parent-style-name="Normal" style:family="paragraph">
      <style:paragraph-properties fo:margin-top="0.1666in" fo:margin-bottom="0.0833in"/>
    </style:style>
    <style:style style:name="T4190" style:parent-style-name="Fonteparág.padrão" style:family="text">
      <style:text-properties style:font-name="Georgia" style:font-name-asian="Georgia" style:font-name-complex="Georgia"/>
    </style:style>
    <style:style style:name="T4191" style:parent-style-name="Fonteparág.padrão" style:family="text">
      <style:text-properties style:font-name="Georgia" style:font-name-asian="Georgia" style:font-name-complex="Georgia"/>
    </style:style>
    <style:style style:name="P4192" style:parent-style-name="Normal" style:family="paragraph">
      <style:paragraph-properties fo:margin-top="0.1666in" fo:margin-bottom="0.0833in"/>
    </style:style>
    <style:style style:name="T4193" style:parent-style-name="Fonteparág.padrão" style:family="text">
      <style:text-properties style:font-name="Georgia" style:font-name-asian="Georgia" style:font-name-complex="Georgia"/>
    </style:style>
    <style:style style:name="P4194" style:parent-style-name="Normal" style:family="paragraph">
      <style:paragraph-properties fo:margin-top="0.1666in" fo:margin-bottom="0.0833in"/>
    </style:style>
    <style:style style:name="T4195" style:parent-style-name="Fonteparág.padrão" style:family="text">
      <style:text-properties style:font-name="Georgia" style:font-name-asian="Georgia" style:font-name-complex="Georgia"/>
    </style:style>
    <style:style style:name="T4196" style:parent-style-name="Fonteparág.padrão" style:family="text">
      <style:text-properties style:font-name="Georgia" style:font-name-asian="Georgia" style:font-name-complex="Georgia"/>
    </style:style>
    <style:style style:name="T4197" style:parent-style-name="Fonteparág.padrão" style:family="text">
      <style:text-properties style:font-name="Georgia" style:font-name-asian="Georgia" style:font-name-complex="Georgia"/>
    </style:style>
    <style:style style:name="P4198" style:parent-style-name="Normal" style:family="paragraph">
      <style:paragraph-properties fo:margin-top="0.1666in" fo:margin-bottom="0.0833in"/>
    </style:style>
    <style:style style:name="T4199" style:parent-style-name="Fonteparág.padrão" style:family="text">
      <style:text-properties style:font-name="Georgia" style:font-name-asian="Georgia" style:font-name-complex="Georgia"/>
    </style:style>
    <style:style style:name="T4200" style:parent-style-name="Fonteparág.padrão" style:family="text">
      <style:text-properties style:font-name="Georgia" style:font-name-asian="Georgia" style:font-name-complex="Georgia"/>
    </style:style>
    <style:style style:name="P4201" style:parent-style-name="Normal" style:family="paragraph">
      <style:paragraph-properties fo:margin-top="0.1666in" fo:margin-bottom="0.0833in"/>
    </style:style>
    <style:style style:name="T4202" style:parent-style-name="Fonteparág.padrão" style:family="text">
      <style:text-properties style:font-name="Georgia" style:font-name-asian="Georgia" style:font-name-complex="Georgia"/>
    </style:style>
    <style:style style:name="T4203" style:parent-style-name="Fonteparág.padrão" style:family="text">
      <style:text-properties style:font-name="Georgia" style:font-name-asian="Georgia" style:font-name-complex="Georgia"/>
    </style:style>
    <style:style style:name="P4204" style:parent-style-name="Normal" style:family="paragraph">
      <style:paragraph-properties fo:margin-top="0.1666in" fo:margin-bottom="0.0833in"/>
    </style:style>
    <style:style style:name="T4205" style:parent-style-name="Fonteparág.padrão" style:family="text">
      <style:text-properties style:font-name="Georgia" style:font-name-asian="Georgia" style:font-name-complex="Georgia"/>
    </style:style>
    <style:style style:name="P4206" style:parent-style-name="Normal" style:family="paragraph">
      <style:paragraph-properties fo:margin-top="0.1666in" fo:margin-bottom="0.0833in"/>
    </style:style>
    <style:style style:name="T4207" style:parent-style-name="Fonteparág.padrão" style:family="text">
      <style:text-properties style:font-name="Georgia" style:font-name-asian="Georgia" style:font-name-complex="Georgia"/>
    </style:style>
    <style:style style:name="P4208" style:parent-style-name="Normal" style:family="paragraph">
      <style:paragraph-properties fo:margin-top="0.1666in" fo:margin-bottom="0.0833in"/>
    </style:style>
    <style:style style:name="T4209" style:parent-style-name="Fonteparág.padrão" style:family="text">
      <style:text-properties style:font-name="Georgia" style:font-name-asian="Georgia" style:font-name-complex="Georgia"/>
    </style:style>
    <style:style style:name="P4210" style:parent-style-name="Normal" style:family="paragraph">
      <style:paragraph-properties fo:margin-top="0.1666in" fo:margin-bottom="0.0833in"/>
    </style:style>
    <style:style style:name="T4211" style:parent-style-name="Fonteparág.padrão" style:family="text">
      <style:text-properties style:font-name="Georgia" style:font-name-asian="Georgia" style:font-name-complex="Georgia"/>
    </style:style>
    <style:style style:name="T4212" style:parent-style-name="Fonteparág.padrão" style:family="text">
      <style:text-properties style:font-name="Georgia" style:font-name-asian="Georgia" style:font-name-complex="Georgia"/>
    </style:style>
    <style:style style:name="P4213" style:parent-style-name="Normal" style:family="paragraph">
      <style:paragraph-properties fo:margin-top="0.1666in" fo:margin-bottom="0.0833in"/>
    </style:style>
    <style:style style:name="T4214" style:parent-style-name="Fonteparág.padrão" style:family="text">
      <style:text-properties style:font-name="Georgia" style:font-name-asian="Georgia" style:font-name-complex="Georgia"/>
    </style:style>
    <style:style style:name="P4215" style:parent-style-name="Normal" style:family="paragraph">
      <style:paragraph-properties fo:margin-top="0.1666in" fo:margin-bottom="0.0833in"/>
    </style:style>
    <style:style style:name="T4216" style:parent-style-name="Fonteparág.padrão" style:family="text">
      <style:text-properties style:font-name="Georgia" style:font-name-asian="Georgia" style:font-name-complex="Georgia" fo:font-style="italic" style:font-style-asian="italic" style:font-style-complex="italic"/>
    </style:style>
    <style:style style:name="P4217" style:parent-style-name="Normal" style:family="paragraph">
      <style:paragraph-properties fo:margin-top="0.1666in" fo:margin-bottom="0.0833in"/>
    </style:style>
    <style:style style:name="T4218" style:parent-style-name="Fonteparág.padrão" style:family="text">
      <style:text-properties style:font-name="Georgia" style:font-name-asian="Georgia" style:font-name-complex="Georgia"/>
    </style:style>
    <style:style style:name="T4219" style:parent-style-name="Fonteparág.padrão" style:family="text">
      <style:text-properties style:font-name="Georgia" style:font-name-asian="Georgia" style:font-name-complex="Georgia"/>
    </style:style>
    <style:style style:name="P4220" style:parent-style-name="Normal" style:family="paragraph">
      <style:paragraph-properties fo:margin-top="0.1666in" fo:margin-bottom="0.0833in"/>
    </style:style>
    <style:style style:name="T4221" style:parent-style-name="Fonteparág.padrão" style:family="text">
      <style:text-properties style:font-name="Georgia" style:font-name-asian="Georgia" style:font-name-complex="Georgia"/>
    </style:style>
    <style:style style:name="T4222" style:parent-style-name="Fonteparág.padrão" style:family="text">
      <style:text-properties style:font-name="Georgia" style:font-name-asian="Georgia" style:font-name-complex="Georgia"/>
    </style:style>
    <style:style style:name="P4223" style:parent-style-name="Normal" style:family="paragraph">
      <style:paragraph-properties fo:margin-top="0.1666in" fo:margin-bottom="0.0833in"/>
    </style:style>
    <style:style style:name="T4224" style:parent-style-name="Fonteparág.padrão" style:family="text">
      <style:text-properties style:font-name="Georgia" style:font-name-asian="Georgia" style:font-name-complex="Georgia"/>
    </style:style>
    <style:style style:name="P4225" style:parent-style-name="Normal" style:family="paragraph">
      <style:paragraph-properties fo:margin-top="0.1666in" fo:margin-bottom="0.0833in"/>
    </style:style>
    <style:style style:name="T4226" style:parent-style-name="Fonteparág.padrão" style:family="text">
      <style:text-properties style:font-name="Georgia" style:font-name-asian="Georgia" style:font-name-complex="Georgia"/>
    </style:style>
    <style:style style:name="P4227" style:parent-style-name="Normal" style:family="paragraph">
      <style:paragraph-properties fo:margin-top="0.1666in" fo:margin-bottom="0.0833in"/>
    </style:style>
    <style:style style:name="T4228" style:parent-style-name="Fonteparág.padrão" style:family="text">
      <style:text-properties style:font-name="Georgia" style:font-name-asian="Georgia" style:font-name-complex="Georgia"/>
    </style:style>
    <style:style style:name="T4229" style:parent-style-name="Fonteparág.padrão" style:family="text">
      <style:text-properties style:font-name="Georgia" style:font-name-asian="Georgia" style:font-name-complex="Georgia"/>
    </style:style>
    <style:style style:name="P4230" style:parent-style-name="Normal" style:family="paragraph">
      <style:paragraph-properties fo:margin-top="0.1666in" fo:margin-bottom="0.0833in"/>
    </style:style>
    <style:style style:name="T4231" style:parent-style-name="Fonteparág.padrão" style:family="text">
      <style:text-properties style:font-name="Georgia" style:font-name-asian="Georgia" style:font-name-complex="Georgia" fo:font-style="italic" style:font-style-asian="italic" style:font-style-complex="italic"/>
    </style:style>
    <style:style style:name="P4232" style:parent-style-name="Normal" style:family="paragraph">
      <style:paragraph-properties fo:margin-top="0.1666in" fo:margin-bottom="0.0833in"/>
    </style:style>
    <style:style style:name="T4233" style:parent-style-name="Fonteparág.padrão" style:family="text">
      <style:text-properties style:font-name="Georgia" style:font-name-asian="Georgia" style:font-name-complex="Georgia"/>
    </style:style>
    <style:style style:name="P4234" style:parent-style-name="Normal" style:family="paragraph">
      <style:paragraph-properties fo:margin-top="0.1666in" fo:margin-bottom="0.0833in"/>
    </style:style>
    <style:style style:name="T4235" style:parent-style-name="Fonteparág.padrão" style:family="text">
      <style:text-properties style:font-name="Georgia" style:font-name-asian="Georgia" style:font-name-complex="Georgia" fo:font-style="italic" style:font-style-asian="italic" style:font-style-complex="italic"/>
    </style:style>
    <style:style style:name="P4236" style:parent-style-name="Normal" style:family="paragraph">
      <style:paragraph-properties fo:margin-top="0.1666in" fo:margin-bottom="0.0833in"/>
    </style:style>
    <style:style style:name="T4237" style:parent-style-name="Fonteparág.padrão" style:family="text">
      <style:text-properties style:font-name="Georgia" style:font-name-asian="Georgia" style:font-name-complex="Georgia"/>
    </style:style>
    <style:style style:name="P4238" style:parent-style-name="Normal" style:family="paragraph">
      <style:paragraph-properties fo:margin-top="0.1666in" fo:margin-bottom="0.0833in"/>
    </style:style>
    <style:style style:name="T4239" style:parent-style-name="Fonteparág.padrão" style:family="text">
      <style:text-properties style:font-name="Georgia" style:font-name-asian="Georgia" style:font-name-complex="Georgia"/>
    </style:style>
    <style:style style:name="P4240" style:parent-style-name="Normal" style:family="paragraph">
      <style:paragraph-properties fo:margin-top="0.1666in" fo:margin-bottom="0.0833in"/>
    </style:style>
    <style:style style:name="T4241" style:parent-style-name="Fonteparág.padrão" style:family="text">
      <style:text-properties style:font-name="Georgia" style:font-name-asian="Georgia" style:font-name-complex="Georgia"/>
    </style:style>
    <style:style style:name="P4242" style:parent-style-name="Normal" style:family="paragraph">
      <style:paragraph-properties fo:margin-top="0.1666in" fo:margin-bottom="0.0833in"/>
    </style:style>
    <style:style style:name="T4243" style:parent-style-name="Fonteparág.padrão" style:family="text">
      <style:text-properties style:font-name="Georgia" style:font-name-asian="Georgia" style:font-name-complex="Georgia"/>
    </style:style>
    <style:style style:name="P4244" style:parent-style-name="Normal" style:family="paragraph">
      <style:paragraph-properties fo:margin-top="0.1666in" fo:margin-bottom="0.0833in"/>
    </style:style>
    <style:style style:name="T4245" style:parent-style-name="Fonteparág.padrão" style:family="text">
      <style:text-properties style:font-name="Georgia" style:font-name-asian="Georgia" style:font-name-complex="Georgia"/>
    </style:style>
    <style:style style:name="P4246" style:parent-style-name="Normal" style:family="paragraph">
      <style:paragraph-properties fo:margin-top="0.1666in" fo:margin-bottom="0.0833in"/>
    </style:style>
    <style:style style:name="T4247" style:parent-style-name="Fonteparág.padrão" style:family="text">
      <style:text-properties style:font-name="Georgia" style:font-name-asian="Georgia" style:font-name-complex="Georgia"/>
    </style:style>
    <style:style style:name="P4248" style:parent-style-name="Normal" style:family="paragraph">
      <style:paragraph-properties fo:margin-top="0.1666in" fo:margin-bottom="0.0833in"/>
    </style:style>
    <style:style style:name="T4249" style:parent-style-name="Fonteparág.padrão" style:family="text">
      <style:text-properties style:font-name="Georgia" style:font-name-asian="Georgia" style:font-name-complex="Georgia" fo:font-style="italic" style:font-style-asian="italic" style:font-style-complex="italic"/>
    </style:style>
    <style:style style:name="P4250" style:parent-style-name="Normal" style:family="paragraph">
      <style:paragraph-properties fo:margin-top="0.1666in" fo:margin-bottom="0.0833in"/>
    </style:style>
    <style:style style:name="T4251" style:parent-style-name="Fonteparág.padrão" style:family="text">
      <style:text-properties style:font-name="Georgia" style:font-name-asian="Georgia" style:font-name-complex="Georgia"/>
    </style:style>
    <style:style style:name="P4252" style:parent-style-name="Normal" style:family="paragraph">
      <style:paragraph-properties fo:margin-top="0.1666in" fo:margin-bottom="0.0833in"/>
    </style:style>
    <style:style style:name="T4253" style:parent-style-name="Fonteparág.padrão" style:family="text">
      <style:text-properties style:font-name="Georgia" style:font-name-asian="Georgia" style:font-name-complex="Georgia"/>
    </style:style>
    <style:style style:name="P4254" style:parent-style-name="Normal" style:family="paragraph">
      <style:paragraph-properties fo:margin-top="0.1666in" fo:margin-bottom="0.0833in"/>
    </style:style>
    <style:style style:name="T4255" style:parent-style-name="Fonteparág.padrão" style:family="text">
      <style:text-properties style:font-name="Georgia" style:font-name-asian="Georgia" style:font-name-complex="Georgia"/>
    </style:style>
    <style:style style:name="P4256" style:parent-style-name="Normal" style:family="paragraph">
      <style:paragraph-properties fo:margin-top="0.1666in" fo:margin-bottom="0.0833in"/>
    </style:style>
    <style:style style:name="T4257" style:parent-style-name="Fonteparág.padrão" style:family="text">
      <style:text-properties style:font-name="Georgia" style:font-name-asian="Georgia" style:font-name-complex="Georgia"/>
    </style:style>
    <style:style style:name="T4258" style:parent-style-name="Fonteparág.padrão" style:family="text">
      <style:text-properties style:font-name="Georgia" style:font-name-asian="Georgia" style:font-name-complex="Georgia"/>
    </style:style>
    <style:style style:name="P4259" style:parent-style-name="Normal" style:family="paragraph">
      <style:paragraph-properties fo:margin-top="0.1666in" fo:margin-bottom="0.0833in"/>
    </style:style>
    <style:style style:name="T4260" style:parent-style-name="Fonteparág.padrão" style:family="text">
      <style:text-properties style:font-name="Georgia" style:font-name-asian="Georgia" style:font-name-complex="Georgia"/>
    </style:style>
    <style:style style:name="T4261" style:parent-style-name="Fonteparág.padrão" style:family="text">
      <style:text-properties style:font-name="Georgia" style:font-name-asian="Georgia" style:font-name-complex="Georgia"/>
    </style:style>
    <style:style style:name="T4262" style:parent-style-name="Fonteparág.padrão" style:family="text">
      <style:text-properties style:font-name="Georgia" style:font-name-asian="Georgia" style:font-name-complex="Georgia"/>
    </style:style>
    <style:style style:name="P4263" style:parent-style-name="Normal" style:family="paragraph">
      <style:paragraph-properties fo:margin-top="0.1666in" fo:margin-bottom="0.0833in"/>
    </style:style>
    <style:style style:name="T4264" style:parent-style-name="Fonteparág.padrão" style:family="text">
      <style:text-properties style:font-name="Georgia" style:font-name-asian="Georgia" style:font-name-complex="Georgia"/>
    </style:style>
    <style:style style:name="P4265" style:parent-style-name="Normal" style:family="paragraph">
      <style:paragraph-properties fo:margin-top="0.1666in" fo:margin-bottom="0.0833in"/>
    </style:style>
    <style:style style:name="T4266" style:parent-style-name="Fonteparág.padrão" style:family="text">
      <style:text-properties style:font-name="Georgia" style:font-name-asian="Georgia" style:font-name-complex="Georgia"/>
    </style:style>
    <style:style style:name="T4267" style:parent-style-name="Fonteparág.padrão" style:family="text">
      <style:text-properties style:font-name="Georgia" style:font-name-asian="Georgia" style:font-name-complex="Georgia"/>
    </style:style>
    <style:style style:name="P4268" style:parent-style-name="Normal" style:family="paragraph">
      <style:paragraph-properties fo:margin-top="0.1666in" fo:margin-bottom="0.0833in"/>
    </style:style>
    <style:style style:name="T4269" style:parent-style-name="Fonteparág.padrão" style:family="text">
      <style:text-properties style:font-name="Georgia" style:font-name-asian="Georgia" style:font-name-complex="Georgia"/>
    </style:style>
    <style:style style:name="P4270" style:parent-style-name="Normal" style:family="paragraph">
      <style:paragraph-properties fo:margin-top="0.1666in" fo:margin-bottom="0.0833in"/>
    </style:style>
    <style:style style:name="T4271" style:parent-style-name="Fonteparág.padrão" style:family="text">
      <style:text-properties style:font-name="Georgia" style:font-name-asian="Georgia" style:font-name-complex="Georgia"/>
    </style:style>
    <style:style style:name="P4272" style:parent-style-name="Normal" style:family="paragraph">
      <style:paragraph-properties fo:margin-top="0.1666in" fo:margin-bottom="0.0833in"/>
    </style:style>
    <style:style style:name="T4273" style:parent-style-name="Fonteparág.padrão" style:family="text">
      <style:text-properties style:font-name="Georgia" style:font-name-asian="Georgia" style:font-name-complex="Georgia"/>
    </style:style>
    <style:style style:name="P4274" style:parent-style-name="Normal" style:family="paragraph">
      <style:paragraph-properties fo:margin-top="0.1666in" fo:margin-bottom="0.0833in"/>
    </style:style>
    <style:style style:name="T4275" style:parent-style-name="Fonteparág.padrão" style:family="text">
      <style:text-properties style:font-name="Georgia" style:font-name-asian="Georgia" style:font-name-complex="Georgia"/>
    </style:style>
    <style:style style:name="P4276" style:parent-style-name="Normal" style:family="paragraph">
      <style:paragraph-properties fo:margin-top="0.1666in" fo:margin-bottom="0.0833in"/>
    </style:style>
    <style:style style:name="T4277" style:parent-style-name="Fonteparág.padrão" style:family="text">
      <style:text-properties style:font-name="Georgia" style:font-name-asian="Georgia" style:font-name-complex="Georgia"/>
    </style:style>
    <style:style style:name="P4278" style:parent-style-name="Normal" style:family="paragraph">
      <style:paragraph-properties fo:margin-top="0.1666in" fo:margin-bottom="0.0833in"/>
    </style:style>
    <style:style style:name="T4279" style:parent-style-name="Fonteparág.padrão" style:family="text">
      <style:text-properties style:font-name="Georgia" style:font-name-asian="Georgia" style:font-name-complex="Georgia"/>
    </style:style>
    <style:style style:name="P4280" style:parent-style-name="Normal" style:family="paragraph">
      <style:paragraph-properties fo:margin-top="0.1666in" fo:margin-bottom="0.0833in"/>
    </style:style>
    <style:style style:name="T4281" style:parent-style-name="Fonteparág.padrão" style:family="text">
      <style:text-properties style:font-name="Georgia" style:font-name-asian="Georgia" style:font-name-complex="Georgia"/>
    </style:style>
    <style:style style:name="P4282" style:parent-style-name="Normal" style:family="paragraph">
      <style:paragraph-properties fo:margin-top="0.1666in" fo:margin-bottom="0.0833in"/>
    </style:style>
    <style:style style:name="T4283" style:parent-style-name="Fonteparág.padrão" style:family="text">
      <style:text-properties style:font-name="Georgia" style:font-name-asian="Georgia" style:font-name-complex="Georgia"/>
    </style:style>
    <style:style style:name="T4284" style:parent-style-name="Fonteparág.padrão" style:family="text">
      <style:text-properties style:font-name="Georgia" style:font-name-asian="Georgia" style:font-name-complex="Georgia"/>
    </style:style>
    <style:style style:name="T4285" style:parent-style-name="Fonteparág.padrão" style:family="text">
      <style:text-properties style:font-name="Georgia" style:font-name-asian="Georgia" style:font-name-complex="Georgia"/>
    </style:style>
    <style:style style:name="P4286" style:parent-style-name="Normal" style:family="paragraph">
      <style:paragraph-properties fo:margin-top="0.1666in" fo:margin-bottom="0.0833in"/>
    </style:style>
    <style:style style:name="T4287" style:parent-style-name="Fonteparág.padrão" style:family="text">
      <style:text-properties style:font-name="Georgia" style:font-name-asian="Georgia" style:font-name-complex="Georgia"/>
    </style:style>
    <style:style style:name="P4288" style:parent-style-name="Normal" style:family="paragraph">
      <style:paragraph-properties fo:margin-top="0.1666in" fo:margin-bottom="0.0833in"/>
    </style:style>
    <style:style style:name="T4289" style:parent-style-name="Fonteparág.padrão" style:family="text">
      <style:text-properties style:font-name="Georgia" style:font-name-asian="Georgia" style:font-name-complex="Georgia"/>
    </style:style>
    <style:style style:name="T4290" style:parent-style-name="Fonteparág.padrão" style:family="text">
      <style:text-properties style:font-name="Georgia" style:font-name-asian="Georgia" style:font-name-complex="Georgia"/>
    </style:style>
    <style:style style:name="P4291" style:parent-style-name="Normal" style:family="paragraph">
      <style:paragraph-properties fo:margin-top="0.1666in" fo:margin-bottom="0.0833in"/>
    </style:style>
    <style:style style:name="T4292" style:parent-style-name="Fonteparág.padrão" style:family="text">
      <style:text-properties style:font-name="Georgia" style:font-name-asian="Georgia" style:font-name-complex="Georgia"/>
    </style:style>
    <style:style style:name="T4293" style:parent-style-name="Fonteparág.padrão" style:family="text">
      <style:text-properties style:font-name="Georgia" style:font-name-asian="Georgia" style:font-name-complex="Georgia"/>
    </style:style>
    <style:style style:name="P4294" style:parent-style-name="Normal" style:family="paragraph">
      <style:paragraph-properties fo:margin-top="0.1666in" fo:margin-bottom="0.0833in"/>
    </style:style>
    <style:style style:name="T4295" style:parent-style-name="Fonteparág.padrão" style:family="text">
      <style:text-properties style:font-name="Georgia" style:font-name-asian="Georgia" style:font-name-complex="Georgia"/>
    </style:style>
    <style:style style:name="P4296" style:parent-style-name="Título2" style:family="paragraph">
      <style:paragraph-properties fo:margin-top="0.1666in" fo:margin-bottom="0.0833in"/>
    </style:style>
    <style:style style:name="T4297" style:parent-style-name="Fonteparág.padrão" style:family="text">
      <style:text-properties style:font-name="Aptos" style:font-name-asian="Aptos" style:font-name-complex="Aptos" fo:font-size="12pt" style:font-size-asian="12pt" style:font-size-complex="12pt"/>
    </style:style>
    <style:style style:name="P4298" style:parent-style-name="Normal" style:family="paragraph">
      <style:paragraph-properties fo:margin-top="0.0833in" fo:margin-bottom="0.0833in"/>
    </style:style>
    <style:style style:name="T4299" style:parent-style-name="Fonteparág.padrão" style:family="text">
      <style:text-properties style:font-name="Georgia" style:font-name-asian="Georgia" style:font-name-complex="Georgia"/>
    </style:style>
    <style:style style:name="P4300" style:parent-style-name="Normal" style:family="paragraph">
      <style:paragraph-properties fo:margin-top="0.1666in" fo:margin-bottom="0.0833in"/>
    </style:style>
    <style:style style:name="T4301" style:parent-style-name="Fonteparág.padrão" style:family="text">
      <style:text-properties style:font-name="Georgia" style:font-name-asian="Georgia" style:font-name-complex="Georgia"/>
    </style:style>
    <style:style style:name="P4302" style:parent-style-name="Normal" style:family="paragraph">
      <style:paragraph-properties fo:margin-top="0.1666in" fo:margin-bottom="0.0833in"/>
    </style:style>
    <style:style style:name="T4303" style:parent-style-name="Fonteparág.padrão" style:family="text">
      <style:text-properties style:font-name="Georgia" style:font-name-asian="Georgia" style:font-name-complex="Georgia"/>
    </style:style>
    <style:style style:name="P4304" style:parent-style-name="Normal" style:family="paragraph">
      <style:paragraph-properties fo:margin-top="0.1666in" fo:margin-bottom="0.0833in"/>
    </style:style>
    <style:style style:name="T4305" style:parent-style-name="Fonteparág.padrão" style:family="text">
      <style:text-properties style:font-name="Georgia" style:font-name-asian="Georgia" style:font-name-complex="Georgia"/>
    </style:style>
    <style:style style:name="P4306" style:parent-style-name="Normal" style:family="paragraph">
      <style:paragraph-properties fo:margin-top="0.1666in" fo:margin-bottom="0.0833in"/>
    </style:style>
    <style:style style:name="T4307" style:parent-style-name="Fonteparág.padrão" style:family="text">
      <style:text-properties style:font-name="Georgia" style:font-name-asian="Georgia" style:font-name-complex="Georgia"/>
    </style:style>
    <style:style style:name="P4308" style:parent-style-name="Normal" style:family="paragraph">
      <style:paragraph-properties fo:margin-top="0.1666in" fo:margin-bottom="0.0833in"/>
    </style:style>
    <style:style style:name="T4309" style:parent-style-name="Fonteparág.padrão" style:family="text">
      <style:text-properties style:font-name="Georgia" style:font-name-asian="Georgia" style:font-name-complex="Georgia"/>
    </style:style>
    <style:style style:name="T4310" style:parent-style-name="Fonteparág.padrão" style:family="text">
      <style:text-properties style:font-name="Georgia" style:font-name-asian="Georgia" style:font-name-complex="Georgia"/>
    </style:style>
    <style:style style:name="P4311" style:parent-style-name="Normal" style:family="paragraph">
      <style:paragraph-properties fo:margin-top="0.1666in" fo:margin-bottom="0.0833in"/>
    </style:style>
    <style:style style:name="T4312" style:parent-style-name="Fonteparág.padrão" style:family="text">
      <style:text-properties style:font-name="Georgia" style:font-name-asian="Georgia" style:font-name-complex="Georgia"/>
    </style:style>
    <style:style style:name="P4313" style:parent-style-name="Normal" style:family="paragraph">
      <style:paragraph-properties fo:margin-top="0.1666in" fo:margin-bottom="0.0833in"/>
    </style:style>
    <style:style style:name="T4314" style:parent-style-name="Fonteparág.padrão" style:family="text">
      <style:text-properties style:font-name="Georgia" style:font-name-asian="Georgia" style:font-name-complex="Georgia"/>
    </style:style>
    <style:style style:name="P4315" style:parent-style-name="Normal" style:family="paragraph">
      <style:paragraph-properties fo:margin-top="0.1666in" fo:margin-bottom="0.0833in"/>
    </style:style>
    <style:style style:name="T4316" style:parent-style-name="Fonteparág.padrão" style:family="text">
      <style:text-properties style:font-name="Georgia" style:font-name-asian="Georgia" style:font-name-complex="Georgia"/>
    </style:style>
    <style:style style:name="P4317" style:parent-style-name="Normal" style:family="paragraph">
      <style:paragraph-properties fo:margin-top="0.1666in" fo:margin-bottom="0.0833in"/>
    </style:style>
    <style:style style:name="T4318" style:parent-style-name="Fonteparág.padrão" style:family="text">
      <style:text-properties style:font-name="Georgia" style:font-name-asian="Georgia" style:font-name-complex="Georgia"/>
    </style:style>
    <style:style style:name="P4319" style:parent-style-name="Normal" style:family="paragraph">
      <style:paragraph-properties fo:margin-top="0.1666in" fo:margin-bottom="0.0833in"/>
    </style:style>
    <style:style style:name="T4320" style:parent-style-name="Fonteparág.padrão" style:family="text">
      <style:text-properties style:font-name="Georgia" style:font-name-asian="Georgia" style:font-name-complex="Georgia"/>
    </style:style>
    <style:style style:name="P4321" style:parent-style-name="Normal" style:family="paragraph">
      <style:paragraph-properties fo:margin-top="0.1666in" fo:margin-bottom="0.0833in"/>
    </style:style>
    <style:style style:name="T4322" style:parent-style-name="Fonteparág.padrão" style:family="text">
      <style:text-properties style:font-name="Georgia" style:font-name-asian="Georgia" style:font-name-complex="Georgia"/>
    </style:style>
    <style:style style:name="P4323" style:parent-style-name="Normal" style:family="paragraph">
      <style:paragraph-properties fo:margin-top="0.1666in" fo:margin-bottom="0.0833in"/>
    </style:style>
    <style:style style:name="T4324" style:parent-style-name="Fonteparág.padrão" style:family="text">
      <style:text-properties style:font-name="Georgia" style:font-name-asian="Georgia" style:font-name-complex="Georgia"/>
    </style:style>
    <style:style style:name="P4325" style:parent-style-name="Normal" style:family="paragraph">
      <style:paragraph-properties fo:margin-top="0.1666in" fo:margin-bottom="0.0833in"/>
    </style:style>
    <style:style style:name="T4326" style:parent-style-name="Fonteparág.padrão" style:family="text">
      <style:text-properties style:font-name="Georgia" style:font-name-asian="Georgia" style:font-name-complex="Georgia"/>
    </style:style>
    <style:style style:name="P4327" style:parent-style-name="Normal" style:family="paragraph">
      <style:paragraph-properties fo:margin-top="0.1666in" fo:margin-bottom="0.0833in"/>
    </style:style>
    <style:style style:name="T4328" style:parent-style-name="Fonteparág.padrão" style:family="text">
      <style:text-properties style:font-name="Georgia" style:font-name-asian="Georgia" style:font-name-complex="Georgia"/>
    </style:style>
    <style:style style:name="P4329" style:parent-style-name="Normal" style:family="paragraph">
      <style:paragraph-properties fo:margin-top="0.1666in" fo:margin-bottom="0.0833in"/>
    </style:style>
    <style:style style:name="T4330" style:parent-style-name="Fonteparág.padrão" style:family="text">
      <style:text-properties style:font-name="Georgia" style:font-name-asian="Georgia" style:font-name-complex="Georgia"/>
    </style:style>
    <style:style style:name="P4331" style:parent-style-name="Normal" style:family="paragraph">
      <style:paragraph-properties fo:margin-top="0.1666in" fo:margin-bottom="0.0833in"/>
    </style:style>
    <style:style style:name="T4332" style:parent-style-name="Fonteparág.padrão" style:family="text">
      <style:text-properties style:font-name="Georgia" style:font-name-asian="Georgia" style:font-name-complex="Georgia"/>
    </style:style>
    <style:style style:name="P4333" style:parent-style-name="Normal" style:family="paragraph">
      <style:paragraph-properties fo:margin-top="0.1666in" fo:margin-bottom="0.0833in"/>
    </style:style>
    <style:style style:name="T4334" style:parent-style-name="Fonteparág.padrão" style:family="text">
      <style:text-properties style:font-name="Georgia" style:font-name-asian="Georgia" style:font-name-complex="Georgia"/>
    </style:style>
    <style:style style:name="P4335" style:parent-style-name="Normal" style:family="paragraph">
      <style:paragraph-properties fo:margin-top="0.1666in" fo:margin-bottom="0.0833in"/>
    </style:style>
    <style:style style:name="T4336" style:parent-style-name="Fonteparág.padrão" style:family="text">
      <style:text-properties style:font-name="Georgia" style:font-name-asian="Georgia" style:font-name-complex="Georgia"/>
    </style:style>
    <style:style style:name="P4337" style:parent-style-name="Normal" style:family="paragraph">
      <style:paragraph-properties fo:margin-top="0.1666in" fo:margin-bottom="0.0833in"/>
    </style:style>
    <style:style style:name="T4338" style:parent-style-name="Fonteparág.padrão" style:family="text">
      <style:text-properties style:font-name="Georgia" style:font-name-asian="Georgia" style:font-name-complex="Georgia"/>
    </style:style>
    <style:style style:name="P4339" style:parent-style-name="Normal" style:family="paragraph">
      <style:paragraph-properties fo:margin-top="0.1666in" fo:margin-bottom="0.0833in"/>
    </style:style>
    <style:style style:name="T4340" style:parent-style-name="Fonteparág.padrão" style:family="text">
      <style:text-properties style:font-name="Georgia" style:font-name-asian="Georgia" style:font-name-complex="Georgia"/>
    </style:style>
    <style:style style:name="P4341" style:parent-style-name="Normal" style:family="paragraph">
      <style:paragraph-properties fo:margin-top="0.1666in" fo:margin-bottom="0.0833in"/>
    </style:style>
    <style:style style:name="T4342" style:parent-style-name="Fonteparág.padrão" style:family="text">
      <style:text-properties style:font-name="Georgia" style:font-name-asian="Georgia" style:font-name-complex="Georgia"/>
    </style:style>
    <style:style style:name="P4343" style:parent-style-name="Normal" style:family="paragraph">
      <style:paragraph-properties fo:margin-top="0.1666in" fo:margin-bottom="0.0833in"/>
    </style:style>
    <style:style style:name="T4344" style:parent-style-name="Fonteparág.padrão" style:family="text">
      <style:text-properties style:font-name="Georgia" style:font-name-asian="Georgia" style:font-name-complex="Georgia"/>
    </style:style>
    <style:style style:name="P4345" style:parent-style-name="Normal" style:family="paragraph">
      <style:paragraph-properties fo:margin-top="0.1666in" fo:margin-bottom="0.0833in"/>
    </style:style>
    <style:style style:name="T4346" style:parent-style-name="Fonteparág.padrão" style:family="text">
      <style:text-properties style:font-name="Georgia" style:font-name-asian="Georgia" style:font-name-complex="Georgia"/>
    </style:style>
    <style:style style:name="P4347" style:parent-style-name="Normal" style:family="paragraph">
      <style:paragraph-properties fo:margin-top="0.1666in" fo:margin-bottom="0.0833in"/>
    </style:style>
    <style:style style:name="T4348" style:parent-style-name="Fonteparág.padrão" style:family="text">
      <style:text-properties style:font-name="Georgia" style:font-name-asian="Georgia" style:font-name-complex="Georgia"/>
    </style:style>
    <style:style style:name="P4349" style:parent-style-name="Normal" style:family="paragraph">
      <style:paragraph-properties fo:margin-top="0.1666in" fo:margin-bottom="0.0833in"/>
    </style:style>
    <style:style style:name="T4350" style:parent-style-name="Fonteparág.padrão" style:family="text">
      <style:text-properties style:font-name="Georgia" style:font-name-asian="Georgia" style:font-name-complex="Georgia"/>
    </style:style>
    <style:style style:name="P4351" style:parent-style-name="Normal" style:family="paragraph">
      <style:paragraph-properties fo:margin-top="0.1666in" fo:margin-bottom="0.0833in"/>
    </style:style>
    <style:style style:name="T4352" style:parent-style-name="Fonteparág.padrão" style:family="text">
      <style:text-properties style:font-name="Georgia" style:font-name-asian="Georgia" style:font-name-complex="Georgia"/>
    </style:style>
    <style:style style:name="T4353" style:parent-style-name="Fonteparág.padrão" style:family="text">
      <style:text-properties style:font-name="Georgia" style:font-name-asian="Georgia" style:font-name-complex="Georgia"/>
    </style:style>
    <style:style style:name="P4354" style:parent-style-name="Normal" style:family="paragraph">
      <style:paragraph-properties fo:margin-top="0.1666in" fo:margin-bottom="0.0833in"/>
    </style:style>
    <style:style style:name="T4355" style:parent-style-name="Fonteparág.padrão" style:family="text">
      <style:text-properties style:font-name="Georgia" style:font-name-asian="Georgia" style:font-name-complex="Georgia"/>
    </style:style>
    <style:style style:name="P4356" style:parent-style-name="Normal" style:family="paragraph">
      <style:paragraph-properties fo:margin-top="0.1666in" fo:margin-bottom="0.0833in"/>
    </style:style>
    <style:style style:name="T4357" style:parent-style-name="Fonteparág.padrão" style:family="text">
      <style:text-properties style:font-name="Georgia" style:font-name-asian="Georgia" style:font-name-complex="Georgia"/>
    </style:style>
    <style:style style:name="P4358" style:parent-style-name="Normal" style:family="paragraph">
      <style:paragraph-properties fo:margin-top="0.1666in" fo:margin-bottom="0.0833in"/>
    </style:style>
    <style:style style:name="T4359" style:parent-style-name="Fonteparág.padrão" style:family="text">
      <style:text-properties style:font-name="Georgia" style:font-name-asian="Georgia" style:font-name-complex="Georgia"/>
    </style:style>
    <style:style style:name="P4360" style:parent-style-name="Normal" style:family="paragraph">
      <style:paragraph-properties fo:margin-top="0.1666in" fo:margin-bottom="0.0833in"/>
    </style:style>
    <style:style style:name="T4361" style:parent-style-name="Fonteparág.padrão" style:family="text">
      <style:text-properties style:font-name="Georgia" style:font-name-asian="Georgia" style:font-name-complex="Georgia"/>
    </style:style>
    <style:style style:name="P4362" style:parent-style-name="Normal" style:family="paragraph">
      <style:paragraph-properties fo:margin-top="0.1666in" fo:margin-bottom="0.0833in"/>
    </style:style>
    <style:style style:name="T4363" style:parent-style-name="Fonteparág.padrão" style:family="text">
      <style:text-properties style:font-name="Georgia" style:font-name-asian="Georgia" style:font-name-complex="Georgia"/>
    </style:style>
    <style:style style:name="P4364" style:parent-style-name="Normal" style:family="paragraph">
      <style:paragraph-properties fo:margin-top="0.1666in" fo:margin-bottom="0.0833in"/>
    </style:style>
    <style:style style:name="T4365" style:parent-style-name="Fonteparág.padrão" style:family="text">
      <style:text-properties style:font-name="Georgia" style:font-name-asian="Georgia" style:font-name-complex="Georgia"/>
    </style:style>
    <style:style style:name="P4366" style:parent-style-name="Normal" style:family="paragraph">
      <style:paragraph-properties fo:margin-top="0.1666in" fo:margin-bottom="0.0833in"/>
    </style:style>
    <style:style style:name="T4367" style:parent-style-name="Fonteparág.padrão" style:family="text">
      <style:text-properties style:font-name="Georgia" style:font-name-asian="Georgia" style:font-name-complex="Georgia"/>
    </style:style>
    <style:style style:name="P4368" style:parent-style-name="Normal" style:family="paragraph">
      <style:paragraph-properties fo:margin-top="0.1666in" fo:margin-bottom="0.0833in"/>
    </style:style>
    <style:style style:name="T4369" style:parent-style-name="Fonteparág.padrão" style:family="text">
      <style:text-properties style:font-name="Georgia" style:font-name-asian="Georgia" style:font-name-complex="Georgia"/>
    </style:style>
    <style:style style:name="P4370" style:parent-style-name="Normal" style:family="paragraph">
      <style:paragraph-properties fo:margin-top="0.1666in" fo:margin-bottom="0.0833in"/>
    </style:style>
    <style:style style:name="T4371" style:parent-style-name="Fonteparág.padrão" style:family="text">
      <style:text-properties style:font-name="Georgia" style:font-name-asian="Georgia" style:font-name-complex="Georgia"/>
    </style:style>
    <style:style style:name="P4372" style:parent-style-name="Normal" style:family="paragraph">
      <style:paragraph-properties fo:margin-top="0.1666in" fo:margin-bottom="0.0833in"/>
    </style:style>
    <style:style style:name="T4373" style:parent-style-name="Fonteparág.padrão" style:family="text">
      <style:text-properties style:font-name="Georgia" style:font-name-asian="Georgia" style:font-name-complex="Georgia"/>
    </style:style>
    <style:style style:name="P4374" style:parent-style-name="Normal" style:family="paragraph">
      <style:paragraph-properties fo:margin-top="0.1666in" fo:margin-bottom="0.0833in"/>
    </style:style>
    <style:style style:name="T4375" style:parent-style-name="Fonteparág.padrão" style:family="text">
      <style:text-properties style:font-name="Georgia" style:font-name-asian="Georgia" style:font-name-complex="Georgia"/>
    </style:style>
    <style:style style:name="P4376" style:parent-style-name="Normal" style:family="paragraph">
      <style:paragraph-properties fo:margin-top="0.1666in" fo:margin-bottom="0.0833in"/>
    </style:style>
    <style:style style:name="T4377" style:parent-style-name="Fonteparág.padrão" style:family="text">
      <style:text-properties style:font-name="Georgia" style:font-name-asian="Georgia" style:font-name-complex="Georgia"/>
    </style:style>
    <style:style style:name="P4378" style:parent-style-name="Normal" style:family="paragraph">
      <style:paragraph-properties fo:margin-top="0.1666in" fo:margin-bottom="0.0833in"/>
    </style:style>
    <style:style style:name="T4379" style:parent-style-name="Fonteparág.padrão" style:family="text">
      <style:text-properties style:font-name="Georgia" style:font-name-asian="Georgia" style:font-name-complex="Georgia"/>
    </style:style>
    <style:style style:name="P4380" style:parent-style-name="Normal" style:family="paragraph">
      <style:paragraph-properties fo:margin-top="0.1666in" fo:margin-bottom="0.0833in"/>
    </style:style>
    <style:style style:name="T4381" style:parent-style-name="Fonteparág.padrão" style:family="text">
      <style:text-properties style:font-name="Georgia" style:font-name-asian="Georgia" style:font-name-complex="Georgia"/>
    </style:style>
    <style:style style:name="T4382" style:parent-style-name="Fonteparág.padrão" style:family="text">
      <style:text-properties style:font-name="Georgia" style:font-name-asian="Georgia" style:font-name-complex="Georgia"/>
    </style:style>
    <style:style style:name="P4383" style:parent-style-name="Normal" style:family="paragraph">
      <style:paragraph-properties fo:margin-top="0.1666in" fo:margin-bottom="0.0833in"/>
    </style:style>
    <style:style style:name="T4384" style:parent-style-name="Fonteparág.padrão" style:family="text">
      <style:text-properties style:font-name="Georgia" style:font-name-asian="Georgia" style:font-name-complex="Georgia"/>
    </style:style>
    <style:style style:name="P4385" style:parent-style-name="Normal" style:family="paragraph">
      <style:paragraph-properties fo:margin-top="0.1666in" fo:margin-bottom="0.0833in"/>
    </style:style>
    <style:style style:name="T4386" style:parent-style-name="Fonteparág.padrão" style:family="text">
      <style:text-properties style:font-name="Georgia" style:font-name-asian="Georgia" style:font-name-complex="Georgia"/>
    </style:style>
    <style:style style:name="P4387" style:parent-style-name="Normal" style:family="paragraph">
      <style:paragraph-properties fo:margin-top="0.1666in" fo:margin-bottom="0.0833in"/>
    </style:style>
    <style:style style:name="T4388" style:parent-style-name="Fonteparág.padrão" style:family="text">
      <style:text-properties style:font-name="Georgia" style:font-name-asian="Georgia" style:font-name-complex="Georgia"/>
    </style:style>
    <style:style style:name="P4389" style:parent-style-name="Normal" style:family="paragraph">
      <style:paragraph-properties fo:margin-top="0.1666in" fo:margin-bottom="0.0833in"/>
    </style:style>
    <style:style style:name="T4390" style:parent-style-name="Fonteparág.padrão" style:family="text">
      <style:text-properties style:font-name="Georgia" style:font-name-asian="Georgia" style:font-name-complex="Georgia"/>
    </style:style>
    <style:style style:name="P4391" style:parent-style-name="Normal" style:family="paragraph">
      <style:paragraph-properties fo:margin-top="0.1666in" fo:margin-bottom="0.0833in"/>
    </style:style>
    <style:style style:name="T4392" style:parent-style-name="Fonteparág.padrão" style:family="text">
      <style:text-properties style:font-name="Georgia" style:font-name-asian="Georgia" style:font-name-complex="Georgia"/>
    </style:style>
    <style:style style:name="P4393" style:parent-style-name="Normal" style:family="paragraph">
      <style:paragraph-properties fo:margin-top="0.1666in" fo:margin-bottom="0.0833in"/>
    </style:style>
    <style:style style:name="T4394" style:parent-style-name="Fonteparág.padrão" style:family="text">
      <style:text-properties style:font-name="Georgia" style:font-name-asian="Georgia" style:font-name-complex="Georgia"/>
    </style:style>
    <style:style style:name="P4395" style:parent-style-name="Normal" style:family="paragraph">
      <style:paragraph-properties fo:margin-top="0.1666in" fo:margin-bottom="0.0833in"/>
    </style:style>
    <style:style style:name="T4396" style:parent-style-name="Fonteparág.padrão" style:family="text">
      <style:text-properties style:font-name="Georgia" style:font-name-asian="Georgia" style:font-name-complex="Georgia"/>
    </style:style>
    <style:style style:name="T4397" style:parent-style-name="Fonteparág.padrão" style:family="text">
      <style:text-properties style:font-name="Georgia" style:font-name-asian="Georgia" style:font-name-complex="Georgia"/>
    </style:style>
    <style:style style:name="T4398" style:parent-style-name="Fonteparág.padrão" style:family="text">
      <style:text-properties style:font-name="Georgia" style:font-name-asian="Georgia" style:font-name-complex="Georgia"/>
    </style:style>
    <style:style style:name="T4399" style:parent-style-name="Fonteparág.padrão" style:family="text">
      <style:text-properties style:font-name="Georgia" style:font-name-asian="Georgia" style:font-name-complex="Georgia"/>
    </style:style>
    <style:style style:name="P4400" style:parent-style-name="Normal" style:family="paragraph">
      <style:paragraph-properties fo:margin-top="0.1666in" fo:margin-bottom="0.0833in"/>
    </style:style>
    <style:style style:name="T4401" style:parent-style-name="Fonteparág.padrão" style:family="text">
      <style:text-properties style:font-name="Georgia" style:font-name-asian="Georgia" style:font-name-complex="Georgia"/>
    </style:style>
    <style:style style:name="P4402" style:parent-style-name="Normal" style:family="paragraph">
      <style:paragraph-properties fo:margin-top="0.1666in" fo:margin-bottom="0.0833in"/>
    </style:style>
    <style:style style:name="T4403" style:parent-style-name="Fonteparág.padrão" style:family="text">
      <style:text-properties style:font-name="Georgia" style:font-name-asian="Georgia" style:font-name-complex="Georgia"/>
    </style:style>
    <style:style style:name="P4404" style:parent-style-name="Título2" style:family="paragraph">
      <style:paragraph-properties fo:margin-top="0.1666in" fo:margin-bottom="0.0833in"/>
    </style:style>
    <style:style style:name="T4405" style:parent-style-name="Fonteparág.padrão" style:family="text">
      <style:text-properties style:font-name="Aptos" style:font-name-asian="Aptos" style:font-name-complex="Aptos" fo:font-size="12pt" style:font-size-asian="12pt" style:font-size-complex="12pt"/>
    </style:style>
    <style:style style:name="P4406" style:parent-style-name="Normal" style:family="paragraph">
      <style:paragraph-properties fo:margin-top="0.0833in" fo:margin-bottom="0.0833in"/>
    </style:style>
    <style:style style:name="T4407" style:parent-style-name="Fonteparág.padrão" style:family="text">
      <style:text-properties style:font-name="Georgia" style:font-name-asian="Georgia" style:font-name-complex="Georgia"/>
    </style:style>
    <style:style style:name="P4408" style:parent-style-name="Normal" style:family="paragraph">
      <style:paragraph-properties fo:margin-top="0.1666in" fo:margin-bottom="0.0833in"/>
    </style:style>
    <style:style style:name="T4409" style:parent-style-name="Fonteparág.padrão" style:family="text">
      <style:text-properties style:font-name="Georgia" style:font-name-asian="Georgia" style:font-name-complex="Georgia"/>
    </style:style>
    <style:style style:name="P4410" style:parent-style-name="Normal" style:family="paragraph">
      <style:paragraph-properties fo:margin-top="0.1666in" fo:margin-bottom="0.0833in"/>
    </style:style>
    <style:style style:name="T4411" style:parent-style-name="Fonteparág.padrão" style:family="text">
      <style:text-properties style:font-name="Georgia" style:font-name-asian="Georgia" style:font-name-complex="Georgia"/>
    </style:style>
    <style:style style:name="P4412" style:parent-style-name="Normal" style:family="paragraph">
      <style:paragraph-properties fo:margin-top="0.1666in" fo:margin-bottom="0.0833in"/>
    </style:style>
    <style:style style:name="T4413" style:parent-style-name="Fonteparág.padrão" style:family="text">
      <style:text-properties style:font-name="Georgia" style:font-name-asian="Georgia" style:font-name-complex="Georgia"/>
    </style:style>
    <style:style style:name="P4414" style:parent-style-name="Normal" style:family="paragraph">
      <style:paragraph-properties fo:margin-top="0.1666in" fo:margin-bottom="0.0833in"/>
    </style:style>
    <style:style style:name="T4415" style:parent-style-name="Fonteparág.padrão" style:family="text">
      <style:text-properties style:font-name="Georgia" style:font-name-asian="Georgia" style:font-name-complex="Georgia"/>
    </style:style>
    <style:style style:name="P4416" style:parent-style-name="Normal" style:family="paragraph">
      <style:paragraph-properties fo:margin-top="0.1666in" fo:margin-bottom="0.0833in"/>
    </style:style>
    <style:style style:name="T4417" style:parent-style-name="Fonteparág.padrão" style:family="text">
      <style:text-properties style:font-name="Georgia" style:font-name-asian="Georgia" style:font-name-complex="Georgia"/>
    </style:style>
    <style:style style:name="P4418" style:parent-style-name="Normal" style:family="paragraph">
      <style:paragraph-properties fo:margin-top="0.1666in" fo:margin-bottom="0.0833in"/>
    </style:style>
    <style:style style:name="T4419" style:parent-style-name="Fonteparág.padrão" style:family="text">
      <style:text-properties style:font-name="Georgia" style:font-name-asian="Georgia" style:font-name-complex="Georgia"/>
    </style:style>
    <style:style style:name="T4420" style:parent-style-name="Fonteparág.padrão" style:family="text">
      <style:text-properties style:font-name="Georgia" style:font-name-asian="Georgia" style:font-name-complex="Georgia"/>
    </style:style>
    <style:style style:name="P4421" style:parent-style-name="Normal" style:family="paragraph">
      <style:paragraph-properties fo:margin-top="0.1666in" fo:margin-bottom="0.0833in"/>
    </style:style>
    <style:style style:name="T4422" style:parent-style-name="Fonteparág.padrão" style:family="text">
      <style:text-properties style:font-name="Georgia" style:font-name-asian="Georgia" style:font-name-complex="Georgia"/>
    </style:style>
    <style:style style:name="P4423" style:parent-style-name="Normal" style:family="paragraph">
      <style:paragraph-properties fo:margin-top="0.1666in" fo:margin-bottom="0.0833in"/>
    </style:style>
    <style:style style:name="T4424" style:parent-style-name="Fonteparág.padrão" style:family="text">
      <style:text-properties style:font-name="Georgia" style:font-name-asian="Georgia" style:font-name-complex="Georgia"/>
    </style:style>
    <style:style style:name="P4425" style:parent-style-name="Normal" style:family="paragraph">
      <style:paragraph-properties fo:margin-top="0.1666in" fo:margin-bottom="0.0833in"/>
    </style:style>
    <style:style style:name="T4426" style:parent-style-name="Fonteparág.padrão" style:family="text">
      <style:text-properties style:font-name="Georgia" style:font-name-asian="Georgia" style:font-name-complex="Georgia"/>
    </style:style>
    <style:style style:name="T4427" style:parent-style-name="Fonteparág.padrão" style:family="text">
      <style:text-properties style:font-name="Georgia" style:font-name-asian="Georgia" style:font-name-complex="Georgia"/>
    </style:style>
    <style:style style:name="P4428" style:parent-style-name="Normal" style:family="paragraph">
      <style:paragraph-properties fo:margin-top="0.1666in" fo:margin-bottom="0.0833in"/>
    </style:style>
    <style:style style:name="T4429" style:parent-style-name="Fonteparág.padrão" style:family="text">
      <style:text-properties style:font-name="Georgia" style:font-name-asian="Georgia" style:font-name-complex="Georgia"/>
    </style:style>
    <style:style style:name="P4430" style:parent-style-name="Normal" style:family="paragraph">
      <style:paragraph-properties fo:margin-top="0.1666in" fo:margin-bottom="0.0833in"/>
    </style:style>
    <style:style style:name="T4431" style:parent-style-name="Fonteparág.padrão" style:family="text">
      <style:text-properties style:font-name="Georgia" style:font-name-asian="Georgia" style:font-name-complex="Georgia"/>
    </style:style>
    <style:style style:name="P4432" style:parent-style-name="Normal" style:family="paragraph">
      <style:paragraph-properties fo:margin-top="0.1666in" fo:margin-bottom="0.0833in"/>
    </style:style>
    <style:style style:name="T4433" style:parent-style-name="Fonteparág.padrão" style:family="text">
      <style:text-properties style:font-name="Georgia" style:font-name-asian="Georgia" style:font-name-complex="Georgia"/>
    </style:style>
    <style:style style:name="P4434" style:parent-style-name="Normal" style:family="paragraph">
      <style:paragraph-properties fo:margin-top="0.1666in" fo:margin-bottom="0.0833in"/>
    </style:style>
    <style:style style:name="T4435" style:parent-style-name="Fonteparág.padrão" style:family="text">
      <style:text-properties style:font-name="Georgia" style:font-name-asian="Georgia" style:font-name-complex="Georgia"/>
    </style:style>
    <style:style style:name="P4436" style:parent-style-name="Normal" style:family="paragraph">
      <style:paragraph-properties fo:margin-top="0.1666in" fo:margin-bottom="0.0833in"/>
    </style:style>
    <style:style style:name="T4437" style:parent-style-name="Fonteparág.padrão" style:family="text">
      <style:text-properties style:font-name="Georgia" style:font-name-asian="Georgia" style:font-name-complex="Georgia"/>
    </style:style>
    <style:style style:name="P4438" style:parent-style-name="Normal" style:family="paragraph">
      <style:paragraph-properties fo:margin-top="0.1666in" fo:margin-bottom="0.0833in"/>
    </style:style>
    <style:style style:name="T4439" style:parent-style-name="Fonteparág.padrão" style:family="text">
      <style:text-properties style:font-name="Georgia" style:font-name-asian="Georgia" style:font-name-complex="Georgia"/>
    </style:style>
    <style:style style:name="P4440" style:parent-style-name="Normal" style:family="paragraph">
      <style:paragraph-properties fo:margin-top="0.1666in" fo:margin-bottom="0.0833in"/>
    </style:style>
    <style:style style:name="T4441" style:parent-style-name="Fonteparág.padrão" style:family="text">
      <style:text-properties style:font-name="Georgia" style:font-name-asian="Georgia" style:font-name-complex="Georgia"/>
    </style:style>
    <style:style style:name="P4442" style:parent-style-name="Normal" style:family="paragraph">
      <style:paragraph-properties fo:margin-top="0.1666in" fo:margin-bottom="0.0833in"/>
    </style:style>
    <style:style style:name="T4443" style:parent-style-name="Fonteparág.padrão" style:family="text">
      <style:text-properties style:font-name="Georgia" style:font-name-asian="Georgia" style:font-name-complex="Georgia"/>
    </style:style>
    <style:style style:name="T4444" style:parent-style-name="Fonteparág.padrão" style:family="text">
      <style:text-properties style:font-name="Georgia" style:font-name-asian="Georgia" style:font-name-complex="Georgia"/>
    </style:style>
    <style:style style:name="P4445" style:parent-style-name="Normal" style:family="paragraph">
      <style:paragraph-properties fo:margin-top="0.1666in" fo:margin-bottom="0.0833in"/>
    </style:style>
    <style:style style:name="T4446" style:parent-style-name="Fonteparág.padrão" style:family="text">
      <style:text-properties style:font-name="Georgia" style:font-name-asian="Georgia" style:font-name-complex="Georgia"/>
    </style:style>
    <style:style style:name="T4447" style:parent-style-name="Fonteparág.padrão" style:family="text">
      <style:text-properties style:font-name="Georgia" style:font-name-asian="Georgia" style:font-name-complex="Georgia" fo:font-style="italic" style:font-style-asian="italic" style:font-style-complex="italic"/>
    </style:style>
    <style:style style:name="T4448" style:parent-style-name="Fonteparág.padrão" style:family="text">
      <style:text-properties style:font-name="Georgia" style:font-name-asian="Georgia" style:font-name-complex="Georgia"/>
    </style:style>
    <style:style style:name="P4449" style:parent-style-name="Normal" style:family="paragraph">
      <style:paragraph-properties fo:margin-top="0.1666in" fo:margin-bottom="0.0833in"/>
    </style:style>
    <style:style style:name="T4450" style:parent-style-name="Fonteparág.padrão" style:family="text">
      <style:text-properties style:font-name="Georgia" style:font-name-asian="Georgia" style:font-name-complex="Georgia"/>
    </style:style>
    <style:style style:name="P4451" style:parent-style-name="Normal" style:family="paragraph">
      <style:paragraph-properties fo:margin-top="0.1666in" fo:margin-bottom="0.0833in"/>
    </style:style>
    <style:style style:name="T4452" style:parent-style-name="Fonteparág.padrão" style:family="text">
      <style:text-properties style:font-name="Georgia" style:font-name-asian="Georgia" style:font-name-complex="Georgia"/>
    </style:style>
    <style:style style:name="P4453" style:parent-style-name="Normal" style:family="paragraph">
      <style:paragraph-properties fo:margin-top="0.1666in" fo:margin-bottom="0.0833in"/>
    </style:style>
    <style:style style:name="T4454" style:parent-style-name="Fonteparág.padrão" style:family="text">
      <style:text-properties style:font-name="Georgia" style:font-name-asian="Georgia" style:font-name-complex="Georgia"/>
    </style:style>
    <style:style style:name="T4455" style:parent-style-name="Fonteparág.padrão" style:family="text">
      <style:text-properties style:font-name="Georgia" style:font-name-asian="Georgia" style:font-name-complex="Georgia"/>
    </style:style>
    <style:style style:name="P4456" style:parent-style-name="Normal" style:family="paragraph">
      <style:paragraph-properties fo:margin-top="0.1666in" fo:margin-bottom="0.0833in"/>
    </style:style>
    <style:style style:name="T4457" style:parent-style-name="Fonteparág.padrão" style:family="text">
      <style:text-properties style:font-name="Georgia" style:font-name-asian="Georgia" style:font-name-complex="Georgia"/>
    </style:style>
    <style:style style:name="P4458" style:parent-style-name="Normal" style:family="paragraph">
      <style:paragraph-properties fo:margin-top="0.1666in" fo:margin-bottom="0.0833in"/>
    </style:style>
    <style:style style:name="T4459" style:parent-style-name="Fonteparág.padrão" style:family="text">
      <style:text-properties style:font-name="Georgia" style:font-name-asian="Georgia" style:font-name-complex="Georgia"/>
    </style:style>
    <style:style style:name="P4460" style:parent-style-name="Normal" style:family="paragraph">
      <style:paragraph-properties fo:margin-top="0.1666in" fo:margin-bottom="0.0833in"/>
    </style:style>
    <style:style style:name="T4461" style:parent-style-name="Fonteparág.padrão" style:family="text">
      <style:text-properties style:font-name="Georgia" style:font-name-asian="Georgia" style:font-name-complex="Georgia"/>
    </style:style>
    <style:style style:name="T4462" style:parent-style-name="Fonteparág.padrão" style:family="text">
      <style:text-properties style:font-name="Georgia" style:font-name-asian="Georgia" style:font-name-complex="Georgia"/>
    </style:style>
    <style:style style:name="P4463" style:parent-style-name="Normal" style:family="paragraph">
      <style:paragraph-properties fo:margin-top="0.1666in" fo:margin-bottom="0.0833in"/>
    </style:style>
    <style:style style:name="T4464" style:parent-style-name="Fonteparág.padrão" style:family="text">
      <style:text-properties style:font-name="Georgia" style:font-name-asian="Georgia" style:font-name-complex="Georgia"/>
    </style:style>
    <style:style style:name="P4465" style:parent-style-name="Normal" style:family="paragraph">
      <style:paragraph-properties fo:margin-top="0.1666in" fo:margin-bottom="0.0833in"/>
    </style:style>
    <style:style style:name="T4466" style:parent-style-name="Fonteparág.padrão" style:family="text">
      <style:text-properties style:font-name="Georgia" style:font-name-asian="Georgia" style:font-name-complex="Georgia"/>
    </style:style>
    <style:style style:name="P4467" style:parent-style-name="Normal" style:family="paragraph">
      <style:paragraph-properties fo:margin-top="0.1666in" fo:margin-bottom="0.0833in"/>
    </style:style>
    <style:style style:name="T4468" style:parent-style-name="Fonteparág.padrão" style:family="text">
      <style:text-properties style:font-name="Georgia" style:font-name-asian="Georgia" style:font-name-complex="Georgia"/>
    </style:style>
    <style:style style:name="P4469" style:parent-style-name="Normal" style:family="paragraph">
      <style:paragraph-properties fo:margin-top="0.1666in" fo:margin-bottom="0.0833in"/>
    </style:style>
    <style:style style:name="T4470" style:parent-style-name="Fonteparág.padrão" style:family="text">
      <style:text-properties style:font-name="Georgia" style:font-name-asian="Georgia" style:font-name-complex="Georgia"/>
    </style:style>
    <style:style style:name="P4471" style:parent-style-name="Normal" style:family="paragraph">
      <style:paragraph-properties fo:margin-top="0.1666in" fo:margin-bottom="0.0833in"/>
    </style:style>
    <style:style style:name="T4472" style:parent-style-name="Fonteparág.padrão" style:family="text">
      <style:text-properties style:font-name="Georgia" style:font-name-asian="Georgia" style:font-name-complex="Georgia"/>
    </style:style>
    <style:style style:name="P4473" style:parent-style-name="Normal" style:family="paragraph">
      <style:paragraph-properties fo:margin-top="0.1666in" fo:margin-bottom="0.0833in"/>
    </style:style>
    <style:style style:name="T4474" style:parent-style-name="Fonteparág.padrão" style:family="text">
      <style:text-properties style:font-name="Georgia" style:font-name-asian="Georgia" style:font-name-complex="Georgia"/>
    </style:style>
    <style:style style:name="P4475" style:parent-style-name="Normal" style:family="paragraph">
      <style:paragraph-properties fo:margin-top="0.1666in" fo:margin-bottom="0.0833in"/>
    </style:style>
    <style:style style:name="T4476" style:parent-style-name="Fonteparág.padrão" style:family="text">
      <style:text-properties style:font-name="Georgia" style:font-name-asian="Georgia" style:font-name-complex="Georgia"/>
    </style:style>
    <style:style style:name="P4477" style:parent-style-name="Normal" style:family="paragraph">
      <style:paragraph-properties fo:margin-top="0.1666in" fo:margin-bottom="0.0833in"/>
    </style:style>
    <style:style style:name="T4478" style:parent-style-name="Fonteparág.padrão" style:family="text">
      <style:text-properties style:font-name="Georgia" style:font-name-asian="Georgia" style:font-name-complex="Georgia"/>
    </style:style>
    <style:style style:name="P4479" style:parent-style-name="Normal" style:family="paragraph">
      <style:paragraph-properties fo:margin-top="0.1666in" fo:margin-bottom="0.0833in"/>
    </style:style>
    <style:style style:name="T4480" style:parent-style-name="Fonteparág.padrão" style:family="text">
      <style:text-properties style:font-name="Georgia" style:font-name-asian="Georgia" style:font-name-complex="Georgia"/>
    </style:style>
    <style:style style:name="P4481" style:parent-style-name="Normal" style:family="paragraph">
      <style:paragraph-properties fo:margin-top="0.1666in" fo:margin-bottom="0.0833in"/>
    </style:style>
    <style:style style:name="T4482" style:parent-style-name="Fonteparág.padrão" style:family="text">
      <style:text-properties style:font-name="Georgia" style:font-name-asian="Georgia" style:font-name-complex="Georgia"/>
    </style:style>
    <style:style style:name="P4483" style:parent-style-name="Normal" style:family="paragraph">
      <style:paragraph-properties fo:margin-top="0.1666in" fo:margin-bottom="0.0833in"/>
    </style:style>
    <style:style style:name="T4484" style:parent-style-name="Fonteparág.padrão" style:family="text">
      <style:text-properties style:font-name="Georgia" style:font-name-asian="Georgia" style:font-name-complex="Georgia"/>
    </style:style>
    <style:style style:name="P4485" style:parent-style-name="Normal" style:family="paragraph">
      <style:paragraph-properties fo:margin-top="0.1666in" fo:margin-bottom="0.0833in"/>
    </style:style>
    <style:style style:name="T4486" style:parent-style-name="Fonteparág.padrão" style:family="text">
      <style:text-properties style:font-name="Georgia" style:font-name-asian="Georgia" style:font-name-complex="Georgia"/>
    </style:style>
    <style:style style:name="P4487" style:parent-style-name="Normal" style:family="paragraph">
      <style:paragraph-properties fo:margin-top="0.1666in" fo:margin-bottom="0.0833in"/>
    </style:style>
    <style:style style:name="T4488" style:parent-style-name="Fonteparág.padrão" style:family="text">
      <style:text-properties style:font-name="Georgia" style:font-name-asian="Georgia" style:font-name-complex="Georgia"/>
    </style:style>
    <style:style style:name="P4489" style:parent-style-name="Normal" style:family="paragraph">
      <style:paragraph-properties fo:margin-top="0.1666in" fo:margin-bottom="0.0833in"/>
    </style:style>
    <style:style style:name="T4490" style:parent-style-name="Fonteparág.padrão" style:family="text">
      <style:text-properties style:font-name="Georgia" style:font-name-asian="Georgia" style:font-name-complex="Georgia"/>
    </style:style>
    <style:style style:name="P4491" style:parent-style-name="Normal" style:family="paragraph">
      <style:paragraph-properties fo:margin-top="0.1666in" fo:margin-bottom="0.0833in"/>
    </style:style>
    <style:style style:name="T4492" style:parent-style-name="Fonteparág.padrão" style:family="text">
      <style:text-properties style:font-name="Georgia" style:font-name-asian="Georgia" style:font-name-complex="Georgia"/>
    </style:style>
    <style:style style:name="P4493" style:parent-style-name="Normal" style:family="paragraph">
      <style:paragraph-properties fo:margin-top="0.1666in" fo:margin-bottom="0.0833in"/>
    </style:style>
    <style:style style:name="T4494" style:parent-style-name="Fonteparág.padrão" style:family="text">
      <style:text-properties style:font-name="Georgia" style:font-name-asian="Georgia" style:font-name-complex="Georgia"/>
    </style:style>
    <style:style style:name="P4495" style:parent-style-name="Normal" style:family="paragraph">
      <style:paragraph-properties fo:margin-top="0.1666in" fo:margin-bottom="0.0833in"/>
    </style:style>
    <style:style style:name="T4496" style:parent-style-name="Fonteparág.padrão" style:family="text">
      <style:text-properties style:font-name="Georgia" style:font-name-asian="Georgia" style:font-name-complex="Georgia"/>
    </style:style>
    <style:style style:name="T4497" style:parent-style-name="Fonteparág.padrão" style:family="text">
      <style:text-properties style:font-name="Georgia" style:font-name-asian="Georgia" style:font-name-complex="Georgia"/>
    </style:style>
    <style:style style:name="P4498" style:parent-style-name="Normal" style:family="paragraph">
      <style:paragraph-properties fo:margin-top="0.1666in" fo:margin-bottom="0.0833in"/>
    </style:style>
    <style:style style:name="T4499" style:parent-style-name="Fonteparág.padrão" style:family="text">
      <style:text-properties style:font-name="Georgia" style:font-name-asian="Georgia" style:font-name-complex="Georgia"/>
    </style:style>
    <style:style style:name="P4500" style:parent-style-name="Título2" style:family="paragraph">
      <style:paragraph-properties fo:margin-top="0.1666in" fo:margin-bottom="0.0833in"/>
    </style:style>
    <style:style style:name="T4501" style:parent-style-name="Fonteparág.padrão" style:family="text">
      <style:text-properties style:font-name="Aptos" style:font-name-asian="Aptos" style:font-name-complex="Aptos" fo:font-size="12pt" style:font-size-asian="12pt" style:font-size-complex="12pt"/>
    </style:style>
    <style:style style:name="P4502" style:parent-style-name="Normal" style:family="paragraph">
      <style:paragraph-properties fo:margin-top="0.0833in" fo:margin-bottom="0.0833in"/>
    </style:style>
    <style:style style:name="T4503" style:parent-style-name="Fonteparág.padrão" style:family="text">
      <style:text-properties style:font-name="Georgia" style:font-name-asian="Georgia" style:font-name-complex="Georgia"/>
    </style:style>
    <style:style style:name="P4504" style:parent-style-name="Normal" style:family="paragraph">
      <style:paragraph-properties fo:margin-top="0.1666in" fo:margin-bottom="0.0833in"/>
    </style:style>
    <style:style style:name="T4505" style:parent-style-name="Fonteparág.padrão" style:family="text">
      <style:text-properties style:font-name="Georgia" style:font-name-asian="Georgia" style:font-name-complex="Georgia"/>
    </style:style>
    <style:style style:name="P4506" style:parent-style-name="Normal" style:family="paragraph">
      <style:paragraph-properties fo:margin-top="0.1666in" fo:margin-bottom="0.0833in"/>
    </style:style>
    <style:style style:name="T4507" style:parent-style-name="Fonteparág.padrão" style:family="text">
      <style:text-properties style:font-name="Georgia" style:font-name-asian="Georgia" style:font-name-complex="Georgia"/>
    </style:style>
    <style:style style:name="T4508" style:parent-style-name="Fonteparág.padrão" style:family="text">
      <style:text-properties style:font-name="Georgia" style:font-name-asian="Georgia" style:font-name-complex="Georgia"/>
    </style:style>
    <style:style style:name="T4509" style:parent-style-name="Fonteparág.padrão" style:family="text">
      <style:text-properties style:font-name="Georgia" style:font-name-asian="Georgia" style:font-name-complex="Georgia"/>
    </style:style>
    <style:style style:name="P4510" style:parent-style-name="Normal" style:family="paragraph">
      <style:paragraph-properties fo:margin-top="0.1666in" fo:margin-bottom="0.0833in"/>
    </style:style>
    <style:style style:name="T4511" style:parent-style-name="Fonteparág.padrão" style:family="text">
      <style:text-properties style:font-name="Georgia" style:font-name-asian="Georgia" style:font-name-complex="Georgia"/>
    </style:style>
    <style:style style:name="P4512" style:parent-style-name="Normal" style:family="paragraph">
      <style:paragraph-properties fo:margin-top="0.1666in" fo:margin-bottom="0.0833in"/>
    </style:style>
    <style:style style:name="T4513" style:parent-style-name="Fonteparág.padrão" style:family="text">
      <style:text-properties style:font-name="Georgia" style:font-name-asian="Georgia" style:font-name-complex="Georgia"/>
    </style:style>
    <style:style style:name="P4514" style:parent-style-name="Normal" style:family="paragraph">
      <style:paragraph-properties fo:margin-top="0.1666in" fo:margin-bottom="0.0833in"/>
    </style:style>
    <style:style style:name="T4515" style:parent-style-name="Fonteparág.padrão" style:family="text">
      <style:text-properties style:font-name="Georgia" style:font-name-asian="Georgia" style:font-name-complex="Georgia"/>
    </style:style>
    <style:style style:name="T4516" style:parent-style-name="Fonteparág.padrão" style:family="text">
      <style:text-properties style:font-name="Georgia" style:font-name-asian="Georgia" style:font-name-complex="Georgia"/>
    </style:style>
    <style:style style:name="P4517" style:parent-style-name="Normal" style:family="paragraph">
      <style:paragraph-properties fo:margin-top="0.1666in" fo:margin-bottom="0.0833in"/>
    </style:style>
    <style:style style:name="T4518" style:parent-style-name="Fonteparág.padrão" style:family="text">
      <style:text-properties style:font-name="Georgia" style:font-name-asian="Georgia" style:font-name-complex="Georgia"/>
    </style:style>
    <style:style style:name="T4519" style:parent-style-name="Fonteparág.padrão" style:family="text">
      <style:text-properties style:font-name="Georgia" style:font-name-asian="Georgia" style:font-name-complex="Georgia"/>
    </style:style>
    <style:style style:name="T4520" style:parent-style-name="Fonteparág.padrão" style:family="text">
      <style:text-properties style:font-name="Georgia" style:font-name-asian="Georgia" style:font-name-complex="Georgia"/>
    </style:style>
    <style:style style:name="P4521" style:parent-style-name="Normal" style:family="paragraph">
      <style:paragraph-properties fo:margin-top="0.1666in" fo:margin-bottom="0.0833in"/>
    </style:style>
    <style:style style:name="T4522" style:parent-style-name="Fonteparág.padrão" style:family="text">
      <style:text-properties style:font-name="Georgia" style:font-name-asian="Georgia" style:font-name-complex="Georgia"/>
    </style:style>
    <style:style style:name="T4523" style:parent-style-name="Fonteparág.padrão" style:family="text">
      <style:text-properties style:font-name="Georgia" style:font-name-asian="Georgia" style:font-name-complex="Georgia"/>
    </style:style>
    <style:style style:name="P4524" style:parent-style-name="Normal" style:family="paragraph">
      <style:paragraph-properties fo:margin-top="0.1666in" fo:margin-bottom="0.0833in"/>
    </style:style>
    <style:style style:name="T4525" style:parent-style-name="Fonteparág.padrão" style:family="text">
      <style:text-properties style:font-name="Georgia" style:font-name-asian="Georgia" style:font-name-complex="Georgia"/>
    </style:style>
    <style:style style:name="T4526" style:parent-style-name="Fonteparág.padrão" style:family="text">
      <style:text-properties style:font-name="Georgia" style:font-name-asian="Georgia" style:font-name-complex="Georgia"/>
    </style:style>
    <style:style style:name="P4527" style:parent-style-name="Normal" style:family="paragraph">
      <style:paragraph-properties fo:margin-top="0.1666in" fo:margin-bottom="0.0833in"/>
    </style:style>
    <style:style style:name="T4528" style:parent-style-name="Fonteparág.padrão" style:family="text">
      <style:text-properties style:font-name="Georgia" style:font-name-asian="Georgia" style:font-name-complex="Georgia"/>
    </style:style>
    <style:style style:name="P4529" style:parent-style-name="Normal" style:family="paragraph">
      <style:paragraph-properties fo:margin-top="0.1666in" fo:margin-bottom="0.0833in"/>
    </style:style>
    <style:style style:name="T4530" style:parent-style-name="Fonteparág.padrão" style:family="text">
      <style:text-properties style:font-name="Georgia" style:font-name-asian="Georgia" style:font-name-complex="Georgia"/>
    </style:style>
    <style:style style:name="T4531" style:parent-style-name="Fonteparág.padrão" style:family="text">
      <style:text-properties style:font-name="Georgia" style:font-name-asian="Georgia" style:font-name-complex="Georgia"/>
    </style:style>
    <style:style style:name="P4532" style:parent-style-name="Normal" style:family="paragraph">
      <style:paragraph-properties fo:margin-top="0.1666in" fo:margin-bottom="0.0833in"/>
    </style:style>
    <style:style style:name="T4533" style:parent-style-name="Fonteparág.padrão" style:family="text">
      <style:text-properties style:font-name="Georgia" style:font-name-asian="Georgia" style:font-name-complex="Georgia"/>
    </style:style>
    <style:style style:name="T4534" style:parent-style-name="Fonteparág.padrão" style:family="text">
      <style:text-properties style:font-name="Georgia" style:font-name-asian="Georgia" style:font-name-complex="Georgia"/>
    </style:style>
    <style:style style:name="T4535" style:parent-style-name="Fonteparág.padrão" style:family="text">
      <style:text-properties style:font-name="Georgia" style:font-name-asian="Georgia" style:font-name-complex="Georgia"/>
    </style:style>
    <style:style style:name="P4536" style:parent-style-name="Normal" style:family="paragraph">
      <style:paragraph-properties fo:margin-top="0.1666in" fo:margin-bottom="0.0833in"/>
    </style:style>
    <style:style style:name="T4537" style:parent-style-name="Fonteparág.padrão" style:family="text">
      <style:text-properties style:font-name="Georgia" style:font-name-asian="Georgia" style:font-name-complex="Georgia"/>
    </style:style>
    <style:style style:name="T4538" style:parent-style-name="Fonteparág.padrão" style:family="text">
      <style:text-properties style:font-name="Georgia" style:font-name-asian="Georgia" style:font-name-complex="Georgia"/>
    </style:style>
    <style:style style:name="P4539" style:parent-style-name="Normal" style:family="paragraph">
      <style:paragraph-properties fo:margin-top="0.1666in" fo:margin-bottom="0.0833in"/>
    </style:style>
    <style:style style:name="T4540" style:parent-style-name="Fonteparág.padrão" style:family="text">
      <style:text-properties style:font-name="Georgia" style:font-name-asian="Georgia" style:font-name-complex="Georgia"/>
    </style:style>
    <style:style style:name="T4541" style:parent-style-name="Fonteparág.padrão" style:family="text">
      <style:text-properties style:font-name="Georgia" style:font-name-asian="Georgia" style:font-name-complex="Georgia"/>
    </style:style>
    <style:style style:name="P4542" style:parent-style-name="Normal" style:family="paragraph">
      <style:paragraph-properties fo:margin-top="0.1666in" fo:margin-bottom="0.0833in"/>
    </style:style>
    <style:style style:name="T4543" style:parent-style-name="Fonteparág.padrão" style:family="text">
      <style:text-properties style:font-name="Georgia" style:font-name-asian="Georgia" style:font-name-complex="Georgia"/>
    </style:style>
    <style:style style:name="T4544" style:parent-style-name="Fonteparág.padrão" style:family="text">
      <style:text-properties style:font-name="Georgia" style:font-name-asian="Georgia" style:font-name-complex="Georgia"/>
    </style:style>
    <style:style style:name="T4545" style:parent-style-name="Fonteparág.padrão" style:family="text">
      <style:text-properties style:font-name="Georgia" style:font-name-asian="Georgia" style:font-name-complex="Georgia"/>
    </style:style>
    <style:style style:name="P4546" style:parent-style-name="Normal" style:family="paragraph">
      <style:paragraph-properties fo:margin-top="0.1666in" fo:margin-bottom="0.0833in"/>
    </style:style>
    <style:style style:name="T4547" style:parent-style-name="Fonteparág.padrão" style:family="text">
      <style:text-properties style:font-name="Georgia" style:font-name-asian="Georgia" style:font-name-complex="Georgia"/>
    </style:style>
    <style:style style:name="T4548" style:parent-style-name="Fonteparág.padrão" style:family="text">
      <style:text-properties style:font-name="Georgia" style:font-name-asian="Georgia" style:font-name-complex="Georgia"/>
    </style:style>
    <style:style style:name="P4549" style:parent-style-name="Normal" style:family="paragraph">
      <style:paragraph-properties fo:margin-top="0.1666in" fo:margin-bottom="0.0833in"/>
    </style:style>
    <style:style style:name="T4550" style:parent-style-name="Fonteparág.padrão" style:family="text">
      <style:text-properties style:font-name="Georgia" style:font-name-asian="Georgia" style:font-name-complex="Georgia"/>
    </style:style>
    <style:style style:name="P4551" style:parent-style-name="Normal" style:family="paragraph">
      <style:paragraph-properties fo:margin-top="0.1666in" fo:margin-bottom="0.0833in"/>
    </style:style>
    <style:style style:name="T4552" style:parent-style-name="Fonteparág.padrão" style:family="text">
      <style:text-properties style:font-name="Georgia" style:font-name-asian="Georgia" style:font-name-complex="Georgia"/>
    </style:style>
    <style:style style:name="P4553" style:parent-style-name="Normal" style:family="paragraph">
      <style:paragraph-properties fo:margin-top="0.1666in" fo:margin-bottom="0.0833in"/>
    </style:style>
    <style:style style:name="T4554" style:parent-style-name="Fonteparág.padrão" style:family="text">
      <style:text-properties style:font-name="Georgia" style:font-name-asian="Georgia" style:font-name-complex="Georgia"/>
    </style:style>
    <style:style style:name="P4555" style:parent-style-name="Normal" style:family="paragraph">
      <style:paragraph-properties fo:margin-top="0.1666in" fo:margin-bottom="0.0833in"/>
    </style:style>
    <style:style style:name="T4556" style:parent-style-name="Fonteparág.padrão" style:family="text">
      <style:text-properties style:font-name="Georgia" style:font-name-asian="Georgia" style:font-name-complex="Georgia"/>
    </style:style>
    <style:style style:name="T4557" style:parent-style-name="Fonteparág.padrão" style:family="text">
      <style:text-properties style:font-name="Georgia" style:font-name-asian="Georgia" style:font-name-complex="Georgia"/>
    </style:style>
    <style:style style:name="T4558" style:parent-style-name="Fonteparág.padrão" style:family="text">
      <style:text-properties style:font-name="Georgia" style:font-name-asian="Georgia" style:font-name-complex="Georgia"/>
    </style:style>
    <style:style style:name="P4559" style:parent-style-name="Normal" style:family="paragraph">
      <style:paragraph-properties fo:margin-top="0.1666in" fo:margin-bottom="0.0833in"/>
    </style:style>
    <style:style style:name="T4560" style:parent-style-name="Fonteparág.padrão" style:family="text">
      <style:text-properties style:font-name="Georgia" style:font-name-asian="Georgia" style:font-name-complex="Georgia"/>
    </style:style>
    <style:style style:name="P4561" style:parent-style-name="Normal" style:family="paragraph">
      <style:paragraph-properties fo:margin-top="0.1666in" fo:margin-bottom="0.0833in"/>
    </style:style>
    <style:style style:name="T4562" style:parent-style-name="Fonteparág.padrão" style:family="text">
      <style:text-properties style:font-name="Georgia" style:font-name-asian="Georgia" style:font-name-complex="Georgia"/>
    </style:style>
    <style:style style:name="P4563" style:parent-style-name="Normal" style:family="paragraph">
      <style:paragraph-properties fo:margin-top="0.1666in" fo:margin-bottom="0.0833in"/>
    </style:style>
    <style:style style:name="T4564" style:parent-style-name="Fonteparág.padrão" style:family="text">
      <style:text-properties style:font-name="Georgia" style:font-name-asian="Georgia" style:font-name-complex="Georgia"/>
    </style:style>
    <style:style style:name="P4565" style:parent-style-name="Normal" style:family="paragraph">
      <style:paragraph-properties fo:margin-top="0.1666in" fo:margin-bottom="0.0833in"/>
    </style:style>
    <style:style style:name="T4566" style:parent-style-name="Fonteparág.padrão" style:family="text">
      <style:text-properties style:font-name="Georgia" style:font-name-asian="Georgia" style:font-name-complex="Georgia"/>
    </style:style>
    <style:style style:name="T4567" style:parent-style-name="Fonteparág.padrão" style:family="text">
      <style:text-properties style:font-name="Georgia" style:font-name-asian="Georgia" style:font-name-complex="Georgia"/>
    </style:style>
    <style:style style:name="T4568" style:parent-style-name="Fonteparág.padrão" style:family="text">
      <style:text-properties style:font-name="Georgia" style:font-name-asian="Georgia" style:font-name-complex="Georgia"/>
    </style:style>
    <style:style style:name="P4569" style:parent-style-name="Normal" style:family="paragraph">
      <style:paragraph-properties fo:margin-top="0.1666in" fo:margin-bottom="0.0833in"/>
    </style:style>
    <style:style style:name="T4570" style:parent-style-name="Fonteparág.padrão" style:family="text">
      <style:text-properties style:font-name="Georgia" style:font-name-asian="Georgia" style:font-name-complex="Georgia"/>
    </style:style>
    <style:style style:name="P4571" style:parent-style-name="Normal" style:family="paragraph">
      <style:paragraph-properties fo:margin-top="0.1666in" fo:margin-bottom="0.0833in"/>
    </style:style>
    <style:style style:name="T4572" style:parent-style-name="Fonteparág.padrão" style:family="text">
      <style:text-properties style:font-name="Georgia" style:font-name-asian="Georgia" style:font-name-complex="Georgia"/>
    </style:style>
    <style:style style:name="T4573" style:parent-style-name="Fonteparág.padrão" style:family="text">
      <style:text-properties style:font-name="Georgia" style:font-name-asian="Georgia" style:font-name-complex="Georgia"/>
    </style:style>
    <style:style style:name="P4574" style:parent-style-name="Normal" style:family="paragraph">
      <style:paragraph-properties fo:margin-top="0.1666in" fo:margin-bottom="0.0833in"/>
    </style:style>
    <style:style style:name="T4575" style:parent-style-name="Fonteparág.padrão" style:family="text">
      <style:text-properties style:font-name="Georgia" style:font-name-asian="Georgia" style:font-name-complex="Georgia"/>
    </style:style>
    <style:style style:name="P4576" style:parent-style-name="Normal" style:family="paragraph">
      <style:paragraph-properties fo:margin-top="0.1666in" fo:margin-bottom="0.0833in"/>
    </style:style>
    <style:style style:name="T4577" style:parent-style-name="Fonteparág.padrão" style:family="text">
      <style:text-properties style:font-name="Georgia" style:font-name-asian="Georgia" style:font-name-complex="Georgia"/>
    </style:style>
    <style:style style:name="T4578" style:parent-style-name="Fonteparág.padrão" style:family="text">
      <style:text-properties style:font-name="Georgia" style:font-name-asian="Georgia" style:font-name-complex="Georgia"/>
    </style:style>
    <style:style style:name="P4579" style:parent-style-name="Normal" style:family="paragraph">
      <style:paragraph-properties fo:margin-top="0.1666in" fo:margin-bottom="0.0833in"/>
    </style:style>
    <style:style style:name="T4580" style:parent-style-name="Fonteparág.padrão" style:family="text">
      <style:text-properties style:font-name="Georgia" style:font-name-asian="Georgia" style:font-name-complex="Georgia"/>
    </style:style>
    <style:style style:name="T4581" style:parent-style-name="Fonteparág.padrão" style:family="text">
      <style:text-properties style:font-name="Georgia" style:font-name-asian="Georgia" style:font-name-complex="Georgia"/>
    </style:style>
    <style:style style:name="P4582" style:parent-style-name="Normal" style:family="paragraph">
      <style:paragraph-properties fo:margin-top="0.1666in" fo:margin-bottom="0.0833in"/>
    </style:style>
    <style:style style:name="T4583" style:parent-style-name="Fonteparág.padrão" style:family="text">
      <style:text-properties style:font-name="Georgia" style:font-name-asian="Georgia" style:font-name-complex="Georgia"/>
    </style:style>
    <style:style style:name="P4584" style:parent-style-name="Normal" style:family="paragraph">
      <style:paragraph-properties fo:margin-top="0.1666in" fo:margin-bottom="0.0833in"/>
    </style:style>
    <style:style style:name="T4585" style:parent-style-name="Fonteparág.padrão" style:family="text">
      <style:text-properties style:font-name="Georgia" style:font-name-asian="Georgia" style:font-name-complex="Georgia"/>
    </style:style>
    <style:style style:name="T4586" style:parent-style-name="Fonteparág.padrão" style:family="text">
      <style:text-properties style:font-name="Georgia" style:font-name-asian="Georgia" style:font-name-complex="Georgia"/>
    </style:style>
    <style:style style:name="P4587" style:parent-style-name="Normal" style:family="paragraph">
      <style:paragraph-properties fo:margin-top="0.1666in" fo:margin-bottom="0.0833in"/>
    </style:style>
    <style:style style:name="T4588" style:parent-style-name="Fonteparág.padrão" style:family="text">
      <style:text-properties style:font-name="Georgia" style:font-name-asian="Georgia" style:font-name-complex="Georgia"/>
    </style:style>
    <style:style style:name="P4589" style:parent-style-name="Normal" style:family="paragraph">
      <style:paragraph-properties fo:margin-top="0.1666in" fo:margin-bottom="0.0833in"/>
    </style:style>
    <style:style style:name="T4590" style:parent-style-name="Fonteparág.padrão" style:family="text">
      <style:text-properties style:font-name="Georgia" style:font-name-asian="Georgia" style:font-name-complex="Georgia"/>
    </style:style>
    <style:style style:name="P4591" style:parent-style-name="Normal" style:family="paragraph">
      <style:paragraph-properties fo:margin-top="0.1666in" fo:margin-bottom="0.0833in"/>
    </style:style>
    <style:style style:name="T4592" style:parent-style-name="Fonteparág.padrão" style:family="text">
      <style:text-properties style:font-name="Georgia" style:font-name-asian="Georgia" style:font-name-complex="Georgia"/>
    </style:style>
    <style:style style:name="P4593" style:parent-style-name="Normal" style:family="paragraph">
      <style:paragraph-properties fo:margin-top="0.1666in" fo:margin-bottom="0.0833in"/>
    </style:style>
    <style:style style:name="T4594" style:parent-style-name="Fonteparág.padrão" style:family="text">
      <style:text-properties style:font-name="Georgia" style:font-name-asian="Georgia" style:font-name-complex="Georgia"/>
    </style:style>
    <style:style style:name="T4595" style:parent-style-name="Fonteparág.padrão" style:family="text">
      <style:text-properties style:font-name="Georgia" style:font-name-asian="Georgia" style:font-name-complex="Georgia"/>
    </style:style>
    <style:style style:name="T4596" style:parent-style-name="Fonteparág.padrão" style:family="text">
      <style:text-properties style:font-name="Georgia" style:font-name-asian="Georgia" style:font-name-complex="Georgia"/>
    </style:style>
    <style:style style:name="P4597" style:parent-style-name="Normal" style:family="paragraph">
      <style:paragraph-properties fo:margin-top="0.1666in" fo:margin-bottom="0.0833in"/>
    </style:style>
    <style:style style:name="T4598" style:parent-style-name="Fonteparág.padrão" style:family="text">
      <style:text-properties style:font-name="Georgia" style:font-name-asian="Georgia" style:font-name-complex="Georgia"/>
    </style:style>
    <style:style style:name="T4599" style:parent-style-name="Fonteparág.padrão" style:family="text">
      <style:text-properties style:font-name="Georgia" style:font-name-asian="Georgia" style:font-name-complex="Georgia"/>
    </style:style>
    <style:style style:name="T4600" style:parent-style-name="Fonteparág.padrão" style:family="text">
      <style:text-properties style:font-name="Georgia" style:font-name-asian="Georgia" style:font-name-complex="Georgia"/>
    </style:style>
    <style:style style:name="P4601" style:parent-style-name="Normal" style:family="paragraph">
      <style:paragraph-properties fo:margin-top="0.1666in" fo:margin-bottom="0.0833in"/>
    </style:style>
    <style:style style:name="T4602" style:parent-style-name="Fonteparág.padrão" style:family="text">
      <style:text-properties style:font-name="Georgia" style:font-name-asian="Georgia" style:font-name-complex="Georgia"/>
    </style:style>
    <style:style style:name="P4603" style:parent-style-name="Normal" style:family="paragraph">
      <style:paragraph-properties fo:margin-top="0.1666in" fo:margin-bottom="0.0833in"/>
    </style:style>
    <style:style style:name="T4604" style:parent-style-name="Fonteparág.padrão" style:family="text">
      <style:text-properties style:font-name="Georgia" style:font-name-asian="Georgia" style:font-name-complex="Georgia"/>
    </style:style>
    <style:style style:name="P4605" style:parent-style-name="Normal" style:family="paragraph">
      <style:paragraph-properties fo:margin-top="0.1666in" fo:margin-bottom="0.0833in"/>
    </style:style>
    <style:style style:name="T4606" style:parent-style-name="Fonteparág.padrão" style:family="text">
      <style:text-properties style:font-name="Georgia" style:font-name-asian="Georgia" style:font-name-complex="Georgia"/>
    </style:style>
    <style:style style:name="T4607" style:parent-style-name="Fonteparág.padrão" style:family="text">
      <style:text-properties style:font-name="Georgia" style:font-name-asian="Georgia" style:font-name-complex="Georgia"/>
    </style:style>
    <style:style style:name="T4608" style:parent-style-name="Fonteparág.padrão" style:family="text">
      <style:text-properties style:font-name="Georgia" style:font-name-asian="Georgia" style:font-name-complex="Georgia"/>
    </style:style>
    <style:style style:name="P4609" style:parent-style-name="Normal" style:family="paragraph">
      <style:paragraph-properties fo:margin-top="0.1666in" fo:margin-bottom="0.0833in"/>
    </style:style>
    <style:style style:name="T4610" style:parent-style-name="Fonteparág.padrão" style:family="text">
      <style:text-properties style:font-name="Georgia" style:font-name-asian="Georgia" style:font-name-complex="Georgia"/>
    </style:style>
    <style:style style:name="P4611" style:parent-style-name="Normal" style:family="paragraph">
      <style:paragraph-properties fo:margin-top="0.1666in" fo:margin-bottom="0.0833in"/>
    </style:style>
    <style:style style:name="T4612" style:parent-style-name="Fonteparág.padrão" style:family="text">
      <style:text-properties style:font-name="Georgia" style:font-name-asian="Georgia" style:font-name-complex="Georgia"/>
    </style:style>
    <style:style style:name="T4613" style:parent-style-name="Fonteparág.padrão" style:family="text">
      <style:text-properties style:font-name="Georgia" style:font-name-asian="Georgia" style:font-name-complex="Georgia"/>
    </style:style>
    <style:style style:name="P4614" style:parent-style-name="Normal" style:family="paragraph">
      <style:paragraph-properties fo:margin-top="0.1666in" fo:margin-bottom="0.0833in"/>
    </style:style>
    <style:style style:name="T4615" style:parent-style-name="Fonteparág.padrão" style:family="text">
      <style:text-properties style:font-name="Georgia" style:font-name-asian="Georgia" style:font-name-complex="Georgia"/>
    </style:style>
    <style:style style:name="T4616" style:parent-style-name="Fonteparág.padrão" style:family="text">
      <style:text-properties style:font-name="Georgia" style:font-name-asian="Georgia" style:font-name-complex="Georgia"/>
    </style:style>
    <style:style style:name="T4617" style:parent-style-name="Fonteparág.padrão" style:family="text">
      <style:text-properties style:font-name="Georgia" style:font-name-asian="Georgia" style:font-name-complex="Georgia"/>
    </style:style>
    <style:style style:name="P4618" style:parent-style-name="Normal" style:family="paragraph">
      <style:paragraph-properties fo:margin-top="0.1666in" fo:margin-bottom="0.0833in"/>
    </style:style>
    <style:style style:name="T4619" style:parent-style-name="Fonteparág.padrão" style:family="text">
      <style:text-properties style:font-name="Georgia" style:font-name-asian="Georgia" style:font-name-complex="Georgia"/>
    </style:style>
    <style:style style:name="P4620" style:parent-style-name="Normal" style:family="paragraph">
      <style:paragraph-properties fo:margin-top="0.1666in" fo:margin-bottom="0.0833in"/>
    </style:style>
    <style:style style:name="T4621" style:parent-style-name="Fonteparág.padrão" style:family="text">
      <style:text-properties style:font-name="Georgia" style:font-name-asian="Georgia" style:font-name-complex="Georgia"/>
    </style:style>
    <style:style style:name="T4622" style:parent-style-name="Fonteparág.padrão" style:family="text">
      <style:text-properties style:font-name="Georgia" style:font-name-asian="Georgia" style:font-name-complex="Georgia"/>
    </style:style>
    <style:style style:name="P4623" style:parent-style-name="Normal" style:family="paragraph">
      <style:paragraph-properties fo:margin-top="0.1666in" fo:margin-bottom="0.0833in"/>
    </style:style>
    <style:style style:name="T4624" style:parent-style-name="Fonteparág.padrão" style:family="text">
      <style:text-properties style:font-name="Georgia" style:font-name-asian="Georgia" style:font-name-complex="Georgia"/>
    </style:style>
    <style:style style:name="T4625" style:parent-style-name="Fonteparág.padrão" style:family="text">
      <style:text-properties style:font-name="Georgia" style:font-name-asian="Georgia" style:font-name-complex="Georgia"/>
    </style:style>
    <style:style style:name="T4626" style:parent-style-name="Fonteparág.padrão" style:family="text">
      <style:text-properties style:font-name="Georgia" style:font-name-asian="Georgia" style:font-name-complex="Georgia"/>
    </style:style>
    <style:style style:name="T4627" style:parent-style-name="Fonteparág.padrão" style:family="text">
      <style:text-properties style:font-name="Georgia" style:font-name-asian="Georgia" style:font-name-complex="Georgia"/>
    </style:style>
    <style:style style:name="P4628" style:parent-style-name="Normal" style:family="paragraph">
      <style:paragraph-properties fo:margin-top="0.1666in" fo:margin-bottom="0.0833in"/>
    </style:style>
    <style:style style:name="T4629" style:parent-style-name="Fonteparág.padrão" style:family="text">
      <style:text-properties style:font-name="Georgia" style:font-name-asian="Georgia" style:font-name-complex="Georgia"/>
    </style:style>
    <style:style style:name="P4630" style:parent-style-name="Normal" style:family="paragraph">
      <style:paragraph-properties fo:margin-top="0.1666in" fo:margin-bottom="0.0833in"/>
    </style:style>
    <style:style style:name="T4631" style:parent-style-name="Fonteparág.padrão" style:family="text">
      <style:text-properties style:font-name="Georgia" style:font-name-asian="Georgia" style:font-name-complex="Georgia"/>
    </style:style>
    <style:style style:name="P4632" style:parent-style-name="Normal" style:family="paragraph">
      <style:paragraph-properties fo:margin-top="0.1666in" fo:margin-bottom="0.0833in"/>
    </style:style>
    <style:style style:name="T4633" style:parent-style-name="Fonteparág.padrão" style:family="text">
      <style:text-properties style:font-name="Georgia" style:font-name-asian="Georgia" style:font-name-complex="Georgia"/>
    </style:style>
    <style:style style:name="P4634" style:parent-style-name="Título2" style:family="paragraph">
      <style:paragraph-properties fo:margin-top="0.25in" fo:margin-bottom="0in"/>
    </style:style>
    <style:style style:name="T4635" style:parent-style-name="Fonteparág.padrão" style:family="text">
      <style:text-properties style:font-name="Georgia" style:font-name-asian="Georgia" style:font-name-complex="Georgia" fo:font-size="12pt" style:font-size-asian="12pt" style:font-size-complex="12pt"/>
    </style:style>
    <style:style style:name="P4636" style:parent-style-name="Normal" style:family="paragraph">
      <style:paragraph-properties fo:margin-bottom="0.0833in"/>
    </style:style>
    <style:style style:name="T4637" style:parent-style-name="Fonteparág.padrão" style:family="text">
      <style:text-properties style:font-name="Georgia" style:font-name-asian="Georgia" style:font-name-complex="Georgia"/>
    </style:style>
    <style:style style:name="P4638" style:parent-style-name="Normal" style:family="paragraph">
      <style:paragraph-properties fo:margin-top="0.1666in" fo:margin-bottom="0.0833in"/>
    </style:style>
    <style:style style:name="T4639" style:parent-style-name="Fonteparág.padrão" style:family="text">
      <style:text-properties style:font-name="Georgia" style:font-name-asian="Georgia" style:font-name-complex="Georgia"/>
    </style:style>
    <style:style style:name="T4640" style:parent-style-name="Fonteparág.padrão" style:family="text">
      <style:text-properties style:font-name="Georgia" style:font-name-asian="Georgia" style:font-name-complex="Georgia"/>
    </style:style>
    <style:style style:name="T4641" style:parent-style-name="Fonteparág.padrão" style:family="text">
      <style:text-properties style:font-name="Georgia" style:font-name-asian="Georgia" style:font-name-complex="Georgia"/>
    </style:style>
    <style:style style:name="P4642" style:parent-style-name="Normal" style:family="paragraph">
      <style:paragraph-properties fo:margin-top="0.1666in" fo:margin-bottom="0.0833in"/>
    </style:style>
    <style:style style:name="T4643" style:parent-style-name="Fonteparág.padrão" style:family="text">
      <style:text-properties style:font-name="Georgia" style:font-name-asian="Georgia" style:font-name-complex="Georgia"/>
    </style:style>
    <style:style style:name="P4644" style:parent-style-name="Normal" style:family="paragraph">
      <style:paragraph-properties fo:margin-top="0.1666in" fo:margin-bottom="0.0833in"/>
    </style:style>
    <style:style style:name="T4645" style:parent-style-name="Fonteparág.padrão" style:family="text">
      <style:text-properties style:font-name="Georgia" style:font-name-asian="Georgia" style:font-name-complex="Georgia"/>
    </style:style>
    <style:style style:name="T4646" style:parent-style-name="Fonteparág.padrão" style:family="text">
      <style:text-properties style:font-name="Georgia" style:font-name-asian="Georgia" style:font-name-complex="Georgia"/>
    </style:style>
    <style:style style:name="P4647" style:parent-style-name="Normal" style:family="paragraph">
      <style:paragraph-properties fo:margin-top="0.1666in" fo:margin-bottom="0.0833in"/>
    </style:style>
    <style:style style:name="T4648" style:parent-style-name="Fonteparág.padrão" style:family="text">
      <style:text-properties style:font-name="Georgia" style:font-name-asian="Georgia" style:font-name-complex="Georgia"/>
    </style:style>
    <style:style style:name="P4649" style:parent-style-name="Normal" style:family="paragraph">
      <style:paragraph-properties fo:margin-top="0.1666in" fo:margin-bottom="0.0833in"/>
    </style:style>
    <style:style style:name="T4650" style:parent-style-name="Fonteparág.padrão" style:family="text">
      <style:text-properties style:font-name="Georgia" style:font-name-asian="Georgia" style:font-name-complex="Georgia"/>
    </style:style>
    <style:style style:name="T4651" style:parent-style-name="Fonteparág.padrão" style:family="text">
      <style:text-properties style:font-name="Georgia" style:font-name-asian="Georgia" style:font-name-complex="Georgia"/>
    </style:style>
    <style:style style:name="T4652" style:parent-style-name="Fonteparág.padrão" style:family="text">
      <style:text-properties style:font-name="Georgia" style:font-name-asian="Georgia" style:font-name-complex="Georgia"/>
    </style:style>
    <style:style style:name="T4653" style:parent-style-name="Fonteparág.padrão" style:family="text">
      <style:text-properties style:font-name="Georgia" style:font-name-asian="Georgia" style:font-name-complex="Georgia"/>
    </style:style>
    <style:style style:name="P4654" style:parent-style-name="Normal" style:family="paragraph">
      <style:paragraph-properties fo:margin-top="0.1666in" fo:margin-bottom="0.0833in"/>
    </style:style>
    <style:style style:name="T4655" style:parent-style-name="Fonteparág.padrão" style:family="text">
      <style:text-properties style:font-name="Georgia" style:font-name-asian="Georgia" style:font-name-complex="Georgia"/>
    </style:style>
    <style:style style:name="P4656" style:parent-style-name="Normal" style:family="paragraph">
      <style:paragraph-properties fo:margin-top="0.1666in" fo:margin-bottom="0.0833in"/>
    </style:style>
    <style:style style:name="T4657" style:parent-style-name="Fonteparág.padrão" style:family="text">
      <style:text-properties style:font-name="Georgia" style:font-name-asian="Georgia" style:font-name-complex="Georgia"/>
    </style:style>
    <style:style style:name="T4658" style:parent-style-name="Fonteparág.padrão" style:family="text">
      <style:text-properties style:font-name="Georgia" style:font-name-asian="Georgia" style:font-name-complex="Georgia"/>
    </style:style>
    <style:style style:name="P4659" style:parent-style-name="Normal" style:family="paragraph">
      <style:paragraph-properties fo:margin-top="0.1666in" fo:margin-bottom="0.0833in"/>
    </style:style>
    <style:style style:name="T4660" style:parent-style-name="Fonteparág.padrão" style:family="text">
      <style:text-properties style:font-name="Georgia" style:font-name-asian="Georgia" style:font-name-complex="Georgia"/>
    </style:style>
    <style:style style:name="P4661" style:parent-style-name="Normal" style:family="paragraph">
      <style:paragraph-properties fo:margin-top="0.1666in" fo:margin-bottom="0.0833in"/>
    </style:style>
    <style:style style:name="T4662" style:parent-style-name="Fonteparág.padrão" style:family="text">
      <style:text-properties style:font-name="Georgia" style:font-name-asian="Georgia" style:font-name-complex="Georgia"/>
    </style:style>
    <style:style style:name="T4663" style:parent-style-name="Fonteparág.padrão" style:family="text">
      <style:text-properties style:font-name="Georgia" style:font-name-asian="Georgia" style:font-name-complex="Georgia"/>
    </style:style>
    <style:style style:name="T4664" style:parent-style-name="Fonteparág.padrão" style:family="text">
      <style:text-properties style:font-name="Georgia" style:font-name-asian="Georgia" style:font-name-complex="Georgia"/>
    </style:style>
    <style:style style:name="P4665" style:parent-style-name="Normal" style:family="paragraph">
      <style:paragraph-properties fo:margin-top="0.1666in" fo:margin-bottom="0.0833in"/>
    </style:style>
    <style:style style:name="T4666" style:parent-style-name="Fonteparág.padrão" style:family="text">
      <style:text-properties style:font-name="Georgia" style:font-name-asian="Georgia" style:font-name-complex="Georgia"/>
    </style:style>
    <style:style style:name="P4667" style:parent-style-name="Normal" style:family="paragraph">
      <style:paragraph-properties fo:margin-top="0.1666in" fo:margin-bottom="0.0833in"/>
    </style:style>
    <style:style style:name="T4668" style:parent-style-name="Fonteparág.padrão" style:family="text">
      <style:text-properties style:font-name="Georgia" style:font-name-asian="Georgia" style:font-name-complex="Georgia"/>
    </style:style>
    <style:style style:name="T4669" style:parent-style-name="Fonteparág.padrão" style:family="text">
      <style:text-properties style:font-name="Georgia" style:font-name-asian="Georgia" style:font-name-complex="Georgia"/>
    </style:style>
    <style:style style:name="P4670" style:parent-style-name="Normal" style:family="paragraph">
      <style:paragraph-properties fo:margin-top="0.1666in" fo:margin-bottom="0.0833in"/>
    </style:style>
    <style:style style:name="T4671" style:parent-style-name="Fonteparág.padrão" style:family="text">
      <style:text-properties style:font-name="Georgia" style:font-name-asian="Georgia" style:font-name-complex="Georgia"/>
    </style:style>
    <style:style style:name="P4672" style:parent-style-name="Normal" style:family="paragraph">
      <style:paragraph-properties fo:margin-top="0.1666in" fo:margin-bottom="0.0833in"/>
    </style:style>
    <style:style style:name="T4673" style:parent-style-name="Fonteparág.padrão" style:family="text">
      <style:text-properties style:font-name="Georgia" style:font-name-asian="Georgia" style:font-name-complex="Georgia"/>
    </style:style>
    <style:style style:name="T4674" style:parent-style-name="Fonteparág.padrão" style:family="text">
      <style:text-properties style:font-name="Georgia" style:font-name-asian="Georgia" style:font-name-complex="Georgia"/>
    </style:style>
    <style:style style:name="T4675" style:parent-style-name="Fonteparág.padrão" style:family="text">
      <style:text-properties style:font-name="Georgia" style:font-name-asian="Georgia" style:font-name-complex="Georgia"/>
    </style:style>
    <style:style style:name="T4676" style:parent-style-name="Fonteparág.padrão" style:family="text">
      <style:text-properties style:font-name="Georgia" style:font-name-asian="Georgia" style:font-name-complex="Georgia" fo:font-style="italic" style:font-style-asian="italic" style:font-style-complex="italic"/>
    </style:style>
    <style:style style:name="T4677" style:parent-style-name="Fonteparág.padrão" style:family="text">
      <style:text-properties style:font-name="Georgia" style:font-name-asian="Georgia" style:font-name-complex="Georgia"/>
    </style:style>
    <style:style style:name="T4678" style:parent-style-name="Fonteparág.padrão" style:family="text">
      <style:text-properties style:font-name="Georgia" style:font-name-asian="Georgia" style:font-name-complex="Georgia"/>
    </style:style>
    <style:style style:name="T4679" style:parent-style-name="Fonteparág.padrão" style:family="text">
      <style:text-properties style:font-name="Georgia" style:font-name-asian="Georgia" style:font-name-complex="Georgia"/>
    </style:style>
    <style:style style:name="P4680" style:parent-style-name="Normal" style:family="paragraph">
      <style:paragraph-properties fo:margin-top="0.1666in" fo:margin-bottom="0.0833in"/>
    </style:style>
    <style:style style:name="T4681" style:parent-style-name="Fonteparág.padrão" style:family="text">
      <style:text-properties style:font-name="Georgia" style:font-name-asian="Georgia" style:font-name-complex="Georgia"/>
    </style:style>
    <style:style style:name="T4682" style:parent-style-name="Fonteparág.padrão" style:family="text">
      <style:text-properties style:font-name="Georgia" style:font-name-asian="Georgia" style:font-name-complex="Georgia" fo:font-style="italic" style:font-style-asian="italic" style:font-style-complex="italic"/>
    </style:style>
    <style:style style:name="T4683" style:parent-style-name="Fonteparág.padrão" style:family="text">
      <style:text-properties style:font-name="Georgia" style:font-name-asian="Georgia" style:font-name-complex="Georgia"/>
    </style:style>
    <style:style style:name="P4684" style:parent-style-name="Normal" style:family="paragraph">
      <style:paragraph-properties fo:margin-top="0.1666in" fo:margin-bottom="0.0833in"/>
    </style:style>
    <style:style style:name="T4685" style:parent-style-name="Fonteparág.padrão" style:family="text">
      <style:text-properties style:font-name="Georgia" style:font-name-asian="Georgia" style:font-name-complex="Georgia"/>
    </style:style>
    <style:style style:name="T4686" style:parent-style-name="Fonteparág.padrão" style:family="text">
      <style:text-properties style:font-name="Georgia" style:font-name-asian="Georgia" style:font-name-complex="Georgia"/>
    </style:style>
    <style:style style:name="P4687" style:parent-style-name="Normal" style:family="paragraph">
      <style:paragraph-properties fo:margin-top="0.1666in" fo:margin-bottom="0.0833in"/>
    </style:style>
    <style:style style:name="T4688" style:parent-style-name="Fonteparág.padrão" style:family="text">
      <style:text-properties style:font-name="Georgia" style:font-name-asian="Georgia" style:font-name-complex="Georgia"/>
    </style:style>
    <style:style style:name="P4689" style:parent-style-name="Normal" style:family="paragraph">
      <style:paragraph-properties fo:margin-top="0.1666in" fo:margin-bottom="0.0833in"/>
    </style:style>
    <style:style style:name="T4690" style:parent-style-name="Fonteparág.padrão" style:family="text">
      <style:text-properties style:font-name="Georgia" style:font-name-asian="Georgia" style:font-name-complex="Georgia"/>
    </style:style>
    <style:style style:name="T4691" style:parent-style-name="Fonteparág.padrão" style:family="text">
      <style:text-properties style:font-name="Georgia" style:font-name-asian="Georgia" style:font-name-complex="Georgia"/>
    </style:style>
    <style:style style:name="T4692" style:parent-style-name="Fonteparág.padrão" style:family="text">
      <style:text-properties style:font-name="Georgia" style:font-name-asian="Georgia" style:font-name-complex="Georgia"/>
    </style:style>
    <style:style style:name="P4693" style:parent-style-name="Normal" style:family="paragraph">
      <style:paragraph-properties fo:margin-top="0.1666in" fo:margin-bottom="0.0833in"/>
    </style:style>
    <style:style style:name="T4694" style:parent-style-name="Fonteparág.padrão" style:family="text">
      <style:text-properties style:font-name="Georgia" style:font-name-asian="Georgia" style:font-name-complex="Georgia"/>
    </style:style>
    <style:style style:name="P4695" style:parent-style-name="Normal" style:family="paragraph">
      <style:paragraph-properties fo:margin-top="0.1666in" fo:margin-bottom="0.0833in"/>
    </style:style>
    <style:style style:name="T4696" style:parent-style-name="Fonteparág.padrão" style:family="text">
      <style:text-properties style:font-name="Georgia" style:font-name-asian="Georgia" style:font-name-complex="Georgia"/>
    </style:style>
    <style:style style:name="P4697" style:parent-style-name="Normal" style:family="paragraph">
      <style:paragraph-properties fo:margin-top="0.1666in" fo:margin-bottom="0.0833in"/>
    </style:style>
    <style:style style:name="T4698" style:parent-style-name="Fonteparág.padrão" style:family="text">
      <style:text-properties style:font-name="Georgia" style:font-name-asian="Georgia" style:font-name-complex="Georgia"/>
    </style:style>
    <style:style style:name="T4699" style:parent-style-name="Fonteparág.padrão" style:family="text">
      <style:text-properties style:font-name="Georgia" style:font-name-asian="Georgia" style:font-name-complex="Georgia"/>
    </style:style>
    <style:style style:name="T4700" style:parent-style-name="Fonteparág.padrão" style:family="text">
      <style:text-properties style:font-name="Georgia" style:font-name-asian="Georgia" style:font-name-complex="Georgia"/>
    </style:style>
    <style:style style:name="P4701" style:parent-style-name="Normal" style:family="paragraph">
      <style:paragraph-properties fo:margin-top="0.1666in" fo:margin-bottom="0.0833in"/>
    </style:style>
    <style:style style:name="T4702" style:parent-style-name="Fonteparág.padrão" style:family="text">
      <style:text-properties style:font-name="Georgia" style:font-name-asian="Georgia" style:font-name-complex="Georgia"/>
    </style:style>
    <style:style style:name="P4703" style:parent-style-name="Normal" style:family="paragraph">
      <style:paragraph-properties fo:margin-top="0.1666in" fo:margin-bottom="0.0833in"/>
    </style:style>
    <style:style style:name="T4704" style:parent-style-name="Fonteparág.padrão" style:family="text">
      <style:text-properties style:font-name="Georgia" style:font-name-asian="Georgia" style:font-name-complex="Georgia"/>
    </style:style>
    <style:style style:name="P4705" style:parent-style-name="Normal" style:family="paragraph">
      <style:paragraph-properties fo:margin-top="0.1666in" fo:margin-bottom="0.0833in"/>
    </style:style>
    <style:style style:name="T4706" style:parent-style-name="Fonteparág.padrão" style:family="text">
      <style:text-properties style:font-name="Georgia" style:font-name-asian="Georgia" style:font-name-complex="Georgia"/>
    </style:style>
    <style:style style:name="T4707" style:parent-style-name="Fonteparág.padrão" style:family="text">
      <style:text-properties style:font-name="Georgia" style:font-name-asian="Georgia" style:font-name-complex="Georgia"/>
    </style:style>
    <style:style style:name="P4708" style:parent-style-name="Normal" style:family="paragraph">
      <style:paragraph-properties fo:margin-top="0.1666in" fo:margin-bottom="0.0833in"/>
    </style:style>
    <style:style style:name="T4709" style:parent-style-name="Fonteparág.padrão" style:family="text">
      <style:text-properties style:font-name="Georgia" style:font-name-asian="Georgia" style:font-name-complex="Georgia"/>
    </style:style>
    <style:style style:name="P4710" style:parent-style-name="Normal" style:family="paragraph">
      <style:paragraph-properties fo:margin-top="0.1666in" fo:margin-bottom="0.0833in"/>
    </style:style>
    <style:style style:name="T4711" style:parent-style-name="Fonteparág.padrão" style:family="text">
      <style:text-properties style:font-name="Georgia" style:font-name-asian="Georgia" style:font-name-complex="Georgia"/>
    </style:style>
    <style:style style:name="T4712" style:parent-style-name="Fonteparág.padrão" style:family="text">
      <style:text-properties style:font-name="Georgia" style:font-name-asian="Georgia" style:font-name-complex="Georgia"/>
    </style:style>
    <style:style style:name="T4713" style:parent-style-name="Fonteparág.padrão" style:family="text">
      <style:text-properties style:font-name="Georgia" style:font-name-asian="Georgia" style:font-name-complex="Georgia"/>
    </style:style>
    <style:style style:name="P4714" style:parent-style-name="Normal" style:family="paragraph">
      <style:paragraph-properties fo:margin-top="0.1666in" fo:margin-bottom="0.0833in"/>
    </style:style>
    <style:style style:name="T4715" style:parent-style-name="Fonteparág.padrão" style:family="text">
      <style:text-properties style:font-name="Georgia" style:font-name-asian="Georgia" style:font-name-complex="Georgia"/>
    </style:style>
    <style:style style:name="T4716" style:parent-style-name="Fonteparág.padrão" style:family="text">
      <style:text-properties style:font-name="Georgia" style:font-name-asian="Georgia" style:font-name-complex="Georgia"/>
    </style:style>
    <style:style style:name="T4717" style:parent-style-name="Fonteparág.padrão" style:family="text">
      <style:text-properties style:font-name="Georgia" style:font-name-asian="Georgia" style:font-name-complex="Georgia"/>
    </style:style>
    <style:style style:name="P4718" style:parent-style-name="Normal" style:family="paragraph">
      <style:paragraph-properties fo:margin-top="0.1666in" fo:margin-bottom="0.0833in"/>
    </style:style>
    <style:style style:name="T4719" style:parent-style-name="Fonteparág.padrão" style:family="text">
      <style:text-properties style:font-name="Georgia" style:font-name-asian="Georgia" style:font-name-complex="Georgia"/>
    </style:style>
    <style:style style:name="T4720" style:parent-style-name="Fonteparág.padrão" style:family="text">
      <style:text-properties style:font-name="Georgia" style:font-name-asian="Georgia" style:font-name-complex="Georgia"/>
    </style:style>
    <style:style style:name="P4721" style:parent-style-name="Normal" style:family="paragraph">
      <style:paragraph-properties fo:margin-top="0.1666in" fo:margin-bottom="0.0833in"/>
    </style:style>
    <style:style style:name="T4722" style:parent-style-name="Fonteparág.padrão" style:family="text">
      <style:text-properties style:font-name="Georgia" style:font-name-asian="Georgia" style:font-name-complex="Georgia"/>
    </style:style>
    <style:style style:name="P4723" style:parent-style-name="Normal" style:family="paragraph">
      <style:paragraph-properties fo:margin-top="0.1666in" fo:margin-bottom="0.0833in"/>
    </style:style>
    <style:style style:name="T4724" style:parent-style-name="Fonteparág.padrão" style:family="text">
      <style:text-properties style:font-name="Georgia" style:font-name-asian="Georgia" style:font-name-complex="Georgia"/>
    </style:style>
    <style:style style:name="T4725" style:parent-style-name="Fonteparág.padrão" style:family="text">
      <style:text-properties style:font-name="Georgia" style:font-name-asian="Georgia" style:font-name-complex="Georgia"/>
    </style:style>
    <style:style style:name="T4726" style:parent-style-name="Fonteparág.padrão" style:family="text">
      <style:text-properties style:font-name="Georgia" style:font-name-asian="Georgia" style:font-name-complex="Georgia"/>
    </style:style>
    <style:style style:name="T4727" style:parent-style-name="Fonteparág.padrão" style:family="text">
      <style:text-properties style:font-name="Georgia" style:font-name-asian="Georgia" style:font-name-complex="Georgia"/>
    </style:style>
    <style:style style:name="P4728" style:parent-style-name="Normal" style:family="paragraph">
      <style:paragraph-properties fo:margin-top="0.1666in" fo:margin-bottom="0.0833in"/>
    </style:style>
    <style:style style:name="T4729" style:parent-style-name="Fonteparág.padrão" style:family="text">
      <style:text-properties style:font-name="Georgia" style:font-name-asian="Georgia" style:font-name-complex="Georgia"/>
    </style:style>
    <style:style style:name="T4730" style:parent-style-name="Fonteparág.padrão" style:family="text">
      <style:text-properties style:font-name="Georgia" style:font-name-asian="Georgia" style:font-name-complex="Georgia"/>
    </style:style>
    <style:style style:name="P4731" style:parent-style-name="Normal" style:family="paragraph">
      <style:paragraph-properties fo:margin-top="0.1666in" fo:margin-bottom="0.0833in"/>
    </style:style>
    <style:style style:name="T4732" style:parent-style-name="Fonteparág.padrão" style:family="text">
      <style:text-properties style:font-name="Georgia" style:font-name-asian="Georgia" style:font-name-complex="Georgia"/>
    </style:style>
    <style:style style:name="T4733" style:parent-style-name="Fonteparág.padrão" style:family="text">
      <style:text-properties style:font-name="Georgia" style:font-name-asian="Georgia" style:font-name-complex="Georgia"/>
    </style:style>
    <style:style style:name="P4734" style:parent-style-name="Normal" style:family="paragraph">
      <style:paragraph-properties fo:margin-top="0.1666in" fo:margin-bottom="0.0833in"/>
    </style:style>
    <style:style style:name="T4735" style:parent-style-name="Fonteparág.padrão" style:family="text">
      <style:text-properties style:font-name="Georgia" style:font-name-asian="Georgia" style:font-name-complex="Georgia"/>
    </style:style>
    <style:style style:name="P4736" style:parent-style-name="Normal" style:family="paragraph">
      <style:paragraph-properties fo:margin-top="0.1666in" fo:margin-bottom="0.0833in"/>
    </style:style>
    <style:style style:name="T4737" style:parent-style-name="Fonteparág.padrão" style:family="text">
      <style:text-properties style:font-name="Georgia" style:font-name-asian="Georgia" style:font-name-complex="Georgia"/>
    </style:style>
    <style:style style:name="T4738" style:parent-style-name="Fonteparág.padrão" style:family="text">
      <style:text-properties style:font-name="Georgia" style:font-name-asian="Georgia" style:font-name-complex="Georgia"/>
    </style:style>
    <style:style style:name="T4739" style:parent-style-name="Fonteparág.padrão" style:family="text">
      <style:text-properties style:font-name="Georgia" style:font-name-asian="Georgia" style:font-name-complex="Georgia"/>
    </style:style>
    <style:style style:name="T4740" style:parent-style-name="Fonteparág.padrão" style:family="text">
      <style:text-properties style:font-name="Georgia" style:font-name-asian="Georgia" style:font-name-complex="Georgia"/>
    </style:style>
    <style:style style:name="P4741" style:parent-style-name="Normal" style:family="paragraph">
      <style:paragraph-properties fo:margin-top="0.1666in" fo:margin-bottom="0.0833in"/>
    </style:style>
    <style:style style:name="T4742" style:parent-style-name="Fonteparág.padrão" style:family="text">
      <style:text-properties style:font-name="Georgia" style:font-name-asian="Georgia" style:font-name-complex="Georgia"/>
    </style:style>
    <style:style style:name="T4743" style:parent-style-name="Fonteparág.padrão" style:family="text">
      <style:text-properties style:font-name="Georgia" style:font-name-asian="Georgia" style:font-name-complex="Georgia"/>
    </style:style>
    <style:style style:name="P4744" style:parent-style-name="Normal" style:family="paragraph">
      <style:paragraph-properties fo:margin-top="0.1666in" fo:margin-bottom="0.0833in"/>
    </style:style>
    <style:style style:name="T4745" style:parent-style-name="Fonteparág.padrão" style:family="text">
      <style:text-properties style:font-name="Georgia" style:font-name-asian="Georgia" style:font-name-complex="Georgia"/>
    </style:style>
    <style:style style:name="P4746" style:parent-style-name="Normal" style:family="paragraph">
      <style:paragraph-properties fo:margin-top="0.1666in" fo:margin-bottom="0.0833in"/>
    </style:style>
    <style:style style:name="T4747" style:parent-style-name="Fonteparág.padrão" style:family="text">
      <style:text-properties style:font-name="Georgia" style:font-name-asian="Georgia" style:font-name-complex="Georgia"/>
    </style:style>
    <style:style style:name="T4748" style:parent-style-name="Fonteparág.padrão" style:family="text">
      <style:text-properties style:font-name="Georgia" style:font-name-asian="Georgia" style:font-name-complex="Georgia"/>
    </style:style>
    <style:style style:name="T4749" style:parent-style-name="Fonteparág.padrão" style:family="text">
      <style:text-properties style:font-name="Georgia" style:font-name-asian="Georgia" style:font-name-complex="Georgia"/>
    </style:style>
    <style:style style:name="P4750" style:parent-style-name="Normal" style:family="paragraph">
      <style:paragraph-properties fo:margin-top="0.1666in" fo:margin-bottom="0.0833in"/>
    </style:style>
    <style:style style:name="T4751" style:parent-style-name="Fonteparág.padrão" style:family="text">
      <style:text-properties style:font-name="Georgia" style:font-name-asian="Georgia" style:font-name-complex="Georgia"/>
    </style:style>
    <style:style style:name="T4752" style:parent-style-name="Fonteparág.padrão" style:family="text">
      <style:text-properties style:font-name="Georgia" style:font-name-asian="Georgia" style:font-name-complex="Georgia"/>
    </style:style>
    <style:style style:name="P4753" style:parent-style-name="Normal" style:family="paragraph">
      <style:paragraph-properties fo:margin-top="0.1666in" fo:margin-bottom="0.0833in"/>
    </style:style>
    <style:style style:name="T4754" style:parent-style-name="Fonteparág.padrão" style:family="text">
      <style:text-properties style:font-name="Georgia" style:font-name-asian="Georgia" style:font-name-complex="Georgia"/>
    </style:style>
    <style:style style:name="P4755" style:parent-style-name="Normal" style:family="paragraph">
      <style:paragraph-properties fo:margin-top="0.1666in" fo:margin-bottom="0.0833in"/>
    </style:style>
    <style:style style:name="T4756" style:parent-style-name="Fonteparág.padrão" style:family="text">
      <style:text-properties style:font-name="Georgia" style:font-name-asian="Georgia" style:font-name-complex="Georgia"/>
    </style:style>
    <style:style style:name="T4757" style:parent-style-name="Fonteparág.padrão" style:family="text">
      <style:text-properties style:font-name="Georgia" style:font-name-asian="Georgia" style:font-name-complex="Georgia"/>
    </style:style>
    <style:style style:name="P4758" style:parent-style-name="Normal" style:family="paragraph">
      <style:paragraph-properties fo:margin-top="0.1666in" fo:margin-bottom="0.0833in"/>
    </style:style>
    <style:style style:name="T4759" style:parent-style-name="Fonteparág.padrão" style:family="text">
      <style:text-properties style:font-name="Georgia" style:font-name-asian="Georgia" style:font-name-complex="Georgia"/>
    </style:style>
    <style:style style:name="T4760" style:parent-style-name="Fonteparág.padrão" style:family="text">
      <style:text-properties style:font-name="Georgia" style:font-name-asian="Georgia" style:font-name-complex="Georgia"/>
    </style:style>
    <style:style style:name="T4761" style:parent-style-name="Fonteparág.padrão" style:family="text">
      <style:text-properties style:font-name="Georgia" style:font-name-asian="Georgia" style:font-name-complex="Georgia"/>
    </style:style>
    <style:style style:name="P4762" style:parent-style-name="Normal" style:family="paragraph">
      <style:paragraph-properties fo:margin-top="0.1666in" fo:margin-bottom="0.0833in"/>
    </style:style>
    <style:style style:name="T4763" style:parent-style-name="Fonteparág.padrão" style:family="text">
      <style:text-properties style:font-name="Georgia" style:font-name-asian="Georgia" style:font-name-complex="Georgia"/>
    </style:style>
    <style:style style:name="P4764" style:parent-style-name="Normal" style:family="paragraph">
      <style:paragraph-properties fo:margin-top="0.1666in" fo:margin-bottom="0.0833in"/>
    </style:style>
    <style:style style:name="T4765" style:parent-style-name="Fonteparág.padrão" style:family="text">
      <style:text-properties style:font-name="Georgia" style:font-name-asian="Georgia" style:font-name-complex="Georgia"/>
    </style:style>
    <style:style style:name="P4766" style:parent-style-name="Normal" style:family="paragraph">
      <style:paragraph-properties fo:margin-top="0.1666in" fo:margin-bottom="0.0833in"/>
    </style:style>
    <style:style style:name="T4767" style:parent-style-name="Fonteparág.padrão" style:family="text">
      <style:text-properties style:font-name="Georgia" style:font-name-asian="Georgia" style:font-name-complex="Georgia"/>
    </style:style>
    <style:style style:name="P4768" style:parent-style-name="Normal" style:family="paragraph">
      <style:paragraph-properties fo:margin-top="0.1666in" fo:margin-bottom="0.0833in"/>
    </style:style>
    <style:style style:name="T4769" style:parent-style-name="Fonteparág.padrão" style:family="text">
      <style:text-properties style:font-name="Georgia" style:font-name-asian="Georgia" style:font-name-complex="Georgia"/>
    </style:style>
    <style:style style:name="P4770" style:parent-style-name="Normal" style:family="paragraph">
      <style:paragraph-properties fo:margin-top="0.1666in" fo:margin-bottom="0.0833in"/>
    </style:style>
    <style:style style:name="T4771" style:parent-style-name="Fonteparág.padrão" style:family="text">
      <style:text-properties style:font-name="Georgia" style:font-name-asian="Georgia" style:font-name-complex="Georgia"/>
    </style:style>
    <style:style style:name="T4772" style:parent-style-name="Fonteparág.padrão" style:family="text">
      <style:text-properties style:font-name="Georgia" style:font-name-asian="Georgia" style:font-name-complex="Georgia"/>
    </style:style>
    <style:style style:name="T4773" style:parent-style-name="Fonteparág.padrão" style:family="text">
      <style:text-properties style:font-name="Georgia" style:font-name-asian="Georgia" style:font-name-complex="Georgia"/>
    </style:style>
    <style:style style:name="P4774" style:parent-style-name="Normal" style:family="paragraph">
      <style:paragraph-properties fo:margin-top="0.1666in" fo:margin-bottom="0.0833in"/>
    </style:style>
    <style:style style:name="T4775" style:parent-style-name="Fonteparág.padrão" style:family="text">
      <style:text-properties style:font-name="Georgia" style:font-name-asian="Georgia" style:font-name-complex="Georgia"/>
    </style:style>
    <style:style style:name="P4776" style:parent-style-name="Normal" style:family="paragraph">
      <style:paragraph-properties fo:margin-top="0.1666in" fo:margin-bottom="0.0833in"/>
    </style:style>
    <style:style style:name="T4777" style:parent-style-name="Fonteparág.padrão" style:family="text">
      <style:text-properties style:font-name="Georgia" style:font-name-asian="Georgia" style:font-name-complex="Georgia"/>
    </style:style>
    <style:style style:name="T4778" style:parent-style-name="Fonteparág.padrão" style:family="text">
      <style:text-properties style:font-name="Georgia" style:font-name-asian="Georgia" style:font-name-complex="Georgia"/>
    </style:style>
    <style:style style:name="T4779" style:parent-style-name="Fonteparág.padrão" style:family="text">
      <style:text-properties style:font-name="Georgia" style:font-name-asian="Georgia" style:font-name-complex="Georgia"/>
    </style:style>
    <style:style style:name="T4780" style:parent-style-name="Fonteparág.padrão" style:family="text">
      <style:text-properties style:font-name="Georgia" style:font-name-asian="Georgia" style:font-name-complex="Georgia"/>
    </style:style>
    <style:style style:name="P4781" style:parent-style-name="Normal" style:family="paragraph">
      <style:paragraph-properties fo:margin-top="0.1666in" fo:margin-bottom="0.0833in"/>
    </style:style>
    <style:style style:name="T4782" style:parent-style-name="Fonteparág.padrão" style:family="text">
      <style:text-properties style:font-name="Georgia" style:font-name-asian="Georgia" style:font-name-complex="Georgia"/>
    </style:style>
    <style:style style:name="P4783" style:parent-style-name="Normal" style:family="paragraph">
      <style:paragraph-properties fo:margin-top="0.1666in" fo:margin-bottom="0.0833in"/>
    </style:style>
    <style:style style:name="T4784" style:parent-style-name="Fonteparág.padrão" style:family="text">
      <style:text-properties style:font-name="Georgia" style:font-name-asian="Georgia" style:font-name-complex="Georgia"/>
    </style:style>
    <style:style style:name="T4785" style:parent-style-name="Fonteparág.padrão" style:family="text">
      <style:text-properties style:font-name="Georgia" style:font-name-asian="Georgia" style:font-name-complex="Georgia"/>
    </style:style>
    <style:style style:name="T4786" style:parent-style-name="Fonteparág.padrão" style:family="text">
      <style:text-properties style:font-name="Georgia" style:font-name-asian="Georgia" style:font-name-complex="Georgia"/>
    </style:style>
    <style:style style:name="P4787" style:parent-style-name="Normal" style:family="paragraph">
      <style:paragraph-properties fo:margin-top="0.1666in" fo:margin-bottom="0.0833in"/>
    </style:style>
    <style:style style:name="T4788" style:parent-style-name="Fonteparág.padrão" style:family="text">
      <style:text-properties style:font-name="Georgia" style:font-name-asian="Georgia" style:font-name-complex="Georgia"/>
    </style:style>
    <style:style style:name="P4789" style:parent-style-name="Normal" style:family="paragraph">
      <style:paragraph-properties fo:margin-top="0.1666in" fo:margin-bottom="0.0833in"/>
    </style:style>
    <style:style style:name="T4790" style:parent-style-name="Fonteparág.padrão" style:family="text">
      <style:text-properties style:font-name="Georgia" style:font-name-asian="Georgia" style:font-name-complex="Georgia"/>
    </style:style>
    <style:style style:name="T4791" style:parent-style-name="Fonteparág.padrão" style:family="text">
      <style:text-properties style:font-name="Georgia" style:font-name-asian="Georgia" style:font-name-complex="Georgia"/>
    </style:style>
    <style:style style:name="P4792" style:parent-style-name="Normal" style:family="paragraph">
      <style:paragraph-properties fo:margin-top="0.1666in" fo:margin-bottom="0.0833in"/>
    </style:style>
    <style:style style:name="T4793" style:parent-style-name="Fonteparág.padrão" style:family="text">
      <style:text-properties style:font-name="Georgia" style:font-name-asian="Georgia" style:font-name-complex="Georgia"/>
    </style:style>
    <style:style style:name="P4794" style:parent-style-name="Normal" style:family="paragraph">
      <style:paragraph-properties fo:margin-top="0.1666in" fo:margin-bottom="0.0833in"/>
    </style:style>
    <style:style style:name="T4795" style:parent-style-name="Fonteparág.padrão" style:family="text">
      <style:text-properties style:font-name="Georgia" style:font-name-asian="Georgia" style:font-name-complex="Georgia"/>
    </style:style>
    <style:style style:name="T4796" style:parent-style-name="Fonteparág.padrão" style:family="text">
      <style:text-properties style:font-name="Georgia" style:font-name-asian="Georgia" style:font-name-complex="Georgia"/>
    </style:style>
    <style:style style:name="P4797" style:parent-style-name="Normal" style:family="paragraph">
      <style:paragraph-properties fo:margin-top="0.1666in" fo:margin-bottom="0.0833in"/>
    </style:style>
    <style:style style:name="T4798" style:parent-style-name="Fonteparág.padrão" style:family="text">
      <style:text-properties style:font-name="Georgia" style:font-name-asian="Georgia" style:font-name-complex="Georgia"/>
    </style:style>
    <style:style style:name="T4799" style:parent-style-name="Fonteparág.padrão" style:family="text">
      <style:text-properties style:font-name="Georgia" style:font-name-asian="Georgia" style:font-name-complex="Georgia"/>
    </style:style>
    <style:style style:name="T4800" style:parent-style-name="Fonteparág.padrão" style:family="text">
      <style:text-properties style:font-name="Georgia" style:font-name-asian="Georgia" style:font-name-complex="Georgia"/>
    </style:style>
    <style:style style:name="P4801" style:parent-style-name="Normal" style:family="paragraph">
      <style:paragraph-properties fo:margin-top="0.1666in" fo:margin-bottom="0.0833in"/>
    </style:style>
    <style:style style:name="T4802" style:parent-style-name="Fonteparág.padrão" style:family="text">
      <style:text-properties style:font-name="Georgia" style:font-name-asian="Georgia" style:font-name-complex="Georgia"/>
    </style:style>
    <style:style style:name="P4803" style:parent-style-name="Normal" style:family="paragraph">
      <style:paragraph-properties fo:margin-top="0.1666in" fo:margin-bottom="0.0833in"/>
    </style:style>
    <style:style style:name="T4804" style:parent-style-name="Fonteparág.padrão" style:family="text">
      <style:text-properties style:font-name="Georgia" style:font-name-asian="Georgia" style:font-name-complex="Georgia"/>
    </style:style>
    <style:style style:name="P4805" style:parent-style-name="Normal" style:family="paragraph">
      <style:paragraph-properties fo:margin-top="0.1666in" fo:margin-bottom="0.0833in"/>
    </style:style>
    <style:style style:name="T4806" style:parent-style-name="Fonteparág.padrão" style:family="text">
      <style:text-properties style:font-name="Georgia" style:font-name-asian="Georgia" style:font-name-complex="Georgia"/>
    </style:style>
    <style:style style:name="T4807" style:parent-style-name="Fonteparág.padrão" style:family="text">
      <style:text-properties style:font-name="Georgia" style:font-name-asian="Georgia" style:font-name-complex="Georgia"/>
    </style:style>
    <style:style style:name="T4808" style:parent-style-name="Fonteparág.padrão" style:family="text">
      <style:text-properties style:font-name="Georgia" style:font-name-asian="Georgia" style:font-name-complex="Georgia"/>
    </style:style>
    <style:style style:name="P4809" style:parent-style-name="Normal" style:family="paragraph">
      <style:paragraph-properties fo:margin-top="0.1666in" fo:margin-bottom="0.0833in"/>
    </style:style>
    <style:style style:name="T4810" style:parent-style-name="Fonteparág.padrão" style:family="text">
      <style:text-properties style:font-name="Georgia" style:font-name-asian="Georgia" style:font-name-complex="Georgia"/>
    </style:style>
    <style:style style:name="T4811" style:parent-style-name="Fonteparág.padrão" style:family="text">
      <style:text-properties style:font-name="Georgia" style:font-name-asian="Georgia" style:font-name-complex="Georgia"/>
    </style:style>
    <style:style style:name="T4812" style:parent-style-name="Fonteparág.padrão" style:family="text">
      <style:text-properties style:font-name="Georgia" style:font-name-asian="Georgia" style:font-name-complex="Georgia"/>
    </style:style>
    <style:style style:name="P4813" style:parent-style-name="Título2" style:family="paragraph">
      <style:paragraph-properties fo:margin-top="0.1666in" fo:margin-bottom="0.0833in"/>
    </style:style>
    <style:style style:name="T4814" style:parent-style-name="Fonteparág.padrão" style:family="text">
      <style:text-properties style:font-name="Aptos" style:font-name-asian="Aptos" style:font-name-complex="Aptos" fo:font-size="12pt" style:font-size-asian="12pt" style:font-size-complex="12pt"/>
    </style:style>
    <style:style style:name="P4815" style:parent-style-name="Normal" style:family="paragraph">
      <style:paragraph-properties fo:margin-top="0.0833in" fo:margin-bottom="0.0833in"/>
    </style:style>
    <style:style style:name="T4816" style:parent-style-name="Fonteparág.padrão" style:family="text">
      <style:text-properties style:font-name="Georgia" style:font-name-asian="Georgia" style:font-name-complex="Georgia"/>
    </style:style>
    <style:style style:name="P4817" style:parent-style-name="Normal" style:family="paragraph">
      <style:paragraph-properties fo:margin-top="0.1666in" fo:margin-bottom="0.0833in"/>
    </style:style>
    <style:style style:name="T4818" style:parent-style-name="Fonteparág.padrão" style:family="text">
      <style:text-properties style:font-name="Georgia" style:font-name-asian="Georgia" style:font-name-complex="Georgia"/>
    </style:style>
    <style:style style:name="P4819" style:parent-style-name="Normal" style:family="paragraph">
      <style:paragraph-properties fo:margin-top="0.1666in" fo:margin-bottom="0.0833in"/>
    </style:style>
    <style:style style:name="T4820" style:parent-style-name="Fonteparág.padrão" style:family="text">
      <style:text-properties style:font-name="Georgia" style:font-name-asian="Georgia" style:font-name-complex="Georgia"/>
    </style:style>
    <style:style style:name="P4821" style:parent-style-name="Normal" style:family="paragraph">
      <style:paragraph-properties fo:margin-top="0.1666in" fo:margin-bottom="0.0833in"/>
    </style:style>
    <style:style style:name="T4822" style:parent-style-name="Fonteparág.padrão" style:family="text">
      <style:text-properties style:font-name="Georgia" style:font-name-asian="Georgia" style:font-name-complex="Georgia"/>
    </style:style>
    <style:style style:name="P4823" style:parent-style-name="Normal" style:family="paragraph">
      <style:paragraph-properties fo:margin-top="0.1666in" fo:margin-bottom="0.0833in"/>
    </style:style>
    <style:style style:name="T4824" style:parent-style-name="Fonteparág.padrão" style:family="text">
      <style:text-properties style:font-name="Georgia" style:font-name-asian="Georgia" style:font-name-complex="Georgia"/>
    </style:style>
    <style:style style:name="P4825" style:parent-style-name="Normal" style:family="paragraph">
      <style:paragraph-properties fo:margin-top="0.1666in" fo:margin-bottom="0.0833in"/>
    </style:style>
    <style:style style:name="T4826" style:parent-style-name="Fonteparág.padrão" style:family="text">
      <style:text-properties style:font-name="Georgia" style:font-name-asian="Georgia" style:font-name-complex="Georgia"/>
    </style:style>
    <style:style style:name="P4827" style:parent-style-name="Normal" style:family="paragraph">
      <style:paragraph-properties fo:margin-top="0.1666in" fo:margin-bottom="0.0833in"/>
    </style:style>
    <style:style style:name="T4828" style:parent-style-name="Fonteparág.padrão" style:family="text">
      <style:text-properties style:font-name="Georgia" style:font-name-asian="Georgia" style:font-name-complex="Georgia"/>
    </style:style>
    <style:style style:name="P4829" style:parent-style-name="Normal" style:family="paragraph">
      <style:paragraph-properties fo:margin-top="0.1666in" fo:margin-bottom="0.0833in"/>
    </style:style>
    <style:style style:name="T4830" style:parent-style-name="Fonteparág.padrão" style:family="text">
      <style:text-properties style:font-name="Georgia" style:font-name-asian="Georgia" style:font-name-complex="Georgia"/>
    </style:style>
    <style:style style:name="P4831" style:parent-style-name="Normal" style:family="paragraph">
      <style:paragraph-properties fo:margin-top="0.1666in" fo:margin-bottom="0.0833in"/>
    </style:style>
    <style:style style:name="T4832" style:parent-style-name="Fonteparág.padrão" style:family="text">
      <style:text-properties style:font-name="Georgia" style:font-name-asian="Georgia" style:font-name-complex="Georgia"/>
    </style:style>
    <style:style style:name="P4833" style:parent-style-name="Normal" style:family="paragraph">
      <style:paragraph-properties fo:margin-top="0.1666in" fo:margin-bottom="0.0833in"/>
    </style:style>
    <style:style style:name="T4834" style:parent-style-name="Fonteparág.padrão" style:family="text">
      <style:text-properties style:font-name="Georgia" style:font-name-asian="Georgia" style:font-name-complex="Georgia"/>
    </style:style>
    <style:style style:name="P4835" style:parent-style-name="Normal" style:family="paragraph">
      <style:paragraph-properties fo:margin-top="0.1666in" fo:margin-bottom="0.0833in"/>
    </style:style>
    <style:style style:name="T4836" style:parent-style-name="Fonteparág.padrão" style:family="text">
      <style:text-properties style:font-name="Georgia" style:font-name-asian="Georgia" style:font-name-complex="Georgia"/>
    </style:style>
    <style:style style:name="P4837" style:parent-style-name="Normal" style:family="paragraph">
      <style:paragraph-properties fo:margin-top="0.1666in" fo:margin-bottom="0.0833in"/>
    </style:style>
    <style:style style:name="T4838" style:parent-style-name="Fonteparág.padrão" style:family="text">
      <style:text-properties style:font-name="Georgia" style:font-name-asian="Georgia" style:font-name-complex="Georgia"/>
    </style:style>
    <style:style style:name="P4839" style:parent-style-name="Normal" style:family="paragraph">
      <style:paragraph-properties fo:margin-top="0.1666in" fo:margin-bottom="0.0833in"/>
    </style:style>
    <style:style style:name="T4840" style:parent-style-name="Fonteparág.padrão" style:family="text">
      <style:text-properties style:font-name="Georgia" style:font-name-asian="Georgia" style:font-name-complex="Georgia"/>
    </style:style>
    <style:style style:name="P4841" style:parent-style-name="Normal" style:family="paragraph">
      <style:paragraph-properties fo:margin-top="0.1666in" fo:margin-bottom="0.0833in"/>
    </style:style>
    <style:style style:name="T4842" style:parent-style-name="Fonteparág.padrão" style:family="text">
      <style:text-properties style:font-name="Georgia" style:font-name-asian="Georgia" style:font-name-complex="Georgia"/>
    </style:style>
    <style:style style:name="P4843" style:parent-style-name="Normal" style:family="paragraph">
      <style:paragraph-properties fo:margin-top="0.1666in" fo:margin-bottom="0.0833in"/>
    </style:style>
    <style:style style:name="T4844" style:parent-style-name="Fonteparág.padrão" style:family="text">
      <style:text-properties style:font-name="Georgia" style:font-name-asian="Georgia" style:font-name-complex="Georgia"/>
    </style:style>
    <style:style style:name="P4845" style:parent-style-name="Normal" style:family="paragraph">
      <style:paragraph-properties fo:margin-top="0.1666in" fo:margin-bottom="0.0833in"/>
    </style:style>
    <style:style style:name="T4846" style:parent-style-name="Fonteparág.padrão" style:family="text">
      <style:text-properties style:font-name="Georgia" style:font-name-asian="Georgia" style:font-name-complex="Georgia"/>
    </style:style>
    <style:style style:name="P4847" style:parent-style-name="Normal" style:family="paragraph">
      <style:paragraph-properties fo:margin-top="0.1666in" fo:margin-bottom="0.0833in"/>
    </style:style>
    <style:style style:name="T4848" style:parent-style-name="Fonteparág.padrão" style:family="text">
      <style:text-properties style:font-name="Georgia" style:font-name-asian="Georgia" style:font-name-complex="Georgia"/>
    </style:style>
    <style:style style:name="P4849" style:parent-style-name="Normal" style:family="paragraph">
      <style:paragraph-properties fo:margin-top="0.1666in" fo:margin-bottom="0.0833in"/>
    </style:style>
    <style:style style:name="T4850" style:parent-style-name="Fonteparág.padrão" style:family="text">
      <style:text-properties style:font-name="Georgia" style:font-name-asian="Georgia" style:font-name-complex="Georgia"/>
    </style:style>
    <style:style style:name="P4851" style:parent-style-name="Normal" style:family="paragraph">
      <style:paragraph-properties fo:margin-top="0.1666in" fo:margin-bottom="0.0833in"/>
    </style:style>
    <style:style style:name="T4852" style:parent-style-name="Fonteparág.padrão" style:family="text">
      <style:text-properties style:font-name="Georgia" style:font-name-asian="Georgia" style:font-name-complex="Georgia"/>
    </style:style>
    <style:style style:name="P4853" style:parent-style-name="Normal" style:family="paragraph">
      <style:paragraph-properties fo:margin-top="0.1666in" fo:margin-bottom="0.0833in"/>
    </style:style>
    <style:style style:name="T4854" style:parent-style-name="Fonteparág.padrão" style:family="text">
      <style:text-properties style:font-name="Georgia" style:font-name-asian="Georgia" style:font-name-complex="Georgia"/>
    </style:style>
    <style:style style:name="P4855" style:parent-style-name="Normal" style:family="paragraph">
      <style:paragraph-properties fo:margin-top="0.1666in" fo:margin-bottom="0.0833in"/>
    </style:style>
    <style:style style:name="T4856" style:parent-style-name="Fonteparág.padrão" style:family="text">
      <style:text-properties style:font-name="Georgia" style:font-name-asian="Georgia" style:font-name-complex="Georgia"/>
    </style:style>
    <style:style style:name="P4857" style:parent-style-name="Normal" style:family="paragraph">
      <style:paragraph-properties fo:margin-top="0.1666in" fo:margin-bottom="0.0833in"/>
    </style:style>
    <style:style style:name="T4858" style:parent-style-name="Fonteparág.padrão" style:family="text">
      <style:text-properties style:font-name="Georgia" style:font-name-asian="Georgia" style:font-name-complex="Georgia"/>
    </style:style>
    <style:style style:name="T4859" style:parent-style-name="Fonteparág.padrão" style:family="text">
      <style:text-properties style:font-name="Georgia" style:font-name-asian="Georgia" style:font-name-complex="Georgia"/>
    </style:style>
    <style:style style:name="T4860" style:parent-style-name="Fonteparág.padrão" style:family="text">
      <style:text-properties style:font-name="Georgia" style:font-name-asian="Georgia" style:font-name-complex="Georgia"/>
    </style:style>
    <style:style style:name="P4861" style:parent-style-name="Normal" style:family="paragraph">
      <style:paragraph-properties fo:margin-top="0.1666in" fo:margin-bottom="0.0833in"/>
    </style:style>
    <style:style style:name="T4862" style:parent-style-name="Fonteparág.padrão" style:family="text">
      <style:text-properties style:font-name="Georgia" style:font-name-asian="Georgia" style:font-name-complex="Georgia"/>
    </style:style>
    <style:style style:name="P4863" style:parent-style-name="Normal" style:family="paragraph">
      <style:paragraph-properties fo:margin-top="0.1666in" fo:margin-bottom="0.0833in"/>
    </style:style>
    <style:style style:name="T4864" style:parent-style-name="Fonteparág.padrão" style:family="text">
      <style:text-properties style:font-name="Georgia" style:font-name-asian="Georgia" style:font-name-complex="Georgia"/>
    </style:style>
    <style:style style:name="T4865" style:parent-style-name="Fonteparág.padrão" style:family="text">
      <style:text-properties style:font-name="Georgia" style:font-name-asian="Georgia" style:font-name-complex="Georgia"/>
    </style:style>
    <style:style style:name="T4866" style:parent-style-name="Fonteparág.padrão" style:family="text">
      <style:text-properties style:font-name="Georgia" style:font-name-asian="Georgia" style:font-name-complex="Georgia"/>
    </style:style>
    <style:style style:name="P4867" style:parent-style-name="Normal" style:family="paragraph">
      <style:paragraph-properties fo:margin-top="0.1666in" fo:margin-bottom="0.0833in"/>
    </style:style>
    <style:style style:name="T4868" style:parent-style-name="Fonteparág.padrão" style:family="text">
      <style:text-properties style:font-name="Georgia" style:font-name-asian="Georgia" style:font-name-complex="Georgia"/>
    </style:style>
    <style:style style:name="T4869" style:parent-style-name="Fonteparág.padrão" style:family="text">
      <style:text-properties style:font-name="Georgia" style:font-name-asian="Georgia" style:font-name-complex="Georgia"/>
    </style:style>
    <style:style style:name="P4870" style:parent-style-name="Normal" style:family="paragraph">
      <style:paragraph-properties fo:margin-top="0.1666in" fo:margin-bottom="0.0833in"/>
    </style:style>
    <style:style style:name="T4871" style:parent-style-name="Fonteparág.padrão" style:family="text">
      <style:text-properties style:font-name="Georgia" style:font-name-asian="Georgia" style:font-name-complex="Georgia"/>
    </style:style>
    <style:style style:name="P4872" style:parent-style-name="Normal" style:family="paragraph">
      <style:paragraph-properties fo:margin-top="0.1666in" fo:margin-bottom="0.0833in"/>
    </style:style>
    <style:style style:name="T4873" style:parent-style-name="Fonteparág.padrão" style:family="text">
      <style:text-properties style:font-name="Georgia" style:font-name-asian="Georgia" style:font-name-complex="Georgia"/>
    </style:style>
    <style:style style:name="P4874" style:parent-style-name="Normal" style:family="paragraph">
      <style:paragraph-properties fo:margin-top="0.1666in" fo:margin-bottom="0.0833in"/>
    </style:style>
    <style:style style:name="T4875" style:parent-style-name="Fonteparág.padrão" style:family="text">
      <style:text-properties style:font-name="Georgia" style:font-name-asian="Georgia" style:font-name-complex="Georgia"/>
    </style:style>
    <style:style style:name="T4876" style:parent-style-name="Fonteparág.padrão" style:family="text">
      <style:text-properties style:font-name="Georgia" style:font-name-asian="Georgia" style:font-name-complex="Georgia"/>
    </style:style>
    <style:style style:name="P4877" style:parent-style-name="Normal" style:family="paragraph">
      <style:paragraph-properties fo:margin-top="0.1666in" fo:margin-bottom="0.0833in"/>
    </style:style>
    <style:style style:name="T4878" style:parent-style-name="Fonteparág.padrão" style:family="text">
      <style:text-properties style:font-name="Georgia" style:font-name-asian="Georgia" style:font-name-complex="Georgia"/>
    </style:style>
    <style:style style:name="T4879" style:parent-style-name="Fonteparág.padrão" style:family="text">
      <style:text-properties style:font-name="Georgia" style:font-name-asian="Georgia" style:font-name-complex="Georgia"/>
    </style:style>
    <style:style style:name="T4880" style:parent-style-name="Fonteparág.padrão" style:family="text">
      <style:text-properties style:font-name="Georgia" style:font-name-asian="Georgia" style:font-name-complex="Georgia"/>
    </style:style>
    <style:style style:name="P4881" style:parent-style-name="Normal" style:family="paragraph">
      <style:paragraph-properties fo:margin-top="0.1666in" fo:margin-bottom="0.0833in"/>
    </style:style>
    <style:style style:name="T4882" style:parent-style-name="Fonteparág.padrão" style:family="text">
      <style:text-properties style:font-name="Georgia" style:font-name-asian="Georgia" style:font-name-complex="Georgia"/>
    </style:style>
    <style:style style:name="P4883" style:parent-style-name="Normal" style:family="paragraph">
      <style:paragraph-properties fo:margin-top="0.1666in" fo:margin-bottom="0.0833in"/>
    </style:style>
    <style:style style:name="T4884" style:parent-style-name="Fonteparág.padrão" style:family="text">
      <style:text-properties style:font-name="Georgia" style:font-name-asian="Georgia" style:font-name-complex="Georgia"/>
    </style:style>
    <style:style style:name="T4885" style:parent-style-name="Fonteparág.padrão" style:family="text">
      <style:text-properties style:font-name="Georgia" style:font-name-asian="Georgia" style:font-name-complex="Georgia"/>
    </style:style>
    <style:style style:name="T4886" style:parent-style-name="Fonteparág.padrão" style:family="text">
      <style:text-properties style:font-name="Georgia" style:font-name-asian="Georgia" style:font-name-complex="Georgia"/>
    </style:style>
    <style:style style:name="P4887" style:parent-style-name="Normal" style:family="paragraph">
      <style:paragraph-properties fo:margin-top="0.1666in" fo:margin-bottom="0.0833in"/>
    </style:style>
    <style:style style:name="T4888" style:parent-style-name="Fonteparág.padrão" style:family="text">
      <style:text-properties style:font-name="Georgia" style:font-name-asian="Georgia" style:font-name-complex="Georgia"/>
    </style:style>
    <style:style style:name="T4889" style:parent-style-name="Fonteparág.padrão" style:family="text">
      <style:text-properties style:font-name="Georgia" style:font-name-asian="Georgia" style:font-name-complex="Georgia"/>
    </style:style>
    <style:style style:name="P4890" style:parent-style-name="Normal" style:family="paragraph">
      <style:paragraph-properties fo:margin-top="0.1666in" fo:margin-bottom="0.0833in"/>
    </style:style>
    <style:style style:name="T4891" style:parent-style-name="Fonteparág.padrão" style:family="text">
      <style:text-properties style:font-name="Georgia" style:font-name-asian="Georgia" style:font-name-complex="Georgia"/>
    </style:style>
    <style:style style:name="P4892" style:parent-style-name="Normal" style:family="paragraph">
      <style:paragraph-properties fo:margin-top="0.1666in" fo:margin-bottom="0.0833in"/>
    </style:style>
    <style:style style:name="T4893" style:parent-style-name="Fonteparág.padrão" style:family="text">
      <style:text-properties style:font-name="Georgia" style:font-name-asian="Georgia" style:font-name-complex="Georgia"/>
    </style:style>
    <style:style style:name="T4894" style:parent-style-name="Fonteparág.padrão" style:family="text">
      <style:text-properties style:font-name="Georgia" style:font-name-asian="Georgia" style:font-name-complex="Georgia"/>
    </style:style>
    <style:style style:name="T4895" style:parent-style-name="Fonteparág.padrão" style:family="text">
      <style:text-properties style:font-name="Georgia" style:font-name-asian="Georgia" style:font-name-complex="Georgia"/>
    </style:style>
    <style:style style:name="P4896" style:parent-style-name="Normal" style:family="paragraph">
      <style:paragraph-properties fo:margin-top="0.1666in" fo:margin-bottom="0.0833in"/>
    </style:style>
    <style:style style:name="T4897" style:parent-style-name="Fonteparág.padrão" style:family="text">
      <style:text-properties style:font-name="Georgia" style:font-name-asian="Georgia" style:font-name-complex="Georgia"/>
    </style:style>
    <style:style style:name="P4898" style:parent-style-name="Normal" style:family="paragraph">
      <style:paragraph-properties fo:margin-top="0.1666in" fo:margin-bottom="0.0833in"/>
    </style:style>
    <style:style style:name="T4899" style:parent-style-name="Fonteparág.padrão" style:family="text">
      <style:text-properties style:font-name="Georgia" style:font-name-asian="Georgia" style:font-name-complex="Georgia"/>
    </style:style>
    <style:style style:name="T4900" style:parent-style-name="Fonteparág.padrão" style:family="text">
      <style:text-properties style:font-name="Georgia" style:font-name-asian="Georgia" style:font-name-complex="Georgia"/>
    </style:style>
    <style:style style:name="T4901" style:parent-style-name="Fonteparág.padrão" style:family="text">
      <style:text-properties style:font-name="Georgia" style:font-name-asian="Georgia" style:font-name-complex="Georgia"/>
    </style:style>
    <style:style style:name="P4902" style:parent-style-name="Normal" style:family="paragraph">
      <style:paragraph-properties fo:margin-top="0.1666in" fo:margin-bottom="0.0833in"/>
    </style:style>
    <style:style style:name="T4903" style:parent-style-name="Fonteparág.padrão" style:family="text">
      <style:text-properties style:font-name="Georgia" style:font-name-asian="Georgia" style:font-name-complex="Georgia"/>
    </style:style>
    <style:style style:name="P4904" style:parent-style-name="Normal" style:family="paragraph">
      <style:paragraph-properties fo:margin-top="0.1666in" fo:margin-bottom="0.0833in"/>
    </style:style>
    <style:style style:name="T4905" style:parent-style-name="Fonteparág.padrão" style:family="text">
      <style:text-properties style:font-name="Georgia" style:font-name-asian="Georgia" style:font-name-complex="Georgia"/>
    </style:style>
    <style:style style:name="T4906" style:parent-style-name="Fonteparág.padrão" style:family="text">
      <style:text-properties style:font-name="Georgia" style:font-name-asian="Georgia" style:font-name-complex="Georgia"/>
    </style:style>
    <style:style style:name="T4907" style:parent-style-name="Fonteparág.padrão" style:family="text">
      <style:text-properties style:font-name="Georgia" style:font-name-asian="Georgia" style:font-name-complex="Georgia"/>
    </style:style>
    <style:style style:name="P4908" style:parent-style-name="Normal" style:family="paragraph">
      <style:paragraph-properties fo:margin-top="0.1666in" fo:margin-bottom="0.0833in"/>
    </style:style>
    <style:style style:name="T4909" style:parent-style-name="Fonteparág.padrão" style:family="text">
      <style:text-properties style:font-name="Georgia" style:font-name-asian="Georgia" style:font-name-complex="Georgia"/>
    </style:style>
    <style:style style:name="T4910" style:parent-style-name="Fonteparág.padrão" style:family="text">
      <style:text-properties style:font-name="Georgia" style:font-name-asian="Georgia" style:font-name-complex="Georgia"/>
    </style:style>
    <style:style style:name="T4911" style:parent-style-name="Fonteparág.padrão" style:family="text">
      <style:text-properties style:font-name="Georgia" style:font-name-asian="Georgia" style:font-name-complex="Georgia"/>
    </style:style>
    <style:style style:name="P4912" style:parent-style-name="Normal" style:family="paragraph">
      <style:paragraph-properties fo:margin-top="0.1666in" fo:margin-bottom="0.0833in"/>
    </style:style>
    <style:style style:name="T4913" style:parent-style-name="Fonteparág.padrão" style:family="text">
      <style:text-properties style:font-name="Georgia" style:font-name-asian="Georgia" style:font-name-complex="Georgia"/>
    </style:style>
    <style:style style:name="P4914" style:parent-style-name="Normal" style:family="paragraph">
      <style:paragraph-properties fo:margin-top="0.1666in" fo:margin-bottom="0.0833in"/>
    </style:style>
    <style:style style:name="T4915" style:parent-style-name="Fonteparág.padrão" style:family="text">
      <style:text-properties style:font-name="Georgia" style:font-name-asian="Georgia" style:font-name-complex="Georgia"/>
    </style:style>
    <style:style style:name="P4916" style:parent-style-name="Normal" style:family="paragraph">
      <style:paragraph-properties fo:margin-top="0.1666in" fo:margin-bottom="0.0833in"/>
    </style:style>
    <style:style style:name="T4917" style:parent-style-name="Fonteparág.padrão" style:family="text">
      <style:text-properties style:font-name="Georgia" style:font-name-asian="Georgia" style:font-name-complex="Georgia"/>
    </style:style>
    <style:style style:name="P4918" style:parent-style-name="Normal" style:family="paragraph">
      <style:paragraph-properties fo:margin-top="0.1666in" fo:margin-bottom="0.0833in"/>
    </style:style>
    <style:style style:name="T4919" style:parent-style-name="Fonteparág.padrão" style:family="text">
      <style:text-properties style:font-name="Georgia" style:font-name-asian="Georgia" style:font-name-complex="Georgia"/>
    </style:style>
    <style:style style:name="P4920" style:parent-style-name="Normal" style:family="paragraph">
      <style:paragraph-properties fo:margin-top="0.1666in" fo:margin-bottom="0.0833in"/>
    </style:style>
    <style:style style:name="T4921" style:parent-style-name="Fonteparág.padrão" style:family="text">
      <style:text-properties style:font-name="Georgia" style:font-name-asian="Georgia" style:font-name-complex="Georgia"/>
    </style:style>
    <style:style style:name="P4922" style:parent-style-name="Normal" style:family="paragraph">
      <style:paragraph-properties fo:margin-top="0.1666in" fo:margin-bottom="0.0833in"/>
    </style:style>
    <style:style style:name="T4923" style:parent-style-name="Fonteparág.padrão" style:family="text">
      <style:text-properties style:font-name="Georgia" style:font-name-asian="Georgia" style:font-name-complex="Georgia"/>
    </style:style>
    <style:style style:name="P4924" style:parent-style-name="Normal" style:family="paragraph">
      <style:paragraph-properties fo:margin-top="0.1666in" fo:margin-bottom="0.0833in"/>
    </style:style>
    <style:style style:name="T4925" style:parent-style-name="Fonteparág.padrão" style:family="text">
      <style:text-properties style:font-name="Georgia" style:font-name-asian="Georgia" style:font-name-complex="Georgia"/>
    </style:style>
    <style:style style:name="P4926" style:parent-style-name="Normal" style:family="paragraph">
      <style:paragraph-properties fo:margin-top="0.1666in" fo:margin-bottom="0.0833in"/>
    </style:style>
    <style:style style:name="T4927" style:parent-style-name="Fonteparág.padrão" style:family="text">
      <style:text-properties style:font-name="Georgia" style:font-name-asian="Georgia" style:font-name-complex="Georgia"/>
    </style:style>
    <style:style style:name="P4928" style:parent-style-name="Normal" style:family="paragraph">
      <style:paragraph-properties fo:margin-top="0.1666in" fo:margin-bottom="0.0833in"/>
    </style:style>
    <style:style style:name="T4929" style:parent-style-name="Fonteparág.padrão" style:family="text">
      <style:text-properties style:font-name="Georgia" style:font-name-asian="Georgia" style:font-name-complex="Georgia"/>
    </style:style>
    <style:style style:name="P4930" style:parent-style-name="Normal" style:family="paragraph">
      <style:paragraph-properties fo:margin-top="0.1666in" fo:margin-bottom="0.0833in"/>
    </style:style>
    <style:style style:name="T4931" style:parent-style-name="Fonteparág.padrão" style:family="text">
      <style:text-properties style:font-name="Georgia" style:font-name-asian="Georgia" style:font-name-complex="Georgia"/>
    </style:style>
    <style:style style:name="P4932" style:parent-style-name="Normal" style:family="paragraph">
      <style:paragraph-properties fo:margin-top="0.1666in" fo:margin-bottom="0.0833in"/>
    </style:style>
    <style:style style:name="T4933" style:parent-style-name="Fonteparág.padrão" style:family="text">
      <style:text-properties style:font-name="Georgia" style:font-name-asian="Georgia" style:font-name-complex="Georgia"/>
    </style:style>
    <style:style style:name="P4934" style:parent-style-name="Normal" style:family="paragraph">
      <style:paragraph-properties fo:margin-top="0.1666in" fo:margin-bottom="0.0833in"/>
    </style:style>
    <style:style style:name="T4935" style:parent-style-name="Fonteparág.padrão" style:family="text">
      <style:text-properties style:font-name="Georgia" style:font-name-asian="Georgia" style:font-name-complex="Georgia"/>
    </style:style>
    <style:style style:name="T4936" style:parent-style-name="Fonteparág.padrão" style:family="text">
      <style:text-properties style:font-name="Georgia" style:font-name-asian="Georgia" style:font-name-complex="Georgia"/>
    </style:style>
    <style:style style:name="T4937" style:parent-style-name="Fonteparág.padrão" style:family="text">
      <style:text-properties style:font-name="Georgia" style:font-name-asian="Georgia" style:font-name-complex="Georgia"/>
    </style:style>
    <style:style style:name="P4938" style:parent-style-name="Normal" style:family="paragraph">
      <style:paragraph-properties fo:margin-top="0.1666in" fo:margin-bottom="0.0833in"/>
    </style:style>
    <style:style style:name="T4939" style:parent-style-name="Fonteparág.padrão" style:family="text">
      <style:text-properties style:font-name="Georgia" style:font-name-asian="Georgia" style:font-name-complex="Georgia"/>
    </style:style>
    <style:style style:name="T4940" style:parent-style-name="Fonteparág.padrão" style:family="text">
      <style:text-properties style:font-name="Georgia" style:font-name-asian="Georgia" style:font-name-complex="Georgia"/>
    </style:style>
    <style:style style:name="P4941" style:parent-style-name="Título2" style:family="paragraph">
      <style:paragraph-properties fo:margin-top="0.1666in" fo:margin-bottom="0.0833in"/>
    </style:style>
    <style:style style:name="T4942" style:parent-style-name="Fonteparág.padrão" style:family="text">
      <style:text-properties style:font-name="Aptos" style:font-name-asian="Aptos" style:font-name-complex="Aptos" fo:font-size="12pt" style:font-size-asian="12pt" style:font-size-complex="12pt"/>
    </style:style>
    <style:style style:name="P4943" style:parent-style-name="Normal" style:family="paragraph">
      <style:paragraph-properties fo:margin-top="0.0833in" fo:margin-bottom="0.0833in"/>
    </style:style>
    <style:style style:name="T4944" style:parent-style-name="Fonteparág.padrão" style:family="text">
      <style:text-properties style:font-name="Georgia" style:font-name-asian="Georgia" style:font-name-complex="Georgia"/>
    </style:style>
    <style:style style:name="P4945" style:parent-style-name="Normal" style:family="paragraph">
      <style:paragraph-properties fo:margin-top="0.1666in" fo:margin-bottom="0.0833in"/>
    </style:style>
    <style:style style:name="T4946" style:parent-style-name="Fonteparág.padrão" style:family="text">
      <style:text-properties style:font-name="Georgia" style:font-name-asian="Georgia" style:font-name-complex="Georgia"/>
    </style:style>
    <style:style style:name="P4947" style:parent-style-name="Normal" style:family="paragraph">
      <style:paragraph-properties fo:margin-top="0.1666in" fo:margin-bottom="0.0833in"/>
    </style:style>
    <style:style style:name="T4948" style:parent-style-name="Fonteparág.padrão" style:family="text">
      <style:text-properties style:font-name="Georgia" style:font-name-asian="Georgia" style:font-name-complex="Georgia"/>
    </style:style>
    <style:style style:name="T4949" style:parent-style-name="Fonteparág.padrão" style:family="text">
      <style:text-properties style:font-name="Georgia" style:font-name-asian="Georgia" style:font-name-complex="Georgia"/>
    </style:style>
    <style:style style:name="T4950" style:parent-style-name="Fonteparág.padrão" style:family="text">
      <style:text-properties style:font-name="Georgia" style:font-name-asian="Georgia" style:font-name-complex="Georgia"/>
    </style:style>
    <style:style style:name="T4951" style:parent-style-name="Fonteparág.padrão" style:family="text">
      <style:text-properties style:font-name="Georgia" style:font-name-asian="Georgia" style:font-name-complex="Georgia"/>
    </style:style>
    <style:style style:name="P4952" style:parent-style-name="Normal" style:family="paragraph">
      <style:paragraph-properties fo:margin-top="0.1666in" fo:margin-bottom="0.0833in"/>
    </style:style>
    <style:style style:name="T4953" style:parent-style-name="Fonteparág.padrão" style:family="text">
      <style:text-properties style:font-name="Georgia" style:font-name-asian="Georgia" style:font-name-complex="Georgia"/>
    </style:style>
    <style:style style:name="P4954" style:parent-style-name="Normal" style:family="paragraph">
      <style:paragraph-properties fo:margin-top="0.1666in" fo:margin-bottom="0.0833in"/>
    </style:style>
    <style:style style:name="T4955" style:parent-style-name="Fonteparág.padrão" style:family="text">
      <style:text-properties style:font-name="Georgia" style:font-name-asian="Georgia" style:font-name-complex="Georgia"/>
    </style:style>
    <style:style style:name="T4956" style:parent-style-name="Fonteparág.padrão" style:family="text">
      <style:text-properties style:font-name="Georgia" style:font-name-asian="Georgia" style:font-name-complex="Georgia"/>
    </style:style>
    <style:style style:name="P4957" style:parent-style-name="Normal" style:family="paragraph">
      <style:paragraph-properties fo:margin-top="0.1666in" fo:margin-bottom="0.0833in"/>
    </style:style>
    <style:style style:name="T4958" style:parent-style-name="Fonteparág.padrão" style:family="text">
      <style:text-properties style:font-name="Georgia" style:font-name-asian="Georgia" style:font-name-complex="Georgia"/>
    </style:style>
    <style:style style:name="P4959" style:parent-style-name="Normal" style:family="paragraph">
      <style:paragraph-properties fo:margin-top="0.1666in" fo:margin-bottom="0.0833in"/>
    </style:style>
    <style:style style:name="T4960" style:parent-style-name="Fonteparág.padrão" style:family="text">
      <style:text-properties style:font-name="Georgia" style:font-name-asian="Georgia" style:font-name-complex="Georgia"/>
    </style:style>
    <style:style style:name="P4961" style:parent-style-name="Normal" style:family="paragraph">
      <style:paragraph-properties fo:margin-top="0.1666in" fo:margin-bottom="0.0833in"/>
    </style:style>
    <style:style style:name="T4962" style:parent-style-name="Fonteparág.padrão" style:family="text">
      <style:text-properties style:font-name="Georgia" style:font-name-asian="Georgia" style:font-name-complex="Georgia"/>
    </style:style>
    <style:style style:name="P4963" style:parent-style-name="Normal" style:family="paragraph">
      <style:paragraph-properties fo:margin-top="0.1666in" fo:margin-bottom="0.0833in"/>
    </style:style>
    <style:style style:name="T4964" style:parent-style-name="Fonteparág.padrão" style:family="text">
      <style:text-properties style:font-name="Georgia" style:font-name-asian="Georgia" style:font-name-complex="Georgia"/>
    </style:style>
    <style:style style:name="P4965" style:parent-style-name="Normal" style:family="paragraph">
      <style:paragraph-properties fo:margin-top="0.1666in" fo:margin-bottom="0.0833in"/>
    </style:style>
    <style:style style:name="T4966" style:parent-style-name="Fonteparág.padrão" style:family="text">
      <style:text-properties style:font-name="Georgia" style:font-name-asian="Georgia" style:font-name-complex="Georgia"/>
    </style:style>
    <style:style style:name="P4967" style:parent-style-name="Normal" style:family="paragraph">
      <style:paragraph-properties fo:margin-top="0.1666in" fo:margin-bottom="0.0833in"/>
    </style:style>
    <style:style style:name="T4968" style:parent-style-name="Fonteparág.padrão" style:family="text">
      <style:text-properties style:font-name="Georgia" style:font-name-asian="Georgia" style:font-name-complex="Georgia"/>
    </style:style>
    <style:style style:name="P4969" style:parent-style-name="Normal" style:family="paragraph">
      <style:paragraph-properties fo:margin-top="0.1666in" fo:margin-bottom="0.0833in"/>
    </style:style>
    <style:style style:name="T4970" style:parent-style-name="Fonteparág.padrão" style:family="text">
      <style:text-properties style:font-name="Georgia" style:font-name-asian="Georgia" style:font-name-complex="Georgia"/>
    </style:style>
    <style:style style:name="P4971" style:parent-style-name="Normal" style:family="paragraph">
      <style:paragraph-properties fo:margin-top="0.1666in" fo:margin-bottom="0.0833in"/>
    </style:style>
    <style:style style:name="T4972" style:parent-style-name="Fonteparág.padrão" style:family="text">
      <style:text-properties style:font-name="Georgia" style:font-name-asian="Georgia" style:font-name-complex="Georgia"/>
    </style:style>
    <style:style style:name="P4973" style:parent-style-name="Normal" style:family="paragraph">
      <style:paragraph-properties fo:margin-top="0.1666in" fo:margin-bottom="0.0833in"/>
    </style:style>
    <style:style style:name="T4974" style:parent-style-name="Fonteparág.padrão" style:family="text">
      <style:text-properties style:font-name="Georgia" style:font-name-asian="Georgia" style:font-name-complex="Georgia"/>
    </style:style>
    <style:style style:name="T4975" style:parent-style-name="Fonteparág.padrão" style:family="text">
      <style:text-properties style:font-name="Georgia" style:font-name-asian="Georgia" style:font-name-complex="Georgia"/>
    </style:style>
    <style:style style:name="T4976" style:parent-style-name="Fonteparág.padrão" style:family="text">
      <style:text-properties style:font-name="Georgia" style:font-name-asian="Georgia" style:font-name-complex="Georgia"/>
    </style:style>
    <style:style style:name="P4977" style:parent-style-name="Normal" style:family="paragraph">
      <style:paragraph-properties fo:margin-top="0.1666in" fo:margin-bottom="0.0833in"/>
    </style:style>
    <style:style style:name="T4978" style:parent-style-name="Fonteparág.padrão" style:family="text">
      <style:text-properties style:font-name="Georgia" style:font-name-asian="Georgia" style:font-name-complex="Georgia"/>
    </style:style>
    <style:style style:name="P4979" style:parent-style-name="Normal" style:family="paragraph">
      <style:paragraph-properties fo:margin-top="0.1666in" fo:margin-bottom="0.0833in"/>
    </style:style>
    <style:style style:name="T4980" style:parent-style-name="Fonteparág.padrão" style:family="text">
      <style:text-properties style:font-name="Georgia" style:font-name-asian="Georgia" style:font-name-complex="Georgia"/>
    </style:style>
    <style:style style:name="P4981" style:parent-style-name="Normal" style:family="paragraph">
      <style:paragraph-properties fo:margin-top="0.1666in" fo:margin-bottom="0.0833in"/>
    </style:style>
    <style:style style:name="T4982" style:parent-style-name="Fonteparág.padrão" style:family="text">
      <style:text-properties style:font-name="Georgia" style:font-name-asian="Georgia" style:font-name-complex="Georgia"/>
    </style:style>
    <style:style style:name="P4983" style:parent-style-name="Normal" style:family="paragraph">
      <style:paragraph-properties fo:margin-top="0.1666in" fo:margin-bottom="0.0833in"/>
    </style:style>
    <style:style style:name="T4984" style:parent-style-name="Fonteparág.padrão" style:family="text">
      <style:text-properties style:font-name="Georgia" style:font-name-asian="Georgia" style:font-name-complex="Georgia"/>
    </style:style>
    <style:style style:name="P4985" style:parent-style-name="Normal" style:family="paragraph">
      <style:paragraph-properties fo:margin-top="0.1666in" fo:margin-bottom="0.0833in"/>
    </style:style>
    <style:style style:name="T4986" style:parent-style-name="Fonteparág.padrão" style:family="text">
      <style:text-properties style:font-name="Georgia" style:font-name-asian="Georgia" style:font-name-complex="Georgia"/>
    </style:style>
    <style:style style:name="P4987" style:parent-style-name="Normal" style:family="paragraph">
      <style:paragraph-properties fo:margin-top="0.1666in" fo:margin-bottom="0.0833in"/>
    </style:style>
    <style:style style:name="T4988" style:parent-style-name="Fonteparág.padrão" style:family="text">
      <style:text-properties style:font-name="Georgia" style:font-name-asian="Georgia" style:font-name-complex="Georgia"/>
    </style:style>
    <style:style style:name="P4989" style:parent-style-name="Normal" style:family="paragraph">
      <style:paragraph-properties fo:margin-top="0.1666in" fo:margin-bottom="0.0833in"/>
    </style:style>
    <style:style style:name="T4990" style:parent-style-name="Fonteparág.padrão" style:family="text">
      <style:text-properties style:font-name="Georgia" style:font-name-asian="Georgia" style:font-name-complex="Georgia"/>
    </style:style>
    <style:style style:name="P4991" style:parent-style-name="Normal" style:family="paragraph">
      <style:paragraph-properties fo:margin-top="0.1666in" fo:margin-bottom="0.0833in"/>
    </style:style>
    <style:style style:name="T4992" style:parent-style-name="Fonteparág.padrão" style:family="text">
      <style:text-properties style:font-name="Georgia" style:font-name-asian="Georgia" style:font-name-complex="Georgia"/>
    </style:style>
    <style:style style:name="P4993" style:parent-style-name="Normal" style:family="paragraph">
      <style:paragraph-properties fo:margin-top="0.1666in" fo:margin-bottom="0.0833in"/>
    </style:style>
    <style:style style:name="T4994" style:parent-style-name="Fonteparág.padrão" style:family="text">
      <style:text-properties style:font-name="Georgia" style:font-name-asian="Georgia" style:font-name-complex="Georgia"/>
    </style:style>
    <style:style style:name="P4995" style:parent-style-name="Normal" style:family="paragraph">
      <style:paragraph-properties fo:margin-top="0.1666in" fo:margin-bottom="0.0833in"/>
    </style:style>
    <style:style style:name="T4996" style:parent-style-name="Fonteparág.padrão" style:family="text">
      <style:text-properties style:font-name="Georgia" style:font-name-asian="Georgia" style:font-name-complex="Georgia"/>
    </style:style>
    <style:style style:name="P4997" style:parent-style-name="Normal" style:family="paragraph">
      <style:paragraph-properties fo:margin-top="0.1666in" fo:margin-bottom="0.0833in"/>
    </style:style>
    <style:style style:name="T4998" style:parent-style-name="Fonteparág.padrão" style:family="text">
      <style:text-properties style:font-name="Georgia" style:font-name-asian="Georgia" style:font-name-complex="Georgia"/>
    </style:style>
    <style:style style:name="P4999" style:parent-style-name="Normal" style:family="paragraph">
      <style:paragraph-properties fo:margin-top="0.1666in" fo:margin-bottom="0.0833in"/>
    </style:style>
    <style:style style:name="T5000" style:parent-style-name="Fonteparág.padrão" style:family="text">
      <style:text-properties style:font-name="Georgia" style:font-name-asian="Georgia" style:font-name-complex="Georgia"/>
    </style:style>
    <style:style style:name="P5001" style:parent-style-name="Normal" style:family="paragraph">
      <style:paragraph-properties fo:margin-top="0.1666in" fo:margin-bottom="0.0833in"/>
    </style:style>
    <style:style style:name="T5002" style:parent-style-name="Fonteparág.padrão" style:family="text">
      <style:text-properties style:font-name="Georgia" style:font-name-asian="Georgia" style:font-name-complex="Georgia"/>
    </style:style>
    <style:style style:name="P5003" style:parent-style-name="Normal" style:family="paragraph">
      <style:paragraph-properties fo:margin-top="0.1666in" fo:margin-bottom="0.0833in"/>
    </style:style>
    <style:style style:name="T5004" style:parent-style-name="Fonteparág.padrão" style:family="text">
      <style:text-properties style:font-name="Georgia" style:font-name-asian="Georgia" style:font-name-complex="Georgia"/>
    </style:style>
    <style:style style:name="P5005" style:parent-style-name="Normal" style:family="paragraph">
      <style:paragraph-properties fo:margin-top="0.1666in" fo:margin-bottom="0.0833in"/>
    </style:style>
    <style:style style:name="T5006" style:parent-style-name="Fonteparág.padrão" style:family="text">
      <style:text-properties style:font-name="Georgia" style:font-name-asian="Georgia" style:font-name-complex="Georgia"/>
    </style:style>
    <style:style style:name="P5007" style:parent-style-name="Normal" style:family="paragraph">
      <style:paragraph-properties fo:margin-top="0.1666in" fo:margin-bottom="0.0833in"/>
    </style:style>
    <style:style style:name="T5008" style:parent-style-name="Fonteparág.padrão" style:family="text">
      <style:text-properties style:font-name="Georgia" style:font-name-asian="Georgia" style:font-name-complex="Georgia"/>
    </style:style>
    <style:style style:name="P5009" style:parent-style-name="Normal" style:family="paragraph">
      <style:paragraph-properties fo:margin-top="0.1666in" fo:margin-bottom="0.0833in"/>
    </style:style>
    <style:style style:name="T5010" style:parent-style-name="Fonteparág.padrão" style:family="text">
      <style:text-properties style:font-name="Georgia" style:font-name-asian="Georgia" style:font-name-complex="Georgia"/>
    </style:style>
    <style:style style:name="P5011" style:parent-style-name="Normal" style:family="paragraph">
      <style:paragraph-properties fo:margin-top="0.1666in" fo:margin-bottom="0.0833in"/>
    </style:style>
    <style:style style:name="T5012" style:parent-style-name="Fonteparág.padrão" style:family="text">
      <style:text-properties style:font-name="Georgia" style:font-name-asian="Georgia" style:font-name-complex="Georgia"/>
    </style:style>
    <style:style style:name="P5013" style:parent-style-name="Normal" style:family="paragraph">
      <style:paragraph-properties fo:margin-top="0.1666in" fo:margin-bottom="0.0833in"/>
    </style:style>
    <style:style style:name="T5014" style:parent-style-name="Fonteparág.padrão" style:family="text">
      <style:text-properties style:font-name="Georgia" style:font-name-asian="Georgia" style:font-name-complex="Georgia"/>
    </style:style>
    <style:style style:name="P5015" style:parent-style-name="Normal" style:family="paragraph">
      <style:paragraph-properties fo:margin-top="0.1666in" fo:margin-bottom="0.0833in"/>
    </style:style>
    <style:style style:name="T5016" style:parent-style-name="Fonteparág.padrão" style:family="text">
      <style:text-properties style:font-name="Georgia" style:font-name-asian="Georgia" style:font-name-complex="Georgia"/>
    </style:style>
    <style:style style:name="P5017" style:parent-style-name="Normal" style:family="paragraph">
      <style:paragraph-properties fo:margin-top="0.1666in" fo:margin-bottom="0.0833in"/>
    </style:style>
    <style:style style:name="T5018" style:parent-style-name="Fonteparág.padrão" style:family="text">
      <style:text-properties style:font-name="Georgia" style:font-name-asian="Georgia" style:font-name-complex="Georgia"/>
    </style:style>
    <style:style style:name="P5019" style:parent-style-name="Normal" style:family="paragraph">
      <style:paragraph-properties fo:margin-top="0.1666in" fo:margin-bottom="0.0833in"/>
    </style:style>
    <style:style style:name="T5020" style:parent-style-name="Fonteparág.padrão" style:family="text">
      <style:text-properties style:font-name="Georgia" style:font-name-asian="Georgia" style:font-name-complex="Georgia"/>
    </style:style>
    <style:style style:name="P5021" style:parent-style-name="Normal" style:family="paragraph">
      <style:paragraph-properties fo:margin-top="0.1666in" fo:margin-bottom="0.0833in"/>
    </style:style>
    <style:style style:name="T5022" style:parent-style-name="Fonteparág.padrão" style:family="text">
      <style:text-properties style:font-name="Georgia" style:font-name-asian="Georgia" style:font-name-complex="Georgia"/>
    </style:style>
    <style:style style:name="P5023" style:parent-style-name="Normal" style:family="paragraph">
      <style:paragraph-properties fo:margin-top="0.1666in" fo:margin-bottom="0.0833in"/>
    </style:style>
    <style:style style:name="T5024" style:parent-style-name="Fonteparág.padrão" style:family="text">
      <style:text-properties style:font-name="Georgia" style:font-name-asian="Georgia" style:font-name-complex="Georgia"/>
    </style:style>
    <style:style style:name="T5025" style:parent-style-name="Fonteparág.padrão" style:family="text">
      <style:text-properties style:font-name="Georgia" style:font-name-asian="Georgia" style:font-name-complex="Georgia"/>
    </style:style>
    <style:style style:name="P5026" style:parent-style-name="Normal" style:family="paragraph">
      <style:paragraph-properties fo:margin-top="0.1666in" fo:margin-bottom="0.0833in"/>
    </style:style>
    <style:style style:name="T5027" style:parent-style-name="Fonteparág.padrão" style:family="text">
      <style:text-properties style:font-name="Georgia" style:font-name-asian="Georgia" style:font-name-complex="Georgia"/>
    </style:style>
    <style:style style:name="P5028" style:parent-style-name="Normal" style:family="paragraph">
      <style:paragraph-properties fo:margin-top="0.1666in" fo:margin-bottom="0.0833in"/>
    </style:style>
    <style:style style:name="T5029" style:parent-style-name="Fonteparág.padrão" style:family="text">
      <style:text-properties style:font-name="Georgia" style:font-name-asian="Georgia" style:font-name-complex="Georgia"/>
    </style:style>
    <style:style style:name="P5030" style:parent-style-name="Normal" style:family="paragraph">
      <style:paragraph-properties fo:margin-top="0.1666in" fo:margin-bottom="0.0833in"/>
    </style:style>
    <style:style style:name="T5031" style:parent-style-name="Fonteparág.padrão" style:family="text">
      <style:text-properties style:font-name="Georgia" style:font-name-asian="Georgia" style:font-name-complex="Georgia"/>
    </style:style>
    <style:style style:name="P5032" style:parent-style-name="Normal" style:family="paragraph">
      <style:paragraph-properties fo:margin-top="0.1666in" fo:margin-bottom="0.0833in"/>
    </style:style>
    <style:style style:name="T5033" style:parent-style-name="Fonteparág.padrão" style:family="text">
      <style:text-properties style:font-name="Georgia" style:font-name-asian="Georgia" style:font-name-complex="Georgia"/>
    </style:style>
    <style:style style:name="P5034" style:parent-style-name="Normal" style:family="paragraph">
      <style:paragraph-properties fo:margin-top="0.1666in" fo:margin-bottom="0.0833in"/>
    </style:style>
    <style:style style:name="T5035" style:parent-style-name="Fonteparág.padrão" style:family="text">
      <style:text-properties style:font-name="Georgia" style:font-name-asian="Georgia" style:font-name-complex="Georgia"/>
    </style:style>
    <style:style style:name="P5036" style:parent-style-name="Normal" style:family="paragraph">
      <style:paragraph-properties fo:margin-top="0.1666in" fo:margin-bottom="0.0833in"/>
    </style:style>
    <style:style style:name="T5037" style:parent-style-name="Fonteparág.padrão" style:family="text">
      <style:text-properties style:font-name="Georgia" style:font-name-asian="Georgia" style:font-name-complex="Georgia"/>
    </style:style>
    <style:style style:name="P5038" style:parent-style-name="ParágrafodaLista" style:family="paragraph">
      <style:paragraph-properties fo:margin-bottom="0in"/>
    </style:style>
    <style:style style:name="P5039" style:parent-style-name="Normal" style:family="paragraph">
      <style:paragraph-properties fo:margin-top="0.0833in" fo:margin-bottom="0.0833in"/>
    </style:style>
    <style:style style:name="T5040" style:parent-style-name="Fonteparág.padrão" style:family="text">
      <style:text-properties style:font-name="Georgia" style:font-name-asian="Georgia" style:font-name-complex="Georgia"/>
    </style:style>
    <style:style style:name="P5041" style:parent-style-name="Normal" style:family="paragraph">
      <style:paragraph-properties fo:margin-top="0.1666in" fo:margin-bottom="0.0833in"/>
    </style:style>
    <style:style style:name="T5042" style:parent-style-name="Fonteparág.padrão" style:family="text">
      <style:text-properties style:font-name="Georgia" style:font-name-asian="Georgia" style:font-name-complex="Georgia"/>
    </style:style>
    <style:style style:name="P5043" style:parent-style-name="Normal" style:family="paragraph">
      <style:paragraph-properties fo:margin-top="0.1666in" fo:margin-bottom="0.0833in"/>
    </style:style>
    <style:style style:name="T5044" style:parent-style-name="Fonteparág.padrão" style:family="text">
      <style:text-properties style:font-name="Georgia" style:font-name-asian="Georgia" style:font-name-complex="Georgia"/>
    </style:style>
    <style:style style:name="T5045" style:parent-style-name="Fonteparág.padrão" style:family="text">
      <style:text-properties style:font-name="Georgia" style:font-name-asian="Georgia" style:font-name-complex="Georgia"/>
    </style:style>
    <style:style style:name="T5046" style:parent-style-name="Fonteparág.padrão" style:family="text">
      <style:text-properties style:font-name="Georgia" style:font-name-asian="Georgia" style:font-name-complex="Georgia"/>
    </style:style>
    <style:style style:name="P5047" style:parent-style-name="Normal" style:family="paragraph">
      <style:paragraph-properties fo:margin-top="0.1666in" fo:margin-bottom="0.0833in"/>
    </style:style>
    <style:style style:name="T5048" style:parent-style-name="Fonteparág.padrão" style:family="text">
      <style:text-properties style:font-name="Georgia" style:font-name-asian="Georgia" style:font-name-complex="Georgia"/>
    </style:style>
    <style:style style:name="P5049" style:parent-style-name="Normal" style:family="paragraph">
      <style:paragraph-properties fo:margin-top="0.1666in" fo:margin-bottom="0.0833in"/>
    </style:style>
    <style:style style:name="T5050" style:parent-style-name="Fonteparág.padrão" style:family="text">
      <style:text-properties style:font-name="Georgia" style:font-name-asian="Georgia" style:font-name-complex="Georgia"/>
    </style:style>
    <style:style style:name="P5051" style:parent-style-name="Normal" style:family="paragraph">
      <style:paragraph-properties fo:margin-top="0.1666in" fo:margin-bottom="0.0833in"/>
    </style:style>
    <style:style style:name="T5052" style:parent-style-name="Fonteparág.padrão" style:family="text">
      <style:text-properties style:font-name="Georgia" style:font-name-asian="Georgia" style:font-name-complex="Georgia"/>
    </style:style>
    <style:style style:name="P5053" style:parent-style-name="Normal" style:family="paragraph">
      <style:paragraph-properties fo:margin-top="0.1666in" fo:margin-bottom="0.0833in"/>
    </style:style>
    <style:style style:name="T5054" style:parent-style-name="Fonteparág.padrão" style:family="text">
      <style:text-properties style:font-name="Georgia" style:font-name-asian="Georgia" style:font-name-complex="Georgia"/>
    </style:style>
    <style:style style:name="P5055" style:parent-style-name="Normal" style:family="paragraph">
      <style:paragraph-properties fo:margin-top="0.1666in" fo:margin-bottom="0.0833in"/>
    </style:style>
    <style:style style:name="T5056" style:parent-style-name="Fonteparág.padrão" style:family="text">
      <style:text-properties style:font-name="Georgia" style:font-name-asian="Georgia" style:font-name-complex="Georgia"/>
    </style:style>
    <style:style style:name="P5057" style:parent-style-name="Normal" style:family="paragraph">
      <style:paragraph-properties fo:margin-top="0.1666in" fo:margin-bottom="0.0833in"/>
    </style:style>
    <style:style style:name="T5058" style:parent-style-name="Fonteparág.padrão" style:family="text">
      <style:text-properties style:font-name="Georgia" style:font-name-asian="Georgia" style:font-name-complex="Georgia"/>
    </style:style>
    <style:style style:name="P5059" style:parent-style-name="Normal" style:family="paragraph">
      <style:paragraph-properties fo:margin-top="0.1666in" fo:margin-bottom="0.0833in"/>
    </style:style>
    <style:style style:name="T5060" style:parent-style-name="Fonteparág.padrão" style:family="text">
      <style:text-properties style:font-name="Georgia" style:font-name-asian="Georgia" style:font-name-complex="Georgia"/>
    </style:style>
    <style:style style:name="P5061" style:parent-style-name="Normal" style:family="paragraph">
      <style:paragraph-properties fo:margin-top="0.1666in" fo:margin-bottom="0.0833in"/>
    </style:style>
    <style:style style:name="T5062" style:parent-style-name="Fonteparág.padrão" style:family="text">
      <style:text-properties style:font-name="Georgia" style:font-name-asian="Georgia" style:font-name-complex="Georgia"/>
    </style:style>
    <style:style style:name="P5063" style:parent-style-name="Normal" style:family="paragraph">
      <style:paragraph-properties fo:margin-top="0.1666in" fo:margin-bottom="0.0833in"/>
    </style:style>
    <style:style style:name="T5064" style:parent-style-name="Fonteparág.padrão" style:family="text">
      <style:text-properties style:font-name="Georgia" style:font-name-asian="Georgia" style:font-name-complex="Georgia"/>
    </style:style>
    <style:style style:name="P5065" style:parent-style-name="Normal" style:family="paragraph">
      <style:paragraph-properties fo:margin-top="0.1666in" fo:margin-bottom="0.0833in"/>
    </style:style>
    <style:style style:name="T5066" style:parent-style-name="Fonteparág.padrão" style:family="text">
      <style:text-properties style:font-name="Georgia" style:font-name-asian="Georgia" style:font-name-complex="Georgia"/>
    </style:style>
    <style:style style:name="P5067" style:parent-style-name="Normal" style:family="paragraph">
      <style:paragraph-properties fo:margin-top="0.1666in" fo:margin-bottom="0.0833in"/>
    </style:style>
    <style:style style:name="T5068" style:parent-style-name="Fonteparág.padrão" style:family="text">
      <style:text-properties style:font-name="Georgia" style:font-name-asian="Georgia" style:font-name-complex="Georgia"/>
    </style:style>
    <style:style style:name="P5069" style:parent-style-name="Normal" style:family="paragraph">
      <style:paragraph-properties fo:margin-top="0.1666in" fo:margin-bottom="0.0833in"/>
    </style:style>
    <style:style style:name="T5070" style:parent-style-name="Fonteparág.padrão" style:family="text">
      <style:text-properties style:font-name="Georgia" style:font-name-asian="Georgia" style:font-name-complex="Georgia"/>
    </style:style>
    <style:style style:name="P5071" style:parent-style-name="Normal" style:family="paragraph">
      <style:paragraph-properties fo:margin-top="0.1666in" fo:margin-bottom="0.0833in"/>
    </style:style>
    <style:style style:name="T5072" style:parent-style-name="Fonteparág.padrão" style:family="text">
      <style:text-properties style:font-name="Georgia" style:font-name-asian="Georgia" style:font-name-complex="Georgia"/>
    </style:style>
    <style:style style:name="P5073" style:parent-style-name="Normal" style:family="paragraph">
      <style:paragraph-properties fo:margin-top="0.1666in" fo:margin-bottom="0.0833in"/>
    </style:style>
    <style:style style:name="T5074" style:parent-style-name="Fonteparág.padrão" style:family="text">
      <style:text-properties style:font-name="Georgia" style:font-name-asian="Georgia" style:font-name-complex="Georgia"/>
    </style:style>
    <style:style style:name="P5075" style:parent-style-name="Normal" style:family="paragraph">
      <style:paragraph-properties fo:margin-top="0.1666in" fo:margin-bottom="0.0833in"/>
    </style:style>
    <style:style style:name="T5076" style:parent-style-name="Fonteparág.padrão" style:family="text">
      <style:text-properties style:font-name="Georgia" style:font-name-asian="Georgia" style:font-name-complex="Georgia"/>
    </style:style>
    <style:style style:name="T5077" style:parent-style-name="Fonteparág.padrão" style:family="text">
      <style:text-properties style:font-name="Georgia" style:font-name-asian="Georgia" style:font-name-complex="Georgia"/>
    </style:style>
    <style:style style:name="T5078" style:parent-style-name="Fonteparág.padrão" style:family="text">
      <style:text-properties style:font-name="Georgia" style:font-name-asian="Georgia" style:font-name-complex="Georgia"/>
    </style:style>
    <style:style style:name="P5079" style:parent-style-name="Normal" style:family="paragraph">
      <style:paragraph-properties fo:margin-top="0.1666in" fo:margin-bottom="0.0833in"/>
    </style:style>
    <style:style style:name="T5080" style:parent-style-name="Fonteparág.padrão" style:family="text">
      <style:text-properties style:font-name="Georgia" style:font-name-asian="Georgia" style:font-name-complex="Georgia"/>
    </style:style>
    <style:style style:name="P5081" style:parent-style-name="Normal" style:family="paragraph">
      <style:paragraph-properties fo:margin-top="0.1666in" fo:margin-bottom="0.0833in"/>
    </style:style>
    <style:style style:name="T5082" style:parent-style-name="Fonteparág.padrão" style:family="text">
      <style:text-properties style:font-name="Georgia" style:font-name-asian="Georgia" style:font-name-complex="Georgia"/>
    </style:style>
    <style:style style:name="P5083" style:parent-style-name="Normal" style:family="paragraph">
      <style:paragraph-properties fo:margin-top="0.1666in" fo:margin-bottom="0.0833in"/>
    </style:style>
    <style:style style:name="T5084" style:parent-style-name="Fonteparág.padrão" style:family="text">
      <style:text-properties style:font-name="Georgia" style:font-name-asian="Georgia" style:font-name-complex="Georgia"/>
    </style:style>
    <style:style style:name="P5085" style:parent-style-name="Normal" style:family="paragraph">
      <style:paragraph-properties fo:margin-top="0.1666in" fo:margin-bottom="0.0833in"/>
    </style:style>
    <style:style style:name="T5086" style:parent-style-name="Fonteparág.padrão" style:family="text">
      <style:text-properties style:font-name="Georgia" style:font-name-asian="Georgia" style:font-name-complex="Georgia"/>
    </style:style>
    <style:style style:name="P5087" style:parent-style-name="Normal" style:family="paragraph">
      <style:paragraph-properties fo:margin-top="0.1666in" fo:margin-bottom="0.0833in"/>
    </style:style>
    <style:style style:name="T5088" style:parent-style-name="Fonteparág.padrão" style:family="text">
      <style:text-properties style:font-name="Georgia" style:font-name-asian="Georgia" style:font-name-complex="Georgia"/>
    </style:style>
    <style:style style:name="P5089" style:parent-style-name="Normal" style:family="paragraph">
      <style:paragraph-properties fo:margin-top="0.1666in" fo:margin-bottom="0.0833in"/>
    </style:style>
    <style:style style:name="T5090" style:parent-style-name="Fonteparág.padrão" style:family="text">
      <style:text-properties style:font-name="Georgia" style:font-name-asian="Georgia" style:font-name-complex="Georgia"/>
    </style:style>
    <style:style style:name="T5091" style:parent-style-name="Fonteparág.padrão" style:family="text">
      <style:text-properties style:font-name="Georgia" style:font-name-asian="Georgia" style:font-name-complex="Georgia"/>
    </style:style>
    <style:style style:name="P5092" style:parent-style-name="Normal" style:family="paragraph">
      <style:paragraph-properties fo:margin-top="0.1666in" fo:margin-bottom="0.0833in"/>
    </style:style>
    <style:style style:name="T5093" style:parent-style-name="Fonteparág.padrão" style:family="text">
      <style:text-properties style:font-name="Georgia" style:font-name-asian="Georgia" style:font-name-complex="Georgia"/>
    </style:style>
    <style:style style:name="P5094" style:parent-style-name="Normal" style:family="paragraph">
      <style:paragraph-properties fo:margin-top="0.1666in" fo:margin-bottom="0.0833in"/>
    </style:style>
    <style:style style:name="T5095" style:parent-style-name="Fonteparág.padrão" style:family="text">
      <style:text-properties style:font-name="Georgia" style:font-name-asian="Georgia" style:font-name-complex="Georgia"/>
    </style:style>
    <style:style style:name="P5096" style:parent-style-name="Normal" style:family="paragraph">
      <style:paragraph-properties fo:margin-top="0.1666in" fo:margin-bottom="0.0833in"/>
    </style:style>
    <style:style style:name="T5097" style:parent-style-name="Fonteparág.padrão" style:family="text">
      <style:text-properties style:font-name="Georgia" style:font-name-asian="Georgia" style:font-name-complex="Georgia"/>
    </style:style>
    <style:style style:name="P5098" style:parent-style-name="Normal" style:family="paragraph">
      <style:paragraph-properties fo:margin-top="0.1666in" fo:margin-bottom="0.0833in"/>
    </style:style>
    <style:style style:name="T5099" style:parent-style-name="Fonteparág.padrão" style:family="text">
      <style:text-properties style:font-name="Georgia" style:font-name-asian="Georgia" style:font-name-complex="Georgia"/>
    </style:style>
    <style:style style:name="P5100" style:parent-style-name="Normal" style:family="paragraph">
      <style:paragraph-properties fo:margin-top="0.1666in" fo:margin-bottom="0.0833in"/>
    </style:style>
    <style:style style:name="T5101" style:parent-style-name="Fonteparág.padrão" style:family="text">
      <style:text-properties style:font-name="Georgia" style:font-name-asian="Georgia" style:font-name-complex="Georgia"/>
    </style:style>
    <style:style style:name="P5102" style:parent-style-name="Normal" style:family="paragraph">
      <style:paragraph-properties fo:margin-top="0.1666in" fo:margin-bottom="0.0833in"/>
    </style:style>
    <style:style style:name="T5103" style:parent-style-name="Fonteparág.padrão" style:family="text">
      <style:text-properties style:font-name="Georgia" style:font-name-asian="Georgia" style:font-name-complex="Georgia"/>
    </style:style>
    <style:style style:name="T5104" style:parent-style-name="Fonteparág.padrão" style:family="text">
      <style:text-properties style:font-name="Georgia" style:font-name-asian="Georgia" style:font-name-complex="Georgia"/>
    </style:style>
    <style:style style:name="T5105" style:parent-style-name="Fonteparág.padrão" style:family="text">
      <style:text-properties style:font-name="Georgia" style:font-name-asian="Georgia" style:font-name-complex="Georgia"/>
    </style:style>
    <style:style style:name="P5106" style:parent-style-name="Normal" style:family="paragraph">
      <style:paragraph-properties fo:margin-top="0.1666in" fo:margin-bottom="0.0833in"/>
    </style:style>
    <style:style style:name="T5107" style:parent-style-name="Fonteparág.padrão" style:family="text">
      <style:text-properties style:font-name="Georgia" style:font-name-asian="Georgia" style:font-name-complex="Georgia"/>
    </style:style>
    <style:style style:name="P5108" style:parent-style-name="Normal" style:family="paragraph">
      <style:paragraph-properties fo:margin-top="0.1666in" fo:margin-bottom="0.0833in"/>
    </style:style>
    <style:style style:name="T5109" style:parent-style-name="Fonteparág.padrão" style:family="text">
      <style:text-properties style:font-name="Georgia" style:font-name-asian="Georgia" style:font-name-complex="Georgia"/>
    </style:style>
    <style:style style:name="P5110" style:parent-style-name="Normal" style:family="paragraph">
      <style:paragraph-properties fo:margin-top="0.1666in" fo:margin-bottom="0.0833in"/>
    </style:style>
    <style:style style:name="T5111" style:parent-style-name="Fonteparág.padrão" style:family="text">
      <style:text-properties style:font-name="Georgia" style:font-name-asian="Georgia" style:font-name-complex="Georgia"/>
    </style:style>
    <style:style style:name="P5112" style:parent-style-name="Normal" style:family="paragraph">
      <style:paragraph-properties fo:margin-top="0.1666in" fo:margin-bottom="0.0833in"/>
    </style:style>
    <style:style style:name="T5113" style:parent-style-name="Fonteparág.padrão" style:family="text">
      <style:text-properties style:font-name="Georgia" style:font-name-asian="Georgia" style:font-name-complex="Georgia"/>
    </style:style>
    <style:style style:name="P5114" style:parent-style-name="Normal" style:family="paragraph">
      <style:paragraph-properties fo:margin-top="0.1666in" fo:margin-bottom="0.0833in"/>
    </style:style>
    <style:style style:name="T5115" style:parent-style-name="Fonteparág.padrão" style:family="text">
      <style:text-properties style:font-name="Georgia" style:font-name-asian="Georgia" style:font-name-complex="Georgia"/>
    </style:style>
    <style:style style:name="P5116" style:parent-style-name="Normal" style:family="paragraph">
      <style:paragraph-properties fo:margin-top="0.1666in" fo:margin-bottom="0.0833in"/>
    </style:style>
    <style:style style:name="T5117" style:parent-style-name="Fonteparág.padrão" style:family="text">
      <style:text-properties style:font-name="Georgia" style:font-name-asian="Georgia" style:font-name-complex="Georgia"/>
    </style:style>
    <style:style style:name="P5118" style:parent-style-name="Normal" style:family="paragraph">
      <style:paragraph-properties fo:margin-top="0.1666in" fo:margin-bottom="0.0833in"/>
    </style:style>
    <style:style style:name="T5119" style:parent-style-name="Fonteparág.padrão" style:family="text">
      <style:text-properties style:font-name="Georgia" style:font-name-asian="Georgia" style:font-name-complex="Georgia"/>
    </style:style>
    <style:style style:name="P5120" style:parent-style-name="Normal" style:family="paragraph">
      <style:paragraph-properties fo:margin-top="0.1666in" fo:margin-bottom="0.0833in"/>
    </style:style>
    <style:style style:name="T5121" style:parent-style-name="Fonteparág.padrão" style:family="text">
      <style:text-properties style:font-name="Georgia" style:font-name-asian="Georgia" style:font-name-complex="Georgia"/>
    </style:style>
    <style:style style:name="T5122" style:parent-style-name="Fonteparág.padrão" style:family="text">
      <style:text-properties style:font-name="Georgia" style:font-name-asian="Georgia" style:font-name-complex="Georgia"/>
    </style:style>
    <style:style style:name="T5123" style:parent-style-name="Fonteparág.padrão" style:family="text">
      <style:text-properties style:font-name="Georgia" style:font-name-asian="Georgia" style:font-name-complex="Georgia"/>
    </style:style>
    <style:style style:name="P5124" style:parent-style-name="Normal" style:family="paragraph">
      <style:paragraph-properties fo:margin-top="0.1666in" fo:margin-bottom="0.0833in"/>
    </style:style>
    <style:style style:name="T5125" style:parent-style-name="Fonteparág.padrão" style:family="text">
      <style:text-properties style:font-name="Georgia" style:font-name-asian="Georgia" style:font-name-complex="Georgia"/>
    </style:style>
    <style:style style:name="P5126" style:parent-style-name="Normal" style:family="paragraph">
      <style:paragraph-properties fo:margin-top="0.1666in" fo:margin-bottom="0.0833in"/>
    </style:style>
    <style:style style:name="T5127" style:parent-style-name="Fonteparág.padrão" style:family="text">
      <style:text-properties style:font-name="Georgia" style:font-name-asian="Georgia" style:font-name-complex="Georgia"/>
    </style:style>
    <style:style style:name="T5128" style:parent-style-name="Fonteparág.padrão" style:family="text">
      <style:text-properties style:font-name="Georgia" style:font-name-asian="Georgia" style:font-name-complex="Georgia"/>
    </style:style>
    <style:style style:name="T5129" style:parent-style-name="Fonteparág.padrão" style:family="text">
      <style:text-properties style:font-name="Georgia" style:font-name-asian="Georgia" style:font-name-complex="Georgia"/>
    </style:style>
    <style:style style:name="P5130" style:parent-style-name="Normal" style:family="paragraph">
      <style:paragraph-properties fo:margin-top="0.1666in" fo:margin-bottom="0.0833in"/>
    </style:style>
    <style:style style:name="T5131" style:parent-style-name="Fonteparág.padrão" style:family="text">
      <style:text-properties style:font-name="Georgia" style:font-name-asian="Georgia" style:font-name-complex="Georgia"/>
    </style:style>
    <style:style style:name="P5132" style:parent-style-name="Normal" style:family="paragraph">
      <style:paragraph-properties fo:margin-top="0.1666in" fo:margin-bottom="0.0833in"/>
    </style:style>
    <style:style style:name="T5133" style:parent-style-name="Fonteparág.padrão" style:family="text">
      <style:text-properties style:font-name="Georgia" style:font-name-asian="Georgia" style:font-name-complex="Georgia"/>
    </style:style>
    <style:style style:name="P5134" style:parent-style-name="Normal" style:family="paragraph">
      <style:paragraph-properties fo:margin-top="0.1666in" fo:margin-bottom="0.0833in"/>
    </style:style>
    <style:style style:name="T5135" style:parent-style-name="Fonteparág.padrão" style:family="text">
      <style:text-properties style:font-name="Georgia" style:font-name-asian="Georgia" style:font-name-complex="Georgia"/>
    </style:style>
    <style:style style:name="P5136" style:parent-style-name="Normal" style:family="paragraph">
      <style:paragraph-properties fo:margin-top="0.1666in" fo:margin-bottom="0.0833in"/>
    </style:style>
    <style:style style:name="T5137" style:parent-style-name="Fonteparág.padrão" style:family="text">
      <style:text-properties style:font-name="Georgia" style:font-name-asian="Georgia" style:font-name-complex="Georgia"/>
    </style:style>
    <style:style style:name="P5138" style:parent-style-name="Normal" style:family="paragraph">
      <style:paragraph-properties fo:margin-top="0.1666in" fo:margin-bottom="0.0833in"/>
    </style:style>
    <style:style style:name="T5139" style:parent-style-name="Fonteparág.padrão" style:family="text">
      <style:text-properties style:font-name="Georgia" style:font-name-asian="Georgia" style:font-name-complex="Georgia"/>
    </style:style>
    <style:style style:name="P5140" style:parent-style-name="Normal" style:family="paragraph">
      <style:paragraph-properties fo:margin-top="0.1666in" fo:margin-bottom="0.0833in"/>
    </style:style>
    <style:style style:name="T5141" style:parent-style-name="Fonteparág.padrão" style:family="text">
      <style:text-properties style:font-name="Georgia" style:font-name-asian="Georgia" style:font-name-complex="Georgia"/>
    </style:style>
    <style:style style:name="P5142" style:parent-style-name="Normal" style:family="paragraph">
      <style:paragraph-properties fo:margin-top="0.1666in" fo:margin-bottom="0.0833in"/>
    </style:style>
    <style:style style:name="T5143" style:parent-style-name="Fonteparág.padrão" style:family="text">
      <style:text-properties style:font-name="Georgia" style:font-name-asian="Georgia" style:font-name-complex="Georgia"/>
    </style:style>
    <style:style style:name="P5144" style:parent-style-name="Normal" style:family="paragraph">
      <style:paragraph-properties fo:margin-top="0.1666in" fo:margin-bottom="0.0833in"/>
    </style:style>
    <style:style style:name="T5145" style:parent-style-name="Fonteparág.padrão" style:family="text">
      <style:text-properties style:font-name="Georgia" style:font-name-asian="Georgia" style:font-name-complex="Georgia"/>
    </style:style>
    <style:style style:name="P5146" style:parent-style-name="Normal" style:family="paragraph">
      <style:paragraph-properties fo:margin-top="0.1666in" fo:margin-bottom="0.0833in"/>
    </style:style>
    <style:style style:name="T5147" style:parent-style-name="Fonteparág.padrão" style:family="text">
      <style:text-properties style:font-name="Georgia" style:font-name-asian="Georgia" style:font-name-complex="Georgia"/>
    </style:style>
    <style:style style:name="P5148" style:parent-style-name="Normal" style:family="paragraph">
      <style:paragraph-properties fo:margin-top="0.1666in" fo:margin-bottom="0.0833in"/>
    </style:style>
    <style:style style:name="T5149" style:parent-style-name="Fonteparág.padrão" style:family="text">
      <style:text-properties style:font-name="Georgia" style:font-name-asian="Georgia" style:font-name-complex="Georgia"/>
    </style:style>
    <style:style style:name="P5150" style:parent-style-name="Normal" style:family="paragraph">
      <style:paragraph-properties fo:margin-top="0.1666in" fo:margin-bottom="0.0833in"/>
    </style:style>
    <style:style style:name="T5151" style:parent-style-name="Fonteparág.padrão" style:family="text">
      <style:text-properties style:font-name="Georgia" style:font-name-asian="Georgia" style:font-name-complex="Georgia"/>
    </style:style>
    <style:style style:name="T5152" style:parent-style-name="Fonteparág.padrão" style:family="text">
      <style:text-properties style:font-name="Georgia" style:font-name-asian="Georgia" style:font-name-complex="Georgia"/>
    </style:style>
    <style:style style:name="P5153" style:parent-style-name="Normal" style:family="paragraph">
      <style:paragraph-properties fo:margin-top="0.1666in" fo:margin-bottom="0.0833in"/>
    </style:style>
    <style:style style:name="T5154" style:parent-style-name="Fonteparág.padrão" style:family="text">
      <style:text-properties style:font-name="Georgia" style:font-name-asian="Georgia" style:font-name-complex="Georgia"/>
    </style:style>
    <style:style style:name="P5155" style:parent-style-name="Normal" style:family="paragraph">
      <style:paragraph-properties fo:margin-top="0.1666in" fo:margin-bottom="0.0833in"/>
    </style:style>
    <style:style style:name="T5156" style:parent-style-name="Fonteparág.padrão" style:family="text">
      <style:text-properties style:font-name="Georgia" style:font-name-asian="Georgia" style:font-name-complex="Georgia"/>
    </style:style>
    <style:style style:name="P5157" style:parent-style-name="Normal" style:family="paragraph">
      <style:paragraph-properties fo:margin-top="0.1666in" fo:margin-bottom="0.0833in"/>
    </style:style>
    <style:style style:name="T5158" style:parent-style-name="Fonteparág.padrão" style:family="text">
      <style:text-properties style:font-name="Georgia" style:font-name-asian="Georgia" style:font-name-complex="Georgia"/>
    </style:style>
    <style:style style:name="T5159" style:parent-style-name="Fonteparág.padrão" style:family="text">
      <style:text-properties style:font-name="Georgia" style:font-name-asian="Georgia" style:font-name-complex="Georgia"/>
    </style:style>
    <style:style style:name="T5160" style:parent-style-name="Fonteparág.padrão" style:family="text">
      <style:text-properties style:font-name="Georgia" style:font-name-asian="Georgia" style:font-name-complex="Georgia"/>
    </style:style>
    <style:style style:name="T5161" style:parent-style-name="Fonteparág.padrão" style:family="text">
      <style:text-properties style:font-name="Georgia" style:font-name-asian="Georgia" style:font-name-complex="Georgia"/>
    </style:style>
    <style:style style:name="P5162" style:parent-style-name="Normal" style:family="paragraph">
      <style:paragraph-properties fo:margin-top="0.1666in" fo:margin-bottom="0.0833in"/>
    </style:style>
    <style:style style:name="T5163" style:parent-style-name="Fonteparág.padrão" style:family="text">
      <style:text-properties style:font-name="Georgia" style:font-name-asian="Georgia" style:font-name-complex="Georgia"/>
    </style:style>
    <style:style style:name="P5164" style:parent-style-name="Normal" style:family="paragraph">
      <style:paragraph-properties fo:margin-top="0.1666in" fo:margin-bottom="0.0833in"/>
    </style:style>
    <style:style style:name="T5165" style:parent-style-name="Fonteparág.padrão" style:family="text">
      <style:text-properties style:font-name="Georgia" style:font-name-asian="Georgia" style:font-name-complex="Georgia"/>
    </style:style>
    <style:style style:name="P5166" style:parent-style-name="Normal" style:family="paragraph">
      <style:paragraph-properties fo:margin-top="0.1666in" fo:margin-bottom="0.0833in"/>
    </style:style>
    <style:style style:name="T5167" style:parent-style-name="Fonteparág.padrão" style:family="text">
      <style:text-properties style:font-name="Georgia" style:font-name-asian="Georgia" style:font-name-complex="Georgia"/>
    </style:style>
    <style:style style:name="P5168" style:parent-style-name="Normal" style:family="paragraph">
      <style:paragraph-properties fo:margin-top="0.1666in" fo:margin-bottom="0.0833in"/>
    </style:style>
    <style:style style:name="T5169" style:parent-style-name="Fonteparág.padrão" style:family="text">
      <style:text-properties style:font-name="Georgia" style:font-name-asian="Georgia" style:font-name-complex="Georgia"/>
    </style:style>
    <style:style style:name="P5170" style:parent-style-name="Normal" style:family="paragraph">
      <style:paragraph-properties fo:margin-top="0.1666in" fo:margin-bottom="0.0833in"/>
    </style:style>
    <style:style style:name="T5171" style:parent-style-name="Fonteparág.padrão" style:family="text">
      <style:text-properties style:font-name="Georgia" style:font-name-asian="Georgia" style:font-name-complex="Georgia"/>
    </style:style>
    <style:style style:name="P5172" style:parent-style-name="Normal" style:family="paragraph">
      <style:paragraph-properties fo:margin-top="0.1666in" fo:margin-bottom="0.0833in"/>
    </style:style>
    <style:style style:name="T5173" style:parent-style-name="Fonteparág.padrão" style:family="text">
      <style:text-properties style:font-name="Georgia" style:font-name-asian="Georgia" style:font-name-complex="Georgia"/>
    </style:style>
    <style:style style:name="P5174" style:parent-style-name="Normal" style:family="paragraph">
      <style:paragraph-properties fo:margin-top="0.1666in" fo:margin-bottom="0.0833in"/>
    </style:style>
    <style:style style:name="T5175" style:parent-style-name="Fonteparág.padrão" style:family="text">
      <style:text-properties style:font-name="Georgia" style:font-name-asian="Georgia" style:font-name-complex="Georgia"/>
    </style:style>
    <style:style style:name="T5176" style:parent-style-name="Fonteparág.padrão" style:family="text">
      <style:text-properties style:font-name="Georgia" style:font-name-asian="Georgia" style:font-name-complex="Georgia"/>
    </style:style>
    <style:style style:name="P5177" style:parent-style-name="Normal" style:family="paragraph">
      <style:paragraph-properties fo:margin-top="0.1666in" fo:margin-bottom="0.0833in"/>
    </style:style>
    <style:style style:name="T5178" style:parent-style-name="Fonteparág.padrão" style:family="text">
      <style:text-properties style:font-name="Georgia" style:font-name-asian="Georgia" style:font-name-complex="Georgia"/>
    </style:style>
    <style:style style:name="P5179" style:parent-style-name="Normal" style:family="paragraph">
      <style:paragraph-properties fo:margin-top="0.1666in" fo:margin-bottom="0.0833in"/>
    </style:style>
    <style:style style:name="T5180" style:parent-style-name="Fonteparág.padrão" style:family="text">
      <style:text-properties style:font-name="Georgia" style:font-name-asian="Georgia" style:font-name-complex="Georgia"/>
    </style:style>
    <style:style style:name="P5181" style:parent-style-name="Normal" style:family="paragraph">
      <style:paragraph-properties fo:margin-top="0.1666in" fo:margin-bottom="0.0833in"/>
    </style:style>
    <style:style style:name="T5182" style:parent-style-name="Fonteparág.padrão" style:family="text">
      <style:text-properties style:font-name="Georgia" style:font-name-asian="Georgia" style:font-name-complex="Georgia"/>
    </style:style>
    <style:style style:name="P5183" style:parent-style-name="ParágrafodaLista" style:family="paragraph">
      <style:paragraph-properties fo:margin-bottom="0in"/>
    </style:style>
    <style:style style:name="P5184" style:parent-style-name="Normal" style:family="paragraph">
      <style:paragraph-properties fo:margin-top="0.0833in" fo:margin-bottom="0.0833in"/>
    </style:style>
    <style:style style:name="T5185" style:parent-style-name="Fonteparág.padrão" style:family="text">
      <style:text-properties style:font-name="Georgia" style:font-name-asian="Georgia" style:font-name-complex="Georgia"/>
    </style:style>
    <style:style style:name="P5186" style:parent-style-name="Normal" style:family="paragraph">
      <style:paragraph-properties fo:margin-top="0.1666in" fo:margin-bottom="0.0833in"/>
    </style:style>
    <style:style style:name="T5187" style:parent-style-name="Fonteparág.padrão" style:family="text">
      <style:text-properties style:font-name="Georgia" style:font-name-asian="Georgia" style:font-name-complex="Georgia"/>
    </style:style>
    <style:style style:name="P5188" style:parent-style-name="Normal" style:family="paragraph">
      <style:paragraph-properties fo:margin-top="0.1666in" fo:margin-bottom="0.0833in"/>
    </style:style>
    <style:style style:name="T5189" style:parent-style-name="Fonteparág.padrão" style:family="text">
      <style:text-properties style:font-name="Georgia" style:font-name-asian="Georgia" style:font-name-complex="Georgia"/>
    </style:style>
    <style:style style:name="P5190" style:parent-style-name="Normal" style:family="paragraph">
      <style:paragraph-properties fo:margin-top="0.1666in" fo:margin-bottom="0.0833in"/>
    </style:style>
    <style:style style:name="T5191" style:parent-style-name="Fonteparág.padrão" style:family="text">
      <style:text-properties style:font-name="Georgia" style:font-name-asian="Georgia" style:font-name-complex="Georgia"/>
    </style:style>
    <style:style style:name="P5192" style:parent-style-name="ParágrafodaLista" style:family="paragraph">
      <style:paragraph-properties fo:margin-bottom="0in"/>
    </style:style>
    <style:style style:name="P5193" style:parent-style-name="Normal" style:family="paragraph">
      <style:paragraph-properties fo:margin-top="0.0833in" fo:margin-bottom="0.0833in"/>
    </style:style>
    <style:style style:name="T5194" style:parent-style-name="Fonteparág.padrão" style:family="text">
      <style:text-properties style:font-name="Georgia" style:font-name-asian="Georgia" style:font-name-complex="Georgia"/>
    </style:style>
    <style:style style:name="P5195" style:parent-style-name="Normal" style:family="paragraph">
      <style:paragraph-properties fo:margin-top="0.1666in" fo:margin-bottom="0.0833in"/>
    </style:style>
    <style:style style:name="T5196" style:parent-style-name="Fonteparág.padrão" style:family="text">
      <style:text-properties style:font-name="Georgia" style:font-name-asian="Georgia" style:font-name-complex="Georgia"/>
    </style:style>
    <style:style style:name="T5197" style:parent-style-name="Fonteparág.padrão" style:family="text">
      <style:text-properties style:font-name="Georgia" style:font-name-asian="Georgia" style:font-name-complex="Georgia"/>
    </style:style>
    <style:style style:name="T5198" style:parent-style-name="Fonteparág.padrão" style:family="text">
      <style:text-properties style:font-name="Georgia" style:font-name-asian="Georgia" style:font-name-complex="Georgia"/>
    </style:style>
    <style:style style:name="T5199" style:parent-style-name="Fonteparág.padrão" style:family="text">
      <style:text-properties style:font-name="Georgia" style:font-name-asian="Georgia" style:font-name-complex="Georgia"/>
    </style:style>
    <style:style style:name="T5200" style:parent-style-name="Fonteparág.padrão" style:family="text">
      <style:text-properties style:font-name="Georgia" style:font-name-asian="Georgia" style:font-name-complex="Georgia"/>
    </style:style>
    <style:style style:name="T5201" style:parent-style-name="Fonteparág.padrão" style:family="text">
      <style:text-properties style:font-name="Georgia" style:font-name-asian="Georgia" style:font-name-complex="Georgia"/>
    </style:style>
    <style:style style:name="P5202" style:parent-style-name="Normal" style:family="paragraph">
      <style:paragraph-properties fo:margin-top="0.1666in" fo:margin-bottom="0.0833in"/>
    </style:style>
    <style:style style:name="T5203" style:parent-style-name="Fonteparág.padrão" style:family="text">
      <style:text-properties style:font-name="Georgia" style:font-name-asian="Georgia" style:font-name-complex="Georgia"/>
    </style:style>
    <style:style style:name="T5204" style:parent-style-name="Fonteparág.padrão" style:family="text">
      <style:text-properties style:font-name="Georgia" style:font-name-asian="Georgia" style:font-name-complex="Georgia"/>
    </style:style>
    <style:style style:name="T5205" style:parent-style-name="Fonteparág.padrão" style:family="text">
      <style:text-properties style:font-name="Georgia" style:font-name-asian="Georgia" style:font-name-complex="Georgia"/>
    </style:style>
    <style:style style:name="P5206" style:parent-style-name="Normal" style:family="paragraph">
      <style:paragraph-properties fo:margin-top="0.1666in" fo:margin-bottom="0.0833in"/>
    </style:style>
    <style:style style:name="T5207" style:parent-style-name="Fonteparág.padrão" style:family="text">
      <style:text-properties style:font-name="Georgia" style:font-name-asian="Georgia" style:font-name-complex="Georgia"/>
    </style:style>
    <style:style style:name="P5208" style:parent-style-name="Normal" style:family="paragraph">
      <style:paragraph-properties fo:margin-top="0.1666in" fo:margin-bottom="0.0833in"/>
    </style:style>
    <style:style style:name="T5209" style:parent-style-name="Fonteparág.padrão" style:family="text">
      <style:text-properties style:font-name="Georgia" style:font-name-asian="Georgia" style:font-name-complex="Georgia"/>
    </style:style>
    <style:style style:name="P5210" style:parent-style-name="Normal" style:family="paragraph">
      <style:paragraph-properties fo:margin-top="0.1666in" fo:margin-bottom="0.0833in"/>
    </style:style>
    <style:style style:name="T5211" style:parent-style-name="Fonteparág.padrão" style:family="text">
      <style:text-properties style:font-name="Georgia" style:font-name-asian="Georgia" style:font-name-complex="Georgia"/>
    </style:style>
    <style:style style:name="P5212" style:parent-style-name="Normal" style:family="paragraph">
      <style:paragraph-properties fo:margin-top="0.1666in" fo:margin-bottom="0.0833in"/>
    </style:style>
    <style:style style:name="T5213" style:parent-style-name="Fonteparág.padrão" style:family="text">
      <style:text-properties style:font-name="Georgia" style:font-name-asian="Georgia" style:font-name-complex="Georgia"/>
    </style:style>
    <style:style style:name="P5214" style:parent-style-name="Normal" style:family="paragraph">
      <style:paragraph-properties fo:margin-top="0.1666in" fo:margin-bottom="0.0833in"/>
    </style:style>
    <style:style style:name="T5215" style:parent-style-name="Fonteparág.padrão" style:family="text">
      <style:text-properties style:font-name="Georgia" style:font-name-asian="Georgia" style:font-name-complex="Georgia"/>
    </style:style>
    <style:style style:name="P5216" style:parent-style-name="Normal" style:family="paragraph">
      <style:paragraph-properties fo:margin-top="0.1666in" fo:margin-bottom="0.0833in"/>
    </style:style>
    <style:style style:name="T5217" style:parent-style-name="Fonteparág.padrão" style:family="text">
      <style:text-properties style:font-name="Georgia" style:font-name-asian="Georgia" style:font-name-complex="Georgia"/>
    </style:style>
    <style:style style:name="T5218" style:parent-style-name="Fonteparág.padrão" style:family="text">
      <style:text-properties style:font-name="Georgia" style:font-name-asian="Georgia" style:font-name-complex="Georgia"/>
    </style:style>
    <style:style style:name="P5219" style:parent-style-name="Normal" style:family="paragraph">
      <style:paragraph-properties fo:margin-top="0.1666in" fo:margin-bottom="0.0833in"/>
    </style:style>
    <style:style style:name="T5220" style:parent-style-name="Fonteparág.padrão" style:family="text">
      <style:text-properties style:font-name="Georgia" style:font-name-asian="Georgia" style:font-name-complex="Georgia"/>
    </style:style>
    <style:style style:name="P5221" style:parent-style-name="Normal" style:family="paragraph">
      <style:paragraph-properties fo:margin-top="0.1666in" fo:margin-bottom="0.0833in"/>
    </style:style>
    <style:style style:name="T5222" style:parent-style-name="Fonteparág.padrão" style:family="text">
      <style:text-properties style:font-name="Georgia" style:font-name-asian="Georgia" style:font-name-complex="Georgia"/>
    </style:style>
    <style:style style:name="P5223" style:parent-style-name="Normal" style:family="paragraph">
      <style:paragraph-properties fo:margin-top="0.1666in" fo:margin-bottom="0.0833in"/>
    </style:style>
    <style:style style:name="T5224" style:parent-style-name="Fonteparág.padrão" style:family="text">
      <style:text-properties style:font-name="Georgia" style:font-name-asian="Georgia" style:font-name-complex="Georgia"/>
    </style:style>
    <style:style style:name="P5225" style:parent-style-name="Normal" style:family="paragraph">
      <style:paragraph-properties fo:margin-top="0.1666in" fo:margin-bottom="0.0833in"/>
    </style:style>
    <style:style style:name="T5226" style:parent-style-name="Fonteparág.padrão" style:family="text">
      <style:text-properties style:font-name="Georgia" style:font-name-asian="Georgia" style:font-name-complex="Georgia"/>
    </style:style>
    <style:style style:name="P5227" style:parent-style-name="Normal" style:family="paragraph">
      <style:paragraph-properties fo:margin-top="0.1666in" fo:margin-bottom="0.0833in"/>
    </style:style>
    <style:style style:name="T5228" style:parent-style-name="Fonteparág.padrão" style:family="text">
      <style:text-properties style:font-name="Georgia" style:font-name-asian="Georgia" style:font-name-complex="Georgia"/>
    </style:style>
    <style:style style:name="P5229" style:parent-style-name="Normal" style:family="paragraph">
      <style:paragraph-properties fo:margin-top="0.1666in" fo:margin-bottom="0.0833in"/>
    </style:style>
    <style:style style:name="T5230" style:parent-style-name="Fonteparág.padrão" style:family="text">
      <style:text-properties style:font-name="Georgia" style:font-name-asian="Georgia" style:font-name-complex="Georgia"/>
    </style:style>
    <style:style style:name="P5231" style:parent-style-name="Normal" style:family="paragraph">
      <style:paragraph-properties fo:margin-top="0.1666in" fo:margin-bottom="0.0833in"/>
    </style:style>
    <style:style style:name="T5232" style:parent-style-name="Fonteparág.padrão" style:family="text">
      <style:text-properties style:font-name="Georgia" style:font-name-asian="Georgia" style:font-name-complex="Georgia"/>
    </style:style>
    <style:style style:name="P5233" style:parent-style-name="Normal" style:family="paragraph">
      <style:paragraph-properties fo:margin-top="0.1666in" fo:margin-bottom="0.0833in"/>
    </style:style>
    <style:style style:name="T5234" style:parent-style-name="Fonteparág.padrão" style:family="text">
      <style:text-properties style:font-name="Georgia" style:font-name-asian="Georgia" style:font-name-complex="Georgia"/>
    </style:style>
    <style:style style:name="P5235" style:parent-style-name="Normal" style:family="paragraph">
      <style:paragraph-properties fo:margin-top="0.1666in" fo:margin-bottom="0.0833in"/>
    </style:style>
    <style:style style:name="T5236" style:parent-style-name="Fonteparág.padrão" style:family="text">
      <style:text-properties style:font-name="Georgia" style:font-name-asian="Georgia" style:font-name-complex="Georgia"/>
    </style:style>
    <style:style style:name="P5237" style:parent-style-name="Normal" style:family="paragraph">
      <style:paragraph-properties fo:margin-top="0.1666in" fo:margin-bottom="0.0833in"/>
    </style:style>
    <style:style style:name="T5238" style:parent-style-name="Fonteparág.padrão" style:family="text">
      <style:text-properties style:font-name="Georgia" style:font-name-asian="Georgia" style:font-name-complex="Georgia"/>
    </style:style>
    <style:style style:name="P5239" style:parent-style-name="Normal" style:family="paragraph">
      <style:paragraph-properties fo:margin-top="0.1666in" fo:margin-bottom="0.0833in"/>
    </style:style>
    <style:style style:name="T5240" style:parent-style-name="Fonteparág.padrão" style:family="text">
      <style:text-properties style:font-name="Georgia" style:font-name-asian="Georgia" style:font-name-complex="Georgia"/>
    </style:style>
    <style:style style:name="P5241" style:parent-style-name="Normal" style:family="paragraph">
      <style:paragraph-properties fo:margin-top="0.1666in" fo:margin-bottom="0.0833in"/>
    </style:style>
    <style:style style:name="T5242" style:parent-style-name="Fonteparág.padrão" style:family="text">
      <style:text-properties style:font-name="Georgia" style:font-name-asian="Georgia" style:font-name-complex="Georgia"/>
    </style:style>
    <style:style style:name="P5243" style:parent-style-name="Normal" style:family="paragraph">
      <style:paragraph-properties fo:margin-top="0.1666in" fo:margin-bottom="0.0833in"/>
    </style:style>
    <style:style style:name="T5244" style:parent-style-name="Fonteparág.padrão" style:family="text">
      <style:text-properties style:font-name="Georgia" style:font-name-asian="Georgia" style:font-name-complex="Georgia"/>
    </style:style>
    <style:style style:name="P5245" style:parent-style-name="Normal" style:family="paragraph">
      <style:paragraph-properties fo:margin-top="0.1666in" fo:margin-bottom="0.0833in"/>
    </style:style>
    <style:style style:name="T5246" style:parent-style-name="Fonteparág.padrão" style:family="text">
      <style:text-properties style:font-name="Georgia" style:font-name-asian="Georgia" style:font-name-complex="Georgia"/>
    </style:style>
    <style:style style:name="P5247" style:parent-style-name="Normal" style:family="paragraph">
      <style:paragraph-properties fo:margin-top="0.1666in" fo:margin-bottom="0.0833in"/>
    </style:style>
    <style:style style:name="T5248" style:parent-style-name="Fonteparág.padrão" style:family="text">
      <style:text-properties style:font-name="Georgia" style:font-name-asian="Georgia" style:font-name-complex="Georgia"/>
    </style:style>
    <style:style style:name="P5249" style:parent-style-name="Normal" style:family="paragraph">
      <style:paragraph-properties fo:margin-top="0.1666in" fo:margin-bottom="0.0833in"/>
    </style:style>
    <style:style style:name="T5250" style:parent-style-name="Fonteparág.padrão" style:family="text">
      <style:text-properties style:font-name="Georgia" style:font-name-asian="Georgia" style:font-name-complex="Georgia"/>
    </style:style>
    <style:style style:name="P5251" style:parent-style-name="Normal" style:family="paragraph">
      <style:paragraph-properties fo:margin-top="0.1666in" fo:margin-bottom="0.0833in"/>
    </style:style>
    <style:style style:name="T5252" style:parent-style-name="Fonteparág.padrão" style:family="text">
      <style:text-properties style:font-name="Georgia" style:font-name-asian="Georgia" style:font-name-complex="Georgia"/>
    </style:style>
    <style:style style:name="P5253" style:parent-style-name="Normal" style:family="paragraph">
      <style:paragraph-properties fo:margin-top="0.1666in" fo:margin-bottom="0.0833in"/>
    </style:style>
    <style:style style:name="T5254" style:parent-style-name="Fonteparág.padrão" style:family="text">
      <style:text-properties style:font-name="Georgia" style:font-name-asian="Georgia" style:font-name-complex="Georgia"/>
    </style:style>
    <style:style style:name="P5255" style:parent-style-name="Normal" style:family="paragraph">
      <style:paragraph-properties fo:margin-top="0.1666in" fo:margin-bottom="0.0833in"/>
    </style:style>
    <style:style style:name="T5256" style:parent-style-name="Fonteparág.padrão" style:family="text">
      <style:text-properties style:font-name="Georgia" style:font-name-asian="Georgia" style:font-name-complex="Georgia"/>
    </style:style>
    <style:style style:name="P5257" style:parent-style-name="Normal" style:family="paragraph">
      <style:paragraph-properties fo:margin-top="0.1666in" fo:margin-bottom="0.0833in"/>
    </style:style>
    <style:style style:name="T5258" style:parent-style-name="Fonteparág.padrão" style:family="text">
      <style:text-properties style:font-name="Georgia" style:font-name-asian="Georgia" style:font-name-complex="Georgia"/>
    </style:style>
    <style:style style:name="P5259" style:parent-style-name="Normal" style:family="paragraph">
      <style:paragraph-properties fo:margin-top="0.1666in" fo:margin-bottom="0.0833in"/>
    </style:style>
    <style:style style:name="T5260" style:parent-style-name="Fonteparág.padrão" style:family="text">
      <style:text-properties style:font-name="Georgia" style:font-name-asian="Georgia" style:font-name-complex="Georgia"/>
    </style:style>
    <style:style style:name="P5261" style:parent-style-name="Normal" style:family="paragraph">
      <style:paragraph-properties fo:margin-top="0.1666in" fo:margin-bottom="0.0833in"/>
    </style:style>
    <style:style style:name="T5262" style:parent-style-name="Fonteparág.padrão" style:family="text">
      <style:text-properties style:font-name="Georgia" style:font-name-asian="Georgia" style:font-name-complex="Georgia"/>
    </style:style>
    <style:style style:name="P5263" style:parent-style-name="Normal" style:family="paragraph">
      <style:paragraph-properties fo:margin-top="0.1666in" fo:margin-bottom="0.0833in"/>
    </style:style>
    <style:style style:name="T5264" style:parent-style-name="Fonteparág.padrão" style:family="text">
      <style:text-properties style:font-name="Georgia" style:font-name-asian="Georgia" style:font-name-complex="Georgia"/>
    </style:style>
    <style:style style:name="P5265" style:parent-style-name="Normal" style:family="paragraph">
      <style:paragraph-properties fo:margin-top="0.1666in" fo:margin-bottom="0.0833in"/>
    </style:style>
    <style:style style:name="T5266" style:parent-style-name="Fonteparág.padrão" style:family="text">
      <style:text-properties style:font-name="Georgia" style:font-name-asian="Georgia" style:font-name-complex="Georgia"/>
    </style:style>
    <style:style style:name="T5267" style:parent-style-name="Fonteparág.padrão" style:family="text">
      <style:text-properties style:font-name="Georgia" style:font-name-asian="Georgia" style:font-name-complex="Georgia"/>
    </style:style>
    <style:style style:name="P5268" style:parent-style-name="Normal" style:family="paragraph">
      <style:paragraph-properties fo:margin-top="0.1666in" fo:margin-bottom="0.0833in"/>
    </style:style>
    <style:style style:name="T5269" style:parent-style-name="Fonteparág.padrão" style:family="text">
      <style:text-properties style:font-name="Georgia" style:font-name-asian="Georgia" style:font-name-complex="Georgia"/>
    </style:style>
    <style:style style:name="P5270" style:parent-style-name="Normal" style:family="paragraph">
      <style:paragraph-properties fo:margin-top="0.1666in" fo:margin-bottom="0.0833in"/>
    </style:style>
    <style:style style:name="T5271" style:parent-style-name="Fonteparág.padrão" style:family="text">
      <style:text-properties style:font-name="Georgia" style:font-name-asian="Georgia" style:font-name-complex="Georgia"/>
    </style:style>
    <style:style style:name="P5272" style:parent-style-name="Normal" style:family="paragraph">
      <style:paragraph-properties fo:margin-top="0.1666in" fo:margin-bottom="0.0833in"/>
    </style:style>
    <style:style style:name="T5273" style:parent-style-name="Fonteparág.padrão" style:family="text">
      <style:text-properties style:font-name="Georgia" style:font-name-asian="Georgia" style:font-name-complex="Georgia"/>
    </style:style>
    <style:style style:name="P5274" style:parent-style-name="Normal" style:family="paragraph">
      <style:paragraph-properties fo:margin-top="0.1666in" fo:margin-bottom="0.0833in"/>
    </style:style>
    <style:style style:name="T5275" style:parent-style-name="Fonteparág.padrão" style:family="text">
      <style:text-properties style:font-name="Georgia" style:font-name-asian="Georgia" style:font-name-complex="Georgia"/>
    </style:style>
    <style:style style:name="P5276" style:parent-style-name="Normal" style:family="paragraph">
      <style:paragraph-properties fo:margin-top="0.1666in" fo:margin-bottom="0.0833in"/>
    </style:style>
    <style:style style:name="T5277" style:parent-style-name="Fonteparág.padrão" style:family="text">
      <style:text-properties style:font-name="Georgia" style:font-name-asian="Georgia" style:font-name-complex="Georgia"/>
    </style:style>
    <style:style style:name="P5278" style:parent-style-name="Normal" style:family="paragraph">
      <style:paragraph-properties fo:margin-top="0.1666in" fo:margin-bottom="0.0833in"/>
    </style:style>
    <style:style style:name="T5279" style:parent-style-name="Fonteparág.padrão" style:family="text">
      <style:text-properties style:font-name="Georgia" style:font-name-asian="Georgia" style:font-name-complex="Georgia"/>
    </style:style>
    <style:style style:name="P5280" style:parent-style-name="Normal" style:family="paragraph">
      <style:paragraph-properties fo:margin-top="0.1666in" fo:margin-bottom="0.0833in"/>
    </style:style>
    <style:style style:name="T5281" style:parent-style-name="Fonteparág.padrão" style:family="text">
      <style:text-properties style:font-name="Georgia" style:font-name-asian="Georgia" style:font-name-complex="Georgia"/>
    </style:style>
    <style:style style:name="P5282" style:parent-style-name="Normal" style:family="paragraph">
      <style:paragraph-properties fo:margin-top="0.1666in" fo:margin-bottom="0.0833in"/>
    </style:style>
    <style:style style:name="T5283" style:parent-style-name="Fonteparág.padrão" style:family="text">
      <style:text-properties style:font-name="Georgia" style:font-name-asian="Georgia" style:font-name-complex="Georgia"/>
    </style:style>
    <style:style style:name="P5284" style:parent-style-name="Normal" style:family="paragraph">
      <style:paragraph-properties fo:margin-top="0.1666in" fo:margin-bottom="0.0833in"/>
    </style:style>
    <style:style style:name="T5285" style:parent-style-name="Fonteparág.padrão" style:family="text">
      <style:text-properties style:font-name="Georgia" style:font-name-asian="Georgia" style:font-name-complex="Georgia"/>
    </style:style>
    <style:style style:name="P5286" style:parent-style-name="Normal" style:family="paragraph">
      <style:paragraph-properties fo:margin-top="0.1666in" fo:margin-bottom="0.0833in"/>
    </style:style>
    <style:style style:name="T5287" style:parent-style-name="Fonteparág.padrão" style:family="text">
      <style:text-properties style:font-name="Georgia" style:font-name-asian="Georgia" style:font-name-complex="Georgia"/>
    </style:style>
    <style:style style:name="P5288" style:parent-style-name="Normal" style:family="paragraph">
      <style:paragraph-properties fo:margin-top="0.1666in" fo:margin-bottom="0.0833in"/>
    </style:style>
    <style:style style:name="T5289" style:parent-style-name="Fonteparág.padrão" style:family="text">
      <style:text-properties style:font-name="Georgia" style:font-name-asian="Georgia" style:font-name-complex="Georgia"/>
    </style:style>
    <style:style style:name="P5290" style:parent-style-name="Normal" style:family="paragraph">
      <style:paragraph-properties fo:margin-top="0.1666in" fo:margin-bottom="0.0833in"/>
    </style:style>
    <style:style style:name="T5291" style:parent-style-name="Fonteparág.padrão" style:family="text">
      <style:text-properties style:font-name="Georgia" style:font-name-asian="Georgia" style:font-name-complex="Georgia"/>
    </style:style>
    <style:style style:name="P5292" style:parent-style-name="Normal" style:family="paragraph">
      <style:paragraph-properties fo:margin-top="0.1666in" fo:margin-bottom="0.0833in"/>
    </style:style>
    <style:style style:name="T5293" style:parent-style-name="Fonteparág.padrão" style:family="text">
      <style:text-properties style:font-name="Georgia" style:font-name-asian="Georgia" style:font-name-complex="Georgia"/>
    </style:style>
    <style:style style:name="T5294" style:parent-style-name="Fonteparág.padrão" style:family="text">
      <style:text-properties style:font-name="Georgia" style:font-name-asian="Georgia" style:font-name-complex="Georgia"/>
    </style:style>
    <style:style style:name="T5295" style:parent-style-name="Fonteparág.padrão" style:family="text">
      <style:text-properties style:font-name="Georgia" style:font-name-asian="Georgia" style:font-name-complex="Georgia"/>
    </style:style>
    <style:style style:name="P5296" style:parent-style-name="Normal" style:family="paragraph">
      <style:paragraph-properties fo:margin-top="0.1666in" fo:margin-bottom="0.0833in"/>
    </style:style>
    <style:style style:name="T5297" style:parent-style-name="Fonteparág.padrão" style:family="text">
      <style:text-properties style:font-name="Georgia" style:font-name-asian="Georgia" style:font-name-complex="Georgia"/>
    </style:style>
    <style:style style:name="P5298" style:parent-style-name="Normal" style:family="paragraph">
      <style:paragraph-properties fo:margin-top="0.1666in" fo:margin-bottom="0.0833in"/>
    </style:style>
    <style:style style:name="T5299" style:parent-style-name="Fonteparág.padrão" style:family="text">
      <style:text-properties style:font-name="Georgia" style:font-name-asian="Georgia" style:font-name-complex="Georgia"/>
    </style:style>
    <style:style style:name="T5300" style:parent-style-name="Fonteparág.padrão" style:family="text">
      <style:text-properties style:font-name="Georgia" style:font-name-asian="Georgia" style:font-name-complex="Georgia"/>
    </style:style>
    <style:style style:name="P5301" style:parent-style-name="Normal" style:family="paragraph">
      <style:paragraph-properties fo:margin-top="0.1666in" fo:margin-bottom="0.0833in"/>
    </style:style>
    <style:style style:name="T5302" style:parent-style-name="Fonteparág.padrão" style:family="text">
      <style:text-properties style:font-name="Georgia" style:font-name-asian="Georgia" style:font-name-complex="Georgia"/>
    </style:style>
    <style:style style:name="P5303" style:parent-style-name="Normal" style:family="paragraph">
      <style:paragraph-properties fo:margin-top="0.1666in" fo:margin-bottom="0.0833in"/>
    </style:style>
    <style:style style:name="T5304" style:parent-style-name="Fonteparág.padrão" style:family="text">
      <style:text-properties style:font-name="Georgia" style:font-name-asian="Georgia" style:font-name-complex="Georgia"/>
    </style:style>
    <style:style style:name="P5305" style:parent-style-name="Normal" style:family="paragraph">
      <style:paragraph-properties fo:margin-top="0.1666in" fo:margin-bottom="0.0833in"/>
    </style:style>
    <style:style style:name="T5306" style:parent-style-name="Fonteparág.padrão" style:family="text">
      <style:text-properties style:font-name="Georgia" style:font-name-asian="Georgia" style:font-name-complex="Georgia"/>
    </style:style>
    <style:style style:name="P5307" style:parent-style-name="Normal" style:family="paragraph">
      <style:paragraph-properties fo:margin-top="0.1666in" fo:margin-bottom="0.0833in"/>
    </style:style>
    <style:style style:name="T5308" style:parent-style-name="Fonteparág.padrão" style:family="text">
      <style:text-properties style:font-name="Georgia" style:font-name-asian="Georgia" style:font-name-complex="Georgia"/>
    </style:style>
    <style:style style:name="P5309" style:parent-style-name="Normal" style:family="paragraph">
      <style:paragraph-properties fo:margin-top="0.1666in" fo:margin-bottom="0.0833in"/>
    </style:style>
    <style:style style:name="T5310" style:parent-style-name="Fonteparág.padrão" style:family="text">
      <style:text-properties style:font-name="Georgia" style:font-name-asian="Georgia" style:font-name-complex="Georgia"/>
    </style:style>
    <style:style style:name="P5311" style:parent-style-name="Normal" style:family="paragraph">
      <style:paragraph-properties fo:margin-top="0.1666in" fo:margin-bottom="0.0833in"/>
    </style:style>
    <style:style style:name="T5312" style:parent-style-name="Fonteparág.padrão" style:family="text">
      <style:text-properties style:font-name="Georgia" style:font-name-asian="Georgia" style:font-name-complex="Georgia"/>
    </style:style>
    <style:style style:name="P5313" style:parent-style-name="Normal" style:family="paragraph">
      <style:paragraph-properties fo:margin-top="0.1666in" fo:margin-bottom="0.0833in"/>
    </style:style>
    <style:style style:name="T5314" style:parent-style-name="Fonteparág.padrão" style:family="text">
      <style:text-properties style:font-name="Georgia" style:font-name-asian="Georgia" style:font-name-complex="Georgia"/>
    </style:style>
    <style:style style:name="T5315" style:parent-style-name="Fonteparág.padrão" style:family="text">
      <style:text-properties style:font-name="Georgia" style:font-name-asian="Georgia" style:font-name-complex="Georgia"/>
    </style:style>
    <style:style style:name="P5316" style:parent-style-name="Normal" style:family="paragraph">
      <style:paragraph-properties fo:margin-top="0.1666in" fo:margin-bottom="0.0833in"/>
    </style:style>
    <style:style style:name="T5317" style:parent-style-name="Fonteparág.padrão" style:family="text">
      <style:text-properties style:font-name="Georgia" style:font-name-asian="Georgia" style:font-name-complex="Georgia"/>
    </style:style>
    <style:style style:name="P5318" style:parent-style-name="Normal" style:family="paragraph">
      <style:paragraph-properties fo:margin-top="0.1666in" fo:margin-bottom="0.0833in"/>
    </style:style>
    <style:style style:name="T5319" style:parent-style-name="Fonteparág.padrão" style:family="text">
      <style:text-properties style:font-name="Georgia" style:font-name-asian="Georgia" style:font-name-complex="Georgia"/>
    </style:style>
    <style:style style:name="T5320" style:parent-style-name="Fonteparág.padrão" style:family="text">
      <style:text-properties style:font-name="Georgia" style:font-name-asian="Georgia" style:font-name-complex="Georgia"/>
    </style:style>
    <style:style style:name="P5321" style:parent-style-name="Normal" style:family="paragraph">
      <style:paragraph-properties fo:margin-top="0.1666in" fo:margin-bottom="0.0833in"/>
    </style:style>
    <style:style style:name="T5322" style:parent-style-name="Fonteparág.padrão" style:family="text">
      <style:text-properties style:font-name="Georgia" style:font-name-asian="Georgia" style:font-name-complex="Georgia"/>
    </style:style>
    <style:style style:name="P5323" style:parent-style-name="Normal" style:family="paragraph">
      <style:paragraph-properties fo:margin-top="0.1666in" fo:margin-bottom="0.0833in"/>
    </style:style>
    <style:style style:name="T5324" style:parent-style-name="Fonteparág.padrão" style:family="text">
      <style:text-properties style:font-name="Georgia" style:font-name-asian="Georgia" style:font-name-complex="Georgia"/>
    </style:style>
    <style:style style:name="T5325" style:parent-style-name="Fonteparág.padrão" style:family="text">
      <style:text-properties style:font-name="Georgia" style:font-name-asian="Georgia" style:font-name-complex="Georgia"/>
    </style:style>
    <style:style style:name="T5326" style:parent-style-name="Fonteparág.padrão" style:family="text">
      <style:text-properties style:font-name="Georgia" style:font-name-asian="Georgia" style:font-name-complex="Georgia"/>
    </style:style>
    <style:style style:name="T5327" style:parent-style-name="Fonteparág.padrão" style:family="text">
      <style:text-properties style:font-name="Georgia" style:font-name-asian="Georgia" style:font-name-complex="Georgia"/>
    </style:style>
    <style:style style:name="T5328" style:parent-style-name="Fonteparág.padrão" style:family="text">
      <style:text-properties style:font-name="Georgia" style:font-name-asian="Georgia" style:font-name-complex="Georgia"/>
    </style:style>
    <style:style style:name="P5329" style:parent-style-name="Normal" style:family="paragraph">
      <style:paragraph-properties fo:margin-top="0.1666in" fo:margin-bottom="0.0833in"/>
    </style:style>
    <style:style style:name="T5330" style:parent-style-name="Fonteparág.padrão" style:family="text">
      <style:text-properties style:font-name="Georgia" style:font-name-asian="Georgia" style:font-name-complex="Georgia"/>
    </style:style>
    <style:style style:name="T5331" style:parent-style-name="Fonteparág.padrão" style:family="text">
      <style:text-properties style:font-name="Georgia" style:font-name-asian="Georgia" style:font-name-complex="Georgia"/>
    </style:style>
    <style:style style:name="P5332" style:parent-style-name="Normal" style:family="paragraph">
      <style:paragraph-properties fo:margin-top="0.1666in" fo:margin-bottom="0.0833in"/>
    </style:style>
    <style:style style:name="T5333" style:parent-style-name="Fonteparág.padrão" style:family="text">
      <style:text-properties style:font-name="Georgia" style:font-name-asian="Georgia" style:font-name-complex="Georgia"/>
    </style:style>
    <style:style style:name="P5334" style:parent-style-name="Normal" style:family="paragraph">
      <style:paragraph-properties fo:margin-top="0.1666in" fo:margin-bottom="0.0833in"/>
    </style:style>
    <style:style style:name="T5335" style:parent-style-name="Fonteparág.padrão" style:family="text">
      <style:text-properties style:font-name="Georgia" style:font-name-asian="Georgia" style:font-name-complex="Georgia"/>
    </style:style>
    <style:style style:name="P5336" style:parent-style-name="Normal" style:family="paragraph">
      <style:paragraph-properties fo:margin-top="0.1666in" fo:margin-bottom="0.0833in"/>
    </style:style>
    <style:style style:name="T5337" style:parent-style-name="Fonteparág.padrão" style:family="text">
      <style:text-properties style:font-name="Georgia" style:font-name-asian="Georgia" style:font-name-complex="Georgia"/>
    </style:style>
    <style:style style:name="P5338" style:parent-style-name="Normal" style:family="paragraph">
      <style:paragraph-properties fo:margin-top="0.1666in" fo:margin-bottom="0.0833in"/>
    </style:style>
    <style:style style:name="T5339" style:parent-style-name="Fonteparág.padrão" style:family="text">
      <style:text-properties style:font-name="Georgia" style:font-name-asian="Georgia" style:font-name-complex="Georgia"/>
    </style:style>
    <style:style style:name="P5340" style:parent-style-name="Normal" style:family="paragraph">
      <style:paragraph-properties fo:margin-top="0.1666in" fo:margin-bottom="0.0833in"/>
    </style:style>
    <style:style style:name="T5341" style:parent-style-name="Fonteparág.padrão" style:family="text">
      <style:text-properties style:font-name="Georgia" style:font-name-asian="Georgia" style:font-name-complex="Georgia"/>
    </style:style>
    <style:style style:name="P5342" style:parent-style-name="Normal" style:family="paragraph">
      <style:paragraph-properties fo:margin-top="0.1666in" fo:margin-bottom="0.0833in"/>
    </style:style>
    <style:style style:name="T5343" style:parent-style-name="Fonteparág.padrão" style:family="text">
      <style:text-properties style:font-name="Georgia" style:font-name-asian="Georgia" style:font-name-complex="Georgia"/>
    </style:style>
    <style:style style:name="P5344" style:parent-style-name="Normal" style:family="paragraph">
      <style:paragraph-properties fo:margin-top="0.1666in" fo:margin-bottom="0.0833in"/>
    </style:style>
    <style:style style:name="T5345" style:parent-style-name="Fonteparág.padrão" style:family="text">
      <style:text-properties style:font-name="Georgia" style:font-name-asian="Georgia" style:font-name-complex="Georgia"/>
    </style:style>
    <style:style style:name="P5346" style:parent-style-name="Normal" style:family="paragraph">
      <style:paragraph-properties fo:margin-top="0.1666in" fo:margin-bottom="0.0833in"/>
    </style:style>
    <style:style style:name="T5347" style:parent-style-name="Fonteparág.padrão" style:family="text">
      <style:text-properties style:font-name="Georgia" style:font-name-asian="Georgia" style:font-name-complex="Georgia"/>
    </style:style>
    <style:style style:name="P5348" style:parent-style-name="Normal" style:family="paragraph">
      <style:paragraph-properties fo:margin-top="0.1666in" fo:margin-bottom="0.0833in"/>
    </style:style>
    <style:style style:name="T5349" style:parent-style-name="Fonteparág.padrão" style:family="text">
      <style:text-properties style:font-name="Georgia" style:font-name-asian="Georgia" style:font-name-complex="Georgia"/>
    </style:style>
    <style:style style:name="P5350" style:parent-style-name="Normal" style:family="paragraph">
      <style:paragraph-properties fo:margin-top="0.1666in" fo:margin-bottom="0.0833in"/>
    </style:style>
    <style:style style:name="T5351" style:parent-style-name="Fonteparág.padrão" style:family="text">
      <style:text-properties style:font-name="Georgia" style:font-name-asian="Georgia" style:font-name-complex="Georgia"/>
    </style:style>
    <style:style style:name="P5352" style:parent-style-name="Normal" style:family="paragraph">
      <style:paragraph-properties fo:margin-top="0.1666in" fo:margin-bottom="0.0833in"/>
    </style:style>
    <style:style style:name="T5353" style:parent-style-name="Fonteparág.padrão" style:family="text">
      <style:text-properties style:font-name="Georgia" style:font-name-asian="Georgia" style:font-name-complex="Georgia"/>
    </style:style>
    <style:style style:name="T5354" style:parent-style-name="Fonteparág.padrão" style:family="text">
      <style:text-properties style:font-name="Georgia" style:font-name-asian="Georgia" style:font-name-complex="Georgia"/>
    </style:style>
    <style:style style:name="P5355" style:parent-style-name="Normal" style:family="paragraph">
      <style:paragraph-properties fo:margin-top="0.1666in" fo:margin-bottom="0.0833in"/>
    </style:style>
    <style:style style:name="T5356" style:parent-style-name="Fonteparág.padrão" style:family="text">
      <style:text-properties style:font-name="Georgia" style:font-name-asian="Georgia" style:font-name-complex="Georgia"/>
    </style:style>
    <style:style style:name="P5357" style:parent-style-name="Normal" style:family="paragraph">
      <style:paragraph-properties fo:margin-top="0.1666in" fo:margin-bottom="0.0833in"/>
    </style:style>
    <style:style style:name="T5358" style:parent-style-name="Fonteparág.padrão" style:family="text">
      <style:text-properties style:font-name="Georgia" style:font-name-asian="Georgia" style:font-name-complex="Georgia"/>
    </style:style>
    <style:style style:name="P5359" style:parent-style-name="Normal" style:family="paragraph">
      <style:paragraph-properties fo:margin-top="0.1666in" fo:margin-bottom="0.0833in"/>
    </style:style>
    <style:style style:name="T5360" style:parent-style-name="Fonteparág.padrão" style:family="text">
      <style:text-properties style:font-name="Georgia" style:font-name-asian="Georgia" style:font-name-complex="Georgia"/>
    </style:style>
    <style:style style:name="P5361" style:parent-style-name="ParágrafodaLista" style:family="paragraph">
      <style:paragraph-properties fo:margin-bottom="0in"/>
    </style:style>
    <style:style style:name="P5362" style:parent-style-name="Normal" style:family="paragraph">
      <style:paragraph-properties fo:margin-top="0.0833in" fo:margin-bottom="0.0833in"/>
    </style:style>
    <style:style style:name="T5363" style:parent-style-name="Fonteparág.padrão" style:family="text">
      <style:text-properties style:font-name="Georgia" style:font-name-asian="Georgia" style:font-name-complex="Georgia"/>
    </style:style>
    <style:style style:name="P5364" style:parent-style-name="Normal" style:family="paragraph">
      <style:paragraph-properties fo:margin-top="0.1666in" fo:margin-bottom="0.0833in"/>
    </style:style>
    <style:style style:name="T5365" style:parent-style-name="Fonteparág.padrão" style:family="text">
      <style:text-properties style:font-name="Georgia" style:font-name-asian="Georgia" style:font-name-complex="Georgia"/>
    </style:style>
    <style:style style:name="P5366" style:parent-style-name="Normal" style:family="paragraph">
      <style:paragraph-properties fo:margin-top="0.1666in" fo:margin-bottom="0.0833in"/>
    </style:style>
    <style:style style:name="T5367" style:parent-style-name="Fonteparág.padrão" style:family="text">
      <style:text-properties style:font-name="Georgia" style:font-name-asian="Georgia" style:font-name-complex="Georgia"/>
    </style:style>
    <style:style style:name="T5368" style:parent-style-name="Fonteparág.padrão" style:family="text">
      <style:text-properties style:font-name="Georgia" style:font-name-asian="Georgia" style:font-name-complex="Georgia"/>
    </style:style>
    <style:style style:name="P5369" style:parent-style-name="Normal" style:family="paragraph">
      <style:paragraph-properties fo:margin-top="0.1666in" fo:margin-bottom="0.0833in"/>
    </style:style>
    <style:style style:name="T5370" style:parent-style-name="Fonteparág.padrão" style:family="text">
      <style:text-properties style:font-name="Georgia" style:font-name-asian="Georgia" style:font-name-complex="Georgia"/>
    </style:style>
    <style:style style:name="P5371" style:parent-style-name="Normal" style:family="paragraph">
      <style:paragraph-properties fo:margin-top="0.1666in" fo:margin-bottom="0.0833in"/>
    </style:style>
    <style:style style:name="T5372" style:parent-style-name="Fonteparág.padrão" style:family="text">
      <style:text-properties style:font-name="Georgia" style:font-name-asian="Georgia" style:font-name-complex="Georgia"/>
    </style:style>
    <style:style style:name="P5373" style:parent-style-name="Normal" style:family="paragraph">
      <style:paragraph-properties fo:margin-top="0.1666in" fo:margin-bottom="0.0833in"/>
    </style:style>
    <style:style style:name="T5374" style:parent-style-name="Fonteparág.padrão" style:family="text">
      <style:text-properties style:font-name="Georgia" style:font-name-asian="Georgia" style:font-name-complex="Georgia"/>
    </style:style>
    <style:style style:name="T5375" style:parent-style-name="Fonteparág.padrão" style:family="text">
      <style:text-properties style:font-name="Georgia" style:font-name-asian="Georgia" style:font-name-complex="Georgia"/>
    </style:style>
    <style:style style:name="T5376" style:parent-style-name="Fonteparág.padrão" style:family="text">
      <style:text-properties style:font-name="Georgia" style:font-name-asian="Georgia" style:font-name-complex="Georgia"/>
    </style:style>
    <style:style style:name="T5377" style:parent-style-name="Fonteparág.padrão" style:family="text">
      <style:text-properties style:font-name="Georgia" style:font-name-asian="Georgia" style:font-name-complex="Georgia"/>
    </style:style>
    <style:style style:name="P5378" style:parent-style-name="Normal" style:family="paragraph">
      <style:paragraph-properties fo:margin-top="0.1666in" fo:margin-bottom="0.0833in"/>
    </style:style>
    <style:style style:name="T5379" style:parent-style-name="Fonteparág.padrão" style:family="text">
      <style:text-properties style:font-name="Georgia" style:font-name-asian="Georgia" style:font-name-complex="Georgia"/>
    </style:style>
    <style:style style:name="P5380" style:parent-style-name="Normal" style:family="paragraph">
      <style:paragraph-properties fo:margin-top="0.1666in" fo:margin-bottom="0.0833in"/>
    </style:style>
    <style:style style:name="T5381" style:parent-style-name="Fonteparág.padrão" style:family="text">
      <style:text-properties style:font-name="Georgia" style:font-name-asian="Georgia" style:font-name-complex="Georgia"/>
    </style:style>
    <style:style style:name="P5382" style:parent-style-name="Normal" style:family="paragraph">
      <style:paragraph-properties fo:margin-top="0.1666in" fo:margin-bottom="0.0833in"/>
    </style:style>
    <style:style style:name="T5383" style:parent-style-name="Fonteparág.padrão" style:family="text">
      <style:text-properties style:font-name="Georgia" style:font-name-asian="Georgia" style:font-name-complex="Georgia"/>
    </style:style>
    <style:style style:name="P5384" style:parent-style-name="Normal" style:family="paragraph">
      <style:paragraph-properties fo:margin-top="0.1666in" fo:margin-bottom="0.0833in"/>
    </style:style>
    <style:style style:name="T5385" style:parent-style-name="Fonteparág.padrão" style:family="text">
      <style:text-properties style:font-name="Georgia" style:font-name-asian="Georgia" style:font-name-complex="Georgia"/>
    </style:style>
    <style:style style:name="P5386" style:parent-style-name="Normal" style:family="paragraph">
      <style:paragraph-properties fo:margin-top="0.1666in" fo:margin-bottom="0.0833in"/>
    </style:style>
    <style:style style:name="T5387" style:parent-style-name="Fonteparág.padrão" style:family="text">
      <style:text-properties style:font-name="Georgia" style:font-name-asian="Georgia" style:font-name-complex="Georgia"/>
    </style:style>
    <style:style style:name="T5388" style:parent-style-name="Fonteparág.padrão" style:family="text">
      <style:text-properties style:font-name="Georgia" style:font-name-asian="Georgia" style:font-name-complex="Georgia"/>
    </style:style>
    <style:style style:name="T5389" style:parent-style-name="Fonteparág.padrão" style:family="text">
      <style:text-properties style:font-name="Georgia" style:font-name-asian="Georgia" style:font-name-complex="Georgia"/>
    </style:style>
    <style:style style:name="T5390" style:parent-style-name="Fonteparág.padrão" style:family="text">
      <style:text-properties style:font-name="Georgia" style:font-name-asian="Georgia" style:font-name-complex="Georgia"/>
    </style:style>
    <style:style style:name="P5391" style:parent-style-name="Normal" style:family="paragraph">
      <style:paragraph-properties fo:margin-top="0.1666in" fo:margin-bottom="0.0833in"/>
    </style:style>
    <style:style style:name="T5392" style:parent-style-name="Fonteparág.padrão" style:family="text">
      <style:text-properties style:font-name="Georgia" style:font-name-asian="Georgia" style:font-name-complex="Georgia"/>
    </style:style>
    <style:style style:name="P5393" style:parent-style-name="Normal" style:family="paragraph">
      <style:paragraph-properties fo:margin-top="0.1666in" fo:margin-bottom="0.0833in"/>
    </style:style>
    <style:style style:name="T5394" style:parent-style-name="Fonteparág.padrão" style:family="text">
      <style:text-properties style:font-name="Georgia" style:font-name-asian="Georgia" style:font-name-complex="Georgia"/>
    </style:style>
    <style:style style:name="P5395" style:parent-style-name="Normal" style:family="paragraph">
      <style:paragraph-properties fo:margin-top="0.1666in" fo:margin-bottom="0.0833in"/>
    </style:style>
    <style:style style:name="T5396" style:parent-style-name="Fonteparág.padrão" style:family="text">
      <style:text-properties style:font-name="Georgia" style:font-name-asian="Georgia" style:font-name-complex="Georgia"/>
    </style:style>
    <style:style style:name="P5397" style:parent-style-name="Normal" style:family="paragraph">
      <style:paragraph-properties fo:margin-top="0.1666in" fo:margin-bottom="0.0833in"/>
    </style:style>
    <style:style style:name="T5398" style:parent-style-name="Fonteparág.padrão" style:family="text">
      <style:text-properties style:font-name="Georgia" style:font-name-asian="Georgia" style:font-name-complex="Georgia"/>
    </style:style>
    <style:style style:name="P5399" style:parent-style-name="Normal" style:family="paragraph">
      <style:paragraph-properties fo:margin-top="0.1666in" fo:margin-bottom="0.0833in"/>
    </style:style>
    <style:style style:name="T5400" style:parent-style-name="Fonteparág.padrão" style:family="text">
      <style:text-properties style:font-name="Georgia" style:font-name-asian="Georgia" style:font-name-complex="Georgia"/>
    </style:style>
    <style:style style:name="P5401" style:parent-style-name="Normal" style:family="paragraph">
      <style:paragraph-properties fo:margin-top="0.1666in" fo:margin-bottom="0.0833in"/>
    </style:style>
    <style:style style:name="T5402" style:parent-style-name="Fonteparág.padrão" style:family="text">
      <style:text-properties style:font-name="Georgia" style:font-name-asian="Georgia" style:font-name-complex="Georgia"/>
    </style:style>
    <style:style style:name="P5403" style:parent-style-name="Normal" style:family="paragraph">
      <style:paragraph-properties fo:margin-top="0.1666in" fo:margin-bottom="0.0833in"/>
    </style:style>
    <style:style style:name="T5404" style:parent-style-name="Fonteparág.padrão" style:family="text">
      <style:text-properties style:font-name="Georgia" style:font-name-asian="Georgia" style:font-name-complex="Georgia"/>
    </style:style>
    <style:style style:name="P5405" style:parent-style-name="Normal" style:family="paragraph">
      <style:paragraph-properties fo:margin-top="0.1666in" fo:margin-bottom="0.0833in"/>
    </style:style>
    <style:style style:name="T5406" style:parent-style-name="Fonteparág.padrão" style:family="text">
      <style:text-properties style:font-name="Georgia" style:font-name-asian="Georgia" style:font-name-complex="Georgia"/>
    </style:style>
    <style:style style:name="P5407" style:parent-style-name="Normal" style:family="paragraph">
      <style:paragraph-properties fo:margin-top="0.1666in" fo:margin-bottom="0.0833in"/>
    </style:style>
    <style:style style:name="T5408" style:parent-style-name="Fonteparág.padrão" style:family="text">
      <style:text-properties style:font-name="Georgia" style:font-name-asian="Georgia" style:font-name-complex="Georgia"/>
    </style:style>
    <style:style style:name="P5409" style:parent-style-name="Título2" style:family="paragraph">
      <style:paragraph-properties fo:margin-top="0.1666in" fo:margin-bottom="0.0833in"/>
    </style:style>
    <style:style style:name="T5410" style:parent-style-name="Fonteparág.padrão" style:family="text">
      <style:text-properties style:font-name="Aptos" style:font-name-asian="Aptos" style:font-name-complex="Aptos" fo:font-size="12pt" style:font-size-asian="12pt" style:font-size-complex="12pt"/>
    </style:style>
    <style:style style:name="P5411" style:parent-style-name="Normal" style:family="paragraph">
      <style:paragraph-properties fo:margin-top="0.0833in" fo:margin-bottom="0.0833in"/>
    </style:style>
    <style:style style:name="T5412" style:parent-style-name="Fonteparág.padrão" style:family="text">
      <style:text-properties style:font-name="Georgia" style:font-name-asian="Georgia" style:font-name-complex="Georgia"/>
    </style:style>
    <style:style style:name="P5413" style:parent-style-name="Normal" style:family="paragraph">
      <style:paragraph-properties fo:margin-top="0.1666in" fo:margin-bottom="0.0833in"/>
    </style:style>
    <style:style style:name="T5414" style:parent-style-name="Fonteparág.padrão" style:family="text">
      <style:text-properties style:font-name="Georgia" style:font-name-asian="Georgia" style:font-name-complex="Georgia"/>
    </style:style>
    <style:style style:name="P5415" style:parent-style-name="Normal" style:family="paragraph">
      <style:paragraph-properties fo:margin-top="0.1666in" fo:margin-bottom="0.0833in"/>
    </style:style>
    <style:style style:name="T5416" style:parent-style-name="Fonteparág.padrão" style:family="text">
      <style:text-properties style:font-name="Georgia" style:font-name-asian="Georgia" style:font-name-complex="Georgia"/>
    </style:style>
    <style:style style:name="P5417" style:parent-style-name="Normal" style:family="paragraph">
      <style:paragraph-properties fo:margin-top="0.1666in" fo:margin-bottom="0.0833in"/>
    </style:style>
    <style:style style:name="T5418" style:parent-style-name="Fonteparág.padrão" style:family="text">
      <style:text-properties style:font-name="Georgia" style:font-name-asian="Georgia" style:font-name-complex="Georgia"/>
    </style:style>
    <style:style style:name="P5419" style:parent-style-name="Normal" style:family="paragraph">
      <style:paragraph-properties fo:margin-top="0.1666in" fo:margin-bottom="0.0833in"/>
    </style:style>
    <style:style style:name="T5420" style:parent-style-name="Fonteparág.padrão" style:family="text">
      <style:text-properties style:font-name="Georgia" style:font-name-asian="Georgia" style:font-name-complex="Georgia"/>
    </style:style>
    <style:style style:name="P5421" style:parent-style-name="Normal" style:family="paragraph">
      <style:paragraph-properties fo:margin-top="0.1666in" fo:margin-bottom="0.0833in"/>
    </style:style>
    <style:style style:name="T5422" style:parent-style-name="Fonteparág.padrão" style:family="text">
      <style:text-properties style:font-name="Georgia" style:font-name-asian="Georgia" style:font-name-complex="Georgia"/>
    </style:style>
    <style:style style:name="P5423" style:parent-style-name="Normal" style:family="paragraph">
      <style:paragraph-properties fo:margin-top="0.1666in" fo:margin-bottom="0.0833in"/>
    </style:style>
    <style:style style:name="T5424" style:parent-style-name="Fonteparág.padrão" style:family="text">
      <style:text-properties style:font-name="Georgia" style:font-name-asian="Georgia" style:font-name-complex="Georgia"/>
    </style:style>
    <style:style style:name="T5425" style:parent-style-name="Fonteparág.padrão" style:family="text">
      <style:text-properties style:font-name="Georgia" style:font-name-asian="Georgia" style:font-name-complex="Georgia"/>
    </style:style>
    <style:style style:name="P5426" style:parent-style-name="Normal" style:family="paragraph">
      <style:paragraph-properties fo:margin-top="0.1666in" fo:margin-bottom="0.0833in"/>
    </style:style>
    <style:style style:name="T5427" style:parent-style-name="Fonteparág.padrão" style:family="text">
      <style:text-properties style:font-name="Georgia" style:font-name-asian="Georgia" style:font-name-complex="Georgia"/>
    </style:style>
    <style:style style:name="P5428" style:parent-style-name="Normal" style:family="paragraph">
      <style:paragraph-properties fo:margin-top="0.1666in" fo:margin-bottom="0.0833in"/>
    </style:style>
    <style:style style:name="T5429" style:parent-style-name="Fonteparág.padrão" style:family="text">
      <style:text-properties style:font-name="Georgia" style:font-name-asian="Georgia" style:font-name-complex="Georgia"/>
    </style:style>
    <style:style style:name="P5430" style:parent-style-name="Normal" style:family="paragraph">
      <style:paragraph-properties fo:margin-top="0.1666in" fo:margin-bottom="0.0833in"/>
    </style:style>
    <style:style style:name="T5431" style:parent-style-name="Fonteparág.padrão" style:family="text">
      <style:text-properties style:font-name="Georgia" style:font-name-asian="Georgia" style:font-name-complex="Georgia"/>
    </style:style>
    <style:style style:name="T5432" style:parent-style-name="Fonteparág.padrão" style:family="text">
      <style:text-properties style:font-name="Georgia" style:font-name-asian="Georgia" style:font-name-complex="Georgia"/>
    </style:style>
    <style:style style:name="P5433" style:parent-style-name="Normal" style:family="paragraph">
      <style:paragraph-properties fo:margin-top="0.1666in" fo:margin-bottom="0.0833in"/>
    </style:style>
    <style:style style:name="T5434" style:parent-style-name="Fonteparág.padrão" style:family="text">
      <style:text-properties style:font-name="Georgia" style:font-name-asian="Georgia" style:font-name-complex="Georgia"/>
    </style:style>
    <style:style style:name="P5435" style:parent-style-name="Normal" style:family="paragraph">
      <style:paragraph-properties fo:margin-top="0.1666in" fo:margin-bottom="0.0833in"/>
    </style:style>
    <style:style style:name="T5436" style:parent-style-name="Fonteparág.padrão" style:family="text">
      <style:text-properties style:font-name="Georgia" style:font-name-asian="Georgia" style:font-name-complex="Georgia"/>
    </style:style>
    <style:style style:name="P5437" style:parent-style-name="Normal" style:family="paragraph">
      <style:paragraph-properties fo:margin-top="0.1666in" fo:margin-bottom="0.0833in"/>
    </style:style>
    <style:style style:name="T5438" style:parent-style-name="Fonteparág.padrão" style:family="text">
      <style:text-properties style:font-name="Georgia" style:font-name-asian="Georgia" style:font-name-complex="Georgia"/>
    </style:style>
    <style:style style:name="P5439" style:parent-style-name="Normal" style:family="paragraph">
      <style:paragraph-properties fo:margin-top="0.1666in" fo:margin-bottom="0.0833in"/>
    </style:style>
    <style:style style:name="T5440" style:parent-style-name="Fonteparág.padrão" style:family="text">
      <style:text-properties style:font-name="Georgia" style:font-name-asian="Georgia" style:font-name-complex="Georgia"/>
    </style:style>
    <style:style style:name="T5441" style:parent-style-name="Fonteparág.padrão" style:family="text">
      <style:text-properties style:font-name="Georgia" style:font-name-asian="Georgia" style:font-name-complex="Georgia"/>
    </style:style>
    <style:style style:name="P5442" style:parent-style-name="Normal" style:family="paragraph">
      <style:paragraph-properties fo:margin-top="0.1666in" fo:margin-bottom="0.0833in"/>
    </style:style>
    <style:style style:name="T5443" style:parent-style-name="Fonteparág.padrão" style:family="text">
      <style:text-properties style:font-name="Georgia" style:font-name-asian="Georgia" style:font-name-complex="Georgia"/>
    </style:style>
    <style:style style:name="T5444" style:parent-style-name="Fonteparág.padrão" style:family="text">
      <style:text-properties style:font-name="Georgia" style:font-name-asian="Georgia" style:font-name-complex="Georgia"/>
    </style:style>
    <style:style style:name="T5445" style:parent-style-name="Fonteparág.padrão" style:family="text">
      <style:text-properties style:font-name="Georgia" style:font-name-asian="Georgia" style:font-name-complex="Georgia"/>
    </style:style>
    <style:style style:name="T5446" style:parent-style-name="Fonteparág.padrão" style:family="text">
      <style:text-properties style:font-name="Georgia" style:font-name-asian="Georgia" style:font-name-complex="Georgia"/>
    </style:style>
    <style:style style:name="P5447" style:parent-style-name="Normal" style:family="paragraph">
      <style:paragraph-properties fo:margin-top="0.1666in" fo:margin-bottom="0.0833in"/>
    </style:style>
    <style:style style:name="T5448" style:parent-style-name="Fonteparág.padrão" style:family="text">
      <style:text-properties style:font-name="Georgia" style:font-name-asian="Georgia" style:font-name-complex="Georgia"/>
    </style:style>
    <style:style style:name="T5449" style:parent-style-name="Fonteparág.padrão" style:family="text">
      <style:text-properties style:font-name="Georgia" style:font-name-asian="Georgia" style:font-name-complex="Georgia"/>
    </style:style>
    <style:style style:name="T5450" style:parent-style-name="Fonteparág.padrão" style:family="text">
      <style:text-properties style:font-name="Georgia" style:font-name-asian="Georgia" style:font-name-complex="Georgia"/>
    </style:style>
    <style:style style:name="P5451" style:parent-style-name="Normal" style:family="paragraph">
      <style:paragraph-properties fo:margin-top="0.1666in" fo:margin-bottom="0.0833in"/>
    </style:style>
    <style:style style:name="T5452" style:parent-style-name="Fonteparág.padrão" style:family="text">
      <style:text-properties style:font-name="Georgia" style:font-name-asian="Georgia" style:font-name-complex="Georgia"/>
    </style:style>
    <style:style style:name="P5453" style:parent-style-name="Normal" style:family="paragraph">
      <style:paragraph-properties fo:margin-top="0.1666in" fo:margin-bottom="0.0833in"/>
    </style:style>
    <style:style style:name="T5454" style:parent-style-name="Fonteparág.padrão" style:family="text">
      <style:text-properties style:font-name="Georgia" style:font-name-asian="Georgia" style:font-name-complex="Georgia"/>
    </style:style>
    <style:style style:name="P5455" style:parent-style-name="Normal" style:family="paragraph">
      <style:paragraph-properties fo:margin-top="0.1666in" fo:margin-bottom="0.0833in"/>
    </style:style>
    <style:style style:name="T5456" style:parent-style-name="Fonteparág.padrão" style:family="text">
      <style:text-properties style:font-name="Georgia" style:font-name-asian="Georgia" style:font-name-complex="Georgia"/>
    </style:style>
    <style:style style:name="P5457" style:parent-style-name="Normal" style:family="paragraph">
      <style:paragraph-properties fo:margin-top="0.1666in" fo:margin-bottom="0.0833in"/>
    </style:style>
    <style:style style:name="T5458" style:parent-style-name="Fonteparág.padrão" style:family="text">
      <style:text-properties style:font-name="Georgia" style:font-name-asian="Georgia" style:font-name-complex="Georgia"/>
    </style:style>
    <style:style style:name="P5459" style:parent-style-name="Normal" style:family="paragraph">
      <style:paragraph-properties fo:margin-top="0.1666in" fo:margin-bottom="0.0833in"/>
    </style:style>
    <style:style style:name="T5460" style:parent-style-name="Fonteparág.padrão" style:family="text">
      <style:text-properties style:font-name="Georgia" style:font-name-asian="Georgia" style:font-name-complex="Georgia"/>
    </style:style>
    <style:style style:name="P5461" style:parent-style-name="Normal" style:family="paragraph">
      <style:paragraph-properties fo:margin-top="0.1666in" fo:margin-bottom="0.0833in"/>
    </style:style>
    <style:style style:name="T5462" style:parent-style-name="Fonteparág.padrão" style:family="text">
      <style:text-properties style:font-name="Georgia" style:font-name-asian="Georgia" style:font-name-complex="Georgia"/>
    </style:style>
    <style:style style:name="T5463" style:parent-style-name="Fonteparág.padrão" style:family="text">
      <style:text-properties style:font-name="Georgia" style:font-name-asian="Georgia" style:font-name-complex="Georgia"/>
    </style:style>
    <style:style style:name="P5464" style:parent-style-name="ParágrafodaLista" style:family="paragraph">
      <style:paragraph-properties fo:margin-bottom="0in"/>
    </style:style>
    <style:style style:name="P5465" style:parent-style-name="Normal" style:family="paragraph">
      <style:paragraph-properties fo:margin-top="0.0833in" fo:margin-bottom="0.0833in"/>
    </style:style>
    <style:style style:name="T5466" style:parent-style-name="Fonteparág.padrão" style:family="text">
      <style:text-properties style:font-name="Georgia" style:font-name-asian="Georgia" style:font-name-complex="Georgia"/>
    </style:style>
    <style:style style:name="T5467" style:parent-style-name="Fonteparág.padrão" style:family="text">
      <style:text-properties style:font-name="Georgia" style:font-name-asian="Georgia" style:font-name-complex="Georgia"/>
    </style:style>
    <style:style style:name="P5468" style:parent-style-name="Normal" style:family="paragraph">
      <style:paragraph-properties fo:margin-top="0.1666in" fo:margin-bottom="0.0833in"/>
    </style:style>
    <style:style style:name="T5469" style:parent-style-name="Fonteparág.padrão" style:family="text">
      <style:text-properties style:font-name="Georgia" style:font-name-asian="Georgia" style:font-name-complex="Georgia"/>
    </style:style>
    <style:style style:name="P5470" style:parent-style-name="Normal" style:family="paragraph">
      <style:paragraph-properties fo:margin-top="0.1666in" fo:margin-bottom="0.0833in"/>
    </style:style>
    <style:style style:name="T5471" style:parent-style-name="Fonteparág.padrão" style:family="text">
      <style:text-properties style:font-name="Georgia" style:font-name-asian="Georgia" style:font-name-complex="Georgia"/>
    </style:style>
    <style:style style:name="P5472" style:parent-style-name="Normal" style:family="paragraph">
      <style:paragraph-properties fo:margin-top="0.1666in" fo:margin-bottom="0.0833in"/>
    </style:style>
    <style:style style:name="T5473" style:parent-style-name="Fonteparág.padrão" style:family="text">
      <style:text-properties style:font-name="Georgia" style:font-name-asian="Georgia" style:font-name-complex="Georgia"/>
    </style:style>
    <style:style style:name="P5474" style:parent-style-name="Normal" style:family="paragraph">
      <style:paragraph-properties fo:margin-top="0.1666in" fo:margin-bottom="0.0833in"/>
    </style:style>
    <style:style style:name="T5475" style:parent-style-name="Fonteparág.padrão" style:family="text">
      <style:text-properties style:font-name="Georgia" style:font-name-asian="Georgia" style:font-name-complex="Georgia"/>
    </style:style>
    <style:style style:name="P5476" style:parent-style-name="Normal" style:family="paragraph">
      <style:paragraph-properties fo:margin-top="0.1666in" fo:margin-bottom="0.0833in"/>
    </style:style>
    <style:style style:name="T5477" style:parent-style-name="Fonteparág.padrão" style:family="text">
      <style:text-properties style:font-name="Georgia" style:font-name-asian="Georgia" style:font-name-complex="Georgia"/>
    </style:style>
    <style:style style:name="T5478" style:parent-style-name="Fonteparág.padrão" style:family="text">
      <style:text-properties style:font-name="Georgia" style:font-name-asian="Georgia" style:font-name-complex="Georgia"/>
    </style:style>
    <style:style style:name="P5479" style:parent-style-name="Normal" style:family="paragraph">
      <style:paragraph-properties fo:margin-top="0.1666in" fo:margin-bottom="0.0833in"/>
    </style:style>
    <style:style style:name="T5480" style:parent-style-name="Fonteparág.padrão" style:family="text">
      <style:text-properties style:font-name="Georgia" style:font-name-asian="Georgia" style:font-name-complex="Georgia"/>
    </style:style>
    <style:style style:name="P5481" style:parent-style-name="Normal" style:family="paragraph">
      <style:paragraph-properties fo:margin-top="0.1666in" fo:margin-bottom="0.0833in"/>
    </style:style>
    <style:style style:name="T5482" style:parent-style-name="Fonteparág.padrão" style:family="text">
      <style:text-properties style:font-name="Georgia" style:font-name-asian="Georgia" style:font-name-complex="Georgia"/>
    </style:style>
    <style:style style:name="P5483" style:parent-style-name="Normal" style:family="paragraph">
      <style:paragraph-properties fo:margin-top="0.1666in" fo:margin-bottom="0.0833in"/>
    </style:style>
    <style:style style:name="T5484" style:parent-style-name="Fonteparág.padrão" style:family="text">
      <style:text-properties style:font-name="Georgia" style:font-name-asian="Georgia" style:font-name-complex="Georgia"/>
    </style:style>
    <style:style style:name="P5485" style:parent-style-name="Normal" style:family="paragraph">
      <style:paragraph-properties fo:margin-top="0.1666in" fo:margin-bottom="0.0833in"/>
    </style:style>
    <style:style style:name="T5486" style:parent-style-name="Fonteparág.padrão" style:family="text">
      <style:text-properties style:font-name="Georgia" style:font-name-asian="Georgia" style:font-name-complex="Georgia"/>
    </style:style>
    <style:style style:name="T5487" style:parent-style-name="Fonteparág.padrão" style:family="text">
      <style:text-properties style:font-name="Georgia" style:font-name-asian="Georgia" style:font-name-complex="Georgia"/>
    </style:style>
    <style:style style:name="T5488" style:parent-style-name="Fonteparág.padrão" style:family="text">
      <style:text-properties style:font-name="Georgia" style:font-name-asian="Georgia" style:font-name-complex="Georgia"/>
    </style:style>
    <style:style style:name="P5489" style:parent-style-name="Normal" style:family="paragraph">
      <style:paragraph-properties fo:margin-top="0.1666in" fo:margin-bottom="0.0833in"/>
    </style:style>
    <style:style style:name="T5490" style:parent-style-name="Fonteparág.padrão" style:family="text">
      <style:text-properties style:font-name="Georgia" style:font-name-asian="Georgia" style:font-name-complex="Georgia"/>
    </style:style>
    <style:style style:name="T5491" style:parent-style-name="Fonteparág.padrão" style:family="text">
      <style:text-properties style:font-name="Georgia" style:font-name-asian="Georgia" style:font-name-complex="Georgia"/>
    </style:style>
    <style:style style:name="P5492" style:parent-style-name="Normal" style:family="paragraph">
      <style:paragraph-properties fo:margin-top="0.1666in" fo:margin-bottom="0.0833in"/>
    </style:style>
    <style:style style:name="T5493" style:parent-style-name="Fonteparág.padrão" style:family="text">
      <style:text-properties style:font-name="Georgia" style:font-name-asian="Georgia" style:font-name-complex="Georgia"/>
    </style:style>
    <style:style style:name="P5494" style:parent-style-name="Normal" style:family="paragraph">
      <style:paragraph-properties fo:margin-top="0.1666in" fo:margin-bottom="0.0833in"/>
    </style:style>
    <style:style style:name="T5495" style:parent-style-name="Fonteparág.padrão" style:family="text">
      <style:text-properties style:font-name="Georgia" style:font-name-asian="Georgia" style:font-name-complex="Georgia"/>
    </style:style>
    <style:style style:name="T5496" style:parent-style-name="Fonteparág.padrão" style:family="text">
      <style:text-properties style:font-name="Georgia" style:font-name-asian="Georgia" style:font-name-complex="Georgia"/>
    </style:style>
    <style:style style:name="P5497" style:parent-style-name="Normal" style:family="paragraph">
      <style:paragraph-properties fo:margin-top="0.1666in" fo:margin-bottom="0.0833in"/>
    </style:style>
    <style:style style:name="T5498" style:parent-style-name="Fonteparág.padrão" style:family="text">
      <style:text-properties style:font-name="Georgia" style:font-name-asian="Georgia" style:font-name-complex="Georgia"/>
    </style:style>
    <style:style style:name="P5499" style:parent-style-name="Normal" style:family="paragraph">
      <style:paragraph-properties fo:margin-top="0.1666in" fo:margin-bottom="0.0833in"/>
    </style:style>
    <style:style style:name="T5500" style:parent-style-name="Fonteparág.padrão" style:family="text">
      <style:text-properties style:font-name="Georgia" style:font-name-asian="Georgia" style:font-name-complex="Georgia"/>
    </style:style>
    <style:style style:name="P5501" style:parent-style-name="ParágrafodaLista" style:family="paragraph">
      <style:paragraph-properties fo:margin-bottom="0in"/>
    </style:style>
    <style:style style:name="P5502" style:parent-style-name="Normal" style:family="paragraph">
      <style:paragraph-properties fo:margin-top="0.0833in" fo:margin-bottom="0.0833in"/>
    </style:style>
    <style:style style:name="T5503" style:parent-style-name="Fonteparág.padrão" style:family="text">
      <style:text-properties style:font-name="Georgia" style:font-name-asian="Georgia" style:font-name-complex="Georgia"/>
    </style:style>
    <style:style style:name="P5504" style:parent-style-name="Normal" style:family="paragraph">
      <style:paragraph-properties fo:margin-top="0.1666in" fo:margin-bottom="0.0833in"/>
    </style:style>
    <style:style style:name="T5505" style:parent-style-name="Fonteparág.padrão" style:family="text">
      <style:text-properties style:font-name="Georgia" style:font-name-asian="Georgia" style:font-name-complex="Georgia"/>
    </style:style>
    <style:style style:name="P5506" style:parent-style-name="Normal" style:family="paragraph">
      <style:paragraph-properties fo:margin-top="0.1666in" fo:margin-bottom="0.0833in"/>
    </style:style>
    <style:style style:name="T5507" style:parent-style-name="Fonteparág.padrão" style:family="text">
      <style:text-properties style:font-name="Georgia" style:font-name-asian="Georgia" style:font-name-complex="Georgia"/>
    </style:style>
    <style:style style:name="P5508" style:parent-style-name="Normal" style:family="paragraph">
      <style:paragraph-properties fo:margin-top="0.1666in" fo:margin-bottom="0.0833in"/>
    </style:style>
    <style:style style:name="T5509" style:parent-style-name="Fonteparág.padrão" style:family="text">
      <style:text-properties style:font-name="Georgia" style:font-name-asian="Georgia" style:font-name-complex="Georgia"/>
    </style:style>
    <style:style style:name="P5510" style:parent-style-name="Normal" style:family="paragraph">
      <style:paragraph-properties fo:margin-top="0.1666in" fo:margin-bottom="0.0833in"/>
    </style:style>
    <style:style style:name="T5511" style:parent-style-name="Fonteparág.padrão" style:family="text">
      <style:text-properties style:font-name="Georgia" style:font-name-asian="Georgia" style:font-name-complex="Georgia"/>
    </style:style>
    <style:style style:name="P5512" style:parent-style-name="Normal" style:family="paragraph">
      <style:paragraph-properties fo:margin-top="0.1666in" fo:margin-bottom="0.0833in"/>
    </style:style>
    <style:style style:name="T5513" style:parent-style-name="Fonteparág.padrão" style:family="text">
      <style:text-properties style:font-name="Georgia" style:font-name-asian="Georgia" style:font-name-complex="Georgia"/>
    </style:style>
    <style:style style:name="T5514" style:parent-style-name="Fonteparág.padrão" style:family="text">
      <style:text-properties style:font-name="Georgia" style:font-name-asian="Georgia" style:font-name-complex="Georgia"/>
    </style:style>
    <style:style style:name="P5515" style:parent-style-name="Normal" style:family="paragraph">
      <style:paragraph-properties fo:margin-top="0.1666in" fo:margin-bottom="0.0833in"/>
    </style:style>
    <style:style style:name="T5516" style:parent-style-name="Fonteparág.padrão" style:family="text">
      <style:text-properties style:font-name="Georgia" style:font-name-asian="Georgia" style:font-name-complex="Georgia"/>
    </style:style>
    <style:style style:name="P5517" style:parent-style-name="Normal" style:family="paragraph">
      <style:paragraph-properties fo:margin-top="0.1666in" fo:margin-bottom="0.0833in"/>
    </style:style>
    <style:style style:name="T5518" style:parent-style-name="Fonteparág.padrão" style:family="text">
      <style:text-properties style:font-name="Georgia" style:font-name-asian="Georgia" style:font-name-complex="Georgia"/>
    </style:style>
    <style:style style:name="P5519" style:parent-style-name="Normal" style:family="paragraph">
      <style:paragraph-properties fo:margin-top="0.1666in" fo:margin-bottom="0.0833in"/>
    </style:style>
    <style:style style:name="T5520" style:parent-style-name="Fonteparág.padrão" style:family="text">
      <style:text-properties style:font-name="Georgia" style:font-name-asian="Georgia" style:font-name-complex="Georgia"/>
    </style:style>
    <style:style style:name="P5521" style:parent-style-name="Normal" style:family="paragraph">
      <style:paragraph-properties fo:margin-top="0.1666in" fo:margin-bottom="0.0833in"/>
    </style:style>
    <style:style style:name="T5522" style:parent-style-name="Fonteparág.padrão" style:family="text">
      <style:text-properties style:font-name="Georgia" style:font-name-asian="Georgia" style:font-name-complex="Georgia"/>
    </style:style>
    <style:style style:name="P5523" style:parent-style-name="Normal" style:family="paragraph">
      <style:paragraph-properties fo:margin-top="0.1666in" fo:margin-bottom="0.0833in"/>
    </style:style>
    <style:style style:name="T5524" style:parent-style-name="Fonteparág.padrão" style:family="text">
      <style:text-properties style:font-name="Georgia" style:font-name-asian="Georgia" style:font-name-complex="Georgia"/>
    </style:style>
    <style:style style:name="T5525" style:parent-style-name="Fonteparág.padrão" style:family="text">
      <style:text-properties style:font-name="Georgia" style:font-name-asian="Georgia" style:font-name-complex="Georgia"/>
    </style:style>
    <style:style style:name="P5526" style:parent-style-name="Normal" style:family="paragraph">
      <style:paragraph-properties fo:margin-top="0.1666in" fo:margin-bottom="0.0833in"/>
    </style:style>
    <style:style style:name="T5527" style:parent-style-name="Fonteparág.padrão" style:family="text">
      <style:text-properties style:font-name="Georgia" style:font-name-asian="Georgia" style:font-name-complex="Georgia"/>
    </style:style>
    <style:style style:name="T5528" style:parent-style-name="Fonteparág.padrão" style:family="text">
      <style:text-properties style:font-name="Georgia" style:font-name-asian="Georgia" style:font-name-complex="Georgia"/>
    </style:style>
    <style:style style:name="P5529" style:parent-style-name="Normal" style:family="paragraph">
      <style:paragraph-properties fo:margin-top="0.1666in" fo:margin-bottom="0.0833in"/>
    </style:style>
    <style:style style:name="T5530" style:parent-style-name="Fonteparág.padrão" style:family="text">
      <style:text-properties style:font-name="Georgia" style:font-name-asian="Georgia" style:font-name-complex="Georgia"/>
    </style:style>
    <style:style style:name="P5531" style:parent-style-name="Normal" style:family="paragraph">
      <style:paragraph-properties fo:margin-top="0.1666in" fo:margin-bottom="0.0833in"/>
    </style:style>
    <style:style style:name="T5532" style:parent-style-name="Fonteparág.padrão" style:family="text">
      <style:text-properties style:font-name="Georgia" style:font-name-asian="Georgia" style:font-name-complex="Georgia"/>
    </style:style>
    <style:style style:name="P5533" style:parent-style-name="Normal" style:family="paragraph">
      <style:paragraph-properties fo:margin-top="0.1666in" fo:margin-bottom="0.0833in"/>
    </style:style>
    <style:style style:name="T5534" style:parent-style-name="Fonteparág.padrão" style:family="text">
      <style:text-properties style:font-name="Georgia" style:font-name-asian="Georgia" style:font-name-complex="Georgia"/>
    </style:style>
    <style:style style:name="P5535" style:parent-style-name="Normal" style:family="paragraph">
      <style:paragraph-properties fo:margin-top="0.1666in" fo:margin-bottom="0.0833in"/>
    </style:style>
    <style:style style:name="T5536" style:parent-style-name="Fonteparág.padrão" style:family="text">
      <style:text-properties style:font-name="Georgia" style:font-name-asian="Georgia" style:font-name-complex="Georgia"/>
    </style:style>
    <style:style style:name="T5537" style:parent-style-name="Fonteparág.padrão" style:family="text">
      <style:text-properties style:font-name="Georgia" style:font-name-asian="Georgia" style:font-name-complex="Georgia"/>
    </style:style>
    <style:style style:name="P5538" style:parent-style-name="Título2" style:family="paragraph">
      <style:paragraph-properties fo:margin-top="0.1666in" fo:margin-bottom="0.0833in"/>
    </style:style>
    <style:style style:name="T5539" style:parent-style-name="Fonteparág.padrão" style:family="text">
      <style:text-properties style:font-name="Aptos" style:font-name-asian="Aptos" style:font-name-complex="Aptos" fo:font-size="12pt" style:font-size-asian="12pt" style:font-size-complex="12pt"/>
    </style:style>
    <style:style style:name="P5540" style:parent-style-name="Normal" style:family="paragraph">
      <style:paragraph-properties fo:margin-top="0.0833in" fo:margin-bottom="0.0833in"/>
    </style:style>
    <style:style style:name="T5541" style:parent-style-name="Fonteparág.padrão" style:family="text">
      <style:text-properties style:font-name="Georgia" style:font-name-asian="Georgia" style:font-name-complex="Georgia"/>
    </style:style>
    <style:style style:name="P5542" style:parent-style-name="Normal" style:family="paragraph">
      <style:paragraph-properties fo:margin-top="0.1666in" fo:margin-bottom="0.0833in"/>
    </style:style>
    <style:style style:name="T5543" style:parent-style-name="Fonteparág.padrão" style:family="text">
      <style:text-properties style:font-name="Georgia" style:font-name-asian="Georgia" style:font-name-complex="Georgia"/>
    </style:style>
    <style:style style:name="P5544" style:parent-style-name="Normal" style:family="paragraph">
      <style:paragraph-properties fo:margin-top="0.1666in" fo:margin-bottom="0.0833in"/>
    </style:style>
    <style:style style:name="T5545" style:parent-style-name="Fonteparág.padrão" style:family="text">
      <style:text-properties style:font-name="Georgia" style:font-name-asian="Georgia" style:font-name-complex="Georgia"/>
    </style:style>
    <style:style style:name="P5546" style:parent-style-name="Normal" style:family="paragraph">
      <style:paragraph-properties fo:margin-top="0.1666in" fo:margin-bottom="0.0833in"/>
    </style:style>
    <style:style style:name="T5547" style:parent-style-name="Fonteparág.padrão" style:family="text">
      <style:text-properties style:font-name="Georgia" style:font-name-asian="Georgia" style:font-name-complex="Georgia"/>
    </style:style>
    <style:style style:name="P5548" style:parent-style-name="Normal" style:family="paragraph">
      <style:paragraph-properties fo:margin-top="0.1666in" fo:margin-bottom="0.0833in"/>
    </style:style>
    <style:style style:name="T5549" style:parent-style-name="Fonteparág.padrão" style:family="text">
      <style:text-properties style:font-name="Georgia" style:font-name-asian="Georgia" style:font-name-complex="Georgia"/>
    </style:style>
    <style:style style:name="P5550" style:parent-style-name="Normal" style:family="paragraph">
      <style:paragraph-properties fo:margin-top="0.1666in" fo:margin-bottom="0.0833in"/>
    </style:style>
    <style:style style:name="T5551" style:parent-style-name="Fonteparág.padrão" style:family="text">
      <style:text-properties style:font-name="Georgia" style:font-name-asian="Georgia" style:font-name-complex="Georgia"/>
    </style:style>
    <style:style style:name="P5552" style:parent-style-name="Normal" style:family="paragraph">
      <style:paragraph-properties fo:margin-top="0.1666in" fo:margin-bottom="0.0833in"/>
    </style:style>
    <style:style style:name="T5553" style:parent-style-name="Fonteparág.padrão" style:family="text">
      <style:text-properties style:font-name="Georgia" style:font-name-asian="Georgia" style:font-name-complex="Georgia"/>
    </style:style>
    <style:style style:name="P5554" style:parent-style-name="Normal" style:family="paragraph">
      <style:paragraph-properties fo:margin-top="0.1666in" fo:margin-bottom="0.0833in"/>
    </style:style>
    <style:style style:name="T5555" style:parent-style-name="Fonteparág.padrão" style:family="text">
      <style:text-properties style:font-name="Georgia" style:font-name-asian="Georgia" style:font-name-complex="Georgia"/>
    </style:style>
    <style:style style:name="P5556" style:parent-style-name="Normal" style:family="paragraph">
      <style:paragraph-properties fo:margin-top="0.1666in" fo:margin-bottom="0.0833in"/>
    </style:style>
    <style:style style:name="T5557" style:parent-style-name="Fonteparág.padrão" style:family="text">
      <style:text-properties style:font-name="Georgia" style:font-name-asian="Georgia" style:font-name-complex="Georgia"/>
    </style:style>
    <style:style style:name="P5558" style:parent-style-name="Normal" style:family="paragraph">
      <style:paragraph-properties fo:margin-top="0.1666in" fo:margin-bottom="0.0833in"/>
    </style:style>
    <style:style style:name="T5559" style:parent-style-name="Fonteparág.padrão" style:family="text">
      <style:text-properties style:font-name="Georgia" style:font-name-asian="Georgia" style:font-name-complex="Georgia"/>
    </style:style>
    <style:style style:name="P5560" style:parent-style-name="Normal" style:family="paragraph">
      <style:paragraph-properties fo:margin-top="0.1666in" fo:margin-bottom="0.0833in"/>
    </style:style>
    <style:style style:name="T5561" style:parent-style-name="Fonteparág.padrão" style:family="text">
      <style:text-properties style:font-name="Georgia" style:font-name-asian="Georgia" style:font-name-complex="Georgia"/>
    </style:style>
    <style:style style:name="P5562" style:parent-style-name="Normal" style:family="paragraph">
      <style:paragraph-properties fo:margin-top="0.1666in" fo:margin-bottom="0.0833in"/>
    </style:style>
    <style:style style:name="T5563" style:parent-style-name="Fonteparág.padrão" style:family="text">
      <style:text-properties style:font-name="Georgia" style:font-name-asian="Georgia" style:font-name-complex="Georgia"/>
    </style:style>
    <style:style style:name="T5564" style:parent-style-name="Fonteparág.padrão" style:family="text">
      <style:text-properties style:font-name="Georgia" style:font-name-asian="Georgia" style:font-name-complex="Georgia"/>
    </style:style>
    <style:style style:name="P5565" style:parent-style-name="Normal" style:family="paragraph">
      <style:paragraph-properties fo:margin-top="0.1666in" fo:margin-bottom="0.0833in"/>
    </style:style>
    <style:style style:name="T5566" style:parent-style-name="Fonteparág.padrão" style:family="text">
      <style:text-properties style:font-name="Georgia" style:font-name-asian="Georgia" style:font-name-complex="Georgia"/>
    </style:style>
    <style:style style:name="P5567" style:parent-style-name="Normal" style:family="paragraph">
      <style:paragraph-properties fo:margin-top="0.1666in" fo:margin-bottom="0.0833in"/>
    </style:style>
    <style:style style:name="T5568" style:parent-style-name="Fonteparág.padrão" style:family="text">
      <style:text-properties style:font-name="Georgia" style:font-name-asian="Georgia" style:font-name-complex="Georgia" fo:font-style="italic" style:font-style-asian="italic" style:font-style-complex="italic"/>
    </style:style>
    <style:style style:name="P5569" style:parent-style-name="Normal" style:family="paragraph">
      <style:paragraph-properties fo:margin-top="0.1666in" fo:margin-bottom="0.0833in"/>
    </style:style>
    <style:style style:name="T5570" style:parent-style-name="Fonteparág.padrão" style:family="text">
      <style:text-properties style:font-name="Georgia" style:font-name-asian="Georgia" style:font-name-complex="Georgia"/>
    </style:style>
    <style:style style:name="P5571" style:parent-style-name="Normal" style:family="paragraph">
      <style:paragraph-properties fo:margin-top="0.1666in" fo:margin-bottom="0.0833in"/>
    </style:style>
    <style:style style:name="T5572" style:parent-style-name="Fonteparág.padrão" style:family="text">
      <style:text-properties style:font-name="Georgia" style:font-name-asian="Georgia" style:font-name-complex="Georgia"/>
    </style:style>
    <style:style style:name="P5573" style:parent-style-name="Normal" style:family="paragraph">
      <style:paragraph-properties fo:margin-top="0.1666in" fo:margin-bottom="0.0833in"/>
    </style:style>
    <style:style style:name="T5574" style:parent-style-name="Fonteparág.padrão" style:family="text">
      <style:text-properties style:font-name="Georgia" style:font-name-asian="Georgia" style:font-name-complex="Georgia"/>
    </style:style>
    <style:style style:name="P5575" style:parent-style-name="Normal" style:family="paragraph">
      <style:paragraph-properties fo:margin-top="0.1666in" fo:margin-bottom="0.0833in"/>
    </style:style>
    <style:style style:name="T5576" style:parent-style-name="Fonteparág.padrão" style:family="text">
      <style:text-properties style:font-name="Georgia" style:font-name-asian="Georgia" style:font-name-complex="Georgia"/>
    </style:style>
    <style:style style:name="T5577" style:parent-style-name="Fonteparág.padrão" style:family="text">
      <style:text-properties style:font-name="Georgia" style:font-name-asian="Georgia" style:font-name-complex="Georgia"/>
    </style:style>
    <style:style style:name="T5578" style:parent-style-name="Fonteparág.padrão" style:family="text">
      <style:text-properties style:font-name="Georgia" style:font-name-asian="Georgia" style:font-name-complex="Georgia"/>
    </style:style>
    <style:style style:name="P5579" style:parent-style-name="Normal" style:family="paragraph">
      <style:paragraph-properties fo:margin-top="0.1666in" fo:margin-bottom="0.0833in"/>
    </style:style>
    <style:style style:name="T5580" style:parent-style-name="Fonteparág.padrão" style:family="text">
      <style:text-properties style:font-name="Georgia" style:font-name-asian="Georgia" style:font-name-complex="Georgia"/>
    </style:style>
    <style:style style:name="P5581" style:parent-style-name="Normal" style:family="paragraph">
      <style:paragraph-properties fo:margin-top="0.1666in" fo:margin-bottom="0.0833in"/>
    </style:style>
    <style:style style:name="T5582" style:parent-style-name="Fonteparág.padrão" style:family="text">
      <style:text-properties style:font-name="Georgia" style:font-name-asian="Georgia" style:font-name-complex="Georgia"/>
    </style:style>
    <style:style style:name="T5583" style:parent-style-name="Fonteparág.padrão" style:family="text">
      <style:text-properties style:font-name="Georgia" style:font-name-asian="Georgia" style:font-name-complex="Georgia"/>
    </style:style>
    <style:style style:name="P5584" style:parent-style-name="Normal" style:family="paragraph">
      <style:paragraph-properties fo:margin-top="0.1666in" fo:margin-bottom="0.0833in"/>
    </style:style>
    <style:style style:name="T5585" style:parent-style-name="Fonteparág.padrão" style:family="text">
      <style:text-properties style:font-name="Georgia" style:font-name-asian="Georgia" style:font-name-complex="Georgia"/>
    </style:style>
    <style:style style:name="P5586" style:parent-style-name="Normal" style:family="paragraph">
      <style:paragraph-properties fo:margin-top="0.1666in" fo:margin-bottom="0.0833in"/>
    </style:style>
    <style:style style:name="T5587" style:parent-style-name="Fonteparág.padrão" style:family="text">
      <style:text-properties style:font-name="Georgia" style:font-name-asian="Georgia" style:font-name-complex="Georgia"/>
    </style:style>
    <style:style style:name="P5588" style:parent-style-name="Normal" style:family="paragraph">
      <style:paragraph-properties fo:margin-top="0.1666in" fo:margin-bottom="0.0833in"/>
    </style:style>
    <style:style style:name="T5589" style:parent-style-name="Fonteparág.padrão" style:family="text">
      <style:text-properties style:font-name="Georgia" style:font-name-asian="Georgia" style:font-name-complex="Georgia"/>
    </style:style>
    <style:style style:name="P5590" style:parent-style-name="Normal" style:family="paragraph">
      <style:paragraph-properties fo:margin-top="0.1666in" fo:margin-bottom="0.0833in"/>
    </style:style>
    <style:style style:name="T5591" style:parent-style-name="Fonteparág.padrão" style:family="text">
      <style:text-properties style:font-name="Georgia" style:font-name-asian="Georgia" style:font-name-complex="Georgia"/>
    </style:style>
    <style:style style:name="P5592" style:parent-style-name="Normal" style:family="paragraph">
      <style:paragraph-properties fo:margin-top="0.1666in" fo:margin-bottom="0.0833in"/>
    </style:style>
    <style:style style:name="T5593" style:parent-style-name="Fonteparág.padrão" style:family="text">
      <style:text-properties style:font-name="Georgia" style:font-name-asian="Georgia" style:font-name-complex="Georgia"/>
    </style:style>
    <style:style style:name="P5594" style:parent-style-name="Normal" style:family="paragraph">
      <style:paragraph-properties fo:margin-top="0.1666in" fo:margin-bottom="0.0833in"/>
    </style:style>
    <style:style style:name="T5595" style:parent-style-name="Fonteparág.padrão" style:family="text">
      <style:text-properties style:font-name="Georgia" style:font-name-asian="Georgia" style:font-name-complex="Georgia"/>
    </style:style>
    <style:style style:name="P5596" style:parent-style-name="Normal" style:family="paragraph">
      <style:paragraph-properties fo:margin-top="0.1666in" fo:margin-bottom="0.0833in"/>
    </style:style>
    <style:style style:name="T5597" style:parent-style-name="Fonteparág.padrão" style:family="text">
      <style:text-properties style:font-name="Georgia" style:font-name-asian="Georgia" style:font-name-complex="Georgia"/>
    </style:style>
    <style:style style:name="P5598" style:parent-style-name="Normal" style:family="paragraph">
      <style:paragraph-properties fo:margin-top="0.1666in" fo:margin-bottom="0.0833in"/>
    </style:style>
    <style:style style:name="T5599" style:parent-style-name="Fonteparág.padrão" style:family="text">
      <style:text-properties style:font-name="Georgia" style:font-name-asian="Georgia" style:font-name-complex="Georgia"/>
    </style:style>
    <style:style style:name="P5600" style:parent-style-name="Normal" style:family="paragraph">
      <style:paragraph-properties fo:margin-top="0.1666in" fo:margin-bottom="0.0833in"/>
    </style:style>
    <style:style style:name="T5601" style:parent-style-name="Fonteparág.padrão" style:family="text">
      <style:text-properties style:font-name="Georgia" style:font-name-asian="Georgia" style:font-name-complex="Georgia"/>
    </style:style>
    <style:style style:name="P5602" style:parent-style-name="Normal" style:family="paragraph">
      <style:paragraph-properties fo:margin-top="0.1666in" fo:margin-bottom="0.0833in"/>
    </style:style>
    <style:style style:name="T5603" style:parent-style-name="Fonteparág.padrão" style:family="text">
      <style:text-properties style:font-name="Georgia" style:font-name-asian="Georgia" style:font-name-complex="Georgia"/>
    </style:style>
    <style:style style:name="P5604" style:parent-style-name="Normal" style:family="paragraph">
      <style:paragraph-properties fo:margin-top="0.1666in" fo:margin-bottom="0.0833in"/>
    </style:style>
    <style:style style:name="T5605" style:parent-style-name="Fonteparág.padrão" style:family="text">
      <style:text-properties style:font-name="Georgia" style:font-name-asian="Georgia" style:font-name-complex="Georgia"/>
    </style:style>
    <style:style style:name="P5606" style:parent-style-name="Normal" style:family="paragraph">
      <style:paragraph-properties fo:margin-top="0.1666in" fo:margin-bottom="0.0833in"/>
    </style:style>
    <style:style style:name="T5607" style:parent-style-name="Fonteparág.padrão" style:family="text">
      <style:text-properties style:font-name="Georgia" style:font-name-asian="Georgia" style:font-name-complex="Georgia"/>
    </style:style>
    <style:style style:name="P5608" style:parent-style-name="Normal" style:family="paragraph">
      <style:paragraph-properties fo:margin-top="0.1666in" fo:margin-bottom="0.0833in"/>
    </style:style>
    <style:style style:name="T5609" style:parent-style-name="Fonteparág.padrão" style:family="text">
      <style:text-properties style:font-name="Georgia" style:font-name-asian="Georgia" style:font-name-complex="Georgia"/>
    </style:style>
    <style:style style:name="P5610" style:parent-style-name="Normal" style:family="paragraph">
      <style:paragraph-properties fo:margin-top="0.1666in" fo:margin-bottom="0.0833in"/>
    </style:style>
    <style:style style:name="T5611" style:parent-style-name="Fonteparág.padrão" style:family="text">
      <style:text-properties style:font-name="Georgia" style:font-name-asian="Georgia" style:font-name-complex="Georgia"/>
    </style:style>
    <style:style style:name="P5612" style:parent-style-name="Normal" style:family="paragraph">
      <style:paragraph-properties fo:margin-top="0.1666in" fo:margin-bottom="0.0833in"/>
    </style:style>
    <style:style style:name="T5613" style:parent-style-name="Fonteparág.padrão" style:family="text">
      <style:text-properties style:font-name="Georgia" style:font-name-asian="Georgia" style:font-name-complex="Georgia"/>
    </style:style>
    <style:style style:name="T5614" style:parent-style-name="Fonteparág.padrão" style:family="text">
      <style:text-properties style:font-name="Georgia" style:font-name-asian="Georgia" style:font-name-complex="Georgia"/>
    </style:style>
    <style:style style:name="P5615" style:parent-style-name="Normal" style:family="paragraph">
      <style:paragraph-properties fo:margin-top="0.1666in" fo:margin-bottom="0.0833in"/>
    </style:style>
    <style:style style:name="T5616" style:parent-style-name="Fonteparág.padrão" style:family="text">
      <style:text-properties style:font-name="Georgia" style:font-name-asian="Georgia" style:font-name-complex="Georgia"/>
    </style:style>
    <style:style style:name="P5617" style:parent-style-name="Normal" style:family="paragraph">
      <style:paragraph-properties fo:margin-top="0.1666in" fo:margin-bottom="0.0833in"/>
    </style:style>
    <style:style style:name="T5618" style:parent-style-name="Fonteparág.padrão" style:family="text">
      <style:text-properties style:font-name="Georgia" style:font-name-asian="Georgia" style:font-name-complex="Georgia"/>
    </style:style>
    <style:style style:name="P5619" style:parent-style-name="Normal" style:family="paragraph">
      <style:paragraph-properties fo:margin-top="0.1666in" fo:margin-bottom="0.0833in"/>
    </style:style>
    <style:style style:name="T5620" style:parent-style-name="Fonteparág.padrão" style:family="text">
      <style:text-properties style:font-name="Georgia" style:font-name-asian="Georgia" style:font-name-complex="Georgia"/>
    </style:style>
    <style:style style:name="P5621" style:parent-style-name="Normal" style:family="paragraph">
      <style:paragraph-properties fo:margin-top="0.1666in" fo:margin-bottom="0.0833in"/>
    </style:style>
    <style:style style:name="T5622" style:parent-style-name="Fonteparág.padrão" style:family="text">
      <style:text-properties style:font-name="Georgia" style:font-name-asian="Georgia" style:font-name-complex="Georgia"/>
    </style:style>
    <style:style style:name="P5623" style:parent-style-name="Normal" style:family="paragraph">
      <style:paragraph-properties fo:margin-top="0.1666in" fo:margin-bottom="0.0833in"/>
    </style:style>
    <style:style style:name="T5624" style:parent-style-name="Fonteparág.padrão" style:family="text">
      <style:text-properties style:font-name="Georgia" style:font-name-asian="Georgia" style:font-name-complex="Georgia"/>
    </style:style>
    <style:style style:name="P5625" style:parent-style-name="Normal" style:family="paragraph">
      <style:paragraph-properties fo:margin-top="0.1666in" fo:margin-bottom="0.0833in"/>
    </style:style>
    <style:style style:name="T5626" style:parent-style-name="Fonteparág.padrão" style:family="text">
      <style:text-properties style:font-name="Georgia" style:font-name-asian="Georgia" style:font-name-complex="Georgia"/>
    </style:style>
    <style:style style:name="P5627" style:parent-style-name="Normal" style:family="paragraph">
      <style:paragraph-properties fo:margin-top="0.1666in" fo:margin-bottom="0.0833in"/>
    </style:style>
    <style:style style:name="T5628" style:parent-style-name="Fonteparág.padrão" style:family="text">
      <style:text-properties style:font-name="Georgia" style:font-name-asian="Georgia" style:font-name-complex="Georgia"/>
    </style:style>
    <style:style style:name="P5629" style:parent-style-name="Normal" style:family="paragraph">
      <style:paragraph-properties fo:margin-top="0.1666in" fo:margin-bottom="0.0833in"/>
    </style:style>
    <style:style style:name="T5630" style:parent-style-name="Fonteparág.padrão" style:family="text">
      <style:text-properties style:font-name="Georgia" style:font-name-asian="Georgia" style:font-name-complex="Georgia"/>
    </style:style>
    <style:style style:name="P5631" style:parent-style-name="Normal" style:family="paragraph">
      <style:paragraph-properties fo:margin-top="0.0833in" fo:margin-bottom="0.0833in"/>
    </style:style>
    <style:style style:name="T5632" style:parent-style-name="Fonteparág.padrão" style:family="text">
      <style:text-properties style:font-name="Georgia" style:font-name-asian="Georgia" style:font-name-complex="Georgia"/>
    </style:style>
    <style:style style:name="T5633" style:parent-style-name="Fonteparág.padrão" style:family="text">
      <style:text-properties style:font-name="Georgia" style:font-name-asian="Georgia" style:font-name-complex="Georgia"/>
    </style:style>
    <style:style style:name="P5634" style:parent-style-name="Título2" style:family="paragraph">
      <style:paragraph-properties fo:margin-top="0.1666in" fo:margin-bottom="0.0833in"/>
      <style:text-properties style:font-name="Georgia" style:font-name-asian="Georgia" style:font-name-complex="Georgia" fo:font-size="12pt" style:font-size-asian="12pt" style:font-size-complex="12pt"/>
    </style:style>
    <style:style style:name="P5635" style:parent-style-name="Título2" style:family="paragraph">
      <style:paragraph-properties fo:margin-top="0.1666in" fo:margin-bottom="0.0833in"/>
    </style:style>
    <style:style style:name="T5636" style:parent-style-name="Fonteparág.padrão" style:family="text">
      <style:text-properties style:font-name="Georgia" style:font-name-asian="Georgia" style:font-name-complex="Georgia" fo:font-size="12pt" style:font-size-asian="12pt" style:font-size-complex="12pt"/>
    </style:style>
    <style:style style:name="P5637" style:parent-style-name="Normal" style:family="paragraph">
      <style:paragraph-properties fo:margin-top="0.1666in" fo:margin-bottom="0.0833in"/>
    </style:style>
    <style:style style:name="T5638" style:parent-style-name="Fonteparág.padrão" style:family="text">
      <style:text-properties style:font-name="Georgia" style:font-name-asian="Georgia" style:font-name-complex="Georgia"/>
    </style:style>
    <style:style style:name="P5639" style:parent-style-name="Normal" style:family="paragraph">
      <style:paragraph-properties fo:margin-top="0.1666in" fo:margin-bottom="0.0833in"/>
    </style:style>
    <style:style style:name="T5640" style:parent-style-name="Fonteparág.padrão" style:family="text">
      <style:text-properties style:font-name="Georgia" style:font-name-asian="Georgia" style:font-name-complex="Georgia"/>
    </style:style>
    <style:style style:name="P5641" style:parent-style-name="Normal" style:family="paragraph">
      <style:paragraph-properties fo:margin-top="0.1666in" fo:margin-bottom="0.0833in"/>
    </style:style>
    <style:style style:name="T5642" style:parent-style-name="Fonteparág.padrão" style:family="text">
      <style:text-properties style:font-name="Georgia" style:font-name-asian="Georgia" style:font-name-complex="Georgia"/>
    </style:style>
    <style:style style:name="P5643" style:parent-style-name="Normal" style:family="paragraph">
      <style:paragraph-properties fo:margin-top="0.1666in" fo:margin-bottom="0.0833in"/>
    </style:style>
    <style:style style:name="T5644" style:parent-style-name="Fonteparág.padrão" style:family="text">
      <style:text-properties style:font-name="Georgia" style:font-name-asian="Georgia" style:font-name-complex="Georgia"/>
    </style:style>
    <style:style style:name="P5645" style:parent-style-name="Normal" style:family="paragraph">
      <style:paragraph-properties fo:margin-top="0.1666in" fo:margin-bottom="0.0833in"/>
    </style:style>
    <style:style style:name="T5646" style:parent-style-name="Fonteparág.padrão" style:family="text">
      <style:text-properties style:font-name="Georgia" style:font-name-asian="Georgia" style:font-name-complex="Georgia"/>
    </style:style>
    <style:style style:name="P5647" style:parent-style-name="Normal" style:family="paragraph">
      <style:paragraph-properties fo:margin-top="0.1666in" fo:margin-bottom="0.0833in"/>
    </style:style>
    <style:style style:name="T5648" style:parent-style-name="Fonteparág.padrão" style:family="text">
      <style:text-properties style:font-name="Georgia" style:font-name-asian="Georgia" style:font-name-complex="Georgia"/>
    </style:style>
    <style:style style:name="T5649" style:parent-style-name="Fonteparág.padrão" style:family="text">
      <style:text-properties style:font-name="Georgia" style:font-name-asian="Georgia" style:font-name-complex="Georgia"/>
    </style:style>
    <style:style style:name="P5650" style:parent-style-name="Normal" style:family="paragraph">
      <style:paragraph-properties fo:margin-top="0.1666in" fo:margin-bottom="0.0833in"/>
    </style:style>
    <style:style style:name="T5651" style:parent-style-name="Fonteparág.padrão" style:family="text">
      <style:text-properties style:font-name="Georgia" style:font-name-asian="Georgia" style:font-name-complex="Georgia"/>
    </style:style>
    <style:style style:name="P5652" style:parent-style-name="Normal" style:family="paragraph">
      <style:paragraph-properties fo:margin-top="0.1666in" fo:margin-bottom="0.0833in"/>
    </style:style>
    <style:style style:name="T5653" style:parent-style-name="Fonteparág.padrão" style:family="text">
      <style:text-properties style:font-name="Georgia" style:font-name-asian="Georgia" style:font-name-complex="Georgia"/>
    </style:style>
    <style:style style:name="P5654" style:parent-style-name="Normal" style:family="paragraph">
      <style:paragraph-properties fo:margin-top="0.1666in" fo:margin-bottom="0.0833in"/>
    </style:style>
    <style:style style:name="T5655" style:parent-style-name="Fonteparág.padrão" style:family="text">
      <style:text-properties style:font-name="Georgia" style:font-name-asian="Georgia" style:font-name-complex="Georgia"/>
    </style:style>
    <style:style style:name="T5656" style:parent-style-name="Fonteparág.padrão" style:family="text">
      <style:text-properties style:font-name="Georgia" style:font-name-asian="Georgia" style:font-name-complex="Georgia"/>
    </style:style>
    <style:style style:name="P5657" style:parent-style-name="Normal" style:family="paragraph">
      <style:paragraph-properties fo:margin-top="0.1666in" fo:margin-bottom="0.0833in"/>
    </style:style>
    <style:style style:name="T5658" style:parent-style-name="Fonteparág.padrão" style:family="text">
      <style:text-properties style:font-name="Georgia" style:font-name-asian="Georgia" style:font-name-complex="Georgia"/>
    </style:style>
    <style:style style:name="P5659" style:parent-style-name="Normal" style:family="paragraph">
      <style:paragraph-properties fo:margin-top="0.1666in" fo:margin-bottom="0.0833in"/>
    </style:style>
    <style:style style:name="T5660" style:parent-style-name="Fonteparág.padrão" style:family="text">
      <style:text-properties style:font-name="Georgia" style:font-name-asian="Georgia" style:font-name-complex="Georgia"/>
    </style:style>
    <style:style style:name="P5661" style:parent-style-name="Normal" style:family="paragraph">
      <style:paragraph-properties fo:margin-top="0.1666in" fo:margin-bottom="0.0833in"/>
    </style:style>
    <style:style style:name="T5662" style:parent-style-name="Fonteparág.padrão" style:family="text">
      <style:text-properties style:font-name="Georgia" style:font-name-asian="Georgia" style:font-name-complex="Georgia"/>
    </style:style>
    <style:style style:name="P5663" style:parent-style-name="Normal" style:family="paragraph">
      <style:paragraph-properties fo:margin-top="0.1666in" fo:margin-bottom="0.0833in"/>
    </style:style>
    <style:style style:name="T5664" style:parent-style-name="Fonteparág.padrão" style:family="text">
      <style:text-properties style:font-name="Georgia" style:font-name-asian="Georgia" style:font-name-complex="Georgia"/>
    </style:style>
    <style:style style:name="T5665" style:parent-style-name="Fonteparág.padrão" style:family="text">
      <style:text-properties style:font-name="Georgia" style:font-name-asian="Georgia" style:font-name-complex="Georgia"/>
    </style:style>
    <style:style style:name="P5666" style:parent-style-name="Normal" style:family="paragraph">
      <style:paragraph-properties fo:margin-top="0.1666in" fo:margin-bottom="0.0833in"/>
    </style:style>
    <style:style style:name="T5667" style:parent-style-name="Fonteparág.padrão" style:family="text">
      <style:text-properties style:font-name="Georgia" style:font-name-asian="Georgia" style:font-name-complex="Georgia"/>
    </style:style>
    <style:style style:name="P5668" style:parent-style-name="Normal" style:family="paragraph">
      <style:paragraph-properties fo:margin-top="0.1666in" fo:margin-bottom="0.0833in"/>
    </style:style>
    <style:style style:name="T5669" style:parent-style-name="Fonteparág.padrão" style:family="text">
      <style:text-properties style:font-name="Georgia" style:font-name-asian="Georgia" style:font-name-complex="Georgia"/>
    </style:style>
    <style:style style:name="P5670" style:parent-style-name="Normal" style:family="paragraph">
      <style:paragraph-properties fo:margin-top="0.1666in" fo:margin-bottom="0.0833in"/>
    </style:style>
    <style:style style:name="T5671" style:parent-style-name="Fonteparág.padrão" style:family="text">
      <style:text-properties style:font-name="Georgia" style:font-name-asian="Georgia" style:font-name-complex="Georgia"/>
    </style:style>
    <style:style style:name="P5672" style:parent-style-name="Normal" style:family="paragraph">
      <style:paragraph-properties fo:margin-top="0.1666in" fo:margin-bottom="0.0833in"/>
    </style:style>
    <style:style style:name="T5673" style:parent-style-name="Fonteparág.padrão" style:family="text">
      <style:text-properties style:font-name="Georgia" style:font-name-asian="Georgia" style:font-name-complex="Georgia"/>
    </style:style>
    <style:style style:name="P5674" style:parent-style-name="Normal" style:family="paragraph">
      <style:paragraph-properties fo:margin-top="0.1666in" fo:margin-bottom="0.0833in"/>
    </style:style>
    <style:style style:name="T5675" style:parent-style-name="Fonteparág.padrão" style:family="text">
      <style:text-properties style:font-name="Georgia" style:font-name-asian="Georgia" style:font-name-complex="Georgia"/>
    </style:style>
    <style:style style:name="P5676" style:parent-style-name="Normal" style:family="paragraph">
      <style:paragraph-properties fo:margin-top="0.1666in" fo:margin-bottom="0.0833in"/>
    </style:style>
    <style:style style:name="T5677" style:parent-style-name="Fonteparág.padrão" style:family="text">
      <style:text-properties style:font-name="Georgia" style:font-name-asian="Georgia" style:font-name-complex="Georgia"/>
    </style:style>
    <style:style style:name="T5678" style:parent-style-name="Fonteparág.padrão" style:family="text">
      <style:text-properties style:font-name="Georgia" style:font-name-asian="Georgia" style:font-name-complex="Georgia"/>
    </style:style>
    <style:style style:name="P5679" style:parent-style-name="Normal" style:family="paragraph">
      <style:paragraph-properties fo:margin-top="0.1666in" fo:margin-bottom="0.0833in"/>
    </style:style>
    <style:style style:name="T5680" style:parent-style-name="Fonteparág.padrão" style:family="text">
      <style:text-properties style:font-name="Georgia" style:font-name-asian="Georgia" style:font-name-complex="Georgia"/>
    </style:style>
    <style:style style:name="P5681" style:parent-style-name="Normal" style:family="paragraph">
      <style:paragraph-properties fo:margin-top="0.1666in" fo:margin-bottom="0.0833in"/>
    </style:style>
    <style:style style:name="T5682" style:parent-style-name="Fonteparág.padrão" style:family="text">
      <style:text-properties style:font-name="Georgia" style:font-name-asian="Georgia" style:font-name-complex="Georgia"/>
    </style:style>
    <style:style style:name="P5683" style:parent-style-name="Normal" style:family="paragraph">
      <style:paragraph-properties fo:margin-top="0.1666in" fo:margin-bottom="0.0833in"/>
    </style:style>
    <style:style style:name="T5684" style:parent-style-name="Fonteparág.padrão" style:family="text">
      <style:text-properties style:font-name="Georgia" style:font-name-asian="Georgia" style:font-name-complex="Georgia"/>
    </style:style>
    <style:style style:name="P5685" style:parent-style-name="Normal" style:family="paragraph">
      <style:paragraph-properties fo:margin-top="0.1666in" fo:margin-bottom="0.0833in"/>
    </style:style>
    <style:style style:name="T5686" style:parent-style-name="Fonteparág.padrão" style:family="text">
      <style:text-properties style:font-name="Georgia" style:font-name-asian="Georgia" style:font-name-complex="Georgia"/>
    </style:style>
    <style:style style:name="P5687" style:parent-style-name="Normal" style:family="paragraph">
      <style:paragraph-properties fo:margin-top="0.1666in" fo:margin-bottom="0.0833in"/>
    </style:style>
    <style:style style:name="T5688" style:parent-style-name="Fonteparág.padrão" style:family="text">
      <style:text-properties style:font-name="Georgia" style:font-name-asian="Georgia" style:font-name-complex="Georgia"/>
    </style:style>
    <style:style style:name="P5689" style:parent-style-name="Normal" style:family="paragraph">
      <style:paragraph-properties fo:margin-top="0.1666in" fo:margin-bottom="0.0833in"/>
    </style:style>
    <style:style style:name="T5690" style:parent-style-name="Fonteparág.padrão" style:family="text">
      <style:text-properties style:font-name="Georgia" style:font-name-asian="Georgia" style:font-name-complex="Georgia"/>
    </style:style>
    <style:style style:name="P5691" style:parent-style-name="Normal" style:family="paragraph">
      <style:paragraph-properties fo:margin-top="0.1666in" fo:margin-bottom="0.0833in"/>
    </style:style>
    <style:style style:name="T5692" style:parent-style-name="Fonteparág.padrão" style:family="text">
      <style:text-properties style:font-name="Georgia" style:font-name-asian="Georgia" style:font-name-complex="Georgia"/>
    </style:style>
    <style:style style:name="P5693" style:parent-style-name="Normal" style:family="paragraph">
      <style:paragraph-properties fo:margin-top="0.1666in" fo:margin-bottom="0.0833in"/>
    </style:style>
    <style:style style:name="T5694" style:parent-style-name="Fonteparág.padrão" style:family="text">
      <style:text-properties style:font-name="Georgia" style:font-name-asian="Georgia" style:font-name-complex="Georgia"/>
    </style:style>
    <style:style style:name="P5695" style:parent-style-name="Normal" style:family="paragraph">
      <style:paragraph-properties fo:margin-top="0.1666in" fo:margin-bottom="0.0833in"/>
    </style:style>
    <style:style style:name="T5696" style:parent-style-name="Fonteparág.padrão" style:family="text">
      <style:text-properties style:font-name="Georgia" style:font-name-asian="Georgia" style:font-name-complex="Georgia"/>
    </style:style>
    <style:style style:name="P5697" style:parent-style-name="Normal" style:family="paragraph">
      <style:paragraph-properties fo:margin-top="0.1666in" fo:margin-bottom="0.0833in"/>
    </style:style>
    <style:style style:name="T5698" style:parent-style-name="Fonteparág.padrão" style:family="text">
      <style:text-properties style:font-name="Georgia" style:font-name-asian="Georgia" style:font-name-complex="Georgia"/>
    </style:style>
    <style:style style:name="P5699" style:parent-style-name="Normal" style:family="paragraph">
      <style:paragraph-properties fo:margin-top="0.1666in" fo:margin-bottom="0.0833in"/>
    </style:style>
    <style:style style:name="T5700" style:parent-style-name="Fonteparág.padrão" style:family="text">
      <style:text-properties style:font-name="Georgia" style:font-name-asian="Georgia" style:font-name-complex="Georgia"/>
    </style:style>
    <style:style style:name="P5701" style:parent-style-name="Normal" style:family="paragraph">
      <style:paragraph-properties fo:margin-top="0.1666in" fo:margin-bottom="0.0833in"/>
    </style:style>
    <style:style style:name="T5702" style:parent-style-name="Fonteparág.padrão" style:family="text">
      <style:text-properties style:font-name="Georgia" style:font-name-asian="Georgia" style:font-name-complex="Georgia"/>
    </style:style>
    <style:style style:name="T5703" style:parent-style-name="Fonteparág.padrão" style:family="text">
      <style:text-properties style:font-name="Georgia" style:font-name-asian="Georgia" style:font-name-complex="Georgia"/>
    </style:style>
    <style:style style:name="P5704" style:parent-style-name="Normal" style:family="paragraph">
      <style:paragraph-properties fo:margin-top="0.1666in" fo:margin-bottom="0.0833in"/>
    </style:style>
    <style:style style:name="T5705" style:parent-style-name="Fonteparág.padrão" style:family="text">
      <style:text-properties style:font-name="Georgia" style:font-name-asian="Georgia" style:font-name-complex="Georgia"/>
    </style:style>
    <style:style style:name="P5706" style:parent-style-name="Normal" style:family="paragraph">
      <style:paragraph-properties fo:margin-top="0.1666in" fo:margin-bottom="0.0833in"/>
    </style:style>
    <style:style style:name="T5707" style:parent-style-name="Fonteparág.padrão" style:family="text">
      <style:text-properties style:font-name="Georgia" style:font-name-asian="Georgia" style:font-name-complex="Georgia"/>
    </style:style>
    <style:style style:name="T5708" style:parent-style-name="Fonteparág.padrão" style:family="text">
      <style:text-properties style:font-name="Georgia" style:font-name-asian="Georgia" style:font-name-complex="Georgia"/>
    </style:style>
    <style:style style:name="T5709" style:parent-style-name="Fonteparág.padrão" style:family="text">
      <style:text-properties style:font-name="Georgia" style:font-name-asian="Georgia" style:font-name-complex="Georgia"/>
    </style:style>
    <style:style style:name="P5710" style:parent-style-name="Normal" style:family="paragraph">
      <style:paragraph-properties fo:margin-top="0.1666in" fo:margin-bottom="0.0833in"/>
    </style:style>
    <style:style style:name="T5711" style:parent-style-name="Fonteparág.padrão" style:family="text">
      <style:text-properties style:font-name="Georgia" style:font-name-asian="Georgia" style:font-name-complex="Georgia"/>
    </style:style>
    <style:style style:name="P5712" style:parent-style-name="Normal" style:family="paragraph">
      <style:paragraph-properties fo:margin-top="0.1666in" fo:margin-bottom="0.0833in"/>
    </style:style>
    <style:style style:name="T5713" style:parent-style-name="Fonteparág.padrão" style:family="text">
      <style:text-properties style:font-name="Georgia" style:font-name-asian="Georgia" style:font-name-complex="Georgia"/>
    </style:style>
    <style:style style:name="P5714" style:parent-style-name="Normal" style:family="paragraph">
      <style:paragraph-properties fo:margin-top="0.1666in" fo:margin-bottom="0.0833in"/>
    </style:style>
    <style:style style:name="T5715" style:parent-style-name="Fonteparág.padrão" style:family="text">
      <style:text-properties style:font-name="Georgia" style:font-name-asian="Georgia" style:font-name-complex="Georgia"/>
    </style:style>
    <style:style style:name="T5716" style:parent-style-name="Fonteparág.padrão" style:family="text">
      <style:text-properties style:font-name="Georgia" style:font-name-asian="Georgia" style:font-name-complex="Georgia"/>
    </style:style>
    <style:style style:name="P5717" style:parent-style-name="Normal" style:family="paragraph">
      <style:paragraph-properties fo:margin-top="0.1666in" fo:margin-bottom="0.0833in"/>
    </style:style>
    <style:style style:name="T5718" style:parent-style-name="Fonteparág.padrão" style:family="text">
      <style:text-properties style:font-name="Georgia" style:font-name-asian="Georgia" style:font-name-complex="Georgia"/>
    </style:style>
    <style:style style:name="P5719" style:parent-style-name="Normal" style:family="paragraph">
      <style:paragraph-properties fo:margin-top="0.1666in" fo:margin-bottom="0.0833in"/>
    </style:style>
    <style:style style:name="T5720" style:parent-style-name="Fonteparág.padrão" style:family="text">
      <style:text-properties style:font-name="Georgia" style:font-name-asian="Georgia" style:font-name-complex="Georgia"/>
    </style:style>
    <style:style style:name="P5721" style:parent-style-name="Normal" style:family="paragraph">
      <style:paragraph-properties fo:margin-top="0.1666in" fo:margin-bottom="0.0833in"/>
    </style:style>
    <style:style style:name="T5722" style:parent-style-name="Fonteparág.padrão" style:family="text">
      <style:text-properties style:font-name="Georgia" style:font-name-asian="Georgia" style:font-name-complex="Georgia"/>
    </style:style>
    <style:style style:name="P5723" style:parent-style-name="Normal" style:family="paragraph">
      <style:paragraph-properties fo:margin-top="0.1666in" fo:margin-bottom="0.0833in"/>
    </style:style>
    <style:style style:name="T5724" style:parent-style-name="Fonteparág.padrão" style:family="text">
      <style:text-properties style:font-name="Georgia" style:font-name-asian="Georgia" style:font-name-complex="Georgia"/>
    </style:style>
    <style:style style:name="P5725" style:parent-style-name="Normal" style:family="paragraph">
      <style:paragraph-properties fo:margin-top="0.1666in" fo:margin-bottom="0.0833in"/>
    </style:style>
    <style:style style:name="T5726" style:parent-style-name="Fonteparág.padrão" style:family="text">
      <style:text-properties style:font-name="Georgia" style:font-name-asian="Georgia" style:font-name-complex="Georgia"/>
    </style:style>
    <style:style style:name="P5727" style:parent-style-name="Normal" style:family="paragraph">
      <style:paragraph-properties fo:margin-top="0.1666in" fo:margin-bottom="0.0833in"/>
      <style:text-properties style:font-name="Georgia" style:font-name-asian="Georgia" style:font-name-complex="Georgia"/>
    </style:style>
    <style:style style:name="P5728" style:parent-style-name="Título2" style:family="paragraph">
      <style:paragraph-properties fo:margin-top="0.1666in" fo:margin-bottom="0.0833in"/>
    </style:style>
    <style:style style:name="T5729" style:parent-style-name="Fonteparág.padrão" style:family="text">
      <style:text-properties style:font-name="Aptos" style:font-name-asian="Aptos" style:font-name-complex="Aptos" fo:font-size="12pt" style:font-size-asian="12pt" style:font-size-complex="12pt"/>
    </style:style>
    <style:style style:name="P5730" style:parent-style-name="Normal" style:family="paragraph">
      <style:paragraph-properties fo:margin-top="0.0833in" fo:margin-bottom="0.0833in"/>
    </style:style>
    <style:style style:name="T5731" style:parent-style-name="Fonteparág.padrão" style:family="text">
      <style:text-properties style:font-name="Georgia" style:font-name-asian="Georgia" style:font-name-complex="Georgia"/>
    </style:style>
    <style:style style:name="P5732" style:parent-style-name="Normal" style:family="paragraph">
      <style:paragraph-properties fo:margin-top="0.1666in" fo:margin-bottom="0.0833in"/>
    </style:style>
    <style:style style:name="T5733" style:parent-style-name="Fonteparág.padrão" style:family="text">
      <style:text-properties style:font-name="Georgia" style:font-name-asian="Georgia" style:font-name-complex="Georgia"/>
    </style:style>
    <style:style style:name="P5734" style:parent-style-name="Normal" style:family="paragraph">
      <style:paragraph-properties fo:margin-top="0.1666in" fo:margin-bottom="0.0833in"/>
    </style:style>
    <style:style style:name="T5735" style:parent-style-name="Fonteparág.padrão" style:family="text">
      <style:text-properties style:font-name="Georgia" style:font-name-asian="Georgia" style:font-name-complex="Georgia"/>
    </style:style>
    <style:style style:name="P5736" style:parent-style-name="Normal" style:family="paragraph">
      <style:paragraph-properties fo:margin-top="0.1666in" fo:margin-bottom="0.0833in"/>
    </style:style>
    <style:style style:name="T5737" style:parent-style-name="Fonteparág.padrão" style:family="text">
      <style:text-properties style:font-name="Georgia" style:font-name-asian="Georgia" style:font-name-complex="Georgia"/>
    </style:style>
    <style:style style:name="P5738" style:parent-style-name="Normal" style:family="paragraph">
      <style:paragraph-properties fo:margin-top="0.1666in" fo:margin-bottom="0.0833in"/>
    </style:style>
    <style:style style:name="T5739" style:parent-style-name="Fonteparág.padrão" style:family="text">
      <style:text-properties style:font-name="Georgia" style:font-name-asian="Georgia" style:font-name-complex="Georgia"/>
    </style:style>
    <style:style style:name="P5740" style:parent-style-name="Normal" style:family="paragraph">
      <style:paragraph-properties fo:margin-top="0.1666in" fo:margin-bottom="0.0833in"/>
    </style:style>
    <style:style style:name="T5741" style:parent-style-name="Fonteparág.padrão" style:family="text">
      <style:text-properties style:font-name="Georgia" style:font-name-asian="Georgia" style:font-name-complex="Georgia"/>
    </style:style>
    <style:style style:name="P5742" style:parent-style-name="Normal" style:family="paragraph">
      <style:paragraph-properties fo:margin-top="0.1666in" fo:margin-bottom="0.0833in"/>
    </style:style>
    <style:style style:name="T5743" style:parent-style-name="Fonteparág.padrão" style:family="text">
      <style:text-properties style:font-name="Georgia" style:font-name-asian="Georgia" style:font-name-complex="Georgia"/>
    </style:style>
    <style:style style:name="T5744" style:parent-style-name="Fonteparág.padrão" style:family="text">
      <style:text-properties style:font-name="Georgia" style:font-name-asian="Georgia" style:font-name-complex="Georgia"/>
    </style:style>
    <style:style style:name="T5745" style:parent-style-name="Fonteparág.padrão" style:family="text">
      <style:text-properties style:font-name="Georgia" style:font-name-asian="Georgia" style:font-name-complex="Georgia"/>
    </style:style>
    <style:style style:name="P5746" style:parent-style-name="ParágrafodaLista" style:family="paragraph">
      <style:paragraph-properties fo:margin-bottom="0in"/>
    </style:style>
    <style:style style:name="P5747" style:parent-style-name="Normal" style:family="paragraph">
      <style:paragraph-properties fo:margin-top="0.0833in" fo:margin-bottom="0.0833in"/>
    </style:style>
    <style:style style:name="T5748" style:parent-style-name="Fonteparág.padrão" style:family="text">
      <style:text-properties style:font-name="Georgia" style:font-name-asian="Georgia" style:font-name-complex="Georgia"/>
    </style:style>
    <style:style style:name="P5749" style:parent-style-name="Normal" style:family="paragraph">
      <style:paragraph-properties fo:margin-top="0.1666in" fo:margin-bottom="0.0833in"/>
    </style:style>
    <style:style style:name="T5750" style:parent-style-name="Fonteparág.padrão" style:family="text">
      <style:text-properties style:font-name="Georgia" style:font-name-asian="Georgia" style:font-name-complex="Georgia"/>
    </style:style>
    <style:style style:name="P5751" style:parent-style-name="Normal" style:family="paragraph">
      <style:paragraph-properties fo:margin-top="0.1666in" fo:margin-bottom="0.0833in"/>
    </style:style>
    <style:style style:name="T5752" style:parent-style-name="Fonteparág.padrão" style:family="text">
      <style:text-properties style:font-name="Georgia" style:font-name-asian="Georgia" style:font-name-complex="Georgia"/>
    </style:style>
    <style:style style:name="P5753" style:parent-style-name="Normal" style:family="paragraph">
      <style:paragraph-properties fo:margin-top="0.1666in" fo:margin-bottom="0.0833in"/>
    </style:style>
    <style:style style:name="T5754" style:parent-style-name="Fonteparág.padrão" style:family="text">
      <style:text-properties style:font-name="Georgia" style:font-name-asian="Georgia" style:font-name-complex="Georgia"/>
    </style:style>
    <style:style style:name="P5755" style:parent-style-name="Normal" style:family="paragraph">
      <style:paragraph-properties fo:margin-top="0.1666in" fo:margin-bottom="0.0833in"/>
    </style:style>
    <style:style style:name="T5756" style:parent-style-name="Fonteparág.padrão" style:family="text">
      <style:text-properties style:font-name="Georgia" style:font-name-asian="Georgia" style:font-name-complex="Georgia"/>
    </style:style>
    <style:style style:name="P5757" style:parent-style-name="Normal" style:family="paragraph">
      <style:paragraph-properties fo:margin-top="0.1666in" fo:margin-bottom="0.0833in"/>
    </style:style>
    <style:style style:name="T5758" style:parent-style-name="Fonteparág.padrão" style:family="text">
      <style:text-properties style:font-name="Georgia" style:font-name-asian="Georgia" style:font-name-complex="Georgia"/>
    </style:style>
    <style:style style:name="T5759" style:parent-style-name="Fonteparág.padrão" style:family="text">
      <style:text-properties style:font-name="Georgia" style:font-name-asian="Georgia" style:font-name-complex="Georgia"/>
    </style:style>
    <style:style style:name="T5760" style:parent-style-name="Fonteparág.padrão" style:family="text">
      <style:text-properties style:font-name="Georgia" style:font-name-asian="Georgia" style:font-name-complex="Georgia"/>
    </style:style>
    <style:style style:name="P5761" style:parent-style-name="Normal" style:family="paragraph">
      <style:paragraph-properties fo:margin-top="0.1666in" fo:margin-bottom="0.0833in"/>
    </style:style>
    <style:style style:name="T5762" style:parent-style-name="Fonteparág.padrão" style:family="text">
      <style:text-properties style:font-name="Georgia" style:font-name-asian="Georgia" style:font-name-complex="Georgia"/>
    </style:style>
    <style:style style:name="P5763" style:parent-style-name="Normal" style:family="paragraph">
      <style:paragraph-properties fo:margin-top="0.1666in" fo:margin-bottom="0.0833in"/>
    </style:style>
    <style:style style:name="T5764" style:parent-style-name="Fonteparág.padrão" style:family="text">
      <style:text-properties style:font-name="Georgia" style:font-name-asian="Georgia" style:font-name-complex="Georgia"/>
    </style:style>
    <style:style style:name="P5765" style:parent-style-name="Normal" style:family="paragraph">
      <style:paragraph-properties fo:margin-top="0.1666in" fo:margin-bottom="0.0833in"/>
    </style:style>
    <style:style style:name="T5766" style:parent-style-name="Fonteparág.padrão" style:family="text">
      <style:text-properties style:font-name="Georgia" style:font-name-asian="Georgia" style:font-name-complex="Georgia"/>
    </style:style>
    <style:style style:name="T5767" style:parent-style-name="Fonteparág.padrão" style:family="text">
      <style:text-properties style:font-name="Georgia" style:font-name-asian="Georgia" style:font-name-complex="Georgia"/>
    </style:style>
    <style:style style:name="T5768" style:parent-style-name="Fonteparág.padrão" style:family="text">
      <style:text-properties style:font-name="Georgia" style:font-name-asian="Georgia" style:font-name-complex="Georgia"/>
    </style:style>
    <style:style style:name="P5769" style:parent-style-name="Normal" style:family="paragraph">
      <style:paragraph-properties fo:margin-top="0.1666in" fo:margin-bottom="0.0833in"/>
    </style:style>
    <style:style style:name="T5770" style:parent-style-name="Fonteparág.padrão" style:family="text">
      <style:text-properties style:font-name="Georgia" style:font-name-asian="Georgia" style:font-name-complex="Georgia"/>
    </style:style>
    <style:style style:name="P5771" style:parent-style-name="Normal" style:family="paragraph">
      <style:paragraph-properties fo:margin-top="0.1666in" fo:margin-bottom="0.0833in"/>
    </style:style>
    <style:style style:name="T5772" style:parent-style-name="Fonteparág.padrão" style:family="text">
      <style:text-properties style:font-name="Georgia" style:font-name-asian="Georgia" style:font-name-complex="Georgia"/>
    </style:style>
    <style:style style:name="T5773" style:parent-style-name="Fonteparág.padrão" style:family="text">
      <style:text-properties style:font-name="Georgia" style:font-name-asian="Georgia" style:font-name-complex="Georgia"/>
    </style:style>
    <style:style style:name="T5774" style:parent-style-name="Fonteparág.padrão" style:family="text">
      <style:text-properties style:font-name="Georgia" style:font-name-asian="Georgia" style:font-name-complex="Georgia"/>
    </style:style>
    <style:style style:name="P5775" style:parent-style-name="Normal" style:family="paragraph">
      <style:paragraph-properties fo:margin-top="0.1666in" fo:margin-bottom="0.0833in"/>
    </style:style>
    <style:style style:name="T5776" style:parent-style-name="Fonteparág.padrão" style:family="text">
      <style:text-properties style:font-name="Georgia" style:font-name-asian="Georgia" style:font-name-complex="Georgia"/>
    </style:style>
    <style:style style:name="P5777" style:parent-style-name="Normal" style:family="paragraph">
      <style:paragraph-properties fo:margin-top="0.1666in" fo:margin-bottom="0.0833in"/>
    </style:style>
    <style:style style:name="T5778" style:parent-style-name="Fonteparág.padrão" style:family="text">
      <style:text-properties style:font-name="Georgia" style:font-name-asian="Georgia" style:font-name-complex="Georgia"/>
    </style:style>
    <style:style style:name="P5779" style:parent-style-name="Normal" style:family="paragraph">
      <style:paragraph-properties fo:margin-top="0.1666in" fo:margin-bottom="0.0833in"/>
    </style:style>
    <style:style style:name="T5780" style:parent-style-name="Fonteparág.padrão" style:family="text">
      <style:text-properties style:font-name="Georgia" style:font-name-asian="Georgia" style:font-name-complex="Georgia"/>
    </style:style>
    <style:style style:name="P5781" style:parent-style-name="Normal" style:family="paragraph">
      <style:paragraph-properties fo:margin-top="0.1666in" fo:margin-bottom="0.0833in"/>
    </style:style>
    <style:style style:name="T5782" style:parent-style-name="Fonteparág.padrão" style:family="text">
      <style:text-properties style:font-name="Georgia" style:font-name-asian="Georgia" style:font-name-complex="Georgia"/>
    </style:style>
    <style:style style:name="P5783" style:parent-style-name="Normal" style:family="paragraph">
      <style:paragraph-properties fo:margin-top="0.1666in" fo:margin-bottom="0.0833in"/>
    </style:style>
    <style:style style:name="T5784" style:parent-style-name="Fonteparág.padrão" style:family="text">
      <style:text-properties style:font-name="Georgia" style:font-name-asian="Georgia" style:font-name-complex="Georgia"/>
    </style:style>
    <style:style style:name="T5785" style:parent-style-name="Fonteparág.padrão" style:family="text">
      <style:text-properties style:font-name="Georgia" style:font-name-asian="Georgia" style:font-name-complex="Georgia"/>
    </style:style>
    <style:style style:name="T5786" style:parent-style-name="Fonteparág.padrão" style:family="text">
      <style:text-properties style:font-name="Georgia" style:font-name-asian="Georgia" style:font-name-complex="Georgia"/>
    </style:style>
    <style:style style:name="P5787" style:parent-style-name="Normal" style:family="paragraph">
      <style:paragraph-properties fo:margin-top="0.1666in" fo:margin-bottom="0.0833in"/>
    </style:style>
    <style:style style:name="T5788" style:parent-style-name="Fonteparág.padrão" style:family="text">
      <style:text-properties style:font-name="Georgia" style:font-name-asian="Georgia" style:font-name-complex="Georgia"/>
    </style:style>
    <style:style style:name="P5789" style:parent-style-name="Normal" style:family="paragraph">
      <style:paragraph-properties fo:margin-top="0.1666in" fo:margin-bottom="0.0833in"/>
    </style:style>
    <style:style style:name="T5790" style:parent-style-name="Fonteparág.padrão" style:family="text">
      <style:text-properties style:font-name="Georgia" style:font-name-asian="Georgia" style:font-name-complex="Georgia"/>
    </style:style>
    <style:style style:name="T5791" style:parent-style-name="Fonteparág.padrão" style:family="text">
      <style:text-properties style:font-name="Georgia" style:font-name-asian="Georgia" style:font-name-complex="Georgia"/>
    </style:style>
    <style:style style:name="P5792" style:parent-style-name="Normal" style:family="paragraph">
      <style:paragraph-properties fo:margin-top="0.1666in" fo:margin-bottom="0.0833in"/>
    </style:style>
    <style:style style:name="T5793" style:parent-style-name="Fonteparág.padrão" style:family="text">
      <style:text-properties style:font-name="Georgia" style:font-name-asian="Georgia" style:font-name-complex="Georgia"/>
    </style:style>
    <style:style style:name="P5794" style:parent-style-name="Normal" style:family="paragraph">
      <style:paragraph-properties fo:margin-top="0.1666in" fo:margin-bottom="0.0833in"/>
    </style:style>
    <style:style style:name="T5795" style:parent-style-name="Fonteparág.padrão" style:family="text">
      <style:text-properties style:font-name="Georgia" style:font-name-asian="Georgia" style:font-name-complex="Georgia"/>
    </style:style>
    <style:style style:name="P5796" style:parent-style-name="Normal" style:family="paragraph">
      <style:paragraph-properties fo:margin-top="0.1666in" fo:margin-bottom="0.0833in"/>
    </style:style>
    <style:style style:name="T5797" style:parent-style-name="Fonteparág.padrão" style:family="text">
      <style:text-properties style:font-name="Georgia" style:font-name-asian="Georgia" style:font-name-complex="Georgia"/>
    </style:style>
    <style:style style:name="P5798" style:parent-style-name="Normal" style:family="paragraph">
      <style:paragraph-properties fo:margin-top="0.1666in" fo:margin-bottom="0.0833in"/>
    </style:style>
    <style:style style:name="T5799" style:parent-style-name="Fonteparág.padrão" style:family="text">
      <style:text-properties style:font-name="Georgia" style:font-name-asian="Georgia" style:font-name-complex="Georgia"/>
    </style:style>
    <style:style style:name="T5800" style:parent-style-name="Fonteparág.padrão" style:family="text">
      <style:text-properties style:font-name="Georgia" style:font-name-asian="Georgia" style:font-name-complex="Georgia"/>
    </style:style>
    <style:style style:name="T5801" style:parent-style-name="Fonteparág.padrão" style:family="text">
      <style:text-properties style:font-name="Georgia" style:font-name-asian="Georgia" style:font-name-complex="Georgia"/>
    </style:style>
    <style:style style:name="P5802" style:parent-style-name="Normal" style:family="paragraph">
      <style:paragraph-properties fo:margin-top="0.1666in" fo:margin-bottom="0.0833in"/>
    </style:style>
    <style:style style:name="T5803" style:parent-style-name="Fonteparág.padrão" style:family="text">
      <style:text-properties style:font-name="Georgia" style:font-name-asian="Georgia" style:font-name-complex="Georgia"/>
    </style:style>
    <style:style style:name="P5804" style:parent-style-name="Normal" style:family="paragraph">
      <style:paragraph-properties fo:margin-top="0.1666in" fo:margin-bottom="0.0833in"/>
    </style:style>
    <style:style style:name="T5805" style:parent-style-name="Fonteparág.padrão" style:family="text">
      <style:text-properties style:font-name="Georgia" style:font-name-asian="Georgia" style:font-name-complex="Georgia"/>
    </style:style>
    <style:style style:name="P5806" style:parent-style-name="Normal" style:family="paragraph">
      <style:paragraph-properties fo:margin-top="0.1666in" fo:margin-bottom="0.0833in"/>
    </style:style>
    <style:style style:name="T5807" style:parent-style-name="Fonteparág.padrão" style:family="text">
      <style:text-properties style:font-name="Georgia" style:font-name-asian="Georgia" style:font-name-complex="Georgia"/>
    </style:style>
    <style:style style:name="P5808" style:parent-style-name="Normal" style:family="paragraph">
      <style:paragraph-properties fo:margin-top="0.1666in" fo:margin-bottom="0.0833in"/>
    </style:style>
    <style:style style:name="T5809" style:parent-style-name="Fonteparág.padrão" style:family="text">
      <style:text-properties style:font-name="Georgia" style:font-name-asian="Georgia" style:font-name-complex="Georgia"/>
    </style:style>
    <style:style style:name="P5810" style:parent-style-name="Normal" style:family="paragraph">
      <style:paragraph-properties fo:margin-top="0.1666in" fo:margin-bottom="0.0833in"/>
    </style:style>
    <style:style style:name="T5811" style:parent-style-name="Fonteparág.padrão" style:family="text">
      <style:text-properties style:font-name="Georgia" style:font-name-asian="Georgia" style:font-name-complex="Georgia"/>
    </style:style>
    <style:style style:name="T5812" style:parent-style-name="Fonteparág.padrão" style:family="text">
      <style:text-properties style:font-name="Georgia" style:font-name-asian="Georgia" style:font-name-complex="Georgia"/>
    </style:style>
    <style:style style:name="T5813" style:parent-style-name="Fonteparág.padrão" style:family="text">
      <style:text-properties style:font-name="Georgia" style:font-name-asian="Georgia" style:font-name-complex="Georgia"/>
    </style:style>
    <style:style style:name="P5814" style:parent-style-name="Normal" style:family="paragraph">
      <style:paragraph-properties fo:margin-top="0.1666in" fo:margin-bottom="0.0833in"/>
    </style:style>
    <style:style style:name="T5815" style:parent-style-name="Fonteparág.padrão" style:family="text">
      <style:text-properties style:font-name="Georgia" style:font-name-asian="Georgia" style:font-name-complex="Georgia"/>
    </style:style>
    <style:style style:name="P5816" style:parent-style-name="Normal" style:family="paragraph">
      <style:paragraph-properties fo:margin-top="0.1666in" fo:margin-bottom="0.0833in"/>
    </style:style>
    <style:style style:name="T5817" style:parent-style-name="Fonteparág.padrão" style:family="text">
      <style:text-properties style:font-name="Georgia" style:font-name-asian="Georgia" style:font-name-complex="Georgia"/>
    </style:style>
    <style:style style:name="P5818" style:parent-style-name="Normal" style:family="paragraph">
      <style:paragraph-properties fo:margin-top="0.1666in" fo:margin-bottom="0.0833in"/>
    </style:style>
    <style:style style:name="T5819" style:parent-style-name="Fonteparág.padrão" style:family="text">
      <style:text-properties style:font-name="Georgia" style:font-name-asian="Georgia" style:font-name-complex="Georgia"/>
    </style:style>
    <style:style style:name="P5820" style:parent-style-name="Normal" style:family="paragraph">
      <style:paragraph-properties fo:margin-top="0.1666in" fo:margin-bottom="0.0833in"/>
    </style:style>
    <style:style style:name="T5821" style:parent-style-name="Fonteparág.padrão" style:family="text">
      <style:text-properties style:font-name="Georgia" style:font-name-asian="Georgia" style:font-name-complex="Georgia"/>
    </style:style>
    <style:style style:name="P5822" style:parent-style-name="Normal" style:family="paragraph">
      <style:paragraph-properties fo:margin-top="0.1666in" fo:margin-bottom="0.0833in"/>
    </style:style>
    <style:style style:name="T5823" style:parent-style-name="Fonteparág.padrão" style:family="text">
      <style:text-properties style:font-name="Georgia" style:font-name-asian="Georgia" style:font-name-complex="Georgia"/>
    </style:style>
    <style:style style:name="T5824" style:parent-style-name="Fonteparág.padrão" style:family="text">
      <style:text-properties style:font-name="Georgia" style:font-name-asian="Georgia" style:font-name-complex="Georgia"/>
    </style:style>
    <style:style style:name="T5825" style:parent-style-name="Fonteparág.padrão" style:family="text">
      <style:text-properties style:font-name="Georgia" style:font-name-asian="Georgia" style:font-name-complex="Georgia"/>
    </style:style>
    <style:style style:name="P5826" style:parent-style-name="Normal" style:family="paragraph">
      <style:paragraph-properties fo:margin-top="0.1666in" fo:margin-bottom="0.0833in"/>
    </style:style>
    <style:style style:name="T5827" style:parent-style-name="Fonteparág.padrão" style:family="text">
      <style:text-properties style:font-name="Georgia" style:font-name-asian="Georgia" style:font-name-complex="Georgia"/>
    </style:style>
    <style:style style:name="P5828" style:parent-style-name="Normal" style:family="paragraph">
      <style:paragraph-properties fo:margin-top="0.1666in" fo:margin-bottom="0.0833in"/>
    </style:style>
    <style:style style:name="T5829" style:parent-style-name="Fonteparág.padrão" style:family="text">
      <style:text-properties style:font-name="Georgia" style:font-name-asian="Georgia" style:font-name-complex="Georgia"/>
    </style:style>
    <style:style style:name="P5830" style:parent-style-name="Normal" style:family="paragraph">
      <style:paragraph-properties fo:margin-top="0.1666in" fo:margin-bottom="0.0833in"/>
    </style:style>
    <style:style style:name="T5831" style:parent-style-name="Fonteparág.padrão" style:family="text">
      <style:text-properties style:font-name="Georgia" style:font-name-asian="Georgia" style:font-name-complex="Georgia"/>
    </style:style>
    <style:style style:name="T5832" style:parent-style-name="Fonteparág.padrão" style:family="text">
      <style:text-properties style:font-name="Georgia" style:font-name-asian="Georgia" style:font-name-complex="Georgia"/>
    </style:style>
    <style:style style:name="P5833" style:parent-style-name="Normal" style:family="paragraph">
      <style:paragraph-properties fo:margin-top="0.0833in" fo:margin-bottom="0.0833in"/>
    </style:style>
    <style:style style:name="T5834" style:parent-style-name="Fonteparág.padrão" style:family="text">
      <style:text-properties style:font-name="Georgia" style:font-name-asian="Georgia" style:font-name-complex="Georgia" fo:font-weight="bold" style:font-weight-asian="bold" style:font-weight-complex="bold"/>
    </style:style>
  </office:automatic-styles>
  <office:body>
    <office:text text:use-soft-page-breaks="true">
      <text:h text:style-name="P1" text:outline-level="1">THE MELTED CROSS – DRAFT OFICIAL</text:h>
      <text:h text:style-name="P2" text:outline-level="2">Romance de Suspense / Máfia / Drama Pós-Guerra</text:h>
      <text:p text:style-name="P3"><text:span text:style-name="T4">Autor:</text:span><text:span text:style-name="T5"><text:s/>Alex Alves</text:span><text:line-break/><text:span text:style-name="T6">Protagonista:</text:span><text:span text:style-name="T7"><text:s/>Alec Ashford</text:span><text:line-break/><text:span text:style-name="T8">Local:</text:span><text:span text:style-name="T9"><text:s/>Manchester, Inglaterra (1919)</text:span></text:p>
      <text:h text:style-name="P10" text:outline-level="2"><text:span text:style-name="T11">PRÓLOGO (A Introdução do Livro)</text:span></text:h>
      <text:p text:style-name="P12"><text:span text:style-name="T13">Aviso aos Leitores</text:span><text:line-break/><text:span text:style-name="T14">Este documento foi reconstruído a partir dos diários carbonizados encontrados nas ruínas do Moinho de Ancoats, em Manchester, no inverno de 1925. As palavras aqui contidas são o testemunho de uma época em que o governo britânico exigiu a alma de seus jovens nas trincheiras e, em troca, devolveu-lhes apenas silêncio e fome.</text:span><text:line-break/><text:span text:style-name="T15">Eles voltaram quebrados, com os pulmões cheios de gás e os corações vazios de patriotismo. Sem futuro em um país que os temia, eles decidiram criar suas próprias regras.</text:span><text:line-break/><text:span text:style-name="T16">Esta é a história de Alec Ashford. Esta é a forja dos Melted Cross.</text:span></text:p>
      <text:p text:style-name="Normal"/>
      <text:p text:style-name="P17"/>
      <text:h text:style-name="P18" text:outline-level="2"><text:span text:style-name="T19">CAPÍTULO 1: O Preço do Bronze</text:span></text:h>
      <text:p text:style-name="P20"><text:span text:style-name="T21">Manchester, Inglaterra. Inverno de 1919.</text:span></text:p>
      <text:p text:style-name="P22"><text:span text:style-name="T23">O calor da fornalha no subsolo do moinho abandonado de Ancoats fazia o suor escorrer pelo rosto dos homens. O cheiro não era apenas de carvão queimado e fuligem; cheirava a ressentimento.</text:span></text:p>
      <text:p text:style-name="P24"><text:span text:style-name="T25">Alec Ashford observava o fogo, o rosto banhado pela luz laranja, perfeitamente inexpressivo. Ele usava um terno de três peças escuro, cortado sob medida, sem um único amassado, contrastando violentamente com as paredes de tijolos imundos da fábrica. Suas mãos repousavam sobre o castão de prata da sua bengala — um corvo de bico afiado, cujos olhos de vidro negro refletiam as chamas.</text:span></text:p>
      <text:p text:style-name="P26"><text:span text:style-name="T27">Atrás dele, enfileirados em um silêncio sepulcral, estavam quinze homens. Roupas gastas, bonés de aba reta, rostos marcados pela sujeira e pelos horrores das trincheiras de Flandres. Todos olhavam para o cadinho de ferro incandescente.</text:span></text:p>
      <text:p text:style-name="P28"><text:span text:style-name="T29">— Podem começar — a voz de Alec foi baixa, um timbre frio e ríspido que cortou o crepitar do fogo.</text:span></text:p>
      <text:p text:style-name="P30"><text:span text:style-name="T31">O primeiro homem, um irlandês chamado Thomas, com metade do rosto repuxado por cicatrizes de gás mostarda, deu um passo à frente. De dentro do bolso do casaco, puxou sua Cruz de Galanteria. A fita de seda que o Rei lhe enviara estava puída. Ele não hesitou. Jogou a medalha dentro do ferro fundido. O metal siblou ao derreter.</text:span></text:p>
      <text:p text:style-name="P32"><text:span text:style-name="T33">O próximo homem avançou e atirou uma Cruz Militar. Depois o próximo, com uma Medalha de Conduta.</text:span></text:p>
      <text:p text:style-name="P34"><text:span text:style-name="T35">Nenhum deles falou uma palavra. A honra de um império que os enviara para morrer na lama estava sendo fervida até virar líquido. Alec observou o chumbo e o bronze se misturarem. Ele não havia jogado a sua. A dele estava guardada, um lembrete vivo do porquê ele nunca mais receberia ordens de engravatados em Londres.</text:span></text:p>
      <text:p text:style-name="P36"><text:span text:style-name="T37">O ferreiro da gangue, Garrick "Fuligem" Vance, pegou o cadinho com uma tenaz e começou a derramar o metal brilhante em moldes de argila alinhados sobre a pedra. Não eram estátuas.</text:span></text:p>
      <text:p text:style-name="P38"><text:span text:style-name="T39">Eram anéis maciços. Grossos e quadrados. Feitos para encaixar sobre os nós dos dedos.</text:span></text:p>
      <text:p text:style-name="P40"><text:span text:style-name="T41">Alec bateu a ponta de madeira da bengala no chão de cimento. Um estalo seco que exigiu atenção imediata.</text:span></text:p>
      <text:p text:style-name="P42"><text:span text:style-name="T43">— O governo nos deu bronze por nosso sangue — disse Alec, os olhos escuros e calculistas percorrendo os rostos dos seus soldados. — Agora, usaremos o bronze deles para quebrar a cara de Manchester até que ela nos pague em ouro.</text:span></text:p>
      <text:p text:style-name="P44"><text:span text:style-name="T45">Os homens assentiram. A partir daquela noite, não eram mais os veteranos esquecidos de Sua Majestade. Eles eram os<text:s/></text:span><text:span text:style-name="T46">Melted Cross</text:span><text:span text:style-name="T47">. E a cidade estava prestes a sentir o peso de suas mãos.</text:span></text:p>
      <text:p text:style-name="P48"><text:span text:style-name="T49">De repente, um estrondo de metal ecoou. O ferrolho da porta pesada do moinho estourou, arrebentado por um chute do lado de fora.</text:span></text:p>
      <text:p text:style-name="P50"><text:span text:style-name="T51">Três homens entraram, trazendo com eles o vento gelado e o cheiro de chuva. Vestiam sobretudos pesados de lã. Eram capangas dos<text:s/></text:span><text:span text:style-name="T52">Hounds</text:span><text:span text:style-name="T53">, a gangue que até então cobrava pedágio nas docas. O do meio, um brutamontes com o nariz achatado de quem já perdeu muitas brigas de bar, cuspiu no chão de pedra, encarando a fornalha.</text:span></text:p>
      <text:h text:style-name="P54" text:outline-level="1"/>
      <text:h text:style-name="P55" text:outline-level="1"><text:span text:style-name="T56">CAPÍTULO 2: Sangue e Algodão</text:span></text:h>
      <text:p text:style-name="P57"><text:span text:style-name="T58">Manchester, 17 de dezembro de 1919. Três semanas depois.</text:span></text:p>
      <text:p text:style-name="P59"><text:span text:style-name="T60">O ar dentro do moinho de Ancoats estava denso de fumaça, suor e gritos. A luz de lampiões a gás pendurados nas vigas altas lançava sombras dançantes sobre o chão de cimento rachado. No centro, um círculo improvisado de sacos de areia velhos e caixotes de madeira cercava o ringue improvisado.</text:span></text:p>
      <text:p text:style-name="P61"><text:span text:style-name="T62">Duzentos homens lotavam o espaço. Operários das fábricas de algodão, marinheiros bêbados do porto, apostadores profissionais com olhos famintos. O cheiro de uísque vagabundo misturava-se ao fedor de corpos suados e sangue fresco.</text:span></text:p>
      <text:p text:style-name="P63"><text:span text:style-name="T64">Alec Ashford observava tudo de uma plataforma de madeira elevada no canto mais escuro do moinho, uma garrafa de whisky escocês pela metade repousando sobre uma mesa improvisada ao seu lado. Seu terno escuro estava impecável, como sempre. A bengala apoiada na cadeira ao lado, o corvo de prata reluzindo à luz fraca.</text:span></text:p>
      <text:p text:style-name="P65"><text:span text:style-name="T66">Abaixo dele, no ringue, dois homens lutavam como animais. Um deles, um gigante irlandês com tatuagens desbotadas da Marinha Mercante, desferiu um soco que abriu um corte profundo na testa do adversário. O sangue espirrou no chão. A multidão explodiu em gritos.</text:span></text:p>
      <text:p text:style-name="P67"><text:span text:style-name="T68">Thomas, agora com um<text:s/></text:span><text:span text:style-name="T69">Medal Ring</text:span><text:span text:style-name="T70"><text:s/>permanente no punho direito, estava ao lado de Alec, anotando furiosamente em um caderno de capa dura.</text:span></text:p>
      <text:p text:style-name="P71"><text:span text:style-name="T72">— O irlandês está em 3:1 — murmurou Thomas, sem tirar os olhos do combate. — Cento e vinte libras na casa. O italiano... só trinta e sete.</text:span></text:p>
      <text:p text:style-name="P73"><text:span text:style-name="T74">Alec não respondeu imediatamente. Seus olhos frios acompanhavam cada movimento dos lutadores, calculando probabilidades, avaliando fraquezas.</text:span></text:p>
      <text:p text:style-name="P75"><text:span text:style-name="T76">— O italiano vai cair na próxima rodada — disse finalmente, a voz calma e segura como sempre. — Ele está protegendo o lado esquerdo. Costelas quebradas da semana passada.</text:span></text:p>
      <text:p text:style-name="P77"><text:span text:style-name="T78">Thomas anotou sem questionar.</text:span></text:p>
      <text:p text:style-name="P79"><text:span text:style-name="T80">O sino de uma campana enferrujada soou. Os lutadores se separaram, ofegantes. O irlandês ergueu os braços, rugindo para a multidão. Alec levantou uma mão. Silêncio imediato.</text:span></text:p>
      <text:p text:style-name="P81"><text:span text:style-name="T82">— Próxima luta! — gritou Thomas. — O<text:s/></text:span><text:span text:style-name="T83">Touro de Salford</text:span><text:span text:style-name="T84"><text:s/>contra o<text:s/></text:span><text:span text:style-name="T85">Fantasma de Liverpool</text:span><text:span text:style-name="T86">! Apostas fecham em dois minutos!</text:span></text:p>
      <text:p text:style-name="P87"><text:span text:style-name="T88">Enquanto os apostadores corriam para colocar suas libras sujas nas mesas improvisadas, Alec pegou a bengala e desceu os degraus de madeira rangentes. Os homens abriram caminho instantaneamente.</text:span></text:p>
      <text:p text:style-name="P89"><text:span text:style-name="T90">Ele caminhou até o ringue, o som da ponta da bengala batendo no chão anunciando cada passo. Parou na beira, olhando para os lutadores que se preparavam para entrar.</text:span></text:p>
      <text:p text:style-name="P91"><text:span text:style-name="T92">— Esta noite — anunciou Alec, sua voz cortando o burburinho como uma navalha —, quem vencer leva vinte libras da casa. Quem apostar certo... dobra o dinheiro.</text:span></text:p>
      <text:p text:style-name="P93"><text:span text:style-name="T94">A multidão explodiu em aplausos.</text:span></text:p>
      <text:p text:style-name="P95"><text:span text:style-name="T96">Mas Alec não sorria. Seus olhos escuros varriam as sombras do moinho, procurando algo. Alguém.</text:span></text:p>
      <text:p text:style-name="P97"><text:span text:style-name="T98">Porque naquela noite, entre os apostadores comuns, havia um rosto que não pertencia ali. Um homem de terno caro demais, com um broche de ouro no peito, observando tudo de um canto escuro.</text:span></text:p>
      <text:p text:style-name="P99"><text:span text:style-name="T100">O homem que controlava todas as apostas de Manchester.</text:span></text:p>
      <text:p text:style-name="P101"><text:span text:style-name="T102">O homem que acabara de descobrir que os<text:s/></text:span><text:span text:style-name="T103">Melted Cross</text:span><text:span text:style-name="T104"><text:s/>estavam invadindo o seu território.</text:span></text:p>
      <text:p text:style-name="Normal"/>
      <text:p text:style-name="P105"/>
      <text:p text:style-name="P106"><text:span text:style-name="T107">— Quem deu permissão pra acenderem fogo no nosso território? — o brutamontes rosnou, puxando um cassetete de madeira debaixo do casaco. — O aluguel desse buraco custa dez libras por semana, pagas a nós.</text:span></text:p>
      <text:p text:style-name="P108"><text:span text:style-name="T109">Alec Ashford não piscou. O corvo de prata em sua mão parecia sorrir. Ele olhou de soslaio para a bancada do ferreiro. Os anéis forjados de medalha ainda fumegavam levemente, recém-tirados do molde. O metal estava quente, quase queimando a pele, mas sólido o suficiente.</text:span></text:p>
      <text:p text:style-name="P110"><text:span text:style-name="T111">Alec virou o rosto para Thomas, o soldado com o rosto marcado de cicatrizes.</text:span><text:line-break/><text:span text:style-name="T112">— Thomas... — murmurou Alec, a voz calma como gelo. — Acho que o cavalheiro quer conhecer a nossa nova religião.</text:span></text:p>
      <text:p text:style-name="P113"><text:span text:style-name="T114">O brutamontes riu, achando que o silêncio era medo. Ele deu três passos pesados na direção de Alec, erguendo o cassetete de madeira.</text:span></text:p>
      <text:p text:style-name="P115"><text:span text:style-name="T116">— Nova religião? — zombou o invasor, a voz ecoando pelas paredes de tijolos. — Vocês são só um bando de ratos esfarrapados brincando com fogo. Vou quebrar suas pernas e depois...</text:span></text:p>
      <text:p text:style-name="P117"><text:span text:style-name="T118">Ele nunca terminou a frase.</text:span></text:p>
      <text:p text:style-name="P119"><text:span text:style-name="T120">Alec não recuou um único milímetro. Em um movimento rápido e fluido, tão natural quanto respirar, ele girou o castão de prata. Com um clique metálico seco, a base de madeira da bengala caiu no chão. O que ficou na mão de Alec foi o corvo, agora acoplado a uma lâmina de aço de vinte centímetros, polida e perfeitamente afiada.</text:span></text:p>
      <text:p text:style-name="P121"><text:span text:style-name="T122">Antes que o brutamontes pudesse descer o cassetete, Alec deu um passo quase fantasmagórico para o lado e cravou a lâmina direto na lateral do pescoço do homem, rasgando couro, pele e artéria.</text:span></text:p>
      <text:p text:style-name="P123"><text:span text:style-name="T124">O sangue quente espirrou no chão em um arco escuro. O cassetete caiu das mãos moles do invasor, que tombou de joelhos, engasgando no próprio sangue, os olhos arregalados em choque.</text:span></text:p>
      <text:p text:style-name="P125"><text:span text:style-name="T126">Alec retirou a lâmina com um puxão limpo, tirou um lenço branco do bolso interno do paletó com a mão livre e limpou o aço com uma calma aterradora, sem que uma única gota sujasse seu terno.</text:span></text:p>
      <text:p text:style-name="P127"><text:span text:style-name="T128">Os outros dois capangas congelaram na porta. O terror absoluto os paralisou.</text:span></text:p>
      <text:p text:style-name="P129"><text:span text:style-name="T130">Alec guardou o lenço, encaixou a lâmina de volta na madeira com um estalo e apoiou as duas mãos sobre o corvo de prata novamente, como se nada tivesse acontecido. Ele olhou para os dois invasores trêmulos e depois, lentamente, virou o rosto para Thomas.</text:span></text:p>
      <text:p text:style-name="P131"><text:span text:style-name="T132">— Thomas — repetiu Alec, a voz ainda calma como gelo. — O resto da nossa religião. Mostre a eles.</text:span></text:p>
      <text:p text:style-name="P133"><text:span text:style-name="T134">Thomas não sorriu. Ele caminhou até a bancada de pedra. Ignorando as grossas luvas de couro de Fuligem, ele enfiou a mão nua sobre o metal recém-forjado. Pegou um dos pesados anéis quadrados. O chumbo e o bronze ainda irradiavam calor suficiente para queimar, mas Thomas sequer piscou. O gás mostarda em Flandres já havia queimado seus nervos muito tempo atrás.</text:span></text:p>
      <text:p text:style-name="P135"><text:span text:style-name="T136">Ele encaixou o anel de medalhas nos quatro dedos da mão direita.</text:span></text:p>
      <text:p text:style-name="P137"><text:span text:style-name="T138">Os dois capangas tentaram correr para a porta, mas os outros catorze soldados de Alec já haviam bloqueado a saída. Thomas caminhou até o mais próximo, agarrou-o pelo colarinho do sobretudo e desferiu um único soco na base do maxilar.</text:span></text:p>
      <text:p text:style-name="P139"><text:span text:style-name="T140">O som de osso sendo triturado pelo bronze maciço foi ensurdecedor. O impacto levantou o homem do chão antes de jogá-lo inconsciente contra os sacos de algodão podre, com a mandíbula completamente desfigurada. O terceiro homem caiu de joelhos na sujeira, implorando pela vida, chorando diante do massacre silencioso.</text:span></text:p>
      <text:p text:style-name="P141"><text:span text:style-name="T142">— Você vai voltar para o seu chefe — instruiu Alec, batendo a ponta da bengala no chão, o som ecoando no moinho em silêncio. — E vai dizer que o pedágio foi cancelado. Diga que Manchester não pertence mais aos cães.</text:span></text:p>
      <text:p text:style-name="P143"><text:span text:style-name="T144">O homem acenou freneticamente com a cabeça, agarrou o corpo do companheiro desmaiado pelos ombros e começou a arrastá-lo desesperadamente para fora do moinho, desaparecendo na chuva fria da noite. O corpo do brutamontes morto ficou para trás, sangrando no cimento, o primeiro sacrifício daquela forja.</text:span></text:p>
      <text:p text:style-name="P145"><text:span text:style-name="T146">O silêncio voltou a reinar, quebrado apenas pelo estalar do fogo.</text:span></text:p>
      <text:p text:style-name="P147"><text:span text:style-name="T148">Thomas ergueu o punho fechado. O anel de bronze e chumbo brilhava à luz das chamas, moldado pela honra roubada da guerra.</text:span></text:p>
      <text:p text:style-name="P149"><text:span text:style-name="T150">— Às cinzas do Rei! — Thomas gritou, a voz rasgada e rouca ecoando pelas vigas do teto alto. — Vida longa aos<text:s/></text:span><text:span text:style-name="T151">Melted Cross</text:span><text:span text:style-name="T152">! Vida longa a Alec Ashford!</text:span></text:p>
      <text:p text:style-name="P153"><text:span text:style-name="T154">Os outros catorze homens ergueram os punhos, alguns já segurando seus anéis recém-forjados, e o moinho tremeu com o rugido em uníssono.</text:span></text:p>
      <text:p text:style-name="P155"><text:span text:style-name="T156">—<text:s/></text:span><text:span text:style-name="T157">Melted Cross! Alec Ashford!</text:span></text:p>
      <text:p text:style-name="P158"><text:span text:style-name="T159">Alec observou seus homens. A forja estava concluída. A guerra havia voltado para casa, mas desta vez, eles não marchariam pelas ordens de ninguém. Desta vez, eles dariam as ordens.</text:span></text:p>
      <text:p text:style-name="Normal"/>
      <text:h text:style-name="P160" text:outline-level="2"><text:span text:style-name="T161">CAPÍTULO 3: Fantasmas da Lama</text:span></text:h>
      <text:p text:style-name="P162"><text:span text:style-name="T163">A noite em Manchester não terminava quando o sol se punha; ela apenas se escondia sob a fumaça de carvão que pairava sobre a cidade. O relógio de bolso no colete de Alec marcava três da madrugada quando o último dos operários deixou o moinho, os bolsos vazios ou pesados de moedas de apostas.</text:span></text:p>
      <text:p text:style-name="P164"><text:span text:style-name="T165">O cheiro de sangue suado das lutas ainda impregnava as paredes de tijolo cru. No piso superior, longe do barulho das ruas de Ancoats, Alec estava sentado em uma velha poltrona de couro surrado. Sua bengala de prata descansava sobre os joelhos.</text:span></text:p>
      <text:p text:style-name="P166"><text:span text:style-name="T167">Thomas entrou no pequeno escritório improvisado, o chiado de sua respiração arruinada anunciando sua chegada antes mesmo de a bota bater no assoalho de madeira. Ele jogou um pesado saco de lona sobre a mesa. O som metálico das libras esterlinas ecoou seco.</text:span></text:p>
      <text:p text:style-name="P168"><text:span text:style-name="T169">— Cento e oitenta libras limpas, Alec — Thomas disse, limpando o suor da testa com as costas da mão, onde o anel de medalha recém-forjado ainda deixava a pele vermelha. — E isso porque hoje foi fraco. O irlandês apanhou mais do que bateu.</text:span></text:p>
      <text:p text:style-name="P170"><text:span text:style-name="T171">Alec não olhou para o dinheiro. Seus olhos estavam fixos na pequena janela suja de fuligem, observando a chuva fina que cortava a escuridão.</text:span></text:p>
      <text:p text:style-name="P172"><text:span text:style-name="T173">— Cento e oitenta libras não compram o controle das docas — Alec murmurou, a voz grave e inexpressiva. — Silas Blackwood movimenta isso em cinco minutos nos navios cargueiros.</text:span></text:p>
      <text:p text:style-name="P174"><text:span text:style-name="T175">Thomas aproximou-se, apoiando as mãos calejadas na mesa. As cicatrizes de seu rosto repuxaram em um misto de raiva e preocupação.</text:span><text:line-break/><text:span text:style-name="T176">— Você não está seriamente pensando em aceitar aquele convite amanhã, está? Aquele almofadinha, o Percival... ele não é um emissário. Ele é a isca. A mansão Blackwood é um matadouro forrado de veludo. Silas vai encher aquele salão com policiais comprados antes de você terminar a sopa.</text:span></text:p>
      <text:p text:style-name="P177"><text:span text:style-name="T178">Alec finalmente virou o rosto para o amigo. A frieza em seus olhos negros contrastava brutalmente com a fúria quente de Thomas.</text:span><text:line-break/><text:span text:style-name="T179">— E o que nós fazíamos em Flandres, Tommy? Quando o comando inglês mandava avançar contra ninhos de metralhadoras alemãs em campo aberto?</text:span></text:p>
      <text:p text:style-name="P180"><text:span text:style-name="T181">Thomas recuou um passo, como se a menção daquele nome fosse uma maldição. O chiado em seu peito pareceu ficar mais pesado.</text:span><text:line-break/><text:span text:style-name="T182">— Nós púnhamos as baionetas nos fuzis e marchávamos para o inferno — respondeu em voz baixa.</text:span></text:p>
      <text:p text:style-name="P183"><text:span text:style-name="T184">— Exato. — Alec levantou-se, pegando a bengala. — A diferença é que Silas Blackwood não é o exército alemão. Ele é um homem gordo que enriqueceu vendendo algodão enquanto nós engolíamos gás mostarda em Ypres. Ele acha que pode nos domar porque acha que nos entende. Ele não entende.</text:span></text:p>
      <text:p text:style-name="P185"><text:span text:style-name="T186">Alec andou até a mesa e abriu a primeira gaveta. Lá dentro, repousava uma pequena caixa de veludo bordô. Ele a abriu, revelando o que havia dentro: a sua própria Cruz Victoria, a mais alta honra militar britânica. Intacta. Diferente das medalhas de seus homens, Alec não a havia derretido.</text:span></text:p>
      <text:p text:style-name="P187"><text:span text:style-name="T188">Thomas engoliu em seco.</text:span><text:line-break/><text:span text:style-name="T189">— Fuligem já perguntou quando você vai jogar isso no cadinho, chefe.</text:span></text:p>
      <text:p text:style-name="P190"><text:span text:style-name="T191">Alec fechou a caixa com um estalo rápido.</text:span><text:line-break/><text:span text:style-name="T192">— Eu não vou derretê-la. Esta medalha tem um propósito melhor. Ela será o meu ingresso para a mesa de Blackwood. Pessoas como ele amam símbolos. Amam possuir a honra alheia.</text:span></text:p>
      <text:p text:style-name="P193"><text:span text:style-name="T194">Um barulho de passos pesados subindo a escada interrompeu a conversa. Era Garrick Vance, o ferreiro que eles chamavam de Fuligem. O homem era uma montanha de músculos moldada pelo trabalho braçal, os braços negros de carvão e suor.</text:span></text:p>
      <text:p text:style-name="P195"><text:span text:style-name="T196">— Chefe — Fuligem resmungou com a voz grossa. — O trabalho está pronto.</text:span></text:p>
      <text:p text:style-name="P197"><text:span text:style-name="T198">Alec fez um sinal para que ele entrasse. Fuligem aproximou-se e tirou um objeto embrulhado em couro macio debaixo do braço, colocando-o com cuidado sobre a mesa ao lado do dinheiro.</text:span></text:p>
      <text:p text:style-name="P199"><text:span text:style-name="T200">Alec desfez os nós do couro lentamente.</text:span></text:p>
      <text:p text:style-name="P201"><text:span text:style-name="T202">Dentro, não havia um soco-inglês ou um anel rústico de bronze. Havia uma lâmina curta, de não mais que doze centímetros, curva como a garra de um animal predador. O metal era escuro, opaco, feito para não refletir a luz em hipótese alguma. O cabo era perfeitamente adaptado para caber na manga interna de um terno sem fazer volume.</text:span></text:p>
      <text:p text:style-name="P203"><text:span text:style-name="T204">— Metal de baioneta reaproveitado — explicou Fuligem, limpando as mãos no avental. — E a bainha tem um pino de mola que pode ser costurado no forro do seu paletó, no pulso esquerdo. Um movimento rápido do braço, e ela desce direto para a sua mão. Você passa na revista da polícia na porta de qualquer mansão, porque não é uma arma pesada, não faz barulho. Mas, de perto...</text:span></text:p>
      <text:p text:style-name="P205"><text:span text:style-name="T206">— De perto é letal — concluiu Alec, passando o polegar pela lâmina cega no dorso. — Excelente trabalho, Fuligem.</text:span></text:p>
      <text:p text:style-name="P207"><text:span text:style-name="T208">Alec guardou a lâmina no forro de seu próprio paletó e testou o movimento. Com uma flexão rápida de punho, o aço escuro saltou do tecido e caiu perfeitamente em sua palma, pronto para rasgar uma garganta.</text:span></text:p>
      <text:p text:style-name="P209"><text:span text:style-name="T210">Ele embainhou a arma invisível novamente e olhou para Thomas.</text:span><text:line-break/><text:span text:style-name="T211">— Silas Blackwood nos convidou para o matadouro. Nós aceitaremos. — Alec pegou a bengala do Corvo de Prata e bateu a ponta no assoalho. — Mas ele esqueceram um detalhe sobre homens que moram em abatedouros, Tommy.</text:span></text:p>
      <text:p text:style-name="P212"><text:span text:style-name="T213">— Que detalhe? — Thomas perguntou, um sorriso cruel e cicatrizado começando a se formar.</text:span></text:p>
      <text:p text:style-name="P214"><text:span text:style-name="T215">— Nós fomos ensinados a gostar de sangue. Amanhã à noite, Blackwood vai descobrir que as ovelhas voltaram da guerra com presas.</text:span></text:p>
      <text:p text:style-name="P216"><text:span text:style-name="T217">Alec caminhou em direção à porta, o casaco longo balançando sobre os calcanhares. A forja estava concluída, os anéis estavam distribuídos e a faca estava oculta. A guerra pelas ruas de Manchester não seria travada com gritos, mas com a quietude de um homem que já havia morrido por dentro há muito tempo.</text:span></text:p>
      <text:p text:style-name="Normal"/>
      <text:h text:style-name="P218" text:outline-level="2"><text:span text:style-name="T219">CAPÍTULO 4: A Trincheira de Ferro e Fumaça</text:span></text:h>
      <text:p text:style-name="P220"><text:span text:style-name="T221">A chuva caía sobre a Estação Ferroviária de Victoria como uma praga silenciosa, transformando o pátio de manobras em um mar de lama negra e óleo de motor. Eram onze da noite. O uivo distante das locomotivas a vapor mascarava qualquer ruído menor, um fato que Alec Ashford já havia calculado.</text:span></text:p>
      <text:p text:style-name="P222"><text:span text:style-name="T223">Os galpões de carga erguiam-se no escuro como gigantes adormecidos de tijolo e zinco. Em frente ao Galpão Sete, seis homens do Exército Republicano Irlandês fumavam cigarros sob a marquise, segurando espingardas de cano serrado debaixo de sobretudos encharcados. Eles esperavam os caminhões para transportar as metralhadoras Lewis, sentindo-se donos da noite.</text:span></text:p>
      <text:p text:style-name="P224"><text:span text:style-name="T225">Eles não sabiam que a noite já pertencia aos<text:s/></text:span><text:span text:style-name="T226">Melted Cross</text:span><text:span text:style-name="T227">.</text:span></text:p>
      <text:p text:style-name="P228"><text:span text:style-name="T229">A cem metros dali, escondidos no telhado do Galpão Seis, Alec e seus homens estavam deitados de barriga para baixo na estrutura de ferro frio, a chuva batendo em seus chapéus e ombros. Eles não tremiam. Para quem dormira sobre os cadáveres de amigos em Somme, a garoa de Manchester era apenas um incômodo menor.</text:span></text:p>
      <text:p text:style-name="P230"><text:span text:style-name="T231">Alec observava o pátio através de um binóculo de latão do exército. Ele abaixou a lente e tirou o relógio de bolso de Arthur do colete. Onze e quatro.</text:span></text:p>
      <text:p text:style-name="P232"><text:span text:style-name="T233">— Seis guardas na porta principal. Dois no telhado, lado sul. — murmurou Alec, a voz sendo levada pelo vento. Ele não olhou para os homens ao seu redor, confiava cega e absolutamente neles. — Fuligem, você cuida do telhado. Silêncio absoluto. Thomas, pegue cinco homens e vá pelos túneis de manutenção sob os trilhos. Quando o trem das onze e dez apitar, vocês entram pelo porão.</text:span></text:p>
      <text:p text:style-name="P234"><text:span text:style-name="T235">Thomas assentiu na escuridão, o sorriso cruel puxando o tecido cicatrizado do rosto. Ele ajustou o anel de medalhas no dedo e desapareceu nas sombras, escorregando pelo telhado como a fumaça de um charuto.</text:span></text:p>
      <text:p text:style-name="P236"><text:span text:style-name="T237">— E você, chefe? — perguntou um dos soldados mais jovens, o rosto coberto de graxa preta para camuflagem.</text:span></text:p>
      <text:p text:style-name="P238"><text:span text:style-name="T239">— Eu vou bater na porta da frente. — Alec respondeu friamente.</text:span></text:p>
      <text:p text:style-name="P240"><text:span text:style-name="T241">O apito longo e estridente do trem de carga da meia-noite cortou a estação às onze e dez em ponto. O som era ensurdecedor, balançando o chão sob os galpões.</text:span></text:p>
      <text:p text:style-name="P242"><text:span text:style-name="T243">No telhado do Galpão Sete, Fuligem já estava posicionado. Quando o trem apitou, ele emergiu das sombras atrás dos dois guardas rebeldes. Suas mãos maciças envolveram o pescoço de ambos simultaneamente, torcendo-os com um estalo brutal que foi abafado pela locomotiva. Os corpos caíram flácidos.</text:span></text:p>
      <text:p text:style-name="P244"><text:span text:style-name="T245">Lá embaixo, os seis guardas na porta principal jogaram as bitucas de cigarro na água quando ouviram passos ritmados no cascalho se aproximando. O barulho de uma ponta de madeira batendo nas pedras.<text:s/></text:span><text:span text:style-name="T246">Toc. Toc. Toc.</text:span></text:p>
      <text:p text:style-name="P247"><text:span text:style-name="T248">Da névoa espessa, surgiu Alec Ashford. O guarda-chuva escuro ocultava seu rosto, mas o terno impecável e a bengala de prata chamavam a atenção de qualquer um naquele lixão industrial.</text:span></text:p>
      <text:p text:style-name="P249"><text:span text:style-name="T250">— Pare aí mesmo, engravatado! — gritou o líder dos irlandeses, engatilhando a espingarda e apontando para o peito de Alec. — O pátio está fechado.</text:span></text:p>
      <text:p text:style-name="P251"><text:span text:style-name="T252">Alec parou a dez passos de distância. Não demonstrou medo. Apenas inclinou o guarda-chuva para trás, revelando seus olhos negros e implacáveis.</text:span><text:line-break/><text:span text:style-name="T253">— Eu vim buscar uma encomenda. Caixotes compridos. Cuspidores de chumbo. Creio que o Major Thorne reservou para mim.</text:span></text:p>
      <text:p text:style-name="P254"><text:span text:style-name="T255">Os guardas se entreolharam, confusos e furiosos. A menção ao nome do Major britânico foi o suficiente para fazê-los reagir como feras acuadas.</text:span><text:line-break/><text:span text:style-name="T256">— Inglês filho da puta... Matem ele! — gritou o líder.</text:span></text:p>
      <text:p text:style-name="P257"><text:span text:style-name="T258">Antes que um único dedo pudesse apertar o gatilho, a porta de ferro maciço do galpão, bem atrás dos guardas, estourou para fora.</text:span></text:p>
      <text:p text:style-name="P259"><text:span text:style-name="T260">Thomas e cinco soldados dos<text:s/></text:span><text:span text:style-name="T261">Melted Cross</text:span><text:span text:style-name="T262"><text:s/>irromperam do interior do galpão como demônios vomitando da terra, atacando as costas dos irlandeses. Foi um massacre operário. Sem tiros, apenas a força bruta de homens forjados na guerra. Thomas afundou o anel de bronze na têmpora do líder, esmagando o crânio contra a parede de tijolos. Os outros cinco guardas caíram em segundos, os pescoços quebrados ou os rostos afundados pelas soqueiras metálicas antes mesmo de entenderem de onde veio o ataque.</text:span></text:p>
      <text:p text:style-name="P263"><text:span text:style-name="T264">A chuva rapidamente começou a lavar o sangue fresco no chão.</text:span></text:p>
      <text:p text:style-name="P265"><text:span text:style-name="T266">Alec caminhou até o corpo do líder irlandês, fechou o guarda-chuva e entrou no galpão agora silencioso. O cheiro de pólvora não queimada e graxa de arma preenchia o ar abafado.</text:span></text:p>
      <text:p text:style-name="P267"><text:span text:style-name="T268">No centro do espaço gigantesco, empilhados sob lonas encardidas, estavam dezoito grandes caixotes de madeira marcados com o brasão do Ministério da Guerra Britânico. As famosas metralhadoras Lewis. Armas que cuspiam quinhentos tiros por minuto.</text:span></text:p>
      <text:p text:style-name="P269"><text:span text:style-name="T270">Thomas pegou um pé de cabra e arrombou a tampa do primeiro caixote. A madeira estalou, revelando os grossos canos refrigerados a ar acomodados na palha.</text:span></text:p>
      <text:p text:style-name="P271"><text:span text:style-name="T272">— Jesus Cristo... — murmurou o jovem soldado sujo de graxa, os olhos arregalados. — Com isso aqui, nós podemos tomar a cidade em um dia.</text:span></text:p>
      <text:p text:style-name="P273"><text:span text:style-name="T274">— Não — disse Alec, aproximando-se dos caixotes. — Nós podemos tomar a cidade, proteger o velho Arthur e afogar o Major Thorne com a mesma onda.</text:span></text:p>
      <text:p text:style-name="P275"><text:span text:style-name="T276">Ele bateu a bengala na madeira do caixote, mas algo no som soou errado. Oco demais para conter apenas aço pesado.</text:span></text:p>
      <text:p text:style-name="P277"><text:span text:style-name="T278">Alec franziu a testa. Ele empurrou as metralhadoras manchadas de graxa para o lado e mergulhou a mão no fundo da caixa, puxando um pacote menor envolto em lona oleada. Ele rasgou o tecido com a unha.</text:span></text:p>
      <text:p text:style-name="P279"><text:span text:style-name="T280">O silêncio no galpão tornou-se absoluto. Thomas parou de respirar ruidosamente por um segundo.</text:span></text:p>
      <text:p text:style-name="P281"><text:span text:style-name="T282">Não havia munição debaixo das armas. O fundo do caixote estava forrado com centenas de blocos compactos. Dinamite industrial de mineração, envolta em estopim, em uma quantidade absurda.</text:span></text:p>
      <text:p text:style-name="P283"><text:span text:style-name="T284">— Thorne não queria apenas que roubássemos as armas... — Alec sussurrou, a compreensão sombria clareando seus olhos como um relâmpago. — Ele armou esses caixotes para explodir quando fossem abertos no Forte de Cheetham. Ele não ia matar só o Arthur. Ele ia matar todos os irlandeses presos lá dentro... e jogar a culpa em nós.</text:span></text:p>
      <text:p text:style-name="P285"><text:span text:style-name="T286">O tique-taque fraco de um mecanismo improvisado começou a ecoar do último caixote da pilha. Um dos guardas que Thomas havia matado não estava guardando a porta; ele havia acabado de ativar o detonador antes de sair.</text:span></text:p>
      <text:p text:style-name="P287"><text:span text:style-name="T288">— Chefe... — Thomas engoliu em seco, olhando para o relógio-bomba no fundo do caixote que começava a girar. Faltavam quarenta segundos.</text:span></text:p>
      <text:p text:style-name="P289"><text:span text:style-name="T290">Alec Ashford não recuou. O jogo de cavalheiros de Manchester havia terminado. Agora, eles estavam na trincheira novamente.</text:span></text:p>
      <text:p text:style-name="Normal"/>
      <text:h text:style-name="P291" text:outline-level="2"><text:span text:style-name="T292">CAPÍTULO 5: O Sangue Frio do Sapador</text:span></text:h>
      <text:p text:style-name="P293"><text:span text:style-name="T294">O tique-taque do mecanismo rústico ecoava no galpão de carga como o martelar do coração de um homem condenado. Trinta e cinco segundos.</text:span></text:p>
      <text:p text:style-name="P295"><text:span text:style-name="T296">— Corram! Saiam todos do galpão! — gritou Thomas, agarrando o ombro do soldado mais jovem e empurrando-o para a porta de ferro que haviam arrombado. Os homens da gangue hesitaram por uma fração de segundo, os instintos de sobrevivência duelando com a lealdade, antes de correrem para a chuva.</text:span></text:p>
      <text:p text:style-name="P297"><text:span text:style-name="T298">Apenas Thomas permaneceu. Ele não recuaria enquanto seu sargento estivesse ali.</text:span></text:p>
      <text:p text:style-name="P299"><text:span text:style-name="T300">Alec Ashford não correu. Ele não suou. E não alterou o ritmo da respiração. O pânico era um luxo que homens mortos não podiam comprar.</text:span></text:p>
      <text:p text:style-name="P301"><text:span text:style-name="T302">Ele largou a bengala do Corvo de Prata no chão e debruçou-se sobre o último caixote. As mãos, que um dia tremeram na Batalha do Somme ao desenterrar minas terrestres alemãs na lama congelada, agora eram firmes como aço cirúrgico. Ele observou o emaranhado de fios de cobre que conectavam um relógio de bolso modificado a dez bananas de dinamite espalhadas pelo fundo de palha.</text:span></text:p>
      <text:p text:style-name="P303"><text:span text:style-name="T304">Vinte e cinco segundos.</text:span></text:p>
      <text:p text:style-name="P305"><text:span text:style-name="T306">— Alec... — Thomas chiou, parando ao lado do chefe, os olhos fixos na morte engarrafada. — Tem dinamite suficiente aqui para varrer essa estação do mapa.</text:span></text:p>
      <text:p text:style-name="P307"><text:span text:style-name="T308">— Fio terra, estopim principal e a faísca do percussor — Alec murmurou, sua mente viajando no tempo. Não estava mais em Manchester. Estava nas trincheiras alagadas da França em 1916, com lama até os joelhos, desarmando explosivos no escuro enquanto metralhadoras cuspiam fogo sobre sua cabeça.</text:span></text:p>
      <text:p text:style-name="P309"><text:span text:style-name="T310">Ele enfiou a mão esquerda na manga do paletó. Com um movimento sutil do pulso, a lâmina curva, cega e negra que Fuligem forjara caiu perfeitamente em sua palma. O fio da faca era fino o suficiente para cortar uma linha sem exercer pressão.</text:span></text:p>
      <text:p text:style-name="P311"><text:span text:style-name="T312">Dezesseis segundos.</text:span></text:p>
      <text:p text:style-name="P313"><text:span text:style-name="T314">Alec usou a lâmina para raspar delicadamente a cera que cobria o ponto de ignição. Havia três fios: vermelho, preto e um fio de cobre desencapado que servia de isca para apressados. O guarda irlandês que armou a bomba fez um trabalho porco, mas eficiente.</text:span></text:p>
      <text:p text:style-name="P315"><text:span text:style-name="T316">— O Major Thorne é um homem metódico — disse Alec, a voz assustadoramente casual. — Mas ele delega seu trabalho a peões indisciplinados. O vermelho é a faísca. O preto é o terra.</text:span></text:p>
      <text:p text:style-name="P317"><text:span text:style-name="T318">Nove segundos.</text:span></text:p>
      <text:p text:style-name="P319"><text:span text:style-name="T320">Alec não cortou nem o vermelho, nem o preto. Ele passou a lâmina da faca entre a engrenagem de latão do relógio e o pino de percussão, travando fisicamente o martelo do dispositivo com a ponta de aço da sua arma. Um estalo mecânico surdo se fez ouvir.</text:span></text:p>
      <text:p text:style-name="P321"><text:span text:style-name="T322">O tique-taque parou no segundo número três.</text:span></text:p>
      <text:p text:style-name="P323"><text:span text:style-name="T324">O silêncio absoluto retornou ao galpão, mais pesado que o ar.</text:span></text:p>
      <text:p text:style-name="P325"><text:span text:style-name="T326">Thomas soltou o ar que prendia nos pulmões em um longo e rasgado chiado. Ele encostou-se nas metralhadoras pesadas, o rosto pálido contrastando com as cicatrizes vermelhas.</text:span><text:line-break/><text:span text:style-name="T327">— Pelos santos, Alec... Eu já estava vendo as portas do inferno.</text:span></text:p>
      <text:p text:style-name="P328"><text:span text:style-name="T329">Alec recuperou a faca, devolveu-a à bainha oculta e pegou a bengala do chão, espanando a poeira invisível de seu terno.</text:span><text:line-break/><text:span text:style-name="T330">— O inferno está cheio de homens apressados, Tommy.</text:span></text:p>
      <text:p text:style-name="P331"><text:span text:style-name="T332">Alec olhou para as dezenas de blocos de dinamite agora inertes no fundo do caixote. Um pequeno tesouro de destruição que o Major Thorne inadvertidamente lhes dera de presente.</text:span><text:line-break/><text:span text:style-name="T333">— Fuligem! — gritou Alec.</text:span></text:p>
      <text:p text:style-name="P334"><text:span text:style-name="T335">O gigante desceu pela escada de manutenção do telhado, acompanhado dos outros homens que haviam recuado. Eles olhavam para Alec não apenas como um líder, mas como alguém a quem a própria morte tinha medo de tocar.</text:span></text:p>
      <text:p text:style-name="P336"><text:span text:style-name="T337">— Peguem todas as metralhadoras Lewis. Carreguem os três caminhões irlandeses lá fora. E limpem toda essa dinamite. Eu quero cada grama desse explosivo levada para os nossos túneis debaixo de Ancoats.</text:span></text:p>
      <text:p text:style-name="P338"><text:span text:style-name="T339">Os homens assentiram e começaram a trabalhar com urgência militar. Em menos de cinco minutos, as dezoito metralhadoras e os explosivos estavam carregados sob lonas pesadas nos caminhões Ford T estacionados no pátio.</text:span></text:p>
      <text:p text:style-name="P340"><text:span text:style-name="T341">Antes de sair do galpão vazio, Alec pegou duas bananas de dinamite e um pequeno pedaço de estopim do chão. Ele amarrou-as com precisão nos cilindros de gás de iluminação que ficavam presos à parede do galpão. Ele acendeu um fósforo, a chama iluminando seu rosto frio, e tocou o estopim longo.</text:span></text:p>
      <text:p text:style-name="P342"><text:span text:style-name="T343">— Alec? — Thomas perguntou da porta. — Para que isso?</text:span></text:p>
      <text:p text:style-name="P344"><text:span text:style-name="T345">— O Major Thorne e os irlandeses acham que o plano falhou. Eles mandarão reforços para investigar. E quando os primeiros sargentos de Thorne arrombarem essa porta para ver o que sobrou... — Alec jogou o fósforo queimado na poça d'água. — Eles vão encontrar a fumaça de Flandres.</text:span></text:p>
      <text:p text:style-name="P346"><text:span text:style-name="T347">Alec e Thomas correram para o último caminhão. Os motores roncaram e os veículos pesados desapareceram na escuridão de Manchester, levando consigo o poder de fogo de um pequeno exército.</text:span></text:p>
      <text:p text:style-name="P348"><text:span text:style-name="T349">Cinco minutos depois, quando os caminhões já estavam longe e as primeiras viaturas da Polícia Militar apontaram na entrada da estação, o Galpão Sete da Estação Victoria ergueu-se pelos ares em uma bola de fogo que iluminou toda a zona norte da cidade.</text:span></text:p>
      <text:p text:style-name="P350"><text:span text:style-name="T351">Os<text:s/></text:span><text:span text:style-name="T352">Melted Cross</text:span><text:span text:style-name="T353"><text:s/>agora tinham as armas. Tinham a dinamite. O jogo do Major Thorne se voltaria contra ele.</text:span></text:p>
      <text:p text:style-name="Normal"/>
      <text:h text:style-name="P354" text:outline-level="2"><text:span text:style-name="T355">CAPÍTULO 6: O Diabo de Smoking</text:span></text:h>
      <text:p text:style-name="P356"><text:span text:style-name="T357">A Mansão Blackwood não pertencia à Manchester suja que Alec conhecia. Situada nas colinas de Didsbury, bem longe da fumaça dos moinhos, a propriedade era uma fortaleza de pedra calcária e janelas góticas, cercada por gramados que custavam mais para serem mantidos do que o salário de cem operários juntos.</text:span></text:p>
      <text:p text:style-name="P358"><text:span text:style-name="T359">Eram oito da noite do dia seguinte. O automóvel Ford T que Thomas dirigia parou nos portões de ferro forjado. Alec desceu sob o garoa fina, ajeitando as lapelas do terno de lã escura. Thomas ia descer também, mas a mão de Alec pousou na porta do carro.</text:span></text:p>
      <text:p text:style-name="P360"><text:span text:style-name="T361">— Só eu entro, Tommy — disse Alec, a voz neutra. — Vá para as docas. Certifique-se de que Fuligem esteja terminando de adaptar as Lewis para uso manual. Se eu não sair por estes portões até a meia-noite... queime tudo do rio Irwell para cá.</text:span></text:p>
      <text:p text:style-name="P362"><text:span text:style-name="T363">Thomas acenou com a cabeça, os olhos faiscando. — Com as cinzas do Rei, chefe.</text:span></text:p>
      <text:p text:style-name="P364"><text:span text:style-name="T365">Alec virou-se e caminhou até a enorme porta dupla de carvalho. Antes de bater, foi abordado por três guardas vestindo ternos bem cortados. Eles não perguntaram o seu nome. Apenas o revistaram com brutalidade técnica. Tiraram-lhe a carteira de cigarros, um isqueiro de prata e examinaram o forro do casaco. Encontraram a bengala.</text:span></text:p>
      <text:p text:style-name="P366"><text:span text:style-name="T367">— Armas ficam na porta — disse o maior deles, estendendo a mão.</text:span></text:p>
      <text:p text:style-name="P368"><text:span text:style-name="T369">Alec sorriu. Foi um sorriso pequeno, um movimento de músculos desprovido de qualquer humor. Ele apertou a trava oculta com o polegar, desencaixou a base de madeira e entregou a pesada haste de nogueira ao guarda, mantendo na mão apenas o castão do Corvo de Prata e a lâmina cega e escura atada ao seu pulso, invisível sob a manga longa da camisa.</text:span></text:p>
      <text:p text:style-name="P370"><text:span text:style-name="T371">— Sou manco da perna direita, senhores — mentiu Alec, com uma polidez gélida. — O Corvo é meu apoio. Fiquem com a madeira, se gostam tanto.</text:span></text:p>
      <text:p text:style-name="P372"><text:span text:style-name="T373">O guarda grunhiu, aceitando a meia bengala, e empurrou as portas pesadas.</text:span></text:p>
      <text:p text:style-name="P374"><text:span text:style-name="T375">O salão de jantar cheirava a cera de abelha, charutos cubanos e vinho tinto envelhecido. Um candelabro de cristal lançava uma luz dourada sobre a mesa de mogno de dez metros de comprimento. Havia apenas duas cadeiras ocupadas nas extremidades.</text:span></text:p>
      <text:p text:style-name="P376"><text:span text:style-name="T377">Em uma delas, comia Silas Blackwood. O "Rei das Apostas de Manchester" era um homem corpulento na casa dos cinquenta anos, com bochechas avermelhadas e um bigode encerado. Vestia um smoking sob medida e tinha um guardanapo de linho preso ao colarinho. Atrás dele, o lacaio Percival permanecia em pé, como um corvo amestrado. Ao longo das paredes sombrias, Alec contou silenciosamente oito homens armados com revólveres sob os paletós.</text:span></text:p>
      <text:p text:style-name="P378"><text:span text:style-name="T379">— Sargento Ashford! — a voz de Silas ecoou, ressoando arrogância. — Por favor, sente-se. Achei que os mortos não tivessem fome, mas ouvi dizer que as ruas andam barulhentas esta noite.</text:span></text:p>
      <text:p text:style-name="P380"><text:span text:style-name="T381">Alec caminhou sem pressa. Seus passos ecoavam maciços, um contraste duro com os sapatos de verniz do anfitrião. Sentou-se na extremidade oposta da mesa. O prato à sua frente continha cordeiro assado e batatas. Ele não tocou nos talheres.</text:span></text:p>
      <text:p text:style-name="P382"><text:span text:style-name="T383">— A noite estava fria, Sr. Blackwood. Precisávamos acender algumas fogueiras nas docas para nos aquecer — Alec respondeu, a voz perfeitamente nivelada, apoiando o castão do Corvo de Prata sobre a mesa ao lado de sua taça de vinho.</text:span></text:p>
      <text:p text:style-name="P384"><text:span text:style-name="T385">Silas parou de cortar a carne. Seus olhos se estreitaram.</text:span><text:line-break/><text:span text:style-name="T386">— Você destruiu o meu armazém de uísque. Você queimou minha mercadoria, Ashford. Sabe o quanto eu precisei pagar à polícia de Salford para ignorar aquela cratera?</text:span></text:p>
      <text:p text:style-name="P387"><text:span text:style-name="T388">— Exatamente o mesmo valor que deixou de pagar aos rapazes que morreram protegendo a sua fortuna enquanto o senhor bebia conhaque aqui nesta sala em 1916 — rebateu Alec, reclinando-se na cadeira.</text:span></text:p>
      <text:p text:style-name="P389"><text:span text:style-name="T390">Silas riu, um som áspero que ecoou no cristal do salão.</text:span><text:line-break/><text:span text:style-name="T391">— Ah, o discurso do veterano amargurado. É tão poético quanto é inútil. Vocês acham que porque aprenderam a atirar em alemães, sabem gerir uma cidade. — Silas limpou a boca com o guardanapo de linho. — Você brincou de apostas nos moinhos, Ashford. Foi bonitinho. Mas as docas são minhas. E os seus<text:s/></text:span><text:span text:style-name="T392">Melted Cross</text:span><text:span text:style-name="T393"><text:s/>agora têm um preço pelas cabeças.</text:span></text:p>
      <text:p text:style-name="P394"><text:span text:style-name="T395">— Eu não vim aqui para discutir o preço das nossas cabeças, Silas. Vim para lhe fazer uma oferta de paz.</text:span></text:p>
      <text:p text:style-name="P396"><text:span text:style-name="T397">Silas ergueu uma sobrancelha, claramente se divertindo com a insolência.</text:span><text:line-break/><text:span text:style-name="T398">— Você? Fazer-me uma oferta? E o que um rato de trincheira tem para oferecer ao homem que é dono do porto?</text:span></text:p>
      <text:p text:style-name="P399"><text:span text:style-name="T400">Alec finalmente tocou na taça de vinho. Ele a girou levemente entre os dedos, o líquido tinto parecendo sangue à luz das velas.</text:span><text:line-break/><text:span text:style-name="T401">— O Exército Britânico — murmurou Alec.</text:span></text:p>
      <text:p text:style-name="P402"><text:span text:style-name="T403">O salão pareceu perder dez graus de temperatura. Silas Blackwood parou de mastigar. Percival franziu a testa, dando um passo à frente das sombras.</text:span></text:p>
      <text:p text:style-name="P404"><text:span text:style-name="T405">— O Major Alistair Thorne, para ser exato — continuou Alec, bebendo um pequeno gole do vinho antes de apoiar a taça. — Ele está na cidade, investigando o contrabando de armas republicanas. Thorne não gosta de concorrência. Ele sabe que você controla os fiscais da alfândega e quer que o porto passe para a jurisdição militar dele. Ele vai usar a explosão do seu armazém como pretexto para a Lei Marcial nas docas. E quando os soldados assumirem, seu império de algodão e apostas acaba.</text:span></text:p>
      <text:p text:style-name="P406"><text:span text:style-name="T407">Silas engoliu a comida a seco. O sorriso zombeteiro derreteu de seu rosto rubicundo.</text:span><text:line-break/><text:span text:style-name="T408">— Como você sabe disso?</text:span></text:p>
      <text:p text:style-name="P409"><text:span text:style-name="T410">— Porque o Major Thorne me contratou para destruir o seu armazém, Silas. — A mentira de Alec foi tão fluida e perfeita que até a escuridão da sala pareceu acreditar. — Ele usou um amigo meu preso em Cheetham como garantia. Ele quer nós dois em guerra, para ele limpar os destroços.</text:span></text:p>
      <text:p text:style-name="P411"><text:span text:style-name="T412">Silas bateu o punho fechado na mesa, fazendo os talheres de prata pularem.</text:span><text:line-break/><text:span text:style-name="T413">— Aquele desgraçado de farda... Eu pago os juízes, eu pago os prefeitos, mas o exército é uma cadela que nunca se satisfaz! — Silas rosnou, o rosto agora vermelho de ódio verdadeiro. Ele olhou para Alec com uma nova avaliação. Não era mais um soldado quebrado; era uma peça útil. — O que você propõe, Ashford?</text:span></text:p>
      <text:p text:style-name="P414"><text:span text:style-name="T415">Alec reclinou-se ainda mais na cadeira, os olhos negros cravados na alma do aristocrata.</text:span><text:line-break/><text:span text:style-name="T416">— Deixe os moinhos e as casas de apostas menores de Ancoats para os<text:s/></text:span><text:span text:style-name="T417">Melted Cross</text:span><text:span text:style-name="T418">. Em troca, meus homens serão seus cães de guarda não oficiais no porto. Quando as tropas de Thorne vierem fazer inspeções ou pressionar seus fiscais aduaneiros, nós os faremos desaparecer nos canais. Nós mantemos a Coroa longe do seu dinheiro, e você nos deixa trabalhar na nossa lama.</text:span></text:p>
      <text:p text:style-name="P419"><text:span text:style-name="T420">A sala ficou em silêncio. Os oitos guardas aguardavam um simples aceno do Rei das Apostas para fuzilar Alec. Mas Silas Blackwood estava calculando. A ganância e a autopreservação nublavam seu julgamento. Ter veteranos assassinos lidando com os oficiais do Major Thorne lhe pouparia as mãos sujas.</text:span></text:p>
      <text:p text:style-name="P421"><text:span text:style-name="T422">— Uma trégua amarga — disse Silas, após longos segundos de silêncio denso. — E se eu preferir te matar agora e resolver o problema do Major depois?</text:span></text:p>
      <text:p text:style-name="P423"><text:span text:style-name="T424">Alec pegou o castão do Corvo de Prata. O movimento foi tão calmo que ninguém levantou as armas.</text:span><text:line-break/><text:span text:style-name="T425">— Se me matar agora, Silas, você não saberá que amanhã à noite, Thorne vai transferir uma carga de prisioneiros e armas para fora da cidade. É a única chance que você terá de emboscar o trem do Major e humilhá-lo na frente de Londres antes que a Lei Marcial chegue ao porto.</text:span></text:p>
      <text:p text:style-name="P426"><text:span text:style-name="T427">Silas sorriu, o brilho da vitória retornando aos seus olhos gananciosos.</text:span><text:line-break/><text:span text:style-name="T428">— O trem das dez, amanhã à noite? Vejo que é um homem razoável, sargento. Negócio fechado. Os moinhos são seus. O porto, eu limpo.</text:span></text:p>
      <text:p text:style-name="P429"><text:span text:style-name="T430">O que Silas Blackwood não sabia era que a transferência da carga não incluía o Major Thorne. Incluía apenas o velho Arthur, indo para a forca. E Alec Ashford acabara de convencer o seu maior inimigo a enviar trinta homens armados para atacar o exército, criando a distração perfeita para que os<text:s/></text:span><text:span text:style-name="T431">Melted Cross</text:span><text:span text:style-name="T432"><text:s/>resgatassem o velho e sumissem na noite com as metralhadoras Lewis intocadas.</text:span></text:p>
      <text:p text:style-name="P433"><text:span text:style-name="T434">Alec levantou-se, alisando a frente do paletó, e deu um aceno respeitoso de cabeça que era puro teatro.</text:span></text:p>
      <text:p text:style-name="P435"><text:span text:style-name="T436">— Uma excelente refeição, Sr. Blackwood. Mas se me der licença... eu tenho trincheiras para cavar.</text:span></text:p>
      <text:p text:style-name="Normal"/>
      <text:h text:style-name="P437" text:outline-level="2"><text:span text:style-name="T438">Capítulo 7</text:span></text:h>
      <text:h text:style-name="P439" text:outline-level="2"><text:span text:style-name="T440">CAPÍTULO 7: Guerra nos Trilhos</text:span></text:h>
      <text:p text:style-name="P441"><text:span text:style-name="T442">A chuva começou antes das nove e não deu sinais de piedade. Caiu sobre Manchester como cinza líquida, lavando telhados, vitrines e cadáveres de rato para dentro dos bueiros. Nos trilhos ao norte de Cheetham Hill, a noite parecia feita de ferro molhado e fumaça.</text:span></text:p>
      <text:p text:style-name="P443"><text:span text:style-name="T444">Alec Ashford observava a linha férrea do alto de um viaduto de manutenção, imóvel sob o sobretudo escuro. Abaixo dele, os trilhos reluziam como duas lâminas negras cortando o lodo da cidade. Ao longe, o nevoeiro engolia postes, depósitos e galpões militares. Tudo respirava espera.</text:span></text:p>
      <text:p text:style-name="P445"><text:span text:style-name="T446">Thomas surgiu do escuro com a respiração arranhando o peito.</text:span></text:p>
      <text:p text:style-name="P447"><text:span text:style-name="T448">— Os homens do Blackwood estão em posição — murmurou. — Trinta, talvez mais. Escondidos perto da curva do moinho desativado. Trouxeram escopetas, revólveres e coragem comprada com uísque.</text:span></text:p>
      <text:p text:style-name="P449"><text:span text:style-name="T450">Alec não desviou os olhos dos trilhos.</text:span></text:p>
      <text:p text:style-name="P451"><text:span text:style-name="T452">— Ótimo.</text:span></text:p>
      <text:p text:style-name="P453"><text:span text:style-name="T454">Thomas franziu o cenho.</text:span></text:p>
      <text:p text:style-name="P455"><text:span text:style-name="T456">— Ótimo?</text:span></text:p>
      <text:p text:style-name="P457"><text:span text:style-name="T458">— Quando homens assim acreditam que estão indo caçar, Tommy, eles não percebem que já entraram na armadilha.</text:span></text:p>
      <text:p text:style-name="P459"><text:span text:style-name="T460">Abaixo do viaduto, Garrick “Fuligem” Vance e mais quatro soldados dos<text:s/></text:span><text:span text:style-name="T461">Melted Cross</text:span><text:span text:style-name="T462"><text:s/>terminavam de fixar cargas pequenas de dinamite sob uma caixa de sinalização ao lado da linha. Não o suficiente para arrancar os trilhos. Só o bastante para cortar a iluminação e lançar confusão na hora certa. Nada naquela operação seria deixado ao acaso. Alec não precisava de espetáculo. Precisava de segundos.</text:span></text:p>
      <text:p text:style-name="P463"><text:span text:style-name="T464">— E se Blackwood descobrir? — Thomas perguntou.</text:span></text:p>
      <text:p text:style-name="P465"><text:span text:style-name="T466">— Vai descobrir — respondeu Alec. — A questão é quando. E, até lá, Arthur já estará longe daqui.</text:span></text:p>
      <text:p text:style-name="P467"><text:span text:style-name="T468">Thomas passou a língua pelos dentes, aprovando em silêncio.</text:span></text:p>
      <text:p text:style-name="P469"><text:span text:style-name="T470">Ao longe, um apito de locomotiva cortou a noite.</text:span></text:p>
      <text:p text:style-name="P471"><text:span text:style-name="T472">O trem vinha.</text:span></text:p>
      <text:p text:style-name="P473"><text:span text:style-name="T474">Não era um trem de passageiros. Era militar. Curto, blindado nos vagões centrais, com uma locomotiva negra cuspindo vapor sob a chuva e dois vagões de escolta com lanternas protegidas. O Exército Britânico não movia prisioneiros importantes como se transportasse gado. Movia como se carregasse segredos.</text:span></text:p>
      <text:p text:style-name="P475"><text:span text:style-name="T476">Alec tirou do bolso o velho relógio de Arthur. Abriu a tampa. Nove e cinquenta e sete.</text:span></text:p>
      <text:p text:style-name="P477"><text:span text:style-name="T478">— Posição — ordenou, sem elevar a voz.</text:span></text:p>
      <text:p text:style-name="P479"><text:span text:style-name="T480">Os homens desapareceram em suas marcas como se a escuridão os tivesse engolido.</text:span></text:p>
      <text:p text:style-name="P481"><text:span text:style-name="T482">Thomas e dois veteranos escorregaram por uma trilha de manutenção até um barranco enlameado a vinte metros dos trilhos. Fuligem foi para a direita, levando consigo uma bolsa de lona com duas granadas de fumaça improvisadas e o pesado alicate de corte. Alec desceu por último, a bengala marcando o ritmo no concreto rachado antes de tocar a lama.</text:span></text:p>
      <text:p text:style-name="P483"><text:span text:style-name="T484">O trem se aproximava.</text:span></text:p>
      <text:p text:style-name="P485"><text:span text:style-name="T486">Luzes.</text:span></text:p>
      <text:p text:style-name="P487"><text:span text:style-name="T488">Vapor.</text:span></text:p>
      <text:p text:style-name="P489"><text:span text:style-name="T490">Metal.</text:span></text:p>
      <text:p text:style-name="P491"><text:span text:style-name="T492">O barulho dos vagões vibrava no peito como artilharia distante.</text:span></text:p>
      <text:p text:style-name="P493"><text:span text:style-name="T494">Então a primeira peça do tabuleiro se moveu.</text:span></text:p>
      <text:p text:style-name="P495"><text:span text:style-name="T496">Dos escombros do antigo moinho, homens de Blackwood abriram fogo antes da hora.</text:span></text:p>
      <text:p text:style-name="P497"><text:span text:style-name="T498">O clarão dos disparos explodiu na curva e a noite virou guerra. Tiros de escopeta cuspiram labaredas curtas. Um guarda militar foi arrancado da plataforma do primeiro vagão antes de entender o que acontecia. Outro caiu de costas nos trilhos com o ombro aberto. Gritos ecoaram sob a chuva.</text:span></text:p>
      <text:p text:style-name="P499"><text:span text:style-name="T500">— Idiotas — rosnou Thomas.</text:span></text:p>
      <text:p text:style-name="P501"><text:span text:style-name="T502">— Não — disse Alec. — Perfeitos.</text:span></text:p>
      <text:p text:style-name="P503"><text:span text:style-name="T504">O maquinista puxou o freio de emergência. As rodas berraram nos trilhos, soltando faíscas, e o trem parou torto, metade na curva, metade fora dela. Exatamente onde Alec precisava.</text:span></text:p>
      <text:p text:style-name="P505"><text:span text:style-name="T506">— Agora, Fuligem.</text:span></text:p>
      <text:p text:style-name="P507"><text:span text:style-name="T508">O ferreiro puxou o estopim curto com um fósforo protegido na concha da mão. Um segundo depois, a caixa de sinalização explodiu em um estrondo seco. Os lampiões da linha morreram ao mesmo tempo, mergulhando a área numa escuridão espessa, cortada apenas pelos fogos dos tiros e pelo bafo branco da locomotiva.</text:span></text:p>
      <text:p text:style-name="P509"><text:span text:style-name="T510">O caos engoliu tudo.</text:span></text:p>
      <text:p text:style-name="P511"><text:span text:style-name="T512">Os homens de Blackwood gritavam ordens contraditórias. Os soldados do Major Thorne respondiam com disciplina treinada. O som das balas ricocheteando em metal se misturava à chuva e ao vapor. A cidade, por um minuto inteiro, voltou a soar como Flandres.</text:span></text:p>
      <text:p text:style-name="P513"><text:span text:style-name="T514">Alec correu.</text:span></text:p>
      <text:p text:style-name="P515"><text:span text:style-name="T516">Não com afobação. Com precisão.</text:span></text:p>
      <text:p text:style-name="P517"><text:span text:style-name="T518">Passou rente ao primeiro vagão de carga, mergulhou sob a estrutura de ferro e alcançou o vagão central blindado. Thomas veio logo atrás com dois homens. Fuligem os acompanhou carregando o alicate e uma marreta curta.</text:span></text:p>
      <text:p text:style-name="P519"><text:span text:style-name="T520">Na lateral do vagão havia uma pequena porta de serviço protegida por cadeado militar reforçado.</text:span></text:p>
      <text:p text:style-name="P521"><text:span text:style-name="T522">— Trinta segundos — disse Alec.</text:span></text:p>
      <text:p text:style-name="P523"><text:span text:style-name="T524">Fuligem já estava ajoelhado. Encaixou o alicate nas hastes do metal e forçou com os braços monstruosos. O cadeado gemeu. Não cedeu.</text:span></text:p>
      <text:p text:style-name="P525"><text:span text:style-name="T526">Thomas apontou para a frente.</text:span></text:p>
      <text:p text:style-name="P527"><text:span text:style-name="T528">— Mais dois vindo!</text:span></text:p>
      <text:p text:style-name="P529"><text:span text:style-name="T530">Dois soldados britânicos surgiram pela fumaça, rifles erguidos. Thomas saiu da sombra como um animal faminto. O primeiro disparo passou raspando sua orelha. O segundo soldado tentou virar a baioneta. Tarde demais. O anel de medalha explodiu no rosto dele com um som molhado. O outro recebeu a coronha do próprio rifle no joelho, caiu e teve o pescoço esmagado sob a bota de um veterano.</text:span></text:p>
      <text:p text:style-name="P531"><text:span text:style-name="T532">Atrás deles, o fogo aumentava. Blackwood havia trazido mais homens do que Alec previra. Isso era bom para o resgate. Péssimo para o que viria depois.</text:span></text:p>
      <text:p text:style-name="P533"><text:span text:style-name="T534">O cadeado se partiu.</text:span></text:p>
      <text:p text:style-name="P535"><text:span text:style-name="T536">Fuligem arrancou a corrente e abriu a porta do vagão.</text:span></text:p>
      <text:p text:style-name="P537"><text:span text:style-name="T538">Lá dentro havia três prisioneiros acorrentados a um banco de ferro.</text:span></text:p>
      <text:p text:style-name="P539"><text:span text:style-name="T540">Dois estavam mortos.</text:span></text:p>
      <text:p text:style-name="P541"><text:span text:style-name="T542">O terceiro ergueu devagar a cabeça ensanguentada.</text:span></text:p>
      <text:p text:style-name="P543"><text:span text:style-name="T544">Arthur.</text:span></text:p>
      <text:p text:style-name="P545"><text:span text:style-name="T546">Não era velho no rosto. Era velho nos olhos. O tipo de velhice que não vem dos anos, mas daquilo que um homem viu em túneis alagados, trincheiras soterradas e prisões militares. O lado esquerdo da face estava roxo. Os lábios rachados. Um dos dedos quebrado em ângulo absurdo.</text:span></text:p>
      <text:p text:style-name="P547"><text:span text:style-name="T548">Mas ele sorriu quando viu Alec.</text:span></text:p>
      <text:p text:style-name="P549"><text:span text:style-name="T550">— Demorou, sargento.</text:span></text:p>
      <text:p text:style-name="P551"><text:span text:style-name="T552">Alec entrou no vagão sem dizer nada. Ajoelhou-se diante das correntes e examinou os pulsos feridos do homem.</text:span></text:p>
      <text:p text:style-name="P553"><text:span text:style-name="T554">— Ainda vivo — murmurou Thomas, com quase reverência.</text:span></text:p>
      <text:p text:style-name="P555"><text:span text:style-name="T556">Arthur virou o rosto para ele.</text:span></text:p>
      <text:p text:style-name="P557"><text:span text:style-name="T558">— Quase contra a minha vontade.</text:span></text:p>
      <text:p text:style-name="P559"><text:span text:style-name="T560">Fuligem entregou a marreta. Dois golpes secos quebraram o elo principal. Alec segurou Arthur pelo braço antes que ele caísse para frente. O prisioneiro tentou ficar em pé sozinho, mas a perna direita falhou.</text:span></text:p>
      <text:p text:style-name="P561"><text:span text:style-name="T562">— Não me carregue — disse Arthur, entre dentes. — Ainda tenho nome.</text:span></text:p>
      <text:p text:style-name="P563"><text:span text:style-name="T564">— Então use-o e ande — respondeu Alec.</text:span></text:p>
      <text:p text:style-name="P565"><text:span text:style-name="T566">Do lado de fora, o tiroteio mudou de direção. Isso nunca era bom sinal.</text:span></text:p>
      <text:p text:style-name="P567"><text:span text:style-name="T568">Um apito militar soou duas vezes.</text:span></text:p>
      <text:p text:style-name="P569"><text:span text:style-name="T570">Alec congelou por um segundo.</text:span></text:p>
      <text:p text:style-name="P571"><text:span text:style-name="T572">Aquele não era um sinal de retirada. Era reorganização de cerco.</text:span></text:p>
      <text:p text:style-name="P573"><text:span text:style-name="T574">— Thorne não está no trem — disse ele.</text:span></text:p>
      <text:p text:style-name="P575"><text:span text:style-name="T576">Thomas entendeu na hora.</text:span></text:p>
      <text:p text:style-name="P577"><text:span text:style-name="T578">— Ele sabia.</text:span></text:p>
      <text:p text:style-name="P579"><text:span text:style-name="T580">Como resposta, um clarão branco iluminou toda a lateral do vagão. Um holofote móvel se acendeu do alto do barranco, varrendo a chuva e transformando sombras em alvos.</text:span></text:p>
      <text:p text:style-name="P581"><text:span text:style-name="T582">A voz veio logo depois. Amplificada pelo vazio molhado dos trilhos.</text:span></text:p>
      <text:p text:style-name="P583"><text:span text:style-name="T584">— Sargento Ashford! — gritou o Major Alistair Thorne. — Sabia que o senhor não resistiria ao sentimentalismo.</text:span></text:p>
      <text:p text:style-name="P585"><text:span text:style-name="T586">Do alto da elevação, protegido por soldados posicionados em semicírculo, Thorne observava a cena com a calma ofensiva de um homem que se considerava dono de todos os tabuleiros. Usava capa militar longa e luvas de couro claras. Ao lado dele, dois sargentos apontavam rifles diretamente para o vagão aberto.</text:span></text:p>
      <text:p text:style-name="P587"><text:span text:style-name="T588">— Blackwood foi fácil de manipular — continuou Thorne. — Um porco barulhento. O senhor, por outro lado, me decepciona. Eu esperava uma mente mais limpa.</text:span></text:p>
      <text:p text:style-name="P589"><text:span text:style-name="T590">Alec ajudou Arthur a sair do vagão e o manteve de pé entre Thomas e Fuligem.</text:span></text:p>
      <text:p text:style-name="P591"><text:span text:style-name="T592">— E eu esperava um oficial menos previsível — respondeu.</text:span></text:p>
      <text:p text:style-name="P593"><text:span text:style-name="T594">Thorne sorriu.</text:span></text:p>
      <text:p text:style-name="P595"><text:span text:style-name="T596">— O senhor acha que está cercado por acaso? Não, Ashford. Eu precisava que reunisse sua gangue, incendiasse meus pequenos problemas locais e me mostrasse onde estavam escondendo as metralhadoras. Foi gentil demais da sua parte.</text:span></text:p>
      <text:p text:style-name="P597"><text:span text:style-name="T598">Thomas deu um passo à frente, mas Alec o conteve com um toque.</text:span></text:p>
      <text:p text:style-name="P599"><text:span text:style-name="T600">A chuva escorria pela aba do chapéu de Thorne como se o próprio tempo o obedecesse.</text:span></text:p>
      <text:p text:style-name="P601"><text:span text:style-name="T602">— Agora solte Arthur — disse o Major — e eu talvez permita que dois dos seus homens sejam presos vivos.</text:span></text:p>
      <text:p text:style-name="P603"><text:span text:style-name="T604">Arthur riu. Um som baixo, quebrado, quase um pigarro de morte.</text:span></text:p>
      <text:p text:style-name="P605"><text:span text:style-name="T606">— Ele ainda fala como em Ypres — disse Arthur. — Sempre oferecendo misericórdia depois de cavar a cova.</text:span></text:p>
      <text:p text:style-name="P607"><text:span text:style-name="T608">Alec inclinou levemente a cabeça.</text:span></text:p>
      <text:p text:style-name="P609"><text:span text:style-name="T610">— Consegue correr?</text:span></text:p>
      <text:p text:style-name="P611"><text:span text:style-name="T612">Arthur cuspiu sangue na lama.</text:span></text:p>
      <text:p text:style-name="P613"><text:span text:style-name="T614">— Consigo matar. Correr, veremos.</text:span></text:p>
      <text:p text:style-name="P615"><text:span text:style-name="T616">O sorriso mínimo de Alec reapareceu.</text:span></text:p>
      <text:p text:style-name="P617"><text:span text:style-name="T618">Era isso. O ponto exato em que uma operação deixava de ser resgate e virava massacre calculado.</text:span></text:p>
      <text:p text:style-name="P619"><text:span text:style-name="T620">Ele levantou a bengala do Corvo de Prata e a cravou no chão encharcado.</text:span></text:p>
      <text:p text:style-name="P621"><text:span text:style-name="T622">— Tommy.</text:span></text:p>
      <text:p text:style-name="P623"><text:span text:style-name="T624">— Sim, chefe.</text:span></text:p>
      <text:p text:style-name="P625"><text:span text:style-name="T626">— Acenda Manchester.</text:span></text:p>
      <text:p text:style-name="P627"><text:span text:style-name="T628">Thomas puxou do bolso interno uma pequena lanterna de sinalização coberta por pano escuro. Girou a proteção uma única vez.</text:span></text:p>
      <text:p text:style-name="P629"><text:span text:style-name="T630">No alto dos depósitos abandonados ao leste, três metralhadoras Lewis dos<text:s/></text:span><text:span text:style-name="T631">Melted Cross</text:span><text:span text:style-name="T632"><text:s/>responderam ao sinal ao mesmo tempo.</text:span></text:p>
      <text:p text:style-name="P633"><text:span text:style-name="T634">O inferno abriu fogo.</text:span></text:p>
      <text:p text:style-name="P635"><text:span text:style-name="T636">As rajadas cortaram a chuva em linhas sólidas de morte. O barranco onde Thorne estava explodiu em lama, pedra e homens arremessados para trás. Os soldados britânicos mal tiveram tempo de se abaixar. O holofote estourou. A escuridão voltou mais brutal do que antes.</text:span></text:p>
      <text:p text:style-name="P637"><text:span text:style-name="T638">Thorne desapareceu no caos.</text:span></text:p>
      <text:p text:style-name="P639"><text:span text:style-name="T640">Arthur ergueu a cabeça, mesmo sem equilíbrio, olhando para Alec com um brilho quase incrédulo.</text:span></text:p>
      <text:p text:style-name="P641"><text:span text:style-name="T642">— Você trouxe uma guerra inteira.</text:span></text:p>
      <text:p text:style-name="P643"><text:span text:style-name="T644">Alec puxou o castão do Corvo de Prata. A lâmina oculta deslizou para a mão com um clique familiar.</text:span></text:p>
      <text:p text:style-name="P645"><text:span text:style-name="T646">— Não, Arthur — disse ele, enquanto os trilhos ardiam de tiros, vapor e sangue. — Eu só a trouxe de volta para casa.</text:span></text:p>
      <text:p text:style-name="P647"><text:span text:style-name="T648">E então, da fumaça e dos disparos, surgiu uma figura correndo direto para eles com um sobretudo encharcado e um revólver na mão.</text:span></text:p>
      <text:p text:style-name="P649"><text:span text:style-name="T650">Percival.</text:span></text:p>
      <text:p text:style-name="P651"><text:span text:style-name="T652">O lacaio de Blackwood.</text:span></text:p>
      <text:p text:style-name="P653"><text:span text:style-name="T654">E ele não vinha sozinho.</text:span></text:p>
      <text:p text:style-name="Normal"/>
      <text:h text:style-name="P655" text:outline-level="2"><text:span text:style-name="T656">CAPÍTULO 8: Cães de Dois Mestres</text:span></text:h>
      <text:p text:style-name="P657"><text:span text:style-name="T658">A chuva em Manchester parecia ignorar a gravidade, batendo em todas as direções enquanto o fogo cruzado das metralhadoras Lewis despedia a encosta oeste.</text:span></text:p>
      <text:p text:style-name="P659"><text:span text:style-name="T660">Os homens do Major Thorne, cravados na lama sob o poder de fogo dos<text:s/></text:span><text:span text:style-name="T661">Melted Cross</text:span><text:span text:style-name="T662">, atiravam às cegas. Mas no chão, rente aos vagões do trem que sangrava vapor, o perigo tinha um nome, usava colete de seda e carregava um revólver Webley de cano longo.</text:span></text:p>
      <text:p text:style-name="P663"><text:span text:style-name="T664">Percival emergiu da fumaça cinzenta dos tiros com mais seis homens de Blackwood nas costas. Eles não estavam mirando nos soldados do Exército. Estavam mirando diretamente em Alec Ashford e em Arthur.</text:span></text:p>
      <text:p text:style-name="P665"><text:span text:style-name="T666">Silas Blackwood não havia mordido a isca completamente. Ele havia enviado sua tropa para matar os dois problemas: o Exército de Thorne e a ascensão dos<text:s/></text:span><text:span text:style-name="T667">Melted Cross</text:span><text:span text:style-name="T668">.</text:span></text:p>
      <text:p text:style-name="P669"><text:span text:style-name="T670">— Matem o manco do Corvo! — berrou Percival, erguendo o revólver. — O resto a gente queima junto com os vagões!</text:span></text:p>
      <text:p text:style-name="P671"><text:span text:style-name="T672">Thomas não hesitou. Ele empurrou Arthur violentamente para baixo da estrutura de aço do trem e puxou seu próprio revólver do casaco, devolvendo fogo. O estrondo ensurdecedor da pólvora à queima-roupa fez os ouvidos zumbirem. Um dos capangas de Percival caiu para trás com o peito perfurado.</text:span></text:p>
      <text:p text:style-name="P673"><text:span text:style-name="T674">Alec, porém, não sacou uma arma de fogo.</text:span></text:p>
      <text:p text:style-name="P675"><text:span text:style-name="T676">Ele sabia que revólveres precisavam de espaço, luz e tempo de recarga. Em um combate corpo a corpo na lama ensaboada de óleo e sangue, a distância era uma ilusão. Ele avançou, não para longe do fogo, mas para dentro dele.</text:span></text:p>
      <text:p text:style-name="P677"><text:span text:style-name="T678">Percival atirou duas vezes. A primeira bala lascou a parede de madeira do vagão; a segunda perfurou o tecido do sobretudo de Alec, raspando sua costela esquerda com um calor ardente. Mas não o parou.</text:span></text:p>
      <text:p text:style-name="P679"><text:span text:style-name="T680">Antes que Percival pudesse apertar o gatilho pela terceira vez, Alec já havia atravessado o espaço entre eles como um fantasma. Com a mão esquerda, Alec desviou o tambor do revólver de Percival para cima. O disparo explodiu no ar inútil. Com a mão direita, ele cravou a lâmina oculta do Corvo de Prata diretamente sob a mandíbula do lacaio de Blackwood.</text:span></text:p>
      <text:p text:style-name="P681"><text:span text:style-name="T682">O movimento foi limpo, brutal e silencioso.</text:span></text:p>
      <text:p text:style-name="P683"><text:span text:style-name="T684">Percival engasgou, os olhos arregalados, a arrogância aristocrática dando lugar ao terror primitivo de quem sente o próprio sangue invadir os pulmões. Alec torceu a lâmina e a puxou de volta em um único golpe contínuo, deixando o corpo afundar na lama negra dos trilhos.</text:span></text:p>
      <text:p text:style-name="P685"><text:span text:style-name="T686">O choque desestabilizou os outros capangas de Blackwood. Aquilo não era uma briga de bar; eles estavam lutando contra homens que desmembravam alemães no escuro por esporte.</text:span></text:p>
      <text:p text:style-name="P687"><text:span text:style-name="T688">Fuligem aproveitou o pavor momentâneo. O gigante pegou sua marreta curta e a cravou no joelho de um homem que tentava recuar, esmagando a articulação como se fosse vidro, e em seguida usou as luvas de couro para quebrar o maxilar de outro. Thomas atirou mais uma vez, abrindo espaço.</text:span></text:p>
      <text:p text:style-name="P689"><text:span text:style-name="T690">— Eles estão recuando! — gritou Thomas, ofegante, limpando a água do rosto. Os capangas sobreviventes de Blackwood fugiam em direção ao rio, abandonando Percival.</text:span></text:p>
      <text:p text:style-name="P691"><text:span text:style-name="T692">Mas Alec não comemorou. Seu olhar subiu para o barranco onde o Exército Britânico estava suprimido. As metralhadoras Lewis, operadas por seus homens do alto dos depósitos, de repente pararam de atirar.</text:span></text:p>
      <text:p text:style-name="P693"><text:span text:style-name="T694">O silêncio que se seguiu foi pior que a fumaça.</text:span></text:p>
      <text:p text:style-name="P695"><text:span text:style-name="T696">— Chefe... — Fuligem murmurou, olhando para a escuridão do barranco. — As armas calaram.</text:span></text:p>
      <text:p text:style-name="P697"><text:span text:style-name="T698">Dois minutos de fogo supressivo. Essa era a regra. Os atiradores dos<text:s/></text:span><text:span text:style-name="T699">Melted Cross</text:span><text:span text:style-name="T700"><text:s/>deveriam manter as Lewis atirando por quatro minutos até o resgate ser extraído.</text:span></text:p>
      <text:p text:style-name="P701"><text:span text:style-name="T702">— Thorne tinha atiradores de elite nas pontes — Alec deduziu, a voz dura como a lâmina que acabara de limpar em seu lenço. — Eles flanquearam nossos ninhos de metralhadora. O Major não veio só prender; ele veio exterminar.</text:span></text:p>
      <text:p text:style-name="P703"><text:span text:style-name="T704">Um novo som cortou a noite chuvosa. Não eram mais os fuzis Lee-Enfield padrão. Era o barulho rítmico, oco e pesado de um morteiro portátil sendo montado no barranco.</text:span></text:p>
      <text:p text:style-name="P705"><text:span text:style-name="T706">O Exército não ia tentar invadir os trilhos para pegar Arthur vivo. Thorne preferia explodir o trem inteiro e dizer a Londres que os irlandeses haviam sabotado a carga.</text:span></text:p>
      <text:p text:style-name="P707"><text:span text:style-name="T708">— Corram! — ordenou Alec. — Para a passagem de manutenção sul. Agora!</text:span></text:p>
      <text:p text:style-name="P709"><text:span text:style-name="T710">Thomas içou Arthur pelos ombros com a ajuda de Fuligem. Os quatro homens começaram a correr, chapinhando na lama profunda em direção ao túnel escuro que cortava por baixo do viaduto de Cheetham.</text:span></text:p>
      <text:p text:style-name="P711"><text:span text:style-name="T712">Meio segundo antes de entrarem na boca do túnel de pedra, um assobio agudo desceu do céu encoberto de Manchester.</text:span></text:p>
      <text:p text:style-name="P713"><text:span text:style-name="T714">O primeiro morteiro atingiu exatamente o vagão blindado onde Arthur estivera preso.</text:span></text:p>
      <text:p text:style-name="P715"><text:span text:style-name="T716">A explosão os arremessou para a frente. A onda de calor nas costas foi colossal, acompanhada pelo barulho de ferro se contorcendo e sendo estilhaçado. Alec rolou no concreto áspero do túnel, batendo o ombro direito com força. Estilhaços quentes voaram pela entrada, cravando-se nas paredes úmidas.</text:span></text:p>
      <text:p text:style-name="P717"><text:span text:style-name="T718">Lentamente, o zumbido nos ouvidos foi substituído pelo som gotejante da água dentro do túnel escuro. A poeira de tijolo e a fumaça de cordite enchiam o ar.</text:span></text:p>
      <text:p text:style-name="P719"><text:span text:style-name="T720">Alec se ergueu sobre um joelho, tossindo fuligem, apoiando-se na bengala que nunca havia soltado.</text:span></text:p>
      <text:p text:style-name="P721"><text:span text:style-name="T722">— Thomas? — chamou, a voz áspera.</text:span></text:p>
      <text:p text:style-name="P723"><text:span text:style-name="T724">— Vivo — respondeu Thomas da escuridão, engasgando. O isqueiro de Fuligem acendeu logo depois, iluminando as feições sujas dos homens.</text:span></text:p>
      <text:p text:style-name="P725"><text:span text:style-name="T726">Arthur estava encostado na parede fria de pedra, segurando o flanco esquerdo. Ele olhou para a entrada do túnel, onde as chamas lambiam os escombros do trem destruído.</text:span></text:p>
      <text:p text:style-name="P727"><text:span text:style-name="T728">— O Exército bombardeou os próprios vagões — murmurou Arthur, quase rindo, apesar da dor. — Thorne realmente aprendeu a ser um animal na guerra.</text:span></text:p>
      <text:p text:style-name="P729"><text:span text:style-name="T730">Alec caminhou até a entrada do túnel e observou as ruínas flamejantes. Ele podia ouvir os apitos militares e os gritos distantes dos oficiais britânicos descendo o barranco para procurar os corpos no meio do fogo.</text:span></text:p>
      <text:p text:style-name="P731"><text:span text:style-name="T732">Eles achariam os corpos de Percival e dos irlandeses. Achariam que os<text:s/></text:span><text:span text:style-name="T733">Melted Cross</text:span><text:span text:style-name="T734"><text:s/>haviam queimado no inferno do morteiro. Para a cidade inteira, a partir daquela noite, Alec Ashford seria oficialmente um homem morto.</text:span></text:p>
      <text:p text:style-name="P735"><text:span text:style-name="T736">E não há ninguém mais perigoso do que um homem que não existe mais.</text:span></text:p>
      <text:p text:style-name="P737"><text:span text:style-name="T738">Alec virou-se para seus homens nas sombras.</text:span><text:line-break/><text:span text:style-name="T739">— Silas tentou nos vender. Thorne tentou nos explodir. Eles acreditam que o jogo acabou aqui. — A luz fraca do isqueiro refletia nos olhos negros do líder. — Arthur... bem-vindo de volta a Manchester.</text:span></text:p>
      <text:p text:style-name="P740"><text:span text:style-name="T741">O velho sorriu com os dentes sangrentos.</text:span><text:line-break/><text:span text:style-name="T742">— O que fazemos agora, Alec?</text:span></text:p>
      <text:p text:style-name="P743"><text:span text:style-name="T744">— Agora — respondeu ele, ajustando a lapela rasgada do seu casaco chamuscado —, nós nos tornamos o fantasma que eles criaram. Vamos voltar aos moinhos, contar nossos mortos e planejar como queimar o castelo de Blackwood e a farda de Thorne no mesmo fogo.</text:span></text:p>
      <text:p text:style-name="Normal"/>
      <text:h text:style-name="P745" text:outline-level="2"><text:span text:style-name="T746">CAPÍTULO 9: Brindando aos Fantasmas</text:span></text:h>
      <text:p text:style-name="P747"><text:span text:style-name="T748">A manhã seguinte nasceu sem sol. Uma névoa espessa e ocre desceu sobre Manchester, cheirando a enxofre e carvão molhado. Nos jornais de um penny distribuídos nas esquinas, a manchete em letras garrafais berrava:<text:s/></text:span><text:span text:style-name="T749">TERROR NOS TRILHOS: EXÉRCITO NEUTRALIZA CÉLULA REBELDE E GANGUE LOCAL.</text:span></text:p>
      <text:p text:style-name="P750"><text:span text:style-name="T751">Na Mansão Blackwood, o clima era de luto furioso, mas não por Alec Ashford.</text:span></text:p>
      <text:p text:style-name="P752"><text:span text:style-name="T753">Silas Blackwood estava de pé diante da enorme janela da biblioteca, segurando um copo de uísque. No chão, coberto por um lençol de linho branco, estava o corpo de Percival, devolvido à mansão de madrugada por dois policiais da folha de pagamento de Silas.</text:span></text:p>
      <text:p text:style-name="P754"><text:span text:style-name="T755">A porta da biblioteca abriu-se com um rangido pesado. O Major Alistair Thorne entrou. Diferente do caos da noite anterior, o oficial do exército vestia uma farda escarlate impecável, adornada com as medalhas que ele nunca havia sangrado para conseguir.</text:span></text:p>
      <text:p text:style-name="P756"><text:span text:style-name="T757">— O seu lacaio morreu como um amador, Blackwood — disse Thorne, parando a uma distância segura do corpo coberto. — Fui informado de que a garganta dele foi aberta com uma única lâmina. Típico do Sargento Ashford.</text:span></text:p>
      <text:p text:style-name="P758"><text:span text:style-name="T759">Silas virou-se devagar. Os olhos injetados de álcool e raiva.</text:span><text:line-break/><text:span text:style-name="T760">— Você explodiu um trem do Governo de Sua Majestade, Thorne. No meio da minha cidade. E ainda teve a audácia de mandar a polícia local me trazer o corpo do meu melhor homem como se fosse lixo.</text:span></text:p>
      <text:p text:style-name="P761"><text:span text:style-name="T762">— Seu homem era lixo. Ele estava lá para roubar o meu prisioneiro ou para assassinar a gangue que eu mesmo mandei investigar as docas? Não importa. A equação foi resolvida — Thorne caminhou até a lareira e estendeu as mãos para o fogo, como se estivesse com frio. — Os<text:s/></text:span><text:span text:style-name="T763">Melted Cross</text:span><text:span text:style-name="T764"><text:s/>foram vaporizados pelo meu esquadrão de morteiros. O velho Arthur, Alec Ashford e aquele bando de cães de rua de Flandres não passam de cinzas espalhadas pelo pátio de trens.</text:span></text:p>
      <text:p text:style-name="P765"><text:span text:style-name="T766">Silas serviu-se de mais uísque, a mão tremendo de leve. A notícia da morte de Alec lhe tirava um peso enorme dos ombros, mas a arrogância do Exército ali na sua sala era um preço alto a pagar.</text:span><text:line-break/><text:span text:style-name="T767">— Ashford está morto. Excelente. Mas as metralhadoras Lewis, Major? Ouvi dizer que seus homens não encontraram as armas nos galpões, muito menos as dinamites que você gentilmente providenciou para os irlandeses explodirem.</text:span></text:p>
      <text:p text:style-name="P768"><text:span text:style-name="T769">Thorne parou. Por uma fração de segundo, a máscara de aristocracia cedeu a uma irritação contida.</text:span><text:line-break/><text:span text:style-name="T770">— Foram roubadas horas antes. Provavelmente pelo próprio Ashford, que as escondeu em algum buraco que nunca será encontrado. Mas isso é um problema burocrático. A verdade é que a gangue que ameaçava o seu porto foi exterminada por mim. O que nos traz ao verdadeiro motivo desta visita.</text:span></text:p>
      <text:p text:style-name="P771"><text:span text:style-name="T772">O Major virou-se, encarando o Rei das Apostas de Manchester.</text:span><text:line-break/><text:span text:style-name="T773">— O porto passará a ter fiscalização militar. Vinte e quatro horas por dia. O algodão entra livre, mas qualquer caixa de bebida, ópio ou fumo ilegal passará pelo meu crivo. E o Exército ficará com sessenta por cento do lucro.</text:span></text:p>
      <text:p text:style-name="P774"><text:span text:style-name="T775">Silas Blackwood esmagou o copo de cristal na mão. O vidro quebrou, cortando-lhe a palma e misturando uísque com sangue no tapete persa.</text:span><text:line-break/><text:span text:style-name="T776">— Sessenta por cento? Você está louco. Eu sou a economia desta maldita cidade!</text:span></text:p>
      <text:p text:style-name="P777"><text:span text:style-name="T778">— Você é um contrabandista gordo vestido de lorde — Thorne respondeu, a voz perigosamente fria, dando um passo à frente. — Ashford pelo menos sabia que era um monstro. Você acha que é civilizado. Se você não aceitar o meu número, eu trarei a Lei Marcial para Manchester amanhã. Queimarei suas docas, prenderei seus policiais corruptos e o enforcarei por traição no mesmo viaduto que explodi ontem à noite.</text:span></text:p>
      <text:p text:style-name="P779"><text:span text:style-name="T780">Silas olhou para sua mão ensanguentada. Ele não tinha exército para lutar contra o Império Britânico. E o homem que poderia ter matado o Major no escuro (Alec Ashford) estava, até onde ambos sabiam, morto.</text:span><text:line-break/><text:span text:style-name="T781">— Você venceu, Major. Sessenta por cento.</text:span></text:p>
      <text:p text:style-name="P782"><text:span text:style-name="T783">— Foi um prazer fazer negócios com você, Silas.</text:span></text:p>
      <text:p text:style-name="P784"><text:span text:style-name="T785">Thorne ajeitou as luvas de couro e marchou para a saída. Antes de fechar a porta, ele olhou para trás, para o corpo de Percival.</text:span><text:line-break/><text:span text:style-name="T786">— Mande limpar esse tapete. Cheira a fracasso.</text:span></text:p>
      <text:p text:style-name="P787"><text:span text:style-name="T788">A porta bateu. Silas Blackwood ficou sozinho com o cadáver de seu lacaio e com o ódio fervendo nos ossos.</text:span></text:p>
      <text:p text:style-name="P789"><text:span text:style-name="T790">O que nenhum dos dois homens mais poderosos de Manchester imaginava era que, cinquenta metros abaixo do asfalto das ruas centrais, nos velhos túneis de esgoto vitorianos usados pelos contrabandistas da Grande Fome, um império de fantasmas estava se armando.</text:span></text:p>
      <text:p text:style-name="P791"><text:span text:style-name="T792">Onde a luz do sol não chegava, quinze metralhadoras Lewis estavam sendo polidas, dezenas de bananas de dinamite eram empilhadas cuidadosamente contra paredes de pedra úmida, e o som do bronze de velhas medalhas sendo forjado em anéis ecoava como o tambor de uma guerra silenciosa.</text:span></text:p>
      <text:p text:style-name="P793"><text:span text:style-name="T794">Alec Ashford, sentado em uma caixa de madeira no escuro, terminou de limpar a lâmina do Corvo de Prata. Ele olhou para cima, em direção ao teto de pedra que o separava da cidade que o julgava morto.</text:span></text:p>
      <text:p text:style-name="P795"><text:span text:style-name="T796">— Eles acham que o tabuleiro está limpo, Thomas — sussurrou Alec, a voz afiada ecoando no túnel.</text:span></text:p>
      <text:p text:style-name="P797"><text:span text:style-name="T798">Thomas, o rosto coberto de ataduras, sorriu na penumbra.</text:span><text:line-break/><text:span text:style-name="T799">— E o que nós faremos agora, chefe?</text:span></text:p>
      <text:p text:style-name="P800"><text:span text:style-name="T801">Alec levantou-se, encostando a ponta da bengala no chão de pedra fria.</text:span><text:line-break/><text:span text:style-name="T802">— Nós vamos virá-lo de cabeça para baixo.</text:span></text:p>
      <text:p text:style-name="Normal"/>
      <text:h text:style-name="P803" text:outline-level="2"><text:span text:style-name="T804">CAPÍTULO 10: O Império de Lama e Pedra</text:span></text:h>
      <text:p text:style-name="P805"><text:span text:style-name="T806">As entranhas de Manchester não cheiravam a algodão ou fumaça de trem; cheiravam a terra antiga, umidade e segredos que a cidade havia esquecido há um século.</text:span></text:p>
      <text:p text:style-name="P807"><text:span text:style-name="T808">A quarenta pés abaixo das ruas de paralelepípedos, a rede de túneis vitorianos outrora usada para escoar águas pluviais agora servia como o coração pulsante dos<text:s/></text:span><text:span text:style-name="T809">Melted Cross</text:span><text:span text:style-name="T810">. O teto de tijolos curvos pingava constantemente, mas o espaço principal — um antigo reservatório de contenção largo o suficiente para abrigar cinquenta homens — estava seco o bastante para manter as armas seguras.</text:span></text:p>
      <text:p text:style-name="P811"><text:span text:style-name="T812">Lampiões a querosene pendurados nas paredes de pedra lançavam uma luz doentia sobre a cena. Homens com os rostos e braços enfaixados descansavam sobre catres improvisados. A umidade agia como um anestésico natural para as queimaduras.</text:span></text:p>
      <text:p text:style-name="P813"><text:span text:style-name="T814">Alec Ashford caminhava lentamente entre eles. Ele havia descartado o paletó de terno rasgado; vestia apenas a camisa branca de mangas dobradas e o colete escuro. Seu ombro direito latejava a cada passo devido à explosão do morteiro, mas ele não deixava a dor transparecer no rosto. Para aqueles homens, ele não era feito de carne e osso.</text:span></text:p>
      <text:p text:style-name="P815"><text:span text:style-name="T816">Em um canto do reservatório, Fuligem havia montado uma nova forja improvisada usando tijolos refratários e carvão roubado. O som do martelo batendo no bronze era o único ritmo que não parava.</text:span></text:p>
      <text:p text:style-name="P817"><text:span text:style-name="T818">Alec parou perto do fogo e observou o velho Arthur, que estava sentado em uma caixa de munição, deixando Thomas enfaixar os ferimentos de seus pulsos.</text:span></text:p>
      <text:p text:style-name="P819"><text:span text:style-name="T820">— Eles bateram com força, velho — Thomas murmurou, apertando o linho limpo sobre o osso quebrado.</text:span></text:p>
      <text:p text:style-name="P821"><text:span text:style-name="T822">Arthur não soltou um gemido. Ele olhou para os próprios pulsos mutilados e depois para o anel de medalha no dedo de Thomas.</text:span><text:line-break/><text:span text:style-name="T823">— Em Flandres, eu vi ratos comerem os olhos de rapazes que choravam por menos, Tommy. A dor de uma cela britânica é só burocracia.</text:span></text:p>
      <text:p text:style-name="P824"><text:span text:style-name="T825">Alec aproximou-se, apoiando ambas as mãos no castão do Corvo de Prata.</text:span><text:line-break/><text:span text:style-name="T826">— Você nos custou três caminhões de contrabando e um moinho perfeitamente bom, Arthur. Espero que as informações que você guardou na prisão do Major Thorne valham o preço do seu resgate.</text:span></text:p>
      <text:p text:style-name="P827"><text:span text:style-name="T828">Arthur deu um sorriso torto, os lábios rachados sangrando levemente.</text:span><text:line-break/><text:span text:style-name="T829">— O Exército fala muito quando acha que o prisioneiro está muito espancado para entender o idioma, Alec. Eu fiquei em uma cela adjacente à sala de telégrafos de Cheetham Hill por uma semana. Ouvi os sargentos reclamando. Thorne não tem o apoio de Londres para a Lei Marcial que ele tanto ameaça.</text:span></text:p>
      <text:p text:style-name="P830"><text:span text:style-name="T831">Alec estreitou os olhos. Aquilo mudava a geometria de todo o conflito.</text:span><text:line-break/><text:span text:style-name="T832">— Explique.</text:span></text:p>
      <text:p text:style-name="P833"><text:span text:style-name="T834">— Winston Churchill não quer o Exército massacrando civis em cidades industriais. Dá má publicidade aos jornais comunistas. O Major Thorne veio a Manchester por conta própria, usando um pequeno esquadrão leal a ele. Ele precisa de uma crise imensa, algo que ameace a segurança nacional, para forçar Londres a lhe dar o controle total das docas. Se não conseguir isso rápido, os superiores dele vão mandá-lo de volta para as mesas de escritório em Whitehall.</text:span></text:p>
      <text:p text:style-name="P835"><text:span text:style-name="T836">Thomas parou de enfaixar o braço de Arthur.</text:span><text:line-break/><text:span text:style-name="T837">— Então, se a cidade ficar calma... Thorne perde o poder. Ele precisa que a gangue de Blackwood ou os irlandeses façam uma bagunça grande.</text:span></text:p>
      <text:p text:style-name="P838"><text:span text:style-name="T839">— Nós fomos a bagunça que ele criou, Tommy — Alec concluiu, a voz baixa, sombria, enquanto a luz da forja de Fuligem refletia em seus olhos. — Ele nos usou para roubar as Lewis. E ele próprio armou a dinamite nos caixotes ferroviários para que explodissem no Forte, matando prisioneiros irlandeses. Se aquilo tivesse acontecido, haveria uma guerra civil em Manchester hoje de manhã, e Thorne teria sua desculpa de ouro para instaurar a Lei Marcial.</text:span></text:p>
      <text:p text:style-name="P840"><text:span text:style-name="T841">Alec virou-se para a parede onde as quinze metralhadoras Lewis descansavam limpas e montadas, ao lado de dezenas de caixotes pequenos. Dinamite industrial suficiente para abrir um buraco no chão até o inferno.</text:span></text:p>
      <text:p text:style-name="P842"><text:span text:style-name="T843">— Nós não apenas fugimos da morte, cavalheiros — disse Alec, a voz se projetando pelo túnel de pedra para que todos os seus soldados ouvissem. — Nós roubamos o estopim da guerra do Exército Britânico.</text:span></text:p>
      <text:p text:style-name="P844"><text:span text:style-name="T845">Os murmúrios dos feridos cessaram. Todos os olhos, marcados por noites sem dormir, viraram-se para o líder.</text:span></text:p>
      <text:p text:style-name="P846"><text:span text:style-name="T847">— Eles acham que somos cinzas nos trilhos — Alec ergueu a bengala, apontando para o teto de pedra que os separava da cidade lá em cima. — Deixem que acreditem nisso. A partir de hoje, ninguém veste boinas à luz do dia. Ninguém frequenta os pubs de Ancoats. Ninguém cobra apostas nas docas sob o nome da nossa gangue. O sargento Ashford e os<text:s/></text:span><text:span text:style-name="T848">Melted Cross</text:span><text:span text:style-name="T849"><text:s/>descansam em paz.</text:span></text:p>
      <text:p text:style-name="P850"><text:span text:style-name="T851">Fuligem parou de bater o martelo. Apenas o crepitar do fogo quebrava o silêncio.</text:span></text:p>
      <text:p text:style-name="P852"><text:span text:style-name="T853">— Nós voltaremos às docas não como uma gangue, mas como a pior assombração que Silas Blackwood e o Major Thorne já viram — prometeu Alec, a frieza de sua voz prometendo sangue. — Faremos os navios de Blackwood afundarem ancorados. Faremos as patrulhas noturnas do Exército desaparecerem nos canais. Nós os faremos implorar por uma guerra aberta que nós não lhes daremos.</text:span></text:p>
      <text:p text:style-name="P854"><text:span text:style-name="T855">Arthur levantou-se com dificuldade, apoiando-se na parede úmida, os olhos velhos brilhando com uma juventude violenta.</text:span><text:line-break/><text:span text:style-name="T856">— Bem-vindos à trincheira definitiva, garotos.</text:span></text:p>
      <text:p text:style-name="P857"><text:span text:style-name="T858">Alec olhou para a lâmina oculta em seu braço. A guerra de campo aberto havia terminado; a guerrilha do submundo estava apenas começando.</text:span></text:p>
      <text:p text:style-name="Normal"/>
      <text:p text:style-name="Normal"/>
      <text:h text:style-name="P859" text:outline-level="2"><text:span text:style-name="T860">CAPÍTULO 11: Sombras no Porto</text:span></text:h>
      <text:p text:style-name="P861"><text:span text:style-name="T862">O porto de Salford era o coração sujo de Manchester. Uma confusão de guindastes enferrujados, pilhas de caixas de algodão encharcado e navios mercantes que cheiravam a óleo, peixe podre e promessas quebradas. À meia-noite, sob a garoa constante, o lugar parecia um labirinto de ferro e escuridão onde até os ratos se moviam em silêncio.</text:span></text:p>
      <text:p text:style-name="P863"><text:span text:style-name="T864">Silas Blackwood havia dobrado a segurança após a explosão dos trilhos. Vinte homens patrulhavam os cais com lanternas a óleo e cassetetes pesados. Dois homens armados de revólver vigiavam o armazém principal onde o carregamento de uísque escocês contrabandeado aguardava os caminhões para distribuição.</text:span></text:p>
      <text:p text:style-name="P865"><text:span text:style-name="T866">Nenhum deles viu as sombras que se moviam como fumaça.</text:span></text:p>
      <text:p text:style-name="P867"><text:span text:style-name="T868">Alec Ashford deslizou de um guindaste para uma pilha de barris de petróleo, a bengala do Corvo de Prata amarrada às costas para não fazer barulho. Seu rosto estava coberto de graxa preta, os olhos brancos brilhando como os de um predador na noite.</text:span></text:p>
      <text:p text:style-name="P869"><text:span text:style-name="T870">Ele não precisava de sinal. Os<text:s/></text:span><text:span text:style-name="T871">Melted Cross</text:span><text:span text:style-name="T872"><text:s/>operavam agora por instinto de trincheira.</text:span></text:p>
      <text:p text:style-name="P873"><text:span text:style-name="T874">No armazém principal, Fuligem Vance estava agachado atrás de uma pilha de sacos de farinha. Ele esperava. Quando o guarda de revólver passou pela janela, Fuligem emergiu das sombras como uma avalanche silenciosa. Uma mão enorme tapou a boca do homem, a outra torceu o pescoço com um estalo seco. O corpo caiu mole como um saco de grãos.</text:span></text:p>
      <text:p text:style-name="P875"><text:span text:style-name="T876">Do outro lado do cais, Thomas e três soldados se aproximaram dos patrulheiros com lanternas. Eles não correram. Caminharam como fantasmas, os anéis de medalhas brilhando fracamente nos punhos cerrados. O primeiro guarda caiu com a garganta aberta por uma navalha escondida. O segundo mal teve tempo de gritar antes que o anel de bronze de Thomas esmagasse sua mandíbula contra o corrimão de ferro. Os outros dois foram derrubados em sequência, suas lanternas rolando na água negra do canal com baques surdos.</text:span></text:p>
      <text:p text:style-name="P877"><text:span text:style-name="T878">Alec alcançou o armazém principal. Fuligem já havia aberto a porta lateral. Dentro, as caixas de uísque aguardavam. Alec caminhou até a primeira pilha e tirou de um bolso interno um frasco pequeno de vidro contendo líquido viscoso e transparente. Ele quebrou o selo de cera e despejou o conteúdo sobre as madeiras das caixas. O cheiro forte de querosene de aviação se espalhou no ar parado.</text:span></text:p>
      <text:p text:style-name="P879"><text:span text:style-name="T880">— Quanto? — perguntou Fuligem, segurando um maço de estopim.</text:span></text:p>
      <text:p text:style-name="P881"><text:span text:style-name="T882">— O suficiente para que Silas Blackwood sinta o cheiro do inferno a quilômetros — respondeu Alec. — Três minutos de estopim. Vamos embora.</text:span></text:p>
      <text:p text:style-name="P883"><text:span text:style-name="T884">Mas enquanto Fuligem acendia o pavio, um som de motor cortou a noite. Faróis de um caminhão pesado varreram o cais, iluminando o armazém principal.</text:span></text:p>
      <text:p text:style-name="P885"><text:span text:style-name="T886">Era tarde demais para correr.</text:span></text:p>
      <text:p text:style-name="P887"><text:span text:style-name="T888">O caminhão parou a vinte metros. Quatro homens desceram, todos carregando revólveres e lanternas elétricas. Eles eram reforços de Blackwood, atraídos pelo silêncio suspeito dos patrulheiros que não responderam aos chamados por rádio.</text:span></text:p>
      <text:p text:style-name="P889"><text:span text:style-name="T890">— Fiquem atrás das caixas! — ordenou Alec.</text:span></text:p>
      <text:p text:style-name="P891"><text:span text:style-name="T892">Os quatro capangas avançaram cautelosamente, as lanternas varrendo a escuridão.</text:span></text:p>
      <text:p text:style-name="P893"><text:span text:style-name="T894">— Onde estão os rapazes? — murmurou um deles.</text:span></text:p>
      <text:p text:style-name="P895"><text:span text:style-name="T896">Antes que outro pudesse responder, a primeira lâmpada se apagou. Um<text:s/></text:span><text:span text:style-name="T897">pop</text:span><text:span text:style-name="T898"><text:s/>abafado, seguido por um grito gorgolejante. A lâmina de Fuligem havia cortado a garganta do homem da retaguarda.</text:span></text:p>
      <text:p text:style-name="P899"><text:span text:style-name="T900">O caos começou.</text:span></text:p>
      <text:p text:style-name="P901"><text:span text:style-name="T902">Os três capangas viraram-se para trás, atirando às cegas na direção do som. As balas ricochetearam nas vigas de ferro e nas caixas de madeira, espalhando estilhaços. Alec esperou. Quando o segundo homem recarregava seu revólver às apalpadelas, Alec emergiu das sombras como um espectro. Um golpe com o castão pesado do Corvo de Prata no lado da cabeça derrubou o homem inconsciente. Alec pegou o revólver caído e atirou uma única vez no joelho do terceiro capanga, que caiu gritando no chão de concreto.</text:span></text:p>
      <text:p text:style-name="P903"><text:span text:style-name="T904">O último homem virou-se para correr, mas Thomas estava lá. O anel de medalha brilhou uma única vez no ar antes de esmagar a nuca do fugitivo.</text:span></text:p>
      <text:p text:style-name="P905"><text:span text:style-name="T906">O silêncio voltou ao armazém.</text:span></text:p>
      <text:p text:style-name="P907"><text:span text:style-name="T908">Alec caminhou até o homem com o joelho destruído, que gemia no chão, tentando rastejar para a porta. Alec pisou no pulso que segurava o revólver caído e se abaixou, os olhos frios cravados nos do ferido.</text:span></text:p>
      <text:p text:style-name="P909"><text:span text:style-name="T910">— Você é um dos homens de Blackwood — disse Alec. — Ele te manda para a morte com um revólver e uma promessa de pagamento.</text:span></text:p>
      <text:p text:style-name="P911"><text:span text:style-name="T912">O homem cuspiu sangue.</text:span><text:line-break/><text:span text:style-name="T913">— Silas vai te matar... ele vai queimar todos os seus ratos de guerra...</text:span></text:p>
      <text:p text:style-name="P914"><text:span text:style-name="T915">Alec pegou o estopim queimando devagar e o aproximou do rosto do capanga.</text:span><text:line-break/><text:span text:style-name="T916">— Diga isso a ele pessoalmente.</text:span></text:p>
      <text:p text:style-name="P917"><text:span text:style-name="T918">Ele largou o estopim no chão, a três metros da poça de querosene que já lambia as caixas de uísque. O homem tentou rastejar, mas não foi rápido o suficiente.</text:span></text:p>
      <text:p text:style-name="P919"><text:span text:style-name="T920">Alec, Thomas e Fuligem saíram do armazém em silêncio.</text:span></text:p>
      <text:p text:style-name="P921"><text:span text:style-name="T922">Trinta segundos depois, uma bola de fogo laranja engoliu o armazém principal das docas de Salford. O clarão iluminou toda a costa do rio Irwell. Vidros explodiram a quarteirões de distância. Homens gritaram. Sirenes uivaram.</text:span></text:p>
      <text:p text:style-name="P923"><text:span text:style-name="T924">Do alto de um guindaste, a duzentos metros de distância, Alec Ashford observava o incêndio que ele havia plantado. Silas Blackwood acabara de perder o maior carregamento de uísque da sua carreira. E o Major Thorne acabara de ver o porto de Manchester entrar em pânico logo após a explosão dos trilhos.</text:span></text:p>
      <text:p text:style-name="P925"><text:span text:style-name="T926">A cidade achava que os<text:s/></text:span><text:span text:style-name="T927">Melted Cross</text:span><text:span text:style-name="T928"><text:s/>estavam mortos.</text:span></text:p>
      <text:p text:style-name="P929"><text:span text:style-name="T930">Mas os mortos estavam apenas começando a trabalhar.</text:span></text:p>
      <text:p text:style-name="Normal"/>
      <text:p text:style-name="Normal"/>
      <text:h text:style-name="P931" text:outline-level="2"><text:span text:style-name="T932">Capítulo 12</text:span></text:h>
      <text:p text:style-name="P933"><text:span text:style-name="T934">A chuva caía fina sobre Manchester, quase sem ruído, como se a cidade tivesse aprendido a sangrar em silêncio.</text:span></text:p>
      <text:p text:style-name="P935"><text:span text:style-name="T936">Do lado de fora do velho depósito de Ancoats, a água descia pelas paredes de tijolo enegrecido e escorria pelos sulcos da calçada, misturando carvão, lama e cinza. Um lampião preso à entrada tremia com o vento, lançando uma luz doente sobre as tábuas úmidas e sobre os dois homens armados que guardavam a porta sem trocar palavra.</text:span></text:p>
      <text:p text:style-name="P937"><text:span text:style-name="T938">Lá dentro, o ar era mais pesado.</text:span></text:p>
      <text:p text:style-name="P939"><text:span text:style-name="T940">Cheirava a madeira molhada, querosene, ferrugem e tecido encharcado. Em uma mesa longa, sob um mapa aberto da cidade, estavam Alec Ashford e os homens que ainda podiam ser chamados de seu círculo mais próximo. Não porque confiassem uns nos outros por completo, mas porque haviam atravessado fogo demais para recuar agora.</text:span></text:p>
      <text:p text:style-name="P941"><text:span text:style-name="T942">Ninguém estava à vontade.</text:span></text:p>
      <text:p text:style-name="P943"><text:span text:style-name="T944">O ataque da noite anterior deixara mais do que sangue no chão. Deixara cálculo. Deixara dúvida. Deixara a sensação incômoda de que alguém, em algum ponto da engrenagem, sabia demais.</text:span></text:p>
      <text:p text:style-name="P945"><text:span text:style-name="T946">Alec permanecia de pé, com as mãos apoiadas na borda da mesa, os olhos baixos sobre o mapa, como se estivesse ouvindo não os homens ao redor, mas a própria cidade respirando sob o papel.</text:span></text:p>
      <text:p text:style-name="P947"><text:span text:style-name="T948">— Eles sabiam a rota — disse Rowan, rompendo o silêncio. — Não foi sorte.</text:span></text:p>
      <text:p text:style-name="P949"><text:span text:style-name="T950">Sua voz veio seca, carregada de cansaço e irritação. Tinha o lado esquerdo do rosto ainda marcado por um corte mal fechado, e o casaco escuro estava manchado de lama até os joelhos.</text:span></text:p>
      <text:p text:style-name="P951"><text:span text:style-name="T952">— Sabiam o horário, a saída e quantos homens levaríamos — continuou. — Isso não veio de rua. Veio de dentro.</text:span></text:p>
      <text:p text:style-name="P953"><text:span text:style-name="T954">Ninguém respondeu de imediato.</text:span></text:p>
      <text:p text:style-name="P955"><text:span text:style-name="T956">Finn, sentado mais ao fundo, girava um copo vazio entre os dedos, sem beber. Tinha o hábito irritante de parecer relaxado quando estava prestes a dizer algo perigoso.</text:span></text:p>
      <text:p text:style-name="P957"><text:span text:style-name="T958">— Ou veio de alguém que anda ouvindo muito bem — murmurou. — Porto, pub, armazém, estação. Não falta ouvido em Manchester.</text:span></text:p>
      <text:p text:style-name="P959"><text:span text:style-name="T960">— Não com esse detalhe — retrucou Rowan.</text:span></text:p>
      <text:p text:style-name="P961"><text:span text:style-name="T962">Alec ergueu os olhos devagar.</text:span></text:p>
      <text:p text:style-name="P963"><text:span text:style-name="T964">Foi o bastante para o resto da sala se calar.</text:span></text:p>
      <text:p text:style-name="P965"><text:span text:style-name="T966">Havia algo em seu silêncio que sempre pesava mais que gritos. Não era apenas autoridade. Era disciplina. A mesma que carregara da guerra, agora transplantada para becos, depósitos, túneis e emboscadas. Quando Alec não falava, os outros eram obrigados a pensar melhor no que estavam prestes a dizer.</text:span></text:p>
      <text:p text:style-name="P967"><text:span text:style-name="T968">Ele endireitou o corpo.</text:span></text:p>
      <text:p text:style-name="P969"><text:span text:style-name="T970">— Repete.</text:span></text:p>
      <text:p text:style-name="P971"><text:span text:style-name="T972">Rowan respirou uma vez pelo nariz.</text:span></text:p>
      <text:p text:style-name="P973"><text:span text:style-name="T974">— Alguém entregou informação.</text:span></text:p>
      <text:p text:style-name="P975"><text:span text:style-name="T976">— Ou vendeu pedaços dela — acrescentou Finn. — Às vezes ninguém entrega tudo. Às vezes cada rato vende um osso e, no fim, alguém monta o cadáver.</text:span></text:p>
      <text:p text:style-name="P977"><text:span text:style-name="T978">A frase pairou no ar.</text:span></text:p>
      <text:p text:style-name="P979"><text:span text:style-name="T980">Alec olhou de um para o outro.</text:span></text:p>
      <text:p text:style-name="P981"><text:span text:style-name="T982">— Quem sabia?</text:span></text:p>
      <text:p text:style-name="P983"><text:span text:style-name="T984">Rowan respondeu primeiro.</text:span></text:p>
      <text:p text:style-name="P985"><text:span text:style-name="T986">— Eu. Finn. Mercer. Você.</text:span></text:p>
      <text:p text:style-name="P987"><text:span text:style-name="T988">— E os dois da carroça — disse Finn. — Mas eles só souberam meia hora antes.</text:span></text:p>
      <text:p text:style-name="P989"><text:span text:style-name="T990">— Mortos? — perguntou Alec.</text:span></text:p>
      <text:p text:style-name="P991"><text:span text:style-name="T992">— Um, sim. O outro perdeu a fala ou a coragem. Ainda não decidi qual das duas coisas.</text:span></text:p>
      <text:p text:style-name="P993"><text:span text:style-name="T994">Alec não mudou de expressão, mas a ponta do polegar roçou o anel em seu dedo como se estivesse contando alguma coisa invisível.</text:span></text:p>
      <text:p text:style-name="P995"><text:span text:style-name="T996">Mercer, que até então permanecera calado perto da janela quebrada, afastou-se da sombra e se aproximou da mesa. Mais velho que os outros, ombros largos, rosto duro de ex-sargento, ele não gastava palavras à toa.</text:span></text:p>
      <text:p text:style-name="P997"><text:span text:style-name="T998">— O vazamento não começou ontem — disse. — A emboscada só confirmou.</text:span></text:p>
      <text:p text:style-name="P999"><text:span text:style-name="T1000">Alec voltou os olhos para ele.</text:span></text:p>
      <text:p text:style-name="P1001"><text:span text:style-name="T1002">— Fala.</text:span></text:p>
      <text:p text:style-name="P1003"><text:span text:style-name="T1004">Mercer apontou com dois dedos para o mapa.</text:span></text:p>
      <text:p text:style-name="P1005"><text:span text:style-name="T1006">— Três semanas atrás sumiram caixas da rota sul antes de chegarmos ao canal. Na semana passada, Blackwood apareceu depressa demais em Miles Platting. E ontem nos esperavam na curva antes da ponte. Isso não é azar repetido. É padrão.</text:span></text:p>
      <text:p text:style-name="P1007"><text:span text:style-name="T1008">Finn soltou um riso sem humor.</text:span></text:p>
      <text:p text:style-name="P1009"><text:span text:style-name="T1010">— Finalmente alguém nesta sala resolveu falar como homem sóbrio.</text:span></text:p>
      <text:p text:style-name="P1011"><text:span text:style-name="T1012">Rowan lançou-lhe um olhar atravessado.</text:span></text:p>
      <text:p text:style-name="P1013"><text:span text:style-name="T1014">— Talvez porque o resto está ocupado demais limpando tua bagunça.</text:span></text:p>
      <text:p text:style-name="P1015"><text:span text:style-name="T1016">— Minha bagunça? — Finn ergueu a cabeça. — Quem insistiu na saída curta foi você.</text:span></text:p>
      <text:p text:style-name="P1017"><text:span text:style-name="T1018">O barulho seco da mão de Alec batendo uma vez sobre a mesa bastou.</text:span></text:p>
      <text:p text:style-name="P1019"><text:span text:style-name="T1020">Não forte. Não dramático. Apenas preciso.</text:span></text:p>
      <text:p text:style-name="P1021"><text:span text:style-name="T1022">Os dois se calaram.</text:span></text:p>
      <text:p text:style-name="P1023"><text:span text:style-name="T1024">— Guardem isso para quando eu mandar — disse Alec.</text:span></text:p>
      <text:p text:style-name="P1025"><text:span text:style-name="T1026">Sua voz saiu baixa, quase fria demais para soar humana.</text:span></text:p>
      <text:p text:style-name="P1027"><text:span text:style-name="T1028">A chuva continuava lá fora. Dentro do depósito, uma goteira marcava o tempo num balde de metal ao fundo. Ping. Ping. Ping.</text:span></text:p>
      <text:p text:style-name="P1029"><text:span text:style-name="T1030">Alec estudou os rostos ao redor.</text:span></text:p>
      <text:p text:style-name="P1031"><text:span text:style-name="T1032">Viu exaustão em Rowan. Cinismo em Finn. A antiga brutalidade disciplinada em Mercer. E por trás de tudo, algo pior: medo de parecer o elo fraco.</text:span></text:p>
      <text:p text:style-name="P1033"><text:span text:style-name="T1034">Era assim que grupos começavam a apodrecer. Não pela força do inimigo, mas pelo instante exato em que cada homem passava a medir o outro como possível traidor.</text:span></text:p>
      <text:p text:style-name="P1035"><text:span text:style-name="T1036">Ele conhecia bem esse momento.</text:span></text:p>
      <text:p text:style-name="P1037"><text:span text:style-name="T1038">Tinha visto pelotões inteiros desmancharem por menos.</text:span></text:p>
      <text:p text:style-name="P1039"><text:span text:style-name="T1040">— Ninguém sai sozinho esta semana — disse. — Ninguém fala fora dos pontos seguros. Mensagens só em mão. Nada por garoto, nada por papel solto, nada por boca de bêbado.</text:span></text:p>
      <text:p text:style-name="P1041"><text:span text:style-name="T1042">— E os pubs? — perguntou Rowan.</text:span></text:p>
      <text:p text:style-name="P1043"><text:span text:style-name="T1044">— Principalmente os pubs.</text:span></text:p>
      <text:p text:style-name="P1045"><text:span text:style-name="T1046">Finn apoiou os cotovelos nos joelhos.</text:span></text:p>
      <text:p text:style-name="P1047"><text:span text:style-name="T1048">— Então você acredita mesmo que o vazamento está perto.</text:span></text:p>
      <text:p text:style-name="P1049"><text:span text:style-name="T1050">Alec virou o rosto para ele.</text:span></text:p>
      <text:p text:style-name="P1051"><text:span text:style-name="T1052">— Eu acredito em padrão.</text:span></text:p>
      <text:p text:style-name="P1053"><text:span text:style-name="T1054">— E em homens decepcionando você? — Finn insistiu.</text:span></text:p>
      <text:p text:style-name="P1055"><text:span text:style-name="T1056">Dessa vez, o silêncio foi diferente.</text:span></text:p>
      <text:p text:style-name="P1057"><text:span text:style-name="T1058">Mais curto. Mais perigoso.</text:span></text:p>
      <text:p text:style-name="P1059"><text:span text:style-name="T1060">Alec se aproximou apenas o suficiente para que a luz do lampião cortasse metade do seu rosto.</text:span></text:p>
      <text:p text:style-name="P1061"><text:span text:style-name="T1062">— Eu acredito que todo homem tem um preço quando passa fome tempo suficiente.</text:span></text:p>
      <text:p text:style-name="P1063"><text:span text:style-name="T1064">Finn sustentou o olhar por um segundo, depois baixou os olhos para o copo vazio.</text:span></text:p>
      <text:p text:style-name="P1065"><text:span text:style-name="T1066">Mercer cruzou os braços.</text:span></text:p>
      <text:p text:style-name="P1067"><text:span text:style-name="T1068">— O que pretende fazer?</text:span></text:p>
      <text:p text:style-name="P1069"><text:span text:style-name="T1070">Alec olhou o mapa mais uma vez.</text:span></text:p>
      <text:p text:style-name="P1071"><text:span text:style-name="T1072">Havia círculos marcados a carvão sobre os arredores do porto, sobre dois pubs e sobre uma rua estreita que levava aos fundos de um antigo depósito de tecidos. Pontos pequenos, discretos, mas unidos formavam uma teia. Não a teia de um império. A de alguma coisa ainda pior: uma inteligência difusa, espalhada, ouvindo mais do que devia.</text:span></text:p>
      <text:p text:style-name="P1073"><text:span text:style-name="T1074">— Testar a água — respondeu.</text:span></text:p>
      <text:p text:style-name="P1075"><text:span text:style-name="T1076">— Como? — perguntou Rowan.</text:span></text:p>
      <text:p text:style-name="P1077"><text:span text:style-name="T1078">Alec passou o dedo sobre a rota leste.</text:span></text:p>
      <text:p text:style-name="P1079"><text:span text:style-name="T1080">— Dando três versões diferentes da mesma informação.</text:span></text:p>
      <text:p text:style-name="P1081"><text:span text:style-name="T1082">Finn ergueu o queixo, agora atento de verdade.</text:span></text:p>
      <text:p text:style-name="P1083"><text:span text:style-name="T1084">— Para três homens?</text:span></text:p>
      <text:p text:style-name="P1085"><text:span text:style-name="T1086">— Para três caminhos — corrigiu Alec. — Se a informação vazar, saberei por onde ela saiu. Não preciso pegar o rato pela cara. Só preciso saber em que parede ele roeu.</text:span></text:p>
      <text:p text:style-name="P1087"><text:span text:style-name="T1088">Mercer assentiu devagar.</text:span></text:p>
      <text:p text:style-name="P1089"><text:span text:style-name="T1090">— E se vier de fora do círculo?</text:span></text:p>
      <text:p text:style-name="P1091"><text:span text:style-name="T1092">— Então alguém de dentro falou com alguém de fora.</text:span></text:p>
      <text:p text:style-name="P1093"><text:span text:style-name="T1094">Rowan esfregou a mandíbula.</text:span></text:p>
      <text:p text:style-name="P1095"><text:span text:style-name="T1096">— Blackwood?</text:span></text:p>
      <text:p text:style-name="P1097"><text:span text:style-name="T1098">— Talvez.</text:span></text:p>
      <text:p text:style-name="P1099"><text:span text:style-name="T1100">— Thorne?</text:span></text:p>
      <text:p text:style-name="P1101"><text:span text:style-name="T1102">— Talvez.</text:span></text:p>
      <text:p text:style-name="P1103"><text:span text:style-name="T1104">— Polícia?</text:span></text:p>
      <text:p text:style-name="P1105"><text:span text:style-name="T1106">Alec olhou para ele.</text:span></text:p>
      <text:p text:style-name="P1107"><text:span text:style-name="T1108">— Sempre.</text:span></text:p>
      <text:p text:style-name="P1109"><text:span text:style-name="T1110">Ninguém discutiu.</text:span></text:p>
      <text:p text:style-name="P1111"><text:span text:style-name="T1112">Do lado de fora, um trem apitou ao longe, abafado pela névoa e pela chuva. O som atravessou a madeira do depósito como uma lembrança ruim.</text:span></text:p>
      <text:p text:style-name="P1113"><text:span text:style-name="T1114">Finn voltou a girar o copo.</text:span></text:p>
      <text:p text:style-name="P1115"><text:span text:style-name="T1116">— E os homens? — perguntou. — O que dizemos a eles?</text:span></text:p>
      <text:p text:style-name="P1117"><text:span text:style-name="T1118">— O necessário.</text:span></text:p>
      <text:p text:style-name="P1119"><text:span text:style-name="T1120">— Isso nunca acalma ninguém.</text:span></text:p>
      <text:p text:style-name="P1121"><text:span text:style-name="T1122">— Não é para acalmar — disse Alec. — É para manter alinhado.</text:span></text:p>
      <text:p text:style-name="P1123"><text:span text:style-name="T1124">Mercer observou Alec por alguns segundos antes de falar de novo.</text:span></text:p>
      <text:p text:style-name="P1125"><text:span text:style-name="T1126">— Eles já sentem.</text:span></text:p>
      <text:p text:style-name="P1127"><text:span text:style-name="T1128">— O quê?</text:span></text:p>
      <text:p text:style-name="P1129"><text:span text:style-name="T1130">— Que algo mudou.</text:span></text:p>
      <text:p text:style-name="P1131"><text:span text:style-name="T1132">Alec ergueu os olhos.</text:span></text:p>
      <text:p text:style-name="P1133"><text:span text:style-name="T1134">Mercer não recuou.</text:span></text:p>
      <text:p text:style-name="P1135"><text:span text:style-name="T1136">— Antes, éramos nós empurrando a cidade. Agora parece que a cidade começou a nos ouvir de volta.</text:span></text:p>
      <text:p text:style-name="P1137"><text:span text:style-name="T1138">A frase ficou na sala como fumaça.</text:span></text:p>
      <text:p text:style-name="P1139"><text:span text:style-name="T1140">Finn foi o primeiro a tentar quebrá-la.</text:span></text:p>
      <text:p text:style-name="P1141"><text:span text:style-name="T1142">— Belo modo de dizer que estamos cercados.</text:span></text:p>
      <text:p text:style-name="P1143"><text:span text:style-name="T1144">— Não — disse Mercer. — Belo modo de dizer que alguém está nos estudando.</text:span></text:p>
      <text:p text:style-name="P1145"><text:span text:style-name="T1146">Isso fez Rowan olhar para a porta instintivamente, como se esperasse encontrar uma sombra parada do outro lado.</text:span></text:p>
      <text:p text:style-name="P1147"><text:span text:style-name="T1148">Alec percebeu.</text:span></text:p>
      <text:p text:style-name="P1149"><text:span text:style-name="T1150">Percebia sempre.</text:span></text:p>
      <text:p text:style-name="P1151"><text:span text:style-name="T1152">Pequenos gestos. Músculos tensos. Mudanças de respiração. Homens treinados para esconder medo quase sempre o denunciavam no excesso de rigidez.</text:span></text:p>
      <text:p text:style-name="P1153"><text:span text:style-name="T1154">— Quem? — perguntou Rowan, finalmente.</text:span></text:p>
      <text:p text:style-name="P1155"><text:span text:style-name="T1156">Alec não respondeu de imediato.</text:span></text:p>
      <text:p text:style-name="P1157"><text:span text:style-name="T1158">Em vez disso, caminhou até a janela alta do depósito, onde a vidraça rachada deformava as luzes da rua. Lá fora, a cidade era um borrão de água, fuligem e movimento indistinto. Uma carroça passou lentamente. Dois vultos sob um único guarda-chuva. Um cão magro atravessando a lama. Nada que explicasse a sensação que lhe mordia a nuca desde a madrugada.</text:span></text:p>
      <text:p text:style-name="P1159"><text:span text:style-name="T1160">Estavam sendo observados.</text:span></text:p>
      <text:p text:style-name="P1161"><text:span text:style-name="T1162">Talvez há dias.</text:span></text:p>
      <text:p text:style-name="P1163"><text:span text:style-name="T1164">Talvez há semanas.</text:span></text:p>
      <text:p text:style-name="P1165"><text:span text:style-name="T1166">Não por amadores. Não por bêbados de esquina. Mas por alguém com paciência suficiente para recolher restos, horários, desvios e nomes como quem costura um corpo no escuro.</text:span></text:p>
      <text:p text:style-name="P1167"><text:span text:style-name="T1168">— Não sei — disse, ainda olhando a rua. — Mas sei que não é só Blackwood.</text:span></text:p>
      <text:p text:style-name="P1169"><text:span text:style-name="T1170">Finn franziu o cenho.</text:span></text:p>
      <text:p text:style-name="P1171"><text:span text:style-name="T1172">— Thorne então.</text:span></text:p>
      <text:p text:style-name="P1173"><text:span text:style-name="T1174">— Também não é só Thorne.</text:span></text:p>
      <text:p text:style-name="P1175"><text:span text:style-name="T1176">Mercer deu um passo à frente.</text:span></text:p>
      <text:p text:style-name="P1177"><text:span text:style-name="T1178">— Você acha que é alguém novo.</text:span></text:p>
      <text:p text:style-name="P1179"><text:span text:style-name="T1180">Alec virou-se.</text:span></text:p>
      <text:p text:style-name="P1181"><text:span text:style-name="T1182">— Acho que é alguém que já estava aqui antes de começarmos a olhar.</text:span></text:p>
      <text:p text:style-name="P1183"><text:span text:style-name="T1184">O comentário gerou um silêncio mais denso que os anteriores.</text:span></text:p>
      <text:p text:style-name="P1185"><text:span text:style-name="T1186">Rowan foi o primeiro a reagir.</text:span></text:p>
      <text:p text:style-name="P1187"><text:span text:style-name="T1188">— E você diz isso agora?</text:span></text:p>
      <text:p text:style-name="P1189"><text:span text:style-name="T1190">— Digo isso quando tenho certeza suficiente para não soar supersticioso.</text:span></text:p>
      <text:p text:style-name="P1191"><text:span text:style-name="T1192">Finn soltou ar pelo nariz.</text:span></text:p>
      <text:p text:style-name="P1193"><text:span text:style-name="T1194">— Em Manchester, superstição é só inteligência atrasada.</text:span></text:p>
      <text:p text:style-name="P1195"><text:span text:style-name="T1196">Alec ignorou.</text:span></text:p>
      <text:p text:style-name="P1197"><text:span text:style-name="T1198">Voltou à mesa e dobrou uma ponta do mapa.</text:span></text:p>
      <text:p text:style-name="P1199"><text:span text:style-name="T1200">— A partir desta noite, mudamos os pontos de encontro. O canal fica morto por três dias. O pub de Doran, fechado para nós. As armas descem para o túnel leste. E ninguém toca nos carregamentos de Salford até eu dizer.</text:span></text:p>
      <text:p text:style-name="P1201"><text:span text:style-name="T1202">— Vai congelar metade do fluxo — disse Rowan.</text:span></text:p>
      <text:p text:style-name="P1203"><text:span text:style-name="T1204">— Melhor gelo que funeral.</text:span></text:p>
      <text:p text:style-name="P1205"><text:span text:style-name="T1206">Mercer concordou com um aceno curto.</text:span></text:p>
      <text:p text:style-name="P1207"><text:span text:style-name="T1208">Mas Finn continuava observando Alec com atenção desconfortável.</text:span></text:p>
      <text:p text:style-name="P1209"><text:span text:style-name="T1210">— Você tem mais alguma coisa — disse ele.</text:span></text:p>
      <text:p text:style-name="P1211"><text:span text:style-name="T1212">Alec não respondeu.</text:span></text:p>
      <text:p text:style-name="P1213"><text:span text:style-name="T1214">— Tem — insistiu Finn. — Conheço essa cara.</text:span></text:p>
      <text:p text:style-name="P1215"><text:span text:style-name="T1216">Rowan também percebeu.</text:span></text:p>
      <text:p text:style-name="P1217"><text:span text:style-name="T1218">— O quê?</text:span></text:p>
      <text:p text:style-name="P1219"><text:span text:style-name="T1220">Alec passou alguns segundos em silêncio, avaliando se valia a pena dividir aquilo. Não gostava de trabalhar com impressões. Impressões matavam homens tão rápido quanto certezas erradas. Ainda assim, havia coisas que não podiam mais ficar apenas em sua cabeça.</text:span></text:p>
      <text:p text:style-name="P1221"><text:span text:style-name="T1222">— Ontem à noite — disse por fim —, depois da ponte, quando nos movemos para o beco dos fundos... havia alguém na rua oposta.</text:span></text:p>
      <text:p text:style-name="P1223"><text:span text:style-name="T1224">— Um olheiro? — perguntou Mercer.</text:span></text:p>
      <text:p text:style-name="P1225"><text:span text:style-name="T1226">— Talvez.</text:span></text:p>
      <text:p text:style-name="P1227"><text:span text:style-name="T1228">— Viu quem era? — Rowan quis saber.</text:span></text:p>
      <text:p text:style-name="P1229"><text:span text:style-name="T1230">Alec hesitou um instante.</text:span></text:p>
      <text:p text:style-name="P1231"><text:span text:style-name="T1232">— Não.</text:span></text:p>
      <text:p text:style-name="P1233"><text:span text:style-name="T1234">Finn se inclinou.</text:span></text:p>
      <text:p text:style-name="P1235"><text:span text:style-name="T1236">— Homem?</text:span></text:p>
      <text:p text:style-name="P1237"><text:span text:style-name="T1238">Alec pegou o cigarro apagado sobre a mesa, mas não o acendeu.</text:span></text:p>
      <text:p text:style-name="P1239"><text:span text:style-name="T1240">— Não sei.</text:span></text:p>
      <text:p text:style-name="P1241"><text:span text:style-name="T1242">Mentira parcial.</text:span></text:p>
      <text:p text:style-name="P1243"><text:span text:style-name="T1244">Sabia ao menos isso.</text:span></text:p>
      <text:p text:style-name="P1245"><text:span text:style-name="T1246">Não fora o andar de um homem bêbado, nem a postura de um capanga esperando ordem. Havia disciplina no vulto. Quietude. Um jeito de permanecer imóvel sem parecer parado. E quando a carroça passara, tapando a rua por um segundo, a figura desaparecera com inteligência demais para ser acaso.</text:span></text:p>
      <text:p text:style-name="P1247"><text:span text:style-name="T1248">Rowan estreitou os olhos.</text:span></text:p>
      <text:p text:style-name="P1249"><text:span text:style-name="T1250">— Você viu alguma coisa.</text:span></text:p>
      <text:p text:style-name="P1251"><text:span text:style-name="T1252">— Vi alguém que não correu quando deveria correr.</text:span></text:p>
      <text:p text:style-name="P1253"><text:span text:style-name="T1254">Mercer entendeu antes dos outros.</text:span></text:p>
      <text:p text:style-name="P1255"><text:span text:style-name="T1256">— Isso te incomodou.</text:span></text:p>
      <text:p text:style-name="P1257"><text:span text:style-name="T1258">Alec lançou-lhe um olhar breve.</text:span></text:p>
      <text:p text:style-name="P1259"><text:span text:style-name="T1260">— Pessoas inocentes fogem de tiros. Bandidos se abaixam. Policiais procuram cobertura. Quem fica parado ou é estúpido ou já sabia onde a morte ia cair.</text:span></text:p>
      <text:p text:style-name="P1261"><text:span text:style-name="T1262">Finn apoiou-se na cadeira, agora sem qualquer ironia.</text:span></text:p>
      <text:p text:style-name="P1263"><text:span text:style-name="T1264">— E você acha que essa pessoa fazia parte da emboscada?</text:span></text:p>
      <text:p text:style-name="P1265"><text:span text:style-name="T1266">— Acho que observava a emboscada.</text:span></text:p>
      <text:p text:style-name="P1267"><text:span text:style-name="T1268">Ninguém falou por alguns segundos.</text:span></text:p>
      <text:p text:style-name="P1269"><text:span text:style-name="T1270">A ideia era pior.</text:span></text:p>
      <text:p text:style-name="P1271"><text:span text:style-name="T1272">Traidor interno era uma doença conhecida. Observador desconhecido era outra coisa. Era inteligência nova entrando no tabuleiro. E inteligência nova era sempre mais perigosa, porque ainda não tinha padrão visível.</text:span></text:p>
      <text:p text:style-name="P1273"><text:span text:style-name="T1274">Rowan quebrou o silêncio.</text:span></text:p>
      <text:p text:style-name="P1275"><text:span text:style-name="T1276">— Se havia alguém observando, por que não avisou antes?</text:span></text:p>
      <text:p text:style-name="P1277"><text:span text:style-name="T1278">— Porque não tinha prova. Só instinto.</text:span></text:p>
      <text:p text:style-name="P1279"><text:span text:style-name="T1280">— E desde quando você guarda instinto para si?</text:span></text:p>
      <text:p text:style-name="P1281"><text:span text:style-name="T1282">Alec ergueu os olhos lentamente.</text:span></text:p>
      <text:p text:style-name="P1283"><text:span text:style-name="T1284">— Desde que homens cansados começaram a transformar qualquer sombra em sentença.</text:span></text:p>
      <text:p text:style-name="P1285"><text:span text:style-name="T1286">Rowan fechou a boca.</text:span></text:p>
      <text:p text:style-name="P1287"><text:span text:style-name="T1288">Não por submissão, mas porque sabia que havia verdade ali.</text:span></text:p>
      <text:p text:style-name="P1289"><text:span text:style-name="T1290">O depósito voltou a mergulhar em quietude. A goteira continuava. O lampião estalava de tempos em tempos. A chuva seguia descendo pelos tijolos com a paciência de algo antigo.</text:span></text:p>
      <text:p text:style-name="P1291"><text:span text:style-name="T1292">Mercer falou num tom mais baixo:</text:span></text:p>
      <text:p text:style-name="P1293"><text:span text:style-name="T1294">— Então agora temos duas perguntas. Quem vendeu a rota... e quem está assistindo.</text:span></text:p>
      <text:p text:style-name="P1295"><text:span text:style-name="T1296">— Sim — disse Alec.</text:span></text:p>
      <text:p text:style-name="P1297"><text:span text:style-name="T1298">Finn passou a mão no rosto.</text:span></text:p>
      <text:p text:style-name="P1299"><text:span text:style-name="T1300">— Excelente. Estamos sendo caçados por conhecidos e medidos por desconhecidos.</text:span></text:p>
      <text:p text:style-name="P1301"><text:span text:style-name="T1302">— Bem-vindo de volta à guerra — murmurou Rowan.</text:span></text:p>
      <text:p text:style-name="P1303"><text:span text:style-name="T1304">Alec largou o cigarro sobre o mapa.</text:span></text:p>
      <text:p text:style-name="P1305"><text:span text:style-name="T1306">— Não. Na guerra o inimigo usava uniforme.</text:span></text:p>
      <text:p text:style-name="P1307"><text:span text:style-name="T1308">Então caminhou até um pequeno armário de ferro no canto do depósito, abriu a porta e retirou três envelopes sem marca. Colocou-os sobre a mesa, um ao lado do outro.</text:span></text:p>
      <text:p text:style-name="P1309"><text:span text:style-name="T1310">— Amanhã à noite — disse —, cada um de vocês leva uma informação diferente.</text:span></text:p>
      <text:p text:style-name="P1311"><text:span text:style-name="T1312">Finn olhou os envelopes.</text:span></text:p>
      <text:p text:style-name="P1313"><text:span text:style-name="T1314">— Está testando a gente.</text:span></text:p>
      <text:p text:style-name="P1315"><text:span text:style-name="T1316">— Estou testando tudo.</text:span></text:p>
      <text:p text:style-name="P1317"><text:span text:style-name="T1318">— Bela resposta — disse Finn.</text:span></text:p>
      <text:p text:style-name="P1319"><text:span text:style-name="T1320">Mercer pegou um dos envelopes, mas não o abriu.</text:span></text:p>
      <text:p text:style-name="P1321"><text:span text:style-name="T1322">— E se o vazamento não vier de nós?</text:span></text:p>
      <text:p text:style-name="P1323"><text:span text:style-name="T1324">— Então ele vai procurar quem ouviu de nós.</text:span></text:p>
      <text:p text:style-name="P1325"><text:span text:style-name="T1326">Rowan fitou o próprio envelope como se segurasse brasa.</text:span></text:p>
      <text:p text:style-name="P1327"><text:span text:style-name="T1328">— Isso pode rachar o grupo.</text:span></text:p>
      <text:p text:style-name="P1329"><text:span text:style-name="T1330">— O grupo já rachou — respondeu Alec. — Eu só estou escolhendo onde colocar a lâmina.</text:span></text:p>
      <text:p text:style-name="P1331"><text:span text:style-name="T1332">A sinceridade da frase caiu pesada.</text:span></text:p>
      <text:p text:style-name="P1333"><text:span text:style-name="T1334">Porque era verdade.</text:span></text:p>
      <text:p text:style-name="P1335"><text:span text:style-name="T1336">A irmandade dos Melted Cross nunca fora feita de inocência. Fora feita de sobrevivência, vingança, necessidade e um tipo raro de lealdade que só existia entre homens que haviam regressado da guerra carregando a sensação de terem sido enterrados cedo demais. Mas até lealdade tinha limites quando o medo se sentava à mesa.</text:span></text:p>
      <text:p text:style-name="P1337"><text:span text:style-name="T1338">Finn se levantou primeiro.</text:span></text:p>
      <text:p text:style-name="P1339"><text:span text:style-name="T1340">— Então façamos logo isso antes que eu resolva me ofender.</text:span></text:p>
      <text:p text:style-name="P1341"><text:span text:style-name="T1342">Mercer guardou o envelope no casaco.</text:span></text:p>
      <text:p text:style-name="P1343"><text:span text:style-name="T1344">Rowan foi o último a se mover, ainda com o maxilar travado.</text:span></text:p>
      <text:p text:style-name="P1345"><text:span text:style-name="T1346">Antes de sair, porém, voltou-se para Alec.</text:span></text:p>
      <text:p text:style-name="P1347"><text:span text:style-name="T1348">— E se essa pessoa nova aparecer?</text:span></text:p>
      <text:p text:style-name="P1349"><text:span text:style-name="T1350">Alec sustentou o olhar do outro homem.</text:span></text:p>
      <text:p text:style-name="P1351"><text:span text:style-name="T1352">— Eu quero saber antes de qualquer disparo.</text:span></text:p>
      <text:p text:style-name="P1353"><text:span text:style-name="T1354">— Antes de qualquer disparo? — repetiu Rowan. — Desde quando?</text:span></text:p>
      <text:p text:style-name="P1355"><text:span text:style-name="T1356">Alec deu um passo à frente.</text:span></text:p>
      <text:p text:style-name="P1357"><text:span text:style-name="T1358">— Desde que alguém ande perto demais da nossa fumaça sem tossir.</text:span></text:p>
      <text:p text:style-name="P1359"><text:span text:style-name="T1360">Rowan entendeu a ordem, ainda que não gostasse dela.</text:span></text:p>
      <text:p text:style-name="P1361"><text:span text:style-name="T1362">Assentiu uma vez e saiu.</text:span></text:p>
      <text:p text:style-name="P1363"><text:span text:style-name="T1364">Mercer o seguiu logo depois. Finn demorou um pouco mais. Parou junto à porta, a mão no trinco, e falou sem olhar para trás:</text:span></text:p>
      <text:p text:style-name="P1365"><text:span text:style-name="T1366">— Quando um homem como você pede que não atirem, eu começo a me preocupar de verdade.</text:span></text:p>
      <text:p text:style-name="P1367"><text:span text:style-name="T1368">Alec não respondeu.</text:span></text:p>
      <text:p text:style-name="P1369"><text:span text:style-name="T1370">Finn soltou um meio sorriso cansado, então foi embora também.</text:span></text:p>
      <text:p text:style-name="P1371"><text:span text:style-name="T1372">A porta fechou.</text:span></text:p>
      <text:p text:style-name="P1373"><text:span text:style-name="T1374">O depósito ficou vazio, exceto pela chuva, pela goteira e pelo mapa aberto diante de Alec como uma autópsia da cidade.</text:span></text:p>
      <text:p text:style-name="P1375"><text:span text:style-name="T1376">Por um longo momento, ele permaneceu imóvel.</text:span></text:p>
      <text:p text:style-name="P1377"><text:span text:style-name="T1378">Depois puxou um lápis curto do bolso interno do casaco e fez uma pequena marca num canto do mapa, perto de um pub antigo em Angel Meadow. Um ponto discreto. Quase sem importância para qualquer outro olhar.</text:span></text:p>
      <text:p text:style-name="P1379"><text:span text:style-name="T1380">Mas não para o dele.</text:span></text:p>
      <text:p text:style-name="P1381"><text:span text:style-name="T1382">Havia rumores demais passando por aquela região. Gente demais ouvindo, pouca demais falando. E se alguém estava recolhendo restos da cidade, pubs como aquele funcionariam melhor que delegacias, melhor que estações, melhor que escritórios.</text:span></text:p>
      <text:p text:style-name="P1383"><text:span text:style-name="T1384">Porque homens bêbados contavam segredos.</text:span></text:p>
      <text:p text:style-name="P1385"><text:span text:style-name="T1386">Viúvas vendiam silêncio.</text:span></text:p>
      <text:p text:style-name="P1387"><text:span text:style-name="T1388">E certas pessoas aprendiam a viver entre as duas coisas.</text:span></text:p>
      <text:p text:style-name="P1389"><text:span text:style-name="T1390">Alec fechou os olhos por um instante.</text:span></text:p>
      <text:p text:style-name="P1391"><text:span text:style-name="T1392">Viu de novo a rua oposta à emboscada. A chuva oblíqua. A carroça atravessando a visão. O vulto imóvel. Pequeno demais para ser ameaça óbvia. Calmo demais para ser civil. Inteligente demais para ser acidente.</text:span></text:p>
      <text:p text:style-name="P1393"><text:span text:style-name="T1394">Quando abriu os olhos, sua expressão já tinha endurecido outra vez.</text:span></text:p>
      <text:p text:style-name="P1395"><text:span text:style-name="T1396">Dobrou o mapa. Guardou os envelopes restantes. Apagou o lampião.</text:span></text:p>
      <text:p text:style-name="P1397"><text:span text:style-name="T1398">Lá fora, Manchester o esperava com seu hálito de carvão e miséria.</text:span></text:p>
      <text:p text:style-name="P1399"><text:span text:style-name="T1400">Ele vestiu o casaco, puxou a gola para cima e saiu sozinho para a chuva.</text:span></text:p>
      <text:p text:style-name="P1401"><text:span text:style-name="T1402">Na rua deserta, um dos rapazes de vigia se aproximou.</text:span></text:p>
      <text:p text:style-name="P1403"><text:span text:style-name="T1404">— Para onde, senhor?</text:span></text:p>
      <text:p text:style-name="P1405"><text:span text:style-name="T1406">Alec parou sob a luz fraca do lampião externo.</text:span></text:p>
      <text:p text:style-name="P1407"><text:span text:style-name="T1408">— Dar uma volta.</text:span></text:p>
      <text:p text:style-name="P1409"><text:span text:style-name="T1410">— Sozinho?</text:span></text:p>
      <text:p text:style-name="P1411"><text:span text:style-name="T1412">— Sim.</text:span></text:p>
      <text:p text:style-name="P1413"><text:span text:style-name="T1414">O rapaz hesitou.</text:span></text:p>
      <text:p text:style-name="P1415"><text:span text:style-name="T1416">Pequena demais para ser insolência. Grande demais para passar despercebida.</text:span></text:p>
      <text:p text:style-name="P1417"><text:span text:style-name="T1418">Alec percebeu, mas não comentou.</text:span></text:p>
      <text:p text:style-name="P1419"><text:span text:style-name="T1420">Os homens estavam sentindo. Todos eles.</text:span></text:p>
      <text:p text:style-name="P1421"><text:span text:style-name="T1422">A rachadura ainda não abrira por completo, mas já existia.</text:span></text:p>
      <text:p text:style-name="P1423"><text:span text:style-name="T1424">— Se Rowan perguntar — disse Alec —, diga que fui ver se Manchester ainda sabe mentir olhando nos olhos.</text:span></text:p>
      <text:p text:style-name="P1425"><text:span text:style-name="T1426">O rapaz não entendeu, mas assentiu mesmo assim.</text:span></text:p>
      <text:p text:style-name="P1427"><text:span text:style-name="T1428">Alec seguiu pela rua molhada, atravessando névoa, fumaça e reflexos de luz suja nas poças. Seus passos não eram apressados. Eram calculados. Como se não estivesse caminhando pela cidade, mas testando a reação dela à própria presença.</text:span></text:p>
      <text:p text:style-name="P1429"><text:span text:style-name="T1430">Em algum lugar ao longe, sinos tocaram a hora.</text:span></text:p>
      <text:p text:style-name="P1431"><text:span text:style-name="T1432">Em algum beco, vidro se partiu.</text:span></text:p>
      <text:p text:style-name="P1433"><text:span text:style-name="T1434">Em alguma janela alta, uma cortina moveu-se e tornou a ficar imóvel.</text:span></text:p>
      <text:p text:style-name="P1435"><text:span text:style-name="T1436">Alec não olhou para cima.</text:span></text:p>
      <text:p text:style-name="P1437"><text:span text:style-name="T1438">Mas sentiu.</text:span></text:p>
      <text:p text:style-name="P1439"><text:span text:style-name="T1440">A cidade estava escutando.</text:span></text:p>
      <text:p text:style-name="P1441"><text:span text:style-name="T1442">E, pela primeira vez em muito tempo, alguém parecia escutá-lo de volta.</text:span></text:p>
      <text:p text:style-name="Normal"/>
      <text:p text:style-name="Normal"/>
      <text:p text:style-name="Normal"/>
      <text:h text:style-name="P1443" text:outline-level="2"><text:span text:style-name="T1444">Capítulo 13</text:span></text:h>
      <text:p text:style-name="P1445"><text:span text:style-name="T1446">O pub da viúva Keane ficava espremido entre uma casa de penhores e uma viela tão estreita que dois homens não passariam lado a lado sem se tocarem.</text:span></text:p>
      <text:p text:style-name="P1447"><text:span text:style-name="T1448">Durante o dia, o lugar fingia respeitabilidade. À noite, voltava ao que realmente era: um estômago escuro onde Manchester digeria segredos, ressentimentos e dinheiro sujo. As janelas embaçadas seguravam a luz amarelada no interior, e a placa torta sobre a porta rangia com o vento úmido vindo do canal.</text:span></text:p>
      <text:p text:style-name="P1449"><text:span text:style-name="T1450">Alec chegou pouco depois das nove.</text:span></text:p>
      <text:p text:style-name="P1451"><text:span text:style-name="T1452">Não entrou apressado. Nunca fazia isso.</text:span></text:p>
      <text:p text:style-name="P1453"><text:span text:style-name="T1454">Parou do outro lado da rua, sob a sombra quebrada de um lampião, e observou o movimento antes de atravessar. Um cocheiro bêbado saía discutindo com um homem de boina. Dois estivadores fumavam perto da parede lateral. Numa janela do segundo andar, uma cortina mexeu e tornou a ficar imóvel.</text:span></text:p>
      <text:p text:style-name="P1455"><text:span text:style-name="T1456">Nada incomum.</text:span></text:p>
      <text:p text:style-name="P1457"><text:span text:style-name="T1458">O que em Manchester quase sempre significava que algo estava errado.</text:span></text:p>
      <text:p text:style-name="P1459"><text:span text:style-name="T1460">Rowan estava com ele. Não ao lado, mas perto o suficiente para intervir em segundos se precisasse. Do outro lado da rua, quase apagado pela neblina, Mercer mantinha posição junto à entrada de um beco. Finn, por insistência própria, ficara mais atrás, circulando o quarteirão como se procurasse confusão e tentando parecer menos atento do que realmente estava.</text:span></text:p>
      <text:p text:style-name="P1461"><text:span text:style-name="T1462">Alec subiu os dois degraus da entrada e empurrou a porta.</text:span></text:p>
      <text:p text:style-name="P1463"><text:span text:style-name="T1464">O calor o atingiu primeiro.</text:span></text:p>
      <text:p text:style-name="P1465"><text:span text:style-name="T1466">Depois, o cheiro.</text:span></text:p>
      <text:p text:style-name="P1467"><text:span text:style-name="T1468">Cerveja derramada, gordura velha, carvão úmido, madeira encharcada, tabaco barato e roupa molhada secando perto do fogo. O salão principal estava meio cheio. Trabalhadores, dois marinheiros, uma prostituta cansada demais para sorrir, um velho dormindo curvado sobre o balcão e três homens jogando cartas perto da lareira. Conversas baixas. Risos curtos. O som de um copo lascado batendo na madeira.</text:span></text:p>
      <text:p text:style-name="P1469"><text:span text:style-name="T1470">A viúva Keane ergueu os olhos assim que ele entrou.</text:span></text:p>
      <text:p text:style-name="P1471"><text:span text:style-name="T1472">Era uma mulher larga, de cabelo preso num coque duro e rosto que parecia ter sido talhado a faca e deixado ao relento por muitos invernos. Não desperdiçava simpatia com ninguém, o que a tornava, paradoxalmente, mais confiável do que metade da polícia da cidade.</text:span></text:p>
      <text:p text:style-name="P1473"><text:span text:style-name="T1474">Ela não sorriu.</text:span></text:p>
      <text:p text:style-name="P1475"><text:span text:style-name="T1476">— Senhor Ashford.</text:span></text:p>
      <text:p text:style-name="P1477"><text:span text:style-name="T1478">— Senhora Keane.</text:span></text:p>
      <text:p text:style-name="P1479"><text:span text:style-name="T1480">Ela secou um copo com um pano cinzento e avaliou Rowan por cima do ombro dele.</text:span></text:p>
      <text:p text:style-name="P1481"><text:span text:style-name="T1482">— Hoje você trouxe companhia.</text:span></text:p>
      <text:p text:style-name="P1483"><text:span text:style-name="T1484">— Hoje a cidade me parece mais sociável do que devia.</text:span></text:p>
      <text:p text:style-name="P1485"><text:span text:style-name="T1486">A viúva bufou pelo nariz.</text:span></text:p>
      <text:p text:style-name="P1487"><text:span text:style-name="T1488">— Então está doente.</text:span></text:p>
      <text:p text:style-name="P1489"><text:span text:style-name="T1490">Alec avançou pelo salão com a calma de sempre, mas seus olhos já haviam tocado cada mesa, cada reflexo, cada mão escondida perto demais de um casaco.</text:span></text:p>
      <text:p text:style-name="P1491"><text:span text:style-name="T1492">E então a viu.</text:span></text:p>
      <text:p text:style-name="P1493"><text:span text:style-name="T1494">Sentada sozinha numa mesa lateral, quase fora do círculo principal de luz, havia uma mulher.</text:span></text:p>
      <text:p text:style-name="P1495"><text:span text:style-name="T1496">Não era a única mulher no pub. Mas era a única que parecia pertencer ao lugar sem pertencer a homem algum dentro dele.</text:span></text:p>
      <text:p text:style-name="P1497"><text:span text:style-name="T1498">Usava roupas escuras, simples, de bom corte sem ostentação. As luvas estavam pousadas sobre a mesa ao lado de um copo intocado. O chapéu pequeno lançava sombra parcial sobre o rosto, mas não o suficiente para esconder a atenção dos olhos. Ela não fingia distração. Também não encarava. Apenas observava com a precisão econômica de quem aprendera a notar tudo sem oferecer nada em troca.</text:span></text:p>
      <text:p text:style-name="P1499"><text:span text:style-name="T1500">Quando Alec passou pelo centro do salão, ela ergueu o olhar para ele.</text:span></text:p>
      <text:p text:style-name="P1501"><text:span text:style-name="T1502">Não houve sobressalto.</text:span><text:line-break/><text:span text:style-name="T1503">Não houve curiosidade teatral.</text:span><text:line-break/><text:span text:style-name="T1504">Não houve o tipo de nervosismo que homens conheciam bem demais.</text:span></text:p>
      <text:p text:style-name="P1505"><text:span text:style-name="T1506">Apenas reconhecimento.</text:span></text:p>
      <text:p text:style-name="P1507"><text:span text:style-name="T1508">Pequeno. Controlado. Quase imperceptível.</text:span></text:p>
      <text:p text:style-name="P1509"><text:span text:style-name="T1510">Mas Alec viu.</text:span></text:p>
      <text:p text:style-name="P1511"><text:span text:style-name="T1512">E isso bastou.</text:span></text:p>
      <text:p text:style-name="P1513"><text:span text:style-name="T1514">Rowan percebeu a mudança mínima em sua passada.</text:span></text:p>
      <text:p text:style-name="P1515"><text:span text:style-name="T1516">— O quê? — murmurou.</text:span></text:p>
      <text:p text:style-name="P1517"><text:span text:style-name="T1518">— Nada ainda — respondeu Alec, sem virar o rosto.</text:span></text:p>
      <text:p text:style-name="P1519"><text:span text:style-name="T1520">A viúva Keane indicou uma mesa mais ao fundo.</text:span></text:p>
      <text:p text:style-name="P1521"><text:span text:style-name="T1522">— Seu canto está livre.</text:span></text:p>
      <text:p text:style-name="P1523"><text:span text:style-name="T1524">— Não quero meu canto — disse Alec. — Quero o seu ouvido.</text:span></text:p>
      <text:p text:style-name="P1525"><text:span text:style-name="T1526">Ela franziu a testa.</text:span></text:p>
      <text:p text:style-name="P1527"><text:span text:style-name="T1528">— Mau começo.</text:span></text:p>
      <text:p text:style-name="P1529"><text:span text:style-name="T1530">— Tenho tido semanas piores.</text:span></text:p>
      <text:p text:style-name="P1531"><text:span text:style-name="T1532">Alec se aproximou do balcão e apoiou a mão na madeira. Rowan ficou ligeiramente atrás, atento demais para fingir naturalidade. Algumas cabeças se voltaram na direção deles e logo retornaram aos próprios copos. Ninguém queria ser visto olhando por tempo demais.</text:span></text:p>
      <text:p text:style-name="P1533"><text:span text:style-name="T1534">A viúva Keane continuou secando o mesmo copo.</text:span></text:p>
      <text:p text:style-name="P1535"><text:span text:style-name="T1536">— Fale.</text:span></text:p>
      <text:p text:style-name="P1537"><text:span text:style-name="T1538">— Ontem alguém falou demais.</text:span></text:p>
      <text:p text:style-name="P1539"><text:span text:style-name="T1540">— Ontem metade da cidade falou demais.</text:span></text:p>
      <text:p text:style-name="P1541"><text:span text:style-name="T1542">— Sobre mim.</text:span></text:p>
      <text:p text:style-name="P1543"><text:span text:style-name="T1544">Ela ergueu uma sobrancelha.</text:span></text:p>
      <text:p text:style-name="P1545"><text:span text:style-name="T1546">— Isso reduz para um quarto.</text:span></text:p>
      <text:p text:style-name="P1547"><text:span text:style-name="T1548">Alec ignorou.</text:span></text:p>
      <text:p text:style-name="P1549"><text:span text:style-name="T1550">— Rota. Horário. Ponte. Número de homens.</text:span></text:p>
      <text:p text:style-name="P1551"><text:span text:style-name="T1552">A mão da viúva parou por um segundo quase invisível.</text:span></text:p>
      <text:p text:style-name="P1553"><text:span text:style-name="T1554">— Não ouvi nada.</text:span></text:p>
      <text:p text:style-name="P1555"><text:span text:style-name="T1556">— Ainda não perguntei se ouviu.</text:span></text:p>
      <text:p text:style-name="P1557"><text:span text:style-name="T1558">Ela o encarou em silêncio.</text:span></text:p>
      <text:p text:style-name="P1559"><text:span text:style-name="T1560">Ali, em qualquer outro homem, haveria medo ou desafio. Na viúva havia apenas cansaço profissional.</text:span></text:p>
      <text:p text:style-name="P1561"><text:span text:style-name="T1562">— Se veio me acusar, vá logo ao ponto — disse.</text:span></text:p>
      <text:p text:style-name="P1563"><text:span text:style-name="T1564">— Se eu viesse acusar, teria fechado a porta antes de entrar.</text:span></text:p>
      <text:p text:style-name="P1565"><text:span text:style-name="T1566">Isso a fez considerar melhor a resposta.</text:span></text:p>
      <text:p text:style-name="P1567"><text:span text:style-name="T1568">Antes que falasse, contudo, uma voz feminina atravessou o espaço entre a mesa lateral e o balcão.</text:span></text:p>
      <text:p text:style-name="P1569"><text:span text:style-name="T1570">— A ponte foi erro seu.</text:span></text:p>
      <text:p text:style-name="P1571"><text:span text:style-name="T1572">Rowan virou primeiro. A mão já descendo perto do casaco.</text:span></text:p>
      <text:p text:style-name="P1573"><text:span text:style-name="T1574">Alec apenas moveu os olhos.</text:span></text:p>
      <text:p text:style-name="P1575"><text:span text:style-name="T1576">A mulher da mesa lateral continuava sentada como antes, o copo intacto diante dela, uma das mãos repousando com leveza sobre a borda da mesa como se tivesse feito um comentário sobre o tempo.</text:span></text:p>
      <text:p text:style-name="P1577"><text:span text:style-name="T1578">O pub pareceu encolher ao redor da frase.</text:span></text:p>
      <text:p text:style-name="P1579"><text:span text:style-name="T1580">A viúva Keane fechou a cara.</text:span></text:p>
      <text:p text:style-name="P1581"><text:span text:style-name="T1582">— Ninguém falou com você.</text:span></text:p>
      <text:p text:style-name="P1583"><text:span text:style-name="T1584">— Não — respondeu a mulher. — Mas falaram alto o bastante para estragar a noite de todos.</text:span></text:p>
      <text:p text:style-name="P1585"><text:span text:style-name="T1586">Rowan deu um passo em direção a ela.</text:span></text:p>
      <text:p text:style-name="P1587"><text:span text:style-name="T1588">— Cuidado.</text:span></text:p>
      <text:p text:style-name="P1589"><text:span text:style-name="T1590">A mulher finalmente voltou o olhar para ele.</text:span></text:p>
      <text:p text:style-name="P1591"><text:span text:style-name="T1592">Não havia insolência aberta ali. O que havia era algo pior: medida.</text:span></text:p>
      <text:p text:style-name="P1593"><text:span text:style-name="T1594">Ela o avaliou rápido, como quem calcula distância entre uma porta e um disparo.</text:span></text:p>
      <text:p text:style-name="P1595"><text:span text:style-name="T1596">— Se eu quisesse ofender o senhor, teria escolhido palavras melhores.</text:span></text:p>
      <text:p text:style-name="P1597"><text:span text:style-name="T1598">Dois dos homens nas cartas olharam na direção da mesa. Finn, que acabara de entrar pelos fundos, parou perto da parede e sorriu sem humor, como se farejasse desastre.</text:span></text:p>
      <text:p text:style-name="P1599"><text:span text:style-name="T1600">Alec soltou a mão do balcão e caminhou até a mesa da mulher.</text:span></text:p>
      <text:p text:style-name="P1601"><text:span text:style-name="T1602">Parou a uma distância suficiente para reagir, insuficiente para parecer cauteloso.</text:span></text:p>
      <text:p text:style-name="P1603"><text:span text:style-name="T1604">— Você me conhece? — perguntou.</text:span></text:p>
      <text:p text:style-name="P1605"><text:span text:style-name="T1606">Ela ergueu os olhos para ele outra vez.</text:span></text:p>
      <text:p text:style-name="P1607"><text:span text:style-name="T1608">De perto, o rosto era mais nítido: traços controlados, beleza sem doçura óbvia, expressão treinada para não pedir licença a ambiente nenhum. Não era jovem demais para soar decorativa, nem velha o bastante para ser subestimada por engano. Era exatamente o tipo de presença que sobrevivia porque os outros demoravam a entendê-la.</text:span></text:p>
      <text:p text:style-name="P1609"><text:span text:style-name="T1610">— Manchester conhece o senhor — respondeu.</text:span></text:p>
      <text:p text:style-name="P1611"><text:span text:style-name="T1612">— Manchester fala demais.</text:span></text:p>
      <text:p text:style-name="P1613"><text:span text:style-name="T1614">— Só quando os homens importantes esquecem quantas paredes têm ouvidos.</text:span></text:p>
      <text:p text:style-name="P1615"><text:span text:style-name="T1616">Rowan chegou ao lado de Alec.</text:span></text:p>
      <text:p text:style-name="P1617"><text:span text:style-name="T1618">— Já basta.</text:span></text:p>
      <text:p text:style-name="P1619"><text:span text:style-name="T1620">A mulher inclinou a cabeça em mínima cortesia.</text:span></text:p>
      <text:p text:style-name="P1621"><text:span text:style-name="T1622">— Então faça seu amigo parar de fazer perguntas para as quais não gosta de ouvir resposta.</text:span></text:p>
      <text:p text:style-name="P1623"><text:span text:style-name="T1624">Finn aproximou-se mais, agora divertindo-se.</text:span></text:p>
      <text:p text:style-name="P1625"><text:span text:style-name="T1626">— Isso ficou interessante rápido demais.</text:span></text:p>
      <text:p text:style-name="P1627"><text:span text:style-name="T1628">Alec não olhou para nenhum dos dois.</text:span></text:p>
      <text:p text:style-name="P1629"><text:span text:style-name="T1630">— Você disse que a ponte foi erro meu.</text:span></text:p>
      <text:p text:style-name="P1631"><text:span text:style-name="T1632">— Disse.</text:span></text:p>
      <text:p text:style-name="P1633"><text:span text:style-name="T1634">— Explique.</text:span></text:p>
      <text:p text:style-name="P1635"><text:span text:style-name="T1636">Ela deslizou os dedos pela borda do copo sem beber.</text:span></text:p>
      <text:p text:style-name="P1637"><text:span text:style-name="T1638">— Duas saídas, pouca cobertura, água à esquerda, tijolo morto à direita e visão aberta demais para quem estivesse esperando. Um bom lugar para emboscada. Um péssimo lugar para orgulho.</text:span></text:p>
      <text:p text:style-name="P1639"><text:span text:style-name="T1640">O silêncio após a frase foi curto, mas pesado.</text:span></text:p>
      <text:p text:style-name="P1641"><text:span text:style-name="T1642">Rowan endureceu o maxilar.</text:span><text:line-break/><text:span text:style-name="T1643">Finn deixou o sorriso crescer um pouco.</text:span><text:line-break/><text:span text:style-name="T1644">A viúva Keane olhou para a garrafa que secava como se preferisse estar em qualquer outro lugar.</text:span></text:p>
      <text:p text:style-name="P1645"><text:span text:style-name="T1646">Alec puxou a cadeira à frente e sentou-se sem pedir licença.</text:span></text:p>
      <text:p text:style-name="P1647"><text:span text:style-name="T1648">Isso alterou a temperatura do salão mais do que qualquer grito poderia ter feito.</text:span></text:p>
      <text:p text:style-name="P1649"><text:span text:style-name="T1650">— Nome — disse ele.</text:span></text:p>
      <text:p text:style-name="P1651"><text:span text:style-name="T1652">Ela sustentou seu olhar por um instante, como se decidisse o quanto valia revelar.</text:span></text:p>
      <text:p text:style-name="P1653"><text:span text:style-name="T1654">— Esta noite?</text:span></text:p>
      <text:p text:style-name="P1655"><text:span text:style-name="T1656">Rowan soltou um som seco de desprezo.</text:span></text:p>
      <text:p text:style-name="P1657"><text:span text:style-name="T1658">— Ela acha que é engraçada.</text:span></text:p>
      <text:p text:style-name="P1659"><text:span text:style-name="T1660">— Não — disse a mulher, sem desviar os olhos de Alec. — Acho que viver muito tempo em Manchester exige precisão.</text:span></text:p>
      <text:p text:style-name="P1661"><text:span text:style-name="T1662">Alec apoiou os antebraços na mesa.</text:span></text:p>
      <text:p text:style-name="P1663"><text:span text:style-name="T1664">— Então seja precisa.</text:span></text:p>
      <text:p text:style-name="P1665"><text:span text:style-name="T1666">Ela ficou em silêncio por dois segundos.</text:span></text:p>
      <text:p text:style-name="P1667"><text:span text:style-name="T1668">— Não costumo oferecer meu nome antes de saber se um homem merece ficar com ele.</text:span></text:p>
      <text:p text:style-name="P1669"><text:span text:style-name="T1670">Finn soltou uma risada baixa.</text:span></text:p>
      <text:p text:style-name="P1671"><text:span text:style-name="T1672">— Ah, eu gostei dela.</text:span></text:p>
      <text:p text:style-name="P1673"><text:span text:style-name="T1674">Rowan virou-se para ele.</text:span></text:p>
      <text:p text:style-name="P1675"><text:span text:style-name="T1676">— Claro que gostou.</text:span></text:p>
      <text:p text:style-name="P1677"><text:span text:style-name="T1678">— Porque ela está viva e vocês dois ainda não estrangularam ninguém. É uma noite memorável.</text:span></text:p>
      <text:p text:style-name="P1679"><text:span text:style-name="T1680">Alec ergueu uma mão, e os comentários morreram.</text:span></text:p>
      <text:p text:style-name="P1681"><text:span text:style-name="T1682">Voltou-se à mulher.</text:span></text:p>
      <text:p text:style-name="P1683"><text:span text:style-name="T1684">— Você falou da ponte porque ouviu rumores ou porque viu?</text:span></text:p>
      <text:p text:style-name="P1685"><text:span text:style-name="T1686">Essa foi a primeira pergunta que realmente a atingiu.</text:span></text:p>
      <text:p text:style-name="P1687"><text:span text:style-name="T1688">Não por medo.</text:span><text:line-break/><text:span text:style-name="T1689">Mas porque era a pergunta certa.</text:span></text:p>
      <text:p text:style-name="P1690"><text:span text:style-name="T1691">Alec percebeu no pequeno atraso da respiração. No jeito como os dedos dela ficaram imóveis por um instante sobre o copo.</text:span></text:p>
      <text:p text:style-name="P1692"><text:span text:style-name="T1693">— Talvez os dois — respondeu.</text:span></text:p>
      <text:p text:style-name="P1694"><text:span text:style-name="T1695">— Talvez não é resposta.</text:span></text:p>
      <text:p text:style-name="P1696"><text:span text:style-name="T1697">— Em sua posição, eu aceitaria o que estivesse sendo dado.</text:span></text:p>
      <text:p text:style-name="P1698"><text:span text:style-name="T1699">— Em minha posição, eu decido o que é dado.</text:span></text:p>
      <text:p text:style-name="P1700"><text:span text:style-name="T1701">Ela observou Alec por um momento mais longo agora. Como se, enfim, estivesse vendo a parte dele que os rumores não conseguiam carregar direito.</text:span></text:p>
      <text:p text:style-name="P1702"><text:span text:style-name="T1703">— Sim — disse ela por fim. — Eu vi.</text:span></text:p>
      <text:p text:style-name="P1704"><text:span text:style-name="T1705">Rowan se moveu imediatamente.</text:span></text:p>
      <text:p text:style-name="P1706"><text:span text:style-name="T1707">— Alec—</text:span></text:p>
      <text:p text:style-name="P1708"><text:span text:style-name="T1709">— Fique onde está — disse Alec.</text:span></text:p>
      <text:p text:style-name="P1710"><text:span text:style-name="T1711">A mulher notou a reação de Rowan, depois olhou de novo para Alec.</text:span></text:p>
      <text:p text:style-name="P1712"><text:span text:style-name="T1713">— Seus homens são devotados.</text:span></text:p>
      <text:p text:style-name="P1714"><text:span text:style-name="T1715">— Meus homens são cuidadosos.</text:span></text:p>
      <text:p text:style-name="P1716"><text:span text:style-name="T1717">— Não. Cautela parece diferente.</text:span></text:p>
      <text:p text:style-name="P1718"><text:span text:style-name="T1719">O comentário pousou como agulha.</text:span></text:p>
      <text:p text:style-name="P1720"><text:span text:style-name="T1721">Rowan não gostou.</text:span><text:line-break/><text:span text:style-name="T1722">Finn gostou demais.</text:span><text:line-break/><text:span text:style-name="T1723">Mercer, que acabara de entrar e ocupava agora a retaguarda do salão, apenas registrou.</text:span></text:p>
      <text:p text:style-name="P1724"><text:span text:style-name="T1725">Alec não mudou de expressão.</text:span></text:p>
      <text:p text:style-name="P1726"><text:span text:style-name="T1727">— Onde?</text:span></text:p>
      <text:p text:style-name="P1728"><text:span text:style-name="T1729">— Rua oposta à ponte.</text:span></text:p>
      <text:p text:style-name="P1730"><text:span text:style-name="T1731">— Fazendo o quê?</text:span></text:p>
      <text:p text:style-name="P1732"><text:span text:style-name="T1733">— Observando.</text:span></text:p>
      <text:p text:style-name="P1734"><text:span text:style-name="T1735">— A emboscada?</text:span></text:p>
      <text:p text:style-name="P1736"><text:span text:style-name="T1737">— O senhor.</text:span></text:p>
      <text:p text:style-name="P1738"><text:span text:style-name="T1739">Dessa vez, ninguém falou.</text:span></text:p>
      <text:p text:style-name="P1740"><text:span text:style-name="T1741">Nem mesmo Finn.</text:span></text:p>
      <text:p text:style-name="P1742"><text:span text:style-name="T1743">A viúva Keane ergueu os olhos discretamente. Os jogadores de carta fingiram não ouvir, o que só provava que ouviram cada palavra.</text:span></text:p>
      <text:p text:style-name="P1744"><text:span text:style-name="T1745">Alec inclinou-se um pouco mais.</text:span></text:p>
      <text:p text:style-name="P1746"><text:span text:style-name="T1747">— Por quê?</text:span></text:p>
      <text:p text:style-name="P1748"><text:span text:style-name="T1749">A mulher tomou enfim um pequeno gole do copo, apenas para devolver a calma ao próprio gesto.</text:span></text:p>
      <text:p text:style-name="P1750"><text:span text:style-name="T1751">— Porque queria saber se os rumores eram exagero.</text:span></text:p>
      <text:p text:style-name="P1752"><text:span text:style-name="T1753">— E eram?</text:span></text:p>
      <text:p text:style-name="P1754"><text:span text:style-name="T1755">Ela baixou o copo com suavidade.</text:span></text:p>
      <text:p text:style-name="P1756"><text:span text:style-name="T1757">— Não os mais úteis.</text:span></text:p>
      <text:p text:style-name="P1758"><text:span text:style-name="T1759">Finn deixou escapar um assobio curto.</text:span></text:p>
      <text:p text:style-name="P1760"><text:span text:style-name="T1761">Rowan estava a um fio de sacar a arma ou a própria paciência.</text:span></text:p>
      <text:p text:style-name="P1762"><text:span text:style-name="T1763">— Você estava seguindo ele? — perguntou, ríspido.</text:span></text:p>
      <text:p text:style-name="P1764"><text:span text:style-name="T1765">— Não — respondeu ela. — Estava seguindo o erro.</text:span></text:p>
      <text:p text:style-name="P1766"><text:span text:style-name="T1767">— Qual erro?</text:span></text:p>
      <text:p text:style-name="P1768"><text:span text:style-name="T1769">— O de homens armados acreditarem que segredo continua segredo depois de passar por garganta de bêbado, cocheiro comprado e doca mal paga.</text:span></text:p>
      <text:p text:style-name="P1770"><text:span text:style-name="T1771">Alec estudou o rosto dela.</text:span></text:p>
      <text:p text:style-name="P1772"><text:span text:style-name="T1773">Não havia vaidade.</text:span><text:line-break/><text:span text:style-name="T1774">Nem pressa.</text:span><text:line-break/><text:span text:style-name="T1775">Nem o tremor de quem improvisa.</text:span></text:p>
      <text:p text:style-name="P1776"><text:span text:style-name="T1777">Tudo nela dizia cálculo.</text:span></text:p>
      <text:p text:style-name="P1778"><text:span text:style-name="T1779">Ele se recostou um pouco.</text:span></text:p>
      <text:p text:style-name="P1780"><text:span text:style-name="T1781">— Se viu tanto, por que não falou antes?</text:span></text:p>
      <text:p text:style-name="P1782"><text:span text:style-name="T1783">— Porque homens como você não gostam de aviso vindo de estranhos.</text:span></text:p>
      <text:p text:style-name="P1784"><text:span text:style-name="T1785">— E agora gostam?</text:span></text:p>
      <text:p text:style-name="P1786"><text:span text:style-name="T1787">Ela permitiu a sombra de um quase sorriso.</text:span></text:p>
      <text:p text:style-name="P1788"><text:span text:style-name="T1789">— Agora os senhores estão desesperados o bastante para ouvir sem admitir.</text:span></text:p>
      <text:p text:style-name="P1790"><text:span text:style-name="T1791">Finn riu de verdade dessa vez.</text:span></text:p>
      <text:p text:style-name="P1792"><text:span text:style-name="T1793">— Ela vai acabar levando um tiro e uma cadeira na mesa na mesma noite.</text:span></text:p>
      <text:p text:style-name="P1794"><text:span text:style-name="T1795">— Fique calado, Finn — disse Rowan.</text:span></text:p>
      <text:p text:style-name="P1796"><text:span text:style-name="T1797">— Não. Estou aprendendo.</text:span></text:p>
      <text:p text:style-name="P1798"><text:span text:style-name="T1799">Mercer avançou um passo, voz baixa e firme:</text:span></text:p>
      <text:p text:style-name="P1800"><text:span text:style-name="T1801">— Quem mandou você?</text:span></text:p>
      <text:p text:style-name="P1802"><text:span text:style-name="T1803">A mulher virou o rosto para ele. Reconheceu na hora que aquele era o mais perigoso depois de Alec, não pelo temperamento, mas pela ausência dele.</text:span></text:p>
      <text:p text:style-name="P1804"><text:span text:style-name="T1805">— Ninguém.</text:span></text:p>
      <text:p text:style-name="P1806"><text:span text:style-name="T1807">— Então isso é iniciativa própria?</text:span></text:p>
      <text:p text:style-name="P1808"><text:span text:style-name="T1809">— Chame como preferir.</text:span></text:p>
      <text:p text:style-name="P1810"><text:span text:style-name="T1811">— Em Manchester, iniciativa própria costuma ser outro nome para serviço pago.</text:span></text:p>
      <text:p text:style-name="P1812"><text:span text:style-name="T1813">Ela voltou-se para Alec, como se apenas ele merecesse resposta completa.</text:span></text:p>
      <text:p text:style-name="P1814"><text:span text:style-name="T1815">— Eu não trabalho para Blackwood.</text:span></text:p>
      <text:p text:style-name="P1816"><text:span text:style-name="T1817">— Não perguntei sobre Blackwood.</text:span></text:p>
      <text:p text:style-name="P1818"><text:span text:style-name="T1819">— Não. Mas ia perguntar.</text:span></text:p>
      <text:p text:style-name="P1820"><text:span text:style-name="T1821">Alec a observou por alguns segundos.</text:span></text:p>
      <text:p text:style-name="P1822"><text:span text:style-name="T1823">— E Thorne?</text:span></text:p>
      <text:p text:style-name="P1824"><text:span text:style-name="T1825">— Também não.</text:span></text:p>
      <text:p text:style-name="P1826"><text:span text:style-name="T1827">— Polícia?</text:span></text:p>
      <text:p text:style-name="P1828"><text:span text:style-name="T1829">O olhar dela esfriou um grau.</text:span></text:p>
      <text:p text:style-name="P1830"><text:span text:style-name="T1831">— Tenho padrões.</text:span></text:p>
      <text:p text:style-name="P1832"><text:span text:style-name="T1833">Isso fez até Rowan hesitar.</text:span></text:p>
      <text:p text:style-name="P1834"><text:span text:style-name="T1835">A frase não era bravata. Soava como desprezo genuíno.</text:span></text:p>
      <text:p text:style-name="P1836"><text:span text:style-name="T1837">Alec cruzou os dedos sobre a mesa.</text:span></text:p>
      <text:p text:style-name="P1838"><text:span text:style-name="T1839">— Então o que você quer?</text:span></text:p>
      <text:p text:style-name="P1840"><text:span text:style-name="T1841">Pela primeira vez, ela demorou um pouco mais.</text:span></text:p>
      <text:p text:style-name="P1842"><text:span text:style-name="T1843">Não como quem inventa.</text:span><text:line-break/><text:span text:style-name="T1844">Como quem escolhe o risco.</text:span></text:p>
      <text:p text:style-name="P1845"><text:span text:style-name="T1846">— Ver quem ainda sabe pensar nesta cidade.</text:span></text:p>
      <text:p text:style-name="P1847"><text:span text:style-name="T1848">— E por que isso importaria a você?</text:span></text:p>
      <text:p text:style-name="P1849"><text:span text:style-name="T1850">— Porque homens estúpidos morrem rápido. E homens inteligentes, quando pressionados, revelam a anatomia do poder.</text:span></text:p>
      <text:p text:style-name="P1851"><text:span text:style-name="T1852">Finn virou-se para Rowan.</text:span></text:p>
      <text:p text:style-name="P1853"><text:span text:style-name="T1854">— Você entendeu?</text:span></text:p>
      <text:p text:style-name="P1855"><text:span text:style-name="T1856">— Não.</text:span></text:p>
      <text:p text:style-name="P1857"><text:span text:style-name="T1858">— Ótimo, achei que fosse só comigo.</text:span></text:p>
      <text:p text:style-name="P1859"><text:span text:style-name="T1860">Alec manteve os olhos nela.</text:span></text:p>
      <text:p text:style-name="P1861"><text:span text:style-name="T1862">— Essa resposta foi para impressionar ou esconder?</text:span></text:p>
      <text:p text:style-name="P1863"><text:span text:style-name="T1864">— Para medir.</text:span></text:p>
      <text:p text:style-name="P1865"><text:span text:style-name="T1866">— E qual o resultado?</text:span></text:p>
      <text:p text:style-name="P1867"><text:span text:style-name="T1868">Ela o fitou sem vacilar.</text:span></text:p>
      <text:p text:style-name="P1869"><text:span text:style-name="T1870">— O senhor ainda não decidiu se me manda embora, se me interroga no porão ou se volta amanhã.</text:span></text:p>
      <text:p text:style-name="P1871"><text:span text:style-name="T1872">Rowan soltou um som tenso.</text:span></text:p>
      <text:p text:style-name="P1873"><text:span text:style-name="T1874">— Amanhã?</text:span></text:p>
      <text:p text:style-name="P1875"><text:span text:style-name="T1876">A mulher ignorou.</text:span></text:p>
      <text:p text:style-name="P1877"><text:span text:style-name="T1878">— Isso significa que ainda pensa antes de disparar. É mais do que posso dizer de muitos homens nesta cidade.</text:span></text:p>
      <text:p text:style-name="P1879"><text:span text:style-name="T1880">Mercer falou, seco:</text:span></text:p>
      <text:p text:style-name="P1881"><text:span text:style-name="T1882">— Você presume intimidade demais.</text:span></text:p>
      <text:p text:style-name="P1883"><text:span text:style-name="T1884">— Não — respondeu ela. — Presumo padrão.</text:span></text:p>
      <text:p text:style-name="P1885"><text:span text:style-name="T1886">Alec notou então o detalhe mais importante da noite.</text:span></text:p>
      <text:p text:style-name="P1887"><text:span text:style-name="T1888">Ela não tentava parecer indispensável.</text:span><text:line-break/><text:span text:style-name="T1889">Não implorava espaço.</text:span><text:line-break/><text:span text:style-name="T1890">Não oferecia ajuda barata.</text:span><text:line-break/><text:span text:style-name="T1891">Ela apenas se colocava onde seria impossível ignorá-la.</text:span></text:p>
      <text:p text:style-name="P1892"><text:span text:style-name="T1893">Esse era o gesto mais perigoso de todos.</text:span></text:p>
      <text:p text:style-name="P1894"><text:span text:style-name="T1895">— Você já esteve perto antes — disse ele, de repente.</text:span></text:p>
      <text:p text:style-name="P1896"><text:span text:style-name="T1897">Não foi exatamente uma pergunta.</text:span></text:p>
      <text:p text:style-name="P1898"><text:span text:style-name="T1899">Mas a mulher entendeu.</text:span></text:p>
      <text:p text:style-name="P1900"><text:span text:style-name="T1901">Seus olhos não se arregalaram. Ainda assim, houve uma quietude nova nela.</text:span></text:p>
      <text:p text:style-name="P1902"><text:span text:style-name="T1903">— Perto de quê?</text:span></text:p>
      <text:p text:style-name="P1904"><text:span text:style-name="T1905">— De rotas. De nomes. De lugares onde não deveria haver memória sua.</text:span></text:p>
      <text:p text:style-name="P1906"><text:span text:style-name="T1907">Finn e Rowan trocaram um olhar rápido.</text:span><text:line-break/><text:span text:style-name="T1908">Mercer permaneceu imóvel.</text:span><text:line-break/><text:span text:style-name="T1909">A viúva Keane parou de secar copos outra vez.</text:span></text:p>
      <text:p text:style-name="P1910"><text:span text:style-name="T1911">— O senhor confia muito na própria intuição — disse a mulher.</text:span></text:p>
      <text:p text:style-name="P1912"><text:span text:style-name="T1913">— Ela me manteve vivo.</text:span></text:p>
      <text:p text:style-name="P1914"><text:span text:style-name="T1915">— E matou quantos inocentes?</text:span></text:p>
      <text:p text:style-name="P1916"><text:span text:style-name="T1917">A pergunta foi afiada o bastante para alterar o ar.</text:span></text:p>
      <text:p text:style-name="P1918"><text:span text:style-name="T1919">Rowan deu um passo brusco.</text:span></text:p>
      <text:p text:style-name="P1920"><text:span text:style-name="T1921">— Chega.</text:span></text:p>
      <text:p text:style-name="P1922"><text:span text:style-name="T1923">Alec ergueu a mão sem desviar dela.</text:span></text:p>
      <text:p text:style-name="P1924"><text:span text:style-name="T1925">— Responda.</text:span></text:p>
      <text:p text:style-name="P1926"><text:span text:style-name="T1927">Ela baixou os olhos por um segundo breve, como se examinasse a madeira da mesa em busca da linha exata que podia cruzar.</text:span></text:p>
      <text:p text:style-name="P1928"><text:span text:style-name="T1929">Quando falou, a voz saiu ainda mais baixa.</text:span></text:p>
      <text:p text:style-name="P1930"><text:span text:style-name="T1931">— Eu vi homens seus duas vezes antes desta noite. Talvez três. Uma das vezes, perto das docas. Outra, num beco em Angel Meadow. Havia pressa demais, e disciplina demais, para serem trabalhadores comuns. Depois ouvi o nome errado sair da boca certa. A partir daí, ficou fácil seguir o resto.</text:span></text:p>
      <text:p text:style-name="P1932"><text:span text:style-name="T1933">Alec não moveu um músculo.</text:span></text:p>
      <text:p text:style-name="P1934"><text:span text:style-name="T1935">Mas por dentro tudo ficou mais atento.</text:span></text:p>
      <text:p text:style-name="P1936"><text:span text:style-name="T1937">Angel Meadow.</text:span><text:line-break/><text:span text:style-name="T1938">Docas.</text:span><text:line-break/><text:span text:style-name="T1939">Nome errado na boca certa.</text:span></text:p>
      <text:p text:style-name="P1940"><text:span text:style-name="T1941">Ela não estava atirando no escuro.</text:span></text:p>
      <text:p text:style-name="P1942"><text:span text:style-name="T1943">— Quem falou? — perguntou Rowan.</text:span></text:p>
      <text:p text:style-name="P1944"><text:span text:style-name="T1945">A mulher virou o rosto para ele.</text:span></text:p>
      <text:p text:style-name="P1946"><text:span text:style-name="T1947">— Um homem pequeno demais para a própria coragem.</text:span></text:p>
      <text:p text:style-name="P1948"><text:span text:style-name="T1949">— Nome.</text:span></text:p>
      <text:p text:style-name="P1950"><text:span text:style-name="T1951">— Não.</text:span></text:p>
      <text:p text:style-name="P1952"><text:span text:style-name="T1953">— Não? — Rowan avançou mais um passo.</text:span></text:p>
      <text:p text:style-name="P1954"><text:span text:style-name="T1955">Mercer o segurou pelo braço antes que fosse adiante demais.</text:span></text:p>
      <text:p text:style-name="P1956"><text:span text:style-name="T1957">A mulher olhou para a mão de Mercer segurando Rowan, depois voltou ao centro da mesa.</text:span></text:p>
      <text:p text:style-name="P1958"><text:span text:style-name="T1959">— Se eu entregasse nomes na primeira noite, os senhores me chamariam de isca. Se escondo nomes, me chamam de mentirosa. Homens desconfiados transformam qualquer resposta em culpa quando já decidiram odiar a pergunta.</text:span></text:p>
      <text:p text:style-name="P1960"><text:span text:style-name="T1961">Finn sorriu.</text:span></text:p>
      <text:p text:style-name="P1962"><text:span text:style-name="T1963">— Ela realmente veio preparada.</text:span></text:p>
      <text:p text:style-name="P1964"><text:span text:style-name="T1965">Rowan arrancou o braço da mão de Mercer.</text:span></text:p>
      <text:p text:style-name="P1966"><text:span text:style-name="T1967">— Eu não confio nela.</text:span></text:p>
      <text:p text:style-name="P1968"><text:span text:style-name="T1969">— Excelente — disse a mulher. — Então ainda restam dois de nós na sala com alguma sensatez.</text:span></text:p>
      <text:p text:style-name="P1970"><text:span text:style-name="T1971">A viúva Keane soltou um “Jesus Cristo” quase inaudível.</text:span></text:p>
      <text:p text:style-name="P1972"><text:span text:style-name="T1973">Finn riu alto.</text:span></text:p>
      <text:p text:style-name="P1974"><text:span text:style-name="T1975">Rowan deu meio passo à frente, mas Alec levantou-se.</text:span></text:p>
      <text:p text:style-name="P1976"><text:span text:style-name="T1977">O gesto bastou para parar tudo.</text:span></text:p>
      <text:p text:style-name="P1978"><text:span text:style-name="T1979">Ele ficou de pé diante da mesa, alto, imóvel, a sombra do chapéu cortando os olhos.</text:span></text:p>
      <text:p text:style-name="P1980"><text:span text:style-name="T1981">— Meus homens não gostam da sua presença — disse.</text:span></text:p>
      <text:p text:style-name="P1982"><text:span text:style-name="T1983">— Homens próximos raramente gostam.</text:span></text:p>
      <text:p text:style-name="P1984"><text:span text:style-name="T1985">— E você parece confortável demais para alguém cercada.</text:span></text:p>
      <text:p text:style-name="P1986"><text:span text:style-name="T1987">— Não. Pareço calma demais. É diferente.</text:span></text:p>
      <text:p text:style-name="P1988"><text:span text:style-name="T1989">— Explique.</text:span></text:p>
      <text:p text:style-name="P1990"><text:span text:style-name="T1991">Ela juntou as luvas com um só gesto.</text:span></text:p>
      <text:p text:style-name="P1992"><text:span text:style-name="T1993">— Se eu tivesse vindo feri-lo, teria trazido companhia. Se tivesse vindo vendê-lo, não falaria de frente. Se tivesse vindo seduzi-lo, teria escolhido outro tom. Vim porque há movimento demais na cidade, homens demais fingindo controle e cadáveres demais a caminho. E porque, apesar dos boatos, o senhor ainda distingue entre ameaça e informação.</text:span></text:p>
      <text:p text:style-name="P1994"><text:span text:style-name="T1995">Alec sustentou o olhar por alguns segundos.</text:span></text:p>
      <text:p text:style-name="P1996"><text:span text:style-name="T1997">Rowan falou entre dentes:</text:span></text:p>
      <text:p text:style-name="P1998"><text:span text:style-name="T1999">— Alec, isso é erro.</text:span></text:p>
      <text:p text:style-name="P2000"><text:span text:style-name="T2001">Finn respondeu antes dele:</text:span></text:p>
      <text:p text:style-name="P2002"><text:span text:style-name="T2003">— Talvez. Mas é um erro interessante.</text:span></text:p>
      <text:p text:style-name="P2004"><text:span text:style-name="T2005">Mercer não falou nada. Apenas continuou observando a mulher como se decorasse o ritmo da respiração dela.</text:span></text:p>
      <text:p text:style-name="P2006"><text:span text:style-name="T2007">Alec então puxou a cadeira para trás, abrindo espaço entre eles.</text:span></text:p>
      <text:p text:style-name="P2008"><text:span text:style-name="T2009">— Seu nome.</text:span></text:p>
      <text:p text:style-name="P2010"><text:span text:style-name="T2011">A mulher pegou as luvas.</text:span></text:p>
      <text:p text:style-name="P2012"><text:span text:style-name="T2013">Desta vez, quando respondeu, não havia desvio.</text:span></text:p>
      <text:p text:style-name="P2014"><text:span text:style-name="T2015">—<text:s/></text:span><text:span text:style-name="T2016">Audrey</text:span><text:span text:style-name="T2017"><text:s/>Shaw.</text:span></text:p>
      <text:p text:style-name="P2018"><text:span text:style-name="T2019">O nome pousou entre eles sem ornamento.</text:span></text:p>
      <text:p text:style-name="P2020"><text:span text:style-name="T2021">Nem Rowan nem Finn reagiram com reconhecimento imediato.</text:span><text:line-break/><text:span text:style-name="T2022">Mercer também não.</text:span><text:line-break/><text:span text:style-name="T2023">Mas Alec percebeu algo mais importante que fama ou ausência dela.</text:span></text:p>
      <text:p text:style-name="P2024"><text:span text:style-name="T2025">Era nome dito como fato, não como performance.</text:span></text:p>
      <text:p text:style-name="P2026"><text:span text:style-name="T2027">— E onde eu encontro você amanhã? — perguntou ele.</text:span></text:p>
      <text:p text:style-name="P2028"><text:span text:style-name="T2029">Audrey</text:span><text:span text:style-name="T2030"><text:s/>colocou uma das luvas, depois a outra.</text:span></text:p>
      <text:p text:style-name="P2031"><text:span text:style-name="T2032">— Se eu quiser ser encontrada, o senhor saberá.</text:span></text:p>
      <text:p text:style-name="P2033"><text:span text:style-name="T2034">— Não gosto de enigmas.</text:span></text:p>
      <text:p text:style-name="P2035"><text:span text:style-name="T2036">— Não. O senhor gosta de controle.</text:span></text:p>
      <text:p text:style-name="P2037"><text:span text:style-name="T2038">Ela ajustou o punho do casaco e se levantou.</text:span></text:p>
      <text:p text:style-name="P2039"><text:span text:style-name="T2040">Não era alta, mas de pé ganhava outra forma de presença. Menos figura de canto, mais lâmina escondida em tecido escuro.</text:span></text:p>
      <text:p text:style-name="P2041"><text:span text:style-name="T2042">Rowan saiu logo da frente por instinto, o que pareceu irritá-lo ainda mais.</text:span></text:p>
      <text:p text:style-name="P2043"><text:span text:style-name="T2044">Audrey</text:span><text:span text:style-name="T2045"><text:s/>olhou uma última vez para Alec.</text:span></text:p>
      <text:p text:style-name="P2046"><text:span text:style-name="T2047">— Não use a rota leste amanhã.</text:span></text:p>
      <text:p text:style-name="P2048"><text:span text:style-name="T2049">Alec estreitou os olhos.</text:span></text:p>
      <text:p text:style-name="P2050"><text:span text:style-name="T2051">— Por quê?</text:span></text:p>
      <text:p text:style-name="P2052"><text:span text:style-name="T2053">— Porque alguém além de vocês já a conhece.</text:span></text:p>
      <text:p text:style-name="P2054"><text:span text:style-name="T2055">— Quem?</text:span></text:p>
      <text:p text:style-name="P2056"><text:span text:style-name="T2057">— Ainda não sei.</text:span></text:p>
      <text:p text:style-name="P2058"><text:span text:style-name="T2059">— Então como sabe?</text:span></text:p>
      <text:p text:style-name="P2060"><text:span text:style-name="T2061">Ela inclinou a cabeça de leve.</text:span></text:p>
      <text:p text:style-name="P2062"><text:span text:style-name="T2063">— Porque há três tipos de silêncio em Manchester. O silêncio do medo, o silêncio da fome e o silêncio da espera. O da rota leste mudou ontem.</text:span></text:p>
      <text:p text:style-name="P2064"><text:span text:style-name="T2065">Finn murmurou, quase admirado:</text:span></text:p>
      <text:p text:style-name="P2066"><text:span text:style-name="T2067">— Eu vou sonhar com essa frase.</text:span></text:p>
      <text:p text:style-name="P2068"><text:span text:style-name="T2069">Rowan ignorou.</text:span></text:p>
      <text:p text:style-name="P2070"><text:span text:style-name="T2071">— Isso é tudo? Você aparece, insulta metade da sala e some?</text:span></text:p>
      <text:p text:style-name="P2072"><text:span text:style-name="T2073">Audrey</text:span><text:span text:style-name="T2074"><text:s/>olhou para ele como se concedesse, enfim, uma resposta honesta.</text:span></text:p>
      <text:p text:style-name="P2075"><text:span text:style-name="T2076">— Não. Eu apareço, aviso a metade certa e deixo a outra metade decidir se prefere orgulho ou sobrevivência.</text:span></text:p>
      <text:p text:style-name="P2077"><text:span text:style-name="T2078">Então caminhou em direção à porta.</text:span></text:p>
      <text:p text:style-name="P2079"><text:span text:style-name="T2080">Ninguém a impediu.</text:span></text:p>
      <text:p text:style-name="P2081"><text:span text:style-name="T2082">Alec não deu ordem.</text:span><text:line-break/><text:span text:style-name="T2083">Rowan esperou a ordem que não veio.</text:span><text:line-break/><text:span text:style-name="T2084">Mercer observou.</text:span><text:line-break/><text:span text:style-name="T2085">Finn abriu passagem com uma reverência debochada que ela ignorou por completo.</text:span></text:p>
      <text:p text:style-name="P2086"><text:span text:style-name="T2087">A porta se abriu. O vento úmido entrou com a chuva fina. Em seguida, ela saiu para a noite e desapareceu na névoa da rua como se pertencesse à cidade mais do que ao pub.</text:span></text:p>
      <text:p text:style-name="P2088"><text:span text:style-name="T2089">Por alguns segundos, ninguém falou.</text:span></text:p>
      <text:p text:style-name="P2090"><text:span text:style-name="T2091">Foi a viúva Keane quem quebrou o silêncio.</text:span></text:p>
      <text:p text:style-name="P2092"><text:span text:style-name="T2093">— Se ela voltar, eu cobro entrada em dobro.</text:span></text:p>
      <text:p text:style-name="P2094"><text:span text:style-name="T2095">Finn soltou uma gargalhada curta.</text:span></text:p>
      <text:p text:style-name="P2096"><text:span text:style-name="T2097">— Vale cada centavo.</text:span></text:p>
      <text:p text:style-name="P2098"><text:span text:style-name="T2099">Rowan virou-se para Alec.</text:span></text:p>
      <text:p text:style-name="P2100"><text:span text:style-name="T2101">— Você não pode estar considerando isso.</text:span></text:p>
      <text:p text:style-name="P2102"><text:span text:style-name="T2103">— Considerando o quê?</text:span></text:p>
      <text:p text:style-name="P2104"><text:span text:style-name="T2105">— Ela. Essa mulher. Seja lá de onde veio.</text:span></text:p>
      <text:p text:style-name="P2106"><text:span text:style-name="T2107">Alec continuou olhando para a porta fechada.</text:span></text:p>
      <text:p text:style-name="P2108"><text:span text:style-name="T2109">— Eu estou considerando a rota leste.</text:span></text:p>
      <text:p text:style-name="P2110"><text:span text:style-name="T2111">— Ela pode estar nos conduzindo.</text:span></text:p>
      <text:p text:style-name="P2112"><text:span text:style-name="T2113">— Sim.</text:span></text:p>
      <text:p text:style-name="P2114"><text:span text:style-name="T2115">— Pode estar mentindo.</text:span></text:p>
      <text:p text:style-name="P2116"><text:span text:style-name="T2117">— Sim.</text:span></text:p>
      <text:p text:style-name="P2118"><text:span text:style-name="T2119">— Pode ser isca.</text:span></text:p>
      <text:p text:style-name="P2120"><text:span text:style-name="T2121">— Sim.</text:span></text:p>
      <text:p text:style-name="P2122"><text:span text:style-name="T2123">Rowan abriu os braços, exasperado.</text:span></text:p>
      <text:p text:style-name="P2124"><text:span text:style-name="T2125">— Então por que diabos você está parado com essa cara?</text:span></text:p>
      <text:p text:style-name="P2126"><text:span text:style-name="T2127">Alec finalmente se virou.</text:span></text:p>
      <text:p text:style-name="P2128"><text:span text:style-name="T2129">— Porque ela viu Angel Meadow.</text:span></text:p>
      <text:p text:style-name="P2130"><text:span text:style-name="T2131">Mercer entendeu antes de todos.</text:span></text:p>
      <text:p text:style-name="P2132"><text:span text:style-name="T2133">— Isso não era público.</text:span></text:p>
      <text:p text:style-name="P2134"><text:span text:style-name="T2135">— Exato — disse Alec.</text:span></text:p>
      <text:p text:style-name="P2136"><text:span text:style-name="T2137">Finn aproximou-se da mesa e pegou o copo que<text:s/></text:span><text:span text:style-name="T2138">Audrey</text:span><text:span text:style-name="T2139"><text:s/>mal tocara.</text:span></text:p>
      <text:p text:style-name="P2140"><text:span text:style-name="T2141">— Então temos uma novidade.</text:span></text:p>
      <text:p text:style-name="P2142"><text:span text:style-name="T2143">— Temos um problema — corrigiu Rowan.</text:span></text:p>
      <text:p text:style-name="P2144"><text:span text:style-name="T2145">— Não — disse Mercer. — Temos alguém que sabe mais do que deveria e escolheu não usar isso da forma mais óbvia.</text:span></text:p>
      <text:p text:style-name="P2146"><text:span text:style-name="T2147">A viúva Keane apoiou os dois punhos no balcão.</text:span></text:p>
      <text:p text:style-name="P2148"><text:span text:style-name="T2149">— Vou dizer uma vez só, senhor Ashford: essa moça não cheira a polícia, nem a puta de Blackwood, nem a mensageira comprada. E isso me preocupa mais do que se cheirasse.</text:span></text:p>
      <text:p text:style-name="P2150"><text:span text:style-name="T2151">Alec assentiu quase imperceptivelmente.</text:span></text:p>
      <text:p text:style-name="P2152"><text:span text:style-name="T2153">Era exatamente isso.</text:span></text:p>
      <text:p text:style-name="P2154"><text:span text:style-name="T2155">Audrey</text:span><text:span text:style-name="T2156"><text:s/>Shaw não parecia peça de outro homem.</text:span><text:line-break/><text:span text:style-name="T2157">Parecia peça própria.</text:span></text:p>
      <text:p text:style-name="P2158"><text:span text:style-name="T2159">Isso tornava tudo pior.</text:span></text:p>
      <text:p text:style-name="P2160"><text:span text:style-name="T2161">Ou melhor.</text:span></text:p>
      <text:p text:style-name="P2162"><text:span text:style-name="T2163">Ainda não dava para saber.</text:span></text:p>
      <text:p text:style-name="P2164"><text:span text:style-name="T2165">Rowan se aproximou mais, voz baixa e dura:</text:span></text:p>
      <text:p text:style-name="P2166"><text:span text:style-name="T2167">— Escute bem. Não quero essa mulher perto do círculo.</text:span></text:p>
      <text:p text:style-name="P2168"><text:span text:style-name="T2169">— Você não decide isso — disse Alec.</text:span></text:p>
      <text:p text:style-name="P2170"><text:span text:style-name="T2171">— Eu decido avisar quando algo fede a armadilha.</text:span></text:p>
      <text:p text:style-name="P2172"><text:span text:style-name="T2173">Finn levantou o copo vazio.</text:span></text:p>
      <text:p text:style-name="P2174"><text:span text:style-name="T2175">— Tecnicamente, tudo aqui fede a armadilha.</text:span></text:p>
      <text:p text:style-name="P2176"><text:span text:style-name="T2177">— Cala a boca, Finn.</text:span></text:p>
      <text:p text:style-name="P2178"><text:span text:style-name="T2179">Mercer olhou para Alec.</text:span></text:p>
      <text:p text:style-name="P2180"><text:span text:style-name="T2181">— O que fazemos?</text:span></text:p>
      <text:p text:style-name="P2182"><text:span text:style-name="T2183">Alec baixou os olhos para a mesa, para a marca úmida deixada pelo copo de<text:s/></text:span><text:span text:style-name="T2184">Audrey</text:span><text:span text:style-name="T2185">, como se até o vidro tivesse deixado recado.</text:span></text:p>
      <text:p text:style-name="P2186"><text:span text:style-name="T2187">— Mudamos a rota leste — disse.</text:span></text:p>
      <text:p text:style-name="P2188"><text:span text:style-name="T2189">Rowan ficou rígido.</text:span></text:p>
      <text:p text:style-name="P2190"><text:span text:style-name="T2191">— Vai ouvi-la.</text:span></text:p>
      <text:p text:style-name="P2192"><text:span text:style-name="T2193">— Vou verificar.</text:span></text:p>
      <text:p text:style-name="P2194"><text:span text:style-name="T2195">— Dá no mesmo.</text:span></text:p>
      <text:p text:style-name="P2196"><text:span text:style-name="T2197">— Não — respondeu Alec. — Dá em sobrevivência.</text:span></text:p>
      <text:p text:style-name="P2198"><text:span text:style-name="T2199">Mercer assentiu.</text:span></text:p>
      <text:p text:style-name="P2200"><text:span text:style-name="T2201">Finn devolveu o copo à mesa.</text:span></text:p>
      <text:p text:style-name="P2202"><text:span text:style-name="T2203">— E a mulher?</text:span></text:p>
      <text:p text:style-name="P2204"><text:span text:style-name="T2205">Alec ergueu os olhos.</text:span></text:p>
      <text:p text:style-name="P2206"><text:span text:style-name="T2207">Por um instante, ninguém no pub pareceu respirar.</text:span></text:p>
      <text:p text:style-name="P2208"><text:span text:style-name="T2209">— A mulher — disse ele — continua sendo problema meu.</text:span></text:p>
      <text:p text:style-name="P2210"><text:span text:style-name="T2211">Rowan não gostou da frase.</text:span><text:line-break/><text:span text:style-name="T2212">Mercer registrou.</text:span><text:line-break/><text:span text:style-name="T2213">Finn sorriu de lado.</text:span><text:line-break/><text:span text:style-name="T2214">A viúva Keane voltou ao seu copo como quem já sabia que a noite tinha terminado mal.</text:span></text:p>
      <text:p text:style-name="P2215"><text:span text:style-name="T2216">Lá fora, a chuva seguia fina sobre Manchester.</text:span></text:p>
      <text:p text:style-name="P2217"><text:span text:style-name="T2218">E em algum lugar entre os becos, as docas e a névoa,<text:s/></text:span><text:span text:style-name="T2219">Audrey</text:span><text:span text:style-name="T2220"><text:s/>Shaw já havia deixado de ser só uma estranha.</text:span></text:p>
      <text:p text:style-name="P2221"><text:span text:style-name="T2222">Agora era uma pergunta.</text:span></text:p>
      <text:p text:style-name="P2223"><text:span text:style-name="T2224">E Alec Ashford conhecia bem o custo de perguntas que chegavam tarde demais.</text:span></text:p>
      <text:p text:style-name="Normal"/>
      <text:p text:style-name="Normal"/>
      <text:h text:style-name="P2225" text:outline-level="2"><text:span text:style-name="T2226">Capítulo 14</text:span></text:h>
      <text:p text:style-name="P2227"><text:span text:style-name="T2228">A chuva cessara antes do amanhecer, mas Manchester continuava molhada como um animal recém-saído do rio.</text:span></text:p>
      <text:p text:style-name="P2229"><text:span text:style-name="T2230">As ruas brilhavam sob um céu pálido de chumbo, e a fuligem colada aos tijolos parecia mais escura depois da água. Nos telhados, nas calhas, nos trilhos, nas marquises tortas dos comércios ainda fechados, tudo segurava um resto frio da noite anterior. A cidade nunca amanhecia limpa. Apenas trocava de sombra.</text:span></text:p>
      <text:p text:style-name="P2231"><text:span text:style-name="T2232">O esconderijo provisório dos Melted Cross naquela manhã era um antigo armazém de ferragens perto do canal, menor que o depósito de Ancoats e mais abafado, com o teto baixo e janelas altas demais para oferecer vista útil. Caixas de munição dividiam espaço com sacos de carvão, bobinas de cabo naval, mantas militares e duas mesas improvisadas onde mapas, garrafas e armas desmontadas disputavam território.</text:span></text:p>
      <text:p text:style-name="P2233"><text:span text:style-name="T2234">Alec estava acordado havia horas.</text:span></text:p>
      <text:p text:style-name="P2235"><text:span text:style-name="T2236">Não dormira muito. Quase nunca dormia quando uma variável nova surgia na cidade.</text:span></text:p>
      <text:p text:style-name="P2237"><text:span text:style-name="T2238">Diante dele, sobre a mesa, estava um mapa menor com três rotas riscadas a lápis e duas palavras sublinhadas com força suficiente para quase rasgar o papel: leste e Keane.</text:span></text:p>
      <text:p text:style-name="P2239"><text:span text:style-name="T2240">Ele observava o desenho da cidade como se procurasse febre sob a pele.</text:span></text:p>
      <text:p text:style-name="P2241"><text:span text:style-name="T2242">A porta do armazém se abriu com um rangido curto.</text:span></text:p>
      <text:p text:style-name="P2243"><text:span text:style-name="T2244">Rowan entrou primeiro, ainda com a umidade da rua nos ombros e o humor pior do que na noite anterior. Atrás dele veio Finn, acendendo um cigarro torto, e mais ao fundo Mercer, que fechou a porta com o cuidado silencioso de sempre.</text:span></text:p>
      <text:p text:style-name="P2245"><text:span text:style-name="T2246">Ninguém falou de imediato.</text:span></text:p>
      <text:p text:style-name="P2247"><text:span text:style-name="T2248">Alec continuou de pé.</text:span><text:line-break/><text:span text:style-name="T2249">Os outros continuaram esperando.</text:span><text:line-break/><text:span text:style-name="T2250">Era assim que certas manhãs começavam entre homens cansados: quem falasse primeiro cedia terreno.</text:span></text:p>
      <text:p text:style-name="P2251"><text:span text:style-name="T2252">Foi Rowan.</text:span></text:p>
      <text:p text:style-name="P2253"><text:span text:style-name="T2254">— A rota leste estava vigiada.</text:span></text:p>
      <text:p text:style-name="P2255"><text:span text:style-name="T2256">Finn soltou a fumaça devagar.</text:span></text:p>
      <text:p text:style-name="P2257"><text:span text:style-name="T2258">— Que surpresa comovente.</text:span></text:p>
      <text:p text:style-name="P2259"><text:span text:style-name="T2260">Alec ergueu os olhos.</text:span></text:p>
      <text:p text:style-name="P2261"><text:span text:style-name="T2262">— Quantos?</text:span></text:p>
      <text:p text:style-name="P2263"><text:span text:style-name="T2264">— Dois na boca do beco, mais um cocheiro parado além da curva. Nada ostensivo. Mas ninguém vigia vazio àquela hora por esporte.</text:span></text:p>
      <text:p text:style-name="P2265"><text:span text:style-name="T2266">Mercer se aproximou da mesa.</text:span></text:p>
      <text:p text:style-name="P2267"><text:span text:style-name="T2268">— Não eram de Blackwood.</text:span></text:p>
      <text:p text:style-name="P2269"><text:span text:style-name="T2270">— Tem certeza? — perguntou Alec.</text:span></text:p>
      <text:p text:style-name="P2271"><text:span text:style-name="T2272">— O suficiente.</text:span></text:p>
      <text:p text:style-name="P2273"><text:span text:style-name="T2274">Finn bateu a cinza no chão.</text:span></text:p>
      <text:p text:style-name="P2275"><text:span text:style-name="T2276">— Então a moça misteriosa não inventou tudo.</text:span></text:p>
      <text:p text:style-name="P2277"><text:span text:style-name="T2278">Rowan lançou-lhe um olhar duro.</text:span></text:p>
      <text:p text:style-name="P2279"><text:span text:style-name="T2280">— Isso não prova nada.</text:span></text:p>
      <text:p text:style-name="P2281"><text:span text:style-name="T2282">— Prova que ela tinha razão sobre a rota — disse Finn. — O que, em geral, já a coloca acima de metade dos homens armados desta cidade.</text:span></text:p>
      <text:p text:style-name="P2283"><text:span text:style-name="T2284">— Ou prova que ela faz parte do problema — retrucou Rowan.</text:span></text:p>
      <text:p text:style-name="P2285"><text:span text:style-name="T2286">Alec apoiou ambas as mãos na mesa.</text:span></text:p>
      <text:p text:style-name="P2287"><text:span text:style-name="T2288">— As duas possibilidades continuam abertas.</text:span></text:p>
      <text:p text:style-name="P2289"><text:span text:style-name="T2290">Rowan aproximou-se também.</text:span></text:p>
      <text:p text:style-name="P2291"><text:span text:style-name="T2292">— E mesmo assim você ouviu o aviso dela.</text:span></text:p>
      <text:p text:style-name="P2293"><text:span text:style-name="T2294">— Eu verifiquei o aviso dela.</text:span></text:p>
      <text:p text:style-name="P2295"><text:span text:style-name="T2296">— Não importa o verbo, Alec.</text:span></text:p>
      <text:p text:style-name="P2297"><text:span text:style-name="T2298">Importava. E os dois sabiam.</text:span></text:p>
      <text:p text:style-name="P2299"><text:span text:style-name="T2300">O tom de Rowan vinha mais seco que o habitual, menos disciplinado, como se algo na noite anterior o tivesse ofendido para além da estratégia. Não era apenas desconfiança. Era proteção. Do círculo. Da ordem. Talvez do próprio Alec, ainda que ele jamais formulasse assim.</text:span></text:p>
      <text:p text:style-name="P2301"><text:span text:style-name="T2302">Alec endireitou o corpo.</text:span></text:p>
      <text:p text:style-name="P2303"><text:span text:style-name="T2304">— Escolha melhor o próximo passo — disse, baixo.</text:span></text:p>
      <text:p text:style-name="P2305"><text:span text:style-name="T2306">A advertência não foi teatral.</text:span><text:line-break/><text:span text:style-name="T2307">Justamente por isso funcionou.</text:span></text:p>
      <text:p text:style-name="P2308"><text:span text:style-name="T2309">Rowan travou a mandíbula, mas não recuou por completo.</text:span></text:p>
      <text:p text:style-name="P2310"><text:span text:style-name="T2311">— Escolhi. Estou dizendo que ela entrou ontem, falou como se conhecesse a casa, corrigiu você na frente de todos e saiu com o próprio nome intacto. Não gosto disso.</text:span></text:p>
      <text:p text:style-name="P2312"><text:span text:style-name="T2313">Finn sorriu de lado.</text:span></text:p>
      <text:p text:style-name="P2314"><text:span text:style-name="T2315">— Você não gosta dela estar certa.</text:span></text:p>
      <text:p text:style-name="P2316"><text:span text:style-name="T2317">— Eu não gosto de gente sem origem conhecida orbitando o centro.</text:span></text:p>
      <text:p text:style-name="P2318"><text:span text:style-name="T2319">Mercer falou antes que Finn respondesse.</text:span></text:p>
      <text:p text:style-name="P2320"><text:span text:style-name="T2321">— Rowan não está errado.</text:span></text:p>
      <text:p text:style-name="P2322"><text:span text:style-name="T2323">Isso alterou a sala.</text:span></text:p>
      <text:p text:style-name="P2324"><text:span text:style-name="T2325">Porque Mercer raramente validava irritação alheia sem necessidade.</text:span></text:p>
      <text:p text:style-name="P2326"><text:span text:style-name="T2327">Alec voltou os olhos para ele.</text:span></text:p>
      <text:p text:style-name="P2328"><text:span text:style-name="T2329">— Continua.</text:span></text:p>
      <text:p text:style-name="P2330"><text:span text:style-name="T2331">Mercer puxou uma cadeira, virou-a de costas e apoiou os braços no encosto.</text:span></text:p>
      <text:p text:style-name="P2332"><text:span text:style-name="T2333">— Ela sabe demais para ser coincidência. Pouco demais para ser aliada. E tem o tipo de calma que só aparece em duas espécies de pessoa: quem não entende o perigo... e quem já mediu o perigo antes de entrar.</text:span></text:p>
      <text:p text:style-name="P2334"><text:span text:style-name="T2335">Finn inclinou a cabeça.</text:span></text:p>
      <text:p text:style-name="P2336"><text:span text:style-name="T2337">— E todos concordamos que ela não é burra.</text:span></text:p>
      <text:p text:style-name="P2338"><text:span text:style-name="T2339">— Não — disse Mercer. — Burra, não.</text:span></text:p>
      <text:p text:style-name="P2340"><text:span text:style-name="T2341">Rowan apontou um dedo para o mapa.</text:span></text:p>
      <text:p text:style-name="P2342"><text:span text:style-name="T2343">— É isso. Obrigado. Finalmente alguém falando claro.</text:span></text:p>
      <text:p text:style-name="P2344"><text:span text:style-name="T2345">Alec deixou o silêncio apertar os três por alguns segundos.</text:span></text:p>
      <text:p text:style-name="P2346"><text:span text:style-name="T2347">— Então estamos alinhados em uma coisa — disse. — Ela é incomum.</text:span></text:p>
      <text:p text:style-name="P2348"><text:span text:style-name="T2349">Finn soltou uma risada curta.</text:span></text:p>
      <text:p text:style-name="P2350"><text:span text:style-name="T2351">— Isso é um modo elegante de dizer que ela caiu do teto.</text:span></text:p>
      <text:p text:style-name="P2352"><text:span text:style-name="T2353">— Ninguém cai do teto em Manchester — respondeu Alec. — Alguém sempre abre a porta.</text:span></text:p>
      <text:p text:style-name="P2354"><text:span text:style-name="T2355">A frase assentou no centro do armazém.</text:span></text:p>
      <text:p text:style-name="P2356"><text:span text:style-name="T2357">Era isso que o incomodava desde a noite anterior. Não a presença de<text:s/></text:span><text:span text:style-name="T2358">Audrey</text:span><text:span text:style-name="T2359"><text:s/>em si, mas o fato de uma mulher como ela não aparecer por acaso num pub como o da viúva Keane, com aquele timing, aquelas informações e aquele grau exato de controle.</text:span></text:p>
      <text:p text:style-name="P2360"><text:span text:style-name="T2361">Ela não havia improvisado a entrada.</text:span><text:line-break/><text:span text:style-name="T2362">Ela havia escolhido o momento.</text:span></text:p>
      <text:p text:style-name="P2363"><text:span text:style-name="T2364">Rowan puxou uma cadeira e sentou-se abruptamente.</text:span></text:p>
      <text:p text:style-name="P2365"><text:span text:style-name="T2366">— Então vamos ao que importa. Quem abriu a porta para ela?</text:span></text:p>
      <text:p text:style-name="P2367"><text:span text:style-name="T2368">Alec olhou para o mapa outra vez.</text:span></text:p>
      <text:p text:style-name="P2369"><text:span text:style-name="T2370">— Talvez ninguém.</text:span></text:p>
      <text:p text:style-name="P2371"><text:span text:style-name="T2372">— Não acredito nisso.</text:span></text:p>
      <text:p text:style-name="P2373"><text:span text:style-name="T2374">— Você acredita demais em estruturas fixas — disse Finn. — Às vezes alguém só é inteligente e se move sozinho.</text:span></text:p>
      <text:p text:style-name="P2375"><text:span text:style-name="T2376">Rowan virou-se para ele.</text:span></text:p>
      <text:p text:style-name="P2377"><text:span text:style-name="T2378">— E desde quando isso te tranquiliza?</text:span></text:p>
      <text:p text:style-name="P2379"><text:span text:style-name="T2380">— Não tranquiliza. Mas me diverte.</text:span></text:p>
      <text:p text:style-name="P2381"><text:span text:style-name="T2382">— Você se diverte fácil demais.</text:span></text:p>
      <text:p text:style-name="P2383"><text:span text:style-name="T2384">Mercer cortou a troca antes que escalasse.</text:span></text:p>
      <text:p text:style-name="P2385"><text:span text:style-name="T2386">— Não interessa se ela veio sozinha ou enviada. Interessa o efeito. Desde ontem, metade dos homens já percebeu que alguma coisa entrou no jogo.</text:span></text:p>
      <text:p text:style-name="P2387"><text:span text:style-name="T2388">Alec ergueu os olhos.</text:span></text:p>
      <text:p text:style-name="P2389"><text:span text:style-name="T2390">— Eles falaram?</text:span></text:p>
      <text:p text:style-name="P2391"><text:span text:style-name="T2392">— Não com palavras — respondeu Mercer. — Com postura.</text:span></text:p>
      <text:p text:style-name="P2393"><text:span text:style-name="T2394">Isso era pior.</text:span></text:p>
      <text:p text:style-name="P2395"><text:span text:style-name="T2396">Postura não mentia tão cedo quanto a boca. Um grupo sob pressão alterava ritmo, olhar, disposição de guarda, silêncio entre frases, distância física. Pequenas coisas. Mas Alec conhecia cada uma delas como conhecia trincheiras antigas.</text:span></text:p>
      <text:p text:style-name="P2397"><text:span text:style-name="T2398">— Quem? — perguntou.</text:span></text:p>
      <text:p text:style-name="P2399"><text:span text:style-name="T2400">Mercer respondeu de pronto.</text:span></text:p>
      <text:p text:style-name="P2401"><text:span text:style-name="T2402">— Doyle está mais nervoso. Kettering falou duas vezes além da conta. E os rapazes do túnel sul perguntaram por que a rota mudou de última hora.</text:span></text:p>
      <text:p text:style-name="P2403"><text:span text:style-name="T2404">— Quem respondeu? — disse Alec.</text:span></text:p>
      <text:p text:style-name="P2405"><text:span text:style-name="T2406">— Eu — disse Mercer. — Sem detalhe.</text:span></text:p>
      <text:p text:style-name="P2407"><text:span text:style-name="T2408">Rowan passou a mão pelo rosto.</text:span></text:p>
      <text:p text:style-name="P2409"><text:span text:style-name="T2410">— É isso que eu estou dizendo. A mudança de rota, o pub, a mulher, o aviso. Tudo isso já começou a andar entre eles. E sabe como anda rumor em homem cansado.</text:span></text:p>
      <text:p text:style-name="P2411"><text:span text:style-name="T2412">Finn apoiou-se na beira da mesa.</text:span></text:p>
      <text:p text:style-name="P2413"><text:span text:style-name="T2414">— Anda mais rápido quando ninguém explica nada.</text:span></text:p>
      <text:p text:style-name="P2415"><text:span text:style-name="T2416">— E anda pior quando se explica para gente demais — disse Alec.</text:span></text:p>
      <text:p text:style-name="P2417"><text:span text:style-name="T2418">Finn levantou as mãos, rendido.</text:span></text:p>
      <text:p text:style-name="P2419"><text:span text:style-name="T2420">— Veja? É por isso que você manda e eu só faço comentários brilhantes.</text:span></text:p>
      <text:p text:style-name="P2421"><text:span text:style-name="T2422">Alec ignorou.</text:span></text:p>
      <text:p text:style-name="P2423"><text:span text:style-name="T2424">Seu olhar foi novamente para o risco da rota leste, agora cruzado por um X forte.<text:s/></text:span><text:span text:style-name="T2425">Audrey</text:span><text:span text:style-name="T2426"><text:s/>salvara homens, talvez. Ou apenas movera peças para outro lugar do tabuleiro. Ainda não havia prova de benevolência. Só havia precisão. E precisão sem motivo claro era uma das coisas mais caras da cidade.</text:span></text:p>
      <text:p text:style-name="P2427"><text:span text:style-name="T2428">Rowan voltou à carga.</text:span></text:p>
      <text:p text:style-name="P2429"><text:span text:style-name="T2430">— O que exatamente você pretende fazer com ela?</text:span></text:p>
      <text:p text:style-name="P2431"><text:span text:style-name="T2432">— Nada ainda.</text:span></text:p>
      <text:p text:style-name="P2433"><text:span text:style-name="T2434">— Errado.</text:span></text:p>
      <text:p text:style-name="P2435"><text:span text:style-name="T2436">Alec olhou para ele.</text:span></text:p>
      <text:p text:style-name="P2437"><text:span text:style-name="T2438">— Explique.</text:span></text:p>
      <text:p text:style-name="P2439"><text:span text:style-name="T2440">— O “nada ainda” é como esse tipo de pessoa cresce. Você espera mais uma noite. Depois ela volta com outro aviso. Depois sabe outro nome. Depois outro caminho. Quando percebe, ela já está dentro do padrão.</text:span></text:p>
      <text:p text:style-name="P2441"><text:span text:style-name="T2442">Finn arqueou a sobrancelha.</text:span></text:p>
      <text:p text:style-name="P2443"><text:span text:style-name="T2444">— Curioso. Isso quase soou como experiência pessoal.</text:span></text:p>
      <text:p text:style-name="P2445"><text:span text:style-name="T2446">Rowan não se deu ao trabalho de responder.</text:span></text:p>
      <text:p text:style-name="P2447"><text:span text:style-name="T2448">Mercer, porém, observou Alec com atenção mais funda.</text:span></text:p>
      <text:p text:style-name="P2449"><text:span text:style-name="T2450">— Rowan está com medo de um tipo específico de erro — disse.</text:span></text:p>
      <text:p text:style-name="P2451"><text:span text:style-name="T2452">— Qual? — perguntou Alec.</text:span></text:p>
      <text:p text:style-name="P2453"><text:span text:style-name="T2454">— O erro de permitir exceção cedo demais.</text:span></text:p>
      <text:p text:style-name="P2455"><text:span text:style-name="T2456">Alec sustentou o olhar dele.</text:span></text:p>
      <text:p text:style-name="P2457"><text:span text:style-name="T2458">Sim.</text:span><text:line-break/><text:span text:style-name="T2459">Era isso.</text:span></text:p>
      <text:p text:style-name="P2460"><text:span text:style-name="T2461">Não romance.</text:span><text:line-break/><text:span text:style-name="T2462">Não moralismo.</text:span><text:line-break/><text:span text:style-name="T2463">Não orgulho ferido apenas.</text:span></text:p>
      <text:p text:style-name="P2464"><text:span text:style-name="T2465">Exceções matavam estruturas. Um grupo como o deles sobrevivia porque regras substituíam confiança plena. Quando alguém de fora recebia margem antes de provar lugar, a rachadura começava.</text:span></text:p>
      <text:p text:style-name="P2466"><text:span text:style-name="T2467">Alec deu a volta na mesa lentamente.</text:span></text:p>
      <text:p text:style-name="P2468"><text:span text:style-name="T2469">— Então vamos esclarecer de uma vez — disse. — Ela não está dentro. Não está próxima. Não está protegida. Não está aceita.</text:span></text:p>
      <text:p text:style-name="P2470"><text:span text:style-name="T2471">Rowan respirou melhor, mas só um pouco.</text:span></text:p>
      <text:p text:style-name="P2472"><text:span text:style-name="T2473">— Ainda.</text:span></text:p>
      <text:p text:style-name="P2474"><text:span text:style-name="T2475">Alec parou diante dele.</text:span></text:p>
      <text:p text:style-name="P2476"><text:span text:style-name="T2477">— Você ouviu o que eu disse.</text:span></text:p>
      <text:p text:style-name="P2478"><text:span text:style-name="T2479">Rowan levantou o queixo.</text:span></text:p>
      <text:p text:style-name="P2480"><text:span text:style-name="T2481">— Ouvi. E ouvi também o que você não disse.</text:span></text:p>
      <text:p text:style-name="P2482"><text:span text:style-name="T2483">O ar entre os dois ficou tenso o bastante para Finn apagar o sorriso.</text:span></text:p>
      <text:p text:style-name="P2484"><text:span text:style-name="T2485">Mercer não interveio. Não ainda.</text:span></text:p>
      <text:p text:style-name="P2486"><text:span text:style-name="T2487">Alec falou por fim:</text:span></text:p>
      <text:p text:style-name="P2488"><text:span text:style-name="T2489">— Você acha que eu estou curioso demais.</text:span></text:p>
      <text:p text:style-name="P2490"><text:span text:style-name="T2491">— Acho que você reconheceu algo nela.</text:span></text:p>
      <text:p text:style-name="P2492"><text:span text:style-name="T2493">A frase caiu pesada.</text:span></text:p>
      <text:p text:style-name="P2494"><text:span text:style-name="T2495">Finn olhou de Rowan para Alec.</text:span><text:line-break/><text:span text:style-name="T2496">Mercer continuou imóvel.</text:span><text:line-break/><text:span text:style-name="T2497">A própria sala pareceu recolher o som.</text:span></text:p>
      <text:p text:style-name="P2498"><text:span text:style-name="T2499">Alec não gostava quando alguém chegava perto demais da parte certa do problema.</text:span></text:p>
      <text:p text:style-name="P2500"><text:span text:style-name="T2501">— Cuidado — disse ele.</text:span></text:p>
      <text:p text:style-name="P2502"><text:span text:style-name="T2503">— Estou tendo — respondeu Rowan. — É por isso que estou falando agora.</text:span></text:p>
      <text:p text:style-name="P2504"><text:span text:style-name="T2505">Alec aproximou-se só o suficiente para que Rowan precisasse decidir se manteria a postura ou desviaria. Não desviou. Bom. Isso poupava insulto aos dois.</text:span></text:p>
      <text:p text:style-name="P2506"><text:span text:style-name="T2507">— Diga inteiro — falou Alec.</text:span></text:p>
      <text:p text:style-name="P2508"><text:span text:style-name="T2509">Rowan apertou os dedos no encosto da cadeira.</text:span></text:p>
      <text:p text:style-name="P2510"><text:span text:style-name="T2511">— Certo. Eu acho que essa mulher te chamou atenção não porque seja útil, mas porque não se curva. E homens como você, quando encontram alguém que não recua, às vezes demoram um segundo a mais do que deveriam para esmagar o problema.</text:span></text:p>
      <text:p text:style-name="P2512"><text:span text:style-name="T2513">Finn soltou o ar devagar.</text:span></text:p>
      <text:p text:style-name="P2514"><text:span text:style-name="T2515">Mercer enfim mexeu um músculo do rosto, quase imperceptível.</text:span></text:p>
      <text:p text:style-name="P2516"><text:span text:style-name="T2517">Alec permaneceu em silêncio.</text:span></text:p>
      <text:p text:style-name="P2518"><text:span text:style-name="T2519">Dentro dele, porém, a irritação vinha menos da acusação e mais da parte que tocava algo real. Não desejo. Ainda não. Nem perto disso. Mas Rowan estava correto sobre uma coisa: Alec identificara em<text:s/></text:span><text:span text:style-name="T2520">Audrey</text:span><text:span text:style-name="T2521"><text:s/>Shaw um tipo raro de disciplina. E disciplina reconhecia disciplina antes mesmo da confiança existir.</text:span></text:p>
      <text:p text:style-name="P2522"><text:span text:style-name="T2523">Esse segundo a mais podia custar vidas.</text:span></text:p>
      <text:p text:style-name="P2524"><text:span text:style-name="T2525">Ele sabia.</text:span></text:p>
      <text:p text:style-name="P2526"><text:span text:style-name="T2527">— Terminei? — perguntou Rowan.</text:span></text:p>
      <text:p text:style-name="P2528"><text:span text:style-name="T2529">— Ainda não — disse Alec.</text:span></text:p>
      <text:p text:style-name="P2530"><text:span text:style-name="T2531">Foi Mercer quem se levantou da cadeira para quebrar a linha antes que ela partisse.</text:span></text:p>
      <text:p text:style-name="P2532"><text:span text:style-name="T2533">— Basta.</text:span></text:p>
      <text:p text:style-name="P2534"><text:span text:style-name="T2535">Ninguém contestou de imediato.</text:span></text:p>
      <text:p text:style-name="P2536"><text:span text:style-name="T2537">Mercer era assim. Não elevava a voz. Não precisava.</text:span></text:p>
      <text:p text:style-name="P2538"><text:span text:style-name="T2539">— Estamos discutindo a mulher errada pelo motivo errado — continuou. — O problema não é se ela chamou atenção do Alec. O problema é que ela chamou atenção da cidade. E a cidade devolve isso como rumor.</text:span></text:p>
      <text:p text:style-name="P2540"><text:span text:style-name="T2541">Finn assentiu.</text:span></text:p>
      <text:p text:style-name="P2542"><text:span text:style-name="T2543">— Isso, infelizmente, foi inteligente.</text:span></text:p>
      <text:p text:style-name="P2544"><text:span text:style-name="T2545">Mercer prosseguiu:</text:span></text:p>
      <text:p text:style-name="P2546"><text:span text:style-name="T2547">— Se os homens perceberem que uma desconhecida entrou, falou e saiu sem sangue, vão começar a preencher o resto sozinhos. Informante. Amante. armadilha. Mensageira. Espiã. Qualquer versão serve, desde que explique o desconforto deles.</text:span></text:p>
      <text:p text:style-name="P2548"><text:span text:style-name="T2549">Rowan esfregou a nuca.</text:span></text:p>
      <text:p text:style-name="P2550"><text:span text:style-name="T2551">— Exatamente.</text:span></text:p>
      <text:p text:style-name="P2552"><text:span text:style-name="T2553">— Não — disse Mercer. — Não exatamente. Porque agora o dano já não é só ela. É a leitura que farão dela. E isso atinge o Alec primeiro.</text:span></text:p>
      <text:p text:style-name="P2554"><text:span text:style-name="T2555">Alec escutou sem interromper.</text:span></text:p>
      <text:p text:style-name="P2556"><text:span text:style-name="T2557">Mercer estava vendo o quadro inteiro, como quase sempre.</text:span></text:p>
      <text:p text:style-name="P2558"><text:span text:style-name="T2559">Num grupo construído sobre sobrevivência e reputação, percepção era tão mortal quanto traição. Se os homens começassem a imaginar que Alec concedia atenção especial a alguém sem origem provada, isso enfraqueceria sua nitidez. Não o poder imediato. Mas a nitidez. E líderes como ele dependiam dela.</text:span></text:p>
      <text:p text:style-name="P2560"><text:span text:style-name="T2561">Finn caminhou até a janela alta e espiou a rua pelo canto quebrado do vidro.</text:span></text:p>
      <text:p text:style-name="P2562"><text:span text:style-name="T2563">— Então qual é a solução? Matamos a moça porque ela sabe usar frases melhores que as nossas?</text:span></text:p>
      <text:p text:style-name="P2564"><text:span text:style-name="T2565">— Não — disse Alec.</text:span></text:p>
      <text:p text:style-name="P2566"><text:span text:style-name="T2567">Rowan olhou para ele.</text:span></text:p>
      <text:p text:style-name="P2568"><text:span text:style-name="T2569">— Nem considerei isso como primeira opção.</text:span></text:p>
      <text:p text:style-name="P2570"><text:span text:style-name="T2571">— Você considerou como segunda.</text:span></text:p>
      <text:p text:style-name="P2572"><text:span text:style-name="T2573">Rowan não negou.</text:span></text:p>
      <text:p text:style-name="P2574"><text:span text:style-name="T2575">Alec cruzou os braços.</text:span></text:p>
      <text:p text:style-name="P2576"><text:span text:style-name="T2577">— Ninguém toca nela sem minha ordem.</text:span></text:p>
      <text:p text:style-name="P2578"><text:span text:style-name="T2579">A resposta trouxe exatamente a reação que ele previa.</text:span></text:p>
      <text:p text:style-name="P2580"><text:span text:style-name="T2581">Rowan ficou rígido.</text:span><text:line-break/><text:span text:style-name="T2582">Finn virou-se da janela devagar.</text:span><text:line-break/><text:span text:style-name="T2583">Mercer apenas registrou o peso da frase.</text:span></text:p>
      <text:p text:style-name="P2584"><text:span text:style-name="T2585">— Viu? — disse Rowan, baixo.</text:span></text:p>
      <text:p text:style-name="P2586"><text:span text:style-name="T2587">— Vi o quê?</text:span></text:p>
      <text:p text:style-name="P2588"><text:span text:style-name="T2589">— Exceção.</text:span></text:p>
      <text:p text:style-name="P2590"><text:span text:style-name="T2591">Alec respondeu sem alterar o tom:</text:span></text:p>
      <text:p text:style-name="P2592"><text:span text:style-name="T2593">— Vi informação viva. Ainda é diferente.</text:span></text:p>
      <text:p text:style-name="P2594"><text:span text:style-name="T2595">— Por enquanto.</text:span></text:p>
      <text:p text:style-name="P2596"><text:span text:style-name="T2597">— Por enquanto basta.</text:span></text:p>
      <text:p text:style-name="P2598"><text:span text:style-name="T2599">Mercer apoiou as mãos na mesa.</text:span></text:p>
      <text:p text:style-name="P2600"><text:span text:style-name="T2601">— Então damos nome correto às coisas. Observação controlada.</text:span></text:p>
      <text:p text:style-name="P2602"><text:span text:style-name="T2603">Alec assentiu uma vez.</text:span></text:p>
      <text:p text:style-name="P2604"><text:span text:style-name="T2605">— Sim.</text:span></text:p>
      <text:p text:style-name="P2606"><text:span text:style-name="T2607">Finn voltou e puxou um fósforo do bolso.</text:span></text:p>
      <text:p text:style-name="P2608"><text:span text:style-name="T2609">— Ah, muito melhor. “Não confio nela, não gosto dela, não toquem nela, vamos segui-la.” Agora estamos falando a língua da casa.</text:span></text:p>
      <text:p text:style-name="P2610"><text:span text:style-name="T2611">Rowan apontou para ele.</text:span></text:p>
      <text:p text:style-name="P2612"><text:span text:style-name="T2613">— E você para de achar tudo engraçado.</text:span></text:p>
      <text:p text:style-name="P2614"><text:span text:style-name="T2615">Finn acendeu o fósforo.</text:span></text:p>
      <text:p text:style-name="P2616"><text:span text:style-name="T2617">— Eu não acho engraçado. Acho previsível. Que é mais triste.</text:span></text:p>
      <text:p text:style-name="P2618"><text:span text:style-name="T2619">A chama tocou a ponta do cigarro e iluminou por um segundo o rosto dele, cansado, afiado, quase alegre de nervoso.</text:span></text:p>
      <text:p text:style-name="P2620"><text:span text:style-name="T2621">Alec voltou-se para Mercer.</text:span></text:p>
      <text:p text:style-name="P2622"><text:span text:style-name="T2623">— Dois homens discretos. Não os mais jovens.</text:span></text:p>
      <text:p text:style-name="P2624"><text:span text:style-name="T2625">— Já pensei em quais.</text:span></text:p>
      <text:p text:style-name="P2626"><text:span text:style-name="T2627">— Quero distância, rota, contatos, horários e ausência. Principalmente ausência.</text:span></text:p>
      <text:p text:style-name="P2628"><text:span text:style-name="T2629">Mercer assentiu.</text:span></text:p>
      <text:p text:style-name="P2630"><text:span text:style-name="T2631">— E se ela perceber?</text:span></text:p>
      <text:p text:style-name="P2632"><text:span text:style-name="T2633">— Ela vai perceber — disse Rowan.</text:span></text:p>
      <text:p text:style-name="P2634"><text:span text:style-name="T2635">— Provavelmente — respondeu Alec. — O que também me diz alguma coisa.</text:span></text:p>
      <text:p text:style-name="P2636"><text:span text:style-name="T2637">Finn soltou fumaça.</text:span></text:p>
      <text:p text:style-name="P2638"><text:span text:style-name="T2639">— Que maravilha. Vamos medir a inteligência dela medindo se ela percebe que estamos medindo a inteligência dela.</text:span></text:p>
      <text:p text:style-name="P2640"><text:span text:style-name="T2641">— Exato — disse Alec.</text:span></text:p>
      <text:p text:style-name="P2642"><text:span text:style-name="T2643">Finn abriu um sorriso curto.</text:span></text:p>
      <text:p text:style-name="P2644"><text:span text:style-name="T2645">— Odeio quando você transforma meus comentários em plano.</text:span></text:p>
      <text:p text:style-name="P2646"><text:span text:style-name="T2647">A porta menor do fundo se abriu então, e um dos rapazes mais novos entrou com o rosto ainda úmido do frio da rua.</text:span></text:p>
      <text:p text:style-name="P2648"><text:span text:style-name="T2649">Parou ao ver o clima.</text:span></text:p>
      <text:p text:style-name="P2650"><text:span text:style-name="T2651">— Senhor.</text:span></text:p>
      <text:p text:style-name="P2652"><text:span text:style-name="T2653">Alec virou a cabeça.</text:span></text:p>
      <text:p text:style-name="P2654"><text:span text:style-name="T2655">— Fala.</text:span></text:p>
      <text:p text:style-name="P2656"><text:span text:style-name="T2657">— Um homem de Keane mandou recado.</text:span></text:p>
      <text:p text:style-name="P2658"><text:span text:style-name="T2659">A atenção de todos se estreitou.</text:span></text:p>
      <text:p text:style-name="P2660"><text:span text:style-name="T2661">— Que recado? — disse Rowan.</text:span></text:p>
      <text:p text:style-name="P2662"><text:span text:style-name="T2663">O rapaz engoliu seco.</text:span></text:p>
      <text:p text:style-name="P2664"><text:span text:style-name="T2665">— Disse que a senhora Keane pediu para avisar... que a mesa da moça foi paga com moeda limpa.</text:span></text:p>
      <text:p text:style-name="P2666"><text:span text:style-name="T2667">Ninguém falou por um segundo.</text:span></text:p>
      <text:p text:style-name="P2668"><text:span text:style-name="T2669">Finn foi o primeiro.</text:span></text:p>
      <text:p text:style-name="P2670"><text:span text:style-name="T2671">— Isso é estranhamente específico.</text:span></text:p>
      <text:p text:style-name="P2672"><text:span text:style-name="T2673">Mercer olhou para Alec.</text:span></text:p>
      <text:p text:style-name="P2674"><text:span text:style-name="T2675">— Moeda limpa.</text:span></text:p>
      <text:p text:style-name="P2676"><text:span text:style-name="T2677">A viúva Keane não mandaria aquilo por acaso. Significava que<text:s/></text:span><text:span text:style-name="T2678">Audrey</text:span><text:span text:style-name="T2679"><text:s/>não parecera improvisada, nem desesperada, nem sustentada por dívida de rua. Dinheiro honesto, ou ao menos bem preservado. Pequeno detalhe. Grande recado.</text:span></text:p>
      <text:p text:style-name="P2680"><text:span text:style-name="T2681">— Mais alguma coisa? — perguntou Alec.</text:span></text:p>
      <text:p text:style-name="P2682"><text:span text:style-name="T2683">— Sim, senhor. Ela disse... — o rapaz hesitou — disse que a moça usava perfume muito fraco, mas não barato. E que as botas tinham lama de rua boa, não de cais.</text:span></text:p>
      <text:p text:style-name="P2684"><text:span text:style-name="T2685">Finn soltou um assobio.</text:span></text:p>
      <text:p text:style-name="P2686"><text:span text:style-name="T2687">— Viúva Keane, patrona da ciência criminal.</text:span></text:p>
      <text:p text:style-name="P2688"><text:span text:style-name="T2689">Rowan já pensava.</text:span></text:p>
      <text:p text:style-name="P2690"><text:span text:style-name="T2691">— Então não veio direto das docas.</text:span></text:p>
      <text:p text:style-name="P2692"><text:span text:style-name="T2693">Mercer completou:</text:span></text:p>
      <text:p text:style-name="P2694"><text:span text:style-name="T2695">— Nem vive afundada em miséria comum.</text:span></text:p>
      <text:p text:style-name="P2696"><text:span text:style-name="T2697">Alec se aproximou do rapaz.</text:span></text:p>
      <text:p text:style-name="P2698"><text:span text:style-name="T2699">— Só isso?</text:span></text:p>
      <text:p text:style-name="P2700"><text:span text:style-name="T2701">— Sim, senhor.</text:span></text:p>
      <text:p text:style-name="P2702"><text:span text:style-name="T2703">— Ninguém seguiu?</text:span></text:p>
      <text:p text:style-name="P2704"><text:span text:style-name="T2705">O rapaz abaixou os olhos.</text:span></text:p>
      <text:p text:style-name="P2706"><text:span text:style-name="T2707">— Rowan mandou não.</text:span></text:p>
      <text:p text:style-name="P2708"><text:span text:style-name="T2709">Alec voltou-se lentamente para Rowan.</text:span></text:p>
      <text:p text:style-name="P2710"><text:span text:style-name="T2711">Era uma daquelas pequenas decisões que, isoladas, pareciam prudentes. Mas colocadas na manhã errada, ganhavam outro peso.</text:span></text:p>
      <text:p text:style-name="P2712"><text:span text:style-name="T2713">Rowan sustentou o olhar.</text:span></text:p>
      <text:p text:style-name="P2714"><text:span text:style-name="T2715">— Naquela hora, depois daquela cena, eu não ia soltar menino inexperiente atrás de uma desconhecida que talvez quisesse justamente isso.</text:span></text:p>
      <text:p text:style-name="P2716"><text:span text:style-name="T2717">Alec pensou por um instante.</text:span></text:p>
      <text:p text:style-name="P2718"><text:span text:style-name="T2719">Então assentiu.</text:span></text:p>
      <text:p text:style-name="P2720"><text:span text:style-name="T2721">— Certo.</text:span></text:p>
      <text:p text:style-name="P2722"><text:span text:style-name="T2723">Rowan não esperava concordância tão rápida. Isso o desarmou mais do que confronto.</text:span></text:p>
      <text:p text:style-name="P2724"><text:span text:style-name="T2725">— Certo? — repetiu.</text:span></text:p>
      <text:p text:style-name="P2726"><text:span text:style-name="T2727">— Certo. Eu também não teria mandado garoto.</text:span></text:p>
      <text:p text:style-name="P2728"><text:span text:style-name="T2729">Finn murmurou:</text:span></text:p>
      <text:p text:style-name="P2730"><text:span text:style-name="T2731">— Momento raro. Guardem em garrafa.</text:span></text:p>
      <text:p text:style-name="P2732"><text:span text:style-name="T2733">Alec ignorou de novo.</text:span></text:p>
      <text:p text:style-name="P2734"><text:span text:style-name="T2735">— Mas agora seguimos direito — disse. — E sem espalhar o nome.</text:span></text:p>
      <text:p text:style-name="P2736"><text:span text:style-name="T2737">O rapaz franziu a testa.</text:span></text:p>
      <text:p text:style-name="P2738"><text:span text:style-name="T2739">— Nome, senhor?</text:span></text:p>
      <text:p text:style-name="P2740"><text:span text:style-name="T2741">Tarde demais.</text:span></text:p>
      <text:p text:style-name="P2742"><text:span text:style-name="T2743">Alec viu o pequeno erro atravessar a sala.</text:span></text:p>
      <text:p text:style-name="P2744"><text:span text:style-name="T2745">Não o do rapaz.</text:span><text:line-break/><text:span text:style-name="T2746">O do silêncio logo antes da resposta.</text:span></text:p>
      <text:p text:style-name="P2747"><text:span text:style-name="T2748">Homens atentos aprendiam rápido demais a farejar lacunas.</text:span></text:p>
      <text:p text:style-name="P2749"><text:span text:style-name="T2750">— Nenhum nome — corrigiu Alec. — Volte ao posto e esqueça esta conversa.</text:span></text:p>
      <text:p text:style-name="P2751"><text:span text:style-name="T2752">O rapaz assentiu e saiu quase rápido demais.</text:span></text:p>
      <text:p text:style-name="P2753"><text:span text:style-name="T2754">Quando a porta fechou, Rowan soltou ar pelo nariz.</text:span></text:p>
      <text:p text:style-name="P2755"><text:span text:style-name="T2756">— Aí está.</text:span></text:p>
      <text:p text:style-name="P2757"><text:span text:style-name="T2758">— Sim — disse Alec. — Aí está.</text:span></text:p>
      <text:p text:style-name="P2759"><text:span text:style-name="T2760">Mercer foi direto:</text:span></text:p>
      <text:p text:style-name="P2761"><text:span text:style-name="T2762">— Já começou.</text:span></text:p>
      <text:p text:style-name="P2763"><text:span text:style-name="T2764">Nomes não precisavam ser ditos para começarem a circular. Bastava o formato do cuidado em torno deles.</text:span></text:p>
      <text:p text:style-name="P2765"><text:span text:style-name="T2766">Finn esmagou a ponta do fósforo na mesa.</text:span></text:p>
      <text:p text:style-name="P2767"><text:span text:style-name="T2768">— Então temos duas tarefas agora: descobrir quem ela é... e impedir que os homens inventem uma versão mais rápida que a nossa.</text:span></text:p>
      <text:p text:style-name="P2769"><text:span text:style-name="T2770">Alec olhou para o mapa, depois para cada um deles.</text:span></text:p>
      <text:p text:style-name="P2771"><text:span text:style-name="T2772">— Não haverá versão oficial.</text:span></text:p>
      <text:p text:style-name="P2773"><text:span text:style-name="T2774">Rowan franziu o cenho.</text:span></text:p>
      <text:p text:style-name="P2775"><text:span text:style-name="T2776">— Isso ajuda como?</text:span></text:p>
      <text:p text:style-name="P2777"><text:span text:style-name="T2778">— Rumor sem alimento cansa mais rápido do que rumor alimentado com meia-verdade.</text:span></text:p>
      <text:p text:style-name="P2779"><text:span text:style-name="T2780">Mercer ponderou.</text:span></text:p>
      <text:p text:style-name="P2781"><text:span text:style-name="T2782">— Às vezes sim.</text:span></text:p>
      <text:p text:style-name="P2783"><text:span text:style-name="T2784">— Desta vez, sim — disse Alec. — Porque ainda não sabemos o suficiente para mentir com precisão.</text:span></text:p>
      <text:p text:style-name="P2785"><text:span text:style-name="T2786">Finn apontou com o cigarro.</text:span></text:p>
      <text:p text:style-name="P2787"><text:span text:style-name="T2788">— Essa frase, sim, valeu a manhã inteira.</text:span></text:p>
      <text:p text:style-name="P2789"><text:span text:style-name="T2790">Rowan andou até a janela, ficou alguns segundos em silêncio e depois falou sem se virar:</text:span></text:p>
      <text:p text:style-name="P2791"><text:span text:style-name="T2792">— Vou dizer uma última vez. Se ela se aproximar demais, eu não vou gostar da forma como isso termina.</text:span></text:p>
      <text:p text:style-name="P2793"><text:span text:style-name="T2794">Alec respondeu no mesmo tom contido:</text:span></text:p>
      <text:p text:style-name="P2795"><text:span text:style-name="T2796">— Você não precisa gostar. Precisa obedecer.</text:span></text:p>
      <text:p text:style-name="P2797"><text:span text:style-name="T2798">A frase ficou entre eles como fio de arame.</text:span></text:p>
      <text:p text:style-name="P2799"><text:span text:style-name="T2800">Mercer fechou os olhos por um instante breve. Finn olhou para o teto como quem agradece por não ser responsável por sentimentalismos masculinos mal administrados.</text:span></text:p>
      <text:p text:style-name="P2801"><text:span text:style-name="T2802">Rowan virou-se então.</text:span></text:p>
      <text:p text:style-name="P2803"><text:span text:style-name="T2804">No rosto dele não havia rebeldia barata. Havia algo mais difícil: lealdade ferida.</text:span></text:p>
      <text:p text:style-name="P2805"><text:span text:style-name="T2806">— Eu obedeci na França — disse. — Obedeci nas rotas do canal. Obedeci quando o resto dos homens já tinha ido embora ou morrido. Não estou discutindo ordem. Estou tentando evitar enterro.</text:span></text:p>
      <text:p text:style-name="P2807"><text:span text:style-name="T2808">Alec absorveu a frase sem recuar.</text:span></text:p>
      <text:p text:style-name="P2809"><text:span text:style-name="T2810">Sabia o que ela custava.</text:span></text:p>
      <text:p text:style-name="P2811"><text:span text:style-name="T2812">— E é por isso que ainda está aqui para dizê-la — respondeu.</text:span></text:p>
      <text:p text:style-name="P2813"><text:span text:style-name="T2814">O silêncio seguinte foi menos hostil.</text:span><text:line-break/><text:span text:style-name="T2815">Não calmo.</text:span><text:line-break/><text:span text:style-name="T2816">Mas mais honesto.</text:span></text:p>
      <text:p text:style-name="P2817"><text:span text:style-name="T2818">Mercer voltou à cadeira.</text:span></text:p>
      <text:p text:style-name="P2819"><text:span text:style-name="T2820">— Então está decidido. Observamos. Não tocamos. Não espalhamos. E testamos se ela volta.</text:span></text:p>
      <text:p text:style-name="P2821"><text:span text:style-name="T2822">Finn deu de ombros.</text:span></text:p>
      <text:p text:style-name="P2823"><text:span text:style-name="T2824">— Ela vai voltar.</text:span></text:p>
      <text:p text:style-name="P2825"><text:span text:style-name="T2826">— Por quê? — perguntou Rowan.</text:span></text:p>
      <text:p text:style-name="P2827"><text:span text:style-name="T2828">Finn sorriu de leve.</text:span></text:p>
      <text:p text:style-name="P2829"><text:span text:style-name="T2830">— Porque gente como ela nunca faz entrada daquela qualidade para desaparecer no capítulo seguinte.</text:span></text:p>
      <text:p text:style-name="P2831"><text:span text:style-name="T2832">Alec não reagiu ao comentário, mas o pensamento ficou.</text:span></text:p>
      <text:p text:style-name="P2833"><text:span text:style-name="T2834">Sim.</text:span><text:line-break/><text:span text:style-name="T2835">Ela voltaria.</text:span></text:p>
      <text:p text:style-name="P2836"><text:span text:style-name="T2837">Não por vaidade.</text:span><text:line-break/><text:span text:style-name="T2838">Nem por necessidade simples.</text:span></text:p>
      <text:p text:style-name="P2839"><text:span text:style-name="T2840">Porque havia escolhido entrar num jogo em andamento. E pessoas que escolhiam isso raramente paravam na primeira jogada.</text:span></text:p>
      <text:p text:style-name="P2841"><text:span text:style-name="T2842">Ele pegou o lápis sobre a mesa e, ao lado do nome de Keane, escreveu pela primeira vez o que até então só existia em voz:</text:span></text:p>
      <text:p text:style-name="P2843"><text:span text:style-name="T2844">Audrey</text:span><text:span text:style-name="T2845"><text:s/>Shaw.</text:span></text:p>
      <text:p text:style-name="P2846"><text:span text:style-name="T2847">Ficou olhando a escrita por um segundo.</text:span></text:p>
      <text:p text:style-name="P2848"><text:span text:style-name="T2849">Nome limpo.</text:span><text:line-break/><text:span text:style-name="T2850">Traço firme.</text:span><text:line-break/><text:span text:style-name="T2851">Presença sem origem definida.</text:span><text:line-break/><text:span text:style-name="T2852">Inteligência sem dono aparente.</text:span></text:p>
      <text:p text:style-name="P2853"><text:span text:style-name="T2854">Tudo isso podia significar salvação ou faca nas costelas.</text:span></text:p>
      <text:p text:style-name="P2855"><text:span text:style-name="T2856">Na maioria das vezes, em Manchester, significava as duas coisas em sequência.</text:span></text:p>
      <text:p text:style-name="P2857"><text:span text:style-name="T2858">Alec largou o lápis.</text:span></text:p>
      <text:p text:style-name="P2859"><text:span text:style-name="T2860">— Mercer, organize a observação.</text:span><text:line-break/><text:span text:style-name="T2861">— Finn, quero você ouvindo os bêbados certos hoje à noite.</text:span><text:line-break/><text:span text:style-name="T2862">— Rowan, fique com o túnel sul e dobre os pontos de silêncio.</text:span></text:p>
      <text:p text:style-name="P2863"><text:span text:style-name="T2864">Rowan assentiu, ainda duro.</text:span></text:p>
      <text:p text:style-name="P2865"><text:span text:style-name="T2866">Finn fez uma reverência invisível com o cigarro.</text:span></text:p>
      <text:p text:style-name="P2867"><text:span text:style-name="T2868">Mercer apenas respondeu:</text:span></text:p>
      <text:p text:style-name="P2869"><text:span text:style-name="T2870">— Feito.</text:span></text:p>
      <text:p text:style-name="P2871"><text:span text:style-name="T2872">Alec deu por encerrada a reunião com um gesto curto.</text:span></text:p>
      <text:p text:style-name="P2873"><text:span text:style-name="T2874">Os homens começaram a se mover, cada um puxado pela própria função e pela própria inquietação. Botas riscando o chão, cadeiras arrastando, metal tocando metal, casacos voltando aos ombros. O armazém retomou o ruído normal do trabalho, mas por baixo dele havia outra coisa agora. Uma vibração fina. Um desvio quase imperceptível na ordem da casa.</text:span></text:p>
      <text:p text:style-name="P2875"><text:span text:style-name="T2876">Uma mulher entrara por uma porta que ninguém vira abrir.</text:span></text:p>
      <text:p text:style-name="P2877"><text:span text:style-name="T2878">E agora todos já estavam, de um modo ou de outro, reorganizando a sala em torno da ausência dela.</text:span></text:p>
      <text:p text:style-name="P2879"><text:span text:style-name="T2880">Alec ficou sozinho por alguns instantes depois que os outros saíram.</text:span></text:p>
      <text:p text:style-name="P2881"><text:span text:style-name="T2882">Lá fora, o céu continuava baixo. Ao longe, um trem cortou a manhã com um grito de ferro e vapor. O mapa à sua frente parecia menor do que no dia anterior, como se a cidade tivesse encontrado jeito novo de crescer por dentro.</text:span></text:p>
      <text:p text:style-name="P2883"><text:span text:style-name="T2884">Seus olhos desceram outra vez ao nome escrito.</text:span></text:p>
      <text:p text:style-name="P2885"><text:span text:style-name="T2886">Audrey</text:span><text:span text:style-name="T2887"><text:s/>Shaw.</text:span></text:p>
      <text:p text:style-name="P2888"><text:span text:style-name="T2889">Ele não gostava de perguntas sem origem.</text:span><text:line-break/><text:span text:style-name="T2890">Gostava menos ainda de perceber que já esperava a próxima aparição da resposta.</text:span></text:p>
      <text:p text:style-name="P2891"><text:span text:style-name="T2892">Então dobrou o mapa, guardou-o no casaco e apagou o lampião da mesa, embora fosse dia.</text:span></text:p>
      <text:p text:style-name="P2893"><text:span text:style-name="T2894">Em Manchester, luz demais também chamava atenção.</text:span></text:p>
      <text:p text:style-name="Normal"/>
      <text:h text:style-name="P2895" text:outline-level="2"><text:span text:style-name="T2896">Capítulo 15</text:span></text:h>
      <text:p text:style-name="P2897"><text:span text:style-name="T2898">Naquela noite, a neblina voltou mais cedo.</text:span></text:p>
      <text:p text:style-name="P2899"><text:span text:style-name="T2900">Não era a mesma cortina rala dos outros dias. Era mais densa, mais baixa, escorrendo pelas ruas como fumaça sem fogo. Os lampiões transformavam-se em manchas amareladas dentro dela, e os contornos de casas, carroças e pessoas pareciam desenhados à mão tremida.</text:span></text:p>
      <text:p text:style-name="P2901"><text:span text:style-name="T2902">Manchester, pensou Mercer, sempre encontrava um jeito de esconder quem queria ser visto.</text:span></text:p>
      <text:p text:style-name="P2903"><text:span text:style-name="T2904">Ele caminhava rente às fachadas, casaco escuro fechado até o pescoço, chapéu puxado sobre os olhos. A mão direita permanecia junto ao casaco, perto da arma; a esquerda carregava apenas um maço de cigarros amassado, adereço suficiente para não parecer atento demais.</text:span></text:p>
      <text:p text:style-name="P2905"><text:span text:style-name="T2906">Do outro lado da rua, quase invisível através da neblina, Doyle o acompanhava alguns passos atrás, como combinado. Um homem inexperiente teria tentado olhar o tempo todo para quem seguia. Doyle sabia melhor: mantinha os olhos à frente, mas o corpo ligeiramente voltado para absorver qualquer mudança de ritmo à esquerda.</text:span></text:p>
      <text:p text:style-name="P2907"><text:span text:style-name="T2908">A alguns quarteirões dali, sem que eles soubessem, Finn ocupava outra rua paralela, pronto para cruzar o caminho se tudo desandasse. E, em algum ponto mais alto, talvez numa esquina distante, talvez num telhado, os olhos de Alec calculavam a cidade a partir de uma sombra própria.</text:span></text:p>
      <text:p text:style-name="P2909"><text:span text:style-name="T2910">Audrey</text:span><text:span text:style-name="T2911"><text:s/>Shaw não era alvo.</text:span><text:line-break/><text:span text:style-name="T2912">Era teste.</text:span></text:p>
      <text:p text:style-name="P2913"><text:span text:style-name="T2914">Mercer chegara cedo ao entorno do pub da viúva Keane.</text:span></text:p>
      <text:p text:style-name="P2915"><text:span text:style-name="T2916">Tão cedo que o próprio pub ainda engolia os primeiros clientes. Observou a porta durante meia hora, sem pressa. Viu estivadores, um soldado em farrapos de farda, um homem comum demais para não ser informante de alguém. A viúva Keane surgiu duas vezes na entrada para enxotar um cachorro e depois para discutir com um fornecedor de carvão.</text:span></text:p>
      <text:p text:style-name="P2917"><text:span text:style-name="T2918">Nenhum sinal dela.</text:span></text:p>
      <text:p text:style-name="P2919"><text:span text:style-name="T2920">Quando as nove bateram em algum relógio distante, Mercer viu enfim um vulto feminino surgir na esquina.</text:span></text:p>
      <text:p text:style-name="P2921"><text:span text:style-name="T2922">Não vinha do cais.</text:span><text:line-break/><text:span text:style-name="T2923">Não vinha da rua mais pobre.</text:span><text:line-break/><text:span text:style-name="T2924">Vinha da direção da estação, não de um bairro rico, mas de um lugar onde as casas tinham vidro demais para ser miséria completa.</text:span></text:p>
      <text:p text:style-name="P2925"><text:span text:style-name="T2926">Ela caminhava sem pressa forçada.</text:span><text:line-break/><text:span text:style-name="T2927">Passos firmes.</text:span><text:line-break/><text:span text:style-name="T2928">Olhar à frente.</text:span><text:line-break/><text:span text:style-name="T2929">Nada de tropeços de quem não conhece o chão.</text:span></text:p>
      <text:p text:style-name="P2930"><text:span text:style-name="T2931">As botas estavam limpas o suficiente para mostrar que não passara o dia na lama. A barra do casaco carregava apenas o necessário de rua. Luvas na mão, não no bolso. Chapéu discreto. Mercer registrou tudo como quem lê um relatório.</text:span></text:p>
      <text:p text:style-name="P2932"><text:span text:style-name="T2933">Audrey</text:span><text:span text:style-name="T2934"><text:s/>não olhou para o pub quando se aproximou.</text:span><text:line-break/><text:span text:style-name="T2935">Olhou para a rua inteira.</text:span></text:p>
      <text:p text:style-name="P2936"><text:span text:style-name="T2937">Medindo entradas e saídas, pensou Mercer.</text:span></text:p>
      <text:p text:style-name="P2938"><text:span text:style-name="T2939">Ela atravessou, ouviu alguma coisa que ele não ouviu — um ruído de vidro, uma conversa entrecortada, um cocheiro xingando o cavalo — e então entrou no pub como se entrasse em casa que não fosse sua, mas já lhe devesse respeito.</text:span></text:p>
      <text:p text:style-name="P2940"><text:span text:style-name="T2941">Mercer esperou vinte segundos.</text:span><text:line-break/><text:span text:style-name="T2942">Depois, cruzou lentamente a rua e tomou posição visível na esquina oposta, fingindo mais interesse no cigarro do que na porta.</text:span></text:p>
      <text:p text:style-name="P2943"><text:span text:style-name="T2944">Doyle sabia o sinal.</text:span></text:p>
      <text:p text:style-name="P2945"><text:span text:style-name="T2946">Foi dar a volta no quarteirão, para se aproximar da retaguarda do prédio.</text:span></text:p>
      <text:p text:style-name="P2947"><text:span text:style-name="T2948">Finn, ao longe, mudou o próprio passo de acordo com as sombras.</text:span></text:p>
      <text:p text:style-name="P2949"><text:span text:style-name="T2950">Nada disso era improviso.</text:span></text:p>
      <text:p text:style-name="P2951"><text:span text:style-name="T2952">Alec tinha sido claro: observar, não tocar. Seguir, não cercar. Não assustar. Não interrogar. “Quero distância, rota, contatos, horários e ausência”, dissera.</text:span></text:p>
      <text:p text:style-name="P2953"><text:span text:style-name="T2954">Ausência.</text:span></text:p>
      <text:p text:style-name="P2955"><text:span text:style-name="T2956">Essa era a parte que mais interessava Mercer.</text:span></text:p>
      <text:p text:style-name="P2957"><text:span text:style-name="T2958">Quem aparecia já deixava pistas. Quem desaparecia sem ruído era mais perigoso.</text:span></text:p>
      <text:p text:style-name="P2959"><text:span text:style-name="T2960">O tempo passou.</text:span></text:p>
      <text:p text:style-name="P2961"><text:span text:style-name="T2962">Pela janela embaçada do pub, Mercer via apenas manchas de gente. De vez em quando, a sombra de uma figura feminina se movia entre outras. Em um momento, viu claramente o movimento da viúva Keane inclinando-se para frente, talvez falando, talvez ouvindo.</text:span></text:p>
      <text:p text:style-name="P2963"><text:span text:style-name="T2964">Audrey</text:span><text:span text:style-name="T2965"><text:s/>estava lá dentro fazendo o que quer que fosse que pessoas como ela faziam quando ninguém sabia nome completo, endereço ou passado.</text:span></text:p>
      <text:p text:style-name="P2966"><text:span text:style-name="T2967">Mercer não sentia necessidade de arrancar isso à força.</text:span><text:line-break/><text:span text:style-name="T2968">Preferia deixar que ela revelasse por engano.</text:span></text:p>
      <text:p text:style-name="P2969"><text:span text:style-name="T2970">Depois de quase quarenta minutos, a porta se abriu.</text:span></text:p>
      <text:p text:style-name="P2971"><text:span text:style-name="T2972">Dois homens saíram primeiro, rindo alto demais. Um terceiro veio depois, afivelando o casaco e cuspindo no chão. Um quarto parou para acender o cachimbo sob o lampião. Nenhum deles era ela.</text:span></text:p>
      <text:p text:style-name="P2973"><text:span text:style-name="T2974">Mais cinco minutos.</text:span><text:line-break/><text:span text:style-name="T2975">Mais três homens.</text:span><text:line-break/><text:span text:style-name="T2976">Uma mulher com lenço na cabeça.</text:span></text:p>
      <text:p text:style-name="P2977"><text:span text:style-name="T2978">Então, enfim,<text:s/></text:span><text:span text:style-name="T2979">Audrey</text:span><text:span text:style-name="T2980"><text:s/>Shaw.</text:span></text:p>
      <text:p text:style-name="P2981"><text:span text:style-name="T2982">Saiu com a mesma calma com que entrara.</text:span></text:p>
      <text:p text:style-name="P2983"><text:span text:style-name="T2984">Casaco fechado, luvas calçadas, chapéu levemente ajustado contra o vento. Não tinha o olhar de quem havia bebido demais. Nem de quem tinha ficado tempo suficiente para se misturar completamente. E, no entanto, vinha com o corpo de quem ouvira o bastante.</text:span></text:p>
      <text:p text:style-name="P2985"><text:span text:style-name="T2986">Mercer notou a direção do primeiro passo.</text:span></text:p>
      <text:p text:style-name="P2987"><text:span text:style-name="T2988">Não de volta para a estação.</text:span><text:line-break/><text:span text:style-name="T2989">Não para o cais.</text:span></text:p>
      <text:p text:style-name="P2990"><text:span text:style-name="T2991">Para a rua que levava à parte mais antiga de Angel Meadow.</text:span></text:p>
      <text:p text:style-name="P2992"><text:span text:style-name="T2993">Ele acendeu outro cigarro.</text:span></text:p>
      <text:p text:style-name="P2994"><text:span text:style-name="T2995">Doyle pegou o sinal a distância e começou a segui-la pelo lado oposto da via, mantendo-se sempre uma casa atrás.</text:span></text:p>
      <text:p text:style-name="P2996"><text:span text:style-name="T2997">Audrey</text:span><text:span text:style-name="T2998"><text:s/>não apressou o passo.</text:span></text:p>
      <text:p text:style-name="P2999"><text:span text:style-name="T3000">Nem uma vez.</text:span></text:p>
      <text:p text:style-name="P3001"><text:span text:style-name="T3002">A única concessão à noite foi ajustar o casaco à altura do pescoço, quando uma rajada de vento trouxe cheiro de canal.</text:span></text:p>
      <text:p text:style-name="P3003"><text:span text:style-name="T3004">Mercer se moveu em diagonal.</text:span><text:line-break/><text:span text:style-name="T3005">Parecia apenas mais um homem decidindo voltar para casa.</text:span></text:p>
      <text:p text:style-name="P3006"><text:span text:style-name="T3007">Angel Meadow nunca fora lugar generoso.</text:span></text:p>
      <text:p text:style-name="P3008"><text:span text:style-name="T3009">Antigo cemitério transformado em bairro, carregava o tipo de história que se misturava a boatos de corpos enterrados sob novas construções, valas mal tapadas e fantasmas que tossiam carvão. Era região de gente que aprendera a sobreviver sem perguntar de onde vinha o barulho, desde que o barulho não entrasse pela porta.</text:span></text:p>
      <text:p text:style-name="P3010"><text:span text:style-name="T3011">Audrey</text:span><text:span text:style-name="T3012"><text:s/>caminhava ali como quem conhecia onde não pisar.</text:span></text:p>
      <text:p text:style-name="P3013"><text:span text:style-name="T3014">Não olhou para becos.</text:span></text:p>
      <text:p text:style-name="P3015"><text:span text:style-name="T3016">Não se assustou com risos bruscos vindos de dentro de um bar.</text:span><text:line-break/><text:span text:style-name="T3017">Não acelerou o passo quando uma carroça passou perto demais.</text:span></text:p>
      <text:p text:style-name="P3018"><text:span text:style-name="T3019">Mercer manteve a distância.</text:span></text:p>
      <text:p text:style-name="P3020"><text:span text:style-name="T3021">Quando ela dobrou à esquerda, Doyle estava pronto na esquina seguinte, fingindo conversar com um vendedor de fósforos. Quando ela cruzou uma pequena praça suja, Finn apareceu por um instante num banco de pedra, antes de levantar e seguir na direção contrária, apenas para ver quem vinha atrás dela além deles.</text:span></text:p>
      <text:p text:style-name="P3022"><text:span text:style-name="T3023">Ninguém.</text:span></text:p>
      <text:p text:style-name="P3024"><text:span text:style-name="T3025">Isso já era resposta.</text:span></text:p>
      <text:p text:style-name="P3026"><text:span text:style-name="T3027">Se<text:s/></text:span><text:span text:style-name="T3028">Audrey</text:span><text:span text:style-name="T3029"><text:s/>estava sendo seguida por outros, eram bons em se esconder.</text:span></text:p>
      <text:p text:style-name="P3030"><text:span text:style-name="T3031">Ou simplesmente não existiam.</text:span></text:p>
      <text:p text:style-name="P3032"><text:span text:style-name="T3033">Ela parou pela primeira vez em frente a uma casa estreita de fachada apagada, madeira cinzenta e porta que certamente já fora melhor. Havia uma pequena placa de metal quase sem letras legíveis. O tipo de lugar que podia ser qualquer coisa: pensão, escritório barato, costureira, ninguém.</text:span></text:p>
      <text:p text:style-name="P3034"><text:span text:style-name="T3035">Audrey</text:span><text:span text:style-name="T3036"><text:s/>não entrou.</text:span></text:p>
      <text:p text:style-name="P3037"><text:span text:style-name="T3038">Olhou a janela do térreo por dois segundos.</text:span></text:p>
      <text:p text:style-name="P3039"><text:span text:style-name="T3040">Depois seguiu adiante.</text:span></text:p>
      <text:p text:style-name="P3041"><text:span text:style-name="T3042">Mercer franziu levemente a testa.</text:span></text:p>
      <text:p text:style-name="P3043"><text:span text:style-name="T3044">Doyle cruzou por ela uns metros depois, sem encará-la, apenas permitindo que o cheiro de algo leve e quase esquecido marcasse o ar entre os dois.</text:span></text:p>
      <text:p text:style-name="P3045"><text:span text:style-name="T3046">Perfume fraco, não barato, lembraria mais tarde.</text:span></text:p>
      <text:p text:style-name="P3047"><text:span text:style-name="T3048">Ela virou à direita.</text:span></text:p>
      <text:p text:style-name="P3049"><text:span text:style-name="T3050">Agora a rua afinava.</text:span><text:line-break/><text:span text:style-name="T3051">Menos luz.</text:span><text:line-break/><text:span text:style-name="T3052">Mais sombra.</text:span></text:p>
      <text:p text:style-name="P3053"><text:span text:style-name="T3054">Mercer decidiu reduzir um pouco a distância.</text:span><text:line-break/><text:span text:style-name="T3055">Não o suficiente para parecer ameaça, mas o bastante para, se algo surgisse, não chegar tarde demais.</text:span></text:p>
      <text:p text:style-name="P3056"><text:span text:style-name="T3057">Audrey</text:span><text:span text:style-name="T3058"><text:s/>não o olhou.</text:span></text:p>
      <text:p text:style-name="P3059"><text:span text:style-name="T3060">Mas mudou o passo.</text:span></text:p>
      <text:p text:style-name="P3061"><text:span text:style-name="T3062">Por uma quadra inteira, ela caminhou um pouco mais devagar.</text:span></text:p>
      <text:p text:style-name="P3063"><text:span text:style-name="T3064">Não tanto que parecesse cálculo.</text:span><text:line-break/><text:span text:style-name="T3065">O suficiente para testar se alguém marcava a cadência.</text:span></text:p>
      <text:p text:style-name="P3066"><text:span text:style-name="T3067">Mercer sentiu.</text:span></text:p>
      <text:p text:style-name="P3068"><text:span text:style-name="T3069">Doyle também.</text:span></text:p>
      <text:p text:style-name="P3070"><text:span text:style-name="T3071">Finn, mais atrás, viu apenas o desenho da cena: uma mulher na frente, dois homens afastados demais para serem casal, próximos demais para serem estranhos completos.</text:span></text:p>
      <text:p text:style-name="P3072"><text:span text:style-name="T3073">Ela sabia.</text:span></text:p>
      <text:p text:style-name="P3074"><text:span text:style-name="T3075">A pergunta era: desde quando?</text:span></text:p>
      <text:p text:style-name="P3076"><text:span text:style-name="T3077">Na esquina seguinte,<text:s/></text:span><text:span text:style-name="T3078">Audrey</text:span><text:span text:style-name="T3079"><text:s/>fez algo simples.</text:span></text:p>
      <text:p text:style-name="P3080"><text:span text:style-name="T3081">Parou.</text:span></text:p>
      <text:p text:style-name="P3082"><text:span text:style-name="T3083">Não de vez.</text:span><text:line-break/><text:span text:style-name="T3084">Parou para ajustar a luva.</text:span></text:p>
      <text:p text:style-name="P3085"><text:span text:style-name="T3086">Um gesto trivial.</text:span></text:p>
      <text:p text:style-name="P3087"><text:span text:style-name="T3088">Que lhe deu meio segundo para ouvir a rua e posicionar o corpo.</text:span></text:p>
      <text:p text:style-name="P3089"><text:span text:style-name="T3090">Mercer continuou andando.</text:span></text:p>
      <text:p text:style-name="P3091"><text:span text:style-name="T3092">Se parasse, confirmaria mais do que queria.</text:span><text:line-break/><text:span text:style-name="T3093">Se apressasse, denunciaria outro tipo de interesse.</text:span></text:p>
      <text:p text:style-name="P3094"><text:span text:style-name="T3095">Passou por ela com o mesmo cigarro e o mesmo passo medido.</text:span></text:p>
      <text:p text:style-name="P3096"><text:span text:style-name="T3097">Sentiu o perfume de leve.</text:span></text:p>
      <text:p text:style-name="P3098"><text:span text:style-name="T3099">Não doce.</text:span><text:line-break/><text:span text:style-name="T3100">Não agressivo.</text:span><text:line-break/><text:span text:style-name="T3101">Apenas limpo.</text:span></text:p>
      <text:p text:style-name="P3102"><text:span text:style-name="T3103">Os olhos dele, sob a aba do chapéu, permaneceram no chão.</text:span><text:line-break/><text:span text:style-name="T3104">Os dela, ele sabia, não.</text:span></text:p>
      <text:p text:style-name="P3105"><text:span text:style-name="T3106">Quando já havia quase ultrapassado, ouviu a voz baixa:</text:span></text:p>
      <text:p text:style-name="P3107"><text:span text:style-name="T3108">— O senhor fuma demais para alguém que pretende viver o bastante para ver quem está seguindo quem.</text:span></text:p>
      <text:p text:style-name="P3109"><text:span text:style-name="T3110">Mercer não respondeu.</text:span></text:p>
      <text:p text:style-name="P3111"><text:span text:style-name="T3112">Poderia seguir andando.</text:span><text:line-break/><text:span text:style-name="T3113">Poderia fingir não ter ouvido.</text:span></text:p>
      <text:p text:style-name="P3114"><text:span text:style-name="T3115">Mas homens como ele não ignoravam frases como essa.</text:span></text:p>
      <text:p text:style-name="P3116"><text:span text:style-name="T3117">Parou.</text:span></text:p>
      <text:p text:style-name="P3118"><text:span text:style-name="T3119">Ainda de costas.</text:span></text:p>
      <text:p text:style-name="P3120"><text:span text:style-name="T3121">Jogou o cigarro no chão, esmagou-o com a bota.</text:span></text:p>
      <text:p text:style-name="P3122"><text:span text:style-name="T3123">Depois se virou lentamente.</text:span></text:p>
      <text:p text:style-name="P3124"><text:span text:style-name="T3125">Audrey</text:span><text:span text:style-name="T3126"><text:s/>já o observava.</text:span></text:p>
      <text:p text:style-name="P3127"><text:span text:style-name="T3128">Nenhuma surpresa.</text:span><text:line-break/><text:span text:style-name="T3129">Nenhuma satisfação.</text:span></text:p>
      <text:p text:style-name="P3130"><text:span text:style-name="T3131">Apenas o mesmo tipo de calma que irritara Rowan no armazém.</text:span></text:p>
      <text:p text:style-name="P3132"><text:span text:style-name="T3133">— Boa noite — disse ela.</text:span></text:p>
      <text:p text:style-name="P3134"><text:span text:style-name="T3135">Mercer avaliou o entorno.</text:span></text:p>
      <text:p text:style-name="P3136"><text:span text:style-name="T3137">Rua quase vazia.</text:span><text:line-break/><text:span text:style-name="T3138">Uma janela aberta ao longe.</text:span><text:line-break/><text:span text:style-name="T3139">Um gato magro atravessando a calçada.</text:span></text:p>
      <text:p text:style-name="P3140"><text:span text:style-name="T3141">Doyle havia parado mais adiante, fingindo olhar vitrines inexistentes.</text:span></text:p>
      <text:p text:style-name="P3142"><text:span text:style-name="T3143">— Você tem uma ideia muito otimista do que é viver o bastante — respondeu Mercer.</text:span></text:p>
      <text:p text:style-name="P3144"><text:span text:style-name="T3145">Ela levantou um canto discreto da sobrancelha.</text:span></text:p>
      <text:p text:style-name="P3146"><text:span text:style-name="T3147">— Para alguém da sua linha de trabalho, “amanhã” já é ambição razoável.</text:span></text:p>
      <text:p text:style-name="P3148"><text:span text:style-name="T3149">Ele deu um passo na direção dela.</text:span></text:p>
      <text:p text:style-name="P3150"><text:span text:style-name="T3151">— Meu nome não foi oferecido.</text:span></text:p>
      <text:p text:style-name="P3152"><text:span text:style-name="T3153">— Nem o meu — disse ela. — Mas o senhor veio atrás mesmo assim.</text:span></text:p>
      <text:p text:style-name="P3154"><text:span text:style-name="T3155">Mercer não sorriu.</text:span></text:p>
      <text:p text:style-name="P3156"><text:span text:style-name="T3157">— Talvez eu só esteja voltando para casa.</text:span></text:p>
      <text:p text:style-name="P3158"><text:span text:style-name="T3159">— Então sua casa mudou de lugar desde ontem.</text:span></text:p>
      <text:p text:style-name="P3160"><text:span text:style-name="T3161">A frase o fez reavaliar.</text:span></text:p>
      <text:p text:style-name="P3162"><text:span text:style-name="T3163">— Você viu.</text:span></text:p>
      <text:p text:style-name="P3164"><text:span text:style-name="T3165">— Vi homens seus rondando a rua errada com o olhar certo — respondeu. — Fosse outra pessoa, chamaria de romaria. Em Manchester, eu chamo de teste.</text:span></text:p>
      <text:p text:style-name="P3166"><text:span text:style-name="T3167">Mercer inclinou de leve a cabeça.</text:span></text:p>
      <text:p text:style-name="P3168"><text:span text:style-name="T3169">— E como reagiria alguém com medo?</text:span></text:p>
      <text:p text:style-name="P3170"><text:span text:style-name="T3171">— Teria escolhido um beco sem saída, corrido e olhado para trás cedo demais.</text:span></text:p>
      <text:p text:style-name="P3172"><text:span text:style-name="T3173">— E alguém com culpa?</text:span></text:p>
      <text:p text:style-name="P3174"><text:span text:style-name="T3175">— Teria chamado companhia.</text:span></text:p>
      <text:p text:style-name="P3176"><text:span text:style-name="T3177">— E você?</text:span></text:p>
      <text:p text:style-name="P3178"><text:span text:style-name="T3179">— Eu ajustei a luva.</text:span></text:p>
      <text:p text:style-name="P3180"><text:span text:style-name="T3181">Mercer deixou o silêncio dizer o que pensava daquela resposta.</text:span></text:p>
      <text:p text:style-name="P3182"><text:span text:style-name="T3183">Audrey</text:span><text:span text:style-name="T3184"><text:s/>falou de novo:</text:span></text:p>
      <text:p text:style-name="P3185"><text:span text:style-name="T3186">— Não se preocupe. Não vou perguntar qual de vocês três veio sem permissão.</text:span></text:p>
      <text:p text:style-name="P3187"><text:span text:style-name="T3188">Ele conteve o impulso de olhar na direção de Doyle e Finn.</text:span></text:p>
      <text:p text:style-name="P3189"><text:span text:style-name="T3190">— São homens meus — disse apenas.</text:span></text:p>
      <text:p text:style-name="P3191"><text:span text:style-name="T3192">— Não foi o que perguntei.</text:span></text:p>
      <text:p text:style-name="P3193"><text:span text:style-name="T3194">Ele deu mais um passo.</text:span></text:p>
      <text:p text:style-name="P3195"><text:span text:style-name="T3196">Não ameaçador.</text:span><text:line-break/><text:span text:style-name="T3197">Não amigável.</text:span></text:p>
      <text:p text:style-name="P3198"><text:span text:style-name="T3199">— Você costuma contar isso tudo para qualquer homem que te segue?</text:span></text:p>
      <text:p text:style-name="P3200"><text:span text:style-name="T3201">— Só para os que sabem que estão seguindo.</text:span></text:p>
      <text:p text:style-name="P3202"><text:span text:style-name="T3203">Mercer estudou o rosto dela.</text:span></text:p>
      <text:p text:style-name="P3204"><text:span text:style-name="T3205">Ali havia algo que não se encaixava nos padrões comuns nem de informante, nem de espiã comprada.</text:span></text:p>
      <text:p text:style-name="P3206"><text:span text:style-name="T3207">Informantes, em geral, supervalorizavam o que sabiam.</text:span><text:line-break/><text:span text:style-name="T3208">Espiões, em geral, undervalorizavam o risco que corriam.</text:span></text:p>
      <text:p text:style-name="P3209"><text:span text:style-name="T3210">Audrey</text:span><text:span text:style-name="T3211"><text:s/>Shaw parecia entender ambos.</text:span></text:p>
      <text:p text:style-name="P3212"><text:span text:style-name="T3213">— Por que voltou ao pub hoje? — perguntou.</text:span></text:p>
      <text:p text:style-name="P3214"><text:span text:style-name="T3215">Ela desviou o olhar para um ponto qualquer da rua.</text:span></text:p>
      <text:p text:style-name="P3216"><text:span text:style-name="T3217">— Porque certos rumores só são nutritivos quando colhidos no dia seguinte.</text:span></text:p>
      <text:p text:style-name="P3218"><text:span text:style-name="T3219">— Não respondeu.</text:span></text:p>
      <text:p text:style-name="P3220"><text:span text:style-name="T3221">— Nem o senhor.</text:span></text:p>
      <text:p text:style-name="P3222"><text:span text:style-name="T3223">Mercer apertou o maxilar.</text:span></text:p>
      <text:p text:style-name="P3224"><text:span text:style-name="T3225">— Eu respondo com quem eu quiser.</text:span></text:p>
      <text:p text:style-name="P3226"><text:span text:style-name="T3227">— E eu volto aonde eu quiser — retrucou. — Veja, temos algo em comum.</text:span></text:p>
      <text:p text:style-name="P3228"><text:span text:style-name="T3229">Doyle, mais adiante, fingia olhar para uma vitrine inexistente com intensidade patética. Finn, em alguma esquina, provavelmente sorria demais para um gato.</text:span></text:p>
      <text:p text:style-name="P3230"><text:span text:style-name="T3231">Mercer respirou fundo.</text:span></text:p>
      <text:p text:style-name="P3232"><text:span text:style-name="T3233">— O senhor Ashford mandou você? — ela perguntou, enfim.</text:span></text:p>
      <text:p text:style-name="P3234"><text:span text:style-name="T3235">— Preciso de ordem para caminhar na minha cidade?</text:span></text:p>
      <text:p text:style-name="P3236"><text:span text:style-name="T3237">— Se essa é sua cidade, está péssimo de administração.</text:span></text:p>
      <text:p text:style-name="P3238"><text:span text:style-name="T3239">Ele quase riu.</text:span><text:line-break/><text:span text:style-name="T3240">Quase.</text:span></text:p>
      <text:p text:style-name="P3241"><text:span text:style-name="T3242">— Você não respondeu.</text:span></text:p>
      <text:p text:style-name="P3243"><text:span text:style-name="T3244">Ela voltou a encará-lo.</text:span></text:p>
      <text:p text:style-name="P3245"><text:span text:style-name="T3246">— Não costumo comentar ordens alheias na rua. Respeito o ofício.</text:span></text:p>
      <text:p text:style-name="P3247"><text:span text:style-name="T3248">— Isso é um não.</text:span></text:p>
      <text:p text:style-name="P3249"><text:span text:style-name="T3250">— Isso é um “converse com seu comandante”.</text:span></text:p>
      <text:p text:style-name="P3251"><text:span text:style-name="T3252">A palavra comandante pesou diferente.</text:span></text:p>
      <text:p text:style-name="P3253"><text:span text:style-name="T3254">Pouca gente usava assim.</text:span><text:line-break/><text:span text:style-name="T3255">Pouca gente lembrava que Alec já comandara homens com uniforme antes de comandar homens com casacos.</text:span></text:p>
      <text:p text:style-name="P3256"><text:span text:style-name="T3257">— Você o conhece de onde? — Mercer perguntou.</text:span></text:p>
      <text:p text:style-name="P3258"><text:span text:style-name="T3259">— Da imaginação de meio Manchester.</text:span></text:p>
      <text:p text:style-name="P3260"><text:span text:style-name="T3261">— Não brinque.</text:span></text:p>
      <text:p text:style-name="P3262"><text:span text:style-name="T3263">— Não estou — disse. — O resto eu ainda estou decidindo.</text:span></text:p>
      <text:p text:style-name="P3264"><text:span text:style-name="T3265">Mercer estreitou os olhos.</text:span></text:p>
      <text:p text:style-name="P3266"><text:span text:style-name="T3267">— Decidindo o quê?</text:span></text:p>
      <text:p text:style-name="P3268"><text:span text:style-name="T3269">— Se ele é tão perigoso quanto a cidade diz, ou só um homem cansado tentando justificar o sangue próprio.</text:span></text:p>
      <text:p text:style-name="P3270"><text:span text:style-name="T3271">A resposta não tinha insolência vazia.</text:span><text:line-break/><text:span text:style-name="T3272">Tinha análise.</text:span></text:p>
      <text:p text:style-name="P3273"><text:span text:style-name="T3274">Ele guardou essa impressão.</text:span></text:p>
      <text:p text:style-name="P3275"><text:span text:style-name="T3276">— E o que decidiu até agora?</text:span></text:p>
      <text:p text:style-name="P3277"><text:span text:style-name="T3278">Audrey</text:span><text:span text:style-name="T3279"><text:s/>deu meio passo para o lado, como se avaliasse a névoa adiante.</text:span></text:p>
      <text:p text:style-name="P3280"><text:span text:style-name="T3281">— Que ele ainda pensa antes de atirar.</text:span></text:p>
      <text:p text:style-name="P3282"><text:span text:style-name="T3283">— E isso é bom ou ruim?</text:span></text:p>
      <text:p text:style-name="P3284"><text:span text:style-name="T3285">— Para mim? — perguntou ela. — Bom. Para os inimigos dele, ruim. Para os senhores, depende de que tipo de problema eu me torno.</text:span></text:p>
      <text:p text:style-name="P3286"><text:span text:style-name="T3287">Mercer não gostou de como a frase atingia a verdade.</text:span></text:p>
      <text:p text:style-name="P3288"><text:span text:style-name="T3289">— E pretende se tornar o quê?</text:span></text:p>
      <text:p text:style-name="P3290"><text:span text:style-name="T3291">— Útil o suficiente para não ser descartada cedo demais. Nunca segura o suficiente para ser totalmente confiável.</text:span></text:p>
      <text:p text:style-name="P3292"><text:span text:style-name="T3293">Ele franziu o cenho.</text:span></text:p>
      <text:p text:style-name="P3294"><text:span text:style-name="T3295">— Isso é estratégia?</text:span></text:p>
      <text:p text:style-name="P3296"><text:span text:style-name="T3297">— Isso é sobrevivência — respondeu. — O senhor deve entender.</text:span></text:p>
      <text:p text:style-name="P3298"><text:span text:style-name="T3299">Sim.</text:span><text:line-break/><text:span text:style-name="T3300">Entendia.</text:span></text:p>
      <text:p text:style-name="P3301"><text:span text:style-name="T3302">De repente, viu a guerra inteira condensada em uma figura de casaco escuro numa rua de bairro antigo. Gente que sobrevivia não oferecendo lealdade cega, nem oposição aberta. Mas se posicionando no exato lugar em que matar teria custo alto demais e ignorar seria estupidez.</text:span></text:p>
      <text:p text:style-name="P3303"><text:span text:style-name="T3304">Essa percepção não o tranquilizou.</text:span></text:p>
      <text:p text:style-name="P3305"><text:span text:style-name="T3306">— Há coisas que você não deveria dizer em voz alta para homens como nós — observou.</text:span></text:p>
      <text:p text:style-name="P3307"><text:span text:style-name="T3308">— Há coisas que homens como vocês não deveriam pensar alto perto de paredes como as de Keane.</text:span></text:p>
      <text:p text:style-name="P3309"><text:span text:style-name="T3310">Ela deixou a frase repousar.</text:span></text:p>
      <text:p text:style-name="P3311"><text:span text:style-name="T3312">— Funcionou — continuou. — Vocês vieram.</text:span></text:p>
      <text:p text:style-name="P3313"><text:span text:style-name="T3314">Mercer respirou fundo.</text:span></text:p>
      <text:p text:style-name="P3315"><text:span text:style-name="T3316">— Então você queria ser seguida.</text:span></text:p>
      <text:p text:style-name="P3317"><text:span text:style-name="T3318">— Eu queria saber quanto custou a minha primeira noite na mesa dele.</text:span></text:p>
      <text:p text:style-name="P3319"><text:span text:style-name="T3320">— Custou rota, rumor e tempo.</text:span></text:p>
      <text:p text:style-name="P3321"><text:span text:style-name="T3322">— Que bom — disse<text:s/></text:span><text:span text:style-name="T3323">Audrey</text:span><text:span text:style-name="T3324">. — Odeio ser barata.</text:span></text:p>
      <text:p text:style-name="P3325"><text:span text:style-name="T3326">Ele remexeu o cigarro esmagado no chão com a ponta da bota.</text:span></text:p>
      <text:p text:style-name="P3327"><text:span text:style-name="T3328">— Você sabe o risco que corre?</text:span></text:p>
      <text:p text:style-name="P3329"><text:span text:style-name="T3330">— Sei alguns.</text:span></text:p>
      <text:p text:style-name="P3331"><text:span text:style-name="T3332">— Posso acrescentar um.</text:span></text:p>
      <text:p text:style-name="P3333"><text:span text:style-name="T3334">— Fique à vontade.</text:span></text:p>
      <text:p text:style-name="P3335"><text:span text:style-name="T3336">— Se tocar em algum homem meu, morre.</text:span></text:p>
      <text:p text:style-name="P3337"><text:span text:style-name="T3338">Ela não recuou.</text:span></text:p>
      <text:p text:style-name="P3339"><text:span text:style-name="T3340">— Se algum homem seu vier errado, também.</text:span></text:p>
      <text:p text:style-name="P3341"><text:span text:style-name="T3342">Os dois se encararam por alguns segundos que pareceram mais longos do que a rua comportava.</text:span></text:p>
      <text:p text:style-name="P3343"><text:span text:style-name="T3344">Doyle, de longe, sentiu a tensão na nuca.</text:span></text:p>
      <text:p text:style-name="P3345"><text:span text:style-name="T3346">Finn, uma esquina atrás, decidiu finalmente aproximar-se, mas devagar.</text:span></text:p>
      <text:p text:style-name="P3347"><text:span text:style-name="T3348">Audrey</text:span><text:span text:style-name="T3349"><text:s/>foi quem quebrou o instante.</text:span></text:p>
      <text:p text:style-name="P3350"><text:span text:style-name="T3351">— Diga a ele — falou — que Angel Meadow está diferente.</text:span></text:p>
      <text:p text:style-name="P3352"><text:span text:style-name="T3353">— Diferente como?</text:span></text:p>
      <text:p text:style-name="P3354"><text:span text:style-name="T3355">— Ontem, silêncio de fome. Hoje, silêncio de espera.</text:span></text:p>
      <text:p text:style-name="P3356"><text:span text:style-name="T3357">Mercer não gostou.</text:span></text:p>
      <text:p text:style-name="P3358"><text:span text:style-name="T3359">Gostou menos ainda de perceber que a frase encaixava com o que Alec dissera no armazém.</text:span></text:p>
      <text:p text:style-name="P3360"><text:span text:style-name="T3361">— Espera de quê?</text:span></text:p>
      <text:p text:style-name="P3362"><text:span text:style-name="T3363">— De um erro — respondeu. — Dos senhores ou dos outros. Manchester não se importa muito com o lado, desde que tenha espetáculo.</text:span></text:p>
      <text:p text:style-name="P3364"><text:span text:style-name="T3365">Ele pensou se deveria pressionar mais.</text:span><text:line-break/><text:span text:style-name="T3366">Se deveria acompanhá-la até a porta de casa.</text:span><text:line-break/><text:span text:style-name="T3367">Se deveria fingir que não ouvira nada.</text:span></text:p>
      <text:p text:style-name="P3368"><text:span text:style-name="T3369">Optou pela quarta via: observar.</text:span></text:p>
      <text:p text:style-name="P3370"><text:span text:style-name="T3371">— Vai para onde agora? — perguntou.</text:span></text:p>
      <text:p text:style-name="P3372"><text:span text:style-name="T3373">— Para casa.</text:span></text:p>
      <text:p text:style-name="P3374"><text:span text:style-name="T3375">— Onde é?</text:span></text:p>
      <text:p text:style-name="P3376"><text:span text:style-name="T3377">Ela sorriu apenas com os olhos.</text:span></text:p>
      <text:p text:style-name="P3378"><text:span text:style-name="T3379">— Que pergunta apressada.</text:span></text:p>
      <text:p text:style-name="P3380"><text:span text:style-name="T3381">— Não gosto de surpresas.</text:span></text:p>
      <text:p text:style-name="P3382"><text:span text:style-name="T3383">— Eu também não. Foi por isso que fiquei na rua quando ouvi tiros na ponte.</text:span></text:p>
      <text:p text:style-name="P3384"><text:span text:style-name="T3385">Ele respirou fundo outra vez.</text:span></text:p>
      <text:p text:style-name="P3386"><text:span text:style-name="T3387">— Não use o caminho de Keane amanhã — disse, por impulso que quase o irritou. — Vai ter menos bêbados e gente errada demais.</text:span></text:p>
      <text:p text:style-name="P3388"><text:span text:style-name="T3389">Audrey</text:span><text:span text:style-name="T3390"><text:s/>levantou um pouco o queixo.</text:span></text:p>
      <text:p text:style-name="P3391"><text:span text:style-name="T3392">— Ah.</text:span></text:p>
      <text:p text:style-name="P3393"><text:span text:style-name="T3394">— O quê?</text:span></text:p>
      <text:p text:style-name="P3395"><text:span text:style-name="T3396">— Então agora sou eu quem recebe aviso de vocês.</text:span></text:p>
      <text:p text:style-name="P3397"><text:span text:style-name="T3398">— Considere equilíbrio.</text:span></text:p>
      <text:p text:style-name="P3399"><text:span text:style-name="T3400">— Vou considerar educação.</text:span></text:p>
      <text:p text:style-name="P3401"><text:span text:style-name="T3402">Ela deu um último olhar em sua direção.</text:span></text:p>
      <text:p text:style-name="P3403"><text:span text:style-name="T3404">— Tenho a impressão de que, quando ele mandar me caçar de verdade, não vai ser o senhor que vem.</text:span></text:p>
      <text:p text:style-name="P3405"><text:span text:style-name="T3406">— Não.</text:span></text:p>
      <text:p text:style-name="P3407"><text:span text:style-name="T3408">— Ótimo — disse. — Gosto de variar o tipo de risco.</text:span></text:p>
      <text:p text:style-name="P3409"><text:span text:style-name="T3410">E então seguiu pela rua, sumindo aos poucos na névoa, como se a cidade a engolisse de volta.</text:span></text:p>
      <text:p text:style-name="P3411"><text:span text:style-name="T3412">Mercer não a seguiu.</text:span></text:p>
      <text:p text:style-name="P3413"><text:span text:style-name="T3414">Doyle deu dois passos como se fosse atrás; parou ao ver o gesto curto de mão.</text:span></text:p>
      <text:p text:style-name="P3415"><text:span text:style-name="T3416">Finn encostou no muro a poucos metros dele.</text:span></text:p>
      <text:p text:style-name="P3417"><text:span text:style-name="T3418">— E aí?</text:span></text:p>
      <text:p text:style-name="P3419"><text:span text:style-name="T3420">— Ela sabia desde o começo — disse Mercer.</text:span></text:p>
      <text:p text:style-name="P3421"><text:span text:style-name="T3422">— Quanto?</text:span></text:p>
      <text:p text:style-name="P3423"><text:span text:style-name="T3424">— O bastante para saber que estava sendo seguida.</text:span></text:p>
      <text:p text:style-name="P3425"><text:span text:style-name="T3426">Finn assentiu.</text:span></text:p>
      <text:p text:style-name="P3427"><text:span text:style-name="T3428">— E nós?</text:span></text:p>
      <text:p text:style-name="P3429"><text:span text:style-name="T3430">— Ainda descobrindo.</text:span></text:p>
      <text:p text:style-name="P3431"><text:span text:style-name="T3432">Eles ficaram alguns segundos em silêncio, ouvindo a cidade.</text:span></text:p>
      <text:p text:style-name="P3433"><text:span text:style-name="T3434">Ao longe, uma porta bateu.</text:span><text:line-break/><text:span text:style-name="T3435">Um bebê chorou.</text:span><text:line-break/><text:span text:style-name="T3436">Um homem riu alto demais de algo que provavelmente não tinha graça.</text:span></text:p>
      <text:p text:style-name="P3437"><text:span text:style-name="T3438">— Alec vai gostar? — perguntou Finn.</text:span></text:p>
      <text:p text:style-name="P3439"><text:span text:style-name="T3440">— Não.</text:span></text:p>
      <text:p text:style-name="P3441"><text:span text:style-name="T3442">— E Rowan?</text:span></text:p>
      <text:p text:style-name="P3443"><text:span text:style-name="T3444">— Menos.</text:span></text:p>
      <text:p text:style-name="P3445"><text:span text:style-name="T3446">— Excelente — concluiu. — Isso vai render uma bela manhã.</text:span></text:p>
      <text:p text:style-name="P3447"><text:span text:style-name="T3448">Mercer ajeitou o casaco.</text:span></text:p>
      <text:p text:style-name="P3449"><text:span text:style-name="T3450">— Vamos.</text:span></text:p>
      <text:p text:style-name="P3451"><text:span text:style-name="T3452">— Para onde?</text:span></text:p>
      <text:p text:style-name="P3453"><text:span text:style-name="T3454">— Para onde sempre vamos quando não temos resposta suficiente.</text:span></text:p>
      <text:p text:style-name="P3455"><text:span text:style-name="T3456">Finn sorriu.</text:span></text:p>
      <text:p text:style-name="P3457"><text:span text:style-name="T3458">— Atrás do homem que faz perguntas mais caras.</text:span></text:p>
      <text:p text:style-name="P3459"><text:span text:style-name="T3460">Voltaram pela rua, deixando para trás apenas o cheiro de fumaça e o rastro de passos que a neblina rapidamente engoliu.</text:span></text:p>
      <text:p text:style-name="P3461"><text:span text:style-name="T3462">Quando chegaram ao armazém, já perto da meia-noite, Alec os esperava.</text:span></text:p>
      <text:p text:style-name="P3463"><text:span text:style-name="T3464">Não sentado.</text:span><text:line-break/><text:span text:style-name="T3465">Não deitado.</text:span><text:line-break/><text:span text:style-name="T3466">De pé, junto à mesa, como se a noite inteira estivesse contida no mapa aberto.</text:span></text:p>
      <text:p text:style-name="P3467"><text:span text:style-name="T3468">Os olhos dele buscaram primeiro o que não foi dito.</text:span></text:p>
      <text:p text:style-name="P3469"><text:span text:style-name="T3470">Depois, as palavras.</text:span></text:p>
      <text:p text:style-name="P3471"><text:span text:style-name="T3472">— E então? — perguntou.</text:span></text:p>
      <text:p text:style-name="P3473"><text:span text:style-name="T3474">Mercer falou.</text:span></text:p>
      <text:p text:style-name="P3475"><text:span text:style-name="T3476">— Ela sabia.</text:span></text:p>
      <text:p text:style-name="P3477"><text:span text:style-name="T3478">Finn completou:</text:span></text:p>
      <text:p text:style-name="P3479"><text:span text:style-name="T3480">— Ela sabia, gostou moderadamente e continua viva.</text:span></text:p>
      <text:p text:style-name="P3481"><text:span text:style-name="T3482">Rowan, encostado numa coluna, cerrou os punhos.</text:span></text:p>
      <text:p text:style-name="P3483"><text:span text:style-name="T3484">— Eu avisei.</text:span></text:p>
      <text:p text:style-name="P3485"><text:span text:style-name="T3486">Alec manteve o rosto neutro.</text:span></text:p>
      <text:p text:style-name="P3487"><text:span text:style-name="T3488">— Detalhes.</text:span></text:p>
      <text:p text:style-name="P3489"><text:span text:style-name="T3490">Mercer entregou todos.</text:span><text:line-break/><text:span text:style-name="T3491">Rua.</text:span><text:line-break/><text:span text:style-name="T3492">Ritmo.</text:span><text:line-break/><text:span text:style-name="T3493">Casa que ela não entrou.</text:span><text:line-break/><text:span text:style-name="T3494">Frase sobre a mesa dele.</text:span><text:line-break/><text:span text:style-name="T3495">Comentário sobre silêncio de espera.</text:span></text:p>
      <text:p text:style-name="P3496"><text:span text:style-name="T3497">A cada ponto, Alec sentia algo afiar por dentro.</text:span></text:p>
      <text:p text:style-name="P3498"><text:span text:style-name="T3499">Não admiração.</text:span><text:line-break/><text:span text:style-name="T3500">Não raiva.</text:span></text:p>
      <text:p text:style-name="P3501"><text:span text:style-name="T3502">Apenas reconhecimento.</text:span></text:p>
      <text:p text:style-name="P3503"><text:span text:style-name="T3504">O tipo que vinha quando um novo jogador comprovava que não era amador.</text:span></text:p>
      <text:p text:style-name="P3505"><text:span text:style-name="T3506">Quando Mercer terminou, ninguém falou por um momento.</text:span></text:p>
      <text:p text:style-name="P3507"><text:span text:style-name="T3508">Foi Alec quem quebrou o silêncio.</text:span></text:p>
      <text:p text:style-name="P3509"><text:span text:style-name="T3510">— Ela perguntou de mim?</text:span></text:p>
      <text:p text:style-name="P3511"><text:span text:style-name="T3512">— Perguntou se você tinha mandado — respondeu Mercer.</text:span></text:p>
      <text:p text:style-name="P3513"><text:span text:style-name="T3514">— E?</text:span></text:p>
      <text:p text:style-name="P3515"><text:span text:style-name="T3516">— Mandei ela perguntar direto.</text:span></text:p>
      <text:p text:style-name="P3517"><text:span text:style-name="T3518">Finn acrescentou, divertido:</text:span></text:p>
      <text:p text:style-name="P3519"><text:span text:style-name="T3520">— Ela também tem opiniões sobre o seu cansaço e o uso que o senhor faz do sangue próprio. Posso repetir com dramatização se quiser.</text:span></text:p>
      <text:p text:style-name="P3521"><text:span text:style-name="T3522">— Não quero.</text:span></text:p>
      <text:p text:style-name="P3523"><text:span text:style-name="T3524">Rowan deu um passo à frente.</text:span></text:p>
      <text:p text:style-name="P3525"><text:span text:style-name="T3526">— Já é demais.</text:span></text:p>
      <text:p text:style-name="P3527"><text:span text:style-name="T3528">— Já era demais desde ontem — respondeu Alec.</text:span></text:p>
      <text:p text:style-name="P3529"><text:span text:style-name="T3530">— Então por que ela ainda respira?</text:span></text:p>
      <text:p text:style-name="P3531"><text:span text:style-name="T3532">A questão ficou solta no ar.</text:span></text:p>
      <text:p text:style-name="P3533"><text:span text:style-name="T3534">Não era ameaça contra<text:s/></text:span><text:span text:style-name="T3535">Audrey</text:span><text:span text:style-name="T3536">.</text:span></text:p>
      <text:p text:style-name="P3537"><text:span text:style-name="T3538">Era acusação velada à decisão de Alec.</text:span></text:p>
      <text:p text:style-name="P3539"><text:span text:style-name="T3540">Ele respondeu devagar:</text:span></text:p>
      <text:p text:style-name="P3541"><text:span text:style-name="T3542">— Porque ainda não sei em que direção o erro maior aponta.</text:span></text:p>
      <text:p text:style-name="P3543"><text:span text:style-name="T3544">Finn assobiou baixo.</text:span></text:p>
      <text:p text:style-name="P3545"><text:span text:style-name="T3546">Mercer entendeu.</text:span></text:p>
      <text:p text:style-name="P3547"><text:span text:style-name="T3548">Rowan, não satisfeito, insistiu:</text:span></text:p>
      <text:p text:style-name="P3549"><text:span text:style-name="T3550">— Isso não é resposta.</text:span></text:p>
      <text:p text:style-name="P3551"><text:span text:style-name="T3552">— É o que tenho sem condenar quem ainda pode servir.</text:span></text:p>
      <text:p text:style-name="P3553"><text:span text:style-name="T3554">A palavra o irritava.</text:span></text:p>
      <text:p text:style-name="P3555"><text:span text:style-name="T3556">Mas irritação não era motivo suficiente.</text:span></text:p>
      <text:p text:style-name="P3557"><text:span text:style-name="T3558">— Ouçam — disse Alec, enfim. — Ela sabe demais. Sabe que sabemos. E mesmo assim não correu, não pediu proteção, não tentou compra barata. Isso tira algumas possibilidades do tabuleiro.</text:span></text:p>
      <text:p text:style-name="P3559"><text:span text:style-name="T3560">— E coloca outras — retrucou Rowan.</text:span></text:p>
      <text:p text:style-name="P3561"><text:span text:style-name="T3562">— Sim.</text:span></text:p>
      <text:p text:style-name="P3563"><text:span text:style-name="T3564">— Ela pode ser a isca perfeita.</text:span></text:p>
      <text:p text:style-name="P3565"><text:span text:style-name="T3566">— Pode.</text:span></text:p>
      <text:p text:style-name="P3567"><text:span text:style-name="T3568">— Ou a faca na mão errada.</text:span></text:p>
      <text:p text:style-name="P3569"><text:span text:style-name="T3570">— Pode.</text:span></text:p>
      <text:p text:style-name="P3571"><text:span text:style-name="T3572">Finn abriu os braços.</text:span></text:p>
      <text:p text:style-name="P3573"><text:span text:style-name="T3574">— Ou podem os dois, o que seria poeticamente adequado para esta cidade.</text:span></text:p>
      <text:p text:style-name="P3575"><text:span text:style-name="T3576">Mercer olhou para Alec.</text:span></text:p>
      <text:p text:style-name="P3577"><text:span text:style-name="T3578">— O que nós fazemos agora?</text:span></text:p>
      <text:p text:style-name="P3579"><text:span text:style-name="T3580">A resposta veio sem hesitação.</text:span></text:p>
      <text:p text:style-name="P3581"><text:span text:style-name="T3582">— Nada.</text:span></text:p>
      <text:p text:style-name="P3583"><text:span text:style-name="T3584">Rowan quase riu de incredulidade.</text:span></text:p>
      <text:p text:style-name="P3585"><text:span text:style-name="T3586">— Nada?</text:span></text:p>
      <text:p text:style-name="P3587"><text:span text:style-name="T3588">— Nada novo — corrigiu Alec. — Continuamos o plano. Rota alterada. Observação. Silêncio. Se ela quiser o centro, vai ter de se aproximar mais. E é isso que eu quero ver.</text:span></text:p>
      <text:p text:style-name="P3589"><text:span text:style-name="T3590">Finn murmurou:</text:span></text:p>
      <text:p text:style-name="P3591"><text:span text:style-name="T3592">— Você quer ver até onde ela ousa.</text:span></text:p>
      <text:p text:style-name="P3593"><text:span text:style-name="T3594">Alec não negou.</text:span></text:p>
      <text:p text:style-name="P3595"><text:span text:style-name="T3596">Rowan passou a mão pelos cabelos, irritado.</text:span></text:p>
      <text:p text:style-name="P3597"><text:span text:style-name="T3598">— Isso é brincar com fogo.</text:span></text:p>
      <text:p text:style-name="P3599"><text:span text:style-name="T3600">— Não. É aprender de onde vem o vento.</text:span></text:p>
      <text:p text:style-name="P3601"><text:span text:style-name="T3602">A frase não o acalmou.</text:span></text:p>
      <text:p text:style-name="P3603"><text:span text:style-name="T3604">Mas Mercer assentiu.</text:span></text:p>
      <text:p text:style-name="P3605"><text:span text:style-name="T3606">— Ele está certo — disse. — Se ela recuar, sabemos que medo pesa mais. Se avançar, sabemos que aposta alto. Os dois dados são úteis.</text:span></text:p>
      <text:p text:style-name="P3607"><text:span text:style-name="T3608">Rowan olhou para os três, um por um.</text:span></text:p>
      <text:p text:style-name="P3609"><text:span text:style-name="T3610">Viu ali algo que o incomodava mais do que a própria<text:s/></text:span><text:span text:style-name="T3611">Audrey</text:span><text:span text:style-name="T3612">: o fato de, devagar, querer ou não, todos estarem reorganizando a guerra em torno da presença dela.</text:span></text:p>
      <text:p text:style-name="P3613"><text:span text:style-name="T3614">Alec percebeu.</text:span></text:p>
      <text:p text:style-name="P3615"><text:span text:style-name="T3616">— E antes que fale — acrescentou —, não. Isso não a coloca no círculo. Isso a coloca na mira.</text:span></text:p>
      <text:p text:style-name="P3617"><text:span text:style-name="T3618">Rowan respirou fundo.</text:span></text:p>
      <text:p text:style-name="P3619"><text:span text:style-name="T3620">Não gostava.</text:span><text:line-break/><text:span text:style-name="T3621">Mas entendeu.</text:span></text:p>
      <text:p text:style-name="P3622"><text:span text:style-name="T3623">— Quando isso der errado — disse por fim —, quero estar na sala.</text:span></text:p>
      <text:p text:style-name="P3624"><text:span text:style-name="T3625">— Você vai estar — respondeu Alec.</text:span></text:p>
      <text:p text:style-name="P3626"><text:span text:style-name="T3627">Finn sorriu de canto.</text:span></text:p>
      <text:p text:style-name="P3628"><text:span text:style-name="T3629">— Eu também, se possível. Detesto perder os melhores espetáculos.</text:span></text:p>
      <text:p text:style-name="P3630"><text:span text:style-name="T3631">Mercer apenas guardou o mapa.</text:span></text:p>
      <text:p text:style-name="P3632"><text:span text:style-name="T3633">Lá fora, a cidade mudava de turno.</text:span></text:p>
      <text:p text:style-name="P3634"><text:span text:style-name="T3635">Homens de casaco tomavam o lugar de homens de avental. Garotas de vestido claro desapareciam em quartos de cortina pesada. Carroças vazias iam, carroças carregadas vinham.</text:span></text:p>
      <text:p text:style-name="P3636"><text:span text:style-name="T3637">Em algum lugar entre Angel Meadow e a área da estação, uma mulher caminhava sozinha, medindo as próprias pegadas.</text:span></text:p>
      <text:p text:style-name="P3638"><text:span text:style-name="T3639">Nem a gangue.</text:span><text:line-break/><text:span text:style-name="T3640">Nem a polícia.</text:span><text:line-break/><text:span text:style-name="T3641">Nem os homens de Blackwood.</text:span></text:p>
      <text:p text:style-name="P3642"><text:span text:style-name="T3643">Audrey</text:span><text:span text:style-name="T3644"><text:s/>Shaw era ainda só isso: uma pergunta atravessando a noite.</text:span></text:p>
      <text:p text:style-name="P3645"><text:span text:style-name="T3646">Mas, a partir dessa noite, todos sabiam que a pergunta também olhava de volta.</text:span></text:p>
      <text:p text:style-name="P3647"/>
      <text:h text:style-name="P3648" text:outline-level="2"><text:span text:style-name="T3649">Capítulo 16</text:span></text:h>
      <text:p text:style-name="P3650"><text:span text:style-name="T3651">A chuva em Manchester não lavava nada; apenas empurrava a sujeira para lugares mais fundos.</text:span></text:p>
      <text:p text:style-name="P3652"><text:span text:style-name="T3653">Audrey</text:span><text:span text:style-name="T3654"><text:s/>Shaw girou a chave de latão na fechadura e empurrou a pesada porta de carvalho. Entrou, fechou-a e deslizou o ferrolho de ferro em dois tempos secos. Só então permitiu que os ombros caíssem uma fração de milímetro.</text:span></text:p>
      <text:p text:style-name="P3655"><text:span text:style-name="T3656">O apartamento ficava no terceiro andar de um edifício estreito em Deansgate. Longe o suficiente de Angel Meadow para evitar o cheiro constante de esgoto e pólvora, mas perto o suficiente das docas e do centro comercial para justificar sua presença ali. Era um refúgio de silêncio no meio de uma máquina de moer gente.</text:span></text:p>
      <text:p text:style-name="P3657"><text:span text:style-name="T3658">Ela tirou o casaco de lã escura, pesado da umidade da neblina, e o pendurou no cabideiro de pé. Debaixo dele, a blusa de corte impecável permanecia seca.</text:span></text:p>
      <text:p text:style-name="P3659"><text:span text:style-name="T3660">Caminhou até a janela e fechou as pesadas cortinas de veludo verde, abafando o som distante dos últimos bondes. Depois, riscou um fósforo e acendeu o lampião a gás sobre a escrivaninha.</text:span></text:p>
      <text:p text:style-name="P3661"><text:span text:style-name="T3662">A luz amarelada revelou um ambiente quase espartano.</text:span><text:line-break/><text:span text:style-name="T3663">Nenhum quadro de família.</text:span><text:line-break/><text:span text:style-name="T3664">Nenhum bibelô de porcelana.</text:span><text:line-break/><text:span text:style-name="T3665">Nenhum sinal de apego ao passado.</text:span></text:p>
      <text:p text:style-name="P3666"><text:span text:style-name="T3667">Havia apenas uma cama rigorosamente arrumada, uma lareira fria e uma longa mesa de madeira maciça coberta por mapas da cidade, cadernos de couro, tabelas de despachos aduaneiros e horários de trens.</text:span></text:p>
      <text:p text:style-name="P3668"><text:span text:style-name="T3669">Para<text:s/></text:span><text:span text:style-name="T3670">Audrey</text:span><text:span text:style-name="T3671">, informação era a única moeda que não desvalorizava. Uísque podia ser confiscado. Armas podiam enferrujar. Dinheiro podia ser roubado. Mas o que um telegrafista cochichava de madrugada valia mais que o cofre do banco central.</text:span></text:p>
      <text:p text:style-name="P3672"><text:span text:style-name="T3673">Sentou-se à mesa e abriu o caderno principal.</text:span></text:p>
      <text:p text:style-name="P3674"><text:span text:style-name="T3675">As páginas eram preenchidas por uma caligrafia fina e inclinada, feita a tinta preta. Cada linha representava uma artéria do submundo de Manchester. Nomes. Dívidas. Rotas de contrabando. Oficiais comprados.</text:span></text:p>
      <text:p text:style-name="P3676"><text:span text:style-name="T3677">Ela encontrou a página em branco e puxou a caneta-tinteiro.</text:span></text:p>
      <text:p text:style-name="P3678"><text:span text:style-name="T3679">Mercer. Finn. Doyle.</text:span></text:p>
      <text:p text:style-name="P3680"><text:span text:style-name="T3681">Escreveu os três nomes em sequência.</text:span></text:p>
      <text:p text:style-name="P3682"><text:span text:style-name="T3683">Ainda conseguia lembrar o cheiro de tabaco amassado de Mercer na rua úmida. O homem era bom. Pesado, letal, mas com cérebro. Doyle era útil. E Finn, de longe, o mais instável. Alec Ashford não os havia enviado para matá-la; havia enviado para medir a temperatura. Queria ver se ela corria ou se implorava.</text:span></text:p>
      <text:p text:style-name="P3684"><text:span text:style-name="T3685">Ela traçou uma linha fina sob os três nomes e, logo abaixo, escreveu o do próprio Alec.</text:span></text:p>
      <text:p text:style-name="P3686"><text:span text:style-name="T3687">Ashford era um espécime que ela ainda estava tentando catalogar.</text:span></text:p>
      <text:p text:style-name="P3688"><text:span text:style-name="T3689">A cidade inteira jurava que ele havia morrido na França ou virado cinzas nos trilhos de Victoria. Mas<text:s/></text:span><text:span text:style-name="T3690">Audrey</text:span><text:span text:style-name="T3691"><text:s/>sabia ler os espaços em branco de uma cidade. A ausência repentina de violência desorganizada. O novo silêncio tático nas docas. O desaparecimento cirúrgico de metralhadoras Lewis.</text:span></text:p>
      <text:p text:style-name="P3692"><text:span text:style-name="T3693">Mortos não roubam artilharia pesada.</text:span></text:p>
      <text:p text:style-name="P3694"><text:span text:style-name="T3695">Ele era perigoso justamente por isso: não agia como um criminoso brigando por território. Agia como um comandante militar em terra ocupada.</text:span></text:p>
      <text:p text:style-name="P3696"><text:span text:style-name="T3697">Ela secou a ponta da caneta.</text:span></text:p>
      <text:p text:style-name="P3698"><text:span text:style-name="T3699">A noite, no entanto, ainda não havia acabado.</text:span></text:p>
      <text:p text:style-name="P3700"><text:span text:style-name="T3701">Audrey</text:span><text:span text:style-name="T3702"><text:s/>levou a mão ao bolso interno do casaco pendurado e retirou um envelope pardo, selado com cera barata. Havia recolhido o pacote num fundo falso de uma caixa postal na estação central, horas antes de decidir brincar com os homens de Alec na neblina de Angel Meadow.</text:span></text:p>
      <text:p text:style-name="P3703"><text:span text:style-name="T3704">Sentou-se novamente e quebrou o selo com a ponta de um abridor de prata.</text:span></text:p>
      <text:p text:style-name="P3705"><text:span text:style-name="T3706">Dentro, havia uma única folha de papel-carbono, o decalque de um telegrama militar interceptado por um telegrafista que<text:s/></text:span><text:span text:style-name="T3707">Audrey</text:span><text:span text:style-name="T3708"><text:s/>mantinha na folha de pagamento havia quatro meses. O homem custava caro, mas o "dinheiro limpo" dela comprava o tipo de lealdade que o medo não conseguia segurar por muito tempo.</text:span></text:p>
      <text:p text:style-name="P3709"><text:span text:style-name="T3710">Desdobrou o papel sob a luz do gás.</text:span></text:p>
      <text:p text:style-name="P3711"><text:span text:style-name="T3712">Seus olhos correram pelas linhas curtas.</text:span><text:line-break/><text:span text:style-name="T3713">Na segunda leitura, o silêncio do quarto pareceu ficar denso demais, quase sólido.</text:span></text:p>
      <text:p text:style-name="P3714"><text:span text:style-name="T3715">REMETENTE: WAR OFFICE, WHITEHALL, LONDRES.</text:span><text:line-break/><text:span text:style-name="T3716">DESTINATÁRIO: MAJOR ALISTAIR THORNE.</text:span><text:line-break/><text:span text:style-name="T3717">ASSUNTO: OPERAÇÃO FERRUGEM E OSSO. APROVADA.</text:span></text:p>
      <text:p text:style-name="P3718"><text:span text:style-name="T3719">A mensagem não falava de política. Falava de logística.</text:span></text:p>
      <text:p text:style-name="P3720"><text:span text:style-name="T3721">Detaljava a chegada iminente de um trem de carga não catalogado, vindo do sul na madrugada de sexta-feira. Não trazia carvão. Não trazia algodão. Trazia duas companhias da recém-formada Polícia Auxiliar.</text:span></text:p>
      <text:p text:style-name="P3722"><text:span text:style-name="T3723">Audrey</text:span><text:span text:style-name="T3724"><text:s/>apertou o maxilar.</text:span></text:p>
      <text:p text:style-name="P3725"><text:span text:style-name="T3726">Veteranos endurecidos da frente ocidental. Homens sem coleira, conhecidos por terem esmagado insurreições com brutalidade que até o exército regular fingia não ver.</text:span></text:p>
      <text:p text:style-name="P3727"><text:span text:style-name="T3728">Eles vinham com uma ordem direta e extraoficial de Londres: isolar as docas, decretar lei marcial na prática — sem o anúncio formal no Parlamento — e executar uma varredura letal em Ancoats e Salford.</text:span></text:p>
      <text:p text:style-name="P3729"><text:span text:style-name="T3730">Thorne não estava apenas tentando controlar a polícia de Manchester.</text:span><text:line-break/><text:span text:style-name="T3731">Ele estava trazendo um matadouro particular para a cidade.</text:span></text:p>
      <text:p text:style-name="P3732"><text:span text:style-name="T3733">Usaria a guerra de gangues de Blackwood e os Melted Cross como desculpa, e então varreria o submundo com força militar irrestrita.</text:span></text:p>
      <text:p text:style-name="P3734"><text:span text:style-name="T3735">Audrey</text:span><text:span text:style-name="T3736"><text:s/>soltou o papel sobre a mesa e encostou-se no encosto da cadeira.</text:span></text:p>
      <text:p text:style-name="P3737"><text:span text:style-name="T3738">Se Thorne trancasse a cidade com homens treinados para atirar primeiro e queimar o resto depois, as rotas de informação de<text:s/></text:span><text:span text:style-name="T3739">Audrey</text:span><text:span text:style-name="T3740">, seus informantes, as casas de penhores e toda a sua rede invisível secariam em menos de uma semana. Tudo pelo que ela havia trabalhado seria esmagado debaixo das botas do Estado.</text:span></text:p>
      <text:p text:style-name="P3741"><text:span text:style-name="T3742">Blackwood, cego pela própria arrogância e pelos lucros de suas apostas, seria engolido antes mesmo de entender de onde veio o tiro. A polícia local apenas recolheria os corpos.</text:span></text:p>
      <text:p text:style-name="P3743"><text:span text:style-name="T3744">Ela olhou para o mapa aberto à sua frente.</text:span></text:p>
      <text:p text:style-name="P3745"><text:span text:style-name="T3746">Os alfinetes. As rotas. O desenho da cidade.</text:span><text:line-break/><text:span text:style-name="T3747">O xadrez não tinha apenas mudado. O tabuleiro inteiro estava prestes a pegar fogo.</text:span></text:p>
      <text:p text:style-name="P3748"><text:span text:style-name="T3749">Havia apenas uma força em Manchester capaz de entender a mente de homens como Thorne. Uma força capaz de transformar uma varredura militar de veteranos numa carnificina cara demais para Londres sustentar.</text:span></text:p>
      <text:p text:style-name="P3750"><text:span text:style-name="T3751">Um exército que também já havia morrido e voltado.</text:span></text:p>
      <text:p text:style-name="P3752"><text:span text:style-name="T3753">Audrey</text:span><text:span text:style-name="T3754"><text:s/>dobrou o papel-carbono e guardou-o cuidadosamente dentro do caderno. Fechou a capa de couro com um baque surdo que ecoou no quarto.</text:span></text:p>
      <text:p text:style-name="P3755"><text:span text:style-name="T3756">Ela não podia esperar que Alec Ashford a testasse de novo. O luxo do tempo havia acabado de embarcar num trem vindo do sul.</text:span></text:p>
      <text:p text:style-name="P3757"><text:span text:style-name="T3758">Amanhã, ela não ficaria na beira do território dos Melted Cross sendo medida de longe.</text:span></text:p>
      <text:p text:style-name="P3759"><text:span text:style-name="T3760">Amanhã, ela caminharia direto para o centro da fumaça.</text:span><text:line-break/><text:span text:style-name="T3761">E rezaria para que o fogo lá dentro odiasse o Império mais do que odiaria a presença dela.</text:span></text:p>
      <text:p text:style-name="Normal"/>
      <text:h text:style-name="P3762" text:outline-level="2"><text:span text:style-name="T3763">Capítulo 17</text:span></text:h>
      <text:p text:style-name="P3764"><text:span text:style-name="T3765">O bilhete chegou ao meio-dia.</text:span></text:p>
      <text:p text:style-name="P3766"><text:span text:style-name="T3767">Não veio pelas mãos de um capanga, nem foi entregue de forma sorrateira. Um garoto de recados, com o rosto sujo de carvão e um casaco grande demais para os ombros, caminhou até a porta do depósito em Ancoats, entregou o envelope selado a Doyle, recebeu uma moeda e sumiu na neblina antes que alguém pudesse fazer uma pergunta.</text:span></text:p>
      <text:p text:style-name="P3768"><text:span text:style-name="T3769">Doyle levou o envelope para dentro.</text:span></text:p>
      <text:p text:style-name="P3770"><text:span text:style-name="T3771">O depósito fedia a café velho e querosene. Alec estava debruçado sobre o mapa das docas, enquanto Rowan limpava o tambor de um revólver num canto e Finn tentava dormir numa cadeira escorada na parede.</text:span></text:p>
      <text:p text:style-name="P3772"><text:span text:style-name="T3773">— Deixaram na porta — disse Doyle, estendendo a mão. — Para o senhor.</text:span></text:p>
      <text:p text:style-name="P3774"><text:span text:style-name="T3775">Alec pegou o envelope. Papel pardo comum, cera barata, mas sem carimbo.</text:span></text:p>
      <text:p text:style-name="P3776"><text:span text:style-name="T3777">Rompeu o selo com o polegar. Dentro, havia um pedaço de papel grosso, cortado à mão, com uma caligrafia fina e inclinada, escrita em tinta preta.</text:span></text:p>
      <text:p text:style-name="P3778"><text:span text:style-name="T3779">Não havia saudação. Apenas duas linhas secas:</text:span></text:p>
      <text:p text:style-name="P3780"><text:span text:style-name="T3781">Rondar ruas no escuro é serviço para amadores. Se quer saber onde moro, não mande seus cães gastarem sola de bota. Venha você.</text:span><text:line-break/><text:span text:style-name="T3782">Deansgate, 42. Terceiro andar. Sozinho.</text:span></text:p>
      <text:p text:style-name="P3783"><text:span text:style-name="T3784">Alec leu a mensagem em silêncio. A ausência de assinatura era irrelevante. Ele conhecia o cheiro da tinta. Conhecia o tom.</text:span></text:p>
      <text:p text:style-name="P3785"><text:span text:style-name="T3786">Finn abriu um dos olhos, percebendo a mudança na postura de Alec.</text:span><text:line-break/><text:span text:style-name="T3787">— Notícias de família?</text:span></text:p>
      <text:p text:style-name="P3788"><text:span text:style-name="T3789">Alec atirou o papel sobre o mapa.</text:span></text:p>
      <text:p text:style-name="P3790"><text:span text:style-name="T3791">Rowan largou o pano sujo de óleo e aproximou-se da mesa. Leu a mensagem rápida. A mandíbula dele travou instantaneamente.</text:span></text:p>
      <text:p text:style-name="P3792"><text:span text:style-name="T3793">— É uma armadilha — sentenciou.</text:span></text:p>
      <text:p text:style-name="P3794"><text:span text:style-name="T3795">— Se fosse uma armadilha, ela teria mandado um endereço falso perto de um beco em Angel Meadow — disse Finn, levantando-se e espichando o pescoço para ler também. — Deansgate é comercial demais para matar o homem mais procurado da cidade sem chamar a polícia.</text:span></text:p>
      <text:p text:style-name="P3796"><text:span text:style-name="T3797">— Blackwood pode ter comprado aquele prédio inteiro.</text:span></text:p>
      <text:p text:style-name="P3798"><text:span text:style-name="T3799">— Blackwood mal sabe escrever o próprio nome — retrucou Finn. — Quanto mais com essa elegância. "Não mande seus cães". Ofensivo. Mas poético.</text:span></text:p>
      <text:p text:style-name="P3800"><text:span text:style-name="T3801">Rowan ignorou Finn e olhou para Alec, que já vestia o casaco de lã pesada.</text:span></text:p>
      <text:p text:style-name="P3802"><text:span text:style-name="T3803">— Você não vai — disse Rowan. A frase saiu mais como ordem do que como conselho.</text:span></text:p>
      <text:p text:style-name="P3804"><text:span text:style-name="T3805">Alec abotoou o casaco devagar.</text:span></text:p>
      <text:p text:style-name="P3806"><text:span text:style-name="T3807">— Rowan, guarde as armas. Dobre as vigias nos túneis leste e sul hoje à tarde.</text:span></text:p>
      <text:p text:style-name="P3808"><text:span text:style-name="T3809">— Alec—</text:span></text:p>
      <text:p text:style-name="P3810"><text:span text:style-name="T3811">— Se ela quisesse minha cabeça, tinha deixado Mercer atirar ontem à noite e chamado a polícia. Ela tem um endereço. E tem algo a dizer que não cabe na mesa do pub de Keane.</text:span></text:p>
      <text:p text:style-name="P3812"><text:span text:style-name="T3813">— Eu vou com você. Fico na rua.</text:span></text:p>
      <text:p text:style-name="P3814"><text:span text:style-name="T3815">Alec parou com a mão na maçaneta e olhou de Rowan para Finn.</text:span></text:p>
      <text:p text:style-name="P3816"><text:span text:style-name="T3817">— O bilhete diz sozinho. Se eu chegar com escolta, ela entende que tenho medo. E se eu tiver medo de uma mulher num apartamento no centro, perco o direito de comandar vocês à noite.</text:span></text:p>
      <text:p text:style-name="P3818"><text:span text:style-name="T3819">Não havia resposta para isso.</text:span><text:line-break/><text:span text:style-name="T3820">Rowan recuou um passo, contrariado, mastigando o próprio orgulho. Finn apenas deu um meio sorriso em sinal de respeito.</text:span></text:p>
      <text:p text:style-name="P3821"><text:span text:style-name="T3822">Alec abriu a porta e saiu.</text:span></text:p>
      <text:p text:style-name="P3823"><text:span text:style-name="T3824">A caminhada até Deansgate mudou o cenário da cidade. Os tijolos sujos e operários deram lugar a fachadas mais limpas, vitrines de vidro grosso, carruagens de melhor porte e homens de cartola em vez de boina. Era uma área onde a miséria não circulava livremente; ela apenas limpava o chão antes do amanhecer.</text:span></text:p>
      <text:p text:style-name="P3825"><text:span text:style-name="T3826">O número 42 era um edifício de tijolos escuros e fachada neutra. Discreto. Uma escolha cirúrgica.</text:span></text:p>
      <text:p text:style-name="P3827"><text:span text:style-name="T3828">Alec subiu os três lances de escada sem pressa, seus passos não faziam eco. Parou diante da porta de carvalho.</text:span><text:line-break/><text:span text:style-name="T3829">Não sacou a arma. Apenas bateu três vezes com os nós dos dedos.</text:span></text:p>
      <text:p text:style-name="P3830"><text:span text:style-name="T3831">Dois segundos depois, ouviu o som metálico de fechaduras pesadas deslizando. Uma. Duas. Três.</text:span></text:p>
      <text:p text:style-name="P3832"><text:span text:style-name="T3833">A porta abriu.</text:span></text:p>
      <text:p text:style-name="P3834"><text:span text:style-name="T3835">Audrey</text:span><text:span text:style-name="T3836"><text:s/>Shaw estava parada no limiar. Usava uma blusa de gola alta e saia escura, o cabelo perfeitamente no lugar, a postura inabalável de quem recebia o leiteiro ou a morte com a mesma expressão.</text:span></text:p>
      <text:p text:style-name="P3837"><text:span text:style-name="T3838">— O senhor foi rápido — disse ela, dando passagem.</text:span></text:p>
      <text:p text:style-name="P3839"><text:span text:style-name="T3840">— Detesto filas — respondeu ele, entrando.</text:span></text:p>
      <text:p text:style-name="P3841"><text:span text:style-name="T3842">O apartamento era espartano, limpo e estranhamente silencioso. Sem enfeites. Sem fotos. Um lampião aceso, uma lareira fria e uma mesa coberta de papéis no centro da sala. Cheirava a tinta de caneta, chá recém-feito e alguma coisa limpa que Alec não sentia desde antes de ir para as trincheiras da França.</text:span></text:p>
      <text:p text:style-name="P3843"><text:span text:style-name="T3844">Ele não tirou o chapéu, nem o casaco.</text:span><text:line-break/><text:span text:style-name="T3845">Seus olhos varreram o cômodo em dois segundos, marcando saídas, pontos cegos e onde as mãos dela estavam.</text:span></text:p>
      <text:p text:style-name="P3846"><text:span text:style-name="T3847">Ela fechou a porta e passou todas as trancas de volta.</text:span></text:p>
      <text:p text:style-name="P3848"><text:span text:style-name="T3849">— Seus homens ficaram na esquina? — perguntou<text:s/></text:span><text:span text:style-name="T3850">Audrey</text:span><text:span text:style-name="T3851">, caminhando em direção à mesa.</text:span></text:p>
      <text:p text:style-name="P3852"><text:span text:style-name="T3853">— Ficaram em Ancoats.</text:span></text:p>
      <text:p text:style-name="P3854"><text:span text:style-name="T3855">Ela parou e virou-se para ele, os olhos ligeiramente surpresos, seguidos de um aceno quase imperceptível de aprovação.</text:span></text:p>
      <text:p text:style-name="P3856"><text:span text:style-name="T3857">— O senhor tem coragem.</text:span></text:p>
      <text:p text:style-name="P3858"><text:span text:style-name="T3859">— Tenho pressa — corrigiu Alec. — O bilhete não foi um convite para o chá. O que você tem?</text:span></text:p>
      <text:p text:style-name="P3860"><text:span text:style-name="T3861">Audrey</text:span><text:span text:style-name="T3862"><text:s/>apoiou ambas as mãos no encosto de uma cadeira de madeira e sustentou o olhar dele.</text:span></text:p>
      <text:p text:style-name="P3863"><text:span text:style-name="T3864">— Tenho o motivo pelo qual a sua pequena guerra contra Blackwood não importa mais.</text:span></text:p>
      <text:p text:style-name="P3865"><text:span text:style-name="T3866">A frase bateu dura no ar.</text:span><text:line-break/><text:span text:style-name="T3867">Alec não se moveu, mas sua expressão endureceu.</text:span></text:p>
      <text:p text:style-name="P3868"><text:span text:style-name="T3869">— Blackwood tomou duas rotas do canal ontem. Para ele, parece importar.</text:span></text:p>
      <text:p text:style-name="P3870"><text:span text:style-name="T3871">— Blackwood é um homem cego brigando por moedas no chão de uma casa que está prestes a pegar fogo. E o senhor também, se não olhar para cima.</text:span></text:p>
      <text:p text:style-name="P3872"><text:span text:style-name="T3873">Audrey</text:span><text:span text:style-name="T3874"><text:s/>contornou a mesa, pegou um envelope pardo e tirou de lá uma folha de papel-carbono amassada. Sem cerimônia, ela deslizou o papel sobre a madeira lisa na direção de Alec.</text:span></text:p>
      <text:p text:style-name="P3875"><text:span text:style-name="T3876">— Leia. E depois decida se eu devia ter deixado seus homens gastarem sola de bota.</text:span></text:p>
      <text:p text:style-name="P3877"><text:span text:style-name="T3878">Alec aproximou-se da mesa. Ele baixou os olhos para o papel sob a luz amarela do lampião.</text:span></text:p>
      <text:p text:style-name="P3879"><text:span text:style-name="T3880">O texto era cifrado, curto e assinado pelas piores letras que um veterano de guerra poderia ver numa folha de telégrafo: WAR OFFICE. LONDRES.</text:span></text:p>
      <text:p text:style-name="P3881"><text:span text:style-name="T3882">Ele leu em silêncio.</text:span><text:line-break/><text:span text:style-name="T3883">Major Alistair Thorne.</text:span><text:line-break/><text:span text:style-name="T3884">Operação Ferrugem e Osso. Aprovada.</text:span><text:line-break/><text:span text:style-name="T3885">Trem não catalogado.</text:span><text:line-break/><text:span text:style-name="T3886">Polícia Auxiliar.</text:span></text:p>
      <text:p text:style-name="P3887"><text:span text:style-name="T3888">Quando terminou a leitura, o ar nos pulmões de Alec pareceu feito de chumbo.</text:span><text:line-break/><text:span text:style-name="T3889">Polícia Auxiliar.</text:span><text:line-break/><text:span text:style-name="T3890">Não eram guardas de apito. Eram ex-militares. Açougueiros trazidos da frente ocidental, famosos por não deixarem prisioneiros vivos nas revoltas civis. E eles não respondiam a juízes; respondiam a si mesmos.</text:span></text:p>
      <text:p text:style-name="P3891"><text:span text:style-name="T3892">Ele ergueu o rosto.</text:span></text:p>
      <text:p text:style-name="P3893"><text:span text:style-name="T3894">— Isso é para amanhã de madrugada — disse Alec, a voz mais baixa e perigosa do que o normal.</text:span></text:p>
      <text:p text:style-name="P3895"><text:span text:style-name="T3896">— Sim — respondeu<text:s/></text:span><text:span text:style-name="T3897">Audrey</text:span><text:span text:style-name="T3898">. — Um trem inteiro de homens treinados para esmagar insurgências. Eles vêm sem anúncio oficial. E a ordem é trancar Ancoats, Salford e as docas. Eles vão fechar a cidade e decretar lei marcial velada.</text:span></text:p>
      <text:p text:style-name="P3899"><text:span text:style-name="T3900">— Thorne quer limpar a cidade a bala.</text:span></text:p>
      <text:p text:style-name="P3901"><text:span text:style-name="T3902">— Thorne quer criar um massacre, colocar a culpa na sua guerra contra as outras gangues e assumir o controle absoluto do que sobrar de Manchester. — Ela cruzou os braços. — Os homens de Blackwood vão ser varridos em dois dias. A polícia local vai abaixar a cabeça. E os seus homens...</text:span></text:p>
      <text:p text:style-name="P3903"><text:span text:style-name="T3904">— Meus homens já mataram gente com esse mesmo uniforme na França — cortou Alec, frio.</text:span></text:p>
      <text:p text:style-name="P3905"><text:span text:style-name="T3906">Audrey</text:span><text:span text:style-name="T3907"><text:s/>não piscou.</text:span><text:line-break/><text:span text:style-name="T3908">— A França tinha lama para cavar trincheira. Manchester tem becos sem saída. Se o senhor for para o confronto aberto contra cem homens armados com ordens do Parlamento, será massacrado.</text:span></text:p>
      <text:p text:style-name="P3909"><text:span text:style-name="T3910">Alec olhou de volta para o papel.</text:span><text:line-break/><text:span text:style-name="T3911">Ele sabia que ela tinha razão. Sua gangue era eficiente, brutal e disciplinada. Mas eles eram fantasmas operando na fumaça. Uma força-tarefa militar mudava as regras do mundo.</text:span></text:p>
      <text:p text:style-name="P3912"><text:span text:style-name="T3913">Ele finalmente tirou o chapéu, sacudindo a poeira invisível da borda, e olhou para<text:s/></text:span><text:span text:style-name="T3914">Audrey</text:span><text:span text:style-name="T3915"><text:s/>com uma atenção completamente nova. Não a via mais como um incômodo ou uma curiosidade.</text:span></text:p>
      <text:p text:style-name="P3916"><text:span text:style-name="T3917">— Por que me mostrar isso? — perguntou ele. — Você tem dinheiro. Tem rotas de fuga. Poderia ter pego um trem para Londres esta manhã e deixado Manchester afundar.</text:span></text:p>
      <text:p text:style-name="P3918"><text:span text:style-name="T3919">— Minha rede de informantes está aqui — ela respondeu. — As minhas ruas, os meus contatos. Tudo o que construí será destruído se Thorne colocar botas militares batendo nas portas das casas de penhores. Eu não fujo de negócios, senhor Ashford. E para salvar os meus, preciso que o senhor salve os seus.</text:span></text:p>
      <text:p text:style-name="P3920"><text:span text:style-name="T3921">Era a primeira vez que as cartas estavam todas viradas para cima.</text:span></text:p>
      <text:p text:style-name="P3922"><text:span text:style-name="T3923">A clareza dela era cortante. Ela não estava ali por pena dos pobres, nem por aliança cega. Estava ali por cálculo. Alec respeitava cálculo muito mais do que respeitava heroísmo.</text:span></text:p>
      <text:p text:style-name="P3924"><text:span text:style-name="T3925">— E qual é o seu cálculo? — ele perguntou, apoiando as duas mãos na borda da mesa e inclinando-se para frente, invadindo o espaço aéreo dela.</text:span></text:p>
      <text:p text:style-name="P3926"><text:span text:style-name="T3927">Ela não recuou.</text:span><text:line-break/><text:span text:style-name="T3928">Apoiou as próprias mãos na mesa, espelhando o gesto dele.</text:span></text:p>
      <text:p text:style-name="P3929"><text:span text:style-name="T3930">— Meu cálculo é que Thorne espera encontrar gangues desorganizadas e bêbadas que fogem de farda militar. Ele não espera encontrar uma força paramilitar roubando o terreno por baixo dele antes mesmo do sol nascer.</text:span></text:p>
      <text:p text:style-name="P3931"><text:span text:style-name="T3932">Alec deixou um resquício de sorriso — sombrio, predatório — escapar pelos lábios.</text:span></text:p>
      <text:p text:style-name="P3933"><text:span text:style-name="T3934">— Você quer sangrar o trem.</text:span></text:p>
      <text:p text:style-name="P3935"><text:span text:style-name="T3936">— Eu quero impedir que eles desçam do trem — corrigiu<text:s/></text:span><text:span text:style-name="T3937">Audrey</text:span><text:span text:style-name="T3938">. — E o senhor é o único homem nesta cidade amaldiçoada que tem pólvora e Lewis suficientes para garantir que essa viagem de Londres termine muito mal.</text:span></text:p>
      <text:p text:style-name="P3939"><text:span text:style-name="T3940">Os dois ficaram em silêncio por um momento, separados apenas pelo papel-carbono e pela luz trêmula do gás.</text:span></text:p>
      <text:p text:style-name="P3941"><text:span text:style-name="T3942">O jogo tinha virado. A perseguição tinha acabado.</text:span></text:p>
      <text:p text:style-name="P3943"><text:span text:style-name="T3944">Alec Ashford estendeu a mão, dobrou o telegrama e colocou-o no bolso interno do casaco. Quando voltou os olhos para<text:s/></text:span><text:span text:style-name="T3945">Audrey</text:span><text:span text:style-name="T3946"><text:s/>Shaw, a desconfiança ainda existia, mas o respeito havia acabado de cimentar a fundação entre eles.</text:span></text:p>
      <text:p text:style-name="P3947"><text:span text:style-name="T3948">— Coloque o casaco, senhorita Shaw.</text:span></text:p>
      <text:p text:style-name="P3949"><text:span text:style-name="T3950">Audrey</text:span><text:span text:style-name="T3951"><text:s/>franziu a testa ligeiramente.</text:span><text:line-break/><text:span text:style-name="T3952">— Para quê?</text:span></text:p>
      <text:p text:style-name="P3953"><text:span text:style-name="T3954">— Porque você vai descer comigo. Vai entrar no esconderijo dos Melted Cross, vai sentar à mesa com aqueles "cães" que você mencionou no bilhete, e vai nos ajudar a planejar como se explode um trem militar antes do amanhecer.</text:span></text:p>
      <text:p text:style-name="P3955"><text:span text:style-name="T3956">Ela o encarou por um segundo, medindo o homem à sua frente. Depois, permitiu-se o menor dos sorrisos.</text:span></text:p>
      <text:p text:style-name="P3957"><text:span text:style-name="T3958">— Como quiser, senhor Ashford.</text:span></text:p>
      <text:p text:style-name="P3959"/>
      <text:h text:style-name="P3960" text:outline-level="2"><text:span text:style-name="T3961">Capítulo 18</text:span></text:h>
      <text:p text:style-name="P3962"><text:span text:style-name="T3963">A névoa de Ancoats não respeitava portas. Ela se infiltrava pelas frestas das janelas do armazém e pesava o ar junto com o cheiro de ferrugem, querosene e fumo barato.</text:span></text:p>
      <text:p text:style-name="P3964"><text:span text:style-name="T3965">Lá dentro, os homens de Alec aguardavam.</text:span></text:p>
      <text:p text:style-name="P3966"><text:span text:style-name="T3967">Rowan caminhava de um lado para o outro, os passos duros ecoando no chão de tábuas irregulares. Finn estava sentado com os pés em cima de uma caixa de munição, jogando uma moeda suja para cima e pegando-a com uma mão só. Mercer ocupava seu lugar habitual perto da porta dos fundos, impassível como uma estátua de sal, enquanto Doyle limpava armas numa mesa lateral.</text:span></text:p>
      <text:p text:style-name="P3968"><text:span text:style-name="T3969">O clima não era de espera. Era de velório antecipado.</text:span></text:p>
      <text:p text:style-name="P3970"><text:span text:style-name="T3971">Quando a pesada porta de correr da frente rangeu nos trilhos de ferro, a moeda de Finn parou no ar. O silêncio engoliu o armazém.</text:span></text:p>
      <text:p text:style-name="P3972"><text:span text:style-name="T3973">Alec entrou primeiro.</text:span><text:line-break/><text:span text:style-name="T3974">Ele não estava apressado. Não sacudira a água do casaco. Não tinha a postura defensiva de quem sofreu uma emboscada.</text:span></text:p>
      <text:p text:style-name="P3975"><text:span text:style-name="T3976">Apenas abriu caminho e deu espaço para quem vinha atrás.</text:span></text:p>
      <text:p text:style-name="P3977"><text:span text:style-name="T3978">O barulho do salto de bota de<text:s/></text:span><text:span text:style-name="T3979">Audrey</text:span><text:span text:style-name="T3980"><text:s/>Shaw tocou a madeira.</text:span></text:p>
      <text:p text:style-name="P3981"><text:span text:style-name="T3982">A entrada dela alterou a gravidade do cômodo instantaneamente. Doyle parou de esfregar o pano na arma. Mercer desencostou as costas da parede. Finn ergueu as sobrancelhas até sumirem debaixo do boné.</text:span></text:p>
      <text:p text:style-name="P3983"><text:span text:style-name="T3984">E Rowan parou de andar. A expressão dele passou do alívio ao choque e, finalmente, para a fúria fria.</text:span></text:p>
      <text:p text:style-name="P3985"><text:span text:style-name="T3986">Audrey</text:span><text:span text:style-name="T3987"><text:s/>avançou dois passos. O vestido escuro, a postura perfeitamente reta, o rosto que não demonstrava medo de estar num lugar onde metade dos homens a mataria com um estalar de dedos. Ela não olhou para o teto rústico, nem para as caixas de munição, nem para o cheiro da fuligem. O olhar dela foi direto para o mapa aberto na mesa principal.</text:span></text:p>
      <text:p text:style-name="P3988"><text:span text:style-name="T3989">— Alec — disse Rowan, a voz baixa, rasgando o silêncio. — O que diabos é isso?</text:span></text:p>
      <text:p text:style-name="P3990"><text:span text:style-name="T3991">Alec não tirou os olhos de seus homens.</text:span><text:line-break/><text:span text:style-name="T3992">— Isso é uma mudança de planos.</text:span></text:p>
      <text:p text:style-name="P3993"><text:span text:style-name="T3994">— Ela está dentro do armazém — disse Rowan, dando um passo à frente, os punhos cerrados. — Você trouxe uma desconhecida para o centro do nosso cerco. O que você acha que está fazendo?</text:span></text:p>
      <text:p text:style-name="P3995"><text:span text:style-name="T3996">— Garantindo que amanhã vocês não estejam empilhados num necrotério — respondeu Alec, caminhando até a mesa. Ele parou e olhou para Mercer. — Fechem as portas. E mandem os vigias descerem. Todos aqui. Agora.</text:span></text:p>
      <text:p text:style-name="P3997"><text:span text:style-name="T3998">Mercer não questionou. Assentiu com um movimento rápido e foi em direção aos fundos.</text:span></text:p>
      <text:p text:style-name="P3999"><text:span text:style-name="T4000">Finn, por outro lado, estalou a língua e tirou os pés da caixa.</text:span><text:line-break/><text:span text:style-name="T4001">— Sabe, Alec, eu achei que hoje seria um dia chato. Eu estava terrivelmente enganado. Bem-vinda, senhorita. Aceita um chá? Ou prefere algo que limpe as engrenagens?</text:span></text:p>
      <text:p text:style-name="P4002"><text:span text:style-name="T4003">Audrey</text:span><text:span text:style-name="T4004"><text:s/>sequer piscou.</text:span><text:line-break/><text:span text:style-name="T4005">— Gosto das engrenagens exatamente onde estão, obrigada. Guarde a garrafa. Precisaremos do álcool para outra coisa hoje à noite.</text:span></text:p>
      <text:p text:style-name="P4006"><text:span text:style-name="T4007">Finn sorriu, um sorriso genuíno dessa vez.</text:span><text:line-break/><text:span text:style-name="T4008">— Viu, Rowan? Ela é econômica.</text:span></text:p>
      <text:p text:style-name="P4009"><text:span text:style-name="T4010">— Cala a boca, Finn — rosnou Rowan, voltando-se para Alec. — Eu não durmo há duas semanas montando segurança para esconder este lugar. Eu matei gente para garantir que este depósito não existisse no mapa de Blackwood. E você vai até o centro e traz ela pela mão?</text:span></text:p>
      <text:p text:style-name="P4011"><text:span text:style-name="T4012">Alec não se abalou. Ele tirou o chapéu, sacudiu a água e o colocou sobre o mapa.</text:span></text:p>
      <text:p text:style-name="P4013"><text:span text:style-name="T4014">— Eu fui até o centro, ouvi o que ela tinha a dizer e fiz a escolha. Eu comando aqui, Rowan. Você não gosta dela. Eu sei. Mas vai ouvi-la. Se, quando ela terminar, você quiser atirar nela, terá de atirar em mim primeiro.</text:span></text:p>
      <text:p text:style-name="P4015"><text:span text:style-name="T4016">A declaração foi uma martelada.</text:span><text:line-break/><text:span text:style-name="T4017">Alec não blefava, e o fato de colocar a própria autoridade e vida na linha por ela deixou o grupo desorientado. A dinâmica de poder havia sido esmagada e reconstruída em dois segundos.</text:span></text:p>
      <text:p text:style-name="P4018"><text:span text:style-name="T4019">Rowan apertou os dentes, a raiva latente contida apenas pela disciplina que herdara das trincheiras.</text:span><text:line-break/><text:span text:style-name="T4020">— Fala.</text:span></text:p>
      <text:p text:style-name="P4021"><text:span text:style-name="T4022">Audrey</text:span><text:span text:style-name="T4023"><text:s/>avançou. Ela não buscou proteção atrás de Alec. Colocou-se ao lado dele, à frente da mesa de mapas, diante de três homens letais.</text:span></text:p>
      <text:p text:style-name="P4024"><text:span text:style-name="T4025">— A guerra que os senhores acham que estão travando terminou esta manhã — disse ela, a voz clara e sem tremor. — Blackwood e as docas não são mais o alvo.</text:span></text:p>
      <text:p text:style-name="P4026"><text:span text:style-name="T4027">Ela tirou a folha de papel-carbono do bolso do casaco e a jogou sobre o mapa, bem no centro de Manchester.</text:span></text:p>
      <text:p text:style-name="P4028"><text:span text:style-name="T4029">— Este é o telegrama interceptado do War Office, enviado de Londres para o Major Alistair Thorne.</text:span></text:p>
      <text:p text:style-name="P4030"><text:span text:style-name="T4031">Mercer já estava de volta e parou atrás de Rowan. Doyle se aproximou devagar.</text:span></text:p>
      <text:p text:style-name="P4032"><text:span text:style-name="T4033">Finn esticou o pescoço para ver o papel.</text:span><text:line-break/><text:span text:style-name="T4034">— "Operação Ferrugem e Osso" — leu em voz alta, a zombaria desaparecendo de seu tom pela primeira vez. — "Polícia Auxiliar."</text:span></text:p>
      <text:p text:style-name="P4035"><text:span text:style-name="T4036">Mercer franziu a testa, o rosto de sargento assumindo o controle.</text:span><text:line-break/><text:span text:style-name="T4037">— Polícia Auxiliar? Veteranos da Irlanda?</text:span></text:p>
      <text:p text:style-name="P4038"><text:span text:style-name="T4039">— Exatamente — confirmou<text:s/></text:span><text:span text:style-name="T4040">Audrey</text:span><text:span text:style-name="T4041">. — Duas companhias inteiras. Chegam na madrugada de sexta-feira, num trem não catalogado vindo do sul. Não vão pedir permissão ao conselho da cidade. A ordem velada é trancar as saídas de Ancoats e Salford.</text:span></text:p>
      <text:p text:style-name="P4042"><text:span text:style-name="T4043">Doyle engoliu em seco.</text:span><text:line-break/><text:span text:style-name="T4044">— Eles vão declarar lei marcial?</text:span></text:p>
      <text:p text:style-name="P4045"><text:span text:style-name="T4046">— Na prática, sim —<text:s/></text:span><text:span text:style-name="T4047">Audrey</text:span><text:span text:style-name="T4048"><text:s/>olhou para ele. — O Major Thorne quer usar os Melted Cross e Blackwood como desculpa para uma limpeza. Eles vão passar o rodo. Homens armados, informantes, prostitutas, crianças na rua à noite. Eles atiram, depois pedem desculpas por escrito num relatório do Exército.</text:span></text:p>
      <text:p text:style-name="P4049"><text:span text:style-name="T4050">Rowan finalmente desviou os olhos de<text:s/></text:span><text:span text:style-name="T4051">Audrey</text:span><text:span text:style-name="T4052"><text:s/>para o papel amassado. A raiva começava a dar lugar a algo muito mais frio: instinto de sobrevivência.</text:span></text:p>
      <text:p text:style-name="P4053"><text:span text:style-name="T4054">— Um trem inteiro — murmurou Rowan. — Cem homens treinados, com fuzis Lee-Enfield, e talvez apoio de artilharia leve.</text:span></text:p>
      <text:p text:style-name="P4055"><text:span text:style-name="T4056">— E um mandato em branco — completou Alec, a voz afiada como navalha. — Se esperarmos pelo confronto aberto nos becos amanhã à noite, nós morremos. Se Blackwood tentar enfrentá-los nas docas com os capangas embriagados dele, morre também.</text:span></text:p>
      <text:p text:style-name="P4057"><text:span text:style-name="T4058">Finn pegou o papel, analisando as datas.</text:span><text:line-break/><text:span text:style-name="T4059">— Sexta de madrugada... Isso nos dá pouco menos de trinta horas.</text:span></text:p>
      <text:p text:style-name="P4060"><text:span text:style-name="T4061">— Vinte e oito — corrigiu<text:s/></text:span><text:span text:style-name="T4062">Audrey</text:span><text:span text:style-name="T4063">. — E é por isso que estou aqui. O Major Thorne acha que vai pegar um bando de cães de rua de surpresa. O senhor Ashford acredita que podemos lembrá-los de que, em Manchester, os cães têm raiva e pólvora.</text:span></text:p>
      <text:p text:style-name="P4064"><text:span text:style-name="T4065">A sala ficou mortalmente silenciosa.</text:span></text:p>
      <text:p text:style-name="P4066"><text:span text:style-name="T4067">Até Rowan parou de olhar para a mulher como um intruso e passou a enxergá-la como uma ferramenta numa guerra muito pior.</text:span></text:p>
      <text:p text:style-name="P4068"><text:span text:style-name="T4069">Mercer cruzou os braços, a mente tática já girando.</text:span><text:line-break/><text:span text:style-name="T4070">— Nós não temos contingente para lutar contra duas companhias militares. Mesmo com as Lewis.</text:span></text:p>
      <text:p text:style-name="P4071"><text:span text:style-name="T4072">— Não lutaríamos no chão — disse Alec, batendo a ponta do dedo indicador no mapa, bem onde os trilhos do trem cortavam o acesso principal para a cidade. — Lutamos nos trilhos. Antes que desembarquem.</text:span></text:p>
      <text:p text:style-name="P4073"><text:span text:style-name="T4074">Finn deu uma gargalhada curta e sem humor.</text:span><text:line-break/><text:span text:style-name="T4075">— Você quer descarrilar um trem militar, Alec? Os jornais de Londres vão nos chamar de terroristas. Vamos ter o exército inteiro atrás de nós até o final do ano.</text:span></text:p>
      <text:p text:style-name="P4076"><text:span text:style-name="T4077">— Se não fizermos isso, não passamos de sexta-feira — retrucou Rowan. O fato de concordar com Alec e, indiretamente, com a mulher que odiava, deixava um gosto amargo em sua boca, mas a guerra ensinara-lhe pragmatismo.</text:span></text:p>
      <text:p text:style-name="P4078"><text:span text:style-name="T4079">Audrey</text:span><text:span text:style-name="T4080"><text:s/>olhou para Rowan.</text:span><text:line-break/><text:span text:style-name="T4081">— O ataque não pode levar a assinatura dos Melted Cross. Tem que parecer um acidente. Ou, pelo menos, algo sujo e indiscriminado o suficiente para que não haja um culpado óbvio.</text:span></text:p>
      <text:p text:style-name="P4082"><text:span text:style-name="T4083">Alec assentiu.</text:span><text:line-break/><text:span text:style-name="T4084">— Para isso, não podemos usar as armas. Se chovermos fogo de Lewis neles, o exército inteiro saberá que fomos nós. Eles vieram buscar as metralhadoras. Temos que usar outra coisa.</text:span></text:p>
      <text:p text:style-name="P4085"><text:span text:style-name="T4086">— Dinamite — disse Mercer, sombrio. — Temos caixas dela nos túneis.</text:span></text:p>
      <text:p text:style-name="P4087"><text:span text:style-name="T4088">— Precisamos de precisão — disse Alec, os olhos percorrendo o mapa. — Sabotagem nos trilhos da ponte curva. No ponto em que o trem precisa reduzir a velocidade, mas não tem como parar a tempo se as vigas cederem.</text:span></text:p>
      <text:p text:style-name="P4089"><text:span text:style-name="T4090">A tensão dentro do armazém havia mudado de forma. Não era mais a gangue contra a intrusa. Eram homens marcados para morrer tentando forjar um jeito de matar a morte antes que ela chegasse.</text:span></text:p>
      <text:p text:style-name="P4091"><text:span text:style-name="T4092">Audrey</text:span><text:span text:style-name="T4093"><text:s/>apoiou as mãos na beirada da mesa, perfeitamente integrada à dinâmica deles.</text:span><text:line-break/><text:span text:style-name="T4094">— O trem vai chegar a um ponto cego quinze minutos antes do desembarque previsto. Eu tenho um homem na central telegráfica que pode atrasar os sinais de luz da estação de Victoria por dez minutos. Isso lhes dá a janela para detonar os trilhos no escuro, antes que eles mandem a escolta de reconhecimento.</text:span></text:p>
      <text:p text:style-name="P4095"><text:span text:style-name="T4096">Alec olhou para ela. Ela trouxera não apenas o aviso, mas o momento exato para o ataque.</text:span></text:p>
      <text:p text:style-name="P4097"><text:span text:style-name="T4098">Finn balançou a cabeça em falsa admiração.</text:span><text:line-break/><text:span text:style-name="T4099">— Dinamite, blecaute telegráfico e trens descarrilando. Adoro como nossas reuniões evoluíram.</text:span></text:p>
      <text:p text:style-name="P4100"><text:span text:style-name="T4101">— Mercer, Doyle — ordenou Alec, assumindo o controle absoluto. — Vão aos túneis sul. Peguem toda a dinamite de mineração que roubamos no mês passado. Todo o pavio e todos os detonadores de corda. Coloquem nas carroças cobertas.</text:span></text:p>
      <text:p text:style-name="P4102"><text:span text:style-name="T4103">— Entendido — Mercer disse, a expressão dura, mas os olhos brilhando com o velho fogo das missões desesperadas. Ele e Doyle partiram na mesma hora.</text:span></text:p>
      <text:p text:style-name="P4104"><text:span text:style-name="T4105">Alec olhou para Finn.</text:span><text:line-break/><text:span text:style-name="T4106">— Finn, encontre dois rapazes com pulmões bons e pés rápidos. Quero eles em pontos altos perto da ponte. Precisamos de olhos lá antes de movermos o explosivo.</text:span></text:p>
      <text:p text:style-name="P4107"><text:span text:style-name="T4108">Finn apenas bateu continência e sumiu na névoa do depósito.</text:span></text:p>
      <text:p text:style-name="P4109"><text:span text:style-name="T4110">Restaram apenas Alec, Rowan e<text:s/></text:span><text:span text:style-name="T4111">Audrey</text:span><text:span text:style-name="T4112"><text:s/>perto da mesa.</text:span></text:p>
      <text:p text:style-name="P4113"><text:span text:style-name="T4114">Rowan ainda olhava para a mulher como se ela fosse um lobo solto na sala.</text:span><text:line-break/><text:span text:style-name="T4115">— Eu não gosto de você — disse Rowan, diretamente para ela. — Não sei de onde tirou essas informações, não sei para quem trabalhava antes e não sei se você é só o anjo anunciador do diabo.</text:span></text:p>
      <text:p text:style-name="P4116"><text:span text:style-name="T4117">Audrey</text:span><text:span text:style-name="T4118"><text:s/>sustentou o olhar com uma frieza inabalável.</text:span><text:line-break/><text:span text:style-name="T4119">— A sua aprovação não está listada nos meus requisitos de sobrevivência, senhor. Quando os escombros terminarem de cair amanhã, você pode voltar a não gostar de mim à vontade. Se estiver vivo.</text:span></text:p>
      <text:p text:style-name="P4120"><text:span text:style-name="T4121">Rowan travou o maxilar, bufou pelo nariz e virou-se para Alec.</text:span><text:line-break/><text:span text:style-name="T4122">— Vou checar as rotas de fuga da ponte curva.</text:span></text:p>
      <text:p text:style-name="P4123"><text:span text:style-name="T4124">Ele se afastou, deixando Alec e<text:s/></text:span><text:span text:style-name="T4125">Audrey</text:span><text:span text:style-name="T4126"><text:s/>sozinhos no centro do armazém.</text:span></text:p>
      <text:p text:style-name="P4127"><text:span text:style-name="T4128">O lampião balançou levemente devido a uma corrente de ar.</text:span></text:p>
      <text:p text:style-name="P4129"><text:span text:style-name="T4130">— Ele daria um bom soldado — comentou<text:s/></text:span><text:span text:style-name="T4131">Audrey</text:span><text:span text:style-name="T4132">, sem tirar os olhos do mapa. — Muito leal.</text:span></text:p>
      <text:p text:style-name="P4133"><text:span text:style-name="T4134">— Ele me segurou enquanto eu sangrava num buraco na França — respondeu Alec, em voz baixa. — Lealdade, no caso dele, não se compra com palavras bonitas. Se compra sangrando junto.</text:span></text:p>
      <text:p text:style-name="P4135"><text:span text:style-name="T4136">Ela levantou o rosto, o olhar penetrante.</text:span><text:line-break/><text:span text:style-name="T4137">— E você, Alec? Como você compra lealdade?</text:span></text:p>
      <text:p text:style-name="P4138"><text:span text:style-name="T4139">Ele encontrou o olhar dela no meio daquela sala cheia de armas e esquemas de assassinato.</text:span><text:line-break/><text:span text:style-name="T4140">— Deixando as pessoas respirarem até o dia seguinte.</text:span></text:p>
      <text:p text:style-name="P4141"><text:span text:style-name="T4142">Audrey</text:span><text:span text:style-name="T4143"><text:s/>sorriu de leve, a tensão afrouxando apenas uma fração mínima.</text:span></text:p>
      <text:p text:style-name="P4144"><text:span text:style-name="T4145">A Operação Ferrugem e Osso estava a caminho. Mas Thorne estava enganado se achava que iria pegar Manchester desprevenida.</text:span></text:p>
      <text:p text:style-name="P4146"><text:span text:style-name="T4147">A guerra acabara de evoluir.</text:span></text:p>
      <text:p text:style-name="Normal"/>
      <text:h text:style-name="P4148" text:outline-level="2"><text:span text:style-name="T4149">Capítulo 19</text:span></text:h>
      <text:p text:style-name="P4150"><text:span text:style-name="T4151">O vento que cortava a ponte curva sobre o rio Irwell não era apenas frio; ele carregava a umidade de um cemitério.</text:span></text:p>
      <text:p text:style-name="P4152"><text:span text:style-name="T4153">Eram duas da manhã de sexta-feira. Manchester dormia um sono pesado e ignorante sob a chuva rala.</text:span></text:p>
      <text:p text:style-name="P4154"><text:span text:style-name="T4155">Lá embaixo, pendurados nas vigas de ferro e madeira apodrecida que sustentavam os trilhos, Alec e Mercer trabalhavam no escuro. Apenas a luz fraca de uma lanterna furada, coberta por um pano grosso, iluminava o metal enferrujado.</text:span></text:p>
      <text:p text:style-name="P4156"><text:span text:style-name="T4157">O cheiro de graxa de trem misturava-se com o odor acre da dinamite de mineração.</text:span></text:p>
      <text:p text:style-name="P4158"><text:span text:style-name="T4159">Mercer tinha as mãos sujas de lama e pólvora. Ele amarrava os bastões encerados nos pontos de estresse da ponte com a precisão de um cirurgião. Sabia exatamente onde o ferro precisava ceder para que o peso do próprio trem fizesse o resto do trabalho. Na França, ele havia derrubado pontes sob fogo de artilharia. Fazer isso no silêncio da própria cidade era quase um luxo.</text:span></text:p>
      <text:p text:style-name="P4160"><text:span text:style-name="T4161">— Fio — murmurou Mercer, sem olhar para trás.</text:span></text:p>
      <text:p text:style-name="P4162"><text:span text:style-name="T4163">Alec, equilibrado em uma viga estreita a dez metros de queda para as águas negras do rio, desenrolou o carretel de cobre isolado e entregou a ponta a Mercer. Suas mãos estavam congeladas, mas não tremiam.</text:span></text:p>
      <text:p text:style-name="P4164"><text:span text:style-name="T4165">— Quanto tempo? — perguntou Alec.</text:span></text:p>
      <text:p text:style-name="P4166"><text:span text:style-name="T4167">Mercer apertou o nó do fio em torno do detonador primário.</text:span><text:line-break/><text:span text:style-name="T4168">— Quinze minutos para fechar o circuito. Depois, precisamos sair da estrutura. Se o trem passar por cima enquanto o circuito estiver aberto, a fricção pode acender a carga antes da hora.</text:span></text:p>
      <text:p text:style-name="P4169"><text:span text:style-name="T4170">Alec assentiu e olhou para o alto da ribanceira.</text:span></text:p>
      <text:p text:style-name="P4171"><text:span text:style-name="T4172">Cinquenta metros rio acima, escondidos na folhagem morta e nas pedras de uma antiga fábrica de tintas, estavam Rowan e Finn. A função deles era simples, mas vital: vigiar os postes de sinalização da ferrovia.</text:span></text:p>
      <text:p text:style-name="P4173"><text:span text:style-name="T4174">Naquele momento, as luzes de sinalização a um quilômetro de distância brilhavam em verde.</text:span></text:p>
      <text:p text:style-name="P4175"><text:span text:style-name="T4176">A promessa de<text:s/></text:span><text:span text:style-name="T4177">Audrey</text:span><text:span text:style-name="T4178"><text:s/>Shaw era que, exatamente às 2h30, o contato dela na central telegráfica de Victoria simularia uma falha no painel de controle. As luzes de aproximação apagariam. Pela regra ferroviária, um trem militar viajando no escuro sem sinal de linha livre era obrigado a reduzir a velocidade para vinte milhas por hora ao cruzar áreas urbanas.</text:span></text:p>
      <text:p text:style-name="P4179"><text:span text:style-name="T4180">Se o trem entrasse na curva devagar, as cargas de Mercer romperiam o trilho externo, fazendo as quarenta toneladas de aço da locomotiva tombarem lateralmente, arrastando os vagões para a lama da margem sem que os soldados tivessem tempo de reagir.</text:span></text:p>
      <text:p text:style-name="P4181"><text:span text:style-name="T4182">Mas, se as luzes continuassem verdes, o trem passaria a sessenta milhas por hora. Rápido demais. A explosão cortaria a ponte, mas o embalo lançaria os vagões para a frente, transformando o descarrilamento num caos incontrolável, onde metade das tropas de Thorne sobreviveria para revidar.</text:span></text:p>
      <text:p text:style-name="P4183"><text:span text:style-name="T4184">Tudo dependia da mulher de quem Rowan mais desconfiava.</text:span></text:p>
      <text:p text:style-name="P4185"><text:span text:style-name="T4186">No alto do barranco, Finn limpava a água da chuva que escorria pelo rosto. Seu rifle estava coberto por uma lona.</text:span></text:p>
      <text:p text:style-name="P4187"><text:span text:style-name="T4188">— Você está piscando demais — disse Finn, a voz abafada pelo vento. — Vai acabar enxergando luz onde não tem.</text:span></text:p>
      <text:p text:style-name="P4189"><text:span text:style-name="T4190">Deitado de bruços na grama molhada, Rowan não desviou os olhos da linha férrea no horizonte.</text:span><text:line-break/><text:span text:style-name="T4191">— Falta dez minutos. As luzes ainda estão verdes.</text:span></text:p>
      <text:p text:style-name="P4192"><text:span text:style-name="T4193">— Dez minutos é uma vida inteira — respondeu Finn, puxando a gola do casaco. — Ela disse duas e meia. O relógio dela não deve usar carvão como o nosso.</text:span></text:p>
      <text:p text:style-name="P4194"><text:span text:style-name="T4195">— Se aquela maldita luz não apagar, o trem passa por cima de nós antes que o Alec consiga girar o detonador. E se eu tiver que morrer na lama hoje, Finn, juro por Deus que o fantasma de<text:s/></text:span><text:span text:style-name="T4196">Audrey</text:span><text:span text:style-name="T4197"><text:s/>Shaw vai ser a primeira coisa que vou caçar no inferno.</text:span></text:p>
      <text:p text:style-name="P4198"><text:span text:style-name="T4199">Finn deu um sorriso invisível no escuro.</text:span><text:line-break/><text:span text:style-name="T4200">— Que romântico.</text:span></text:p>
      <text:p text:style-name="P4201"><text:span text:style-name="T4202">Lá embaixo, debaixo da ponte, Mercer cortou o fio com um alicate alicate surrado e guardou a ferramenta no cinto.</text:span><text:line-break/><text:span text:style-name="T4203">— Carga principal pronta. Linha auxiliar conectada.</text:span></text:p>
      <text:p text:style-name="P4204"><text:span text:style-name="T4205">Alec pegou o carretel e começou a escalada de volta pelo barranco, desenrolando o fio de cobre pelo caminho. A lama cedia sob suas botas. Mercer vinha logo atrás, apagando as próprias pegadas com a lateral do pé sempre que possível.</text:span></text:p>
      <text:p text:style-name="P4206"><text:span text:style-name="T4207">Chegaram ao topo ofegantes, mas em silêncio.</text:span></text:p>
      <text:p text:style-name="P4208"><text:span text:style-name="T4209">Alec guiou o fio até os fundos do galpão em ruínas, onde a caixa do detonador de êmbolo descansava sobre um caixote de madeira apodrecida. Ele conectou os dois polos de cobre aos parafusos de latão da caixa e apertou.</text:span></text:p>
      <text:p text:style-name="P4210"><text:span text:style-name="T4211">Estava feito.</text:span><text:line-break/><text:span text:style-name="T4212">O fio descia pelas pedras invisível no escuro, entrava sob a ponte e abraçava vinte quilos de destruição.</text:span></text:p>
      <text:p text:style-name="P4213"><text:span text:style-name="T4214">Alec olhou o relógio de bolso. A tampa de prata estava fria contra a pele.</text:span></text:p>
      <text:p text:style-name="P4215"><text:span text:style-name="T4216">2h26.</text:span></text:p>
      <text:p text:style-name="P4217"><text:span text:style-name="T4218">Ele caminhou até onde Rowan e Finn estavam deitados, abaixando-se ao lado deles.</text:span><text:line-break/><text:span text:style-name="T4219">— Linha conectada — disse Alec.</text:span></text:p>
      <text:p text:style-name="P4220"><text:span text:style-name="T4221">Rowan apontou o queixo para a distância.</text:span><text:line-break/><text:span text:style-name="T4222">— Luzes verdes.</text:span></text:p>
      <text:p text:style-name="P4223"><text:span text:style-name="T4224">Alec olhou para a névoa. Dois pontos esmeralda brilhavam fracos quilômetros linha acima. Eram os olhos de Londres dizendo ao trem de Thorne que a cidade estava de pernas abertas.</text:span></text:p>
      <text:p text:style-name="P4225"><text:span text:style-name="T4226">— Esperem — disse Alec, a voz neutra.</text:span></text:p>
      <text:p text:style-name="P4227"><text:span text:style-name="T4228">O silêncio das 2h27 consumiu o grupo.</text:span><text:line-break/><text:span text:style-name="T4229">A chuva engrossou, batendo contra as pedras e o metal da ponte com um som que lembrava estática.</text:span></text:p>
      <text:p text:style-name="P4230"><text:span text:style-name="T4231">2h28.</text:span></text:p>
      <text:p text:style-name="P4232"><text:span text:style-name="T4233">Finn ajeitou o rifle. Rowan apertou o cabo do revólver até os nós dos dedos doerem. Mercer verificava mentalmente, pela centésima vez, o circuito que havia montado.</text:span></text:p>
      <text:p text:style-name="P4234"><text:span text:style-name="T4235">2h29.</text:span></text:p>
      <text:p text:style-name="P4236"><text:span text:style-name="T4237">O chão começou a vibrar.</text:span></text:p>
      <text:p text:style-name="P4238"><text:span text:style-name="T4239">Era muito sutil no início. Apenas uma trepidação na água das poças. Depois, o metal dos trilhos antigos começou a emitir um zumbido grave.</text:span></text:p>
      <text:p text:style-name="P4240"><text:span text:style-name="T4241">O monstro de ferro estava se aproximando. E vinha pesado.</text:span></text:p>
      <text:p text:style-name="P4242"><text:span text:style-name="T4243">— Alec — chamou Rowan, os dentes trincados. — Se o trem passar daquele sinal de luz, ele entra na nossa curva a todo vapor. Precisamos abortar se a luz não apagar.</text:span></text:p>
      <text:p text:style-name="P4244"><text:span text:style-name="T4245">Alec manteve os olhos no horizonte. A vibração aumentava. Agora era possível ouvir o chug-chug rítmico do motor a vapor engolindo a distância.</text:span></text:p>
      <text:p text:style-name="P4246"><text:span text:style-name="T4247">Thorne e seus açougueiros estavam ali. Centenas de homens armados até os dentes, trazendo uma lei marcial que acabaria com tudo que os Melted Cross haviam conquistado com sangue.</text:span></text:p>
      <text:p text:style-name="P4248"><text:span text:style-name="T4249">2h30.</text:span></text:p>
      <text:p text:style-name="P4250"><text:span text:style-name="T4251">O apito do trem soou, rasgando a neblina como o grito de um leviatã.</text:span></text:p>
      <text:p text:style-name="P4252"><text:span text:style-name="T4253">Rowan prendeu a respiração. A locomotiva estava a menos de dois minutos do sinal luminoso.</text:span></text:p>
      <text:p text:style-name="P4254"><text:span text:style-name="T4255">— A mulher mentiu — sussurrou Rowan.</text:span></text:p>
      <text:p text:style-name="P4256"><text:span text:style-name="T4257">Alec colocou a mão no ombro de Rowan, um aperto forte.</text:span><text:line-break/><text:span text:style-name="T4258">— Olhe.</text:span></text:p>
      <text:p text:style-name="P4259"><text:span text:style-name="T4260">O sinal verde piscou uma vez.</text:span><text:line-break/><text:span text:style-name="T4261">Piscou duas vezes.</text:span><text:line-break/><text:span text:style-name="T4262">E apagou.</text:span></text:p>
      <text:p text:style-name="P4263"><text:span text:style-name="T4264">A escuridão total engoliu os trilhos.</text:span></text:p>
      <text:p text:style-name="P4265"><text:span text:style-name="T4266">Finn soltou o ar que nem percebeu que estava segurando.</text:span><text:line-break/><text:span text:style-name="T4267">— Pelo amor de Deus — murmurou.</text:span></text:p>
      <text:p text:style-name="P4268"><text:span text:style-name="T4269">Lá longe, o som da locomotiva mudou. O barulho frenético dos pistões diminuiu drasticamente. Um guincho agudo de freios de ferro contra ferro ecoou pelo vale do rio. O maquinista, cego e sem confirmação de via livre, cumpria o regulamento: cortava a velocidade.</text:span></text:p>
      <text:p text:style-name="P4270"><text:span text:style-name="T4271">— Ela conseguiu — disse Mercer, o alívio disfarçado de avaliação profissional.</text:span></text:p>
      <text:p text:style-name="P4272"><text:span text:style-name="T4273">Alec não sorriu. Não comemorou. Apenas virou as costas para os trilhos e caminhou até a caixa do detonador.</text:span></text:p>
      <text:p text:style-name="P4274"><text:span text:style-name="T4275">Ele se ajoelhou na lama. As mãos envolveram o cabo de madeira do êmbolo.</text:span></text:p>
      <text:p text:style-name="P4276"><text:span text:style-name="T4277">O farol dianteiro do trem cortou a névoa, um cone de luz branca varrendo as margens. Ele vinha devagar agora. Vinte milhas por hora. Uma fera rastejando, desconfiada, exatamente para dentro da armadilha.</text:span></text:p>
      <text:p text:style-name="P4278"><text:span text:style-name="T4279">— Posição — ordenou Alec.</text:span></text:p>
      <text:p text:style-name="P4280"><text:span text:style-name="T4281">Rowan, Finn e Mercer recuaram para trás da grossa parede de tijolos do galpão, cobrindo os ouvidos e abrindo a boca para evitar que a pressão estourasse seus tímpanos.</text:span></text:p>
      <text:p text:style-name="P4282"><text:span text:style-name="T4283">A locomotiva preta avançou sobre a ponte curva.</text:span><text:line-break/><text:span text:style-name="T4284">O som do peso esmagando os trilhos era ensurdecedor.</text:span><text:line-break/><text:span text:style-name="T4285">Vagões fechados. Nenhuma janela. Um trem fantasma carregando morte militar.</text:span></text:p>
      <text:p text:style-name="P4286"><text:span text:style-name="T4287">O farol da locomotiva iluminou as árvores da margem oposta, fazendo a curva. O centro do peso do trem agora estava exatamente sobre os fios de Mercer.</text:span></text:p>
      <text:p text:style-name="P4288"><text:span text:style-name="T4289">Alec olhou para a fera de ferro.</text:span><text:line-break/><text:span text:style-name="T4290">Para os homens dentro dela que vinham tomar sua cidade.</text:span></text:p>
      <text:p text:style-name="P4291"><text:span text:style-name="T4292">Os olhos de Alec ficaram tão frios e ocos quanto o metal molhado da ponte.</text:span><text:line-break/><text:span text:style-name="T4293">Ele levantou o êmbolo até o limite.</text:span></text:p>
      <text:p text:style-name="P4294"><text:span text:style-name="T4295">E empurrou tudo para baixo.</text:span></text:p>
      <text:p text:style-name="Normal"/>
      <text:p text:style-name="Normal"/>
      <text:h text:style-name="P4296" text:outline-level="2"><text:span text:style-name="T4297">Capítulo 20</text:span></text:h>
      <text:p text:style-name="P4298"><text:span text:style-name="T4299">A noite se partiu ao meio.</text:span></text:p>
      <text:p text:style-name="P4300"><text:span text:style-name="T4301">O clarão alaranjado engoliu a neblina um segundo antes do som. Quando o rugido da detonação atingiu o barranco, pareceu que o próprio ar havia se transformado em tijolos quebrando contra o peito dos homens.</text:span></text:p>
      <text:p text:style-name="P4302"><text:span text:style-name="T4303">Lá embaixo, as vigas de ferro da ponte cederam com um guincho excruciante, como se o metal estivesse sendo rasgado por mãos gigantes. O trilho externo estourou sob a roda da locomotiva, lançando uma chuva de faíscas que iluminou o rio negro.</text:span></text:p>
      <text:p text:style-name="P4304"><text:span text:style-name="T4305">Com quarenta toneladas de inércia cortadas na curva, a locomotiva tombou lateralmente. O farol dianteiro desenhou um arco insano no céu noturno antes de mergulhar na lama da margem com um impacto que fez a terra tremer. O vapor da caldeira estourou, assobiando como uma besta moribunda.</text:span></text:p>
      <text:p text:style-name="P4306"><text:span text:style-name="T4307">Atrás da locomotiva, o primeiro vagão fechado esmagou-se contra as ferragens da ponte, partindo-se como madeira podre. O segundo vagão descarrilou, tombando ladeira abaixo, rolando sobre a lama antes de parar a meio caminho da água. O terceiro vagão ficou atravessado na estrutura que não havia caído.</text:span></text:p>
      <text:p text:style-name="P4308"><text:span text:style-name="T4309">Silêncio repentino.</text:span><text:line-break/><text:span text:style-name="T4310">E então, os gritos.</text:span></text:p>
      <text:p text:style-name="P4311"><text:span text:style-name="T4312">Gritos de homens que não sabiam onde estavam. De homens presos em aço retorcido. De soldados endurecidos na França que haviam acabado de ser abatidos na própria casa sem verem o inimigo.</text:span></text:p>
      <text:p text:style-name="P4313"><text:span text:style-name="T4314">Lá em cima, no barranco, Alec não se moveu do detonador por três segundos cruciais. Apenas observou o inferno que ele e Mercer haviam esculpido.</text:span></text:p>
      <text:p text:style-name="P4315"><text:span text:style-name="T4316">— Lewis! — gritou Alec. A voz dele, normalmente baixa, cortou a estática da chuva e o ruído do vapor.</text:span></text:p>
      <text:p text:style-name="P4317"><text:span text:style-name="T4318">Finn e Doyle não precisaram de segunda ordem. Arrastaram os pesados tambores e os tripés da metralhadora Lewis de debaixo da lona, montando a arma na beirada do barranco com a eficiência mecânica de fantasmas de trincheira.</text:span></text:p>
      <text:p text:style-name="P4319"><text:span text:style-name="T4320">Lá embaixo, as portas do segundo vagão — o que havia parado na lama — começaram a ser chutadas e empurradas de dentro para fora.</text:span></text:p>
      <text:p text:style-name="P4321"><text:span text:style-name="T4322">Um homem uniformizado caiu no barro, tossindo fumaça. Depois outro. E mais outro. Não carregavam apitos de guardas urbanos; carregavam rifles Lee-Enfield nas mãos. A Polícia Auxiliar de Thorne estava viva, desorientada, mas viva. E o instinto militar deles era automático: buscar cobertura e varrer a margem.</text:span></text:p>
      <text:p text:style-name="P4323"><text:span text:style-name="T4324">Um oficial ferido ergueu o rosto, apontando para a parte alta da margem. Ele viu o vulto de Finn posicionado com a Lewis contra o clarão das chamas secundárias.</text:span></text:p>
      <text:p text:style-name="P4325"><text:span text:style-name="T4326">— Contato no alto! — gritou o oficial, erguendo o rifle.</text:span></text:p>
      <text:p text:style-name="P4327"><text:span text:style-name="T4328">Não houve tempo para que ele puxasse o gatilho.</text:span></text:p>
      <text:p text:style-name="P4329"><text:span text:style-name="T4330">— Fogo livre — disse Alec.</text:span></text:p>
      <text:p text:style-name="P4331"><text:span text:style-name="T4332">O tambor da Lewis girou. O som da metralhadora rasgou a noite de Manchester, um tamborilar mecânico, ensurdecedor e contínuo. As balas pesadas desceram como uma tempestade de ferro contra a lama. O oficial foi jogado para trás, o peito destruído antes que pudesse respirar de novo. Os homens que tentavam sair das portas do vagão tombado recuaram para dentro ou caíram uns por cima dos outros na grama molhada, procurando o chão sob o terror da cadência contínua.</text:span></text:p>
      <text:p text:style-name="P4333"><text:span text:style-name="T4334">Não era apenas um tiroteio. Era supressão absoluta.</text:span></text:p>
      <text:p text:style-name="P4335"><text:span text:style-name="T4336">A arma cuspia fogo, as cápsulas de bronze voavam batendo contra as pedras, e o cheiro doce e pesado da cordite misturou-se à fumaça de carvão do trem.</text:span></text:p>
      <text:p text:style-name="P4337"><text:span text:style-name="T4338">Do outro lado do galpão, Rowan atirava de revólver, metódico e frio, acertando o contorno de qualquer soldado que tentasse flanquear pelo acesso lateral do barranco.</text:span></text:p>
      <text:p text:style-name="P4339"><text:span text:style-name="T4340">— Eles estão atordoados — gritou Mercer sobre o barulho da Lewis. Ele usava o fuzil de precisão, derrubando o sargento que tentava organizar um pelotão atrás da caldeira da locomotiva. — Mas têm vantagem numérica. Se formarem linha de tiro, a nossa cobertura não segura um fuzilamento focado.</text:span></text:p>
      <text:p text:style-name="P4341"><text:span text:style-name="T4342">Alec sabia disso. Ele não queria lutar uma guerra em campo aberto. O objetivo nunca fora aniquilar cem homens. O objetivo era cegar o exército de Thorne, destruir a logística de chegada e lembrá-los de que quem andava naquelas ruas à noite era o próprio Diabo.</text:span></text:p>
      <text:p text:style-name="P4343"><text:span text:style-name="T4344">Finn esvaziou o tambor redondo da metralhadora. O silêncio voltou por um segundo frágil, apenas para ser substituído pelo estampido de cinco rifles Lee-Enfield disparando da lama lá embaixo.</text:span></text:p>
      <text:p text:style-name="P4345"><text:span text:style-name="T4346">As balas atingiram a parede de tijolos do galpão perto da cabeça de Rowan, espalhando poeira vermelha.</text:span></text:p>
      <text:p text:style-name="P4347"><text:span text:style-name="T4348">— Troca o tambor! — exigiu Doyle, tentando alcançar a munição reserva.</text:span></text:p>
      <text:p text:style-name="P4349"><text:span text:style-name="T4350">— Deixe — ordenou Alec, a voz afiada. — Não viemos ganhar terreno. Viemos tirar o deles. Mercer, a ponte.</text:span></text:p>
      <text:p text:style-name="P4351"><text:span text:style-name="T4352">Mercer já estava pronto.</text:span><text:line-break/><text:span text:style-name="T4353">Ele ergueu o próprio detonador, este um modelo menor, operado à mão, conectado aos três últimos bastões amarrados nas fundações do acesso principal do trilho para a cidade. Se a polícia auxiliar quisesse subir o barranco, ou se o exército trouxesse maquinário de remoção, teria de fazê-lo pisando no rio.</text:span></text:p>
      <text:p text:style-name="P4354"><text:span text:style-name="T4355">Mercer girou a chave.</text:span></text:p>
      <text:p text:style-name="P4356"><text:span text:style-name="T4357">A segunda explosão foi menor, mas mais limpa. O restante do pilar de pedra e ferro estourou, derrubando os trilhos de acesso e selando o caminho de subida. Uma nuvem de poeira e fuligem cobriu o campo de visão dos soldados lá embaixo, mergulhando-os novamente no escuro absoluto.</text:span></text:p>
      <text:p text:style-name="P4358"><text:span text:style-name="T4359">Alec guardou o relógio de prata.</text:span></text:p>
      <text:p text:style-name="P4360"><text:span text:style-name="T4361">— Recuar — comandou.</text:span></text:p>
      <text:p text:style-name="P4362"><text:span text:style-name="T4363">Finn e Doyle desmontaram a metralhadora em menos de dez segundos. Cada um pegou uma peça pesada. Rowan guardou as armas, os olhos fixos na fumaça abaixo, recusando-se a piscar, gravando o cenário da primeira vitória real daquela guerra.</text:span></text:p>
      <text:p text:style-name="P4364"><text:span text:style-name="T4365">O som de apitos policiais rasgou o ar frio, vindo do sul. Não eram os apitos curtos e secos dos militares. Eram os longos e desesperados apitos da guarda local de Manchester.</text:span></text:p>
      <text:p text:style-name="P4366"><text:span text:style-name="T4367">— A polícia metropolitana — notou Finn, ofegante pelo peso do tambor.</text:span></text:p>
      <text:p text:style-name="P4368"><text:span text:style-name="T4369">— E aposto minha parte nos lucros da semana que tem capanga de Blackwood correndo junto para ver quem invadiu o quintal deles — acrescentou Rowan.</text:span></text:p>
      <text:p text:style-name="P4370"><text:span text:style-name="T4371">Eles começaram a correr, afastando-se da beira do rio, entrando nas vielas escuras e lamacentas de Pendleton que levavam de volta aos túneis de Ancoats.</text:span></text:p>
      <text:p text:style-name="P4372"><text:span text:style-name="T4373">Atrs deles, o caos começava a se desenhar perfeitamente da maneira que Alec planejara.</text:span></text:p>
      <text:p text:style-name="P4374"><text:span text:style-name="T4375">A polícia local, comprada e gerida pelo dinheiro de Blackwood, chegaria à margem do rio esperando encontrar baderneiros ou operários grevistas. O que encontrariam seria um pelotão inteiro de veteranos de guerra ensanguentados, paranóicos e humilhados por uma emboscada letal. A Polícia Auxiliar de Thorne não faria perguntas gentis para guardas de esquina. Eles atirariam primeiro. E os homens de Blackwood, por instinto, atirariam de volta.</text:span></text:p>
      <text:p text:style-name="P4376"><text:span text:style-name="T4377">Alec parou nas sombras da entrada de um beco cego. A boca do túnel clandestino que os levaria para o esconderijo estava aos pés de Mercer.</text:span></text:p>
      <text:p text:style-name="P4378"><text:span text:style-name="T4379">O som de uma troca de tiros dispersa, seguida por gritos furiosos, ecoou da direção da ponte. A cavalaria da cidade havia acabado de bater de frente com os cães de guerra feridos do Major Thorne.</text:span></text:p>
      <text:p text:style-name="P4380"><text:span text:style-name="T4381">Finn sorriu, a respiração pesada, a poeira cobrindo o rosto cansado.</text:span><text:line-break/><text:span text:style-name="T4382">— Você deixou os dois cachorros grandes brigarem pelo mesmo osso sangrento.</text:span></text:p>
      <text:p text:style-name="P4383"><text:span text:style-name="T4384">— Blackwood vai tentar usar a influência dele para se explicar aos militares, e os militares vão tratá-lo como o inimigo — concluiu Mercer, ajustando o rifle nas costas. — Isso nos compra dois, talvez três dias.</text:span></text:p>
      <text:p text:style-name="P4385"><text:span text:style-name="T4386">Alec olhou para a névoa que cobria o céu da madrugada. Ele estava sujo de lama e graxa. O ombro doía da tensão. Mas, pela primeira vez em semanas, ele não se sentia preso no próprio xadrez.</text:span></text:p>
      <text:p text:style-name="P4387"><text:span text:style-name="T4388">Aquele era o seu tabuleiro.</text:span></text:p>
      <text:p text:style-name="P4389"><text:span text:style-name="T4390">— Isso nos compra o caos de que precisamos — corrigiu Alec.</text:span></text:p>
      <text:p text:style-name="P4391"><text:span text:style-name="T4392">Ele olhou de soslaio para Rowan, que continuava sério, os olhos no chão sujo.</text:span></text:p>
      <text:p text:style-name="P4393"><text:span text:style-name="T4394">— A luz apagou, Rowan. E nós vencemos.</text:span></text:p>
      <text:p text:style-name="P4395"><text:span text:style-name="T4396">Rowan não respondeu de imediato. A ideia de que a salvação deles estivera nas mãos enluvadas de<text:s/></text:span><text:span text:style-name="T4397">Audrey</text:span><text:span text:style-name="T4398"><text:s/>Shaw não era algo que ele iria digerir com facilidade. Ele balançou a cabeça devagar.</text:span><text:line-break/><text:span text:style-name="T4399">— Ela apagou a luz. Mas eu ainda acho que o preço dela vai ser alto.</text:span></text:p>
      <text:p text:style-name="P4400"><text:span text:style-name="T4401">Alec virou-se e começou a descer pelos degraus escuros que levavam ao túnel.</text:span></text:p>
      <text:p text:style-name="P4402"><text:span text:style-name="T4403">— Eu espero que seja — respondeu Alec, a voz sumindo na escuridão úmida do subterrâneo. — Porque eu odeio quando as coisas saem baratas demais.</text:span></text:p>
      <text:p text:style-name="Normal"/>
      <text:h text:style-name="P4404" text:outline-level="2"><text:span text:style-name="T4405">Capítulo 21</text:span></text:h>
      <text:p text:style-name="P4406"><text:span text:style-name="T4407">O escritório de William Blackwood ficava no segundo andar do Hotel Midland, um espaço projetado para cheirar a charuto cubano e parecer o centro do mundo. Era decorado com painéis de mogno, tapeçarias de veludo vermelho e uma mesa de carvalho tão larga que exigia que qualquer homem que não fosse o chefe se curvasse para pegar um copo.</text:span></text:p>
      <text:p text:style-name="P4408"><text:span text:style-name="T4409">Na manhã de sexta-feira, no entanto, o escritório cheirava a fumaça de trem e desespero.</text:span></text:p>
      <text:p text:style-name="P4410"><text:span text:style-name="T4411">Blackwood estava de pé, os nós dos dedos apoiados na madeira polida da mesa. O colete de seda esmeralda estava amassado. A pele de seu rosto, normalmente rosada e úmida de gim, exibia um tom pálido doentio.</text:span></text:p>
      <text:p text:style-name="P4412"><text:span text:style-name="T4413">O Inspetor Chefe da Polícia de Manchester, o homem cujo salário Blackwood pagava todos os meses para fingir que não havia crime nas docas, estava sentado diante dele. Mas o inspetor não o encarava. Seus olhos estavam fixos na mancha de sangue seco na barra do próprio casaco.</text:span></text:p>
      <text:p text:style-name="P4414"><text:span text:style-name="T4415">— Sete homens — disse o inspetor, a voz trêmula. — Meus homens foram lá checar uma explosão, esperando prender operários bêbados ou no máximo alguns rapazes dos Melted Cross. Encontraram o inferno, senhor Blackwood.</text:span></text:p>
      <text:p text:style-name="P4416"><text:span text:style-name="T4417">— E atiraram na maldita Polícia Auxiliar! — explodiu Blackwood, jogando um copo de vidro contra a parede, onde se estilhaçou em uma dúzia de pedaços. — Atiraram em veteranos de guerra do Major Thorne!</text:span></text:p>
      <text:p text:style-name="P4418"><text:span text:style-name="T4419">O inspetor levantou a cabeça, defensivo.</text:span><text:line-break/><text:span text:style-name="T4420">— Meus homens viram fogo saindo da margem! Os militares estavam no escuro atirando em tudo que se movia. Eles não gritaram "Exército de Sua Majestade", gritaram palavrões e começaram a revidar! Foi fogo amigo na neblina, senhor. Um acidente grotesco.</text:span></text:p>
      <text:p text:style-name="P4421"><text:span text:style-name="T4422">— Acidente? — Blackwood andou ao redor da mesa. — Uma ponte descarrilou, cem militares foram recebidos com fogo de metralhadora e meus policiais pagos mataram quatro soldados da coroa no meio do breu. Acidente é chutar a porta com o pé errado. Isso é uma declaração de guerra!</text:span></text:p>
      <text:p text:style-name="P4423"><text:span text:style-name="T4424">— Foram os fantasmas das medalhas, senhor — murmurou o inspetor, passando a mão no rosto. — Eles que sabotaram o trem. Foram eles que colocaram a armadilha para nós.</text:span></text:p>
      <text:p text:style-name="P4425"><text:span text:style-name="T4426">A porta do escritório de mogno não foi aberta.</text:span><text:line-break/><text:span text:style-name="T4427">Foi escancarada com um chute que quebrou a madeira perto da maçaneta.</text:span></text:p>
      <text:p text:style-name="P4428"><text:span text:style-name="T4429">Dois soldados da Polícia Auxiliar, uniformes sujos de lama, carvão e sangue, invadiram a sala com os rifles Lee-Enfield apontados diretamente para o peito de Blackwood e para a cabeça do inspetor.</text:span></text:p>
      <text:p text:style-name="P4430"><text:span text:style-name="T4431">Blackwood recuou um passo, erguendo as mãos lentamente. O arrogante rei das docas de Manchester sentiu o gosto acobreado do medo. Ele controlava becos, prostitutas e livros de apostas. Não estava preparado para olhar para canos de fuzil de homens que não se importavam com suborno.</text:span></text:p>
      <text:p text:style-name="P4432"><text:span text:style-name="T4433">Uma terceira figura entrou na sala.</text:span></text:p>
      <text:p text:style-name="P4434"><text:span text:style-name="T4435">O Major Alistair Thorne.</text:span></text:p>
      <text:p text:style-name="P4436"><text:span text:style-name="T4437">Ele não era um homem alto, mas a postura incrivelmente rígida e o uniforme perfeitamente abotoado, livre de qualquer sujeira, davam-lhe a envergadura de um carrasco que acabara de descer do palanque. O cabelo escuro era rente à cabeça, e os olhos cinzentos não possuíam qualquer traço de empatia civil. Carregava um chicote de couro militar na mão direita, batendo-o levemente contra a própria bota manchada de lama de rio.</text:span></text:p>
      <text:p text:style-name="P4438"><text:span text:style-name="T4439">Thorne não pediu licença. Caminhou até a mesa de Blackwood, olhou para o inspetor trêmulo e apontou a ponta do chicote para ele.</text:span></text:p>
      <text:p text:style-name="P4440"><text:span text:style-name="T4441">— O senhor é o inspetor que permitiu que sua milícia de esquina atirasse nos meus veteranos na madrugada de hoje?</text:span></text:p>
      <text:p text:style-name="P4442"><text:span text:style-name="T4443">O inspetor engoliu em seco, levantando as mãos, suando profusamente.</text:span><text:line-break/><text:span text:style-name="T4444">— Major, foi um erro. Estava escuro. Meus homens chegaram para ajudar—</text:span></text:p>
      <text:p text:style-name="P4445"><text:span text:style-name="T4446">A palavra<text:s/></text:span><text:span text:style-name="T4447">ajudar</text:span><text:span text:style-name="T4448"><text:s/>foi interrompida pelo estampido seco do cano de um dos fuzis golpeando a mandíbula do inspetor. O homem caiu de costas na cadeira, cuspindo sangue e dentes no tapete de veludo.</text:span></text:p>
      <text:p text:style-name="P4449"><text:span text:style-name="T4450">Thorne nem sequer piscou. Virou-se para Blackwood.</text:span></text:p>
      <text:p text:style-name="P4451"><text:span text:style-name="T4452">— E você é o porco gordo que acha que governa Manchester.</text:span></text:p>
      <text:p text:style-name="P4453"><text:span text:style-name="T4454">A mandíbula de Blackwood tremeu. Toda a sua influência parecia ridícula diante daquele homem.</text:span><text:line-break/><text:span text:style-name="T4455">— Major Thorne... — ele tentou usar o tom apaziguador que usava com políticos. — O senhor precisa entender, eu não ordenei ataque algum ao Exército. Nós fomos jogados uns contra os outros. Tem um grupo terrorista agindo nas minhas docas. Os Melted Cross. Foram eles!</text:span></text:p>
      <text:p text:style-name="P4456"><text:span text:style-name="T4457">Thorne andou até o lado de Blackwood. A proximidade era invasiva, física.</text:span></text:p>
      <text:p text:style-name="P4458"><text:span text:style-name="T4459">— O War Office me mandou aqui, senhor Blackwood, porque seu nível de incompetência deixou de ser um problema local e passou a ser uma piada nacional — disse Thorne, o tom baixo, quase sussurrado, que apenas piorava a ameaça. — Eu venho do sul de trem, sem anúncio oficial, sob a proteção do sigilo militar, para organizar a sua casa. E o que encontro? Metade da ponte voando pelos ares. O sinal telegráfico manipulado no minuto exato da curva. E supressão de metralhadora Lewis atirando do topo do barranco.</text:span></text:p>
      <text:p text:style-name="P4460"><text:span text:style-name="T4461">Blackwood sentiu um suor frio escorrer pelo pescoço.</text:span><text:line-break/><text:span text:style-name="T4462">— Metralhadora Lewis?</text:span></text:p>
      <text:p text:style-name="P4463"><text:span text:style-name="T4464">— Sim, seu idiota — cravou Thorne. — Eles derrubaram meu trem com precisão tática e fugiram pelas sombras deixando a sua força policial burra para levar a culpa e os tiros no escuro. Sabe o que isso significa?</text:span></text:p>
      <text:p text:style-name="P4465"><text:span text:style-name="T4466">Blackwood tentou falar, mas a voz falhou.</text:span></text:p>
      <text:p text:style-name="P4467"><text:span text:style-name="T4468">— Significa — Thorne continuou, encostando a ponta fria do chicote no peito de Blackwood — que eles sabiam que eu estava chegando. Significa que os Melted Cross sabiam o horário exato, a rota de entrada e o vagão principal.</text:span></text:p>
      <text:p text:style-name="P4469"><text:span text:style-name="T4470">— É impossível — murmurou Blackwood. — A informação não desceu pela prefeitura de Manchester.</text:span></text:p>
      <text:p text:style-name="P4471"><text:span text:style-name="T4472">— Exato. A informação não desceu. Ela foi roubada — disse Thorne, os olhos cinzentos faiscando com o ódio de um oficial humilhado. — Alguém na central telegráfica está na folha de pagamento de alguém muito maior que uma gangue de baderneiros usando medalhas velhas. O que significa que você, senhor Blackwood, não está apenas perdendo as docas; está perdendo a cidade inteira sem perceber as cordas sendo puxadas ao redor do seu pescoço grosso.</text:span></text:p>
      <text:p text:style-name="P4473"><text:span text:style-name="T4474">Thorne se afastou, dando as costas para Blackwood e caminhando até a janela, onde a chuva de Manchester continuava a cair sobre a rua. Ele cruzou as mãos nas costas.</text:span></text:p>
      <text:p text:style-name="P4475"><text:span text:style-name="T4476">— Você perdeu seu tempo de serviço livre, Blackwood. A partir deste momento, eu declaro Lei Marcial em Salford, Ancoats e na zona portuária de Manchester. Nenhuma carga entra ou sai sem a minha autorização. Nenhuma casa funciona sem revistas diárias. Seus livros de apostas agora são meus. Suas rotas agora são minhas.</text:span></text:p>
      <text:p text:style-name="P4477"><text:span text:style-name="T4478">— Você não pode fazer isso! — Blackwood deu um passo desesperado. — A prefeitura não aprovou! A guilda não vai deixar!</text:span></text:p>
      <text:p text:style-name="P4479"><text:span text:style-name="T4480">Os dois soldados ergueram os rifles novamente, a poucos centímetros do estômago do gângster. Blackwood recuou.</text:span></text:p>
      <text:p text:style-name="P4481"><text:span text:style-name="T4482">— Eu posso — respondeu Thorne, virando a cabeça apenas o suficiente para mostrar o perfil afiado. — Porque hoje de madrugada o exército inglês foi atacado por civis não identificados. Pela lei do Império, isso é terrorismo doméstico. Eu sou o governador de Manchester até que eu esmague o pescoço do homem que puxou aquele detonador.</text:span></text:p>
      <text:p text:style-name="P4483"><text:span text:style-name="T4484">Ele bateu o chicote mais uma vez na perna e virou-se totalmente, o olhar agora focando não em Blackwood, mas na visão ampla do mapa da cidade.</text:span></text:p>
      <text:p text:style-name="P4485"><text:span text:style-name="T4486">— Encontre os Melted Cross — ordenou Thorne, a voz agora endurecida pela patente. — Coloque todos os cães sarnentos da sua organização para fuçar os esgotos, túneis e pubs escondidos desta cidade. Eu quero o homem que roubou aquelas Lewis, e quero quem entregou o telegrama do meu trem.</text:span></text:p>
      <text:p text:style-name="P4487"><text:span text:style-name="T4488">— E se eu os achar? — perguntou Blackwood, a fúria lutando contra a submissão.</text:span></text:p>
      <text:p text:style-name="P4489"><text:span text:style-name="T4490">— Você não faz nada — avisou Thorne, frio. — Você aponta o lugar. E eu trago as companhias para queimar a casa com eles dentro. Tentar fazer o serviço sozinho foi o que afundou você, Blackwood. A partir de hoje, você não é o chefe. Você é o cão farejador da coroa. Comece a latir, ou será o próximo a sangrar no tapete.</text:span></text:p>
      <text:p text:style-name="P4491"><text:span text:style-name="T4492">Thorne saiu do escritório sem olhar para trás, suas botas limpas soando pesadas no assoalho. Os dois soldados saíram logo em seguida, fechando a porta escancarada.</text:span></text:p>
      <text:p text:style-name="P4493"><text:span text:style-name="T4494">Blackwood ficou sozinho no meio do cômodo, o som dos gemidos do inspetor ferido servindo de trilha sonora para sua humilhação.</text:span></text:p>
      <text:p text:style-name="P4495"><text:span text:style-name="T4496">Ele havia perdido a cidade em uma noite.</text:span><text:line-break/><text:span text:style-name="T4497">Não para os soldados. Mas para o silêncio inteligente do homem sem nome e para a precisão dos fantasmas que usavam as medalhas da própria coroa para destruí-la.</text:span></text:p>
      <text:p text:style-name="P4498"><text:span text:style-name="T4499">O orgulho de Blackwood havia sumido, sendo substituído por algo muito mais mortal: o desespero de um animal encurralado. Ele queria Alec Ashford morto. E agora, tinha o exército inteiro para ajudá-lo a fazer isso.</text:span></text:p>
      <text:p text:style-name="Normal"/>
      <text:h text:style-name="P4500" text:outline-level="2"><text:span text:style-name="T4501">Capítulo 22</text:span></text:h>
      <text:p text:style-name="P4502"><text:span text:style-name="T4503">O silêncio no depósito dos Melted Cross não era de calmaria; era de quem prendia a respiração debaixo d'água.</text:span></text:p>
      <text:p text:style-name="P4504"><text:span text:style-name="T4505">O sol de sábado tentava, sem sucesso, furar a neblina espessa de Ancoats. Desde o amanhecer, o som de botas militares patrulhando as ruas e os apitos contínuos nos cruzamentos chegava abafado pelas paredes de tijolo e pelas vigas do teto.</text:span></text:p>
      <text:p text:style-name="P4506"><text:span text:style-name="T4507">Alec, com as mangas da camisa enroladas até os cotovelos e os olhos vermelhos pela falta de sono, estava de pé diante da longa mesa de madeira.<text:s/></text:span><text:span text:style-name="T4508">Audrey</text:span><text:span text:style-name="T4509"><text:s/>Shaw estava na ponta oposta, analisando o mapa da cidade. Mercer e Rowan mantinham-se nas sombras do cômodo, e Finn limpava metodicamente os tambores da metralhadora que haviam salvado da margem do rio.</text:span></text:p>
      <text:p text:style-name="P4510"><text:span text:style-name="T4511">— As docas sul estão completamente isoladas — disse Mercer, que acabara de voltar de uma ronda superficial pelos túneis. — Duas companhias sobreviventes. Tendas armadas perto do píer, fogueiras acesas, postos de verificação em cada ponte. Lei marcial, Alec. A polícia local está apenas carregando papelada para os soldados.</text:span></text:p>
      <text:p text:style-name="P4512"><text:span text:style-name="T4513">— Blackwood soltou os cães — completou Rowan, passando a mão no cabelo curto. — Informantes nossos me avisaram antes de o sol nascer. Ele ofereceu recompensa nas ruas, nas fábricas, nos bordéis. Três vezes o valor de um mês de trabalho para quem apontar onde nós estamos. A cidade inteira está procurando por nós para pagar as contas atrasadas, Alec. Não temos muito tempo antes que algum vizinho faminto veja fumaça saindo desta chaminé.</text:span></text:p>
      <text:p text:style-name="P4514"><text:span text:style-name="T4515">Finn encaixou o último pino da Lewis com um estalo seco.</text:span><text:line-break/><text:span text:style-name="T4516">— Então a questão agora é de quanto tempo temos até que Blackwood e o exército nos encontrem encolhidos aqui e decidam jogar gasolina por baixo da porta?</text:span></text:p>
      <text:p text:style-name="P4517"><text:span text:style-name="T4518">— A questão — interrompeu<text:s/></text:span><text:span text:style-name="T4519">Audrey</text:span><text:span text:style-name="T4520">, a voz fria e inalterada —, não é quanto tempo temos para fugir. É de quanto tempo Blackwood precisa para falir sob o peso das próprias promessas.</text:span></text:p>
      <text:p text:style-name="P4521"><text:span text:style-name="T4522">Rowan virou o rosto para ela, a expressão instantaneamente defensiva.</text:span><text:line-break/><text:span text:style-name="T4523">— E de que buraco você tirou essa brilhante avaliação?</text:span></text:p>
      <text:p text:style-name="P4524"><text:span text:style-name="T4525">Audrey</text:span><text:span text:style-name="T4526"><text:s/>nem sequer olhou para ele. Manteve os olhos focados em Alec.</text:span></text:p>
      <text:p text:style-name="P4527"><text:span text:style-name="T4528">— Os homens de Blackwood são caçadores leais enquanto a tigela de carne deles estiver cheia, senhor Ashford. O Major Thorne confiscou as rotas das docas, o que significa que o contrabando parou. Ele também congelou os pubs principais, o que significa que as apostas em rinhas de cães e lutas não estão pagando. Blackwood ofereceu uma fortuna pela cabeça dos senhores porque ele está desesperado. E dinheiro de desespero não está em bancos; está nos cofres clandestinos que ele usa para pagar a base.</text:span></text:p>
      <text:p text:style-name="P4529"><text:span text:style-name="T4530">Alec inclinou ligeiramente a cabeça, as engrenagens de sua mente já encaixando as peças que ela deixava no tabuleiro.</text:span><text:line-break/><text:span text:style-name="T4531">— Você quer secar as fontes.</text:span></text:p>
      <text:p text:style-name="P4532"><text:span text:style-name="T4533">— Quero matá-los de fome — corrigiu<text:s/></text:span><text:span text:style-name="T4534">Audrey</text:span><text:span text:style-name="T4535">. — Se o senhor tirar o dinheiro dos pontos de recolhimento de Blackwood nas próximas vinte e quatro horas, as promessas dele viram pó. Capangas não enfrentam fuzis do exército britânico, nem as suas Lewis, sem pagamento garantido. Eles vão começar a se voltar contra o próprio chefe. O exército ficará sem o faro da cidade, cego no meio de becos que não conhece.</text:span></text:p>
      <text:p text:style-name="P4536"><text:span text:style-name="T4537">Finn sorriu, apoiando o queixo na mão manchada de óleo de arma.</text:span><text:line-break/><text:span text:style-name="T4538">— Eu não gostava dela ontem. Hoje acho que vou pedir ela em casamento.</text:span></text:p>
      <text:p text:style-name="P4539"><text:span text:style-name="T4540">Rowan avançou dois passos.</text:span><text:line-break/><text:span text:style-name="T4541">— E você, por acaso, sabe onde estão esses cofres mágicos? Porque Blackwood não espalha os endereços em murais nas paredes das estações.</text:span></text:p>
      <text:p text:style-name="P4542"><text:span text:style-name="T4543">— Eu não trabalho com murais, senhor Rowan. Eu trabalho com papelada interceptada —<text:s/></text:span><text:span text:style-name="T4544">Audrey</text:span><text:span text:style-name="T4545"><text:s/>desabotoou o botão superior do casaco escuro e tirou de dentro um pequeno caderno de couro. Ela o abriu na mesa, entre as pilhas de poeira e balas. — Três locais de recolhimento. Duas casas de penhores em Salford. Um matadouro abandonado em Miles Platting.</text:span></text:p>
      <text:p text:style-name="P4546"><text:span text:style-name="T4547">Mercer se inclinou, analisando os endereços.</text:span><text:line-break/><text:span text:style-name="T4548">— Se atacarmos os três simultaneamente, Blackwood não vai ter tempo de reforçar a segurança de nenhum deles.</text:span></text:p>
      <text:p text:style-name="P4549"><text:span text:style-name="T4550">Alec traçou uma linha com o dedo no mapa, unindo os três pontos. Era a estratégia de infiltração clássica das trincheiras: bater rápido nas trincheiras de suprimentos enquanto o inimigo estava distraído com a infantaria pesada.</text:span></text:p>
      <text:p text:style-name="P4551"><text:span text:style-name="T4552">Mas o dedo de Alec parou num quarto ponto desenhado no mapa dela, marcado em vermelho perto da estação ferroviária principal.</text:span></text:p>
      <text:p text:style-name="P4553"><text:span text:style-name="T4554">— E este? — perguntou ele.</text:span></text:p>
      <text:p text:style-name="P4555"><text:span text:style-name="T4556">Audrey</text:span><text:span text:style-name="T4557"><text:s/>respirou fundo. Pela primeira vez desde que pisara no depósito, o controle absoluto dela vacilou por uma fração de segundo.</text:span><text:line-break/><text:span text:style-name="T4558">— Aquele é o problema principal.</text:span></text:p>
      <text:p text:style-name="P4559"><text:span text:style-name="T4560">Alec ergueu os olhos para ela.</text:span></text:p>
      <text:p text:style-name="P4561"><text:span text:style-name="T4562">— Todas as cadernetas com o fluxo de caixa, as rotas que restam e os nomes dos informantes que a polícia subornou estão guardadas no cofre do escritório de telégrafos de Victoria, dentro do prédio secundário — ela apontou para a marca vermelha. — Eu aluguei um homem lá dentro, foi assim que avisei sobre o trem ontem. Mas o Major Thorne não é cego. Ele deve ter percebido o vazamento na rede.</text:span></text:p>
      <text:p text:style-name="P4563"><text:span text:style-name="T4564">— Se os militares revistarem o prédio da estação e acharem esses registros, vão descobrir todas as conexões — disse Mercer.</text:span></text:p>
      <text:p text:style-name="P4565"><text:span text:style-name="T4566">— Pior — disse<text:s/></text:span><text:span text:style-name="T4567">Audrey</text:span><text:span text:style-name="T4568">. — Eles vão encontrar o registro das minhas transferências de fundos limpos que alimentam os pagamentos da informação. Se o exército confiscar aqueles papéis antes de queimá-los, minha estrutura cai em três horas. E os senhores caem no dia seguinte.</text:span></text:p>
      <text:p text:style-name="P4569"><text:span text:style-name="T4570">Alec entendeu. Ela salvara a gangue na noite anterior, mas o custo havia sido se expor parcialmente. Agora, ela precisava que a gangue fizesse a cobrança daquela dívida.</text:span></text:p>
      <text:p text:style-name="P4571"><text:span text:style-name="T4572">Alec olhou para Mercer e Finn.</text:span><text:line-break/><text:span text:style-name="T4573">— Finn, você e dois homens pegam Salford. Entrem, limpem os cofres da casa de penhores e queimem tudo o que não puderem carregar. Não quero feridos civis se puderem evitar. Mercer, leve quatro atiradores para o matadouro.</text:span></text:p>
      <text:p text:style-name="P4574"><text:span text:style-name="T4575">Ambos os homens assentiram em uníssono, a rotina de comando prevalecendo.</text:span></text:p>
      <text:p text:style-name="P4576"><text:span text:style-name="T4577">Rowan encostou-se na borda da mesa.</text:span><text:line-break/><text:span text:style-name="T4578">— E nós? O que fazemos com a estação?</text:span></text:p>
      <text:p text:style-name="P4579"><text:span text:style-name="T4580">Alec virou o rosto para Rowan. O olhar não era um convite, era uma sentença.</text:span><text:line-break/><text:span text:style-name="T4581">— Você não vem comigo, Rowan. Você vai com ela.</text:span></text:p>
      <text:p text:style-name="P4582"><text:span text:style-name="T4583">O silêncio que se abateu sobre o armazém foi mais denso do que fumaça.</text:span></text:p>
      <text:p text:style-name="P4584"><text:span text:style-name="T4585">O maxilar de Rowan estalou de tão tenso. O pescoço avermelhou instantaneamente.</text:span><text:line-break/><text:span text:style-name="T4586">— O quê?</text:span></text:p>
      <text:p text:style-name="P4587"><text:span text:style-name="T4588">— A estação secundária já deve estar circulada por soldados da Auxiliar — explicou Alec, o tom baixo, prático e inegociável. — Vocês não podem forçar a entrada com armas. Precisam entrar pela documentação civil, achar os cofres e tirar a papelada de lá como fantasmas. Ela sabe qual é a sala, conhece o telegrafista, e tem a chave de acesso da manutenção. Mas ela não pode carregar as pastas e cobrir a própria retaguarda se os soldados entrarem antes. Você é o homem mais silencioso desta sala, Rowan.</text:span></text:p>
      <text:p text:style-name="P4589"><text:span text:style-name="T4590">— Eu não viro as costas no escuro com essa mulher armada perto de mim — Rowan retrucou, quase rosnando as palavras. — Nem morta ela tem a minha confiança.</text:span></text:p>
      <text:p text:style-name="P4591"><text:span text:style-name="T4592">— Eu não pedi a sua confiança nela — cortou Alec, frio. — Eu estou dando uma ordem direta. Vocês dois entram, pegam os documentos dela e saem. Se a perderem de vista, ou se falharem, nós perdemos os ouvidos da cidade.</text:span></text:p>
      <text:p text:style-name="P4593"><text:span text:style-name="T4594">Audrey</text:span><text:span text:style-name="T4595">, que acompanhava a troca com frieza calculada, ajeitou a luva negra.</text:span><text:line-break/><text:span text:style-name="T4596">— Não se preocupe, senhor Rowan. Eu não atiro pelas costas. Isso suja o casaco e é extremamente vulgar. E não pedirei sua ajuda a menos que a minha sobrevivência esteja diretamente ligada ao sucesso do seu plano militar medíocre.</text:span></text:p>
      <text:p text:style-name="P4597"><text:span text:style-name="T4598">Rowan atirou um olhar a<text:s/></text:span><text:span text:style-name="T4599">Audrey</text:span><text:span text:style-name="T4600"><text:s/>que poderia derreter aço. Depois olhou para Alec, o ressentimento e a disciplina travando uma guerra interna.</text:span></text:p>
      <text:p text:style-name="P4601"><text:span text:style-name="T4602">Ele passou as mãos no rosto. Ele não contrariaria o sargento que havia carregado nos ombros pelas ruínas enlameadas de Somme. Nunca.</text:span></text:p>
      <text:p text:style-name="P4603"><text:span text:style-name="T4604">— Certo — cuspiu Rowan, agarrando o pesado casaco impermeável. — Mas deixo o aviso: se der um passo fora da rota, se ameaçar o bando, ou se atrasar a minha saída um milissegundo sequer, senhorita Shaw, eu te deixo sangrando no saguão de Victoria para a Polícia Auxiliar encontrar.</text:span></text:p>
      <text:p text:style-name="P4605"><text:span text:style-name="T4606">Audrey</text:span><text:span text:style-name="T4607"><text:s/>pegou a pequena bolsa de mão sobre a mesa, os olhos cravados nos dele.</text:span><text:line-break/><text:span text:style-name="T4608">— Um acordo perfeitamente razoável. Esteja pronto em dez minutos. Se a sua fúria te deixar mais pesado, use botas mais macias.</text:span></text:p>
      <text:p text:style-name="P4609"><text:span text:style-name="T4610">Ela virou as costas para Rowan e caminhou em direção à pequena janela coberta por tábuas para verificar o nível da névoa do lado de fora.</text:span></text:p>
      <text:p text:style-name="P4611"><text:span text:style-name="T4612">Rowan e Finn trocaram um olhar rápido. Finn não resistiu.</text:span><text:line-break/><text:span text:style-name="T4613">— Eu avisei, Rowan. Ela é um doce de garota.</text:span></text:p>
      <text:p text:style-name="P4614"><text:span text:style-name="T4615">Alec não estava ali para mediar ressentimentos de pátio escolar. Ele puxou a arma do coldre, girou o tambor para checar a carga e o recolocou de volta. Ele caminhou até<text:s/></text:span><text:span text:style-name="T4616">Audrey</text:span><text:span text:style-name="T4617">.</text:span></text:p>
      <text:p text:style-name="P4618"><text:span text:style-name="T4619">— Eu vou liderar as escavações do centro nas rotas subterrâneas que Blackwood bloqueou ontem à noite — disse Alec em voz baixa, de forma que só ela pudesse ouvir. — Precisamos abrir um túnel livre até o coração da zona militar.</text:span></text:p>
      <text:p text:style-name="P4620"><text:span text:style-name="T4621">Ela o olhou nos olhos.</text:span><text:line-break/><text:span text:style-name="T4622">— Boa sorte no subsolo. Mantenha os seus cães na coleira, senhor Ashford. E certifique-se de que Rowan não atire nos próprios pés pelo caminho.</text:span></text:p>
      <text:p text:style-name="P4623"><text:span text:style-name="T4624">Alec sustentou o olhar com a intensidade habitual.</text:span><text:line-break/><text:span text:style-name="T4625">— Traga ele de volta vivo,<text:s/></text:span><text:span text:style-name="T4626">Audrey</text:span><text:span text:style-name="T4627">.</text:span></text:p>
      <text:p text:style-name="P4628"><text:span text:style-name="T4629">Ela assentiu de forma contida. A dívida de guerra estava firmada.</text:span></text:p>
      <text:p text:style-name="P4630"><text:span text:style-name="T4631">Quinze minutos depois, as pesadas portas do armazém se abriram levemente, e os homens de The Melted Cross saíram, dividindo-se na névoa tóxica de Manchester. O relógio estava correndo.</text:span></text:p>
      <text:p text:style-name="P4632"><text:span text:style-name="T4633">O império do Major Thorne controlava a superfície. Mas o tabuleiro agora seria jogado nas frestas invisíveis da cidade.</text:span></text:p>
      <text:p text:style-name="Normal"/>
      <text:h text:style-name="P4634" text:outline-level="2"><text:span text:style-name="T4635">Capítulo 23</text:span></text:h>
      <text:p text:style-name="P4636"><text:span text:style-name="T4637">A Estação Victoria não era apenas um prédio; era o coração de ferro de Manchester. O relógio monumental no saguão principal ditava o ritmo do carvão, da seda e das pessoas. Mas, naquela tarde, sob o peso da lei marcial imposta por Alistair Thorne, o coração da cidade batia mais devagar, sufocado pelo medo.</text:span></text:p>
      <text:p text:style-name="P4638"><text:span text:style-name="T4639">No corredor de serviço do subsolo, longe dos arcos de vidro e do vapor das plataformas, Rowan e<text:s/></text:span><text:span text:style-name="T4640">Audrey</text:span><text:span text:style-name="T4641"><text:s/>moviam-se em silêncio absoluto.</text:span></text:p>
      <text:p text:style-name="P4642"><text:span text:style-name="T4643">A ausência de luz natural ali embaixo transformava a tarde em madrugada. O cheiro de ozônio dos fios de telégrafo misturava-se com o mofo antigo das paredes de tijolo cru. Acima deles, o som constante de coturnos militares batendo no piso de mármore do saguão era um lembrete de que um erro não custaria apenas a vida; custaria o fim de The Melted Cross.</text:span></text:p>
      <text:p text:style-name="P4644"><text:span text:style-name="T4645">Audrey</text:span><text:span text:style-name="T4646"><text:s/>caminhava na frente, as botas de sola macia não fazendo qualquer ruído. Ela usava um conjunto escuro e um chapéu sem enfeites. Na mão direita, segurava um chaveiro de bronze com chaves-mestras dos corredores técnicos.</text:span></text:p>
      <text:p text:style-name="P4647"><text:span text:style-name="T4648">Atrás dela, Rowan parecia uma sombra tensa. O revólver não estava no coldre; estava na mão dele, apontado para o chão, o polegar repousando levemente sobre o cão.</text:span></text:p>
      <text:p text:style-name="P4649"><text:span text:style-name="T4650">Eles chegaram a uma encruzilhada de corredores.<text:s/></text:span><text:span text:style-name="T4651">Audrey</text:span><text:span text:style-name="T4652"><text:s/>parou e ergueu a mão esquerda fechada.</text:span><text:line-break/><text:span text:style-name="T4653">O sinal militar para "pare".</text:span></text:p>
      <text:p text:style-name="P4654"><text:span text:style-name="T4655">Rowan congelou instantaneamente. Ele odiava admitir, mas o fato de ela conhecer e usar a sinalização de trincheira tornava o trabalho menos propenso ao desastre.</text:span></text:p>
      <text:p text:style-name="P4656"><text:span text:style-name="T4657">Passos ecoaram no corredor perpendicular à esquerda. Dois soldados.</text:span><text:line-break/><text:span text:style-name="T4658">— ...só achamos papéis de alfândega até agora — disse uma voz masculina, áspera e cansada. — O sargento quer a sala de registros arrombada em vinte minutos se o gerente não aparecer com a chave.</text:span></text:p>
      <text:p text:style-name="P4659"><text:span text:style-name="T4660">A respiração de Rowan ficou mais lenta, o corpo todo tensionando para a possibilidade de combate a curta distância.</text:span></text:p>
      <text:p text:style-name="P4661"><text:span text:style-name="T4662">— Deixe que quebrem — respondeu o segundo soldado, os passos passando pela junção do corredor sem olhar para a escuridão onde Rowan e<text:s/></text:span><text:span text:style-name="T4663">Audrey</text:span><text:span text:style-name="T4664"><text:s/>estavam espremidos contra a parede. — Depois do que aconteceu na ponte, o Major não se importa com fechaduras.</text:span></text:p>
      <text:p text:style-name="P4665"><text:span text:style-name="T4666">Os passos se afastaram e o som foi engolido pela acústica do subsolo.</text:span></text:p>
      <text:p text:style-name="P4667"><text:span text:style-name="T4668">Audrey</text:span><text:span text:style-name="T4669"><text:s/>olhou por cima do ombro para Rowan. No escuro, o rosto dele era apenas uma máscara rígida de maxilar trincado. Ela fez um sinal com a cabeça, indicando a porta de ferro no fim do corredor à direita.</text:span></text:p>
      <text:p text:style-name="P4670"><text:span text:style-name="T4671">A Sala de Telégrafos e Registros.</text:span></text:p>
      <text:p text:style-name="P4672"><text:span text:style-name="T4673">Eles avançaram.<text:s/></text:span><text:span text:style-name="T4674">Audrey</text:span><text:span text:style-name="T4675"><text:s/>inseriu a chave com a precisão de um relojoeiro. A fechadura cedeu com um<text:s/></text:span><text:span text:style-name="T4676">clique</text:span><text:span text:style-name="T4677"><text:s/>suave, abafado pelo som de um trem apitando nas plataformas acima. Ela empurrou a porta de ferro, que não rangeu—alguém havia lubrificado as dobradiças recentemente. Um toque de<text:s/></text:span><text:span text:style-name="T4678">Audrey</text:span><text:span text:style-name="T4679"><text:s/>Shaw, Rowan presumiu.</text:span></text:p>
      <text:p text:style-name="P4680"><text:span text:style-name="T4681">A sala cheirava a poeira e papel envelhecido. Era iluminada apenas pela fresta de luz que vinha de um respiradouro no alto da parede. Havia prateleiras de chão a teto, repletas de caixas de arquivamento, e no fundo, embutido na parede, um cofre escuro da marca<text:s/></text:span><text:span text:style-name="T4682">Chubb</text:span><text:span text:style-name="T4683">.</text:span></text:p>
      <text:p text:style-name="P4684"><text:span text:style-name="T4685">Audrey</text:span><text:span text:style-name="T4686"><text:s/>atravessou a sala em dois segundos e ajoelhou-se diante do cofre. Rowan encostou a porta, mas não a trancou por dentro. Posicionou-se na fresta, a arma pronta, servindo de cão de guarda.</text:span></text:p>
      <text:p text:style-name="P4687"><text:span text:style-name="T4688">— Vinte minutos, ela disse — sussurrou Rowan, os olhos varrendo o corredor escuro. — Eles vêm quebrar a porta se não formos rápidos.</text:span></text:p>
      <text:p text:style-name="P4689"><text:span text:style-name="T4690">— O tempo é mais do que suficiente para quem sabe o que está fazendo — rebateu<text:s/></text:span><text:span text:style-name="T4691">Audrey</text:span><text:span text:style-name="T4692">, a voz fria, sem sequer olhar para trás. Ela girou o disco de combinação. Esquerda. Direita. Esquerda.</text:span></text:p>
      <text:p text:style-name="P4693"><text:span text:style-name="T4694">O som mecânico dos pinos caindo no lugar era quase musical para ela.</text:span></text:p>
      <text:p text:style-name="P4695"><text:span text:style-name="T4696">— Você não acha que Blackwood já pode ter mudado a combinação? — Rowan não conseguia evitar a provocação nervosa.</text:span></text:p>
      <text:p text:style-name="P4697"><text:span text:style-name="T4698">— Blackwood confia o dinheiro dele a mafiosos analfabetos — respondeu<text:s/></text:span><text:span text:style-name="T4699">Audrey</text:span><text:span text:style-name="T4700">, puxando a pesada alavanca de metal. O cofre abriu com um suspiro pesado. — Mafiosos analfabetos não memorizam números novos. Eles confiam na grossura do aço.</text:span></text:p>
      <text:p text:style-name="P4701"><text:span text:style-name="T4702">Rowan virou a cabeça o suficiente para ver o interior do cofre.</text:span></text:p>
      <text:p text:style-name="P4703"><text:span text:style-name="T4704">Esperava ver maços de libras esterlinas. Em vez disso, o cofre estava entupido com cadernos encadernados em couro vermelho, pastas de arquivo pardo e pequenas caixas de charuto.</text:span></text:p>
      <text:p text:style-name="P4705"><text:span text:style-name="T4706">Audrey</text:span><text:span text:style-name="T4707"><text:s/>não tocou nas caixas. Ela puxou uma bolsa de lona vazia do bolso interno do casaco e começou a jogar os cadernos vermelhos para dentro com movimentos rápidos e precisos.</text:span></text:p>
      <text:p text:style-name="P4708"><text:span text:style-name="T4709">— Você está deixando as pedras preciosas e levando a papelada — notou Rowan, o tom misturando ironia e verdadeira confusão. — Alec mandou secar as fontes do homem.</text:span></text:p>
      <text:p text:style-name="P4710"><text:span text:style-name="T4711">— Se eu levar as joias, Thorne as declarará roubadas no boletim de ocorrência e rastreará quem tentar vendê-las — disse<text:s/></text:span><text:span text:style-name="T4712">Audrey</text:span><text:span text:style-name="T4713">, jogando a última pasta na bolsa de lona. — Se eu levar os cadernos de rotas, nomes, subornos da polícia e os fiadores que lavam o dinheiro dele, eu arranco os dentes de Blackwood. O dinheiro nas caixas não paga três dias da operação dele. Os segredos nessas pastas mantêm o império dele em pé há dez anos.</text:span></text:p>
      <text:p text:style-name="P4714"><text:span text:style-name="T4715">Ela puxou o cordão da bolsa e fechou o cofre, girando o disco para travá-lo novamente. O trabalho estava limpo. Se o exército arrombasse a porta em quinze minutos, encontrariam joias e dinheiro trocado, mas não a conexão de Blackwood com a polícia de Manchester e nem os repasses ilegais de<text:s/></text:span><text:span text:style-name="T4716">Audrey</text:span><text:span text:style-name="T4717">.</text:span></text:p>
      <text:p text:style-name="P4718"><text:span text:style-name="T4719">Audrey</text:span><text:span text:style-name="T4720"><text:s/>ficou de pé e entregou a bolsa pesada para Rowan. Ele a pegou com a mão esquerda, sentindo o peso das vidas e mortes da cidade ali dentro.</text:span></text:p>
      <text:p text:style-name="P4721"><text:span text:style-name="T4722">— Você não parece uma mulher de negócios lidando com papéis — murmurou Rowan, analisando-a por uma fração de segundo. — Você se move como alguém que cresceu roubando para não apanhar.</text:span></text:p>
      <text:p text:style-name="P4723"><text:span text:style-name="T4724">A máscara de<text:s/></text:span><text:span text:style-name="T4725">Audrey</text:span><text:span text:style-name="T4726"><text:s/>endureceu. Por um milissegundo, a polidez aristocrática escorregou, revelando algo muito mais áspero e brutal por baixo.</text:span><text:line-break/><text:span text:style-name="T4727">— As ruas ensinam economia de um jeito que Oxford nunca conseguirá, senhor Rowan.</text:span></text:p>
      <text:p text:style-name="P4728"><text:span text:style-name="T4729">Antes que ele pudesse responder, um ruído diferente veio do corredor.</text:span><text:line-break/><text:span text:style-name="T4730">Não eram os passos lentos de uma patrulha de rotina. Eram passos pesados, acompanhados pelo barulho de fuzis batendo contra os cintos de couro.</text:span></text:p>
      <text:p text:style-name="P4731"><text:span text:style-name="T4732">Rowan encostou o rosto na fresta da porta de ferro.</text:span><text:line-break/><text:span text:style-name="T4733">Quatro soldados da Polícia Auxiliar. Dois deles carregavam machados pesados e pés-de-cabra. Um sargento estava à frente, fumando um cigarro.</text:span></text:p>
      <text:p text:style-name="P4734"><text:span text:style-name="T4735">— O gerente da estação não achou a chave. Quebrem a fechadura e revistem as prateleiras de cima a baixo — ordenou o sargento.</text:span></text:p>
      <text:p text:style-name="P4736"><text:span text:style-name="T4737">Rowan sentiu o estômago despencar.</text:span><text:line-break/><text:span text:style-name="T4738">— Eles estão a vinte metros — sussurrou ele para<text:s/></text:span><text:span text:style-name="T4739">Audrey</text:span><text:span text:style-name="T4740">, afastando-se da fresta. — Estão vindo arrombar esta porta. Agora.</text:span></text:p>
      <text:p text:style-name="P4741"><text:span text:style-name="T4742">Audrey</text:span><text:span text:style-name="T4743"><text:s/>não hesitou. Ela não olhou para os arquivos, nem para a porta. Ela olhou para cima.</text:span></text:p>
      <text:p text:style-name="P4744"><text:span text:style-name="T4745">No teto da sala, próximo ao canto oposto, havia uma grade de ventilação de ferro que dava para os dutos de vapor que aqueciam o piso do saguão principal.</text:span></text:p>
      <text:p text:style-name="P4746"><text:span text:style-name="T4747">— O duto — disse<text:s/></text:span><text:span text:style-name="T4748">Audrey</text:span><text:span text:style-name="T4749">, apontando para o teto.</text:span></text:p>
      <text:p text:style-name="P4750"><text:span text:style-name="T4751">Rowan avaliou a altura. Dois metros e meio. Ele poderia alcançar, mas não conseguiria arrancar a grade sozinho antes que os soldados chegassem à porta.</text:span><text:line-break/><text:span text:style-name="T4752">— Precisamos de apoio.</text:span></text:p>
      <text:p text:style-name="P4753"><text:span text:style-name="T4754">Ele jogou a bolsa de lona no chão, embainhou o revólver e encostou-se na parede logo abaixo da grade, dobrando os joelhos e juntando as duas mãos, formando um estribo de carne e osso.</text:span></text:p>
      <text:p text:style-name="P4755"><text:span text:style-name="T4756">Audrey</text:span><text:span text:style-name="T4757"><text:s/>entendeu instantaneamente. A repulsa mútua não tinha espaço ali. Apenas a sobrevivência importava.</text:span></text:p>
      <text:p text:style-name="P4758"><text:span text:style-name="T4759">Ela correu, pisou nas mãos grossas de Rowan e usou o impulso das costas dele quando ele se ergueu com força bruta, impulsionando-a para o alto.<text:s/></text:span><text:span text:style-name="T4760">Audrey</text:span><text:span text:style-name="T4761"><text:s/>agarrou as barras de ferro da grade. Com os braços esticados, ela empurrou o painel solto que não possuía parafusos laterais — um segredo estrutural que ela mesma havia providenciado meses antes.</text:span></text:p>
      <text:p text:style-name="P4762"><text:span text:style-name="T4763">A grade cedeu silenciosamente e ela deslizou para dentro do tubo estreito.</text:span></text:p>
      <text:p text:style-name="P4764"><text:span text:style-name="T4765">No corredor, o som de um pé-de-cabra batendo contra o portal de ferro ecoou alto.</text:span></text:p>
      <text:p text:style-name="P4766"><text:span text:style-name="T4767">— Mais força nisso! — gritou o sargento do lado de fora. — E preparem os fuzis. Não quero surpresas.</text:span></text:p>
      <text:p text:style-name="P4768"><text:span text:style-name="T4769">Rowan pegou a bolsa de lona do chão. Ele olhou para o duto aberto no teto. Ele não alcançaria sem ajuda.</text:span></text:p>
      <text:p text:style-name="P4770"><text:span text:style-name="T4771">Do buraco escuro, a mão direita de<text:s/></text:span><text:span text:style-name="T4772">Audrey</text:span><text:span text:style-name="T4773"><text:s/>desceu, a luva suja de poeira. O rosto dela estava parcialmente visível nas sombras. Ela não o estava abandonando.</text:span></text:p>
      <text:p text:style-name="P4774"><text:span text:style-name="T4775">A porta de ferro rangeu violentamente, o trinco principal começando a dobrar sob a força da alavanca dos soldados.</text:span></text:p>
      <text:p text:style-name="P4776"><text:span text:style-name="T4777">Rowan jogou a bolsa de lona para<text:s/></text:span><text:span text:style-name="T4778">Audrey</text:span><text:span text:style-name="T4779">. Ela puxou o peso morto para o duto com um gemido baixo de esforço.</text:span><text:line-break/><text:span text:style-name="T4780">Imediatamente depois, Rowan saltou, agarrando a borda do buraco de ferro com as duas mãos. Os músculos de seus ombros queimaram enquanto ele puxava o próprio peso para cima.</text:span></text:p>
      <text:p text:style-name="P4781"><text:span text:style-name="T4782">A fechadura da porta estalou com o som de metal quebrando.</text:span></text:p>
      <text:p text:style-name="P4783"><text:span text:style-name="T4784">Rowan estava com metade do tronco no duto quando<text:s/></text:span><text:span text:style-name="T4785">Audrey</text:span><text:span text:style-name="T4786"><text:s/>agarrou o colarinho duro do casaco dele, puxando-o para trás com toda a força do próprio corpo. Ele deslizou para dentro do tubo escuro e metálico no exato segundo em que a porta da sala de registros escancarou-se e bateu contra a parede.</text:span></text:p>
      <text:p text:style-name="P4787"><text:span text:style-name="T4788">Rowan puxou a grade de ventilação de volta para o lugar, encaixando-a instantes antes que a luz das lanternas militares inundasse a sala lá embaixo.</text:span></text:p>
      <text:p text:style-name="P4789"><text:span text:style-name="T4790">Audrey</text:span><text:span text:style-name="T4791"><text:s/>e Rowan estavam deitados de barriga para baixo, ombro a ombro, espremidos no túnel sufocante. O ar cheirava a vapor velho e ratos. A poeira cobria os dois, e o calor vindo das tubulações começava a queimar através da roupa.</text:span></text:p>
      <text:p text:style-name="P4792"><text:span text:style-name="T4793">Eles não podiam respirar alto. Não podiam mover um centímetro.</text:span></text:p>
      <text:p text:style-name="P4794"><text:span text:style-name="T4795">Lá embaixo, o sargento inspecionava a sala.</text:span><text:line-break/><text:span text:style-name="T4796">— Limpo — gritou o oficial. — Arrombem aquele cofre. E procurem fundos falsos nas paredes.</text:span></text:p>
      <text:p text:style-name="P4797"><text:span text:style-name="T4798">Rowan virou o rosto lentamente para a direita.<text:s/></text:span><text:span text:style-name="T4799">Audrey</text:span><text:span text:style-name="T4800"><text:s/>estava a centímetros do seu rosto. O peito dela subia e descia em uma respiração controlada. Havia suor na têmpora dela e a marca da grade suja no rosto, arruinando a postura aristocrática da qual ela tanto se orgulhava.</text:span></text:p>
      <text:p text:style-name="P4801"><text:span text:style-name="T4802">Mas os olhos dela, focados nos dele no escuro, não demonstravam pânico. Demonstravam vitória.</text:span></text:p>
      <text:p text:style-name="P4803"><text:span text:style-name="T4804">Eles haviam assaltado o cofre bem debaixo do nariz da Polícia Auxiliar e agora tinham o mapa da artéria jugular do submundo de Blackwood na bolsa de lona presa entre eles.</text:span></text:p>
      <text:p text:style-name="P4805"><text:span text:style-name="T4806">Rowan, o homem que queria deixá-la sangrar na primeira noite em que a viu, deu um aceno de cabeça milimétrico em silêncio. Um reconhecimento amargo de que, fosse ela um demônio ou não,<text:s/></text:span><text:span text:style-name="T4807">Audrey</text:span><text:span text:style-name="T4808"><text:s/>Shaw sabia jogar o jogo dos fantasmas tão bem quanto ele.</text:span></text:p>
      <text:p text:style-name="P4809"><text:span text:style-name="T4810">Audrey</text:span><text:span text:style-name="T4811"><text:s/>respondeu com um pestanejar lento e calmo.</text:span><text:line-break/><text:span text:style-name="T4812">Nenhum dos dois confiava no outro. Mas agora, ambos sabiam que eram capazes de manter o outro vivo.</text:span></text:p>
      <text:p text:style-name="Normal"/>
      <text:h text:style-name="P4813" text:outline-level="2"><text:span text:style-name="T4814">Capítulo 24</text:span></text:h>
      <text:p text:style-name="P4815"><text:span text:style-name="T4816">O subsolo de Manchester não tinha memória, nem lealdade. Ele pertencia a quem tivesse fôlego para respirar no escuro.</text:span></text:p>
      <text:p text:style-name="P4817"><text:span text:style-name="T4818">A trinta pés abaixo das ruas patrulhadas pela Polícia Auxiliar, a água fétida batia na altura dos tornozelos de Alec Ashford. Ele segurava uma marreta pesada com as duas mãos, os músculos das costas queimando sob a camisa suada. A cada golpe contra a parede de tijolos recém-erguida, o eco viajava pelos túneis da era vitoriana, soando como tiros abafados.</text:span></text:p>
      <text:p text:style-name="P4819"><text:span text:style-name="T4820">Blackwood havia mandado selar aquele acesso dias antes, tentando bloquear as rotas dos Melted Cross. O que o gângster não entendia é que tijolo e argamassa eram piadas para homens que haviam escavado trincheiras sob fogo de morteiro em Ypres.</text:span></text:p>
      <text:p text:style-name="P4821"><text:span text:style-name="T4822">Alec deu o último golpe. A estrutura cedeu.</text:span></text:p>
      <text:p text:style-name="P4823"><text:span text:style-name="T4824">Tijolos velhos e argamassa úmida desabaram na água negra, abrindo um buraco grande o suficiente para um homem passar curvado. Do outro lado da brecha, o ar era ainda mais viciado, mas carregava o cheiro inconfundível de sal e madeira apodrecida.</text:span></text:p>
      <text:p text:style-name="P4825"><text:span text:style-name="T4826">Estavam exatamente debaixo das docas sul. Exatamente sob as botas do Major Thorne.</text:span></text:p>
      <text:p text:style-name="P4827"><text:span text:style-name="T4828">Dois rapazes da gangue, rostos sujos de lama, iluminaram a passagem com lanternas cobertas.</text:span></text:p>
      <text:p text:style-name="P4829"><text:span text:style-name="T4830">— Acesso livre, senhor — disse um deles, ofegante.</text:span></text:p>
      <text:p text:style-name="P4831"><text:span text:style-name="T4832">Alec jogou a marreta no canto e passou a manga da camisa na testa. Ele olhou para o teto de pedra do túnel. Logo acima deles, soldados marchavam, tendas militares estavam armadas e a lei marcial ditava quem vivia e quem morria. Eles não faziam ideia de que o inferno havia acabado de abrir uma porta sob o chão deles.</text:span></text:p>
      <text:p text:style-name="P4833"><text:span text:style-name="T4834">— Tragam as caixas de pólvora que sobraram da ponte — ordenou Alec, a voz baixa ecoando na pedra. — Empilhem nos pilares de sustentação deste túnel e passem o fio de ignição até a saída em Ancoats. Quando eu der a ordem, nós vamos afundar o acampamento de Thorne no rio.</text:span></text:p>
      <text:p text:style-name="P4835"><text:span text:style-name="T4836">Os rapazes assentiram, os olhos arregalados com o escopo da violência planejada, e voltaram pelo túnel.</text:span></text:p>
      <text:p text:style-name="P4837"><text:span text:style-name="T4838">Alec embainhou a marreta e começou a longa caminhada de volta ao esconderijo. O relógio estava correndo. Ele precisava saber se a outra metade do plano — a decapitação financeira de Blackwood — havia sobrevivido à superfície.</text:span></text:p>
      <text:p text:style-name="P4839"><text:span text:style-name="T4840">Quando Alec abriu a porta dos fundos do depósito em Ancoats, a manhã cinzenta de sábado já tentava furar a neblina.</text:span></text:p>
      <text:p text:style-name="P4841"><text:span text:style-name="T4842">O cheiro de fumaça de papel queimado dominava o galpão.</text:span></text:p>
      <text:p text:style-name="P4843"><text:span text:style-name="T4844">Finn estava sentado em cima de uma mesa, com um corte superficial na bochecha e uma garrafa de uísque pela metade na mão. Mercer estava em pé, limpando a fuligem do fuzil com um trapo. No chão, no centro da sala, havia três grandes sacos de aniagem estufados.</text:span></text:p>
      <text:p text:style-name="P4845"><text:span text:style-name="T4846">— Salford está limpa — relatou Finn, erguendo a garrafa em um brinde preguiçoso. — Queimamos os livros de dívidas e trouxemos o fluxo de caixa das casas de penhores. Nenhum capanga de Blackwood morreu, mas todos ficaram amarrados nas cadeiras assistindo o próprio pagamento virar fumaça.</text:span></text:p>
      <text:p text:style-name="P4847"><text:span text:style-name="T4848">— O matadouro foi um pouco mais teimoso — disse Mercer, a voz grave e inalterada. — Tivemos que abater dois guardas que tentaram bancar os heróis. Mas o cofre principal foi esvaziado. Destruímos os registros das apostas.</text:span></text:p>
      <text:p text:style-name="P4849"><text:span text:style-name="T4850">Alec olhou para os sacos de dinheiro no chão. Blackwood havia acabado de perder o oxigênio que mantinha sua máquina viva.</text:span></text:p>
      <text:p text:style-name="P4851"><text:span text:style-name="T4852">Mas faltava a artéria principal.</text:span></text:p>
      <text:p text:style-name="P4853"><text:span text:style-name="T4854">— Onde está Rowan? — perguntou Alec.</text:span></text:p>
      <text:p text:style-name="P4855"><text:span text:style-name="T4856">Antes que Finn pudesse responder, a porta pesada da frente rangeu.</text:span></text:p>
      <text:p text:style-name="P4857"><text:span text:style-name="T4858">Rowan e<text:s/></text:span><text:span text:style-name="T4859">Audrey</text:span><text:span text:style-name="T4860"><text:s/>entraram.</text:span></text:p>
      <text:p text:style-name="P4861"><text:span text:style-name="T4862">A visão dos dois fez Finn parar com a garrafa a meio caminho da boca. Mercer ergueu as sobrancelhas, algo que raramente acontecia.</text:span></text:p>
      <text:p text:style-name="P4863"><text:span text:style-name="T4864">Ambos estavam cobertos da cabeça aos pés por uma camada grossa de poeira cinza, ferrugem e teias de aranha. O chapéu de<text:s/></text:span><text:span text:style-name="T4865">Audrey</text:span><text:span text:style-name="T4866"><text:s/>havia sumido. Seu cabelo, sempre impecável, estava parcialmente solto, grudado no rosto suado. Rowan tinha o casaco rasgado no ombro e as mãos imundas de graxa preta. Eles pareciam ter rastejado pelas entranhas da cidade.</text:span></text:p>
      <text:p text:style-name="P4867"><text:span text:style-name="T4868">Mas não havia armas sacadas. Não havia gritos.</text:span><text:line-break/><text:span text:style-name="T4869">Eles caminharam lado a lado até o centro do galpão.</text:span></text:p>
      <text:p text:style-name="P4870"><text:span text:style-name="T4871">Rowan, com a mão esquerda, jogou a pesada bolsa de lona sobre a mesa, levantando uma nuvem de poeira que fez a luz do lampião tremeluzir.</text:span></text:p>
      <text:p text:style-name="P4872"><text:span text:style-name="T4873">— A Polícia Auxiliar chegou vinte minutos antes do previsto — disse Rowan, a voz rouca pela fuligem do duto. — Tivemos que arrombar o cofre debaixo do nariz deles e sair pela tubulação de vapor do teto.</text:span></text:p>
      <text:p text:style-name="P4874"><text:span text:style-name="T4875">Finn assobiou, impressionado.</text:span><text:line-break/><text:span text:style-name="T4876">— Tubulação de vapor? Rowan, você mal cabe num casaco de inverno, como entrou num cano?</text:span></text:p>
      <text:p text:style-name="P4877"><text:span text:style-name="T4878">— Com um empurrão — respondeu Rowan, seco, e então fez algo que chocou o armazém inteiro. Ele olhou para<text:s/></text:span><text:span text:style-name="T4879">Audrey</text:span><text:span text:style-name="T4880">. — Se não fosse pela senhorita Shaw e as benditas rotas invisíveis dela, os militares estariam arrancando as minhas unhas numa cela da estação agora. Ela... segurou a linha.</text:span></text:p>
      <text:p text:style-name="P4881"><text:span text:style-name="T4882">As palavras caíram pesadas no silêncio do armazém. O homem que havia prometido matá-la um dia antes acabara de atestar a lealdade dela na frente de todos.</text:span></text:p>
      <text:p text:style-name="P4883"><text:span text:style-name="T4884">Alec olhou de Rowan para<text:s/></text:span><text:span text:style-name="T4885">Audrey</text:span><text:span text:style-name="T4886">. O peito dela ainda subia e descia devagar, o cansaço físico evidente, mas a postura era a de uma rainha que havia acabado de conquistar um reino vizinho.</text:span></text:p>
      <text:p text:style-name="P4887"><text:span text:style-name="T4888">Audrey</text:span><text:span text:style-name="T4889"><text:s/>abriu o zíper da bolsa de lona e virou-a de cabeça para baixo.</text:span></text:p>
      <text:p text:style-name="P4890"><text:span text:style-name="T4891">Dezenas de cadernos de couro vermelho, pastas pardas, listas de subornos e rotas de contrabando deslizaram pela mesa de madeira. A anatomia inteira do submundo de Manchester estava ali, exposta como um cadáver dissecado.</text:span></text:p>
      <text:p text:style-name="P4892"><text:span text:style-name="T4893">— A estação de telégrafos está comprometida — disse<text:s/></text:span><text:span text:style-name="T4894">Audrey</text:span><text:span text:style-name="T4895">, batendo a poeira das luvas escuras. — O exército vai encontrar os cofres vazios e saberá que alguém os esvaziou pouco antes deles chegarem. Mas o que importa é que nós temos os nomes de todos os oficiais de polícia que Blackwood comprou e a rota de todo o dinheiro que ele usava para alimentar os capangas.</text:span></text:p>
      <text:p text:style-name="P4896"><text:span text:style-name="T4897">Alec aproximou-se da mesa, pegando um dos cadernos vermelhos. Ele folheou as páginas preenchidas com números e datas. Era a contabilidade da corrupção.</text:span></text:p>
      <text:p text:style-name="P4898"><text:span text:style-name="T4899">— Ao meio-dia de hoje — continuou<text:s/></text:span><text:span text:style-name="T4900">Audrey</text:span><text:span text:style-name="T4901">, apoiando-se na beirada da mesa, exausta, mas afiada —, os tenentes de Blackwood vão aos pontos de recolhimento buscar o pagamento semanal dos homens que estão caçando vocês nas ruas.</text:span></text:p>
      <text:p text:style-name="P4902"><text:span text:style-name="T4903">— E vão encontrar cofres vazios, cinzas e nossos avisos — concluiu Mercer.</text:span></text:p>
      <text:p text:style-name="P4904"><text:span text:style-name="T4905">Audrey</text:span><text:span text:style-name="T4906"><text:s/>assentiu, virando o rosto para Alec.</text:span><text:line-break/><text:span text:style-name="T4907">— Quando Blackwood não pagar o salário da semana porque o exército tomou o porto e ladrões tomaram seus cofres... ele deixará de ser o rei. Passará a ser apenas um homem gordo cercado por cães famintos.</text:span></text:p>
      <text:p text:style-name="P4908"><text:span text:style-name="T4909">Finn deu uma risada baixa, servindo um copo de uísque e deslizando-o pela mesa na direção de<text:s/></text:span><text:span text:style-name="T4910">Audrey</text:span><text:span text:style-name="T4911">. Ela olhou para o copo sujo por um segundo, hesitou, e então o bebeu de um gole só, sem fazer careta. Rowan balançou a cabeça, um meio sorriso cínico surgindo no canto da boca. A garota de negócios tinha estômago para o chumbo.</text:span></text:p>
      <text:p text:style-name="P4912"><text:span text:style-name="T4913">Alec fechou o caderno vermelho com um estalo seco.</text:span></text:p>
      <text:p text:style-name="P4914"><text:span text:style-name="T4915">A primeira fase do plano perfeito estava concluída. Thorne acreditava que estava caçando terroristas acuados. Blackwood acreditava que poderia usar o exército para se salvar. Nenhum dos dois percebeu que The Melted Cross havia acabado de cortar o chão sob seus pés.</text:span></text:p>
      <text:p text:style-name="P4916"><text:span text:style-name="T4917">— Nós não vamos nos esconder — disse Alec, olhando para seus homens e para a mulher que agora era, indiscutivelmente, parte da guerra deles. — A lei marcial depende da polícia local para preencher as lacunas que o exército não conhece. E Blackwood depende da polícia para não ser preso pelo exército.</text:span></text:p>
      <text:p text:style-name="P4918"><text:span text:style-name="T4919">Ele atirou o caderno de volta na pilha.</text:span></text:p>
      <text:p text:style-name="P4920"><text:span text:style-name="T4921">— Mercer, prepare cópias dessas páginas de suborno. Finn, você vai garantir que essas cópias cheguem às mesas dos oficiais de Thorne e aos jornais amanhã cedo. Quando o exército descobrir que a polícia de Manchester esconde Blackwood, eles vão prender os guardas.</text:span></text:p>
      <text:p text:style-name="P4922"><text:span text:style-name="T4923">— O caos completo — sussurrou Rowan, entendendo a engenharia do plano.</text:span></text:p>
      <text:p text:style-name="P4924"><text:span text:style-name="T4925">— Nós vamos quebrar a aliança deles antes mesmo que atirem em nós — confirmou Alec. — E quando Thorne estiver ocupado desarmando a polícia local e Blackwood estiver sendo devorado pelos próprios homens por falta de pagamento...</text:span></text:p>
      <text:p text:style-name="P4926"><text:span text:style-name="T4927">Alec olhou para as próprias mãos, ainda sujas da argamassa do túnel.</text:span></text:p>
      <text:p text:style-name="P4928"><text:span text:style-name="T4929">— ...nós vamos acender os pavios sob as docas e mandar as tendas militares direto para o fundo do Irwell.</text:span></text:p>
      <text:p text:style-name="P4930"><text:span text:style-name="T4931">O armazém ficou em absoluto silêncio. A escala da audácia de Alec não era apenas criminosa; era uma tática de guerra que faria os generais em Londres suarem frio.</text:span></text:p>
      <text:p text:style-name="P4932"><text:span text:style-name="T4933">Ele ia usar o dinheiro de Blackwood contra Blackwood, a corrupção da polícia contra a polícia, e o próprio terreno de Manchester contra o exército de Thorne.</text:span></text:p>
      <text:p text:style-name="P4934"><text:span text:style-name="T4935">Audrey</text:span><text:span text:style-name="T4936"><text:s/>cruzou os braços, ignorando a fuligem em seu vestido, os olhos fixos em Alec com um respeito profundo e perigoso.</text:span><text:line-break/><text:span text:style-name="T4937">— O senhor Ashford joga um xadrez muito feio.</text:span></text:p>
      <text:p text:style-name="P4938"><text:span text:style-name="T4939">Alec pegou o próprio chapéu.</text:span><text:line-break/><text:span text:style-name="T4940">— O tabuleiro já estava quebrado quando eu voltei dos mortos, senhorita Shaw. Eu só estou terminando de incendiá-lo.</text:span></text:p>
      <text:h text:style-name="P4941" text:outline-level="2"><text:span text:style-name="T4942">Capítulo 25</text:span></text:h>
      <text:p text:style-name="P4943"><text:span text:style-name="T4944">Manchester acordou lendo a própria podridão.</text:span></text:p>
      <text:p text:style-name="P4945"><text:span text:style-name="T4946">A névoa da manhã ainda se agarrava às fachadas de tijolo quando os primeiros jornaleiros começaram a correr pelas esquinas de Ancoats, Salford e Deansgate, gritando manchetes com a garganta crua e os dedos enrijecidos de frio. Os jornais não traziam apenas o descarrilamento do trem. Trazia nomes.</text:span></text:p>
      <text:p text:style-name="P4947"><text:span text:style-name="T4948">Nomes de inspetores.</text:span><text:line-break/><text:span text:style-name="T4949">Nomes de sargentos.</text:span><text:line-break/><text:span text:style-name="T4950">Nomes de agentes de ronda.</text:span><text:line-break/><text:span text:style-name="T4951">Nomes de homens que usavam o distintivo da cidade durante o dia e o dinheiro de William Blackwood à noite.</text:span></text:p>
      <text:p text:style-name="P4952"><text:span text:style-name="T4953">As folhas úmidas passavam de mão em mão diante de fábricas, em balcões de pub, nas filas de pão e nas portas dos armazéns fechados pela lei marcial. Manchester não era uma cidade que se escandalizava fácil. Corrupção policial não surpreendia ninguém. Mas ver a contabilidade exposta, em tinta preta, com datas, valores e rotas, tinha outro peso.</text:span></text:p>
      <text:p text:style-name="P4954"><text:span text:style-name="T4955">Aquilo não era rumor.</text:span><text:line-break/><text:span text:style-name="T4956">Era anatomia.</text:span></text:p>
      <text:p text:style-name="P4957"><text:span text:style-name="T4958">No quartel improvisado do Major Thorne, nas docas sul, um tenente atravessou o acampamento enlameado quase correndo, três jornais dobrados debaixo do braço e o rosto cinzento de quem sabia que estava levando ácido para dentro de uma tenda cheia de pólvora.</text:span></text:p>
      <text:p text:style-name="P4959"><text:span text:style-name="T4960">Thorne já estava de pé.</text:span></text:p>
      <text:p text:style-name="P4961"><text:span text:style-name="T4962">Nunca dormira de verdade desde o trem.</text:span></text:p>
      <text:p text:style-name="P4963"><text:span text:style-name="T4964">A tenda principal cheirava a lona molhada, café queimado e raiva contida. Mapas da cidade haviam sido pregados sobre um cavalete militar. Rotas riscadas a lápis. Marcas de patrulha. Pontos suspeitos. A cidade inteira reduzida a linhas e quadrados que não obedeciam a quem viera de Londres.</text:span></text:p>
      <text:p text:style-name="P4965"><text:span text:style-name="T4966">— O que foi agora? — perguntou Thorne, sem se virar.</text:span></text:p>
      <text:p text:style-name="P4967"><text:span text:style-name="T4968">O tenente colocou os jornais sobre a mesa.</text:span></text:p>
      <text:p text:style-name="P4969"><text:span text:style-name="T4970">— Saíram em três folhas diferentes, senhor. E não só aqui. Há cópias circulando em Salford, no centro e perto da estação de Victoria.</text:span></text:p>
      <text:p text:style-name="P4971"><text:span text:style-name="T4972">Thorne baixou os olhos.</text:span></text:p>
      <text:p text:style-name="P4973"><text:span text:style-name="T4974">Leu a manchete da primeira página.</text:span><text:line-break/><text:span text:style-name="T4975">Depois a segunda.</text:span><text:line-break/><text:span text:style-name="T4976">Depois o subtítulo.</text:span></text:p>
      <text:p text:style-name="P4977"><text:span text:style-name="T4978">Seus olhos cinzentos não arregalaram. Só ficaram mais quietos.</text:span></text:p>
      <text:p text:style-name="P4979"><text:span text:style-name="T4980">Esse era o pior estado dele.</text:span></text:p>
      <text:p text:style-name="P4981"><text:span text:style-name="T4982">— Onde conseguiram isto? — perguntou.</text:span></text:p>
      <text:p text:style-name="P4983"><text:span text:style-name="T4984">— Não sabemos, senhor.</text:span></text:p>
      <text:p text:style-name="P4985"><text:span text:style-name="T4986">— Claro que não sabem.</text:span></text:p>
      <text:p text:style-name="P4987"><text:span text:style-name="T4988">Thorne pegou um dos jornais, leu a coluna central inteira e, ao terminar, soltou a folha sobre a mesa como se soltasse a pele de um animal morto.</text:span></text:p>
      <text:p text:style-name="P4989"><text:span text:style-name="T4990">Os nomes eram suficientes para destruir metade da autoridade civil da cidade. Ali estavam os pagamentos quinzenais de Blackwood a inspetores, capatazes e homens que serviam de ponte entre o crime e o uniforme. Ali estavam datas que coincidiam com apreensões desaparecidas, revistas canceladas e testemunhas que nunca chegaram ao tribunal.</text:span></text:p>
      <text:p text:style-name="P4991"><text:span text:style-name="T4992">Não era um golpe contra Blackwood apenas.</text:span></text:p>
      <text:p text:style-name="P4993"><text:span text:style-name="T4994">Era um golpe contra a viabilidade da ocupação militar.</text:span></text:p>
      <text:p text:style-name="P4995"><text:span text:style-name="T4996">Porque Thorne precisava da polícia local para preencher as lacunas que seus veteranos não compreendiam. Precisava de nomes de rua, de becos, de quem pertencia a quem. Sem isso, era apenas um oficial do sul tentando esmagar uma cidade industrial usando mapas incompletos e disciplina excessiva.</text:span></text:p>
      <text:p text:style-name="P4997"><text:span text:style-name="T4998">— Reúna os oficiais civis — disse por fim. — Todos. Agora.</text:span></text:p>
      <text:p text:style-name="P4999"><text:span text:style-name="T5000">O tenente hesitou.</text:span></text:p>
      <text:p text:style-name="P5001"><text:span text:style-name="T5002">— Senhor... se prendermos a polícia local inteira de uma vez, os distritos vão—</text:span></text:p>
      <text:p text:style-name="P5003"><text:span text:style-name="T5004">Thorne virou o rosto.</text:span></text:p>
      <text:p text:style-name="P5005"><text:span text:style-name="T5006">Foi o bastante para o outro homem calar.</text:span></text:p>
      <text:p text:style-name="P5007"><text:span text:style-name="T5008">— Se eu deixar a polícia de Manchester respirando solta depois disto, cada patrulha minha estará falando com os mesmos homens que vendem informação para Blackwood e, agora, para os Melted Cross. Eu não divido comando com corruptos. Pendure metade e a outra metade aprende a marchar.</text:span></text:p>
      <text:p text:style-name="P5009"><text:span text:style-name="T5010">O tenente assentiu e saiu.</text:span></text:p>
      <text:p text:style-name="P5011"><text:span text:style-name="T5012">Thorne ficou sozinho por um instante, observando a chuva fina bater do lado de fora da lona.</text:span></text:p>
      <text:p text:style-name="P5013"><text:span text:style-name="T5014">Então falou para ninguém:</text:span></text:p>
      <text:p text:style-name="P5015"><text:span text:style-name="T5016">— Você quer me cegar dentro da minha própria campanha.</text:span></text:p>
      <text:p text:style-name="P5017"><text:span text:style-name="T5018">A frase era para Alec Ashford, embora o nome não estivesse ali.</text:span></text:p>
      <text:p text:style-name="P5019"><text:span text:style-name="T5020">Thorne já via o desenho mais largo. O descarrilamento do trem, a sabotagem telegráfica, os jornais, a contabilidade exposta. Não eram golpes aleatórios. Eram uma campanha. E campanhas exigiam duas coisas que os gangsters comuns não possuíam: cérebro e disciplina.</text:span></text:p>
      <text:p text:style-name="P5021"><text:span text:style-name="T5022">O problema piorava a cada hora.</text:span></text:p>
      <text:p text:style-name="P5023"><text:span text:style-name="T5024">Porque agora ele sabia que não enfrentava apenas uma gangue.</text:span><text:line-break/><text:span text:style-name="T5025">Enfrentava um oficial sem patente e alguém, em algum lugar, com acesso demais a papelada limpa.</text:span></text:p>
      <text:p text:style-name="P5026"><text:span text:style-name="T5027">Ele saiu da tenda.</text:span></text:p>
      <text:p text:style-name="P5028"><text:span text:style-name="T5029">No barro das docas, o acampamento inteiro já se movia sob gritos de ordem. Homens enfaixados marchando. Soldados repondo munição. Cozinhas de campanha soltando vapor. E, logo adiante, três policiais locais estavam sendo postos contra uma parede de madeira enquanto um sargento da Polícia Auxiliar lia seus nomes em voz alta.</text:span></text:p>
      <text:p text:style-name="P5030"><text:span text:style-name="T5031">Nenhum deles protestava com dignidade.</text:span></text:p>
      <text:p text:style-name="P5032"><text:span text:style-name="T5033">Todos pareciam apenas homens que haviam calculado mal o preço do próprio silêncio.</text:span></text:p>
      <text:p text:style-name="P5034"><text:span text:style-name="T5035">Thorne passou por eles sem olhar.</text:span></text:p>
      <text:p text:style-name="P5036"><text:span text:style-name="T5037">Não tinha tempo para restos.</text:span></text:p>
      <text:list text:style-name="LFO7" text:continue-numbering="true">
        <text:list-item>
          <text:p text:style-name="P5038"/>
        </text:list-item>
      </text:list>
      <text:p text:style-name="P5039"><text:span text:style-name="T5040">No Hotel Midland, William Blackwood estava sendo devorado vivo pela própria arquitetura.</text:span></text:p>
      <text:p text:style-name="P5041"><text:span text:style-name="T5042">O corredor do segundo andar, normalmente abafado por tapetes grossos e luz amarelada de luxo cansado, vibrava com vozes altas demais, passos bruscos e portas batendo. O gerente do hotel tentava manter criados em fila, mas os homens de Blackwood já haviam derrubado qualquer aparência de compostura.</text:span></text:p>
      <text:p text:style-name="P5043"><text:span text:style-name="T5044">Dois capangas discutiam aos gritos junto à escadaria.</text:span><text:line-break/><text:span text:style-name="T5045">Outro exigia pagamento na porta do escritório.</text:span><text:line-break/><text:span text:style-name="T5046">Um quarto homem, com a testa aberta e o nariz torto, segurava um jornal amassado como se fosse prova judicial da própria humilhação.</text:span></text:p>
      <text:p text:style-name="P5047"><text:span text:style-name="T5048">Blackwood estava atrás da mesa, vermelho de raiva e suor, a gravata afrouxada e os olhos fundos de uma noite sem dormir.</text:span></text:p>
      <text:p text:style-name="P5049"><text:span text:style-name="T5050">— Eu disse que o dinheiro chega até o fim do dia — rosnou.</text:span></text:p>
      <text:p text:style-name="P5051"><text:span text:style-name="T5052">— O dinheiro de onde? — respondeu um dos homens, sem medo suficiente na voz. — As casas de penhores em Salford estão vazias. O matadouro foi limpo. O ponto de Miles Platting queimou. E agora tem meu nome num jornal junto com polícia e suborno.</text:span></text:p>
      <text:p text:style-name="P5053"><text:span text:style-name="T5054">— Então mate quem escreveu o jornal!</text:span></text:p>
      <text:p text:style-name="P5055"><text:span text:style-name="T5056">— Com que homens? — outro retrucou. — Metade dos nossos está escondida e a outra metade está sendo revistada por soldados nas pontes!</text:span></text:p>
      <text:p text:style-name="P5057"><text:span text:style-name="T5058">Blackwood bateu a palma da mão na mesa com tanta força que o tinteiro saltou.</text:span></text:p>
      <text:p text:style-name="P5059"><text:span text:style-name="T5060">— Eu ainda comando esta cidade!</text:span></text:p>
      <text:p text:style-name="P5061"><text:span text:style-name="T5062">Ninguém acreditou.</text:span></text:p>
      <text:p text:style-name="P5063"><text:span text:style-name="T5064">Esse era o problema.</text:span></text:p>
      <text:p text:style-name="P5065"><text:span text:style-name="T5066">O silêncio que veio depois foi curto, mas mortal. Não era silêncio de respeito. Era o tipo que nasce quando um grupo de cães percebe que o dono da carne já não consegue levantar o chicote.</text:span></text:p>
      <text:p text:style-name="P5067"><text:span text:style-name="T5068">Os olhos de Blackwood passearam pelos rostos à sua frente.</text:span></text:p>
      <text:p text:style-name="P5069"><text:span text:style-name="T5070">Conhecia todos.</text:span></text:p>
      <text:p text:style-name="P5071"><text:span text:style-name="T5072">Conhecia o tamanho da fome de cada um, a facilidade com que vendiam dentes, a rapidez com que mudavam de lado quando o dinheiro emperrava. O poder dele nunca viera de amor ou mística. Viera de pagamento certo, polícia comprada e medo bem distribuído.</text:span></text:p>
      <text:p text:style-name="P5073"><text:span text:style-name="T5074">Agora os três pilares estavam ruindo ao mesmo tempo.</text:span></text:p>
      <text:p text:style-name="P5075"><text:span text:style-name="T5076">A polícia estava estampada nos jornais.</text:span><text:line-break/><text:span text:style-name="T5077">O pagamento havia evaporado.</text:span><text:line-break/><text:span text:style-name="T5078">E o medo, pela primeira vez, não corria só numa direção.</text:span></text:p>
      <text:p text:style-name="P5079"><text:span text:style-name="T5080">Um dos tenentes de Blackwood, Hargreaves, homem grande demais para ser sutil e burro demais para fingir lealdade quando a maré mudava, deu um passo à frente.</text:span></text:p>
      <text:p text:style-name="P5081"><text:span text:style-name="T5082">— Quero minha parte até o meio-dia — disse. — Ou eu começo a vender nomes.</text:span></text:p>
      <text:p text:style-name="P5083"><text:span text:style-name="T5084">Blackwood ergueu o olhar devagar.</text:span></text:p>
      <text:p text:style-name="P5085"><text:span text:style-name="T5086">— Você vende nomes para quem?</text:span></text:p>
      <text:p text:style-name="P5087"><text:span text:style-name="T5088">— Para quem pagar primeiro.</text:span></text:p>
      <text:p text:style-name="P5089"><text:span text:style-name="T5090">A resposta foi honesta.</text:span><text:line-break/><text:span text:style-name="T5091">Brutalmente honesta.</text:span></text:p>
      <text:p text:style-name="P5092"><text:span text:style-name="T5093">Blackwood puxou o revólver da gaveta com velocidade surpreendente para um homem do seu tamanho e atirou uma vez.</text:span></text:p>
      <text:p text:style-name="P5094"><text:span text:style-name="T5095">O disparo encheu o escritório de fumaça e ecoou pelo corredor.</text:span></text:p>
      <text:p text:style-name="P5096"><text:span text:style-name="T5097">Hargreaves caiu de lado, a garganta destruída, levando uma cadeira junto no baque.</text:span></text:p>
      <text:p text:style-name="P5098"><text:span text:style-name="T5099">Durante meio segundo, o velho reflexo de ordem quase voltou.</text:span></text:p>
      <text:p text:style-name="P5100"><text:span text:style-name="T5101">Quase.</text:span></text:p>
      <text:p text:style-name="P5102"><text:span text:style-name="T5103">Do lado de fora, alguém gritou.</text:span><text:line-break/><text:span text:style-name="T5104">Mais passos vieram correndo.</text:span><text:line-break/><text:span text:style-name="T5105">A porta se abriu de supetão, e dois homens armados entraram, olhando o corpo no chão e depois para Blackwood.</text:span></text:p>
      <text:p text:style-name="P5106"><text:span text:style-name="T5107">Ninguém baixou a arma.</text:span></text:p>
      <text:p text:style-name="P5108"><text:span text:style-name="T5109">Essa era a diferença.</text:span></text:p>
      <text:p text:style-name="P5110"><text:span text:style-name="T5111">Antes, todos teriam baixado.</text:span></text:p>
      <text:p text:style-name="P5112"><text:span text:style-name="T5113">Blackwood percebeu no mesmo instante. Percebeu tão claramente que um frio diferente lhe atravessou o estômago. Não era medo de morrer ainda. Era medo de perder a liturgia do próprio império na frente dos subordinados.</text:span></text:p>
      <text:p text:style-name="P5114"><text:span text:style-name="T5115">— Tirem esse porco daqui — ordenou.</text:span></text:p>
      <text:p text:style-name="P5116"><text:span text:style-name="T5117">Ninguém se moveu.</text:span></text:p>
      <text:p text:style-name="P5118"><text:span text:style-name="T5119">Então o primeiro som de apitos militares subiu da rua.</text:span></text:p>
      <text:p text:style-name="P5120"><text:span text:style-name="T5121">Longos.</text:span><text:line-break/><text:span text:style-name="T5122">Secos.</text:span><text:line-break/><text:span text:style-name="T5123">Repetidos.</text:span></text:p>
      <text:p text:style-name="P5124"><text:span text:style-name="T5125">Seguido por gritos:</text:span></text:p>
      <text:p text:style-name="P5126"><text:span text:style-name="T5127">— Polícia Auxiliar! Ninguém sai do prédio!</text:span><text:line-break/><text:span text:style-name="T5128">— Abrir em nome da Coroa!</text:span><text:line-break/><text:span text:style-name="T5129">— Todos os homens armados contra a parede!</text:span></text:p>
      <text:p text:style-name="P5130"><text:span text:style-name="T5131">Blackwood empalideceu.</text:span></text:p>
      <text:p text:style-name="P5132"><text:span text:style-name="T5133">A cidade inteira pareceu se reorganizar em um segundo ruim.</text:span></text:p>
      <text:p text:style-name="P5134"><text:span text:style-name="T5135">Os capangas no corredor recuaram da porta como ratos sentindo inundação. O gerente do hotel começou a rezar baixo. Alguém no térreo derrubou uma bandeja de prata. Na rua, mais vozes, mais passos, mais coronhas batendo em portas de carruagem.</text:span></text:p>
      <text:p text:style-name="P5136"><text:span text:style-name="T5137">Thorne não perdera tempo.</text:span></text:p>
      <text:p text:style-name="P5138"><text:span text:style-name="T5139">Blackwood foi até a janela e afastou a cortina dois dedos.</text:span></text:p>
      <text:p text:style-name="P5140"><text:span text:style-name="T5141">Lá embaixo, a frente do Midland estava cercada por soldados em capa de chuva, fuzis apontados para entradas e laterais. Dois policiais locais, algemados, eram empurrados contra uma carruagem. Um sargento lia nomes numa lista. O hotel inteiro, símbolo do luxo criminoso de Blackwood, tornara-se uma gaiola.</text:span></text:p>
      <text:p text:style-name="P5142"><text:span text:style-name="T5143">— Merda — murmurou.</text:span></text:p>
      <text:p text:style-name="P5144"><text:span text:style-name="T5145">Um dos seus homens falou atrás dele:</text:span></text:p>
      <text:p text:style-name="P5146"><text:span text:style-name="T5147">— O que fazemos, chefe?</text:span></text:p>
      <text:p text:style-name="P5148"><text:span text:style-name="T5149">Chefe.</text:span></text:p>
      <text:p text:style-name="P5150"><text:span text:style-name="T5151">Ainda usavam a palavra.</text:span><text:line-break/><text:span text:style-name="T5152">Mas agora ela soava como teste, não como fé.</text:span></text:p>
      <text:p text:style-name="P5153"><text:span text:style-name="T5154">Blackwood baixou a cortina.</text:span></text:p>
      <text:p text:style-name="P5155"><text:span text:style-name="T5156">Pensou rápido. Mais rápido do que seu corpo habituado ao excesso gostava. Se fosse preso no Midland, Thorne o pisaria em público e usaria seus próprios livros como prova de que viera salvar Manchester de um monstro de seda. Se ficasse, morria politicamente e talvez fisicamente.</text:span></text:p>
      <text:p text:style-name="P5157"><text:span text:style-name="T5158">Mas ainda havia uma saída.</text:span><text:line-break/><text:span text:style-name="T5159">As docas.</text:span><text:line-break/><text:span text:style-name="T5160">O acampamento.</text:span><text:line-break/><text:span text:style-name="T5161">Thorne.</text:span></text:p>
      <text:p text:style-name="P5162"><text:span text:style-name="T5163">Humilhante.</text:span></text:p>
      <text:p text:style-name="P5164"><text:span text:style-name="T5165">Intolerável.</text:span></text:p>
      <text:p text:style-name="P5166"><text:span text:style-name="T5167">Necessário.</text:span></text:p>
      <text:p text:style-name="P5168"><text:span text:style-name="T5169">— Vamos sair pelos fundos — disse.</text:span></text:p>
      <text:p text:style-name="P5170"><text:span text:style-name="T5171">— Os fundos também devem estar fechados.</text:span></text:p>
      <text:p text:style-name="P5172"><text:span text:style-name="T5173">— Então abrimos.</text:span></text:p>
      <text:p text:style-name="P5174"><text:span text:style-name="T5175">Dois homens hesitaram.</text:span><text:line-break/><text:span text:style-name="T5176">Outro perguntou:</text:span></text:p>
      <text:p text:style-name="P5177"><text:span text:style-name="T5178">— E o dinheiro?</text:span></text:p>
      <text:p text:style-name="P5179"><text:span text:style-name="T5180">Blackwood virou o rosto para ele como se encarasse uma forma inferior de vida.</text:span></text:p>
      <text:p text:style-name="P5181"><text:span text:style-name="T5182">— O dinheiro já foi. Agora tratamos de pele.</text:span></text:p>
      <text:list text:style-name="LFO6" text:continue-numbering="true">
        <text:list-item>
          <text:p text:style-name="P5183"/>
        </text:list-item>
      </text:list>
      <text:p text:style-name="P5184"><text:span text:style-name="T5185">Do lado de fora, Manchester começava a queimar sem fogo visível.</text:span></text:p>
      <text:p text:style-name="P5186"><text:span text:style-name="T5187">Nas esquinas, grupos se formavam para ler os jornais em voz alta. Em pubs fechados pela patrulha, cozinheiros, cocheiros e viúvas comentavam os nomes dos policiais vendidos. Em vielas próximas às docas, homens de Blackwood discutiam pagamento com revólver na mão e lógica cada vez menor. Na sede improvisada da polícia civil, oficiais arrancavam insígnias das próprias fardas antes que a Auxiliar chegasse. Um sargento jogou o distintivo num bueiro e correu. Outro tentou se explicar para um tenente do exército e levou o cabo do rifle no estômago antes de terminar a frase.</text:span></text:p>
      <text:p text:style-name="P5188"><text:span text:style-name="T5189">Era o tipo de manhã em que a cidade parava de fingir cadeia de comando.</text:span></text:p>
      <text:p text:style-name="P5190"><text:span text:style-name="T5191">Finn adoraria aquilo, pensaria mais tarde quem estivesse vivo o bastante para observar.</text:span></text:p>
      <text:list text:style-name="LFO5" text:continue-numbering="true">
        <text:list-item>
          <text:p text:style-name="P5192"/>
        </text:list-item>
      </text:list>
      <text:p text:style-name="P5193"><text:span text:style-name="T5194">No armazém de Ancoats, Alec ouvia as notícias chegarem sem se mover muito.</text:span></text:p>
      <text:p text:style-name="P5195"><text:span text:style-name="T5196">Homens entravam e saíam.</text:span><text:line-break/><text:span text:style-name="T5197">Recados curtos.</text:span><text:line-break/><text:span text:style-name="T5198">Nomes.</text:span><text:line-break/><text:span text:style-name="T5199">Movimentos.</text:span><text:line-break/><text:span text:style-name="T5200">Prisões.</text:span><text:line-break/><text:span text:style-name="T5201">Rumores.</text:span></text:p>
      <text:p text:style-name="P5202"><text:span text:style-name="T5203">Ele permanecia junto à mesa, o mapa aberto, enquanto<text:s/></text:span><text:span text:style-name="T5204">Audrey</text:span><text:span text:style-name="T5205"><text:s/>lia mais um caderno vermelho e Mercer conferia munição. Rowan, encostado perto da porta, tinha agora outro tipo de silêncio. Menos hostil. Mais concentrado.</text:span></text:p>
      <text:p text:style-name="P5206"><text:span text:style-name="T5207">Finn foi quem entrou rindo primeiro.</text:span></text:p>
      <text:p text:style-name="P5208"><text:span text:style-name="T5209">— É melhor do que eu esperava — disse, encharcado de rua e satisfeito como homem que acabara de apostar certo. — A polícia está prendendo polícia. Os jornais chegaram até os clubes do centro. Tem guarda querendo fugir para Leeds. E um dos contadores de Blackwood foi arrastado escada abaixo no próprio hotel por homens que queriam pagamento.</text:span></text:p>
      <text:p text:style-name="P5210"><text:span text:style-name="T5211">Mercer ergueu os olhos.</text:span></text:p>
      <text:p text:style-name="P5212"><text:span text:style-name="T5213">— Confirmado?</text:span></text:p>
      <text:p text:style-name="P5214"><text:span text:style-name="T5215">— Três fontes. E uma delas odeia meu rosto, então acredito ainda mais.</text:span></text:p>
      <text:p text:style-name="P5216"><text:span text:style-name="T5217">Audrey</text:span><text:span text:style-name="T5218"><text:s/>fechou o caderno que lia.</text:span></text:p>
      <text:p text:style-name="P5219"><text:span text:style-name="T5220">— O Midland vai cair.</text:span></text:p>
      <text:p text:style-name="P5221"><text:span text:style-name="T5222">Alec olhou para ela.</text:span></text:p>
      <text:p text:style-name="P5223"><text:span text:style-name="T5224">— Cai hoje?</text:span></text:p>
      <text:p text:style-name="P5225"><text:span text:style-name="T5226">— Não o prédio. O poder dele. Blackwood foi feito para mandar com cortinas fechadas, não para negociar com soldados no saguão e homens famintos na porta do escritório. Se Thorne o cercou cedo, ele vai correr para a única proteção que ainda pode imaginar.</text:span></text:p>
      <text:p text:style-name="P5227"><text:span text:style-name="T5228">— As docas — disse Rowan.</text:span></text:p>
      <text:p text:style-name="P5229"><text:span text:style-name="T5230">— As docas — confirmou Alec.</text:span></text:p>
      <text:p text:style-name="P5231"><text:span text:style-name="T5232">Mercer apoiou duas caixas de cartuchos junto à parede.</text:span></text:p>
      <text:p text:style-name="P5233"><text:span text:style-name="T5234">— Então ele vai direto para cima das cargas que colocamos sob o acampamento.</text:span></text:p>
      <text:p text:style-name="P5235"><text:span text:style-name="T5236">Alec assentiu uma vez.</text:span></text:p>
      <text:p text:style-name="P5237"><text:span text:style-name="T5238">Era isso.</text:span></text:p>
      <text:p text:style-name="P5239"><text:span text:style-name="T5240">Blackwood, na tentativa desesperada de salvar a própria pele, estava prestes a conduzir a si mesmo exatamente ao pior lugar possível.</text:span></text:p>
      <text:p text:style-name="P5241"><text:span text:style-name="T5242">Finn passou a mão no rosto.</text:span></text:p>
      <text:p text:style-name="P5243"><text:span text:style-name="T5244">— Quase sinto pena dele.</text:span></text:p>
      <text:p text:style-name="P5245"><text:span text:style-name="T5246">Ninguém respondeu.</text:span></text:p>
      <text:p text:style-name="P5247"><text:span text:style-name="T5248">Não havia pena suficiente ali para desperdiçar.</text:span></text:p>
      <text:p text:style-name="P5249"><text:span text:style-name="T5250">Um rapaz novo desceu correndo a escada do mezanino e parou na entrada do salão, ofegante.</text:span></text:p>
      <text:p text:style-name="P5251"><text:span text:style-name="T5252">— Senhor.</text:span></text:p>
      <text:p text:style-name="P5253"><text:span text:style-name="T5254">Alec ergueu o queixo.</text:span></text:p>
      <text:p text:style-name="P5255"><text:span text:style-name="T5256">— Fala.</text:span></text:p>
      <text:p text:style-name="P5257"><text:span text:style-name="T5258">— O Midland está em confusão. Tiro no segundo andar. Um homem de Blackwood caiu. Depois disso, mais soldados chegaram pela frente. E agora... agora dizem que ele saiu pelos fundos com quatro homens.</text:span></text:p>
      <text:p text:style-name="P5259"><text:span text:style-name="T5260">Rowan endireitou o corpo.</text:span></text:p>
      <text:p text:style-name="P5261"><text:span text:style-name="T5262">— Indo para onde?</text:span></text:p>
      <text:p text:style-name="P5263"><text:span text:style-name="T5264">— Ninguém sabe ao certo. Mas uma cocheira perto do canal perdeu dois cavalos e uma carruagem fechada faz dez minutos.</text:span></text:p>
      <text:p text:style-name="P5265"><text:span text:style-name="T5266">Audrey</text:span><text:span text:style-name="T5267"><text:s/>levantou-se da mesa.</text:span></text:p>
      <text:p text:style-name="P5268"><text:span text:style-name="T5269">— Ele não vai tentar fugir da cidade.</text:span></text:p>
      <text:p text:style-name="P5270"><text:span text:style-name="T5271">— Não consegue — disse Mercer. — Todas as pontes têm posto militar.</text:span></text:p>
      <text:p text:style-name="P5272"><text:span text:style-name="T5273">— Exato — respondeu ela. — Então vai procurar amparo junto do único poder que ainda parece acima do caos.</text:span></text:p>
      <text:p text:style-name="P5274"><text:span text:style-name="T5275">Finn sorriu sem humor.</text:span></text:p>
      <text:p text:style-name="P5276"><text:span text:style-name="T5277">— Thorne vai adorar isso.</text:span></text:p>
      <text:p text:style-name="P5278"><text:span text:style-name="T5279">Alec dobrou o mapa principal e o colocou de lado. Embaixo dele, estava o esboço dos túneis que abrira durante a madrugada anterior, marcado a carvão.</text:span></text:p>
      <text:p text:style-name="P5280"><text:span text:style-name="T5281">— Não — disse. — Thorne vai tolerar. O que é pior.</text:span></text:p>
      <text:p text:style-name="P5282"><text:span text:style-name="T5283">Todos olharam para ele.</text:span></text:p>
      <text:p text:style-name="P5284"><text:span text:style-name="T5285">Alec apoiou os dedos sobre a linha que corria sob as docas sul.</text:span></text:p>
      <text:p text:style-name="P5286"><text:span text:style-name="T5287">— Blackwood não serve mais como rei. Mas ainda serve como cão farejador. Thorne não desperdiça ferramenta enquanto ela late útil.</text:span></text:p>
      <text:p text:style-name="P5288"><text:span text:style-name="T5289">Rowan passou a língua pelos dentes, pensando rápido.</text:span></text:p>
      <text:p text:style-name="P5290"><text:span text:style-name="T5291">— Então eles vão juntar os dois restos.</text:span></text:p>
      <text:p text:style-name="P5292"><text:span text:style-name="T5293">— Por pouco tempo — disse<text:s/></text:span><text:span text:style-name="T5294">Audrey</text:span><text:span text:style-name="T5295">. — E só enquanto acreditarem que ainda têm vantagem numérica.</text:span></text:p>
      <text:p text:style-name="P5296"><text:span text:style-name="T5297">Alec ergueu os olhos para os quatro.</text:span></text:p>
      <text:p text:style-name="P5298"><text:span text:style-name="T5299">Não havia mais fase de preparação.</text:span><text:line-break/><text:span text:style-name="T5300">Só execução.</text:span></text:p>
      <text:p text:style-name="P5301"><text:span text:style-name="T5302">— Então vamos dar a eles a ilusão completa — disse.</text:span></text:p>
      <text:p text:style-name="P5303"><text:span text:style-name="T5304">Finn abriu um sorriso lento.</text:span></text:p>
      <text:p text:style-name="P5305"><text:span text:style-name="T5306">— Ah. Chegamos nessa parte.</text:span></text:p>
      <text:p text:style-name="P5307"><text:span text:style-name="T5308">Mercer já havia entendido antes da frase terminar.</text:span></text:p>
      <text:p text:style-name="P5309"><text:span text:style-name="T5310">— Quer que eles consolidem o acampamento.</text:span></text:p>
      <text:p text:style-name="P5311"><text:span text:style-name="T5312">— Quero que tragam o que resta de confiança para o mesmo pedaço de chão — respondeu Alec.</text:span></text:p>
      <text:p text:style-name="P5313"><text:span text:style-name="T5314">Rowan olhou para o desenho dos túneis.</text:span><text:line-break/><text:span text:style-name="T5315">Depois para Alec.</text:span></text:p>
      <text:p text:style-name="P5316"><text:span text:style-name="T5317">— E quando estiverem todos lá...</text:span></text:p>
      <text:p text:style-name="P5318"><text:span text:style-name="T5319">Alec não terminou a frase.</text:span><text:line-break/><text:span text:style-name="T5320">Não precisou.</text:span></text:p>
      <text:p text:style-name="P5321"><text:span text:style-name="T5322">No silêncio do armazém, cada homem viu a mesma imagem.</text:span></text:p>
      <text:p text:style-name="P5323"><text:span text:style-name="T5324">Lona militar.</text:span><text:line-break/><text:span text:style-name="T5325">Caixotes.</text:span><text:line-break/><text:span text:style-name="T5326">Soldados.</text:span><text:line-break/><text:span text:style-name="T5327">Blackwood.</text:span><text:line-break/><text:span text:style-name="T5328">E, sob tudo isso, pólvora enterrada em pedra úmida.</text:span></text:p>
      <text:p text:style-name="P5329"><text:span text:style-name="T5330">Audrey</text:span><text:span text:style-name="T5331"><text:s/>foi a primeira a quebrar o instante.</text:span></text:p>
      <text:p text:style-name="P5332"><text:span text:style-name="T5333">— Precisamos saber quando ele chegar às docas.</text:span></text:p>
      <text:p text:style-name="P5334"><text:span text:style-name="T5335">— Vamos saber — disse Finn.</text:span></text:p>
      <text:p text:style-name="P5336"><text:span text:style-name="T5337">— Precisamos saber quantos homens Thorne vai puxar para recebê-lo — acrescentou Mercer.</text:span></text:p>
      <text:p text:style-name="P5338"><text:span text:style-name="T5339">— Vamos saber — repetiu Alec.</text:span></text:p>
      <text:p text:style-name="P5340"><text:span text:style-name="T5341">Rowan cruzou os braços.</text:span></text:p>
      <text:p text:style-name="P5342"><text:span text:style-name="T5343">— E se Blackwood desconfiar? Se tentar usar outra rota? Se não for até lá?</text:span></text:p>
      <text:p text:style-name="P5344"><text:span text:style-name="T5345">Alec pegou o chapéu.</text:span></text:p>
      <text:p text:style-name="P5346"><text:span text:style-name="T5347">— Vai.</text:span></text:p>
      <text:p text:style-name="P5348"><text:span text:style-name="T5349">— Tão certo assim?</text:span></text:p>
      <text:p text:style-name="P5350"><text:span text:style-name="T5351">— Homens como ele sempre correm para o maior uniforme da sala quando o dinheiro falha.</text:span></text:p>
      <text:p text:style-name="P5352"><text:span text:style-name="T5353">Audrey</text:span><text:span text:style-name="T5354"><text:s/>soltou um quase sorriso, curto e sombrio.</text:span></text:p>
      <text:p text:style-name="P5355"><text:span text:style-name="T5356">— Verdade. É um defeito recorrente da espécie.</text:span></text:p>
      <text:p text:style-name="P5357"><text:span text:style-name="T5358">Alec colocou o chapéu na cabeça.</text:span></text:p>
      <text:p text:style-name="P5359"><text:span text:style-name="T5360">— Preparem o resto. Hoje a cidade cai inteira de vez.</text:span></text:p>
      <text:list text:style-name="LFO4" text:continue-numbering="true">
        <text:list-item>
          <text:p text:style-name="P5361"/>
        </text:list-item>
      </text:list>
      <text:p text:style-name="P5362"><text:span text:style-name="T5363">Na outra ponta de Manchester, a carruagem roubada de Blackwood avançava aos solavancos por ruas bloqueadas, desviando de patrulhas, carroças abandonadas e gente demais com medo demais.</text:span></text:p>
      <text:p text:style-name="P5364"><text:span text:style-name="T5365">Lá dentro, Blackwood suava como um homem febril.</text:span></text:p>
      <text:p text:style-name="P5366"><text:span text:style-name="T5367">Os quatro ao redor já não pareciam seus.</text:span><text:line-break/><text:span text:style-name="T5368">Pareciam apenas armados.</text:span></text:p>
      <text:p text:style-name="P5369"><text:span text:style-name="T5370">O jornal amassado ainda estava no chão da carruagem, sob uma bota enlameada, com metade do nome de um inspetor visível entre vincos. Cada vez que os cavalos freavam, o papel escorregava um pouco mais.</text:span></text:p>
      <text:p text:style-name="P5371"><text:span text:style-name="T5372">Blackwood olhava pela pequena abertura da cortina, vendo Manchester virar contra ele rua por rua.</text:span></text:p>
      <text:p text:style-name="P5373"><text:span text:style-name="T5374">Um pub fechado.</text:span><text:line-break/><text:span text:style-name="T5375">Uma ronda prendendo um guarda.</text:span><text:line-break/><text:span text:style-name="T5376">Dois homens seus discutindo com um vendedor de carvão.</text:span><text:line-break/><text:span text:style-name="T5377">Uma mulher cuspindo no chão ao ver a carruagem passar.</text:span></text:p>
      <text:p text:style-name="P5378"><text:span text:style-name="T5379">Nada disso era o fim ainda.</text:span></text:p>
      <text:p text:style-name="P5380"><text:span text:style-name="T5381">Mas já não era governo.</text:span></text:p>
      <text:p text:style-name="P5382"><text:span text:style-name="T5383">Quando a linha das docas apareceu entre neblina e fumaça, ele respirou fundo pela primeira vez desde o hotel. As tendas militares, as paliçadas provisórias, os postos de rifle e o movimento disciplinado da Polícia Auxiliar pareciam insulto e salvação ao mesmo tempo.</text:span></text:p>
      <text:p text:style-name="P5384"><text:span text:style-name="T5385">Ele desceu antes mesmo da carruagem parar totalmente.</text:span></text:p>
      <text:p text:style-name="P5386"><text:span text:style-name="T5387">Dois soldados cruzaram baionetas à sua frente.</text:span><text:line-break/><text:span text:style-name="T5388">Um sargento gritou.</text:span><text:line-break/><text:span text:style-name="T5389">Um tenente correu.</text:span><text:line-break/><text:span text:style-name="T5390">E, ao fundo, saindo entre lonas encharcadas como um carrasco que já esperava o condenado, Major Alistair Thorne ergueu o rosto.</text:span></text:p>
      <text:p text:style-name="P5391"><text:span text:style-name="T5392">Blackwood tentou recompor a dignidade.</text:span></text:p>
      <text:p text:style-name="P5393"><text:span text:style-name="T5394">Falhou.</text:span></text:p>
      <text:p text:style-name="P5395"><text:span text:style-name="T5396">— Major — disse, sem fôlego suficiente para parecer senhor de si. — Precisamos conversar.</text:span></text:p>
      <text:p text:style-name="P5397"><text:span text:style-name="T5398">Thorne desceu os degraus do posto avançado devagar.</text:span></text:p>
      <text:p text:style-name="P5399"><text:span text:style-name="T5400">Olhou para o gângster, para a carruagem, para os quatro homens armados, para a lama nas rodas e para a cidade cinzenta atrás dele.</text:span></text:p>
      <text:p text:style-name="P5401"><text:span text:style-name="T5402">— Não — respondeu. — Você precisa.</text:span></text:p>
      <text:p text:style-name="P5403"><text:span text:style-name="T5404">Blackwood abriu a boca para falar.</text:span></text:p>
      <text:p text:style-name="P5405"><text:span text:style-name="T5406">Mas, bem longe dali, sob a terra molhada de Manchester, pavios já dormiam no escuro.</text:span></text:p>
      <text:p text:style-name="P5407"><text:span text:style-name="T5408">E homens que usavam medalhas derretidas como promessa de guerra começavam a ocupar seus lugares.</text:span></text:p>
      <text:p text:style-name="Normal"/>
      <text:h text:style-name="P5409" text:outline-level="2"><text:span text:style-name="T5410">Capítulo 26</text:span></text:h>
      <text:p text:style-name="P5411"><text:span text:style-name="T5412">Manchester estava estranhamente vazia.</text:span></text:p>
      <text:p text:style-name="P5413"><text:span text:style-name="T5414">Não era um vazio de domingo de manhã, nem o de um feriado santo. Era o silêncio de uma cidade que acabara de desaprender a confiar nas próprias fardas. Os bobbies — a polícia civil — haviam sumido das esquinas, recolhidos pelo exército ou encolhidos em delegacias trancadas por dentro. Os capangas de Blackwood não patrulhavam mais os becos de Salford; ocupavam-se em saquear as próprias casas de apostas abandonadas antes de fugirem.</text:span></text:p>
      <text:p text:style-name="P5415"><text:span text:style-name="T5416">A rua pertencia à neblina e a quem tivesse coragem de marchar dentro dela.</text:span></text:p>
      <text:p text:style-name="P5417"><text:span text:style-name="T5418">No armazém de Ancoats, o som de botas batendo contra o chão de madeira era rítmico, letal e sem pressa.</text:span></text:p>
      <text:p text:style-name="P5419"><text:span text:style-name="T5420">— Tudo carregado? — perguntou Alec.</text:span></text:p>
      <text:p text:style-name="P5421"><text:span text:style-name="T5422">— Até os dentes — respondeu Mercer. Ele tinha dois bandoleiros de munição pesada cruzados no peito e um fuzil Lee-Enfield roubado nas costas. — O pavio principal do subsolo está isolado da umidade. As pontas de ignição secundárias estão sob as vigas sul do cais.</text:span></text:p>
      <text:p text:style-name="P5423"><text:span text:style-name="T5424">Finn, com o rosto pintado por uma linha de fuligem preta, engatilhou a metralhadora Lewis e apoiou o cano no ombro.</text:span><text:line-break/><text:span text:style-name="T5425">— Parece que estamos voltando para a Somme, Alec. Só falta a lama cheirar a repolho podre.</text:span></text:p>
      <text:p text:style-name="P5426"><text:span text:style-name="T5427">— A lama daqui é pior — respondeu Rowan, amarrando um cachecol escuro sobre a boca. — A daqui a gente conhece.</text:span></text:p>
      <text:p text:style-name="P5428"><text:span text:style-name="T5429">Alec caminhou até o centro do depósito. Eram doze homens no total. O círculo de ferro. Os veteranos. Ninguém tremia. Ninguém perguntava se o plano iria dar certo. Quando a alternativa era morrer asfixiado pelo Exército, lutar no próprio terreno parecia um favor de Deus.</text:span></text:p>
      <text:p text:style-name="P5430"><text:span text:style-name="T5431">Audrey</text:span><text:span text:style-name="T5432"><text:s/>Shaw estava perto da porta, o casaco longo abotoado até o pescoço. Ela não carregava fuzis, mas tinha um revólver de cano curto no coldre oculto e o caderno negro da sua rede de informantes seguro contra o corpo.</text:span></text:p>
      <text:p text:style-name="P5433"><text:span text:style-name="T5434">— Senhorita Shaw — chamou Alec, a voz preenchendo a sala com a autoridade de quem dá o último aviso antes do combate. — A torre do relógio da fiação têxtil. O telhado é seguro e tem visão limpa do cais sul. O acesso foi limpo?</text:span></text:p>
      <text:p text:style-name="P5435"><text:span text:style-name="T5436">— O vigia noturno recebeu pagamento integral e um bilhete só de ida para Liverpool esta manhã — respondeu ela, a voz fria cortando a tensão masculina da sala. — O telhado está vazio. É o ponto de observação mais alto num raio de duas milhas.</text:span></text:p>
      <text:p text:style-name="P5437"><text:span text:style-name="T5438">— Bom. Você coordena a entrada lá de cima. Se Thorne mover as tropas de reserva das tendas leste antes que nós cheguemos à posição de tiro, você acende o sinaleiro vermelho. Nós recuamos.</text:span></text:p>
      <text:p text:style-name="P5439"><text:span text:style-name="T5440">Rowan deu um passo à frente, ajustando a arma no coldre da perna.</text:span><text:line-break/><text:span text:style-name="T5441">— E se ela não acender nada e eles nos flanquearem no escuro?</text:span></text:p>
      <text:p text:style-name="P5442"><text:span text:style-name="T5443">Alec nem olhou para Rowan. Manteve os olhos em<text:s/></text:span><text:span text:style-name="T5444">Audrey</text:span><text:span text:style-name="T5445">.</text:span><text:line-break/><text:span text:style-name="T5446">— Então morremos todos juntos. Ela sabe que as tendas do Major Thorne não têm misericórdia com espiões sem proteção. A nossa sobrevivência garante a dela.</text:span></text:p>
      <text:p text:style-name="P5447"><text:span text:style-name="T5448">Audrey</text:span><text:span text:style-name="T5449"><text:s/>não hesitou. O contato visual com Alec era denso, quase palpável, cimentado por uma compreensão mútua de que não havia margem para erro.</text:span><text:line-break/><text:span text:style-name="T5450">— O sinal vermelho só sobe se a cidade virar contra os senhores. Se eu não acender nada, significa que as costas de Thorne continuam expostas. Boas caçadas, senhor Ashford.</text:span></text:p>
      <text:p text:style-name="P5451"><text:span text:style-name="T5452">Alec assentiu uma vez e virou-se para os seus homens.</text:span></text:p>
      <text:p text:style-name="P5453"><text:span text:style-name="T5454">— Nós não atiramos primeiro — disse Alec, as ordens sendo absorvidas pelos doze veteranos como água na areia seca. — Nós avançamos pelas rotas antigas. Quero fantasmas na névoa. Deixem Blackwood e Thorne acreditarem que dominaram as docas. Eles vão se curvar sobre os próprios mapas. E quando estiverem todos juntos no cais principal, acreditando que têm o exército mais seguro de toda a Inglaterra... Mercer e eu detonamos o chão.</text:span></text:p>
      <text:p text:style-name="P5455"><text:span text:style-name="T5456">Ele puxou a gola do casaco.</text:span></text:p>
      <text:p text:style-name="P5457"><text:span text:style-name="T5458">— Quando o chão cair, e só quando cair, vocês abrem fogo. Ninguém volta. Ninguém levanta a cabeça.</text:span></text:p>
      <text:p text:style-name="P5459"><text:span text:style-name="T5460">O silêncio absoluto que se seguiu foi a confirmação de que os The Melted Cross haviam se tornado oficialmente um batalhão fantasma operando no coração da Inglaterra.</text:span></text:p>
      <text:p text:style-name="P5461"><text:span text:style-name="T5462">A porta pesada se abriu.</text:span><text:line-break/><text:span text:style-name="T5463">A cidade engoliu os treze vultos escuros na neblina pesada da tarde de sábado.</text:span></text:p>
      <text:list text:style-name="LFO3" text:continue-numbering="true">
        <text:list-item>
          <text:p text:style-name="P5464"/>
        </text:list-item>
      </text:list>
      <text:p text:style-name="P5465"><text:span text:style-name="T5466">Audrey</text:span><text:span text:style-name="T5467"><text:s/>Shaw subiu as escadas de ferro em espiral da velha fiação têxtil sem fazer ruído.</text:span></text:p>
      <text:p text:style-name="P5468"><text:span text:style-name="T5469">A fábrica estava fechada. As máquinas a vapor lá embaixo estavam mortas. No telhado de zinco enferrujado, o vento uivava baixo, trazendo o cheiro podre do rio Irwell e o eco distante da atividade nas docas.</text:span></text:p>
      <text:p text:style-name="P5470"><text:span text:style-name="T5471">Ela chegou à beirada do telhado e encostou-se no parapeito. Puxou do bolso do casaco um monóculo de teatro de latão polido.</text:span></text:p>
      <text:p text:style-name="P5472"><text:span text:style-name="T5473">A visão das docas sul era caótica.</text:span></text:p>
      <text:p text:style-name="P5474"><text:span text:style-name="T5475">As tendas da Polícia Auxiliar haviam engolido os armazéns e píeres que antes pertenciam aos homens de Blackwood. Havia fogueiras em latões, cavalos de tração amarrados em linhas, e soldados andando apressados com fuzis em punho.</text:span></text:p>
      <text:p text:style-name="P5476"><text:span text:style-name="T5477">Audrey</text:span><text:span text:style-name="T5478"><text:s/>moveu o monóculo ligeiramente para a direita.</text:span></text:p>
      <text:p text:style-name="P5479"><text:span text:style-name="T5480">Lá estava.</text:span></text:p>
      <text:p text:style-name="P5481"><text:span text:style-name="T5482">A carruagem amassada e enlameada que Blackwood havia roubado do próprio hotel estava parada no centro do acampamento, cercada por sentinelas britânicos. No meio do largo pátio formado entre as tendas maiores, a figura enorme e desleixada de William Blackwood estava de pé, gesticulando freneticamente.</text:span></text:p>
      <text:p text:style-name="P5483"><text:span text:style-name="T5484">Diante dele, imóvel como uma gárgula de chumbo, o Major Thorne ouvia.</text:span></text:p>
      <text:p text:style-name="P5485"><text:span text:style-name="T5486">Audrey</text:span><text:span text:style-name="T5487"><text:s/>desceu o olhar para a linha do canal d'água.</text:span><text:line-break/><text:span text:style-name="T5488">Uma névoa densa cobria a superfície negra, mas sob a ponte destruída na noite anterior, as sombras começaram a se mover.</text:span></text:p>
      <text:p text:style-name="P5489"><text:span text:style-name="T5490">Não eram operários. Não eram guardas.</text:span><text:line-break/><text:span text:style-name="T5491">Eram casacos longos, rifles e uma metralhadora sendo montada silenciosamente atrás de pilhas de caixotes de carvão.</text:span></text:p>
      <text:p text:style-name="P5492"><text:span text:style-name="T5493">Alec e seus homens haviam chegado à margem cega do acampamento de Thorne sem acionar nenhum alerta. A disciplina que os fizera sobreviver nas piores trincheiras da Europa permitiu que doze homens cruzassem o centro nervoso de uma operação de guerra sem serem notados.</text:span></text:p>
      <text:p text:style-name="P5494"><text:span text:style-name="T5495">Audrey</text:span><text:span text:style-name="T5496"><text:s/>tocou o cilindro frio do sinaleiro vermelho no bolso.</text:span></text:p>
      <text:p text:style-name="P5497"><text:span text:style-name="T5498">Ela não precisava acendê-lo. As costas de Thorne estavam expostas.</text:span></text:p>
      <text:p text:style-name="P5499"><text:span text:style-name="T5500">O tabuleiro estava montado. Os reis estavam juntos. A pólvora sob os pés deles só aguardava a faísca de Alec Ashford.</text:span></text:p>
      <text:list text:style-name="LFO2" text:continue-numbering="true">
        <text:list-item>
          <text:p text:style-name="P5501"/>
        </text:list-item>
      </text:list>
      <text:p text:style-name="P5502"><text:span text:style-name="T5503">No nível do chão, entre os armazéns úmidos e o rio fétido, Alec estava agachado nas sombras de um depósito de lã abandonado.</text:span></text:p>
      <text:p text:style-name="P5504"><text:span text:style-name="T5505">Mercer abriu a caixa do detonador manual com o cuidado de quem desarma uma bomba, não de quem arma uma. Os dois fios de cobre subiam do esgoto diretamente para o interruptor de alavanca.</text:span></text:p>
      <text:p text:style-name="P5506"><text:span text:style-name="T5507">Logo acima da posição deles, através das frestas na madeira podre, era possível ver a bota limpa de Thorne e os sapatos sujos de Blackwood pisando no asfalto do cais, exatamente onde a terra seria mais fraca sob a carga de dinamite.</text:span></text:p>
      <text:p text:style-name="P5508"><text:span text:style-name="T5509">A apenas vinte metros de distância, as vozes não podiam mais ser ignoradas.</text:span></text:p>
      <text:p text:style-name="P5510"><text:span text:style-name="T5511">— ...meus homens estão fora de controle por culpa sua, Major! — rugiu Blackwood, a voz falhando nas bordas de tanto gritar. — Você mandou prender a minha polícia! A cidade está vazia! Acha que está seguro porque está cercado por rifles e lonas? Esta doca deveria estar patrulhada pelas minhas rotas!</text:span></text:p>
      <text:p text:style-name="P5512"><text:span text:style-name="T5513">Thorne sequer levantou o tom de voz. O desprezo militar era gélido, carregado pelo vento úmido até os ouvidos de Alec.</text:span><text:line-break/><text:span text:style-name="T5514">— Você é patético, Blackwood. Eu prendi a polícia porque eles eram idiotas que liam o jornal e vendiam a minha informação antes que meus tenentes fechassem os envelopes. O exército de Sua Majestade não precisa das suas rotas patéticas.</text:span></text:p>
      <text:p text:style-name="P5515"><text:span text:style-name="T5516">— Você subestima essa gangue! Eles explodiram o seu trem, pelo amor de Deus! — Blackwood deu um passo à frente, quase esquecendo que as baionetas dos guardas estavam a um segundo de furar seu pescoço. — Eles têm as Lewis! Eles conhecem os buracos desta cidade melhor que os ratos! Se você não me devolver minhas ruas e o controle da prefeitura, eles vão caçar vocês até no escuro!</text:span></text:p>
      <text:p text:style-name="P5517"><text:span text:style-name="T5518">Thorne deu uma risada seca. Sem humor. Apenas superioridade armada.</text:span></text:p>
      <text:p text:style-name="P5519"><text:span text:style-name="T5520">Ele ergueu a mão enluvada, sinalizando para os guardas abaixarem levemente as armas. O Major caminhou devagar, até ficar a centímetros do rosto vermelho do mafioso.</text:span></text:p>
      <text:p text:style-name="P5521"><text:span text:style-name="T5522">— Você não tem mais ruas, William. Você não tem mais prefeitura — disse Thorne, quase como um conselho mortal. — Aqueles fantasmas amaldiçoados de The Melted Cross? Eu os esmago antes da meia-noite. Eu tenho três anéis de contenção em torno deste cais. Eu mandei batedores varrerem as pontes. Eles não conseguem chegar a trezentos metros de mim sem que um atirador meu acenda um flare. Eles estão mortos. Você? Você é só um civil chorando por dinheiro sujo que não existe mais.</text:span></text:p>
      <text:p text:style-name="P5523"><text:span text:style-name="T5524">O Major estendeu a mão para empurrar o ombro de Blackwood com o chicote.</text:span><text:line-break/><text:span text:style-name="T5525">— Quando eu acabar de pendurar Alec Ashford e seus veteranos malditos nos postes de Manchester amanhã de manhã, vou voltar minha atenção para você, Blackwood. Mande-o para a prisão, sargento.</text:span></text:p>
      <text:p text:style-name="P5526"><text:span text:style-name="T5527">O sargento auxiliar avançou, agarrando o paletó de seda de Blackwood.</text:span><text:line-break/><text:span text:style-name="T5528">— Não toque em mim! — gritou o mafioso, debatendo-se e cuspindo xingamentos.</text:span></text:p>
      <text:p text:style-name="P5529"><text:span text:style-name="T5530">Embaixo deles, protegido pela madeira apodrecida e pelas sombras do túnel cego, Alec puxou a alavanca do detonador para o peito.</text:span></text:p>
      <text:p text:style-name="P5531"><text:span text:style-name="T5532">— O chão não pertence à Coroa, Major — sussurrou Alec.</text:span></text:p>
      <text:p text:style-name="P5533"><text:span text:style-name="T5534">E, com um movimento letal e preciso, Alec abaixou a alavanca.</text:span></text:p>
      <text:p text:style-name="P5535"><text:span text:style-name="T5536">A cidade inteira segurou a respiração por uma fração de segundo.</text:span><text:line-break/><text:span text:style-name="T5537">E então, a terra explodiu sob os pés do Império.</text:span></text:p>
      <text:p text:style-name="Normal"/>
      <text:h text:style-name="P5538" text:outline-level="2"><text:span text:style-name="T5539">Capítulo 27</text:span></text:h>
      <text:p text:style-name="P5540"><text:span text:style-name="T5541">A terra não tremeu. Ela vomitou.</text:span></text:p>
      <text:p text:style-name="P5542"><text:span text:style-name="T5543">O impacto da detonação não viajou pelo ar, viajou pelos ossos de todos os homens nas docas sul. Um estrondo surdo e gutural rasgou o subsolo, seguido pelo som de milhares de tijolos vitorianos, lajes de pedra e asfalto estilhaçando de uma só vez.</text:span></text:p>
      <text:p text:style-name="P5544"><text:span text:style-name="T5545">O pátio central do acampamento do Major Thorne simplesmente deixou de existir.</text:span></text:p>
      <text:p text:style-name="P5546"><text:span text:style-name="T5547">Uma cratera de vinte metros de largura se abriu como a boca de um leviatã. Duas tendas de comando, uma pilha de caixotes de munição e meia dúzia de soldados da Polícia Auxiliar foram engolidos pela escuridão em uma fração de segundo. Um pilar de fogo alaranjado disparou do buraco, iluminando a neblina espessa e lançando uma chuva de terra preta, madeira em brasa e pedaços de ferro quente sobre todo o cais.</text:span></text:p>
      <text:p text:style-name="P5548"><text:span text:style-name="T5549">A onda de choque varreu a superfície.</text:span></text:p>
      <text:p text:style-name="P5550"><text:span text:style-name="T5551">William Blackwood foi arremessado no ar como um boneco de pano, batendo violentamente contra a lateral de sua própria carruagem. A madeira do veículo rachou com o impacto. O sargento que o segurava um segundo antes havia sumido, varrido por um pedaço de asfalto do tamanho de uma bigorna.</text:span></text:p>
      <text:p text:style-name="P5552"><text:span text:style-name="T5553">O Major Alistair Thorne foi jogado de joelhos na lama. O quepe militar voou para a escuridão. O zumbido agudo da pressão estourou seus tímpanos, e um fio de sangue quente escorreu de sua orelha esquerda, manchando o colarinho impecável.</text:span></text:p>
      <text:p text:style-name="P5554"><text:span text:style-name="T5555">A água suja do rio Irwell, liberada pelas paredes de contenção destruídas, começou a invadir a cratera, chiando ao entrar em contato com o fogo da pólvora. O acampamento cheirava a lona queimada, enxofre e sangue.</text:span></text:p>
      <text:p text:style-name="P5556"><text:span text:style-name="T5557">Homens gritavam. Cavalos de tração relinchavam em pânico, arrebentando as cordas e correndo cegamente pela doca, atropelando quem estivesse no caminho.</text:span></text:p>
      <text:p text:style-name="P5558"><text:span text:style-name="T5559">Mas o instinto dos veteranos da Polícia Auxiliar não havia evaporado com a explosão. Em meio à fumaça e aos destroços, cabos e tenentes desorientados começaram a berrar ordens instintivas.</text:span></text:p>
      <text:p text:style-name="P5560"><text:span text:style-name="T5561">— Posição! — gritou um oficial, o rosto coberto de poeira branca, erguendo o fuzil. — Formem linha defensiva! Proteger o perímetro!</text:span></text:p>
      <text:p text:style-name="P5562"><text:span text:style-name="T5563">Foi o último erro tático de sua vida.</text:span><text:line-break/><text:span text:style-name="T5564">Porque não havia perímetro para proteger. O inimigo não estava vindo de fora. Estava nascendo das sombras de dentro.</text:span></text:p>
      <text:p text:style-name="P5565"><text:span text:style-name="T5566">Do alto de uma pilha de caixotes de carvão escuros, a trinta metros do caos, uma faísca rítmica piscou na neblina.</text:span></text:p>
      <text:p text:style-name="P5567"><text:span text:style-name="T5568">Rat-tat-tat-tat-tat.</text:span></text:p>
      <text:p text:style-name="P5569"><text:span text:style-name="T5570">O som da metralhadora Lewis não era elegante; era o martelar mecânico de um abatedouro.</text:span></text:p>
      <text:p text:style-name="P5571"><text:span text:style-name="T5572">Finn abriu fogo. O primeiro rajadão horizontal cortou a linha de soldados que tentava se formar perto das tendas de suprimentos. Balas de grosso calibre atravessaram lona, carne e osso com a mesma facilidade. O oficial que gritara as ordens caiu com o peito perfurado antes mesmo de ver o clarão da arma.</text:span></text:p>
      <text:p text:style-name="P5573"><text:span text:style-name="T5574">Os militares sobreviventes se jogaram na lama, rastejando para trás de carroças e destroços, tentando entender de onde vinha o ataque. Eles esperavam uma gangue de rua atirando de revólveres por trás de esquinas. Estavam recebendo supressão de artilharia pesada.</text:span></text:p>
      <text:p text:style-name="P5575"><text:span text:style-name="T5576">Do alto da torre do relógio, a mais de um quilômetro dali,<text:s/></text:span><text:span text:style-name="T5577">Audrey</text:span><text:span text:style-name="T5578"><text:s/>Shaw observava o inferno pelo monóculo de latão.</text:span></text:p>
      <text:p text:style-name="P5579"><text:span text:style-name="T5580">O coração dela batia forte contra as costelas, mas a mente estava gélida. Era uma sinfonia de destruição. Onde Thorne via caos, ela via geometria. Alec Ashford havia isolado a força principal, destruído a base de comando e cortado as vias de fuga sem perder um único homem. Ele havia transformado a arrogância do exército em uma armadilha mortal.</text:span></text:p>
      <text:p text:style-name="P5581"><text:span text:style-name="T5582">Audrey</text:span><text:span text:style-name="T5583"><text:s/>guardou o sinaleiro vermelho no bolso. Ele não seria necessário.</text:span></text:p>
      <text:p text:style-name="P5584"><text:span text:style-name="T5585">Lá embaixo, nas docas, a fumaça começou a cobrir o campo de batalha, mas as sombras de The Melted Cross avançaram através dela.</text:span></text:p>
      <text:p text:style-name="P5586"><text:span text:style-name="T5587">Eles emergiram dos túneis de drenagem intactos nas bordas do cais, espalhando-se em formação de leque. Não atiravam a esmo. Atiravam como fantasmas profissionais.</text:span></text:p>
      <text:p text:style-name="P5588"><text:span text:style-name="T5589">Rowan caminhava pela direita, o cachecol cobrindo o rosto, o revólver estalando a cada dois passos. Um soldado tentou flanqueá-lo saindo de trás de uma tenda em chamas com a baioneta erguida; Rowan não parou de andar, girou o tronco e colocou uma bala na testa do homem com a frieza de quem carimba um papel.</text:span></text:p>
      <text:p text:style-name="P5590"><text:span text:style-name="T5591">De um telhado baixo do antigo escritório da alfândega, Mercer disparava seu rifle de precisão. O som seco de seus tiros marcava a queda de qualquer oficial militar que tentasse gritar ordens de reagrupamento. Mercer estava decapitava a cadeia de comando da Polícia Auxiliar, homem por homem, no escuro.</text:span></text:p>
      <text:p text:style-name="P5592"><text:span text:style-name="T5593">No centro do pesadelo, perto da cratera fumegante, o Major Thorne tentava se reerguer.</text:span></text:p>
      <text:p text:style-name="P5594"><text:span text:style-name="T5595">O zumbido em seus ouvidos começava a ceder espaço para o som da Lewis engolindo seus soldados. Ele se apoiou na carruagem destruída. A bota afundou na lama misturada com o sangue de sua própria tropa.</text:span></text:p>
      <text:p text:style-name="P5596"><text:span text:style-name="T5597">Ele tateou o coldre, puxando a pistola Webley. Os olhos cinzentos esquadrinharam a neblina.</text:span></text:p>
      <text:p text:style-name="P5598"><text:span text:style-name="T5599">Abaixo do chassi da carruagem, William Blackwood choramingava. O mafioso estava encolhido em posição fetal, os braços sobre a cabeça, coberto de cinzas, a seda esmeralda de seu colete rasgada e negra. O "rei de Manchester" havia sido reduzido a um animal acuado, implorando para que as balas parassem.</text:span></text:p>
      <text:p text:style-name="P5600"><text:span text:style-name="T5601">Thorne olhou para Blackwood com um desprezo profundo. Aquele porco o havia arrastado para um matadouro.</text:span></text:p>
      <text:p text:style-name="P5602"><text:span text:style-name="T5603">O Major ergueu os olhos e, através da fumaça do incêndio das lonas, viu um vulto se aproximando.</text:span></text:p>
      <text:p text:style-name="P5604"><text:span text:style-name="T5605">Alec Ashford caminhava devagar. O casaco de lã pesada balançava com o vento úmido. Ele segurava uma Webley idêntica à do Major, apontada para baixo. O rosto de Alec estava coberto de poeira do túnel, mas os olhos sob a aba do chapéu eram brilhantes e vazios. Os olhos de um homem que havia deixado a humanidade num campo de batalha na França e nunca mais voltado para buscá-la.</text:span></text:p>
      <text:p text:style-name="P5606"><text:span text:style-name="T5607">O som dos tiros ao redor pareceu abafar. Finn estava cobrindo a esquerda. Rowan avançava pela direita. Os soldados da Auxiliar estavam presos no fogo cruzado, ocupados demais tentando sobreviver para socorrer seu Major.</text:span></text:p>
      <text:p text:style-name="P5608"><text:span text:style-name="T5609">Thorne ergueu a pistola com as duas mãos, nivelando a mira no peito de Alec.</text:span></text:p>
      <text:p text:style-name="P5610"><text:span text:style-name="T5611">— Terrorista desgraçado — cuspiu o Major, a voz falhando pelo zumbido nos ouvidos.</text:span></text:p>
      <text:p text:style-name="P5612"><text:span text:style-name="T5613">Alec não parou de andar. Faltavam dez metros.</text:span><text:line-break/><text:span text:style-name="T5614">— Você devia ter ficado em Londres, Alistair.</text:span></text:p>
      <text:p text:style-name="P5615"><text:span text:style-name="T5616">Thorne puxou o gatilho.</text:span></text:p>
      <text:p text:style-name="P5617"><text:span text:style-name="T5618">A arma estalou alto. A bala cortou a neblina e rasgou o ombro esquerdo do casaco de Alec, passando a milímetros da carne.</text:span></text:p>
      <text:p text:style-name="P5619"><text:span text:style-name="T5620">Alec não recuou. Não procurou cobertura. A resposta tática ao fogo direto não era se esconder; era avançar.</text:span></text:p>
      <text:p text:style-name="P5621"><text:span text:style-name="T5622">No mesmo instante em que Thorne recuava o cão da pistola para um segundo disparo, Alec levantou a arma, mirou sem hesitação e atirou.</text:span></text:p>
      <text:p text:style-name="P5623"><text:span text:style-name="T5624">A bala de calibre pesado estilhaçou o pulso direito do Major Thorne.</text:span></text:p>
      <text:p text:style-name="P5625"><text:span text:style-name="T5626">O impacto jogou a pistola para longe e fez Thorne girar sobre o próprio eixo, caindo de joelhos com um grito de dor estrangulada, apertando o braço destroçado contra o estômago.</text:span></text:p>
      <text:p text:style-name="P5627"><text:span text:style-name="T5628">Alec diminuiu o passo e parou a dois metros do militar e de Blackwood, que ainda gemia sob as rodas da carruagem.</text:span></text:p>
      <text:p text:style-name="P5629"><text:span text:style-name="T5630">A fogueira de uma tenda próxima refletia no metal derretido das medalhas amarradas aos nós dos dedos de Alec.</text:span></text:p>
      <text:p text:style-name="P5631"><text:span text:style-name="T5632">O tabuleiro estava limpo. A guerra da superfície havia acabado.</text:span><text:line-break/><text:span text:style-name="T5633">Era hora de cobrar a dívida.</text:span></text:p>
      <text:h text:style-name="P5634" text:outline-level="2"/>
      <text:h text:style-name="P5635" text:outline-level="2"><text:span text:style-name="T5636">Capítulo 28</text:span></text:h>
      <text:p text:style-name="P5637"><text:span text:style-name="T5638">O som constante da metralhadora Lewis diminuiu até cessar por completo. Apenas tiros esporádicos e distantes ainda ecoavam pelas bordas do cais, onde Mercer e Rowan terminavam de desarmar qualquer soldado que tentasse organizar uma contraofensiva. A Polícia Auxiliar não lutava mais para vencer; lutava apenas para fugir da fumaça.</text:span></text:p>
      <text:p text:style-name="P5639"><text:span text:style-name="T5640">No centro da doca despedaçada, a silhueta de Alec Ashford destacava-se contra o fogo das tendas queimando.</text:span></text:p>
      <text:p text:style-name="P5641"><text:span text:style-name="T5642">Alistair Thorne estava ajoelhado na lama espessa. A mão esquerda do Major apertava o próprio pulso direito destruído, o sangue escuro escorrendo entre seus dedos enluvados e pingando no chão de Manchester. A dor o deixava trêmulo, mas a fúria em seus olhos cinzentos não havia diminuído um grau sequer.</text:span></text:p>
      <text:p text:style-name="P5643"><text:span text:style-name="T5644">Aos pés de Thorne, debaixo do chassi rachado da carruagem, estava William Blackwood.</text:span></text:p>
      <text:p text:style-name="P5645"><text:span text:style-name="T5646">O som das botas de Alec parou a um metro dos dois.</text:span></text:p>
      <text:p text:style-name="P5647"><text:span text:style-name="T5648">Blackwood foi o primeiro a quebrar o silêncio pesado.</text:span><text:line-break/><text:span text:style-name="T5649">O homem obeso soltou o eixo da carruagem e arrastou-se pelo chão molhado. O paletó de seda esmeralda, que ele costumava vestir como a armadura de um rei, agora estava manchado de carvão, vômito e terra.</text:span></text:p>
      <text:p text:style-name="P5650"><text:span text:style-name="T5651">— Alec... Alec, escute — a voz de Blackwood era esganiçada, quase irreconhecível. Ele olhou para a arma baixada na mão de Alec. — Foram eles. O exército me obrigou. Eu não tinha como segurar as docas contra as baionetas deles! Eu ia te avisar!</text:span></text:p>
      <text:p text:style-name="P5652"><text:span text:style-name="T5653">Alec não moveu um músculo do rosto. Apenas o encarou com a mesma frieza de quem observa um telhado podre caindo.</text:span></text:p>
      <text:p text:style-name="P5654"><text:span text:style-name="T5655">Blackwood interpretou o silêncio como hesitação. Ergueu uma das mãos sujas, tentando limpar a própria dignidade do chão.</text:span><text:line-break/><text:span text:style-name="T5656">— Nós podemos consertar isso, Ashford. Você destruiu a Polícia Auxiliar hoje! Eles não vão ter como patrulhar o canal. Fique com a porra das rotas leste. Fique com o rio Irwell. Eu pago a sua parte nas docas, e nós dividimos a prefeitura. Eu ainda tenho dinheiro em Londres. Eu tenho...</text:span></text:p>
      <text:p text:style-name="P5657"><text:span text:style-name="T5658">Ele nunca terminou a frase.</text:span></text:p>
      <text:p text:style-name="P5659"><text:span text:style-name="T5660">Alec ergueu o braço num movimento rápido e mecânico. O estampido do tiro cortou as últimas palavras do mafioso.</text:span></text:p>
      <text:p text:style-name="P5661"><text:span text:style-name="T5662">Blackwood foi jogado de costas contra a roda da carruagem. Um buraco escuro e fumegante marcou o centro exato de sua testa. Seus olhos esbugalharam-se em choque paralisado por um único segundo antes de sua cabeça tombar para o lado.</text:span></text:p>
      <text:p text:style-name="P5663"><text:span text:style-name="T5664">Não houve discurso. Não houve monólogo de vilão. Não houve negociação.</text:span><text:line-break/><text:span text:style-name="T5665">Alec havia ensinado a Blackwood que na guerra verdadeira não se negocia com os mortos.</text:span></text:p>
      <text:p text:style-name="P5666"><text:span text:style-name="T5667">O silêncio desceu sobre o corpo do mafioso e engoliu o restante da doca.</text:span></text:p>
      <text:p text:style-name="P5668"><text:span text:style-name="T5669">Thorne, ainda de joelhos, não se assustou com o tiro. O militar levantou o olhar devagar. A respiração dele saía em lufadas de dor pelo nariz. Ele observou o corpo de Blackwood e depois virou os olhos para Alec.</text:span></text:p>
      <text:p text:style-name="P5670"><text:span text:style-name="T5671">— Vá em frente — sibilou Thorne, um sorriso quebrado surgindo nos lábios sujos de sangue. — Aperte esse gatilho de novo, terrorista. Mate um Major do Exército da Coroa Britânica.</text:span></text:p>
      <text:p text:style-name="P5672"><text:span text:style-name="T5673">Alec não abaixou a arma, mas também não apertou o gatilho.</text:span></text:p>
      <text:p text:style-name="P5674"><text:span text:style-name="T5675">— Sabe o que acontece amanhã se meu corpo for encontrado aqui? — Thorne forçou-se a falar mais alto, a voz carregada de prepotência venenosa. — Londres não vai mandar um trem disfarçado de noite. Eles vão mandar uma divisão de infantaria. Vão mandar a artilharia real. Vão cercar Ancoats, Salford e Angel Meadow e não vão parar de disparar canhões até que sua gangue de órfãos chorões seja enterrada sob as próprias casas de pedra!</text:span></text:p>
      <text:p text:style-name="P5676"><text:span text:style-name="T5677">Alec escutou. A chuva fina batia na aba de seu chapéu.</text:span><text:line-break/><text:span text:style-name="T5678">Ele sabia que cada palavra do oficial era verdade.</text:span></text:p>
      <text:p text:style-name="P5679"><text:span text:style-name="T5680">The Melted Cross eram letais numa tática de guerrilha, mas não podiam derrotar a Inglaterra numa guerra declarada de atrito. Matar o Major era assinar a própria sentença de morte para todos os seus homens e para a cidade inteira.</text:span></text:p>
      <text:p text:style-name="P5681"><text:span text:style-name="T5682">Alec finalmente abaixou a arma e caminhou até Thorne.</text:span></text:p>
      <text:p text:style-name="P5683"><text:span text:style-name="T5684">Ele não se ajoelhou. Não desceu ao nível do inimigo. Permaneceu de pé, alto e letal, a sombra de seu corpo cobrindo o oficial.</text:span></text:p>
      <text:p text:style-name="P5685"><text:span text:style-name="T5686">Alec deslizou a mão livre para o bolso interno do casaco e puxou um papel-carbono amassado e a edição do jornal impresso na manhã anterior, aquele com as colunas manchadas de tinta negra contendo todos os subornos que Blackwood havia feito à polícia civil.</text:span></text:p>
      <text:p text:style-name="P5687"><text:span text:style-name="T5688">Ele jogou os papéis no colo de Thorne. A chuva imediatamente começou a molhar as letras.</text:span></text:p>
      <text:p text:style-name="P5689"><text:span text:style-name="T5690">— Amanhã de manhã, Major — a voz de Alec era tão baixa que Thorne teve de se inclinar para ouvir —, as manchetes principais não serão sobre como você morreu lutando por Londres.</text:span></text:p>
      <text:p text:style-name="P5691"><text:span text:style-name="T5692">Thorne franziu o cenho, os olhos acompanhando a lista de policiais subornados.</text:span></text:p>
      <text:p text:style-name="P5693"><text:span text:style-name="T5694">— As manchetes dirão que o brilhante oficial da Polícia Auxiliar Alistair Thorne fez uma parceria ilícita com o maior gângster de Manchester, e que perdeu um trem inteiro de equipamento militar por incompetência tática em um único dia.</text:span></text:p>
      <text:p text:style-name="P5695"><text:span text:style-name="T5696">A mandíbula de Thorne travou. As engrenagens políticas por trás de seu treinamento militar começaram a girar dolorosamente.</text:span></text:p>
      <text:p text:style-name="P5697"><text:span text:style-name="T5698">— Uma mentira ridícula — cuspiu Thorne.</text:span></text:p>
      <text:p text:style-name="P5699"><text:span text:style-name="T5700">— Com provas o suficiente para convencer o Parlamento a abrir uma comissão de inquérito militar — retrucou Alec. Ele apontou para os papéis com o cano quente do revólver. — Se um único regimento inglês pisar nesta cidade amanhã... nós vazamos a papelada roubada da sua central de telégrafos. Todas as suas ordens para a Operação Ferrugem e Osso. Todas as comunicações onde você acobertou as ações de Blackwood em troca de favores.</text:span></text:p>
      <text:p text:style-name="P5701"><text:span text:style-name="T5702">Alec inclinou a cabeça, os olhos faiscando com algo muito mais sombrio do que mero assassinato.</text:span><text:line-break/><text:span text:style-name="T5703">— Eles não vão te matar, Alistair. Eles vão rasgar suas patentes, quebrar sua espada e jogá-lo numa cela militar por traição. E você vai apodrecer no escuro sabendo que não perdeu a guerra para soldados alemães. Perdeu para a fumaça de Manchester.</text:span></text:p>
      <text:p text:style-name="P5704"><text:span text:style-name="T5705">Thorne empalideceu sob a poeira e o sangue. A dor no pulso de repente parecia menor do que o abismo que havia se aberto diante do seu futuro político.</text:span></text:p>
      <text:p text:style-name="P5706"><text:span text:style-name="T5707">Ele fora derrotado. Não no campo de batalha que conhecia, mas na arena imunda de informação e extorsão na qual<text:s/></text:span><text:span text:style-name="T5708">Audrey</text:span><text:span text:style-name="T5709"><text:s/>Shaw reinava suprema.</text:span></text:p>
      <text:p text:style-name="P5710"><text:span text:style-name="T5711">O Major olhou para Blackwood, morto no chão. Depois olhou para a própria mão estilhaçada.</text:span></text:p>
      <text:p text:style-name="P5712"><text:span text:style-name="T5713">— O que você quer? — A pergunta saiu derrotada. Seca. Vazia.</text:span></text:p>
      <text:p text:style-name="P5714"><text:span text:style-name="T5715">Alec guardou o revólver no coldre.</text:span><text:line-break/><text:span text:style-name="T5716">— O primeiro trem que passar pela estação norte nas próximas doze horas carregará você, seus mortos e o que sobrou dos seus fuzis de volta para Whitehall. Você reportará a Londres que as docas de Manchester foram inspecionadas, que a guerra de gangues resultou na morte de William Blackwood e que não há mais necessidade de interferência da Polícia Auxiliar.</text:span></text:p>
      <text:p text:style-name="P5717"><text:span text:style-name="T5718">Alec deu as costas para o militar, parando apenas por um segundo para olhar de cima o corpo de Blackwood.</text:span></text:p>
      <text:p text:style-name="P5719"><text:span text:style-name="T5720">Ele levou a mão ao cinto e puxou o cordão sujo de couro. A medalha de honra militar, derretida até quase não possuir mais a efígie do rei, balançou pendurada. Alec soltou o cordão e o deixou cair na poça de sangue e lama, logo ao lado da mão morta do rei das docas.</text:span></text:p>
      <text:p text:style-name="P5721"><text:span text:style-name="T5722">— Recolha suas lonas, Major — disse Alec, sem olhar para trás. — E diga ao Parlamento que a guerra acabou.</text:span></text:p>
      <text:p text:style-name="P5723"><text:span text:style-name="T5724">Alec Ashford começou a caminhar em direção à neblina, onde Rowan, Finn e Mercer já surgiam das sombras, os rifles abaixados.</text:span></text:p>
      <text:p text:style-name="P5725"><text:span text:style-name="T5726">Eles não cantavam vitória. Não comemoravam. Apenas deram as costas para a humilhação do império britânico e sumiram na noite da qual pertenciam, deixando o Major ajoelhado na lama para limpar a própria sujeira.</text:span></text:p>
      <text:p text:style-name="P5727"/>
      <text:p text:style-name="Normal"/>
      <text:h text:style-name="P5728" text:outline-level="2"><text:span text:style-name="T5729">Capítulo 29 (O Desfecho)</text:span></text:h>
      <text:p text:style-name="P5730"><text:span text:style-name="T5731">Manchester amanheceu com um silêncio que beirava a religiosidade.</text:span></text:p>
      <text:p text:style-name="P5732"><text:span text:style-name="T5733">Nenhum jornal mencionou a explosão na ponte curva. Nenhuma manchete gritou sobre a cratera nas docas sul ou sobre o tiroteio que rasgou a madrugada. O maquinário de controle de danos do Major Alistair Thorne funcionara com a eficiência desesperada de quem precisava esconder o próprio pescoço da guilhotina política.</text:span></text:p>
      <text:p text:style-name="P5734"><text:span text:style-name="T5735">O trem militar retornou para Londres antes do meio-dia. Não soou apitos. Não fez alardes. Carregou seus feridos, a humilhação do seu comando e a mentira de que a missão havia sido concluída com sucesso.</text:span></text:p>
      <text:p text:style-name="P5736"><text:span text:style-name="T5737">William Blackwood, o homem que havia comprado policiais, subornado estivadores e se julgado rei das chaminés e dos canais, foi colocado num vagão de carga secundário, despachado sob o rótulo de "baixa civil durante controle de desordem". Em dois dias, os tenentes dele estariam brigando pelas migalhas nas esquinas. Em um mês, seu nome não seria mais do que uma história para assustar apostadores novatos.</text:span></text:p>
      <text:p text:style-name="P5738"><text:span text:style-name="T5739">Mas nas ruas de paralelepípedo, nos pubs fumaçados e nas fábricas de tecido, o silêncio contava uma história diferente. Manchester sabia a verdade.</text:span></text:p>
      <text:p text:style-name="P5740"><text:span text:style-name="T5741">Os bobbies, os guardas da cidade que tentavam voltar aos seus postos, caminhavam agora com a cabeça baixa, sem cruzar o olhar com os estivadores. Sabiam que os jornais da véspera haviam exposto sua corrupção. Sabiam que não governavam mais nada.</text:span></text:p>
      <text:p text:style-name="P5742"><text:span text:style-name="T5743">A cidade inteira sentia a mudança de gravidade.</text:span><text:line-break/><text:span text:style-name="T5744">Manchester não pertencia mais à Coroa. Nem a um mafioso de terno de seda.</text:span><text:line-break/><text:span text:style-name="T5745">Ela pertencia aos homens que surgiam da neblina e para ela voltavam. Aos fantasmas que ostentavam a cruz derretida.</text:span></text:p>
      <text:list text:style-name="LFO1" text:continue-numbering="true">
        <text:list-item>
          <text:p text:style-name="P5746"/>
        </text:list-item>
      </text:list>
      <text:p text:style-name="P5747"><text:span text:style-name="T5748">Eram cinco da tarde quando Alec Ashford empurrou a porta do pub da viúva Keane.</text:span></text:p>
      <text:p text:style-name="P5749"><text:span text:style-name="T5750">O lugar não estava cheio, mas não estava vazio. Estivadores, marinheiros e operários bebiam suas cervejas amargas. A luz amarela dos lampiões projetava sombras compridas na parede de tijolos úmidos.</text:span></text:p>
      <text:p text:style-name="P5751"><text:span text:style-name="T5752">Quando Alec entrou, o som das conversas reduziu a um murmúrio frágil. Alguns homens abaixaram os olhos para os próprios copos. Outros afastaram-se instintivamente do caminho, abrindo um corredor invisível para ele passar.</text:span></text:p>
      <text:p text:style-name="P5753"><text:span text:style-name="T5754">Ele não estava sujo de fumaça e sangue como na noite anterior. Usava um terno escuro limpo, o casaco longo abotoado, e o chapéu ligeiramente abaixado. A postura continuava a mesma: contida, imponente e absoluta.</text:span></text:p>
      <text:p text:style-name="P5755"><text:span text:style-name="T5756">Mas ele não estava sozinho no pub.</text:span></text:p>
      <text:p text:style-name="P5757"><text:span text:style-name="T5758">No fundo do salão, na mesma mesa lateral e sombreada de semanas atrás, estava<text:s/></text:span><text:span text:style-name="T5759">Audrey</text:span><text:span text:style-name="T5760"><text:s/>Shaw.</text:span></text:p>
      <text:p text:style-name="P5761"><text:span text:style-name="T5762">Ela usava luvas de couro negro, um casaco bem cortado e a velha expressão de quem dominava a anatomia do ambiente antes mesmo de entrar nele. O copo de uísque à sua frente, desta vez, não estava intocado. Estava pela metade.</text:span></text:p>
      <text:p text:style-name="P5763"><text:span text:style-name="T5764">A viúva Keane, enxugando copos atrás do balcão, encontrou os olhos de Alec e deu um aceno seco com a cabeça. O tipo de respeito que não se dá a quem paga bem, mas a quem cumpre a palavra.</text:span></text:p>
      <text:p text:style-name="P5765"><text:span text:style-name="T5766">Alec caminhou até o fundo do salão, puxou a cadeira com o pé e sentou-se à frente de<text:s/></text:span><text:span text:style-name="T5767">Audrey</text:span><text:span text:style-name="T5768">.</text:span></text:p>
      <text:p text:style-name="P5769"><text:span text:style-name="T5770">Eles ficaram em silêncio por um instante que pareceu se esticar até suspender o tempo ao redor deles. As lembranças do duto de ar sujo de poeira e do fogo nas docas eram tijolos invisíveis assentados entre ambos.</text:span></text:p>
      <text:p text:style-name="P5771"><text:span text:style-name="T5772">— O trem das doze horas partiu sem avisos — disse<text:s/></text:span><text:span text:style-name="T5773">Audrey</text:span><text:span text:style-name="T5774">, a voz baixa, acariciando a borda do copo com o indicador. — As contas dos informantes foram pagas com duas horas de antecedência. Thorne está a caminho do sul, focado em salvar o próprio uniforme.</text:span></text:p>
      <text:p text:style-name="P5775"><text:span text:style-name="T5776">— Ele não vai voltar — disse Alec, recostando-se na cadeira.</text:span></text:p>
      <text:p text:style-name="P5777"><text:span text:style-name="T5778">— Não com o exército — concordou ela. — E a polícia metropolitana está dócil demais para pensar em morder calcanhares. Estão apavorados, senhor Ashford. Pensam que a cada esquina o chão pode simplesmente se abrir.</text:span></text:p>
      <text:p text:style-name="P5779"><text:span text:style-name="T5780">Alec permitiu que um leve arquear no canto da boca aparecesse. Não chegava a ser um sorriso, mas, no rosto de um homem que fizera o inferno subir à superfície, era a expressão mais próxima da paz.</text:span></text:p>
      <text:p text:style-name="P5781"><text:span text:style-name="T5782">— Então as suas ruas continuam sendo suas — ele disse.</text:span></text:p>
      <text:p text:style-name="P5783"><text:span text:style-name="T5784">Audrey</text:span><text:span text:style-name="T5785"><text:s/>ergueu o copo e bebeu um gole, os olhos escuros fixos nos dele por cima do vidro, calculistas, intensos, sem pedir permissão para nada.</text:span><text:line-break/><text:span text:style-name="T5786">— E as docas continuam sendo suas. Blackwood deixou um vácuo. Já devem haver capangas menores planejando ocupar o porto até o final da semana.</text:span></text:p>
      <text:p text:style-name="P5787"><text:span text:style-name="T5788">— Não ocuparão. Finn e Rowan desceram aos píeres esta tarde. Limparam os armazéns e hastearam nossa bandeira na porta da contabilidade. The Melted Cross vai supervisionar o porto. Sem drogas baratas nas ruas. Sem extorsão em bordéis. O que passar pelo porto paga pedágio para a segurança dos trabalhadores. A guerra acabou.</text:span></text:p>
      <text:p text:style-name="P5789"><text:span text:style-name="T5790">Ela inclinou a cabeça suavemente.</text:span><text:line-break/><text:span text:style-name="T5791">— Guerras nunca acabam, Alec. Elas apenas mudam de endereço ou de preço.</text:span></text:p>
      <text:p text:style-name="P5792"><text:span text:style-name="T5793">O som do nome dele — o primeiro nome, dito sem o título militar, sem a formalidade exigida desde o começo — cortou o ar como uma navalha fina. Não era romântico. Era territorial.</text:span></text:p>
      <text:p text:style-name="P5794"><text:span text:style-name="T5795">Ele observou a mulher à sua frente. A única civil que acompanhou a brutalidade dos veteranos sem hesitar. A mulher por quem Rowan havia quase levado um tiro e pela qual Mercer arriscara o pescoço. O cérebro que havia dado a faca para a mão de Alec na hora certa.</text:span></text:p>
      <text:p text:style-name="P5796"><text:span text:style-name="T5797">— Você arriscou a sua estrutura — disse ele, num tom mais grave. — Colocou a própria pele na mira da Polícia Auxiliar. Isso deixou de ser um negócio quando você entrou no armazém.</text:span></text:p>
      <text:p text:style-name="P5798"><text:span text:style-name="T5799">Audrey</text:span><text:span text:style-name="T5800"><text:s/>apoiou os braços sobre a mesa, inclinando-se ligeiramente para ele. O rosto dela estava a centímetros do dele.</text:span><text:line-break/><text:span text:style-name="T5801">— Você se incomoda que uma mulher tenha ajudado você a virar a chave da cidade, senhor Ashford?</text:span></text:p>
      <text:p text:style-name="P5802"><text:span text:style-name="T5803">Alec espelhou o gesto dela, aproximando-se. A tensão que corria entre os dois naquele instante era elétrica, afiada o suficiente para cortar vidro. O cheiro limpo que ela carregava brigava com a fumaça de cigarro e cerveja do pub.</text:span></text:p>
      <text:p text:style-name="P5804"><text:span text:style-name="T5805">— O que me incomoda — disse Alec, sustentando o olhar dela —, é que nós dois sabemos que, a partir de hoje, a sua sobrevivência está presa à minha. E a minha à sua.</text:span></text:p>
      <text:p text:style-name="P5806"><text:span text:style-name="T5807">Ela não recuou. Seus lábios mantiveram-se rígidos, mas o brilho em seus olhos o traía: ela também sentia. Havia algo perigoso, denso e sombrio entre os dois, um magnetismo de generais de campos opostos que agora precisavam governar o mesmo pedaço de terra.</text:span></text:p>
      <text:p text:style-name="P5808"><text:span text:style-name="T5809">— Então suponho que não será a última vez que verei seus cães rastejando pela minha cidade — ela sussurrou, a voz carregada de desafio contido.</text:span></text:p>
      <text:p text:style-name="P5810"><text:span text:style-name="T5811">— Conte com isso,<text:s/></text:span><text:span text:style-name="T5812">Audrey</text:span><text:span text:style-name="T5813"><text:s/>— rebateu Alec, pagando o uso do primeiro nome na mesma moeda.</text:span></text:p>
      <text:p text:style-name="P5814"><text:span text:style-name="T5815">Ela finalmente encostou de volta na cadeira, o canto da boca erguendo-se no sorriso calculista que Rowan tanto odiava, mas que agora Alec reconhecia como a armadura dela.</text:span></text:p>
      <text:p text:style-name="P5816"><text:span text:style-name="T5817">Ela levantou o copo de uísque num brinde silencioso.</text:span></text:p>
      <text:p text:style-name="P5818"><text:span text:style-name="T5819">Alec pegou a garrafa deixada pela viúva Keane, serviu um fundo de copo para si mesmo, e ergueu o vidro.</text:span></text:p>
      <text:p text:style-name="P5820"><text:span text:style-name="T5821">O tilintar dos copos se tocando no escuro da mesa foi o único pacto que precisavam firmar. Não houve toque de mãos, não houve beijo roubado. A atração continuava lá, uma pólvora guardada a sete chaves, muito mais forte do que qualquer alívio passageiro que pudessem ter na fumaça daquela tarde.</text:span></text:p>
      <text:p text:style-name="P5822"><text:span text:style-name="T5823">Quando<text:s/></text:span><text:span text:style-name="T5824">Audrey</text:span><text:span text:style-name="T5825"><text:s/>Shaw se levantou, ajeitou as luvas e caminhou em direção à porta de saída, Alec não virou a cabeça para acompanhá-la. Ele sabia que o som dos saltos dela batendo contra a madeira estaria gravado em sua cabeça por muito tempo.</text:span></text:p>
      <text:p text:style-name="P5826"><text:span text:style-name="T5827">O pub retornou ao seu barulho costumeiro de garrafas e tosse.</text:span></text:p>
      <text:p text:style-name="P5828"><text:span text:style-name="T5829">Lá fora, a chuva de Manchester recomeçava a cair sobre os paralelepípedos negros, fria e persistente. Mas no coração dos homens e sob os túneis de carvão, a fumaça da vitória continuava a queimar.</text:span></text:p>
      <text:p text:style-name="P5830"><text:span text:style-name="T5831">O Império havia falhado. O rei caíra.</text:span><text:line-break/><text:span text:style-name="T5832">The Melted Cross permaneciam.</text:span></text:p>
      <text:p text:style-name="Normal"/>
      <text:p text:style-name="P5833"><text:span text:style-name="T5834">FIM</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FERREIRA ALVES</meta:initial-creator>
    <dc:creator>ALEXANDER FERREIRA ALVES</dc:creator>
    <meta:creation-date>2026-03-23T20:39:00Z</meta:creation-date>
    <dc:date>2026-03-23T20:39:00Z</dc:date>
    <meta:template xlink:href="Normal.dotm" xlink:type="simple"/>
    <meta:editing-cycles>1</meta:editing-cycles>
    <meta:editing-duration>PT0S</meta:editing-duration>
    <meta:document-statistic meta:page-count="1" meta:paragraph-count="536" meta:word-count="42027" meta:character-count="268442" meta:row-count="1891" meta:non-whitespace-character-count="226951"/>
  </office:meta>
</office:document-meta>
</file>